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poids</text:p>
          </table:table-cell>
          <table:table-cell office:value-type="string" calcext:value-type="string">
            <text:p>ProbaTirage</text:p>
          </table:table-cell>
          <table:table-cell office:value-type="string" calcext:value-type="string">
            <text:p>Raret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style-name="Default" office:value-type="float" office:value="20" calcext:value-type="float">
            <text:p>20</text:p>
          </table:table-cell>
          <table:table-cell table:formula="of:=[.B2]/[.$B$8]" office:value-type="float" office:value="0.317460317460317" calcext:value-type="float">
            <text:p>0,317460317460317</text:p>
          </table:table-cell>
          <table:table-cell table:formula="of:=[.C2]/[.$C$9]" office:value-type="float" office:value="1.9047619047619" calcext:value-type="float">
            <text:p>1,9047619047619</text:p>
          </table:table-cell>
          <table:table-cell table:formula="of:=[.D2]/MAX([.$D$2:.$D$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style-name="Default" office:value-type="float" office:value="10" calcext:value-type="float">
            <text:p>10</text:p>
          </table:table-cell>
          <table:table-cell table:formula="of:=[.B3]/[.$B$8]" office:value-type="float" office:value="0.158730158730159" calcext:value-type="float">
            <text:p>0,158730158730159</text:p>
          </table:table-cell>
          <table:table-cell table:formula="of:=[.C3]/[.$C$9]" office:value-type="float" office:value="0.952380952380952" calcext:value-type="float">
            <text:p>0,952380952380952</text:p>
          </table:table-cell>
          <table:table-cell table:formula="of:=[.D3]/MAX([.$D$2:.$D$7])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12" calcext:value-type="float">
            <text:p>12</text:p>
          </table:table-cell>
          <table:table-cell table:formula="of:=[.B4]/[.$B$8]" office:value-type="float" office:value="0.19047619047619" calcext:value-type="float">
            <text:p>0,19047619047619</text:p>
          </table:table-cell>
          <table:table-cell table:formula="of:=[.C4]/[.$C$9]" office:value-type="float" office:value="1.14285714285714" calcext:value-type="float">
            <text:p>1,14285714285714</text:p>
          </table:table-cell>
          <table:table-cell table:formula="of:=[.D4]/MAX([.$D$2:.$D$7])"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style-name="Default" office:value-type="float" office:value="10" calcext:value-type="float">
            <text:p>10</text:p>
          </table:table-cell>
          <table:table-cell table:formula="of:=[.B5]/[.$B$8]" office:value-type="float" office:value="0.158730158730159" calcext:value-type="float">
            <text:p>0,158730158730159</text:p>
          </table:table-cell>
          <table:table-cell table:formula="of:=[.C5]/[.$C$9]" office:value-type="float" office:value="0.952380952380952" calcext:value-type="float">
            <text:p>0,952380952380952</text:p>
          </table:table-cell>
          <table:table-cell table:formula="of:=[.D5]/MAX([.$D$2:.$D$7])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style-name="Default" office:value-type="float" office:value="9" calcext:value-type="float">
            <text:p>9</text:p>
          </table:table-cell>
          <table:table-cell table:formula="of:=[.B6]/[.$B$8]" office:value-type="float" office:value="0.142857142857143" calcext:value-type="float">
            <text:p>0,142857142857143</text:p>
          </table:table-cell>
          <table:table-cell table:formula="of:=[.C6]/[.$C$9]" office:value-type="float" office:value="0.857142857142857" calcext:value-type="float">
            <text:p>0,857142857142857</text:p>
          </table:table-cell>
          <table:table-cell table:formula="of:=[.D6]/MAX([.$D$2:.$D$7])" office:value-type="float" office:value="0.45" calcext:value-type="float">
            <text:p>0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style-name="Default" office:value-type="float" office:value="2" calcext:value-type="float">
            <text:p>2</text:p>
          </table:table-cell>
          <table:table-cell table:formula="of:=[.B7]/[.$B$8]" office:value-type="float" office:value="0.0317460317460317" calcext:value-type="float">
            <text:p>0,031746031746032</text:p>
          </table:table-cell>
          <table:table-cell table:formula="of:=[.C7]/[.$C$9]" office:value-type="float" office:value="0.19047619047619" calcext:value-type="float">
            <text:p>0,19047619047619</text:p>
          </table:table-cell>
          <table:table-cell table:formula="of:=[.D7]/MAX([.$D$2:.$D$7])"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table:style-name="Default" table:formula="of:=SUM([.B2:.B7])" office:value-type="float" office:value="63" calcext:value-type="float">
            <text:p>63</text:p>
          </table:table-cell>
          <table:table-cell table:formula="of:=SUM([.C2:.C7])" office:value-type="float" office:value="1" calcext:value-type="float">
            <text:p>1</text:p>
          </table:table-cell>
          <table:table-cell table:formula="of:=SUM([.D2:.D7])" office:value-type="float" office:value="6" calcext:value-type="float">
            <text:p>6</text:p>
          </table:table-cell>
          <table:table-cell table:formula="of:=SUM([.E2:.E7])" office:value-type="float" office:value="3.15" calcext:value-type="float">
            <text:p>3,15</text:p>
          </table:table-cell>
          <table:table-cell table:formula="of:=SUM([.F2:.F7])" office:value-type="float" office:value="0" calcext:value-type="float">
            <text:p>0</text:p>
          </table:table-cell>
          <table:table-cell table:formula="of:=SUM([.G2:.G7])" office:value-type="float" office:value="0" calcext:value-type="float">
            <text:p>0</text:p>
          </table:table-cell>
          <table:table-cell table:formula="of:=SUM([.H2:.H7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formula="of:=AVERAGE([.C2:.C7])" office:value-type="float" office:value="0.166666666666667" calcext:value-type="float">
            <text:p>0,166666666666667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formula="of:=[.B2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style-name="Default" table:formula="of:=SUM([.$B$2:.B3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style-name="Default" table:formula="of:=SUM([.$B$2:.B4])" office:value-type="float" office:value="42" calcext:value-type="float">
            <text:p>42</text:p>
          </table:table-cell>
          <table:table-cell table:number-columns-repeated="4"/>
          <table:table-cell table:formula="of:=(1-([.C2]/(SUM([.$C$2:.$C$7])-[.C2])/SUM([.F2:.F7]))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/>
          <table:table-cell table:style-name="Default" table:formula="of:=SUM([.$B$2:.B5])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/>
          <table:table-cell table:style-name="Default" table:formula="of:=SUM([.$B$2:.B6])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/>
          <table:table-cell table:style-name="Default" table:formula="of:=SUM([.$B$2:.B7]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0]&lt;=[.$B$13];[.$A$2];IF([.A20]&lt;=[.$B$14];[.$A$3];IF([.A20]&lt;=[.$B$15];[.$A$4];IF([.A20]&lt;=[.$B$16];[.$A$5];IF([.A20]&lt;=[.$B$17];[.$A$6];IF([.A20]&lt;=[.$B$18];[.$A$7]))))))" office:value-type="string" office:string-value="" calcext:value-type="error">
            <text:p>#VALEUR !</text:p>
          </table:table-cell>
          <table:table-cell table:formula="of:=IF([.$B20]=[.C$19];1;0)" office:value-type="string" office:string-value="" calcext:value-type="error">
            <text:p>#VALEUR !</text:p>
          </table:table-cell>
          <table:table-cell table:formula="of:=IF([.$B20]=[.D$19];1;0)" office:value-type="string" office:string-value="" calcext:value-type="error">
            <text:p>#VALEUR !</text:p>
          </table:table-cell>
          <table:table-cell table:formula="of:=IF([.$B20]=[.E$19];1;0)" office:value-type="string" office:string-value="" calcext:value-type="error">
            <text:p>#VALEUR !</text:p>
          </table:table-cell>
          <table:table-cell table:formula="of:=IF([.$B20]=[.F$19];1;0)" office:value-type="string" office:string-value="" calcext:value-type="error">
            <text:p>#VALEUR !</text:p>
          </table:table-cell>
          <table:table-cell table:formula="of:=IF([.$B20]=[.G$19];1;0)" office:value-type="string" office:string-value="" calcext:value-type="error">
            <text:p>#VALEUR !</text:p>
          </table:table-cell>
          <table:table-cell table:formula="of:=IF([.$B2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1]&lt;=[.$B$13];[.$A$2];IF([.A21]&lt;=[.$B$14];[.$A$3];IF([.A21]&lt;=[.$B$15];[.$A$4];IF([.A21]&lt;=[.$B$16];[.$A$5];IF([.A21]&lt;=[.$B$17];[.$A$6];IF([.A21]&lt;=[.$B$18];[.$A$7]))))))" office:value-type="string" office:string-value="" calcext:value-type="error">
            <text:p>#VALEUR !</text:p>
          </table:table-cell>
          <table:table-cell table:formula="of:=IF([.$B21]=[.C$19];1;0)" office:value-type="string" office:string-value="" calcext:value-type="error">
            <text:p>#VALEUR !</text:p>
          </table:table-cell>
          <table:table-cell table:formula="of:=IF([.$B21]=[.D$19];1;0)" office:value-type="string" office:string-value="" calcext:value-type="error">
            <text:p>#VALEUR !</text:p>
          </table:table-cell>
          <table:table-cell table:formula="of:=IF([.$B21]=[.E$19];1;0)" office:value-type="string" office:string-value="" calcext:value-type="error">
            <text:p>#VALEUR !</text:p>
          </table:table-cell>
          <table:table-cell table:formula="of:=IF([.$B21]=[.F$19];1;0)" office:value-type="string" office:string-value="" calcext:value-type="error">
            <text:p>#VALEUR !</text:p>
          </table:table-cell>
          <table:table-cell table:formula="of:=IF([.$B21]=[.G$19];1;0)" office:value-type="string" office:string-value="" calcext:value-type="error">
            <text:p>#VALEUR !</text:p>
          </table:table-cell>
          <table:table-cell table:formula="of:=IF([.$B2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2]&lt;=[.$B$13];[.$A$2];IF([.A22]&lt;=[.$B$14];[.$A$3];IF([.A22]&lt;=[.$B$15];[.$A$4];IF([.A22]&lt;=[.$B$16];[.$A$5];IF([.A22]&lt;=[.$B$17];[.$A$6];IF([.A22]&lt;=[.$B$18];[.$A$7]))))))" office:value-type="string" office:string-value="" calcext:value-type="error">
            <text:p>#VALEUR !</text:p>
          </table:table-cell>
          <table:table-cell table:formula="of:=IF([.$B22]=[.C$19];1;0)" office:value-type="string" office:string-value="" calcext:value-type="error">
            <text:p>#VALEUR !</text:p>
          </table:table-cell>
          <table:table-cell table:formula="of:=IF([.$B22]=[.D$19];1;0)" office:value-type="string" office:string-value="" calcext:value-type="error">
            <text:p>#VALEUR !</text:p>
          </table:table-cell>
          <table:table-cell table:formula="of:=IF([.$B22]=[.E$19];1;0)" office:value-type="string" office:string-value="" calcext:value-type="error">
            <text:p>#VALEUR !</text:p>
          </table:table-cell>
          <table:table-cell table:formula="of:=IF([.$B22]=[.F$19];1;0)" office:value-type="string" office:string-value="" calcext:value-type="error">
            <text:p>#VALEUR !</text:p>
          </table:table-cell>
          <table:table-cell table:formula="of:=IF([.$B22]=[.G$19];1;0)" office:value-type="string" office:string-value="" calcext:value-type="error">
            <text:p>#VALEUR !</text:p>
          </table:table-cell>
          <table:table-cell table:formula="of:=IF([.$B2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3]&lt;=[.$B$13];[.$A$2];IF([.A23]&lt;=[.$B$14];[.$A$3];IF([.A23]&lt;=[.$B$15];[.$A$4];IF([.A23]&lt;=[.$B$16];[.$A$5];IF([.A23]&lt;=[.$B$17];[.$A$6];IF([.A23]&lt;=[.$B$18];[.$A$7]))))))" office:value-type="string" office:string-value="" calcext:value-type="error">
            <text:p>#VALEUR !</text:p>
          </table:table-cell>
          <table:table-cell table:formula="of:=IF([.$B23]=[.C$19];1;0)" office:value-type="string" office:string-value="" calcext:value-type="error">
            <text:p>#VALEUR !</text:p>
          </table:table-cell>
          <table:table-cell table:formula="of:=IF([.$B23]=[.D$19];1;0)" office:value-type="string" office:string-value="" calcext:value-type="error">
            <text:p>#VALEUR !</text:p>
          </table:table-cell>
          <table:table-cell table:formula="of:=IF([.$B23]=[.E$19];1;0)" office:value-type="string" office:string-value="" calcext:value-type="error">
            <text:p>#VALEUR !</text:p>
          </table:table-cell>
          <table:table-cell table:formula="of:=IF([.$B23]=[.F$19];1;0)" office:value-type="string" office:string-value="" calcext:value-type="error">
            <text:p>#VALEUR !</text:p>
          </table:table-cell>
          <table:table-cell table:formula="of:=IF([.$B23]=[.G$19];1;0)" office:value-type="string" office:string-value="" calcext:value-type="error">
            <text:p>#VALEUR !</text:p>
          </table:table-cell>
          <table:table-cell table:formula="of:=IF([.$B2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4]&lt;=[.$B$13];[.$A$2];IF([.A24]&lt;=[.$B$14];[.$A$3];IF([.A24]&lt;=[.$B$15];[.$A$4];IF([.A24]&lt;=[.$B$16];[.$A$5];IF([.A24]&lt;=[.$B$17];[.$A$6];IF([.A24]&lt;=[.$B$18];[.$A$7]))))))" office:value-type="string" office:string-value="" calcext:value-type="error">
            <text:p>#VALEUR !</text:p>
          </table:table-cell>
          <table:table-cell table:formula="of:=IF([.$B24]=[.C$19];1;0)" office:value-type="string" office:string-value="" calcext:value-type="error">
            <text:p>#VALEUR !</text:p>
          </table:table-cell>
          <table:table-cell table:formula="of:=IF([.$B24]=[.D$19];1;0)" office:value-type="string" office:string-value="" calcext:value-type="error">
            <text:p>#VALEUR !</text:p>
          </table:table-cell>
          <table:table-cell table:formula="of:=IF([.$B24]=[.E$19];1;0)" office:value-type="string" office:string-value="" calcext:value-type="error">
            <text:p>#VALEUR !</text:p>
          </table:table-cell>
          <table:table-cell table:formula="of:=IF([.$B24]=[.F$19];1;0)" office:value-type="string" office:string-value="" calcext:value-type="error">
            <text:p>#VALEUR !</text:p>
          </table:table-cell>
          <table:table-cell table:formula="of:=IF([.$B24]=[.G$19];1;0)" office:value-type="string" office:string-value="" calcext:value-type="error">
            <text:p>#VALEUR !</text:p>
          </table:table-cell>
          <table:table-cell table:formula="of:=IF([.$B2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5]&lt;=[.$B$13];[.$A$2];IF([.A25]&lt;=[.$B$14];[.$A$3];IF([.A25]&lt;=[.$B$15];[.$A$4];IF([.A25]&lt;=[.$B$16];[.$A$5];IF([.A25]&lt;=[.$B$17];[.$A$6];IF([.A25]&lt;=[.$B$18];[.$A$7]))))))" office:value-type="string" office:string-value="" calcext:value-type="error">
            <text:p>#VALEUR !</text:p>
          </table:table-cell>
          <table:table-cell table:formula="of:=IF([.$B25]=[.C$19];1;0)" office:value-type="string" office:string-value="" calcext:value-type="error">
            <text:p>#VALEUR !</text:p>
          </table:table-cell>
          <table:table-cell table:formula="of:=IF([.$B25]=[.D$19];1;0)" office:value-type="string" office:string-value="" calcext:value-type="error">
            <text:p>#VALEUR !</text:p>
          </table:table-cell>
          <table:table-cell table:formula="of:=IF([.$B25]=[.E$19];1;0)" office:value-type="string" office:string-value="" calcext:value-type="error">
            <text:p>#VALEUR !</text:p>
          </table:table-cell>
          <table:table-cell table:formula="of:=IF([.$B25]=[.F$19];1;0)" office:value-type="string" office:string-value="" calcext:value-type="error">
            <text:p>#VALEUR !</text:p>
          </table:table-cell>
          <table:table-cell table:formula="of:=IF([.$B25]=[.G$19];1;0)" office:value-type="string" office:string-value="" calcext:value-type="error">
            <text:p>#VALEUR !</text:p>
          </table:table-cell>
          <table:table-cell table:formula="of:=IF([.$B2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6]&lt;=[.$B$13];[.$A$2];IF([.A26]&lt;=[.$B$14];[.$A$3];IF([.A26]&lt;=[.$B$15];[.$A$4];IF([.A26]&lt;=[.$B$16];[.$A$5];IF([.A26]&lt;=[.$B$17];[.$A$6];IF([.A26]&lt;=[.$B$18];[.$A$7]))))))" office:value-type="string" office:string-value="" calcext:value-type="error">
            <text:p>#VALEUR !</text:p>
          </table:table-cell>
          <table:table-cell table:formula="of:=IF([.$B26]=[.C$19];1;0)" office:value-type="string" office:string-value="" calcext:value-type="error">
            <text:p>#VALEUR !</text:p>
          </table:table-cell>
          <table:table-cell table:formula="of:=IF([.$B26]=[.D$19];1;0)" office:value-type="string" office:string-value="" calcext:value-type="error">
            <text:p>#VALEUR !</text:p>
          </table:table-cell>
          <table:table-cell table:formula="of:=IF([.$B26]=[.E$19];1;0)" office:value-type="string" office:string-value="" calcext:value-type="error">
            <text:p>#VALEUR !</text:p>
          </table:table-cell>
          <table:table-cell table:formula="of:=IF([.$B26]=[.F$19];1;0)" office:value-type="string" office:string-value="" calcext:value-type="error">
            <text:p>#VALEUR !</text:p>
          </table:table-cell>
          <table:table-cell table:formula="of:=IF([.$B26]=[.G$19];1;0)" office:value-type="string" office:string-value="" calcext:value-type="error">
            <text:p>#VALEUR !</text:p>
          </table:table-cell>
          <table:table-cell table:formula="of:=IF([.$B2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7]&lt;=[.$B$13];[.$A$2];IF([.A27]&lt;=[.$B$14];[.$A$3];IF([.A27]&lt;=[.$B$15];[.$A$4];IF([.A27]&lt;=[.$B$16];[.$A$5];IF([.A27]&lt;=[.$B$17];[.$A$6];IF([.A27]&lt;=[.$B$18];[.$A$7]))))))" office:value-type="string" office:string-value="" calcext:value-type="error">
            <text:p>#VALEUR !</text:p>
          </table:table-cell>
          <table:table-cell table:formula="of:=IF([.$B27]=[.C$19];1;0)" office:value-type="string" office:string-value="" calcext:value-type="error">
            <text:p>#VALEUR !</text:p>
          </table:table-cell>
          <table:table-cell table:formula="of:=IF([.$B27]=[.D$19];1;0)" office:value-type="string" office:string-value="" calcext:value-type="error">
            <text:p>#VALEUR !</text:p>
          </table:table-cell>
          <table:table-cell table:formula="of:=IF([.$B27]=[.E$19];1;0)" office:value-type="string" office:string-value="" calcext:value-type="error">
            <text:p>#VALEUR !</text:p>
          </table:table-cell>
          <table:table-cell table:formula="of:=IF([.$B27]=[.F$19];1;0)" office:value-type="string" office:string-value="" calcext:value-type="error">
            <text:p>#VALEUR !</text:p>
          </table:table-cell>
          <table:table-cell table:formula="of:=IF([.$B27]=[.G$19];1;0)" office:value-type="string" office:string-value="" calcext:value-type="error">
            <text:p>#VALEUR !</text:p>
          </table:table-cell>
          <table:table-cell table:formula="of:=IF([.$B2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8]&lt;=[.$B$13];[.$A$2];IF([.A28]&lt;=[.$B$14];[.$A$3];IF([.A28]&lt;=[.$B$15];[.$A$4];IF([.A28]&lt;=[.$B$16];[.$A$5];IF([.A28]&lt;=[.$B$17];[.$A$6];IF([.A28]&lt;=[.$B$18];[.$A$7]))))))" office:value-type="string" office:string-value="" calcext:value-type="error">
            <text:p>#VALEUR !</text:p>
          </table:table-cell>
          <table:table-cell table:formula="of:=IF([.$B28]=[.C$19];1;0)" office:value-type="string" office:string-value="" calcext:value-type="error">
            <text:p>#VALEUR !</text:p>
          </table:table-cell>
          <table:table-cell table:formula="of:=IF([.$B28]=[.D$19];1;0)" office:value-type="string" office:string-value="" calcext:value-type="error">
            <text:p>#VALEUR !</text:p>
          </table:table-cell>
          <table:table-cell table:formula="of:=IF([.$B28]=[.E$19];1;0)" office:value-type="string" office:string-value="" calcext:value-type="error">
            <text:p>#VALEUR !</text:p>
          </table:table-cell>
          <table:table-cell table:formula="of:=IF([.$B28]=[.F$19];1;0)" office:value-type="string" office:string-value="" calcext:value-type="error">
            <text:p>#VALEUR !</text:p>
          </table:table-cell>
          <table:table-cell table:formula="of:=IF([.$B28]=[.G$19];1;0)" office:value-type="string" office:string-value="" calcext:value-type="error">
            <text:p>#VALEUR !</text:p>
          </table:table-cell>
          <table:table-cell table:formula="of:=IF([.$B2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9]&lt;=[.$B$13];[.$A$2];IF([.A29]&lt;=[.$B$14];[.$A$3];IF([.A29]&lt;=[.$B$15];[.$A$4];IF([.A29]&lt;=[.$B$16];[.$A$5];IF([.A29]&lt;=[.$B$17];[.$A$6];IF([.A29]&lt;=[.$B$18];[.$A$7]))))))" office:value-type="string" office:string-value="" calcext:value-type="error">
            <text:p>#VALEUR !</text:p>
          </table:table-cell>
          <table:table-cell table:formula="of:=IF([.$B29]=[.C$19];1;0)" office:value-type="string" office:string-value="" calcext:value-type="error">
            <text:p>#VALEUR !</text:p>
          </table:table-cell>
          <table:table-cell table:formula="of:=IF([.$B29]=[.D$19];1;0)" office:value-type="string" office:string-value="" calcext:value-type="error">
            <text:p>#VALEUR !</text:p>
          </table:table-cell>
          <table:table-cell table:formula="of:=IF([.$B29]=[.E$19];1;0)" office:value-type="string" office:string-value="" calcext:value-type="error">
            <text:p>#VALEUR !</text:p>
          </table:table-cell>
          <table:table-cell table:formula="of:=IF([.$B29]=[.F$19];1;0)" office:value-type="string" office:string-value="" calcext:value-type="error">
            <text:p>#VALEUR !</text:p>
          </table:table-cell>
          <table:table-cell table:formula="of:=IF([.$B29]=[.G$19];1;0)" office:value-type="string" office:string-value="" calcext:value-type="error">
            <text:p>#VALEUR !</text:p>
          </table:table-cell>
          <table:table-cell table:formula="of:=IF([.$B2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0]&lt;=[.$B$13];[.$A$2];IF([.A30]&lt;=[.$B$14];[.$A$3];IF([.A30]&lt;=[.$B$15];[.$A$4];IF([.A30]&lt;=[.$B$16];[.$A$5];IF([.A30]&lt;=[.$B$17];[.$A$6];IF([.A30]&lt;=[.$B$18];[.$A$7]))))))" office:value-type="string" office:string-value="" calcext:value-type="error">
            <text:p>#VALEUR !</text:p>
          </table:table-cell>
          <table:table-cell table:formula="of:=IF([.$B30]=[.C$19];1;0)" office:value-type="string" office:string-value="" calcext:value-type="error">
            <text:p>#VALEUR !</text:p>
          </table:table-cell>
          <table:table-cell table:formula="of:=IF([.$B30]=[.D$19];1;0)" office:value-type="string" office:string-value="" calcext:value-type="error">
            <text:p>#VALEUR !</text:p>
          </table:table-cell>
          <table:table-cell table:formula="of:=IF([.$B30]=[.E$19];1;0)" office:value-type="string" office:string-value="" calcext:value-type="error">
            <text:p>#VALEUR !</text:p>
          </table:table-cell>
          <table:table-cell table:formula="of:=IF([.$B30]=[.F$19];1;0)" office:value-type="string" office:string-value="" calcext:value-type="error">
            <text:p>#VALEUR !</text:p>
          </table:table-cell>
          <table:table-cell table:formula="of:=IF([.$B30]=[.G$19];1;0)" office:value-type="string" office:string-value="" calcext:value-type="error">
            <text:p>#VALEUR !</text:p>
          </table:table-cell>
          <table:table-cell table:formula="of:=IF([.$B3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1]&lt;=[.$B$13];[.$A$2];IF([.A31]&lt;=[.$B$14];[.$A$3];IF([.A31]&lt;=[.$B$15];[.$A$4];IF([.A31]&lt;=[.$B$16];[.$A$5];IF([.A31]&lt;=[.$B$17];[.$A$6];IF([.A31]&lt;=[.$B$18];[.$A$7]))))))" office:value-type="string" office:string-value="" calcext:value-type="error">
            <text:p>#VALEUR !</text:p>
          </table:table-cell>
          <table:table-cell table:formula="of:=IF([.$B31]=[.C$19];1;0)" office:value-type="string" office:string-value="" calcext:value-type="error">
            <text:p>#VALEUR !</text:p>
          </table:table-cell>
          <table:table-cell table:formula="of:=IF([.$B31]=[.D$19];1;0)" office:value-type="string" office:string-value="" calcext:value-type="error">
            <text:p>#VALEUR !</text:p>
          </table:table-cell>
          <table:table-cell table:formula="of:=IF([.$B31]=[.E$19];1;0)" office:value-type="string" office:string-value="" calcext:value-type="error">
            <text:p>#VALEUR !</text:p>
          </table:table-cell>
          <table:table-cell table:formula="of:=IF([.$B31]=[.F$19];1;0)" office:value-type="string" office:string-value="" calcext:value-type="error">
            <text:p>#VALEUR !</text:p>
          </table:table-cell>
          <table:table-cell table:formula="of:=IF([.$B31]=[.G$19];1;0)" office:value-type="string" office:string-value="" calcext:value-type="error">
            <text:p>#VALEUR !</text:p>
          </table:table-cell>
          <table:table-cell table:formula="of:=IF([.$B3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2]&lt;=[.$B$13];[.$A$2];IF([.A32]&lt;=[.$B$14];[.$A$3];IF([.A32]&lt;=[.$B$15];[.$A$4];IF([.A32]&lt;=[.$B$16];[.$A$5];IF([.A32]&lt;=[.$B$17];[.$A$6];IF([.A32]&lt;=[.$B$18];[.$A$7]))))))" office:value-type="string" office:string-value="" calcext:value-type="error">
            <text:p>#VALEUR !</text:p>
          </table:table-cell>
          <table:table-cell table:formula="of:=IF([.$B32]=[.C$19];1;0)" office:value-type="string" office:string-value="" calcext:value-type="error">
            <text:p>#VALEUR !</text:p>
          </table:table-cell>
          <table:table-cell table:formula="of:=IF([.$B32]=[.D$19];1;0)" office:value-type="string" office:string-value="" calcext:value-type="error">
            <text:p>#VALEUR !</text:p>
          </table:table-cell>
          <table:table-cell table:formula="of:=IF([.$B32]=[.E$19];1;0)" office:value-type="string" office:string-value="" calcext:value-type="error">
            <text:p>#VALEUR !</text:p>
          </table:table-cell>
          <table:table-cell table:formula="of:=IF([.$B32]=[.F$19];1;0)" office:value-type="string" office:string-value="" calcext:value-type="error">
            <text:p>#VALEUR !</text:p>
          </table:table-cell>
          <table:table-cell table:formula="of:=IF([.$B32]=[.G$19];1;0)" office:value-type="string" office:string-value="" calcext:value-type="error">
            <text:p>#VALEUR !</text:p>
          </table:table-cell>
          <table:table-cell table:formula="of:=IF([.$B3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3]&lt;=[.$B$13];[.$A$2];IF([.A33]&lt;=[.$B$14];[.$A$3];IF([.A33]&lt;=[.$B$15];[.$A$4];IF([.A33]&lt;=[.$B$16];[.$A$5];IF([.A33]&lt;=[.$B$17];[.$A$6];IF([.A33]&lt;=[.$B$18];[.$A$7]))))))" office:value-type="string" office:string-value="" calcext:value-type="error">
            <text:p>#VALEUR !</text:p>
          </table:table-cell>
          <table:table-cell table:formula="of:=IF([.$B33]=[.C$19];1;0)" office:value-type="string" office:string-value="" calcext:value-type="error">
            <text:p>#VALEUR !</text:p>
          </table:table-cell>
          <table:table-cell table:formula="of:=IF([.$B33]=[.D$19];1;0)" office:value-type="string" office:string-value="" calcext:value-type="error">
            <text:p>#VALEUR !</text:p>
          </table:table-cell>
          <table:table-cell table:formula="of:=IF([.$B33]=[.E$19];1;0)" office:value-type="string" office:string-value="" calcext:value-type="error">
            <text:p>#VALEUR !</text:p>
          </table:table-cell>
          <table:table-cell table:formula="of:=IF([.$B33]=[.F$19];1;0)" office:value-type="string" office:string-value="" calcext:value-type="error">
            <text:p>#VALEUR !</text:p>
          </table:table-cell>
          <table:table-cell table:formula="of:=IF([.$B33]=[.G$19];1;0)" office:value-type="string" office:string-value="" calcext:value-type="error">
            <text:p>#VALEUR !</text:p>
          </table:table-cell>
          <table:table-cell table:formula="of:=IF([.$B3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4]&lt;=[.$B$13];[.$A$2];IF([.A34]&lt;=[.$B$14];[.$A$3];IF([.A34]&lt;=[.$B$15];[.$A$4];IF([.A34]&lt;=[.$B$16];[.$A$5];IF([.A34]&lt;=[.$B$17];[.$A$6];IF([.A34]&lt;=[.$B$18];[.$A$7]))))))" office:value-type="string" office:string-value="" calcext:value-type="error">
            <text:p>#VALEUR !</text:p>
          </table:table-cell>
          <table:table-cell table:formula="of:=IF([.$B34]=[.C$19];1;0)" office:value-type="string" office:string-value="" calcext:value-type="error">
            <text:p>#VALEUR !</text:p>
          </table:table-cell>
          <table:table-cell table:formula="of:=IF([.$B34]=[.D$19];1;0)" office:value-type="string" office:string-value="" calcext:value-type="error">
            <text:p>#VALEUR !</text:p>
          </table:table-cell>
          <table:table-cell table:formula="of:=IF([.$B34]=[.E$19];1;0)" office:value-type="string" office:string-value="" calcext:value-type="error">
            <text:p>#VALEUR !</text:p>
          </table:table-cell>
          <table:table-cell table:formula="of:=IF([.$B34]=[.F$19];1;0)" office:value-type="string" office:string-value="" calcext:value-type="error">
            <text:p>#VALEUR !</text:p>
          </table:table-cell>
          <table:table-cell table:formula="of:=IF([.$B34]=[.G$19];1;0)" office:value-type="string" office:string-value="" calcext:value-type="error">
            <text:p>#VALEUR !</text:p>
          </table:table-cell>
          <table:table-cell table:formula="of:=IF([.$B3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5]&lt;=[.$B$13];[.$A$2];IF([.A35]&lt;=[.$B$14];[.$A$3];IF([.A35]&lt;=[.$B$15];[.$A$4];IF([.A35]&lt;=[.$B$16];[.$A$5];IF([.A35]&lt;=[.$B$17];[.$A$6];IF([.A35]&lt;=[.$B$18];[.$A$7]))))))" office:value-type="string" office:string-value="" calcext:value-type="error">
            <text:p>#VALEUR !</text:p>
          </table:table-cell>
          <table:table-cell table:formula="of:=IF([.$B35]=[.C$19];1;0)" office:value-type="string" office:string-value="" calcext:value-type="error">
            <text:p>#VALEUR !</text:p>
          </table:table-cell>
          <table:table-cell table:formula="of:=IF([.$B35]=[.D$19];1;0)" office:value-type="string" office:string-value="" calcext:value-type="error">
            <text:p>#VALEUR !</text:p>
          </table:table-cell>
          <table:table-cell table:formula="of:=IF([.$B35]=[.E$19];1;0)" office:value-type="string" office:string-value="" calcext:value-type="error">
            <text:p>#VALEUR !</text:p>
          </table:table-cell>
          <table:table-cell table:formula="of:=IF([.$B35]=[.F$19];1;0)" office:value-type="string" office:string-value="" calcext:value-type="error">
            <text:p>#VALEUR !</text:p>
          </table:table-cell>
          <table:table-cell table:formula="of:=IF([.$B35]=[.G$19];1;0)" office:value-type="string" office:string-value="" calcext:value-type="error">
            <text:p>#VALEUR !</text:p>
          </table:table-cell>
          <table:table-cell table:formula="of:=IF([.$B3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6]&lt;=[.$B$13];[.$A$2];IF([.A36]&lt;=[.$B$14];[.$A$3];IF([.A36]&lt;=[.$B$15];[.$A$4];IF([.A36]&lt;=[.$B$16];[.$A$5];IF([.A36]&lt;=[.$B$17];[.$A$6];IF([.A36]&lt;=[.$B$18];[.$A$7]))))))" office:value-type="string" office:string-value="" calcext:value-type="error">
            <text:p>#VALEUR !</text:p>
          </table:table-cell>
          <table:table-cell table:formula="of:=IF([.$B36]=[.C$19];1;0)" office:value-type="string" office:string-value="" calcext:value-type="error">
            <text:p>#VALEUR !</text:p>
          </table:table-cell>
          <table:table-cell table:formula="of:=IF([.$B36]=[.D$19];1;0)" office:value-type="string" office:string-value="" calcext:value-type="error">
            <text:p>#VALEUR !</text:p>
          </table:table-cell>
          <table:table-cell table:formula="of:=IF([.$B36]=[.E$19];1;0)" office:value-type="string" office:string-value="" calcext:value-type="error">
            <text:p>#VALEUR !</text:p>
          </table:table-cell>
          <table:table-cell table:formula="of:=IF([.$B36]=[.F$19];1;0)" office:value-type="string" office:string-value="" calcext:value-type="error">
            <text:p>#VALEUR !</text:p>
          </table:table-cell>
          <table:table-cell table:formula="of:=IF([.$B36]=[.G$19];1;0)" office:value-type="string" office:string-value="" calcext:value-type="error">
            <text:p>#VALEUR !</text:p>
          </table:table-cell>
          <table:table-cell table:formula="of:=IF([.$B3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7]&lt;=[.$B$13];[.$A$2];IF([.A37]&lt;=[.$B$14];[.$A$3];IF([.A37]&lt;=[.$B$15];[.$A$4];IF([.A37]&lt;=[.$B$16];[.$A$5];IF([.A37]&lt;=[.$B$17];[.$A$6];IF([.A37]&lt;=[.$B$18];[.$A$7]))))))" office:value-type="string" office:string-value="" calcext:value-type="error">
            <text:p>#VALEUR !</text:p>
          </table:table-cell>
          <table:table-cell table:formula="of:=IF([.$B37]=[.C$19];1;0)" office:value-type="string" office:string-value="" calcext:value-type="error">
            <text:p>#VALEUR !</text:p>
          </table:table-cell>
          <table:table-cell table:formula="of:=IF([.$B37]=[.D$19];1;0)" office:value-type="string" office:string-value="" calcext:value-type="error">
            <text:p>#VALEUR !</text:p>
          </table:table-cell>
          <table:table-cell table:formula="of:=IF([.$B37]=[.E$19];1;0)" office:value-type="string" office:string-value="" calcext:value-type="error">
            <text:p>#VALEUR !</text:p>
          </table:table-cell>
          <table:table-cell table:formula="of:=IF([.$B37]=[.F$19];1;0)" office:value-type="string" office:string-value="" calcext:value-type="error">
            <text:p>#VALEUR !</text:p>
          </table:table-cell>
          <table:table-cell table:formula="of:=IF([.$B37]=[.G$19];1;0)" office:value-type="string" office:string-value="" calcext:value-type="error">
            <text:p>#VALEUR !</text:p>
          </table:table-cell>
          <table:table-cell table:formula="of:=IF([.$B3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8]&lt;=[.$B$13];[.$A$2];IF([.A38]&lt;=[.$B$14];[.$A$3];IF([.A38]&lt;=[.$B$15];[.$A$4];IF([.A38]&lt;=[.$B$16];[.$A$5];IF([.A38]&lt;=[.$B$17];[.$A$6];IF([.A38]&lt;=[.$B$18];[.$A$7]))))))" office:value-type="string" office:string-value="" calcext:value-type="error">
            <text:p>#VALEUR !</text:p>
          </table:table-cell>
          <table:table-cell table:formula="of:=IF([.$B38]=[.C$19];1;0)" office:value-type="string" office:string-value="" calcext:value-type="error">
            <text:p>#VALEUR !</text:p>
          </table:table-cell>
          <table:table-cell table:formula="of:=IF([.$B38]=[.D$19];1;0)" office:value-type="string" office:string-value="" calcext:value-type="error">
            <text:p>#VALEUR !</text:p>
          </table:table-cell>
          <table:table-cell table:formula="of:=IF([.$B38]=[.E$19];1;0)" office:value-type="string" office:string-value="" calcext:value-type="error">
            <text:p>#VALEUR !</text:p>
          </table:table-cell>
          <table:table-cell table:formula="of:=IF([.$B38]=[.F$19];1;0)" office:value-type="string" office:string-value="" calcext:value-type="error">
            <text:p>#VALEUR !</text:p>
          </table:table-cell>
          <table:table-cell table:formula="of:=IF([.$B38]=[.G$19];1;0)" office:value-type="string" office:string-value="" calcext:value-type="error">
            <text:p>#VALEUR !</text:p>
          </table:table-cell>
          <table:table-cell table:formula="of:=IF([.$B3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9]&lt;=[.$B$13];[.$A$2];IF([.A39]&lt;=[.$B$14];[.$A$3];IF([.A39]&lt;=[.$B$15];[.$A$4];IF([.A39]&lt;=[.$B$16];[.$A$5];IF([.A39]&lt;=[.$B$17];[.$A$6];IF([.A39]&lt;=[.$B$18];[.$A$7]))))))" office:value-type="string" office:string-value="" calcext:value-type="error">
            <text:p>#VALEUR !</text:p>
          </table:table-cell>
          <table:table-cell table:formula="of:=IF([.$B39]=[.C$19];1;0)" office:value-type="string" office:string-value="" calcext:value-type="error">
            <text:p>#VALEUR !</text:p>
          </table:table-cell>
          <table:table-cell table:formula="of:=IF([.$B39]=[.D$19];1;0)" office:value-type="string" office:string-value="" calcext:value-type="error">
            <text:p>#VALEUR !</text:p>
          </table:table-cell>
          <table:table-cell table:formula="of:=IF([.$B39]=[.E$19];1;0)" office:value-type="string" office:string-value="" calcext:value-type="error">
            <text:p>#VALEUR !</text:p>
          </table:table-cell>
          <table:table-cell table:formula="of:=IF([.$B39]=[.F$19];1;0)" office:value-type="string" office:string-value="" calcext:value-type="error">
            <text:p>#VALEUR !</text:p>
          </table:table-cell>
          <table:table-cell table:formula="of:=IF([.$B39]=[.G$19];1;0)" office:value-type="string" office:string-value="" calcext:value-type="error">
            <text:p>#VALEUR !</text:p>
          </table:table-cell>
          <table:table-cell table:formula="of:=IF([.$B3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0]&lt;=[.$B$13];[.$A$2];IF([.A40]&lt;=[.$B$14];[.$A$3];IF([.A40]&lt;=[.$B$15];[.$A$4];IF([.A40]&lt;=[.$B$16];[.$A$5];IF([.A40]&lt;=[.$B$17];[.$A$6];IF([.A40]&lt;=[.$B$18];[.$A$7]))))))" office:value-type="string" office:string-value="" calcext:value-type="error">
            <text:p>#VALEUR !</text:p>
          </table:table-cell>
          <table:table-cell table:formula="of:=IF([.$B40]=[.C$19];1;0)" office:value-type="string" office:string-value="" calcext:value-type="error">
            <text:p>#VALEUR !</text:p>
          </table:table-cell>
          <table:table-cell table:formula="of:=IF([.$B40]=[.D$19];1;0)" office:value-type="string" office:string-value="" calcext:value-type="error">
            <text:p>#VALEUR !</text:p>
          </table:table-cell>
          <table:table-cell table:formula="of:=IF([.$B40]=[.E$19];1;0)" office:value-type="string" office:string-value="" calcext:value-type="error">
            <text:p>#VALEUR !</text:p>
          </table:table-cell>
          <table:table-cell table:formula="of:=IF([.$B40]=[.F$19];1;0)" office:value-type="string" office:string-value="" calcext:value-type="error">
            <text:p>#VALEUR !</text:p>
          </table:table-cell>
          <table:table-cell table:formula="of:=IF([.$B40]=[.G$19];1;0)" office:value-type="string" office:string-value="" calcext:value-type="error">
            <text:p>#VALEUR !</text:p>
          </table:table-cell>
          <table:table-cell table:formula="of:=IF([.$B4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1]&lt;=[.$B$13];[.$A$2];IF([.A41]&lt;=[.$B$14];[.$A$3];IF([.A41]&lt;=[.$B$15];[.$A$4];IF([.A41]&lt;=[.$B$16];[.$A$5];IF([.A41]&lt;=[.$B$17];[.$A$6];IF([.A41]&lt;=[.$B$18];[.$A$7]))))))" office:value-type="string" office:string-value="" calcext:value-type="error">
            <text:p>#VALEUR !</text:p>
          </table:table-cell>
          <table:table-cell table:formula="of:=IF([.$B41]=[.C$19];1;0)" office:value-type="string" office:string-value="" calcext:value-type="error">
            <text:p>#VALEUR !</text:p>
          </table:table-cell>
          <table:table-cell table:formula="of:=IF([.$B41]=[.D$19];1;0)" office:value-type="string" office:string-value="" calcext:value-type="error">
            <text:p>#VALEUR !</text:p>
          </table:table-cell>
          <table:table-cell table:formula="of:=IF([.$B41]=[.E$19];1;0)" office:value-type="string" office:string-value="" calcext:value-type="error">
            <text:p>#VALEUR !</text:p>
          </table:table-cell>
          <table:table-cell table:formula="of:=IF([.$B41]=[.F$19];1;0)" office:value-type="string" office:string-value="" calcext:value-type="error">
            <text:p>#VALEUR !</text:p>
          </table:table-cell>
          <table:table-cell table:formula="of:=IF([.$B41]=[.G$19];1;0)" office:value-type="string" office:string-value="" calcext:value-type="error">
            <text:p>#VALEUR !</text:p>
          </table:table-cell>
          <table:table-cell table:formula="of:=IF([.$B4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2]&lt;=[.$B$13];[.$A$2];IF([.A42]&lt;=[.$B$14];[.$A$3];IF([.A42]&lt;=[.$B$15];[.$A$4];IF([.A42]&lt;=[.$B$16];[.$A$5];IF([.A42]&lt;=[.$B$17];[.$A$6];IF([.A42]&lt;=[.$B$18];[.$A$7]))))))" office:value-type="string" office:string-value="" calcext:value-type="error">
            <text:p>#VALEUR !</text:p>
          </table:table-cell>
          <table:table-cell table:formula="of:=IF([.$B42]=[.C$19];1;0)" office:value-type="string" office:string-value="" calcext:value-type="error">
            <text:p>#VALEUR !</text:p>
          </table:table-cell>
          <table:table-cell table:formula="of:=IF([.$B42]=[.D$19];1;0)" office:value-type="string" office:string-value="" calcext:value-type="error">
            <text:p>#VALEUR !</text:p>
          </table:table-cell>
          <table:table-cell table:formula="of:=IF([.$B42]=[.E$19];1;0)" office:value-type="string" office:string-value="" calcext:value-type="error">
            <text:p>#VALEUR !</text:p>
          </table:table-cell>
          <table:table-cell table:formula="of:=IF([.$B42]=[.F$19];1;0)" office:value-type="string" office:string-value="" calcext:value-type="error">
            <text:p>#VALEUR !</text:p>
          </table:table-cell>
          <table:table-cell table:formula="of:=IF([.$B42]=[.G$19];1;0)" office:value-type="string" office:string-value="" calcext:value-type="error">
            <text:p>#VALEUR !</text:p>
          </table:table-cell>
          <table:table-cell table:formula="of:=IF([.$B4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3]&lt;=[.$B$13];[.$A$2];IF([.A43]&lt;=[.$B$14];[.$A$3];IF([.A43]&lt;=[.$B$15];[.$A$4];IF([.A43]&lt;=[.$B$16];[.$A$5];IF([.A43]&lt;=[.$B$17];[.$A$6];IF([.A43]&lt;=[.$B$18];[.$A$7]))))))" office:value-type="string" office:string-value="" calcext:value-type="error">
            <text:p>#VALEUR !</text:p>
          </table:table-cell>
          <table:table-cell table:formula="of:=IF([.$B43]=[.C$19];1;0)" office:value-type="string" office:string-value="" calcext:value-type="error">
            <text:p>#VALEUR !</text:p>
          </table:table-cell>
          <table:table-cell table:formula="of:=IF([.$B43]=[.D$19];1;0)" office:value-type="string" office:string-value="" calcext:value-type="error">
            <text:p>#VALEUR !</text:p>
          </table:table-cell>
          <table:table-cell table:formula="of:=IF([.$B43]=[.E$19];1;0)" office:value-type="string" office:string-value="" calcext:value-type="error">
            <text:p>#VALEUR !</text:p>
          </table:table-cell>
          <table:table-cell table:formula="of:=IF([.$B43]=[.F$19];1;0)" office:value-type="string" office:string-value="" calcext:value-type="error">
            <text:p>#VALEUR !</text:p>
          </table:table-cell>
          <table:table-cell table:formula="of:=IF([.$B43]=[.G$19];1;0)" office:value-type="string" office:string-value="" calcext:value-type="error">
            <text:p>#VALEUR !</text:p>
          </table:table-cell>
          <table:table-cell table:formula="of:=IF([.$B4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4]&lt;=[.$B$13];[.$A$2];IF([.A44]&lt;=[.$B$14];[.$A$3];IF([.A44]&lt;=[.$B$15];[.$A$4];IF([.A44]&lt;=[.$B$16];[.$A$5];IF([.A44]&lt;=[.$B$17];[.$A$6];IF([.A44]&lt;=[.$B$18];[.$A$7]))))))" office:value-type="string" office:string-value="" calcext:value-type="error">
            <text:p>#VALEUR !</text:p>
          </table:table-cell>
          <table:table-cell table:formula="of:=IF([.$B44]=[.C$19];1;0)" office:value-type="string" office:string-value="" calcext:value-type="error">
            <text:p>#VALEUR !</text:p>
          </table:table-cell>
          <table:table-cell table:formula="of:=IF([.$B44]=[.D$19];1;0)" office:value-type="string" office:string-value="" calcext:value-type="error">
            <text:p>#VALEUR !</text:p>
          </table:table-cell>
          <table:table-cell table:formula="of:=IF([.$B44]=[.E$19];1;0)" office:value-type="string" office:string-value="" calcext:value-type="error">
            <text:p>#VALEUR !</text:p>
          </table:table-cell>
          <table:table-cell table:formula="of:=IF([.$B44]=[.F$19];1;0)" office:value-type="string" office:string-value="" calcext:value-type="error">
            <text:p>#VALEUR !</text:p>
          </table:table-cell>
          <table:table-cell table:formula="of:=IF([.$B44]=[.G$19];1;0)" office:value-type="string" office:string-value="" calcext:value-type="error">
            <text:p>#VALEUR !</text:p>
          </table:table-cell>
          <table:table-cell table:formula="of:=IF([.$B4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5]&lt;=[.$B$13];[.$A$2];IF([.A45]&lt;=[.$B$14];[.$A$3];IF([.A45]&lt;=[.$B$15];[.$A$4];IF([.A45]&lt;=[.$B$16];[.$A$5];IF([.A45]&lt;=[.$B$17];[.$A$6];IF([.A45]&lt;=[.$B$18];[.$A$7]))))))" office:value-type="string" office:string-value="" calcext:value-type="error">
            <text:p>#VALEUR !</text:p>
          </table:table-cell>
          <table:table-cell table:formula="of:=IF([.$B45]=[.C$19];1;0)" office:value-type="string" office:string-value="" calcext:value-type="error">
            <text:p>#VALEUR !</text:p>
          </table:table-cell>
          <table:table-cell table:formula="of:=IF([.$B45]=[.D$19];1;0)" office:value-type="string" office:string-value="" calcext:value-type="error">
            <text:p>#VALEUR !</text:p>
          </table:table-cell>
          <table:table-cell table:formula="of:=IF([.$B45]=[.E$19];1;0)" office:value-type="string" office:string-value="" calcext:value-type="error">
            <text:p>#VALEUR !</text:p>
          </table:table-cell>
          <table:table-cell table:formula="of:=IF([.$B45]=[.F$19];1;0)" office:value-type="string" office:string-value="" calcext:value-type="error">
            <text:p>#VALEUR !</text:p>
          </table:table-cell>
          <table:table-cell table:formula="of:=IF([.$B45]=[.G$19];1;0)" office:value-type="string" office:string-value="" calcext:value-type="error">
            <text:p>#VALEUR !</text:p>
          </table:table-cell>
          <table:table-cell table:formula="of:=IF([.$B4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6]&lt;=[.$B$13];[.$A$2];IF([.A46]&lt;=[.$B$14];[.$A$3];IF([.A46]&lt;=[.$B$15];[.$A$4];IF([.A46]&lt;=[.$B$16];[.$A$5];IF([.A46]&lt;=[.$B$17];[.$A$6];IF([.A46]&lt;=[.$B$18];[.$A$7]))))))" office:value-type="string" office:string-value="" calcext:value-type="error">
            <text:p>#VALEUR !</text:p>
          </table:table-cell>
          <table:table-cell table:formula="of:=IF([.$B46]=[.C$19];1;0)" office:value-type="string" office:string-value="" calcext:value-type="error">
            <text:p>#VALEUR !</text:p>
          </table:table-cell>
          <table:table-cell table:formula="of:=IF([.$B46]=[.D$19];1;0)" office:value-type="string" office:string-value="" calcext:value-type="error">
            <text:p>#VALEUR !</text:p>
          </table:table-cell>
          <table:table-cell table:formula="of:=IF([.$B46]=[.E$19];1;0)" office:value-type="string" office:string-value="" calcext:value-type="error">
            <text:p>#VALEUR !</text:p>
          </table:table-cell>
          <table:table-cell table:formula="of:=IF([.$B46]=[.F$19];1;0)" office:value-type="string" office:string-value="" calcext:value-type="error">
            <text:p>#VALEUR !</text:p>
          </table:table-cell>
          <table:table-cell table:formula="of:=IF([.$B46]=[.G$19];1;0)" office:value-type="string" office:string-value="" calcext:value-type="error">
            <text:p>#VALEUR !</text:p>
          </table:table-cell>
          <table:table-cell table:formula="of:=IF([.$B4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7]&lt;=[.$B$13];[.$A$2];IF([.A47]&lt;=[.$B$14];[.$A$3];IF([.A47]&lt;=[.$B$15];[.$A$4];IF([.A47]&lt;=[.$B$16];[.$A$5];IF([.A47]&lt;=[.$B$17];[.$A$6];IF([.A47]&lt;=[.$B$18];[.$A$7]))))))" office:value-type="string" office:string-value="" calcext:value-type="error">
            <text:p>#VALEUR !</text:p>
          </table:table-cell>
          <table:table-cell table:formula="of:=IF([.$B47]=[.C$19];1;0)" office:value-type="string" office:string-value="" calcext:value-type="error">
            <text:p>#VALEUR !</text:p>
          </table:table-cell>
          <table:table-cell table:formula="of:=IF([.$B47]=[.D$19];1;0)" office:value-type="string" office:string-value="" calcext:value-type="error">
            <text:p>#VALEUR !</text:p>
          </table:table-cell>
          <table:table-cell table:formula="of:=IF([.$B47]=[.E$19];1;0)" office:value-type="string" office:string-value="" calcext:value-type="error">
            <text:p>#VALEUR !</text:p>
          </table:table-cell>
          <table:table-cell table:formula="of:=IF([.$B47]=[.F$19];1;0)" office:value-type="string" office:string-value="" calcext:value-type="error">
            <text:p>#VALEUR !</text:p>
          </table:table-cell>
          <table:table-cell table:formula="of:=IF([.$B47]=[.G$19];1;0)" office:value-type="string" office:string-value="" calcext:value-type="error">
            <text:p>#VALEUR !</text:p>
          </table:table-cell>
          <table:table-cell table:formula="of:=IF([.$B4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8]&lt;=[.$B$13];[.$A$2];IF([.A48]&lt;=[.$B$14];[.$A$3];IF([.A48]&lt;=[.$B$15];[.$A$4];IF([.A48]&lt;=[.$B$16];[.$A$5];IF([.A48]&lt;=[.$B$17];[.$A$6];IF([.A48]&lt;=[.$B$18];[.$A$7]))))))" office:value-type="string" office:string-value="" calcext:value-type="error">
            <text:p>#VALEUR !</text:p>
          </table:table-cell>
          <table:table-cell table:formula="of:=IF([.$B48]=[.C$19];1;0)" office:value-type="string" office:string-value="" calcext:value-type="error">
            <text:p>#VALEUR !</text:p>
          </table:table-cell>
          <table:table-cell table:formula="of:=IF([.$B48]=[.D$19];1;0)" office:value-type="string" office:string-value="" calcext:value-type="error">
            <text:p>#VALEUR !</text:p>
          </table:table-cell>
          <table:table-cell table:formula="of:=IF([.$B48]=[.E$19];1;0)" office:value-type="string" office:string-value="" calcext:value-type="error">
            <text:p>#VALEUR !</text:p>
          </table:table-cell>
          <table:table-cell table:formula="of:=IF([.$B48]=[.F$19];1;0)" office:value-type="string" office:string-value="" calcext:value-type="error">
            <text:p>#VALEUR !</text:p>
          </table:table-cell>
          <table:table-cell table:formula="of:=IF([.$B48]=[.G$19];1;0)" office:value-type="string" office:string-value="" calcext:value-type="error">
            <text:p>#VALEUR !</text:p>
          </table:table-cell>
          <table:table-cell table:formula="of:=IF([.$B4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9]&lt;=[.$B$13];[.$A$2];IF([.A49]&lt;=[.$B$14];[.$A$3];IF([.A49]&lt;=[.$B$15];[.$A$4];IF([.A49]&lt;=[.$B$16];[.$A$5];IF([.A49]&lt;=[.$B$17];[.$A$6];IF([.A49]&lt;=[.$B$18];[.$A$7]))))))" office:value-type="string" office:string-value="" calcext:value-type="error">
            <text:p>#VALEUR !</text:p>
          </table:table-cell>
          <table:table-cell table:formula="of:=IF([.$B49]=[.C$19];1;0)" office:value-type="string" office:string-value="" calcext:value-type="error">
            <text:p>#VALEUR !</text:p>
          </table:table-cell>
          <table:table-cell table:formula="of:=IF([.$B49]=[.D$19];1;0)" office:value-type="string" office:string-value="" calcext:value-type="error">
            <text:p>#VALEUR !</text:p>
          </table:table-cell>
          <table:table-cell table:formula="of:=IF([.$B49]=[.E$19];1;0)" office:value-type="string" office:string-value="" calcext:value-type="error">
            <text:p>#VALEUR !</text:p>
          </table:table-cell>
          <table:table-cell table:formula="of:=IF([.$B49]=[.F$19];1;0)" office:value-type="string" office:string-value="" calcext:value-type="error">
            <text:p>#VALEUR !</text:p>
          </table:table-cell>
          <table:table-cell table:formula="of:=IF([.$B49]=[.G$19];1;0)" office:value-type="string" office:string-value="" calcext:value-type="error">
            <text:p>#VALEUR !</text:p>
          </table:table-cell>
          <table:table-cell table:formula="of:=IF([.$B4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0]&lt;=[.$B$13];[.$A$2];IF([.A50]&lt;=[.$B$14];[.$A$3];IF([.A50]&lt;=[.$B$15];[.$A$4];IF([.A50]&lt;=[.$B$16];[.$A$5];IF([.A50]&lt;=[.$B$17];[.$A$6];IF([.A50]&lt;=[.$B$18];[.$A$7]))))))" office:value-type="string" office:string-value="" calcext:value-type="error">
            <text:p>#VALEUR !</text:p>
          </table:table-cell>
          <table:table-cell table:formula="of:=IF([.$B50]=[.C$19];1;0)" office:value-type="string" office:string-value="" calcext:value-type="error">
            <text:p>#VALEUR !</text:p>
          </table:table-cell>
          <table:table-cell table:formula="of:=IF([.$B50]=[.D$19];1;0)" office:value-type="string" office:string-value="" calcext:value-type="error">
            <text:p>#VALEUR !</text:p>
          </table:table-cell>
          <table:table-cell table:formula="of:=IF([.$B50]=[.E$19];1;0)" office:value-type="string" office:string-value="" calcext:value-type="error">
            <text:p>#VALEUR !</text:p>
          </table:table-cell>
          <table:table-cell table:formula="of:=IF([.$B50]=[.F$19];1;0)" office:value-type="string" office:string-value="" calcext:value-type="error">
            <text:p>#VALEUR !</text:p>
          </table:table-cell>
          <table:table-cell table:formula="of:=IF([.$B50]=[.G$19];1;0)" office:value-type="string" office:string-value="" calcext:value-type="error">
            <text:p>#VALEUR !</text:p>
          </table:table-cell>
          <table:table-cell table:formula="of:=IF([.$B5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1]&lt;=[.$B$13];[.$A$2];IF([.A51]&lt;=[.$B$14];[.$A$3];IF([.A51]&lt;=[.$B$15];[.$A$4];IF([.A51]&lt;=[.$B$16];[.$A$5];IF([.A51]&lt;=[.$B$17];[.$A$6];IF([.A51]&lt;=[.$B$18];[.$A$7]))))))" office:value-type="string" office:string-value="" calcext:value-type="error">
            <text:p>#VALEUR !</text:p>
          </table:table-cell>
          <table:table-cell table:formula="of:=IF([.$B51]=[.C$19];1;0)" office:value-type="string" office:string-value="" calcext:value-type="error">
            <text:p>#VALEUR !</text:p>
          </table:table-cell>
          <table:table-cell table:formula="of:=IF([.$B51]=[.D$19];1;0)" office:value-type="string" office:string-value="" calcext:value-type="error">
            <text:p>#VALEUR !</text:p>
          </table:table-cell>
          <table:table-cell table:formula="of:=IF([.$B51]=[.E$19];1;0)" office:value-type="string" office:string-value="" calcext:value-type="error">
            <text:p>#VALEUR !</text:p>
          </table:table-cell>
          <table:table-cell table:formula="of:=IF([.$B51]=[.F$19];1;0)" office:value-type="string" office:string-value="" calcext:value-type="error">
            <text:p>#VALEUR !</text:p>
          </table:table-cell>
          <table:table-cell table:formula="of:=IF([.$B51]=[.G$19];1;0)" office:value-type="string" office:string-value="" calcext:value-type="error">
            <text:p>#VALEUR !</text:p>
          </table:table-cell>
          <table:table-cell table:formula="of:=IF([.$B5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2]&lt;=[.$B$13];[.$A$2];IF([.A52]&lt;=[.$B$14];[.$A$3];IF([.A52]&lt;=[.$B$15];[.$A$4];IF([.A52]&lt;=[.$B$16];[.$A$5];IF([.A52]&lt;=[.$B$17];[.$A$6];IF([.A52]&lt;=[.$B$18];[.$A$7]))))))" office:value-type="string" office:string-value="" calcext:value-type="error">
            <text:p>#VALEUR !</text:p>
          </table:table-cell>
          <table:table-cell table:formula="of:=IF([.$B52]=[.C$19];1;0)" office:value-type="string" office:string-value="" calcext:value-type="error">
            <text:p>#VALEUR !</text:p>
          </table:table-cell>
          <table:table-cell table:formula="of:=IF([.$B52]=[.D$19];1;0)" office:value-type="string" office:string-value="" calcext:value-type="error">
            <text:p>#VALEUR !</text:p>
          </table:table-cell>
          <table:table-cell table:formula="of:=IF([.$B52]=[.E$19];1;0)" office:value-type="string" office:string-value="" calcext:value-type="error">
            <text:p>#VALEUR !</text:p>
          </table:table-cell>
          <table:table-cell table:formula="of:=IF([.$B52]=[.F$19];1;0)" office:value-type="string" office:string-value="" calcext:value-type="error">
            <text:p>#VALEUR !</text:p>
          </table:table-cell>
          <table:table-cell table:formula="of:=IF([.$B52]=[.G$19];1;0)" office:value-type="string" office:string-value="" calcext:value-type="error">
            <text:p>#VALEUR !</text:p>
          </table:table-cell>
          <table:table-cell table:formula="of:=IF([.$B5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3]&lt;=[.$B$13];[.$A$2];IF([.A53]&lt;=[.$B$14];[.$A$3];IF([.A53]&lt;=[.$B$15];[.$A$4];IF([.A53]&lt;=[.$B$16];[.$A$5];IF([.A53]&lt;=[.$B$17];[.$A$6];IF([.A53]&lt;=[.$B$18];[.$A$7]))))))" office:value-type="string" office:string-value="" calcext:value-type="error">
            <text:p>#VALEUR !</text:p>
          </table:table-cell>
          <table:table-cell table:formula="of:=IF([.$B53]=[.C$19];1;0)" office:value-type="string" office:string-value="" calcext:value-type="error">
            <text:p>#VALEUR !</text:p>
          </table:table-cell>
          <table:table-cell table:formula="of:=IF([.$B53]=[.D$19];1;0)" office:value-type="string" office:string-value="" calcext:value-type="error">
            <text:p>#VALEUR !</text:p>
          </table:table-cell>
          <table:table-cell table:formula="of:=IF([.$B53]=[.E$19];1;0)" office:value-type="string" office:string-value="" calcext:value-type="error">
            <text:p>#VALEUR !</text:p>
          </table:table-cell>
          <table:table-cell table:formula="of:=IF([.$B53]=[.F$19];1;0)" office:value-type="string" office:string-value="" calcext:value-type="error">
            <text:p>#VALEUR !</text:p>
          </table:table-cell>
          <table:table-cell table:formula="of:=IF([.$B53]=[.G$19];1;0)" office:value-type="string" office:string-value="" calcext:value-type="error">
            <text:p>#VALEUR !</text:p>
          </table:table-cell>
          <table:table-cell table:formula="of:=IF([.$B5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4]&lt;=[.$B$13];[.$A$2];IF([.A54]&lt;=[.$B$14];[.$A$3];IF([.A54]&lt;=[.$B$15];[.$A$4];IF([.A54]&lt;=[.$B$16];[.$A$5];IF([.A54]&lt;=[.$B$17];[.$A$6];IF([.A54]&lt;=[.$B$18];[.$A$7]))))))" office:value-type="string" office:string-value="" calcext:value-type="error">
            <text:p>#VALEUR !</text:p>
          </table:table-cell>
          <table:table-cell table:formula="of:=IF([.$B54]=[.C$19];1;0)" office:value-type="string" office:string-value="" calcext:value-type="error">
            <text:p>#VALEUR !</text:p>
          </table:table-cell>
          <table:table-cell table:formula="of:=IF([.$B54]=[.D$19];1;0)" office:value-type="string" office:string-value="" calcext:value-type="error">
            <text:p>#VALEUR !</text:p>
          </table:table-cell>
          <table:table-cell table:formula="of:=IF([.$B54]=[.E$19];1;0)" office:value-type="string" office:string-value="" calcext:value-type="error">
            <text:p>#VALEUR !</text:p>
          </table:table-cell>
          <table:table-cell table:formula="of:=IF([.$B54]=[.F$19];1;0)" office:value-type="string" office:string-value="" calcext:value-type="error">
            <text:p>#VALEUR !</text:p>
          </table:table-cell>
          <table:table-cell table:formula="of:=IF([.$B54]=[.G$19];1;0)" office:value-type="string" office:string-value="" calcext:value-type="error">
            <text:p>#VALEUR !</text:p>
          </table:table-cell>
          <table:table-cell table:formula="of:=IF([.$B5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5]&lt;=[.$B$13];[.$A$2];IF([.A55]&lt;=[.$B$14];[.$A$3];IF([.A55]&lt;=[.$B$15];[.$A$4];IF([.A55]&lt;=[.$B$16];[.$A$5];IF([.A55]&lt;=[.$B$17];[.$A$6];IF([.A55]&lt;=[.$B$18];[.$A$7]))))))" office:value-type="string" office:string-value="" calcext:value-type="error">
            <text:p>#VALEUR !</text:p>
          </table:table-cell>
          <table:table-cell table:formula="of:=IF([.$B55]=[.C$19];1;0)" office:value-type="string" office:string-value="" calcext:value-type="error">
            <text:p>#VALEUR !</text:p>
          </table:table-cell>
          <table:table-cell table:formula="of:=IF([.$B55]=[.D$19];1;0)" office:value-type="string" office:string-value="" calcext:value-type="error">
            <text:p>#VALEUR !</text:p>
          </table:table-cell>
          <table:table-cell table:formula="of:=IF([.$B55]=[.E$19];1;0)" office:value-type="string" office:string-value="" calcext:value-type="error">
            <text:p>#VALEUR !</text:p>
          </table:table-cell>
          <table:table-cell table:formula="of:=IF([.$B55]=[.F$19];1;0)" office:value-type="string" office:string-value="" calcext:value-type="error">
            <text:p>#VALEUR !</text:p>
          </table:table-cell>
          <table:table-cell table:formula="of:=IF([.$B55]=[.G$19];1;0)" office:value-type="string" office:string-value="" calcext:value-type="error">
            <text:p>#VALEUR !</text:p>
          </table:table-cell>
          <table:table-cell table:formula="of:=IF([.$B5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6]&lt;=[.$B$13];[.$A$2];IF([.A56]&lt;=[.$B$14];[.$A$3];IF([.A56]&lt;=[.$B$15];[.$A$4];IF([.A56]&lt;=[.$B$16];[.$A$5];IF([.A56]&lt;=[.$B$17];[.$A$6];IF([.A56]&lt;=[.$B$18];[.$A$7]))))))" office:value-type="string" office:string-value="" calcext:value-type="error">
            <text:p>#VALEUR !</text:p>
          </table:table-cell>
          <table:table-cell table:formula="of:=IF([.$B56]=[.C$19];1;0)" office:value-type="string" office:string-value="" calcext:value-type="error">
            <text:p>#VALEUR !</text:p>
          </table:table-cell>
          <table:table-cell table:formula="of:=IF([.$B56]=[.D$19];1;0)" office:value-type="string" office:string-value="" calcext:value-type="error">
            <text:p>#VALEUR !</text:p>
          </table:table-cell>
          <table:table-cell table:formula="of:=IF([.$B56]=[.E$19];1;0)" office:value-type="string" office:string-value="" calcext:value-type="error">
            <text:p>#VALEUR !</text:p>
          </table:table-cell>
          <table:table-cell table:formula="of:=IF([.$B56]=[.F$19];1;0)" office:value-type="string" office:string-value="" calcext:value-type="error">
            <text:p>#VALEUR !</text:p>
          </table:table-cell>
          <table:table-cell table:formula="of:=IF([.$B56]=[.G$19];1;0)" office:value-type="string" office:string-value="" calcext:value-type="error">
            <text:p>#VALEUR !</text:p>
          </table:table-cell>
          <table:table-cell table:formula="of:=IF([.$B5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7]&lt;=[.$B$13];[.$A$2];IF([.A57]&lt;=[.$B$14];[.$A$3];IF([.A57]&lt;=[.$B$15];[.$A$4];IF([.A57]&lt;=[.$B$16];[.$A$5];IF([.A57]&lt;=[.$B$17];[.$A$6];IF([.A57]&lt;=[.$B$18];[.$A$7]))))))" office:value-type="string" office:string-value="" calcext:value-type="error">
            <text:p>#VALEUR !</text:p>
          </table:table-cell>
          <table:table-cell table:formula="of:=IF([.$B57]=[.C$19];1;0)" office:value-type="string" office:string-value="" calcext:value-type="error">
            <text:p>#VALEUR !</text:p>
          </table:table-cell>
          <table:table-cell table:formula="of:=IF([.$B57]=[.D$19];1;0)" office:value-type="string" office:string-value="" calcext:value-type="error">
            <text:p>#VALEUR !</text:p>
          </table:table-cell>
          <table:table-cell table:formula="of:=IF([.$B57]=[.E$19];1;0)" office:value-type="string" office:string-value="" calcext:value-type="error">
            <text:p>#VALEUR !</text:p>
          </table:table-cell>
          <table:table-cell table:formula="of:=IF([.$B57]=[.F$19];1;0)" office:value-type="string" office:string-value="" calcext:value-type="error">
            <text:p>#VALEUR !</text:p>
          </table:table-cell>
          <table:table-cell table:formula="of:=IF([.$B57]=[.G$19];1;0)" office:value-type="string" office:string-value="" calcext:value-type="error">
            <text:p>#VALEUR !</text:p>
          </table:table-cell>
          <table:table-cell table:formula="of:=IF([.$B5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8]&lt;=[.$B$13];[.$A$2];IF([.A58]&lt;=[.$B$14];[.$A$3];IF([.A58]&lt;=[.$B$15];[.$A$4];IF([.A58]&lt;=[.$B$16];[.$A$5];IF([.A58]&lt;=[.$B$17];[.$A$6];IF([.A58]&lt;=[.$B$18];[.$A$7]))))))" office:value-type="string" office:string-value="" calcext:value-type="error">
            <text:p>#VALEUR !</text:p>
          </table:table-cell>
          <table:table-cell table:formula="of:=IF([.$B58]=[.C$19];1;0)" office:value-type="string" office:string-value="" calcext:value-type="error">
            <text:p>#VALEUR !</text:p>
          </table:table-cell>
          <table:table-cell table:formula="of:=IF([.$B58]=[.D$19];1;0)" office:value-type="string" office:string-value="" calcext:value-type="error">
            <text:p>#VALEUR !</text:p>
          </table:table-cell>
          <table:table-cell table:formula="of:=IF([.$B58]=[.E$19];1;0)" office:value-type="string" office:string-value="" calcext:value-type="error">
            <text:p>#VALEUR !</text:p>
          </table:table-cell>
          <table:table-cell table:formula="of:=IF([.$B58]=[.F$19];1;0)" office:value-type="string" office:string-value="" calcext:value-type="error">
            <text:p>#VALEUR !</text:p>
          </table:table-cell>
          <table:table-cell table:formula="of:=IF([.$B58]=[.G$19];1;0)" office:value-type="string" office:string-value="" calcext:value-type="error">
            <text:p>#VALEUR !</text:p>
          </table:table-cell>
          <table:table-cell table:formula="of:=IF([.$B5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9]&lt;=[.$B$13];[.$A$2];IF([.A59]&lt;=[.$B$14];[.$A$3];IF([.A59]&lt;=[.$B$15];[.$A$4];IF([.A59]&lt;=[.$B$16];[.$A$5];IF([.A59]&lt;=[.$B$17];[.$A$6];IF([.A59]&lt;=[.$B$18];[.$A$7]))))))" office:value-type="string" office:string-value="" calcext:value-type="error">
            <text:p>#VALEUR !</text:p>
          </table:table-cell>
          <table:table-cell table:formula="of:=IF([.$B59]=[.C$19];1;0)" office:value-type="string" office:string-value="" calcext:value-type="error">
            <text:p>#VALEUR !</text:p>
          </table:table-cell>
          <table:table-cell table:formula="of:=IF([.$B59]=[.D$19];1;0)" office:value-type="string" office:string-value="" calcext:value-type="error">
            <text:p>#VALEUR !</text:p>
          </table:table-cell>
          <table:table-cell table:formula="of:=IF([.$B59]=[.E$19];1;0)" office:value-type="string" office:string-value="" calcext:value-type="error">
            <text:p>#VALEUR !</text:p>
          </table:table-cell>
          <table:table-cell table:formula="of:=IF([.$B59]=[.F$19];1;0)" office:value-type="string" office:string-value="" calcext:value-type="error">
            <text:p>#VALEUR !</text:p>
          </table:table-cell>
          <table:table-cell table:formula="of:=IF([.$B59]=[.G$19];1;0)" office:value-type="string" office:string-value="" calcext:value-type="error">
            <text:p>#VALEUR !</text:p>
          </table:table-cell>
          <table:table-cell table:formula="of:=IF([.$B5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0]&lt;=[.$B$13];[.$A$2];IF([.A60]&lt;=[.$B$14];[.$A$3];IF([.A60]&lt;=[.$B$15];[.$A$4];IF([.A60]&lt;=[.$B$16];[.$A$5];IF([.A60]&lt;=[.$B$17];[.$A$6];IF([.A60]&lt;=[.$B$18];[.$A$7]))))))" office:value-type="string" office:string-value="" calcext:value-type="error">
            <text:p>#VALEUR !</text:p>
          </table:table-cell>
          <table:table-cell table:formula="of:=IF([.$B60]=[.C$19];1;0)" office:value-type="string" office:string-value="" calcext:value-type="error">
            <text:p>#VALEUR !</text:p>
          </table:table-cell>
          <table:table-cell table:formula="of:=IF([.$B60]=[.D$19];1;0)" office:value-type="string" office:string-value="" calcext:value-type="error">
            <text:p>#VALEUR !</text:p>
          </table:table-cell>
          <table:table-cell table:formula="of:=IF([.$B60]=[.E$19];1;0)" office:value-type="string" office:string-value="" calcext:value-type="error">
            <text:p>#VALEUR !</text:p>
          </table:table-cell>
          <table:table-cell table:formula="of:=IF([.$B60]=[.F$19];1;0)" office:value-type="string" office:string-value="" calcext:value-type="error">
            <text:p>#VALEUR !</text:p>
          </table:table-cell>
          <table:table-cell table:formula="of:=IF([.$B60]=[.G$19];1;0)" office:value-type="string" office:string-value="" calcext:value-type="error">
            <text:p>#VALEUR !</text:p>
          </table:table-cell>
          <table:table-cell table:formula="of:=IF([.$B6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1]&lt;=[.$B$13];[.$A$2];IF([.A61]&lt;=[.$B$14];[.$A$3];IF([.A61]&lt;=[.$B$15];[.$A$4];IF([.A61]&lt;=[.$B$16];[.$A$5];IF([.A61]&lt;=[.$B$17];[.$A$6];IF([.A61]&lt;=[.$B$18];[.$A$7]))))))" office:value-type="string" office:string-value="" calcext:value-type="error">
            <text:p>#VALEUR !</text:p>
          </table:table-cell>
          <table:table-cell table:formula="of:=IF([.$B61]=[.C$19];1;0)" office:value-type="string" office:string-value="" calcext:value-type="error">
            <text:p>#VALEUR !</text:p>
          </table:table-cell>
          <table:table-cell table:formula="of:=IF([.$B61]=[.D$19];1;0)" office:value-type="string" office:string-value="" calcext:value-type="error">
            <text:p>#VALEUR !</text:p>
          </table:table-cell>
          <table:table-cell table:formula="of:=IF([.$B61]=[.E$19];1;0)" office:value-type="string" office:string-value="" calcext:value-type="error">
            <text:p>#VALEUR !</text:p>
          </table:table-cell>
          <table:table-cell table:formula="of:=IF([.$B61]=[.F$19];1;0)" office:value-type="string" office:string-value="" calcext:value-type="error">
            <text:p>#VALEUR !</text:p>
          </table:table-cell>
          <table:table-cell table:formula="of:=IF([.$B61]=[.G$19];1;0)" office:value-type="string" office:string-value="" calcext:value-type="error">
            <text:p>#VALEUR !</text:p>
          </table:table-cell>
          <table:table-cell table:formula="of:=IF([.$B6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2]&lt;=[.$B$13];[.$A$2];IF([.A62]&lt;=[.$B$14];[.$A$3];IF([.A62]&lt;=[.$B$15];[.$A$4];IF([.A62]&lt;=[.$B$16];[.$A$5];IF([.A62]&lt;=[.$B$17];[.$A$6];IF([.A62]&lt;=[.$B$18];[.$A$7]))))))" office:value-type="string" office:string-value="" calcext:value-type="error">
            <text:p>#VALEUR !</text:p>
          </table:table-cell>
          <table:table-cell table:formula="of:=IF([.$B62]=[.C$19];1;0)" office:value-type="string" office:string-value="" calcext:value-type="error">
            <text:p>#VALEUR !</text:p>
          </table:table-cell>
          <table:table-cell table:formula="of:=IF([.$B62]=[.D$19];1;0)" office:value-type="string" office:string-value="" calcext:value-type="error">
            <text:p>#VALEUR !</text:p>
          </table:table-cell>
          <table:table-cell table:formula="of:=IF([.$B62]=[.E$19];1;0)" office:value-type="string" office:string-value="" calcext:value-type="error">
            <text:p>#VALEUR !</text:p>
          </table:table-cell>
          <table:table-cell table:formula="of:=IF([.$B62]=[.F$19];1;0)" office:value-type="string" office:string-value="" calcext:value-type="error">
            <text:p>#VALEUR !</text:p>
          </table:table-cell>
          <table:table-cell table:formula="of:=IF([.$B62]=[.G$19];1;0)" office:value-type="string" office:string-value="" calcext:value-type="error">
            <text:p>#VALEUR !</text:p>
          </table:table-cell>
          <table:table-cell table:formula="of:=IF([.$B6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3]&lt;=[.$B$13];[.$A$2];IF([.A63]&lt;=[.$B$14];[.$A$3];IF([.A63]&lt;=[.$B$15];[.$A$4];IF([.A63]&lt;=[.$B$16];[.$A$5];IF([.A63]&lt;=[.$B$17];[.$A$6];IF([.A63]&lt;=[.$B$18];[.$A$7]))))))" office:value-type="string" office:string-value="" calcext:value-type="error">
            <text:p>#VALEUR !</text:p>
          </table:table-cell>
          <table:table-cell table:formula="of:=IF([.$B63]=[.C$19];1;0)" office:value-type="string" office:string-value="" calcext:value-type="error">
            <text:p>#VALEUR !</text:p>
          </table:table-cell>
          <table:table-cell table:formula="of:=IF([.$B63]=[.D$19];1;0)" office:value-type="string" office:string-value="" calcext:value-type="error">
            <text:p>#VALEUR !</text:p>
          </table:table-cell>
          <table:table-cell table:formula="of:=IF([.$B63]=[.E$19];1;0)" office:value-type="string" office:string-value="" calcext:value-type="error">
            <text:p>#VALEUR !</text:p>
          </table:table-cell>
          <table:table-cell table:formula="of:=IF([.$B63]=[.F$19];1;0)" office:value-type="string" office:string-value="" calcext:value-type="error">
            <text:p>#VALEUR !</text:p>
          </table:table-cell>
          <table:table-cell table:formula="of:=IF([.$B63]=[.G$19];1;0)" office:value-type="string" office:string-value="" calcext:value-type="error">
            <text:p>#VALEUR !</text:p>
          </table:table-cell>
          <table:table-cell table:formula="of:=IF([.$B6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4]&lt;=[.$B$13];[.$A$2];IF([.A64]&lt;=[.$B$14];[.$A$3];IF([.A64]&lt;=[.$B$15];[.$A$4];IF([.A64]&lt;=[.$B$16];[.$A$5];IF([.A64]&lt;=[.$B$17];[.$A$6];IF([.A64]&lt;=[.$B$18];[.$A$7]))))))" office:value-type="string" office:string-value="" calcext:value-type="error">
            <text:p>#VALEUR !</text:p>
          </table:table-cell>
          <table:table-cell table:formula="of:=IF([.$B64]=[.C$19];1;0)" office:value-type="string" office:string-value="" calcext:value-type="error">
            <text:p>#VALEUR !</text:p>
          </table:table-cell>
          <table:table-cell table:formula="of:=IF([.$B64]=[.D$19];1;0)" office:value-type="string" office:string-value="" calcext:value-type="error">
            <text:p>#VALEUR !</text:p>
          </table:table-cell>
          <table:table-cell table:formula="of:=IF([.$B64]=[.E$19];1;0)" office:value-type="string" office:string-value="" calcext:value-type="error">
            <text:p>#VALEUR !</text:p>
          </table:table-cell>
          <table:table-cell table:formula="of:=IF([.$B64]=[.F$19];1;0)" office:value-type="string" office:string-value="" calcext:value-type="error">
            <text:p>#VALEUR !</text:p>
          </table:table-cell>
          <table:table-cell table:formula="of:=IF([.$B64]=[.G$19];1;0)" office:value-type="string" office:string-value="" calcext:value-type="error">
            <text:p>#VALEUR !</text:p>
          </table:table-cell>
          <table:table-cell table:formula="of:=IF([.$B6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5]&lt;=[.$B$13];[.$A$2];IF([.A65]&lt;=[.$B$14];[.$A$3];IF([.A65]&lt;=[.$B$15];[.$A$4];IF([.A65]&lt;=[.$B$16];[.$A$5];IF([.A65]&lt;=[.$B$17];[.$A$6];IF([.A65]&lt;=[.$B$18];[.$A$7]))))))" office:value-type="string" office:string-value="" calcext:value-type="error">
            <text:p>#VALEUR !</text:p>
          </table:table-cell>
          <table:table-cell table:formula="of:=IF([.$B65]=[.C$19];1;0)" office:value-type="string" office:string-value="" calcext:value-type="error">
            <text:p>#VALEUR !</text:p>
          </table:table-cell>
          <table:table-cell table:formula="of:=IF([.$B65]=[.D$19];1;0)" office:value-type="string" office:string-value="" calcext:value-type="error">
            <text:p>#VALEUR !</text:p>
          </table:table-cell>
          <table:table-cell table:formula="of:=IF([.$B65]=[.E$19];1;0)" office:value-type="string" office:string-value="" calcext:value-type="error">
            <text:p>#VALEUR !</text:p>
          </table:table-cell>
          <table:table-cell table:formula="of:=IF([.$B65]=[.F$19];1;0)" office:value-type="string" office:string-value="" calcext:value-type="error">
            <text:p>#VALEUR !</text:p>
          </table:table-cell>
          <table:table-cell table:formula="of:=IF([.$B65]=[.G$19];1;0)" office:value-type="string" office:string-value="" calcext:value-type="error">
            <text:p>#VALEUR !</text:p>
          </table:table-cell>
          <table:table-cell table:formula="of:=IF([.$B6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6]&lt;=[.$B$13];[.$A$2];IF([.A66]&lt;=[.$B$14];[.$A$3];IF([.A66]&lt;=[.$B$15];[.$A$4];IF([.A66]&lt;=[.$B$16];[.$A$5];IF([.A66]&lt;=[.$B$17];[.$A$6];IF([.A66]&lt;=[.$B$18];[.$A$7]))))))" office:value-type="string" office:string-value="" calcext:value-type="error">
            <text:p>#VALEUR !</text:p>
          </table:table-cell>
          <table:table-cell table:formula="of:=IF([.$B66]=[.C$19];1;0)" office:value-type="string" office:string-value="" calcext:value-type="error">
            <text:p>#VALEUR !</text:p>
          </table:table-cell>
          <table:table-cell table:formula="of:=IF([.$B66]=[.D$19];1;0)" office:value-type="string" office:string-value="" calcext:value-type="error">
            <text:p>#VALEUR !</text:p>
          </table:table-cell>
          <table:table-cell table:formula="of:=IF([.$B66]=[.E$19];1;0)" office:value-type="string" office:string-value="" calcext:value-type="error">
            <text:p>#VALEUR !</text:p>
          </table:table-cell>
          <table:table-cell table:formula="of:=IF([.$B66]=[.F$19];1;0)" office:value-type="string" office:string-value="" calcext:value-type="error">
            <text:p>#VALEUR !</text:p>
          </table:table-cell>
          <table:table-cell table:formula="of:=IF([.$B66]=[.G$19];1;0)" office:value-type="string" office:string-value="" calcext:value-type="error">
            <text:p>#VALEUR !</text:p>
          </table:table-cell>
          <table:table-cell table:formula="of:=IF([.$B6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7]&lt;=[.$B$13];[.$A$2];IF([.A67]&lt;=[.$B$14];[.$A$3];IF([.A67]&lt;=[.$B$15];[.$A$4];IF([.A67]&lt;=[.$B$16];[.$A$5];IF([.A67]&lt;=[.$B$17];[.$A$6];IF([.A67]&lt;=[.$B$18];[.$A$7]))))))" office:value-type="string" office:string-value="" calcext:value-type="error">
            <text:p>#VALEUR !</text:p>
          </table:table-cell>
          <table:table-cell table:formula="of:=IF([.$B67]=[.C$19];1;0)" office:value-type="string" office:string-value="" calcext:value-type="error">
            <text:p>#VALEUR !</text:p>
          </table:table-cell>
          <table:table-cell table:formula="of:=IF([.$B67]=[.D$19];1;0)" office:value-type="string" office:string-value="" calcext:value-type="error">
            <text:p>#VALEUR !</text:p>
          </table:table-cell>
          <table:table-cell table:formula="of:=IF([.$B67]=[.E$19];1;0)" office:value-type="string" office:string-value="" calcext:value-type="error">
            <text:p>#VALEUR !</text:p>
          </table:table-cell>
          <table:table-cell table:formula="of:=IF([.$B67]=[.F$19];1;0)" office:value-type="string" office:string-value="" calcext:value-type="error">
            <text:p>#VALEUR !</text:p>
          </table:table-cell>
          <table:table-cell table:formula="of:=IF([.$B67]=[.G$19];1;0)" office:value-type="string" office:string-value="" calcext:value-type="error">
            <text:p>#VALEUR !</text:p>
          </table:table-cell>
          <table:table-cell table:formula="of:=IF([.$B6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8]&lt;=[.$B$13];[.$A$2];IF([.A68]&lt;=[.$B$14];[.$A$3];IF([.A68]&lt;=[.$B$15];[.$A$4];IF([.A68]&lt;=[.$B$16];[.$A$5];IF([.A68]&lt;=[.$B$17];[.$A$6];IF([.A68]&lt;=[.$B$18];[.$A$7]))))))" office:value-type="string" office:string-value="" calcext:value-type="error">
            <text:p>#VALEUR !</text:p>
          </table:table-cell>
          <table:table-cell table:formula="of:=IF([.$B68]=[.C$19];1;0)" office:value-type="string" office:string-value="" calcext:value-type="error">
            <text:p>#VALEUR !</text:p>
          </table:table-cell>
          <table:table-cell table:formula="of:=IF([.$B68]=[.D$19];1;0)" office:value-type="string" office:string-value="" calcext:value-type="error">
            <text:p>#VALEUR !</text:p>
          </table:table-cell>
          <table:table-cell table:formula="of:=IF([.$B68]=[.E$19];1;0)" office:value-type="string" office:string-value="" calcext:value-type="error">
            <text:p>#VALEUR !</text:p>
          </table:table-cell>
          <table:table-cell table:formula="of:=IF([.$B68]=[.F$19];1;0)" office:value-type="string" office:string-value="" calcext:value-type="error">
            <text:p>#VALEUR !</text:p>
          </table:table-cell>
          <table:table-cell table:formula="of:=IF([.$B68]=[.G$19];1;0)" office:value-type="string" office:string-value="" calcext:value-type="error">
            <text:p>#VALEUR !</text:p>
          </table:table-cell>
          <table:table-cell table:formula="of:=IF([.$B6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9]&lt;=[.$B$13];[.$A$2];IF([.A69]&lt;=[.$B$14];[.$A$3];IF([.A69]&lt;=[.$B$15];[.$A$4];IF([.A69]&lt;=[.$B$16];[.$A$5];IF([.A69]&lt;=[.$B$17];[.$A$6];IF([.A69]&lt;=[.$B$18];[.$A$7]))))))" office:value-type="string" office:string-value="" calcext:value-type="error">
            <text:p>#VALEUR !</text:p>
          </table:table-cell>
          <table:table-cell table:formula="of:=IF([.$B69]=[.C$19];1;0)" office:value-type="string" office:string-value="" calcext:value-type="error">
            <text:p>#VALEUR !</text:p>
          </table:table-cell>
          <table:table-cell table:formula="of:=IF([.$B69]=[.D$19];1;0)" office:value-type="string" office:string-value="" calcext:value-type="error">
            <text:p>#VALEUR !</text:p>
          </table:table-cell>
          <table:table-cell table:formula="of:=IF([.$B69]=[.E$19];1;0)" office:value-type="string" office:string-value="" calcext:value-type="error">
            <text:p>#VALEUR !</text:p>
          </table:table-cell>
          <table:table-cell table:formula="of:=IF([.$B69]=[.F$19];1;0)" office:value-type="string" office:string-value="" calcext:value-type="error">
            <text:p>#VALEUR !</text:p>
          </table:table-cell>
          <table:table-cell table:formula="of:=IF([.$B69]=[.G$19];1;0)" office:value-type="string" office:string-value="" calcext:value-type="error">
            <text:p>#VALEUR !</text:p>
          </table:table-cell>
          <table:table-cell table:formula="of:=IF([.$B6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0]&lt;=[.$B$13];[.$A$2];IF([.A70]&lt;=[.$B$14];[.$A$3];IF([.A70]&lt;=[.$B$15];[.$A$4];IF([.A70]&lt;=[.$B$16];[.$A$5];IF([.A70]&lt;=[.$B$17];[.$A$6];IF([.A70]&lt;=[.$B$18];[.$A$7]))))))" office:value-type="string" office:string-value="" calcext:value-type="error">
            <text:p>#VALEUR !</text:p>
          </table:table-cell>
          <table:table-cell table:formula="of:=IF([.$B70]=[.C$19];1;0)" office:value-type="string" office:string-value="" calcext:value-type="error">
            <text:p>#VALEUR !</text:p>
          </table:table-cell>
          <table:table-cell table:formula="of:=IF([.$B70]=[.D$19];1;0)" office:value-type="string" office:string-value="" calcext:value-type="error">
            <text:p>#VALEUR !</text:p>
          </table:table-cell>
          <table:table-cell table:formula="of:=IF([.$B70]=[.E$19];1;0)" office:value-type="string" office:string-value="" calcext:value-type="error">
            <text:p>#VALEUR !</text:p>
          </table:table-cell>
          <table:table-cell table:formula="of:=IF([.$B70]=[.F$19];1;0)" office:value-type="string" office:string-value="" calcext:value-type="error">
            <text:p>#VALEUR !</text:p>
          </table:table-cell>
          <table:table-cell table:formula="of:=IF([.$B70]=[.G$19];1;0)" office:value-type="string" office:string-value="" calcext:value-type="error">
            <text:p>#VALEUR !</text:p>
          </table:table-cell>
          <table:table-cell table:formula="of:=IF([.$B7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1]&lt;=[.$B$13];[.$A$2];IF([.A71]&lt;=[.$B$14];[.$A$3];IF([.A71]&lt;=[.$B$15];[.$A$4];IF([.A71]&lt;=[.$B$16];[.$A$5];IF([.A71]&lt;=[.$B$17];[.$A$6];IF([.A71]&lt;=[.$B$18];[.$A$7]))))))" office:value-type="string" office:string-value="" calcext:value-type="error">
            <text:p>#VALEUR !</text:p>
          </table:table-cell>
          <table:table-cell table:formula="of:=IF([.$B71]=[.C$19];1;0)" office:value-type="string" office:string-value="" calcext:value-type="error">
            <text:p>#VALEUR !</text:p>
          </table:table-cell>
          <table:table-cell table:formula="of:=IF([.$B71]=[.D$19];1;0)" office:value-type="string" office:string-value="" calcext:value-type="error">
            <text:p>#VALEUR !</text:p>
          </table:table-cell>
          <table:table-cell table:formula="of:=IF([.$B71]=[.E$19];1;0)" office:value-type="string" office:string-value="" calcext:value-type="error">
            <text:p>#VALEUR !</text:p>
          </table:table-cell>
          <table:table-cell table:formula="of:=IF([.$B71]=[.F$19];1;0)" office:value-type="string" office:string-value="" calcext:value-type="error">
            <text:p>#VALEUR !</text:p>
          </table:table-cell>
          <table:table-cell table:formula="of:=IF([.$B71]=[.G$19];1;0)" office:value-type="string" office:string-value="" calcext:value-type="error">
            <text:p>#VALEUR !</text:p>
          </table:table-cell>
          <table:table-cell table:formula="of:=IF([.$B7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2]&lt;=[.$B$13];[.$A$2];IF([.A72]&lt;=[.$B$14];[.$A$3];IF([.A72]&lt;=[.$B$15];[.$A$4];IF([.A72]&lt;=[.$B$16];[.$A$5];IF([.A72]&lt;=[.$B$17];[.$A$6];IF([.A72]&lt;=[.$B$18];[.$A$7]))))))" office:value-type="string" office:string-value="" calcext:value-type="error">
            <text:p>#VALEUR !</text:p>
          </table:table-cell>
          <table:table-cell table:formula="of:=IF([.$B72]=[.C$19];1;0)" office:value-type="string" office:string-value="" calcext:value-type="error">
            <text:p>#VALEUR !</text:p>
          </table:table-cell>
          <table:table-cell table:formula="of:=IF([.$B72]=[.D$19];1;0)" office:value-type="string" office:string-value="" calcext:value-type="error">
            <text:p>#VALEUR !</text:p>
          </table:table-cell>
          <table:table-cell table:formula="of:=IF([.$B72]=[.E$19];1;0)" office:value-type="string" office:string-value="" calcext:value-type="error">
            <text:p>#VALEUR !</text:p>
          </table:table-cell>
          <table:table-cell table:formula="of:=IF([.$B72]=[.F$19];1;0)" office:value-type="string" office:string-value="" calcext:value-type="error">
            <text:p>#VALEUR !</text:p>
          </table:table-cell>
          <table:table-cell table:formula="of:=IF([.$B72]=[.G$19];1;0)" office:value-type="string" office:string-value="" calcext:value-type="error">
            <text:p>#VALEUR !</text:p>
          </table:table-cell>
          <table:table-cell table:formula="of:=IF([.$B7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3]&lt;=[.$B$13];[.$A$2];IF([.A73]&lt;=[.$B$14];[.$A$3];IF([.A73]&lt;=[.$B$15];[.$A$4];IF([.A73]&lt;=[.$B$16];[.$A$5];IF([.A73]&lt;=[.$B$17];[.$A$6];IF([.A73]&lt;=[.$B$18];[.$A$7]))))))" office:value-type="string" office:string-value="" calcext:value-type="error">
            <text:p>#VALEUR !</text:p>
          </table:table-cell>
          <table:table-cell table:formula="of:=IF([.$B73]=[.C$19];1;0)" office:value-type="string" office:string-value="" calcext:value-type="error">
            <text:p>#VALEUR !</text:p>
          </table:table-cell>
          <table:table-cell table:formula="of:=IF([.$B73]=[.D$19];1;0)" office:value-type="string" office:string-value="" calcext:value-type="error">
            <text:p>#VALEUR !</text:p>
          </table:table-cell>
          <table:table-cell table:formula="of:=IF([.$B73]=[.E$19];1;0)" office:value-type="string" office:string-value="" calcext:value-type="error">
            <text:p>#VALEUR !</text:p>
          </table:table-cell>
          <table:table-cell table:formula="of:=IF([.$B73]=[.F$19];1;0)" office:value-type="string" office:string-value="" calcext:value-type="error">
            <text:p>#VALEUR !</text:p>
          </table:table-cell>
          <table:table-cell table:formula="of:=IF([.$B73]=[.G$19];1;0)" office:value-type="string" office:string-value="" calcext:value-type="error">
            <text:p>#VALEUR !</text:p>
          </table:table-cell>
          <table:table-cell table:formula="of:=IF([.$B7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4]&lt;=[.$B$13];[.$A$2];IF([.A74]&lt;=[.$B$14];[.$A$3];IF([.A74]&lt;=[.$B$15];[.$A$4];IF([.A74]&lt;=[.$B$16];[.$A$5];IF([.A74]&lt;=[.$B$17];[.$A$6];IF([.A74]&lt;=[.$B$18];[.$A$7]))))))" office:value-type="string" office:string-value="" calcext:value-type="error">
            <text:p>#VALEUR !</text:p>
          </table:table-cell>
          <table:table-cell table:formula="of:=IF([.$B74]=[.C$19];1;0)" office:value-type="string" office:string-value="" calcext:value-type="error">
            <text:p>#VALEUR !</text:p>
          </table:table-cell>
          <table:table-cell table:formula="of:=IF([.$B74]=[.D$19];1;0)" office:value-type="string" office:string-value="" calcext:value-type="error">
            <text:p>#VALEUR !</text:p>
          </table:table-cell>
          <table:table-cell table:formula="of:=IF([.$B74]=[.E$19];1;0)" office:value-type="string" office:string-value="" calcext:value-type="error">
            <text:p>#VALEUR !</text:p>
          </table:table-cell>
          <table:table-cell table:formula="of:=IF([.$B74]=[.F$19];1;0)" office:value-type="string" office:string-value="" calcext:value-type="error">
            <text:p>#VALEUR !</text:p>
          </table:table-cell>
          <table:table-cell table:formula="of:=IF([.$B74]=[.G$19];1;0)" office:value-type="string" office:string-value="" calcext:value-type="error">
            <text:p>#VALEUR !</text:p>
          </table:table-cell>
          <table:table-cell table:formula="of:=IF([.$B7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5]&lt;=[.$B$13];[.$A$2];IF([.A75]&lt;=[.$B$14];[.$A$3];IF([.A75]&lt;=[.$B$15];[.$A$4];IF([.A75]&lt;=[.$B$16];[.$A$5];IF([.A75]&lt;=[.$B$17];[.$A$6];IF([.A75]&lt;=[.$B$18];[.$A$7]))))))" office:value-type="string" office:string-value="" calcext:value-type="error">
            <text:p>#VALEUR !</text:p>
          </table:table-cell>
          <table:table-cell table:formula="of:=IF([.$B75]=[.C$19];1;0)" office:value-type="string" office:string-value="" calcext:value-type="error">
            <text:p>#VALEUR !</text:p>
          </table:table-cell>
          <table:table-cell table:formula="of:=IF([.$B75]=[.D$19];1;0)" office:value-type="string" office:string-value="" calcext:value-type="error">
            <text:p>#VALEUR !</text:p>
          </table:table-cell>
          <table:table-cell table:formula="of:=IF([.$B75]=[.E$19];1;0)" office:value-type="string" office:string-value="" calcext:value-type="error">
            <text:p>#VALEUR !</text:p>
          </table:table-cell>
          <table:table-cell table:formula="of:=IF([.$B75]=[.F$19];1;0)" office:value-type="string" office:string-value="" calcext:value-type="error">
            <text:p>#VALEUR !</text:p>
          </table:table-cell>
          <table:table-cell table:formula="of:=IF([.$B75]=[.G$19];1;0)" office:value-type="string" office:string-value="" calcext:value-type="error">
            <text:p>#VALEUR !</text:p>
          </table:table-cell>
          <table:table-cell table:formula="of:=IF([.$B7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6]&lt;=[.$B$13];[.$A$2];IF([.A76]&lt;=[.$B$14];[.$A$3];IF([.A76]&lt;=[.$B$15];[.$A$4];IF([.A76]&lt;=[.$B$16];[.$A$5];IF([.A76]&lt;=[.$B$17];[.$A$6];IF([.A76]&lt;=[.$B$18];[.$A$7]))))))" office:value-type="string" office:string-value="" calcext:value-type="error">
            <text:p>#VALEUR !</text:p>
          </table:table-cell>
          <table:table-cell table:formula="of:=IF([.$B76]=[.C$19];1;0)" office:value-type="string" office:string-value="" calcext:value-type="error">
            <text:p>#VALEUR !</text:p>
          </table:table-cell>
          <table:table-cell table:formula="of:=IF([.$B76]=[.D$19];1;0)" office:value-type="string" office:string-value="" calcext:value-type="error">
            <text:p>#VALEUR !</text:p>
          </table:table-cell>
          <table:table-cell table:formula="of:=IF([.$B76]=[.E$19];1;0)" office:value-type="string" office:string-value="" calcext:value-type="error">
            <text:p>#VALEUR !</text:p>
          </table:table-cell>
          <table:table-cell table:formula="of:=IF([.$B76]=[.F$19];1;0)" office:value-type="string" office:string-value="" calcext:value-type="error">
            <text:p>#VALEUR !</text:p>
          </table:table-cell>
          <table:table-cell table:formula="of:=IF([.$B76]=[.G$19];1;0)" office:value-type="string" office:string-value="" calcext:value-type="error">
            <text:p>#VALEUR !</text:p>
          </table:table-cell>
          <table:table-cell table:formula="of:=IF([.$B7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7]&lt;=[.$B$13];[.$A$2];IF([.A77]&lt;=[.$B$14];[.$A$3];IF([.A77]&lt;=[.$B$15];[.$A$4];IF([.A77]&lt;=[.$B$16];[.$A$5];IF([.A77]&lt;=[.$B$17];[.$A$6];IF([.A77]&lt;=[.$B$18];[.$A$7]))))))" office:value-type="string" office:string-value="" calcext:value-type="error">
            <text:p>#VALEUR !</text:p>
          </table:table-cell>
          <table:table-cell table:formula="of:=IF([.$B77]=[.C$19];1;0)" office:value-type="string" office:string-value="" calcext:value-type="error">
            <text:p>#VALEUR !</text:p>
          </table:table-cell>
          <table:table-cell table:formula="of:=IF([.$B77]=[.D$19];1;0)" office:value-type="string" office:string-value="" calcext:value-type="error">
            <text:p>#VALEUR !</text:p>
          </table:table-cell>
          <table:table-cell table:formula="of:=IF([.$B77]=[.E$19];1;0)" office:value-type="string" office:string-value="" calcext:value-type="error">
            <text:p>#VALEUR !</text:p>
          </table:table-cell>
          <table:table-cell table:formula="of:=IF([.$B77]=[.F$19];1;0)" office:value-type="string" office:string-value="" calcext:value-type="error">
            <text:p>#VALEUR !</text:p>
          </table:table-cell>
          <table:table-cell table:formula="of:=IF([.$B77]=[.G$19];1;0)" office:value-type="string" office:string-value="" calcext:value-type="error">
            <text:p>#VALEUR !</text:p>
          </table:table-cell>
          <table:table-cell table:formula="of:=IF([.$B7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8]&lt;=[.$B$13];[.$A$2];IF([.A78]&lt;=[.$B$14];[.$A$3];IF([.A78]&lt;=[.$B$15];[.$A$4];IF([.A78]&lt;=[.$B$16];[.$A$5];IF([.A78]&lt;=[.$B$17];[.$A$6];IF([.A78]&lt;=[.$B$18];[.$A$7]))))))" office:value-type="string" office:string-value="" calcext:value-type="error">
            <text:p>#VALEUR !</text:p>
          </table:table-cell>
          <table:table-cell table:formula="of:=IF([.$B78]=[.C$19];1;0)" office:value-type="string" office:string-value="" calcext:value-type="error">
            <text:p>#VALEUR !</text:p>
          </table:table-cell>
          <table:table-cell table:formula="of:=IF([.$B78]=[.D$19];1;0)" office:value-type="string" office:string-value="" calcext:value-type="error">
            <text:p>#VALEUR !</text:p>
          </table:table-cell>
          <table:table-cell table:formula="of:=IF([.$B78]=[.E$19];1;0)" office:value-type="string" office:string-value="" calcext:value-type="error">
            <text:p>#VALEUR !</text:p>
          </table:table-cell>
          <table:table-cell table:formula="of:=IF([.$B78]=[.F$19];1;0)" office:value-type="string" office:string-value="" calcext:value-type="error">
            <text:p>#VALEUR !</text:p>
          </table:table-cell>
          <table:table-cell table:formula="of:=IF([.$B78]=[.G$19];1;0)" office:value-type="string" office:string-value="" calcext:value-type="error">
            <text:p>#VALEUR !</text:p>
          </table:table-cell>
          <table:table-cell table:formula="of:=IF([.$B7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9]&lt;=[.$B$13];[.$A$2];IF([.A79]&lt;=[.$B$14];[.$A$3];IF([.A79]&lt;=[.$B$15];[.$A$4];IF([.A79]&lt;=[.$B$16];[.$A$5];IF([.A79]&lt;=[.$B$17];[.$A$6];IF([.A79]&lt;=[.$B$18];[.$A$7]))))))" office:value-type="string" office:string-value="" calcext:value-type="error">
            <text:p>#VALEUR !</text:p>
          </table:table-cell>
          <table:table-cell table:formula="of:=IF([.$B79]=[.C$19];1;0)" office:value-type="string" office:string-value="" calcext:value-type="error">
            <text:p>#VALEUR !</text:p>
          </table:table-cell>
          <table:table-cell table:formula="of:=IF([.$B79]=[.D$19];1;0)" office:value-type="string" office:string-value="" calcext:value-type="error">
            <text:p>#VALEUR !</text:p>
          </table:table-cell>
          <table:table-cell table:formula="of:=IF([.$B79]=[.E$19];1;0)" office:value-type="string" office:string-value="" calcext:value-type="error">
            <text:p>#VALEUR !</text:p>
          </table:table-cell>
          <table:table-cell table:formula="of:=IF([.$B79]=[.F$19];1;0)" office:value-type="string" office:string-value="" calcext:value-type="error">
            <text:p>#VALEUR !</text:p>
          </table:table-cell>
          <table:table-cell table:formula="of:=IF([.$B79]=[.G$19];1;0)" office:value-type="string" office:string-value="" calcext:value-type="error">
            <text:p>#VALEUR !</text:p>
          </table:table-cell>
          <table:table-cell table:formula="of:=IF([.$B7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0]&lt;=[.$B$13];[.$A$2];IF([.A80]&lt;=[.$B$14];[.$A$3];IF([.A80]&lt;=[.$B$15];[.$A$4];IF([.A80]&lt;=[.$B$16];[.$A$5];IF([.A80]&lt;=[.$B$17];[.$A$6];IF([.A80]&lt;=[.$B$18];[.$A$7]))))))" office:value-type="string" office:string-value="" calcext:value-type="error">
            <text:p>#VALEUR !</text:p>
          </table:table-cell>
          <table:table-cell table:formula="of:=IF([.$B80]=[.C$19];1;0)" office:value-type="string" office:string-value="" calcext:value-type="error">
            <text:p>#VALEUR !</text:p>
          </table:table-cell>
          <table:table-cell table:formula="of:=IF([.$B80]=[.D$19];1;0)" office:value-type="string" office:string-value="" calcext:value-type="error">
            <text:p>#VALEUR !</text:p>
          </table:table-cell>
          <table:table-cell table:formula="of:=IF([.$B80]=[.E$19];1;0)" office:value-type="string" office:string-value="" calcext:value-type="error">
            <text:p>#VALEUR !</text:p>
          </table:table-cell>
          <table:table-cell table:formula="of:=IF([.$B80]=[.F$19];1;0)" office:value-type="string" office:string-value="" calcext:value-type="error">
            <text:p>#VALEUR !</text:p>
          </table:table-cell>
          <table:table-cell table:formula="of:=IF([.$B80]=[.G$19];1;0)" office:value-type="string" office:string-value="" calcext:value-type="error">
            <text:p>#VALEUR !</text:p>
          </table:table-cell>
          <table:table-cell table:formula="of:=IF([.$B8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1]&lt;=[.$B$13];[.$A$2];IF([.A81]&lt;=[.$B$14];[.$A$3];IF([.A81]&lt;=[.$B$15];[.$A$4];IF([.A81]&lt;=[.$B$16];[.$A$5];IF([.A81]&lt;=[.$B$17];[.$A$6];IF([.A81]&lt;=[.$B$18];[.$A$7]))))))" office:value-type="string" office:string-value="" calcext:value-type="error">
            <text:p>#VALEUR !</text:p>
          </table:table-cell>
          <table:table-cell table:formula="of:=IF([.$B81]=[.C$19];1;0)" office:value-type="string" office:string-value="" calcext:value-type="error">
            <text:p>#VALEUR !</text:p>
          </table:table-cell>
          <table:table-cell table:formula="of:=IF([.$B81]=[.D$19];1;0)" office:value-type="string" office:string-value="" calcext:value-type="error">
            <text:p>#VALEUR !</text:p>
          </table:table-cell>
          <table:table-cell table:formula="of:=IF([.$B81]=[.E$19];1;0)" office:value-type="string" office:string-value="" calcext:value-type="error">
            <text:p>#VALEUR !</text:p>
          </table:table-cell>
          <table:table-cell table:formula="of:=IF([.$B81]=[.F$19];1;0)" office:value-type="string" office:string-value="" calcext:value-type="error">
            <text:p>#VALEUR !</text:p>
          </table:table-cell>
          <table:table-cell table:formula="of:=IF([.$B81]=[.G$19];1;0)" office:value-type="string" office:string-value="" calcext:value-type="error">
            <text:p>#VALEUR !</text:p>
          </table:table-cell>
          <table:table-cell table:formula="of:=IF([.$B8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2]&lt;=[.$B$13];[.$A$2];IF([.A82]&lt;=[.$B$14];[.$A$3];IF([.A82]&lt;=[.$B$15];[.$A$4];IF([.A82]&lt;=[.$B$16];[.$A$5];IF([.A82]&lt;=[.$B$17];[.$A$6];IF([.A82]&lt;=[.$B$18];[.$A$7]))))))" office:value-type="string" office:string-value="" calcext:value-type="error">
            <text:p>#VALEUR !</text:p>
          </table:table-cell>
          <table:table-cell table:formula="of:=IF([.$B82]=[.C$19];1;0)" office:value-type="string" office:string-value="" calcext:value-type="error">
            <text:p>#VALEUR !</text:p>
          </table:table-cell>
          <table:table-cell table:formula="of:=IF([.$B82]=[.D$19];1;0)" office:value-type="string" office:string-value="" calcext:value-type="error">
            <text:p>#VALEUR !</text:p>
          </table:table-cell>
          <table:table-cell table:formula="of:=IF([.$B82]=[.E$19];1;0)" office:value-type="string" office:string-value="" calcext:value-type="error">
            <text:p>#VALEUR !</text:p>
          </table:table-cell>
          <table:table-cell table:formula="of:=IF([.$B82]=[.F$19];1;0)" office:value-type="string" office:string-value="" calcext:value-type="error">
            <text:p>#VALEUR !</text:p>
          </table:table-cell>
          <table:table-cell table:formula="of:=IF([.$B82]=[.G$19];1;0)" office:value-type="string" office:string-value="" calcext:value-type="error">
            <text:p>#VALEUR !</text:p>
          </table:table-cell>
          <table:table-cell table:formula="of:=IF([.$B8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3]&lt;=[.$B$13];[.$A$2];IF([.A83]&lt;=[.$B$14];[.$A$3];IF([.A83]&lt;=[.$B$15];[.$A$4];IF([.A83]&lt;=[.$B$16];[.$A$5];IF([.A83]&lt;=[.$B$17];[.$A$6];IF([.A83]&lt;=[.$B$18];[.$A$7]))))))" office:value-type="string" office:string-value="" calcext:value-type="error">
            <text:p>#VALEUR !</text:p>
          </table:table-cell>
          <table:table-cell table:formula="of:=IF([.$B83]=[.C$19];1;0)" office:value-type="string" office:string-value="" calcext:value-type="error">
            <text:p>#VALEUR !</text:p>
          </table:table-cell>
          <table:table-cell table:formula="of:=IF([.$B83]=[.D$19];1;0)" office:value-type="string" office:string-value="" calcext:value-type="error">
            <text:p>#VALEUR !</text:p>
          </table:table-cell>
          <table:table-cell table:formula="of:=IF([.$B83]=[.E$19];1;0)" office:value-type="string" office:string-value="" calcext:value-type="error">
            <text:p>#VALEUR !</text:p>
          </table:table-cell>
          <table:table-cell table:formula="of:=IF([.$B83]=[.F$19];1;0)" office:value-type="string" office:string-value="" calcext:value-type="error">
            <text:p>#VALEUR !</text:p>
          </table:table-cell>
          <table:table-cell table:formula="of:=IF([.$B83]=[.G$19];1;0)" office:value-type="string" office:string-value="" calcext:value-type="error">
            <text:p>#VALEUR !</text:p>
          </table:table-cell>
          <table:table-cell table:formula="of:=IF([.$B8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4]&lt;=[.$B$13];[.$A$2];IF([.A84]&lt;=[.$B$14];[.$A$3];IF([.A84]&lt;=[.$B$15];[.$A$4];IF([.A84]&lt;=[.$B$16];[.$A$5];IF([.A84]&lt;=[.$B$17];[.$A$6];IF([.A84]&lt;=[.$B$18];[.$A$7]))))))" office:value-type="string" office:string-value="" calcext:value-type="error">
            <text:p>#VALEUR !</text:p>
          </table:table-cell>
          <table:table-cell table:formula="of:=IF([.$B84]=[.C$19];1;0)" office:value-type="string" office:string-value="" calcext:value-type="error">
            <text:p>#VALEUR !</text:p>
          </table:table-cell>
          <table:table-cell table:formula="of:=IF([.$B84]=[.D$19];1;0)" office:value-type="string" office:string-value="" calcext:value-type="error">
            <text:p>#VALEUR !</text:p>
          </table:table-cell>
          <table:table-cell table:formula="of:=IF([.$B84]=[.E$19];1;0)" office:value-type="string" office:string-value="" calcext:value-type="error">
            <text:p>#VALEUR !</text:p>
          </table:table-cell>
          <table:table-cell table:formula="of:=IF([.$B84]=[.F$19];1;0)" office:value-type="string" office:string-value="" calcext:value-type="error">
            <text:p>#VALEUR !</text:p>
          </table:table-cell>
          <table:table-cell table:formula="of:=IF([.$B84]=[.G$19];1;0)" office:value-type="string" office:string-value="" calcext:value-type="error">
            <text:p>#VALEUR !</text:p>
          </table:table-cell>
          <table:table-cell table:formula="of:=IF([.$B8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5]&lt;=[.$B$13];[.$A$2];IF([.A85]&lt;=[.$B$14];[.$A$3];IF([.A85]&lt;=[.$B$15];[.$A$4];IF([.A85]&lt;=[.$B$16];[.$A$5];IF([.A85]&lt;=[.$B$17];[.$A$6];IF([.A85]&lt;=[.$B$18];[.$A$7]))))))" office:value-type="string" office:string-value="" calcext:value-type="error">
            <text:p>#VALEUR !</text:p>
          </table:table-cell>
          <table:table-cell table:formula="of:=IF([.$B85]=[.C$19];1;0)" office:value-type="string" office:string-value="" calcext:value-type="error">
            <text:p>#VALEUR !</text:p>
          </table:table-cell>
          <table:table-cell table:formula="of:=IF([.$B85]=[.D$19];1;0)" office:value-type="string" office:string-value="" calcext:value-type="error">
            <text:p>#VALEUR !</text:p>
          </table:table-cell>
          <table:table-cell table:formula="of:=IF([.$B85]=[.E$19];1;0)" office:value-type="string" office:string-value="" calcext:value-type="error">
            <text:p>#VALEUR !</text:p>
          </table:table-cell>
          <table:table-cell table:formula="of:=IF([.$B85]=[.F$19];1;0)" office:value-type="string" office:string-value="" calcext:value-type="error">
            <text:p>#VALEUR !</text:p>
          </table:table-cell>
          <table:table-cell table:formula="of:=IF([.$B85]=[.G$19];1;0)" office:value-type="string" office:string-value="" calcext:value-type="error">
            <text:p>#VALEUR !</text:p>
          </table:table-cell>
          <table:table-cell table:formula="of:=IF([.$B8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6]&lt;=[.$B$13];[.$A$2];IF([.A86]&lt;=[.$B$14];[.$A$3];IF([.A86]&lt;=[.$B$15];[.$A$4];IF([.A86]&lt;=[.$B$16];[.$A$5];IF([.A86]&lt;=[.$B$17];[.$A$6];IF([.A86]&lt;=[.$B$18];[.$A$7]))))))" office:value-type="string" office:string-value="" calcext:value-type="error">
            <text:p>#VALEUR !</text:p>
          </table:table-cell>
          <table:table-cell table:formula="of:=IF([.$B86]=[.C$19];1;0)" office:value-type="string" office:string-value="" calcext:value-type="error">
            <text:p>#VALEUR !</text:p>
          </table:table-cell>
          <table:table-cell table:formula="of:=IF([.$B86]=[.D$19];1;0)" office:value-type="string" office:string-value="" calcext:value-type="error">
            <text:p>#VALEUR !</text:p>
          </table:table-cell>
          <table:table-cell table:formula="of:=IF([.$B86]=[.E$19];1;0)" office:value-type="string" office:string-value="" calcext:value-type="error">
            <text:p>#VALEUR !</text:p>
          </table:table-cell>
          <table:table-cell table:formula="of:=IF([.$B86]=[.F$19];1;0)" office:value-type="string" office:string-value="" calcext:value-type="error">
            <text:p>#VALEUR !</text:p>
          </table:table-cell>
          <table:table-cell table:formula="of:=IF([.$B86]=[.G$19];1;0)" office:value-type="string" office:string-value="" calcext:value-type="error">
            <text:p>#VALEUR !</text:p>
          </table:table-cell>
          <table:table-cell table:formula="of:=IF([.$B8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7]&lt;=[.$B$13];[.$A$2];IF([.A87]&lt;=[.$B$14];[.$A$3];IF([.A87]&lt;=[.$B$15];[.$A$4];IF([.A87]&lt;=[.$B$16];[.$A$5];IF([.A87]&lt;=[.$B$17];[.$A$6];IF([.A87]&lt;=[.$B$18];[.$A$7]))))))" office:value-type="string" office:string-value="" calcext:value-type="error">
            <text:p>#VALEUR !</text:p>
          </table:table-cell>
          <table:table-cell table:formula="of:=IF([.$B87]=[.C$19];1;0)" office:value-type="string" office:string-value="" calcext:value-type="error">
            <text:p>#VALEUR !</text:p>
          </table:table-cell>
          <table:table-cell table:formula="of:=IF([.$B87]=[.D$19];1;0)" office:value-type="string" office:string-value="" calcext:value-type="error">
            <text:p>#VALEUR !</text:p>
          </table:table-cell>
          <table:table-cell table:formula="of:=IF([.$B87]=[.E$19];1;0)" office:value-type="string" office:string-value="" calcext:value-type="error">
            <text:p>#VALEUR !</text:p>
          </table:table-cell>
          <table:table-cell table:formula="of:=IF([.$B87]=[.F$19];1;0)" office:value-type="string" office:string-value="" calcext:value-type="error">
            <text:p>#VALEUR !</text:p>
          </table:table-cell>
          <table:table-cell table:formula="of:=IF([.$B87]=[.G$19];1;0)" office:value-type="string" office:string-value="" calcext:value-type="error">
            <text:p>#VALEUR !</text:p>
          </table:table-cell>
          <table:table-cell table:formula="of:=IF([.$B8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8]&lt;=[.$B$13];[.$A$2];IF([.A88]&lt;=[.$B$14];[.$A$3];IF([.A88]&lt;=[.$B$15];[.$A$4];IF([.A88]&lt;=[.$B$16];[.$A$5];IF([.A88]&lt;=[.$B$17];[.$A$6];IF([.A88]&lt;=[.$B$18];[.$A$7]))))))" office:value-type="string" office:string-value="" calcext:value-type="error">
            <text:p>#VALEUR !</text:p>
          </table:table-cell>
          <table:table-cell table:formula="of:=IF([.$B88]=[.C$19];1;0)" office:value-type="string" office:string-value="" calcext:value-type="error">
            <text:p>#VALEUR !</text:p>
          </table:table-cell>
          <table:table-cell table:formula="of:=IF([.$B88]=[.D$19];1;0)" office:value-type="string" office:string-value="" calcext:value-type="error">
            <text:p>#VALEUR !</text:p>
          </table:table-cell>
          <table:table-cell table:formula="of:=IF([.$B88]=[.E$19];1;0)" office:value-type="string" office:string-value="" calcext:value-type="error">
            <text:p>#VALEUR !</text:p>
          </table:table-cell>
          <table:table-cell table:formula="of:=IF([.$B88]=[.F$19];1;0)" office:value-type="string" office:string-value="" calcext:value-type="error">
            <text:p>#VALEUR !</text:p>
          </table:table-cell>
          <table:table-cell table:formula="of:=IF([.$B88]=[.G$19];1;0)" office:value-type="string" office:string-value="" calcext:value-type="error">
            <text:p>#VALEUR !</text:p>
          </table:table-cell>
          <table:table-cell table:formula="of:=IF([.$B8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9]&lt;=[.$B$13];[.$A$2];IF([.A89]&lt;=[.$B$14];[.$A$3];IF([.A89]&lt;=[.$B$15];[.$A$4];IF([.A89]&lt;=[.$B$16];[.$A$5];IF([.A89]&lt;=[.$B$17];[.$A$6];IF([.A89]&lt;=[.$B$18];[.$A$7]))))))" office:value-type="string" office:string-value="" calcext:value-type="error">
            <text:p>#VALEUR !</text:p>
          </table:table-cell>
          <table:table-cell table:formula="of:=IF([.$B89]=[.C$19];1;0)" office:value-type="string" office:string-value="" calcext:value-type="error">
            <text:p>#VALEUR !</text:p>
          </table:table-cell>
          <table:table-cell table:formula="of:=IF([.$B89]=[.D$19];1;0)" office:value-type="string" office:string-value="" calcext:value-type="error">
            <text:p>#VALEUR !</text:p>
          </table:table-cell>
          <table:table-cell table:formula="of:=IF([.$B89]=[.E$19];1;0)" office:value-type="string" office:string-value="" calcext:value-type="error">
            <text:p>#VALEUR !</text:p>
          </table:table-cell>
          <table:table-cell table:formula="of:=IF([.$B89]=[.F$19];1;0)" office:value-type="string" office:string-value="" calcext:value-type="error">
            <text:p>#VALEUR !</text:p>
          </table:table-cell>
          <table:table-cell table:formula="of:=IF([.$B89]=[.G$19];1;0)" office:value-type="string" office:string-value="" calcext:value-type="error">
            <text:p>#VALEUR !</text:p>
          </table:table-cell>
          <table:table-cell table:formula="of:=IF([.$B8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0]&lt;=[.$B$13];[.$A$2];IF([.A90]&lt;=[.$B$14];[.$A$3];IF([.A90]&lt;=[.$B$15];[.$A$4];IF([.A90]&lt;=[.$B$16];[.$A$5];IF([.A90]&lt;=[.$B$17];[.$A$6];IF([.A90]&lt;=[.$B$18];[.$A$7]))))))" office:value-type="string" office:string-value="" calcext:value-type="error">
            <text:p>#VALEUR !</text:p>
          </table:table-cell>
          <table:table-cell table:formula="of:=IF([.$B90]=[.C$19];1;0)" office:value-type="string" office:string-value="" calcext:value-type="error">
            <text:p>#VALEUR !</text:p>
          </table:table-cell>
          <table:table-cell table:formula="of:=IF([.$B90]=[.D$19];1;0)" office:value-type="string" office:string-value="" calcext:value-type="error">
            <text:p>#VALEUR !</text:p>
          </table:table-cell>
          <table:table-cell table:formula="of:=IF([.$B90]=[.E$19];1;0)" office:value-type="string" office:string-value="" calcext:value-type="error">
            <text:p>#VALEUR !</text:p>
          </table:table-cell>
          <table:table-cell table:formula="of:=IF([.$B90]=[.F$19];1;0)" office:value-type="string" office:string-value="" calcext:value-type="error">
            <text:p>#VALEUR !</text:p>
          </table:table-cell>
          <table:table-cell table:formula="of:=IF([.$B90]=[.G$19];1;0)" office:value-type="string" office:string-value="" calcext:value-type="error">
            <text:p>#VALEUR !</text:p>
          </table:table-cell>
          <table:table-cell table:formula="of:=IF([.$B9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1]&lt;=[.$B$13];[.$A$2];IF([.A91]&lt;=[.$B$14];[.$A$3];IF([.A91]&lt;=[.$B$15];[.$A$4];IF([.A91]&lt;=[.$B$16];[.$A$5];IF([.A91]&lt;=[.$B$17];[.$A$6];IF([.A91]&lt;=[.$B$18];[.$A$7]))))))" office:value-type="string" office:string-value="" calcext:value-type="error">
            <text:p>#VALEUR !</text:p>
          </table:table-cell>
          <table:table-cell table:formula="of:=IF([.$B91]=[.C$19];1;0)" office:value-type="string" office:string-value="" calcext:value-type="error">
            <text:p>#VALEUR !</text:p>
          </table:table-cell>
          <table:table-cell table:formula="of:=IF([.$B91]=[.D$19];1;0)" office:value-type="string" office:string-value="" calcext:value-type="error">
            <text:p>#VALEUR !</text:p>
          </table:table-cell>
          <table:table-cell table:formula="of:=IF([.$B91]=[.E$19];1;0)" office:value-type="string" office:string-value="" calcext:value-type="error">
            <text:p>#VALEUR !</text:p>
          </table:table-cell>
          <table:table-cell table:formula="of:=IF([.$B91]=[.F$19];1;0)" office:value-type="string" office:string-value="" calcext:value-type="error">
            <text:p>#VALEUR !</text:p>
          </table:table-cell>
          <table:table-cell table:formula="of:=IF([.$B91]=[.G$19];1;0)" office:value-type="string" office:string-value="" calcext:value-type="error">
            <text:p>#VALEUR !</text:p>
          </table:table-cell>
          <table:table-cell table:formula="of:=IF([.$B9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2]&lt;=[.$B$13];[.$A$2];IF([.A92]&lt;=[.$B$14];[.$A$3];IF([.A92]&lt;=[.$B$15];[.$A$4];IF([.A92]&lt;=[.$B$16];[.$A$5];IF([.A92]&lt;=[.$B$17];[.$A$6];IF([.A92]&lt;=[.$B$18];[.$A$7]))))))" office:value-type="string" office:string-value="" calcext:value-type="error">
            <text:p>#VALEUR !</text:p>
          </table:table-cell>
          <table:table-cell table:formula="of:=IF([.$B92]=[.C$19];1;0)" office:value-type="string" office:string-value="" calcext:value-type="error">
            <text:p>#VALEUR !</text:p>
          </table:table-cell>
          <table:table-cell table:formula="of:=IF([.$B92]=[.D$19];1;0)" office:value-type="string" office:string-value="" calcext:value-type="error">
            <text:p>#VALEUR !</text:p>
          </table:table-cell>
          <table:table-cell table:formula="of:=IF([.$B92]=[.E$19];1;0)" office:value-type="string" office:string-value="" calcext:value-type="error">
            <text:p>#VALEUR !</text:p>
          </table:table-cell>
          <table:table-cell table:formula="of:=IF([.$B92]=[.F$19];1;0)" office:value-type="string" office:string-value="" calcext:value-type="error">
            <text:p>#VALEUR !</text:p>
          </table:table-cell>
          <table:table-cell table:formula="of:=IF([.$B92]=[.G$19];1;0)" office:value-type="string" office:string-value="" calcext:value-type="error">
            <text:p>#VALEUR !</text:p>
          </table:table-cell>
          <table:table-cell table:formula="of:=IF([.$B9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3]&lt;=[.$B$13];[.$A$2];IF([.A93]&lt;=[.$B$14];[.$A$3];IF([.A93]&lt;=[.$B$15];[.$A$4];IF([.A93]&lt;=[.$B$16];[.$A$5];IF([.A93]&lt;=[.$B$17];[.$A$6];IF([.A93]&lt;=[.$B$18];[.$A$7]))))))" office:value-type="string" office:string-value="" calcext:value-type="error">
            <text:p>#VALEUR !</text:p>
          </table:table-cell>
          <table:table-cell table:formula="of:=IF([.$B93]=[.C$19];1;0)" office:value-type="string" office:string-value="" calcext:value-type="error">
            <text:p>#VALEUR !</text:p>
          </table:table-cell>
          <table:table-cell table:formula="of:=IF([.$B93]=[.D$19];1;0)" office:value-type="string" office:string-value="" calcext:value-type="error">
            <text:p>#VALEUR !</text:p>
          </table:table-cell>
          <table:table-cell table:formula="of:=IF([.$B93]=[.E$19];1;0)" office:value-type="string" office:string-value="" calcext:value-type="error">
            <text:p>#VALEUR !</text:p>
          </table:table-cell>
          <table:table-cell table:formula="of:=IF([.$B93]=[.F$19];1;0)" office:value-type="string" office:string-value="" calcext:value-type="error">
            <text:p>#VALEUR !</text:p>
          </table:table-cell>
          <table:table-cell table:formula="of:=IF([.$B93]=[.G$19];1;0)" office:value-type="string" office:string-value="" calcext:value-type="error">
            <text:p>#VALEUR !</text:p>
          </table:table-cell>
          <table:table-cell table:formula="of:=IF([.$B9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4]&lt;=[.$B$13];[.$A$2];IF([.A94]&lt;=[.$B$14];[.$A$3];IF([.A94]&lt;=[.$B$15];[.$A$4];IF([.A94]&lt;=[.$B$16];[.$A$5];IF([.A94]&lt;=[.$B$17];[.$A$6];IF([.A94]&lt;=[.$B$18];[.$A$7]))))))" office:value-type="string" office:string-value="" calcext:value-type="error">
            <text:p>#VALEUR !</text:p>
          </table:table-cell>
          <table:table-cell table:formula="of:=IF([.$B94]=[.C$19];1;0)" office:value-type="string" office:string-value="" calcext:value-type="error">
            <text:p>#VALEUR !</text:p>
          </table:table-cell>
          <table:table-cell table:formula="of:=IF([.$B94]=[.D$19];1;0)" office:value-type="string" office:string-value="" calcext:value-type="error">
            <text:p>#VALEUR !</text:p>
          </table:table-cell>
          <table:table-cell table:formula="of:=IF([.$B94]=[.E$19];1;0)" office:value-type="string" office:string-value="" calcext:value-type="error">
            <text:p>#VALEUR !</text:p>
          </table:table-cell>
          <table:table-cell table:formula="of:=IF([.$B94]=[.F$19];1;0)" office:value-type="string" office:string-value="" calcext:value-type="error">
            <text:p>#VALEUR !</text:p>
          </table:table-cell>
          <table:table-cell table:formula="of:=IF([.$B94]=[.G$19];1;0)" office:value-type="string" office:string-value="" calcext:value-type="error">
            <text:p>#VALEUR !</text:p>
          </table:table-cell>
          <table:table-cell table:formula="of:=IF([.$B9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5]&lt;=[.$B$13];[.$A$2];IF([.A95]&lt;=[.$B$14];[.$A$3];IF([.A95]&lt;=[.$B$15];[.$A$4];IF([.A95]&lt;=[.$B$16];[.$A$5];IF([.A95]&lt;=[.$B$17];[.$A$6];IF([.A95]&lt;=[.$B$18];[.$A$7]))))))" office:value-type="string" office:string-value="" calcext:value-type="error">
            <text:p>#VALEUR !</text:p>
          </table:table-cell>
          <table:table-cell table:formula="of:=IF([.$B95]=[.C$19];1;0)" office:value-type="string" office:string-value="" calcext:value-type="error">
            <text:p>#VALEUR !</text:p>
          </table:table-cell>
          <table:table-cell table:formula="of:=IF([.$B95]=[.D$19];1;0)" office:value-type="string" office:string-value="" calcext:value-type="error">
            <text:p>#VALEUR !</text:p>
          </table:table-cell>
          <table:table-cell table:formula="of:=IF([.$B95]=[.E$19];1;0)" office:value-type="string" office:string-value="" calcext:value-type="error">
            <text:p>#VALEUR !</text:p>
          </table:table-cell>
          <table:table-cell table:formula="of:=IF([.$B95]=[.F$19];1;0)" office:value-type="string" office:string-value="" calcext:value-type="error">
            <text:p>#VALEUR !</text:p>
          </table:table-cell>
          <table:table-cell table:formula="of:=IF([.$B95]=[.G$19];1;0)" office:value-type="string" office:string-value="" calcext:value-type="error">
            <text:p>#VALEUR !</text:p>
          </table:table-cell>
          <table:table-cell table:formula="of:=IF([.$B9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6]&lt;=[.$B$13];[.$A$2];IF([.A96]&lt;=[.$B$14];[.$A$3];IF([.A96]&lt;=[.$B$15];[.$A$4];IF([.A96]&lt;=[.$B$16];[.$A$5];IF([.A96]&lt;=[.$B$17];[.$A$6];IF([.A96]&lt;=[.$B$18];[.$A$7]))))))" office:value-type="string" office:string-value="" calcext:value-type="error">
            <text:p>#VALEUR !</text:p>
          </table:table-cell>
          <table:table-cell table:formula="of:=IF([.$B96]=[.C$19];1;0)" office:value-type="string" office:string-value="" calcext:value-type="error">
            <text:p>#VALEUR !</text:p>
          </table:table-cell>
          <table:table-cell table:formula="of:=IF([.$B96]=[.D$19];1;0)" office:value-type="string" office:string-value="" calcext:value-type="error">
            <text:p>#VALEUR !</text:p>
          </table:table-cell>
          <table:table-cell table:formula="of:=IF([.$B96]=[.E$19];1;0)" office:value-type="string" office:string-value="" calcext:value-type="error">
            <text:p>#VALEUR !</text:p>
          </table:table-cell>
          <table:table-cell table:formula="of:=IF([.$B96]=[.F$19];1;0)" office:value-type="string" office:string-value="" calcext:value-type="error">
            <text:p>#VALEUR !</text:p>
          </table:table-cell>
          <table:table-cell table:formula="of:=IF([.$B96]=[.G$19];1;0)" office:value-type="string" office:string-value="" calcext:value-type="error">
            <text:p>#VALEUR !</text:p>
          </table:table-cell>
          <table:table-cell table:formula="of:=IF([.$B9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7]&lt;=[.$B$13];[.$A$2];IF([.A97]&lt;=[.$B$14];[.$A$3];IF([.A97]&lt;=[.$B$15];[.$A$4];IF([.A97]&lt;=[.$B$16];[.$A$5];IF([.A97]&lt;=[.$B$17];[.$A$6];IF([.A97]&lt;=[.$B$18];[.$A$7]))))))" office:value-type="string" office:string-value="" calcext:value-type="error">
            <text:p>#VALEUR !</text:p>
          </table:table-cell>
          <table:table-cell table:formula="of:=IF([.$B97]=[.C$19];1;0)" office:value-type="string" office:string-value="" calcext:value-type="error">
            <text:p>#VALEUR !</text:p>
          </table:table-cell>
          <table:table-cell table:formula="of:=IF([.$B97]=[.D$19];1;0)" office:value-type="string" office:string-value="" calcext:value-type="error">
            <text:p>#VALEUR !</text:p>
          </table:table-cell>
          <table:table-cell table:formula="of:=IF([.$B97]=[.E$19];1;0)" office:value-type="string" office:string-value="" calcext:value-type="error">
            <text:p>#VALEUR !</text:p>
          </table:table-cell>
          <table:table-cell table:formula="of:=IF([.$B97]=[.F$19];1;0)" office:value-type="string" office:string-value="" calcext:value-type="error">
            <text:p>#VALEUR !</text:p>
          </table:table-cell>
          <table:table-cell table:formula="of:=IF([.$B97]=[.G$19];1;0)" office:value-type="string" office:string-value="" calcext:value-type="error">
            <text:p>#VALEUR !</text:p>
          </table:table-cell>
          <table:table-cell table:formula="of:=IF([.$B9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8]&lt;=[.$B$13];[.$A$2];IF([.A98]&lt;=[.$B$14];[.$A$3];IF([.A98]&lt;=[.$B$15];[.$A$4];IF([.A98]&lt;=[.$B$16];[.$A$5];IF([.A98]&lt;=[.$B$17];[.$A$6];IF([.A98]&lt;=[.$B$18];[.$A$7]))))))" office:value-type="string" office:string-value="" calcext:value-type="error">
            <text:p>#VALEUR !</text:p>
          </table:table-cell>
          <table:table-cell table:formula="of:=IF([.$B98]=[.C$19];1;0)" office:value-type="string" office:string-value="" calcext:value-type="error">
            <text:p>#VALEUR !</text:p>
          </table:table-cell>
          <table:table-cell table:formula="of:=IF([.$B98]=[.D$19];1;0)" office:value-type="string" office:string-value="" calcext:value-type="error">
            <text:p>#VALEUR !</text:p>
          </table:table-cell>
          <table:table-cell table:formula="of:=IF([.$B98]=[.E$19];1;0)" office:value-type="string" office:string-value="" calcext:value-type="error">
            <text:p>#VALEUR !</text:p>
          </table:table-cell>
          <table:table-cell table:formula="of:=IF([.$B98]=[.F$19];1;0)" office:value-type="string" office:string-value="" calcext:value-type="error">
            <text:p>#VALEUR !</text:p>
          </table:table-cell>
          <table:table-cell table:formula="of:=IF([.$B98]=[.G$19];1;0)" office:value-type="string" office:string-value="" calcext:value-type="error">
            <text:p>#VALEUR !</text:p>
          </table:table-cell>
          <table:table-cell table:formula="of:=IF([.$B9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9]&lt;=[.$B$13];[.$A$2];IF([.A99]&lt;=[.$B$14];[.$A$3];IF([.A99]&lt;=[.$B$15];[.$A$4];IF([.A99]&lt;=[.$B$16];[.$A$5];IF([.A99]&lt;=[.$B$17];[.$A$6];IF([.A99]&lt;=[.$B$18];[.$A$7]))))))" office:value-type="string" office:string-value="" calcext:value-type="error">
            <text:p>#VALEUR !</text:p>
          </table:table-cell>
          <table:table-cell table:formula="of:=IF([.$B99]=[.C$19];1;0)" office:value-type="string" office:string-value="" calcext:value-type="error">
            <text:p>#VALEUR !</text:p>
          </table:table-cell>
          <table:table-cell table:formula="of:=IF([.$B99]=[.D$19];1;0)" office:value-type="string" office:string-value="" calcext:value-type="error">
            <text:p>#VALEUR !</text:p>
          </table:table-cell>
          <table:table-cell table:formula="of:=IF([.$B99]=[.E$19];1;0)" office:value-type="string" office:string-value="" calcext:value-type="error">
            <text:p>#VALEUR !</text:p>
          </table:table-cell>
          <table:table-cell table:formula="of:=IF([.$B99]=[.F$19];1;0)" office:value-type="string" office:string-value="" calcext:value-type="error">
            <text:p>#VALEUR !</text:p>
          </table:table-cell>
          <table:table-cell table:formula="of:=IF([.$B99]=[.G$19];1;0)" office:value-type="string" office:string-value="" calcext:value-type="error">
            <text:p>#VALEUR !</text:p>
          </table:table-cell>
          <table:table-cell table:formula="of:=IF([.$B9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0]&lt;=[.$B$13];[.$A$2];IF([.A100]&lt;=[.$B$14];[.$A$3];IF([.A100]&lt;=[.$B$15];[.$A$4];IF([.A100]&lt;=[.$B$16];[.$A$5];IF([.A100]&lt;=[.$B$17];[.$A$6];IF([.A100]&lt;=[.$B$18];[.$A$7]))))))" office:value-type="string" office:string-value="" calcext:value-type="error">
            <text:p>#VALEUR !</text:p>
          </table:table-cell>
          <table:table-cell table:formula="of:=IF([.$B100]=[.C$19];1;0)" office:value-type="string" office:string-value="" calcext:value-type="error">
            <text:p>#VALEUR !</text:p>
          </table:table-cell>
          <table:table-cell table:formula="of:=IF([.$B100]=[.D$19];1;0)" office:value-type="string" office:string-value="" calcext:value-type="error">
            <text:p>#VALEUR !</text:p>
          </table:table-cell>
          <table:table-cell table:formula="of:=IF([.$B100]=[.E$19];1;0)" office:value-type="string" office:string-value="" calcext:value-type="error">
            <text:p>#VALEUR !</text:p>
          </table:table-cell>
          <table:table-cell table:formula="of:=IF([.$B100]=[.F$19];1;0)" office:value-type="string" office:string-value="" calcext:value-type="error">
            <text:p>#VALEUR !</text:p>
          </table:table-cell>
          <table:table-cell table:formula="of:=IF([.$B100]=[.G$19];1;0)" office:value-type="string" office:string-value="" calcext:value-type="error">
            <text:p>#VALEUR !</text:p>
          </table:table-cell>
          <table:table-cell table:formula="of:=IF([.$B10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1]&lt;=[.$B$13];[.$A$2];IF([.A101]&lt;=[.$B$14];[.$A$3];IF([.A101]&lt;=[.$B$15];[.$A$4];IF([.A101]&lt;=[.$B$16];[.$A$5];IF([.A101]&lt;=[.$B$17];[.$A$6];IF([.A101]&lt;=[.$B$18];[.$A$7]))))))" office:value-type="string" office:string-value="" calcext:value-type="error">
            <text:p>#VALEUR !</text:p>
          </table:table-cell>
          <table:table-cell table:formula="of:=IF([.$B101]=[.C$19];1;0)" office:value-type="string" office:string-value="" calcext:value-type="error">
            <text:p>#VALEUR !</text:p>
          </table:table-cell>
          <table:table-cell table:formula="of:=IF([.$B101]=[.D$19];1;0)" office:value-type="string" office:string-value="" calcext:value-type="error">
            <text:p>#VALEUR !</text:p>
          </table:table-cell>
          <table:table-cell table:formula="of:=IF([.$B101]=[.E$19];1;0)" office:value-type="string" office:string-value="" calcext:value-type="error">
            <text:p>#VALEUR !</text:p>
          </table:table-cell>
          <table:table-cell table:formula="of:=IF([.$B101]=[.F$19];1;0)" office:value-type="string" office:string-value="" calcext:value-type="error">
            <text:p>#VALEUR !</text:p>
          </table:table-cell>
          <table:table-cell table:formula="of:=IF([.$B101]=[.G$19];1;0)" office:value-type="string" office:string-value="" calcext:value-type="error">
            <text:p>#VALEUR !</text:p>
          </table:table-cell>
          <table:table-cell table:formula="of:=IF([.$B10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2]&lt;=[.$B$13];[.$A$2];IF([.A102]&lt;=[.$B$14];[.$A$3];IF([.A102]&lt;=[.$B$15];[.$A$4];IF([.A102]&lt;=[.$B$16];[.$A$5];IF([.A102]&lt;=[.$B$17];[.$A$6];IF([.A102]&lt;=[.$B$18];[.$A$7]))))))" office:value-type="string" office:string-value="" calcext:value-type="error">
            <text:p>#VALEUR !</text:p>
          </table:table-cell>
          <table:table-cell table:formula="of:=IF([.$B102]=[.C$19];1;0)" office:value-type="string" office:string-value="" calcext:value-type="error">
            <text:p>#VALEUR !</text:p>
          </table:table-cell>
          <table:table-cell table:formula="of:=IF([.$B102]=[.D$19];1;0)" office:value-type="string" office:string-value="" calcext:value-type="error">
            <text:p>#VALEUR !</text:p>
          </table:table-cell>
          <table:table-cell table:formula="of:=IF([.$B102]=[.E$19];1;0)" office:value-type="string" office:string-value="" calcext:value-type="error">
            <text:p>#VALEUR !</text:p>
          </table:table-cell>
          <table:table-cell table:formula="of:=IF([.$B102]=[.F$19];1;0)" office:value-type="string" office:string-value="" calcext:value-type="error">
            <text:p>#VALEUR !</text:p>
          </table:table-cell>
          <table:table-cell table:formula="of:=IF([.$B102]=[.G$19];1;0)" office:value-type="string" office:string-value="" calcext:value-type="error">
            <text:p>#VALEUR !</text:p>
          </table:table-cell>
          <table:table-cell table:formula="of:=IF([.$B10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3]&lt;=[.$B$13];[.$A$2];IF([.A103]&lt;=[.$B$14];[.$A$3];IF([.A103]&lt;=[.$B$15];[.$A$4];IF([.A103]&lt;=[.$B$16];[.$A$5];IF([.A103]&lt;=[.$B$17];[.$A$6];IF([.A103]&lt;=[.$B$18];[.$A$7]))))))" office:value-type="string" office:string-value="" calcext:value-type="error">
            <text:p>#VALEUR !</text:p>
          </table:table-cell>
          <table:table-cell table:formula="of:=IF([.$B103]=[.C$19];1;0)" office:value-type="string" office:string-value="" calcext:value-type="error">
            <text:p>#VALEUR !</text:p>
          </table:table-cell>
          <table:table-cell table:formula="of:=IF([.$B103]=[.D$19];1;0)" office:value-type="string" office:string-value="" calcext:value-type="error">
            <text:p>#VALEUR !</text:p>
          </table:table-cell>
          <table:table-cell table:formula="of:=IF([.$B103]=[.E$19];1;0)" office:value-type="string" office:string-value="" calcext:value-type="error">
            <text:p>#VALEUR !</text:p>
          </table:table-cell>
          <table:table-cell table:formula="of:=IF([.$B103]=[.F$19];1;0)" office:value-type="string" office:string-value="" calcext:value-type="error">
            <text:p>#VALEUR !</text:p>
          </table:table-cell>
          <table:table-cell table:formula="of:=IF([.$B103]=[.G$19];1;0)" office:value-type="string" office:string-value="" calcext:value-type="error">
            <text:p>#VALEUR !</text:p>
          </table:table-cell>
          <table:table-cell table:formula="of:=IF([.$B10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4]&lt;=[.$B$13];[.$A$2];IF([.A104]&lt;=[.$B$14];[.$A$3];IF([.A104]&lt;=[.$B$15];[.$A$4];IF([.A104]&lt;=[.$B$16];[.$A$5];IF([.A104]&lt;=[.$B$17];[.$A$6];IF([.A104]&lt;=[.$B$18];[.$A$7]))))))" office:value-type="string" office:string-value="" calcext:value-type="error">
            <text:p>#VALEUR !</text:p>
          </table:table-cell>
          <table:table-cell table:formula="of:=IF([.$B104]=[.C$19];1;0)" office:value-type="string" office:string-value="" calcext:value-type="error">
            <text:p>#VALEUR !</text:p>
          </table:table-cell>
          <table:table-cell table:formula="of:=IF([.$B104]=[.D$19];1;0)" office:value-type="string" office:string-value="" calcext:value-type="error">
            <text:p>#VALEUR !</text:p>
          </table:table-cell>
          <table:table-cell table:formula="of:=IF([.$B104]=[.E$19];1;0)" office:value-type="string" office:string-value="" calcext:value-type="error">
            <text:p>#VALEUR !</text:p>
          </table:table-cell>
          <table:table-cell table:formula="of:=IF([.$B104]=[.F$19];1;0)" office:value-type="string" office:string-value="" calcext:value-type="error">
            <text:p>#VALEUR !</text:p>
          </table:table-cell>
          <table:table-cell table:formula="of:=IF([.$B104]=[.G$19];1;0)" office:value-type="string" office:string-value="" calcext:value-type="error">
            <text:p>#VALEUR !</text:p>
          </table:table-cell>
          <table:table-cell table:formula="of:=IF([.$B10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5]&lt;=[.$B$13];[.$A$2];IF([.A105]&lt;=[.$B$14];[.$A$3];IF([.A105]&lt;=[.$B$15];[.$A$4];IF([.A105]&lt;=[.$B$16];[.$A$5];IF([.A105]&lt;=[.$B$17];[.$A$6];IF([.A105]&lt;=[.$B$18];[.$A$7]))))))" office:value-type="string" office:string-value="" calcext:value-type="error">
            <text:p>#VALEUR !</text:p>
          </table:table-cell>
          <table:table-cell table:formula="of:=IF([.$B105]=[.C$19];1;0)" office:value-type="string" office:string-value="" calcext:value-type="error">
            <text:p>#VALEUR !</text:p>
          </table:table-cell>
          <table:table-cell table:formula="of:=IF([.$B105]=[.D$19];1;0)" office:value-type="string" office:string-value="" calcext:value-type="error">
            <text:p>#VALEUR !</text:p>
          </table:table-cell>
          <table:table-cell table:formula="of:=IF([.$B105]=[.E$19];1;0)" office:value-type="string" office:string-value="" calcext:value-type="error">
            <text:p>#VALEUR !</text:p>
          </table:table-cell>
          <table:table-cell table:formula="of:=IF([.$B105]=[.F$19];1;0)" office:value-type="string" office:string-value="" calcext:value-type="error">
            <text:p>#VALEUR !</text:p>
          </table:table-cell>
          <table:table-cell table:formula="of:=IF([.$B105]=[.G$19];1;0)" office:value-type="string" office:string-value="" calcext:value-type="error">
            <text:p>#VALEUR !</text:p>
          </table:table-cell>
          <table:table-cell table:formula="of:=IF([.$B10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6]&lt;=[.$B$13];[.$A$2];IF([.A106]&lt;=[.$B$14];[.$A$3];IF([.A106]&lt;=[.$B$15];[.$A$4];IF([.A106]&lt;=[.$B$16];[.$A$5];IF([.A106]&lt;=[.$B$17];[.$A$6];IF([.A106]&lt;=[.$B$18];[.$A$7]))))))" office:value-type="string" office:string-value="" calcext:value-type="error">
            <text:p>#VALEUR !</text:p>
          </table:table-cell>
          <table:table-cell table:formula="of:=IF([.$B106]=[.C$19];1;0)" office:value-type="string" office:string-value="" calcext:value-type="error">
            <text:p>#VALEUR !</text:p>
          </table:table-cell>
          <table:table-cell table:formula="of:=IF([.$B106]=[.D$19];1;0)" office:value-type="string" office:string-value="" calcext:value-type="error">
            <text:p>#VALEUR !</text:p>
          </table:table-cell>
          <table:table-cell table:formula="of:=IF([.$B106]=[.E$19];1;0)" office:value-type="string" office:string-value="" calcext:value-type="error">
            <text:p>#VALEUR !</text:p>
          </table:table-cell>
          <table:table-cell table:formula="of:=IF([.$B106]=[.F$19];1;0)" office:value-type="string" office:string-value="" calcext:value-type="error">
            <text:p>#VALEUR !</text:p>
          </table:table-cell>
          <table:table-cell table:formula="of:=IF([.$B106]=[.G$19];1;0)" office:value-type="string" office:string-value="" calcext:value-type="error">
            <text:p>#VALEUR !</text:p>
          </table:table-cell>
          <table:table-cell table:formula="of:=IF([.$B10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7]&lt;=[.$B$13];[.$A$2];IF([.A107]&lt;=[.$B$14];[.$A$3];IF([.A107]&lt;=[.$B$15];[.$A$4];IF([.A107]&lt;=[.$B$16];[.$A$5];IF([.A107]&lt;=[.$B$17];[.$A$6];IF([.A107]&lt;=[.$B$18];[.$A$7]))))))" office:value-type="string" office:string-value="" calcext:value-type="error">
            <text:p>#VALEUR !</text:p>
          </table:table-cell>
          <table:table-cell table:formula="of:=IF([.$B107]=[.C$19];1;0)" office:value-type="string" office:string-value="" calcext:value-type="error">
            <text:p>#VALEUR !</text:p>
          </table:table-cell>
          <table:table-cell table:formula="of:=IF([.$B107]=[.D$19];1;0)" office:value-type="string" office:string-value="" calcext:value-type="error">
            <text:p>#VALEUR !</text:p>
          </table:table-cell>
          <table:table-cell table:formula="of:=IF([.$B107]=[.E$19];1;0)" office:value-type="string" office:string-value="" calcext:value-type="error">
            <text:p>#VALEUR !</text:p>
          </table:table-cell>
          <table:table-cell table:formula="of:=IF([.$B107]=[.F$19];1;0)" office:value-type="string" office:string-value="" calcext:value-type="error">
            <text:p>#VALEUR !</text:p>
          </table:table-cell>
          <table:table-cell table:formula="of:=IF([.$B107]=[.G$19];1;0)" office:value-type="string" office:string-value="" calcext:value-type="error">
            <text:p>#VALEUR !</text:p>
          </table:table-cell>
          <table:table-cell table:formula="of:=IF([.$B10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8]&lt;=[.$B$13];[.$A$2];IF([.A108]&lt;=[.$B$14];[.$A$3];IF([.A108]&lt;=[.$B$15];[.$A$4];IF([.A108]&lt;=[.$B$16];[.$A$5];IF([.A108]&lt;=[.$B$17];[.$A$6];IF([.A108]&lt;=[.$B$18];[.$A$7]))))))" office:value-type="string" office:string-value="" calcext:value-type="error">
            <text:p>#VALEUR !</text:p>
          </table:table-cell>
          <table:table-cell table:formula="of:=IF([.$B108]=[.C$19];1;0)" office:value-type="string" office:string-value="" calcext:value-type="error">
            <text:p>#VALEUR !</text:p>
          </table:table-cell>
          <table:table-cell table:formula="of:=IF([.$B108]=[.D$19];1;0)" office:value-type="string" office:string-value="" calcext:value-type="error">
            <text:p>#VALEUR !</text:p>
          </table:table-cell>
          <table:table-cell table:formula="of:=IF([.$B108]=[.E$19];1;0)" office:value-type="string" office:string-value="" calcext:value-type="error">
            <text:p>#VALEUR !</text:p>
          </table:table-cell>
          <table:table-cell table:formula="of:=IF([.$B108]=[.F$19];1;0)" office:value-type="string" office:string-value="" calcext:value-type="error">
            <text:p>#VALEUR !</text:p>
          </table:table-cell>
          <table:table-cell table:formula="of:=IF([.$B108]=[.G$19];1;0)" office:value-type="string" office:string-value="" calcext:value-type="error">
            <text:p>#VALEUR !</text:p>
          </table:table-cell>
          <table:table-cell table:formula="of:=IF([.$B10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9]&lt;=[.$B$13];[.$A$2];IF([.A109]&lt;=[.$B$14];[.$A$3];IF([.A109]&lt;=[.$B$15];[.$A$4];IF([.A109]&lt;=[.$B$16];[.$A$5];IF([.A109]&lt;=[.$B$17];[.$A$6];IF([.A109]&lt;=[.$B$18];[.$A$7]))))))" office:value-type="string" office:string-value="" calcext:value-type="error">
            <text:p>#VALEUR !</text:p>
          </table:table-cell>
          <table:table-cell table:formula="of:=IF([.$B109]=[.C$19];1;0)" office:value-type="string" office:string-value="" calcext:value-type="error">
            <text:p>#VALEUR !</text:p>
          </table:table-cell>
          <table:table-cell table:formula="of:=IF([.$B109]=[.D$19];1;0)" office:value-type="string" office:string-value="" calcext:value-type="error">
            <text:p>#VALEUR !</text:p>
          </table:table-cell>
          <table:table-cell table:formula="of:=IF([.$B109]=[.E$19];1;0)" office:value-type="string" office:string-value="" calcext:value-type="error">
            <text:p>#VALEUR !</text:p>
          </table:table-cell>
          <table:table-cell table:formula="of:=IF([.$B109]=[.F$19];1;0)" office:value-type="string" office:string-value="" calcext:value-type="error">
            <text:p>#VALEUR !</text:p>
          </table:table-cell>
          <table:table-cell table:formula="of:=IF([.$B109]=[.G$19];1;0)" office:value-type="string" office:string-value="" calcext:value-type="error">
            <text:p>#VALEUR !</text:p>
          </table:table-cell>
          <table:table-cell table:formula="of:=IF([.$B10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0]&lt;=[.$B$13];[.$A$2];IF([.A110]&lt;=[.$B$14];[.$A$3];IF([.A110]&lt;=[.$B$15];[.$A$4];IF([.A110]&lt;=[.$B$16];[.$A$5];IF([.A110]&lt;=[.$B$17];[.$A$6];IF([.A110]&lt;=[.$B$18];[.$A$7]))))))" office:value-type="string" office:string-value="" calcext:value-type="error">
            <text:p>#VALEUR !</text:p>
          </table:table-cell>
          <table:table-cell table:formula="of:=IF([.$B110]=[.C$19];1;0)" office:value-type="string" office:string-value="" calcext:value-type="error">
            <text:p>#VALEUR !</text:p>
          </table:table-cell>
          <table:table-cell table:formula="of:=IF([.$B110]=[.D$19];1;0)" office:value-type="string" office:string-value="" calcext:value-type="error">
            <text:p>#VALEUR !</text:p>
          </table:table-cell>
          <table:table-cell table:formula="of:=IF([.$B110]=[.E$19];1;0)" office:value-type="string" office:string-value="" calcext:value-type="error">
            <text:p>#VALEUR !</text:p>
          </table:table-cell>
          <table:table-cell table:formula="of:=IF([.$B110]=[.F$19];1;0)" office:value-type="string" office:string-value="" calcext:value-type="error">
            <text:p>#VALEUR !</text:p>
          </table:table-cell>
          <table:table-cell table:formula="of:=IF([.$B110]=[.G$19];1;0)" office:value-type="string" office:string-value="" calcext:value-type="error">
            <text:p>#VALEUR !</text:p>
          </table:table-cell>
          <table:table-cell table:formula="of:=IF([.$B11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1]&lt;=[.$B$13];[.$A$2];IF([.A111]&lt;=[.$B$14];[.$A$3];IF([.A111]&lt;=[.$B$15];[.$A$4];IF([.A111]&lt;=[.$B$16];[.$A$5];IF([.A111]&lt;=[.$B$17];[.$A$6];IF([.A111]&lt;=[.$B$18];[.$A$7]))))))" office:value-type="string" office:string-value="" calcext:value-type="error">
            <text:p>#VALEUR !</text:p>
          </table:table-cell>
          <table:table-cell table:formula="of:=IF([.$B111]=[.C$19];1;0)" office:value-type="string" office:string-value="" calcext:value-type="error">
            <text:p>#VALEUR !</text:p>
          </table:table-cell>
          <table:table-cell table:formula="of:=IF([.$B111]=[.D$19];1;0)" office:value-type="string" office:string-value="" calcext:value-type="error">
            <text:p>#VALEUR !</text:p>
          </table:table-cell>
          <table:table-cell table:formula="of:=IF([.$B111]=[.E$19];1;0)" office:value-type="string" office:string-value="" calcext:value-type="error">
            <text:p>#VALEUR !</text:p>
          </table:table-cell>
          <table:table-cell table:formula="of:=IF([.$B111]=[.F$19];1;0)" office:value-type="string" office:string-value="" calcext:value-type="error">
            <text:p>#VALEUR !</text:p>
          </table:table-cell>
          <table:table-cell table:formula="of:=IF([.$B111]=[.G$19];1;0)" office:value-type="string" office:string-value="" calcext:value-type="error">
            <text:p>#VALEUR !</text:p>
          </table:table-cell>
          <table:table-cell table:formula="of:=IF([.$B11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2]&lt;=[.$B$13];[.$A$2];IF([.A112]&lt;=[.$B$14];[.$A$3];IF([.A112]&lt;=[.$B$15];[.$A$4];IF([.A112]&lt;=[.$B$16];[.$A$5];IF([.A112]&lt;=[.$B$17];[.$A$6];IF([.A112]&lt;=[.$B$18];[.$A$7]))))))" office:value-type="string" office:string-value="" calcext:value-type="error">
            <text:p>#VALEUR !</text:p>
          </table:table-cell>
          <table:table-cell table:formula="of:=IF([.$B112]=[.C$19];1;0)" office:value-type="string" office:string-value="" calcext:value-type="error">
            <text:p>#VALEUR !</text:p>
          </table:table-cell>
          <table:table-cell table:formula="of:=IF([.$B112]=[.D$19];1;0)" office:value-type="string" office:string-value="" calcext:value-type="error">
            <text:p>#VALEUR !</text:p>
          </table:table-cell>
          <table:table-cell table:formula="of:=IF([.$B112]=[.E$19];1;0)" office:value-type="string" office:string-value="" calcext:value-type="error">
            <text:p>#VALEUR !</text:p>
          </table:table-cell>
          <table:table-cell table:formula="of:=IF([.$B112]=[.F$19];1;0)" office:value-type="string" office:string-value="" calcext:value-type="error">
            <text:p>#VALEUR !</text:p>
          </table:table-cell>
          <table:table-cell table:formula="of:=IF([.$B112]=[.G$19];1;0)" office:value-type="string" office:string-value="" calcext:value-type="error">
            <text:p>#VALEUR !</text:p>
          </table:table-cell>
          <table:table-cell table:formula="of:=IF([.$B11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3]&lt;=[.$B$13];[.$A$2];IF([.A113]&lt;=[.$B$14];[.$A$3];IF([.A113]&lt;=[.$B$15];[.$A$4];IF([.A113]&lt;=[.$B$16];[.$A$5];IF([.A113]&lt;=[.$B$17];[.$A$6];IF([.A113]&lt;=[.$B$18];[.$A$7]))))))" office:value-type="string" office:string-value="" calcext:value-type="error">
            <text:p>#VALEUR !</text:p>
          </table:table-cell>
          <table:table-cell table:formula="of:=IF([.$B113]=[.C$19];1;0)" office:value-type="string" office:string-value="" calcext:value-type="error">
            <text:p>#VALEUR !</text:p>
          </table:table-cell>
          <table:table-cell table:formula="of:=IF([.$B113]=[.D$19];1;0)" office:value-type="string" office:string-value="" calcext:value-type="error">
            <text:p>#VALEUR !</text:p>
          </table:table-cell>
          <table:table-cell table:formula="of:=IF([.$B113]=[.E$19];1;0)" office:value-type="string" office:string-value="" calcext:value-type="error">
            <text:p>#VALEUR !</text:p>
          </table:table-cell>
          <table:table-cell table:formula="of:=IF([.$B113]=[.F$19];1;0)" office:value-type="string" office:string-value="" calcext:value-type="error">
            <text:p>#VALEUR !</text:p>
          </table:table-cell>
          <table:table-cell table:formula="of:=IF([.$B113]=[.G$19];1;0)" office:value-type="string" office:string-value="" calcext:value-type="error">
            <text:p>#VALEUR !</text:p>
          </table:table-cell>
          <table:table-cell table:formula="of:=IF([.$B11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4]&lt;=[.$B$13];[.$A$2];IF([.A114]&lt;=[.$B$14];[.$A$3];IF([.A114]&lt;=[.$B$15];[.$A$4];IF([.A114]&lt;=[.$B$16];[.$A$5];IF([.A114]&lt;=[.$B$17];[.$A$6];IF([.A114]&lt;=[.$B$18];[.$A$7]))))))" office:value-type="string" office:string-value="" calcext:value-type="error">
            <text:p>#VALEUR !</text:p>
          </table:table-cell>
          <table:table-cell table:formula="of:=IF([.$B114]=[.C$19];1;0)" office:value-type="string" office:string-value="" calcext:value-type="error">
            <text:p>#VALEUR !</text:p>
          </table:table-cell>
          <table:table-cell table:formula="of:=IF([.$B114]=[.D$19];1;0)" office:value-type="string" office:string-value="" calcext:value-type="error">
            <text:p>#VALEUR !</text:p>
          </table:table-cell>
          <table:table-cell table:formula="of:=IF([.$B114]=[.E$19];1;0)" office:value-type="string" office:string-value="" calcext:value-type="error">
            <text:p>#VALEUR !</text:p>
          </table:table-cell>
          <table:table-cell table:formula="of:=IF([.$B114]=[.F$19];1;0)" office:value-type="string" office:string-value="" calcext:value-type="error">
            <text:p>#VALEUR !</text:p>
          </table:table-cell>
          <table:table-cell table:formula="of:=IF([.$B114]=[.G$19];1;0)" office:value-type="string" office:string-value="" calcext:value-type="error">
            <text:p>#VALEUR !</text:p>
          </table:table-cell>
          <table:table-cell table:formula="of:=IF([.$B11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5]&lt;=[.$B$13];[.$A$2];IF([.A115]&lt;=[.$B$14];[.$A$3];IF([.A115]&lt;=[.$B$15];[.$A$4];IF([.A115]&lt;=[.$B$16];[.$A$5];IF([.A115]&lt;=[.$B$17];[.$A$6];IF([.A115]&lt;=[.$B$18];[.$A$7]))))))" office:value-type="string" office:string-value="" calcext:value-type="error">
            <text:p>#VALEUR !</text:p>
          </table:table-cell>
          <table:table-cell table:formula="of:=IF([.$B115]=[.C$19];1;0)" office:value-type="string" office:string-value="" calcext:value-type="error">
            <text:p>#VALEUR !</text:p>
          </table:table-cell>
          <table:table-cell table:formula="of:=IF([.$B115]=[.D$19];1;0)" office:value-type="string" office:string-value="" calcext:value-type="error">
            <text:p>#VALEUR !</text:p>
          </table:table-cell>
          <table:table-cell table:formula="of:=IF([.$B115]=[.E$19];1;0)" office:value-type="string" office:string-value="" calcext:value-type="error">
            <text:p>#VALEUR !</text:p>
          </table:table-cell>
          <table:table-cell table:formula="of:=IF([.$B115]=[.F$19];1;0)" office:value-type="string" office:string-value="" calcext:value-type="error">
            <text:p>#VALEUR !</text:p>
          </table:table-cell>
          <table:table-cell table:formula="of:=IF([.$B115]=[.G$19];1;0)" office:value-type="string" office:string-value="" calcext:value-type="error">
            <text:p>#VALEUR !</text:p>
          </table:table-cell>
          <table:table-cell table:formula="of:=IF([.$B11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6]&lt;=[.$B$13];[.$A$2];IF([.A116]&lt;=[.$B$14];[.$A$3];IF([.A116]&lt;=[.$B$15];[.$A$4];IF([.A116]&lt;=[.$B$16];[.$A$5];IF([.A116]&lt;=[.$B$17];[.$A$6];IF([.A116]&lt;=[.$B$18];[.$A$7]))))))" office:value-type="string" office:string-value="" calcext:value-type="error">
            <text:p>#VALEUR !</text:p>
          </table:table-cell>
          <table:table-cell table:formula="of:=IF([.$B116]=[.C$19];1;0)" office:value-type="string" office:string-value="" calcext:value-type="error">
            <text:p>#VALEUR !</text:p>
          </table:table-cell>
          <table:table-cell table:formula="of:=IF([.$B116]=[.D$19];1;0)" office:value-type="string" office:string-value="" calcext:value-type="error">
            <text:p>#VALEUR !</text:p>
          </table:table-cell>
          <table:table-cell table:formula="of:=IF([.$B116]=[.E$19];1;0)" office:value-type="string" office:string-value="" calcext:value-type="error">
            <text:p>#VALEUR !</text:p>
          </table:table-cell>
          <table:table-cell table:formula="of:=IF([.$B116]=[.F$19];1;0)" office:value-type="string" office:string-value="" calcext:value-type="error">
            <text:p>#VALEUR !</text:p>
          </table:table-cell>
          <table:table-cell table:formula="of:=IF([.$B116]=[.G$19];1;0)" office:value-type="string" office:string-value="" calcext:value-type="error">
            <text:p>#VALEUR !</text:p>
          </table:table-cell>
          <table:table-cell table:formula="of:=IF([.$B11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7]&lt;=[.$B$13];[.$A$2];IF([.A117]&lt;=[.$B$14];[.$A$3];IF([.A117]&lt;=[.$B$15];[.$A$4];IF([.A117]&lt;=[.$B$16];[.$A$5];IF([.A117]&lt;=[.$B$17];[.$A$6];IF([.A117]&lt;=[.$B$18];[.$A$7]))))))" office:value-type="string" office:string-value="" calcext:value-type="error">
            <text:p>#VALEUR !</text:p>
          </table:table-cell>
          <table:table-cell table:formula="of:=IF([.$B117]=[.C$19];1;0)" office:value-type="string" office:string-value="" calcext:value-type="error">
            <text:p>#VALEUR !</text:p>
          </table:table-cell>
          <table:table-cell table:formula="of:=IF([.$B117]=[.D$19];1;0)" office:value-type="string" office:string-value="" calcext:value-type="error">
            <text:p>#VALEUR !</text:p>
          </table:table-cell>
          <table:table-cell table:formula="of:=IF([.$B117]=[.E$19];1;0)" office:value-type="string" office:string-value="" calcext:value-type="error">
            <text:p>#VALEUR !</text:p>
          </table:table-cell>
          <table:table-cell table:formula="of:=IF([.$B117]=[.F$19];1;0)" office:value-type="string" office:string-value="" calcext:value-type="error">
            <text:p>#VALEUR !</text:p>
          </table:table-cell>
          <table:table-cell table:formula="of:=IF([.$B117]=[.G$19];1;0)" office:value-type="string" office:string-value="" calcext:value-type="error">
            <text:p>#VALEUR !</text:p>
          </table:table-cell>
          <table:table-cell table:formula="of:=IF([.$B11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8]&lt;=[.$B$13];[.$A$2];IF([.A118]&lt;=[.$B$14];[.$A$3];IF([.A118]&lt;=[.$B$15];[.$A$4];IF([.A118]&lt;=[.$B$16];[.$A$5];IF([.A118]&lt;=[.$B$17];[.$A$6];IF([.A118]&lt;=[.$B$18];[.$A$7]))))))" office:value-type="string" office:string-value="" calcext:value-type="error">
            <text:p>#VALEUR !</text:p>
          </table:table-cell>
          <table:table-cell table:formula="of:=IF([.$B118]=[.C$19];1;0)" office:value-type="string" office:string-value="" calcext:value-type="error">
            <text:p>#VALEUR !</text:p>
          </table:table-cell>
          <table:table-cell table:formula="of:=IF([.$B118]=[.D$19];1;0)" office:value-type="string" office:string-value="" calcext:value-type="error">
            <text:p>#VALEUR !</text:p>
          </table:table-cell>
          <table:table-cell table:formula="of:=IF([.$B118]=[.E$19];1;0)" office:value-type="string" office:string-value="" calcext:value-type="error">
            <text:p>#VALEUR !</text:p>
          </table:table-cell>
          <table:table-cell table:formula="of:=IF([.$B118]=[.F$19];1;0)" office:value-type="string" office:string-value="" calcext:value-type="error">
            <text:p>#VALEUR !</text:p>
          </table:table-cell>
          <table:table-cell table:formula="of:=IF([.$B118]=[.G$19];1;0)" office:value-type="string" office:string-value="" calcext:value-type="error">
            <text:p>#VALEUR !</text:p>
          </table:table-cell>
          <table:table-cell table:formula="of:=IF([.$B11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9]&lt;=[.$B$13];[.$A$2];IF([.A119]&lt;=[.$B$14];[.$A$3];IF([.A119]&lt;=[.$B$15];[.$A$4];IF([.A119]&lt;=[.$B$16];[.$A$5];IF([.A119]&lt;=[.$B$17];[.$A$6];IF([.A119]&lt;=[.$B$18];[.$A$7]))))))" office:value-type="string" office:string-value="" calcext:value-type="error">
            <text:p>#VALEUR !</text:p>
          </table:table-cell>
          <table:table-cell table:formula="of:=IF([.$B119]=[.C$19];1;0)" office:value-type="string" office:string-value="" calcext:value-type="error">
            <text:p>#VALEUR !</text:p>
          </table:table-cell>
          <table:table-cell table:formula="of:=IF([.$B119]=[.D$19];1;0)" office:value-type="string" office:string-value="" calcext:value-type="error">
            <text:p>#VALEUR !</text:p>
          </table:table-cell>
          <table:table-cell table:formula="of:=IF([.$B119]=[.E$19];1;0)" office:value-type="string" office:string-value="" calcext:value-type="error">
            <text:p>#VALEUR !</text:p>
          </table:table-cell>
          <table:table-cell table:formula="of:=IF([.$B119]=[.F$19];1;0)" office:value-type="string" office:string-value="" calcext:value-type="error">
            <text:p>#VALEUR !</text:p>
          </table:table-cell>
          <table:table-cell table:formula="of:=IF([.$B119]=[.G$19];1;0)" office:value-type="string" office:string-value="" calcext:value-type="error">
            <text:p>#VALEUR !</text:p>
          </table:table-cell>
          <table:table-cell table:formula="of:=IF([.$B11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0]&lt;=[.$B$13];[.$A$2];IF([.A120]&lt;=[.$B$14];[.$A$3];IF([.A120]&lt;=[.$B$15];[.$A$4];IF([.A120]&lt;=[.$B$16];[.$A$5];IF([.A120]&lt;=[.$B$17];[.$A$6];IF([.A120]&lt;=[.$B$18];[.$A$7]))))))" office:value-type="string" office:string-value="" calcext:value-type="error">
            <text:p>#VALEUR !</text:p>
          </table:table-cell>
          <table:table-cell table:formula="of:=IF([.$B120]=[.C$19];1;0)" office:value-type="string" office:string-value="" calcext:value-type="error">
            <text:p>#VALEUR !</text:p>
          </table:table-cell>
          <table:table-cell table:formula="of:=IF([.$B120]=[.D$19];1;0)" office:value-type="string" office:string-value="" calcext:value-type="error">
            <text:p>#VALEUR !</text:p>
          </table:table-cell>
          <table:table-cell table:formula="of:=IF([.$B120]=[.E$19];1;0)" office:value-type="string" office:string-value="" calcext:value-type="error">
            <text:p>#VALEUR !</text:p>
          </table:table-cell>
          <table:table-cell table:formula="of:=IF([.$B120]=[.F$19];1;0)" office:value-type="string" office:string-value="" calcext:value-type="error">
            <text:p>#VALEUR !</text:p>
          </table:table-cell>
          <table:table-cell table:formula="of:=IF([.$B120]=[.G$19];1;0)" office:value-type="string" office:string-value="" calcext:value-type="error">
            <text:p>#VALEUR !</text:p>
          </table:table-cell>
          <table:table-cell table:formula="of:=IF([.$B12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1]&lt;=[.$B$13];[.$A$2];IF([.A121]&lt;=[.$B$14];[.$A$3];IF([.A121]&lt;=[.$B$15];[.$A$4];IF([.A121]&lt;=[.$B$16];[.$A$5];IF([.A121]&lt;=[.$B$17];[.$A$6];IF([.A121]&lt;=[.$B$18];[.$A$7]))))))" office:value-type="string" office:string-value="" calcext:value-type="error">
            <text:p>#VALEUR !</text:p>
          </table:table-cell>
          <table:table-cell table:formula="of:=IF([.$B121]=[.C$19];1;0)" office:value-type="string" office:string-value="" calcext:value-type="error">
            <text:p>#VALEUR !</text:p>
          </table:table-cell>
          <table:table-cell table:formula="of:=IF([.$B121]=[.D$19];1;0)" office:value-type="string" office:string-value="" calcext:value-type="error">
            <text:p>#VALEUR !</text:p>
          </table:table-cell>
          <table:table-cell table:formula="of:=IF([.$B121]=[.E$19];1;0)" office:value-type="string" office:string-value="" calcext:value-type="error">
            <text:p>#VALEUR !</text:p>
          </table:table-cell>
          <table:table-cell table:formula="of:=IF([.$B121]=[.F$19];1;0)" office:value-type="string" office:string-value="" calcext:value-type="error">
            <text:p>#VALEUR !</text:p>
          </table:table-cell>
          <table:table-cell table:formula="of:=IF([.$B121]=[.G$19];1;0)" office:value-type="string" office:string-value="" calcext:value-type="error">
            <text:p>#VALEUR !</text:p>
          </table:table-cell>
          <table:table-cell table:formula="of:=IF([.$B12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2]&lt;=[.$B$13];[.$A$2];IF([.A122]&lt;=[.$B$14];[.$A$3];IF([.A122]&lt;=[.$B$15];[.$A$4];IF([.A122]&lt;=[.$B$16];[.$A$5];IF([.A122]&lt;=[.$B$17];[.$A$6];IF([.A122]&lt;=[.$B$18];[.$A$7]))))))" office:value-type="string" office:string-value="" calcext:value-type="error">
            <text:p>#VALEUR !</text:p>
          </table:table-cell>
          <table:table-cell table:formula="of:=IF([.$B122]=[.C$19];1;0)" office:value-type="string" office:string-value="" calcext:value-type="error">
            <text:p>#VALEUR !</text:p>
          </table:table-cell>
          <table:table-cell table:formula="of:=IF([.$B122]=[.D$19];1;0)" office:value-type="string" office:string-value="" calcext:value-type="error">
            <text:p>#VALEUR !</text:p>
          </table:table-cell>
          <table:table-cell table:formula="of:=IF([.$B122]=[.E$19];1;0)" office:value-type="string" office:string-value="" calcext:value-type="error">
            <text:p>#VALEUR !</text:p>
          </table:table-cell>
          <table:table-cell table:formula="of:=IF([.$B122]=[.F$19];1;0)" office:value-type="string" office:string-value="" calcext:value-type="error">
            <text:p>#VALEUR !</text:p>
          </table:table-cell>
          <table:table-cell table:formula="of:=IF([.$B122]=[.G$19];1;0)" office:value-type="string" office:string-value="" calcext:value-type="error">
            <text:p>#VALEUR !</text:p>
          </table:table-cell>
          <table:table-cell table:formula="of:=IF([.$B12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3]&lt;=[.$B$13];[.$A$2];IF([.A123]&lt;=[.$B$14];[.$A$3];IF([.A123]&lt;=[.$B$15];[.$A$4];IF([.A123]&lt;=[.$B$16];[.$A$5];IF([.A123]&lt;=[.$B$17];[.$A$6];IF([.A123]&lt;=[.$B$18];[.$A$7]))))))" office:value-type="string" office:string-value="" calcext:value-type="error">
            <text:p>#VALEUR !</text:p>
          </table:table-cell>
          <table:table-cell table:formula="of:=IF([.$B123]=[.C$19];1;0)" office:value-type="string" office:string-value="" calcext:value-type="error">
            <text:p>#VALEUR !</text:p>
          </table:table-cell>
          <table:table-cell table:formula="of:=IF([.$B123]=[.D$19];1;0)" office:value-type="string" office:string-value="" calcext:value-type="error">
            <text:p>#VALEUR !</text:p>
          </table:table-cell>
          <table:table-cell table:formula="of:=IF([.$B123]=[.E$19];1;0)" office:value-type="string" office:string-value="" calcext:value-type="error">
            <text:p>#VALEUR !</text:p>
          </table:table-cell>
          <table:table-cell table:formula="of:=IF([.$B123]=[.F$19];1;0)" office:value-type="string" office:string-value="" calcext:value-type="error">
            <text:p>#VALEUR !</text:p>
          </table:table-cell>
          <table:table-cell table:formula="of:=IF([.$B123]=[.G$19];1;0)" office:value-type="string" office:string-value="" calcext:value-type="error">
            <text:p>#VALEUR !</text:p>
          </table:table-cell>
          <table:table-cell table:formula="of:=IF([.$B12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4]&lt;=[.$B$13];[.$A$2];IF([.A124]&lt;=[.$B$14];[.$A$3];IF([.A124]&lt;=[.$B$15];[.$A$4];IF([.A124]&lt;=[.$B$16];[.$A$5];IF([.A124]&lt;=[.$B$17];[.$A$6];IF([.A124]&lt;=[.$B$18];[.$A$7]))))))" office:value-type="string" office:string-value="" calcext:value-type="error">
            <text:p>#VALEUR !</text:p>
          </table:table-cell>
          <table:table-cell table:formula="of:=IF([.$B124]=[.C$19];1;0)" office:value-type="string" office:string-value="" calcext:value-type="error">
            <text:p>#VALEUR !</text:p>
          </table:table-cell>
          <table:table-cell table:formula="of:=IF([.$B124]=[.D$19];1;0)" office:value-type="string" office:string-value="" calcext:value-type="error">
            <text:p>#VALEUR !</text:p>
          </table:table-cell>
          <table:table-cell table:formula="of:=IF([.$B124]=[.E$19];1;0)" office:value-type="string" office:string-value="" calcext:value-type="error">
            <text:p>#VALEUR !</text:p>
          </table:table-cell>
          <table:table-cell table:formula="of:=IF([.$B124]=[.F$19];1;0)" office:value-type="string" office:string-value="" calcext:value-type="error">
            <text:p>#VALEUR !</text:p>
          </table:table-cell>
          <table:table-cell table:formula="of:=IF([.$B124]=[.G$19];1;0)" office:value-type="string" office:string-value="" calcext:value-type="error">
            <text:p>#VALEUR !</text:p>
          </table:table-cell>
          <table:table-cell table:formula="of:=IF([.$B12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5]&lt;=[.$B$13];[.$A$2];IF([.A125]&lt;=[.$B$14];[.$A$3];IF([.A125]&lt;=[.$B$15];[.$A$4];IF([.A125]&lt;=[.$B$16];[.$A$5];IF([.A125]&lt;=[.$B$17];[.$A$6];IF([.A125]&lt;=[.$B$18];[.$A$7]))))))" office:value-type="string" office:string-value="" calcext:value-type="error">
            <text:p>#VALEUR !</text:p>
          </table:table-cell>
          <table:table-cell table:formula="of:=IF([.$B125]=[.C$19];1;0)" office:value-type="string" office:string-value="" calcext:value-type="error">
            <text:p>#VALEUR !</text:p>
          </table:table-cell>
          <table:table-cell table:formula="of:=IF([.$B125]=[.D$19];1;0)" office:value-type="string" office:string-value="" calcext:value-type="error">
            <text:p>#VALEUR !</text:p>
          </table:table-cell>
          <table:table-cell table:formula="of:=IF([.$B125]=[.E$19];1;0)" office:value-type="string" office:string-value="" calcext:value-type="error">
            <text:p>#VALEUR !</text:p>
          </table:table-cell>
          <table:table-cell table:formula="of:=IF([.$B125]=[.F$19];1;0)" office:value-type="string" office:string-value="" calcext:value-type="error">
            <text:p>#VALEUR !</text:p>
          </table:table-cell>
          <table:table-cell table:formula="of:=IF([.$B125]=[.G$19];1;0)" office:value-type="string" office:string-value="" calcext:value-type="error">
            <text:p>#VALEUR !</text:p>
          </table:table-cell>
          <table:table-cell table:formula="of:=IF([.$B12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6]&lt;=[.$B$13];[.$A$2];IF([.A126]&lt;=[.$B$14];[.$A$3];IF([.A126]&lt;=[.$B$15];[.$A$4];IF([.A126]&lt;=[.$B$16];[.$A$5];IF([.A126]&lt;=[.$B$17];[.$A$6];IF([.A126]&lt;=[.$B$18];[.$A$7]))))))" office:value-type="string" office:string-value="" calcext:value-type="error">
            <text:p>#VALEUR !</text:p>
          </table:table-cell>
          <table:table-cell table:formula="of:=IF([.$B126]=[.C$19];1;0)" office:value-type="string" office:string-value="" calcext:value-type="error">
            <text:p>#VALEUR !</text:p>
          </table:table-cell>
          <table:table-cell table:formula="of:=IF([.$B126]=[.D$19];1;0)" office:value-type="string" office:string-value="" calcext:value-type="error">
            <text:p>#VALEUR !</text:p>
          </table:table-cell>
          <table:table-cell table:formula="of:=IF([.$B126]=[.E$19];1;0)" office:value-type="string" office:string-value="" calcext:value-type="error">
            <text:p>#VALEUR !</text:p>
          </table:table-cell>
          <table:table-cell table:formula="of:=IF([.$B126]=[.F$19];1;0)" office:value-type="string" office:string-value="" calcext:value-type="error">
            <text:p>#VALEUR !</text:p>
          </table:table-cell>
          <table:table-cell table:formula="of:=IF([.$B126]=[.G$19];1;0)" office:value-type="string" office:string-value="" calcext:value-type="error">
            <text:p>#VALEUR !</text:p>
          </table:table-cell>
          <table:table-cell table:formula="of:=IF([.$B12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7]&lt;=[.$B$13];[.$A$2];IF([.A127]&lt;=[.$B$14];[.$A$3];IF([.A127]&lt;=[.$B$15];[.$A$4];IF([.A127]&lt;=[.$B$16];[.$A$5];IF([.A127]&lt;=[.$B$17];[.$A$6];IF([.A127]&lt;=[.$B$18];[.$A$7]))))))" office:value-type="string" office:string-value="" calcext:value-type="error">
            <text:p>#VALEUR !</text:p>
          </table:table-cell>
          <table:table-cell table:formula="of:=IF([.$B127]=[.C$19];1;0)" office:value-type="string" office:string-value="" calcext:value-type="error">
            <text:p>#VALEUR !</text:p>
          </table:table-cell>
          <table:table-cell table:formula="of:=IF([.$B127]=[.D$19];1;0)" office:value-type="string" office:string-value="" calcext:value-type="error">
            <text:p>#VALEUR !</text:p>
          </table:table-cell>
          <table:table-cell table:formula="of:=IF([.$B127]=[.E$19];1;0)" office:value-type="string" office:string-value="" calcext:value-type="error">
            <text:p>#VALEUR !</text:p>
          </table:table-cell>
          <table:table-cell table:formula="of:=IF([.$B127]=[.F$19];1;0)" office:value-type="string" office:string-value="" calcext:value-type="error">
            <text:p>#VALEUR !</text:p>
          </table:table-cell>
          <table:table-cell table:formula="of:=IF([.$B127]=[.G$19];1;0)" office:value-type="string" office:string-value="" calcext:value-type="error">
            <text:p>#VALEUR !</text:p>
          </table:table-cell>
          <table:table-cell table:formula="of:=IF([.$B12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8]&lt;=[.$B$13];[.$A$2];IF([.A128]&lt;=[.$B$14];[.$A$3];IF([.A128]&lt;=[.$B$15];[.$A$4];IF([.A128]&lt;=[.$B$16];[.$A$5];IF([.A128]&lt;=[.$B$17];[.$A$6];IF([.A128]&lt;=[.$B$18];[.$A$7]))))))" office:value-type="string" office:string-value="" calcext:value-type="error">
            <text:p>#VALEUR !</text:p>
          </table:table-cell>
          <table:table-cell table:formula="of:=IF([.$B128]=[.C$19];1;0)" office:value-type="string" office:string-value="" calcext:value-type="error">
            <text:p>#VALEUR !</text:p>
          </table:table-cell>
          <table:table-cell table:formula="of:=IF([.$B128]=[.D$19];1;0)" office:value-type="string" office:string-value="" calcext:value-type="error">
            <text:p>#VALEUR !</text:p>
          </table:table-cell>
          <table:table-cell table:formula="of:=IF([.$B128]=[.E$19];1;0)" office:value-type="string" office:string-value="" calcext:value-type="error">
            <text:p>#VALEUR !</text:p>
          </table:table-cell>
          <table:table-cell table:formula="of:=IF([.$B128]=[.F$19];1;0)" office:value-type="string" office:string-value="" calcext:value-type="error">
            <text:p>#VALEUR !</text:p>
          </table:table-cell>
          <table:table-cell table:formula="of:=IF([.$B128]=[.G$19];1;0)" office:value-type="string" office:string-value="" calcext:value-type="error">
            <text:p>#VALEUR !</text:p>
          </table:table-cell>
          <table:table-cell table:formula="of:=IF([.$B12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9]&lt;=[.$B$13];[.$A$2];IF([.A129]&lt;=[.$B$14];[.$A$3];IF([.A129]&lt;=[.$B$15];[.$A$4];IF([.A129]&lt;=[.$B$16];[.$A$5];IF([.A129]&lt;=[.$B$17];[.$A$6];IF([.A129]&lt;=[.$B$18];[.$A$7]))))))" office:value-type="string" office:string-value="" calcext:value-type="error">
            <text:p>#VALEUR !</text:p>
          </table:table-cell>
          <table:table-cell table:formula="of:=IF([.$B129]=[.C$19];1;0)" office:value-type="string" office:string-value="" calcext:value-type="error">
            <text:p>#VALEUR !</text:p>
          </table:table-cell>
          <table:table-cell table:formula="of:=IF([.$B129]=[.D$19];1;0)" office:value-type="string" office:string-value="" calcext:value-type="error">
            <text:p>#VALEUR !</text:p>
          </table:table-cell>
          <table:table-cell table:formula="of:=IF([.$B129]=[.E$19];1;0)" office:value-type="string" office:string-value="" calcext:value-type="error">
            <text:p>#VALEUR !</text:p>
          </table:table-cell>
          <table:table-cell table:formula="of:=IF([.$B129]=[.F$19];1;0)" office:value-type="string" office:string-value="" calcext:value-type="error">
            <text:p>#VALEUR !</text:p>
          </table:table-cell>
          <table:table-cell table:formula="of:=IF([.$B129]=[.G$19];1;0)" office:value-type="string" office:string-value="" calcext:value-type="error">
            <text:p>#VALEUR !</text:p>
          </table:table-cell>
          <table:table-cell table:formula="of:=IF([.$B12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30]&lt;=[.$B$13];[.$A$2];IF([.A130]&lt;=[.$B$14];[.$A$3];IF([.A130]&lt;=[.$B$15];[.$A$4];IF([.A130]&lt;=[.$B$16];[.$A$5];IF([.A130]&lt;=[.$B$17];[.$A$6];IF([.A130]&lt;=[.$B$18];[.$A$7]))))))" office:value-type="string" office:string-value="" calcext:value-type="error">
            <text:p>#VALEUR !</text:p>
          </table:table-cell>
          <table:table-cell table:formula="of:=IF([.$B130]=[.C$19];1;0)" office:value-type="string" office:string-value="" calcext:value-type="error">
            <text:p>#VALEUR !</text:p>
          </table:table-cell>
          <table:table-cell table:formula="of:=IF([.$B130]=[.D$19];1;0)" office:value-type="string" office:string-value="" calcext:value-type="error">
            <text:p>#VALEUR !</text:p>
          </table:table-cell>
          <table:table-cell table:formula="of:=IF([.$B130]=[.E$19];1;0)" office:value-type="string" office:string-value="" calcext:value-type="error">
            <text:p>#VALEUR !</text:p>
          </table:table-cell>
          <table:table-cell table:formula="of:=IF([.$B130]=[.F$19];1;0)" office:value-type="string" office:string-value="" calcext:value-type="error">
            <text:p>#VALEUR !</text:p>
          </table:table-cell>
          <table:table-cell table:formula="of:=IF([.$B130]=[.G$19];1;0)" office:value-type="string" office:string-value="" calcext:value-type="error">
            <text:p>#VALEUR !</text:p>
          </table:table-cell>
          <table:table-cell table:formula="of:=IF([.$B13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31]&lt;=[.$B$13];[.$A$2];IF([.A131]&lt;=[.$B$14];[.$A$3];IF([.A131]&lt;=[.$B$15];[.$A$4];IF([.A131]&lt;=[.$B$16];[.$A$5];IF([.A131]&lt;=[.$B$17];[.$A$6];IF([.A131]&lt;=[.$B$18];[.$A$7]))))))" office:value-type="string" office:string-value="" calcext:value-type="error">
            <text:p>#VALEUR !</text:p>
          </table:table-cell>
          <table:table-cell table:formula="of:=IF([.$B131]=[.C$19];1;0)" office:value-type="string" office:string-value="" calcext:value-type="error">
            <text:p>#VALEUR !</text:p>
          </table:table-cell>
          <table:table-cell table:formula="of:=IF([.$B131]=[.D$19];1;0)" office:value-type="string" office:string-value="" calcext:value-type="error">
            <text:p>#VALEUR !</text:p>
          </table:table-cell>
          <table:table-cell table:formula="of:=IF([.$B131]=[.E$19];1;0)" office:value-type="string" office:string-value="" calcext:value-type="error">
            <text:p>#VALEUR !</text:p>
          </table:table-cell>
          <table:table-cell table:formula="of:=IF([.$B131]=[.F$19];1;0)" office:value-type="string" office:string-value="" calcext:value-type="error">
            <text:p>#VALEUR !</text:p>
          </table:table-cell>
          <table:table-cell table:formula="of:=IF([.$B131]=[.G$19];1;0)" office:value-type="string" office:string-value="" calcext:value-type="error">
            <text:p>#VALEUR !</text:p>
          </table:table-cell>
          <table:table-cell table:formula="of:=IF([.$B13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32]&lt;=[.$B$13];[.$A$2];IF([.A132]&lt;=[.$B$14];[.$A$3];IF([.A132]&lt;=[.$B$15];[.$A$4];IF([.A132]&lt;=[.$B$16];[.$A$5];IF([.A132]&lt;=[.$B$17];[.$A$6];IF([.A132]&lt;=[.$B$18];[.$A$7]))))))" office:value-type="string" office:string-value="" calcext:value-type="error">
            <text:p>#VALEUR !</text:p>
          </table:table-cell>
          <table:table-cell table:formula="of:=IF([.$B132]=[.C$19];1;0)" office:value-type="string" office:string-value="" calcext:value-type="error">
            <text:p>#VALEUR !</text:p>
          </table:table-cell>
          <table:table-cell table:formula="of:=IF([.$B132]=[.D$19];1;0)" office:value-type="string" office:string-value="" calcext:value-type="error">
            <text:p>#VALEUR !</text:p>
          </table:table-cell>
          <table:table-cell table:formula="of:=IF([.$B132]=[.E$19];1;0)" office:value-type="string" office:string-value="" calcext:value-type="error">
            <text:p>#VALEUR !</text:p>
          </table:table-cell>
          <table:table-cell table:formula="of:=IF([.$B132]=[.F$19];1;0)" office:value-type="string" office:string-value="" calcext:value-type="error">
            <text:p>#VALEUR !</text:p>
          </table:table-cell>
          <table:table-cell table:formula="of:=IF([.$B132]=[.G$19];1;0)" office:value-type="string" office:string-value="" calcext:value-type="error">
            <text:p>#VALEUR !</text:p>
          </table:table-cell>
          <table:table-cell table:formula="of:=IF([.$B13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33]&lt;=[.$B$13];[.$A$2];IF([.A133]&lt;=[.$B$14];[.$A$3];IF([.A133]&lt;=[.$B$15];[.$A$4];IF([.A133]&lt;=[.$B$16];[.$A$5];IF([.A133]&lt;=[.$B$17];[.$A$6];IF([.A133]&lt;=[.$B$18];[.$A$7]))))))" office:value-type="string" office:string-value="" calcext:value-type="error">
            <text:p>#VALEUR !</text:p>
          </table:table-cell>
          <table:table-cell table:formula="of:=IF([.$B133]=[.C$19];1;0)" office:value-type="string" office:string-value="" calcext:value-type="error">
            <text:p>#VALEUR !</text:p>
          </table:table-cell>
          <table:table-cell table:formula="of:=IF([.$B133]=[.D$19];1;0)" office:value-type="string" office:string-value="" calcext:value-type="error">
            <text:p>#VALEUR !</text:p>
          </table:table-cell>
          <table:table-cell table:formula="of:=IF([.$B133]=[.E$19];1;0)" office:value-type="string" office:string-value="" calcext:value-type="error">
            <text:p>#VALEUR !</text:p>
          </table:table-cell>
          <table:table-cell table:formula="of:=IF([.$B133]=[.F$19];1;0)" office:value-type="string" office:string-value="" calcext:value-type="error">
            <text:p>#VALEUR !</text:p>
          </table:table-cell>
          <table:table-cell table:formula="of:=IF([.$B133]=[.G$19];1;0)" office:value-type="string" office:string-value="" calcext:value-type="error">
            <text:p>#VALEUR !</text:p>
          </table:table-cell>
          <table:table-cell table:formula="of:=IF([.$B13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34]&lt;=[.$B$13];[.$A$2];IF([.A134]&lt;=[.$B$14];[.$A$3];IF([.A134]&lt;=[.$B$15];[.$A$4];IF([.A134]&lt;=[.$B$16];[.$A$5];IF([.A134]&lt;=[.$B$17];[.$A$6];IF([.A134]&lt;=[.$B$18];[.$A$7]))))))" office:value-type="string" office:string-value="" calcext:value-type="error">
            <text:p>#VALEUR !</text:p>
          </table:table-cell>
          <table:table-cell table:formula="of:=IF([.$B134]=[.C$19];1;0)" office:value-type="string" office:string-value="" calcext:value-type="error">
            <text:p>#VALEUR !</text:p>
          </table:table-cell>
          <table:table-cell table:formula="of:=IF([.$B134]=[.D$19];1;0)" office:value-type="string" office:string-value="" calcext:value-type="error">
            <text:p>#VALEUR !</text:p>
          </table:table-cell>
          <table:table-cell table:formula="of:=IF([.$B134]=[.E$19];1;0)" office:value-type="string" office:string-value="" calcext:value-type="error">
            <text:p>#VALEUR !</text:p>
          </table:table-cell>
          <table:table-cell table:formula="of:=IF([.$B134]=[.F$19];1;0)" office:value-type="string" office:string-value="" calcext:value-type="error">
            <text:p>#VALEUR !</text:p>
          </table:table-cell>
          <table:table-cell table:formula="of:=IF([.$B134]=[.G$19];1;0)" office:value-type="string" office:string-value="" calcext:value-type="error">
            <text:p>#VALEUR !</text:p>
          </table:table-cell>
          <table:table-cell table:formula="of:=IF([.$B13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35]&lt;=[.$B$13];[.$A$2];IF([.A135]&lt;=[.$B$14];[.$A$3];IF([.A135]&lt;=[.$B$15];[.$A$4];IF([.A135]&lt;=[.$B$16];[.$A$5];IF([.A135]&lt;=[.$B$17];[.$A$6];IF([.A135]&lt;=[.$B$18];[.$A$7]))))))" office:value-type="string" office:string-value="" calcext:value-type="error">
            <text:p>#VALEUR !</text:p>
          </table:table-cell>
          <table:table-cell table:formula="of:=IF([.$B135]=[.C$19];1;0)" office:value-type="string" office:string-value="" calcext:value-type="error">
            <text:p>#VALEUR !</text:p>
          </table:table-cell>
          <table:table-cell table:formula="of:=IF([.$B135]=[.D$19];1;0)" office:value-type="string" office:string-value="" calcext:value-type="error">
            <text:p>#VALEUR !</text:p>
          </table:table-cell>
          <table:table-cell table:formula="of:=IF([.$B135]=[.E$19];1;0)" office:value-type="string" office:string-value="" calcext:value-type="error">
            <text:p>#VALEUR !</text:p>
          </table:table-cell>
          <table:table-cell table:formula="of:=IF([.$B135]=[.F$19];1;0)" office:value-type="string" office:string-value="" calcext:value-type="error">
            <text:p>#VALEUR !</text:p>
          </table:table-cell>
          <table:table-cell table:formula="of:=IF([.$B135]=[.G$19];1;0)" office:value-type="string" office:string-value="" calcext:value-type="error">
            <text:p>#VALEUR !</text:p>
          </table:table-cell>
          <table:table-cell table:formula="of:=IF([.$B13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36]&lt;=[.$B$13];[.$A$2];IF([.A136]&lt;=[.$B$14];[.$A$3];IF([.A136]&lt;=[.$B$15];[.$A$4];IF([.A136]&lt;=[.$B$16];[.$A$5];IF([.A136]&lt;=[.$B$17];[.$A$6];IF([.A136]&lt;=[.$B$18];[.$A$7]))))))" office:value-type="string" office:string-value="" calcext:value-type="error">
            <text:p>#VALEUR !</text:p>
          </table:table-cell>
          <table:table-cell table:formula="of:=IF([.$B136]=[.C$19];1;0)" office:value-type="string" office:string-value="" calcext:value-type="error">
            <text:p>#VALEUR !</text:p>
          </table:table-cell>
          <table:table-cell table:formula="of:=IF([.$B136]=[.D$19];1;0)" office:value-type="string" office:string-value="" calcext:value-type="error">
            <text:p>#VALEUR !</text:p>
          </table:table-cell>
          <table:table-cell table:formula="of:=IF([.$B136]=[.E$19];1;0)" office:value-type="string" office:string-value="" calcext:value-type="error">
            <text:p>#VALEUR !</text:p>
          </table:table-cell>
          <table:table-cell table:formula="of:=IF([.$B136]=[.F$19];1;0)" office:value-type="string" office:string-value="" calcext:value-type="error">
            <text:p>#VALEUR !</text:p>
          </table:table-cell>
          <table:table-cell table:formula="of:=IF([.$B136]=[.G$19];1;0)" office:value-type="string" office:string-value="" calcext:value-type="error">
            <text:p>#VALEUR !</text:p>
          </table:table-cell>
          <table:table-cell table:formula="of:=IF([.$B13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37]&lt;=[.$B$13];[.$A$2];IF([.A137]&lt;=[.$B$14];[.$A$3];IF([.A137]&lt;=[.$B$15];[.$A$4];IF([.A137]&lt;=[.$B$16];[.$A$5];IF([.A137]&lt;=[.$B$17];[.$A$6];IF([.A137]&lt;=[.$B$18];[.$A$7]))))))" office:value-type="string" office:string-value="" calcext:value-type="error">
            <text:p>#VALEUR !</text:p>
          </table:table-cell>
          <table:table-cell table:formula="of:=IF([.$B137]=[.C$19];1;0)" office:value-type="string" office:string-value="" calcext:value-type="error">
            <text:p>#VALEUR !</text:p>
          </table:table-cell>
          <table:table-cell table:formula="of:=IF([.$B137]=[.D$19];1;0)" office:value-type="string" office:string-value="" calcext:value-type="error">
            <text:p>#VALEUR !</text:p>
          </table:table-cell>
          <table:table-cell table:formula="of:=IF([.$B137]=[.E$19];1;0)" office:value-type="string" office:string-value="" calcext:value-type="error">
            <text:p>#VALEUR !</text:p>
          </table:table-cell>
          <table:table-cell table:formula="of:=IF([.$B137]=[.F$19];1;0)" office:value-type="string" office:string-value="" calcext:value-type="error">
            <text:p>#VALEUR !</text:p>
          </table:table-cell>
          <table:table-cell table:formula="of:=IF([.$B137]=[.G$19];1;0)" office:value-type="string" office:string-value="" calcext:value-type="error">
            <text:p>#VALEUR !</text:p>
          </table:table-cell>
          <table:table-cell table:formula="of:=IF([.$B13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38]&lt;=[.$B$13];[.$A$2];IF([.A138]&lt;=[.$B$14];[.$A$3];IF([.A138]&lt;=[.$B$15];[.$A$4];IF([.A138]&lt;=[.$B$16];[.$A$5];IF([.A138]&lt;=[.$B$17];[.$A$6];IF([.A138]&lt;=[.$B$18];[.$A$7]))))))" office:value-type="string" office:string-value="" calcext:value-type="error">
            <text:p>#VALEUR !</text:p>
          </table:table-cell>
          <table:table-cell table:formula="of:=IF([.$B138]=[.C$19];1;0)" office:value-type="string" office:string-value="" calcext:value-type="error">
            <text:p>#VALEUR !</text:p>
          </table:table-cell>
          <table:table-cell table:formula="of:=IF([.$B138]=[.D$19];1;0)" office:value-type="string" office:string-value="" calcext:value-type="error">
            <text:p>#VALEUR !</text:p>
          </table:table-cell>
          <table:table-cell table:formula="of:=IF([.$B138]=[.E$19];1;0)" office:value-type="string" office:string-value="" calcext:value-type="error">
            <text:p>#VALEUR !</text:p>
          </table:table-cell>
          <table:table-cell table:formula="of:=IF([.$B138]=[.F$19];1;0)" office:value-type="string" office:string-value="" calcext:value-type="error">
            <text:p>#VALEUR !</text:p>
          </table:table-cell>
          <table:table-cell table:formula="of:=IF([.$B138]=[.G$19];1;0)" office:value-type="string" office:string-value="" calcext:value-type="error">
            <text:p>#VALEUR !</text:p>
          </table:table-cell>
          <table:table-cell table:formula="of:=IF([.$B13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39]&lt;=[.$B$13];[.$A$2];IF([.A139]&lt;=[.$B$14];[.$A$3];IF([.A139]&lt;=[.$B$15];[.$A$4];IF([.A139]&lt;=[.$B$16];[.$A$5];IF([.A139]&lt;=[.$B$17];[.$A$6];IF([.A139]&lt;=[.$B$18];[.$A$7]))))))" office:value-type="string" office:string-value="" calcext:value-type="error">
            <text:p>#VALEUR !</text:p>
          </table:table-cell>
          <table:table-cell table:formula="of:=IF([.$B139]=[.C$19];1;0)" office:value-type="string" office:string-value="" calcext:value-type="error">
            <text:p>#VALEUR !</text:p>
          </table:table-cell>
          <table:table-cell table:formula="of:=IF([.$B139]=[.D$19];1;0)" office:value-type="string" office:string-value="" calcext:value-type="error">
            <text:p>#VALEUR !</text:p>
          </table:table-cell>
          <table:table-cell table:formula="of:=IF([.$B139]=[.E$19];1;0)" office:value-type="string" office:string-value="" calcext:value-type="error">
            <text:p>#VALEUR !</text:p>
          </table:table-cell>
          <table:table-cell table:formula="of:=IF([.$B139]=[.F$19];1;0)" office:value-type="string" office:string-value="" calcext:value-type="error">
            <text:p>#VALEUR !</text:p>
          </table:table-cell>
          <table:table-cell table:formula="of:=IF([.$B139]=[.G$19];1;0)" office:value-type="string" office:string-value="" calcext:value-type="error">
            <text:p>#VALEUR !</text:p>
          </table:table-cell>
          <table:table-cell table:formula="of:=IF([.$B13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40]&lt;=[.$B$13];[.$A$2];IF([.A140]&lt;=[.$B$14];[.$A$3];IF([.A140]&lt;=[.$B$15];[.$A$4];IF([.A140]&lt;=[.$B$16];[.$A$5];IF([.A140]&lt;=[.$B$17];[.$A$6];IF([.A140]&lt;=[.$B$18];[.$A$7]))))))" office:value-type="string" office:string-value="" calcext:value-type="error">
            <text:p>#VALEUR !</text:p>
          </table:table-cell>
          <table:table-cell table:formula="of:=IF([.$B140]=[.C$19];1;0)" office:value-type="string" office:string-value="" calcext:value-type="error">
            <text:p>#VALEUR !</text:p>
          </table:table-cell>
          <table:table-cell table:formula="of:=IF([.$B140]=[.D$19];1;0)" office:value-type="string" office:string-value="" calcext:value-type="error">
            <text:p>#VALEUR !</text:p>
          </table:table-cell>
          <table:table-cell table:formula="of:=IF([.$B140]=[.E$19];1;0)" office:value-type="string" office:string-value="" calcext:value-type="error">
            <text:p>#VALEUR !</text:p>
          </table:table-cell>
          <table:table-cell table:formula="of:=IF([.$B140]=[.F$19];1;0)" office:value-type="string" office:string-value="" calcext:value-type="error">
            <text:p>#VALEUR !</text:p>
          </table:table-cell>
          <table:table-cell table:formula="of:=IF([.$B140]=[.G$19];1;0)" office:value-type="string" office:string-value="" calcext:value-type="error">
            <text:p>#VALEUR !</text:p>
          </table:table-cell>
          <table:table-cell table:formula="of:=IF([.$B14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41]&lt;=[.$B$13];[.$A$2];IF([.A141]&lt;=[.$B$14];[.$A$3];IF([.A141]&lt;=[.$B$15];[.$A$4];IF([.A141]&lt;=[.$B$16];[.$A$5];IF([.A141]&lt;=[.$B$17];[.$A$6];IF([.A141]&lt;=[.$B$18];[.$A$7]))))))" office:value-type="string" office:string-value="" calcext:value-type="error">
            <text:p>#VALEUR !</text:p>
          </table:table-cell>
          <table:table-cell table:formula="of:=IF([.$B141]=[.C$19];1;0)" office:value-type="string" office:string-value="" calcext:value-type="error">
            <text:p>#VALEUR !</text:p>
          </table:table-cell>
          <table:table-cell table:formula="of:=IF([.$B141]=[.D$19];1;0)" office:value-type="string" office:string-value="" calcext:value-type="error">
            <text:p>#VALEUR !</text:p>
          </table:table-cell>
          <table:table-cell table:formula="of:=IF([.$B141]=[.E$19];1;0)" office:value-type="string" office:string-value="" calcext:value-type="error">
            <text:p>#VALEUR !</text:p>
          </table:table-cell>
          <table:table-cell table:formula="of:=IF([.$B141]=[.F$19];1;0)" office:value-type="string" office:string-value="" calcext:value-type="error">
            <text:p>#VALEUR !</text:p>
          </table:table-cell>
          <table:table-cell table:formula="of:=IF([.$B141]=[.G$19];1;0)" office:value-type="string" office:string-value="" calcext:value-type="error">
            <text:p>#VALEUR !</text:p>
          </table:table-cell>
          <table:table-cell table:formula="of:=IF([.$B14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42]&lt;=[.$B$13];[.$A$2];IF([.A142]&lt;=[.$B$14];[.$A$3];IF([.A142]&lt;=[.$B$15];[.$A$4];IF([.A142]&lt;=[.$B$16];[.$A$5];IF([.A142]&lt;=[.$B$17];[.$A$6];IF([.A142]&lt;=[.$B$18];[.$A$7]))))))" office:value-type="string" office:string-value="" calcext:value-type="error">
            <text:p>#VALEUR !</text:p>
          </table:table-cell>
          <table:table-cell table:formula="of:=IF([.$B142]=[.C$19];1;0)" office:value-type="string" office:string-value="" calcext:value-type="error">
            <text:p>#VALEUR !</text:p>
          </table:table-cell>
          <table:table-cell table:formula="of:=IF([.$B142]=[.D$19];1;0)" office:value-type="string" office:string-value="" calcext:value-type="error">
            <text:p>#VALEUR !</text:p>
          </table:table-cell>
          <table:table-cell table:formula="of:=IF([.$B142]=[.E$19];1;0)" office:value-type="string" office:string-value="" calcext:value-type="error">
            <text:p>#VALEUR !</text:p>
          </table:table-cell>
          <table:table-cell table:formula="of:=IF([.$B142]=[.F$19];1;0)" office:value-type="string" office:string-value="" calcext:value-type="error">
            <text:p>#VALEUR !</text:p>
          </table:table-cell>
          <table:table-cell table:formula="of:=IF([.$B142]=[.G$19];1;0)" office:value-type="string" office:string-value="" calcext:value-type="error">
            <text:p>#VALEUR !</text:p>
          </table:table-cell>
          <table:table-cell table:formula="of:=IF([.$B14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43]&lt;=[.$B$13];[.$A$2];IF([.A143]&lt;=[.$B$14];[.$A$3];IF([.A143]&lt;=[.$B$15];[.$A$4];IF([.A143]&lt;=[.$B$16];[.$A$5];IF([.A143]&lt;=[.$B$17];[.$A$6];IF([.A143]&lt;=[.$B$18];[.$A$7]))))))" office:value-type="string" office:string-value="" calcext:value-type="error">
            <text:p>#VALEUR !</text:p>
          </table:table-cell>
          <table:table-cell table:formula="of:=IF([.$B143]=[.C$19];1;0)" office:value-type="string" office:string-value="" calcext:value-type="error">
            <text:p>#VALEUR !</text:p>
          </table:table-cell>
          <table:table-cell table:formula="of:=IF([.$B143]=[.D$19];1;0)" office:value-type="string" office:string-value="" calcext:value-type="error">
            <text:p>#VALEUR !</text:p>
          </table:table-cell>
          <table:table-cell table:formula="of:=IF([.$B143]=[.E$19];1;0)" office:value-type="string" office:string-value="" calcext:value-type="error">
            <text:p>#VALEUR !</text:p>
          </table:table-cell>
          <table:table-cell table:formula="of:=IF([.$B143]=[.F$19];1;0)" office:value-type="string" office:string-value="" calcext:value-type="error">
            <text:p>#VALEUR !</text:p>
          </table:table-cell>
          <table:table-cell table:formula="of:=IF([.$B143]=[.G$19];1;0)" office:value-type="string" office:string-value="" calcext:value-type="error">
            <text:p>#VALEUR !</text:p>
          </table:table-cell>
          <table:table-cell table:formula="of:=IF([.$B14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44]&lt;=[.$B$13];[.$A$2];IF([.A144]&lt;=[.$B$14];[.$A$3];IF([.A144]&lt;=[.$B$15];[.$A$4];IF([.A144]&lt;=[.$B$16];[.$A$5];IF([.A144]&lt;=[.$B$17];[.$A$6];IF([.A144]&lt;=[.$B$18];[.$A$7]))))))" office:value-type="string" office:string-value="" calcext:value-type="error">
            <text:p>#VALEUR !</text:p>
          </table:table-cell>
          <table:table-cell table:formula="of:=IF([.$B144]=[.C$19];1;0)" office:value-type="string" office:string-value="" calcext:value-type="error">
            <text:p>#VALEUR !</text:p>
          </table:table-cell>
          <table:table-cell table:formula="of:=IF([.$B144]=[.D$19];1;0)" office:value-type="string" office:string-value="" calcext:value-type="error">
            <text:p>#VALEUR !</text:p>
          </table:table-cell>
          <table:table-cell table:formula="of:=IF([.$B144]=[.E$19];1;0)" office:value-type="string" office:string-value="" calcext:value-type="error">
            <text:p>#VALEUR !</text:p>
          </table:table-cell>
          <table:table-cell table:formula="of:=IF([.$B144]=[.F$19];1;0)" office:value-type="string" office:string-value="" calcext:value-type="error">
            <text:p>#VALEUR !</text:p>
          </table:table-cell>
          <table:table-cell table:formula="of:=IF([.$B144]=[.G$19];1;0)" office:value-type="string" office:string-value="" calcext:value-type="error">
            <text:p>#VALEUR !</text:p>
          </table:table-cell>
          <table:table-cell table:formula="of:=IF([.$B14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45]&lt;=[.$B$13];[.$A$2];IF([.A145]&lt;=[.$B$14];[.$A$3];IF([.A145]&lt;=[.$B$15];[.$A$4];IF([.A145]&lt;=[.$B$16];[.$A$5];IF([.A145]&lt;=[.$B$17];[.$A$6];IF([.A145]&lt;=[.$B$18];[.$A$7]))))))" office:value-type="string" office:string-value="" calcext:value-type="error">
            <text:p>#VALEUR !</text:p>
          </table:table-cell>
          <table:table-cell table:formula="of:=IF([.$B145]=[.C$19];1;0)" office:value-type="string" office:string-value="" calcext:value-type="error">
            <text:p>#VALEUR !</text:p>
          </table:table-cell>
          <table:table-cell table:formula="of:=IF([.$B145]=[.D$19];1;0)" office:value-type="string" office:string-value="" calcext:value-type="error">
            <text:p>#VALEUR !</text:p>
          </table:table-cell>
          <table:table-cell table:formula="of:=IF([.$B145]=[.E$19];1;0)" office:value-type="string" office:string-value="" calcext:value-type="error">
            <text:p>#VALEUR !</text:p>
          </table:table-cell>
          <table:table-cell table:formula="of:=IF([.$B145]=[.F$19];1;0)" office:value-type="string" office:string-value="" calcext:value-type="error">
            <text:p>#VALEUR !</text:p>
          </table:table-cell>
          <table:table-cell table:formula="of:=IF([.$B145]=[.G$19];1;0)" office:value-type="string" office:string-value="" calcext:value-type="error">
            <text:p>#VALEUR !</text:p>
          </table:table-cell>
          <table:table-cell table:formula="of:=IF([.$B14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46]&lt;=[.$B$13];[.$A$2];IF([.A146]&lt;=[.$B$14];[.$A$3];IF([.A146]&lt;=[.$B$15];[.$A$4];IF([.A146]&lt;=[.$B$16];[.$A$5];IF([.A146]&lt;=[.$B$17];[.$A$6];IF([.A146]&lt;=[.$B$18];[.$A$7]))))))" office:value-type="string" office:string-value="" calcext:value-type="error">
            <text:p>#VALEUR !</text:p>
          </table:table-cell>
          <table:table-cell table:formula="of:=IF([.$B146]=[.C$19];1;0)" office:value-type="string" office:string-value="" calcext:value-type="error">
            <text:p>#VALEUR !</text:p>
          </table:table-cell>
          <table:table-cell table:formula="of:=IF([.$B146]=[.D$19];1;0)" office:value-type="string" office:string-value="" calcext:value-type="error">
            <text:p>#VALEUR !</text:p>
          </table:table-cell>
          <table:table-cell table:formula="of:=IF([.$B146]=[.E$19];1;0)" office:value-type="string" office:string-value="" calcext:value-type="error">
            <text:p>#VALEUR !</text:p>
          </table:table-cell>
          <table:table-cell table:formula="of:=IF([.$B146]=[.F$19];1;0)" office:value-type="string" office:string-value="" calcext:value-type="error">
            <text:p>#VALEUR !</text:p>
          </table:table-cell>
          <table:table-cell table:formula="of:=IF([.$B146]=[.G$19];1;0)" office:value-type="string" office:string-value="" calcext:value-type="error">
            <text:p>#VALEUR !</text:p>
          </table:table-cell>
          <table:table-cell table:formula="of:=IF([.$B14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47]&lt;=[.$B$13];[.$A$2];IF([.A147]&lt;=[.$B$14];[.$A$3];IF([.A147]&lt;=[.$B$15];[.$A$4];IF([.A147]&lt;=[.$B$16];[.$A$5];IF([.A147]&lt;=[.$B$17];[.$A$6];IF([.A147]&lt;=[.$B$18];[.$A$7]))))))" office:value-type="string" office:string-value="" calcext:value-type="error">
            <text:p>#VALEUR !</text:p>
          </table:table-cell>
          <table:table-cell table:formula="of:=IF([.$B147]=[.C$19];1;0)" office:value-type="string" office:string-value="" calcext:value-type="error">
            <text:p>#VALEUR !</text:p>
          </table:table-cell>
          <table:table-cell table:formula="of:=IF([.$B147]=[.D$19];1;0)" office:value-type="string" office:string-value="" calcext:value-type="error">
            <text:p>#VALEUR !</text:p>
          </table:table-cell>
          <table:table-cell table:formula="of:=IF([.$B147]=[.E$19];1;0)" office:value-type="string" office:string-value="" calcext:value-type="error">
            <text:p>#VALEUR !</text:p>
          </table:table-cell>
          <table:table-cell table:formula="of:=IF([.$B147]=[.F$19];1;0)" office:value-type="string" office:string-value="" calcext:value-type="error">
            <text:p>#VALEUR !</text:p>
          </table:table-cell>
          <table:table-cell table:formula="of:=IF([.$B147]=[.G$19];1;0)" office:value-type="string" office:string-value="" calcext:value-type="error">
            <text:p>#VALEUR !</text:p>
          </table:table-cell>
          <table:table-cell table:formula="of:=IF([.$B14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48]&lt;=[.$B$13];[.$A$2];IF([.A148]&lt;=[.$B$14];[.$A$3];IF([.A148]&lt;=[.$B$15];[.$A$4];IF([.A148]&lt;=[.$B$16];[.$A$5];IF([.A148]&lt;=[.$B$17];[.$A$6];IF([.A148]&lt;=[.$B$18];[.$A$7]))))))" office:value-type="string" office:string-value="" calcext:value-type="error">
            <text:p>#VALEUR !</text:p>
          </table:table-cell>
          <table:table-cell table:formula="of:=IF([.$B148]=[.C$19];1;0)" office:value-type="string" office:string-value="" calcext:value-type="error">
            <text:p>#VALEUR !</text:p>
          </table:table-cell>
          <table:table-cell table:formula="of:=IF([.$B148]=[.D$19];1;0)" office:value-type="string" office:string-value="" calcext:value-type="error">
            <text:p>#VALEUR !</text:p>
          </table:table-cell>
          <table:table-cell table:formula="of:=IF([.$B148]=[.E$19];1;0)" office:value-type="string" office:string-value="" calcext:value-type="error">
            <text:p>#VALEUR !</text:p>
          </table:table-cell>
          <table:table-cell table:formula="of:=IF([.$B148]=[.F$19];1;0)" office:value-type="string" office:string-value="" calcext:value-type="error">
            <text:p>#VALEUR !</text:p>
          </table:table-cell>
          <table:table-cell table:formula="of:=IF([.$B148]=[.G$19];1;0)" office:value-type="string" office:string-value="" calcext:value-type="error">
            <text:p>#VALEUR !</text:p>
          </table:table-cell>
          <table:table-cell table:formula="of:=IF([.$B14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49]&lt;=[.$B$13];[.$A$2];IF([.A149]&lt;=[.$B$14];[.$A$3];IF([.A149]&lt;=[.$B$15];[.$A$4];IF([.A149]&lt;=[.$B$16];[.$A$5];IF([.A149]&lt;=[.$B$17];[.$A$6];IF([.A149]&lt;=[.$B$18];[.$A$7]))))))" office:value-type="string" office:string-value="" calcext:value-type="error">
            <text:p>#VALEUR !</text:p>
          </table:table-cell>
          <table:table-cell table:formula="of:=IF([.$B149]=[.C$19];1;0)" office:value-type="string" office:string-value="" calcext:value-type="error">
            <text:p>#VALEUR !</text:p>
          </table:table-cell>
          <table:table-cell table:formula="of:=IF([.$B149]=[.D$19];1;0)" office:value-type="string" office:string-value="" calcext:value-type="error">
            <text:p>#VALEUR !</text:p>
          </table:table-cell>
          <table:table-cell table:formula="of:=IF([.$B149]=[.E$19];1;0)" office:value-type="string" office:string-value="" calcext:value-type="error">
            <text:p>#VALEUR !</text:p>
          </table:table-cell>
          <table:table-cell table:formula="of:=IF([.$B149]=[.F$19];1;0)" office:value-type="string" office:string-value="" calcext:value-type="error">
            <text:p>#VALEUR !</text:p>
          </table:table-cell>
          <table:table-cell table:formula="of:=IF([.$B149]=[.G$19];1;0)" office:value-type="string" office:string-value="" calcext:value-type="error">
            <text:p>#VALEUR !</text:p>
          </table:table-cell>
          <table:table-cell table:formula="of:=IF([.$B14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50]&lt;=[.$B$13];[.$A$2];IF([.A150]&lt;=[.$B$14];[.$A$3];IF([.A150]&lt;=[.$B$15];[.$A$4];IF([.A150]&lt;=[.$B$16];[.$A$5];IF([.A150]&lt;=[.$B$17];[.$A$6];IF([.A150]&lt;=[.$B$18];[.$A$7]))))))" office:value-type="string" office:string-value="" calcext:value-type="error">
            <text:p>#VALEUR !</text:p>
          </table:table-cell>
          <table:table-cell table:formula="of:=IF([.$B150]=[.C$19];1;0)" office:value-type="string" office:string-value="" calcext:value-type="error">
            <text:p>#VALEUR !</text:p>
          </table:table-cell>
          <table:table-cell table:formula="of:=IF([.$B150]=[.D$19];1;0)" office:value-type="string" office:string-value="" calcext:value-type="error">
            <text:p>#VALEUR !</text:p>
          </table:table-cell>
          <table:table-cell table:formula="of:=IF([.$B150]=[.E$19];1;0)" office:value-type="string" office:string-value="" calcext:value-type="error">
            <text:p>#VALEUR !</text:p>
          </table:table-cell>
          <table:table-cell table:formula="of:=IF([.$B150]=[.F$19];1;0)" office:value-type="string" office:string-value="" calcext:value-type="error">
            <text:p>#VALEUR !</text:p>
          </table:table-cell>
          <table:table-cell table:formula="of:=IF([.$B150]=[.G$19];1;0)" office:value-type="string" office:string-value="" calcext:value-type="error">
            <text:p>#VALEUR !</text:p>
          </table:table-cell>
          <table:table-cell table:formula="of:=IF([.$B15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51]&lt;=[.$B$13];[.$A$2];IF([.A151]&lt;=[.$B$14];[.$A$3];IF([.A151]&lt;=[.$B$15];[.$A$4];IF([.A151]&lt;=[.$B$16];[.$A$5];IF([.A151]&lt;=[.$B$17];[.$A$6];IF([.A151]&lt;=[.$B$18];[.$A$7]))))))" office:value-type="string" office:string-value="" calcext:value-type="error">
            <text:p>#VALEUR !</text:p>
          </table:table-cell>
          <table:table-cell table:formula="of:=IF([.$B151]=[.C$19];1;0)" office:value-type="string" office:string-value="" calcext:value-type="error">
            <text:p>#VALEUR !</text:p>
          </table:table-cell>
          <table:table-cell table:formula="of:=IF([.$B151]=[.D$19];1;0)" office:value-type="string" office:string-value="" calcext:value-type="error">
            <text:p>#VALEUR !</text:p>
          </table:table-cell>
          <table:table-cell table:formula="of:=IF([.$B151]=[.E$19];1;0)" office:value-type="string" office:string-value="" calcext:value-type="error">
            <text:p>#VALEUR !</text:p>
          </table:table-cell>
          <table:table-cell table:formula="of:=IF([.$B151]=[.F$19];1;0)" office:value-type="string" office:string-value="" calcext:value-type="error">
            <text:p>#VALEUR !</text:p>
          </table:table-cell>
          <table:table-cell table:formula="of:=IF([.$B151]=[.G$19];1;0)" office:value-type="string" office:string-value="" calcext:value-type="error">
            <text:p>#VALEUR !</text:p>
          </table:table-cell>
          <table:table-cell table:formula="of:=IF([.$B15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52]&lt;=[.$B$13];[.$A$2];IF([.A152]&lt;=[.$B$14];[.$A$3];IF([.A152]&lt;=[.$B$15];[.$A$4];IF([.A152]&lt;=[.$B$16];[.$A$5];IF([.A152]&lt;=[.$B$17];[.$A$6];IF([.A152]&lt;=[.$B$18];[.$A$7]))))))" office:value-type="string" office:string-value="" calcext:value-type="error">
            <text:p>#VALEUR !</text:p>
          </table:table-cell>
          <table:table-cell table:formula="of:=IF([.$B152]=[.C$19];1;0)" office:value-type="string" office:string-value="" calcext:value-type="error">
            <text:p>#VALEUR !</text:p>
          </table:table-cell>
          <table:table-cell table:formula="of:=IF([.$B152]=[.D$19];1;0)" office:value-type="string" office:string-value="" calcext:value-type="error">
            <text:p>#VALEUR !</text:p>
          </table:table-cell>
          <table:table-cell table:formula="of:=IF([.$B152]=[.E$19];1;0)" office:value-type="string" office:string-value="" calcext:value-type="error">
            <text:p>#VALEUR !</text:p>
          </table:table-cell>
          <table:table-cell table:formula="of:=IF([.$B152]=[.F$19];1;0)" office:value-type="string" office:string-value="" calcext:value-type="error">
            <text:p>#VALEUR !</text:p>
          </table:table-cell>
          <table:table-cell table:formula="of:=IF([.$B152]=[.G$19];1;0)" office:value-type="string" office:string-value="" calcext:value-type="error">
            <text:p>#VALEUR !</text:p>
          </table:table-cell>
          <table:table-cell table:formula="of:=IF([.$B15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53]&lt;=[.$B$13];[.$A$2];IF([.A153]&lt;=[.$B$14];[.$A$3];IF([.A153]&lt;=[.$B$15];[.$A$4];IF([.A153]&lt;=[.$B$16];[.$A$5];IF([.A153]&lt;=[.$B$17];[.$A$6];IF([.A153]&lt;=[.$B$18];[.$A$7]))))))" office:value-type="string" office:string-value="" calcext:value-type="error">
            <text:p>#VALEUR !</text:p>
          </table:table-cell>
          <table:table-cell table:formula="of:=IF([.$B153]=[.C$19];1;0)" office:value-type="string" office:string-value="" calcext:value-type="error">
            <text:p>#VALEUR !</text:p>
          </table:table-cell>
          <table:table-cell table:formula="of:=IF([.$B153]=[.D$19];1;0)" office:value-type="string" office:string-value="" calcext:value-type="error">
            <text:p>#VALEUR !</text:p>
          </table:table-cell>
          <table:table-cell table:formula="of:=IF([.$B153]=[.E$19];1;0)" office:value-type="string" office:string-value="" calcext:value-type="error">
            <text:p>#VALEUR !</text:p>
          </table:table-cell>
          <table:table-cell table:formula="of:=IF([.$B153]=[.F$19];1;0)" office:value-type="string" office:string-value="" calcext:value-type="error">
            <text:p>#VALEUR !</text:p>
          </table:table-cell>
          <table:table-cell table:formula="of:=IF([.$B153]=[.G$19];1;0)" office:value-type="string" office:string-value="" calcext:value-type="error">
            <text:p>#VALEUR !</text:p>
          </table:table-cell>
          <table:table-cell table:formula="of:=IF([.$B15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54]&lt;=[.$B$13];[.$A$2];IF([.A154]&lt;=[.$B$14];[.$A$3];IF([.A154]&lt;=[.$B$15];[.$A$4];IF([.A154]&lt;=[.$B$16];[.$A$5];IF([.A154]&lt;=[.$B$17];[.$A$6];IF([.A154]&lt;=[.$B$18];[.$A$7]))))))" office:value-type="string" office:string-value="" calcext:value-type="error">
            <text:p>#VALEUR !</text:p>
          </table:table-cell>
          <table:table-cell table:formula="of:=IF([.$B154]=[.C$19];1;0)" office:value-type="string" office:string-value="" calcext:value-type="error">
            <text:p>#VALEUR !</text:p>
          </table:table-cell>
          <table:table-cell table:formula="of:=IF([.$B154]=[.D$19];1;0)" office:value-type="string" office:string-value="" calcext:value-type="error">
            <text:p>#VALEUR !</text:p>
          </table:table-cell>
          <table:table-cell table:formula="of:=IF([.$B154]=[.E$19];1;0)" office:value-type="string" office:string-value="" calcext:value-type="error">
            <text:p>#VALEUR !</text:p>
          </table:table-cell>
          <table:table-cell table:formula="of:=IF([.$B154]=[.F$19];1;0)" office:value-type="string" office:string-value="" calcext:value-type="error">
            <text:p>#VALEUR !</text:p>
          </table:table-cell>
          <table:table-cell table:formula="of:=IF([.$B154]=[.G$19];1;0)" office:value-type="string" office:string-value="" calcext:value-type="error">
            <text:p>#VALEUR !</text:p>
          </table:table-cell>
          <table:table-cell table:formula="of:=IF([.$B15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55]&lt;=[.$B$13];[.$A$2];IF([.A155]&lt;=[.$B$14];[.$A$3];IF([.A155]&lt;=[.$B$15];[.$A$4];IF([.A155]&lt;=[.$B$16];[.$A$5];IF([.A155]&lt;=[.$B$17];[.$A$6];IF([.A155]&lt;=[.$B$18];[.$A$7]))))))" office:value-type="string" office:string-value="" calcext:value-type="error">
            <text:p>#VALEUR !</text:p>
          </table:table-cell>
          <table:table-cell table:formula="of:=IF([.$B155]=[.C$19];1;0)" office:value-type="string" office:string-value="" calcext:value-type="error">
            <text:p>#VALEUR !</text:p>
          </table:table-cell>
          <table:table-cell table:formula="of:=IF([.$B155]=[.D$19];1;0)" office:value-type="string" office:string-value="" calcext:value-type="error">
            <text:p>#VALEUR !</text:p>
          </table:table-cell>
          <table:table-cell table:formula="of:=IF([.$B155]=[.E$19];1;0)" office:value-type="string" office:string-value="" calcext:value-type="error">
            <text:p>#VALEUR !</text:p>
          </table:table-cell>
          <table:table-cell table:formula="of:=IF([.$B155]=[.F$19];1;0)" office:value-type="string" office:string-value="" calcext:value-type="error">
            <text:p>#VALEUR !</text:p>
          </table:table-cell>
          <table:table-cell table:formula="of:=IF([.$B155]=[.G$19];1;0)" office:value-type="string" office:string-value="" calcext:value-type="error">
            <text:p>#VALEUR !</text:p>
          </table:table-cell>
          <table:table-cell table:formula="of:=IF([.$B15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56]&lt;=[.$B$13];[.$A$2];IF([.A156]&lt;=[.$B$14];[.$A$3];IF([.A156]&lt;=[.$B$15];[.$A$4];IF([.A156]&lt;=[.$B$16];[.$A$5];IF([.A156]&lt;=[.$B$17];[.$A$6];IF([.A156]&lt;=[.$B$18];[.$A$7]))))))" office:value-type="string" office:string-value="" calcext:value-type="error">
            <text:p>#VALEUR !</text:p>
          </table:table-cell>
          <table:table-cell table:formula="of:=IF([.$B156]=[.C$19];1;0)" office:value-type="string" office:string-value="" calcext:value-type="error">
            <text:p>#VALEUR !</text:p>
          </table:table-cell>
          <table:table-cell table:formula="of:=IF([.$B156]=[.D$19];1;0)" office:value-type="string" office:string-value="" calcext:value-type="error">
            <text:p>#VALEUR !</text:p>
          </table:table-cell>
          <table:table-cell table:formula="of:=IF([.$B156]=[.E$19];1;0)" office:value-type="string" office:string-value="" calcext:value-type="error">
            <text:p>#VALEUR !</text:p>
          </table:table-cell>
          <table:table-cell table:formula="of:=IF([.$B156]=[.F$19];1;0)" office:value-type="string" office:string-value="" calcext:value-type="error">
            <text:p>#VALEUR !</text:p>
          </table:table-cell>
          <table:table-cell table:formula="of:=IF([.$B156]=[.G$19];1;0)" office:value-type="string" office:string-value="" calcext:value-type="error">
            <text:p>#VALEUR !</text:p>
          </table:table-cell>
          <table:table-cell table:formula="of:=IF([.$B15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57]&lt;=[.$B$13];[.$A$2];IF([.A157]&lt;=[.$B$14];[.$A$3];IF([.A157]&lt;=[.$B$15];[.$A$4];IF([.A157]&lt;=[.$B$16];[.$A$5];IF([.A157]&lt;=[.$B$17];[.$A$6];IF([.A157]&lt;=[.$B$18];[.$A$7]))))))" office:value-type="string" office:string-value="" calcext:value-type="error">
            <text:p>#VALEUR !</text:p>
          </table:table-cell>
          <table:table-cell table:formula="of:=IF([.$B157]=[.C$19];1;0)" office:value-type="string" office:string-value="" calcext:value-type="error">
            <text:p>#VALEUR !</text:p>
          </table:table-cell>
          <table:table-cell table:formula="of:=IF([.$B157]=[.D$19];1;0)" office:value-type="string" office:string-value="" calcext:value-type="error">
            <text:p>#VALEUR !</text:p>
          </table:table-cell>
          <table:table-cell table:formula="of:=IF([.$B157]=[.E$19];1;0)" office:value-type="string" office:string-value="" calcext:value-type="error">
            <text:p>#VALEUR !</text:p>
          </table:table-cell>
          <table:table-cell table:formula="of:=IF([.$B157]=[.F$19];1;0)" office:value-type="string" office:string-value="" calcext:value-type="error">
            <text:p>#VALEUR !</text:p>
          </table:table-cell>
          <table:table-cell table:formula="of:=IF([.$B157]=[.G$19];1;0)" office:value-type="string" office:string-value="" calcext:value-type="error">
            <text:p>#VALEUR !</text:p>
          </table:table-cell>
          <table:table-cell table:formula="of:=IF([.$B15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58]&lt;=[.$B$13];[.$A$2];IF([.A158]&lt;=[.$B$14];[.$A$3];IF([.A158]&lt;=[.$B$15];[.$A$4];IF([.A158]&lt;=[.$B$16];[.$A$5];IF([.A158]&lt;=[.$B$17];[.$A$6];IF([.A158]&lt;=[.$B$18];[.$A$7]))))))" office:value-type="string" office:string-value="" calcext:value-type="error">
            <text:p>#VALEUR !</text:p>
          </table:table-cell>
          <table:table-cell table:formula="of:=IF([.$B158]=[.C$19];1;0)" office:value-type="string" office:string-value="" calcext:value-type="error">
            <text:p>#VALEUR !</text:p>
          </table:table-cell>
          <table:table-cell table:formula="of:=IF([.$B158]=[.D$19];1;0)" office:value-type="string" office:string-value="" calcext:value-type="error">
            <text:p>#VALEUR !</text:p>
          </table:table-cell>
          <table:table-cell table:formula="of:=IF([.$B158]=[.E$19];1;0)" office:value-type="string" office:string-value="" calcext:value-type="error">
            <text:p>#VALEUR !</text:p>
          </table:table-cell>
          <table:table-cell table:formula="of:=IF([.$B158]=[.F$19];1;0)" office:value-type="string" office:string-value="" calcext:value-type="error">
            <text:p>#VALEUR !</text:p>
          </table:table-cell>
          <table:table-cell table:formula="of:=IF([.$B158]=[.G$19];1;0)" office:value-type="string" office:string-value="" calcext:value-type="error">
            <text:p>#VALEUR !</text:p>
          </table:table-cell>
          <table:table-cell table:formula="of:=IF([.$B15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59]&lt;=[.$B$13];[.$A$2];IF([.A159]&lt;=[.$B$14];[.$A$3];IF([.A159]&lt;=[.$B$15];[.$A$4];IF([.A159]&lt;=[.$B$16];[.$A$5];IF([.A159]&lt;=[.$B$17];[.$A$6];IF([.A159]&lt;=[.$B$18];[.$A$7]))))))" office:value-type="string" office:string-value="" calcext:value-type="error">
            <text:p>#VALEUR !</text:p>
          </table:table-cell>
          <table:table-cell table:formula="of:=IF([.$B159]=[.C$19];1;0)" office:value-type="string" office:string-value="" calcext:value-type="error">
            <text:p>#VALEUR !</text:p>
          </table:table-cell>
          <table:table-cell table:formula="of:=IF([.$B159]=[.D$19];1;0)" office:value-type="string" office:string-value="" calcext:value-type="error">
            <text:p>#VALEUR !</text:p>
          </table:table-cell>
          <table:table-cell table:formula="of:=IF([.$B159]=[.E$19];1;0)" office:value-type="string" office:string-value="" calcext:value-type="error">
            <text:p>#VALEUR !</text:p>
          </table:table-cell>
          <table:table-cell table:formula="of:=IF([.$B159]=[.F$19];1;0)" office:value-type="string" office:string-value="" calcext:value-type="error">
            <text:p>#VALEUR !</text:p>
          </table:table-cell>
          <table:table-cell table:formula="of:=IF([.$B159]=[.G$19];1;0)" office:value-type="string" office:string-value="" calcext:value-type="error">
            <text:p>#VALEUR !</text:p>
          </table:table-cell>
          <table:table-cell table:formula="of:=IF([.$B15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60]&lt;=[.$B$13];[.$A$2];IF([.A160]&lt;=[.$B$14];[.$A$3];IF([.A160]&lt;=[.$B$15];[.$A$4];IF([.A160]&lt;=[.$B$16];[.$A$5];IF([.A160]&lt;=[.$B$17];[.$A$6];IF([.A160]&lt;=[.$B$18];[.$A$7]))))))" office:value-type="string" office:string-value="" calcext:value-type="error">
            <text:p>#VALEUR !</text:p>
          </table:table-cell>
          <table:table-cell table:formula="of:=IF([.$B160]=[.C$19];1;0)" office:value-type="string" office:string-value="" calcext:value-type="error">
            <text:p>#VALEUR !</text:p>
          </table:table-cell>
          <table:table-cell table:formula="of:=IF([.$B160]=[.D$19];1;0)" office:value-type="string" office:string-value="" calcext:value-type="error">
            <text:p>#VALEUR !</text:p>
          </table:table-cell>
          <table:table-cell table:formula="of:=IF([.$B160]=[.E$19];1;0)" office:value-type="string" office:string-value="" calcext:value-type="error">
            <text:p>#VALEUR !</text:p>
          </table:table-cell>
          <table:table-cell table:formula="of:=IF([.$B160]=[.F$19];1;0)" office:value-type="string" office:string-value="" calcext:value-type="error">
            <text:p>#VALEUR !</text:p>
          </table:table-cell>
          <table:table-cell table:formula="of:=IF([.$B160]=[.G$19];1;0)" office:value-type="string" office:string-value="" calcext:value-type="error">
            <text:p>#VALEUR !</text:p>
          </table:table-cell>
          <table:table-cell table:formula="of:=IF([.$B16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61]&lt;=[.$B$13];[.$A$2];IF([.A161]&lt;=[.$B$14];[.$A$3];IF([.A161]&lt;=[.$B$15];[.$A$4];IF([.A161]&lt;=[.$B$16];[.$A$5];IF([.A161]&lt;=[.$B$17];[.$A$6];IF([.A161]&lt;=[.$B$18];[.$A$7]))))))" office:value-type="string" office:string-value="" calcext:value-type="error">
            <text:p>#VALEUR !</text:p>
          </table:table-cell>
          <table:table-cell table:formula="of:=IF([.$B161]=[.C$19];1;0)" office:value-type="string" office:string-value="" calcext:value-type="error">
            <text:p>#VALEUR !</text:p>
          </table:table-cell>
          <table:table-cell table:formula="of:=IF([.$B161]=[.D$19];1;0)" office:value-type="string" office:string-value="" calcext:value-type="error">
            <text:p>#VALEUR !</text:p>
          </table:table-cell>
          <table:table-cell table:formula="of:=IF([.$B161]=[.E$19];1;0)" office:value-type="string" office:string-value="" calcext:value-type="error">
            <text:p>#VALEUR !</text:p>
          </table:table-cell>
          <table:table-cell table:formula="of:=IF([.$B161]=[.F$19];1;0)" office:value-type="string" office:string-value="" calcext:value-type="error">
            <text:p>#VALEUR !</text:p>
          </table:table-cell>
          <table:table-cell table:formula="of:=IF([.$B161]=[.G$19];1;0)" office:value-type="string" office:string-value="" calcext:value-type="error">
            <text:p>#VALEUR !</text:p>
          </table:table-cell>
          <table:table-cell table:formula="of:=IF([.$B16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62]&lt;=[.$B$13];[.$A$2];IF([.A162]&lt;=[.$B$14];[.$A$3];IF([.A162]&lt;=[.$B$15];[.$A$4];IF([.A162]&lt;=[.$B$16];[.$A$5];IF([.A162]&lt;=[.$B$17];[.$A$6];IF([.A162]&lt;=[.$B$18];[.$A$7]))))))" office:value-type="string" office:string-value="" calcext:value-type="error">
            <text:p>#VALEUR !</text:p>
          </table:table-cell>
          <table:table-cell table:formula="of:=IF([.$B162]=[.C$19];1;0)" office:value-type="string" office:string-value="" calcext:value-type="error">
            <text:p>#VALEUR !</text:p>
          </table:table-cell>
          <table:table-cell table:formula="of:=IF([.$B162]=[.D$19];1;0)" office:value-type="string" office:string-value="" calcext:value-type="error">
            <text:p>#VALEUR !</text:p>
          </table:table-cell>
          <table:table-cell table:formula="of:=IF([.$B162]=[.E$19];1;0)" office:value-type="string" office:string-value="" calcext:value-type="error">
            <text:p>#VALEUR !</text:p>
          </table:table-cell>
          <table:table-cell table:formula="of:=IF([.$B162]=[.F$19];1;0)" office:value-type="string" office:string-value="" calcext:value-type="error">
            <text:p>#VALEUR !</text:p>
          </table:table-cell>
          <table:table-cell table:formula="of:=IF([.$B162]=[.G$19];1;0)" office:value-type="string" office:string-value="" calcext:value-type="error">
            <text:p>#VALEUR !</text:p>
          </table:table-cell>
          <table:table-cell table:formula="of:=IF([.$B16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63]&lt;=[.$B$13];[.$A$2];IF([.A163]&lt;=[.$B$14];[.$A$3];IF([.A163]&lt;=[.$B$15];[.$A$4];IF([.A163]&lt;=[.$B$16];[.$A$5];IF([.A163]&lt;=[.$B$17];[.$A$6];IF([.A163]&lt;=[.$B$18];[.$A$7]))))))" office:value-type="string" office:string-value="" calcext:value-type="error">
            <text:p>#VALEUR !</text:p>
          </table:table-cell>
          <table:table-cell table:formula="of:=IF([.$B163]=[.C$19];1;0)" office:value-type="string" office:string-value="" calcext:value-type="error">
            <text:p>#VALEUR !</text:p>
          </table:table-cell>
          <table:table-cell table:formula="of:=IF([.$B163]=[.D$19];1;0)" office:value-type="string" office:string-value="" calcext:value-type="error">
            <text:p>#VALEUR !</text:p>
          </table:table-cell>
          <table:table-cell table:formula="of:=IF([.$B163]=[.E$19];1;0)" office:value-type="string" office:string-value="" calcext:value-type="error">
            <text:p>#VALEUR !</text:p>
          </table:table-cell>
          <table:table-cell table:formula="of:=IF([.$B163]=[.F$19];1;0)" office:value-type="string" office:string-value="" calcext:value-type="error">
            <text:p>#VALEUR !</text:p>
          </table:table-cell>
          <table:table-cell table:formula="of:=IF([.$B163]=[.G$19];1;0)" office:value-type="string" office:string-value="" calcext:value-type="error">
            <text:p>#VALEUR !</text:p>
          </table:table-cell>
          <table:table-cell table:formula="of:=IF([.$B16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64]&lt;=[.$B$13];[.$A$2];IF([.A164]&lt;=[.$B$14];[.$A$3];IF([.A164]&lt;=[.$B$15];[.$A$4];IF([.A164]&lt;=[.$B$16];[.$A$5];IF([.A164]&lt;=[.$B$17];[.$A$6];IF([.A164]&lt;=[.$B$18];[.$A$7]))))))" office:value-type="string" office:string-value="" calcext:value-type="error">
            <text:p>#VALEUR !</text:p>
          </table:table-cell>
          <table:table-cell table:formula="of:=IF([.$B164]=[.C$19];1;0)" office:value-type="string" office:string-value="" calcext:value-type="error">
            <text:p>#VALEUR !</text:p>
          </table:table-cell>
          <table:table-cell table:formula="of:=IF([.$B164]=[.D$19];1;0)" office:value-type="string" office:string-value="" calcext:value-type="error">
            <text:p>#VALEUR !</text:p>
          </table:table-cell>
          <table:table-cell table:formula="of:=IF([.$B164]=[.E$19];1;0)" office:value-type="string" office:string-value="" calcext:value-type="error">
            <text:p>#VALEUR !</text:p>
          </table:table-cell>
          <table:table-cell table:formula="of:=IF([.$B164]=[.F$19];1;0)" office:value-type="string" office:string-value="" calcext:value-type="error">
            <text:p>#VALEUR !</text:p>
          </table:table-cell>
          <table:table-cell table:formula="of:=IF([.$B164]=[.G$19];1;0)" office:value-type="string" office:string-value="" calcext:value-type="error">
            <text:p>#VALEUR !</text:p>
          </table:table-cell>
          <table:table-cell table:formula="of:=IF([.$B16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65]&lt;=[.$B$13];[.$A$2];IF([.A165]&lt;=[.$B$14];[.$A$3];IF([.A165]&lt;=[.$B$15];[.$A$4];IF([.A165]&lt;=[.$B$16];[.$A$5];IF([.A165]&lt;=[.$B$17];[.$A$6];IF([.A165]&lt;=[.$B$18];[.$A$7]))))))" office:value-type="string" office:string-value="" calcext:value-type="error">
            <text:p>#VALEUR !</text:p>
          </table:table-cell>
          <table:table-cell table:formula="of:=IF([.$B165]=[.C$19];1;0)" office:value-type="string" office:string-value="" calcext:value-type="error">
            <text:p>#VALEUR !</text:p>
          </table:table-cell>
          <table:table-cell table:formula="of:=IF([.$B165]=[.D$19];1;0)" office:value-type="string" office:string-value="" calcext:value-type="error">
            <text:p>#VALEUR !</text:p>
          </table:table-cell>
          <table:table-cell table:formula="of:=IF([.$B165]=[.E$19];1;0)" office:value-type="string" office:string-value="" calcext:value-type="error">
            <text:p>#VALEUR !</text:p>
          </table:table-cell>
          <table:table-cell table:formula="of:=IF([.$B165]=[.F$19];1;0)" office:value-type="string" office:string-value="" calcext:value-type="error">
            <text:p>#VALEUR !</text:p>
          </table:table-cell>
          <table:table-cell table:formula="of:=IF([.$B165]=[.G$19];1;0)" office:value-type="string" office:string-value="" calcext:value-type="error">
            <text:p>#VALEUR !</text:p>
          </table:table-cell>
          <table:table-cell table:formula="of:=IF([.$B16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66]&lt;=[.$B$13];[.$A$2];IF([.A166]&lt;=[.$B$14];[.$A$3];IF([.A166]&lt;=[.$B$15];[.$A$4];IF([.A166]&lt;=[.$B$16];[.$A$5];IF([.A166]&lt;=[.$B$17];[.$A$6];IF([.A166]&lt;=[.$B$18];[.$A$7]))))))" office:value-type="string" office:string-value="" calcext:value-type="error">
            <text:p>#VALEUR !</text:p>
          </table:table-cell>
          <table:table-cell table:formula="of:=IF([.$B166]=[.C$19];1;0)" office:value-type="string" office:string-value="" calcext:value-type="error">
            <text:p>#VALEUR !</text:p>
          </table:table-cell>
          <table:table-cell table:formula="of:=IF([.$B166]=[.D$19];1;0)" office:value-type="string" office:string-value="" calcext:value-type="error">
            <text:p>#VALEUR !</text:p>
          </table:table-cell>
          <table:table-cell table:formula="of:=IF([.$B166]=[.E$19];1;0)" office:value-type="string" office:string-value="" calcext:value-type="error">
            <text:p>#VALEUR !</text:p>
          </table:table-cell>
          <table:table-cell table:formula="of:=IF([.$B166]=[.F$19];1;0)" office:value-type="string" office:string-value="" calcext:value-type="error">
            <text:p>#VALEUR !</text:p>
          </table:table-cell>
          <table:table-cell table:formula="of:=IF([.$B166]=[.G$19];1;0)" office:value-type="string" office:string-value="" calcext:value-type="error">
            <text:p>#VALEUR !</text:p>
          </table:table-cell>
          <table:table-cell table:formula="of:=IF([.$B16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67]&lt;=[.$B$13];[.$A$2];IF([.A167]&lt;=[.$B$14];[.$A$3];IF([.A167]&lt;=[.$B$15];[.$A$4];IF([.A167]&lt;=[.$B$16];[.$A$5];IF([.A167]&lt;=[.$B$17];[.$A$6];IF([.A167]&lt;=[.$B$18];[.$A$7]))))))" office:value-type="string" office:string-value="" calcext:value-type="error">
            <text:p>#VALEUR !</text:p>
          </table:table-cell>
          <table:table-cell table:formula="of:=IF([.$B167]=[.C$19];1;0)" office:value-type="string" office:string-value="" calcext:value-type="error">
            <text:p>#VALEUR !</text:p>
          </table:table-cell>
          <table:table-cell table:formula="of:=IF([.$B167]=[.D$19];1;0)" office:value-type="string" office:string-value="" calcext:value-type="error">
            <text:p>#VALEUR !</text:p>
          </table:table-cell>
          <table:table-cell table:formula="of:=IF([.$B167]=[.E$19];1;0)" office:value-type="string" office:string-value="" calcext:value-type="error">
            <text:p>#VALEUR !</text:p>
          </table:table-cell>
          <table:table-cell table:formula="of:=IF([.$B167]=[.F$19];1;0)" office:value-type="string" office:string-value="" calcext:value-type="error">
            <text:p>#VALEUR !</text:p>
          </table:table-cell>
          <table:table-cell table:formula="of:=IF([.$B167]=[.G$19];1;0)" office:value-type="string" office:string-value="" calcext:value-type="error">
            <text:p>#VALEUR !</text:p>
          </table:table-cell>
          <table:table-cell table:formula="of:=IF([.$B16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68]&lt;=[.$B$13];[.$A$2];IF([.A168]&lt;=[.$B$14];[.$A$3];IF([.A168]&lt;=[.$B$15];[.$A$4];IF([.A168]&lt;=[.$B$16];[.$A$5];IF([.A168]&lt;=[.$B$17];[.$A$6];IF([.A168]&lt;=[.$B$18];[.$A$7]))))))" office:value-type="string" office:string-value="" calcext:value-type="error">
            <text:p>#VALEUR !</text:p>
          </table:table-cell>
          <table:table-cell table:formula="of:=IF([.$B168]=[.C$19];1;0)" office:value-type="string" office:string-value="" calcext:value-type="error">
            <text:p>#VALEUR !</text:p>
          </table:table-cell>
          <table:table-cell table:formula="of:=IF([.$B168]=[.D$19];1;0)" office:value-type="string" office:string-value="" calcext:value-type="error">
            <text:p>#VALEUR !</text:p>
          </table:table-cell>
          <table:table-cell table:formula="of:=IF([.$B168]=[.E$19];1;0)" office:value-type="string" office:string-value="" calcext:value-type="error">
            <text:p>#VALEUR !</text:p>
          </table:table-cell>
          <table:table-cell table:formula="of:=IF([.$B168]=[.F$19];1;0)" office:value-type="string" office:string-value="" calcext:value-type="error">
            <text:p>#VALEUR !</text:p>
          </table:table-cell>
          <table:table-cell table:formula="of:=IF([.$B168]=[.G$19];1;0)" office:value-type="string" office:string-value="" calcext:value-type="error">
            <text:p>#VALEUR !</text:p>
          </table:table-cell>
          <table:table-cell table:formula="of:=IF([.$B16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69]&lt;=[.$B$13];[.$A$2];IF([.A169]&lt;=[.$B$14];[.$A$3];IF([.A169]&lt;=[.$B$15];[.$A$4];IF([.A169]&lt;=[.$B$16];[.$A$5];IF([.A169]&lt;=[.$B$17];[.$A$6];IF([.A169]&lt;=[.$B$18];[.$A$7]))))))" office:value-type="string" office:string-value="" calcext:value-type="error">
            <text:p>#VALEUR !</text:p>
          </table:table-cell>
          <table:table-cell table:formula="of:=IF([.$B169]=[.C$19];1;0)" office:value-type="string" office:string-value="" calcext:value-type="error">
            <text:p>#VALEUR !</text:p>
          </table:table-cell>
          <table:table-cell table:formula="of:=IF([.$B169]=[.D$19];1;0)" office:value-type="string" office:string-value="" calcext:value-type="error">
            <text:p>#VALEUR !</text:p>
          </table:table-cell>
          <table:table-cell table:formula="of:=IF([.$B169]=[.E$19];1;0)" office:value-type="string" office:string-value="" calcext:value-type="error">
            <text:p>#VALEUR !</text:p>
          </table:table-cell>
          <table:table-cell table:formula="of:=IF([.$B169]=[.F$19];1;0)" office:value-type="string" office:string-value="" calcext:value-type="error">
            <text:p>#VALEUR !</text:p>
          </table:table-cell>
          <table:table-cell table:formula="of:=IF([.$B169]=[.G$19];1;0)" office:value-type="string" office:string-value="" calcext:value-type="error">
            <text:p>#VALEUR !</text:p>
          </table:table-cell>
          <table:table-cell table:formula="of:=IF([.$B16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70]&lt;=[.$B$13];[.$A$2];IF([.A170]&lt;=[.$B$14];[.$A$3];IF([.A170]&lt;=[.$B$15];[.$A$4];IF([.A170]&lt;=[.$B$16];[.$A$5];IF([.A170]&lt;=[.$B$17];[.$A$6];IF([.A170]&lt;=[.$B$18];[.$A$7]))))))" office:value-type="string" office:string-value="" calcext:value-type="error">
            <text:p>#VALEUR !</text:p>
          </table:table-cell>
          <table:table-cell table:formula="of:=IF([.$B170]=[.C$19];1;0)" office:value-type="string" office:string-value="" calcext:value-type="error">
            <text:p>#VALEUR !</text:p>
          </table:table-cell>
          <table:table-cell table:formula="of:=IF([.$B170]=[.D$19];1;0)" office:value-type="string" office:string-value="" calcext:value-type="error">
            <text:p>#VALEUR !</text:p>
          </table:table-cell>
          <table:table-cell table:formula="of:=IF([.$B170]=[.E$19];1;0)" office:value-type="string" office:string-value="" calcext:value-type="error">
            <text:p>#VALEUR !</text:p>
          </table:table-cell>
          <table:table-cell table:formula="of:=IF([.$B170]=[.F$19];1;0)" office:value-type="string" office:string-value="" calcext:value-type="error">
            <text:p>#VALEUR !</text:p>
          </table:table-cell>
          <table:table-cell table:formula="of:=IF([.$B170]=[.G$19];1;0)" office:value-type="string" office:string-value="" calcext:value-type="error">
            <text:p>#VALEUR !</text:p>
          </table:table-cell>
          <table:table-cell table:formula="of:=IF([.$B17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71]&lt;=[.$B$13];[.$A$2];IF([.A171]&lt;=[.$B$14];[.$A$3];IF([.A171]&lt;=[.$B$15];[.$A$4];IF([.A171]&lt;=[.$B$16];[.$A$5];IF([.A171]&lt;=[.$B$17];[.$A$6];IF([.A171]&lt;=[.$B$18];[.$A$7]))))))" office:value-type="string" office:string-value="" calcext:value-type="error">
            <text:p>#VALEUR !</text:p>
          </table:table-cell>
          <table:table-cell table:formula="of:=IF([.$B171]=[.C$19];1;0)" office:value-type="string" office:string-value="" calcext:value-type="error">
            <text:p>#VALEUR !</text:p>
          </table:table-cell>
          <table:table-cell table:formula="of:=IF([.$B171]=[.D$19];1;0)" office:value-type="string" office:string-value="" calcext:value-type="error">
            <text:p>#VALEUR !</text:p>
          </table:table-cell>
          <table:table-cell table:formula="of:=IF([.$B171]=[.E$19];1;0)" office:value-type="string" office:string-value="" calcext:value-type="error">
            <text:p>#VALEUR !</text:p>
          </table:table-cell>
          <table:table-cell table:formula="of:=IF([.$B171]=[.F$19];1;0)" office:value-type="string" office:string-value="" calcext:value-type="error">
            <text:p>#VALEUR !</text:p>
          </table:table-cell>
          <table:table-cell table:formula="of:=IF([.$B171]=[.G$19];1;0)" office:value-type="string" office:string-value="" calcext:value-type="error">
            <text:p>#VALEUR !</text:p>
          </table:table-cell>
          <table:table-cell table:formula="of:=IF([.$B17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72]&lt;=[.$B$13];[.$A$2];IF([.A172]&lt;=[.$B$14];[.$A$3];IF([.A172]&lt;=[.$B$15];[.$A$4];IF([.A172]&lt;=[.$B$16];[.$A$5];IF([.A172]&lt;=[.$B$17];[.$A$6];IF([.A172]&lt;=[.$B$18];[.$A$7]))))))" office:value-type="string" office:string-value="" calcext:value-type="error">
            <text:p>#VALEUR !</text:p>
          </table:table-cell>
          <table:table-cell table:formula="of:=IF([.$B172]=[.C$19];1;0)" office:value-type="string" office:string-value="" calcext:value-type="error">
            <text:p>#VALEUR !</text:p>
          </table:table-cell>
          <table:table-cell table:formula="of:=IF([.$B172]=[.D$19];1;0)" office:value-type="string" office:string-value="" calcext:value-type="error">
            <text:p>#VALEUR !</text:p>
          </table:table-cell>
          <table:table-cell table:formula="of:=IF([.$B172]=[.E$19];1;0)" office:value-type="string" office:string-value="" calcext:value-type="error">
            <text:p>#VALEUR !</text:p>
          </table:table-cell>
          <table:table-cell table:formula="of:=IF([.$B172]=[.F$19];1;0)" office:value-type="string" office:string-value="" calcext:value-type="error">
            <text:p>#VALEUR !</text:p>
          </table:table-cell>
          <table:table-cell table:formula="of:=IF([.$B172]=[.G$19];1;0)" office:value-type="string" office:string-value="" calcext:value-type="error">
            <text:p>#VALEUR !</text:p>
          </table:table-cell>
          <table:table-cell table:formula="of:=IF([.$B17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73]&lt;=[.$B$13];[.$A$2];IF([.A173]&lt;=[.$B$14];[.$A$3];IF([.A173]&lt;=[.$B$15];[.$A$4];IF([.A173]&lt;=[.$B$16];[.$A$5];IF([.A173]&lt;=[.$B$17];[.$A$6];IF([.A173]&lt;=[.$B$18];[.$A$7]))))))" office:value-type="string" office:string-value="" calcext:value-type="error">
            <text:p>#VALEUR !</text:p>
          </table:table-cell>
          <table:table-cell table:formula="of:=IF([.$B173]=[.C$19];1;0)" office:value-type="string" office:string-value="" calcext:value-type="error">
            <text:p>#VALEUR !</text:p>
          </table:table-cell>
          <table:table-cell table:formula="of:=IF([.$B173]=[.D$19];1;0)" office:value-type="string" office:string-value="" calcext:value-type="error">
            <text:p>#VALEUR !</text:p>
          </table:table-cell>
          <table:table-cell table:formula="of:=IF([.$B173]=[.E$19];1;0)" office:value-type="string" office:string-value="" calcext:value-type="error">
            <text:p>#VALEUR !</text:p>
          </table:table-cell>
          <table:table-cell table:formula="of:=IF([.$B173]=[.F$19];1;0)" office:value-type="string" office:string-value="" calcext:value-type="error">
            <text:p>#VALEUR !</text:p>
          </table:table-cell>
          <table:table-cell table:formula="of:=IF([.$B173]=[.G$19];1;0)" office:value-type="string" office:string-value="" calcext:value-type="error">
            <text:p>#VALEUR !</text:p>
          </table:table-cell>
          <table:table-cell table:formula="of:=IF([.$B17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74]&lt;=[.$B$13];[.$A$2];IF([.A174]&lt;=[.$B$14];[.$A$3];IF([.A174]&lt;=[.$B$15];[.$A$4];IF([.A174]&lt;=[.$B$16];[.$A$5];IF([.A174]&lt;=[.$B$17];[.$A$6];IF([.A174]&lt;=[.$B$18];[.$A$7]))))))" office:value-type="string" office:string-value="" calcext:value-type="error">
            <text:p>#VALEUR !</text:p>
          </table:table-cell>
          <table:table-cell table:formula="of:=IF([.$B174]=[.C$19];1;0)" office:value-type="string" office:string-value="" calcext:value-type="error">
            <text:p>#VALEUR !</text:p>
          </table:table-cell>
          <table:table-cell table:formula="of:=IF([.$B174]=[.D$19];1;0)" office:value-type="string" office:string-value="" calcext:value-type="error">
            <text:p>#VALEUR !</text:p>
          </table:table-cell>
          <table:table-cell table:formula="of:=IF([.$B174]=[.E$19];1;0)" office:value-type="string" office:string-value="" calcext:value-type="error">
            <text:p>#VALEUR !</text:p>
          </table:table-cell>
          <table:table-cell table:formula="of:=IF([.$B174]=[.F$19];1;0)" office:value-type="string" office:string-value="" calcext:value-type="error">
            <text:p>#VALEUR !</text:p>
          </table:table-cell>
          <table:table-cell table:formula="of:=IF([.$B174]=[.G$19];1;0)" office:value-type="string" office:string-value="" calcext:value-type="error">
            <text:p>#VALEUR !</text:p>
          </table:table-cell>
          <table:table-cell table:formula="of:=IF([.$B17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75]&lt;=[.$B$13];[.$A$2];IF([.A175]&lt;=[.$B$14];[.$A$3];IF([.A175]&lt;=[.$B$15];[.$A$4];IF([.A175]&lt;=[.$B$16];[.$A$5];IF([.A175]&lt;=[.$B$17];[.$A$6];IF([.A175]&lt;=[.$B$18];[.$A$7]))))))" office:value-type="string" office:string-value="" calcext:value-type="error">
            <text:p>#VALEUR !</text:p>
          </table:table-cell>
          <table:table-cell table:formula="of:=IF([.$B175]=[.C$19];1;0)" office:value-type="string" office:string-value="" calcext:value-type="error">
            <text:p>#VALEUR !</text:p>
          </table:table-cell>
          <table:table-cell table:formula="of:=IF([.$B175]=[.D$19];1;0)" office:value-type="string" office:string-value="" calcext:value-type="error">
            <text:p>#VALEUR !</text:p>
          </table:table-cell>
          <table:table-cell table:formula="of:=IF([.$B175]=[.E$19];1;0)" office:value-type="string" office:string-value="" calcext:value-type="error">
            <text:p>#VALEUR !</text:p>
          </table:table-cell>
          <table:table-cell table:formula="of:=IF([.$B175]=[.F$19];1;0)" office:value-type="string" office:string-value="" calcext:value-type="error">
            <text:p>#VALEUR !</text:p>
          </table:table-cell>
          <table:table-cell table:formula="of:=IF([.$B175]=[.G$19];1;0)" office:value-type="string" office:string-value="" calcext:value-type="error">
            <text:p>#VALEUR !</text:p>
          </table:table-cell>
          <table:table-cell table:formula="of:=IF([.$B17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76]&lt;=[.$B$13];[.$A$2];IF([.A176]&lt;=[.$B$14];[.$A$3];IF([.A176]&lt;=[.$B$15];[.$A$4];IF([.A176]&lt;=[.$B$16];[.$A$5];IF([.A176]&lt;=[.$B$17];[.$A$6];IF([.A176]&lt;=[.$B$18];[.$A$7]))))))" office:value-type="string" office:string-value="" calcext:value-type="error">
            <text:p>#VALEUR !</text:p>
          </table:table-cell>
          <table:table-cell table:formula="of:=IF([.$B176]=[.C$19];1;0)" office:value-type="string" office:string-value="" calcext:value-type="error">
            <text:p>#VALEUR !</text:p>
          </table:table-cell>
          <table:table-cell table:formula="of:=IF([.$B176]=[.D$19];1;0)" office:value-type="string" office:string-value="" calcext:value-type="error">
            <text:p>#VALEUR !</text:p>
          </table:table-cell>
          <table:table-cell table:formula="of:=IF([.$B176]=[.E$19];1;0)" office:value-type="string" office:string-value="" calcext:value-type="error">
            <text:p>#VALEUR !</text:p>
          </table:table-cell>
          <table:table-cell table:formula="of:=IF([.$B176]=[.F$19];1;0)" office:value-type="string" office:string-value="" calcext:value-type="error">
            <text:p>#VALEUR !</text:p>
          </table:table-cell>
          <table:table-cell table:formula="of:=IF([.$B176]=[.G$19];1;0)" office:value-type="string" office:string-value="" calcext:value-type="error">
            <text:p>#VALEUR !</text:p>
          </table:table-cell>
          <table:table-cell table:formula="of:=IF([.$B17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77]&lt;=[.$B$13];[.$A$2];IF([.A177]&lt;=[.$B$14];[.$A$3];IF([.A177]&lt;=[.$B$15];[.$A$4];IF([.A177]&lt;=[.$B$16];[.$A$5];IF([.A177]&lt;=[.$B$17];[.$A$6];IF([.A177]&lt;=[.$B$18];[.$A$7]))))))" office:value-type="string" office:string-value="" calcext:value-type="error">
            <text:p>#VALEUR !</text:p>
          </table:table-cell>
          <table:table-cell table:formula="of:=IF([.$B177]=[.C$19];1;0)" office:value-type="string" office:string-value="" calcext:value-type="error">
            <text:p>#VALEUR !</text:p>
          </table:table-cell>
          <table:table-cell table:formula="of:=IF([.$B177]=[.D$19];1;0)" office:value-type="string" office:string-value="" calcext:value-type="error">
            <text:p>#VALEUR !</text:p>
          </table:table-cell>
          <table:table-cell table:formula="of:=IF([.$B177]=[.E$19];1;0)" office:value-type="string" office:string-value="" calcext:value-type="error">
            <text:p>#VALEUR !</text:p>
          </table:table-cell>
          <table:table-cell table:formula="of:=IF([.$B177]=[.F$19];1;0)" office:value-type="string" office:string-value="" calcext:value-type="error">
            <text:p>#VALEUR !</text:p>
          </table:table-cell>
          <table:table-cell table:formula="of:=IF([.$B177]=[.G$19];1;0)" office:value-type="string" office:string-value="" calcext:value-type="error">
            <text:p>#VALEUR !</text:p>
          </table:table-cell>
          <table:table-cell table:formula="of:=IF([.$B17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78]&lt;=[.$B$13];[.$A$2];IF([.A178]&lt;=[.$B$14];[.$A$3];IF([.A178]&lt;=[.$B$15];[.$A$4];IF([.A178]&lt;=[.$B$16];[.$A$5];IF([.A178]&lt;=[.$B$17];[.$A$6];IF([.A178]&lt;=[.$B$18];[.$A$7]))))))" office:value-type="string" office:string-value="" calcext:value-type="error">
            <text:p>#VALEUR !</text:p>
          </table:table-cell>
          <table:table-cell table:formula="of:=IF([.$B178]=[.C$19];1;0)" office:value-type="string" office:string-value="" calcext:value-type="error">
            <text:p>#VALEUR !</text:p>
          </table:table-cell>
          <table:table-cell table:formula="of:=IF([.$B178]=[.D$19];1;0)" office:value-type="string" office:string-value="" calcext:value-type="error">
            <text:p>#VALEUR !</text:p>
          </table:table-cell>
          <table:table-cell table:formula="of:=IF([.$B178]=[.E$19];1;0)" office:value-type="string" office:string-value="" calcext:value-type="error">
            <text:p>#VALEUR !</text:p>
          </table:table-cell>
          <table:table-cell table:formula="of:=IF([.$B178]=[.F$19];1;0)" office:value-type="string" office:string-value="" calcext:value-type="error">
            <text:p>#VALEUR !</text:p>
          </table:table-cell>
          <table:table-cell table:formula="of:=IF([.$B178]=[.G$19];1;0)" office:value-type="string" office:string-value="" calcext:value-type="error">
            <text:p>#VALEUR !</text:p>
          </table:table-cell>
          <table:table-cell table:formula="of:=IF([.$B17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79]&lt;=[.$B$13];[.$A$2];IF([.A179]&lt;=[.$B$14];[.$A$3];IF([.A179]&lt;=[.$B$15];[.$A$4];IF([.A179]&lt;=[.$B$16];[.$A$5];IF([.A179]&lt;=[.$B$17];[.$A$6];IF([.A179]&lt;=[.$B$18];[.$A$7]))))))" office:value-type="string" office:string-value="" calcext:value-type="error">
            <text:p>#VALEUR !</text:p>
          </table:table-cell>
          <table:table-cell table:formula="of:=IF([.$B179]=[.C$19];1;0)" office:value-type="string" office:string-value="" calcext:value-type="error">
            <text:p>#VALEUR !</text:p>
          </table:table-cell>
          <table:table-cell table:formula="of:=IF([.$B179]=[.D$19];1;0)" office:value-type="string" office:string-value="" calcext:value-type="error">
            <text:p>#VALEUR !</text:p>
          </table:table-cell>
          <table:table-cell table:formula="of:=IF([.$B179]=[.E$19];1;0)" office:value-type="string" office:string-value="" calcext:value-type="error">
            <text:p>#VALEUR !</text:p>
          </table:table-cell>
          <table:table-cell table:formula="of:=IF([.$B179]=[.F$19];1;0)" office:value-type="string" office:string-value="" calcext:value-type="error">
            <text:p>#VALEUR !</text:p>
          </table:table-cell>
          <table:table-cell table:formula="of:=IF([.$B179]=[.G$19];1;0)" office:value-type="string" office:string-value="" calcext:value-type="error">
            <text:p>#VALEUR !</text:p>
          </table:table-cell>
          <table:table-cell table:formula="of:=IF([.$B17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80]&lt;=[.$B$13];[.$A$2];IF([.A180]&lt;=[.$B$14];[.$A$3];IF([.A180]&lt;=[.$B$15];[.$A$4];IF([.A180]&lt;=[.$B$16];[.$A$5];IF([.A180]&lt;=[.$B$17];[.$A$6];IF([.A180]&lt;=[.$B$18];[.$A$7]))))))" office:value-type="string" office:string-value="" calcext:value-type="error">
            <text:p>#VALEUR !</text:p>
          </table:table-cell>
          <table:table-cell table:formula="of:=IF([.$B180]=[.C$19];1;0)" office:value-type="string" office:string-value="" calcext:value-type="error">
            <text:p>#VALEUR !</text:p>
          </table:table-cell>
          <table:table-cell table:formula="of:=IF([.$B180]=[.D$19];1;0)" office:value-type="string" office:string-value="" calcext:value-type="error">
            <text:p>#VALEUR !</text:p>
          </table:table-cell>
          <table:table-cell table:formula="of:=IF([.$B180]=[.E$19];1;0)" office:value-type="string" office:string-value="" calcext:value-type="error">
            <text:p>#VALEUR !</text:p>
          </table:table-cell>
          <table:table-cell table:formula="of:=IF([.$B180]=[.F$19];1;0)" office:value-type="string" office:string-value="" calcext:value-type="error">
            <text:p>#VALEUR !</text:p>
          </table:table-cell>
          <table:table-cell table:formula="of:=IF([.$B180]=[.G$19];1;0)" office:value-type="string" office:string-value="" calcext:value-type="error">
            <text:p>#VALEUR !</text:p>
          </table:table-cell>
          <table:table-cell table:formula="of:=IF([.$B18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81]&lt;=[.$B$13];[.$A$2];IF([.A181]&lt;=[.$B$14];[.$A$3];IF([.A181]&lt;=[.$B$15];[.$A$4];IF([.A181]&lt;=[.$B$16];[.$A$5];IF([.A181]&lt;=[.$B$17];[.$A$6];IF([.A181]&lt;=[.$B$18];[.$A$7]))))))" office:value-type="string" office:string-value="" calcext:value-type="error">
            <text:p>#VALEUR !</text:p>
          </table:table-cell>
          <table:table-cell table:formula="of:=IF([.$B181]=[.C$19];1;0)" office:value-type="string" office:string-value="" calcext:value-type="error">
            <text:p>#VALEUR !</text:p>
          </table:table-cell>
          <table:table-cell table:formula="of:=IF([.$B181]=[.D$19];1;0)" office:value-type="string" office:string-value="" calcext:value-type="error">
            <text:p>#VALEUR !</text:p>
          </table:table-cell>
          <table:table-cell table:formula="of:=IF([.$B181]=[.E$19];1;0)" office:value-type="string" office:string-value="" calcext:value-type="error">
            <text:p>#VALEUR !</text:p>
          </table:table-cell>
          <table:table-cell table:formula="of:=IF([.$B181]=[.F$19];1;0)" office:value-type="string" office:string-value="" calcext:value-type="error">
            <text:p>#VALEUR !</text:p>
          </table:table-cell>
          <table:table-cell table:formula="of:=IF([.$B181]=[.G$19];1;0)" office:value-type="string" office:string-value="" calcext:value-type="error">
            <text:p>#VALEUR !</text:p>
          </table:table-cell>
          <table:table-cell table:formula="of:=IF([.$B18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82]&lt;=[.$B$13];[.$A$2];IF([.A182]&lt;=[.$B$14];[.$A$3];IF([.A182]&lt;=[.$B$15];[.$A$4];IF([.A182]&lt;=[.$B$16];[.$A$5];IF([.A182]&lt;=[.$B$17];[.$A$6];IF([.A182]&lt;=[.$B$18];[.$A$7]))))))" office:value-type="string" office:string-value="" calcext:value-type="error">
            <text:p>#VALEUR !</text:p>
          </table:table-cell>
          <table:table-cell table:formula="of:=IF([.$B182]=[.C$19];1;0)" office:value-type="string" office:string-value="" calcext:value-type="error">
            <text:p>#VALEUR !</text:p>
          </table:table-cell>
          <table:table-cell table:formula="of:=IF([.$B182]=[.D$19];1;0)" office:value-type="string" office:string-value="" calcext:value-type="error">
            <text:p>#VALEUR !</text:p>
          </table:table-cell>
          <table:table-cell table:formula="of:=IF([.$B182]=[.E$19];1;0)" office:value-type="string" office:string-value="" calcext:value-type="error">
            <text:p>#VALEUR !</text:p>
          </table:table-cell>
          <table:table-cell table:formula="of:=IF([.$B182]=[.F$19];1;0)" office:value-type="string" office:string-value="" calcext:value-type="error">
            <text:p>#VALEUR !</text:p>
          </table:table-cell>
          <table:table-cell table:formula="of:=IF([.$B182]=[.G$19];1;0)" office:value-type="string" office:string-value="" calcext:value-type="error">
            <text:p>#VALEUR !</text:p>
          </table:table-cell>
          <table:table-cell table:formula="of:=IF([.$B18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83]&lt;=[.$B$13];[.$A$2];IF([.A183]&lt;=[.$B$14];[.$A$3];IF([.A183]&lt;=[.$B$15];[.$A$4];IF([.A183]&lt;=[.$B$16];[.$A$5];IF([.A183]&lt;=[.$B$17];[.$A$6];IF([.A183]&lt;=[.$B$18];[.$A$7]))))))" office:value-type="string" office:string-value="" calcext:value-type="error">
            <text:p>#VALEUR !</text:p>
          </table:table-cell>
          <table:table-cell table:formula="of:=IF([.$B183]=[.C$19];1;0)" office:value-type="string" office:string-value="" calcext:value-type="error">
            <text:p>#VALEUR !</text:p>
          </table:table-cell>
          <table:table-cell table:formula="of:=IF([.$B183]=[.D$19];1;0)" office:value-type="string" office:string-value="" calcext:value-type="error">
            <text:p>#VALEUR !</text:p>
          </table:table-cell>
          <table:table-cell table:formula="of:=IF([.$B183]=[.E$19];1;0)" office:value-type="string" office:string-value="" calcext:value-type="error">
            <text:p>#VALEUR !</text:p>
          </table:table-cell>
          <table:table-cell table:formula="of:=IF([.$B183]=[.F$19];1;0)" office:value-type="string" office:string-value="" calcext:value-type="error">
            <text:p>#VALEUR !</text:p>
          </table:table-cell>
          <table:table-cell table:formula="of:=IF([.$B183]=[.G$19];1;0)" office:value-type="string" office:string-value="" calcext:value-type="error">
            <text:p>#VALEUR !</text:p>
          </table:table-cell>
          <table:table-cell table:formula="of:=IF([.$B18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84]&lt;=[.$B$13];[.$A$2];IF([.A184]&lt;=[.$B$14];[.$A$3];IF([.A184]&lt;=[.$B$15];[.$A$4];IF([.A184]&lt;=[.$B$16];[.$A$5];IF([.A184]&lt;=[.$B$17];[.$A$6];IF([.A184]&lt;=[.$B$18];[.$A$7]))))))" office:value-type="string" office:string-value="" calcext:value-type="error">
            <text:p>#VALEUR !</text:p>
          </table:table-cell>
          <table:table-cell table:formula="of:=IF([.$B184]=[.C$19];1;0)" office:value-type="string" office:string-value="" calcext:value-type="error">
            <text:p>#VALEUR !</text:p>
          </table:table-cell>
          <table:table-cell table:formula="of:=IF([.$B184]=[.D$19];1;0)" office:value-type="string" office:string-value="" calcext:value-type="error">
            <text:p>#VALEUR !</text:p>
          </table:table-cell>
          <table:table-cell table:formula="of:=IF([.$B184]=[.E$19];1;0)" office:value-type="string" office:string-value="" calcext:value-type="error">
            <text:p>#VALEUR !</text:p>
          </table:table-cell>
          <table:table-cell table:formula="of:=IF([.$B184]=[.F$19];1;0)" office:value-type="string" office:string-value="" calcext:value-type="error">
            <text:p>#VALEUR !</text:p>
          </table:table-cell>
          <table:table-cell table:formula="of:=IF([.$B184]=[.G$19];1;0)" office:value-type="string" office:string-value="" calcext:value-type="error">
            <text:p>#VALEUR !</text:p>
          </table:table-cell>
          <table:table-cell table:formula="of:=IF([.$B18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85]&lt;=[.$B$13];[.$A$2];IF([.A185]&lt;=[.$B$14];[.$A$3];IF([.A185]&lt;=[.$B$15];[.$A$4];IF([.A185]&lt;=[.$B$16];[.$A$5];IF([.A185]&lt;=[.$B$17];[.$A$6];IF([.A185]&lt;=[.$B$18];[.$A$7]))))))" office:value-type="string" office:string-value="" calcext:value-type="error">
            <text:p>#VALEUR !</text:p>
          </table:table-cell>
          <table:table-cell table:formula="of:=IF([.$B185]=[.C$19];1;0)" office:value-type="string" office:string-value="" calcext:value-type="error">
            <text:p>#VALEUR !</text:p>
          </table:table-cell>
          <table:table-cell table:formula="of:=IF([.$B185]=[.D$19];1;0)" office:value-type="string" office:string-value="" calcext:value-type="error">
            <text:p>#VALEUR !</text:p>
          </table:table-cell>
          <table:table-cell table:formula="of:=IF([.$B185]=[.E$19];1;0)" office:value-type="string" office:string-value="" calcext:value-type="error">
            <text:p>#VALEUR !</text:p>
          </table:table-cell>
          <table:table-cell table:formula="of:=IF([.$B185]=[.F$19];1;0)" office:value-type="string" office:string-value="" calcext:value-type="error">
            <text:p>#VALEUR !</text:p>
          </table:table-cell>
          <table:table-cell table:formula="of:=IF([.$B185]=[.G$19];1;0)" office:value-type="string" office:string-value="" calcext:value-type="error">
            <text:p>#VALEUR !</text:p>
          </table:table-cell>
          <table:table-cell table:formula="of:=IF([.$B18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86]&lt;=[.$B$13];[.$A$2];IF([.A186]&lt;=[.$B$14];[.$A$3];IF([.A186]&lt;=[.$B$15];[.$A$4];IF([.A186]&lt;=[.$B$16];[.$A$5];IF([.A186]&lt;=[.$B$17];[.$A$6];IF([.A186]&lt;=[.$B$18];[.$A$7]))))))" office:value-type="string" office:string-value="" calcext:value-type="error">
            <text:p>#VALEUR !</text:p>
          </table:table-cell>
          <table:table-cell table:formula="of:=IF([.$B186]=[.C$19];1;0)" office:value-type="string" office:string-value="" calcext:value-type="error">
            <text:p>#VALEUR !</text:p>
          </table:table-cell>
          <table:table-cell table:formula="of:=IF([.$B186]=[.D$19];1;0)" office:value-type="string" office:string-value="" calcext:value-type="error">
            <text:p>#VALEUR !</text:p>
          </table:table-cell>
          <table:table-cell table:formula="of:=IF([.$B186]=[.E$19];1;0)" office:value-type="string" office:string-value="" calcext:value-type="error">
            <text:p>#VALEUR !</text:p>
          </table:table-cell>
          <table:table-cell table:formula="of:=IF([.$B186]=[.F$19];1;0)" office:value-type="string" office:string-value="" calcext:value-type="error">
            <text:p>#VALEUR !</text:p>
          </table:table-cell>
          <table:table-cell table:formula="of:=IF([.$B186]=[.G$19];1;0)" office:value-type="string" office:string-value="" calcext:value-type="error">
            <text:p>#VALEUR !</text:p>
          </table:table-cell>
          <table:table-cell table:formula="of:=IF([.$B18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87]&lt;=[.$B$13];[.$A$2];IF([.A187]&lt;=[.$B$14];[.$A$3];IF([.A187]&lt;=[.$B$15];[.$A$4];IF([.A187]&lt;=[.$B$16];[.$A$5];IF([.A187]&lt;=[.$B$17];[.$A$6];IF([.A187]&lt;=[.$B$18];[.$A$7]))))))" office:value-type="string" office:string-value="" calcext:value-type="error">
            <text:p>#VALEUR !</text:p>
          </table:table-cell>
          <table:table-cell table:formula="of:=IF([.$B187]=[.C$19];1;0)" office:value-type="string" office:string-value="" calcext:value-type="error">
            <text:p>#VALEUR !</text:p>
          </table:table-cell>
          <table:table-cell table:formula="of:=IF([.$B187]=[.D$19];1;0)" office:value-type="string" office:string-value="" calcext:value-type="error">
            <text:p>#VALEUR !</text:p>
          </table:table-cell>
          <table:table-cell table:formula="of:=IF([.$B187]=[.E$19];1;0)" office:value-type="string" office:string-value="" calcext:value-type="error">
            <text:p>#VALEUR !</text:p>
          </table:table-cell>
          <table:table-cell table:formula="of:=IF([.$B187]=[.F$19];1;0)" office:value-type="string" office:string-value="" calcext:value-type="error">
            <text:p>#VALEUR !</text:p>
          </table:table-cell>
          <table:table-cell table:formula="of:=IF([.$B187]=[.G$19];1;0)" office:value-type="string" office:string-value="" calcext:value-type="error">
            <text:p>#VALEUR !</text:p>
          </table:table-cell>
          <table:table-cell table:formula="of:=IF([.$B18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88]&lt;=[.$B$13];[.$A$2];IF([.A188]&lt;=[.$B$14];[.$A$3];IF([.A188]&lt;=[.$B$15];[.$A$4];IF([.A188]&lt;=[.$B$16];[.$A$5];IF([.A188]&lt;=[.$B$17];[.$A$6];IF([.A188]&lt;=[.$B$18];[.$A$7]))))))" office:value-type="string" office:string-value="" calcext:value-type="error">
            <text:p>#VALEUR !</text:p>
          </table:table-cell>
          <table:table-cell table:formula="of:=IF([.$B188]=[.C$19];1;0)" office:value-type="string" office:string-value="" calcext:value-type="error">
            <text:p>#VALEUR !</text:p>
          </table:table-cell>
          <table:table-cell table:formula="of:=IF([.$B188]=[.D$19];1;0)" office:value-type="string" office:string-value="" calcext:value-type="error">
            <text:p>#VALEUR !</text:p>
          </table:table-cell>
          <table:table-cell table:formula="of:=IF([.$B188]=[.E$19];1;0)" office:value-type="string" office:string-value="" calcext:value-type="error">
            <text:p>#VALEUR !</text:p>
          </table:table-cell>
          <table:table-cell table:formula="of:=IF([.$B188]=[.F$19];1;0)" office:value-type="string" office:string-value="" calcext:value-type="error">
            <text:p>#VALEUR !</text:p>
          </table:table-cell>
          <table:table-cell table:formula="of:=IF([.$B188]=[.G$19];1;0)" office:value-type="string" office:string-value="" calcext:value-type="error">
            <text:p>#VALEUR !</text:p>
          </table:table-cell>
          <table:table-cell table:formula="of:=IF([.$B18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89]&lt;=[.$B$13];[.$A$2];IF([.A189]&lt;=[.$B$14];[.$A$3];IF([.A189]&lt;=[.$B$15];[.$A$4];IF([.A189]&lt;=[.$B$16];[.$A$5];IF([.A189]&lt;=[.$B$17];[.$A$6];IF([.A189]&lt;=[.$B$18];[.$A$7]))))))" office:value-type="string" office:string-value="" calcext:value-type="error">
            <text:p>#VALEUR !</text:p>
          </table:table-cell>
          <table:table-cell table:formula="of:=IF([.$B189]=[.C$19];1;0)" office:value-type="string" office:string-value="" calcext:value-type="error">
            <text:p>#VALEUR !</text:p>
          </table:table-cell>
          <table:table-cell table:formula="of:=IF([.$B189]=[.D$19];1;0)" office:value-type="string" office:string-value="" calcext:value-type="error">
            <text:p>#VALEUR !</text:p>
          </table:table-cell>
          <table:table-cell table:formula="of:=IF([.$B189]=[.E$19];1;0)" office:value-type="string" office:string-value="" calcext:value-type="error">
            <text:p>#VALEUR !</text:p>
          </table:table-cell>
          <table:table-cell table:formula="of:=IF([.$B189]=[.F$19];1;0)" office:value-type="string" office:string-value="" calcext:value-type="error">
            <text:p>#VALEUR !</text:p>
          </table:table-cell>
          <table:table-cell table:formula="of:=IF([.$B189]=[.G$19];1;0)" office:value-type="string" office:string-value="" calcext:value-type="error">
            <text:p>#VALEUR !</text:p>
          </table:table-cell>
          <table:table-cell table:formula="of:=IF([.$B18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90]&lt;=[.$B$13];[.$A$2];IF([.A190]&lt;=[.$B$14];[.$A$3];IF([.A190]&lt;=[.$B$15];[.$A$4];IF([.A190]&lt;=[.$B$16];[.$A$5];IF([.A190]&lt;=[.$B$17];[.$A$6];IF([.A190]&lt;=[.$B$18];[.$A$7]))))))" office:value-type="string" office:string-value="" calcext:value-type="error">
            <text:p>#VALEUR !</text:p>
          </table:table-cell>
          <table:table-cell table:formula="of:=IF([.$B190]=[.C$19];1;0)" office:value-type="string" office:string-value="" calcext:value-type="error">
            <text:p>#VALEUR !</text:p>
          </table:table-cell>
          <table:table-cell table:formula="of:=IF([.$B190]=[.D$19];1;0)" office:value-type="string" office:string-value="" calcext:value-type="error">
            <text:p>#VALEUR !</text:p>
          </table:table-cell>
          <table:table-cell table:formula="of:=IF([.$B190]=[.E$19];1;0)" office:value-type="string" office:string-value="" calcext:value-type="error">
            <text:p>#VALEUR !</text:p>
          </table:table-cell>
          <table:table-cell table:formula="of:=IF([.$B190]=[.F$19];1;0)" office:value-type="string" office:string-value="" calcext:value-type="error">
            <text:p>#VALEUR !</text:p>
          </table:table-cell>
          <table:table-cell table:formula="of:=IF([.$B190]=[.G$19];1;0)" office:value-type="string" office:string-value="" calcext:value-type="error">
            <text:p>#VALEUR !</text:p>
          </table:table-cell>
          <table:table-cell table:formula="of:=IF([.$B19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91]&lt;=[.$B$13];[.$A$2];IF([.A191]&lt;=[.$B$14];[.$A$3];IF([.A191]&lt;=[.$B$15];[.$A$4];IF([.A191]&lt;=[.$B$16];[.$A$5];IF([.A191]&lt;=[.$B$17];[.$A$6];IF([.A191]&lt;=[.$B$18];[.$A$7]))))))" office:value-type="string" office:string-value="" calcext:value-type="error">
            <text:p>#VALEUR !</text:p>
          </table:table-cell>
          <table:table-cell table:formula="of:=IF([.$B191]=[.C$19];1;0)" office:value-type="string" office:string-value="" calcext:value-type="error">
            <text:p>#VALEUR !</text:p>
          </table:table-cell>
          <table:table-cell table:formula="of:=IF([.$B191]=[.D$19];1;0)" office:value-type="string" office:string-value="" calcext:value-type="error">
            <text:p>#VALEUR !</text:p>
          </table:table-cell>
          <table:table-cell table:formula="of:=IF([.$B191]=[.E$19];1;0)" office:value-type="string" office:string-value="" calcext:value-type="error">
            <text:p>#VALEUR !</text:p>
          </table:table-cell>
          <table:table-cell table:formula="of:=IF([.$B191]=[.F$19];1;0)" office:value-type="string" office:string-value="" calcext:value-type="error">
            <text:p>#VALEUR !</text:p>
          </table:table-cell>
          <table:table-cell table:formula="of:=IF([.$B191]=[.G$19];1;0)" office:value-type="string" office:string-value="" calcext:value-type="error">
            <text:p>#VALEUR !</text:p>
          </table:table-cell>
          <table:table-cell table:formula="of:=IF([.$B19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92]&lt;=[.$B$13];[.$A$2];IF([.A192]&lt;=[.$B$14];[.$A$3];IF([.A192]&lt;=[.$B$15];[.$A$4];IF([.A192]&lt;=[.$B$16];[.$A$5];IF([.A192]&lt;=[.$B$17];[.$A$6];IF([.A192]&lt;=[.$B$18];[.$A$7]))))))" office:value-type="string" office:string-value="" calcext:value-type="error">
            <text:p>#VALEUR !</text:p>
          </table:table-cell>
          <table:table-cell table:formula="of:=IF([.$B192]=[.C$19];1;0)" office:value-type="string" office:string-value="" calcext:value-type="error">
            <text:p>#VALEUR !</text:p>
          </table:table-cell>
          <table:table-cell table:formula="of:=IF([.$B192]=[.D$19];1;0)" office:value-type="string" office:string-value="" calcext:value-type="error">
            <text:p>#VALEUR !</text:p>
          </table:table-cell>
          <table:table-cell table:formula="of:=IF([.$B192]=[.E$19];1;0)" office:value-type="string" office:string-value="" calcext:value-type="error">
            <text:p>#VALEUR !</text:p>
          </table:table-cell>
          <table:table-cell table:formula="of:=IF([.$B192]=[.F$19];1;0)" office:value-type="string" office:string-value="" calcext:value-type="error">
            <text:p>#VALEUR !</text:p>
          </table:table-cell>
          <table:table-cell table:formula="of:=IF([.$B192]=[.G$19];1;0)" office:value-type="string" office:string-value="" calcext:value-type="error">
            <text:p>#VALEUR !</text:p>
          </table:table-cell>
          <table:table-cell table:formula="of:=IF([.$B19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93]&lt;=[.$B$13];[.$A$2];IF([.A193]&lt;=[.$B$14];[.$A$3];IF([.A193]&lt;=[.$B$15];[.$A$4];IF([.A193]&lt;=[.$B$16];[.$A$5];IF([.A193]&lt;=[.$B$17];[.$A$6];IF([.A193]&lt;=[.$B$18];[.$A$7]))))))" office:value-type="string" office:string-value="" calcext:value-type="error">
            <text:p>#VALEUR !</text:p>
          </table:table-cell>
          <table:table-cell table:formula="of:=IF([.$B193]=[.C$19];1;0)" office:value-type="string" office:string-value="" calcext:value-type="error">
            <text:p>#VALEUR !</text:p>
          </table:table-cell>
          <table:table-cell table:formula="of:=IF([.$B193]=[.D$19];1;0)" office:value-type="string" office:string-value="" calcext:value-type="error">
            <text:p>#VALEUR !</text:p>
          </table:table-cell>
          <table:table-cell table:formula="of:=IF([.$B193]=[.E$19];1;0)" office:value-type="string" office:string-value="" calcext:value-type="error">
            <text:p>#VALEUR !</text:p>
          </table:table-cell>
          <table:table-cell table:formula="of:=IF([.$B193]=[.F$19];1;0)" office:value-type="string" office:string-value="" calcext:value-type="error">
            <text:p>#VALEUR !</text:p>
          </table:table-cell>
          <table:table-cell table:formula="of:=IF([.$B193]=[.G$19];1;0)" office:value-type="string" office:string-value="" calcext:value-type="error">
            <text:p>#VALEUR !</text:p>
          </table:table-cell>
          <table:table-cell table:formula="of:=IF([.$B19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94]&lt;=[.$B$13];[.$A$2];IF([.A194]&lt;=[.$B$14];[.$A$3];IF([.A194]&lt;=[.$B$15];[.$A$4];IF([.A194]&lt;=[.$B$16];[.$A$5];IF([.A194]&lt;=[.$B$17];[.$A$6];IF([.A194]&lt;=[.$B$18];[.$A$7]))))))" office:value-type="string" office:string-value="" calcext:value-type="error">
            <text:p>#VALEUR !</text:p>
          </table:table-cell>
          <table:table-cell table:formula="of:=IF([.$B194]=[.C$19];1;0)" office:value-type="string" office:string-value="" calcext:value-type="error">
            <text:p>#VALEUR !</text:p>
          </table:table-cell>
          <table:table-cell table:formula="of:=IF([.$B194]=[.D$19];1;0)" office:value-type="string" office:string-value="" calcext:value-type="error">
            <text:p>#VALEUR !</text:p>
          </table:table-cell>
          <table:table-cell table:formula="of:=IF([.$B194]=[.E$19];1;0)" office:value-type="string" office:string-value="" calcext:value-type="error">
            <text:p>#VALEUR !</text:p>
          </table:table-cell>
          <table:table-cell table:formula="of:=IF([.$B194]=[.F$19];1;0)" office:value-type="string" office:string-value="" calcext:value-type="error">
            <text:p>#VALEUR !</text:p>
          </table:table-cell>
          <table:table-cell table:formula="of:=IF([.$B194]=[.G$19];1;0)" office:value-type="string" office:string-value="" calcext:value-type="error">
            <text:p>#VALEUR !</text:p>
          </table:table-cell>
          <table:table-cell table:formula="of:=IF([.$B19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95]&lt;=[.$B$13];[.$A$2];IF([.A195]&lt;=[.$B$14];[.$A$3];IF([.A195]&lt;=[.$B$15];[.$A$4];IF([.A195]&lt;=[.$B$16];[.$A$5];IF([.A195]&lt;=[.$B$17];[.$A$6];IF([.A195]&lt;=[.$B$18];[.$A$7]))))))" office:value-type="string" office:string-value="" calcext:value-type="error">
            <text:p>#VALEUR !</text:p>
          </table:table-cell>
          <table:table-cell table:formula="of:=IF([.$B195]=[.C$19];1;0)" office:value-type="string" office:string-value="" calcext:value-type="error">
            <text:p>#VALEUR !</text:p>
          </table:table-cell>
          <table:table-cell table:formula="of:=IF([.$B195]=[.D$19];1;0)" office:value-type="string" office:string-value="" calcext:value-type="error">
            <text:p>#VALEUR !</text:p>
          </table:table-cell>
          <table:table-cell table:formula="of:=IF([.$B195]=[.E$19];1;0)" office:value-type="string" office:string-value="" calcext:value-type="error">
            <text:p>#VALEUR !</text:p>
          </table:table-cell>
          <table:table-cell table:formula="of:=IF([.$B195]=[.F$19];1;0)" office:value-type="string" office:string-value="" calcext:value-type="error">
            <text:p>#VALEUR !</text:p>
          </table:table-cell>
          <table:table-cell table:formula="of:=IF([.$B195]=[.G$19];1;0)" office:value-type="string" office:string-value="" calcext:value-type="error">
            <text:p>#VALEUR !</text:p>
          </table:table-cell>
          <table:table-cell table:formula="of:=IF([.$B19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96]&lt;=[.$B$13];[.$A$2];IF([.A196]&lt;=[.$B$14];[.$A$3];IF([.A196]&lt;=[.$B$15];[.$A$4];IF([.A196]&lt;=[.$B$16];[.$A$5];IF([.A196]&lt;=[.$B$17];[.$A$6];IF([.A196]&lt;=[.$B$18];[.$A$7]))))))" office:value-type="string" office:string-value="" calcext:value-type="error">
            <text:p>#VALEUR !</text:p>
          </table:table-cell>
          <table:table-cell table:formula="of:=IF([.$B196]=[.C$19];1;0)" office:value-type="string" office:string-value="" calcext:value-type="error">
            <text:p>#VALEUR !</text:p>
          </table:table-cell>
          <table:table-cell table:formula="of:=IF([.$B196]=[.D$19];1;0)" office:value-type="string" office:string-value="" calcext:value-type="error">
            <text:p>#VALEUR !</text:p>
          </table:table-cell>
          <table:table-cell table:formula="of:=IF([.$B196]=[.E$19];1;0)" office:value-type="string" office:string-value="" calcext:value-type="error">
            <text:p>#VALEUR !</text:p>
          </table:table-cell>
          <table:table-cell table:formula="of:=IF([.$B196]=[.F$19];1;0)" office:value-type="string" office:string-value="" calcext:value-type="error">
            <text:p>#VALEUR !</text:p>
          </table:table-cell>
          <table:table-cell table:formula="of:=IF([.$B196]=[.G$19];1;0)" office:value-type="string" office:string-value="" calcext:value-type="error">
            <text:p>#VALEUR !</text:p>
          </table:table-cell>
          <table:table-cell table:formula="of:=IF([.$B19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97]&lt;=[.$B$13];[.$A$2];IF([.A197]&lt;=[.$B$14];[.$A$3];IF([.A197]&lt;=[.$B$15];[.$A$4];IF([.A197]&lt;=[.$B$16];[.$A$5];IF([.A197]&lt;=[.$B$17];[.$A$6];IF([.A197]&lt;=[.$B$18];[.$A$7]))))))" office:value-type="string" office:string-value="" calcext:value-type="error">
            <text:p>#VALEUR !</text:p>
          </table:table-cell>
          <table:table-cell table:formula="of:=IF([.$B197]=[.C$19];1;0)" office:value-type="string" office:string-value="" calcext:value-type="error">
            <text:p>#VALEUR !</text:p>
          </table:table-cell>
          <table:table-cell table:formula="of:=IF([.$B197]=[.D$19];1;0)" office:value-type="string" office:string-value="" calcext:value-type="error">
            <text:p>#VALEUR !</text:p>
          </table:table-cell>
          <table:table-cell table:formula="of:=IF([.$B197]=[.E$19];1;0)" office:value-type="string" office:string-value="" calcext:value-type="error">
            <text:p>#VALEUR !</text:p>
          </table:table-cell>
          <table:table-cell table:formula="of:=IF([.$B197]=[.F$19];1;0)" office:value-type="string" office:string-value="" calcext:value-type="error">
            <text:p>#VALEUR !</text:p>
          </table:table-cell>
          <table:table-cell table:formula="of:=IF([.$B197]=[.G$19];1;0)" office:value-type="string" office:string-value="" calcext:value-type="error">
            <text:p>#VALEUR !</text:p>
          </table:table-cell>
          <table:table-cell table:formula="of:=IF([.$B19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98]&lt;=[.$B$13];[.$A$2];IF([.A198]&lt;=[.$B$14];[.$A$3];IF([.A198]&lt;=[.$B$15];[.$A$4];IF([.A198]&lt;=[.$B$16];[.$A$5];IF([.A198]&lt;=[.$B$17];[.$A$6];IF([.A198]&lt;=[.$B$18];[.$A$7]))))))" office:value-type="string" office:string-value="" calcext:value-type="error">
            <text:p>#VALEUR !</text:p>
          </table:table-cell>
          <table:table-cell table:formula="of:=IF([.$B198]=[.C$19];1;0)" office:value-type="string" office:string-value="" calcext:value-type="error">
            <text:p>#VALEUR !</text:p>
          </table:table-cell>
          <table:table-cell table:formula="of:=IF([.$B198]=[.D$19];1;0)" office:value-type="string" office:string-value="" calcext:value-type="error">
            <text:p>#VALEUR !</text:p>
          </table:table-cell>
          <table:table-cell table:formula="of:=IF([.$B198]=[.E$19];1;0)" office:value-type="string" office:string-value="" calcext:value-type="error">
            <text:p>#VALEUR !</text:p>
          </table:table-cell>
          <table:table-cell table:formula="of:=IF([.$B198]=[.F$19];1;0)" office:value-type="string" office:string-value="" calcext:value-type="error">
            <text:p>#VALEUR !</text:p>
          </table:table-cell>
          <table:table-cell table:formula="of:=IF([.$B198]=[.G$19];1;0)" office:value-type="string" office:string-value="" calcext:value-type="error">
            <text:p>#VALEUR !</text:p>
          </table:table-cell>
          <table:table-cell table:formula="of:=IF([.$B19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99]&lt;=[.$B$13];[.$A$2];IF([.A199]&lt;=[.$B$14];[.$A$3];IF([.A199]&lt;=[.$B$15];[.$A$4];IF([.A199]&lt;=[.$B$16];[.$A$5];IF([.A199]&lt;=[.$B$17];[.$A$6];IF([.A199]&lt;=[.$B$18];[.$A$7]))))))" office:value-type="string" office:string-value="" calcext:value-type="error">
            <text:p>#VALEUR !</text:p>
          </table:table-cell>
          <table:table-cell table:formula="of:=IF([.$B199]=[.C$19];1;0)" office:value-type="string" office:string-value="" calcext:value-type="error">
            <text:p>#VALEUR !</text:p>
          </table:table-cell>
          <table:table-cell table:formula="of:=IF([.$B199]=[.D$19];1;0)" office:value-type="string" office:string-value="" calcext:value-type="error">
            <text:p>#VALEUR !</text:p>
          </table:table-cell>
          <table:table-cell table:formula="of:=IF([.$B199]=[.E$19];1;0)" office:value-type="string" office:string-value="" calcext:value-type="error">
            <text:p>#VALEUR !</text:p>
          </table:table-cell>
          <table:table-cell table:formula="of:=IF([.$B199]=[.F$19];1;0)" office:value-type="string" office:string-value="" calcext:value-type="error">
            <text:p>#VALEUR !</text:p>
          </table:table-cell>
          <table:table-cell table:formula="of:=IF([.$B199]=[.G$19];1;0)" office:value-type="string" office:string-value="" calcext:value-type="error">
            <text:p>#VALEUR !</text:p>
          </table:table-cell>
          <table:table-cell table:formula="of:=IF([.$B19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00]&lt;=[.$B$13];[.$A$2];IF([.A200]&lt;=[.$B$14];[.$A$3];IF([.A200]&lt;=[.$B$15];[.$A$4];IF([.A200]&lt;=[.$B$16];[.$A$5];IF([.A200]&lt;=[.$B$17];[.$A$6];IF([.A200]&lt;=[.$B$18];[.$A$7]))))))" office:value-type="string" office:string-value="" calcext:value-type="error">
            <text:p>#VALEUR !</text:p>
          </table:table-cell>
          <table:table-cell table:formula="of:=IF([.$B200]=[.C$19];1;0)" office:value-type="string" office:string-value="" calcext:value-type="error">
            <text:p>#VALEUR !</text:p>
          </table:table-cell>
          <table:table-cell table:formula="of:=IF([.$B200]=[.D$19];1;0)" office:value-type="string" office:string-value="" calcext:value-type="error">
            <text:p>#VALEUR !</text:p>
          </table:table-cell>
          <table:table-cell table:formula="of:=IF([.$B200]=[.E$19];1;0)" office:value-type="string" office:string-value="" calcext:value-type="error">
            <text:p>#VALEUR !</text:p>
          </table:table-cell>
          <table:table-cell table:formula="of:=IF([.$B200]=[.F$19];1;0)" office:value-type="string" office:string-value="" calcext:value-type="error">
            <text:p>#VALEUR !</text:p>
          </table:table-cell>
          <table:table-cell table:formula="of:=IF([.$B200]=[.G$19];1;0)" office:value-type="string" office:string-value="" calcext:value-type="error">
            <text:p>#VALEUR !</text:p>
          </table:table-cell>
          <table:table-cell table:formula="of:=IF([.$B20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01]&lt;=[.$B$13];[.$A$2];IF([.A201]&lt;=[.$B$14];[.$A$3];IF([.A201]&lt;=[.$B$15];[.$A$4];IF([.A201]&lt;=[.$B$16];[.$A$5];IF([.A201]&lt;=[.$B$17];[.$A$6];IF([.A201]&lt;=[.$B$18];[.$A$7]))))))" office:value-type="string" office:string-value="" calcext:value-type="error">
            <text:p>#VALEUR !</text:p>
          </table:table-cell>
          <table:table-cell table:formula="of:=IF([.$B201]=[.C$19];1;0)" office:value-type="string" office:string-value="" calcext:value-type="error">
            <text:p>#VALEUR !</text:p>
          </table:table-cell>
          <table:table-cell table:formula="of:=IF([.$B201]=[.D$19];1;0)" office:value-type="string" office:string-value="" calcext:value-type="error">
            <text:p>#VALEUR !</text:p>
          </table:table-cell>
          <table:table-cell table:formula="of:=IF([.$B201]=[.E$19];1;0)" office:value-type="string" office:string-value="" calcext:value-type="error">
            <text:p>#VALEUR !</text:p>
          </table:table-cell>
          <table:table-cell table:formula="of:=IF([.$B201]=[.F$19];1;0)" office:value-type="string" office:string-value="" calcext:value-type="error">
            <text:p>#VALEUR !</text:p>
          </table:table-cell>
          <table:table-cell table:formula="of:=IF([.$B201]=[.G$19];1;0)" office:value-type="string" office:string-value="" calcext:value-type="error">
            <text:p>#VALEUR !</text:p>
          </table:table-cell>
          <table:table-cell table:formula="of:=IF([.$B20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02]&lt;=[.$B$13];[.$A$2];IF([.A202]&lt;=[.$B$14];[.$A$3];IF([.A202]&lt;=[.$B$15];[.$A$4];IF([.A202]&lt;=[.$B$16];[.$A$5];IF([.A202]&lt;=[.$B$17];[.$A$6];IF([.A202]&lt;=[.$B$18];[.$A$7]))))))" office:value-type="string" office:string-value="" calcext:value-type="error">
            <text:p>#VALEUR !</text:p>
          </table:table-cell>
          <table:table-cell table:formula="of:=IF([.$B202]=[.C$19];1;0)" office:value-type="string" office:string-value="" calcext:value-type="error">
            <text:p>#VALEUR !</text:p>
          </table:table-cell>
          <table:table-cell table:formula="of:=IF([.$B202]=[.D$19];1;0)" office:value-type="string" office:string-value="" calcext:value-type="error">
            <text:p>#VALEUR !</text:p>
          </table:table-cell>
          <table:table-cell table:formula="of:=IF([.$B202]=[.E$19];1;0)" office:value-type="string" office:string-value="" calcext:value-type="error">
            <text:p>#VALEUR !</text:p>
          </table:table-cell>
          <table:table-cell table:formula="of:=IF([.$B202]=[.F$19];1;0)" office:value-type="string" office:string-value="" calcext:value-type="error">
            <text:p>#VALEUR !</text:p>
          </table:table-cell>
          <table:table-cell table:formula="of:=IF([.$B202]=[.G$19];1;0)" office:value-type="string" office:string-value="" calcext:value-type="error">
            <text:p>#VALEUR !</text:p>
          </table:table-cell>
          <table:table-cell table:formula="of:=IF([.$B20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03]&lt;=[.$B$13];[.$A$2];IF([.A203]&lt;=[.$B$14];[.$A$3];IF([.A203]&lt;=[.$B$15];[.$A$4];IF([.A203]&lt;=[.$B$16];[.$A$5];IF([.A203]&lt;=[.$B$17];[.$A$6];IF([.A203]&lt;=[.$B$18];[.$A$7]))))))" office:value-type="string" office:string-value="" calcext:value-type="error">
            <text:p>#VALEUR !</text:p>
          </table:table-cell>
          <table:table-cell table:formula="of:=IF([.$B203]=[.C$19];1;0)" office:value-type="string" office:string-value="" calcext:value-type="error">
            <text:p>#VALEUR !</text:p>
          </table:table-cell>
          <table:table-cell table:formula="of:=IF([.$B203]=[.D$19];1;0)" office:value-type="string" office:string-value="" calcext:value-type="error">
            <text:p>#VALEUR !</text:p>
          </table:table-cell>
          <table:table-cell table:formula="of:=IF([.$B203]=[.E$19];1;0)" office:value-type="string" office:string-value="" calcext:value-type="error">
            <text:p>#VALEUR !</text:p>
          </table:table-cell>
          <table:table-cell table:formula="of:=IF([.$B203]=[.F$19];1;0)" office:value-type="string" office:string-value="" calcext:value-type="error">
            <text:p>#VALEUR !</text:p>
          </table:table-cell>
          <table:table-cell table:formula="of:=IF([.$B203]=[.G$19];1;0)" office:value-type="string" office:string-value="" calcext:value-type="error">
            <text:p>#VALEUR !</text:p>
          </table:table-cell>
          <table:table-cell table:formula="of:=IF([.$B20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04]&lt;=[.$B$13];[.$A$2];IF([.A204]&lt;=[.$B$14];[.$A$3];IF([.A204]&lt;=[.$B$15];[.$A$4];IF([.A204]&lt;=[.$B$16];[.$A$5];IF([.A204]&lt;=[.$B$17];[.$A$6];IF([.A204]&lt;=[.$B$18];[.$A$7]))))))" office:value-type="string" office:string-value="" calcext:value-type="error">
            <text:p>#VALEUR !</text:p>
          </table:table-cell>
          <table:table-cell table:formula="of:=IF([.$B204]=[.C$19];1;0)" office:value-type="string" office:string-value="" calcext:value-type="error">
            <text:p>#VALEUR !</text:p>
          </table:table-cell>
          <table:table-cell table:formula="of:=IF([.$B204]=[.D$19];1;0)" office:value-type="string" office:string-value="" calcext:value-type="error">
            <text:p>#VALEUR !</text:p>
          </table:table-cell>
          <table:table-cell table:formula="of:=IF([.$B204]=[.E$19];1;0)" office:value-type="string" office:string-value="" calcext:value-type="error">
            <text:p>#VALEUR !</text:p>
          </table:table-cell>
          <table:table-cell table:formula="of:=IF([.$B204]=[.F$19];1;0)" office:value-type="string" office:string-value="" calcext:value-type="error">
            <text:p>#VALEUR !</text:p>
          </table:table-cell>
          <table:table-cell table:formula="of:=IF([.$B204]=[.G$19];1;0)" office:value-type="string" office:string-value="" calcext:value-type="error">
            <text:p>#VALEUR !</text:p>
          </table:table-cell>
          <table:table-cell table:formula="of:=IF([.$B20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05]&lt;=[.$B$13];[.$A$2];IF([.A205]&lt;=[.$B$14];[.$A$3];IF([.A205]&lt;=[.$B$15];[.$A$4];IF([.A205]&lt;=[.$B$16];[.$A$5];IF([.A205]&lt;=[.$B$17];[.$A$6];IF([.A205]&lt;=[.$B$18];[.$A$7]))))))" office:value-type="string" office:string-value="" calcext:value-type="error">
            <text:p>#VALEUR !</text:p>
          </table:table-cell>
          <table:table-cell table:formula="of:=IF([.$B205]=[.C$19];1;0)" office:value-type="string" office:string-value="" calcext:value-type="error">
            <text:p>#VALEUR !</text:p>
          </table:table-cell>
          <table:table-cell table:formula="of:=IF([.$B205]=[.D$19];1;0)" office:value-type="string" office:string-value="" calcext:value-type="error">
            <text:p>#VALEUR !</text:p>
          </table:table-cell>
          <table:table-cell table:formula="of:=IF([.$B205]=[.E$19];1;0)" office:value-type="string" office:string-value="" calcext:value-type="error">
            <text:p>#VALEUR !</text:p>
          </table:table-cell>
          <table:table-cell table:formula="of:=IF([.$B205]=[.F$19];1;0)" office:value-type="string" office:string-value="" calcext:value-type="error">
            <text:p>#VALEUR !</text:p>
          </table:table-cell>
          <table:table-cell table:formula="of:=IF([.$B205]=[.G$19];1;0)" office:value-type="string" office:string-value="" calcext:value-type="error">
            <text:p>#VALEUR !</text:p>
          </table:table-cell>
          <table:table-cell table:formula="of:=IF([.$B20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06]&lt;=[.$B$13];[.$A$2];IF([.A206]&lt;=[.$B$14];[.$A$3];IF([.A206]&lt;=[.$B$15];[.$A$4];IF([.A206]&lt;=[.$B$16];[.$A$5];IF([.A206]&lt;=[.$B$17];[.$A$6];IF([.A206]&lt;=[.$B$18];[.$A$7]))))))" office:value-type="string" office:string-value="" calcext:value-type="error">
            <text:p>#VALEUR !</text:p>
          </table:table-cell>
          <table:table-cell table:formula="of:=IF([.$B206]=[.C$19];1;0)" office:value-type="string" office:string-value="" calcext:value-type="error">
            <text:p>#VALEUR !</text:p>
          </table:table-cell>
          <table:table-cell table:formula="of:=IF([.$B206]=[.D$19];1;0)" office:value-type="string" office:string-value="" calcext:value-type="error">
            <text:p>#VALEUR !</text:p>
          </table:table-cell>
          <table:table-cell table:formula="of:=IF([.$B206]=[.E$19];1;0)" office:value-type="string" office:string-value="" calcext:value-type="error">
            <text:p>#VALEUR !</text:p>
          </table:table-cell>
          <table:table-cell table:formula="of:=IF([.$B206]=[.F$19];1;0)" office:value-type="string" office:string-value="" calcext:value-type="error">
            <text:p>#VALEUR !</text:p>
          </table:table-cell>
          <table:table-cell table:formula="of:=IF([.$B206]=[.G$19];1;0)" office:value-type="string" office:string-value="" calcext:value-type="error">
            <text:p>#VALEUR !</text:p>
          </table:table-cell>
          <table:table-cell table:formula="of:=IF([.$B20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07]&lt;=[.$B$13];[.$A$2];IF([.A207]&lt;=[.$B$14];[.$A$3];IF([.A207]&lt;=[.$B$15];[.$A$4];IF([.A207]&lt;=[.$B$16];[.$A$5];IF([.A207]&lt;=[.$B$17];[.$A$6];IF([.A207]&lt;=[.$B$18];[.$A$7]))))))" office:value-type="string" office:string-value="" calcext:value-type="error">
            <text:p>#VALEUR !</text:p>
          </table:table-cell>
          <table:table-cell table:formula="of:=IF([.$B207]=[.C$19];1;0)" office:value-type="string" office:string-value="" calcext:value-type="error">
            <text:p>#VALEUR !</text:p>
          </table:table-cell>
          <table:table-cell table:formula="of:=IF([.$B207]=[.D$19];1;0)" office:value-type="string" office:string-value="" calcext:value-type="error">
            <text:p>#VALEUR !</text:p>
          </table:table-cell>
          <table:table-cell table:formula="of:=IF([.$B207]=[.E$19];1;0)" office:value-type="string" office:string-value="" calcext:value-type="error">
            <text:p>#VALEUR !</text:p>
          </table:table-cell>
          <table:table-cell table:formula="of:=IF([.$B207]=[.F$19];1;0)" office:value-type="string" office:string-value="" calcext:value-type="error">
            <text:p>#VALEUR !</text:p>
          </table:table-cell>
          <table:table-cell table:formula="of:=IF([.$B207]=[.G$19];1;0)" office:value-type="string" office:string-value="" calcext:value-type="error">
            <text:p>#VALEUR !</text:p>
          </table:table-cell>
          <table:table-cell table:formula="of:=IF([.$B20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08]&lt;=[.$B$13];[.$A$2];IF([.A208]&lt;=[.$B$14];[.$A$3];IF([.A208]&lt;=[.$B$15];[.$A$4];IF([.A208]&lt;=[.$B$16];[.$A$5];IF([.A208]&lt;=[.$B$17];[.$A$6];IF([.A208]&lt;=[.$B$18];[.$A$7]))))))" office:value-type="string" office:string-value="" calcext:value-type="error">
            <text:p>#VALEUR !</text:p>
          </table:table-cell>
          <table:table-cell table:formula="of:=IF([.$B208]=[.C$19];1;0)" office:value-type="string" office:string-value="" calcext:value-type="error">
            <text:p>#VALEUR !</text:p>
          </table:table-cell>
          <table:table-cell table:formula="of:=IF([.$B208]=[.D$19];1;0)" office:value-type="string" office:string-value="" calcext:value-type="error">
            <text:p>#VALEUR !</text:p>
          </table:table-cell>
          <table:table-cell table:formula="of:=IF([.$B208]=[.E$19];1;0)" office:value-type="string" office:string-value="" calcext:value-type="error">
            <text:p>#VALEUR !</text:p>
          </table:table-cell>
          <table:table-cell table:formula="of:=IF([.$B208]=[.F$19];1;0)" office:value-type="string" office:string-value="" calcext:value-type="error">
            <text:p>#VALEUR !</text:p>
          </table:table-cell>
          <table:table-cell table:formula="of:=IF([.$B208]=[.G$19];1;0)" office:value-type="string" office:string-value="" calcext:value-type="error">
            <text:p>#VALEUR !</text:p>
          </table:table-cell>
          <table:table-cell table:formula="of:=IF([.$B20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09]&lt;=[.$B$13];[.$A$2];IF([.A209]&lt;=[.$B$14];[.$A$3];IF([.A209]&lt;=[.$B$15];[.$A$4];IF([.A209]&lt;=[.$B$16];[.$A$5];IF([.A209]&lt;=[.$B$17];[.$A$6];IF([.A209]&lt;=[.$B$18];[.$A$7]))))))" office:value-type="string" office:string-value="" calcext:value-type="error">
            <text:p>#VALEUR !</text:p>
          </table:table-cell>
          <table:table-cell table:formula="of:=IF([.$B209]=[.C$19];1;0)" office:value-type="string" office:string-value="" calcext:value-type="error">
            <text:p>#VALEUR !</text:p>
          </table:table-cell>
          <table:table-cell table:formula="of:=IF([.$B209]=[.D$19];1;0)" office:value-type="string" office:string-value="" calcext:value-type="error">
            <text:p>#VALEUR !</text:p>
          </table:table-cell>
          <table:table-cell table:formula="of:=IF([.$B209]=[.E$19];1;0)" office:value-type="string" office:string-value="" calcext:value-type="error">
            <text:p>#VALEUR !</text:p>
          </table:table-cell>
          <table:table-cell table:formula="of:=IF([.$B209]=[.F$19];1;0)" office:value-type="string" office:string-value="" calcext:value-type="error">
            <text:p>#VALEUR !</text:p>
          </table:table-cell>
          <table:table-cell table:formula="of:=IF([.$B209]=[.G$19];1;0)" office:value-type="string" office:string-value="" calcext:value-type="error">
            <text:p>#VALEUR !</text:p>
          </table:table-cell>
          <table:table-cell table:formula="of:=IF([.$B20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10]&lt;=[.$B$13];[.$A$2];IF([.A210]&lt;=[.$B$14];[.$A$3];IF([.A210]&lt;=[.$B$15];[.$A$4];IF([.A210]&lt;=[.$B$16];[.$A$5];IF([.A210]&lt;=[.$B$17];[.$A$6];IF([.A210]&lt;=[.$B$18];[.$A$7]))))))" office:value-type="string" office:string-value="" calcext:value-type="error">
            <text:p>#VALEUR !</text:p>
          </table:table-cell>
          <table:table-cell table:formula="of:=IF([.$B210]=[.C$19];1;0)" office:value-type="string" office:string-value="" calcext:value-type="error">
            <text:p>#VALEUR !</text:p>
          </table:table-cell>
          <table:table-cell table:formula="of:=IF([.$B210]=[.D$19];1;0)" office:value-type="string" office:string-value="" calcext:value-type="error">
            <text:p>#VALEUR !</text:p>
          </table:table-cell>
          <table:table-cell table:formula="of:=IF([.$B210]=[.E$19];1;0)" office:value-type="string" office:string-value="" calcext:value-type="error">
            <text:p>#VALEUR !</text:p>
          </table:table-cell>
          <table:table-cell table:formula="of:=IF([.$B210]=[.F$19];1;0)" office:value-type="string" office:string-value="" calcext:value-type="error">
            <text:p>#VALEUR !</text:p>
          </table:table-cell>
          <table:table-cell table:formula="of:=IF([.$B210]=[.G$19];1;0)" office:value-type="string" office:string-value="" calcext:value-type="error">
            <text:p>#VALEUR !</text:p>
          </table:table-cell>
          <table:table-cell table:formula="of:=IF([.$B21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11]&lt;=[.$B$13];[.$A$2];IF([.A211]&lt;=[.$B$14];[.$A$3];IF([.A211]&lt;=[.$B$15];[.$A$4];IF([.A211]&lt;=[.$B$16];[.$A$5];IF([.A211]&lt;=[.$B$17];[.$A$6];IF([.A211]&lt;=[.$B$18];[.$A$7]))))))" office:value-type="string" office:string-value="" calcext:value-type="error">
            <text:p>#VALEUR !</text:p>
          </table:table-cell>
          <table:table-cell table:formula="of:=IF([.$B211]=[.C$19];1;0)" office:value-type="string" office:string-value="" calcext:value-type="error">
            <text:p>#VALEUR !</text:p>
          </table:table-cell>
          <table:table-cell table:formula="of:=IF([.$B211]=[.D$19];1;0)" office:value-type="string" office:string-value="" calcext:value-type="error">
            <text:p>#VALEUR !</text:p>
          </table:table-cell>
          <table:table-cell table:formula="of:=IF([.$B211]=[.E$19];1;0)" office:value-type="string" office:string-value="" calcext:value-type="error">
            <text:p>#VALEUR !</text:p>
          </table:table-cell>
          <table:table-cell table:formula="of:=IF([.$B211]=[.F$19];1;0)" office:value-type="string" office:string-value="" calcext:value-type="error">
            <text:p>#VALEUR !</text:p>
          </table:table-cell>
          <table:table-cell table:formula="of:=IF([.$B211]=[.G$19];1;0)" office:value-type="string" office:string-value="" calcext:value-type="error">
            <text:p>#VALEUR !</text:p>
          </table:table-cell>
          <table:table-cell table:formula="of:=IF([.$B21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12]&lt;=[.$B$13];[.$A$2];IF([.A212]&lt;=[.$B$14];[.$A$3];IF([.A212]&lt;=[.$B$15];[.$A$4];IF([.A212]&lt;=[.$B$16];[.$A$5];IF([.A212]&lt;=[.$B$17];[.$A$6];IF([.A212]&lt;=[.$B$18];[.$A$7]))))))" office:value-type="string" office:string-value="" calcext:value-type="error">
            <text:p>#VALEUR !</text:p>
          </table:table-cell>
          <table:table-cell table:formula="of:=IF([.$B212]=[.C$19];1;0)" office:value-type="string" office:string-value="" calcext:value-type="error">
            <text:p>#VALEUR !</text:p>
          </table:table-cell>
          <table:table-cell table:formula="of:=IF([.$B212]=[.D$19];1;0)" office:value-type="string" office:string-value="" calcext:value-type="error">
            <text:p>#VALEUR !</text:p>
          </table:table-cell>
          <table:table-cell table:formula="of:=IF([.$B212]=[.E$19];1;0)" office:value-type="string" office:string-value="" calcext:value-type="error">
            <text:p>#VALEUR !</text:p>
          </table:table-cell>
          <table:table-cell table:formula="of:=IF([.$B212]=[.F$19];1;0)" office:value-type="string" office:string-value="" calcext:value-type="error">
            <text:p>#VALEUR !</text:p>
          </table:table-cell>
          <table:table-cell table:formula="of:=IF([.$B212]=[.G$19];1;0)" office:value-type="string" office:string-value="" calcext:value-type="error">
            <text:p>#VALEUR !</text:p>
          </table:table-cell>
          <table:table-cell table:formula="of:=IF([.$B21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13]&lt;=[.$B$13];[.$A$2];IF([.A213]&lt;=[.$B$14];[.$A$3];IF([.A213]&lt;=[.$B$15];[.$A$4];IF([.A213]&lt;=[.$B$16];[.$A$5];IF([.A213]&lt;=[.$B$17];[.$A$6];IF([.A213]&lt;=[.$B$18];[.$A$7]))))))" office:value-type="string" office:string-value="" calcext:value-type="error">
            <text:p>#VALEUR !</text:p>
          </table:table-cell>
          <table:table-cell table:formula="of:=IF([.$B213]=[.C$19];1;0)" office:value-type="string" office:string-value="" calcext:value-type="error">
            <text:p>#VALEUR !</text:p>
          </table:table-cell>
          <table:table-cell table:formula="of:=IF([.$B213]=[.D$19];1;0)" office:value-type="string" office:string-value="" calcext:value-type="error">
            <text:p>#VALEUR !</text:p>
          </table:table-cell>
          <table:table-cell table:formula="of:=IF([.$B213]=[.E$19];1;0)" office:value-type="string" office:string-value="" calcext:value-type="error">
            <text:p>#VALEUR !</text:p>
          </table:table-cell>
          <table:table-cell table:formula="of:=IF([.$B213]=[.F$19];1;0)" office:value-type="string" office:string-value="" calcext:value-type="error">
            <text:p>#VALEUR !</text:p>
          </table:table-cell>
          <table:table-cell table:formula="of:=IF([.$B213]=[.G$19];1;0)" office:value-type="string" office:string-value="" calcext:value-type="error">
            <text:p>#VALEUR !</text:p>
          </table:table-cell>
          <table:table-cell table:formula="of:=IF([.$B21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14]&lt;=[.$B$13];[.$A$2];IF([.A214]&lt;=[.$B$14];[.$A$3];IF([.A214]&lt;=[.$B$15];[.$A$4];IF([.A214]&lt;=[.$B$16];[.$A$5];IF([.A214]&lt;=[.$B$17];[.$A$6];IF([.A214]&lt;=[.$B$18];[.$A$7]))))))" office:value-type="string" office:string-value="" calcext:value-type="error">
            <text:p>#VALEUR !</text:p>
          </table:table-cell>
          <table:table-cell table:formula="of:=IF([.$B214]=[.C$19];1;0)" office:value-type="string" office:string-value="" calcext:value-type="error">
            <text:p>#VALEUR !</text:p>
          </table:table-cell>
          <table:table-cell table:formula="of:=IF([.$B214]=[.D$19];1;0)" office:value-type="string" office:string-value="" calcext:value-type="error">
            <text:p>#VALEUR !</text:p>
          </table:table-cell>
          <table:table-cell table:formula="of:=IF([.$B214]=[.E$19];1;0)" office:value-type="string" office:string-value="" calcext:value-type="error">
            <text:p>#VALEUR !</text:p>
          </table:table-cell>
          <table:table-cell table:formula="of:=IF([.$B214]=[.F$19];1;0)" office:value-type="string" office:string-value="" calcext:value-type="error">
            <text:p>#VALEUR !</text:p>
          </table:table-cell>
          <table:table-cell table:formula="of:=IF([.$B214]=[.G$19];1;0)" office:value-type="string" office:string-value="" calcext:value-type="error">
            <text:p>#VALEUR !</text:p>
          </table:table-cell>
          <table:table-cell table:formula="of:=IF([.$B21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15]&lt;=[.$B$13];[.$A$2];IF([.A215]&lt;=[.$B$14];[.$A$3];IF([.A215]&lt;=[.$B$15];[.$A$4];IF([.A215]&lt;=[.$B$16];[.$A$5];IF([.A215]&lt;=[.$B$17];[.$A$6];IF([.A215]&lt;=[.$B$18];[.$A$7]))))))" office:value-type="string" office:string-value="" calcext:value-type="error">
            <text:p>#VALEUR !</text:p>
          </table:table-cell>
          <table:table-cell table:formula="of:=IF([.$B215]=[.C$19];1;0)" office:value-type="string" office:string-value="" calcext:value-type="error">
            <text:p>#VALEUR !</text:p>
          </table:table-cell>
          <table:table-cell table:formula="of:=IF([.$B215]=[.D$19];1;0)" office:value-type="string" office:string-value="" calcext:value-type="error">
            <text:p>#VALEUR !</text:p>
          </table:table-cell>
          <table:table-cell table:formula="of:=IF([.$B215]=[.E$19];1;0)" office:value-type="string" office:string-value="" calcext:value-type="error">
            <text:p>#VALEUR !</text:p>
          </table:table-cell>
          <table:table-cell table:formula="of:=IF([.$B215]=[.F$19];1;0)" office:value-type="string" office:string-value="" calcext:value-type="error">
            <text:p>#VALEUR !</text:p>
          </table:table-cell>
          <table:table-cell table:formula="of:=IF([.$B215]=[.G$19];1;0)" office:value-type="string" office:string-value="" calcext:value-type="error">
            <text:p>#VALEUR !</text:p>
          </table:table-cell>
          <table:table-cell table:formula="of:=IF([.$B21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16]&lt;=[.$B$13];[.$A$2];IF([.A216]&lt;=[.$B$14];[.$A$3];IF([.A216]&lt;=[.$B$15];[.$A$4];IF([.A216]&lt;=[.$B$16];[.$A$5];IF([.A216]&lt;=[.$B$17];[.$A$6];IF([.A216]&lt;=[.$B$18];[.$A$7]))))))" office:value-type="string" office:string-value="" calcext:value-type="error">
            <text:p>#VALEUR !</text:p>
          </table:table-cell>
          <table:table-cell table:formula="of:=IF([.$B216]=[.C$19];1;0)" office:value-type="string" office:string-value="" calcext:value-type="error">
            <text:p>#VALEUR !</text:p>
          </table:table-cell>
          <table:table-cell table:formula="of:=IF([.$B216]=[.D$19];1;0)" office:value-type="string" office:string-value="" calcext:value-type="error">
            <text:p>#VALEUR !</text:p>
          </table:table-cell>
          <table:table-cell table:formula="of:=IF([.$B216]=[.E$19];1;0)" office:value-type="string" office:string-value="" calcext:value-type="error">
            <text:p>#VALEUR !</text:p>
          </table:table-cell>
          <table:table-cell table:formula="of:=IF([.$B216]=[.F$19];1;0)" office:value-type="string" office:string-value="" calcext:value-type="error">
            <text:p>#VALEUR !</text:p>
          </table:table-cell>
          <table:table-cell table:formula="of:=IF([.$B216]=[.G$19];1;0)" office:value-type="string" office:string-value="" calcext:value-type="error">
            <text:p>#VALEUR !</text:p>
          </table:table-cell>
          <table:table-cell table:formula="of:=IF([.$B21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17]&lt;=[.$B$13];[.$A$2];IF([.A217]&lt;=[.$B$14];[.$A$3];IF([.A217]&lt;=[.$B$15];[.$A$4];IF([.A217]&lt;=[.$B$16];[.$A$5];IF([.A217]&lt;=[.$B$17];[.$A$6];IF([.A217]&lt;=[.$B$18];[.$A$7]))))))" office:value-type="string" office:string-value="" calcext:value-type="error">
            <text:p>#VALEUR !</text:p>
          </table:table-cell>
          <table:table-cell table:formula="of:=IF([.$B217]=[.C$19];1;0)" office:value-type="string" office:string-value="" calcext:value-type="error">
            <text:p>#VALEUR !</text:p>
          </table:table-cell>
          <table:table-cell table:formula="of:=IF([.$B217]=[.D$19];1;0)" office:value-type="string" office:string-value="" calcext:value-type="error">
            <text:p>#VALEUR !</text:p>
          </table:table-cell>
          <table:table-cell table:formula="of:=IF([.$B217]=[.E$19];1;0)" office:value-type="string" office:string-value="" calcext:value-type="error">
            <text:p>#VALEUR !</text:p>
          </table:table-cell>
          <table:table-cell table:formula="of:=IF([.$B217]=[.F$19];1;0)" office:value-type="string" office:string-value="" calcext:value-type="error">
            <text:p>#VALEUR !</text:p>
          </table:table-cell>
          <table:table-cell table:formula="of:=IF([.$B217]=[.G$19];1;0)" office:value-type="string" office:string-value="" calcext:value-type="error">
            <text:p>#VALEUR !</text:p>
          </table:table-cell>
          <table:table-cell table:formula="of:=IF([.$B21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18]&lt;=[.$B$13];[.$A$2];IF([.A218]&lt;=[.$B$14];[.$A$3];IF([.A218]&lt;=[.$B$15];[.$A$4];IF([.A218]&lt;=[.$B$16];[.$A$5];IF([.A218]&lt;=[.$B$17];[.$A$6];IF([.A218]&lt;=[.$B$18];[.$A$7]))))))" office:value-type="string" office:string-value="" calcext:value-type="error">
            <text:p>#VALEUR !</text:p>
          </table:table-cell>
          <table:table-cell table:formula="of:=IF([.$B218]=[.C$19];1;0)" office:value-type="string" office:string-value="" calcext:value-type="error">
            <text:p>#VALEUR !</text:p>
          </table:table-cell>
          <table:table-cell table:formula="of:=IF([.$B218]=[.D$19];1;0)" office:value-type="string" office:string-value="" calcext:value-type="error">
            <text:p>#VALEUR !</text:p>
          </table:table-cell>
          <table:table-cell table:formula="of:=IF([.$B218]=[.E$19];1;0)" office:value-type="string" office:string-value="" calcext:value-type="error">
            <text:p>#VALEUR !</text:p>
          </table:table-cell>
          <table:table-cell table:formula="of:=IF([.$B218]=[.F$19];1;0)" office:value-type="string" office:string-value="" calcext:value-type="error">
            <text:p>#VALEUR !</text:p>
          </table:table-cell>
          <table:table-cell table:formula="of:=IF([.$B218]=[.G$19];1;0)" office:value-type="string" office:string-value="" calcext:value-type="error">
            <text:p>#VALEUR !</text:p>
          </table:table-cell>
          <table:table-cell table:formula="of:=IF([.$B21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19]&lt;=[.$B$13];[.$A$2];IF([.A219]&lt;=[.$B$14];[.$A$3];IF([.A219]&lt;=[.$B$15];[.$A$4];IF([.A219]&lt;=[.$B$16];[.$A$5];IF([.A219]&lt;=[.$B$17];[.$A$6];IF([.A219]&lt;=[.$B$18];[.$A$7]))))))" office:value-type="string" office:string-value="" calcext:value-type="error">
            <text:p>#VALEUR !</text:p>
          </table:table-cell>
          <table:table-cell table:formula="of:=IF([.$B219]=[.C$19];1;0)" office:value-type="string" office:string-value="" calcext:value-type="error">
            <text:p>#VALEUR !</text:p>
          </table:table-cell>
          <table:table-cell table:formula="of:=IF([.$B219]=[.D$19];1;0)" office:value-type="string" office:string-value="" calcext:value-type="error">
            <text:p>#VALEUR !</text:p>
          </table:table-cell>
          <table:table-cell table:formula="of:=IF([.$B219]=[.E$19];1;0)" office:value-type="string" office:string-value="" calcext:value-type="error">
            <text:p>#VALEUR !</text:p>
          </table:table-cell>
          <table:table-cell table:formula="of:=IF([.$B219]=[.F$19];1;0)" office:value-type="string" office:string-value="" calcext:value-type="error">
            <text:p>#VALEUR !</text:p>
          </table:table-cell>
          <table:table-cell table:formula="of:=IF([.$B219]=[.G$19];1;0)" office:value-type="string" office:string-value="" calcext:value-type="error">
            <text:p>#VALEUR !</text:p>
          </table:table-cell>
          <table:table-cell table:formula="of:=IF([.$B21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20]&lt;=[.$B$13];[.$A$2];IF([.A220]&lt;=[.$B$14];[.$A$3];IF([.A220]&lt;=[.$B$15];[.$A$4];IF([.A220]&lt;=[.$B$16];[.$A$5];IF([.A220]&lt;=[.$B$17];[.$A$6];IF([.A220]&lt;=[.$B$18];[.$A$7]))))))" office:value-type="string" office:string-value="" calcext:value-type="error">
            <text:p>#VALEUR !</text:p>
          </table:table-cell>
          <table:table-cell table:formula="of:=IF([.$B220]=[.C$19];1;0)" office:value-type="string" office:string-value="" calcext:value-type="error">
            <text:p>#VALEUR !</text:p>
          </table:table-cell>
          <table:table-cell table:formula="of:=IF([.$B220]=[.D$19];1;0)" office:value-type="string" office:string-value="" calcext:value-type="error">
            <text:p>#VALEUR !</text:p>
          </table:table-cell>
          <table:table-cell table:formula="of:=IF([.$B220]=[.E$19];1;0)" office:value-type="string" office:string-value="" calcext:value-type="error">
            <text:p>#VALEUR !</text:p>
          </table:table-cell>
          <table:table-cell table:formula="of:=IF([.$B220]=[.F$19];1;0)" office:value-type="string" office:string-value="" calcext:value-type="error">
            <text:p>#VALEUR !</text:p>
          </table:table-cell>
          <table:table-cell table:formula="of:=IF([.$B220]=[.G$19];1;0)" office:value-type="string" office:string-value="" calcext:value-type="error">
            <text:p>#VALEUR !</text:p>
          </table:table-cell>
          <table:table-cell table:formula="of:=IF([.$B22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21]&lt;=[.$B$13];[.$A$2];IF([.A221]&lt;=[.$B$14];[.$A$3];IF([.A221]&lt;=[.$B$15];[.$A$4];IF([.A221]&lt;=[.$B$16];[.$A$5];IF([.A221]&lt;=[.$B$17];[.$A$6];IF([.A221]&lt;=[.$B$18];[.$A$7]))))))" office:value-type="string" office:string-value="" calcext:value-type="error">
            <text:p>#VALEUR !</text:p>
          </table:table-cell>
          <table:table-cell table:formula="of:=IF([.$B221]=[.C$19];1;0)" office:value-type="string" office:string-value="" calcext:value-type="error">
            <text:p>#VALEUR !</text:p>
          </table:table-cell>
          <table:table-cell table:formula="of:=IF([.$B221]=[.D$19];1;0)" office:value-type="string" office:string-value="" calcext:value-type="error">
            <text:p>#VALEUR !</text:p>
          </table:table-cell>
          <table:table-cell table:formula="of:=IF([.$B221]=[.E$19];1;0)" office:value-type="string" office:string-value="" calcext:value-type="error">
            <text:p>#VALEUR !</text:p>
          </table:table-cell>
          <table:table-cell table:formula="of:=IF([.$B221]=[.F$19];1;0)" office:value-type="string" office:string-value="" calcext:value-type="error">
            <text:p>#VALEUR !</text:p>
          </table:table-cell>
          <table:table-cell table:formula="of:=IF([.$B221]=[.G$19];1;0)" office:value-type="string" office:string-value="" calcext:value-type="error">
            <text:p>#VALEUR !</text:p>
          </table:table-cell>
          <table:table-cell table:formula="of:=IF([.$B22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22]&lt;=[.$B$13];[.$A$2];IF([.A222]&lt;=[.$B$14];[.$A$3];IF([.A222]&lt;=[.$B$15];[.$A$4];IF([.A222]&lt;=[.$B$16];[.$A$5];IF([.A222]&lt;=[.$B$17];[.$A$6];IF([.A222]&lt;=[.$B$18];[.$A$7]))))))" office:value-type="string" office:string-value="" calcext:value-type="error">
            <text:p>#VALEUR !</text:p>
          </table:table-cell>
          <table:table-cell table:formula="of:=IF([.$B222]=[.C$19];1;0)" office:value-type="string" office:string-value="" calcext:value-type="error">
            <text:p>#VALEUR !</text:p>
          </table:table-cell>
          <table:table-cell table:formula="of:=IF([.$B222]=[.D$19];1;0)" office:value-type="string" office:string-value="" calcext:value-type="error">
            <text:p>#VALEUR !</text:p>
          </table:table-cell>
          <table:table-cell table:formula="of:=IF([.$B222]=[.E$19];1;0)" office:value-type="string" office:string-value="" calcext:value-type="error">
            <text:p>#VALEUR !</text:p>
          </table:table-cell>
          <table:table-cell table:formula="of:=IF([.$B222]=[.F$19];1;0)" office:value-type="string" office:string-value="" calcext:value-type="error">
            <text:p>#VALEUR !</text:p>
          </table:table-cell>
          <table:table-cell table:formula="of:=IF([.$B222]=[.G$19];1;0)" office:value-type="string" office:string-value="" calcext:value-type="error">
            <text:p>#VALEUR !</text:p>
          </table:table-cell>
          <table:table-cell table:formula="of:=IF([.$B22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23]&lt;=[.$B$13];[.$A$2];IF([.A223]&lt;=[.$B$14];[.$A$3];IF([.A223]&lt;=[.$B$15];[.$A$4];IF([.A223]&lt;=[.$B$16];[.$A$5];IF([.A223]&lt;=[.$B$17];[.$A$6];IF([.A223]&lt;=[.$B$18];[.$A$7]))))))" office:value-type="string" office:string-value="" calcext:value-type="error">
            <text:p>#VALEUR !</text:p>
          </table:table-cell>
          <table:table-cell table:formula="of:=IF([.$B223]=[.C$19];1;0)" office:value-type="string" office:string-value="" calcext:value-type="error">
            <text:p>#VALEUR !</text:p>
          </table:table-cell>
          <table:table-cell table:formula="of:=IF([.$B223]=[.D$19];1;0)" office:value-type="string" office:string-value="" calcext:value-type="error">
            <text:p>#VALEUR !</text:p>
          </table:table-cell>
          <table:table-cell table:formula="of:=IF([.$B223]=[.E$19];1;0)" office:value-type="string" office:string-value="" calcext:value-type="error">
            <text:p>#VALEUR !</text:p>
          </table:table-cell>
          <table:table-cell table:formula="of:=IF([.$B223]=[.F$19];1;0)" office:value-type="string" office:string-value="" calcext:value-type="error">
            <text:p>#VALEUR !</text:p>
          </table:table-cell>
          <table:table-cell table:formula="of:=IF([.$B223]=[.G$19];1;0)" office:value-type="string" office:string-value="" calcext:value-type="error">
            <text:p>#VALEUR !</text:p>
          </table:table-cell>
          <table:table-cell table:formula="of:=IF([.$B22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24]&lt;=[.$B$13];[.$A$2];IF([.A224]&lt;=[.$B$14];[.$A$3];IF([.A224]&lt;=[.$B$15];[.$A$4];IF([.A224]&lt;=[.$B$16];[.$A$5];IF([.A224]&lt;=[.$B$17];[.$A$6];IF([.A224]&lt;=[.$B$18];[.$A$7]))))))" office:value-type="string" office:string-value="" calcext:value-type="error">
            <text:p>#VALEUR !</text:p>
          </table:table-cell>
          <table:table-cell table:formula="of:=IF([.$B224]=[.C$19];1;0)" office:value-type="string" office:string-value="" calcext:value-type="error">
            <text:p>#VALEUR !</text:p>
          </table:table-cell>
          <table:table-cell table:formula="of:=IF([.$B224]=[.D$19];1;0)" office:value-type="string" office:string-value="" calcext:value-type="error">
            <text:p>#VALEUR !</text:p>
          </table:table-cell>
          <table:table-cell table:formula="of:=IF([.$B224]=[.E$19];1;0)" office:value-type="string" office:string-value="" calcext:value-type="error">
            <text:p>#VALEUR !</text:p>
          </table:table-cell>
          <table:table-cell table:formula="of:=IF([.$B224]=[.F$19];1;0)" office:value-type="string" office:string-value="" calcext:value-type="error">
            <text:p>#VALEUR !</text:p>
          </table:table-cell>
          <table:table-cell table:formula="of:=IF([.$B224]=[.G$19];1;0)" office:value-type="string" office:string-value="" calcext:value-type="error">
            <text:p>#VALEUR !</text:p>
          </table:table-cell>
          <table:table-cell table:formula="of:=IF([.$B22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25]&lt;=[.$B$13];[.$A$2];IF([.A225]&lt;=[.$B$14];[.$A$3];IF([.A225]&lt;=[.$B$15];[.$A$4];IF([.A225]&lt;=[.$B$16];[.$A$5];IF([.A225]&lt;=[.$B$17];[.$A$6];IF([.A225]&lt;=[.$B$18];[.$A$7]))))))" office:value-type="string" office:string-value="" calcext:value-type="error">
            <text:p>#VALEUR !</text:p>
          </table:table-cell>
          <table:table-cell table:formula="of:=IF([.$B225]=[.C$19];1;0)" office:value-type="string" office:string-value="" calcext:value-type="error">
            <text:p>#VALEUR !</text:p>
          </table:table-cell>
          <table:table-cell table:formula="of:=IF([.$B225]=[.D$19];1;0)" office:value-type="string" office:string-value="" calcext:value-type="error">
            <text:p>#VALEUR !</text:p>
          </table:table-cell>
          <table:table-cell table:formula="of:=IF([.$B225]=[.E$19];1;0)" office:value-type="string" office:string-value="" calcext:value-type="error">
            <text:p>#VALEUR !</text:p>
          </table:table-cell>
          <table:table-cell table:formula="of:=IF([.$B225]=[.F$19];1;0)" office:value-type="string" office:string-value="" calcext:value-type="error">
            <text:p>#VALEUR !</text:p>
          </table:table-cell>
          <table:table-cell table:formula="of:=IF([.$B225]=[.G$19];1;0)" office:value-type="string" office:string-value="" calcext:value-type="error">
            <text:p>#VALEUR !</text:p>
          </table:table-cell>
          <table:table-cell table:formula="of:=IF([.$B22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26]&lt;=[.$B$13];[.$A$2];IF([.A226]&lt;=[.$B$14];[.$A$3];IF([.A226]&lt;=[.$B$15];[.$A$4];IF([.A226]&lt;=[.$B$16];[.$A$5];IF([.A226]&lt;=[.$B$17];[.$A$6];IF([.A226]&lt;=[.$B$18];[.$A$7]))))))" office:value-type="string" office:string-value="" calcext:value-type="error">
            <text:p>#VALEUR !</text:p>
          </table:table-cell>
          <table:table-cell table:formula="of:=IF([.$B226]=[.C$19];1;0)" office:value-type="string" office:string-value="" calcext:value-type="error">
            <text:p>#VALEUR !</text:p>
          </table:table-cell>
          <table:table-cell table:formula="of:=IF([.$B226]=[.D$19];1;0)" office:value-type="string" office:string-value="" calcext:value-type="error">
            <text:p>#VALEUR !</text:p>
          </table:table-cell>
          <table:table-cell table:formula="of:=IF([.$B226]=[.E$19];1;0)" office:value-type="string" office:string-value="" calcext:value-type="error">
            <text:p>#VALEUR !</text:p>
          </table:table-cell>
          <table:table-cell table:formula="of:=IF([.$B226]=[.F$19];1;0)" office:value-type="string" office:string-value="" calcext:value-type="error">
            <text:p>#VALEUR !</text:p>
          </table:table-cell>
          <table:table-cell table:formula="of:=IF([.$B226]=[.G$19];1;0)" office:value-type="string" office:string-value="" calcext:value-type="error">
            <text:p>#VALEUR !</text:p>
          </table:table-cell>
          <table:table-cell table:formula="of:=IF([.$B22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27]&lt;=[.$B$13];[.$A$2];IF([.A227]&lt;=[.$B$14];[.$A$3];IF([.A227]&lt;=[.$B$15];[.$A$4];IF([.A227]&lt;=[.$B$16];[.$A$5];IF([.A227]&lt;=[.$B$17];[.$A$6];IF([.A227]&lt;=[.$B$18];[.$A$7]))))))" office:value-type="string" office:string-value="" calcext:value-type="error">
            <text:p>#VALEUR !</text:p>
          </table:table-cell>
          <table:table-cell table:formula="of:=IF([.$B227]=[.C$19];1;0)" office:value-type="string" office:string-value="" calcext:value-type="error">
            <text:p>#VALEUR !</text:p>
          </table:table-cell>
          <table:table-cell table:formula="of:=IF([.$B227]=[.D$19];1;0)" office:value-type="string" office:string-value="" calcext:value-type="error">
            <text:p>#VALEUR !</text:p>
          </table:table-cell>
          <table:table-cell table:formula="of:=IF([.$B227]=[.E$19];1;0)" office:value-type="string" office:string-value="" calcext:value-type="error">
            <text:p>#VALEUR !</text:p>
          </table:table-cell>
          <table:table-cell table:formula="of:=IF([.$B227]=[.F$19];1;0)" office:value-type="string" office:string-value="" calcext:value-type="error">
            <text:p>#VALEUR !</text:p>
          </table:table-cell>
          <table:table-cell table:formula="of:=IF([.$B227]=[.G$19];1;0)" office:value-type="string" office:string-value="" calcext:value-type="error">
            <text:p>#VALEUR !</text:p>
          </table:table-cell>
          <table:table-cell table:formula="of:=IF([.$B22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28]&lt;=[.$B$13];[.$A$2];IF([.A228]&lt;=[.$B$14];[.$A$3];IF([.A228]&lt;=[.$B$15];[.$A$4];IF([.A228]&lt;=[.$B$16];[.$A$5];IF([.A228]&lt;=[.$B$17];[.$A$6];IF([.A228]&lt;=[.$B$18];[.$A$7]))))))" office:value-type="string" office:string-value="" calcext:value-type="error">
            <text:p>#VALEUR !</text:p>
          </table:table-cell>
          <table:table-cell table:formula="of:=IF([.$B228]=[.C$19];1;0)" office:value-type="string" office:string-value="" calcext:value-type="error">
            <text:p>#VALEUR !</text:p>
          </table:table-cell>
          <table:table-cell table:formula="of:=IF([.$B228]=[.D$19];1;0)" office:value-type="string" office:string-value="" calcext:value-type="error">
            <text:p>#VALEUR !</text:p>
          </table:table-cell>
          <table:table-cell table:formula="of:=IF([.$B228]=[.E$19];1;0)" office:value-type="string" office:string-value="" calcext:value-type="error">
            <text:p>#VALEUR !</text:p>
          </table:table-cell>
          <table:table-cell table:formula="of:=IF([.$B228]=[.F$19];1;0)" office:value-type="string" office:string-value="" calcext:value-type="error">
            <text:p>#VALEUR !</text:p>
          </table:table-cell>
          <table:table-cell table:formula="of:=IF([.$B228]=[.G$19];1;0)" office:value-type="string" office:string-value="" calcext:value-type="error">
            <text:p>#VALEUR !</text:p>
          </table:table-cell>
          <table:table-cell table:formula="of:=IF([.$B22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29]&lt;=[.$B$13];[.$A$2];IF([.A229]&lt;=[.$B$14];[.$A$3];IF([.A229]&lt;=[.$B$15];[.$A$4];IF([.A229]&lt;=[.$B$16];[.$A$5];IF([.A229]&lt;=[.$B$17];[.$A$6];IF([.A229]&lt;=[.$B$18];[.$A$7]))))))" office:value-type="string" office:string-value="" calcext:value-type="error">
            <text:p>#VALEUR !</text:p>
          </table:table-cell>
          <table:table-cell table:formula="of:=IF([.$B229]=[.C$19];1;0)" office:value-type="string" office:string-value="" calcext:value-type="error">
            <text:p>#VALEUR !</text:p>
          </table:table-cell>
          <table:table-cell table:formula="of:=IF([.$B229]=[.D$19];1;0)" office:value-type="string" office:string-value="" calcext:value-type="error">
            <text:p>#VALEUR !</text:p>
          </table:table-cell>
          <table:table-cell table:formula="of:=IF([.$B229]=[.E$19];1;0)" office:value-type="string" office:string-value="" calcext:value-type="error">
            <text:p>#VALEUR !</text:p>
          </table:table-cell>
          <table:table-cell table:formula="of:=IF([.$B229]=[.F$19];1;0)" office:value-type="string" office:string-value="" calcext:value-type="error">
            <text:p>#VALEUR !</text:p>
          </table:table-cell>
          <table:table-cell table:formula="of:=IF([.$B229]=[.G$19];1;0)" office:value-type="string" office:string-value="" calcext:value-type="error">
            <text:p>#VALEUR !</text:p>
          </table:table-cell>
          <table:table-cell table:formula="of:=IF([.$B22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30]&lt;=[.$B$13];[.$A$2];IF([.A230]&lt;=[.$B$14];[.$A$3];IF([.A230]&lt;=[.$B$15];[.$A$4];IF([.A230]&lt;=[.$B$16];[.$A$5];IF([.A230]&lt;=[.$B$17];[.$A$6];IF([.A230]&lt;=[.$B$18];[.$A$7]))))))" office:value-type="string" office:string-value="" calcext:value-type="error">
            <text:p>#VALEUR !</text:p>
          </table:table-cell>
          <table:table-cell table:formula="of:=IF([.$B230]=[.C$19];1;0)" office:value-type="string" office:string-value="" calcext:value-type="error">
            <text:p>#VALEUR !</text:p>
          </table:table-cell>
          <table:table-cell table:formula="of:=IF([.$B230]=[.D$19];1;0)" office:value-type="string" office:string-value="" calcext:value-type="error">
            <text:p>#VALEUR !</text:p>
          </table:table-cell>
          <table:table-cell table:formula="of:=IF([.$B230]=[.E$19];1;0)" office:value-type="string" office:string-value="" calcext:value-type="error">
            <text:p>#VALEUR !</text:p>
          </table:table-cell>
          <table:table-cell table:formula="of:=IF([.$B230]=[.F$19];1;0)" office:value-type="string" office:string-value="" calcext:value-type="error">
            <text:p>#VALEUR !</text:p>
          </table:table-cell>
          <table:table-cell table:formula="of:=IF([.$B230]=[.G$19];1;0)" office:value-type="string" office:string-value="" calcext:value-type="error">
            <text:p>#VALEUR !</text:p>
          </table:table-cell>
          <table:table-cell table:formula="of:=IF([.$B23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31]&lt;=[.$B$13];[.$A$2];IF([.A231]&lt;=[.$B$14];[.$A$3];IF([.A231]&lt;=[.$B$15];[.$A$4];IF([.A231]&lt;=[.$B$16];[.$A$5];IF([.A231]&lt;=[.$B$17];[.$A$6];IF([.A231]&lt;=[.$B$18];[.$A$7]))))))" office:value-type="string" office:string-value="" calcext:value-type="error">
            <text:p>#VALEUR !</text:p>
          </table:table-cell>
          <table:table-cell table:formula="of:=IF([.$B231]=[.C$19];1;0)" office:value-type="string" office:string-value="" calcext:value-type="error">
            <text:p>#VALEUR !</text:p>
          </table:table-cell>
          <table:table-cell table:formula="of:=IF([.$B231]=[.D$19];1;0)" office:value-type="string" office:string-value="" calcext:value-type="error">
            <text:p>#VALEUR !</text:p>
          </table:table-cell>
          <table:table-cell table:formula="of:=IF([.$B231]=[.E$19];1;0)" office:value-type="string" office:string-value="" calcext:value-type="error">
            <text:p>#VALEUR !</text:p>
          </table:table-cell>
          <table:table-cell table:formula="of:=IF([.$B231]=[.F$19];1;0)" office:value-type="string" office:string-value="" calcext:value-type="error">
            <text:p>#VALEUR !</text:p>
          </table:table-cell>
          <table:table-cell table:formula="of:=IF([.$B231]=[.G$19];1;0)" office:value-type="string" office:string-value="" calcext:value-type="error">
            <text:p>#VALEUR !</text:p>
          </table:table-cell>
          <table:table-cell table:formula="of:=IF([.$B23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32]&lt;=[.$B$13];[.$A$2];IF([.A232]&lt;=[.$B$14];[.$A$3];IF([.A232]&lt;=[.$B$15];[.$A$4];IF([.A232]&lt;=[.$B$16];[.$A$5];IF([.A232]&lt;=[.$B$17];[.$A$6];IF([.A232]&lt;=[.$B$18];[.$A$7]))))))" office:value-type="string" office:string-value="" calcext:value-type="error">
            <text:p>#VALEUR !</text:p>
          </table:table-cell>
          <table:table-cell table:formula="of:=IF([.$B232]=[.C$19];1;0)" office:value-type="string" office:string-value="" calcext:value-type="error">
            <text:p>#VALEUR !</text:p>
          </table:table-cell>
          <table:table-cell table:formula="of:=IF([.$B232]=[.D$19];1;0)" office:value-type="string" office:string-value="" calcext:value-type="error">
            <text:p>#VALEUR !</text:p>
          </table:table-cell>
          <table:table-cell table:formula="of:=IF([.$B232]=[.E$19];1;0)" office:value-type="string" office:string-value="" calcext:value-type="error">
            <text:p>#VALEUR !</text:p>
          </table:table-cell>
          <table:table-cell table:formula="of:=IF([.$B232]=[.F$19];1;0)" office:value-type="string" office:string-value="" calcext:value-type="error">
            <text:p>#VALEUR !</text:p>
          </table:table-cell>
          <table:table-cell table:formula="of:=IF([.$B232]=[.G$19];1;0)" office:value-type="string" office:string-value="" calcext:value-type="error">
            <text:p>#VALEUR !</text:p>
          </table:table-cell>
          <table:table-cell table:formula="of:=IF([.$B23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33]&lt;=[.$B$13];[.$A$2];IF([.A233]&lt;=[.$B$14];[.$A$3];IF([.A233]&lt;=[.$B$15];[.$A$4];IF([.A233]&lt;=[.$B$16];[.$A$5];IF([.A233]&lt;=[.$B$17];[.$A$6];IF([.A233]&lt;=[.$B$18];[.$A$7]))))))" office:value-type="string" office:string-value="" calcext:value-type="error">
            <text:p>#VALEUR !</text:p>
          </table:table-cell>
          <table:table-cell table:formula="of:=IF([.$B233]=[.C$19];1;0)" office:value-type="string" office:string-value="" calcext:value-type="error">
            <text:p>#VALEUR !</text:p>
          </table:table-cell>
          <table:table-cell table:formula="of:=IF([.$B233]=[.D$19];1;0)" office:value-type="string" office:string-value="" calcext:value-type="error">
            <text:p>#VALEUR !</text:p>
          </table:table-cell>
          <table:table-cell table:formula="of:=IF([.$B233]=[.E$19];1;0)" office:value-type="string" office:string-value="" calcext:value-type="error">
            <text:p>#VALEUR !</text:p>
          </table:table-cell>
          <table:table-cell table:formula="of:=IF([.$B233]=[.F$19];1;0)" office:value-type="string" office:string-value="" calcext:value-type="error">
            <text:p>#VALEUR !</text:p>
          </table:table-cell>
          <table:table-cell table:formula="of:=IF([.$B233]=[.G$19];1;0)" office:value-type="string" office:string-value="" calcext:value-type="error">
            <text:p>#VALEUR !</text:p>
          </table:table-cell>
          <table:table-cell table:formula="of:=IF([.$B23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34]&lt;=[.$B$13];[.$A$2];IF([.A234]&lt;=[.$B$14];[.$A$3];IF([.A234]&lt;=[.$B$15];[.$A$4];IF([.A234]&lt;=[.$B$16];[.$A$5];IF([.A234]&lt;=[.$B$17];[.$A$6];IF([.A234]&lt;=[.$B$18];[.$A$7]))))))" office:value-type="string" office:string-value="" calcext:value-type="error">
            <text:p>#VALEUR !</text:p>
          </table:table-cell>
          <table:table-cell table:formula="of:=IF([.$B234]=[.C$19];1;0)" office:value-type="string" office:string-value="" calcext:value-type="error">
            <text:p>#VALEUR !</text:p>
          </table:table-cell>
          <table:table-cell table:formula="of:=IF([.$B234]=[.D$19];1;0)" office:value-type="string" office:string-value="" calcext:value-type="error">
            <text:p>#VALEUR !</text:p>
          </table:table-cell>
          <table:table-cell table:formula="of:=IF([.$B234]=[.E$19];1;0)" office:value-type="string" office:string-value="" calcext:value-type="error">
            <text:p>#VALEUR !</text:p>
          </table:table-cell>
          <table:table-cell table:formula="of:=IF([.$B234]=[.F$19];1;0)" office:value-type="string" office:string-value="" calcext:value-type="error">
            <text:p>#VALEUR !</text:p>
          </table:table-cell>
          <table:table-cell table:formula="of:=IF([.$B234]=[.G$19];1;0)" office:value-type="string" office:string-value="" calcext:value-type="error">
            <text:p>#VALEUR !</text:p>
          </table:table-cell>
          <table:table-cell table:formula="of:=IF([.$B23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35]&lt;=[.$B$13];[.$A$2];IF([.A235]&lt;=[.$B$14];[.$A$3];IF([.A235]&lt;=[.$B$15];[.$A$4];IF([.A235]&lt;=[.$B$16];[.$A$5];IF([.A235]&lt;=[.$B$17];[.$A$6];IF([.A235]&lt;=[.$B$18];[.$A$7]))))))" office:value-type="string" office:string-value="" calcext:value-type="error">
            <text:p>#VALEUR !</text:p>
          </table:table-cell>
          <table:table-cell table:formula="of:=IF([.$B235]=[.C$19];1;0)" office:value-type="string" office:string-value="" calcext:value-type="error">
            <text:p>#VALEUR !</text:p>
          </table:table-cell>
          <table:table-cell table:formula="of:=IF([.$B235]=[.D$19];1;0)" office:value-type="string" office:string-value="" calcext:value-type="error">
            <text:p>#VALEUR !</text:p>
          </table:table-cell>
          <table:table-cell table:formula="of:=IF([.$B235]=[.E$19];1;0)" office:value-type="string" office:string-value="" calcext:value-type="error">
            <text:p>#VALEUR !</text:p>
          </table:table-cell>
          <table:table-cell table:formula="of:=IF([.$B235]=[.F$19];1;0)" office:value-type="string" office:string-value="" calcext:value-type="error">
            <text:p>#VALEUR !</text:p>
          </table:table-cell>
          <table:table-cell table:formula="of:=IF([.$B235]=[.G$19];1;0)" office:value-type="string" office:string-value="" calcext:value-type="error">
            <text:p>#VALEUR !</text:p>
          </table:table-cell>
          <table:table-cell table:formula="of:=IF([.$B23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36]&lt;=[.$B$13];[.$A$2];IF([.A236]&lt;=[.$B$14];[.$A$3];IF([.A236]&lt;=[.$B$15];[.$A$4];IF([.A236]&lt;=[.$B$16];[.$A$5];IF([.A236]&lt;=[.$B$17];[.$A$6];IF([.A236]&lt;=[.$B$18];[.$A$7]))))))" office:value-type="string" office:string-value="" calcext:value-type="error">
            <text:p>#VALEUR !</text:p>
          </table:table-cell>
          <table:table-cell table:formula="of:=IF([.$B236]=[.C$19];1;0)" office:value-type="string" office:string-value="" calcext:value-type="error">
            <text:p>#VALEUR !</text:p>
          </table:table-cell>
          <table:table-cell table:formula="of:=IF([.$B236]=[.D$19];1;0)" office:value-type="string" office:string-value="" calcext:value-type="error">
            <text:p>#VALEUR !</text:p>
          </table:table-cell>
          <table:table-cell table:formula="of:=IF([.$B236]=[.E$19];1;0)" office:value-type="string" office:string-value="" calcext:value-type="error">
            <text:p>#VALEUR !</text:p>
          </table:table-cell>
          <table:table-cell table:formula="of:=IF([.$B236]=[.F$19];1;0)" office:value-type="string" office:string-value="" calcext:value-type="error">
            <text:p>#VALEUR !</text:p>
          </table:table-cell>
          <table:table-cell table:formula="of:=IF([.$B236]=[.G$19];1;0)" office:value-type="string" office:string-value="" calcext:value-type="error">
            <text:p>#VALEUR !</text:p>
          </table:table-cell>
          <table:table-cell table:formula="of:=IF([.$B23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37]&lt;=[.$B$13];[.$A$2];IF([.A237]&lt;=[.$B$14];[.$A$3];IF([.A237]&lt;=[.$B$15];[.$A$4];IF([.A237]&lt;=[.$B$16];[.$A$5];IF([.A237]&lt;=[.$B$17];[.$A$6];IF([.A237]&lt;=[.$B$18];[.$A$7]))))))" office:value-type="string" office:string-value="" calcext:value-type="error">
            <text:p>#VALEUR !</text:p>
          </table:table-cell>
          <table:table-cell table:formula="of:=IF([.$B237]=[.C$19];1;0)" office:value-type="string" office:string-value="" calcext:value-type="error">
            <text:p>#VALEUR !</text:p>
          </table:table-cell>
          <table:table-cell table:formula="of:=IF([.$B237]=[.D$19];1;0)" office:value-type="string" office:string-value="" calcext:value-type="error">
            <text:p>#VALEUR !</text:p>
          </table:table-cell>
          <table:table-cell table:formula="of:=IF([.$B237]=[.E$19];1;0)" office:value-type="string" office:string-value="" calcext:value-type="error">
            <text:p>#VALEUR !</text:p>
          </table:table-cell>
          <table:table-cell table:formula="of:=IF([.$B237]=[.F$19];1;0)" office:value-type="string" office:string-value="" calcext:value-type="error">
            <text:p>#VALEUR !</text:p>
          </table:table-cell>
          <table:table-cell table:formula="of:=IF([.$B237]=[.G$19];1;0)" office:value-type="string" office:string-value="" calcext:value-type="error">
            <text:p>#VALEUR !</text:p>
          </table:table-cell>
          <table:table-cell table:formula="of:=IF([.$B23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38]&lt;=[.$B$13];[.$A$2];IF([.A238]&lt;=[.$B$14];[.$A$3];IF([.A238]&lt;=[.$B$15];[.$A$4];IF([.A238]&lt;=[.$B$16];[.$A$5];IF([.A238]&lt;=[.$B$17];[.$A$6];IF([.A238]&lt;=[.$B$18];[.$A$7]))))))" office:value-type="string" office:string-value="" calcext:value-type="error">
            <text:p>#VALEUR !</text:p>
          </table:table-cell>
          <table:table-cell table:formula="of:=IF([.$B238]=[.C$19];1;0)" office:value-type="string" office:string-value="" calcext:value-type="error">
            <text:p>#VALEUR !</text:p>
          </table:table-cell>
          <table:table-cell table:formula="of:=IF([.$B238]=[.D$19];1;0)" office:value-type="string" office:string-value="" calcext:value-type="error">
            <text:p>#VALEUR !</text:p>
          </table:table-cell>
          <table:table-cell table:formula="of:=IF([.$B238]=[.E$19];1;0)" office:value-type="string" office:string-value="" calcext:value-type="error">
            <text:p>#VALEUR !</text:p>
          </table:table-cell>
          <table:table-cell table:formula="of:=IF([.$B238]=[.F$19];1;0)" office:value-type="string" office:string-value="" calcext:value-type="error">
            <text:p>#VALEUR !</text:p>
          </table:table-cell>
          <table:table-cell table:formula="of:=IF([.$B238]=[.G$19];1;0)" office:value-type="string" office:string-value="" calcext:value-type="error">
            <text:p>#VALEUR !</text:p>
          </table:table-cell>
          <table:table-cell table:formula="of:=IF([.$B23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39]&lt;=[.$B$13];[.$A$2];IF([.A239]&lt;=[.$B$14];[.$A$3];IF([.A239]&lt;=[.$B$15];[.$A$4];IF([.A239]&lt;=[.$B$16];[.$A$5];IF([.A239]&lt;=[.$B$17];[.$A$6];IF([.A239]&lt;=[.$B$18];[.$A$7]))))))" office:value-type="string" office:string-value="" calcext:value-type="error">
            <text:p>#VALEUR !</text:p>
          </table:table-cell>
          <table:table-cell table:formula="of:=IF([.$B239]=[.C$19];1;0)" office:value-type="string" office:string-value="" calcext:value-type="error">
            <text:p>#VALEUR !</text:p>
          </table:table-cell>
          <table:table-cell table:formula="of:=IF([.$B239]=[.D$19];1;0)" office:value-type="string" office:string-value="" calcext:value-type="error">
            <text:p>#VALEUR !</text:p>
          </table:table-cell>
          <table:table-cell table:formula="of:=IF([.$B239]=[.E$19];1;0)" office:value-type="string" office:string-value="" calcext:value-type="error">
            <text:p>#VALEUR !</text:p>
          </table:table-cell>
          <table:table-cell table:formula="of:=IF([.$B239]=[.F$19];1;0)" office:value-type="string" office:string-value="" calcext:value-type="error">
            <text:p>#VALEUR !</text:p>
          </table:table-cell>
          <table:table-cell table:formula="of:=IF([.$B239]=[.G$19];1;0)" office:value-type="string" office:string-value="" calcext:value-type="error">
            <text:p>#VALEUR !</text:p>
          </table:table-cell>
          <table:table-cell table:formula="of:=IF([.$B23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40]&lt;=[.$B$13];[.$A$2];IF([.A240]&lt;=[.$B$14];[.$A$3];IF([.A240]&lt;=[.$B$15];[.$A$4];IF([.A240]&lt;=[.$B$16];[.$A$5];IF([.A240]&lt;=[.$B$17];[.$A$6];IF([.A240]&lt;=[.$B$18];[.$A$7]))))))" office:value-type="string" office:string-value="" calcext:value-type="error">
            <text:p>#VALEUR !</text:p>
          </table:table-cell>
          <table:table-cell table:formula="of:=IF([.$B240]=[.C$19];1;0)" office:value-type="string" office:string-value="" calcext:value-type="error">
            <text:p>#VALEUR !</text:p>
          </table:table-cell>
          <table:table-cell table:formula="of:=IF([.$B240]=[.D$19];1;0)" office:value-type="string" office:string-value="" calcext:value-type="error">
            <text:p>#VALEUR !</text:p>
          </table:table-cell>
          <table:table-cell table:formula="of:=IF([.$B240]=[.E$19];1;0)" office:value-type="string" office:string-value="" calcext:value-type="error">
            <text:p>#VALEUR !</text:p>
          </table:table-cell>
          <table:table-cell table:formula="of:=IF([.$B240]=[.F$19];1;0)" office:value-type="string" office:string-value="" calcext:value-type="error">
            <text:p>#VALEUR !</text:p>
          </table:table-cell>
          <table:table-cell table:formula="of:=IF([.$B240]=[.G$19];1;0)" office:value-type="string" office:string-value="" calcext:value-type="error">
            <text:p>#VALEUR !</text:p>
          </table:table-cell>
          <table:table-cell table:formula="of:=IF([.$B24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41]&lt;=[.$B$13];[.$A$2];IF([.A241]&lt;=[.$B$14];[.$A$3];IF([.A241]&lt;=[.$B$15];[.$A$4];IF([.A241]&lt;=[.$B$16];[.$A$5];IF([.A241]&lt;=[.$B$17];[.$A$6];IF([.A241]&lt;=[.$B$18];[.$A$7]))))))" office:value-type="string" office:string-value="" calcext:value-type="error">
            <text:p>#VALEUR !</text:p>
          </table:table-cell>
          <table:table-cell table:formula="of:=IF([.$B241]=[.C$19];1;0)" office:value-type="string" office:string-value="" calcext:value-type="error">
            <text:p>#VALEUR !</text:p>
          </table:table-cell>
          <table:table-cell table:formula="of:=IF([.$B241]=[.D$19];1;0)" office:value-type="string" office:string-value="" calcext:value-type="error">
            <text:p>#VALEUR !</text:p>
          </table:table-cell>
          <table:table-cell table:formula="of:=IF([.$B241]=[.E$19];1;0)" office:value-type="string" office:string-value="" calcext:value-type="error">
            <text:p>#VALEUR !</text:p>
          </table:table-cell>
          <table:table-cell table:formula="of:=IF([.$B241]=[.F$19];1;0)" office:value-type="string" office:string-value="" calcext:value-type="error">
            <text:p>#VALEUR !</text:p>
          </table:table-cell>
          <table:table-cell table:formula="of:=IF([.$B241]=[.G$19];1;0)" office:value-type="string" office:string-value="" calcext:value-type="error">
            <text:p>#VALEUR !</text:p>
          </table:table-cell>
          <table:table-cell table:formula="of:=IF([.$B24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42]&lt;=[.$B$13];[.$A$2];IF([.A242]&lt;=[.$B$14];[.$A$3];IF([.A242]&lt;=[.$B$15];[.$A$4];IF([.A242]&lt;=[.$B$16];[.$A$5];IF([.A242]&lt;=[.$B$17];[.$A$6];IF([.A242]&lt;=[.$B$18];[.$A$7]))))))" office:value-type="string" office:string-value="" calcext:value-type="error">
            <text:p>#VALEUR !</text:p>
          </table:table-cell>
          <table:table-cell table:formula="of:=IF([.$B242]=[.C$19];1;0)" office:value-type="string" office:string-value="" calcext:value-type="error">
            <text:p>#VALEUR !</text:p>
          </table:table-cell>
          <table:table-cell table:formula="of:=IF([.$B242]=[.D$19];1;0)" office:value-type="string" office:string-value="" calcext:value-type="error">
            <text:p>#VALEUR !</text:p>
          </table:table-cell>
          <table:table-cell table:formula="of:=IF([.$B242]=[.E$19];1;0)" office:value-type="string" office:string-value="" calcext:value-type="error">
            <text:p>#VALEUR !</text:p>
          </table:table-cell>
          <table:table-cell table:formula="of:=IF([.$B242]=[.F$19];1;0)" office:value-type="string" office:string-value="" calcext:value-type="error">
            <text:p>#VALEUR !</text:p>
          </table:table-cell>
          <table:table-cell table:formula="of:=IF([.$B242]=[.G$19];1;0)" office:value-type="string" office:string-value="" calcext:value-type="error">
            <text:p>#VALEUR !</text:p>
          </table:table-cell>
          <table:table-cell table:formula="of:=IF([.$B24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43]&lt;=[.$B$13];[.$A$2];IF([.A243]&lt;=[.$B$14];[.$A$3];IF([.A243]&lt;=[.$B$15];[.$A$4];IF([.A243]&lt;=[.$B$16];[.$A$5];IF([.A243]&lt;=[.$B$17];[.$A$6];IF([.A243]&lt;=[.$B$18];[.$A$7]))))))" office:value-type="string" office:string-value="" calcext:value-type="error">
            <text:p>#VALEUR !</text:p>
          </table:table-cell>
          <table:table-cell table:formula="of:=IF([.$B243]=[.C$19];1;0)" office:value-type="string" office:string-value="" calcext:value-type="error">
            <text:p>#VALEUR !</text:p>
          </table:table-cell>
          <table:table-cell table:formula="of:=IF([.$B243]=[.D$19];1;0)" office:value-type="string" office:string-value="" calcext:value-type="error">
            <text:p>#VALEUR !</text:p>
          </table:table-cell>
          <table:table-cell table:formula="of:=IF([.$B243]=[.E$19];1;0)" office:value-type="string" office:string-value="" calcext:value-type="error">
            <text:p>#VALEUR !</text:p>
          </table:table-cell>
          <table:table-cell table:formula="of:=IF([.$B243]=[.F$19];1;0)" office:value-type="string" office:string-value="" calcext:value-type="error">
            <text:p>#VALEUR !</text:p>
          </table:table-cell>
          <table:table-cell table:formula="of:=IF([.$B243]=[.G$19];1;0)" office:value-type="string" office:string-value="" calcext:value-type="error">
            <text:p>#VALEUR !</text:p>
          </table:table-cell>
          <table:table-cell table:formula="of:=IF([.$B24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44]&lt;=[.$B$13];[.$A$2];IF([.A244]&lt;=[.$B$14];[.$A$3];IF([.A244]&lt;=[.$B$15];[.$A$4];IF([.A244]&lt;=[.$B$16];[.$A$5];IF([.A244]&lt;=[.$B$17];[.$A$6];IF([.A244]&lt;=[.$B$18];[.$A$7]))))))" office:value-type="string" office:string-value="" calcext:value-type="error">
            <text:p>#VALEUR !</text:p>
          </table:table-cell>
          <table:table-cell table:formula="of:=IF([.$B244]=[.C$19];1;0)" office:value-type="string" office:string-value="" calcext:value-type="error">
            <text:p>#VALEUR !</text:p>
          </table:table-cell>
          <table:table-cell table:formula="of:=IF([.$B244]=[.D$19];1;0)" office:value-type="string" office:string-value="" calcext:value-type="error">
            <text:p>#VALEUR !</text:p>
          </table:table-cell>
          <table:table-cell table:formula="of:=IF([.$B244]=[.E$19];1;0)" office:value-type="string" office:string-value="" calcext:value-type="error">
            <text:p>#VALEUR !</text:p>
          </table:table-cell>
          <table:table-cell table:formula="of:=IF([.$B244]=[.F$19];1;0)" office:value-type="string" office:string-value="" calcext:value-type="error">
            <text:p>#VALEUR !</text:p>
          </table:table-cell>
          <table:table-cell table:formula="of:=IF([.$B244]=[.G$19];1;0)" office:value-type="string" office:string-value="" calcext:value-type="error">
            <text:p>#VALEUR !</text:p>
          </table:table-cell>
          <table:table-cell table:formula="of:=IF([.$B24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45]&lt;=[.$B$13];[.$A$2];IF([.A245]&lt;=[.$B$14];[.$A$3];IF([.A245]&lt;=[.$B$15];[.$A$4];IF([.A245]&lt;=[.$B$16];[.$A$5];IF([.A245]&lt;=[.$B$17];[.$A$6];IF([.A245]&lt;=[.$B$18];[.$A$7]))))))" office:value-type="string" office:string-value="" calcext:value-type="error">
            <text:p>#VALEUR !</text:p>
          </table:table-cell>
          <table:table-cell table:formula="of:=IF([.$B245]=[.C$19];1;0)" office:value-type="string" office:string-value="" calcext:value-type="error">
            <text:p>#VALEUR !</text:p>
          </table:table-cell>
          <table:table-cell table:formula="of:=IF([.$B245]=[.D$19];1;0)" office:value-type="string" office:string-value="" calcext:value-type="error">
            <text:p>#VALEUR !</text:p>
          </table:table-cell>
          <table:table-cell table:formula="of:=IF([.$B245]=[.E$19];1;0)" office:value-type="string" office:string-value="" calcext:value-type="error">
            <text:p>#VALEUR !</text:p>
          </table:table-cell>
          <table:table-cell table:formula="of:=IF([.$B245]=[.F$19];1;0)" office:value-type="string" office:string-value="" calcext:value-type="error">
            <text:p>#VALEUR !</text:p>
          </table:table-cell>
          <table:table-cell table:formula="of:=IF([.$B245]=[.G$19];1;0)" office:value-type="string" office:string-value="" calcext:value-type="error">
            <text:p>#VALEUR !</text:p>
          </table:table-cell>
          <table:table-cell table:formula="of:=IF([.$B24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46]&lt;=[.$B$13];[.$A$2];IF([.A246]&lt;=[.$B$14];[.$A$3];IF([.A246]&lt;=[.$B$15];[.$A$4];IF([.A246]&lt;=[.$B$16];[.$A$5];IF([.A246]&lt;=[.$B$17];[.$A$6];IF([.A246]&lt;=[.$B$18];[.$A$7]))))))" office:value-type="string" office:string-value="" calcext:value-type="error">
            <text:p>#VALEUR !</text:p>
          </table:table-cell>
          <table:table-cell table:formula="of:=IF([.$B246]=[.C$19];1;0)" office:value-type="string" office:string-value="" calcext:value-type="error">
            <text:p>#VALEUR !</text:p>
          </table:table-cell>
          <table:table-cell table:formula="of:=IF([.$B246]=[.D$19];1;0)" office:value-type="string" office:string-value="" calcext:value-type="error">
            <text:p>#VALEUR !</text:p>
          </table:table-cell>
          <table:table-cell table:formula="of:=IF([.$B246]=[.E$19];1;0)" office:value-type="string" office:string-value="" calcext:value-type="error">
            <text:p>#VALEUR !</text:p>
          </table:table-cell>
          <table:table-cell table:formula="of:=IF([.$B246]=[.F$19];1;0)" office:value-type="string" office:string-value="" calcext:value-type="error">
            <text:p>#VALEUR !</text:p>
          </table:table-cell>
          <table:table-cell table:formula="of:=IF([.$B246]=[.G$19];1;0)" office:value-type="string" office:string-value="" calcext:value-type="error">
            <text:p>#VALEUR !</text:p>
          </table:table-cell>
          <table:table-cell table:formula="of:=IF([.$B24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47]&lt;=[.$B$13];[.$A$2];IF([.A247]&lt;=[.$B$14];[.$A$3];IF([.A247]&lt;=[.$B$15];[.$A$4];IF([.A247]&lt;=[.$B$16];[.$A$5];IF([.A247]&lt;=[.$B$17];[.$A$6];IF([.A247]&lt;=[.$B$18];[.$A$7]))))))" office:value-type="string" office:string-value="" calcext:value-type="error">
            <text:p>#VALEUR !</text:p>
          </table:table-cell>
          <table:table-cell table:formula="of:=IF([.$B247]=[.C$19];1;0)" office:value-type="string" office:string-value="" calcext:value-type="error">
            <text:p>#VALEUR !</text:p>
          </table:table-cell>
          <table:table-cell table:formula="of:=IF([.$B247]=[.D$19];1;0)" office:value-type="string" office:string-value="" calcext:value-type="error">
            <text:p>#VALEUR !</text:p>
          </table:table-cell>
          <table:table-cell table:formula="of:=IF([.$B247]=[.E$19];1;0)" office:value-type="string" office:string-value="" calcext:value-type="error">
            <text:p>#VALEUR !</text:p>
          </table:table-cell>
          <table:table-cell table:formula="of:=IF([.$B247]=[.F$19];1;0)" office:value-type="string" office:string-value="" calcext:value-type="error">
            <text:p>#VALEUR !</text:p>
          </table:table-cell>
          <table:table-cell table:formula="of:=IF([.$B247]=[.G$19];1;0)" office:value-type="string" office:string-value="" calcext:value-type="error">
            <text:p>#VALEUR !</text:p>
          </table:table-cell>
          <table:table-cell table:formula="of:=IF([.$B24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48]&lt;=[.$B$13];[.$A$2];IF([.A248]&lt;=[.$B$14];[.$A$3];IF([.A248]&lt;=[.$B$15];[.$A$4];IF([.A248]&lt;=[.$B$16];[.$A$5];IF([.A248]&lt;=[.$B$17];[.$A$6];IF([.A248]&lt;=[.$B$18];[.$A$7]))))))" office:value-type="string" office:string-value="" calcext:value-type="error">
            <text:p>#VALEUR !</text:p>
          </table:table-cell>
          <table:table-cell table:formula="of:=IF([.$B248]=[.C$19];1;0)" office:value-type="string" office:string-value="" calcext:value-type="error">
            <text:p>#VALEUR !</text:p>
          </table:table-cell>
          <table:table-cell table:formula="of:=IF([.$B248]=[.D$19];1;0)" office:value-type="string" office:string-value="" calcext:value-type="error">
            <text:p>#VALEUR !</text:p>
          </table:table-cell>
          <table:table-cell table:formula="of:=IF([.$B248]=[.E$19];1;0)" office:value-type="string" office:string-value="" calcext:value-type="error">
            <text:p>#VALEUR !</text:p>
          </table:table-cell>
          <table:table-cell table:formula="of:=IF([.$B248]=[.F$19];1;0)" office:value-type="string" office:string-value="" calcext:value-type="error">
            <text:p>#VALEUR !</text:p>
          </table:table-cell>
          <table:table-cell table:formula="of:=IF([.$B248]=[.G$19];1;0)" office:value-type="string" office:string-value="" calcext:value-type="error">
            <text:p>#VALEUR !</text:p>
          </table:table-cell>
          <table:table-cell table:formula="of:=IF([.$B24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49]&lt;=[.$B$13];[.$A$2];IF([.A249]&lt;=[.$B$14];[.$A$3];IF([.A249]&lt;=[.$B$15];[.$A$4];IF([.A249]&lt;=[.$B$16];[.$A$5];IF([.A249]&lt;=[.$B$17];[.$A$6];IF([.A249]&lt;=[.$B$18];[.$A$7]))))))" office:value-type="string" office:string-value="" calcext:value-type="error">
            <text:p>#VALEUR !</text:p>
          </table:table-cell>
          <table:table-cell table:formula="of:=IF([.$B249]=[.C$19];1;0)" office:value-type="string" office:string-value="" calcext:value-type="error">
            <text:p>#VALEUR !</text:p>
          </table:table-cell>
          <table:table-cell table:formula="of:=IF([.$B249]=[.D$19];1;0)" office:value-type="string" office:string-value="" calcext:value-type="error">
            <text:p>#VALEUR !</text:p>
          </table:table-cell>
          <table:table-cell table:formula="of:=IF([.$B249]=[.E$19];1;0)" office:value-type="string" office:string-value="" calcext:value-type="error">
            <text:p>#VALEUR !</text:p>
          </table:table-cell>
          <table:table-cell table:formula="of:=IF([.$B249]=[.F$19];1;0)" office:value-type="string" office:string-value="" calcext:value-type="error">
            <text:p>#VALEUR !</text:p>
          </table:table-cell>
          <table:table-cell table:formula="of:=IF([.$B249]=[.G$19];1;0)" office:value-type="string" office:string-value="" calcext:value-type="error">
            <text:p>#VALEUR !</text:p>
          </table:table-cell>
          <table:table-cell table:formula="of:=IF([.$B24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50]&lt;=[.$B$13];[.$A$2];IF([.A250]&lt;=[.$B$14];[.$A$3];IF([.A250]&lt;=[.$B$15];[.$A$4];IF([.A250]&lt;=[.$B$16];[.$A$5];IF([.A250]&lt;=[.$B$17];[.$A$6];IF([.A250]&lt;=[.$B$18];[.$A$7]))))))" office:value-type="string" office:string-value="" calcext:value-type="error">
            <text:p>#VALEUR !</text:p>
          </table:table-cell>
          <table:table-cell table:formula="of:=IF([.$B250]=[.C$19];1;0)" office:value-type="string" office:string-value="" calcext:value-type="error">
            <text:p>#VALEUR !</text:p>
          </table:table-cell>
          <table:table-cell table:formula="of:=IF([.$B250]=[.D$19];1;0)" office:value-type="string" office:string-value="" calcext:value-type="error">
            <text:p>#VALEUR !</text:p>
          </table:table-cell>
          <table:table-cell table:formula="of:=IF([.$B250]=[.E$19];1;0)" office:value-type="string" office:string-value="" calcext:value-type="error">
            <text:p>#VALEUR !</text:p>
          </table:table-cell>
          <table:table-cell table:formula="of:=IF([.$B250]=[.F$19];1;0)" office:value-type="string" office:string-value="" calcext:value-type="error">
            <text:p>#VALEUR !</text:p>
          </table:table-cell>
          <table:table-cell table:formula="of:=IF([.$B250]=[.G$19];1;0)" office:value-type="string" office:string-value="" calcext:value-type="error">
            <text:p>#VALEUR !</text:p>
          </table:table-cell>
          <table:table-cell table:formula="of:=IF([.$B25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51]&lt;=[.$B$13];[.$A$2];IF([.A251]&lt;=[.$B$14];[.$A$3];IF([.A251]&lt;=[.$B$15];[.$A$4];IF([.A251]&lt;=[.$B$16];[.$A$5];IF([.A251]&lt;=[.$B$17];[.$A$6];IF([.A251]&lt;=[.$B$18];[.$A$7]))))))" office:value-type="string" office:string-value="" calcext:value-type="error">
            <text:p>#VALEUR !</text:p>
          </table:table-cell>
          <table:table-cell table:formula="of:=IF([.$B251]=[.C$19];1;0)" office:value-type="string" office:string-value="" calcext:value-type="error">
            <text:p>#VALEUR !</text:p>
          </table:table-cell>
          <table:table-cell table:formula="of:=IF([.$B251]=[.D$19];1;0)" office:value-type="string" office:string-value="" calcext:value-type="error">
            <text:p>#VALEUR !</text:p>
          </table:table-cell>
          <table:table-cell table:formula="of:=IF([.$B251]=[.E$19];1;0)" office:value-type="string" office:string-value="" calcext:value-type="error">
            <text:p>#VALEUR !</text:p>
          </table:table-cell>
          <table:table-cell table:formula="of:=IF([.$B251]=[.F$19];1;0)" office:value-type="string" office:string-value="" calcext:value-type="error">
            <text:p>#VALEUR !</text:p>
          </table:table-cell>
          <table:table-cell table:formula="of:=IF([.$B251]=[.G$19];1;0)" office:value-type="string" office:string-value="" calcext:value-type="error">
            <text:p>#VALEUR !</text:p>
          </table:table-cell>
          <table:table-cell table:formula="of:=IF([.$B25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52]&lt;=[.$B$13];[.$A$2];IF([.A252]&lt;=[.$B$14];[.$A$3];IF([.A252]&lt;=[.$B$15];[.$A$4];IF([.A252]&lt;=[.$B$16];[.$A$5];IF([.A252]&lt;=[.$B$17];[.$A$6];IF([.A252]&lt;=[.$B$18];[.$A$7]))))))" office:value-type="string" office:string-value="" calcext:value-type="error">
            <text:p>#VALEUR !</text:p>
          </table:table-cell>
          <table:table-cell table:formula="of:=IF([.$B252]=[.C$19];1;0)" office:value-type="string" office:string-value="" calcext:value-type="error">
            <text:p>#VALEUR !</text:p>
          </table:table-cell>
          <table:table-cell table:formula="of:=IF([.$B252]=[.D$19];1;0)" office:value-type="string" office:string-value="" calcext:value-type="error">
            <text:p>#VALEUR !</text:p>
          </table:table-cell>
          <table:table-cell table:formula="of:=IF([.$B252]=[.E$19];1;0)" office:value-type="string" office:string-value="" calcext:value-type="error">
            <text:p>#VALEUR !</text:p>
          </table:table-cell>
          <table:table-cell table:formula="of:=IF([.$B252]=[.F$19];1;0)" office:value-type="string" office:string-value="" calcext:value-type="error">
            <text:p>#VALEUR !</text:p>
          </table:table-cell>
          <table:table-cell table:formula="of:=IF([.$B252]=[.G$19];1;0)" office:value-type="string" office:string-value="" calcext:value-type="error">
            <text:p>#VALEUR !</text:p>
          </table:table-cell>
          <table:table-cell table:formula="of:=IF([.$B25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53]&lt;=[.$B$13];[.$A$2];IF([.A253]&lt;=[.$B$14];[.$A$3];IF([.A253]&lt;=[.$B$15];[.$A$4];IF([.A253]&lt;=[.$B$16];[.$A$5];IF([.A253]&lt;=[.$B$17];[.$A$6];IF([.A253]&lt;=[.$B$18];[.$A$7]))))))" office:value-type="string" office:string-value="" calcext:value-type="error">
            <text:p>#VALEUR !</text:p>
          </table:table-cell>
          <table:table-cell table:formula="of:=IF([.$B253]=[.C$19];1;0)" office:value-type="string" office:string-value="" calcext:value-type="error">
            <text:p>#VALEUR !</text:p>
          </table:table-cell>
          <table:table-cell table:formula="of:=IF([.$B253]=[.D$19];1;0)" office:value-type="string" office:string-value="" calcext:value-type="error">
            <text:p>#VALEUR !</text:p>
          </table:table-cell>
          <table:table-cell table:formula="of:=IF([.$B253]=[.E$19];1;0)" office:value-type="string" office:string-value="" calcext:value-type="error">
            <text:p>#VALEUR !</text:p>
          </table:table-cell>
          <table:table-cell table:formula="of:=IF([.$B253]=[.F$19];1;0)" office:value-type="string" office:string-value="" calcext:value-type="error">
            <text:p>#VALEUR !</text:p>
          </table:table-cell>
          <table:table-cell table:formula="of:=IF([.$B253]=[.G$19];1;0)" office:value-type="string" office:string-value="" calcext:value-type="error">
            <text:p>#VALEUR !</text:p>
          </table:table-cell>
          <table:table-cell table:formula="of:=IF([.$B25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54]&lt;=[.$B$13];[.$A$2];IF([.A254]&lt;=[.$B$14];[.$A$3];IF([.A254]&lt;=[.$B$15];[.$A$4];IF([.A254]&lt;=[.$B$16];[.$A$5];IF([.A254]&lt;=[.$B$17];[.$A$6];IF([.A254]&lt;=[.$B$18];[.$A$7]))))))" office:value-type="string" office:string-value="" calcext:value-type="error">
            <text:p>#VALEUR !</text:p>
          </table:table-cell>
          <table:table-cell table:formula="of:=IF([.$B254]=[.C$19];1;0)" office:value-type="string" office:string-value="" calcext:value-type="error">
            <text:p>#VALEUR !</text:p>
          </table:table-cell>
          <table:table-cell table:formula="of:=IF([.$B254]=[.D$19];1;0)" office:value-type="string" office:string-value="" calcext:value-type="error">
            <text:p>#VALEUR !</text:p>
          </table:table-cell>
          <table:table-cell table:formula="of:=IF([.$B254]=[.E$19];1;0)" office:value-type="string" office:string-value="" calcext:value-type="error">
            <text:p>#VALEUR !</text:p>
          </table:table-cell>
          <table:table-cell table:formula="of:=IF([.$B254]=[.F$19];1;0)" office:value-type="string" office:string-value="" calcext:value-type="error">
            <text:p>#VALEUR !</text:p>
          </table:table-cell>
          <table:table-cell table:formula="of:=IF([.$B254]=[.G$19];1;0)" office:value-type="string" office:string-value="" calcext:value-type="error">
            <text:p>#VALEUR !</text:p>
          </table:table-cell>
          <table:table-cell table:formula="of:=IF([.$B25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55]&lt;=[.$B$13];[.$A$2];IF([.A255]&lt;=[.$B$14];[.$A$3];IF([.A255]&lt;=[.$B$15];[.$A$4];IF([.A255]&lt;=[.$B$16];[.$A$5];IF([.A255]&lt;=[.$B$17];[.$A$6];IF([.A255]&lt;=[.$B$18];[.$A$7]))))))" office:value-type="string" office:string-value="" calcext:value-type="error">
            <text:p>#VALEUR !</text:p>
          </table:table-cell>
          <table:table-cell table:formula="of:=IF([.$B255]=[.C$19];1;0)" office:value-type="string" office:string-value="" calcext:value-type="error">
            <text:p>#VALEUR !</text:p>
          </table:table-cell>
          <table:table-cell table:formula="of:=IF([.$B255]=[.D$19];1;0)" office:value-type="string" office:string-value="" calcext:value-type="error">
            <text:p>#VALEUR !</text:p>
          </table:table-cell>
          <table:table-cell table:formula="of:=IF([.$B255]=[.E$19];1;0)" office:value-type="string" office:string-value="" calcext:value-type="error">
            <text:p>#VALEUR !</text:p>
          </table:table-cell>
          <table:table-cell table:formula="of:=IF([.$B255]=[.F$19];1;0)" office:value-type="string" office:string-value="" calcext:value-type="error">
            <text:p>#VALEUR !</text:p>
          </table:table-cell>
          <table:table-cell table:formula="of:=IF([.$B255]=[.G$19];1;0)" office:value-type="string" office:string-value="" calcext:value-type="error">
            <text:p>#VALEUR !</text:p>
          </table:table-cell>
          <table:table-cell table:formula="of:=IF([.$B25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56]&lt;=[.$B$13];[.$A$2];IF([.A256]&lt;=[.$B$14];[.$A$3];IF([.A256]&lt;=[.$B$15];[.$A$4];IF([.A256]&lt;=[.$B$16];[.$A$5];IF([.A256]&lt;=[.$B$17];[.$A$6];IF([.A256]&lt;=[.$B$18];[.$A$7]))))))" office:value-type="string" office:string-value="" calcext:value-type="error">
            <text:p>#VALEUR !</text:p>
          </table:table-cell>
          <table:table-cell table:formula="of:=IF([.$B256]=[.C$19];1;0)" office:value-type="string" office:string-value="" calcext:value-type="error">
            <text:p>#VALEUR !</text:p>
          </table:table-cell>
          <table:table-cell table:formula="of:=IF([.$B256]=[.D$19];1;0)" office:value-type="string" office:string-value="" calcext:value-type="error">
            <text:p>#VALEUR !</text:p>
          </table:table-cell>
          <table:table-cell table:formula="of:=IF([.$B256]=[.E$19];1;0)" office:value-type="string" office:string-value="" calcext:value-type="error">
            <text:p>#VALEUR !</text:p>
          </table:table-cell>
          <table:table-cell table:formula="of:=IF([.$B256]=[.F$19];1;0)" office:value-type="string" office:string-value="" calcext:value-type="error">
            <text:p>#VALEUR !</text:p>
          </table:table-cell>
          <table:table-cell table:formula="of:=IF([.$B256]=[.G$19];1;0)" office:value-type="string" office:string-value="" calcext:value-type="error">
            <text:p>#VALEUR !</text:p>
          </table:table-cell>
          <table:table-cell table:formula="of:=IF([.$B25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57]&lt;=[.$B$13];[.$A$2];IF([.A257]&lt;=[.$B$14];[.$A$3];IF([.A257]&lt;=[.$B$15];[.$A$4];IF([.A257]&lt;=[.$B$16];[.$A$5];IF([.A257]&lt;=[.$B$17];[.$A$6];IF([.A257]&lt;=[.$B$18];[.$A$7]))))))" office:value-type="string" office:string-value="" calcext:value-type="error">
            <text:p>#VALEUR !</text:p>
          </table:table-cell>
          <table:table-cell table:formula="of:=IF([.$B257]=[.C$19];1;0)" office:value-type="string" office:string-value="" calcext:value-type="error">
            <text:p>#VALEUR !</text:p>
          </table:table-cell>
          <table:table-cell table:formula="of:=IF([.$B257]=[.D$19];1;0)" office:value-type="string" office:string-value="" calcext:value-type="error">
            <text:p>#VALEUR !</text:p>
          </table:table-cell>
          <table:table-cell table:formula="of:=IF([.$B257]=[.E$19];1;0)" office:value-type="string" office:string-value="" calcext:value-type="error">
            <text:p>#VALEUR !</text:p>
          </table:table-cell>
          <table:table-cell table:formula="of:=IF([.$B257]=[.F$19];1;0)" office:value-type="string" office:string-value="" calcext:value-type="error">
            <text:p>#VALEUR !</text:p>
          </table:table-cell>
          <table:table-cell table:formula="of:=IF([.$B257]=[.G$19];1;0)" office:value-type="string" office:string-value="" calcext:value-type="error">
            <text:p>#VALEUR !</text:p>
          </table:table-cell>
          <table:table-cell table:formula="of:=IF([.$B25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58]&lt;=[.$B$13];[.$A$2];IF([.A258]&lt;=[.$B$14];[.$A$3];IF([.A258]&lt;=[.$B$15];[.$A$4];IF([.A258]&lt;=[.$B$16];[.$A$5];IF([.A258]&lt;=[.$B$17];[.$A$6];IF([.A258]&lt;=[.$B$18];[.$A$7]))))))" office:value-type="string" office:string-value="" calcext:value-type="error">
            <text:p>#VALEUR !</text:p>
          </table:table-cell>
          <table:table-cell table:formula="of:=IF([.$B258]=[.C$19];1;0)" office:value-type="string" office:string-value="" calcext:value-type="error">
            <text:p>#VALEUR !</text:p>
          </table:table-cell>
          <table:table-cell table:formula="of:=IF([.$B258]=[.D$19];1;0)" office:value-type="string" office:string-value="" calcext:value-type="error">
            <text:p>#VALEUR !</text:p>
          </table:table-cell>
          <table:table-cell table:formula="of:=IF([.$B258]=[.E$19];1;0)" office:value-type="string" office:string-value="" calcext:value-type="error">
            <text:p>#VALEUR !</text:p>
          </table:table-cell>
          <table:table-cell table:formula="of:=IF([.$B258]=[.F$19];1;0)" office:value-type="string" office:string-value="" calcext:value-type="error">
            <text:p>#VALEUR !</text:p>
          </table:table-cell>
          <table:table-cell table:formula="of:=IF([.$B258]=[.G$19];1;0)" office:value-type="string" office:string-value="" calcext:value-type="error">
            <text:p>#VALEUR !</text:p>
          </table:table-cell>
          <table:table-cell table:formula="of:=IF([.$B25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59]&lt;=[.$B$13];[.$A$2];IF([.A259]&lt;=[.$B$14];[.$A$3];IF([.A259]&lt;=[.$B$15];[.$A$4];IF([.A259]&lt;=[.$B$16];[.$A$5];IF([.A259]&lt;=[.$B$17];[.$A$6];IF([.A259]&lt;=[.$B$18];[.$A$7]))))))" office:value-type="string" office:string-value="" calcext:value-type="error">
            <text:p>#VALEUR !</text:p>
          </table:table-cell>
          <table:table-cell table:formula="of:=IF([.$B259]=[.C$19];1;0)" office:value-type="string" office:string-value="" calcext:value-type="error">
            <text:p>#VALEUR !</text:p>
          </table:table-cell>
          <table:table-cell table:formula="of:=IF([.$B259]=[.D$19];1;0)" office:value-type="string" office:string-value="" calcext:value-type="error">
            <text:p>#VALEUR !</text:p>
          </table:table-cell>
          <table:table-cell table:formula="of:=IF([.$B259]=[.E$19];1;0)" office:value-type="string" office:string-value="" calcext:value-type="error">
            <text:p>#VALEUR !</text:p>
          </table:table-cell>
          <table:table-cell table:formula="of:=IF([.$B259]=[.F$19];1;0)" office:value-type="string" office:string-value="" calcext:value-type="error">
            <text:p>#VALEUR !</text:p>
          </table:table-cell>
          <table:table-cell table:formula="of:=IF([.$B259]=[.G$19];1;0)" office:value-type="string" office:string-value="" calcext:value-type="error">
            <text:p>#VALEUR !</text:p>
          </table:table-cell>
          <table:table-cell table:formula="of:=IF([.$B25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60]&lt;=[.$B$13];[.$A$2];IF([.A260]&lt;=[.$B$14];[.$A$3];IF([.A260]&lt;=[.$B$15];[.$A$4];IF([.A260]&lt;=[.$B$16];[.$A$5];IF([.A260]&lt;=[.$B$17];[.$A$6];IF([.A260]&lt;=[.$B$18];[.$A$7]))))))" office:value-type="string" office:string-value="" calcext:value-type="error">
            <text:p>#VALEUR !</text:p>
          </table:table-cell>
          <table:table-cell table:formula="of:=IF([.$B260]=[.C$19];1;0)" office:value-type="string" office:string-value="" calcext:value-type="error">
            <text:p>#VALEUR !</text:p>
          </table:table-cell>
          <table:table-cell table:formula="of:=IF([.$B260]=[.D$19];1;0)" office:value-type="string" office:string-value="" calcext:value-type="error">
            <text:p>#VALEUR !</text:p>
          </table:table-cell>
          <table:table-cell table:formula="of:=IF([.$B260]=[.E$19];1;0)" office:value-type="string" office:string-value="" calcext:value-type="error">
            <text:p>#VALEUR !</text:p>
          </table:table-cell>
          <table:table-cell table:formula="of:=IF([.$B260]=[.F$19];1;0)" office:value-type="string" office:string-value="" calcext:value-type="error">
            <text:p>#VALEUR !</text:p>
          </table:table-cell>
          <table:table-cell table:formula="of:=IF([.$B260]=[.G$19];1;0)" office:value-type="string" office:string-value="" calcext:value-type="error">
            <text:p>#VALEUR !</text:p>
          </table:table-cell>
          <table:table-cell table:formula="of:=IF([.$B26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61]&lt;=[.$B$13];[.$A$2];IF([.A261]&lt;=[.$B$14];[.$A$3];IF([.A261]&lt;=[.$B$15];[.$A$4];IF([.A261]&lt;=[.$B$16];[.$A$5];IF([.A261]&lt;=[.$B$17];[.$A$6];IF([.A261]&lt;=[.$B$18];[.$A$7]))))))" office:value-type="string" office:string-value="" calcext:value-type="error">
            <text:p>#VALEUR !</text:p>
          </table:table-cell>
          <table:table-cell table:formula="of:=IF([.$B261]=[.C$19];1;0)" office:value-type="string" office:string-value="" calcext:value-type="error">
            <text:p>#VALEUR !</text:p>
          </table:table-cell>
          <table:table-cell table:formula="of:=IF([.$B261]=[.D$19];1;0)" office:value-type="string" office:string-value="" calcext:value-type="error">
            <text:p>#VALEUR !</text:p>
          </table:table-cell>
          <table:table-cell table:formula="of:=IF([.$B261]=[.E$19];1;0)" office:value-type="string" office:string-value="" calcext:value-type="error">
            <text:p>#VALEUR !</text:p>
          </table:table-cell>
          <table:table-cell table:formula="of:=IF([.$B261]=[.F$19];1;0)" office:value-type="string" office:string-value="" calcext:value-type="error">
            <text:p>#VALEUR !</text:p>
          </table:table-cell>
          <table:table-cell table:formula="of:=IF([.$B261]=[.G$19];1;0)" office:value-type="string" office:string-value="" calcext:value-type="error">
            <text:p>#VALEUR !</text:p>
          </table:table-cell>
          <table:table-cell table:formula="of:=IF([.$B26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62]&lt;=[.$B$13];[.$A$2];IF([.A262]&lt;=[.$B$14];[.$A$3];IF([.A262]&lt;=[.$B$15];[.$A$4];IF([.A262]&lt;=[.$B$16];[.$A$5];IF([.A262]&lt;=[.$B$17];[.$A$6];IF([.A262]&lt;=[.$B$18];[.$A$7]))))))" office:value-type="string" office:string-value="" calcext:value-type="error">
            <text:p>#VALEUR !</text:p>
          </table:table-cell>
          <table:table-cell table:formula="of:=IF([.$B262]=[.C$19];1;0)" office:value-type="string" office:string-value="" calcext:value-type="error">
            <text:p>#VALEUR !</text:p>
          </table:table-cell>
          <table:table-cell table:formula="of:=IF([.$B262]=[.D$19];1;0)" office:value-type="string" office:string-value="" calcext:value-type="error">
            <text:p>#VALEUR !</text:p>
          </table:table-cell>
          <table:table-cell table:formula="of:=IF([.$B262]=[.E$19];1;0)" office:value-type="string" office:string-value="" calcext:value-type="error">
            <text:p>#VALEUR !</text:p>
          </table:table-cell>
          <table:table-cell table:formula="of:=IF([.$B262]=[.F$19];1;0)" office:value-type="string" office:string-value="" calcext:value-type="error">
            <text:p>#VALEUR !</text:p>
          </table:table-cell>
          <table:table-cell table:formula="of:=IF([.$B262]=[.G$19];1;0)" office:value-type="string" office:string-value="" calcext:value-type="error">
            <text:p>#VALEUR !</text:p>
          </table:table-cell>
          <table:table-cell table:formula="of:=IF([.$B26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63]&lt;=[.$B$13];[.$A$2];IF([.A263]&lt;=[.$B$14];[.$A$3];IF([.A263]&lt;=[.$B$15];[.$A$4];IF([.A263]&lt;=[.$B$16];[.$A$5];IF([.A263]&lt;=[.$B$17];[.$A$6];IF([.A263]&lt;=[.$B$18];[.$A$7]))))))" office:value-type="string" office:string-value="" calcext:value-type="error">
            <text:p>#VALEUR !</text:p>
          </table:table-cell>
          <table:table-cell table:formula="of:=IF([.$B263]=[.C$19];1;0)" office:value-type="string" office:string-value="" calcext:value-type="error">
            <text:p>#VALEUR !</text:p>
          </table:table-cell>
          <table:table-cell table:formula="of:=IF([.$B263]=[.D$19];1;0)" office:value-type="string" office:string-value="" calcext:value-type="error">
            <text:p>#VALEUR !</text:p>
          </table:table-cell>
          <table:table-cell table:formula="of:=IF([.$B263]=[.E$19];1;0)" office:value-type="string" office:string-value="" calcext:value-type="error">
            <text:p>#VALEUR !</text:p>
          </table:table-cell>
          <table:table-cell table:formula="of:=IF([.$B263]=[.F$19];1;0)" office:value-type="string" office:string-value="" calcext:value-type="error">
            <text:p>#VALEUR !</text:p>
          </table:table-cell>
          <table:table-cell table:formula="of:=IF([.$B263]=[.G$19];1;0)" office:value-type="string" office:string-value="" calcext:value-type="error">
            <text:p>#VALEUR !</text:p>
          </table:table-cell>
          <table:table-cell table:formula="of:=IF([.$B26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64]&lt;=[.$B$13];[.$A$2];IF([.A264]&lt;=[.$B$14];[.$A$3];IF([.A264]&lt;=[.$B$15];[.$A$4];IF([.A264]&lt;=[.$B$16];[.$A$5];IF([.A264]&lt;=[.$B$17];[.$A$6];IF([.A264]&lt;=[.$B$18];[.$A$7]))))))" office:value-type="string" office:string-value="" calcext:value-type="error">
            <text:p>#VALEUR !</text:p>
          </table:table-cell>
          <table:table-cell table:formula="of:=IF([.$B264]=[.C$19];1;0)" office:value-type="string" office:string-value="" calcext:value-type="error">
            <text:p>#VALEUR !</text:p>
          </table:table-cell>
          <table:table-cell table:formula="of:=IF([.$B264]=[.D$19];1;0)" office:value-type="string" office:string-value="" calcext:value-type="error">
            <text:p>#VALEUR !</text:p>
          </table:table-cell>
          <table:table-cell table:formula="of:=IF([.$B264]=[.E$19];1;0)" office:value-type="string" office:string-value="" calcext:value-type="error">
            <text:p>#VALEUR !</text:p>
          </table:table-cell>
          <table:table-cell table:formula="of:=IF([.$B264]=[.F$19];1;0)" office:value-type="string" office:string-value="" calcext:value-type="error">
            <text:p>#VALEUR !</text:p>
          </table:table-cell>
          <table:table-cell table:formula="of:=IF([.$B264]=[.G$19];1;0)" office:value-type="string" office:string-value="" calcext:value-type="error">
            <text:p>#VALEUR !</text:p>
          </table:table-cell>
          <table:table-cell table:formula="of:=IF([.$B26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65]&lt;=[.$B$13];[.$A$2];IF([.A265]&lt;=[.$B$14];[.$A$3];IF([.A265]&lt;=[.$B$15];[.$A$4];IF([.A265]&lt;=[.$B$16];[.$A$5];IF([.A265]&lt;=[.$B$17];[.$A$6];IF([.A265]&lt;=[.$B$18];[.$A$7]))))))" office:value-type="string" office:string-value="" calcext:value-type="error">
            <text:p>#VALEUR !</text:p>
          </table:table-cell>
          <table:table-cell table:formula="of:=IF([.$B265]=[.C$19];1;0)" office:value-type="string" office:string-value="" calcext:value-type="error">
            <text:p>#VALEUR !</text:p>
          </table:table-cell>
          <table:table-cell table:formula="of:=IF([.$B265]=[.D$19];1;0)" office:value-type="string" office:string-value="" calcext:value-type="error">
            <text:p>#VALEUR !</text:p>
          </table:table-cell>
          <table:table-cell table:formula="of:=IF([.$B265]=[.E$19];1;0)" office:value-type="string" office:string-value="" calcext:value-type="error">
            <text:p>#VALEUR !</text:p>
          </table:table-cell>
          <table:table-cell table:formula="of:=IF([.$B265]=[.F$19];1;0)" office:value-type="string" office:string-value="" calcext:value-type="error">
            <text:p>#VALEUR !</text:p>
          </table:table-cell>
          <table:table-cell table:formula="of:=IF([.$B265]=[.G$19];1;0)" office:value-type="string" office:string-value="" calcext:value-type="error">
            <text:p>#VALEUR !</text:p>
          </table:table-cell>
          <table:table-cell table:formula="of:=IF([.$B26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66]&lt;=[.$B$13];[.$A$2];IF([.A266]&lt;=[.$B$14];[.$A$3];IF([.A266]&lt;=[.$B$15];[.$A$4];IF([.A266]&lt;=[.$B$16];[.$A$5];IF([.A266]&lt;=[.$B$17];[.$A$6];IF([.A266]&lt;=[.$B$18];[.$A$7]))))))" office:value-type="string" office:string-value="" calcext:value-type="error">
            <text:p>#VALEUR !</text:p>
          </table:table-cell>
          <table:table-cell table:formula="of:=IF([.$B266]=[.C$19];1;0)" office:value-type="string" office:string-value="" calcext:value-type="error">
            <text:p>#VALEUR !</text:p>
          </table:table-cell>
          <table:table-cell table:formula="of:=IF([.$B266]=[.D$19];1;0)" office:value-type="string" office:string-value="" calcext:value-type="error">
            <text:p>#VALEUR !</text:p>
          </table:table-cell>
          <table:table-cell table:formula="of:=IF([.$B266]=[.E$19];1;0)" office:value-type="string" office:string-value="" calcext:value-type="error">
            <text:p>#VALEUR !</text:p>
          </table:table-cell>
          <table:table-cell table:formula="of:=IF([.$B266]=[.F$19];1;0)" office:value-type="string" office:string-value="" calcext:value-type="error">
            <text:p>#VALEUR !</text:p>
          </table:table-cell>
          <table:table-cell table:formula="of:=IF([.$B266]=[.G$19];1;0)" office:value-type="string" office:string-value="" calcext:value-type="error">
            <text:p>#VALEUR !</text:p>
          </table:table-cell>
          <table:table-cell table:formula="of:=IF([.$B26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67]&lt;=[.$B$13];[.$A$2];IF([.A267]&lt;=[.$B$14];[.$A$3];IF([.A267]&lt;=[.$B$15];[.$A$4];IF([.A267]&lt;=[.$B$16];[.$A$5];IF([.A267]&lt;=[.$B$17];[.$A$6];IF([.A267]&lt;=[.$B$18];[.$A$7]))))))" office:value-type="string" office:string-value="" calcext:value-type="error">
            <text:p>#VALEUR !</text:p>
          </table:table-cell>
          <table:table-cell table:formula="of:=IF([.$B267]=[.C$19];1;0)" office:value-type="string" office:string-value="" calcext:value-type="error">
            <text:p>#VALEUR !</text:p>
          </table:table-cell>
          <table:table-cell table:formula="of:=IF([.$B267]=[.D$19];1;0)" office:value-type="string" office:string-value="" calcext:value-type="error">
            <text:p>#VALEUR !</text:p>
          </table:table-cell>
          <table:table-cell table:formula="of:=IF([.$B267]=[.E$19];1;0)" office:value-type="string" office:string-value="" calcext:value-type="error">
            <text:p>#VALEUR !</text:p>
          </table:table-cell>
          <table:table-cell table:formula="of:=IF([.$B267]=[.F$19];1;0)" office:value-type="string" office:string-value="" calcext:value-type="error">
            <text:p>#VALEUR !</text:p>
          </table:table-cell>
          <table:table-cell table:formula="of:=IF([.$B267]=[.G$19];1;0)" office:value-type="string" office:string-value="" calcext:value-type="error">
            <text:p>#VALEUR !</text:p>
          </table:table-cell>
          <table:table-cell table:formula="of:=IF([.$B26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68]&lt;=[.$B$13];[.$A$2];IF([.A268]&lt;=[.$B$14];[.$A$3];IF([.A268]&lt;=[.$B$15];[.$A$4];IF([.A268]&lt;=[.$B$16];[.$A$5];IF([.A268]&lt;=[.$B$17];[.$A$6];IF([.A268]&lt;=[.$B$18];[.$A$7]))))))" office:value-type="string" office:string-value="" calcext:value-type="error">
            <text:p>#VALEUR !</text:p>
          </table:table-cell>
          <table:table-cell table:formula="of:=IF([.$B268]=[.C$19];1;0)" office:value-type="string" office:string-value="" calcext:value-type="error">
            <text:p>#VALEUR !</text:p>
          </table:table-cell>
          <table:table-cell table:formula="of:=IF([.$B268]=[.D$19];1;0)" office:value-type="string" office:string-value="" calcext:value-type="error">
            <text:p>#VALEUR !</text:p>
          </table:table-cell>
          <table:table-cell table:formula="of:=IF([.$B268]=[.E$19];1;0)" office:value-type="string" office:string-value="" calcext:value-type="error">
            <text:p>#VALEUR !</text:p>
          </table:table-cell>
          <table:table-cell table:formula="of:=IF([.$B268]=[.F$19];1;0)" office:value-type="string" office:string-value="" calcext:value-type="error">
            <text:p>#VALEUR !</text:p>
          </table:table-cell>
          <table:table-cell table:formula="of:=IF([.$B268]=[.G$19];1;0)" office:value-type="string" office:string-value="" calcext:value-type="error">
            <text:p>#VALEUR !</text:p>
          </table:table-cell>
          <table:table-cell table:formula="of:=IF([.$B26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69]&lt;=[.$B$13];[.$A$2];IF([.A269]&lt;=[.$B$14];[.$A$3];IF([.A269]&lt;=[.$B$15];[.$A$4];IF([.A269]&lt;=[.$B$16];[.$A$5];IF([.A269]&lt;=[.$B$17];[.$A$6];IF([.A269]&lt;=[.$B$18];[.$A$7]))))))" office:value-type="string" office:string-value="" calcext:value-type="error">
            <text:p>#VALEUR !</text:p>
          </table:table-cell>
          <table:table-cell table:formula="of:=IF([.$B269]=[.C$19];1;0)" office:value-type="string" office:string-value="" calcext:value-type="error">
            <text:p>#VALEUR !</text:p>
          </table:table-cell>
          <table:table-cell table:formula="of:=IF([.$B269]=[.D$19];1;0)" office:value-type="string" office:string-value="" calcext:value-type="error">
            <text:p>#VALEUR !</text:p>
          </table:table-cell>
          <table:table-cell table:formula="of:=IF([.$B269]=[.E$19];1;0)" office:value-type="string" office:string-value="" calcext:value-type="error">
            <text:p>#VALEUR !</text:p>
          </table:table-cell>
          <table:table-cell table:formula="of:=IF([.$B269]=[.F$19];1;0)" office:value-type="string" office:string-value="" calcext:value-type="error">
            <text:p>#VALEUR !</text:p>
          </table:table-cell>
          <table:table-cell table:formula="of:=IF([.$B269]=[.G$19];1;0)" office:value-type="string" office:string-value="" calcext:value-type="error">
            <text:p>#VALEUR !</text:p>
          </table:table-cell>
          <table:table-cell table:formula="of:=IF([.$B26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70]&lt;=[.$B$13];[.$A$2];IF([.A270]&lt;=[.$B$14];[.$A$3];IF([.A270]&lt;=[.$B$15];[.$A$4];IF([.A270]&lt;=[.$B$16];[.$A$5];IF([.A270]&lt;=[.$B$17];[.$A$6];IF([.A270]&lt;=[.$B$18];[.$A$7]))))))" office:value-type="string" office:string-value="" calcext:value-type="error">
            <text:p>#VALEUR !</text:p>
          </table:table-cell>
          <table:table-cell table:formula="of:=IF([.$B270]=[.C$19];1;0)" office:value-type="string" office:string-value="" calcext:value-type="error">
            <text:p>#VALEUR !</text:p>
          </table:table-cell>
          <table:table-cell table:formula="of:=IF([.$B270]=[.D$19];1;0)" office:value-type="string" office:string-value="" calcext:value-type="error">
            <text:p>#VALEUR !</text:p>
          </table:table-cell>
          <table:table-cell table:formula="of:=IF([.$B270]=[.E$19];1;0)" office:value-type="string" office:string-value="" calcext:value-type="error">
            <text:p>#VALEUR !</text:p>
          </table:table-cell>
          <table:table-cell table:formula="of:=IF([.$B270]=[.F$19];1;0)" office:value-type="string" office:string-value="" calcext:value-type="error">
            <text:p>#VALEUR !</text:p>
          </table:table-cell>
          <table:table-cell table:formula="of:=IF([.$B270]=[.G$19];1;0)" office:value-type="string" office:string-value="" calcext:value-type="error">
            <text:p>#VALEUR !</text:p>
          </table:table-cell>
          <table:table-cell table:formula="of:=IF([.$B27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71]&lt;=[.$B$13];[.$A$2];IF([.A271]&lt;=[.$B$14];[.$A$3];IF([.A271]&lt;=[.$B$15];[.$A$4];IF([.A271]&lt;=[.$B$16];[.$A$5];IF([.A271]&lt;=[.$B$17];[.$A$6];IF([.A271]&lt;=[.$B$18];[.$A$7]))))))" office:value-type="string" office:string-value="" calcext:value-type="error">
            <text:p>#VALEUR !</text:p>
          </table:table-cell>
          <table:table-cell table:formula="of:=IF([.$B271]=[.C$19];1;0)" office:value-type="string" office:string-value="" calcext:value-type="error">
            <text:p>#VALEUR !</text:p>
          </table:table-cell>
          <table:table-cell table:formula="of:=IF([.$B271]=[.D$19];1;0)" office:value-type="string" office:string-value="" calcext:value-type="error">
            <text:p>#VALEUR !</text:p>
          </table:table-cell>
          <table:table-cell table:formula="of:=IF([.$B271]=[.E$19];1;0)" office:value-type="string" office:string-value="" calcext:value-type="error">
            <text:p>#VALEUR !</text:p>
          </table:table-cell>
          <table:table-cell table:formula="of:=IF([.$B271]=[.F$19];1;0)" office:value-type="string" office:string-value="" calcext:value-type="error">
            <text:p>#VALEUR !</text:p>
          </table:table-cell>
          <table:table-cell table:formula="of:=IF([.$B271]=[.G$19];1;0)" office:value-type="string" office:string-value="" calcext:value-type="error">
            <text:p>#VALEUR !</text:p>
          </table:table-cell>
          <table:table-cell table:formula="of:=IF([.$B27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72]&lt;=[.$B$13];[.$A$2];IF([.A272]&lt;=[.$B$14];[.$A$3];IF([.A272]&lt;=[.$B$15];[.$A$4];IF([.A272]&lt;=[.$B$16];[.$A$5];IF([.A272]&lt;=[.$B$17];[.$A$6];IF([.A272]&lt;=[.$B$18];[.$A$7]))))))" office:value-type="string" office:string-value="" calcext:value-type="error">
            <text:p>#VALEUR !</text:p>
          </table:table-cell>
          <table:table-cell table:formula="of:=IF([.$B272]=[.C$19];1;0)" office:value-type="string" office:string-value="" calcext:value-type="error">
            <text:p>#VALEUR !</text:p>
          </table:table-cell>
          <table:table-cell table:formula="of:=IF([.$B272]=[.D$19];1;0)" office:value-type="string" office:string-value="" calcext:value-type="error">
            <text:p>#VALEUR !</text:p>
          </table:table-cell>
          <table:table-cell table:formula="of:=IF([.$B272]=[.E$19];1;0)" office:value-type="string" office:string-value="" calcext:value-type="error">
            <text:p>#VALEUR !</text:p>
          </table:table-cell>
          <table:table-cell table:formula="of:=IF([.$B272]=[.F$19];1;0)" office:value-type="string" office:string-value="" calcext:value-type="error">
            <text:p>#VALEUR !</text:p>
          </table:table-cell>
          <table:table-cell table:formula="of:=IF([.$B272]=[.G$19];1;0)" office:value-type="string" office:string-value="" calcext:value-type="error">
            <text:p>#VALEUR !</text:p>
          </table:table-cell>
          <table:table-cell table:formula="of:=IF([.$B27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73]&lt;=[.$B$13];[.$A$2];IF([.A273]&lt;=[.$B$14];[.$A$3];IF([.A273]&lt;=[.$B$15];[.$A$4];IF([.A273]&lt;=[.$B$16];[.$A$5];IF([.A273]&lt;=[.$B$17];[.$A$6];IF([.A273]&lt;=[.$B$18];[.$A$7]))))))" office:value-type="string" office:string-value="" calcext:value-type="error">
            <text:p>#VALEUR !</text:p>
          </table:table-cell>
          <table:table-cell table:formula="of:=IF([.$B273]=[.C$19];1;0)" office:value-type="string" office:string-value="" calcext:value-type="error">
            <text:p>#VALEUR !</text:p>
          </table:table-cell>
          <table:table-cell table:formula="of:=IF([.$B273]=[.D$19];1;0)" office:value-type="string" office:string-value="" calcext:value-type="error">
            <text:p>#VALEUR !</text:p>
          </table:table-cell>
          <table:table-cell table:formula="of:=IF([.$B273]=[.E$19];1;0)" office:value-type="string" office:string-value="" calcext:value-type="error">
            <text:p>#VALEUR !</text:p>
          </table:table-cell>
          <table:table-cell table:formula="of:=IF([.$B273]=[.F$19];1;0)" office:value-type="string" office:string-value="" calcext:value-type="error">
            <text:p>#VALEUR !</text:p>
          </table:table-cell>
          <table:table-cell table:formula="of:=IF([.$B273]=[.G$19];1;0)" office:value-type="string" office:string-value="" calcext:value-type="error">
            <text:p>#VALEUR !</text:p>
          </table:table-cell>
          <table:table-cell table:formula="of:=IF([.$B27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74]&lt;=[.$B$13];[.$A$2];IF([.A274]&lt;=[.$B$14];[.$A$3];IF([.A274]&lt;=[.$B$15];[.$A$4];IF([.A274]&lt;=[.$B$16];[.$A$5];IF([.A274]&lt;=[.$B$17];[.$A$6];IF([.A274]&lt;=[.$B$18];[.$A$7]))))))" office:value-type="string" office:string-value="" calcext:value-type="error">
            <text:p>#VALEUR !</text:p>
          </table:table-cell>
          <table:table-cell table:formula="of:=IF([.$B274]=[.C$19];1;0)" office:value-type="string" office:string-value="" calcext:value-type="error">
            <text:p>#VALEUR !</text:p>
          </table:table-cell>
          <table:table-cell table:formula="of:=IF([.$B274]=[.D$19];1;0)" office:value-type="string" office:string-value="" calcext:value-type="error">
            <text:p>#VALEUR !</text:p>
          </table:table-cell>
          <table:table-cell table:formula="of:=IF([.$B274]=[.E$19];1;0)" office:value-type="string" office:string-value="" calcext:value-type="error">
            <text:p>#VALEUR !</text:p>
          </table:table-cell>
          <table:table-cell table:formula="of:=IF([.$B274]=[.F$19];1;0)" office:value-type="string" office:string-value="" calcext:value-type="error">
            <text:p>#VALEUR !</text:p>
          </table:table-cell>
          <table:table-cell table:formula="of:=IF([.$B274]=[.G$19];1;0)" office:value-type="string" office:string-value="" calcext:value-type="error">
            <text:p>#VALEUR !</text:p>
          </table:table-cell>
          <table:table-cell table:formula="of:=IF([.$B27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75]&lt;=[.$B$13];[.$A$2];IF([.A275]&lt;=[.$B$14];[.$A$3];IF([.A275]&lt;=[.$B$15];[.$A$4];IF([.A275]&lt;=[.$B$16];[.$A$5];IF([.A275]&lt;=[.$B$17];[.$A$6];IF([.A275]&lt;=[.$B$18];[.$A$7]))))))" office:value-type="string" office:string-value="" calcext:value-type="error">
            <text:p>#VALEUR !</text:p>
          </table:table-cell>
          <table:table-cell table:formula="of:=IF([.$B275]=[.C$19];1;0)" office:value-type="string" office:string-value="" calcext:value-type="error">
            <text:p>#VALEUR !</text:p>
          </table:table-cell>
          <table:table-cell table:formula="of:=IF([.$B275]=[.D$19];1;0)" office:value-type="string" office:string-value="" calcext:value-type="error">
            <text:p>#VALEUR !</text:p>
          </table:table-cell>
          <table:table-cell table:formula="of:=IF([.$B275]=[.E$19];1;0)" office:value-type="string" office:string-value="" calcext:value-type="error">
            <text:p>#VALEUR !</text:p>
          </table:table-cell>
          <table:table-cell table:formula="of:=IF([.$B275]=[.F$19];1;0)" office:value-type="string" office:string-value="" calcext:value-type="error">
            <text:p>#VALEUR !</text:p>
          </table:table-cell>
          <table:table-cell table:formula="of:=IF([.$B275]=[.G$19];1;0)" office:value-type="string" office:string-value="" calcext:value-type="error">
            <text:p>#VALEUR !</text:p>
          </table:table-cell>
          <table:table-cell table:formula="of:=IF([.$B27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76]&lt;=[.$B$13];[.$A$2];IF([.A276]&lt;=[.$B$14];[.$A$3];IF([.A276]&lt;=[.$B$15];[.$A$4];IF([.A276]&lt;=[.$B$16];[.$A$5];IF([.A276]&lt;=[.$B$17];[.$A$6];IF([.A276]&lt;=[.$B$18];[.$A$7]))))))" office:value-type="string" office:string-value="" calcext:value-type="error">
            <text:p>#VALEUR !</text:p>
          </table:table-cell>
          <table:table-cell table:formula="of:=IF([.$B276]=[.C$19];1;0)" office:value-type="string" office:string-value="" calcext:value-type="error">
            <text:p>#VALEUR !</text:p>
          </table:table-cell>
          <table:table-cell table:formula="of:=IF([.$B276]=[.D$19];1;0)" office:value-type="string" office:string-value="" calcext:value-type="error">
            <text:p>#VALEUR !</text:p>
          </table:table-cell>
          <table:table-cell table:formula="of:=IF([.$B276]=[.E$19];1;0)" office:value-type="string" office:string-value="" calcext:value-type="error">
            <text:p>#VALEUR !</text:p>
          </table:table-cell>
          <table:table-cell table:formula="of:=IF([.$B276]=[.F$19];1;0)" office:value-type="string" office:string-value="" calcext:value-type="error">
            <text:p>#VALEUR !</text:p>
          </table:table-cell>
          <table:table-cell table:formula="of:=IF([.$B276]=[.G$19];1;0)" office:value-type="string" office:string-value="" calcext:value-type="error">
            <text:p>#VALEUR !</text:p>
          </table:table-cell>
          <table:table-cell table:formula="of:=IF([.$B27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77]&lt;=[.$B$13];[.$A$2];IF([.A277]&lt;=[.$B$14];[.$A$3];IF([.A277]&lt;=[.$B$15];[.$A$4];IF([.A277]&lt;=[.$B$16];[.$A$5];IF([.A277]&lt;=[.$B$17];[.$A$6];IF([.A277]&lt;=[.$B$18];[.$A$7]))))))" office:value-type="string" office:string-value="" calcext:value-type="error">
            <text:p>#VALEUR !</text:p>
          </table:table-cell>
          <table:table-cell table:formula="of:=IF([.$B277]=[.C$19];1;0)" office:value-type="string" office:string-value="" calcext:value-type="error">
            <text:p>#VALEUR !</text:p>
          </table:table-cell>
          <table:table-cell table:formula="of:=IF([.$B277]=[.D$19];1;0)" office:value-type="string" office:string-value="" calcext:value-type="error">
            <text:p>#VALEUR !</text:p>
          </table:table-cell>
          <table:table-cell table:formula="of:=IF([.$B277]=[.E$19];1;0)" office:value-type="string" office:string-value="" calcext:value-type="error">
            <text:p>#VALEUR !</text:p>
          </table:table-cell>
          <table:table-cell table:formula="of:=IF([.$B277]=[.F$19];1;0)" office:value-type="string" office:string-value="" calcext:value-type="error">
            <text:p>#VALEUR !</text:p>
          </table:table-cell>
          <table:table-cell table:formula="of:=IF([.$B277]=[.G$19];1;0)" office:value-type="string" office:string-value="" calcext:value-type="error">
            <text:p>#VALEUR !</text:p>
          </table:table-cell>
          <table:table-cell table:formula="of:=IF([.$B27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78]&lt;=[.$B$13];[.$A$2];IF([.A278]&lt;=[.$B$14];[.$A$3];IF([.A278]&lt;=[.$B$15];[.$A$4];IF([.A278]&lt;=[.$B$16];[.$A$5];IF([.A278]&lt;=[.$B$17];[.$A$6];IF([.A278]&lt;=[.$B$18];[.$A$7]))))))" office:value-type="string" office:string-value="" calcext:value-type="error">
            <text:p>#VALEUR !</text:p>
          </table:table-cell>
          <table:table-cell table:formula="of:=IF([.$B278]=[.C$19];1;0)" office:value-type="string" office:string-value="" calcext:value-type="error">
            <text:p>#VALEUR !</text:p>
          </table:table-cell>
          <table:table-cell table:formula="of:=IF([.$B278]=[.D$19];1;0)" office:value-type="string" office:string-value="" calcext:value-type="error">
            <text:p>#VALEUR !</text:p>
          </table:table-cell>
          <table:table-cell table:formula="of:=IF([.$B278]=[.E$19];1;0)" office:value-type="string" office:string-value="" calcext:value-type="error">
            <text:p>#VALEUR !</text:p>
          </table:table-cell>
          <table:table-cell table:formula="of:=IF([.$B278]=[.F$19];1;0)" office:value-type="string" office:string-value="" calcext:value-type="error">
            <text:p>#VALEUR !</text:p>
          </table:table-cell>
          <table:table-cell table:formula="of:=IF([.$B278]=[.G$19];1;0)" office:value-type="string" office:string-value="" calcext:value-type="error">
            <text:p>#VALEUR !</text:p>
          </table:table-cell>
          <table:table-cell table:formula="of:=IF([.$B27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79]&lt;=[.$B$13];[.$A$2];IF([.A279]&lt;=[.$B$14];[.$A$3];IF([.A279]&lt;=[.$B$15];[.$A$4];IF([.A279]&lt;=[.$B$16];[.$A$5];IF([.A279]&lt;=[.$B$17];[.$A$6];IF([.A279]&lt;=[.$B$18];[.$A$7]))))))" office:value-type="string" office:string-value="" calcext:value-type="error">
            <text:p>#VALEUR !</text:p>
          </table:table-cell>
          <table:table-cell table:formula="of:=IF([.$B279]=[.C$19];1;0)" office:value-type="string" office:string-value="" calcext:value-type="error">
            <text:p>#VALEUR !</text:p>
          </table:table-cell>
          <table:table-cell table:formula="of:=IF([.$B279]=[.D$19];1;0)" office:value-type="string" office:string-value="" calcext:value-type="error">
            <text:p>#VALEUR !</text:p>
          </table:table-cell>
          <table:table-cell table:formula="of:=IF([.$B279]=[.E$19];1;0)" office:value-type="string" office:string-value="" calcext:value-type="error">
            <text:p>#VALEUR !</text:p>
          </table:table-cell>
          <table:table-cell table:formula="of:=IF([.$B279]=[.F$19];1;0)" office:value-type="string" office:string-value="" calcext:value-type="error">
            <text:p>#VALEUR !</text:p>
          </table:table-cell>
          <table:table-cell table:formula="of:=IF([.$B279]=[.G$19];1;0)" office:value-type="string" office:string-value="" calcext:value-type="error">
            <text:p>#VALEUR !</text:p>
          </table:table-cell>
          <table:table-cell table:formula="of:=IF([.$B27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80]&lt;=[.$B$13];[.$A$2];IF([.A280]&lt;=[.$B$14];[.$A$3];IF([.A280]&lt;=[.$B$15];[.$A$4];IF([.A280]&lt;=[.$B$16];[.$A$5];IF([.A280]&lt;=[.$B$17];[.$A$6];IF([.A280]&lt;=[.$B$18];[.$A$7]))))))" office:value-type="string" office:string-value="" calcext:value-type="error">
            <text:p>#VALEUR !</text:p>
          </table:table-cell>
          <table:table-cell table:formula="of:=IF([.$B280]=[.C$19];1;0)" office:value-type="string" office:string-value="" calcext:value-type="error">
            <text:p>#VALEUR !</text:p>
          </table:table-cell>
          <table:table-cell table:formula="of:=IF([.$B280]=[.D$19];1;0)" office:value-type="string" office:string-value="" calcext:value-type="error">
            <text:p>#VALEUR !</text:p>
          </table:table-cell>
          <table:table-cell table:formula="of:=IF([.$B280]=[.E$19];1;0)" office:value-type="string" office:string-value="" calcext:value-type="error">
            <text:p>#VALEUR !</text:p>
          </table:table-cell>
          <table:table-cell table:formula="of:=IF([.$B280]=[.F$19];1;0)" office:value-type="string" office:string-value="" calcext:value-type="error">
            <text:p>#VALEUR !</text:p>
          </table:table-cell>
          <table:table-cell table:formula="of:=IF([.$B280]=[.G$19];1;0)" office:value-type="string" office:string-value="" calcext:value-type="error">
            <text:p>#VALEUR !</text:p>
          </table:table-cell>
          <table:table-cell table:formula="of:=IF([.$B28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81]&lt;=[.$B$13];[.$A$2];IF([.A281]&lt;=[.$B$14];[.$A$3];IF([.A281]&lt;=[.$B$15];[.$A$4];IF([.A281]&lt;=[.$B$16];[.$A$5];IF([.A281]&lt;=[.$B$17];[.$A$6];IF([.A281]&lt;=[.$B$18];[.$A$7]))))))" office:value-type="string" office:string-value="" calcext:value-type="error">
            <text:p>#VALEUR !</text:p>
          </table:table-cell>
          <table:table-cell table:formula="of:=IF([.$B281]=[.C$19];1;0)" office:value-type="string" office:string-value="" calcext:value-type="error">
            <text:p>#VALEUR !</text:p>
          </table:table-cell>
          <table:table-cell table:formula="of:=IF([.$B281]=[.D$19];1;0)" office:value-type="string" office:string-value="" calcext:value-type="error">
            <text:p>#VALEUR !</text:p>
          </table:table-cell>
          <table:table-cell table:formula="of:=IF([.$B281]=[.E$19];1;0)" office:value-type="string" office:string-value="" calcext:value-type="error">
            <text:p>#VALEUR !</text:p>
          </table:table-cell>
          <table:table-cell table:formula="of:=IF([.$B281]=[.F$19];1;0)" office:value-type="string" office:string-value="" calcext:value-type="error">
            <text:p>#VALEUR !</text:p>
          </table:table-cell>
          <table:table-cell table:formula="of:=IF([.$B281]=[.G$19];1;0)" office:value-type="string" office:string-value="" calcext:value-type="error">
            <text:p>#VALEUR !</text:p>
          </table:table-cell>
          <table:table-cell table:formula="of:=IF([.$B28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82]&lt;=[.$B$13];[.$A$2];IF([.A282]&lt;=[.$B$14];[.$A$3];IF([.A282]&lt;=[.$B$15];[.$A$4];IF([.A282]&lt;=[.$B$16];[.$A$5];IF([.A282]&lt;=[.$B$17];[.$A$6];IF([.A282]&lt;=[.$B$18];[.$A$7]))))))" office:value-type="string" office:string-value="" calcext:value-type="error">
            <text:p>#VALEUR !</text:p>
          </table:table-cell>
          <table:table-cell table:formula="of:=IF([.$B282]=[.C$19];1;0)" office:value-type="string" office:string-value="" calcext:value-type="error">
            <text:p>#VALEUR !</text:p>
          </table:table-cell>
          <table:table-cell table:formula="of:=IF([.$B282]=[.D$19];1;0)" office:value-type="string" office:string-value="" calcext:value-type="error">
            <text:p>#VALEUR !</text:p>
          </table:table-cell>
          <table:table-cell table:formula="of:=IF([.$B282]=[.E$19];1;0)" office:value-type="string" office:string-value="" calcext:value-type="error">
            <text:p>#VALEUR !</text:p>
          </table:table-cell>
          <table:table-cell table:formula="of:=IF([.$B282]=[.F$19];1;0)" office:value-type="string" office:string-value="" calcext:value-type="error">
            <text:p>#VALEUR !</text:p>
          </table:table-cell>
          <table:table-cell table:formula="of:=IF([.$B282]=[.G$19];1;0)" office:value-type="string" office:string-value="" calcext:value-type="error">
            <text:p>#VALEUR !</text:p>
          </table:table-cell>
          <table:table-cell table:formula="of:=IF([.$B28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83]&lt;=[.$B$13];[.$A$2];IF([.A283]&lt;=[.$B$14];[.$A$3];IF([.A283]&lt;=[.$B$15];[.$A$4];IF([.A283]&lt;=[.$B$16];[.$A$5];IF([.A283]&lt;=[.$B$17];[.$A$6];IF([.A283]&lt;=[.$B$18];[.$A$7]))))))" office:value-type="string" office:string-value="" calcext:value-type="error">
            <text:p>#VALEUR !</text:p>
          </table:table-cell>
          <table:table-cell table:formula="of:=IF([.$B283]=[.C$19];1;0)" office:value-type="string" office:string-value="" calcext:value-type="error">
            <text:p>#VALEUR !</text:p>
          </table:table-cell>
          <table:table-cell table:formula="of:=IF([.$B283]=[.D$19];1;0)" office:value-type="string" office:string-value="" calcext:value-type="error">
            <text:p>#VALEUR !</text:p>
          </table:table-cell>
          <table:table-cell table:formula="of:=IF([.$B283]=[.E$19];1;0)" office:value-type="string" office:string-value="" calcext:value-type="error">
            <text:p>#VALEUR !</text:p>
          </table:table-cell>
          <table:table-cell table:formula="of:=IF([.$B283]=[.F$19];1;0)" office:value-type="string" office:string-value="" calcext:value-type="error">
            <text:p>#VALEUR !</text:p>
          </table:table-cell>
          <table:table-cell table:formula="of:=IF([.$B283]=[.G$19];1;0)" office:value-type="string" office:string-value="" calcext:value-type="error">
            <text:p>#VALEUR !</text:p>
          </table:table-cell>
          <table:table-cell table:formula="of:=IF([.$B28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84]&lt;=[.$B$13];[.$A$2];IF([.A284]&lt;=[.$B$14];[.$A$3];IF([.A284]&lt;=[.$B$15];[.$A$4];IF([.A284]&lt;=[.$B$16];[.$A$5];IF([.A284]&lt;=[.$B$17];[.$A$6];IF([.A284]&lt;=[.$B$18];[.$A$7]))))))" office:value-type="string" office:string-value="" calcext:value-type="error">
            <text:p>#VALEUR !</text:p>
          </table:table-cell>
          <table:table-cell table:formula="of:=IF([.$B284]=[.C$19];1;0)" office:value-type="string" office:string-value="" calcext:value-type="error">
            <text:p>#VALEUR !</text:p>
          </table:table-cell>
          <table:table-cell table:formula="of:=IF([.$B284]=[.D$19];1;0)" office:value-type="string" office:string-value="" calcext:value-type="error">
            <text:p>#VALEUR !</text:p>
          </table:table-cell>
          <table:table-cell table:formula="of:=IF([.$B284]=[.E$19];1;0)" office:value-type="string" office:string-value="" calcext:value-type="error">
            <text:p>#VALEUR !</text:p>
          </table:table-cell>
          <table:table-cell table:formula="of:=IF([.$B284]=[.F$19];1;0)" office:value-type="string" office:string-value="" calcext:value-type="error">
            <text:p>#VALEUR !</text:p>
          </table:table-cell>
          <table:table-cell table:formula="of:=IF([.$B284]=[.G$19];1;0)" office:value-type="string" office:string-value="" calcext:value-type="error">
            <text:p>#VALEUR !</text:p>
          </table:table-cell>
          <table:table-cell table:formula="of:=IF([.$B28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85]&lt;=[.$B$13];[.$A$2];IF([.A285]&lt;=[.$B$14];[.$A$3];IF([.A285]&lt;=[.$B$15];[.$A$4];IF([.A285]&lt;=[.$B$16];[.$A$5];IF([.A285]&lt;=[.$B$17];[.$A$6];IF([.A285]&lt;=[.$B$18];[.$A$7]))))))" office:value-type="string" office:string-value="" calcext:value-type="error">
            <text:p>#VALEUR !</text:p>
          </table:table-cell>
          <table:table-cell table:formula="of:=IF([.$B285]=[.C$19];1;0)" office:value-type="string" office:string-value="" calcext:value-type="error">
            <text:p>#VALEUR !</text:p>
          </table:table-cell>
          <table:table-cell table:formula="of:=IF([.$B285]=[.D$19];1;0)" office:value-type="string" office:string-value="" calcext:value-type="error">
            <text:p>#VALEUR !</text:p>
          </table:table-cell>
          <table:table-cell table:formula="of:=IF([.$B285]=[.E$19];1;0)" office:value-type="string" office:string-value="" calcext:value-type="error">
            <text:p>#VALEUR !</text:p>
          </table:table-cell>
          <table:table-cell table:formula="of:=IF([.$B285]=[.F$19];1;0)" office:value-type="string" office:string-value="" calcext:value-type="error">
            <text:p>#VALEUR !</text:p>
          </table:table-cell>
          <table:table-cell table:formula="of:=IF([.$B285]=[.G$19];1;0)" office:value-type="string" office:string-value="" calcext:value-type="error">
            <text:p>#VALEUR !</text:p>
          </table:table-cell>
          <table:table-cell table:formula="of:=IF([.$B28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86]&lt;=[.$B$13];[.$A$2];IF([.A286]&lt;=[.$B$14];[.$A$3];IF([.A286]&lt;=[.$B$15];[.$A$4];IF([.A286]&lt;=[.$B$16];[.$A$5];IF([.A286]&lt;=[.$B$17];[.$A$6];IF([.A286]&lt;=[.$B$18];[.$A$7]))))))" office:value-type="string" office:string-value="" calcext:value-type="error">
            <text:p>#VALEUR !</text:p>
          </table:table-cell>
          <table:table-cell table:formula="of:=IF([.$B286]=[.C$19];1;0)" office:value-type="string" office:string-value="" calcext:value-type="error">
            <text:p>#VALEUR !</text:p>
          </table:table-cell>
          <table:table-cell table:formula="of:=IF([.$B286]=[.D$19];1;0)" office:value-type="string" office:string-value="" calcext:value-type="error">
            <text:p>#VALEUR !</text:p>
          </table:table-cell>
          <table:table-cell table:formula="of:=IF([.$B286]=[.E$19];1;0)" office:value-type="string" office:string-value="" calcext:value-type="error">
            <text:p>#VALEUR !</text:p>
          </table:table-cell>
          <table:table-cell table:formula="of:=IF([.$B286]=[.F$19];1;0)" office:value-type="string" office:string-value="" calcext:value-type="error">
            <text:p>#VALEUR !</text:p>
          </table:table-cell>
          <table:table-cell table:formula="of:=IF([.$B286]=[.G$19];1;0)" office:value-type="string" office:string-value="" calcext:value-type="error">
            <text:p>#VALEUR !</text:p>
          </table:table-cell>
          <table:table-cell table:formula="of:=IF([.$B28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87]&lt;=[.$B$13];[.$A$2];IF([.A287]&lt;=[.$B$14];[.$A$3];IF([.A287]&lt;=[.$B$15];[.$A$4];IF([.A287]&lt;=[.$B$16];[.$A$5];IF([.A287]&lt;=[.$B$17];[.$A$6];IF([.A287]&lt;=[.$B$18];[.$A$7]))))))" office:value-type="string" office:string-value="" calcext:value-type="error">
            <text:p>#VALEUR !</text:p>
          </table:table-cell>
          <table:table-cell table:formula="of:=IF([.$B287]=[.C$19];1;0)" office:value-type="string" office:string-value="" calcext:value-type="error">
            <text:p>#VALEUR !</text:p>
          </table:table-cell>
          <table:table-cell table:formula="of:=IF([.$B287]=[.D$19];1;0)" office:value-type="string" office:string-value="" calcext:value-type="error">
            <text:p>#VALEUR !</text:p>
          </table:table-cell>
          <table:table-cell table:formula="of:=IF([.$B287]=[.E$19];1;0)" office:value-type="string" office:string-value="" calcext:value-type="error">
            <text:p>#VALEUR !</text:p>
          </table:table-cell>
          <table:table-cell table:formula="of:=IF([.$B287]=[.F$19];1;0)" office:value-type="string" office:string-value="" calcext:value-type="error">
            <text:p>#VALEUR !</text:p>
          </table:table-cell>
          <table:table-cell table:formula="of:=IF([.$B287]=[.G$19];1;0)" office:value-type="string" office:string-value="" calcext:value-type="error">
            <text:p>#VALEUR !</text:p>
          </table:table-cell>
          <table:table-cell table:formula="of:=IF([.$B28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88]&lt;=[.$B$13];[.$A$2];IF([.A288]&lt;=[.$B$14];[.$A$3];IF([.A288]&lt;=[.$B$15];[.$A$4];IF([.A288]&lt;=[.$B$16];[.$A$5];IF([.A288]&lt;=[.$B$17];[.$A$6];IF([.A288]&lt;=[.$B$18];[.$A$7]))))))" office:value-type="string" office:string-value="" calcext:value-type="error">
            <text:p>#VALEUR !</text:p>
          </table:table-cell>
          <table:table-cell table:formula="of:=IF([.$B288]=[.C$19];1;0)" office:value-type="string" office:string-value="" calcext:value-type="error">
            <text:p>#VALEUR !</text:p>
          </table:table-cell>
          <table:table-cell table:formula="of:=IF([.$B288]=[.D$19];1;0)" office:value-type="string" office:string-value="" calcext:value-type="error">
            <text:p>#VALEUR !</text:p>
          </table:table-cell>
          <table:table-cell table:formula="of:=IF([.$B288]=[.E$19];1;0)" office:value-type="string" office:string-value="" calcext:value-type="error">
            <text:p>#VALEUR !</text:p>
          </table:table-cell>
          <table:table-cell table:formula="of:=IF([.$B288]=[.F$19];1;0)" office:value-type="string" office:string-value="" calcext:value-type="error">
            <text:p>#VALEUR !</text:p>
          </table:table-cell>
          <table:table-cell table:formula="of:=IF([.$B288]=[.G$19];1;0)" office:value-type="string" office:string-value="" calcext:value-type="error">
            <text:p>#VALEUR !</text:p>
          </table:table-cell>
          <table:table-cell table:formula="of:=IF([.$B28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89]&lt;=[.$B$13];[.$A$2];IF([.A289]&lt;=[.$B$14];[.$A$3];IF([.A289]&lt;=[.$B$15];[.$A$4];IF([.A289]&lt;=[.$B$16];[.$A$5];IF([.A289]&lt;=[.$B$17];[.$A$6];IF([.A289]&lt;=[.$B$18];[.$A$7]))))))" office:value-type="string" office:string-value="" calcext:value-type="error">
            <text:p>#VALEUR !</text:p>
          </table:table-cell>
          <table:table-cell table:formula="of:=IF([.$B289]=[.C$19];1;0)" office:value-type="string" office:string-value="" calcext:value-type="error">
            <text:p>#VALEUR !</text:p>
          </table:table-cell>
          <table:table-cell table:formula="of:=IF([.$B289]=[.D$19];1;0)" office:value-type="string" office:string-value="" calcext:value-type="error">
            <text:p>#VALEUR !</text:p>
          </table:table-cell>
          <table:table-cell table:formula="of:=IF([.$B289]=[.E$19];1;0)" office:value-type="string" office:string-value="" calcext:value-type="error">
            <text:p>#VALEUR !</text:p>
          </table:table-cell>
          <table:table-cell table:formula="of:=IF([.$B289]=[.F$19];1;0)" office:value-type="string" office:string-value="" calcext:value-type="error">
            <text:p>#VALEUR !</text:p>
          </table:table-cell>
          <table:table-cell table:formula="of:=IF([.$B289]=[.G$19];1;0)" office:value-type="string" office:string-value="" calcext:value-type="error">
            <text:p>#VALEUR !</text:p>
          </table:table-cell>
          <table:table-cell table:formula="of:=IF([.$B28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90]&lt;=[.$B$13];[.$A$2];IF([.A290]&lt;=[.$B$14];[.$A$3];IF([.A290]&lt;=[.$B$15];[.$A$4];IF([.A290]&lt;=[.$B$16];[.$A$5];IF([.A290]&lt;=[.$B$17];[.$A$6];IF([.A290]&lt;=[.$B$18];[.$A$7]))))))" office:value-type="string" office:string-value="" calcext:value-type="error">
            <text:p>#VALEUR !</text:p>
          </table:table-cell>
          <table:table-cell table:formula="of:=IF([.$B290]=[.C$19];1;0)" office:value-type="string" office:string-value="" calcext:value-type="error">
            <text:p>#VALEUR !</text:p>
          </table:table-cell>
          <table:table-cell table:formula="of:=IF([.$B290]=[.D$19];1;0)" office:value-type="string" office:string-value="" calcext:value-type="error">
            <text:p>#VALEUR !</text:p>
          </table:table-cell>
          <table:table-cell table:formula="of:=IF([.$B290]=[.E$19];1;0)" office:value-type="string" office:string-value="" calcext:value-type="error">
            <text:p>#VALEUR !</text:p>
          </table:table-cell>
          <table:table-cell table:formula="of:=IF([.$B290]=[.F$19];1;0)" office:value-type="string" office:string-value="" calcext:value-type="error">
            <text:p>#VALEUR !</text:p>
          </table:table-cell>
          <table:table-cell table:formula="of:=IF([.$B290]=[.G$19];1;0)" office:value-type="string" office:string-value="" calcext:value-type="error">
            <text:p>#VALEUR !</text:p>
          </table:table-cell>
          <table:table-cell table:formula="of:=IF([.$B29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91]&lt;=[.$B$13];[.$A$2];IF([.A291]&lt;=[.$B$14];[.$A$3];IF([.A291]&lt;=[.$B$15];[.$A$4];IF([.A291]&lt;=[.$B$16];[.$A$5];IF([.A291]&lt;=[.$B$17];[.$A$6];IF([.A291]&lt;=[.$B$18];[.$A$7]))))))" office:value-type="string" office:string-value="" calcext:value-type="error">
            <text:p>#VALEUR !</text:p>
          </table:table-cell>
          <table:table-cell table:formula="of:=IF([.$B291]=[.C$19];1;0)" office:value-type="string" office:string-value="" calcext:value-type="error">
            <text:p>#VALEUR !</text:p>
          </table:table-cell>
          <table:table-cell table:formula="of:=IF([.$B291]=[.D$19];1;0)" office:value-type="string" office:string-value="" calcext:value-type="error">
            <text:p>#VALEUR !</text:p>
          </table:table-cell>
          <table:table-cell table:formula="of:=IF([.$B291]=[.E$19];1;0)" office:value-type="string" office:string-value="" calcext:value-type="error">
            <text:p>#VALEUR !</text:p>
          </table:table-cell>
          <table:table-cell table:formula="of:=IF([.$B291]=[.F$19];1;0)" office:value-type="string" office:string-value="" calcext:value-type="error">
            <text:p>#VALEUR !</text:p>
          </table:table-cell>
          <table:table-cell table:formula="of:=IF([.$B291]=[.G$19];1;0)" office:value-type="string" office:string-value="" calcext:value-type="error">
            <text:p>#VALEUR !</text:p>
          </table:table-cell>
          <table:table-cell table:formula="of:=IF([.$B29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92]&lt;=[.$B$13];[.$A$2];IF([.A292]&lt;=[.$B$14];[.$A$3];IF([.A292]&lt;=[.$B$15];[.$A$4];IF([.A292]&lt;=[.$B$16];[.$A$5];IF([.A292]&lt;=[.$B$17];[.$A$6];IF([.A292]&lt;=[.$B$18];[.$A$7]))))))" office:value-type="string" office:string-value="" calcext:value-type="error">
            <text:p>#VALEUR !</text:p>
          </table:table-cell>
          <table:table-cell table:formula="of:=IF([.$B292]=[.C$19];1;0)" office:value-type="string" office:string-value="" calcext:value-type="error">
            <text:p>#VALEUR !</text:p>
          </table:table-cell>
          <table:table-cell table:formula="of:=IF([.$B292]=[.D$19];1;0)" office:value-type="string" office:string-value="" calcext:value-type="error">
            <text:p>#VALEUR !</text:p>
          </table:table-cell>
          <table:table-cell table:formula="of:=IF([.$B292]=[.E$19];1;0)" office:value-type="string" office:string-value="" calcext:value-type="error">
            <text:p>#VALEUR !</text:p>
          </table:table-cell>
          <table:table-cell table:formula="of:=IF([.$B292]=[.F$19];1;0)" office:value-type="string" office:string-value="" calcext:value-type="error">
            <text:p>#VALEUR !</text:p>
          </table:table-cell>
          <table:table-cell table:formula="of:=IF([.$B292]=[.G$19];1;0)" office:value-type="string" office:string-value="" calcext:value-type="error">
            <text:p>#VALEUR !</text:p>
          </table:table-cell>
          <table:table-cell table:formula="of:=IF([.$B29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93]&lt;=[.$B$13];[.$A$2];IF([.A293]&lt;=[.$B$14];[.$A$3];IF([.A293]&lt;=[.$B$15];[.$A$4];IF([.A293]&lt;=[.$B$16];[.$A$5];IF([.A293]&lt;=[.$B$17];[.$A$6];IF([.A293]&lt;=[.$B$18];[.$A$7]))))))" office:value-type="string" office:string-value="" calcext:value-type="error">
            <text:p>#VALEUR !</text:p>
          </table:table-cell>
          <table:table-cell table:formula="of:=IF([.$B293]=[.C$19];1;0)" office:value-type="string" office:string-value="" calcext:value-type="error">
            <text:p>#VALEUR !</text:p>
          </table:table-cell>
          <table:table-cell table:formula="of:=IF([.$B293]=[.D$19];1;0)" office:value-type="string" office:string-value="" calcext:value-type="error">
            <text:p>#VALEUR !</text:p>
          </table:table-cell>
          <table:table-cell table:formula="of:=IF([.$B293]=[.E$19];1;0)" office:value-type="string" office:string-value="" calcext:value-type="error">
            <text:p>#VALEUR !</text:p>
          </table:table-cell>
          <table:table-cell table:formula="of:=IF([.$B293]=[.F$19];1;0)" office:value-type="string" office:string-value="" calcext:value-type="error">
            <text:p>#VALEUR !</text:p>
          </table:table-cell>
          <table:table-cell table:formula="of:=IF([.$B293]=[.G$19];1;0)" office:value-type="string" office:string-value="" calcext:value-type="error">
            <text:p>#VALEUR !</text:p>
          </table:table-cell>
          <table:table-cell table:formula="of:=IF([.$B29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94]&lt;=[.$B$13];[.$A$2];IF([.A294]&lt;=[.$B$14];[.$A$3];IF([.A294]&lt;=[.$B$15];[.$A$4];IF([.A294]&lt;=[.$B$16];[.$A$5];IF([.A294]&lt;=[.$B$17];[.$A$6];IF([.A294]&lt;=[.$B$18];[.$A$7]))))))" office:value-type="string" office:string-value="" calcext:value-type="error">
            <text:p>#VALEUR !</text:p>
          </table:table-cell>
          <table:table-cell table:formula="of:=IF([.$B294]=[.C$19];1;0)" office:value-type="string" office:string-value="" calcext:value-type="error">
            <text:p>#VALEUR !</text:p>
          </table:table-cell>
          <table:table-cell table:formula="of:=IF([.$B294]=[.D$19];1;0)" office:value-type="string" office:string-value="" calcext:value-type="error">
            <text:p>#VALEUR !</text:p>
          </table:table-cell>
          <table:table-cell table:formula="of:=IF([.$B294]=[.E$19];1;0)" office:value-type="string" office:string-value="" calcext:value-type="error">
            <text:p>#VALEUR !</text:p>
          </table:table-cell>
          <table:table-cell table:formula="of:=IF([.$B294]=[.F$19];1;0)" office:value-type="string" office:string-value="" calcext:value-type="error">
            <text:p>#VALEUR !</text:p>
          </table:table-cell>
          <table:table-cell table:formula="of:=IF([.$B294]=[.G$19];1;0)" office:value-type="string" office:string-value="" calcext:value-type="error">
            <text:p>#VALEUR !</text:p>
          </table:table-cell>
          <table:table-cell table:formula="of:=IF([.$B29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95]&lt;=[.$B$13];[.$A$2];IF([.A295]&lt;=[.$B$14];[.$A$3];IF([.A295]&lt;=[.$B$15];[.$A$4];IF([.A295]&lt;=[.$B$16];[.$A$5];IF([.A295]&lt;=[.$B$17];[.$A$6];IF([.A295]&lt;=[.$B$18];[.$A$7]))))))" office:value-type="string" office:string-value="" calcext:value-type="error">
            <text:p>#VALEUR !</text:p>
          </table:table-cell>
          <table:table-cell table:formula="of:=IF([.$B295]=[.C$19];1;0)" office:value-type="string" office:string-value="" calcext:value-type="error">
            <text:p>#VALEUR !</text:p>
          </table:table-cell>
          <table:table-cell table:formula="of:=IF([.$B295]=[.D$19];1;0)" office:value-type="string" office:string-value="" calcext:value-type="error">
            <text:p>#VALEUR !</text:p>
          </table:table-cell>
          <table:table-cell table:formula="of:=IF([.$B295]=[.E$19];1;0)" office:value-type="string" office:string-value="" calcext:value-type="error">
            <text:p>#VALEUR !</text:p>
          </table:table-cell>
          <table:table-cell table:formula="of:=IF([.$B295]=[.F$19];1;0)" office:value-type="string" office:string-value="" calcext:value-type="error">
            <text:p>#VALEUR !</text:p>
          </table:table-cell>
          <table:table-cell table:formula="of:=IF([.$B295]=[.G$19];1;0)" office:value-type="string" office:string-value="" calcext:value-type="error">
            <text:p>#VALEUR !</text:p>
          </table:table-cell>
          <table:table-cell table:formula="of:=IF([.$B29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96]&lt;=[.$B$13];[.$A$2];IF([.A296]&lt;=[.$B$14];[.$A$3];IF([.A296]&lt;=[.$B$15];[.$A$4];IF([.A296]&lt;=[.$B$16];[.$A$5];IF([.A296]&lt;=[.$B$17];[.$A$6];IF([.A296]&lt;=[.$B$18];[.$A$7]))))))" office:value-type="string" office:string-value="" calcext:value-type="error">
            <text:p>#VALEUR !</text:p>
          </table:table-cell>
          <table:table-cell table:formula="of:=IF([.$B296]=[.C$19];1;0)" office:value-type="string" office:string-value="" calcext:value-type="error">
            <text:p>#VALEUR !</text:p>
          </table:table-cell>
          <table:table-cell table:formula="of:=IF([.$B296]=[.D$19];1;0)" office:value-type="string" office:string-value="" calcext:value-type="error">
            <text:p>#VALEUR !</text:p>
          </table:table-cell>
          <table:table-cell table:formula="of:=IF([.$B296]=[.E$19];1;0)" office:value-type="string" office:string-value="" calcext:value-type="error">
            <text:p>#VALEUR !</text:p>
          </table:table-cell>
          <table:table-cell table:formula="of:=IF([.$B296]=[.F$19];1;0)" office:value-type="string" office:string-value="" calcext:value-type="error">
            <text:p>#VALEUR !</text:p>
          </table:table-cell>
          <table:table-cell table:formula="of:=IF([.$B296]=[.G$19];1;0)" office:value-type="string" office:string-value="" calcext:value-type="error">
            <text:p>#VALEUR !</text:p>
          </table:table-cell>
          <table:table-cell table:formula="of:=IF([.$B29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97]&lt;=[.$B$13];[.$A$2];IF([.A297]&lt;=[.$B$14];[.$A$3];IF([.A297]&lt;=[.$B$15];[.$A$4];IF([.A297]&lt;=[.$B$16];[.$A$5];IF([.A297]&lt;=[.$B$17];[.$A$6];IF([.A297]&lt;=[.$B$18];[.$A$7]))))))" office:value-type="string" office:string-value="" calcext:value-type="error">
            <text:p>#VALEUR !</text:p>
          </table:table-cell>
          <table:table-cell table:formula="of:=IF([.$B297]=[.C$19];1;0)" office:value-type="string" office:string-value="" calcext:value-type="error">
            <text:p>#VALEUR !</text:p>
          </table:table-cell>
          <table:table-cell table:formula="of:=IF([.$B297]=[.D$19];1;0)" office:value-type="string" office:string-value="" calcext:value-type="error">
            <text:p>#VALEUR !</text:p>
          </table:table-cell>
          <table:table-cell table:formula="of:=IF([.$B297]=[.E$19];1;0)" office:value-type="string" office:string-value="" calcext:value-type="error">
            <text:p>#VALEUR !</text:p>
          </table:table-cell>
          <table:table-cell table:formula="of:=IF([.$B297]=[.F$19];1;0)" office:value-type="string" office:string-value="" calcext:value-type="error">
            <text:p>#VALEUR !</text:p>
          </table:table-cell>
          <table:table-cell table:formula="of:=IF([.$B297]=[.G$19];1;0)" office:value-type="string" office:string-value="" calcext:value-type="error">
            <text:p>#VALEUR !</text:p>
          </table:table-cell>
          <table:table-cell table:formula="of:=IF([.$B29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98]&lt;=[.$B$13];[.$A$2];IF([.A298]&lt;=[.$B$14];[.$A$3];IF([.A298]&lt;=[.$B$15];[.$A$4];IF([.A298]&lt;=[.$B$16];[.$A$5];IF([.A298]&lt;=[.$B$17];[.$A$6];IF([.A298]&lt;=[.$B$18];[.$A$7]))))))" office:value-type="string" office:string-value="" calcext:value-type="error">
            <text:p>#VALEUR !</text:p>
          </table:table-cell>
          <table:table-cell table:formula="of:=IF([.$B298]=[.C$19];1;0)" office:value-type="string" office:string-value="" calcext:value-type="error">
            <text:p>#VALEUR !</text:p>
          </table:table-cell>
          <table:table-cell table:formula="of:=IF([.$B298]=[.D$19];1;0)" office:value-type="string" office:string-value="" calcext:value-type="error">
            <text:p>#VALEUR !</text:p>
          </table:table-cell>
          <table:table-cell table:formula="of:=IF([.$B298]=[.E$19];1;0)" office:value-type="string" office:string-value="" calcext:value-type="error">
            <text:p>#VALEUR !</text:p>
          </table:table-cell>
          <table:table-cell table:formula="of:=IF([.$B298]=[.F$19];1;0)" office:value-type="string" office:string-value="" calcext:value-type="error">
            <text:p>#VALEUR !</text:p>
          </table:table-cell>
          <table:table-cell table:formula="of:=IF([.$B298]=[.G$19];1;0)" office:value-type="string" office:string-value="" calcext:value-type="error">
            <text:p>#VALEUR !</text:p>
          </table:table-cell>
          <table:table-cell table:formula="of:=IF([.$B29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299]&lt;=[.$B$13];[.$A$2];IF([.A299]&lt;=[.$B$14];[.$A$3];IF([.A299]&lt;=[.$B$15];[.$A$4];IF([.A299]&lt;=[.$B$16];[.$A$5];IF([.A299]&lt;=[.$B$17];[.$A$6];IF([.A299]&lt;=[.$B$18];[.$A$7]))))))" office:value-type="string" office:string-value="" calcext:value-type="error">
            <text:p>#VALEUR !</text:p>
          </table:table-cell>
          <table:table-cell table:formula="of:=IF([.$B299]=[.C$19];1;0)" office:value-type="string" office:string-value="" calcext:value-type="error">
            <text:p>#VALEUR !</text:p>
          </table:table-cell>
          <table:table-cell table:formula="of:=IF([.$B299]=[.D$19];1;0)" office:value-type="string" office:string-value="" calcext:value-type="error">
            <text:p>#VALEUR !</text:p>
          </table:table-cell>
          <table:table-cell table:formula="of:=IF([.$B299]=[.E$19];1;0)" office:value-type="string" office:string-value="" calcext:value-type="error">
            <text:p>#VALEUR !</text:p>
          </table:table-cell>
          <table:table-cell table:formula="of:=IF([.$B299]=[.F$19];1;0)" office:value-type="string" office:string-value="" calcext:value-type="error">
            <text:p>#VALEUR !</text:p>
          </table:table-cell>
          <table:table-cell table:formula="of:=IF([.$B299]=[.G$19];1;0)" office:value-type="string" office:string-value="" calcext:value-type="error">
            <text:p>#VALEUR !</text:p>
          </table:table-cell>
          <table:table-cell table:formula="of:=IF([.$B29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00]&lt;=[.$B$13];[.$A$2];IF([.A300]&lt;=[.$B$14];[.$A$3];IF([.A300]&lt;=[.$B$15];[.$A$4];IF([.A300]&lt;=[.$B$16];[.$A$5];IF([.A300]&lt;=[.$B$17];[.$A$6];IF([.A300]&lt;=[.$B$18];[.$A$7]))))))" office:value-type="string" office:string-value="" calcext:value-type="error">
            <text:p>#VALEUR !</text:p>
          </table:table-cell>
          <table:table-cell table:formula="of:=IF([.$B300]=[.C$19];1;0)" office:value-type="string" office:string-value="" calcext:value-type="error">
            <text:p>#VALEUR !</text:p>
          </table:table-cell>
          <table:table-cell table:formula="of:=IF([.$B300]=[.D$19];1;0)" office:value-type="string" office:string-value="" calcext:value-type="error">
            <text:p>#VALEUR !</text:p>
          </table:table-cell>
          <table:table-cell table:formula="of:=IF([.$B300]=[.E$19];1;0)" office:value-type="string" office:string-value="" calcext:value-type="error">
            <text:p>#VALEUR !</text:p>
          </table:table-cell>
          <table:table-cell table:formula="of:=IF([.$B300]=[.F$19];1;0)" office:value-type="string" office:string-value="" calcext:value-type="error">
            <text:p>#VALEUR !</text:p>
          </table:table-cell>
          <table:table-cell table:formula="of:=IF([.$B300]=[.G$19];1;0)" office:value-type="string" office:string-value="" calcext:value-type="error">
            <text:p>#VALEUR !</text:p>
          </table:table-cell>
          <table:table-cell table:formula="of:=IF([.$B30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01]&lt;=[.$B$13];[.$A$2];IF([.A301]&lt;=[.$B$14];[.$A$3];IF([.A301]&lt;=[.$B$15];[.$A$4];IF([.A301]&lt;=[.$B$16];[.$A$5];IF([.A301]&lt;=[.$B$17];[.$A$6];IF([.A301]&lt;=[.$B$18];[.$A$7]))))))" office:value-type="string" office:string-value="" calcext:value-type="error">
            <text:p>#VALEUR !</text:p>
          </table:table-cell>
          <table:table-cell table:formula="of:=IF([.$B301]=[.C$19];1;0)" office:value-type="string" office:string-value="" calcext:value-type="error">
            <text:p>#VALEUR !</text:p>
          </table:table-cell>
          <table:table-cell table:formula="of:=IF([.$B301]=[.D$19];1;0)" office:value-type="string" office:string-value="" calcext:value-type="error">
            <text:p>#VALEUR !</text:p>
          </table:table-cell>
          <table:table-cell table:formula="of:=IF([.$B301]=[.E$19];1;0)" office:value-type="string" office:string-value="" calcext:value-type="error">
            <text:p>#VALEUR !</text:p>
          </table:table-cell>
          <table:table-cell table:formula="of:=IF([.$B301]=[.F$19];1;0)" office:value-type="string" office:string-value="" calcext:value-type="error">
            <text:p>#VALEUR !</text:p>
          </table:table-cell>
          <table:table-cell table:formula="of:=IF([.$B301]=[.G$19];1;0)" office:value-type="string" office:string-value="" calcext:value-type="error">
            <text:p>#VALEUR !</text:p>
          </table:table-cell>
          <table:table-cell table:formula="of:=IF([.$B30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02]&lt;=[.$B$13];[.$A$2];IF([.A302]&lt;=[.$B$14];[.$A$3];IF([.A302]&lt;=[.$B$15];[.$A$4];IF([.A302]&lt;=[.$B$16];[.$A$5];IF([.A302]&lt;=[.$B$17];[.$A$6];IF([.A302]&lt;=[.$B$18];[.$A$7]))))))" office:value-type="string" office:string-value="" calcext:value-type="error">
            <text:p>#VALEUR !</text:p>
          </table:table-cell>
          <table:table-cell table:formula="of:=IF([.$B302]=[.C$19];1;0)" office:value-type="string" office:string-value="" calcext:value-type="error">
            <text:p>#VALEUR !</text:p>
          </table:table-cell>
          <table:table-cell table:formula="of:=IF([.$B302]=[.D$19];1;0)" office:value-type="string" office:string-value="" calcext:value-type="error">
            <text:p>#VALEUR !</text:p>
          </table:table-cell>
          <table:table-cell table:formula="of:=IF([.$B302]=[.E$19];1;0)" office:value-type="string" office:string-value="" calcext:value-type="error">
            <text:p>#VALEUR !</text:p>
          </table:table-cell>
          <table:table-cell table:formula="of:=IF([.$B302]=[.F$19];1;0)" office:value-type="string" office:string-value="" calcext:value-type="error">
            <text:p>#VALEUR !</text:p>
          </table:table-cell>
          <table:table-cell table:formula="of:=IF([.$B302]=[.G$19];1;0)" office:value-type="string" office:string-value="" calcext:value-type="error">
            <text:p>#VALEUR !</text:p>
          </table:table-cell>
          <table:table-cell table:formula="of:=IF([.$B30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03]&lt;=[.$B$13];[.$A$2];IF([.A303]&lt;=[.$B$14];[.$A$3];IF([.A303]&lt;=[.$B$15];[.$A$4];IF([.A303]&lt;=[.$B$16];[.$A$5];IF([.A303]&lt;=[.$B$17];[.$A$6];IF([.A303]&lt;=[.$B$18];[.$A$7]))))))" office:value-type="string" office:string-value="" calcext:value-type="error">
            <text:p>#VALEUR !</text:p>
          </table:table-cell>
          <table:table-cell table:formula="of:=IF([.$B303]=[.C$19];1;0)" office:value-type="string" office:string-value="" calcext:value-type="error">
            <text:p>#VALEUR !</text:p>
          </table:table-cell>
          <table:table-cell table:formula="of:=IF([.$B303]=[.D$19];1;0)" office:value-type="string" office:string-value="" calcext:value-type="error">
            <text:p>#VALEUR !</text:p>
          </table:table-cell>
          <table:table-cell table:formula="of:=IF([.$B303]=[.E$19];1;0)" office:value-type="string" office:string-value="" calcext:value-type="error">
            <text:p>#VALEUR !</text:p>
          </table:table-cell>
          <table:table-cell table:formula="of:=IF([.$B303]=[.F$19];1;0)" office:value-type="string" office:string-value="" calcext:value-type="error">
            <text:p>#VALEUR !</text:p>
          </table:table-cell>
          <table:table-cell table:formula="of:=IF([.$B303]=[.G$19];1;0)" office:value-type="string" office:string-value="" calcext:value-type="error">
            <text:p>#VALEUR !</text:p>
          </table:table-cell>
          <table:table-cell table:formula="of:=IF([.$B30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04]&lt;=[.$B$13];[.$A$2];IF([.A304]&lt;=[.$B$14];[.$A$3];IF([.A304]&lt;=[.$B$15];[.$A$4];IF([.A304]&lt;=[.$B$16];[.$A$5];IF([.A304]&lt;=[.$B$17];[.$A$6];IF([.A304]&lt;=[.$B$18];[.$A$7]))))))" office:value-type="string" office:string-value="" calcext:value-type="error">
            <text:p>#VALEUR !</text:p>
          </table:table-cell>
          <table:table-cell table:formula="of:=IF([.$B304]=[.C$19];1;0)" office:value-type="string" office:string-value="" calcext:value-type="error">
            <text:p>#VALEUR !</text:p>
          </table:table-cell>
          <table:table-cell table:formula="of:=IF([.$B304]=[.D$19];1;0)" office:value-type="string" office:string-value="" calcext:value-type="error">
            <text:p>#VALEUR !</text:p>
          </table:table-cell>
          <table:table-cell table:formula="of:=IF([.$B304]=[.E$19];1;0)" office:value-type="string" office:string-value="" calcext:value-type="error">
            <text:p>#VALEUR !</text:p>
          </table:table-cell>
          <table:table-cell table:formula="of:=IF([.$B304]=[.F$19];1;0)" office:value-type="string" office:string-value="" calcext:value-type="error">
            <text:p>#VALEUR !</text:p>
          </table:table-cell>
          <table:table-cell table:formula="of:=IF([.$B304]=[.G$19];1;0)" office:value-type="string" office:string-value="" calcext:value-type="error">
            <text:p>#VALEUR !</text:p>
          </table:table-cell>
          <table:table-cell table:formula="of:=IF([.$B30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05]&lt;=[.$B$13];[.$A$2];IF([.A305]&lt;=[.$B$14];[.$A$3];IF([.A305]&lt;=[.$B$15];[.$A$4];IF([.A305]&lt;=[.$B$16];[.$A$5];IF([.A305]&lt;=[.$B$17];[.$A$6];IF([.A305]&lt;=[.$B$18];[.$A$7]))))))" office:value-type="string" office:string-value="" calcext:value-type="error">
            <text:p>#VALEUR !</text:p>
          </table:table-cell>
          <table:table-cell table:formula="of:=IF([.$B305]=[.C$19];1;0)" office:value-type="string" office:string-value="" calcext:value-type="error">
            <text:p>#VALEUR !</text:p>
          </table:table-cell>
          <table:table-cell table:formula="of:=IF([.$B305]=[.D$19];1;0)" office:value-type="string" office:string-value="" calcext:value-type="error">
            <text:p>#VALEUR !</text:p>
          </table:table-cell>
          <table:table-cell table:formula="of:=IF([.$B305]=[.E$19];1;0)" office:value-type="string" office:string-value="" calcext:value-type="error">
            <text:p>#VALEUR !</text:p>
          </table:table-cell>
          <table:table-cell table:formula="of:=IF([.$B305]=[.F$19];1;0)" office:value-type="string" office:string-value="" calcext:value-type="error">
            <text:p>#VALEUR !</text:p>
          </table:table-cell>
          <table:table-cell table:formula="of:=IF([.$B305]=[.G$19];1;0)" office:value-type="string" office:string-value="" calcext:value-type="error">
            <text:p>#VALEUR !</text:p>
          </table:table-cell>
          <table:table-cell table:formula="of:=IF([.$B30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06]&lt;=[.$B$13];[.$A$2];IF([.A306]&lt;=[.$B$14];[.$A$3];IF([.A306]&lt;=[.$B$15];[.$A$4];IF([.A306]&lt;=[.$B$16];[.$A$5];IF([.A306]&lt;=[.$B$17];[.$A$6];IF([.A306]&lt;=[.$B$18];[.$A$7]))))))" office:value-type="string" office:string-value="" calcext:value-type="error">
            <text:p>#VALEUR !</text:p>
          </table:table-cell>
          <table:table-cell table:formula="of:=IF([.$B306]=[.C$19];1;0)" office:value-type="string" office:string-value="" calcext:value-type="error">
            <text:p>#VALEUR !</text:p>
          </table:table-cell>
          <table:table-cell table:formula="of:=IF([.$B306]=[.D$19];1;0)" office:value-type="string" office:string-value="" calcext:value-type="error">
            <text:p>#VALEUR !</text:p>
          </table:table-cell>
          <table:table-cell table:formula="of:=IF([.$B306]=[.E$19];1;0)" office:value-type="string" office:string-value="" calcext:value-type="error">
            <text:p>#VALEUR !</text:p>
          </table:table-cell>
          <table:table-cell table:formula="of:=IF([.$B306]=[.F$19];1;0)" office:value-type="string" office:string-value="" calcext:value-type="error">
            <text:p>#VALEUR !</text:p>
          </table:table-cell>
          <table:table-cell table:formula="of:=IF([.$B306]=[.G$19];1;0)" office:value-type="string" office:string-value="" calcext:value-type="error">
            <text:p>#VALEUR !</text:p>
          </table:table-cell>
          <table:table-cell table:formula="of:=IF([.$B30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07]&lt;=[.$B$13];[.$A$2];IF([.A307]&lt;=[.$B$14];[.$A$3];IF([.A307]&lt;=[.$B$15];[.$A$4];IF([.A307]&lt;=[.$B$16];[.$A$5];IF([.A307]&lt;=[.$B$17];[.$A$6];IF([.A307]&lt;=[.$B$18];[.$A$7]))))))" office:value-type="string" office:string-value="" calcext:value-type="error">
            <text:p>#VALEUR !</text:p>
          </table:table-cell>
          <table:table-cell table:formula="of:=IF([.$B307]=[.C$19];1;0)" office:value-type="string" office:string-value="" calcext:value-type="error">
            <text:p>#VALEUR !</text:p>
          </table:table-cell>
          <table:table-cell table:formula="of:=IF([.$B307]=[.D$19];1;0)" office:value-type="string" office:string-value="" calcext:value-type="error">
            <text:p>#VALEUR !</text:p>
          </table:table-cell>
          <table:table-cell table:formula="of:=IF([.$B307]=[.E$19];1;0)" office:value-type="string" office:string-value="" calcext:value-type="error">
            <text:p>#VALEUR !</text:p>
          </table:table-cell>
          <table:table-cell table:formula="of:=IF([.$B307]=[.F$19];1;0)" office:value-type="string" office:string-value="" calcext:value-type="error">
            <text:p>#VALEUR !</text:p>
          </table:table-cell>
          <table:table-cell table:formula="of:=IF([.$B307]=[.G$19];1;0)" office:value-type="string" office:string-value="" calcext:value-type="error">
            <text:p>#VALEUR !</text:p>
          </table:table-cell>
          <table:table-cell table:formula="of:=IF([.$B30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08]&lt;=[.$B$13];[.$A$2];IF([.A308]&lt;=[.$B$14];[.$A$3];IF([.A308]&lt;=[.$B$15];[.$A$4];IF([.A308]&lt;=[.$B$16];[.$A$5];IF([.A308]&lt;=[.$B$17];[.$A$6];IF([.A308]&lt;=[.$B$18];[.$A$7]))))))" office:value-type="string" office:string-value="" calcext:value-type="error">
            <text:p>#VALEUR !</text:p>
          </table:table-cell>
          <table:table-cell table:formula="of:=IF([.$B308]=[.C$19];1;0)" office:value-type="string" office:string-value="" calcext:value-type="error">
            <text:p>#VALEUR !</text:p>
          </table:table-cell>
          <table:table-cell table:formula="of:=IF([.$B308]=[.D$19];1;0)" office:value-type="string" office:string-value="" calcext:value-type="error">
            <text:p>#VALEUR !</text:p>
          </table:table-cell>
          <table:table-cell table:formula="of:=IF([.$B308]=[.E$19];1;0)" office:value-type="string" office:string-value="" calcext:value-type="error">
            <text:p>#VALEUR !</text:p>
          </table:table-cell>
          <table:table-cell table:formula="of:=IF([.$B308]=[.F$19];1;0)" office:value-type="string" office:string-value="" calcext:value-type="error">
            <text:p>#VALEUR !</text:p>
          </table:table-cell>
          <table:table-cell table:formula="of:=IF([.$B308]=[.G$19];1;0)" office:value-type="string" office:string-value="" calcext:value-type="error">
            <text:p>#VALEUR !</text:p>
          </table:table-cell>
          <table:table-cell table:formula="of:=IF([.$B30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09]&lt;=[.$B$13];[.$A$2];IF([.A309]&lt;=[.$B$14];[.$A$3];IF([.A309]&lt;=[.$B$15];[.$A$4];IF([.A309]&lt;=[.$B$16];[.$A$5];IF([.A309]&lt;=[.$B$17];[.$A$6];IF([.A309]&lt;=[.$B$18];[.$A$7]))))))" office:value-type="string" office:string-value="" calcext:value-type="error">
            <text:p>#VALEUR !</text:p>
          </table:table-cell>
          <table:table-cell table:formula="of:=IF([.$B309]=[.C$19];1;0)" office:value-type="string" office:string-value="" calcext:value-type="error">
            <text:p>#VALEUR !</text:p>
          </table:table-cell>
          <table:table-cell table:formula="of:=IF([.$B309]=[.D$19];1;0)" office:value-type="string" office:string-value="" calcext:value-type="error">
            <text:p>#VALEUR !</text:p>
          </table:table-cell>
          <table:table-cell table:formula="of:=IF([.$B309]=[.E$19];1;0)" office:value-type="string" office:string-value="" calcext:value-type="error">
            <text:p>#VALEUR !</text:p>
          </table:table-cell>
          <table:table-cell table:formula="of:=IF([.$B309]=[.F$19];1;0)" office:value-type="string" office:string-value="" calcext:value-type="error">
            <text:p>#VALEUR !</text:p>
          </table:table-cell>
          <table:table-cell table:formula="of:=IF([.$B309]=[.G$19];1;0)" office:value-type="string" office:string-value="" calcext:value-type="error">
            <text:p>#VALEUR !</text:p>
          </table:table-cell>
          <table:table-cell table:formula="of:=IF([.$B30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10]&lt;=[.$B$13];[.$A$2];IF([.A310]&lt;=[.$B$14];[.$A$3];IF([.A310]&lt;=[.$B$15];[.$A$4];IF([.A310]&lt;=[.$B$16];[.$A$5];IF([.A310]&lt;=[.$B$17];[.$A$6];IF([.A310]&lt;=[.$B$18];[.$A$7]))))))" office:value-type="string" office:string-value="" calcext:value-type="error">
            <text:p>#VALEUR !</text:p>
          </table:table-cell>
          <table:table-cell table:formula="of:=IF([.$B310]=[.C$19];1;0)" office:value-type="string" office:string-value="" calcext:value-type="error">
            <text:p>#VALEUR !</text:p>
          </table:table-cell>
          <table:table-cell table:formula="of:=IF([.$B310]=[.D$19];1;0)" office:value-type="string" office:string-value="" calcext:value-type="error">
            <text:p>#VALEUR !</text:p>
          </table:table-cell>
          <table:table-cell table:formula="of:=IF([.$B310]=[.E$19];1;0)" office:value-type="string" office:string-value="" calcext:value-type="error">
            <text:p>#VALEUR !</text:p>
          </table:table-cell>
          <table:table-cell table:formula="of:=IF([.$B310]=[.F$19];1;0)" office:value-type="string" office:string-value="" calcext:value-type="error">
            <text:p>#VALEUR !</text:p>
          </table:table-cell>
          <table:table-cell table:formula="of:=IF([.$B310]=[.G$19];1;0)" office:value-type="string" office:string-value="" calcext:value-type="error">
            <text:p>#VALEUR !</text:p>
          </table:table-cell>
          <table:table-cell table:formula="of:=IF([.$B31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11]&lt;=[.$B$13];[.$A$2];IF([.A311]&lt;=[.$B$14];[.$A$3];IF([.A311]&lt;=[.$B$15];[.$A$4];IF([.A311]&lt;=[.$B$16];[.$A$5];IF([.A311]&lt;=[.$B$17];[.$A$6];IF([.A311]&lt;=[.$B$18];[.$A$7]))))))" office:value-type="string" office:string-value="" calcext:value-type="error">
            <text:p>#VALEUR !</text:p>
          </table:table-cell>
          <table:table-cell table:formula="of:=IF([.$B311]=[.C$19];1;0)" office:value-type="string" office:string-value="" calcext:value-type="error">
            <text:p>#VALEUR !</text:p>
          </table:table-cell>
          <table:table-cell table:formula="of:=IF([.$B311]=[.D$19];1;0)" office:value-type="string" office:string-value="" calcext:value-type="error">
            <text:p>#VALEUR !</text:p>
          </table:table-cell>
          <table:table-cell table:formula="of:=IF([.$B311]=[.E$19];1;0)" office:value-type="string" office:string-value="" calcext:value-type="error">
            <text:p>#VALEUR !</text:p>
          </table:table-cell>
          <table:table-cell table:formula="of:=IF([.$B311]=[.F$19];1;0)" office:value-type="string" office:string-value="" calcext:value-type="error">
            <text:p>#VALEUR !</text:p>
          </table:table-cell>
          <table:table-cell table:formula="of:=IF([.$B311]=[.G$19];1;0)" office:value-type="string" office:string-value="" calcext:value-type="error">
            <text:p>#VALEUR !</text:p>
          </table:table-cell>
          <table:table-cell table:formula="of:=IF([.$B31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12]&lt;=[.$B$13];[.$A$2];IF([.A312]&lt;=[.$B$14];[.$A$3];IF([.A312]&lt;=[.$B$15];[.$A$4];IF([.A312]&lt;=[.$B$16];[.$A$5];IF([.A312]&lt;=[.$B$17];[.$A$6];IF([.A312]&lt;=[.$B$18];[.$A$7]))))))" office:value-type="string" office:string-value="" calcext:value-type="error">
            <text:p>#VALEUR !</text:p>
          </table:table-cell>
          <table:table-cell table:formula="of:=IF([.$B312]=[.C$19];1;0)" office:value-type="string" office:string-value="" calcext:value-type="error">
            <text:p>#VALEUR !</text:p>
          </table:table-cell>
          <table:table-cell table:formula="of:=IF([.$B312]=[.D$19];1;0)" office:value-type="string" office:string-value="" calcext:value-type="error">
            <text:p>#VALEUR !</text:p>
          </table:table-cell>
          <table:table-cell table:formula="of:=IF([.$B312]=[.E$19];1;0)" office:value-type="string" office:string-value="" calcext:value-type="error">
            <text:p>#VALEUR !</text:p>
          </table:table-cell>
          <table:table-cell table:formula="of:=IF([.$B312]=[.F$19];1;0)" office:value-type="string" office:string-value="" calcext:value-type="error">
            <text:p>#VALEUR !</text:p>
          </table:table-cell>
          <table:table-cell table:formula="of:=IF([.$B312]=[.G$19];1;0)" office:value-type="string" office:string-value="" calcext:value-type="error">
            <text:p>#VALEUR !</text:p>
          </table:table-cell>
          <table:table-cell table:formula="of:=IF([.$B31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13]&lt;=[.$B$13];[.$A$2];IF([.A313]&lt;=[.$B$14];[.$A$3];IF([.A313]&lt;=[.$B$15];[.$A$4];IF([.A313]&lt;=[.$B$16];[.$A$5];IF([.A313]&lt;=[.$B$17];[.$A$6];IF([.A313]&lt;=[.$B$18];[.$A$7]))))))" office:value-type="string" office:string-value="" calcext:value-type="error">
            <text:p>#VALEUR !</text:p>
          </table:table-cell>
          <table:table-cell table:formula="of:=IF([.$B313]=[.C$19];1;0)" office:value-type="string" office:string-value="" calcext:value-type="error">
            <text:p>#VALEUR !</text:p>
          </table:table-cell>
          <table:table-cell table:formula="of:=IF([.$B313]=[.D$19];1;0)" office:value-type="string" office:string-value="" calcext:value-type="error">
            <text:p>#VALEUR !</text:p>
          </table:table-cell>
          <table:table-cell table:formula="of:=IF([.$B313]=[.E$19];1;0)" office:value-type="string" office:string-value="" calcext:value-type="error">
            <text:p>#VALEUR !</text:p>
          </table:table-cell>
          <table:table-cell table:formula="of:=IF([.$B313]=[.F$19];1;0)" office:value-type="string" office:string-value="" calcext:value-type="error">
            <text:p>#VALEUR !</text:p>
          </table:table-cell>
          <table:table-cell table:formula="of:=IF([.$B313]=[.G$19];1;0)" office:value-type="string" office:string-value="" calcext:value-type="error">
            <text:p>#VALEUR !</text:p>
          </table:table-cell>
          <table:table-cell table:formula="of:=IF([.$B31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14]&lt;=[.$B$13];[.$A$2];IF([.A314]&lt;=[.$B$14];[.$A$3];IF([.A314]&lt;=[.$B$15];[.$A$4];IF([.A314]&lt;=[.$B$16];[.$A$5];IF([.A314]&lt;=[.$B$17];[.$A$6];IF([.A314]&lt;=[.$B$18];[.$A$7]))))))" office:value-type="string" office:string-value="" calcext:value-type="error">
            <text:p>#VALEUR !</text:p>
          </table:table-cell>
          <table:table-cell table:formula="of:=IF([.$B314]=[.C$19];1;0)" office:value-type="string" office:string-value="" calcext:value-type="error">
            <text:p>#VALEUR !</text:p>
          </table:table-cell>
          <table:table-cell table:formula="of:=IF([.$B314]=[.D$19];1;0)" office:value-type="string" office:string-value="" calcext:value-type="error">
            <text:p>#VALEUR !</text:p>
          </table:table-cell>
          <table:table-cell table:formula="of:=IF([.$B314]=[.E$19];1;0)" office:value-type="string" office:string-value="" calcext:value-type="error">
            <text:p>#VALEUR !</text:p>
          </table:table-cell>
          <table:table-cell table:formula="of:=IF([.$B314]=[.F$19];1;0)" office:value-type="string" office:string-value="" calcext:value-type="error">
            <text:p>#VALEUR !</text:p>
          </table:table-cell>
          <table:table-cell table:formula="of:=IF([.$B314]=[.G$19];1;0)" office:value-type="string" office:string-value="" calcext:value-type="error">
            <text:p>#VALEUR !</text:p>
          </table:table-cell>
          <table:table-cell table:formula="of:=IF([.$B31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15]&lt;=[.$B$13];[.$A$2];IF([.A315]&lt;=[.$B$14];[.$A$3];IF([.A315]&lt;=[.$B$15];[.$A$4];IF([.A315]&lt;=[.$B$16];[.$A$5];IF([.A315]&lt;=[.$B$17];[.$A$6];IF([.A315]&lt;=[.$B$18];[.$A$7]))))))" office:value-type="string" office:string-value="" calcext:value-type="error">
            <text:p>#VALEUR !</text:p>
          </table:table-cell>
          <table:table-cell table:formula="of:=IF([.$B315]=[.C$19];1;0)" office:value-type="string" office:string-value="" calcext:value-type="error">
            <text:p>#VALEUR !</text:p>
          </table:table-cell>
          <table:table-cell table:formula="of:=IF([.$B315]=[.D$19];1;0)" office:value-type="string" office:string-value="" calcext:value-type="error">
            <text:p>#VALEUR !</text:p>
          </table:table-cell>
          <table:table-cell table:formula="of:=IF([.$B315]=[.E$19];1;0)" office:value-type="string" office:string-value="" calcext:value-type="error">
            <text:p>#VALEUR !</text:p>
          </table:table-cell>
          <table:table-cell table:formula="of:=IF([.$B315]=[.F$19];1;0)" office:value-type="string" office:string-value="" calcext:value-type="error">
            <text:p>#VALEUR !</text:p>
          </table:table-cell>
          <table:table-cell table:formula="of:=IF([.$B315]=[.G$19];1;0)" office:value-type="string" office:string-value="" calcext:value-type="error">
            <text:p>#VALEUR !</text:p>
          </table:table-cell>
          <table:table-cell table:formula="of:=IF([.$B31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16]&lt;=[.$B$13];[.$A$2];IF([.A316]&lt;=[.$B$14];[.$A$3];IF([.A316]&lt;=[.$B$15];[.$A$4];IF([.A316]&lt;=[.$B$16];[.$A$5];IF([.A316]&lt;=[.$B$17];[.$A$6];IF([.A316]&lt;=[.$B$18];[.$A$7]))))))" office:value-type="string" office:string-value="" calcext:value-type="error">
            <text:p>#VALEUR !</text:p>
          </table:table-cell>
          <table:table-cell table:formula="of:=IF([.$B316]=[.C$19];1;0)" office:value-type="string" office:string-value="" calcext:value-type="error">
            <text:p>#VALEUR !</text:p>
          </table:table-cell>
          <table:table-cell table:formula="of:=IF([.$B316]=[.D$19];1;0)" office:value-type="string" office:string-value="" calcext:value-type="error">
            <text:p>#VALEUR !</text:p>
          </table:table-cell>
          <table:table-cell table:formula="of:=IF([.$B316]=[.E$19];1;0)" office:value-type="string" office:string-value="" calcext:value-type="error">
            <text:p>#VALEUR !</text:p>
          </table:table-cell>
          <table:table-cell table:formula="of:=IF([.$B316]=[.F$19];1;0)" office:value-type="string" office:string-value="" calcext:value-type="error">
            <text:p>#VALEUR !</text:p>
          </table:table-cell>
          <table:table-cell table:formula="of:=IF([.$B316]=[.G$19];1;0)" office:value-type="string" office:string-value="" calcext:value-type="error">
            <text:p>#VALEUR !</text:p>
          </table:table-cell>
          <table:table-cell table:formula="of:=IF([.$B31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17]&lt;=[.$B$13];[.$A$2];IF([.A317]&lt;=[.$B$14];[.$A$3];IF([.A317]&lt;=[.$B$15];[.$A$4];IF([.A317]&lt;=[.$B$16];[.$A$5];IF([.A317]&lt;=[.$B$17];[.$A$6];IF([.A317]&lt;=[.$B$18];[.$A$7]))))))" office:value-type="string" office:string-value="" calcext:value-type="error">
            <text:p>#VALEUR !</text:p>
          </table:table-cell>
          <table:table-cell table:formula="of:=IF([.$B317]=[.C$19];1;0)" office:value-type="string" office:string-value="" calcext:value-type="error">
            <text:p>#VALEUR !</text:p>
          </table:table-cell>
          <table:table-cell table:formula="of:=IF([.$B317]=[.D$19];1;0)" office:value-type="string" office:string-value="" calcext:value-type="error">
            <text:p>#VALEUR !</text:p>
          </table:table-cell>
          <table:table-cell table:formula="of:=IF([.$B317]=[.E$19];1;0)" office:value-type="string" office:string-value="" calcext:value-type="error">
            <text:p>#VALEUR !</text:p>
          </table:table-cell>
          <table:table-cell table:formula="of:=IF([.$B317]=[.F$19];1;0)" office:value-type="string" office:string-value="" calcext:value-type="error">
            <text:p>#VALEUR !</text:p>
          </table:table-cell>
          <table:table-cell table:formula="of:=IF([.$B317]=[.G$19];1;0)" office:value-type="string" office:string-value="" calcext:value-type="error">
            <text:p>#VALEUR !</text:p>
          </table:table-cell>
          <table:table-cell table:formula="of:=IF([.$B31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18]&lt;=[.$B$13];[.$A$2];IF([.A318]&lt;=[.$B$14];[.$A$3];IF([.A318]&lt;=[.$B$15];[.$A$4];IF([.A318]&lt;=[.$B$16];[.$A$5];IF([.A318]&lt;=[.$B$17];[.$A$6];IF([.A318]&lt;=[.$B$18];[.$A$7]))))))" office:value-type="string" office:string-value="" calcext:value-type="error">
            <text:p>#VALEUR !</text:p>
          </table:table-cell>
          <table:table-cell table:formula="of:=IF([.$B318]=[.C$19];1;0)" office:value-type="string" office:string-value="" calcext:value-type="error">
            <text:p>#VALEUR !</text:p>
          </table:table-cell>
          <table:table-cell table:formula="of:=IF([.$B318]=[.D$19];1;0)" office:value-type="string" office:string-value="" calcext:value-type="error">
            <text:p>#VALEUR !</text:p>
          </table:table-cell>
          <table:table-cell table:formula="of:=IF([.$B318]=[.E$19];1;0)" office:value-type="string" office:string-value="" calcext:value-type="error">
            <text:p>#VALEUR !</text:p>
          </table:table-cell>
          <table:table-cell table:formula="of:=IF([.$B318]=[.F$19];1;0)" office:value-type="string" office:string-value="" calcext:value-type="error">
            <text:p>#VALEUR !</text:p>
          </table:table-cell>
          <table:table-cell table:formula="of:=IF([.$B318]=[.G$19];1;0)" office:value-type="string" office:string-value="" calcext:value-type="error">
            <text:p>#VALEUR !</text:p>
          </table:table-cell>
          <table:table-cell table:formula="of:=IF([.$B31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19]&lt;=[.$B$13];[.$A$2];IF([.A319]&lt;=[.$B$14];[.$A$3];IF([.A319]&lt;=[.$B$15];[.$A$4];IF([.A319]&lt;=[.$B$16];[.$A$5];IF([.A319]&lt;=[.$B$17];[.$A$6];IF([.A319]&lt;=[.$B$18];[.$A$7]))))))" office:value-type="string" office:string-value="" calcext:value-type="error">
            <text:p>#VALEUR !</text:p>
          </table:table-cell>
          <table:table-cell table:formula="of:=IF([.$B319]=[.C$19];1;0)" office:value-type="string" office:string-value="" calcext:value-type="error">
            <text:p>#VALEUR !</text:p>
          </table:table-cell>
          <table:table-cell table:formula="of:=IF([.$B319]=[.D$19];1;0)" office:value-type="string" office:string-value="" calcext:value-type="error">
            <text:p>#VALEUR !</text:p>
          </table:table-cell>
          <table:table-cell table:formula="of:=IF([.$B319]=[.E$19];1;0)" office:value-type="string" office:string-value="" calcext:value-type="error">
            <text:p>#VALEUR !</text:p>
          </table:table-cell>
          <table:table-cell table:formula="of:=IF([.$B319]=[.F$19];1;0)" office:value-type="string" office:string-value="" calcext:value-type="error">
            <text:p>#VALEUR !</text:p>
          </table:table-cell>
          <table:table-cell table:formula="of:=IF([.$B319]=[.G$19];1;0)" office:value-type="string" office:string-value="" calcext:value-type="error">
            <text:p>#VALEUR !</text:p>
          </table:table-cell>
          <table:table-cell table:formula="of:=IF([.$B31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20]&lt;=[.$B$13];[.$A$2];IF([.A320]&lt;=[.$B$14];[.$A$3];IF([.A320]&lt;=[.$B$15];[.$A$4];IF([.A320]&lt;=[.$B$16];[.$A$5];IF([.A320]&lt;=[.$B$17];[.$A$6];IF([.A320]&lt;=[.$B$18];[.$A$7]))))))" office:value-type="string" office:string-value="" calcext:value-type="error">
            <text:p>#VALEUR !</text:p>
          </table:table-cell>
          <table:table-cell table:formula="of:=IF([.$B320]=[.C$19];1;0)" office:value-type="string" office:string-value="" calcext:value-type="error">
            <text:p>#VALEUR !</text:p>
          </table:table-cell>
          <table:table-cell table:formula="of:=IF([.$B320]=[.D$19];1;0)" office:value-type="string" office:string-value="" calcext:value-type="error">
            <text:p>#VALEUR !</text:p>
          </table:table-cell>
          <table:table-cell table:formula="of:=IF([.$B320]=[.E$19];1;0)" office:value-type="string" office:string-value="" calcext:value-type="error">
            <text:p>#VALEUR !</text:p>
          </table:table-cell>
          <table:table-cell table:formula="of:=IF([.$B320]=[.F$19];1;0)" office:value-type="string" office:string-value="" calcext:value-type="error">
            <text:p>#VALEUR !</text:p>
          </table:table-cell>
          <table:table-cell table:formula="of:=IF([.$B320]=[.G$19];1;0)" office:value-type="string" office:string-value="" calcext:value-type="error">
            <text:p>#VALEUR !</text:p>
          </table:table-cell>
          <table:table-cell table:formula="of:=IF([.$B32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21]&lt;=[.$B$13];[.$A$2];IF([.A321]&lt;=[.$B$14];[.$A$3];IF([.A321]&lt;=[.$B$15];[.$A$4];IF([.A321]&lt;=[.$B$16];[.$A$5];IF([.A321]&lt;=[.$B$17];[.$A$6];IF([.A321]&lt;=[.$B$18];[.$A$7]))))))" office:value-type="string" office:string-value="" calcext:value-type="error">
            <text:p>#VALEUR !</text:p>
          </table:table-cell>
          <table:table-cell table:formula="of:=IF([.$B321]=[.C$19];1;0)" office:value-type="string" office:string-value="" calcext:value-type="error">
            <text:p>#VALEUR !</text:p>
          </table:table-cell>
          <table:table-cell table:formula="of:=IF([.$B321]=[.D$19];1;0)" office:value-type="string" office:string-value="" calcext:value-type="error">
            <text:p>#VALEUR !</text:p>
          </table:table-cell>
          <table:table-cell table:formula="of:=IF([.$B321]=[.E$19];1;0)" office:value-type="string" office:string-value="" calcext:value-type="error">
            <text:p>#VALEUR !</text:p>
          </table:table-cell>
          <table:table-cell table:formula="of:=IF([.$B321]=[.F$19];1;0)" office:value-type="string" office:string-value="" calcext:value-type="error">
            <text:p>#VALEUR !</text:p>
          </table:table-cell>
          <table:table-cell table:formula="of:=IF([.$B321]=[.G$19];1;0)" office:value-type="string" office:string-value="" calcext:value-type="error">
            <text:p>#VALEUR !</text:p>
          </table:table-cell>
          <table:table-cell table:formula="of:=IF([.$B32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22]&lt;=[.$B$13];[.$A$2];IF([.A322]&lt;=[.$B$14];[.$A$3];IF([.A322]&lt;=[.$B$15];[.$A$4];IF([.A322]&lt;=[.$B$16];[.$A$5];IF([.A322]&lt;=[.$B$17];[.$A$6];IF([.A322]&lt;=[.$B$18];[.$A$7]))))))" office:value-type="string" office:string-value="" calcext:value-type="error">
            <text:p>#VALEUR !</text:p>
          </table:table-cell>
          <table:table-cell table:formula="of:=IF([.$B322]=[.C$19];1;0)" office:value-type="string" office:string-value="" calcext:value-type="error">
            <text:p>#VALEUR !</text:p>
          </table:table-cell>
          <table:table-cell table:formula="of:=IF([.$B322]=[.D$19];1;0)" office:value-type="string" office:string-value="" calcext:value-type="error">
            <text:p>#VALEUR !</text:p>
          </table:table-cell>
          <table:table-cell table:formula="of:=IF([.$B322]=[.E$19];1;0)" office:value-type="string" office:string-value="" calcext:value-type="error">
            <text:p>#VALEUR !</text:p>
          </table:table-cell>
          <table:table-cell table:formula="of:=IF([.$B322]=[.F$19];1;0)" office:value-type="string" office:string-value="" calcext:value-type="error">
            <text:p>#VALEUR !</text:p>
          </table:table-cell>
          <table:table-cell table:formula="of:=IF([.$B322]=[.G$19];1;0)" office:value-type="string" office:string-value="" calcext:value-type="error">
            <text:p>#VALEUR !</text:p>
          </table:table-cell>
          <table:table-cell table:formula="of:=IF([.$B32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23]&lt;=[.$B$13];[.$A$2];IF([.A323]&lt;=[.$B$14];[.$A$3];IF([.A323]&lt;=[.$B$15];[.$A$4];IF([.A323]&lt;=[.$B$16];[.$A$5];IF([.A323]&lt;=[.$B$17];[.$A$6];IF([.A323]&lt;=[.$B$18];[.$A$7]))))))" office:value-type="string" office:string-value="" calcext:value-type="error">
            <text:p>#VALEUR !</text:p>
          </table:table-cell>
          <table:table-cell table:formula="of:=IF([.$B323]=[.C$19];1;0)" office:value-type="string" office:string-value="" calcext:value-type="error">
            <text:p>#VALEUR !</text:p>
          </table:table-cell>
          <table:table-cell table:formula="of:=IF([.$B323]=[.D$19];1;0)" office:value-type="string" office:string-value="" calcext:value-type="error">
            <text:p>#VALEUR !</text:p>
          </table:table-cell>
          <table:table-cell table:formula="of:=IF([.$B323]=[.E$19];1;0)" office:value-type="string" office:string-value="" calcext:value-type="error">
            <text:p>#VALEUR !</text:p>
          </table:table-cell>
          <table:table-cell table:formula="of:=IF([.$B323]=[.F$19];1;0)" office:value-type="string" office:string-value="" calcext:value-type="error">
            <text:p>#VALEUR !</text:p>
          </table:table-cell>
          <table:table-cell table:formula="of:=IF([.$B323]=[.G$19];1;0)" office:value-type="string" office:string-value="" calcext:value-type="error">
            <text:p>#VALEUR !</text:p>
          </table:table-cell>
          <table:table-cell table:formula="of:=IF([.$B32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24]&lt;=[.$B$13];[.$A$2];IF([.A324]&lt;=[.$B$14];[.$A$3];IF([.A324]&lt;=[.$B$15];[.$A$4];IF([.A324]&lt;=[.$B$16];[.$A$5];IF([.A324]&lt;=[.$B$17];[.$A$6];IF([.A324]&lt;=[.$B$18];[.$A$7]))))))" office:value-type="string" office:string-value="" calcext:value-type="error">
            <text:p>#VALEUR !</text:p>
          </table:table-cell>
          <table:table-cell table:formula="of:=IF([.$B324]=[.C$19];1;0)" office:value-type="string" office:string-value="" calcext:value-type="error">
            <text:p>#VALEUR !</text:p>
          </table:table-cell>
          <table:table-cell table:formula="of:=IF([.$B324]=[.D$19];1;0)" office:value-type="string" office:string-value="" calcext:value-type="error">
            <text:p>#VALEUR !</text:p>
          </table:table-cell>
          <table:table-cell table:formula="of:=IF([.$B324]=[.E$19];1;0)" office:value-type="string" office:string-value="" calcext:value-type="error">
            <text:p>#VALEUR !</text:p>
          </table:table-cell>
          <table:table-cell table:formula="of:=IF([.$B324]=[.F$19];1;0)" office:value-type="string" office:string-value="" calcext:value-type="error">
            <text:p>#VALEUR !</text:p>
          </table:table-cell>
          <table:table-cell table:formula="of:=IF([.$B324]=[.G$19];1;0)" office:value-type="string" office:string-value="" calcext:value-type="error">
            <text:p>#VALEUR !</text:p>
          </table:table-cell>
          <table:table-cell table:formula="of:=IF([.$B32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25]&lt;=[.$B$13];[.$A$2];IF([.A325]&lt;=[.$B$14];[.$A$3];IF([.A325]&lt;=[.$B$15];[.$A$4];IF([.A325]&lt;=[.$B$16];[.$A$5];IF([.A325]&lt;=[.$B$17];[.$A$6];IF([.A325]&lt;=[.$B$18];[.$A$7]))))))" office:value-type="string" office:string-value="" calcext:value-type="error">
            <text:p>#VALEUR !</text:p>
          </table:table-cell>
          <table:table-cell table:formula="of:=IF([.$B325]=[.C$19];1;0)" office:value-type="string" office:string-value="" calcext:value-type="error">
            <text:p>#VALEUR !</text:p>
          </table:table-cell>
          <table:table-cell table:formula="of:=IF([.$B325]=[.D$19];1;0)" office:value-type="string" office:string-value="" calcext:value-type="error">
            <text:p>#VALEUR !</text:p>
          </table:table-cell>
          <table:table-cell table:formula="of:=IF([.$B325]=[.E$19];1;0)" office:value-type="string" office:string-value="" calcext:value-type="error">
            <text:p>#VALEUR !</text:p>
          </table:table-cell>
          <table:table-cell table:formula="of:=IF([.$B325]=[.F$19];1;0)" office:value-type="string" office:string-value="" calcext:value-type="error">
            <text:p>#VALEUR !</text:p>
          </table:table-cell>
          <table:table-cell table:formula="of:=IF([.$B325]=[.G$19];1;0)" office:value-type="string" office:string-value="" calcext:value-type="error">
            <text:p>#VALEUR !</text:p>
          </table:table-cell>
          <table:table-cell table:formula="of:=IF([.$B32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26]&lt;=[.$B$13];[.$A$2];IF([.A326]&lt;=[.$B$14];[.$A$3];IF([.A326]&lt;=[.$B$15];[.$A$4];IF([.A326]&lt;=[.$B$16];[.$A$5];IF([.A326]&lt;=[.$B$17];[.$A$6];IF([.A326]&lt;=[.$B$18];[.$A$7]))))))" office:value-type="string" office:string-value="" calcext:value-type="error">
            <text:p>#VALEUR !</text:p>
          </table:table-cell>
          <table:table-cell table:formula="of:=IF([.$B326]=[.C$19];1;0)" office:value-type="string" office:string-value="" calcext:value-type="error">
            <text:p>#VALEUR !</text:p>
          </table:table-cell>
          <table:table-cell table:formula="of:=IF([.$B326]=[.D$19];1;0)" office:value-type="string" office:string-value="" calcext:value-type="error">
            <text:p>#VALEUR !</text:p>
          </table:table-cell>
          <table:table-cell table:formula="of:=IF([.$B326]=[.E$19];1;0)" office:value-type="string" office:string-value="" calcext:value-type="error">
            <text:p>#VALEUR !</text:p>
          </table:table-cell>
          <table:table-cell table:formula="of:=IF([.$B326]=[.F$19];1;0)" office:value-type="string" office:string-value="" calcext:value-type="error">
            <text:p>#VALEUR !</text:p>
          </table:table-cell>
          <table:table-cell table:formula="of:=IF([.$B326]=[.G$19];1;0)" office:value-type="string" office:string-value="" calcext:value-type="error">
            <text:p>#VALEUR !</text:p>
          </table:table-cell>
          <table:table-cell table:formula="of:=IF([.$B32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27]&lt;=[.$B$13];[.$A$2];IF([.A327]&lt;=[.$B$14];[.$A$3];IF([.A327]&lt;=[.$B$15];[.$A$4];IF([.A327]&lt;=[.$B$16];[.$A$5];IF([.A327]&lt;=[.$B$17];[.$A$6];IF([.A327]&lt;=[.$B$18];[.$A$7]))))))" office:value-type="string" office:string-value="" calcext:value-type="error">
            <text:p>#VALEUR !</text:p>
          </table:table-cell>
          <table:table-cell table:formula="of:=IF([.$B327]=[.C$19];1;0)" office:value-type="string" office:string-value="" calcext:value-type="error">
            <text:p>#VALEUR !</text:p>
          </table:table-cell>
          <table:table-cell table:formula="of:=IF([.$B327]=[.D$19];1;0)" office:value-type="string" office:string-value="" calcext:value-type="error">
            <text:p>#VALEUR !</text:p>
          </table:table-cell>
          <table:table-cell table:formula="of:=IF([.$B327]=[.E$19];1;0)" office:value-type="string" office:string-value="" calcext:value-type="error">
            <text:p>#VALEUR !</text:p>
          </table:table-cell>
          <table:table-cell table:formula="of:=IF([.$B327]=[.F$19];1;0)" office:value-type="string" office:string-value="" calcext:value-type="error">
            <text:p>#VALEUR !</text:p>
          </table:table-cell>
          <table:table-cell table:formula="of:=IF([.$B327]=[.G$19];1;0)" office:value-type="string" office:string-value="" calcext:value-type="error">
            <text:p>#VALEUR !</text:p>
          </table:table-cell>
          <table:table-cell table:formula="of:=IF([.$B32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28]&lt;=[.$B$13];[.$A$2];IF([.A328]&lt;=[.$B$14];[.$A$3];IF([.A328]&lt;=[.$B$15];[.$A$4];IF([.A328]&lt;=[.$B$16];[.$A$5];IF([.A328]&lt;=[.$B$17];[.$A$6];IF([.A328]&lt;=[.$B$18];[.$A$7]))))))" office:value-type="string" office:string-value="" calcext:value-type="error">
            <text:p>#VALEUR !</text:p>
          </table:table-cell>
          <table:table-cell table:formula="of:=IF([.$B328]=[.C$19];1;0)" office:value-type="string" office:string-value="" calcext:value-type="error">
            <text:p>#VALEUR !</text:p>
          </table:table-cell>
          <table:table-cell table:formula="of:=IF([.$B328]=[.D$19];1;0)" office:value-type="string" office:string-value="" calcext:value-type="error">
            <text:p>#VALEUR !</text:p>
          </table:table-cell>
          <table:table-cell table:formula="of:=IF([.$B328]=[.E$19];1;0)" office:value-type="string" office:string-value="" calcext:value-type="error">
            <text:p>#VALEUR !</text:p>
          </table:table-cell>
          <table:table-cell table:formula="of:=IF([.$B328]=[.F$19];1;0)" office:value-type="string" office:string-value="" calcext:value-type="error">
            <text:p>#VALEUR !</text:p>
          </table:table-cell>
          <table:table-cell table:formula="of:=IF([.$B328]=[.G$19];1;0)" office:value-type="string" office:string-value="" calcext:value-type="error">
            <text:p>#VALEUR !</text:p>
          </table:table-cell>
          <table:table-cell table:formula="of:=IF([.$B32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29]&lt;=[.$B$13];[.$A$2];IF([.A329]&lt;=[.$B$14];[.$A$3];IF([.A329]&lt;=[.$B$15];[.$A$4];IF([.A329]&lt;=[.$B$16];[.$A$5];IF([.A329]&lt;=[.$B$17];[.$A$6];IF([.A329]&lt;=[.$B$18];[.$A$7]))))))" office:value-type="string" office:string-value="" calcext:value-type="error">
            <text:p>#VALEUR !</text:p>
          </table:table-cell>
          <table:table-cell table:formula="of:=IF([.$B329]=[.C$19];1;0)" office:value-type="string" office:string-value="" calcext:value-type="error">
            <text:p>#VALEUR !</text:p>
          </table:table-cell>
          <table:table-cell table:formula="of:=IF([.$B329]=[.D$19];1;0)" office:value-type="string" office:string-value="" calcext:value-type="error">
            <text:p>#VALEUR !</text:p>
          </table:table-cell>
          <table:table-cell table:formula="of:=IF([.$B329]=[.E$19];1;0)" office:value-type="string" office:string-value="" calcext:value-type="error">
            <text:p>#VALEUR !</text:p>
          </table:table-cell>
          <table:table-cell table:formula="of:=IF([.$B329]=[.F$19];1;0)" office:value-type="string" office:string-value="" calcext:value-type="error">
            <text:p>#VALEUR !</text:p>
          </table:table-cell>
          <table:table-cell table:formula="of:=IF([.$B329]=[.G$19];1;0)" office:value-type="string" office:string-value="" calcext:value-type="error">
            <text:p>#VALEUR !</text:p>
          </table:table-cell>
          <table:table-cell table:formula="of:=IF([.$B32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30]&lt;=[.$B$13];[.$A$2];IF([.A330]&lt;=[.$B$14];[.$A$3];IF([.A330]&lt;=[.$B$15];[.$A$4];IF([.A330]&lt;=[.$B$16];[.$A$5];IF([.A330]&lt;=[.$B$17];[.$A$6];IF([.A330]&lt;=[.$B$18];[.$A$7]))))))" office:value-type="string" office:string-value="" calcext:value-type="error">
            <text:p>#VALEUR !</text:p>
          </table:table-cell>
          <table:table-cell table:formula="of:=IF([.$B330]=[.C$19];1;0)" office:value-type="string" office:string-value="" calcext:value-type="error">
            <text:p>#VALEUR !</text:p>
          </table:table-cell>
          <table:table-cell table:formula="of:=IF([.$B330]=[.D$19];1;0)" office:value-type="string" office:string-value="" calcext:value-type="error">
            <text:p>#VALEUR !</text:p>
          </table:table-cell>
          <table:table-cell table:formula="of:=IF([.$B330]=[.E$19];1;0)" office:value-type="string" office:string-value="" calcext:value-type="error">
            <text:p>#VALEUR !</text:p>
          </table:table-cell>
          <table:table-cell table:formula="of:=IF([.$B330]=[.F$19];1;0)" office:value-type="string" office:string-value="" calcext:value-type="error">
            <text:p>#VALEUR !</text:p>
          </table:table-cell>
          <table:table-cell table:formula="of:=IF([.$B330]=[.G$19];1;0)" office:value-type="string" office:string-value="" calcext:value-type="error">
            <text:p>#VALEUR !</text:p>
          </table:table-cell>
          <table:table-cell table:formula="of:=IF([.$B33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31]&lt;=[.$B$13];[.$A$2];IF([.A331]&lt;=[.$B$14];[.$A$3];IF([.A331]&lt;=[.$B$15];[.$A$4];IF([.A331]&lt;=[.$B$16];[.$A$5];IF([.A331]&lt;=[.$B$17];[.$A$6];IF([.A331]&lt;=[.$B$18];[.$A$7]))))))" office:value-type="string" office:string-value="" calcext:value-type="error">
            <text:p>#VALEUR !</text:p>
          </table:table-cell>
          <table:table-cell table:formula="of:=IF([.$B331]=[.C$19];1;0)" office:value-type="string" office:string-value="" calcext:value-type="error">
            <text:p>#VALEUR !</text:p>
          </table:table-cell>
          <table:table-cell table:formula="of:=IF([.$B331]=[.D$19];1;0)" office:value-type="string" office:string-value="" calcext:value-type="error">
            <text:p>#VALEUR !</text:p>
          </table:table-cell>
          <table:table-cell table:formula="of:=IF([.$B331]=[.E$19];1;0)" office:value-type="string" office:string-value="" calcext:value-type="error">
            <text:p>#VALEUR !</text:p>
          </table:table-cell>
          <table:table-cell table:formula="of:=IF([.$B331]=[.F$19];1;0)" office:value-type="string" office:string-value="" calcext:value-type="error">
            <text:p>#VALEUR !</text:p>
          </table:table-cell>
          <table:table-cell table:formula="of:=IF([.$B331]=[.G$19];1;0)" office:value-type="string" office:string-value="" calcext:value-type="error">
            <text:p>#VALEUR !</text:p>
          </table:table-cell>
          <table:table-cell table:formula="of:=IF([.$B33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32]&lt;=[.$B$13];[.$A$2];IF([.A332]&lt;=[.$B$14];[.$A$3];IF([.A332]&lt;=[.$B$15];[.$A$4];IF([.A332]&lt;=[.$B$16];[.$A$5];IF([.A332]&lt;=[.$B$17];[.$A$6];IF([.A332]&lt;=[.$B$18];[.$A$7]))))))" office:value-type="string" office:string-value="" calcext:value-type="error">
            <text:p>#VALEUR !</text:p>
          </table:table-cell>
          <table:table-cell table:formula="of:=IF([.$B332]=[.C$19];1;0)" office:value-type="string" office:string-value="" calcext:value-type="error">
            <text:p>#VALEUR !</text:p>
          </table:table-cell>
          <table:table-cell table:formula="of:=IF([.$B332]=[.D$19];1;0)" office:value-type="string" office:string-value="" calcext:value-type="error">
            <text:p>#VALEUR !</text:p>
          </table:table-cell>
          <table:table-cell table:formula="of:=IF([.$B332]=[.E$19];1;0)" office:value-type="string" office:string-value="" calcext:value-type="error">
            <text:p>#VALEUR !</text:p>
          </table:table-cell>
          <table:table-cell table:formula="of:=IF([.$B332]=[.F$19];1;0)" office:value-type="string" office:string-value="" calcext:value-type="error">
            <text:p>#VALEUR !</text:p>
          </table:table-cell>
          <table:table-cell table:formula="of:=IF([.$B332]=[.G$19];1;0)" office:value-type="string" office:string-value="" calcext:value-type="error">
            <text:p>#VALEUR !</text:p>
          </table:table-cell>
          <table:table-cell table:formula="of:=IF([.$B33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33]&lt;=[.$B$13];[.$A$2];IF([.A333]&lt;=[.$B$14];[.$A$3];IF([.A333]&lt;=[.$B$15];[.$A$4];IF([.A333]&lt;=[.$B$16];[.$A$5];IF([.A333]&lt;=[.$B$17];[.$A$6];IF([.A333]&lt;=[.$B$18];[.$A$7]))))))" office:value-type="string" office:string-value="" calcext:value-type="error">
            <text:p>#VALEUR !</text:p>
          </table:table-cell>
          <table:table-cell table:formula="of:=IF([.$B333]=[.C$19];1;0)" office:value-type="string" office:string-value="" calcext:value-type="error">
            <text:p>#VALEUR !</text:p>
          </table:table-cell>
          <table:table-cell table:formula="of:=IF([.$B333]=[.D$19];1;0)" office:value-type="string" office:string-value="" calcext:value-type="error">
            <text:p>#VALEUR !</text:p>
          </table:table-cell>
          <table:table-cell table:formula="of:=IF([.$B333]=[.E$19];1;0)" office:value-type="string" office:string-value="" calcext:value-type="error">
            <text:p>#VALEUR !</text:p>
          </table:table-cell>
          <table:table-cell table:formula="of:=IF([.$B333]=[.F$19];1;0)" office:value-type="string" office:string-value="" calcext:value-type="error">
            <text:p>#VALEUR !</text:p>
          </table:table-cell>
          <table:table-cell table:formula="of:=IF([.$B333]=[.G$19];1;0)" office:value-type="string" office:string-value="" calcext:value-type="error">
            <text:p>#VALEUR !</text:p>
          </table:table-cell>
          <table:table-cell table:formula="of:=IF([.$B33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34]&lt;=[.$B$13];[.$A$2];IF([.A334]&lt;=[.$B$14];[.$A$3];IF([.A334]&lt;=[.$B$15];[.$A$4];IF([.A334]&lt;=[.$B$16];[.$A$5];IF([.A334]&lt;=[.$B$17];[.$A$6];IF([.A334]&lt;=[.$B$18];[.$A$7]))))))" office:value-type="string" office:string-value="" calcext:value-type="error">
            <text:p>#VALEUR !</text:p>
          </table:table-cell>
          <table:table-cell table:formula="of:=IF([.$B334]=[.C$19];1;0)" office:value-type="string" office:string-value="" calcext:value-type="error">
            <text:p>#VALEUR !</text:p>
          </table:table-cell>
          <table:table-cell table:formula="of:=IF([.$B334]=[.D$19];1;0)" office:value-type="string" office:string-value="" calcext:value-type="error">
            <text:p>#VALEUR !</text:p>
          </table:table-cell>
          <table:table-cell table:formula="of:=IF([.$B334]=[.E$19];1;0)" office:value-type="string" office:string-value="" calcext:value-type="error">
            <text:p>#VALEUR !</text:p>
          </table:table-cell>
          <table:table-cell table:formula="of:=IF([.$B334]=[.F$19];1;0)" office:value-type="string" office:string-value="" calcext:value-type="error">
            <text:p>#VALEUR !</text:p>
          </table:table-cell>
          <table:table-cell table:formula="of:=IF([.$B334]=[.G$19];1;0)" office:value-type="string" office:string-value="" calcext:value-type="error">
            <text:p>#VALEUR !</text:p>
          </table:table-cell>
          <table:table-cell table:formula="of:=IF([.$B33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35]&lt;=[.$B$13];[.$A$2];IF([.A335]&lt;=[.$B$14];[.$A$3];IF([.A335]&lt;=[.$B$15];[.$A$4];IF([.A335]&lt;=[.$B$16];[.$A$5];IF([.A335]&lt;=[.$B$17];[.$A$6];IF([.A335]&lt;=[.$B$18];[.$A$7]))))))" office:value-type="string" office:string-value="" calcext:value-type="error">
            <text:p>#VALEUR !</text:p>
          </table:table-cell>
          <table:table-cell table:formula="of:=IF([.$B335]=[.C$19];1;0)" office:value-type="string" office:string-value="" calcext:value-type="error">
            <text:p>#VALEUR !</text:p>
          </table:table-cell>
          <table:table-cell table:formula="of:=IF([.$B335]=[.D$19];1;0)" office:value-type="string" office:string-value="" calcext:value-type="error">
            <text:p>#VALEUR !</text:p>
          </table:table-cell>
          <table:table-cell table:formula="of:=IF([.$B335]=[.E$19];1;0)" office:value-type="string" office:string-value="" calcext:value-type="error">
            <text:p>#VALEUR !</text:p>
          </table:table-cell>
          <table:table-cell table:formula="of:=IF([.$B335]=[.F$19];1;0)" office:value-type="string" office:string-value="" calcext:value-type="error">
            <text:p>#VALEUR !</text:p>
          </table:table-cell>
          <table:table-cell table:formula="of:=IF([.$B335]=[.G$19];1;0)" office:value-type="string" office:string-value="" calcext:value-type="error">
            <text:p>#VALEUR !</text:p>
          </table:table-cell>
          <table:table-cell table:formula="of:=IF([.$B33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36]&lt;=[.$B$13];[.$A$2];IF([.A336]&lt;=[.$B$14];[.$A$3];IF([.A336]&lt;=[.$B$15];[.$A$4];IF([.A336]&lt;=[.$B$16];[.$A$5];IF([.A336]&lt;=[.$B$17];[.$A$6];IF([.A336]&lt;=[.$B$18];[.$A$7]))))))" office:value-type="string" office:string-value="" calcext:value-type="error">
            <text:p>#VALEUR !</text:p>
          </table:table-cell>
          <table:table-cell table:formula="of:=IF([.$B336]=[.C$19];1;0)" office:value-type="string" office:string-value="" calcext:value-type="error">
            <text:p>#VALEUR !</text:p>
          </table:table-cell>
          <table:table-cell table:formula="of:=IF([.$B336]=[.D$19];1;0)" office:value-type="string" office:string-value="" calcext:value-type="error">
            <text:p>#VALEUR !</text:p>
          </table:table-cell>
          <table:table-cell table:formula="of:=IF([.$B336]=[.E$19];1;0)" office:value-type="string" office:string-value="" calcext:value-type="error">
            <text:p>#VALEUR !</text:p>
          </table:table-cell>
          <table:table-cell table:formula="of:=IF([.$B336]=[.F$19];1;0)" office:value-type="string" office:string-value="" calcext:value-type="error">
            <text:p>#VALEUR !</text:p>
          </table:table-cell>
          <table:table-cell table:formula="of:=IF([.$B336]=[.G$19];1;0)" office:value-type="string" office:string-value="" calcext:value-type="error">
            <text:p>#VALEUR !</text:p>
          </table:table-cell>
          <table:table-cell table:formula="of:=IF([.$B33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37]&lt;=[.$B$13];[.$A$2];IF([.A337]&lt;=[.$B$14];[.$A$3];IF([.A337]&lt;=[.$B$15];[.$A$4];IF([.A337]&lt;=[.$B$16];[.$A$5];IF([.A337]&lt;=[.$B$17];[.$A$6];IF([.A337]&lt;=[.$B$18];[.$A$7]))))))" office:value-type="string" office:string-value="" calcext:value-type="error">
            <text:p>#VALEUR !</text:p>
          </table:table-cell>
          <table:table-cell table:formula="of:=IF([.$B337]=[.C$19];1;0)" office:value-type="string" office:string-value="" calcext:value-type="error">
            <text:p>#VALEUR !</text:p>
          </table:table-cell>
          <table:table-cell table:formula="of:=IF([.$B337]=[.D$19];1;0)" office:value-type="string" office:string-value="" calcext:value-type="error">
            <text:p>#VALEUR !</text:p>
          </table:table-cell>
          <table:table-cell table:formula="of:=IF([.$B337]=[.E$19];1;0)" office:value-type="string" office:string-value="" calcext:value-type="error">
            <text:p>#VALEUR !</text:p>
          </table:table-cell>
          <table:table-cell table:formula="of:=IF([.$B337]=[.F$19];1;0)" office:value-type="string" office:string-value="" calcext:value-type="error">
            <text:p>#VALEUR !</text:p>
          </table:table-cell>
          <table:table-cell table:formula="of:=IF([.$B337]=[.G$19];1;0)" office:value-type="string" office:string-value="" calcext:value-type="error">
            <text:p>#VALEUR !</text:p>
          </table:table-cell>
          <table:table-cell table:formula="of:=IF([.$B33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38]&lt;=[.$B$13];[.$A$2];IF([.A338]&lt;=[.$B$14];[.$A$3];IF([.A338]&lt;=[.$B$15];[.$A$4];IF([.A338]&lt;=[.$B$16];[.$A$5];IF([.A338]&lt;=[.$B$17];[.$A$6];IF([.A338]&lt;=[.$B$18];[.$A$7]))))))" office:value-type="string" office:string-value="" calcext:value-type="error">
            <text:p>#VALEUR !</text:p>
          </table:table-cell>
          <table:table-cell table:formula="of:=IF([.$B338]=[.C$19];1;0)" office:value-type="string" office:string-value="" calcext:value-type="error">
            <text:p>#VALEUR !</text:p>
          </table:table-cell>
          <table:table-cell table:formula="of:=IF([.$B338]=[.D$19];1;0)" office:value-type="string" office:string-value="" calcext:value-type="error">
            <text:p>#VALEUR !</text:p>
          </table:table-cell>
          <table:table-cell table:formula="of:=IF([.$B338]=[.E$19];1;0)" office:value-type="string" office:string-value="" calcext:value-type="error">
            <text:p>#VALEUR !</text:p>
          </table:table-cell>
          <table:table-cell table:formula="of:=IF([.$B338]=[.F$19];1;0)" office:value-type="string" office:string-value="" calcext:value-type="error">
            <text:p>#VALEUR !</text:p>
          </table:table-cell>
          <table:table-cell table:formula="of:=IF([.$B338]=[.G$19];1;0)" office:value-type="string" office:string-value="" calcext:value-type="error">
            <text:p>#VALEUR !</text:p>
          </table:table-cell>
          <table:table-cell table:formula="of:=IF([.$B33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39]&lt;=[.$B$13];[.$A$2];IF([.A339]&lt;=[.$B$14];[.$A$3];IF([.A339]&lt;=[.$B$15];[.$A$4];IF([.A339]&lt;=[.$B$16];[.$A$5];IF([.A339]&lt;=[.$B$17];[.$A$6];IF([.A339]&lt;=[.$B$18];[.$A$7]))))))" office:value-type="string" office:string-value="" calcext:value-type="error">
            <text:p>#VALEUR !</text:p>
          </table:table-cell>
          <table:table-cell table:formula="of:=IF([.$B339]=[.C$19];1;0)" office:value-type="string" office:string-value="" calcext:value-type="error">
            <text:p>#VALEUR !</text:p>
          </table:table-cell>
          <table:table-cell table:formula="of:=IF([.$B339]=[.D$19];1;0)" office:value-type="string" office:string-value="" calcext:value-type="error">
            <text:p>#VALEUR !</text:p>
          </table:table-cell>
          <table:table-cell table:formula="of:=IF([.$B339]=[.E$19];1;0)" office:value-type="string" office:string-value="" calcext:value-type="error">
            <text:p>#VALEUR !</text:p>
          </table:table-cell>
          <table:table-cell table:formula="of:=IF([.$B339]=[.F$19];1;0)" office:value-type="string" office:string-value="" calcext:value-type="error">
            <text:p>#VALEUR !</text:p>
          </table:table-cell>
          <table:table-cell table:formula="of:=IF([.$B339]=[.G$19];1;0)" office:value-type="string" office:string-value="" calcext:value-type="error">
            <text:p>#VALEUR !</text:p>
          </table:table-cell>
          <table:table-cell table:formula="of:=IF([.$B33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40]&lt;=[.$B$13];[.$A$2];IF([.A340]&lt;=[.$B$14];[.$A$3];IF([.A340]&lt;=[.$B$15];[.$A$4];IF([.A340]&lt;=[.$B$16];[.$A$5];IF([.A340]&lt;=[.$B$17];[.$A$6];IF([.A340]&lt;=[.$B$18];[.$A$7]))))))" office:value-type="string" office:string-value="" calcext:value-type="error">
            <text:p>#VALEUR !</text:p>
          </table:table-cell>
          <table:table-cell table:formula="of:=IF([.$B340]=[.C$19];1;0)" office:value-type="string" office:string-value="" calcext:value-type="error">
            <text:p>#VALEUR !</text:p>
          </table:table-cell>
          <table:table-cell table:formula="of:=IF([.$B340]=[.D$19];1;0)" office:value-type="string" office:string-value="" calcext:value-type="error">
            <text:p>#VALEUR !</text:p>
          </table:table-cell>
          <table:table-cell table:formula="of:=IF([.$B340]=[.E$19];1;0)" office:value-type="string" office:string-value="" calcext:value-type="error">
            <text:p>#VALEUR !</text:p>
          </table:table-cell>
          <table:table-cell table:formula="of:=IF([.$B340]=[.F$19];1;0)" office:value-type="string" office:string-value="" calcext:value-type="error">
            <text:p>#VALEUR !</text:p>
          </table:table-cell>
          <table:table-cell table:formula="of:=IF([.$B340]=[.G$19];1;0)" office:value-type="string" office:string-value="" calcext:value-type="error">
            <text:p>#VALEUR !</text:p>
          </table:table-cell>
          <table:table-cell table:formula="of:=IF([.$B34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41]&lt;=[.$B$13];[.$A$2];IF([.A341]&lt;=[.$B$14];[.$A$3];IF([.A341]&lt;=[.$B$15];[.$A$4];IF([.A341]&lt;=[.$B$16];[.$A$5];IF([.A341]&lt;=[.$B$17];[.$A$6];IF([.A341]&lt;=[.$B$18];[.$A$7]))))))" office:value-type="string" office:string-value="" calcext:value-type="error">
            <text:p>#VALEUR !</text:p>
          </table:table-cell>
          <table:table-cell table:formula="of:=IF([.$B341]=[.C$19];1;0)" office:value-type="string" office:string-value="" calcext:value-type="error">
            <text:p>#VALEUR !</text:p>
          </table:table-cell>
          <table:table-cell table:formula="of:=IF([.$B341]=[.D$19];1;0)" office:value-type="string" office:string-value="" calcext:value-type="error">
            <text:p>#VALEUR !</text:p>
          </table:table-cell>
          <table:table-cell table:formula="of:=IF([.$B341]=[.E$19];1;0)" office:value-type="string" office:string-value="" calcext:value-type="error">
            <text:p>#VALEUR !</text:p>
          </table:table-cell>
          <table:table-cell table:formula="of:=IF([.$B341]=[.F$19];1;0)" office:value-type="string" office:string-value="" calcext:value-type="error">
            <text:p>#VALEUR !</text:p>
          </table:table-cell>
          <table:table-cell table:formula="of:=IF([.$B341]=[.G$19];1;0)" office:value-type="string" office:string-value="" calcext:value-type="error">
            <text:p>#VALEUR !</text:p>
          </table:table-cell>
          <table:table-cell table:formula="of:=IF([.$B34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42]&lt;=[.$B$13];[.$A$2];IF([.A342]&lt;=[.$B$14];[.$A$3];IF([.A342]&lt;=[.$B$15];[.$A$4];IF([.A342]&lt;=[.$B$16];[.$A$5];IF([.A342]&lt;=[.$B$17];[.$A$6];IF([.A342]&lt;=[.$B$18];[.$A$7]))))))" office:value-type="string" office:string-value="" calcext:value-type="error">
            <text:p>#VALEUR !</text:p>
          </table:table-cell>
          <table:table-cell table:formula="of:=IF([.$B342]=[.C$19];1;0)" office:value-type="string" office:string-value="" calcext:value-type="error">
            <text:p>#VALEUR !</text:p>
          </table:table-cell>
          <table:table-cell table:formula="of:=IF([.$B342]=[.D$19];1;0)" office:value-type="string" office:string-value="" calcext:value-type="error">
            <text:p>#VALEUR !</text:p>
          </table:table-cell>
          <table:table-cell table:formula="of:=IF([.$B342]=[.E$19];1;0)" office:value-type="string" office:string-value="" calcext:value-type="error">
            <text:p>#VALEUR !</text:p>
          </table:table-cell>
          <table:table-cell table:formula="of:=IF([.$B342]=[.F$19];1;0)" office:value-type="string" office:string-value="" calcext:value-type="error">
            <text:p>#VALEUR !</text:p>
          </table:table-cell>
          <table:table-cell table:formula="of:=IF([.$B342]=[.G$19];1;0)" office:value-type="string" office:string-value="" calcext:value-type="error">
            <text:p>#VALEUR !</text:p>
          </table:table-cell>
          <table:table-cell table:formula="of:=IF([.$B34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43]&lt;=[.$B$13];[.$A$2];IF([.A343]&lt;=[.$B$14];[.$A$3];IF([.A343]&lt;=[.$B$15];[.$A$4];IF([.A343]&lt;=[.$B$16];[.$A$5];IF([.A343]&lt;=[.$B$17];[.$A$6];IF([.A343]&lt;=[.$B$18];[.$A$7]))))))" office:value-type="string" office:string-value="" calcext:value-type="error">
            <text:p>#VALEUR !</text:p>
          </table:table-cell>
          <table:table-cell table:formula="of:=IF([.$B343]=[.C$19];1;0)" office:value-type="string" office:string-value="" calcext:value-type="error">
            <text:p>#VALEUR !</text:p>
          </table:table-cell>
          <table:table-cell table:formula="of:=IF([.$B343]=[.D$19];1;0)" office:value-type="string" office:string-value="" calcext:value-type="error">
            <text:p>#VALEUR !</text:p>
          </table:table-cell>
          <table:table-cell table:formula="of:=IF([.$B343]=[.E$19];1;0)" office:value-type="string" office:string-value="" calcext:value-type="error">
            <text:p>#VALEUR !</text:p>
          </table:table-cell>
          <table:table-cell table:formula="of:=IF([.$B343]=[.F$19];1;0)" office:value-type="string" office:string-value="" calcext:value-type="error">
            <text:p>#VALEUR !</text:p>
          </table:table-cell>
          <table:table-cell table:formula="of:=IF([.$B343]=[.G$19];1;0)" office:value-type="string" office:string-value="" calcext:value-type="error">
            <text:p>#VALEUR !</text:p>
          </table:table-cell>
          <table:table-cell table:formula="of:=IF([.$B34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44]&lt;=[.$B$13];[.$A$2];IF([.A344]&lt;=[.$B$14];[.$A$3];IF([.A344]&lt;=[.$B$15];[.$A$4];IF([.A344]&lt;=[.$B$16];[.$A$5];IF([.A344]&lt;=[.$B$17];[.$A$6];IF([.A344]&lt;=[.$B$18];[.$A$7]))))))" office:value-type="string" office:string-value="" calcext:value-type="error">
            <text:p>#VALEUR !</text:p>
          </table:table-cell>
          <table:table-cell table:formula="of:=IF([.$B344]=[.C$19];1;0)" office:value-type="string" office:string-value="" calcext:value-type="error">
            <text:p>#VALEUR !</text:p>
          </table:table-cell>
          <table:table-cell table:formula="of:=IF([.$B344]=[.D$19];1;0)" office:value-type="string" office:string-value="" calcext:value-type="error">
            <text:p>#VALEUR !</text:p>
          </table:table-cell>
          <table:table-cell table:formula="of:=IF([.$B344]=[.E$19];1;0)" office:value-type="string" office:string-value="" calcext:value-type="error">
            <text:p>#VALEUR !</text:p>
          </table:table-cell>
          <table:table-cell table:formula="of:=IF([.$B344]=[.F$19];1;0)" office:value-type="string" office:string-value="" calcext:value-type="error">
            <text:p>#VALEUR !</text:p>
          </table:table-cell>
          <table:table-cell table:formula="of:=IF([.$B344]=[.G$19];1;0)" office:value-type="string" office:string-value="" calcext:value-type="error">
            <text:p>#VALEUR !</text:p>
          </table:table-cell>
          <table:table-cell table:formula="of:=IF([.$B34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45]&lt;=[.$B$13];[.$A$2];IF([.A345]&lt;=[.$B$14];[.$A$3];IF([.A345]&lt;=[.$B$15];[.$A$4];IF([.A345]&lt;=[.$B$16];[.$A$5];IF([.A345]&lt;=[.$B$17];[.$A$6];IF([.A345]&lt;=[.$B$18];[.$A$7]))))))" office:value-type="string" office:string-value="" calcext:value-type="error">
            <text:p>#VALEUR !</text:p>
          </table:table-cell>
          <table:table-cell table:formula="of:=IF([.$B345]=[.C$19];1;0)" office:value-type="string" office:string-value="" calcext:value-type="error">
            <text:p>#VALEUR !</text:p>
          </table:table-cell>
          <table:table-cell table:formula="of:=IF([.$B345]=[.D$19];1;0)" office:value-type="string" office:string-value="" calcext:value-type="error">
            <text:p>#VALEUR !</text:p>
          </table:table-cell>
          <table:table-cell table:formula="of:=IF([.$B345]=[.E$19];1;0)" office:value-type="string" office:string-value="" calcext:value-type="error">
            <text:p>#VALEUR !</text:p>
          </table:table-cell>
          <table:table-cell table:formula="of:=IF([.$B345]=[.F$19];1;0)" office:value-type="string" office:string-value="" calcext:value-type="error">
            <text:p>#VALEUR !</text:p>
          </table:table-cell>
          <table:table-cell table:formula="of:=IF([.$B345]=[.G$19];1;0)" office:value-type="string" office:string-value="" calcext:value-type="error">
            <text:p>#VALEUR !</text:p>
          </table:table-cell>
          <table:table-cell table:formula="of:=IF([.$B34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46]&lt;=[.$B$13];[.$A$2];IF([.A346]&lt;=[.$B$14];[.$A$3];IF([.A346]&lt;=[.$B$15];[.$A$4];IF([.A346]&lt;=[.$B$16];[.$A$5];IF([.A346]&lt;=[.$B$17];[.$A$6];IF([.A346]&lt;=[.$B$18];[.$A$7]))))))" office:value-type="string" office:string-value="" calcext:value-type="error">
            <text:p>#VALEUR !</text:p>
          </table:table-cell>
          <table:table-cell table:formula="of:=IF([.$B346]=[.C$19];1;0)" office:value-type="string" office:string-value="" calcext:value-type="error">
            <text:p>#VALEUR !</text:p>
          </table:table-cell>
          <table:table-cell table:formula="of:=IF([.$B346]=[.D$19];1;0)" office:value-type="string" office:string-value="" calcext:value-type="error">
            <text:p>#VALEUR !</text:p>
          </table:table-cell>
          <table:table-cell table:formula="of:=IF([.$B346]=[.E$19];1;0)" office:value-type="string" office:string-value="" calcext:value-type="error">
            <text:p>#VALEUR !</text:p>
          </table:table-cell>
          <table:table-cell table:formula="of:=IF([.$B346]=[.F$19];1;0)" office:value-type="string" office:string-value="" calcext:value-type="error">
            <text:p>#VALEUR !</text:p>
          </table:table-cell>
          <table:table-cell table:formula="of:=IF([.$B346]=[.G$19];1;0)" office:value-type="string" office:string-value="" calcext:value-type="error">
            <text:p>#VALEUR !</text:p>
          </table:table-cell>
          <table:table-cell table:formula="of:=IF([.$B34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47]&lt;=[.$B$13];[.$A$2];IF([.A347]&lt;=[.$B$14];[.$A$3];IF([.A347]&lt;=[.$B$15];[.$A$4];IF([.A347]&lt;=[.$B$16];[.$A$5];IF([.A347]&lt;=[.$B$17];[.$A$6];IF([.A347]&lt;=[.$B$18];[.$A$7]))))))" office:value-type="string" office:string-value="" calcext:value-type="error">
            <text:p>#VALEUR !</text:p>
          </table:table-cell>
          <table:table-cell table:formula="of:=IF([.$B347]=[.C$19];1;0)" office:value-type="string" office:string-value="" calcext:value-type="error">
            <text:p>#VALEUR !</text:p>
          </table:table-cell>
          <table:table-cell table:formula="of:=IF([.$B347]=[.D$19];1;0)" office:value-type="string" office:string-value="" calcext:value-type="error">
            <text:p>#VALEUR !</text:p>
          </table:table-cell>
          <table:table-cell table:formula="of:=IF([.$B347]=[.E$19];1;0)" office:value-type="string" office:string-value="" calcext:value-type="error">
            <text:p>#VALEUR !</text:p>
          </table:table-cell>
          <table:table-cell table:formula="of:=IF([.$B347]=[.F$19];1;0)" office:value-type="string" office:string-value="" calcext:value-type="error">
            <text:p>#VALEUR !</text:p>
          </table:table-cell>
          <table:table-cell table:formula="of:=IF([.$B347]=[.G$19];1;0)" office:value-type="string" office:string-value="" calcext:value-type="error">
            <text:p>#VALEUR !</text:p>
          </table:table-cell>
          <table:table-cell table:formula="of:=IF([.$B34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48]&lt;=[.$B$13];[.$A$2];IF([.A348]&lt;=[.$B$14];[.$A$3];IF([.A348]&lt;=[.$B$15];[.$A$4];IF([.A348]&lt;=[.$B$16];[.$A$5];IF([.A348]&lt;=[.$B$17];[.$A$6];IF([.A348]&lt;=[.$B$18];[.$A$7]))))))" office:value-type="string" office:string-value="" calcext:value-type="error">
            <text:p>#VALEUR !</text:p>
          </table:table-cell>
          <table:table-cell table:formula="of:=IF([.$B348]=[.C$19];1;0)" office:value-type="string" office:string-value="" calcext:value-type="error">
            <text:p>#VALEUR !</text:p>
          </table:table-cell>
          <table:table-cell table:formula="of:=IF([.$B348]=[.D$19];1;0)" office:value-type="string" office:string-value="" calcext:value-type="error">
            <text:p>#VALEUR !</text:p>
          </table:table-cell>
          <table:table-cell table:formula="of:=IF([.$B348]=[.E$19];1;0)" office:value-type="string" office:string-value="" calcext:value-type="error">
            <text:p>#VALEUR !</text:p>
          </table:table-cell>
          <table:table-cell table:formula="of:=IF([.$B348]=[.F$19];1;0)" office:value-type="string" office:string-value="" calcext:value-type="error">
            <text:p>#VALEUR !</text:p>
          </table:table-cell>
          <table:table-cell table:formula="of:=IF([.$B348]=[.G$19];1;0)" office:value-type="string" office:string-value="" calcext:value-type="error">
            <text:p>#VALEUR !</text:p>
          </table:table-cell>
          <table:table-cell table:formula="of:=IF([.$B34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49]&lt;=[.$B$13];[.$A$2];IF([.A349]&lt;=[.$B$14];[.$A$3];IF([.A349]&lt;=[.$B$15];[.$A$4];IF([.A349]&lt;=[.$B$16];[.$A$5];IF([.A349]&lt;=[.$B$17];[.$A$6];IF([.A349]&lt;=[.$B$18];[.$A$7]))))))" office:value-type="string" office:string-value="" calcext:value-type="error">
            <text:p>#VALEUR !</text:p>
          </table:table-cell>
          <table:table-cell table:formula="of:=IF([.$B349]=[.C$19];1;0)" office:value-type="string" office:string-value="" calcext:value-type="error">
            <text:p>#VALEUR !</text:p>
          </table:table-cell>
          <table:table-cell table:formula="of:=IF([.$B349]=[.D$19];1;0)" office:value-type="string" office:string-value="" calcext:value-type="error">
            <text:p>#VALEUR !</text:p>
          </table:table-cell>
          <table:table-cell table:formula="of:=IF([.$B349]=[.E$19];1;0)" office:value-type="string" office:string-value="" calcext:value-type="error">
            <text:p>#VALEUR !</text:p>
          </table:table-cell>
          <table:table-cell table:formula="of:=IF([.$B349]=[.F$19];1;0)" office:value-type="string" office:string-value="" calcext:value-type="error">
            <text:p>#VALEUR !</text:p>
          </table:table-cell>
          <table:table-cell table:formula="of:=IF([.$B349]=[.G$19];1;0)" office:value-type="string" office:string-value="" calcext:value-type="error">
            <text:p>#VALEUR !</text:p>
          </table:table-cell>
          <table:table-cell table:formula="of:=IF([.$B34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50]&lt;=[.$B$13];[.$A$2];IF([.A350]&lt;=[.$B$14];[.$A$3];IF([.A350]&lt;=[.$B$15];[.$A$4];IF([.A350]&lt;=[.$B$16];[.$A$5];IF([.A350]&lt;=[.$B$17];[.$A$6];IF([.A350]&lt;=[.$B$18];[.$A$7]))))))" office:value-type="string" office:string-value="" calcext:value-type="error">
            <text:p>#VALEUR !</text:p>
          </table:table-cell>
          <table:table-cell table:formula="of:=IF([.$B350]=[.C$19];1;0)" office:value-type="string" office:string-value="" calcext:value-type="error">
            <text:p>#VALEUR !</text:p>
          </table:table-cell>
          <table:table-cell table:formula="of:=IF([.$B350]=[.D$19];1;0)" office:value-type="string" office:string-value="" calcext:value-type="error">
            <text:p>#VALEUR !</text:p>
          </table:table-cell>
          <table:table-cell table:formula="of:=IF([.$B350]=[.E$19];1;0)" office:value-type="string" office:string-value="" calcext:value-type="error">
            <text:p>#VALEUR !</text:p>
          </table:table-cell>
          <table:table-cell table:formula="of:=IF([.$B350]=[.F$19];1;0)" office:value-type="string" office:string-value="" calcext:value-type="error">
            <text:p>#VALEUR !</text:p>
          </table:table-cell>
          <table:table-cell table:formula="of:=IF([.$B350]=[.G$19];1;0)" office:value-type="string" office:string-value="" calcext:value-type="error">
            <text:p>#VALEUR !</text:p>
          </table:table-cell>
          <table:table-cell table:formula="of:=IF([.$B35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51]&lt;=[.$B$13];[.$A$2];IF([.A351]&lt;=[.$B$14];[.$A$3];IF([.A351]&lt;=[.$B$15];[.$A$4];IF([.A351]&lt;=[.$B$16];[.$A$5];IF([.A351]&lt;=[.$B$17];[.$A$6];IF([.A351]&lt;=[.$B$18];[.$A$7]))))))" office:value-type="string" office:string-value="" calcext:value-type="error">
            <text:p>#VALEUR !</text:p>
          </table:table-cell>
          <table:table-cell table:formula="of:=IF([.$B351]=[.C$19];1;0)" office:value-type="string" office:string-value="" calcext:value-type="error">
            <text:p>#VALEUR !</text:p>
          </table:table-cell>
          <table:table-cell table:formula="of:=IF([.$B351]=[.D$19];1;0)" office:value-type="string" office:string-value="" calcext:value-type="error">
            <text:p>#VALEUR !</text:p>
          </table:table-cell>
          <table:table-cell table:formula="of:=IF([.$B351]=[.E$19];1;0)" office:value-type="string" office:string-value="" calcext:value-type="error">
            <text:p>#VALEUR !</text:p>
          </table:table-cell>
          <table:table-cell table:formula="of:=IF([.$B351]=[.F$19];1;0)" office:value-type="string" office:string-value="" calcext:value-type="error">
            <text:p>#VALEUR !</text:p>
          </table:table-cell>
          <table:table-cell table:formula="of:=IF([.$B351]=[.G$19];1;0)" office:value-type="string" office:string-value="" calcext:value-type="error">
            <text:p>#VALEUR !</text:p>
          </table:table-cell>
          <table:table-cell table:formula="of:=IF([.$B35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52]&lt;=[.$B$13];[.$A$2];IF([.A352]&lt;=[.$B$14];[.$A$3];IF([.A352]&lt;=[.$B$15];[.$A$4];IF([.A352]&lt;=[.$B$16];[.$A$5];IF([.A352]&lt;=[.$B$17];[.$A$6];IF([.A352]&lt;=[.$B$18];[.$A$7]))))))" office:value-type="string" office:string-value="" calcext:value-type="error">
            <text:p>#VALEUR !</text:p>
          </table:table-cell>
          <table:table-cell table:formula="of:=IF([.$B352]=[.C$19];1;0)" office:value-type="string" office:string-value="" calcext:value-type="error">
            <text:p>#VALEUR !</text:p>
          </table:table-cell>
          <table:table-cell table:formula="of:=IF([.$B352]=[.D$19];1;0)" office:value-type="string" office:string-value="" calcext:value-type="error">
            <text:p>#VALEUR !</text:p>
          </table:table-cell>
          <table:table-cell table:formula="of:=IF([.$B352]=[.E$19];1;0)" office:value-type="string" office:string-value="" calcext:value-type="error">
            <text:p>#VALEUR !</text:p>
          </table:table-cell>
          <table:table-cell table:formula="of:=IF([.$B352]=[.F$19];1;0)" office:value-type="string" office:string-value="" calcext:value-type="error">
            <text:p>#VALEUR !</text:p>
          </table:table-cell>
          <table:table-cell table:formula="of:=IF([.$B352]=[.G$19];1;0)" office:value-type="string" office:string-value="" calcext:value-type="error">
            <text:p>#VALEUR !</text:p>
          </table:table-cell>
          <table:table-cell table:formula="of:=IF([.$B35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53]&lt;=[.$B$13];[.$A$2];IF([.A353]&lt;=[.$B$14];[.$A$3];IF([.A353]&lt;=[.$B$15];[.$A$4];IF([.A353]&lt;=[.$B$16];[.$A$5];IF([.A353]&lt;=[.$B$17];[.$A$6];IF([.A353]&lt;=[.$B$18];[.$A$7]))))))" office:value-type="string" office:string-value="" calcext:value-type="error">
            <text:p>#VALEUR !</text:p>
          </table:table-cell>
          <table:table-cell table:formula="of:=IF([.$B353]=[.C$19];1;0)" office:value-type="string" office:string-value="" calcext:value-type="error">
            <text:p>#VALEUR !</text:p>
          </table:table-cell>
          <table:table-cell table:formula="of:=IF([.$B353]=[.D$19];1;0)" office:value-type="string" office:string-value="" calcext:value-type="error">
            <text:p>#VALEUR !</text:p>
          </table:table-cell>
          <table:table-cell table:formula="of:=IF([.$B353]=[.E$19];1;0)" office:value-type="string" office:string-value="" calcext:value-type="error">
            <text:p>#VALEUR !</text:p>
          </table:table-cell>
          <table:table-cell table:formula="of:=IF([.$B353]=[.F$19];1;0)" office:value-type="string" office:string-value="" calcext:value-type="error">
            <text:p>#VALEUR !</text:p>
          </table:table-cell>
          <table:table-cell table:formula="of:=IF([.$B353]=[.G$19];1;0)" office:value-type="string" office:string-value="" calcext:value-type="error">
            <text:p>#VALEUR !</text:p>
          </table:table-cell>
          <table:table-cell table:formula="of:=IF([.$B35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54]&lt;=[.$B$13];[.$A$2];IF([.A354]&lt;=[.$B$14];[.$A$3];IF([.A354]&lt;=[.$B$15];[.$A$4];IF([.A354]&lt;=[.$B$16];[.$A$5];IF([.A354]&lt;=[.$B$17];[.$A$6];IF([.A354]&lt;=[.$B$18];[.$A$7]))))))" office:value-type="string" office:string-value="" calcext:value-type="error">
            <text:p>#VALEUR !</text:p>
          </table:table-cell>
          <table:table-cell table:formula="of:=IF([.$B354]=[.C$19];1;0)" office:value-type="string" office:string-value="" calcext:value-type="error">
            <text:p>#VALEUR !</text:p>
          </table:table-cell>
          <table:table-cell table:formula="of:=IF([.$B354]=[.D$19];1;0)" office:value-type="string" office:string-value="" calcext:value-type="error">
            <text:p>#VALEUR !</text:p>
          </table:table-cell>
          <table:table-cell table:formula="of:=IF([.$B354]=[.E$19];1;0)" office:value-type="string" office:string-value="" calcext:value-type="error">
            <text:p>#VALEUR !</text:p>
          </table:table-cell>
          <table:table-cell table:formula="of:=IF([.$B354]=[.F$19];1;0)" office:value-type="string" office:string-value="" calcext:value-type="error">
            <text:p>#VALEUR !</text:p>
          </table:table-cell>
          <table:table-cell table:formula="of:=IF([.$B354]=[.G$19];1;0)" office:value-type="string" office:string-value="" calcext:value-type="error">
            <text:p>#VALEUR !</text:p>
          </table:table-cell>
          <table:table-cell table:formula="of:=IF([.$B35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55]&lt;=[.$B$13];[.$A$2];IF([.A355]&lt;=[.$B$14];[.$A$3];IF([.A355]&lt;=[.$B$15];[.$A$4];IF([.A355]&lt;=[.$B$16];[.$A$5];IF([.A355]&lt;=[.$B$17];[.$A$6];IF([.A355]&lt;=[.$B$18];[.$A$7]))))))" office:value-type="string" office:string-value="" calcext:value-type="error">
            <text:p>#VALEUR !</text:p>
          </table:table-cell>
          <table:table-cell table:formula="of:=IF([.$B355]=[.C$19];1;0)" office:value-type="string" office:string-value="" calcext:value-type="error">
            <text:p>#VALEUR !</text:p>
          </table:table-cell>
          <table:table-cell table:formula="of:=IF([.$B355]=[.D$19];1;0)" office:value-type="string" office:string-value="" calcext:value-type="error">
            <text:p>#VALEUR !</text:p>
          </table:table-cell>
          <table:table-cell table:formula="of:=IF([.$B355]=[.E$19];1;0)" office:value-type="string" office:string-value="" calcext:value-type="error">
            <text:p>#VALEUR !</text:p>
          </table:table-cell>
          <table:table-cell table:formula="of:=IF([.$B355]=[.F$19];1;0)" office:value-type="string" office:string-value="" calcext:value-type="error">
            <text:p>#VALEUR !</text:p>
          </table:table-cell>
          <table:table-cell table:formula="of:=IF([.$B355]=[.G$19];1;0)" office:value-type="string" office:string-value="" calcext:value-type="error">
            <text:p>#VALEUR !</text:p>
          </table:table-cell>
          <table:table-cell table:formula="of:=IF([.$B35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56]&lt;=[.$B$13];[.$A$2];IF([.A356]&lt;=[.$B$14];[.$A$3];IF([.A356]&lt;=[.$B$15];[.$A$4];IF([.A356]&lt;=[.$B$16];[.$A$5];IF([.A356]&lt;=[.$B$17];[.$A$6];IF([.A356]&lt;=[.$B$18];[.$A$7]))))))" office:value-type="string" office:string-value="" calcext:value-type="error">
            <text:p>#VALEUR !</text:p>
          </table:table-cell>
          <table:table-cell table:formula="of:=IF([.$B356]=[.C$19];1;0)" office:value-type="string" office:string-value="" calcext:value-type="error">
            <text:p>#VALEUR !</text:p>
          </table:table-cell>
          <table:table-cell table:formula="of:=IF([.$B356]=[.D$19];1;0)" office:value-type="string" office:string-value="" calcext:value-type="error">
            <text:p>#VALEUR !</text:p>
          </table:table-cell>
          <table:table-cell table:formula="of:=IF([.$B356]=[.E$19];1;0)" office:value-type="string" office:string-value="" calcext:value-type="error">
            <text:p>#VALEUR !</text:p>
          </table:table-cell>
          <table:table-cell table:formula="of:=IF([.$B356]=[.F$19];1;0)" office:value-type="string" office:string-value="" calcext:value-type="error">
            <text:p>#VALEUR !</text:p>
          </table:table-cell>
          <table:table-cell table:formula="of:=IF([.$B356]=[.G$19];1;0)" office:value-type="string" office:string-value="" calcext:value-type="error">
            <text:p>#VALEUR !</text:p>
          </table:table-cell>
          <table:table-cell table:formula="of:=IF([.$B35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57]&lt;=[.$B$13];[.$A$2];IF([.A357]&lt;=[.$B$14];[.$A$3];IF([.A357]&lt;=[.$B$15];[.$A$4];IF([.A357]&lt;=[.$B$16];[.$A$5];IF([.A357]&lt;=[.$B$17];[.$A$6];IF([.A357]&lt;=[.$B$18];[.$A$7]))))))" office:value-type="string" office:string-value="" calcext:value-type="error">
            <text:p>#VALEUR !</text:p>
          </table:table-cell>
          <table:table-cell table:formula="of:=IF([.$B357]=[.C$19];1;0)" office:value-type="string" office:string-value="" calcext:value-type="error">
            <text:p>#VALEUR !</text:p>
          </table:table-cell>
          <table:table-cell table:formula="of:=IF([.$B357]=[.D$19];1;0)" office:value-type="string" office:string-value="" calcext:value-type="error">
            <text:p>#VALEUR !</text:p>
          </table:table-cell>
          <table:table-cell table:formula="of:=IF([.$B357]=[.E$19];1;0)" office:value-type="string" office:string-value="" calcext:value-type="error">
            <text:p>#VALEUR !</text:p>
          </table:table-cell>
          <table:table-cell table:formula="of:=IF([.$B357]=[.F$19];1;0)" office:value-type="string" office:string-value="" calcext:value-type="error">
            <text:p>#VALEUR !</text:p>
          </table:table-cell>
          <table:table-cell table:formula="of:=IF([.$B357]=[.G$19];1;0)" office:value-type="string" office:string-value="" calcext:value-type="error">
            <text:p>#VALEUR !</text:p>
          </table:table-cell>
          <table:table-cell table:formula="of:=IF([.$B35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58]&lt;=[.$B$13];[.$A$2];IF([.A358]&lt;=[.$B$14];[.$A$3];IF([.A358]&lt;=[.$B$15];[.$A$4];IF([.A358]&lt;=[.$B$16];[.$A$5];IF([.A358]&lt;=[.$B$17];[.$A$6];IF([.A358]&lt;=[.$B$18];[.$A$7]))))))" office:value-type="string" office:string-value="" calcext:value-type="error">
            <text:p>#VALEUR !</text:p>
          </table:table-cell>
          <table:table-cell table:formula="of:=IF([.$B358]=[.C$19];1;0)" office:value-type="string" office:string-value="" calcext:value-type="error">
            <text:p>#VALEUR !</text:p>
          </table:table-cell>
          <table:table-cell table:formula="of:=IF([.$B358]=[.D$19];1;0)" office:value-type="string" office:string-value="" calcext:value-type="error">
            <text:p>#VALEUR !</text:p>
          </table:table-cell>
          <table:table-cell table:formula="of:=IF([.$B358]=[.E$19];1;0)" office:value-type="string" office:string-value="" calcext:value-type="error">
            <text:p>#VALEUR !</text:p>
          </table:table-cell>
          <table:table-cell table:formula="of:=IF([.$B358]=[.F$19];1;0)" office:value-type="string" office:string-value="" calcext:value-type="error">
            <text:p>#VALEUR !</text:p>
          </table:table-cell>
          <table:table-cell table:formula="of:=IF([.$B358]=[.G$19];1;0)" office:value-type="string" office:string-value="" calcext:value-type="error">
            <text:p>#VALEUR !</text:p>
          </table:table-cell>
          <table:table-cell table:formula="of:=IF([.$B35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59]&lt;=[.$B$13];[.$A$2];IF([.A359]&lt;=[.$B$14];[.$A$3];IF([.A359]&lt;=[.$B$15];[.$A$4];IF([.A359]&lt;=[.$B$16];[.$A$5];IF([.A359]&lt;=[.$B$17];[.$A$6];IF([.A359]&lt;=[.$B$18];[.$A$7]))))))" office:value-type="string" office:string-value="" calcext:value-type="error">
            <text:p>#VALEUR !</text:p>
          </table:table-cell>
          <table:table-cell table:formula="of:=IF([.$B359]=[.C$19];1;0)" office:value-type="string" office:string-value="" calcext:value-type="error">
            <text:p>#VALEUR !</text:p>
          </table:table-cell>
          <table:table-cell table:formula="of:=IF([.$B359]=[.D$19];1;0)" office:value-type="string" office:string-value="" calcext:value-type="error">
            <text:p>#VALEUR !</text:p>
          </table:table-cell>
          <table:table-cell table:formula="of:=IF([.$B359]=[.E$19];1;0)" office:value-type="string" office:string-value="" calcext:value-type="error">
            <text:p>#VALEUR !</text:p>
          </table:table-cell>
          <table:table-cell table:formula="of:=IF([.$B359]=[.F$19];1;0)" office:value-type="string" office:string-value="" calcext:value-type="error">
            <text:p>#VALEUR !</text:p>
          </table:table-cell>
          <table:table-cell table:formula="of:=IF([.$B359]=[.G$19];1;0)" office:value-type="string" office:string-value="" calcext:value-type="error">
            <text:p>#VALEUR !</text:p>
          </table:table-cell>
          <table:table-cell table:formula="of:=IF([.$B35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60]&lt;=[.$B$13];[.$A$2];IF([.A360]&lt;=[.$B$14];[.$A$3];IF([.A360]&lt;=[.$B$15];[.$A$4];IF([.A360]&lt;=[.$B$16];[.$A$5];IF([.A360]&lt;=[.$B$17];[.$A$6];IF([.A360]&lt;=[.$B$18];[.$A$7]))))))" office:value-type="string" office:string-value="" calcext:value-type="error">
            <text:p>#VALEUR !</text:p>
          </table:table-cell>
          <table:table-cell table:formula="of:=IF([.$B360]=[.C$19];1;0)" office:value-type="string" office:string-value="" calcext:value-type="error">
            <text:p>#VALEUR !</text:p>
          </table:table-cell>
          <table:table-cell table:formula="of:=IF([.$B360]=[.D$19];1;0)" office:value-type="string" office:string-value="" calcext:value-type="error">
            <text:p>#VALEUR !</text:p>
          </table:table-cell>
          <table:table-cell table:formula="of:=IF([.$B360]=[.E$19];1;0)" office:value-type="string" office:string-value="" calcext:value-type="error">
            <text:p>#VALEUR !</text:p>
          </table:table-cell>
          <table:table-cell table:formula="of:=IF([.$B360]=[.F$19];1;0)" office:value-type="string" office:string-value="" calcext:value-type="error">
            <text:p>#VALEUR !</text:p>
          </table:table-cell>
          <table:table-cell table:formula="of:=IF([.$B360]=[.G$19];1;0)" office:value-type="string" office:string-value="" calcext:value-type="error">
            <text:p>#VALEUR !</text:p>
          </table:table-cell>
          <table:table-cell table:formula="of:=IF([.$B36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61]&lt;=[.$B$13];[.$A$2];IF([.A361]&lt;=[.$B$14];[.$A$3];IF([.A361]&lt;=[.$B$15];[.$A$4];IF([.A361]&lt;=[.$B$16];[.$A$5];IF([.A361]&lt;=[.$B$17];[.$A$6];IF([.A361]&lt;=[.$B$18];[.$A$7]))))))" office:value-type="string" office:string-value="" calcext:value-type="error">
            <text:p>#VALEUR !</text:p>
          </table:table-cell>
          <table:table-cell table:formula="of:=IF([.$B361]=[.C$19];1;0)" office:value-type="string" office:string-value="" calcext:value-type="error">
            <text:p>#VALEUR !</text:p>
          </table:table-cell>
          <table:table-cell table:formula="of:=IF([.$B361]=[.D$19];1;0)" office:value-type="string" office:string-value="" calcext:value-type="error">
            <text:p>#VALEUR !</text:p>
          </table:table-cell>
          <table:table-cell table:formula="of:=IF([.$B361]=[.E$19];1;0)" office:value-type="string" office:string-value="" calcext:value-type="error">
            <text:p>#VALEUR !</text:p>
          </table:table-cell>
          <table:table-cell table:formula="of:=IF([.$B361]=[.F$19];1;0)" office:value-type="string" office:string-value="" calcext:value-type="error">
            <text:p>#VALEUR !</text:p>
          </table:table-cell>
          <table:table-cell table:formula="of:=IF([.$B361]=[.G$19];1;0)" office:value-type="string" office:string-value="" calcext:value-type="error">
            <text:p>#VALEUR !</text:p>
          </table:table-cell>
          <table:table-cell table:formula="of:=IF([.$B36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62]&lt;=[.$B$13];[.$A$2];IF([.A362]&lt;=[.$B$14];[.$A$3];IF([.A362]&lt;=[.$B$15];[.$A$4];IF([.A362]&lt;=[.$B$16];[.$A$5];IF([.A362]&lt;=[.$B$17];[.$A$6];IF([.A362]&lt;=[.$B$18];[.$A$7]))))))" office:value-type="string" office:string-value="" calcext:value-type="error">
            <text:p>#VALEUR !</text:p>
          </table:table-cell>
          <table:table-cell table:formula="of:=IF([.$B362]=[.C$19];1;0)" office:value-type="string" office:string-value="" calcext:value-type="error">
            <text:p>#VALEUR !</text:p>
          </table:table-cell>
          <table:table-cell table:formula="of:=IF([.$B362]=[.D$19];1;0)" office:value-type="string" office:string-value="" calcext:value-type="error">
            <text:p>#VALEUR !</text:p>
          </table:table-cell>
          <table:table-cell table:formula="of:=IF([.$B362]=[.E$19];1;0)" office:value-type="string" office:string-value="" calcext:value-type="error">
            <text:p>#VALEUR !</text:p>
          </table:table-cell>
          <table:table-cell table:formula="of:=IF([.$B362]=[.F$19];1;0)" office:value-type="string" office:string-value="" calcext:value-type="error">
            <text:p>#VALEUR !</text:p>
          </table:table-cell>
          <table:table-cell table:formula="of:=IF([.$B362]=[.G$19];1;0)" office:value-type="string" office:string-value="" calcext:value-type="error">
            <text:p>#VALEUR !</text:p>
          </table:table-cell>
          <table:table-cell table:formula="of:=IF([.$B36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63]&lt;=[.$B$13];[.$A$2];IF([.A363]&lt;=[.$B$14];[.$A$3];IF([.A363]&lt;=[.$B$15];[.$A$4];IF([.A363]&lt;=[.$B$16];[.$A$5];IF([.A363]&lt;=[.$B$17];[.$A$6];IF([.A363]&lt;=[.$B$18];[.$A$7]))))))" office:value-type="string" office:string-value="" calcext:value-type="error">
            <text:p>#VALEUR !</text:p>
          </table:table-cell>
          <table:table-cell table:formula="of:=IF([.$B363]=[.C$19];1;0)" office:value-type="string" office:string-value="" calcext:value-type="error">
            <text:p>#VALEUR !</text:p>
          </table:table-cell>
          <table:table-cell table:formula="of:=IF([.$B363]=[.D$19];1;0)" office:value-type="string" office:string-value="" calcext:value-type="error">
            <text:p>#VALEUR !</text:p>
          </table:table-cell>
          <table:table-cell table:formula="of:=IF([.$B363]=[.E$19];1;0)" office:value-type="string" office:string-value="" calcext:value-type="error">
            <text:p>#VALEUR !</text:p>
          </table:table-cell>
          <table:table-cell table:formula="of:=IF([.$B363]=[.F$19];1;0)" office:value-type="string" office:string-value="" calcext:value-type="error">
            <text:p>#VALEUR !</text:p>
          </table:table-cell>
          <table:table-cell table:formula="of:=IF([.$B363]=[.G$19];1;0)" office:value-type="string" office:string-value="" calcext:value-type="error">
            <text:p>#VALEUR !</text:p>
          </table:table-cell>
          <table:table-cell table:formula="of:=IF([.$B36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64]&lt;=[.$B$13];[.$A$2];IF([.A364]&lt;=[.$B$14];[.$A$3];IF([.A364]&lt;=[.$B$15];[.$A$4];IF([.A364]&lt;=[.$B$16];[.$A$5];IF([.A364]&lt;=[.$B$17];[.$A$6];IF([.A364]&lt;=[.$B$18];[.$A$7]))))))" office:value-type="string" office:string-value="" calcext:value-type="error">
            <text:p>#VALEUR !</text:p>
          </table:table-cell>
          <table:table-cell table:formula="of:=IF([.$B364]=[.C$19];1;0)" office:value-type="string" office:string-value="" calcext:value-type="error">
            <text:p>#VALEUR !</text:p>
          </table:table-cell>
          <table:table-cell table:formula="of:=IF([.$B364]=[.D$19];1;0)" office:value-type="string" office:string-value="" calcext:value-type="error">
            <text:p>#VALEUR !</text:p>
          </table:table-cell>
          <table:table-cell table:formula="of:=IF([.$B364]=[.E$19];1;0)" office:value-type="string" office:string-value="" calcext:value-type="error">
            <text:p>#VALEUR !</text:p>
          </table:table-cell>
          <table:table-cell table:formula="of:=IF([.$B364]=[.F$19];1;0)" office:value-type="string" office:string-value="" calcext:value-type="error">
            <text:p>#VALEUR !</text:p>
          </table:table-cell>
          <table:table-cell table:formula="of:=IF([.$B364]=[.G$19];1;0)" office:value-type="string" office:string-value="" calcext:value-type="error">
            <text:p>#VALEUR !</text:p>
          </table:table-cell>
          <table:table-cell table:formula="of:=IF([.$B36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65]&lt;=[.$B$13];[.$A$2];IF([.A365]&lt;=[.$B$14];[.$A$3];IF([.A365]&lt;=[.$B$15];[.$A$4];IF([.A365]&lt;=[.$B$16];[.$A$5];IF([.A365]&lt;=[.$B$17];[.$A$6];IF([.A365]&lt;=[.$B$18];[.$A$7]))))))" office:value-type="string" office:string-value="" calcext:value-type="error">
            <text:p>#VALEUR !</text:p>
          </table:table-cell>
          <table:table-cell table:formula="of:=IF([.$B365]=[.C$19];1;0)" office:value-type="string" office:string-value="" calcext:value-type="error">
            <text:p>#VALEUR !</text:p>
          </table:table-cell>
          <table:table-cell table:formula="of:=IF([.$B365]=[.D$19];1;0)" office:value-type="string" office:string-value="" calcext:value-type="error">
            <text:p>#VALEUR !</text:p>
          </table:table-cell>
          <table:table-cell table:formula="of:=IF([.$B365]=[.E$19];1;0)" office:value-type="string" office:string-value="" calcext:value-type="error">
            <text:p>#VALEUR !</text:p>
          </table:table-cell>
          <table:table-cell table:formula="of:=IF([.$B365]=[.F$19];1;0)" office:value-type="string" office:string-value="" calcext:value-type="error">
            <text:p>#VALEUR !</text:p>
          </table:table-cell>
          <table:table-cell table:formula="of:=IF([.$B365]=[.G$19];1;0)" office:value-type="string" office:string-value="" calcext:value-type="error">
            <text:p>#VALEUR !</text:p>
          </table:table-cell>
          <table:table-cell table:formula="of:=IF([.$B36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66]&lt;=[.$B$13];[.$A$2];IF([.A366]&lt;=[.$B$14];[.$A$3];IF([.A366]&lt;=[.$B$15];[.$A$4];IF([.A366]&lt;=[.$B$16];[.$A$5];IF([.A366]&lt;=[.$B$17];[.$A$6];IF([.A366]&lt;=[.$B$18];[.$A$7]))))))" office:value-type="string" office:string-value="" calcext:value-type="error">
            <text:p>#VALEUR !</text:p>
          </table:table-cell>
          <table:table-cell table:formula="of:=IF([.$B366]=[.C$19];1;0)" office:value-type="string" office:string-value="" calcext:value-type="error">
            <text:p>#VALEUR !</text:p>
          </table:table-cell>
          <table:table-cell table:formula="of:=IF([.$B366]=[.D$19];1;0)" office:value-type="string" office:string-value="" calcext:value-type="error">
            <text:p>#VALEUR !</text:p>
          </table:table-cell>
          <table:table-cell table:formula="of:=IF([.$B366]=[.E$19];1;0)" office:value-type="string" office:string-value="" calcext:value-type="error">
            <text:p>#VALEUR !</text:p>
          </table:table-cell>
          <table:table-cell table:formula="of:=IF([.$B366]=[.F$19];1;0)" office:value-type="string" office:string-value="" calcext:value-type="error">
            <text:p>#VALEUR !</text:p>
          </table:table-cell>
          <table:table-cell table:formula="of:=IF([.$B366]=[.G$19];1;0)" office:value-type="string" office:string-value="" calcext:value-type="error">
            <text:p>#VALEUR !</text:p>
          </table:table-cell>
          <table:table-cell table:formula="of:=IF([.$B36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67]&lt;=[.$B$13];[.$A$2];IF([.A367]&lt;=[.$B$14];[.$A$3];IF([.A367]&lt;=[.$B$15];[.$A$4];IF([.A367]&lt;=[.$B$16];[.$A$5];IF([.A367]&lt;=[.$B$17];[.$A$6];IF([.A367]&lt;=[.$B$18];[.$A$7]))))))" office:value-type="string" office:string-value="" calcext:value-type="error">
            <text:p>#VALEUR !</text:p>
          </table:table-cell>
          <table:table-cell table:formula="of:=IF([.$B367]=[.C$19];1;0)" office:value-type="string" office:string-value="" calcext:value-type="error">
            <text:p>#VALEUR !</text:p>
          </table:table-cell>
          <table:table-cell table:formula="of:=IF([.$B367]=[.D$19];1;0)" office:value-type="string" office:string-value="" calcext:value-type="error">
            <text:p>#VALEUR !</text:p>
          </table:table-cell>
          <table:table-cell table:formula="of:=IF([.$B367]=[.E$19];1;0)" office:value-type="string" office:string-value="" calcext:value-type="error">
            <text:p>#VALEUR !</text:p>
          </table:table-cell>
          <table:table-cell table:formula="of:=IF([.$B367]=[.F$19];1;0)" office:value-type="string" office:string-value="" calcext:value-type="error">
            <text:p>#VALEUR !</text:p>
          </table:table-cell>
          <table:table-cell table:formula="of:=IF([.$B367]=[.G$19];1;0)" office:value-type="string" office:string-value="" calcext:value-type="error">
            <text:p>#VALEUR !</text:p>
          </table:table-cell>
          <table:table-cell table:formula="of:=IF([.$B36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68]&lt;=[.$B$13];[.$A$2];IF([.A368]&lt;=[.$B$14];[.$A$3];IF([.A368]&lt;=[.$B$15];[.$A$4];IF([.A368]&lt;=[.$B$16];[.$A$5];IF([.A368]&lt;=[.$B$17];[.$A$6];IF([.A368]&lt;=[.$B$18];[.$A$7]))))))" office:value-type="string" office:string-value="" calcext:value-type="error">
            <text:p>#VALEUR !</text:p>
          </table:table-cell>
          <table:table-cell table:formula="of:=IF([.$B368]=[.C$19];1;0)" office:value-type="string" office:string-value="" calcext:value-type="error">
            <text:p>#VALEUR !</text:p>
          </table:table-cell>
          <table:table-cell table:formula="of:=IF([.$B368]=[.D$19];1;0)" office:value-type="string" office:string-value="" calcext:value-type="error">
            <text:p>#VALEUR !</text:p>
          </table:table-cell>
          <table:table-cell table:formula="of:=IF([.$B368]=[.E$19];1;0)" office:value-type="string" office:string-value="" calcext:value-type="error">
            <text:p>#VALEUR !</text:p>
          </table:table-cell>
          <table:table-cell table:formula="of:=IF([.$B368]=[.F$19];1;0)" office:value-type="string" office:string-value="" calcext:value-type="error">
            <text:p>#VALEUR !</text:p>
          </table:table-cell>
          <table:table-cell table:formula="of:=IF([.$B368]=[.G$19];1;0)" office:value-type="string" office:string-value="" calcext:value-type="error">
            <text:p>#VALEUR !</text:p>
          </table:table-cell>
          <table:table-cell table:formula="of:=IF([.$B36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69]&lt;=[.$B$13];[.$A$2];IF([.A369]&lt;=[.$B$14];[.$A$3];IF([.A369]&lt;=[.$B$15];[.$A$4];IF([.A369]&lt;=[.$B$16];[.$A$5];IF([.A369]&lt;=[.$B$17];[.$A$6];IF([.A369]&lt;=[.$B$18];[.$A$7]))))))" office:value-type="string" office:string-value="" calcext:value-type="error">
            <text:p>#VALEUR !</text:p>
          </table:table-cell>
          <table:table-cell table:formula="of:=IF([.$B369]=[.C$19];1;0)" office:value-type="string" office:string-value="" calcext:value-type="error">
            <text:p>#VALEUR !</text:p>
          </table:table-cell>
          <table:table-cell table:formula="of:=IF([.$B369]=[.D$19];1;0)" office:value-type="string" office:string-value="" calcext:value-type="error">
            <text:p>#VALEUR !</text:p>
          </table:table-cell>
          <table:table-cell table:formula="of:=IF([.$B369]=[.E$19];1;0)" office:value-type="string" office:string-value="" calcext:value-type="error">
            <text:p>#VALEUR !</text:p>
          </table:table-cell>
          <table:table-cell table:formula="of:=IF([.$B369]=[.F$19];1;0)" office:value-type="string" office:string-value="" calcext:value-type="error">
            <text:p>#VALEUR !</text:p>
          </table:table-cell>
          <table:table-cell table:formula="of:=IF([.$B369]=[.G$19];1;0)" office:value-type="string" office:string-value="" calcext:value-type="error">
            <text:p>#VALEUR !</text:p>
          </table:table-cell>
          <table:table-cell table:formula="of:=IF([.$B36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70]&lt;=[.$B$13];[.$A$2];IF([.A370]&lt;=[.$B$14];[.$A$3];IF([.A370]&lt;=[.$B$15];[.$A$4];IF([.A370]&lt;=[.$B$16];[.$A$5];IF([.A370]&lt;=[.$B$17];[.$A$6];IF([.A370]&lt;=[.$B$18];[.$A$7]))))))" office:value-type="string" office:string-value="" calcext:value-type="error">
            <text:p>#VALEUR !</text:p>
          </table:table-cell>
          <table:table-cell table:formula="of:=IF([.$B370]=[.C$19];1;0)" office:value-type="string" office:string-value="" calcext:value-type="error">
            <text:p>#VALEUR !</text:p>
          </table:table-cell>
          <table:table-cell table:formula="of:=IF([.$B370]=[.D$19];1;0)" office:value-type="string" office:string-value="" calcext:value-type="error">
            <text:p>#VALEUR !</text:p>
          </table:table-cell>
          <table:table-cell table:formula="of:=IF([.$B370]=[.E$19];1;0)" office:value-type="string" office:string-value="" calcext:value-type="error">
            <text:p>#VALEUR !</text:p>
          </table:table-cell>
          <table:table-cell table:formula="of:=IF([.$B370]=[.F$19];1;0)" office:value-type="string" office:string-value="" calcext:value-type="error">
            <text:p>#VALEUR !</text:p>
          </table:table-cell>
          <table:table-cell table:formula="of:=IF([.$B370]=[.G$19];1;0)" office:value-type="string" office:string-value="" calcext:value-type="error">
            <text:p>#VALEUR !</text:p>
          </table:table-cell>
          <table:table-cell table:formula="of:=IF([.$B37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71]&lt;=[.$B$13];[.$A$2];IF([.A371]&lt;=[.$B$14];[.$A$3];IF([.A371]&lt;=[.$B$15];[.$A$4];IF([.A371]&lt;=[.$B$16];[.$A$5];IF([.A371]&lt;=[.$B$17];[.$A$6];IF([.A371]&lt;=[.$B$18];[.$A$7]))))))" office:value-type="string" office:string-value="" calcext:value-type="error">
            <text:p>#VALEUR !</text:p>
          </table:table-cell>
          <table:table-cell table:formula="of:=IF([.$B371]=[.C$19];1;0)" office:value-type="string" office:string-value="" calcext:value-type="error">
            <text:p>#VALEUR !</text:p>
          </table:table-cell>
          <table:table-cell table:formula="of:=IF([.$B371]=[.D$19];1;0)" office:value-type="string" office:string-value="" calcext:value-type="error">
            <text:p>#VALEUR !</text:p>
          </table:table-cell>
          <table:table-cell table:formula="of:=IF([.$B371]=[.E$19];1;0)" office:value-type="string" office:string-value="" calcext:value-type="error">
            <text:p>#VALEUR !</text:p>
          </table:table-cell>
          <table:table-cell table:formula="of:=IF([.$B371]=[.F$19];1;0)" office:value-type="string" office:string-value="" calcext:value-type="error">
            <text:p>#VALEUR !</text:p>
          </table:table-cell>
          <table:table-cell table:formula="of:=IF([.$B371]=[.G$19];1;0)" office:value-type="string" office:string-value="" calcext:value-type="error">
            <text:p>#VALEUR !</text:p>
          </table:table-cell>
          <table:table-cell table:formula="of:=IF([.$B37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72]&lt;=[.$B$13];[.$A$2];IF([.A372]&lt;=[.$B$14];[.$A$3];IF([.A372]&lt;=[.$B$15];[.$A$4];IF([.A372]&lt;=[.$B$16];[.$A$5];IF([.A372]&lt;=[.$B$17];[.$A$6];IF([.A372]&lt;=[.$B$18];[.$A$7]))))))" office:value-type="string" office:string-value="" calcext:value-type="error">
            <text:p>#VALEUR !</text:p>
          </table:table-cell>
          <table:table-cell table:formula="of:=IF([.$B372]=[.C$19];1;0)" office:value-type="string" office:string-value="" calcext:value-type="error">
            <text:p>#VALEUR !</text:p>
          </table:table-cell>
          <table:table-cell table:formula="of:=IF([.$B372]=[.D$19];1;0)" office:value-type="string" office:string-value="" calcext:value-type="error">
            <text:p>#VALEUR !</text:p>
          </table:table-cell>
          <table:table-cell table:formula="of:=IF([.$B372]=[.E$19];1;0)" office:value-type="string" office:string-value="" calcext:value-type="error">
            <text:p>#VALEUR !</text:p>
          </table:table-cell>
          <table:table-cell table:formula="of:=IF([.$B372]=[.F$19];1;0)" office:value-type="string" office:string-value="" calcext:value-type="error">
            <text:p>#VALEUR !</text:p>
          </table:table-cell>
          <table:table-cell table:formula="of:=IF([.$B372]=[.G$19];1;0)" office:value-type="string" office:string-value="" calcext:value-type="error">
            <text:p>#VALEUR !</text:p>
          </table:table-cell>
          <table:table-cell table:formula="of:=IF([.$B37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73]&lt;=[.$B$13];[.$A$2];IF([.A373]&lt;=[.$B$14];[.$A$3];IF([.A373]&lt;=[.$B$15];[.$A$4];IF([.A373]&lt;=[.$B$16];[.$A$5];IF([.A373]&lt;=[.$B$17];[.$A$6];IF([.A373]&lt;=[.$B$18];[.$A$7]))))))" office:value-type="string" office:string-value="" calcext:value-type="error">
            <text:p>#VALEUR !</text:p>
          </table:table-cell>
          <table:table-cell table:formula="of:=IF([.$B373]=[.C$19];1;0)" office:value-type="string" office:string-value="" calcext:value-type="error">
            <text:p>#VALEUR !</text:p>
          </table:table-cell>
          <table:table-cell table:formula="of:=IF([.$B373]=[.D$19];1;0)" office:value-type="string" office:string-value="" calcext:value-type="error">
            <text:p>#VALEUR !</text:p>
          </table:table-cell>
          <table:table-cell table:formula="of:=IF([.$B373]=[.E$19];1;0)" office:value-type="string" office:string-value="" calcext:value-type="error">
            <text:p>#VALEUR !</text:p>
          </table:table-cell>
          <table:table-cell table:formula="of:=IF([.$B373]=[.F$19];1;0)" office:value-type="string" office:string-value="" calcext:value-type="error">
            <text:p>#VALEUR !</text:p>
          </table:table-cell>
          <table:table-cell table:formula="of:=IF([.$B373]=[.G$19];1;0)" office:value-type="string" office:string-value="" calcext:value-type="error">
            <text:p>#VALEUR !</text:p>
          </table:table-cell>
          <table:table-cell table:formula="of:=IF([.$B37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74]&lt;=[.$B$13];[.$A$2];IF([.A374]&lt;=[.$B$14];[.$A$3];IF([.A374]&lt;=[.$B$15];[.$A$4];IF([.A374]&lt;=[.$B$16];[.$A$5];IF([.A374]&lt;=[.$B$17];[.$A$6];IF([.A374]&lt;=[.$B$18];[.$A$7]))))))" office:value-type="string" office:string-value="" calcext:value-type="error">
            <text:p>#VALEUR !</text:p>
          </table:table-cell>
          <table:table-cell table:formula="of:=IF([.$B374]=[.C$19];1;0)" office:value-type="string" office:string-value="" calcext:value-type="error">
            <text:p>#VALEUR !</text:p>
          </table:table-cell>
          <table:table-cell table:formula="of:=IF([.$B374]=[.D$19];1;0)" office:value-type="string" office:string-value="" calcext:value-type="error">
            <text:p>#VALEUR !</text:p>
          </table:table-cell>
          <table:table-cell table:formula="of:=IF([.$B374]=[.E$19];1;0)" office:value-type="string" office:string-value="" calcext:value-type="error">
            <text:p>#VALEUR !</text:p>
          </table:table-cell>
          <table:table-cell table:formula="of:=IF([.$B374]=[.F$19];1;0)" office:value-type="string" office:string-value="" calcext:value-type="error">
            <text:p>#VALEUR !</text:p>
          </table:table-cell>
          <table:table-cell table:formula="of:=IF([.$B374]=[.G$19];1;0)" office:value-type="string" office:string-value="" calcext:value-type="error">
            <text:p>#VALEUR !</text:p>
          </table:table-cell>
          <table:table-cell table:formula="of:=IF([.$B37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75]&lt;=[.$B$13];[.$A$2];IF([.A375]&lt;=[.$B$14];[.$A$3];IF([.A375]&lt;=[.$B$15];[.$A$4];IF([.A375]&lt;=[.$B$16];[.$A$5];IF([.A375]&lt;=[.$B$17];[.$A$6];IF([.A375]&lt;=[.$B$18];[.$A$7]))))))" office:value-type="string" office:string-value="" calcext:value-type="error">
            <text:p>#VALEUR !</text:p>
          </table:table-cell>
          <table:table-cell table:formula="of:=IF([.$B375]=[.C$19];1;0)" office:value-type="string" office:string-value="" calcext:value-type="error">
            <text:p>#VALEUR !</text:p>
          </table:table-cell>
          <table:table-cell table:formula="of:=IF([.$B375]=[.D$19];1;0)" office:value-type="string" office:string-value="" calcext:value-type="error">
            <text:p>#VALEUR !</text:p>
          </table:table-cell>
          <table:table-cell table:formula="of:=IF([.$B375]=[.E$19];1;0)" office:value-type="string" office:string-value="" calcext:value-type="error">
            <text:p>#VALEUR !</text:p>
          </table:table-cell>
          <table:table-cell table:formula="of:=IF([.$B375]=[.F$19];1;0)" office:value-type="string" office:string-value="" calcext:value-type="error">
            <text:p>#VALEUR !</text:p>
          </table:table-cell>
          <table:table-cell table:formula="of:=IF([.$B375]=[.G$19];1;0)" office:value-type="string" office:string-value="" calcext:value-type="error">
            <text:p>#VALEUR !</text:p>
          </table:table-cell>
          <table:table-cell table:formula="of:=IF([.$B37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76]&lt;=[.$B$13];[.$A$2];IF([.A376]&lt;=[.$B$14];[.$A$3];IF([.A376]&lt;=[.$B$15];[.$A$4];IF([.A376]&lt;=[.$B$16];[.$A$5];IF([.A376]&lt;=[.$B$17];[.$A$6];IF([.A376]&lt;=[.$B$18];[.$A$7]))))))" office:value-type="string" office:string-value="" calcext:value-type="error">
            <text:p>#VALEUR !</text:p>
          </table:table-cell>
          <table:table-cell table:formula="of:=IF([.$B376]=[.C$19];1;0)" office:value-type="string" office:string-value="" calcext:value-type="error">
            <text:p>#VALEUR !</text:p>
          </table:table-cell>
          <table:table-cell table:formula="of:=IF([.$B376]=[.D$19];1;0)" office:value-type="string" office:string-value="" calcext:value-type="error">
            <text:p>#VALEUR !</text:p>
          </table:table-cell>
          <table:table-cell table:formula="of:=IF([.$B376]=[.E$19];1;0)" office:value-type="string" office:string-value="" calcext:value-type="error">
            <text:p>#VALEUR !</text:p>
          </table:table-cell>
          <table:table-cell table:formula="of:=IF([.$B376]=[.F$19];1;0)" office:value-type="string" office:string-value="" calcext:value-type="error">
            <text:p>#VALEUR !</text:p>
          </table:table-cell>
          <table:table-cell table:formula="of:=IF([.$B376]=[.G$19];1;0)" office:value-type="string" office:string-value="" calcext:value-type="error">
            <text:p>#VALEUR !</text:p>
          </table:table-cell>
          <table:table-cell table:formula="of:=IF([.$B37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77]&lt;=[.$B$13];[.$A$2];IF([.A377]&lt;=[.$B$14];[.$A$3];IF([.A377]&lt;=[.$B$15];[.$A$4];IF([.A377]&lt;=[.$B$16];[.$A$5];IF([.A377]&lt;=[.$B$17];[.$A$6];IF([.A377]&lt;=[.$B$18];[.$A$7]))))))" office:value-type="string" office:string-value="" calcext:value-type="error">
            <text:p>#VALEUR !</text:p>
          </table:table-cell>
          <table:table-cell table:formula="of:=IF([.$B377]=[.C$19];1;0)" office:value-type="string" office:string-value="" calcext:value-type="error">
            <text:p>#VALEUR !</text:p>
          </table:table-cell>
          <table:table-cell table:formula="of:=IF([.$B377]=[.D$19];1;0)" office:value-type="string" office:string-value="" calcext:value-type="error">
            <text:p>#VALEUR !</text:p>
          </table:table-cell>
          <table:table-cell table:formula="of:=IF([.$B377]=[.E$19];1;0)" office:value-type="string" office:string-value="" calcext:value-type="error">
            <text:p>#VALEUR !</text:p>
          </table:table-cell>
          <table:table-cell table:formula="of:=IF([.$B377]=[.F$19];1;0)" office:value-type="string" office:string-value="" calcext:value-type="error">
            <text:p>#VALEUR !</text:p>
          </table:table-cell>
          <table:table-cell table:formula="of:=IF([.$B377]=[.G$19];1;0)" office:value-type="string" office:string-value="" calcext:value-type="error">
            <text:p>#VALEUR !</text:p>
          </table:table-cell>
          <table:table-cell table:formula="of:=IF([.$B37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78]&lt;=[.$B$13];[.$A$2];IF([.A378]&lt;=[.$B$14];[.$A$3];IF([.A378]&lt;=[.$B$15];[.$A$4];IF([.A378]&lt;=[.$B$16];[.$A$5];IF([.A378]&lt;=[.$B$17];[.$A$6];IF([.A378]&lt;=[.$B$18];[.$A$7]))))))" office:value-type="string" office:string-value="" calcext:value-type="error">
            <text:p>#VALEUR !</text:p>
          </table:table-cell>
          <table:table-cell table:formula="of:=IF([.$B378]=[.C$19];1;0)" office:value-type="string" office:string-value="" calcext:value-type="error">
            <text:p>#VALEUR !</text:p>
          </table:table-cell>
          <table:table-cell table:formula="of:=IF([.$B378]=[.D$19];1;0)" office:value-type="string" office:string-value="" calcext:value-type="error">
            <text:p>#VALEUR !</text:p>
          </table:table-cell>
          <table:table-cell table:formula="of:=IF([.$B378]=[.E$19];1;0)" office:value-type="string" office:string-value="" calcext:value-type="error">
            <text:p>#VALEUR !</text:p>
          </table:table-cell>
          <table:table-cell table:formula="of:=IF([.$B378]=[.F$19];1;0)" office:value-type="string" office:string-value="" calcext:value-type="error">
            <text:p>#VALEUR !</text:p>
          </table:table-cell>
          <table:table-cell table:formula="of:=IF([.$B378]=[.G$19];1;0)" office:value-type="string" office:string-value="" calcext:value-type="error">
            <text:p>#VALEUR !</text:p>
          </table:table-cell>
          <table:table-cell table:formula="of:=IF([.$B37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79]&lt;=[.$B$13];[.$A$2];IF([.A379]&lt;=[.$B$14];[.$A$3];IF([.A379]&lt;=[.$B$15];[.$A$4];IF([.A379]&lt;=[.$B$16];[.$A$5];IF([.A379]&lt;=[.$B$17];[.$A$6];IF([.A379]&lt;=[.$B$18];[.$A$7]))))))" office:value-type="string" office:string-value="" calcext:value-type="error">
            <text:p>#VALEUR !</text:p>
          </table:table-cell>
          <table:table-cell table:formula="of:=IF([.$B379]=[.C$19];1;0)" office:value-type="string" office:string-value="" calcext:value-type="error">
            <text:p>#VALEUR !</text:p>
          </table:table-cell>
          <table:table-cell table:formula="of:=IF([.$B379]=[.D$19];1;0)" office:value-type="string" office:string-value="" calcext:value-type="error">
            <text:p>#VALEUR !</text:p>
          </table:table-cell>
          <table:table-cell table:formula="of:=IF([.$B379]=[.E$19];1;0)" office:value-type="string" office:string-value="" calcext:value-type="error">
            <text:p>#VALEUR !</text:p>
          </table:table-cell>
          <table:table-cell table:formula="of:=IF([.$B379]=[.F$19];1;0)" office:value-type="string" office:string-value="" calcext:value-type="error">
            <text:p>#VALEUR !</text:p>
          </table:table-cell>
          <table:table-cell table:formula="of:=IF([.$B379]=[.G$19];1;0)" office:value-type="string" office:string-value="" calcext:value-type="error">
            <text:p>#VALEUR !</text:p>
          </table:table-cell>
          <table:table-cell table:formula="of:=IF([.$B37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80]&lt;=[.$B$13];[.$A$2];IF([.A380]&lt;=[.$B$14];[.$A$3];IF([.A380]&lt;=[.$B$15];[.$A$4];IF([.A380]&lt;=[.$B$16];[.$A$5];IF([.A380]&lt;=[.$B$17];[.$A$6];IF([.A380]&lt;=[.$B$18];[.$A$7]))))))" office:value-type="string" office:string-value="" calcext:value-type="error">
            <text:p>#VALEUR !</text:p>
          </table:table-cell>
          <table:table-cell table:formula="of:=IF([.$B380]=[.C$19];1;0)" office:value-type="string" office:string-value="" calcext:value-type="error">
            <text:p>#VALEUR !</text:p>
          </table:table-cell>
          <table:table-cell table:formula="of:=IF([.$B380]=[.D$19];1;0)" office:value-type="string" office:string-value="" calcext:value-type="error">
            <text:p>#VALEUR !</text:p>
          </table:table-cell>
          <table:table-cell table:formula="of:=IF([.$B380]=[.E$19];1;0)" office:value-type="string" office:string-value="" calcext:value-type="error">
            <text:p>#VALEUR !</text:p>
          </table:table-cell>
          <table:table-cell table:formula="of:=IF([.$B380]=[.F$19];1;0)" office:value-type="string" office:string-value="" calcext:value-type="error">
            <text:p>#VALEUR !</text:p>
          </table:table-cell>
          <table:table-cell table:formula="of:=IF([.$B380]=[.G$19];1;0)" office:value-type="string" office:string-value="" calcext:value-type="error">
            <text:p>#VALEUR !</text:p>
          </table:table-cell>
          <table:table-cell table:formula="of:=IF([.$B38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81]&lt;=[.$B$13];[.$A$2];IF([.A381]&lt;=[.$B$14];[.$A$3];IF([.A381]&lt;=[.$B$15];[.$A$4];IF([.A381]&lt;=[.$B$16];[.$A$5];IF([.A381]&lt;=[.$B$17];[.$A$6];IF([.A381]&lt;=[.$B$18];[.$A$7]))))))" office:value-type="string" office:string-value="" calcext:value-type="error">
            <text:p>#VALEUR !</text:p>
          </table:table-cell>
          <table:table-cell table:formula="of:=IF([.$B381]=[.C$19];1;0)" office:value-type="string" office:string-value="" calcext:value-type="error">
            <text:p>#VALEUR !</text:p>
          </table:table-cell>
          <table:table-cell table:formula="of:=IF([.$B381]=[.D$19];1;0)" office:value-type="string" office:string-value="" calcext:value-type="error">
            <text:p>#VALEUR !</text:p>
          </table:table-cell>
          <table:table-cell table:formula="of:=IF([.$B381]=[.E$19];1;0)" office:value-type="string" office:string-value="" calcext:value-type="error">
            <text:p>#VALEUR !</text:p>
          </table:table-cell>
          <table:table-cell table:formula="of:=IF([.$B381]=[.F$19];1;0)" office:value-type="string" office:string-value="" calcext:value-type="error">
            <text:p>#VALEUR !</text:p>
          </table:table-cell>
          <table:table-cell table:formula="of:=IF([.$B381]=[.G$19];1;0)" office:value-type="string" office:string-value="" calcext:value-type="error">
            <text:p>#VALEUR !</text:p>
          </table:table-cell>
          <table:table-cell table:formula="of:=IF([.$B38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82]&lt;=[.$B$13];[.$A$2];IF([.A382]&lt;=[.$B$14];[.$A$3];IF([.A382]&lt;=[.$B$15];[.$A$4];IF([.A382]&lt;=[.$B$16];[.$A$5];IF([.A382]&lt;=[.$B$17];[.$A$6];IF([.A382]&lt;=[.$B$18];[.$A$7]))))))" office:value-type="string" office:string-value="" calcext:value-type="error">
            <text:p>#VALEUR !</text:p>
          </table:table-cell>
          <table:table-cell table:formula="of:=IF([.$B382]=[.C$19];1;0)" office:value-type="string" office:string-value="" calcext:value-type="error">
            <text:p>#VALEUR !</text:p>
          </table:table-cell>
          <table:table-cell table:formula="of:=IF([.$B382]=[.D$19];1;0)" office:value-type="string" office:string-value="" calcext:value-type="error">
            <text:p>#VALEUR !</text:p>
          </table:table-cell>
          <table:table-cell table:formula="of:=IF([.$B382]=[.E$19];1;0)" office:value-type="string" office:string-value="" calcext:value-type="error">
            <text:p>#VALEUR !</text:p>
          </table:table-cell>
          <table:table-cell table:formula="of:=IF([.$B382]=[.F$19];1;0)" office:value-type="string" office:string-value="" calcext:value-type="error">
            <text:p>#VALEUR !</text:p>
          </table:table-cell>
          <table:table-cell table:formula="of:=IF([.$B382]=[.G$19];1;0)" office:value-type="string" office:string-value="" calcext:value-type="error">
            <text:p>#VALEUR !</text:p>
          </table:table-cell>
          <table:table-cell table:formula="of:=IF([.$B38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83]&lt;=[.$B$13];[.$A$2];IF([.A383]&lt;=[.$B$14];[.$A$3];IF([.A383]&lt;=[.$B$15];[.$A$4];IF([.A383]&lt;=[.$B$16];[.$A$5];IF([.A383]&lt;=[.$B$17];[.$A$6];IF([.A383]&lt;=[.$B$18];[.$A$7]))))))" office:value-type="string" office:string-value="" calcext:value-type="error">
            <text:p>#VALEUR !</text:p>
          </table:table-cell>
          <table:table-cell table:formula="of:=IF([.$B383]=[.C$19];1;0)" office:value-type="string" office:string-value="" calcext:value-type="error">
            <text:p>#VALEUR !</text:p>
          </table:table-cell>
          <table:table-cell table:formula="of:=IF([.$B383]=[.D$19];1;0)" office:value-type="string" office:string-value="" calcext:value-type="error">
            <text:p>#VALEUR !</text:p>
          </table:table-cell>
          <table:table-cell table:formula="of:=IF([.$B383]=[.E$19];1;0)" office:value-type="string" office:string-value="" calcext:value-type="error">
            <text:p>#VALEUR !</text:p>
          </table:table-cell>
          <table:table-cell table:formula="of:=IF([.$B383]=[.F$19];1;0)" office:value-type="string" office:string-value="" calcext:value-type="error">
            <text:p>#VALEUR !</text:p>
          </table:table-cell>
          <table:table-cell table:formula="of:=IF([.$B383]=[.G$19];1;0)" office:value-type="string" office:string-value="" calcext:value-type="error">
            <text:p>#VALEUR !</text:p>
          </table:table-cell>
          <table:table-cell table:formula="of:=IF([.$B38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84]&lt;=[.$B$13];[.$A$2];IF([.A384]&lt;=[.$B$14];[.$A$3];IF([.A384]&lt;=[.$B$15];[.$A$4];IF([.A384]&lt;=[.$B$16];[.$A$5];IF([.A384]&lt;=[.$B$17];[.$A$6];IF([.A384]&lt;=[.$B$18];[.$A$7]))))))" office:value-type="string" office:string-value="" calcext:value-type="error">
            <text:p>#VALEUR !</text:p>
          </table:table-cell>
          <table:table-cell table:formula="of:=IF([.$B384]=[.C$19];1;0)" office:value-type="string" office:string-value="" calcext:value-type="error">
            <text:p>#VALEUR !</text:p>
          </table:table-cell>
          <table:table-cell table:formula="of:=IF([.$B384]=[.D$19];1;0)" office:value-type="string" office:string-value="" calcext:value-type="error">
            <text:p>#VALEUR !</text:p>
          </table:table-cell>
          <table:table-cell table:formula="of:=IF([.$B384]=[.E$19];1;0)" office:value-type="string" office:string-value="" calcext:value-type="error">
            <text:p>#VALEUR !</text:p>
          </table:table-cell>
          <table:table-cell table:formula="of:=IF([.$B384]=[.F$19];1;0)" office:value-type="string" office:string-value="" calcext:value-type="error">
            <text:p>#VALEUR !</text:p>
          </table:table-cell>
          <table:table-cell table:formula="of:=IF([.$B384]=[.G$19];1;0)" office:value-type="string" office:string-value="" calcext:value-type="error">
            <text:p>#VALEUR !</text:p>
          </table:table-cell>
          <table:table-cell table:formula="of:=IF([.$B38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85]&lt;=[.$B$13];[.$A$2];IF([.A385]&lt;=[.$B$14];[.$A$3];IF([.A385]&lt;=[.$B$15];[.$A$4];IF([.A385]&lt;=[.$B$16];[.$A$5];IF([.A385]&lt;=[.$B$17];[.$A$6];IF([.A385]&lt;=[.$B$18];[.$A$7]))))))" office:value-type="string" office:string-value="" calcext:value-type="error">
            <text:p>#VALEUR !</text:p>
          </table:table-cell>
          <table:table-cell table:formula="of:=IF([.$B385]=[.C$19];1;0)" office:value-type="string" office:string-value="" calcext:value-type="error">
            <text:p>#VALEUR !</text:p>
          </table:table-cell>
          <table:table-cell table:formula="of:=IF([.$B385]=[.D$19];1;0)" office:value-type="string" office:string-value="" calcext:value-type="error">
            <text:p>#VALEUR !</text:p>
          </table:table-cell>
          <table:table-cell table:formula="of:=IF([.$B385]=[.E$19];1;0)" office:value-type="string" office:string-value="" calcext:value-type="error">
            <text:p>#VALEUR !</text:p>
          </table:table-cell>
          <table:table-cell table:formula="of:=IF([.$B385]=[.F$19];1;0)" office:value-type="string" office:string-value="" calcext:value-type="error">
            <text:p>#VALEUR !</text:p>
          </table:table-cell>
          <table:table-cell table:formula="of:=IF([.$B385]=[.G$19];1;0)" office:value-type="string" office:string-value="" calcext:value-type="error">
            <text:p>#VALEUR !</text:p>
          </table:table-cell>
          <table:table-cell table:formula="of:=IF([.$B38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86]&lt;=[.$B$13];[.$A$2];IF([.A386]&lt;=[.$B$14];[.$A$3];IF([.A386]&lt;=[.$B$15];[.$A$4];IF([.A386]&lt;=[.$B$16];[.$A$5];IF([.A386]&lt;=[.$B$17];[.$A$6];IF([.A386]&lt;=[.$B$18];[.$A$7]))))))" office:value-type="string" office:string-value="" calcext:value-type="error">
            <text:p>#VALEUR !</text:p>
          </table:table-cell>
          <table:table-cell table:formula="of:=IF([.$B386]=[.C$19];1;0)" office:value-type="string" office:string-value="" calcext:value-type="error">
            <text:p>#VALEUR !</text:p>
          </table:table-cell>
          <table:table-cell table:formula="of:=IF([.$B386]=[.D$19];1;0)" office:value-type="string" office:string-value="" calcext:value-type="error">
            <text:p>#VALEUR !</text:p>
          </table:table-cell>
          <table:table-cell table:formula="of:=IF([.$B386]=[.E$19];1;0)" office:value-type="string" office:string-value="" calcext:value-type="error">
            <text:p>#VALEUR !</text:p>
          </table:table-cell>
          <table:table-cell table:formula="of:=IF([.$B386]=[.F$19];1;0)" office:value-type="string" office:string-value="" calcext:value-type="error">
            <text:p>#VALEUR !</text:p>
          </table:table-cell>
          <table:table-cell table:formula="of:=IF([.$B386]=[.G$19];1;0)" office:value-type="string" office:string-value="" calcext:value-type="error">
            <text:p>#VALEUR !</text:p>
          </table:table-cell>
          <table:table-cell table:formula="of:=IF([.$B38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87]&lt;=[.$B$13];[.$A$2];IF([.A387]&lt;=[.$B$14];[.$A$3];IF([.A387]&lt;=[.$B$15];[.$A$4];IF([.A387]&lt;=[.$B$16];[.$A$5];IF([.A387]&lt;=[.$B$17];[.$A$6];IF([.A387]&lt;=[.$B$18];[.$A$7]))))))" office:value-type="string" office:string-value="" calcext:value-type="error">
            <text:p>#VALEUR !</text:p>
          </table:table-cell>
          <table:table-cell table:formula="of:=IF([.$B387]=[.C$19];1;0)" office:value-type="string" office:string-value="" calcext:value-type="error">
            <text:p>#VALEUR !</text:p>
          </table:table-cell>
          <table:table-cell table:formula="of:=IF([.$B387]=[.D$19];1;0)" office:value-type="string" office:string-value="" calcext:value-type="error">
            <text:p>#VALEUR !</text:p>
          </table:table-cell>
          <table:table-cell table:formula="of:=IF([.$B387]=[.E$19];1;0)" office:value-type="string" office:string-value="" calcext:value-type="error">
            <text:p>#VALEUR !</text:p>
          </table:table-cell>
          <table:table-cell table:formula="of:=IF([.$B387]=[.F$19];1;0)" office:value-type="string" office:string-value="" calcext:value-type="error">
            <text:p>#VALEUR !</text:p>
          </table:table-cell>
          <table:table-cell table:formula="of:=IF([.$B387]=[.G$19];1;0)" office:value-type="string" office:string-value="" calcext:value-type="error">
            <text:p>#VALEUR !</text:p>
          </table:table-cell>
          <table:table-cell table:formula="of:=IF([.$B38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88]&lt;=[.$B$13];[.$A$2];IF([.A388]&lt;=[.$B$14];[.$A$3];IF([.A388]&lt;=[.$B$15];[.$A$4];IF([.A388]&lt;=[.$B$16];[.$A$5];IF([.A388]&lt;=[.$B$17];[.$A$6];IF([.A388]&lt;=[.$B$18];[.$A$7]))))))" office:value-type="string" office:string-value="" calcext:value-type="error">
            <text:p>#VALEUR !</text:p>
          </table:table-cell>
          <table:table-cell table:formula="of:=IF([.$B388]=[.C$19];1;0)" office:value-type="string" office:string-value="" calcext:value-type="error">
            <text:p>#VALEUR !</text:p>
          </table:table-cell>
          <table:table-cell table:formula="of:=IF([.$B388]=[.D$19];1;0)" office:value-type="string" office:string-value="" calcext:value-type="error">
            <text:p>#VALEUR !</text:p>
          </table:table-cell>
          <table:table-cell table:formula="of:=IF([.$B388]=[.E$19];1;0)" office:value-type="string" office:string-value="" calcext:value-type="error">
            <text:p>#VALEUR !</text:p>
          </table:table-cell>
          <table:table-cell table:formula="of:=IF([.$B388]=[.F$19];1;0)" office:value-type="string" office:string-value="" calcext:value-type="error">
            <text:p>#VALEUR !</text:p>
          </table:table-cell>
          <table:table-cell table:formula="of:=IF([.$B388]=[.G$19];1;0)" office:value-type="string" office:string-value="" calcext:value-type="error">
            <text:p>#VALEUR !</text:p>
          </table:table-cell>
          <table:table-cell table:formula="of:=IF([.$B38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89]&lt;=[.$B$13];[.$A$2];IF([.A389]&lt;=[.$B$14];[.$A$3];IF([.A389]&lt;=[.$B$15];[.$A$4];IF([.A389]&lt;=[.$B$16];[.$A$5];IF([.A389]&lt;=[.$B$17];[.$A$6];IF([.A389]&lt;=[.$B$18];[.$A$7]))))))" office:value-type="string" office:string-value="" calcext:value-type="error">
            <text:p>#VALEUR !</text:p>
          </table:table-cell>
          <table:table-cell table:formula="of:=IF([.$B389]=[.C$19];1;0)" office:value-type="string" office:string-value="" calcext:value-type="error">
            <text:p>#VALEUR !</text:p>
          </table:table-cell>
          <table:table-cell table:formula="of:=IF([.$B389]=[.D$19];1;0)" office:value-type="string" office:string-value="" calcext:value-type="error">
            <text:p>#VALEUR !</text:p>
          </table:table-cell>
          <table:table-cell table:formula="of:=IF([.$B389]=[.E$19];1;0)" office:value-type="string" office:string-value="" calcext:value-type="error">
            <text:p>#VALEUR !</text:p>
          </table:table-cell>
          <table:table-cell table:formula="of:=IF([.$B389]=[.F$19];1;0)" office:value-type="string" office:string-value="" calcext:value-type="error">
            <text:p>#VALEUR !</text:p>
          </table:table-cell>
          <table:table-cell table:formula="of:=IF([.$B389]=[.G$19];1;0)" office:value-type="string" office:string-value="" calcext:value-type="error">
            <text:p>#VALEUR !</text:p>
          </table:table-cell>
          <table:table-cell table:formula="of:=IF([.$B38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90]&lt;=[.$B$13];[.$A$2];IF([.A390]&lt;=[.$B$14];[.$A$3];IF([.A390]&lt;=[.$B$15];[.$A$4];IF([.A390]&lt;=[.$B$16];[.$A$5];IF([.A390]&lt;=[.$B$17];[.$A$6];IF([.A390]&lt;=[.$B$18];[.$A$7]))))))" office:value-type="string" office:string-value="" calcext:value-type="error">
            <text:p>#VALEUR !</text:p>
          </table:table-cell>
          <table:table-cell table:formula="of:=IF([.$B390]=[.C$19];1;0)" office:value-type="string" office:string-value="" calcext:value-type="error">
            <text:p>#VALEUR !</text:p>
          </table:table-cell>
          <table:table-cell table:formula="of:=IF([.$B390]=[.D$19];1;0)" office:value-type="string" office:string-value="" calcext:value-type="error">
            <text:p>#VALEUR !</text:p>
          </table:table-cell>
          <table:table-cell table:formula="of:=IF([.$B390]=[.E$19];1;0)" office:value-type="string" office:string-value="" calcext:value-type="error">
            <text:p>#VALEUR !</text:p>
          </table:table-cell>
          <table:table-cell table:formula="of:=IF([.$B390]=[.F$19];1;0)" office:value-type="string" office:string-value="" calcext:value-type="error">
            <text:p>#VALEUR !</text:p>
          </table:table-cell>
          <table:table-cell table:formula="of:=IF([.$B390]=[.G$19];1;0)" office:value-type="string" office:string-value="" calcext:value-type="error">
            <text:p>#VALEUR !</text:p>
          </table:table-cell>
          <table:table-cell table:formula="of:=IF([.$B39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91]&lt;=[.$B$13];[.$A$2];IF([.A391]&lt;=[.$B$14];[.$A$3];IF([.A391]&lt;=[.$B$15];[.$A$4];IF([.A391]&lt;=[.$B$16];[.$A$5];IF([.A391]&lt;=[.$B$17];[.$A$6];IF([.A391]&lt;=[.$B$18];[.$A$7]))))))" office:value-type="string" office:string-value="" calcext:value-type="error">
            <text:p>#VALEUR !</text:p>
          </table:table-cell>
          <table:table-cell table:formula="of:=IF([.$B391]=[.C$19];1;0)" office:value-type="string" office:string-value="" calcext:value-type="error">
            <text:p>#VALEUR !</text:p>
          </table:table-cell>
          <table:table-cell table:formula="of:=IF([.$B391]=[.D$19];1;0)" office:value-type="string" office:string-value="" calcext:value-type="error">
            <text:p>#VALEUR !</text:p>
          </table:table-cell>
          <table:table-cell table:formula="of:=IF([.$B391]=[.E$19];1;0)" office:value-type="string" office:string-value="" calcext:value-type="error">
            <text:p>#VALEUR !</text:p>
          </table:table-cell>
          <table:table-cell table:formula="of:=IF([.$B391]=[.F$19];1;0)" office:value-type="string" office:string-value="" calcext:value-type="error">
            <text:p>#VALEUR !</text:p>
          </table:table-cell>
          <table:table-cell table:formula="of:=IF([.$B391]=[.G$19];1;0)" office:value-type="string" office:string-value="" calcext:value-type="error">
            <text:p>#VALEUR !</text:p>
          </table:table-cell>
          <table:table-cell table:formula="of:=IF([.$B39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92]&lt;=[.$B$13];[.$A$2];IF([.A392]&lt;=[.$B$14];[.$A$3];IF([.A392]&lt;=[.$B$15];[.$A$4];IF([.A392]&lt;=[.$B$16];[.$A$5];IF([.A392]&lt;=[.$B$17];[.$A$6];IF([.A392]&lt;=[.$B$18];[.$A$7]))))))" office:value-type="string" office:string-value="" calcext:value-type="error">
            <text:p>#VALEUR !</text:p>
          </table:table-cell>
          <table:table-cell table:formula="of:=IF([.$B392]=[.C$19];1;0)" office:value-type="string" office:string-value="" calcext:value-type="error">
            <text:p>#VALEUR !</text:p>
          </table:table-cell>
          <table:table-cell table:formula="of:=IF([.$B392]=[.D$19];1;0)" office:value-type="string" office:string-value="" calcext:value-type="error">
            <text:p>#VALEUR !</text:p>
          </table:table-cell>
          <table:table-cell table:formula="of:=IF([.$B392]=[.E$19];1;0)" office:value-type="string" office:string-value="" calcext:value-type="error">
            <text:p>#VALEUR !</text:p>
          </table:table-cell>
          <table:table-cell table:formula="of:=IF([.$B392]=[.F$19];1;0)" office:value-type="string" office:string-value="" calcext:value-type="error">
            <text:p>#VALEUR !</text:p>
          </table:table-cell>
          <table:table-cell table:formula="of:=IF([.$B392]=[.G$19];1;0)" office:value-type="string" office:string-value="" calcext:value-type="error">
            <text:p>#VALEUR !</text:p>
          </table:table-cell>
          <table:table-cell table:formula="of:=IF([.$B39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93]&lt;=[.$B$13];[.$A$2];IF([.A393]&lt;=[.$B$14];[.$A$3];IF([.A393]&lt;=[.$B$15];[.$A$4];IF([.A393]&lt;=[.$B$16];[.$A$5];IF([.A393]&lt;=[.$B$17];[.$A$6];IF([.A393]&lt;=[.$B$18];[.$A$7]))))))" office:value-type="string" office:string-value="" calcext:value-type="error">
            <text:p>#VALEUR !</text:p>
          </table:table-cell>
          <table:table-cell table:formula="of:=IF([.$B393]=[.C$19];1;0)" office:value-type="string" office:string-value="" calcext:value-type="error">
            <text:p>#VALEUR !</text:p>
          </table:table-cell>
          <table:table-cell table:formula="of:=IF([.$B393]=[.D$19];1;0)" office:value-type="string" office:string-value="" calcext:value-type="error">
            <text:p>#VALEUR !</text:p>
          </table:table-cell>
          <table:table-cell table:formula="of:=IF([.$B393]=[.E$19];1;0)" office:value-type="string" office:string-value="" calcext:value-type="error">
            <text:p>#VALEUR !</text:p>
          </table:table-cell>
          <table:table-cell table:formula="of:=IF([.$B393]=[.F$19];1;0)" office:value-type="string" office:string-value="" calcext:value-type="error">
            <text:p>#VALEUR !</text:p>
          </table:table-cell>
          <table:table-cell table:formula="of:=IF([.$B393]=[.G$19];1;0)" office:value-type="string" office:string-value="" calcext:value-type="error">
            <text:p>#VALEUR !</text:p>
          </table:table-cell>
          <table:table-cell table:formula="of:=IF([.$B39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94]&lt;=[.$B$13];[.$A$2];IF([.A394]&lt;=[.$B$14];[.$A$3];IF([.A394]&lt;=[.$B$15];[.$A$4];IF([.A394]&lt;=[.$B$16];[.$A$5];IF([.A394]&lt;=[.$B$17];[.$A$6];IF([.A394]&lt;=[.$B$18];[.$A$7]))))))" office:value-type="string" office:string-value="" calcext:value-type="error">
            <text:p>#VALEUR !</text:p>
          </table:table-cell>
          <table:table-cell table:formula="of:=IF([.$B394]=[.C$19];1;0)" office:value-type="string" office:string-value="" calcext:value-type="error">
            <text:p>#VALEUR !</text:p>
          </table:table-cell>
          <table:table-cell table:formula="of:=IF([.$B394]=[.D$19];1;0)" office:value-type="string" office:string-value="" calcext:value-type="error">
            <text:p>#VALEUR !</text:p>
          </table:table-cell>
          <table:table-cell table:formula="of:=IF([.$B394]=[.E$19];1;0)" office:value-type="string" office:string-value="" calcext:value-type="error">
            <text:p>#VALEUR !</text:p>
          </table:table-cell>
          <table:table-cell table:formula="of:=IF([.$B394]=[.F$19];1;0)" office:value-type="string" office:string-value="" calcext:value-type="error">
            <text:p>#VALEUR !</text:p>
          </table:table-cell>
          <table:table-cell table:formula="of:=IF([.$B394]=[.G$19];1;0)" office:value-type="string" office:string-value="" calcext:value-type="error">
            <text:p>#VALEUR !</text:p>
          </table:table-cell>
          <table:table-cell table:formula="of:=IF([.$B39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95]&lt;=[.$B$13];[.$A$2];IF([.A395]&lt;=[.$B$14];[.$A$3];IF([.A395]&lt;=[.$B$15];[.$A$4];IF([.A395]&lt;=[.$B$16];[.$A$5];IF([.A395]&lt;=[.$B$17];[.$A$6];IF([.A395]&lt;=[.$B$18];[.$A$7]))))))" office:value-type="string" office:string-value="" calcext:value-type="error">
            <text:p>#VALEUR !</text:p>
          </table:table-cell>
          <table:table-cell table:formula="of:=IF([.$B395]=[.C$19];1;0)" office:value-type="string" office:string-value="" calcext:value-type="error">
            <text:p>#VALEUR !</text:p>
          </table:table-cell>
          <table:table-cell table:formula="of:=IF([.$B395]=[.D$19];1;0)" office:value-type="string" office:string-value="" calcext:value-type="error">
            <text:p>#VALEUR !</text:p>
          </table:table-cell>
          <table:table-cell table:formula="of:=IF([.$B395]=[.E$19];1;0)" office:value-type="string" office:string-value="" calcext:value-type="error">
            <text:p>#VALEUR !</text:p>
          </table:table-cell>
          <table:table-cell table:formula="of:=IF([.$B395]=[.F$19];1;0)" office:value-type="string" office:string-value="" calcext:value-type="error">
            <text:p>#VALEUR !</text:p>
          </table:table-cell>
          <table:table-cell table:formula="of:=IF([.$B395]=[.G$19];1;0)" office:value-type="string" office:string-value="" calcext:value-type="error">
            <text:p>#VALEUR !</text:p>
          </table:table-cell>
          <table:table-cell table:formula="of:=IF([.$B39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96]&lt;=[.$B$13];[.$A$2];IF([.A396]&lt;=[.$B$14];[.$A$3];IF([.A396]&lt;=[.$B$15];[.$A$4];IF([.A396]&lt;=[.$B$16];[.$A$5];IF([.A396]&lt;=[.$B$17];[.$A$6];IF([.A396]&lt;=[.$B$18];[.$A$7]))))))" office:value-type="string" office:string-value="" calcext:value-type="error">
            <text:p>#VALEUR !</text:p>
          </table:table-cell>
          <table:table-cell table:formula="of:=IF([.$B396]=[.C$19];1;0)" office:value-type="string" office:string-value="" calcext:value-type="error">
            <text:p>#VALEUR !</text:p>
          </table:table-cell>
          <table:table-cell table:formula="of:=IF([.$B396]=[.D$19];1;0)" office:value-type="string" office:string-value="" calcext:value-type="error">
            <text:p>#VALEUR !</text:p>
          </table:table-cell>
          <table:table-cell table:formula="of:=IF([.$B396]=[.E$19];1;0)" office:value-type="string" office:string-value="" calcext:value-type="error">
            <text:p>#VALEUR !</text:p>
          </table:table-cell>
          <table:table-cell table:formula="of:=IF([.$B396]=[.F$19];1;0)" office:value-type="string" office:string-value="" calcext:value-type="error">
            <text:p>#VALEUR !</text:p>
          </table:table-cell>
          <table:table-cell table:formula="of:=IF([.$B396]=[.G$19];1;0)" office:value-type="string" office:string-value="" calcext:value-type="error">
            <text:p>#VALEUR !</text:p>
          </table:table-cell>
          <table:table-cell table:formula="of:=IF([.$B39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97]&lt;=[.$B$13];[.$A$2];IF([.A397]&lt;=[.$B$14];[.$A$3];IF([.A397]&lt;=[.$B$15];[.$A$4];IF([.A397]&lt;=[.$B$16];[.$A$5];IF([.A397]&lt;=[.$B$17];[.$A$6];IF([.A397]&lt;=[.$B$18];[.$A$7]))))))" office:value-type="string" office:string-value="" calcext:value-type="error">
            <text:p>#VALEUR !</text:p>
          </table:table-cell>
          <table:table-cell table:formula="of:=IF([.$B397]=[.C$19];1;0)" office:value-type="string" office:string-value="" calcext:value-type="error">
            <text:p>#VALEUR !</text:p>
          </table:table-cell>
          <table:table-cell table:formula="of:=IF([.$B397]=[.D$19];1;0)" office:value-type="string" office:string-value="" calcext:value-type="error">
            <text:p>#VALEUR !</text:p>
          </table:table-cell>
          <table:table-cell table:formula="of:=IF([.$B397]=[.E$19];1;0)" office:value-type="string" office:string-value="" calcext:value-type="error">
            <text:p>#VALEUR !</text:p>
          </table:table-cell>
          <table:table-cell table:formula="of:=IF([.$B397]=[.F$19];1;0)" office:value-type="string" office:string-value="" calcext:value-type="error">
            <text:p>#VALEUR !</text:p>
          </table:table-cell>
          <table:table-cell table:formula="of:=IF([.$B397]=[.G$19];1;0)" office:value-type="string" office:string-value="" calcext:value-type="error">
            <text:p>#VALEUR !</text:p>
          </table:table-cell>
          <table:table-cell table:formula="of:=IF([.$B39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98]&lt;=[.$B$13];[.$A$2];IF([.A398]&lt;=[.$B$14];[.$A$3];IF([.A398]&lt;=[.$B$15];[.$A$4];IF([.A398]&lt;=[.$B$16];[.$A$5];IF([.A398]&lt;=[.$B$17];[.$A$6];IF([.A398]&lt;=[.$B$18];[.$A$7]))))))" office:value-type="string" office:string-value="" calcext:value-type="error">
            <text:p>#VALEUR !</text:p>
          </table:table-cell>
          <table:table-cell table:formula="of:=IF([.$B398]=[.C$19];1;0)" office:value-type="string" office:string-value="" calcext:value-type="error">
            <text:p>#VALEUR !</text:p>
          </table:table-cell>
          <table:table-cell table:formula="of:=IF([.$B398]=[.D$19];1;0)" office:value-type="string" office:string-value="" calcext:value-type="error">
            <text:p>#VALEUR !</text:p>
          </table:table-cell>
          <table:table-cell table:formula="of:=IF([.$B398]=[.E$19];1;0)" office:value-type="string" office:string-value="" calcext:value-type="error">
            <text:p>#VALEUR !</text:p>
          </table:table-cell>
          <table:table-cell table:formula="of:=IF([.$B398]=[.F$19];1;0)" office:value-type="string" office:string-value="" calcext:value-type="error">
            <text:p>#VALEUR !</text:p>
          </table:table-cell>
          <table:table-cell table:formula="of:=IF([.$B398]=[.G$19];1;0)" office:value-type="string" office:string-value="" calcext:value-type="error">
            <text:p>#VALEUR !</text:p>
          </table:table-cell>
          <table:table-cell table:formula="of:=IF([.$B39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399]&lt;=[.$B$13];[.$A$2];IF([.A399]&lt;=[.$B$14];[.$A$3];IF([.A399]&lt;=[.$B$15];[.$A$4];IF([.A399]&lt;=[.$B$16];[.$A$5];IF([.A399]&lt;=[.$B$17];[.$A$6];IF([.A399]&lt;=[.$B$18];[.$A$7]))))))" office:value-type="string" office:string-value="" calcext:value-type="error">
            <text:p>#VALEUR !</text:p>
          </table:table-cell>
          <table:table-cell table:formula="of:=IF([.$B399]=[.C$19];1;0)" office:value-type="string" office:string-value="" calcext:value-type="error">
            <text:p>#VALEUR !</text:p>
          </table:table-cell>
          <table:table-cell table:formula="of:=IF([.$B399]=[.D$19];1;0)" office:value-type="string" office:string-value="" calcext:value-type="error">
            <text:p>#VALEUR !</text:p>
          </table:table-cell>
          <table:table-cell table:formula="of:=IF([.$B399]=[.E$19];1;0)" office:value-type="string" office:string-value="" calcext:value-type="error">
            <text:p>#VALEUR !</text:p>
          </table:table-cell>
          <table:table-cell table:formula="of:=IF([.$B399]=[.F$19];1;0)" office:value-type="string" office:string-value="" calcext:value-type="error">
            <text:p>#VALEUR !</text:p>
          </table:table-cell>
          <table:table-cell table:formula="of:=IF([.$B399]=[.G$19];1;0)" office:value-type="string" office:string-value="" calcext:value-type="error">
            <text:p>#VALEUR !</text:p>
          </table:table-cell>
          <table:table-cell table:formula="of:=IF([.$B39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00]&lt;=[.$B$13];[.$A$2];IF([.A400]&lt;=[.$B$14];[.$A$3];IF([.A400]&lt;=[.$B$15];[.$A$4];IF([.A400]&lt;=[.$B$16];[.$A$5];IF([.A400]&lt;=[.$B$17];[.$A$6];IF([.A400]&lt;=[.$B$18];[.$A$7]))))))" office:value-type="string" office:string-value="" calcext:value-type="error">
            <text:p>#VALEUR !</text:p>
          </table:table-cell>
          <table:table-cell table:formula="of:=IF([.$B400]=[.C$19];1;0)" office:value-type="string" office:string-value="" calcext:value-type="error">
            <text:p>#VALEUR !</text:p>
          </table:table-cell>
          <table:table-cell table:formula="of:=IF([.$B400]=[.D$19];1;0)" office:value-type="string" office:string-value="" calcext:value-type="error">
            <text:p>#VALEUR !</text:p>
          </table:table-cell>
          <table:table-cell table:formula="of:=IF([.$B400]=[.E$19];1;0)" office:value-type="string" office:string-value="" calcext:value-type="error">
            <text:p>#VALEUR !</text:p>
          </table:table-cell>
          <table:table-cell table:formula="of:=IF([.$B400]=[.F$19];1;0)" office:value-type="string" office:string-value="" calcext:value-type="error">
            <text:p>#VALEUR !</text:p>
          </table:table-cell>
          <table:table-cell table:formula="of:=IF([.$B400]=[.G$19];1;0)" office:value-type="string" office:string-value="" calcext:value-type="error">
            <text:p>#VALEUR !</text:p>
          </table:table-cell>
          <table:table-cell table:formula="of:=IF([.$B40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01]&lt;=[.$B$13];[.$A$2];IF([.A401]&lt;=[.$B$14];[.$A$3];IF([.A401]&lt;=[.$B$15];[.$A$4];IF([.A401]&lt;=[.$B$16];[.$A$5];IF([.A401]&lt;=[.$B$17];[.$A$6];IF([.A401]&lt;=[.$B$18];[.$A$7]))))))" office:value-type="string" office:string-value="" calcext:value-type="error">
            <text:p>#VALEUR !</text:p>
          </table:table-cell>
          <table:table-cell table:formula="of:=IF([.$B401]=[.C$19];1;0)" office:value-type="string" office:string-value="" calcext:value-type="error">
            <text:p>#VALEUR !</text:p>
          </table:table-cell>
          <table:table-cell table:formula="of:=IF([.$B401]=[.D$19];1;0)" office:value-type="string" office:string-value="" calcext:value-type="error">
            <text:p>#VALEUR !</text:p>
          </table:table-cell>
          <table:table-cell table:formula="of:=IF([.$B401]=[.E$19];1;0)" office:value-type="string" office:string-value="" calcext:value-type="error">
            <text:p>#VALEUR !</text:p>
          </table:table-cell>
          <table:table-cell table:formula="of:=IF([.$B401]=[.F$19];1;0)" office:value-type="string" office:string-value="" calcext:value-type="error">
            <text:p>#VALEUR !</text:p>
          </table:table-cell>
          <table:table-cell table:formula="of:=IF([.$B401]=[.G$19];1;0)" office:value-type="string" office:string-value="" calcext:value-type="error">
            <text:p>#VALEUR !</text:p>
          </table:table-cell>
          <table:table-cell table:formula="of:=IF([.$B40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02]&lt;=[.$B$13];[.$A$2];IF([.A402]&lt;=[.$B$14];[.$A$3];IF([.A402]&lt;=[.$B$15];[.$A$4];IF([.A402]&lt;=[.$B$16];[.$A$5];IF([.A402]&lt;=[.$B$17];[.$A$6];IF([.A402]&lt;=[.$B$18];[.$A$7]))))))" office:value-type="string" office:string-value="" calcext:value-type="error">
            <text:p>#VALEUR !</text:p>
          </table:table-cell>
          <table:table-cell table:formula="of:=IF([.$B402]=[.C$19];1;0)" office:value-type="string" office:string-value="" calcext:value-type="error">
            <text:p>#VALEUR !</text:p>
          </table:table-cell>
          <table:table-cell table:formula="of:=IF([.$B402]=[.D$19];1;0)" office:value-type="string" office:string-value="" calcext:value-type="error">
            <text:p>#VALEUR !</text:p>
          </table:table-cell>
          <table:table-cell table:formula="of:=IF([.$B402]=[.E$19];1;0)" office:value-type="string" office:string-value="" calcext:value-type="error">
            <text:p>#VALEUR !</text:p>
          </table:table-cell>
          <table:table-cell table:formula="of:=IF([.$B402]=[.F$19];1;0)" office:value-type="string" office:string-value="" calcext:value-type="error">
            <text:p>#VALEUR !</text:p>
          </table:table-cell>
          <table:table-cell table:formula="of:=IF([.$B402]=[.G$19];1;0)" office:value-type="string" office:string-value="" calcext:value-type="error">
            <text:p>#VALEUR !</text:p>
          </table:table-cell>
          <table:table-cell table:formula="of:=IF([.$B40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03]&lt;=[.$B$13];[.$A$2];IF([.A403]&lt;=[.$B$14];[.$A$3];IF([.A403]&lt;=[.$B$15];[.$A$4];IF([.A403]&lt;=[.$B$16];[.$A$5];IF([.A403]&lt;=[.$B$17];[.$A$6];IF([.A403]&lt;=[.$B$18];[.$A$7]))))))" office:value-type="string" office:string-value="" calcext:value-type="error">
            <text:p>#VALEUR !</text:p>
          </table:table-cell>
          <table:table-cell table:formula="of:=IF([.$B403]=[.C$19];1;0)" office:value-type="string" office:string-value="" calcext:value-type="error">
            <text:p>#VALEUR !</text:p>
          </table:table-cell>
          <table:table-cell table:formula="of:=IF([.$B403]=[.D$19];1;0)" office:value-type="string" office:string-value="" calcext:value-type="error">
            <text:p>#VALEUR !</text:p>
          </table:table-cell>
          <table:table-cell table:formula="of:=IF([.$B403]=[.E$19];1;0)" office:value-type="string" office:string-value="" calcext:value-type="error">
            <text:p>#VALEUR !</text:p>
          </table:table-cell>
          <table:table-cell table:formula="of:=IF([.$B403]=[.F$19];1;0)" office:value-type="string" office:string-value="" calcext:value-type="error">
            <text:p>#VALEUR !</text:p>
          </table:table-cell>
          <table:table-cell table:formula="of:=IF([.$B403]=[.G$19];1;0)" office:value-type="string" office:string-value="" calcext:value-type="error">
            <text:p>#VALEUR !</text:p>
          </table:table-cell>
          <table:table-cell table:formula="of:=IF([.$B40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04]&lt;=[.$B$13];[.$A$2];IF([.A404]&lt;=[.$B$14];[.$A$3];IF([.A404]&lt;=[.$B$15];[.$A$4];IF([.A404]&lt;=[.$B$16];[.$A$5];IF([.A404]&lt;=[.$B$17];[.$A$6];IF([.A404]&lt;=[.$B$18];[.$A$7]))))))" office:value-type="string" office:string-value="" calcext:value-type="error">
            <text:p>#VALEUR !</text:p>
          </table:table-cell>
          <table:table-cell table:formula="of:=IF([.$B404]=[.C$19];1;0)" office:value-type="string" office:string-value="" calcext:value-type="error">
            <text:p>#VALEUR !</text:p>
          </table:table-cell>
          <table:table-cell table:formula="of:=IF([.$B404]=[.D$19];1;0)" office:value-type="string" office:string-value="" calcext:value-type="error">
            <text:p>#VALEUR !</text:p>
          </table:table-cell>
          <table:table-cell table:formula="of:=IF([.$B404]=[.E$19];1;0)" office:value-type="string" office:string-value="" calcext:value-type="error">
            <text:p>#VALEUR !</text:p>
          </table:table-cell>
          <table:table-cell table:formula="of:=IF([.$B404]=[.F$19];1;0)" office:value-type="string" office:string-value="" calcext:value-type="error">
            <text:p>#VALEUR !</text:p>
          </table:table-cell>
          <table:table-cell table:formula="of:=IF([.$B404]=[.G$19];1;0)" office:value-type="string" office:string-value="" calcext:value-type="error">
            <text:p>#VALEUR !</text:p>
          </table:table-cell>
          <table:table-cell table:formula="of:=IF([.$B40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05]&lt;=[.$B$13];[.$A$2];IF([.A405]&lt;=[.$B$14];[.$A$3];IF([.A405]&lt;=[.$B$15];[.$A$4];IF([.A405]&lt;=[.$B$16];[.$A$5];IF([.A405]&lt;=[.$B$17];[.$A$6];IF([.A405]&lt;=[.$B$18];[.$A$7]))))))" office:value-type="string" office:string-value="" calcext:value-type="error">
            <text:p>#VALEUR !</text:p>
          </table:table-cell>
          <table:table-cell table:formula="of:=IF([.$B405]=[.C$19];1;0)" office:value-type="string" office:string-value="" calcext:value-type="error">
            <text:p>#VALEUR !</text:p>
          </table:table-cell>
          <table:table-cell table:formula="of:=IF([.$B405]=[.D$19];1;0)" office:value-type="string" office:string-value="" calcext:value-type="error">
            <text:p>#VALEUR !</text:p>
          </table:table-cell>
          <table:table-cell table:formula="of:=IF([.$B405]=[.E$19];1;0)" office:value-type="string" office:string-value="" calcext:value-type="error">
            <text:p>#VALEUR !</text:p>
          </table:table-cell>
          <table:table-cell table:formula="of:=IF([.$B405]=[.F$19];1;0)" office:value-type="string" office:string-value="" calcext:value-type="error">
            <text:p>#VALEUR !</text:p>
          </table:table-cell>
          <table:table-cell table:formula="of:=IF([.$B405]=[.G$19];1;0)" office:value-type="string" office:string-value="" calcext:value-type="error">
            <text:p>#VALEUR !</text:p>
          </table:table-cell>
          <table:table-cell table:formula="of:=IF([.$B40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06]&lt;=[.$B$13];[.$A$2];IF([.A406]&lt;=[.$B$14];[.$A$3];IF([.A406]&lt;=[.$B$15];[.$A$4];IF([.A406]&lt;=[.$B$16];[.$A$5];IF([.A406]&lt;=[.$B$17];[.$A$6];IF([.A406]&lt;=[.$B$18];[.$A$7]))))))" office:value-type="string" office:string-value="" calcext:value-type="error">
            <text:p>#VALEUR !</text:p>
          </table:table-cell>
          <table:table-cell table:formula="of:=IF([.$B406]=[.C$19];1;0)" office:value-type="string" office:string-value="" calcext:value-type="error">
            <text:p>#VALEUR !</text:p>
          </table:table-cell>
          <table:table-cell table:formula="of:=IF([.$B406]=[.D$19];1;0)" office:value-type="string" office:string-value="" calcext:value-type="error">
            <text:p>#VALEUR !</text:p>
          </table:table-cell>
          <table:table-cell table:formula="of:=IF([.$B406]=[.E$19];1;0)" office:value-type="string" office:string-value="" calcext:value-type="error">
            <text:p>#VALEUR !</text:p>
          </table:table-cell>
          <table:table-cell table:formula="of:=IF([.$B406]=[.F$19];1;0)" office:value-type="string" office:string-value="" calcext:value-type="error">
            <text:p>#VALEUR !</text:p>
          </table:table-cell>
          <table:table-cell table:formula="of:=IF([.$B406]=[.G$19];1;0)" office:value-type="string" office:string-value="" calcext:value-type="error">
            <text:p>#VALEUR !</text:p>
          </table:table-cell>
          <table:table-cell table:formula="of:=IF([.$B40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07]&lt;=[.$B$13];[.$A$2];IF([.A407]&lt;=[.$B$14];[.$A$3];IF([.A407]&lt;=[.$B$15];[.$A$4];IF([.A407]&lt;=[.$B$16];[.$A$5];IF([.A407]&lt;=[.$B$17];[.$A$6];IF([.A407]&lt;=[.$B$18];[.$A$7]))))))" office:value-type="string" office:string-value="" calcext:value-type="error">
            <text:p>#VALEUR !</text:p>
          </table:table-cell>
          <table:table-cell table:formula="of:=IF([.$B407]=[.C$19];1;0)" office:value-type="string" office:string-value="" calcext:value-type="error">
            <text:p>#VALEUR !</text:p>
          </table:table-cell>
          <table:table-cell table:formula="of:=IF([.$B407]=[.D$19];1;0)" office:value-type="string" office:string-value="" calcext:value-type="error">
            <text:p>#VALEUR !</text:p>
          </table:table-cell>
          <table:table-cell table:formula="of:=IF([.$B407]=[.E$19];1;0)" office:value-type="string" office:string-value="" calcext:value-type="error">
            <text:p>#VALEUR !</text:p>
          </table:table-cell>
          <table:table-cell table:formula="of:=IF([.$B407]=[.F$19];1;0)" office:value-type="string" office:string-value="" calcext:value-type="error">
            <text:p>#VALEUR !</text:p>
          </table:table-cell>
          <table:table-cell table:formula="of:=IF([.$B407]=[.G$19];1;0)" office:value-type="string" office:string-value="" calcext:value-type="error">
            <text:p>#VALEUR !</text:p>
          </table:table-cell>
          <table:table-cell table:formula="of:=IF([.$B40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08]&lt;=[.$B$13];[.$A$2];IF([.A408]&lt;=[.$B$14];[.$A$3];IF([.A408]&lt;=[.$B$15];[.$A$4];IF([.A408]&lt;=[.$B$16];[.$A$5];IF([.A408]&lt;=[.$B$17];[.$A$6];IF([.A408]&lt;=[.$B$18];[.$A$7]))))))" office:value-type="string" office:string-value="" calcext:value-type="error">
            <text:p>#VALEUR !</text:p>
          </table:table-cell>
          <table:table-cell table:formula="of:=IF([.$B408]=[.C$19];1;0)" office:value-type="string" office:string-value="" calcext:value-type="error">
            <text:p>#VALEUR !</text:p>
          </table:table-cell>
          <table:table-cell table:formula="of:=IF([.$B408]=[.D$19];1;0)" office:value-type="string" office:string-value="" calcext:value-type="error">
            <text:p>#VALEUR !</text:p>
          </table:table-cell>
          <table:table-cell table:formula="of:=IF([.$B408]=[.E$19];1;0)" office:value-type="string" office:string-value="" calcext:value-type="error">
            <text:p>#VALEUR !</text:p>
          </table:table-cell>
          <table:table-cell table:formula="of:=IF([.$B408]=[.F$19];1;0)" office:value-type="string" office:string-value="" calcext:value-type="error">
            <text:p>#VALEUR !</text:p>
          </table:table-cell>
          <table:table-cell table:formula="of:=IF([.$B408]=[.G$19];1;0)" office:value-type="string" office:string-value="" calcext:value-type="error">
            <text:p>#VALEUR !</text:p>
          </table:table-cell>
          <table:table-cell table:formula="of:=IF([.$B40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09]&lt;=[.$B$13];[.$A$2];IF([.A409]&lt;=[.$B$14];[.$A$3];IF([.A409]&lt;=[.$B$15];[.$A$4];IF([.A409]&lt;=[.$B$16];[.$A$5];IF([.A409]&lt;=[.$B$17];[.$A$6];IF([.A409]&lt;=[.$B$18];[.$A$7]))))))" office:value-type="string" office:string-value="" calcext:value-type="error">
            <text:p>#VALEUR !</text:p>
          </table:table-cell>
          <table:table-cell table:formula="of:=IF([.$B409]=[.C$19];1;0)" office:value-type="string" office:string-value="" calcext:value-type="error">
            <text:p>#VALEUR !</text:p>
          </table:table-cell>
          <table:table-cell table:formula="of:=IF([.$B409]=[.D$19];1;0)" office:value-type="string" office:string-value="" calcext:value-type="error">
            <text:p>#VALEUR !</text:p>
          </table:table-cell>
          <table:table-cell table:formula="of:=IF([.$B409]=[.E$19];1;0)" office:value-type="string" office:string-value="" calcext:value-type="error">
            <text:p>#VALEUR !</text:p>
          </table:table-cell>
          <table:table-cell table:formula="of:=IF([.$B409]=[.F$19];1;0)" office:value-type="string" office:string-value="" calcext:value-type="error">
            <text:p>#VALEUR !</text:p>
          </table:table-cell>
          <table:table-cell table:formula="of:=IF([.$B409]=[.G$19];1;0)" office:value-type="string" office:string-value="" calcext:value-type="error">
            <text:p>#VALEUR !</text:p>
          </table:table-cell>
          <table:table-cell table:formula="of:=IF([.$B40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10]&lt;=[.$B$13];[.$A$2];IF([.A410]&lt;=[.$B$14];[.$A$3];IF([.A410]&lt;=[.$B$15];[.$A$4];IF([.A410]&lt;=[.$B$16];[.$A$5];IF([.A410]&lt;=[.$B$17];[.$A$6];IF([.A410]&lt;=[.$B$18];[.$A$7]))))))" office:value-type="string" office:string-value="" calcext:value-type="error">
            <text:p>#VALEUR !</text:p>
          </table:table-cell>
          <table:table-cell table:formula="of:=IF([.$B410]=[.C$19];1;0)" office:value-type="string" office:string-value="" calcext:value-type="error">
            <text:p>#VALEUR !</text:p>
          </table:table-cell>
          <table:table-cell table:formula="of:=IF([.$B410]=[.D$19];1;0)" office:value-type="string" office:string-value="" calcext:value-type="error">
            <text:p>#VALEUR !</text:p>
          </table:table-cell>
          <table:table-cell table:formula="of:=IF([.$B410]=[.E$19];1;0)" office:value-type="string" office:string-value="" calcext:value-type="error">
            <text:p>#VALEUR !</text:p>
          </table:table-cell>
          <table:table-cell table:formula="of:=IF([.$B410]=[.F$19];1;0)" office:value-type="string" office:string-value="" calcext:value-type="error">
            <text:p>#VALEUR !</text:p>
          </table:table-cell>
          <table:table-cell table:formula="of:=IF([.$B410]=[.G$19];1;0)" office:value-type="string" office:string-value="" calcext:value-type="error">
            <text:p>#VALEUR !</text:p>
          </table:table-cell>
          <table:table-cell table:formula="of:=IF([.$B41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11]&lt;=[.$B$13];[.$A$2];IF([.A411]&lt;=[.$B$14];[.$A$3];IF([.A411]&lt;=[.$B$15];[.$A$4];IF([.A411]&lt;=[.$B$16];[.$A$5];IF([.A411]&lt;=[.$B$17];[.$A$6];IF([.A411]&lt;=[.$B$18];[.$A$7]))))))" office:value-type="string" office:string-value="" calcext:value-type="error">
            <text:p>#VALEUR !</text:p>
          </table:table-cell>
          <table:table-cell table:formula="of:=IF([.$B411]=[.C$19];1;0)" office:value-type="string" office:string-value="" calcext:value-type="error">
            <text:p>#VALEUR !</text:p>
          </table:table-cell>
          <table:table-cell table:formula="of:=IF([.$B411]=[.D$19];1;0)" office:value-type="string" office:string-value="" calcext:value-type="error">
            <text:p>#VALEUR !</text:p>
          </table:table-cell>
          <table:table-cell table:formula="of:=IF([.$B411]=[.E$19];1;0)" office:value-type="string" office:string-value="" calcext:value-type="error">
            <text:p>#VALEUR !</text:p>
          </table:table-cell>
          <table:table-cell table:formula="of:=IF([.$B411]=[.F$19];1;0)" office:value-type="string" office:string-value="" calcext:value-type="error">
            <text:p>#VALEUR !</text:p>
          </table:table-cell>
          <table:table-cell table:formula="of:=IF([.$B411]=[.G$19];1;0)" office:value-type="string" office:string-value="" calcext:value-type="error">
            <text:p>#VALEUR !</text:p>
          </table:table-cell>
          <table:table-cell table:formula="of:=IF([.$B41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12]&lt;=[.$B$13];[.$A$2];IF([.A412]&lt;=[.$B$14];[.$A$3];IF([.A412]&lt;=[.$B$15];[.$A$4];IF([.A412]&lt;=[.$B$16];[.$A$5];IF([.A412]&lt;=[.$B$17];[.$A$6];IF([.A412]&lt;=[.$B$18];[.$A$7]))))))" office:value-type="string" office:string-value="" calcext:value-type="error">
            <text:p>#VALEUR !</text:p>
          </table:table-cell>
          <table:table-cell table:formula="of:=IF([.$B412]=[.C$19];1;0)" office:value-type="string" office:string-value="" calcext:value-type="error">
            <text:p>#VALEUR !</text:p>
          </table:table-cell>
          <table:table-cell table:formula="of:=IF([.$B412]=[.D$19];1;0)" office:value-type="string" office:string-value="" calcext:value-type="error">
            <text:p>#VALEUR !</text:p>
          </table:table-cell>
          <table:table-cell table:formula="of:=IF([.$B412]=[.E$19];1;0)" office:value-type="string" office:string-value="" calcext:value-type="error">
            <text:p>#VALEUR !</text:p>
          </table:table-cell>
          <table:table-cell table:formula="of:=IF([.$B412]=[.F$19];1;0)" office:value-type="string" office:string-value="" calcext:value-type="error">
            <text:p>#VALEUR !</text:p>
          </table:table-cell>
          <table:table-cell table:formula="of:=IF([.$B412]=[.G$19];1;0)" office:value-type="string" office:string-value="" calcext:value-type="error">
            <text:p>#VALEUR !</text:p>
          </table:table-cell>
          <table:table-cell table:formula="of:=IF([.$B41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13]&lt;=[.$B$13];[.$A$2];IF([.A413]&lt;=[.$B$14];[.$A$3];IF([.A413]&lt;=[.$B$15];[.$A$4];IF([.A413]&lt;=[.$B$16];[.$A$5];IF([.A413]&lt;=[.$B$17];[.$A$6];IF([.A413]&lt;=[.$B$18];[.$A$7]))))))" office:value-type="string" office:string-value="" calcext:value-type="error">
            <text:p>#VALEUR !</text:p>
          </table:table-cell>
          <table:table-cell table:formula="of:=IF([.$B413]=[.C$19];1;0)" office:value-type="string" office:string-value="" calcext:value-type="error">
            <text:p>#VALEUR !</text:p>
          </table:table-cell>
          <table:table-cell table:formula="of:=IF([.$B413]=[.D$19];1;0)" office:value-type="string" office:string-value="" calcext:value-type="error">
            <text:p>#VALEUR !</text:p>
          </table:table-cell>
          <table:table-cell table:formula="of:=IF([.$B413]=[.E$19];1;0)" office:value-type="string" office:string-value="" calcext:value-type="error">
            <text:p>#VALEUR !</text:p>
          </table:table-cell>
          <table:table-cell table:formula="of:=IF([.$B413]=[.F$19];1;0)" office:value-type="string" office:string-value="" calcext:value-type="error">
            <text:p>#VALEUR !</text:p>
          </table:table-cell>
          <table:table-cell table:formula="of:=IF([.$B413]=[.G$19];1;0)" office:value-type="string" office:string-value="" calcext:value-type="error">
            <text:p>#VALEUR !</text:p>
          </table:table-cell>
          <table:table-cell table:formula="of:=IF([.$B41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14]&lt;=[.$B$13];[.$A$2];IF([.A414]&lt;=[.$B$14];[.$A$3];IF([.A414]&lt;=[.$B$15];[.$A$4];IF([.A414]&lt;=[.$B$16];[.$A$5];IF([.A414]&lt;=[.$B$17];[.$A$6];IF([.A414]&lt;=[.$B$18];[.$A$7]))))))" office:value-type="string" office:string-value="" calcext:value-type="error">
            <text:p>#VALEUR !</text:p>
          </table:table-cell>
          <table:table-cell table:formula="of:=IF([.$B414]=[.C$19];1;0)" office:value-type="string" office:string-value="" calcext:value-type="error">
            <text:p>#VALEUR !</text:p>
          </table:table-cell>
          <table:table-cell table:formula="of:=IF([.$B414]=[.D$19];1;0)" office:value-type="string" office:string-value="" calcext:value-type="error">
            <text:p>#VALEUR !</text:p>
          </table:table-cell>
          <table:table-cell table:formula="of:=IF([.$B414]=[.E$19];1;0)" office:value-type="string" office:string-value="" calcext:value-type="error">
            <text:p>#VALEUR !</text:p>
          </table:table-cell>
          <table:table-cell table:formula="of:=IF([.$B414]=[.F$19];1;0)" office:value-type="string" office:string-value="" calcext:value-type="error">
            <text:p>#VALEUR !</text:p>
          </table:table-cell>
          <table:table-cell table:formula="of:=IF([.$B414]=[.G$19];1;0)" office:value-type="string" office:string-value="" calcext:value-type="error">
            <text:p>#VALEUR !</text:p>
          </table:table-cell>
          <table:table-cell table:formula="of:=IF([.$B41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15]&lt;=[.$B$13];[.$A$2];IF([.A415]&lt;=[.$B$14];[.$A$3];IF([.A415]&lt;=[.$B$15];[.$A$4];IF([.A415]&lt;=[.$B$16];[.$A$5];IF([.A415]&lt;=[.$B$17];[.$A$6];IF([.A415]&lt;=[.$B$18];[.$A$7]))))))" office:value-type="string" office:string-value="" calcext:value-type="error">
            <text:p>#VALEUR !</text:p>
          </table:table-cell>
          <table:table-cell table:formula="of:=IF([.$B415]=[.C$19];1;0)" office:value-type="string" office:string-value="" calcext:value-type="error">
            <text:p>#VALEUR !</text:p>
          </table:table-cell>
          <table:table-cell table:formula="of:=IF([.$B415]=[.D$19];1;0)" office:value-type="string" office:string-value="" calcext:value-type="error">
            <text:p>#VALEUR !</text:p>
          </table:table-cell>
          <table:table-cell table:formula="of:=IF([.$B415]=[.E$19];1;0)" office:value-type="string" office:string-value="" calcext:value-type="error">
            <text:p>#VALEUR !</text:p>
          </table:table-cell>
          <table:table-cell table:formula="of:=IF([.$B415]=[.F$19];1;0)" office:value-type="string" office:string-value="" calcext:value-type="error">
            <text:p>#VALEUR !</text:p>
          </table:table-cell>
          <table:table-cell table:formula="of:=IF([.$B415]=[.G$19];1;0)" office:value-type="string" office:string-value="" calcext:value-type="error">
            <text:p>#VALEUR !</text:p>
          </table:table-cell>
          <table:table-cell table:formula="of:=IF([.$B41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16]&lt;=[.$B$13];[.$A$2];IF([.A416]&lt;=[.$B$14];[.$A$3];IF([.A416]&lt;=[.$B$15];[.$A$4];IF([.A416]&lt;=[.$B$16];[.$A$5];IF([.A416]&lt;=[.$B$17];[.$A$6];IF([.A416]&lt;=[.$B$18];[.$A$7]))))))" office:value-type="string" office:string-value="" calcext:value-type="error">
            <text:p>#VALEUR !</text:p>
          </table:table-cell>
          <table:table-cell table:formula="of:=IF([.$B416]=[.C$19];1;0)" office:value-type="string" office:string-value="" calcext:value-type="error">
            <text:p>#VALEUR !</text:p>
          </table:table-cell>
          <table:table-cell table:formula="of:=IF([.$B416]=[.D$19];1;0)" office:value-type="string" office:string-value="" calcext:value-type="error">
            <text:p>#VALEUR !</text:p>
          </table:table-cell>
          <table:table-cell table:formula="of:=IF([.$B416]=[.E$19];1;0)" office:value-type="string" office:string-value="" calcext:value-type="error">
            <text:p>#VALEUR !</text:p>
          </table:table-cell>
          <table:table-cell table:formula="of:=IF([.$B416]=[.F$19];1;0)" office:value-type="string" office:string-value="" calcext:value-type="error">
            <text:p>#VALEUR !</text:p>
          </table:table-cell>
          <table:table-cell table:formula="of:=IF([.$B416]=[.G$19];1;0)" office:value-type="string" office:string-value="" calcext:value-type="error">
            <text:p>#VALEUR !</text:p>
          </table:table-cell>
          <table:table-cell table:formula="of:=IF([.$B41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17]&lt;=[.$B$13];[.$A$2];IF([.A417]&lt;=[.$B$14];[.$A$3];IF([.A417]&lt;=[.$B$15];[.$A$4];IF([.A417]&lt;=[.$B$16];[.$A$5];IF([.A417]&lt;=[.$B$17];[.$A$6];IF([.A417]&lt;=[.$B$18];[.$A$7]))))))" office:value-type="string" office:string-value="" calcext:value-type="error">
            <text:p>#VALEUR !</text:p>
          </table:table-cell>
          <table:table-cell table:formula="of:=IF([.$B417]=[.C$19];1;0)" office:value-type="string" office:string-value="" calcext:value-type="error">
            <text:p>#VALEUR !</text:p>
          </table:table-cell>
          <table:table-cell table:formula="of:=IF([.$B417]=[.D$19];1;0)" office:value-type="string" office:string-value="" calcext:value-type="error">
            <text:p>#VALEUR !</text:p>
          </table:table-cell>
          <table:table-cell table:formula="of:=IF([.$B417]=[.E$19];1;0)" office:value-type="string" office:string-value="" calcext:value-type="error">
            <text:p>#VALEUR !</text:p>
          </table:table-cell>
          <table:table-cell table:formula="of:=IF([.$B417]=[.F$19];1;0)" office:value-type="string" office:string-value="" calcext:value-type="error">
            <text:p>#VALEUR !</text:p>
          </table:table-cell>
          <table:table-cell table:formula="of:=IF([.$B417]=[.G$19];1;0)" office:value-type="string" office:string-value="" calcext:value-type="error">
            <text:p>#VALEUR !</text:p>
          </table:table-cell>
          <table:table-cell table:formula="of:=IF([.$B41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18]&lt;=[.$B$13];[.$A$2];IF([.A418]&lt;=[.$B$14];[.$A$3];IF([.A418]&lt;=[.$B$15];[.$A$4];IF([.A418]&lt;=[.$B$16];[.$A$5];IF([.A418]&lt;=[.$B$17];[.$A$6];IF([.A418]&lt;=[.$B$18];[.$A$7]))))))" office:value-type="string" office:string-value="" calcext:value-type="error">
            <text:p>#VALEUR !</text:p>
          </table:table-cell>
          <table:table-cell table:formula="of:=IF([.$B418]=[.C$19];1;0)" office:value-type="string" office:string-value="" calcext:value-type="error">
            <text:p>#VALEUR !</text:p>
          </table:table-cell>
          <table:table-cell table:formula="of:=IF([.$B418]=[.D$19];1;0)" office:value-type="string" office:string-value="" calcext:value-type="error">
            <text:p>#VALEUR !</text:p>
          </table:table-cell>
          <table:table-cell table:formula="of:=IF([.$B418]=[.E$19];1;0)" office:value-type="string" office:string-value="" calcext:value-type="error">
            <text:p>#VALEUR !</text:p>
          </table:table-cell>
          <table:table-cell table:formula="of:=IF([.$B418]=[.F$19];1;0)" office:value-type="string" office:string-value="" calcext:value-type="error">
            <text:p>#VALEUR !</text:p>
          </table:table-cell>
          <table:table-cell table:formula="of:=IF([.$B418]=[.G$19];1;0)" office:value-type="string" office:string-value="" calcext:value-type="error">
            <text:p>#VALEUR !</text:p>
          </table:table-cell>
          <table:table-cell table:formula="of:=IF([.$B41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19]&lt;=[.$B$13];[.$A$2];IF([.A419]&lt;=[.$B$14];[.$A$3];IF([.A419]&lt;=[.$B$15];[.$A$4];IF([.A419]&lt;=[.$B$16];[.$A$5];IF([.A419]&lt;=[.$B$17];[.$A$6];IF([.A419]&lt;=[.$B$18];[.$A$7]))))))" office:value-type="string" office:string-value="" calcext:value-type="error">
            <text:p>#VALEUR !</text:p>
          </table:table-cell>
          <table:table-cell table:formula="of:=IF([.$B419]=[.C$19];1;0)" office:value-type="string" office:string-value="" calcext:value-type="error">
            <text:p>#VALEUR !</text:p>
          </table:table-cell>
          <table:table-cell table:formula="of:=IF([.$B419]=[.D$19];1;0)" office:value-type="string" office:string-value="" calcext:value-type="error">
            <text:p>#VALEUR !</text:p>
          </table:table-cell>
          <table:table-cell table:formula="of:=IF([.$B419]=[.E$19];1;0)" office:value-type="string" office:string-value="" calcext:value-type="error">
            <text:p>#VALEUR !</text:p>
          </table:table-cell>
          <table:table-cell table:formula="of:=IF([.$B419]=[.F$19];1;0)" office:value-type="string" office:string-value="" calcext:value-type="error">
            <text:p>#VALEUR !</text:p>
          </table:table-cell>
          <table:table-cell table:formula="of:=IF([.$B419]=[.G$19];1;0)" office:value-type="string" office:string-value="" calcext:value-type="error">
            <text:p>#VALEUR !</text:p>
          </table:table-cell>
          <table:table-cell table:formula="of:=IF([.$B41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20]&lt;=[.$B$13];[.$A$2];IF([.A420]&lt;=[.$B$14];[.$A$3];IF([.A420]&lt;=[.$B$15];[.$A$4];IF([.A420]&lt;=[.$B$16];[.$A$5];IF([.A420]&lt;=[.$B$17];[.$A$6];IF([.A420]&lt;=[.$B$18];[.$A$7]))))))" office:value-type="string" office:string-value="" calcext:value-type="error">
            <text:p>#VALEUR !</text:p>
          </table:table-cell>
          <table:table-cell table:formula="of:=IF([.$B420]=[.C$19];1;0)" office:value-type="string" office:string-value="" calcext:value-type="error">
            <text:p>#VALEUR !</text:p>
          </table:table-cell>
          <table:table-cell table:formula="of:=IF([.$B420]=[.D$19];1;0)" office:value-type="string" office:string-value="" calcext:value-type="error">
            <text:p>#VALEUR !</text:p>
          </table:table-cell>
          <table:table-cell table:formula="of:=IF([.$B420]=[.E$19];1;0)" office:value-type="string" office:string-value="" calcext:value-type="error">
            <text:p>#VALEUR !</text:p>
          </table:table-cell>
          <table:table-cell table:formula="of:=IF([.$B420]=[.F$19];1;0)" office:value-type="string" office:string-value="" calcext:value-type="error">
            <text:p>#VALEUR !</text:p>
          </table:table-cell>
          <table:table-cell table:formula="of:=IF([.$B420]=[.G$19];1;0)" office:value-type="string" office:string-value="" calcext:value-type="error">
            <text:p>#VALEUR !</text:p>
          </table:table-cell>
          <table:table-cell table:formula="of:=IF([.$B42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21]&lt;=[.$B$13];[.$A$2];IF([.A421]&lt;=[.$B$14];[.$A$3];IF([.A421]&lt;=[.$B$15];[.$A$4];IF([.A421]&lt;=[.$B$16];[.$A$5];IF([.A421]&lt;=[.$B$17];[.$A$6];IF([.A421]&lt;=[.$B$18];[.$A$7]))))))" office:value-type="string" office:string-value="" calcext:value-type="error">
            <text:p>#VALEUR !</text:p>
          </table:table-cell>
          <table:table-cell table:formula="of:=IF([.$B421]=[.C$19];1;0)" office:value-type="string" office:string-value="" calcext:value-type="error">
            <text:p>#VALEUR !</text:p>
          </table:table-cell>
          <table:table-cell table:formula="of:=IF([.$B421]=[.D$19];1;0)" office:value-type="string" office:string-value="" calcext:value-type="error">
            <text:p>#VALEUR !</text:p>
          </table:table-cell>
          <table:table-cell table:formula="of:=IF([.$B421]=[.E$19];1;0)" office:value-type="string" office:string-value="" calcext:value-type="error">
            <text:p>#VALEUR !</text:p>
          </table:table-cell>
          <table:table-cell table:formula="of:=IF([.$B421]=[.F$19];1;0)" office:value-type="string" office:string-value="" calcext:value-type="error">
            <text:p>#VALEUR !</text:p>
          </table:table-cell>
          <table:table-cell table:formula="of:=IF([.$B421]=[.G$19];1;0)" office:value-type="string" office:string-value="" calcext:value-type="error">
            <text:p>#VALEUR !</text:p>
          </table:table-cell>
          <table:table-cell table:formula="of:=IF([.$B42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22]&lt;=[.$B$13];[.$A$2];IF([.A422]&lt;=[.$B$14];[.$A$3];IF([.A422]&lt;=[.$B$15];[.$A$4];IF([.A422]&lt;=[.$B$16];[.$A$5];IF([.A422]&lt;=[.$B$17];[.$A$6];IF([.A422]&lt;=[.$B$18];[.$A$7]))))))" office:value-type="string" office:string-value="" calcext:value-type="error">
            <text:p>#VALEUR !</text:p>
          </table:table-cell>
          <table:table-cell table:formula="of:=IF([.$B422]=[.C$19];1;0)" office:value-type="string" office:string-value="" calcext:value-type="error">
            <text:p>#VALEUR !</text:p>
          </table:table-cell>
          <table:table-cell table:formula="of:=IF([.$B422]=[.D$19];1;0)" office:value-type="string" office:string-value="" calcext:value-type="error">
            <text:p>#VALEUR !</text:p>
          </table:table-cell>
          <table:table-cell table:formula="of:=IF([.$B422]=[.E$19];1;0)" office:value-type="string" office:string-value="" calcext:value-type="error">
            <text:p>#VALEUR !</text:p>
          </table:table-cell>
          <table:table-cell table:formula="of:=IF([.$B422]=[.F$19];1;0)" office:value-type="string" office:string-value="" calcext:value-type="error">
            <text:p>#VALEUR !</text:p>
          </table:table-cell>
          <table:table-cell table:formula="of:=IF([.$B422]=[.G$19];1;0)" office:value-type="string" office:string-value="" calcext:value-type="error">
            <text:p>#VALEUR !</text:p>
          </table:table-cell>
          <table:table-cell table:formula="of:=IF([.$B42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23]&lt;=[.$B$13];[.$A$2];IF([.A423]&lt;=[.$B$14];[.$A$3];IF([.A423]&lt;=[.$B$15];[.$A$4];IF([.A423]&lt;=[.$B$16];[.$A$5];IF([.A423]&lt;=[.$B$17];[.$A$6];IF([.A423]&lt;=[.$B$18];[.$A$7]))))))" office:value-type="string" office:string-value="" calcext:value-type="error">
            <text:p>#VALEUR !</text:p>
          </table:table-cell>
          <table:table-cell table:formula="of:=IF([.$B423]=[.C$19];1;0)" office:value-type="string" office:string-value="" calcext:value-type="error">
            <text:p>#VALEUR !</text:p>
          </table:table-cell>
          <table:table-cell table:formula="of:=IF([.$B423]=[.D$19];1;0)" office:value-type="string" office:string-value="" calcext:value-type="error">
            <text:p>#VALEUR !</text:p>
          </table:table-cell>
          <table:table-cell table:formula="of:=IF([.$B423]=[.E$19];1;0)" office:value-type="string" office:string-value="" calcext:value-type="error">
            <text:p>#VALEUR !</text:p>
          </table:table-cell>
          <table:table-cell table:formula="of:=IF([.$B423]=[.F$19];1;0)" office:value-type="string" office:string-value="" calcext:value-type="error">
            <text:p>#VALEUR !</text:p>
          </table:table-cell>
          <table:table-cell table:formula="of:=IF([.$B423]=[.G$19];1;0)" office:value-type="string" office:string-value="" calcext:value-type="error">
            <text:p>#VALEUR !</text:p>
          </table:table-cell>
          <table:table-cell table:formula="of:=IF([.$B42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24]&lt;=[.$B$13];[.$A$2];IF([.A424]&lt;=[.$B$14];[.$A$3];IF([.A424]&lt;=[.$B$15];[.$A$4];IF([.A424]&lt;=[.$B$16];[.$A$5];IF([.A424]&lt;=[.$B$17];[.$A$6];IF([.A424]&lt;=[.$B$18];[.$A$7]))))))" office:value-type="string" office:string-value="" calcext:value-type="error">
            <text:p>#VALEUR !</text:p>
          </table:table-cell>
          <table:table-cell table:formula="of:=IF([.$B424]=[.C$19];1;0)" office:value-type="string" office:string-value="" calcext:value-type="error">
            <text:p>#VALEUR !</text:p>
          </table:table-cell>
          <table:table-cell table:formula="of:=IF([.$B424]=[.D$19];1;0)" office:value-type="string" office:string-value="" calcext:value-type="error">
            <text:p>#VALEUR !</text:p>
          </table:table-cell>
          <table:table-cell table:formula="of:=IF([.$B424]=[.E$19];1;0)" office:value-type="string" office:string-value="" calcext:value-type="error">
            <text:p>#VALEUR !</text:p>
          </table:table-cell>
          <table:table-cell table:formula="of:=IF([.$B424]=[.F$19];1;0)" office:value-type="string" office:string-value="" calcext:value-type="error">
            <text:p>#VALEUR !</text:p>
          </table:table-cell>
          <table:table-cell table:formula="of:=IF([.$B424]=[.G$19];1;0)" office:value-type="string" office:string-value="" calcext:value-type="error">
            <text:p>#VALEUR !</text:p>
          </table:table-cell>
          <table:table-cell table:formula="of:=IF([.$B42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25]&lt;=[.$B$13];[.$A$2];IF([.A425]&lt;=[.$B$14];[.$A$3];IF([.A425]&lt;=[.$B$15];[.$A$4];IF([.A425]&lt;=[.$B$16];[.$A$5];IF([.A425]&lt;=[.$B$17];[.$A$6];IF([.A425]&lt;=[.$B$18];[.$A$7]))))))" office:value-type="string" office:string-value="" calcext:value-type="error">
            <text:p>#VALEUR !</text:p>
          </table:table-cell>
          <table:table-cell table:formula="of:=IF([.$B425]=[.C$19];1;0)" office:value-type="string" office:string-value="" calcext:value-type="error">
            <text:p>#VALEUR !</text:p>
          </table:table-cell>
          <table:table-cell table:formula="of:=IF([.$B425]=[.D$19];1;0)" office:value-type="string" office:string-value="" calcext:value-type="error">
            <text:p>#VALEUR !</text:p>
          </table:table-cell>
          <table:table-cell table:formula="of:=IF([.$B425]=[.E$19];1;0)" office:value-type="string" office:string-value="" calcext:value-type="error">
            <text:p>#VALEUR !</text:p>
          </table:table-cell>
          <table:table-cell table:formula="of:=IF([.$B425]=[.F$19];1;0)" office:value-type="string" office:string-value="" calcext:value-type="error">
            <text:p>#VALEUR !</text:p>
          </table:table-cell>
          <table:table-cell table:formula="of:=IF([.$B425]=[.G$19];1;0)" office:value-type="string" office:string-value="" calcext:value-type="error">
            <text:p>#VALEUR !</text:p>
          </table:table-cell>
          <table:table-cell table:formula="of:=IF([.$B42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26]&lt;=[.$B$13];[.$A$2];IF([.A426]&lt;=[.$B$14];[.$A$3];IF([.A426]&lt;=[.$B$15];[.$A$4];IF([.A426]&lt;=[.$B$16];[.$A$5];IF([.A426]&lt;=[.$B$17];[.$A$6];IF([.A426]&lt;=[.$B$18];[.$A$7]))))))" office:value-type="string" office:string-value="" calcext:value-type="error">
            <text:p>#VALEUR !</text:p>
          </table:table-cell>
          <table:table-cell table:formula="of:=IF([.$B426]=[.C$19];1;0)" office:value-type="string" office:string-value="" calcext:value-type="error">
            <text:p>#VALEUR !</text:p>
          </table:table-cell>
          <table:table-cell table:formula="of:=IF([.$B426]=[.D$19];1;0)" office:value-type="string" office:string-value="" calcext:value-type="error">
            <text:p>#VALEUR !</text:p>
          </table:table-cell>
          <table:table-cell table:formula="of:=IF([.$B426]=[.E$19];1;0)" office:value-type="string" office:string-value="" calcext:value-type="error">
            <text:p>#VALEUR !</text:p>
          </table:table-cell>
          <table:table-cell table:formula="of:=IF([.$B426]=[.F$19];1;0)" office:value-type="string" office:string-value="" calcext:value-type="error">
            <text:p>#VALEUR !</text:p>
          </table:table-cell>
          <table:table-cell table:formula="of:=IF([.$B426]=[.G$19];1;0)" office:value-type="string" office:string-value="" calcext:value-type="error">
            <text:p>#VALEUR !</text:p>
          </table:table-cell>
          <table:table-cell table:formula="of:=IF([.$B42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27]&lt;=[.$B$13];[.$A$2];IF([.A427]&lt;=[.$B$14];[.$A$3];IF([.A427]&lt;=[.$B$15];[.$A$4];IF([.A427]&lt;=[.$B$16];[.$A$5];IF([.A427]&lt;=[.$B$17];[.$A$6];IF([.A427]&lt;=[.$B$18];[.$A$7]))))))" office:value-type="string" office:string-value="" calcext:value-type="error">
            <text:p>#VALEUR !</text:p>
          </table:table-cell>
          <table:table-cell table:formula="of:=IF([.$B427]=[.C$19];1;0)" office:value-type="string" office:string-value="" calcext:value-type="error">
            <text:p>#VALEUR !</text:p>
          </table:table-cell>
          <table:table-cell table:formula="of:=IF([.$B427]=[.D$19];1;0)" office:value-type="string" office:string-value="" calcext:value-type="error">
            <text:p>#VALEUR !</text:p>
          </table:table-cell>
          <table:table-cell table:formula="of:=IF([.$B427]=[.E$19];1;0)" office:value-type="string" office:string-value="" calcext:value-type="error">
            <text:p>#VALEUR !</text:p>
          </table:table-cell>
          <table:table-cell table:formula="of:=IF([.$B427]=[.F$19];1;0)" office:value-type="string" office:string-value="" calcext:value-type="error">
            <text:p>#VALEUR !</text:p>
          </table:table-cell>
          <table:table-cell table:formula="of:=IF([.$B427]=[.G$19];1;0)" office:value-type="string" office:string-value="" calcext:value-type="error">
            <text:p>#VALEUR !</text:p>
          </table:table-cell>
          <table:table-cell table:formula="of:=IF([.$B42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28]&lt;=[.$B$13];[.$A$2];IF([.A428]&lt;=[.$B$14];[.$A$3];IF([.A428]&lt;=[.$B$15];[.$A$4];IF([.A428]&lt;=[.$B$16];[.$A$5];IF([.A428]&lt;=[.$B$17];[.$A$6];IF([.A428]&lt;=[.$B$18];[.$A$7]))))))" office:value-type="string" office:string-value="" calcext:value-type="error">
            <text:p>#VALEUR !</text:p>
          </table:table-cell>
          <table:table-cell table:formula="of:=IF([.$B428]=[.C$19];1;0)" office:value-type="string" office:string-value="" calcext:value-type="error">
            <text:p>#VALEUR !</text:p>
          </table:table-cell>
          <table:table-cell table:formula="of:=IF([.$B428]=[.D$19];1;0)" office:value-type="string" office:string-value="" calcext:value-type="error">
            <text:p>#VALEUR !</text:p>
          </table:table-cell>
          <table:table-cell table:formula="of:=IF([.$B428]=[.E$19];1;0)" office:value-type="string" office:string-value="" calcext:value-type="error">
            <text:p>#VALEUR !</text:p>
          </table:table-cell>
          <table:table-cell table:formula="of:=IF([.$B428]=[.F$19];1;0)" office:value-type="string" office:string-value="" calcext:value-type="error">
            <text:p>#VALEUR !</text:p>
          </table:table-cell>
          <table:table-cell table:formula="of:=IF([.$B428]=[.G$19];1;0)" office:value-type="string" office:string-value="" calcext:value-type="error">
            <text:p>#VALEUR !</text:p>
          </table:table-cell>
          <table:table-cell table:formula="of:=IF([.$B42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29]&lt;=[.$B$13];[.$A$2];IF([.A429]&lt;=[.$B$14];[.$A$3];IF([.A429]&lt;=[.$B$15];[.$A$4];IF([.A429]&lt;=[.$B$16];[.$A$5];IF([.A429]&lt;=[.$B$17];[.$A$6];IF([.A429]&lt;=[.$B$18];[.$A$7]))))))" office:value-type="string" office:string-value="" calcext:value-type="error">
            <text:p>#VALEUR !</text:p>
          </table:table-cell>
          <table:table-cell table:formula="of:=IF([.$B429]=[.C$19];1;0)" office:value-type="string" office:string-value="" calcext:value-type="error">
            <text:p>#VALEUR !</text:p>
          </table:table-cell>
          <table:table-cell table:formula="of:=IF([.$B429]=[.D$19];1;0)" office:value-type="string" office:string-value="" calcext:value-type="error">
            <text:p>#VALEUR !</text:p>
          </table:table-cell>
          <table:table-cell table:formula="of:=IF([.$B429]=[.E$19];1;0)" office:value-type="string" office:string-value="" calcext:value-type="error">
            <text:p>#VALEUR !</text:p>
          </table:table-cell>
          <table:table-cell table:formula="of:=IF([.$B429]=[.F$19];1;0)" office:value-type="string" office:string-value="" calcext:value-type="error">
            <text:p>#VALEUR !</text:p>
          </table:table-cell>
          <table:table-cell table:formula="of:=IF([.$B429]=[.G$19];1;0)" office:value-type="string" office:string-value="" calcext:value-type="error">
            <text:p>#VALEUR !</text:p>
          </table:table-cell>
          <table:table-cell table:formula="of:=IF([.$B42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30]&lt;=[.$B$13];[.$A$2];IF([.A430]&lt;=[.$B$14];[.$A$3];IF([.A430]&lt;=[.$B$15];[.$A$4];IF([.A430]&lt;=[.$B$16];[.$A$5];IF([.A430]&lt;=[.$B$17];[.$A$6];IF([.A430]&lt;=[.$B$18];[.$A$7]))))))" office:value-type="string" office:string-value="" calcext:value-type="error">
            <text:p>#VALEUR !</text:p>
          </table:table-cell>
          <table:table-cell table:formula="of:=IF([.$B430]=[.C$19];1;0)" office:value-type="string" office:string-value="" calcext:value-type="error">
            <text:p>#VALEUR !</text:p>
          </table:table-cell>
          <table:table-cell table:formula="of:=IF([.$B430]=[.D$19];1;0)" office:value-type="string" office:string-value="" calcext:value-type="error">
            <text:p>#VALEUR !</text:p>
          </table:table-cell>
          <table:table-cell table:formula="of:=IF([.$B430]=[.E$19];1;0)" office:value-type="string" office:string-value="" calcext:value-type="error">
            <text:p>#VALEUR !</text:p>
          </table:table-cell>
          <table:table-cell table:formula="of:=IF([.$B430]=[.F$19];1;0)" office:value-type="string" office:string-value="" calcext:value-type="error">
            <text:p>#VALEUR !</text:p>
          </table:table-cell>
          <table:table-cell table:formula="of:=IF([.$B430]=[.G$19];1;0)" office:value-type="string" office:string-value="" calcext:value-type="error">
            <text:p>#VALEUR !</text:p>
          </table:table-cell>
          <table:table-cell table:formula="of:=IF([.$B43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31]&lt;=[.$B$13];[.$A$2];IF([.A431]&lt;=[.$B$14];[.$A$3];IF([.A431]&lt;=[.$B$15];[.$A$4];IF([.A431]&lt;=[.$B$16];[.$A$5];IF([.A431]&lt;=[.$B$17];[.$A$6];IF([.A431]&lt;=[.$B$18];[.$A$7]))))))" office:value-type="string" office:string-value="" calcext:value-type="error">
            <text:p>#VALEUR !</text:p>
          </table:table-cell>
          <table:table-cell table:formula="of:=IF([.$B431]=[.C$19];1;0)" office:value-type="string" office:string-value="" calcext:value-type="error">
            <text:p>#VALEUR !</text:p>
          </table:table-cell>
          <table:table-cell table:formula="of:=IF([.$B431]=[.D$19];1;0)" office:value-type="string" office:string-value="" calcext:value-type="error">
            <text:p>#VALEUR !</text:p>
          </table:table-cell>
          <table:table-cell table:formula="of:=IF([.$B431]=[.E$19];1;0)" office:value-type="string" office:string-value="" calcext:value-type="error">
            <text:p>#VALEUR !</text:p>
          </table:table-cell>
          <table:table-cell table:formula="of:=IF([.$B431]=[.F$19];1;0)" office:value-type="string" office:string-value="" calcext:value-type="error">
            <text:p>#VALEUR !</text:p>
          </table:table-cell>
          <table:table-cell table:formula="of:=IF([.$B431]=[.G$19];1;0)" office:value-type="string" office:string-value="" calcext:value-type="error">
            <text:p>#VALEUR !</text:p>
          </table:table-cell>
          <table:table-cell table:formula="of:=IF([.$B43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32]&lt;=[.$B$13];[.$A$2];IF([.A432]&lt;=[.$B$14];[.$A$3];IF([.A432]&lt;=[.$B$15];[.$A$4];IF([.A432]&lt;=[.$B$16];[.$A$5];IF([.A432]&lt;=[.$B$17];[.$A$6];IF([.A432]&lt;=[.$B$18];[.$A$7]))))))" office:value-type="string" office:string-value="" calcext:value-type="error">
            <text:p>#VALEUR !</text:p>
          </table:table-cell>
          <table:table-cell table:formula="of:=IF([.$B432]=[.C$19];1;0)" office:value-type="string" office:string-value="" calcext:value-type="error">
            <text:p>#VALEUR !</text:p>
          </table:table-cell>
          <table:table-cell table:formula="of:=IF([.$B432]=[.D$19];1;0)" office:value-type="string" office:string-value="" calcext:value-type="error">
            <text:p>#VALEUR !</text:p>
          </table:table-cell>
          <table:table-cell table:formula="of:=IF([.$B432]=[.E$19];1;0)" office:value-type="string" office:string-value="" calcext:value-type="error">
            <text:p>#VALEUR !</text:p>
          </table:table-cell>
          <table:table-cell table:formula="of:=IF([.$B432]=[.F$19];1;0)" office:value-type="string" office:string-value="" calcext:value-type="error">
            <text:p>#VALEUR !</text:p>
          </table:table-cell>
          <table:table-cell table:formula="of:=IF([.$B432]=[.G$19];1;0)" office:value-type="string" office:string-value="" calcext:value-type="error">
            <text:p>#VALEUR !</text:p>
          </table:table-cell>
          <table:table-cell table:formula="of:=IF([.$B43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33]&lt;=[.$B$13];[.$A$2];IF([.A433]&lt;=[.$B$14];[.$A$3];IF([.A433]&lt;=[.$B$15];[.$A$4];IF([.A433]&lt;=[.$B$16];[.$A$5];IF([.A433]&lt;=[.$B$17];[.$A$6];IF([.A433]&lt;=[.$B$18];[.$A$7]))))))" office:value-type="string" office:string-value="" calcext:value-type="error">
            <text:p>#VALEUR !</text:p>
          </table:table-cell>
          <table:table-cell table:formula="of:=IF([.$B433]=[.C$19];1;0)" office:value-type="string" office:string-value="" calcext:value-type="error">
            <text:p>#VALEUR !</text:p>
          </table:table-cell>
          <table:table-cell table:formula="of:=IF([.$B433]=[.D$19];1;0)" office:value-type="string" office:string-value="" calcext:value-type="error">
            <text:p>#VALEUR !</text:p>
          </table:table-cell>
          <table:table-cell table:formula="of:=IF([.$B433]=[.E$19];1;0)" office:value-type="string" office:string-value="" calcext:value-type="error">
            <text:p>#VALEUR !</text:p>
          </table:table-cell>
          <table:table-cell table:formula="of:=IF([.$B433]=[.F$19];1;0)" office:value-type="string" office:string-value="" calcext:value-type="error">
            <text:p>#VALEUR !</text:p>
          </table:table-cell>
          <table:table-cell table:formula="of:=IF([.$B433]=[.G$19];1;0)" office:value-type="string" office:string-value="" calcext:value-type="error">
            <text:p>#VALEUR !</text:p>
          </table:table-cell>
          <table:table-cell table:formula="of:=IF([.$B43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34]&lt;=[.$B$13];[.$A$2];IF([.A434]&lt;=[.$B$14];[.$A$3];IF([.A434]&lt;=[.$B$15];[.$A$4];IF([.A434]&lt;=[.$B$16];[.$A$5];IF([.A434]&lt;=[.$B$17];[.$A$6];IF([.A434]&lt;=[.$B$18];[.$A$7]))))))" office:value-type="string" office:string-value="" calcext:value-type="error">
            <text:p>#VALEUR !</text:p>
          </table:table-cell>
          <table:table-cell table:formula="of:=IF([.$B434]=[.C$19];1;0)" office:value-type="string" office:string-value="" calcext:value-type="error">
            <text:p>#VALEUR !</text:p>
          </table:table-cell>
          <table:table-cell table:formula="of:=IF([.$B434]=[.D$19];1;0)" office:value-type="string" office:string-value="" calcext:value-type="error">
            <text:p>#VALEUR !</text:p>
          </table:table-cell>
          <table:table-cell table:formula="of:=IF([.$B434]=[.E$19];1;0)" office:value-type="string" office:string-value="" calcext:value-type="error">
            <text:p>#VALEUR !</text:p>
          </table:table-cell>
          <table:table-cell table:formula="of:=IF([.$B434]=[.F$19];1;0)" office:value-type="string" office:string-value="" calcext:value-type="error">
            <text:p>#VALEUR !</text:p>
          </table:table-cell>
          <table:table-cell table:formula="of:=IF([.$B434]=[.G$19];1;0)" office:value-type="string" office:string-value="" calcext:value-type="error">
            <text:p>#VALEUR !</text:p>
          </table:table-cell>
          <table:table-cell table:formula="of:=IF([.$B43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35]&lt;=[.$B$13];[.$A$2];IF([.A435]&lt;=[.$B$14];[.$A$3];IF([.A435]&lt;=[.$B$15];[.$A$4];IF([.A435]&lt;=[.$B$16];[.$A$5];IF([.A435]&lt;=[.$B$17];[.$A$6];IF([.A435]&lt;=[.$B$18];[.$A$7]))))))" office:value-type="string" office:string-value="" calcext:value-type="error">
            <text:p>#VALEUR !</text:p>
          </table:table-cell>
          <table:table-cell table:formula="of:=IF([.$B435]=[.C$19];1;0)" office:value-type="string" office:string-value="" calcext:value-type="error">
            <text:p>#VALEUR !</text:p>
          </table:table-cell>
          <table:table-cell table:formula="of:=IF([.$B435]=[.D$19];1;0)" office:value-type="string" office:string-value="" calcext:value-type="error">
            <text:p>#VALEUR !</text:p>
          </table:table-cell>
          <table:table-cell table:formula="of:=IF([.$B435]=[.E$19];1;0)" office:value-type="string" office:string-value="" calcext:value-type="error">
            <text:p>#VALEUR !</text:p>
          </table:table-cell>
          <table:table-cell table:formula="of:=IF([.$B435]=[.F$19];1;0)" office:value-type="string" office:string-value="" calcext:value-type="error">
            <text:p>#VALEUR !</text:p>
          </table:table-cell>
          <table:table-cell table:formula="of:=IF([.$B435]=[.G$19];1;0)" office:value-type="string" office:string-value="" calcext:value-type="error">
            <text:p>#VALEUR !</text:p>
          </table:table-cell>
          <table:table-cell table:formula="of:=IF([.$B43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36]&lt;=[.$B$13];[.$A$2];IF([.A436]&lt;=[.$B$14];[.$A$3];IF([.A436]&lt;=[.$B$15];[.$A$4];IF([.A436]&lt;=[.$B$16];[.$A$5];IF([.A436]&lt;=[.$B$17];[.$A$6];IF([.A436]&lt;=[.$B$18];[.$A$7]))))))" office:value-type="string" office:string-value="" calcext:value-type="error">
            <text:p>#VALEUR !</text:p>
          </table:table-cell>
          <table:table-cell table:formula="of:=IF([.$B436]=[.C$19];1;0)" office:value-type="string" office:string-value="" calcext:value-type="error">
            <text:p>#VALEUR !</text:p>
          </table:table-cell>
          <table:table-cell table:formula="of:=IF([.$B436]=[.D$19];1;0)" office:value-type="string" office:string-value="" calcext:value-type="error">
            <text:p>#VALEUR !</text:p>
          </table:table-cell>
          <table:table-cell table:formula="of:=IF([.$B436]=[.E$19];1;0)" office:value-type="string" office:string-value="" calcext:value-type="error">
            <text:p>#VALEUR !</text:p>
          </table:table-cell>
          <table:table-cell table:formula="of:=IF([.$B436]=[.F$19];1;0)" office:value-type="string" office:string-value="" calcext:value-type="error">
            <text:p>#VALEUR !</text:p>
          </table:table-cell>
          <table:table-cell table:formula="of:=IF([.$B436]=[.G$19];1;0)" office:value-type="string" office:string-value="" calcext:value-type="error">
            <text:p>#VALEUR !</text:p>
          </table:table-cell>
          <table:table-cell table:formula="of:=IF([.$B43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37]&lt;=[.$B$13];[.$A$2];IF([.A437]&lt;=[.$B$14];[.$A$3];IF([.A437]&lt;=[.$B$15];[.$A$4];IF([.A437]&lt;=[.$B$16];[.$A$5];IF([.A437]&lt;=[.$B$17];[.$A$6];IF([.A437]&lt;=[.$B$18];[.$A$7]))))))" office:value-type="string" office:string-value="" calcext:value-type="error">
            <text:p>#VALEUR !</text:p>
          </table:table-cell>
          <table:table-cell table:formula="of:=IF([.$B437]=[.C$19];1;0)" office:value-type="string" office:string-value="" calcext:value-type="error">
            <text:p>#VALEUR !</text:p>
          </table:table-cell>
          <table:table-cell table:formula="of:=IF([.$B437]=[.D$19];1;0)" office:value-type="string" office:string-value="" calcext:value-type="error">
            <text:p>#VALEUR !</text:p>
          </table:table-cell>
          <table:table-cell table:formula="of:=IF([.$B437]=[.E$19];1;0)" office:value-type="string" office:string-value="" calcext:value-type="error">
            <text:p>#VALEUR !</text:p>
          </table:table-cell>
          <table:table-cell table:formula="of:=IF([.$B437]=[.F$19];1;0)" office:value-type="string" office:string-value="" calcext:value-type="error">
            <text:p>#VALEUR !</text:p>
          </table:table-cell>
          <table:table-cell table:formula="of:=IF([.$B437]=[.G$19];1;0)" office:value-type="string" office:string-value="" calcext:value-type="error">
            <text:p>#VALEUR !</text:p>
          </table:table-cell>
          <table:table-cell table:formula="of:=IF([.$B43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38]&lt;=[.$B$13];[.$A$2];IF([.A438]&lt;=[.$B$14];[.$A$3];IF([.A438]&lt;=[.$B$15];[.$A$4];IF([.A438]&lt;=[.$B$16];[.$A$5];IF([.A438]&lt;=[.$B$17];[.$A$6];IF([.A438]&lt;=[.$B$18];[.$A$7]))))))" office:value-type="string" office:string-value="" calcext:value-type="error">
            <text:p>#VALEUR !</text:p>
          </table:table-cell>
          <table:table-cell table:formula="of:=IF([.$B438]=[.C$19];1;0)" office:value-type="string" office:string-value="" calcext:value-type="error">
            <text:p>#VALEUR !</text:p>
          </table:table-cell>
          <table:table-cell table:formula="of:=IF([.$B438]=[.D$19];1;0)" office:value-type="string" office:string-value="" calcext:value-type="error">
            <text:p>#VALEUR !</text:p>
          </table:table-cell>
          <table:table-cell table:formula="of:=IF([.$B438]=[.E$19];1;0)" office:value-type="string" office:string-value="" calcext:value-type="error">
            <text:p>#VALEUR !</text:p>
          </table:table-cell>
          <table:table-cell table:formula="of:=IF([.$B438]=[.F$19];1;0)" office:value-type="string" office:string-value="" calcext:value-type="error">
            <text:p>#VALEUR !</text:p>
          </table:table-cell>
          <table:table-cell table:formula="of:=IF([.$B438]=[.G$19];1;0)" office:value-type="string" office:string-value="" calcext:value-type="error">
            <text:p>#VALEUR !</text:p>
          </table:table-cell>
          <table:table-cell table:formula="of:=IF([.$B43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39]&lt;=[.$B$13];[.$A$2];IF([.A439]&lt;=[.$B$14];[.$A$3];IF([.A439]&lt;=[.$B$15];[.$A$4];IF([.A439]&lt;=[.$B$16];[.$A$5];IF([.A439]&lt;=[.$B$17];[.$A$6];IF([.A439]&lt;=[.$B$18];[.$A$7]))))))" office:value-type="string" office:string-value="" calcext:value-type="error">
            <text:p>#VALEUR !</text:p>
          </table:table-cell>
          <table:table-cell table:formula="of:=IF([.$B439]=[.C$19];1;0)" office:value-type="string" office:string-value="" calcext:value-type="error">
            <text:p>#VALEUR !</text:p>
          </table:table-cell>
          <table:table-cell table:formula="of:=IF([.$B439]=[.D$19];1;0)" office:value-type="string" office:string-value="" calcext:value-type="error">
            <text:p>#VALEUR !</text:p>
          </table:table-cell>
          <table:table-cell table:formula="of:=IF([.$B439]=[.E$19];1;0)" office:value-type="string" office:string-value="" calcext:value-type="error">
            <text:p>#VALEUR !</text:p>
          </table:table-cell>
          <table:table-cell table:formula="of:=IF([.$B439]=[.F$19];1;0)" office:value-type="string" office:string-value="" calcext:value-type="error">
            <text:p>#VALEUR !</text:p>
          </table:table-cell>
          <table:table-cell table:formula="of:=IF([.$B439]=[.G$19];1;0)" office:value-type="string" office:string-value="" calcext:value-type="error">
            <text:p>#VALEUR !</text:p>
          </table:table-cell>
          <table:table-cell table:formula="of:=IF([.$B43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40]&lt;=[.$B$13];[.$A$2];IF([.A440]&lt;=[.$B$14];[.$A$3];IF([.A440]&lt;=[.$B$15];[.$A$4];IF([.A440]&lt;=[.$B$16];[.$A$5];IF([.A440]&lt;=[.$B$17];[.$A$6];IF([.A440]&lt;=[.$B$18];[.$A$7]))))))" office:value-type="string" office:string-value="" calcext:value-type="error">
            <text:p>#VALEUR !</text:p>
          </table:table-cell>
          <table:table-cell table:formula="of:=IF([.$B440]=[.C$19];1;0)" office:value-type="string" office:string-value="" calcext:value-type="error">
            <text:p>#VALEUR !</text:p>
          </table:table-cell>
          <table:table-cell table:formula="of:=IF([.$B440]=[.D$19];1;0)" office:value-type="string" office:string-value="" calcext:value-type="error">
            <text:p>#VALEUR !</text:p>
          </table:table-cell>
          <table:table-cell table:formula="of:=IF([.$B440]=[.E$19];1;0)" office:value-type="string" office:string-value="" calcext:value-type="error">
            <text:p>#VALEUR !</text:p>
          </table:table-cell>
          <table:table-cell table:formula="of:=IF([.$B440]=[.F$19];1;0)" office:value-type="string" office:string-value="" calcext:value-type="error">
            <text:p>#VALEUR !</text:p>
          </table:table-cell>
          <table:table-cell table:formula="of:=IF([.$B440]=[.G$19];1;0)" office:value-type="string" office:string-value="" calcext:value-type="error">
            <text:p>#VALEUR !</text:p>
          </table:table-cell>
          <table:table-cell table:formula="of:=IF([.$B44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41]&lt;=[.$B$13];[.$A$2];IF([.A441]&lt;=[.$B$14];[.$A$3];IF([.A441]&lt;=[.$B$15];[.$A$4];IF([.A441]&lt;=[.$B$16];[.$A$5];IF([.A441]&lt;=[.$B$17];[.$A$6];IF([.A441]&lt;=[.$B$18];[.$A$7]))))))" office:value-type="string" office:string-value="" calcext:value-type="error">
            <text:p>#VALEUR !</text:p>
          </table:table-cell>
          <table:table-cell table:formula="of:=IF([.$B441]=[.C$19];1;0)" office:value-type="string" office:string-value="" calcext:value-type="error">
            <text:p>#VALEUR !</text:p>
          </table:table-cell>
          <table:table-cell table:formula="of:=IF([.$B441]=[.D$19];1;0)" office:value-type="string" office:string-value="" calcext:value-type="error">
            <text:p>#VALEUR !</text:p>
          </table:table-cell>
          <table:table-cell table:formula="of:=IF([.$B441]=[.E$19];1;0)" office:value-type="string" office:string-value="" calcext:value-type="error">
            <text:p>#VALEUR !</text:p>
          </table:table-cell>
          <table:table-cell table:formula="of:=IF([.$B441]=[.F$19];1;0)" office:value-type="string" office:string-value="" calcext:value-type="error">
            <text:p>#VALEUR !</text:p>
          </table:table-cell>
          <table:table-cell table:formula="of:=IF([.$B441]=[.G$19];1;0)" office:value-type="string" office:string-value="" calcext:value-type="error">
            <text:p>#VALEUR !</text:p>
          </table:table-cell>
          <table:table-cell table:formula="of:=IF([.$B44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42]&lt;=[.$B$13];[.$A$2];IF([.A442]&lt;=[.$B$14];[.$A$3];IF([.A442]&lt;=[.$B$15];[.$A$4];IF([.A442]&lt;=[.$B$16];[.$A$5];IF([.A442]&lt;=[.$B$17];[.$A$6];IF([.A442]&lt;=[.$B$18];[.$A$7]))))))" office:value-type="string" office:string-value="" calcext:value-type="error">
            <text:p>#VALEUR !</text:p>
          </table:table-cell>
          <table:table-cell table:formula="of:=IF([.$B442]=[.C$19];1;0)" office:value-type="string" office:string-value="" calcext:value-type="error">
            <text:p>#VALEUR !</text:p>
          </table:table-cell>
          <table:table-cell table:formula="of:=IF([.$B442]=[.D$19];1;0)" office:value-type="string" office:string-value="" calcext:value-type="error">
            <text:p>#VALEUR !</text:p>
          </table:table-cell>
          <table:table-cell table:formula="of:=IF([.$B442]=[.E$19];1;0)" office:value-type="string" office:string-value="" calcext:value-type="error">
            <text:p>#VALEUR !</text:p>
          </table:table-cell>
          <table:table-cell table:formula="of:=IF([.$B442]=[.F$19];1;0)" office:value-type="string" office:string-value="" calcext:value-type="error">
            <text:p>#VALEUR !</text:p>
          </table:table-cell>
          <table:table-cell table:formula="of:=IF([.$B442]=[.G$19];1;0)" office:value-type="string" office:string-value="" calcext:value-type="error">
            <text:p>#VALEUR !</text:p>
          </table:table-cell>
          <table:table-cell table:formula="of:=IF([.$B44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43]&lt;=[.$B$13];[.$A$2];IF([.A443]&lt;=[.$B$14];[.$A$3];IF([.A443]&lt;=[.$B$15];[.$A$4];IF([.A443]&lt;=[.$B$16];[.$A$5];IF([.A443]&lt;=[.$B$17];[.$A$6];IF([.A443]&lt;=[.$B$18];[.$A$7]))))))" office:value-type="string" office:string-value="" calcext:value-type="error">
            <text:p>#VALEUR !</text:p>
          </table:table-cell>
          <table:table-cell table:formula="of:=IF([.$B443]=[.C$19];1;0)" office:value-type="string" office:string-value="" calcext:value-type="error">
            <text:p>#VALEUR !</text:p>
          </table:table-cell>
          <table:table-cell table:formula="of:=IF([.$B443]=[.D$19];1;0)" office:value-type="string" office:string-value="" calcext:value-type="error">
            <text:p>#VALEUR !</text:p>
          </table:table-cell>
          <table:table-cell table:formula="of:=IF([.$B443]=[.E$19];1;0)" office:value-type="string" office:string-value="" calcext:value-type="error">
            <text:p>#VALEUR !</text:p>
          </table:table-cell>
          <table:table-cell table:formula="of:=IF([.$B443]=[.F$19];1;0)" office:value-type="string" office:string-value="" calcext:value-type="error">
            <text:p>#VALEUR !</text:p>
          </table:table-cell>
          <table:table-cell table:formula="of:=IF([.$B443]=[.G$19];1;0)" office:value-type="string" office:string-value="" calcext:value-type="error">
            <text:p>#VALEUR !</text:p>
          </table:table-cell>
          <table:table-cell table:formula="of:=IF([.$B44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44]&lt;=[.$B$13];[.$A$2];IF([.A444]&lt;=[.$B$14];[.$A$3];IF([.A444]&lt;=[.$B$15];[.$A$4];IF([.A444]&lt;=[.$B$16];[.$A$5];IF([.A444]&lt;=[.$B$17];[.$A$6];IF([.A444]&lt;=[.$B$18];[.$A$7]))))))" office:value-type="string" office:string-value="" calcext:value-type="error">
            <text:p>#VALEUR !</text:p>
          </table:table-cell>
          <table:table-cell table:formula="of:=IF([.$B444]=[.C$19];1;0)" office:value-type="string" office:string-value="" calcext:value-type="error">
            <text:p>#VALEUR !</text:p>
          </table:table-cell>
          <table:table-cell table:formula="of:=IF([.$B444]=[.D$19];1;0)" office:value-type="string" office:string-value="" calcext:value-type="error">
            <text:p>#VALEUR !</text:p>
          </table:table-cell>
          <table:table-cell table:formula="of:=IF([.$B444]=[.E$19];1;0)" office:value-type="string" office:string-value="" calcext:value-type="error">
            <text:p>#VALEUR !</text:p>
          </table:table-cell>
          <table:table-cell table:formula="of:=IF([.$B444]=[.F$19];1;0)" office:value-type="string" office:string-value="" calcext:value-type="error">
            <text:p>#VALEUR !</text:p>
          </table:table-cell>
          <table:table-cell table:formula="of:=IF([.$B444]=[.G$19];1;0)" office:value-type="string" office:string-value="" calcext:value-type="error">
            <text:p>#VALEUR !</text:p>
          </table:table-cell>
          <table:table-cell table:formula="of:=IF([.$B44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45]&lt;=[.$B$13];[.$A$2];IF([.A445]&lt;=[.$B$14];[.$A$3];IF([.A445]&lt;=[.$B$15];[.$A$4];IF([.A445]&lt;=[.$B$16];[.$A$5];IF([.A445]&lt;=[.$B$17];[.$A$6];IF([.A445]&lt;=[.$B$18];[.$A$7]))))))" office:value-type="string" office:string-value="" calcext:value-type="error">
            <text:p>#VALEUR !</text:p>
          </table:table-cell>
          <table:table-cell table:formula="of:=IF([.$B445]=[.C$19];1;0)" office:value-type="string" office:string-value="" calcext:value-type="error">
            <text:p>#VALEUR !</text:p>
          </table:table-cell>
          <table:table-cell table:formula="of:=IF([.$B445]=[.D$19];1;0)" office:value-type="string" office:string-value="" calcext:value-type="error">
            <text:p>#VALEUR !</text:p>
          </table:table-cell>
          <table:table-cell table:formula="of:=IF([.$B445]=[.E$19];1;0)" office:value-type="string" office:string-value="" calcext:value-type="error">
            <text:p>#VALEUR !</text:p>
          </table:table-cell>
          <table:table-cell table:formula="of:=IF([.$B445]=[.F$19];1;0)" office:value-type="string" office:string-value="" calcext:value-type="error">
            <text:p>#VALEUR !</text:p>
          </table:table-cell>
          <table:table-cell table:formula="of:=IF([.$B445]=[.G$19];1;0)" office:value-type="string" office:string-value="" calcext:value-type="error">
            <text:p>#VALEUR !</text:p>
          </table:table-cell>
          <table:table-cell table:formula="of:=IF([.$B44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46]&lt;=[.$B$13];[.$A$2];IF([.A446]&lt;=[.$B$14];[.$A$3];IF([.A446]&lt;=[.$B$15];[.$A$4];IF([.A446]&lt;=[.$B$16];[.$A$5];IF([.A446]&lt;=[.$B$17];[.$A$6];IF([.A446]&lt;=[.$B$18];[.$A$7]))))))" office:value-type="string" office:string-value="" calcext:value-type="error">
            <text:p>#VALEUR !</text:p>
          </table:table-cell>
          <table:table-cell table:formula="of:=IF([.$B446]=[.C$19];1;0)" office:value-type="string" office:string-value="" calcext:value-type="error">
            <text:p>#VALEUR !</text:p>
          </table:table-cell>
          <table:table-cell table:formula="of:=IF([.$B446]=[.D$19];1;0)" office:value-type="string" office:string-value="" calcext:value-type="error">
            <text:p>#VALEUR !</text:p>
          </table:table-cell>
          <table:table-cell table:formula="of:=IF([.$B446]=[.E$19];1;0)" office:value-type="string" office:string-value="" calcext:value-type="error">
            <text:p>#VALEUR !</text:p>
          </table:table-cell>
          <table:table-cell table:formula="of:=IF([.$B446]=[.F$19];1;0)" office:value-type="string" office:string-value="" calcext:value-type="error">
            <text:p>#VALEUR !</text:p>
          </table:table-cell>
          <table:table-cell table:formula="of:=IF([.$B446]=[.G$19];1;0)" office:value-type="string" office:string-value="" calcext:value-type="error">
            <text:p>#VALEUR !</text:p>
          </table:table-cell>
          <table:table-cell table:formula="of:=IF([.$B44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47]&lt;=[.$B$13];[.$A$2];IF([.A447]&lt;=[.$B$14];[.$A$3];IF([.A447]&lt;=[.$B$15];[.$A$4];IF([.A447]&lt;=[.$B$16];[.$A$5];IF([.A447]&lt;=[.$B$17];[.$A$6];IF([.A447]&lt;=[.$B$18];[.$A$7]))))))" office:value-type="string" office:string-value="" calcext:value-type="error">
            <text:p>#VALEUR !</text:p>
          </table:table-cell>
          <table:table-cell table:formula="of:=IF([.$B447]=[.C$19];1;0)" office:value-type="string" office:string-value="" calcext:value-type="error">
            <text:p>#VALEUR !</text:p>
          </table:table-cell>
          <table:table-cell table:formula="of:=IF([.$B447]=[.D$19];1;0)" office:value-type="string" office:string-value="" calcext:value-type="error">
            <text:p>#VALEUR !</text:p>
          </table:table-cell>
          <table:table-cell table:formula="of:=IF([.$B447]=[.E$19];1;0)" office:value-type="string" office:string-value="" calcext:value-type="error">
            <text:p>#VALEUR !</text:p>
          </table:table-cell>
          <table:table-cell table:formula="of:=IF([.$B447]=[.F$19];1;0)" office:value-type="string" office:string-value="" calcext:value-type="error">
            <text:p>#VALEUR !</text:p>
          </table:table-cell>
          <table:table-cell table:formula="of:=IF([.$B447]=[.G$19];1;0)" office:value-type="string" office:string-value="" calcext:value-type="error">
            <text:p>#VALEUR !</text:p>
          </table:table-cell>
          <table:table-cell table:formula="of:=IF([.$B44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48]&lt;=[.$B$13];[.$A$2];IF([.A448]&lt;=[.$B$14];[.$A$3];IF([.A448]&lt;=[.$B$15];[.$A$4];IF([.A448]&lt;=[.$B$16];[.$A$5];IF([.A448]&lt;=[.$B$17];[.$A$6];IF([.A448]&lt;=[.$B$18];[.$A$7]))))))" office:value-type="string" office:string-value="" calcext:value-type="error">
            <text:p>#VALEUR !</text:p>
          </table:table-cell>
          <table:table-cell table:formula="of:=IF([.$B448]=[.C$19];1;0)" office:value-type="string" office:string-value="" calcext:value-type="error">
            <text:p>#VALEUR !</text:p>
          </table:table-cell>
          <table:table-cell table:formula="of:=IF([.$B448]=[.D$19];1;0)" office:value-type="string" office:string-value="" calcext:value-type="error">
            <text:p>#VALEUR !</text:p>
          </table:table-cell>
          <table:table-cell table:formula="of:=IF([.$B448]=[.E$19];1;0)" office:value-type="string" office:string-value="" calcext:value-type="error">
            <text:p>#VALEUR !</text:p>
          </table:table-cell>
          <table:table-cell table:formula="of:=IF([.$B448]=[.F$19];1;0)" office:value-type="string" office:string-value="" calcext:value-type="error">
            <text:p>#VALEUR !</text:p>
          </table:table-cell>
          <table:table-cell table:formula="of:=IF([.$B448]=[.G$19];1;0)" office:value-type="string" office:string-value="" calcext:value-type="error">
            <text:p>#VALEUR !</text:p>
          </table:table-cell>
          <table:table-cell table:formula="of:=IF([.$B44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49]&lt;=[.$B$13];[.$A$2];IF([.A449]&lt;=[.$B$14];[.$A$3];IF([.A449]&lt;=[.$B$15];[.$A$4];IF([.A449]&lt;=[.$B$16];[.$A$5];IF([.A449]&lt;=[.$B$17];[.$A$6];IF([.A449]&lt;=[.$B$18];[.$A$7]))))))" office:value-type="string" office:string-value="" calcext:value-type="error">
            <text:p>#VALEUR !</text:p>
          </table:table-cell>
          <table:table-cell table:formula="of:=IF([.$B449]=[.C$19];1;0)" office:value-type="string" office:string-value="" calcext:value-type="error">
            <text:p>#VALEUR !</text:p>
          </table:table-cell>
          <table:table-cell table:formula="of:=IF([.$B449]=[.D$19];1;0)" office:value-type="string" office:string-value="" calcext:value-type="error">
            <text:p>#VALEUR !</text:p>
          </table:table-cell>
          <table:table-cell table:formula="of:=IF([.$B449]=[.E$19];1;0)" office:value-type="string" office:string-value="" calcext:value-type="error">
            <text:p>#VALEUR !</text:p>
          </table:table-cell>
          <table:table-cell table:formula="of:=IF([.$B449]=[.F$19];1;0)" office:value-type="string" office:string-value="" calcext:value-type="error">
            <text:p>#VALEUR !</text:p>
          </table:table-cell>
          <table:table-cell table:formula="of:=IF([.$B449]=[.G$19];1;0)" office:value-type="string" office:string-value="" calcext:value-type="error">
            <text:p>#VALEUR !</text:p>
          </table:table-cell>
          <table:table-cell table:formula="of:=IF([.$B44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50]&lt;=[.$B$13];[.$A$2];IF([.A450]&lt;=[.$B$14];[.$A$3];IF([.A450]&lt;=[.$B$15];[.$A$4];IF([.A450]&lt;=[.$B$16];[.$A$5];IF([.A450]&lt;=[.$B$17];[.$A$6];IF([.A450]&lt;=[.$B$18];[.$A$7]))))))" office:value-type="string" office:string-value="" calcext:value-type="error">
            <text:p>#VALEUR !</text:p>
          </table:table-cell>
          <table:table-cell table:formula="of:=IF([.$B450]=[.C$19];1;0)" office:value-type="string" office:string-value="" calcext:value-type="error">
            <text:p>#VALEUR !</text:p>
          </table:table-cell>
          <table:table-cell table:formula="of:=IF([.$B450]=[.D$19];1;0)" office:value-type="string" office:string-value="" calcext:value-type="error">
            <text:p>#VALEUR !</text:p>
          </table:table-cell>
          <table:table-cell table:formula="of:=IF([.$B450]=[.E$19];1;0)" office:value-type="string" office:string-value="" calcext:value-type="error">
            <text:p>#VALEUR !</text:p>
          </table:table-cell>
          <table:table-cell table:formula="of:=IF([.$B450]=[.F$19];1;0)" office:value-type="string" office:string-value="" calcext:value-type="error">
            <text:p>#VALEUR !</text:p>
          </table:table-cell>
          <table:table-cell table:formula="of:=IF([.$B450]=[.G$19];1;0)" office:value-type="string" office:string-value="" calcext:value-type="error">
            <text:p>#VALEUR !</text:p>
          </table:table-cell>
          <table:table-cell table:formula="of:=IF([.$B45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51]&lt;=[.$B$13];[.$A$2];IF([.A451]&lt;=[.$B$14];[.$A$3];IF([.A451]&lt;=[.$B$15];[.$A$4];IF([.A451]&lt;=[.$B$16];[.$A$5];IF([.A451]&lt;=[.$B$17];[.$A$6];IF([.A451]&lt;=[.$B$18];[.$A$7]))))))" office:value-type="string" office:string-value="" calcext:value-type="error">
            <text:p>#VALEUR !</text:p>
          </table:table-cell>
          <table:table-cell table:formula="of:=IF([.$B451]=[.C$19];1;0)" office:value-type="string" office:string-value="" calcext:value-type="error">
            <text:p>#VALEUR !</text:p>
          </table:table-cell>
          <table:table-cell table:formula="of:=IF([.$B451]=[.D$19];1;0)" office:value-type="string" office:string-value="" calcext:value-type="error">
            <text:p>#VALEUR !</text:p>
          </table:table-cell>
          <table:table-cell table:formula="of:=IF([.$B451]=[.E$19];1;0)" office:value-type="string" office:string-value="" calcext:value-type="error">
            <text:p>#VALEUR !</text:p>
          </table:table-cell>
          <table:table-cell table:formula="of:=IF([.$B451]=[.F$19];1;0)" office:value-type="string" office:string-value="" calcext:value-type="error">
            <text:p>#VALEUR !</text:p>
          </table:table-cell>
          <table:table-cell table:formula="of:=IF([.$B451]=[.G$19];1;0)" office:value-type="string" office:string-value="" calcext:value-type="error">
            <text:p>#VALEUR !</text:p>
          </table:table-cell>
          <table:table-cell table:formula="of:=IF([.$B45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52]&lt;=[.$B$13];[.$A$2];IF([.A452]&lt;=[.$B$14];[.$A$3];IF([.A452]&lt;=[.$B$15];[.$A$4];IF([.A452]&lt;=[.$B$16];[.$A$5];IF([.A452]&lt;=[.$B$17];[.$A$6];IF([.A452]&lt;=[.$B$18];[.$A$7]))))))" office:value-type="string" office:string-value="" calcext:value-type="error">
            <text:p>#VALEUR !</text:p>
          </table:table-cell>
          <table:table-cell table:formula="of:=IF([.$B452]=[.C$19];1;0)" office:value-type="string" office:string-value="" calcext:value-type="error">
            <text:p>#VALEUR !</text:p>
          </table:table-cell>
          <table:table-cell table:formula="of:=IF([.$B452]=[.D$19];1;0)" office:value-type="string" office:string-value="" calcext:value-type="error">
            <text:p>#VALEUR !</text:p>
          </table:table-cell>
          <table:table-cell table:formula="of:=IF([.$B452]=[.E$19];1;0)" office:value-type="string" office:string-value="" calcext:value-type="error">
            <text:p>#VALEUR !</text:p>
          </table:table-cell>
          <table:table-cell table:formula="of:=IF([.$B452]=[.F$19];1;0)" office:value-type="string" office:string-value="" calcext:value-type="error">
            <text:p>#VALEUR !</text:p>
          </table:table-cell>
          <table:table-cell table:formula="of:=IF([.$B452]=[.G$19];1;0)" office:value-type="string" office:string-value="" calcext:value-type="error">
            <text:p>#VALEUR !</text:p>
          </table:table-cell>
          <table:table-cell table:formula="of:=IF([.$B45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53]&lt;=[.$B$13];[.$A$2];IF([.A453]&lt;=[.$B$14];[.$A$3];IF([.A453]&lt;=[.$B$15];[.$A$4];IF([.A453]&lt;=[.$B$16];[.$A$5];IF([.A453]&lt;=[.$B$17];[.$A$6];IF([.A453]&lt;=[.$B$18];[.$A$7]))))))" office:value-type="string" office:string-value="" calcext:value-type="error">
            <text:p>#VALEUR !</text:p>
          </table:table-cell>
          <table:table-cell table:formula="of:=IF([.$B453]=[.C$19];1;0)" office:value-type="string" office:string-value="" calcext:value-type="error">
            <text:p>#VALEUR !</text:p>
          </table:table-cell>
          <table:table-cell table:formula="of:=IF([.$B453]=[.D$19];1;0)" office:value-type="string" office:string-value="" calcext:value-type="error">
            <text:p>#VALEUR !</text:p>
          </table:table-cell>
          <table:table-cell table:formula="of:=IF([.$B453]=[.E$19];1;0)" office:value-type="string" office:string-value="" calcext:value-type="error">
            <text:p>#VALEUR !</text:p>
          </table:table-cell>
          <table:table-cell table:formula="of:=IF([.$B453]=[.F$19];1;0)" office:value-type="string" office:string-value="" calcext:value-type="error">
            <text:p>#VALEUR !</text:p>
          </table:table-cell>
          <table:table-cell table:formula="of:=IF([.$B453]=[.G$19];1;0)" office:value-type="string" office:string-value="" calcext:value-type="error">
            <text:p>#VALEUR !</text:p>
          </table:table-cell>
          <table:table-cell table:formula="of:=IF([.$B45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54]&lt;=[.$B$13];[.$A$2];IF([.A454]&lt;=[.$B$14];[.$A$3];IF([.A454]&lt;=[.$B$15];[.$A$4];IF([.A454]&lt;=[.$B$16];[.$A$5];IF([.A454]&lt;=[.$B$17];[.$A$6];IF([.A454]&lt;=[.$B$18];[.$A$7]))))))" office:value-type="string" office:string-value="" calcext:value-type="error">
            <text:p>#VALEUR !</text:p>
          </table:table-cell>
          <table:table-cell table:formula="of:=IF([.$B454]=[.C$19];1;0)" office:value-type="string" office:string-value="" calcext:value-type="error">
            <text:p>#VALEUR !</text:p>
          </table:table-cell>
          <table:table-cell table:formula="of:=IF([.$B454]=[.D$19];1;0)" office:value-type="string" office:string-value="" calcext:value-type="error">
            <text:p>#VALEUR !</text:p>
          </table:table-cell>
          <table:table-cell table:formula="of:=IF([.$B454]=[.E$19];1;0)" office:value-type="string" office:string-value="" calcext:value-type="error">
            <text:p>#VALEUR !</text:p>
          </table:table-cell>
          <table:table-cell table:formula="of:=IF([.$B454]=[.F$19];1;0)" office:value-type="string" office:string-value="" calcext:value-type="error">
            <text:p>#VALEUR !</text:p>
          </table:table-cell>
          <table:table-cell table:formula="of:=IF([.$B454]=[.G$19];1;0)" office:value-type="string" office:string-value="" calcext:value-type="error">
            <text:p>#VALEUR !</text:p>
          </table:table-cell>
          <table:table-cell table:formula="of:=IF([.$B45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55]&lt;=[.$B$13];[.$A$2];IF([.A455]&lt;=[.$B$14];[.$A$3];IF([.A455]&lt;=[.$B$15];[.$A$4];IF([.A455]&lt;=[.$B$16];[.$A$5];IF([.A455]&lt;=[.$B$17];[.$A$6];IF([.A455]&lt;=[.$B$18];[.$A$7]))))))" office:value-type="string" office:string-value="" calcext:value-type="error">
            <text:p>#VALEUR !</text:p>
          </table:table-cell>
          <table:table-cell table:formula="of:=IF([.$B455]=[.C$19];1;0)" office:value-type="string" office:string-value="" calcext:value-type="error">
            <text:p>#VALEUR !</text:p>
          </table:table-cell>
          <table:table-cell table:formula="of:=IF([.$B455]=[.D$19];1;0)" office:value-type="string" office:string-value="" calcext:value-type="error">
            <text:p>#VALEUR !</text:p>
          </table:table-cell>
          <table:table-cell table:formula="of:=IF([.$B455]=[.E$19];1;0)" office:value-type="string" office:string-value="" calcext:value-type="error">
            <text:p>#VALEUR !</text:p>
          </table:table-cell>
          <table:table-cell table:formula="of:=IF([.$B455]=[.F$19];1;0)" office:value-type="string" office:string-value="" calcext:value-type="error">
            <text:p>#VALEUR !</text:p>
          </table:table-cell>
          <table:table-cell table:formula="of:=IF([.$B455]=[.G$19];1;0)" office:value-type="string" office:string-value="" calcext:value-type="error">
            <text:p>#VALEUR !</text:p>
          </table:table-cell>
          <table:table-cell table:formula="of:=IF([.$B45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56]&lt;=[.$B$13];[.$A$2];IF([.A456]&lt;=[.$B$14];[.$A$3];IF([.A456]&lt;=[.$B$15];[.$A$4];IF([.A456]&lt;=[.$B$16];[.$A$5];IF([.A456]&lt;=[.$B$17];[.$A$6];IF([.A456]&lt;=[.$B$18];[.$A$7]))))))" office:value-type="string" office:string-value="" calcext:value-type="error">
            <text:p>#VALEUR !</text:p>
          </table:table-cell>
          <table:table-cell table:formula="of:=IF([.$B456]=[.C$19];1;0)" office:value-type="string" office:string-value="" calcext:value-type="error">
            <text:p>#VALEUR !</text:p>
          </table:table-cell>
          <table:table-cell table:formula="of:=IF([.$B456]=[.D$19];1;0)" office:value-type="string" office:string-value="" calcext:value-type="error">
            <text:p>#VALEUR !</text:p>
          </table:table-cell>
          <table:table-cell table:formula="of:=IF([.$B456]=[.E$19];1;0)" office:value-type="string" office:string-value="" calcext:value-type="error">
            <text:p>#VALEUR !</text:p>
          </table:table-cell>
          <table:table-cell table:formula="of:=IF([.$B456]=[.F$19];1;0)" office:value-type="string" office:string-value="" calcext:value-type="error">
            <text:p>#VALEUR !</text:p>
          </table:table-cell>
          <table:table-cell table:formula="of:=IF([.$B456]=[.G$19];1;0)" office:value-type="string" office:string-value="" calcext:value-type="error">
            <text:p>#VALEUR !</text:p>
          </table:table-cell>
          <table:table-cell table:formula="of:=IF([.$B45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57]&lt;=[.$B$13];[.$A$2];IF([.A457]&lt;=[.$B$14];[.$A$3];IF([.A457]&lt;=[.$B$15];[.$A$4];IF([.A457]&lt;=[.$B$16];[.$A$5];IF([.A457]&lt;=[.$B$17];[.$A$6];IF([.A457]&lt;=[.$B$18];[.$A$7]))))))" office:value-type="string" office:string-value="" calcext:value-type="error">
            <text:p>#VALEUR !</text:p>
          </table:table-cell>
          <table:table-cell table:formula="of:=IF([.$B457]=[.C$19];1;0)" office:value-type="string" office:string-value="" calcext:value-type="error">
            <text:p>#VALEUR !</text:p>
          </table:table-cell>
          <table:table-cell table:formula="of:=IF([.$B457]=[.D$19];1;0)" office:value-type="string" office:string-value="" calcext:value-type="error">
            <text:p>#VALEUR !</text:p>
          </table:table-cell>
          <table:table-cell table:formula="of:=IF([.$B457]=[.E$19];1;0)" office:value-type="string" office:string-value="" calcext:value-type="error">
            <text:p>#VALEUR !</text:p>
          </table:table-cell>
          <table:table-cell table:formula="of:=IF([.$B457]=[.F$19];1;0)" office:value-type="string" office:string-value="" calcext:value-type="error">
            <text:p>#VALEUR !</text:p>
          </table:table-cell>
          <table:table-cell table:formula="of:=IF([.$B457]=[.G$19];1;0)" office:value-type="string" office:string-value="" calcext:value-type="error">
            <text:p>#VALEUR !</text:p>
          </table:table-cell>
          <table:table-cell table:formula="of:=IF([.$B45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58]&lt;=[.$B$13];[.$A$2];IF([.A458]&lt;=[.$B$14];[.$A$3];IF([.A458]&lt;=[.$B$15];[.$A$4];IF([.A458]&lt;=[.$B$16];[.$A$5];IF([.A458]&lt;=[.$B$17];[.$A$6];IF([.A458]&lt;=[.$B$18];[.$A$7]))))))" office:value-type="string" office:string-value="" calcext:value-type="error">
            <text:p>#VALEUR !</text:p>
          </table:table-cell>
          <table:table-cell table:formula="of:=IF([.$B458]=[.C$19];1;0)" office:value-type="string" office:string-value="" calcext:value-type="error">
            <text:p>#VALEUR !</text:p>
          </table:table-cell>
          <table:table-cell table:formula="of:=IF([.$B458]=[.D$19];1;0)" office:value-type="string" office:string-value="" calcext:value-type="error">
            <text:p>#VALEUR !</text:p>
          </table:table-cell>
          <table:table-cell table:formula="of:=IF([.$B458]=[.E$19];1;0)" office:value-type="string" office:string-value="" calcext:value-type="error">
            <text:p>#VALEUR !</text:p>
          </table:table-cell>
          <table:table-cell table:formula="of:=IF([.$B458]=[.F$19];1;0)" office:value-type="string" office:string-value="" calcext:value-type="error">
            <text:p>#VALEUR !</text:p>
          </table:table-cell>
          <table:table-cell table:formula="of:=IF([.$B458]=[.G$19];1;0)" office:value-type="string" office:string-value="" calcext:value-type="error">
            <text:p>#VALEUR !</text:p>
          </table:table-cell>
          <table:table-cell table:formula="of:=IF([.$B45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59]&lt;=[.$B$13];[.$A$2];IF([.A459]&lt;=[.$B$14];[.$A$3];IF([.A459]&lt;=[.$B$15];[.$A$4];IF([.A459]&lt;=[.$B$16];[.$A$5];IF([.A459]&lt;=[.$B$17];[.$A$6];IF([.A459]&lt;=[.$B$18];[.$A$7]))))))" office:value-type="string" office:string-value="" calcext:value-type="error">
            <text:p>#VALEUR !</text:p>
          </table:table-cell>
          <table:table-cell table:formula="of:=IF([.$B459]=[.C$19];1;0)" office:value-type="string" office:string-value="" calcext:value-type="error">
            <text:p>#VALEUR !</text:p>
          </table:table-cell>
          <table:table-cell table:formula="of:=IF([.$B459]=[.D$19];1;0)" office:value-type="string" office:string-value="" calcext:value-type="error">
            <text:p>#VALEUR !</text:p>
          </table:table-cell>
          <table:table-cell table:formula="of:=IF([.$B459]=[.E$19];1;0)" office:value-type="string" office:string-value="" calcext:value-type="error">
            <text:p>#VALEUR !</text:p>
          </table:table-cell>
          <table:table-cell table:formula="of:=IF([.$B459]=[.F$19];1;0)" office:value-type="string" office:string-value="" calcext:value-type="error">
            <text:p>#VALEUR !</text:p>
          </table:table-cell>
          <table:table-cell table:formula="of:=IF([.$B459]=[.G$19];1;0)" office:value-type="string" office:string-value="" calcext:value-type="error">
            <text:p>#VALEUR !</text:p>
          </table:table-cell>
          <table:table-cell table:formula="of:=IF([.$B45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60]&lt;=[.$B$13];[.$A$2];IF([.A460]&lt;=[.$B$14];[.$A$3];IF([.A460]&lt;=[.$B$15];[.$A$4];IF([.A460]&lt;=[.$B$16];[.$A$5];IF([.A460]&lt;=[.$B$17];[.$A$6];IF([.A460]&lt;=[.$B$18];[.$A$7]))))))" office:value-type="string" office:string-value="" calcext:value-type="error">
            <text:p>#VALEUR !</text:p>
          </table:table-cell>
          <table:table-cell table:formula="of:=IF([.$B460]=[.C$19];1;0)" office:value-type="string" office:string-value="" calcext:value-type="error">
            <text:p>#VALEUR !</text:p>
          </table:table-cell>
          <table:table-cell table:formula="of:=IF([.$B460]=[.D$19];1;0)" office:value-type="string" office:string-value="" calcext:value-type="error">
            <text:p>#VALEUR !</text:p>
          </table:table-cell>
          <table:table-cell table:formula="of:=IF([.$B460]=[.E$19];1;0)" office:value-type="string" office:string-value="" calcext:value-type="error">
            <text:p>#VALEUR !</text:p>
          </table:table-cell>
          <table:table-cell table:formula="of:=IF([.$B460]=[.F$19];1;0)" office:value-type="string" office:string-value="" calcext:value-type="error">
            <text:p>#VALEUR !</text:p>
          </table:table-cell>
          <table:table-cell table:formula="of:=IF([.$B460]=[.G$19];1;0)" office:value-type="string" office:string-value="" calcext:value-type="error">
            <text:p>#VALEUR !</text:p>
          </table:table-cell>
          <table:table-cell table:formula="of:=IF([.$B46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61]&lt;=[.$B$13];[.$A$2];IF([.A461]&lt;=[.$B$14];[.$A$3];IF([.A461]&lt;=[.$B$15];[.$A$4];IF([.A461]&lt;=[.$B$16];[.$A$5];IF([.A461]&lt;=[.$B$17];[.$A$6];IF([.A461]&lt;=[.$B$18];[.$A$7]))))))" office:value-type="string" office:string-value="" calcext:value-type="error">
            <text:p>#VALEUR !</text:p>
          </table:table-cell>
          <table:table-cell table:formula="of:=IF([.$B461]=[.C$19];1;0)" office:value-type="string" office:string-value="" calcext:value-type="error">
            <text:p>#VALEUR !</text:p>
          </table:table-cell>
          <table:table-cell table:formula="of:=IF([.$B461]=[.D$19];1;0)" office:value-type="string" office:string-value="" calcext:value-type="error">
            <text:p>#VALEUR !</text:p>
          </table:table-cell>
          <table:table-cell table:formula="of:=IF([.$B461]=[.E$19];1;0)" office:value-type="string" office:string-value="" calcext:value-type="error">
            <text:p>#VALEUR !</text:p>
          </table:table-cell>
          <table:table-cell table:formula="of:=IF([.$B461]=[.F$19];1;0)" office:value-type="string" office:string-value="" calcext:value-type="error">
            <text:p>#VALEUR !</text:p>
          </table:table-cell>
          <table:table-cell table:formula="of:=IF([.$B461]=[.G$19];1;0)" office:value-type="string" office:string-value="" calcext:value-type="error">
            <text:p>#VALEUR !</text:p>
          </table:table-cell>
          <table:table-cell table:formula="of:=IF([.$B46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62]&lt;=[.$B$13];[.$A$2];IF([.A462]&lt;=[.$B$14];[.$A$3];IF([.A462]&lt;=[.$B$15];[.$A$4];IF([.A462]&lt;=[.$B$16];[.$A$5];IF([.A462]&lt;=[.$B$17];[.$A$6];IF([.A462]&lt;=[.$B$18];[.$A$7]))))))" office:value-type="string" office:string-value="" calcext:value-type="error">
            <text:p>#VALEUR !</text:p>
          </table:table-cell>
          <table:table-cell table:formula="of:=IF([.$B462]=[.C$19];1;0)" office:value-type="string" office:string-value="" calcext:value-type="error">
            <text:p>#VALEUR !</text:p>
          </table:table-cell>
          <table:table-cell table:formula="of:=IF([.$B462]=[.D$19];1;0)" office:value-type="string" office:string-value="" calcext:value-type="error">
            <text:p>#VALEUR !</text:p>
          </table:table-cell>
          <table:table-cell table:formula="of:=IF([.$B462]=[.E$19];1;0)" office:value-type="string" office:string-value="" calcext:value-type="error">
            <text:p>#VALEUR !</text:p>
          </table:table-cell>
          <table:table-cell table:formula="of:=IF([.$B462]=[.F$19];1;0)" office:value-type="string" office:string-value="" calcext:value-type="error">
            <text:p>#VALEUR !</text:p>
          </table:table-cell>
          <table:table-cell table:formula="of:=IF([.$B462]=[.G$19];1;0)" office:value-type="string" office:string-value="" calcext:value-type="error">
            <text:p>#VALEUR !</text:p>
          </table:table-cell>
          <table:table-cell table:formula="of:=IF([.$B46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63]&lt;=[.$B$13];[.$A$2];IF([.A463]&lt;=[.$B$14];[.$A$3];IF([.A463]&lt;=[.$B$15];[.$A$4];IF([.A463]&lt;=[.$B$16];[.$A$5];IF([.A463]&lt;=[.$B$17];[.$A$6];IF([.A463]&lt;=[.$B$18];[.$A$7]))))))" office:value-type="string" office:string-value="" calcext:value-type="error">
            <text:p>#VALEUR !</text:p>
          </table:table-cell>
          <table:table-cell table:formula="of:=IF([.$B463]=[.C$19];1;0)" office:value-type="string" office:string-value="" calcext:value-type="error">
            <text:p>#VALEUR !</text:p>
          </table:table-cell>
          <table:table-cell table:formula="of:=IF([.$B463]=[.D$19];1;0)" office:value-type="string" office:string-value="" calcext:value-type="error">
            <text:p>#VALEUR !</text:p>
          </table:table-cell>
          <table:table-cell table:formula="of:=IF([.$B463]=[.E$19];1;0)" office:value-type="string" office:string-value="" calcext:value-type="error">
            <text:p>#VALEUR !</text:p>
          </table:table-cell>
          <table:table-cell table:formula="of:=IF([.$B463]=[.F$19];1;0)" office:value-type="string" office:string-value="" calcext:value-type="error">
            <text:p>#VALEUR !</text:p>
          </table:table-cell>
          <table:table-cell table:formula="of:=IF([.$B463]=[.G$19];1;0)" office:value-type="string" office:string-value="" calcext:value-type="error">
            <text:p>#VALEUR !</text:p>
          </table:table-cell>
          <table:table-cell table:formula="of:=IF([.$B46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64]&lt;=[.$B$13];[.$A$2];IF([.A464]&lt;=[.$B$14];[.$A$3];IF([.A464]&lt;=[.$B$15];[.$A$4];IF([.A464]&lt;=[.$B$16];[.$A$5];IF([.A464]&lt;=[.$B$17];[.$A$6];IF([.A464]&lt;=[.$B$18];[.$A$7]))))))" office:value-type="string" office:string-value="" calcext:value-type="error">
            <text:p>#VALEUR !</text:p>
          </table:table-cell>
          <table:table-cell table:formula="of:=IF([.$B464]=[.C$19];1;0)" office:value-type="string" office:string-value="" calcext:value-type="error">
            <text:p>#VALEUR !</text:p>
          </table:table-cell>
          <table:table-cell table:formula="of:=IF([.$B464]=[.D$19];1;0)" office:value-type="string" office:string-value="" calcext:value-type="error">
            <text:p>#VALEUR !</text:p>
          </table:table-cell>
          <table:table-cell table:formula="of:=IF([.$B464]=[.E$19];1;0)" office:value-type="string" office:string-value="" calcext:value-type="error">
            <text:p>#VALEUR !</text:p>
          </table:table-cell>
          <table:table-cell table:formula="of:=IF([.$B464]=[.F$19];1;0)" office:value-type="string" office:string-value="" calcext:value-type="error">
            <text:p>#VALEUR !</text:p>
          </table:table-cell>
          <table:table-cell table:formula="of:=IF([.$B464]=[.G$19];1;0)" office:value-type="string" office:string-value="" calcext:value-type="error">
            <text:p>#VALEUR !</text:p>
          </table:table-cell>
          <table:table-cell table:formula="of:=IF([.$B46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65]&lt;=[.$B$13];[.$A$2];IF([.A465]&lt;=[.$B$14];[.$A$3];IF([.A465]&lt;=[.$B$15];[.$A$4];IF([.A465]&lt;=[.$B$16];[.$A$5];IF([.A465]&lt;=[.$B$17];[.$A$6];IF([.A465]&lt;=[.$B$18];[.$A$7]))))))" office:value-type="string" office:string-value="" calcext:value-type="error">
            <text:p>#VALEUR !</text:p>
          </table:table-cell>
          <table:table-cell table:formula="of:=IF([.$B465]=[.C$19];1;0)" office:value-type="string" office:string-value="" calcext:value-type="error">
            <text:p>#VALEUR !</text:p>
          </table:table-cell>
          <table:table-cell table:formula="of:=IF([.$B465]=[.D$19];1;0)" office:value-type="string" office:string-value="" calcext:value-type="error">
            <text:p>#VALEUR !</text:p>
          </table:table-cell>
          <table:table-cell table:formula="of:=IF([.$B465]=[.E$19];1;0)" office:value-type="string" office:string-value="" calcext:value-type="error">
            <text:p>#VALEUR !</text:p>
          </table:table-cell>
          <table:table-cell table:formula="of:=IF([.$B465]=[.F$19];1;0)" office:value-type="string" office:string-value="" calcext:value-type="error">
            <text:p>#VALEUR !</text:p>
          </table:table-cell>
          <table:table-cell table:formula="of:=IF([.$B465]=[.G$19];1;0)" office:value-type="string" office:string-value="" calcext:value-type="error">
            <text:p>#VALEUR !</text:p>
          </table:table-cell>
          <table:table-cell table:formula="of:=IF([.$B46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66]&lt;=[.$B$13];[.$A$2];IF([.A466]&lt;=[.$B$14];[.$A$3];IF([.A466]&lt;=[.$B$15];[.$A$4];IF([.A466]&lt;=[.$B$16];[.$A$5];IF([.A466]&lt;=[.$B$17];[.$A$6];IF([.A466]&lt;=[.$B$18];[.$A$7]))))))" office:value-type="string" office:string-value="" calcext:value-type="error">
            <text:p>#VALEUR !</text:p>
          </table:table-cell>
          <table:table-cell table:formula="of:=IF([.$B466]=[.C$19];1;0)" office:value-type="string" office:string-value="" calcext:value-type="error">
            <text:p>#VALEUR !</text:p>
          </table:table-cell>
          <table:table-cell table:formula="of:=IF([.$B466]=[.D$19];1;0)" office:value-type="string" office:string-value="" calcext:value-type="error">
            <text:p>#VALEUR !</text:p>
          </table:table-cell>
          <table:table-cell table:formula="of:=IF([.$B466]=[.E$19];1;0)" office:value-type="string" office:string-value="" calcext:value-type="error">
            <text:p>#VALEUR !</text:p>
          </table:table-cell>
          <table:table-cell table:formula="of:=IF([.$B466]=[.F$19];1;0)" office:value-type="string" office:string-value="" calcext:value-type="error">
            <text:p>#VALEUR !</text:p>
          </table:table-cell>
          <table:table-cell table:formula="of:=IF([.$B466]=[.G$19];1;0)" office:value-type="string" office:string-value="" calcext:value-type="error">
            <text:p>#VALEUR !</text:p>
          </table:table-cell>
          <table:table-cell table:formula="of:=IF([.$B46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67]&lt;=[.$B$13];[.$A$2];IF([.A467]&lt;=[.$B$14];[.$A$3];IF([.A467]&lt;=[.$B$15];[.$A$4];IF([.A467]&lt;=[.$B$16];[.$A$5];IF([.A467]&lt;=[.$B$17];[.$A$6];IF([.A467]&lt;=[.$B$18];[.$A$7]))))))" office:value-type="string" office:string-value="" calcext:value-type="error">
            <text:p>#VALEUR !</text:p>
          </table:table-cell>
          <table:table-cell table:formula="of:=IF([.$B467]=[.C$19];1;0)" office:value-type="string" office:string-value="" calcext:value-type="error">
            <text:p>#VALEUR !</text:p>
          </table:table-cell>
          <table:table-cell table:formula="of:=IF([.$B467]=[.D$19];1;0)" office:value-type="string" office:string-value="" calcext:value-type="error">
            <text:p>#VALEUR !</text:p>
          </table:table-cell>
          <table:table-cell table:formula="of:=IF([.$B467]=[.E$19];1;0)" office:value-type="string" office:string-value="" calcext:value-type="error">
            <text:p>#VALEUR !</text:p>
          </table:table-cell>
          <table:table-cell table:formula="of:=IF([.$B467]=[.F$19];1;0)" office:value-type="string" office:string-value="" calcext:value-type="error">
            <text:p>#VALEUR !</text:p>
          </table:table-cell>
          <table:table-cell table:formula="of:=IF([.$B467]=[.G$19];1;0)" office:value-type="string" office:string-value="" calcext:value-type="error">
            <text:p>#VALEUR !</text:p>
          </table:table-cell>
          <table:table-cell table:formula="of:=IF([.$B46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68]&lt;=[.$B$13];[.$A$2];IF([.A468]&lt;=[.$B$14];[.$A$3];IF([.A468]&lt;=[.$B$15];[.$A$4];IF([.A468]&lt;=[.$B$16];[.$A$5];IF([.A468]&lt;=[.$B$17];[.$A$6];IF([.A468]&lt;=[.$B$18];[.$A$7]))))))" office:value-type="string" office:string-value="" calcext:value-type="error">
            <text:p>#VALEUR !</text:p>
          </table:table-cell>
          <table:table-cell table:formula="of:=IF([.$B468]=[.C$19];1;0)" office:value-type="string" office:string-value="" calcext:value-type="error">
            <text:p>#VALEUR !</text:p>
          </table:table-cell>
          <table:table-cell table:formula="of:=IF([.$B468]=[.D$19];1;0)" office:value-type="string" office:string-value="" calcext:value-type="error">
            <text:p>#VALEUR !</text:p>
          </table:table-cell>
          <table:table-cell table:formula="of:=IF([.$B468]=[.E$19];1;0)" office:value-type="string" office:string-value="" calcext:value-type="error">
            <text:p>#VALEUR !</text:p>
          </table:table-cell>
          <table:table-cell table:formula="of:=IF([.$B468]=[.F$19];1;0)" office:value-type="string" office:string-value="" calcext:value-type="error">
            <text:p>#VALEUR !</text:p>
          </table:table-cell>
          <table:table-cell table:formula="of:=IF([.$B468]=[.G$19];1;0)" office:value-type="string" office:string-value="" calcext:value-type="error">
            <text:p>#VALEUR !</text:p>
          </table:table-cell>
          <table:table-cell table:formula="of:=IF([.$B46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69]&lt;=[.$B$13];[.$A$2];IF([.A469]&lt;=[.$B$14];[.$A$3];IF([.A469]&lt;=[.$B$15];[.$A$4];IF([.A469]&lt;=[.$B$16];[.$A$5];IF([.A469]&lt;=[.$B$17];[.$A$6];IF([.A469]&lt;=[.$B$18];[.$A$7]))))))" office:value-type="string" office:string-value="" calcext:value-type="error">
            <text:p>#VALEUR !</text:p>
          </table:table-cell>
          <table:table-cell table:formula="of:=IF([.$B469]=[.C$19];1;0)" office:value-type="string" office:string-value="" calcext:value-type="error">
            <text:p>#VALEUR !</text:p>
          </table:table-cell>
          <table:table-cell table:formula="of:=IF([.$B469]=[.D$19];1;0)" office:value-type="string" office:string-value="" calcext:value-type="error">
            <text:p>#VALEUR !</text:p>
          </table:table-cell>
          <table:table-cell table:formula="of:=IF([.$B469]=[.E$19];1;0)" office:value-type="string" office:string-value="" calcext:value-type="error">
            <text:p>#VALEUR !</text:p>
          </table:table-cell>
          <table:table-cell table:formula="of:=IF([.$B469]=[.F$19];1;0)" office:value-type="string" office:string-value="" calcext:value-type="error">
            <text:p>#VALEUR !</text:p>
          </table:table-cell>
          <table:table-cell table:formula="of:=IF([.$B469]=[.G$19];1;0)" office:value-type="string" office:string-value="" calcext:value-type="error">
            <text:p>#VALEUR !</text:p>
          </table:table-cell>
          <table:table-cell table:formula="of:=IF([.$B46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70]&lt;=[.$B$13];[.$A$2];IF([.A470]&lt;=[.$B$14];[.$A$3];IF([.A470]&lt;=[.$B$15];[.$A$4];IF([.A470]&lt;=[.$B$16];[.$A$5];IF([.A470]&lt;=[.$B$17];[.$A$6];IF([.A470]&lt;=[.$B$18];[.$A$7]))))))" office:value-type="string" office:string-value="" calcext:value-type="error">
            <text:p>#VALEUR !</text:p>
          </table:table-cell>
          <table:table-cell table:formula="of:=IF([.$B470]=[.C$19];1;0)" office:value-type="string" office:string-value="" calcext:value-type="error">
            <text:p>#VALEUR !</text:p>
          </table:table-cell>
          <table:table-cell table:formula="of:=IF([.$B470]=[.D$19];1;0)" office:value-type="string" office:string-value="" calcext:value-type="error">
            <text:p>#VALEUR !</text:p>
          </table:table-cell>
          <table:table-cell table:formula="of:=IF([.$B470]=[.E$19];1;0)" office:value-type="string" office:string-value="" calcext:value-type="error">
            <text:p>#VALEUR !</text:p>
          </table:table-cell>
          <table:table-cell table:formula="of:=IF([.$B470]=[.F$19];1;0)" office:value-type="string" office:string-value="" calcext:value-type="error">
            <text:p>#VALEUR !</text:p>
          </table:table-cell>
          <table:table-cell table:formula="of:=IF([.$B470]=[.G$19];1;0)" office:value-type="string" office:string-value="" calcext:value-type="error">
            <text:p>#VALEUR !</text:p>
          </table:table-cell>
          <table:table-cell table:formula="of:=IF([.$B47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71]&lt;=[.$B$13];[.$A$2];IF([.A471]&lt;=[.$B$14];[.$A$3];IF([.A471]&lt;=[.$B$15];[.$A$4];IF([.A471]&lt;=[.$B$16];[.$A$5];IF([.A471]&lt;=[.$B$17];[.$A$6];IF([.A471]&lt;=[.$B$18];[.$A$7]))))))" office:value-type="string" office:string-value="" calcext:value-type="error">
            <text:p>#VALEUR !</text:p>
          </table:table-cell>
          <table:table-cell table:formula="of:=IF([.$B471]=[.C$19];1;0)" office:value-type="string" office:string-value="" calcext:value-type="error">
            <text:p>#VALEUR !</text:p>
          </table:table-cell>
          <table:table-cell table:formula="of:=IF([.$B471]=[.D$19];1;0)" office:value-type="string" office:string-value="" calcext:value-type="error">
            <text:p>#VALEUR !</text:p>
          </table:table-cell>
          <table:table-cell table:formula="of:=IF([.$B471]=[.E$19];1;0)" office:value-type="string" office:string-value="" calcext:value-type="error">
            <text:p>#VALEUR !</text:p>
          </table:table-cell>
          <table:table-cell table:formula="of:=IF([.$B471]=[.F$19];1;0)" office:value-type="string" office:string-value="" calcext:value-type="error">
            <text:p>#VALEUR !</text:p>
          </table:table-cell>
          <table:table-cell table:formula="of:=IF([.$B471]=[.G$19];1;0)" office:value-type="string" office:string-value="" calcext:value-type="error">
            <text:p>#VALEUR !</text:p>
          </table:table-cell>
          <table:table-cell table:formula="of:=IF([.$B47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72]&lt;=[.$B$13];[.$A$2];IF([.A472]&lt;=[.$B$14];[.$A$3];IF([.A472]&lt;=[.$B$15];[.$A$4];IF([.A472]&lt;=[.$B$16];[.$A$5];IF([.A472]&lt;=[.$B$17];[.$A$6];IF([.A472]&lt;=[.$B$18];[.$A$7]))))))" office:value-type="string" office:string-value="" calcext:value-type="error">
            <text:p>#VALEUR !</text:p>
          </table:table-cell>
          <table:table-cell table:formula="of:=IF([.$B472]=[.C$19];1;0)" office:value-type="string" office:string-value="" calcext:value-type="error">
            <text:p>#VALEUR !</text:p>
          </table:table-cell>
          <table:table-cell table:formula="of:=IF([.$B472]=[.D$19];1;0)" office:value-type="string" office:string-value="" calcext:value-type="error">
            <text:p>#VALEUR !</text:p>
          </table:table-cell>
          <table:table-cell table:formula="of:=IF([.$B472]=[.E$19];1;0)" office:value-type="string" office:string-value="" calcext:value-type="error">
            <text:p>#VALEUR !</text:p>
          </table:table-cell>
          <table:table-cell table:formula="of:=IF([.$B472]=[.F$19];1;0)" office:value-type="string" office:string-value="" calcext:value-type="error">
            <text:p>#VALEUR !</text:p>
          </table:table-cell>
          <table:table-cell table:formula="of:=IF([.$B472]=[.G$19];1;0)" office:value-type="string" office:string-value="" calcext:value-type="error">
            <text:p>#VALEUR !</text:p>
          </table:table-cell>
          <table:table-cell table:formula="of:=IF([.$B47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73]&lt;=[.$B$13];[.$A$2];IF([.A473]&lt;=[.$B$14];[.$A$3];IF([.A473]&lt;=[.$B$15];[.$A$4];IF([.A473]&lt;=[.$B$16];[.$A$5];IF([.A473]&lt;=[.$B$17];[.$A$6];IF([.A473]&lt;=[.$B$18];[.$A$7]))))))" office:value-type="string" office:string-value="" calcext:value-type="error">
            <text:p>#VALEUR !</text:p>
          </table:table-cell>
          <table:table-cell table:formula="of:=IF([.$B473]=[.C$19];1;0)" office:value-type="string" office:string-value="" calcext:value-type="error">
            <text:p>#VALEUR !</text:p>
          </table:table-cell>
          <table:table-cell table:formula="of:=IF([.$B473]=[.D$19];1;0)" office:value-type="string" office:string-value="" calcext:value-type="error">
            <text:p>#VALEUR !</text:p>
          </table:table-cell>
          <table:table-cell table:formula="of:=IF([.$B473]=[.E$19];1;0)" office:value-type="string" office:string-value="" calcext:value-type="error">
            <text:p>#VALEUR !</text:p>
          </table:table-cell>
          <table:table-cell table:formula="of:=IF([.$B473]=[.F$19];1;0)" office:value-type="string" office:string-value="" calcext:value-type="error">
            <text:p>#VALEUR !</text:p>
          </table:table-cell>
          <table:table-cell table:formula="of:=IF([.$B473]=[.G$19];1;0)" office:value-type="string" office:string-value="" calcext:value-type="error">
            <text:p>#VALEUR !</text:p>
          </table:table-cell>
          <table:table-cell table:formula="of:=IF([.$B47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74]&lt;=[.$B$13];[.$A$2];IF([.A474]&lt;=[.$B$14];[.$A$3];IF([.A474]&lt;=[.$B$15];[.$A$4];IF([.A474]&lt;=[.$B$16];[.$A$5];IF([.A474]&lt;=[.$B$17];[.$A$6];IF([.A474]&lt;=[.$B$18];[.$A$7]))))))" office:value-type="string" office:string-value="" calcext:value-type="error">
            <text:p>#VALEUR !</text:p>
          </table:table-cell>
          <table:table-cell table:formula="of:=IF([.$B474]=[.C$19];1;0)" office:value-type="string" office:string-value="" calcext:value-type="error">
            <text:p>#VALEUR !</text:p>
          </table:table-cell>
          <table:table-cell table:formula="of:=IF([.$B474]=[.D$19];1;0)" office:value-type="string" office:string-value="" calcext:value-type="error">
            <text:p>#VALEUR !</text:p>
          </table:table-cell>
          <table:table-cell table:formula="of:=IF([.$B474]=[.E$19];1;0)" office:value-type="string" office:string-value="" calcext:value-type="error">
            <text:p>#VALEUR !</text:p>
          </table:table-cell>
          <table:table-cell table:formula="of:=IF([.$B474]=[.F$19];1;0)" office:value-type="string" office:string-value="" calcext:value-type="error">
            <text:p>#VALEUR !</text:p>
          </table:table-cell>
          <table:table-cell table:formula="of:=IF([.$B474]=[.G$19];1;0)" office:value-type="string" office:string-value="" calcext:value-type="error">
            <text:p>#VALEUR !</text:p>
          </table:table-cell>
          <table:table-cell table:formula="of:=IF([.$B47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75]&lt;=[.$B$13];[.$A$2];IF([.A475]&lt;=[.$B$14];[.$A$3];IF([.A475]&lt;=[.$B$15];[.$A$4];IF([.A475]&lt;=[.$B$16];[.$A$5];IF([.A475]&lt;=[.$B$17];[.$A$6];IF([.A475]&lt;=[.$B$18];[.$A$7]))))))" office:value-type="string" office:string-value="" calcext:value-type="error">
            <text:p>#VALEUR !</text:p>
          </table:table-cell>
          <table:table-cell table:formula="of:=IF([.$B475]=[.C$19];1;0)" office:value-type="string" office:string-value="" calcext:value-type="error">
            <text:p>#VALEUR !</text:p>
          </table:table-cell>
          <table:table-cell table:formula="of:=IF([.$B475]=[.D$19];1;0)" office:value-type="string" office:string-value="" calcext:value-type="error">
            <text:p>#VALEUR !</text:p>
          </table:table-cell>
          <table:table-cell table:formula="of:=IF([.$B475]=[.E$19];1;0)" office:value-type="string" office:string-value="" calcext:value-type="error">
            <text:p>#VALEUR !</text:p>
          </table:table-cell>
          <table:table-cell table:formula="of:=IF([.$B475]=[.F$19];1;0)" office:value-type="string" office:string-value="" calcext:value-type="error">
            <text:p>#VALEUR !</text:p>
          </table:table-cell>
          <table:table-cell table:formula="of:=IF([.$B475]=[.G$19];1;0)" office:value-type="string" office:string-value="" calcext:value-type="error">
            <text:p>#VALEUR !</text:p>
          </table:table-cell>
          <table:table-cell table:formula="of:=IF([.$B47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76]&lt;=[.$B$13];[.$A$2];IF([.A476]&lt;=[.$B$14];[.$A$3];IF([.A476]&lt;=[.$B$15];[.$A$4];IF([.A476]&lt;=[.$B$16];[.$A$5];IF([.A476]&lt;=[.$B$17];[.$A$6];IF([.A476]&lt;=[.$B$18];[.$A$7]))))))" office:value-type="string" office:string-value="" calcext:value-type="error">
            <text:p>#VALEUR !</text:p>
          </table:table-cell>
          <table:table-cell table:formula="of:=IF([.$B476]=[.C$19];1;0)" office:value-type="string" office:string-value="" calcext:value-type="error">
            <text:p>#VALEUR !</text:p>
          </table:table-cell>
          <table:table-cell table:formula="of:=IF([.$B476]=[.D$19];1;0)" office:value-type="string" office:string-value="" calcext:value-type="error">
            <text:p>#VALEUR !</text:p>
          </table:table-cell>
          <table:table-cell table:formula="of:=IF([.$B476]=[.E$19];1;0)" office:value-type="string" office:string-value="" calcext:value-type="error">
            <text:p>#VALEUR !</text:p>
          </table:table-cell>
          <table:table-cell table:formula="of:=IF([.$B476]=[.F$19];1;0)" office:value-type="string" office:string-value="" calcext:value-type="error">
            <text:p>#VALEUR !</text:p>
          </table:table-cell>
          <table:table-cell table:formula="of:=IF([.$B476]=[.G$19];1;0)" office:value-type="string" office:string-value="" calcext:value-type="error">
            <text:p>#VALEUR !</text:p>
          </table:table-cell>
          <table:table-cell table:formula="of:=IF([.$B47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77]&lt;=[.$B$13];[.$A$2];IF([.A477]&lt;=[.$B$14];[.$A$3];IF([.A477]&lt;=[.$B$15];[.$A$4];IF([.A477]&lt;=[.$B$16];[.$A$5];IF([.A477]&lt;=[.$B$17];[.$A$6];IF([.A477]&lt;=[.$B$18];[.$A$7]))))))" office:value-type="string" office:string-value="" calcext:value-type="error">
            <text:p>#VALEUR !</text:p>
          </table:table-cell>
          <table:table-cell table:formula="of:=IF([.$B477]=[.C$19];1;0)" office:value-type="string" office:string-value="" calcext:value-type="error">
            <text:p>#VALEUR !</text:p>
          </table:table-cell>
          <table:table-cell table:formula="of:=IF([.$B477]=[.D$19];1;0)" office:value-type="string" office:string-value="" calcext:value-type="error">
            <text:p>#VALEUR !</text:p>
          </table:table-cell>
          <table:table-cell table:formula="of:=IF([.$B477]=[.E$19];1;0)" office:value-type="string" office:string-value="" calcext:value-type="error">
            <text:p>#VALEUR !</text:p>
          </table:table-cell>
          <table:table-cell table:formula="of:=IF([.$B477]=[.F$19];1;0)" office:value-type="string" office:string-value="" calcext:value-type="error">
            <text:p>#VALEUR !</text:p>
          </table:table-cell>
          <table:table-cell table:formula="of:=IF([.$B477]=[.G$19];1;0)" office:value-type="string" office:string-value="" calcext:value-type="error">
            <text:p>#VALEUR !</text:p>
          </table:table-cell>
          <table:table-cell table:formula="of:=IF([.$B47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78]&lt;=[.$B$13];[.$A$2];IF([.A478]&lt;=[.$B$14];[.$A$3];IF([.A478]&lt;=[.$B$15];[.$A$4];IF([.A478]&lt;=[.$B$16];[.$A$5];IF([.A478]&lt;=[.$B$17];[.$A$6];IF([.A478]&lt;=[.$B$18];[.$A$7]))))))" office:value-type="string" office:string-value="" calcext:value-type="error">
            <text:p>#VALEUR !</text:p>
          </table:table-cell>
          <table:table-cell table:formula="of:=IF([.$B478]=[.C$19];1;0)" office:value-type="string" office:string-value="" calcext:value-type="error">
            <text:p>#VALEUR !</text:p>
          </table:table-cell>
          <table:table-cell table:formula="of:=IF([.$B478]=[.D$19];1;0)" office:value-type="string" office:string-value="" calcext:value-type="error">
            <text:p>#VALEUR !</text:p>
          </table:table-cell>
          <table:table-cell table:formula="of:=IF([.$B478]=[.E$19];1;0)" office:value-type="string" office:string-value="" calcext:value-type="error">
            <text:p>#VALEUR !</text:p>
          </table:table-cell>
          <table:table-cell table:formula="of:=IF([.$B478]=[.F$19];1;0)" office:value-type="string" office:string-value="" calcext:value-type="error">
            <text:p>#VALEUR !</text:p>
          </table:table-cell>
          <table:table-cell table:formula="of:=IF([.$B478]=[.G$19];1;0)" office:value-type="string" office:string-value="" calcext:value-type="error">
            <text:p>#VALEUR !</text:p>
          </table:table-cell>
          <table:table-cell table:formula="of:=IF([.$B47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79]&lt;=[.$B$13];[.$A$2];IF([.A479]&lt;=[.$B$14];[.$A$3];IF([.A479]&lt;=[.$B$15];[.$A$4];IF([.A479]&lt;=[.$B$16];[.$A$5];IF([.A479]&lt;=[.$B$17];[.$A$6];IF([.A479]&lt;=[.$B$18];[.$A$7]))))))" office:value-type="string" office:string-value="" calcext:value-type="error">
            <text:p>#VALEUR !</text:p>
          </table:table-cell>
          <table:table-cell table:formula="of:=IF([.$B479]=[.C$19];1;0)" office:value-type="string" office:string-value="" calcext:value-type="error">
            <text:p>#VALEUR !</text:p>
          </table:table-cell>
          <table:table-cell table:formula="of:=IF([.$B479]=[.D$19];1;0)" office:value-type="string" office:string-value="" calcext:value-type="error">
            <text:p>#VALEUR !</text:p>
          </table:table-cell>
          <table:table-cell table:formula="of:=IF([.$B479]=[.E$19];1;0)" office:value-type="string" office:string-value="" calcext:value-type="error">
            <text:p>#VALEUR !</text:p>
          </table:table-cell>
          <table:table-cell table:formula="of:=IF([.$B479]=[.F$19];1;0)" office:value-type="string" office:string-value="" calcext:value-type="error">
            <text:p>#VALEUR !</text:p>
          </table:table-cell>
          <table:table-cell table:formula="of:=IF([.$B479]=[.G$19];1;0)" office:value-type="string" office:string-value="" calcext:value-type="error">
            <text:p>#VALEUR !</text:p>
          </table:table-cell>
          <table:table-cell table:formula="of:=IF([.$B47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80]&lt;=[.$B$13];[.$A$2];IF([.A480]&lt;=[.$B$14];[.$A$3];IF([.A480]&lt;=[.$B$15];[.$A$4];IF([.A480]&lt;=[.$B$16];[.$A$5];IF([.A480]&lt;=[.$B$17];[.$A$6];IF([.A480]&lt;=[.$B$18];[.$A$7]))))))" office:value-type="string" office:string-value="" calcext:value-type="error">
            <text:p>#VALEUR !</text:p>
          </table:table-cell>
          <table:table-cell table:formula="of:=IF([.$B480]=[.C$19];1;0)" office:value-type="string" office:string-value="" calcext:value-type="error">
            <text:p>#VALEUR !</text:p>
          </table:table-cell>
          <table:table-cell table:formula="of:=IF([.$B480]=[.D$19];1;0)" office:value-type="string" office:string-value="" calcext:value-type="error">
            <text:p>#VALEUR !</text:p>
          </table:table-cell>
          <table:table-cell table:formula="of:=IF([.$B480]=[.E$19];1;0)" office:value-type="string" office:string-value="" calcext:value-type="error">
            <text:p>#VALEUR !</text:p>
          </table:table-cell>
          <table:table-cell table:formula="of:=IF([.$B480]=[.F$19];1;0)" office:value-type="string" office:string-value="" calcext:value-type="error">
            <text:p>#VALEUR !</text:p>
          </table:table-cell>
          <table:table-cell table:formula="of:=IF([.$B480]=[.G$19];1;0)" office:value-type="string" office:string-value="" calcext:value-type="error">
            <text:p>#VALEUR !</text:p>
          </table:table-cell>
          <table:table-cell table:formula="of:=IF([.$B48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81]&lt;=[.$B$13];[.$A$2];IF([.A481]&lt;=[.$B$14];[.$A$3];IF([.A481]&lt;=[.$B$15];[.$A$4];IF([.A481]&lt;=[.$B$16];[.$A$5];IF([.A481]&lt;=[.$B$17];[.$A$6];IF([.A481]&lt;=[.$B$18];[.$A$7]))))))" office:value-type="string" office:string-value="" calcext:value-type="error">
            <text:p>#VALEUR !</text:p>
          </table:table-cell>
          <table:table-cell table:formula="of:=IF([.$B481]=[.C$19];1;0)" office:value-type="string" office:string-value="" calcext:value-type="error">
            <text:p>#VALEUR !</text:p>
          </table:table-cell>
          <table:table-cell table:formula="of:=IF([.$B481]=[.D$19];1;0)" office:value-type="string" office:string-value="" calcext:value-type="error">
            <text:p>#VALEUR !</text:p>
          </table:table-cell>
          <table:table-cell table:formula="of:=IF([.$B481]=[.E$19];1;0)" office:value-type="string" office:string-value="" calcext:value-type="error">
            <text:p>#VALEUR !</text:p>
          </table:table-cell>
          <table:table-cell table:formula="of:=IF([.$B481]=[.F$19];1;0)" office:value-type="string" office:string-value="" calcext:value-type="error">
            <text:p>#VALEUR !</text:p>
          </table:table-cell>
          <table:table-cell table:formula="of:=IF([.$B481]=[.G$19];1;0)" office:value-type="string" office:string-value="" calcext:value-type="error">
            <text:p>#VALEUR !</text:p>
          </table:table-cell>
          <table:table-cell table:formula="of:=IF([.$B48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82]&lt;=[.$B$13];[.$A$2];IF([.A482]&lt;=[.$B$14];[.$A$3];IF([.A482]&lt;=[.$B$15];[.$A$4];IF([.A482]&lt;=[.$B$16];[.$A$5];IF([.A482]&lt;=[.$B$17];[.$A$6];IF([.A482]&lt;=[.$B$18];[.$A$7]))))))" office:value-type="string" office:string-value="" calcext:value-type="error">
            <text:p>#VALEUR !</text:p>
          </table:table-cell>
          <table:table-cell table:formula="of:=IF([.$B482]=[.C$19];1;0)" office:value-type="string" office:string-value="" calcext:value-type="error">
            <text:p>#VALEUR !</text:p>
          </table:table-cell>
          <table:table-cell table:formula="of:=IF([.$B482]=[.D$19];1;0)" office:value-type="string" office:string-value="" calcext:value-type="error">
            <text:p>#VALEUR !</text:p>
          </table:table-cell>
          <table:table-cell table:formula="of:=IF([.$B482]=[.E$19];1;0)" office:value-type="string" office:string-value="" calcext:value-type="error">
            <text:p>#VALEUR !</text:p>
          </table:table-cell>
          <table:table-cell table:formula="of:=IF([.$B482]=[.F$19];1;0)" office:value-type="string" office:string-value="" calcext:value-type="error">
            <text:p>#VALEUR !</text:p>
          </table:table-cell>
          <table:table-cell table:formula="of:=IF([.$B482]=[.G$19];1;0)" office:value-type="string" office:string-value="" calcext:value-type="error">
            <text:p>#VALEUR !</text:p>
          </table:table-cell>
          <table:table-cell table:formula="of:=IF([.$B48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83]&lt;=[.$B$13];[.$A$2];IF([.A483]&lt;=[.$B$14];[.$A$3];IF([.A483]&lt;=[.$B$15];[.$A$4];IF([.A483]&lt;=[.$B$16];[.$A$5];IF([.A483]&lt;=[.$B$17];[.$A$6];IF([.A483]&lt;=[.$B$18];[.$A$7]))))))" office:value-type="string" office:string-value="" calcext:value-type="error">
            <text:p>#VALEUR !</text:p>
          </table:table-cell>
          <table:table-cell table:formula="of:=IF([.$B483]=[.C$19];1;0)" office:value-type="string" office:string-value="" calcext:value-type="error">
            <text:p>#VALEUR !</text:p>
          </table:table-cell>
          <table:table-cell table:formula="of:=IF([.$B483]=[.D$19];1;0)" office:value-type="string" office:string-value="" calcext:value-type="error">
            <text:p>#VALEUR !</text:p>
          </table:table-cell>
          <table:table-cell table:formula="of:=IF([.$B483]=[.E$19];1;0)" office:value-type="string" office:string-value="" calcext:value-type="error">
            <text:p>#VALEUR !</text:p>
          </table:table-cell>
          <table:table-cell table:formula="of:=IF([.$B483]=[.F$19];1;0)" office:value-type="string" office:string-value="" calcext:value-type="error">
            <text:p>#VALEUR !</text:p>
          </table:table-cell>
          <table:table-cell table:formula="of:=IF([.$B483]=[.G$19];1;0)" office:value-type="string" office:string-value="" calcext:value-type="error">
            <text:p>#VALEUR !</text:p>
          </table:table-cell>
          <table:table-cell table:formula="of:=IF([.$B48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84]&lt;=[.$B$13];[.$A$2];IF([.A484]&lt;=[.$B$14];[.$A$3];IF([.A484]&lt;=[.$B$15];[.$A$4];IF([.A484]&lt;=[.$B$16];[.$A$5];IF([.A484]&lt;=[.$B$17];[.$A$6];IF([.A484]&lt;=[.$B$18];[.$A$7]))))))" office:value-type="string" office:string-value="" calcext:value-type="error">
            <text:p>#VALEUR !</text:p>
          </table:table-cell>
          <table:table-cell table:formula="of:=IF([.$B484]=[.C$19];1;0)" office:value-type="string" office:string-value="" calcext:value-type="error">
            <text:p>#VALEUR !</text:p>
          </table:table-cell>
          <table:table-cell table:formula="of:=IF([.$B484]=[.D$19];1;0)" office:value-type="string" office:string-value="" calcext:value-type="error">
            <text:p>#VALEUR !</text:p>
          </table:table-cell>
          <table:table-cell table:formula="of:=IF([.$B484]=[.E$19];1;0)" office:value-type="string" office:string-value="" calcext:value-type="error">
            <text:p>#VALEUR !</text:p>
          </table:table-cell>
          <table:table-cell table:formula="of:=IF([.$B484]=[.F$19];1;0)" office:value-type="string" office:string-value="" calcext:value-type="error">
            <text:p>#VALEUR !</text:p>
          </table:table-cell>
          <table:table-cell table:formula="of:=IF([.$B484]=[.G$19];1;0)" office:value-type="string" office:string-value="" calcext:value-type="error">
            <text:p>#VALEUR !</text:p>
          </table:table-cell>
          <table:table-cell table:formula="of:=IF([.$B48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85]&lt;=[.$B$13];[.$A$2];IF([.A485]&lt;=[.$B$14];[.$A$3];IF([.A485]&lt;=[.$B$15];[.$A$4];IF([.A485]&lt;=[.$B$16];[.$A$5];IF([.A485]&lt;=[.$B$17];[.$A$6];IF([.A485]&lt;=[.$B$18];[.$A$7]))))))" office:value-type="string" office:string-value="" calcext:value-type="error">
            <text:p>#VALEUR !</text:p>
          </table:table-cell>
          <table:table-cell table:formula="of:=IF([.$B485]=[.C$19];1;0)" office:value-type="string" office:string-value="" calcext:value-type="error">
            <text:p>#VALEUR !</text:p>
          </table:table-cell>
          <table:table-cell table:formula="of:=IF([.$B485]=[.D$19];1;0)" office:value-type="string" office:string-value="" calcext:value-type="error">
            <text:p>#VALEUR !</text:p>
          </table:table-cell>
          <table:table-cell table:formula="of:=IF([.$B485]=[.E$19];1;0)" office:value-type="string" office:string-value="" calcext:value-type="error">
            <text:p>#VALEUR !</text:p>
          </table:table-cell>
          <table:table-cell table:formula="of:=IF([.$B485]=[.F$19];1;0)" office:value-type="string" office:string-value="" calcext:value-type="error">
            <text:p>#VALEUR !</text:p>
          </table:table-cell>
          <table:table-cell table:formula="of:=IF([.$B485]=[.G$19];1;0)" office:value-type="string" office:string-value="" calcext:value-type="error">
            <text:p>#VALEUR !</text:p>
          </table:table-cell>
          <table:table-cell table:formula="of:=IF([.$B48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86]&lt;=[.$B$13];[.$A$2];IF([.A486]&lt;=[.$B$14];[.$A$3];IF([.A486]&lt;=[.$B$15];[.$A$4];IF([.A486]&lt;=[.$B$16];[.$A$5];IF([.A486]&lt;=[.$B$17];[.$A$6];IF([.A486]&lt;=[.$B$18];[.$A$7]))))))" office:value-type="string" office:string-value="" calcext:value-type="error">
            <text:p>#VALEUR !</text:p>
          </table:table-cell>
          <table:table-cell table:formula="of:=IF([.$B486]=[.C$19];1;0)" office:value-type="string" office:string-value="" calcext:value-type="error">
            <text:p>#VALEUR !</text:p>
          </table:table-cell>
          <table:table-cell table:formula="of:=IF([.$B486]=[.D$19];1;0)" office:value-type="string" office:string-value="" calcext:value-type="error">
            <text:p>#VALEUR !</text:p>
          </table:table-cell>
          <table:table-cell table:formula="of:=IF([.$B486]=[.E$19];1;0)" office:value-type="string" office:string-value="" calcext:value-type="error">
            <text:p>#VALEUR !</text:p>
          </table:table-cell>
          <table:table-cell table:formula="of:=IF([.$B486]=[.F$19];1;0)" office:value-type="string" office:string-value="" calcext:value-type="error">
            <text:p>#VALEUR !</text:p>
          </table:table-cell>
          <table:table-cell table:formula="of:=IF([.$B486]=[.G$19];1;0)" office:value-type="string" office:string-value="" calcext:value-type="error">
            <text:p>#VALEUR !</text:p>
          </table:table-cell>
          <table:table-cell table:formula="of:=IF([.$B48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87]&lt;=[.$B$13];[.$A$2];IF([.A487]&lt;=[.$B$14];[.$A$3];IF([.A487]&lt;=[.$B$15];[.$A$4];IF([.A487]&lt;=[.$B$16];[.$A$5];IF([.A487]&lt;=[.$B$17];[.$A$6];IF([.A487]&lt;=[.$B$18];[.$A$7]))))))" office:value-type="string" office:string-value="" calcext:value-type="error">
            <text:p>#VALEUR !</text:p>
          </table:table-cell>
          <table:table-cell table:formula="of:=IF([.$B487]=[.C$19];1;0)" office:value-type="string" office:string-value="" calcext:value-type="error">
            <text:p>#VALEUR !</text:p>
          </table:table-cell>
          <table:table-cell table:formula="of:=IF([.$B487]=[.D$19];1;0)" office:value-type="string" office:string-value="" calcext:value-type="error">
            <text:p>#VALEUR !</text:p>
          </table:table-cell>
          <table:table-cell table:formula="of:=IF([.$B487]=[.E$19];1;0)" office:value-type="string" office:string-value="" calcext:value-type="error">
            <text:p>#VALEUR !</text:p>
          </table:table-cell>
          <table:table-cell table:formula="of:=IF([.$B487]=[.F$19];1;0)" office:value-type="string" office:string-value="" calcext:value-type="error">
            <text:p>#VALEUR !</text:p>
          </table:table-cell>
          <table:table-cell table:formula="of:=IF([.$B487]=[.G$19];1;0)" office:value-type="string" office:string-value="" calcext:value-type="error">
            <text:p>#VALEUR !</text:p>
          </table:table-cell>
          <table:table-cell table:formula="of:=IF([.$B48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88]&lt;=[.$B$13];[.$A$2];IF([.A488]&lt;=[.$B$14];[.$A$3];IF([.A488]&lt;=[.$B$15];[.$A$4];IF([.A488]&lt;=[.$B$16];[.$A$5];IF([.A488]&lt;=[.$B$17];[.$A$6];IF([.A488]&lt;=[.$B$18];[.$A$7]))))))" office:value-type="string" office:string-value="" calcext:value-type="error">
            <text:p>#VALEUR !</text:p>
          </table:table-cell>
          <table:table-cell table:formula="of:=IF([.$B488]=[.C$19];1;0)" office:value-type="string" office:string-value="" calcext:value-type="error">
            <text:p>#VALEUR !</text:p>
          </table:table-cell>
          <table:table-cell table:formula="of:=IF([.$B488]=[.D$19];1;0)" office:value-type="string" office:string-value="" calcext:value-type="error">
            <text:p>#VALEUR !</text:p>
          </table:table-cell>
          <table:table-cell table:formula="of:=IF([.$B488]=[.E$19];1;0)" office:value-type="string" office:string-value="" calcext:value-type="error">
            <text:p>#VALEUR !</text:p>
          </table:table-cell>
          <table:table-cell table:formula="of:=IF([.$B488]=[.F$19];1;0)" office:value-type="string" office:string-value="" calcext:value-type="error">
            <text:p>#VALEUR !</text:p>
          </table:table-cell>
          <table:table-cell table:formula="of:=IF([.$B488]=[.G$19];1;0)" office:value-type="string" office:string-value="" calcext:value-type="error">
            <text:p>#VALEUR !</text:p>
          </table:table-cell>
          <table:table-cell table:formula="of:=IF([.$B48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89]&lt;=[.$B$13];[.$A$2];IF([.A489]&lt;=[.$B$14];[.$A$3];IF([.A489]&lt;=[.$B$15];[.$A$4];IF([.A489]&lt;=[.$B$16];[.$A$5];IF([.A489]&lt;=[.$B$17];[.$A$6];IF([.A489]&lt;=[.$B$18];[.$A$7]))))))" office:value-type="string" office:string-value="" calcext:value-type="error">
            <text:p>#VALEUR !</text:p>
          </table:table-cell>
          <table:table-cell table:formula="of:=IF([.$B489]=[.C$19];1;0)" office:value-type="string" office:string-value="" calcext:value-type="error">
            <text:p>#VALEUR !</text:p>
          </table:table-cell>
          <table:table-cell table:formula="of:=IF([.$B489]=[.D$19];1;0)" office:value-type="string" office:string-value="" calcext:value-type="error">
            <text:p>#VALEUR !</text:p>
          </table:table-cell>
          <table:table-cell table:formula="of:=IF([.$B489]=[.E$19];1;0)" office:value-type="string" office:string-value="" calcext:value-type="error">
            <text:p>#VALEUR !</text:p>
          </table:table-cell>
          <table:table-cell table:formula="of:=IF([.$B489]=[.F$19];1;0)" office:value-type="string" office:string-value="" calcext:value-type="error">
            <text:p>#VALEUR !</text:p>
          </table:table-cell>
          <table:table-cell table:formula="of:=IF([.$B489]=[.G$19];1;0)" office:value-type="string" office:string-value="" calcext:value-type="error">
            <text:p>#VALEUR !</text:p>
          </table:table-cell>
          <table:table-cell table:formula="of:=IF([.$B48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90]&lt;=[.$B$13];[.$A$2];IF([.A490]&lt;=[.$B$14];[.$A$3];IF([.A490]&lt;=[.$B$15];[.$A$4];IF([.A490]&lt;=[.$B$16];[.$A$5];IF([.A490]&lt;=[.$B$17];[.$A$6];IF([.A490]&lt;=[.$B$18];[.$A$7]))))))" office:value-type="string" office:string-value="" calcext:value-type="error">
            <text:p>#VALEUR !</text:p>
          </table:table-cell>
          <table:table-cell table:formula="of:=IF([.$B490]=[.C$19];1;0)" office:value-type="string" office:string-value="" calcext:value-type="error">
            <text:p>#VALEUR !</text:p>
          </table:table-cell>
          <table:table-cell table:formula="of:=IF([.$B490]=[.D$19];1;0)" office:value-type="string" office:string-value="" calcext:value-type="error">
            <text:p>#VALEUR !</text:p>
          </table:table-cell>
          <table:table-cell table:formula="of:=IF([.$B490]=[.E$19];1;0)" office:value-type="string" office:string-value="" calcext:value-type="error">
            <text:p>#VALEUR !</text:p>
          </table:table-cell>
          <table:table-cell table:formula="of:=IF([.$B490]=[.F$19];1;0)" office:value-type="string" office:string-value="" calcext:value-type="error">
            <text:p>#VALEUR !</text:p>
          </table:table-cell>
          <table:table-cell table:formula="of:=IF([.$B490]=[.G$19];1;0)" office:value-type="string" office:string-value="" calcext:value-type="error">
            <text:p>#VALEUR !</text:p>
          </table:table-cell>
          <table:table-cell table:formula="of:=IF([.$B49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91]&lt;=[.$B$13];[.$A$2];IF([.A491]&lt;=[.$B$14];[.$A$3];IF([.A491]&lt;=[.$B$15];[.$A$4];IF([.A491]&lt;=[.$B$16];[.$A$5];IF([.A491]&lt;=[.$B$17];[.$A$6];IF([.A491]&lt;=[.$B$18];[.$A$7]))))))" office:value-type="string" office:string-value="" calcext:value-type="error">
            <text:p>#VALEUR !</text:p>
          </table:table-cell>
          <table:table-cell table:formula="of:=IF([.$B491]=[.C$19];1;0)" office:value-type="string" office:string-value="" calcext:value-type="error">
            <text:p>#VALEUR !</text:p>
          </table:table-cell>
          <table:table-cell table:formula="of:=IF([.$B491]=[.D$19];1;0)" office:value-type="string" office:string-value="" calcext:value-type="error">
            <text:p>#VALEUR !</text:p>
          </table:table-cell>
          <table:table-cell table:formula="of:=IF([.$B491]=[.E$19];1;0)" office:value-type="string" office:string-value="" calcext:value-type="error">
            <text:p>#VALEUR !</text:p>
          </table:table-cell>
          <table:table-cell table:formula="of:=IF([.$B491]=[.F$19];1;0)" office:value-type="string" office:string-value="" calcext:value-type="error">
            <text:p>#VALEUR !</text:p>
          </table:table-cell>
          <table:table-cell table:formula="of:=IF([.$B491]=[.G$19];1;0)" office:value-type="string" office:string-value="" calcext:value-type="error">
            <text:p>#VALEUR !</text:p>
          </table:table-cell>
          <table:table-cell table:formula="of:=IF([.$B49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92]&lt;=[.$B$13];[.$A$2];IF([.A492]&lt;=[.$B$14];[.$A$3];IF([.A492]&lt;=[.$B$15];[.$A$4];IF([.A492]&lt;=[.$B$16];[.$A$5];IF([.A492]&lt;=[.$B$17];[.$A$6];IF([.A492]&lt;=[.$B$18];[.$A$7]))))))" office:value-type="string" office:string-value="" calcext:value-type="error">
            <text:p>#VALEUR !</text:p>
          </table:table-cell>
          <table:table-cell table:formula="of:=IF([.$B492]=[.C$19];1;0)" office:value-type="string" office:string-value="" calcext:value-type="error">
            <text:p>#VALEUR !</text:p>
          </table:table-cell>
          <table:table-cell table:formula="of:=IF([.$B492]=[.D$19];1;0)" office:value-type="string" office:string-value="" calcext:value-type="error">
            <text:p>#VALEUR !</text:p>
          </table:table-cell>
          <table:table-cell table:formula="of:=IF([.$B492]=[.E$19];1;0)" office:value-type="string" office:string-value="" calcext:value-type="error">
            <text:p>#VALEUR !</text:p>
          </table:table-cell>
          <table:table-cell table:formula="of:=IF([.$B492]=[.F$19];1;0)" office:value-type="string" office:string-value="" calcext:value-type="error">
            <text:p>#VALEUR !</text:p>
          </table:table-cell>
          <table:table-cell table:formula="of:=IF([.$B492]=[.G$19];1;0)" office:value-type="string" office:string-value="" calcext:value-type="error">
            <text:p>#VALEUR !</text:p>
          </table:table-cell>
          <table:table-cell table:formula="of:=IF([.$B49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93]&lt;=[.$B$13];[.$A$2];IF([.A493]&lt;=[.$B$14];[.$A$3];IF([.A493]&lt;=[.$B$15];[.$A$4];IF([.A493]&lt;=[.$B$16];[.$A$5];IF([.A493]&lt;=[.$B$17];[.$A$6];IF([.A493]&lt;=[.$B$18];[.$A$7]))))))" office:value-type="string" office:string-value="" calcext:value-type="error">
            <text:p>#VALEUR !</text:p>
          </table:table-cell>
          <table:table-cell table:formula="of:=IF([.$B493]=[.C$19];1;0)" office:value-type="string" office:string-value="" calcext:value-type="error">
            <text:p>#VALEUR !</text:p>
          </table:table-cell>
          <table:table-cell table:formula="of:=IF([.$B493]=[.D$19];1;0)" office:value-type="string" office:string-value="" calcext:value-type="error">
            <text:p>#VALEUR !</text:p>
          </table:table-cell>
          <table:table-cell table:formula="of:=IF([.$B493]=[.E$19];1;0)" office:value-type="string" office:string-value="" calcext:value-type="error">
            <text:p>#VALEUR !</text:p>
          </table:table-cell>
          <table:table-cell table:formula="of:=IF([.$B493]=[.F$19];1;0)" office:value-type="string" office:string-value="" calcext:value-type="error">
            <text:p>#VALEUR !</text:p>
          </table:table-cell>
          <table:table-cell table:formula="of:=IF([.$B493]=[.G$19];1;0)" office:value-type="string" office:string-value="" calcext:value-type="error">
            <text:p>#VALEUR !</text:p>
          </table:table-cell>
          <table:table-cell table:formula="of:=IF([.$B49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94]&lt;=[.$B$13];[.$A$2];IF([.A494]&lt;=[.$B$14];[.$A$3];IF([.A494]&lt;=[.$B$15];[.$A$4];IF([.A494]&lt;=[.$B$16];[.$A$5];IF([.A494]&lt;=[.$B$17];[.$A$6];IF([.A494]&lt;=[.$B$18];[.$A$7]))))))" office:value-type="string" office:string-value="" calcext:value-type="error">
            <text:p>#VALEUR !</text:p>
          </table:table-cell>
          <table:table-cell table:formula="of:=IF([.$B494]=[.C$19];1;0)" office:value-type="string" office:string-value="" calcext:value-type="error">
            <text:p>#VALEUR !</text:p>
          </table:table-cell>
          <table:table-cell table:formula="of:=IF([.$B494]=[.D$19];1;0)" office:value-type="string" office:string-value="" calcext:value-type="error">
            <text:p>#VALEUR !</text:p>
          </table:table-cell>
          <table:table-cell table:formula="of:=IF([.$B494]=[.E$19];1;0)" office:value-type="string" office:string-value="" calcext:value-type="error">
            <text:p>#VALEUR !</text:p>
          </table:table-cell>
          <table:table-cell table:formula="of:=IF([.$B494]=[.F$19];1;0)" office:value-type="string" office:string-value="" calcext:value-type="error">
            <text:p>#VALEUR !</text:p>
          </table:table-cell>
          <table:table-cell table:formula="of:=IF([.$B494]=[.G$19];1;0)" office:value-type="string" office:string-value="" calcext:value-type="error">
            <text:p>#VALEUR !</text:p>
          </table:table-cell>
          <table:table-cell table:formula="of:=IF([.$B49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95]&lt;=[.$B$13];[.$A$2];IF([.A495]&lt;=[.$B$14];[.$A$3];IF([.A495]&lt;=[.$B$15];[.$A$4];IF([.A495]&lt;=[.$B$16];[.$A$5];IF([.A495]&lt;=[.$B$17];[.$A$6];IF([.A495]&lt;=[.$B$18];[.$A$7]))))))" office:value-type="string" office:string-value="" calcext:value-type="error">
            <text:p>#VALEUR !</text:p>
          </table:table-cell>
          <table:table-cell table:formula="of:=IF([.$B495]=[.C$19];1;0)" office:value-type="string" office:string-value="" calcext:value-type="error">
            <text:p>#VALEUR !</text:p>
          </table:table-cell>
          <table:table-cell table:formula="of:=IF([.$B495]=[.D$19];1;0)" office:value-type="string" office:string-value="" calcext:value-type="error">
            <text:p>#VALEUR !</text:p>
          </table:table-cell>
          <table:table-cell table:formula="of:=IF([.$B495]=[.E$19];1;0)" office:value-type="string" office:string-value="" calcext:value-type="error">
            <text:p>#VALEUR !</text:p>
          </table:table-cell>
          <table:table-cell table:formula="of:=IF([.$B495]=[.F$19];1;0)" office:value-type="string" office:string-value="" calcext:value-type="error">
            <text:p>#VALEUR !</text:p>
          </table:table-cell>
          <table:table-cell table:formula="of:=IF([.$B495]=[.G$19];1;0)" office:value-type="string" office:string-value="" calcext:value-type="error">
            <text:p>#VALEUR !</text:p>
          </table:table-cell>
          <table:table-cell table:formula="of:=IF([.$B49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96]&lt;=[.$B$13];[.$A$2];IF([.A496]&lt;=[.$B$14];[.$A$3];IF([.A496]&lt;=[.$B$15];[.$A$4];IF([.A496]&lt;=[.$B$16];[.$A$5];IF([.A496]&lt;=[.$B$17];[.$A$6];IF([.A496]&lt;=[.$B$18];[.$A$7]))))))" office:value-type="string" office:string-value="" calcext:value-type="error">
            <text:p>#VALEUR !</text:p>
          </table:table-cell>
          <table:table-cell table:formula="of:=IF([.$B496]=[.C$19];1;0)" office:value-type="string" office:string-value="" calcext:value-type="error">
            <text:p>#VALEUR !</text:p>
          </table:table-cell>
          <table:table-cell table:formula="of:=IF([.$B496]=[.D$19];1;0)" office:value-type="string" office:string-value="" calcext:value-type="error">
            <text:p>#VALEUR !</text:p>
          </table:table-cell>
          <table:table-cell table:formula="of:=IF([.$B496]=[.E$19];1;0)" office:value-type="string" office:string-value="" calcext:value-type="error">
            <text:p>#VALEUR !</text:p>
          </table:table-cell>
          <table:table-cell table:formula="of:=IF([.$B496]=[.F$19];1;0)" office:value-type="string" office:string-value="" calcext:value-type="error">
            <text:p>#VALEUR !</text:p>
          </table:table-cell>
          <table:table-cell table:formula="of:=IF([.$B496]=[.G$19];1;0)" office:value-type="string" office:string-value="" calcext:value-type="error">
            <text:p>#VALEUR !</text:p>
          </table:table-cell>
          <table:table-cell table:formula="of:=IF([.$B49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97]&lt;=[.$B$13];[.$A$2];IF([.A497]&lt;=[.$B$14];[.$A$3];IF([.A497]&lt;=[.$B$15];[.$A$4];IF([.A497]&lt;=[.$B$16];[.$A$5];IF([.A497]&lt;=[.$B$17];[.$A$6];IF([.A497]&lt;=[.$B$18];[.$A$7]))))))" office:value-type="string" office:string-value="" calcext:value-type="error">
            <text:p>#VALEUR !</text:p>
          </table:table-cell>
          <table:table-cell table:formula="of:=IF([.$B497]=[.C$19];1;0)" office:value-type="string" office:string-value="" calcext:value-type="error">
            <text:p>#VALEUR !</text:p>
          </table:table-cell>
          <table:table-cell table:formula="of:=IF([.$B497]=[.D$19];1;0)" office:value-type="string" office:string-value="" calcext:value-type="error">
            <text:p>#VALEUR !</text:p>
          </table:table-cell>
          <table:table-cell table:formula="of:=IF([.$B497]=[.E$19];1;0)" office:value-type="string" office:string-value="" calcext:value-type="error">
            <text:p>#VALEUR !</text:p>
          </table:table-cell>
          <table:table-cell table:formula="of:=IF([.$B497]=[.F$19];1;0)" office:value-type="string" office:string-value="" calcext:value-type="error">
            <text:p>#VALEUR !</text:p>
          </table:table-cell>
          <table:table-cell table:formula="of:=IF([.$B497]=[.G$19];1;0)" office:value-type="string" office:string-value="" calcext:value-type="error">
            <text:p>#VALEUR !</text:p>
          </table:table-cell>
          <table:table-cell table:formula="of:=IF([.$B49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98]&lt;=[.$B$13];[.$A$2];IF([.A498]&lt;=[.$B$14];[.$A$3];IF([.A498]&lt;=[.$B$15];[.$A$4];IF([.A498]&lt;=[.$B$16];[.$A$5];IF([.A498]&lt;=[.$B$17];[.$A$6];IF([.A498]&lt;=[.$B$18];[.$A$7]))))))" office:value-type="string" office:string-value="" calcext:value-type="error">
            <text:p>#VALEUR !</text:p>
          </table:table-cell>
          <table:table-cell table:formula="of:=IF([.$B498]=[.C$19];1;0)" office:value-type="string" office:string-value="" calcext:value-type="error">
            <text:p>#VALEUR !</text:p>
          </table:table-cell>
          <table:table-cell table:formula="of:=IF([.$B498]=[.D$19];1;0)" office:value-type="string" office:string-value="" calcext:value-type="error">
            <text:p>#VALEUR !</text:p>
          </table:table-cell>
          <table:table-cell table:formula="of:=IF([.$B498]=[.E$19];1;0)" office:value-type="string" office:string-value="" calcext:value-type="error">
            <text:p>#VALEUR !</text:p>
          </table:table-cell>
          <table:table-cell table:formula="of:=IF([.$B498]=[.F$19];1;0)" office:value-type="string" office:string-value="" calcext:value-type="error">
            <text:p>#VALEUR !</text:p>
          </table:table-cell>
          <table:table-cell table:formula="of:=IF([.$B498]=[.G$19];1;0)" office:value-type="string" office:string-value="" calcext:value-type="error">
            <text:p>#VALEUR !</text:p>
          </table:table-cell>
          <table:table-cell table:formula="of:=IF([.$B49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499]&lt;=[.$B$13];[.$A$2];IF([.A499]&lt;=[.$B$14];[.$A$3];IF([.A499]&lt;=[.$B$15];[.$A$4];IF([.A499]&lt;=[.$B$16];[.$A$5];IF([.A499]&lt;=[.$B$17];[.$A$6];IF([.A499]&lt;=[.$B$18];[.$A$7]))))))" office:value-type="string" office:string-value="" calcext:value-type="error">
            <text:p>#VALEUR !</text:p>
          </table:table-cell>
          <table:table-cell table:formula="of:=IF([.$B499]=[.C$19];1;0)" office:value-type="string" office:string-value="" calcext:value-type="error">
            <text:p>#VALEUR !</text:p>
          </table:table-cell>
          <table:table-cell table:formula="of:=IF([.$B499]=[.D$19];1;0)" office:value-type="string" office:string-value="" calcext:value-type="error">
            <text:p>#VALEUR !</text:p>
          </table:table-cell>
          <table:table-cell table:formula="of:=IF([.$B499]=[.E$19];1;0)" office:value-type="string" office:string-value="" calcext:value-type="error">
            <text:p>#VALEUR !</text:p>
          </table:table-cell>
          <table:table-cell table:formula="of:=IF([.$B499]=[.F$19];1;0)" office:value-type="string" office:string-value="" calcext:value-type="error">
            <text:p>#VALEUR !</text:p>
          </table:table-cell>
          <table:table-cell table:formula="of:=IF([.$B499]=[.G$19];1;0)" office:value-type="string" office:string-value="" calcext:value-type="error">
            <text:p>#VALEUR !</text:p>
          </table:table-cell>
          <table:table-cell table:formula="of:=IF([.$B49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00]&lt;=[.$B$13];[.$A$2];IF([.A500]&lt;=[.$B$14];[.$A$3];IF([.A500]&lt;=[.$B$15];[.$A$4];IF([.A500]&lt;=[.$B$16];[.$A$5];IF([.A500]&lt;=[.$B$17];[.$A$6];IF([.A500]&lt;=[.$B$18];[.$A$7]))))))" office:value-type="string" office:string-value="" calcext:value-type="error">
            <text:p>#VALEUR !</text:p>
          </table:table-cell>
          <table:table-cell table:formula="of:=IF([.$B500]=[.C$19];1;0)" office:value-type="string" office:string-value="" calcext:value-type="error">
            <text:p>#VALEUR !</text:p>
          </table:table-cell>
          <table:table-cell table:formula="of:=IF([.$B500]=[.D$19];1;0)" office:value-type="string" office:string-value="" calcext:value-type="error">
            <text:p>#VALEUR !</text:p>
          </table:table-cell>
          <table:table-cell table:formula="of:=IF([.$B500]=[.E$19];1;0)" office:value-type="string" office:string-value="" calcext:value-type="error">
            <text:p>#VALEUR !</text:p>
          </table:table-cell>
          <table:table-cell table:formula="of:=IF([.$B500]=[.F$19];1;0)" office:value-type="string" office:string-value="" calcext:value-type="error">
            <text:p>#VALEUR !</text:p>
          </table:table-cell>
          <table:table-cell table:formula="of:=IF([.$B500]=[.G$19];1;0)" office:value-type="string" office:string-value="" calcext:value-type="error">
            <text:p>#VALEUR !</text:p>
          </table:table-cell>
          <table:table-cell table:formula="of:=IF([.$B50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01]&lt;=[.$B$13];[.$A$2];IF([.A501]&lt;=[.$B$14];[.$A$3];IF([.A501]&lt;=[.$B$15];[.$A$4];IF([.A501]&lt;=[.$B$16];[.$A$5];IF([.A501]&lt;=[.$B$17];[.$A$6];IF([.A501]&lt;=[.$B$18];[.$A$7]))))))" office:value-type="string" office:string-value="" calcext:value-type="error">
            <text:p>#VALEUR !</text:p>
          </table:table-cell>
          <table:table-cell table:formula="of:=IF([.$B501]=[.C$19];1;0)" office:value-type="string" office:string-value="" calcext:value-type="error">
            <text:p>#VALEUR !</text:p>
          </table:table-cell>
          <table:table-cell table:formula="of:=IF([.$B501]=[.D$19];1;0)" office:value-type="string" office:string-value="" calcext:value-type="error">
            <text:p>#VALEUR !</text:p>
          </table:table-cell>
          <table:table-cell table:formula="of:=IF([.$B501]=[.E$19];1;0)" office:value-type="string" office:string-value="" calcext:value-type="error">
            <text:p>#VALEUR !</text:p>
          </table:table-cell>
          <table:table-cell table:formula="of:=IF([.$B501]=[.F$19];1;0)" office:value-type="string" office:string-value="" calcext:value-type="error">
            <text:p>#VALEUR !</text:p>
          </table:table-cell>
          <table:table-cell table:formula="of:=IF([.$B501]=[.G$19];1;0)" office:value-type="string" office:string-value="" calcext:value-type="error">
            <text:p>#VALEUR !</text:p>
          </table:table-cell>
          <table:table-cell table:formula="of:=IF([.$B50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02]&lt;=[.$B$13];[.$A$2];IF([.A502]&lt;=[.$B$14];[.$A$3];IF([.A502]&lt;=[.$B$15];[.$A$4];IF([.A502]&lt;=[.$B$16];[.$A$5];IF([.A502]&lt;=[.$B$17];[.$A$6];IF([.A502]&lt;=[.$B$18];[.$A$7]))))))" office:value-type="string" office:string-value="" calcext:value-type="error">
            <text:p>#VALEUR !</text:p>
          </table:table-cell>
          <table:table-cell table:formula="of:=IF([.$B502]=[.C$19];1;0)" office:value-type="string" office:string-value="" calcext:value-type="error">
            <text:p>#VALEUR !</text:p>
          </table:table-cell>
          <table:table-cell table:formula="of:=IF([.$B502]=[.D$19];1;0)" office:value-type="string" office:string-value="" calcext:value-type="error">
            <text:p>#VALEUR !</text:p>
          </table:table-cell>
          <table:table-cell table:formula="of:=IF([.$B502]=[.E$19];1;0)" office:value-type="string" office:string-value="" calcext:value-type="error">
            <text:p>#VALEUR !</text:p>
          </table:table-cell>
          <table:table-cell table:formula="of:=IF([.$B502]=[.F$19];1;0)" office:value-type="string" office:string-value="" calcext:value-type="error">
            <text:p>#VALEUR !</text:p>
          </table:table-cell>
          <table:table-cell table:formula="of:=IF([.$B502]=[.G$19];1;0)" office:value-type="string" office:string-value="" calcext:value-type="error">
            <text:p>#VALEUR !</text:p>
          </table:table-cell>
          <table:table-cell table:formula="of:=IF([.$B50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03]&lt;=[.$B$13];[.$A$2];IF([.A503]&lt;=[.$B$14];[.$A$3];IF([.A503]&lt;=[.$B$15];[.$A$4];IF([.A503]&lt;=[.$B$16];[.$A$5];IF([.A503]&lt;=[.$B$17];[.$A$6];IF([.A503]&lt;=[.$B$18];[.$A$7]))))))" office:value-type="string" office:string-value="" calcext:value-type="error">
            <text:p>#VALEUR !</text:p>
          </table:table-cell>
          <table:table-cell table:formula="of:=IF([.$B503]=[.C$19];1;0)" office:value-type="string" office:string-value="" calcext:value-type="error">
            <text:p>#VALEUR !</text:p>
          </table:table-cell>
          <table:table-cell table:formula="of:=IF([.$B503]=[.D$19];1;0)" office:value-type="string" office:string-value="" calcext:value-type="error">
            <text:p>#VALEUR !</text:p>
          </table:table-cell>
          <table:table-cell table:formula="of:=IF([.$B503]=[.E$19];1;0)" office:value-type="string" office:string-value="" calcext:value-type="error">
            <text:p>#VALEUR !</text:p>
          </table:table-cell>
          <table:table-cell table:formula="of:=IF([.$B503]=[.F$19];1;0)" office:value-type="string" office:string-value="" calcext:value-type="error">
            <text:p>#VALEUR !</text:p>
          </table:table-cell>
          <table:table-cell table:formula="of:=IF([.$B503]=[.G$19];1;0)" office:value-type="string" office:string-value="" calcext:value-type="error">
            <text:p>#VALEUR !</text:p>
          </table:table-cell>
          <table:table-cell table:formula="of:=IF([.$B50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04]&lt;=[.$B$13];[.$A$2];IF([.A504]&lt;=[.$B$14];[.$A$3];IF([.A504]&lt;=[.$B$15];[.$A$4];IF([.A504]&lt;=[.$B$16];[.$A$5];IF([.A504]&lt;=[.$B$17];[.$A$6];IF([.A504]&lt;=[.$B$18];[.$A$7]))))))" office:value-type="string" office:string-value="" calcext:value-type="error">
            <text:p>#VALEUR !</text:p>
          </table:table-cell>
          <table:table-cell table:formula="of:=IF([.$B504]=[.C$19];1;0)" office:value-type="string" office:string-value="" calcext:value-type="error">
            <text:p>#VALEUR !</text:p>
          </table:table-cell>
          <table:table-cell table:formula="of:=IF([.$B504]=[.D$19];1;0)" office:value-type="string" office:string-value="" calcext:value-type="error">
            <text:p>#VALEUR !</text:p>
          </table:table-cell>
          <table:table-cell table:formula="of:=IF([.$B504]=[.E$19];1;0)" office:value-type="string" office:string-value="" calcext:value-type="error">
            <text:p>#VALEUR !</text:p>
          </table:table-cell>
          <table:table-cell table:formula="of:=IF([.$B504]=[.F$19];1;0)" office:value-type="string" office:string-value="" calcext:value-type="error">
            <text:p>#VALEUR !</text:p>
          </table:table-cell>
          <table:table-cell table:formula="of:=IF([.$B504]=[.G$19];1;0)" office:value-type="string" office:string-value="" calcext:value-type="error">
            <text:p>#VALEUR !</text:p>
          </table:table-cell>
          <table:table-cell table:formula="of:=IF([.$B50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05]&lt;=[.$B$13];[.$A$2];IF([.A505]&lt;=[.$B$14];[.$A$3];IF([.A505]&lt;=[.$B$15];[.$A$4];IF([.A505]&lt;=[.$B$16];[.$A$5];IF([.A505]&lt;=[.$B$17];[.$A$6];IF([.A505]&lt;=[.$B$18];[.$A$7]))))))" office:value-type="string" office:string-value="" calcext:value-type="error">
            <text:p>#VALEUR !</text:p>
          </table:table-cell>
          <table:table-cell table:formula="of:=IF([.$B505]=[.C$19];1;0)" office:value-type="string" office:string-value="" calcext:value-type="error">
            <text:p>#VALEUR !</text:p>
          </table:table-cell>
          <table:table-cell table:formula="of:=IF([.$B505]=[.D$19];1;0)" office:value-type="string" office:string-value="" calcext:value-type="error">
            <text:p>#VALEUR !</text:p>
          </table:table-cell>
          <table:table-cell table:formula="of:=IF([.$B505]=[.E$19];1;0)" office:value-type="string" office:string-value="" calcext:value-type="error">
            <text:p>#VALEUR !</text:p>
          </table:table-cell>
          <table:table-cell table:formula="of:=IF([.$B505]=[.F$19];1;0)" office:value-type="string" office:string-value="" calcext:value-type="error">
            <text:p>#VALEUR !</text:p>
          </table:table-cell>
          <table:table-cell table:formula="of:=IF([.$B505]=[.G$19];1;0)" office:value-type="string" office:string-value="" calcext:value-type="error">
            <text:p>#VALEUR !</text:p>
          </table:table-cell>
          <table:table-cell table:formula="of:=IF([.$B50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06]&lt;=[.$B$13];[.$A$2];IF([.A506]&lt;=[.$B$14];[.$A$3];IF([.A506]&lt;=[.$B$15];[.$A$4];IF([.A506]&lt;=[.$B$16];[.$A$5];IF([.A506]&lt;=[.$B$17];[.$A$6];IF([.A506]&lt;=[.$B$18];[.$A$7]))))))" office:value-type="string" office:string-value="" calcext:value-type="error">
            <text:p>#VALEUR !</text:p>
          </table:table-cell>
          <table:table-cell table:formula="of:=IF([.$B506]=[.C$19];1;0)" office:value-type="string" office:string-value="" calcext:value-type="error">
            <text:p>#VALEUR !</text:p>
          </table:table-cell>
          <table:table-cell table:formula="of:=IF([.$B506]=[.D$19];1;0)" office:value-type="string" office:string-value="" calcext:value-type="error">
            <text:p>#VALEUR !</text:p>
          </table:table-cell>
          <table:table-cell table:formula="of:=IF([.$B506]=[.E$19];1;0)" office:value-type="string" office:string-value="" calcext:value-type="error">
            <text:p>#VALEUR !</text:p>
          </table:table-cell>
          <table:table-cell table:formula="of:=IF([.$B506]=[.F$19];1;0)" office:value-type="string" office:string-value="" calcext:value-type="error">
            <text:p>#VALEUR !</text:p>
          </table:table-cell>
          <table:table-cell table:formula="of:=IF([.$B506]=[.G$19];1;0)" office:value-type="string" office:string-value="" calcext:value-type="error">
            <text:p>#VALEUR !</text:p>
          </table:table-cell>
          <table:table-cell table:formula="of:=IF([.$B50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07]&lt;=[.$B$13];[.$A$2];IF([.A507]&lt;=[.$B$14];[.$A$3];IF([.A507]&lt;=[.$B$15];[.$A$4];IF([.A507]&lt;=[.$B$16];[.$A$5];IF([.A507]&lt;=[.$B$17];[.$A$6];IF([.A507]&lt;=[.$B$18];[.$A$7]))))))" office:value-type="string" office:string-value="" calcext:value-type="error">
            <text:p>#VALEUR !</text:p>
          </table:table-cell>
          <table:table-cell table:formula="of:=IF([.$B507]=[.C$19];1;0)" office:value-type="string" office:string-value="" calcext:value-type="error">
            <text:p>#VALEUR !</text:p>
          </table:table-cell>
          <table:table-cell table:formula="of:=IF([.$B507]=[.D$19];1;0)" office:value-type="string" office:string-value="" calcext:value-type="error">
            <text:p>#VALEUR !</text:p>
          </table:table-cell>
          <table:table-cell table:formula="of:=IF([.$B507]=[.E$19];1;0)" office:value-type="string" office:string-value="" calcext:value-type="error">
            <text:p>#VALEUR !</text:p>
          </table:table-cell>
          <table:table-cell table:formula="of:=IF([.$B507]=[.F$19];1;0)" office:value-type="string" office:string-value="" calcext:value-type="error">
            <text:p>#VALEUR !</text:p>
          </table:table-cell>
          <table:table-cell table:formula="of:=IF([.$B507]=[.G$19];1;0)" office:value-type="string" office:string-value="" calcext:value-type="error">
            <text:p>#VALEUR !</text:p>
          </table:table-cell>
          <table:table-cell table:formula="of:=IF([.$B50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08]&lt;=[.$B$13];[.$A$2];IF([.A508]&lt;=[.$B$14];[.$A$3];IF([.A508]&lt;=[.$B$15];[.$A$4];IF([.A508]&lt;=[.$B$16];[.$A$5];IF([.A508]&lt;=[.$B$17];[.$A$6];IF([.A508]&lt;=[.$B$18];[.$A$7]))))))" office:value-type="string" office:string-value="" calcext:value-type="error">
            <text:p>#VALEUR !</text:p>
          </table:table-cell>
          <table:table-cell table:formula="of:=IF([.$B508]=[.C$19];1;0)" office:value-type="string" office:string-value="" calcext:value-type="error">
            <text:p>#VALEUR !</text:p>
          </table:table-cell>
          <table:table-cell table:formula="of:=IF([.$B508]=[.D$19];1;0)" office:value-type="string" office:string-value="" calcext:value-type="error">
            <text:p>#VALEUR !</text:p>
          </table:table-cell>
          <table:table-cell table:formula="of:=IF([.$B508]=[.E$19];1;0)" office:value-type="string" office:string-value="" calcext:value-type="error">
            <text:p>#VALEUR !</text:p>
          </table:table-cell>
          <table:table-cell table:formula="of:=IF([.$B508]=[.F$19];1;0)" office:value-type="string" office:string-value="" calcext:value-type="error">
            <text:p>#VALEUR !</text:p>
          </table:table-cell>
          <table:table-cell table:formula="of:=IF([.$B508]=[.G$19];1;0)" office:value-type="string" office:string-value="" calcext:value-type="error">
            <text:p>#VALEUR !</text:p>
          </table:table-cell>
          <table:table-cell table:formula="of:=IF([.$B50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09]&lt;=[.$B$13];[.$A$2];IF([.A509]&lt;=[.$B$14];[.$A$3];IF([.A509]&lt;=[.$B$15];[.$A$4];IF([.A509]&lt;=[.$B$16];[.$A$5];IF([.A509]&lt;=[.$B$17];[.$A$6];IF([.A509]&lt;=[.$B$18];[.$A$7]))))))" office:value-type="string" office:string-value="" calcext:value-type="error">
            <text:p>#VALEUR !</text:p>
          </table:table-cell>
          <table:table-cell table:formula="of:=IF([.$B509]=[.C$19];1;0)" office:value-type="string" office:string-value="" calcext:value-type="error">
            <text:p>#VALEUR !</text:p>
          </table:table-cell>
          <table:table-cell table:formula="of:=IF([.$B509]=[.D$19];1;0)" office:value-type="string" office:string-value="" calcext:value-type="error">
            <text:p>#VALEUR !</text:p>
          </table:table-cell>
          <table:table-cell table:formula="of:=IF([.$B509]=[.E$19];1;0)" office:value-type="string" office:string-value="" calcext:value-type="error">
            <text:p>#VALEUR !</text:p>
          </table:table-cell>
          <table:table-cell table:formula="of:=IF([.$B509]=[.F$19];1;0)" office:value-type="string" office:string-value="" calcext:value-type="error">
            <text:p>#VALEUR !</text:p>
          </table:table-cell>
          <table:table-cell table:formula="of:=IF([.$B509]=[.G$19];1;0)" office:value-type="string" office:string-value="" calcext:value-type="error">
            <text:p>#VALEUR !</text:p>
          </table:table-cell>
          <table:table-cell table:formula="of:=IF([.$B50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10]&lt;=[.$B$13];[.$A$2];IF([.A510]&lt;=[.$B$14];[.$A$3];IF([.A510]&lt;=[.$B$15];[.$A$4];IF([.A510]&lt;=[.$B$16];[.$A$5];IF([.A510]&lt;=[.$B$17];[.$A$6];IF([.A510]&lt;=[.$B$18];[.$A$7]))))))" office:value-type="string" office:string-value="" calcext:value-type="error">
            <text:p>#VALEUR !</text:p>
          </table:table-cell>
          <table:table-cell table:formula="of:=IF([.$B510]=[.C$19];1;0)" office:value-type="string" office:string-value="" calcext:value-type="error">
            <text:p>#VALEUR !</text:p>
          </table:table-cell>
          <table:table-cell table:formula="of:=IF([.$B510]=[.D$19];1;0)" office:value-type="string" office:string-value="" calcext:value-type="error">
            <text:p>#VALEUR !</text:p>
          </table:table-cell>
          <table:table-cell table:formula="of:=IF([.$B510]=[.E$19];1;0)" office:value-type="string" office:string-value="" calcext:value-type="error">
            <text:p>#VALEUR !</text:p>
          </table:table-cell>
          <table:table-cell table:formula="of:=IF([.$B510]=[.F$19];1;0)" office:value-type="string" office:string-value="" calcext:value-type="error">
            <text:p>#VALEUR !</text:p>
          </table:table-cell>
          <table:table-cell table:formula="of:=IF([.$B510]=[.G$19];1;0)" office:value-type="string" office:string-value="" calcext:value-type="error">
            <text:p>#VALEUR !</text:p>
          </table:table-cell>
          <table:table-cell table:formula="of:=IF([.$B51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11]&lt;=[.$B$13];[.$A$2];IF([.A511]&lt;=[.$B$14];[.$A$3];IF([.A511]&lt;=[.$B$15];[.$A$4];IF([.A511]&lt;=[.$B$16];[.$A$5];IF([.A511]&lt;=[.$B$17];[.$A$6];IF([.A511]&lt;=[.$B$18];[.$A$7]))))))" office:value-type="string" office:string-value="" calcext:value-type="error">
            <text:p>#VALEUR !</text:p>
          </table:table-cell>
          <table:table-cell table:formula="of:=IF([.$B511]=[.C$19];1;0)" office:value-type="string" office:string-value="" calcext:value-type="error">
            <text:p>#VALEUR !</text:p>
          </table:table-cell>
          <table:table-cell table:formula="of:=IF([.$B511]=[.D$19];1;0)" office:value-type="string" office:string-value="" calcext:value-type="error">
            <text:p>#VALEUR !</text:p>
          </table:table-cell>
          <table:table-cell table:formula="of:=IF([.$B511]=[.E$19];1;0)" office:value-type="string" office:string-value="" calcext:value-type="error">
            <text:p>#VALEUR !</text:p>
          </table:table-cell>
          <table:table-cell table:formula="of:=IF([.$B511]=[.F$19];1;0)" office:value-type="string" office:string-value="" calcext:value-type="error">
            <text:p>#VALEUR !</text:p>
          </table:table-cell>
          <table:table-cell table:formula="of:=IF([.$B511]=[.G$19];1;0)" office:value-type="string" office:string-value="" calcext:value-type="error">
            <text:p>#VALEUR !</text:p>
          </table:table-cell>
          <table:table-cell table:formula="of:=IF([.$B51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12]&lt;=[.$B$13];[.$A$2];IF([.A512]&lt;=[.$B$14];[.$A$3];IF([.A512]&lt;=[.$B$15];[.$A$4];IF([.A512]&lt;=[.$B$16];[.$A$5];IF([.A512]&lt;=[.$B$17];[.$A$6];IF([.A512]&lt;=[.$B$18];[.$A$7]))))))" office:value-type="string" office:string-value="" calcext:value-type="error">
            <text:p>#VALEUR !</text:p>
          </table:table-cell>
          <table:table-cell table:formula="of:=IF([.$B512]=[.C$19];1;0)" office:value-type="string" office:string-value="" calcext:value-type="error">
            <text:p>#VALEUR !</text:p>
          </table:table-cell>
          <table:table-cell table:formula="of:=IF([.$B512]=[.D$19];1;0)" office:value-type="string" office:string-value="" calcext:value-type="error">
            <text:p>#VALEUR !</text:p>
          </table:table-cell>
          <table:table-cell table:formula="of:=IF([.$B512]=[.E$19];1;0)" office:value-type="string" office:string-value="" calcext:value-type="error">
            <text:p>#VALEUR !</text:p>
          </table:table-cell>
          <table:table-cell table:formula="of:=IF([.$B512]=[.F$19];1;0)" office:value-type="string" office:string-value="" calcext:value-type="error">
            <text:p>#VALEUR !</text:p>
          </table:table-cell>
          <table:table-cell table:formula="of:=IF([.$B512]=[.G$19];1;0)" office:value-type="string" office:string-value="" calcext:value-type="error">
            <text:p>#VALEUR !</text:p>
          </table:table-cell>
          <table:table-cell table:formula="of:=IF([.$B51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13]&lt;=[.$B$13];[.$A$2];IF([.A513]&lt;=[.$B$14];[.$A$3];IF([.A513]&lt;=[.$B$15];[.$A$4];IF([.A513]&lt;=[.$B$16];[.$A$5];IF([.A513]&lt;=[.$B$17];[.$A$6];IF([.A513]&lt;=[.$B$18];[.$A$7]))))))" office:value-type="string" office:string-value="" calcext:value-type="error">
            <text:p>#VALEUR !</text:p>
          </table:table-cell>
          <table:table-cell table:formula="of:=IF([.$B513]=[.C$19];1;0)" office:value-type="string" office:string-value="" calcext:value-type="error">
            <text:p>#VALEUR !</text:p>
          </table:table-cell>
          <table:table-cell table:formula="of:=IF([.$B513]=[.D$19];1;0)" office:value-type="string" office:string-value="" calcext:value-type="error">
            <text:p>#VALEUR !</text:p>
          </table:table-cell>
          <table:table-cell table:formula="of:=IF([.$B513]=[.E$19];1;0)" office:value-type="string" office:string-value="" calcext:value-type="error">
            <text:p>#VALEUR !</text:p>
          </table:table-cell>
          <table:table-cell table:formula="of:=IF([.$B513]=[.F$19];1;0)" office:value-type="string" office:string-value="" calcext:value-type="error">
            <text:p>#VALEUR !</text:p>
          </table:table-cell>
          <table:table-cell table:formula="of:=IF([.$B513]=[.G$19];1;0)" office:value-type="string" office:string-value="" calcext:value-type="error">
            <text:p>#VALEUR !</text:p>
          </table:table-cell>
          <table:table-cell table:formula="of:=IF([.$B51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14]&lt;=[.$B$13];[.$A$2];IF([.A514]&lt;=[.$B$14];[.$A$3];IF([.A514]&lt;=[.$B$15];[.$A$4];IF([.A514]&lt;=[.$B$16];[.$A$5];IF([.A514]&lt;=[.$B$17];[.$A$6];IF([.A514]&lt;=[.$B$18];[.$A$7]))))))" office:value-type="string" office:string-value="" calcext:value-type="error">
            <text:p>#VALEUR !</text:p>
          </table:table-cell>
          <table:table-cell table:formula="of:=IF([.$B514]=[.C$19];1;0)" office:value-type="string" office:string-value="" calcext:value-type="error">
            <text:p>#VALEUR !</text:p>
          </table:table-cell>
          <table:table-cell table:formula="of:=IF([.$B514]=[.D$19];1;0)" office:value-type="string" office:string-value="" calcext:value-type="error">
            <text:p>#VALEUR !</text:p>
          </table:table-cell>
          <table:table-cell table:formula="of:=IF([.$B514]=[.E$19];1;0)" office:value-type="string" office:string-value="" calcext:value-type="error">
            <text:p>#VALEUR !</text:p>
          </table:table-cell>
          <table:table-cell table:formula="of:=IF([.$B514]=[.F$19];1;0)" office:value-type="string" office:string-value="" calcext:value-type="error">
            <text:p>#VALEUR !</text:p>
          </table:table-cell>
          <table:table-cell table:formula="of:=IF([.$B514]=[.G$19];1;0)" office:value-type="string" office:string-value="" calcext:value-type="error">
            <text:p>#VALEUR !</text:p>
          </table:table-cell>
          <table:table-cell table:formula="of:=IF([.$B51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15]&lt;=[.$B$13];[.$A$2];IF([.A515]&lt;=[.$B$14];[.$A$3];IF([.A515]&lt;=[.$B$15];[.$A$4];IF([.A515]&lt;=[.$B$16];[.$A$5];IF([.A515]&lt;=[.$B$17];[.$A$6];IF([.A515]&lt;=[.$B$18];[.$A$7]))))))" office:value-type="string" office:string-value="" calcext:value-type="error">
            <text:p>#VALEUR !</text:p>
          </table:table-cell>
          <table:table-cell table:formula="of:=IF([.$B515]=[.C$19];1;0)" office:value-type="string" office:string-value="" calcext:value-type="error">
            <text:p>#VALEUR !</text:p>
          </table:table-cell>
          <table:table-cell table:formula="of:=IF([.$B515]=[.D$19];1;0)" office:value-type="string" office:string-value="" calcext:value-type="error">
            <text:p>#VALEUR !</text:p>
          </table:table-cell>
          <table:table-cell table:formula="of:=IF([.$B515]=[.E$19];1;0)" office:value-type="string" office:string-value="" calcext:value-type="error">
            <text:p>#VALEUR !</text:p>
          </table:table-cell>
          <table:table-cell table:formula="of:=IF([.$B515]=[.F$19];1;0)" office:value-type="string" office:string-value="" calcext:value-type="error">
            <text:p>#VALEUR !</text:p>
          </table:table-cell>
          <table:table-cell table:formula="of:=IF([.$B515]=[.G$19];1;0)" office:value-type="string" office:string-value="" calcext:value-type="error">
            <text:p>#VALEUR !</text:p>
          </table:table-cell>
          <table:table-cell table:formula="of:=IF([.$B51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16]&lt;=[.$B$13];[.$A$2];IF([.A516]&lt;=[.$B$14];[.$A$3];IF([.A516]&lt;=[.$B$15];[.$A$4];IF([.A516]&lt;=[.$B$16];[.$A$5];IF([.A516]&lt;=[.$B$17];[.$A$6];IF([.A516]&lt;=[.$B$18];[.$A$7]))))))" office:value-type="string" office:string-value="" calcext:value-type="error">
            <text:p>#VALEUR !</text:p>
          </table:table-cell>
          <table:table-cell table:formula="of:=IF([.$B516]=[.C$19];1;0)" office:value-type="string" office:string-value="" calcext:value-type="error">
            <text:p>#VALEUR !</text:p>
          </table:table-cell>
          <table:table-cell table:formula="of:=IF([.$B516]=[.D$19];1;0)" office:value-type="string" office:string-value="" calcext:value-type="error">
            <text:p>#VALEUR !</text:p>
          </table:table-cell>
          <table:table-cell table:formula="of:=IF([.$B516]=[.E$19];1;0)" office:value-type="string" office:string-value="" calcext:value-type="error">
            <text:p>#VALEUR !</text:p>
          </table:table-cell>
          <table:table-cell table:formula="of:=IF([.$B516]=[.F$19];1;0)" office:value-type="string" office:string-value="" calcext:value-type="error">
            <text:p>#VALEUR !</text:p>
          </table:table-cell>
          <table:table-cell table:formula="of:=IF([.$B516]=[.G$19];1;0)" office:value-type="string" office:string-value="" calcext:value-type="error">
            <text:p>#VALEUR !</text:p>
          </table:table-cell>
          <table:table-cell table:formula="of:=IF([.$B51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17]&lt;=[.$B$13];[.$A$2];IF([.A517]&lt;=[.$B$14];[.$A$3];IF([.A517]&lt;=[.$B$15];[.$A$4];IF([.A517]&lt;=[.$B$16];[.$A$5];IF([.A517]&lt;=[.$B$17];[.$A$6];IF([.A517]&lt;=[.$B$18];[.$A$7]))))))" office:value-type="string" office:string-value="" calcext:value-type="error">
            <text:p>#VALEUR !</text:p>
          </table:table-cell>
          <table:table-cell table:formula="of:=IF([.$B517]=[.C$19];1;0)" office:value-type="string" office:string-value="" calcext:value-type="error">
            <text:p>#VALEUR !</text:p>
          </table:table-cell>
          <table:table-cell table:formula="of:=IF([.$B517]=[.D$19];1;0)" office:value-type="string" office:string-value="" calcext:value-type="error">
            <text:p>#VALEUR !</text:p>
          </table:table-cell>
          <table:table-cell table:formula="of:=IF([.$B517]=[.E$19];1;0)" office:value-type="string" office:string-value="" calcext:value-type="error">
            <text:p>#VALEUR !</text:p>
          </table:table-cell>
          <table:table-cell table:formula="of:=IF([.$B517]=[.F$19];1;0)" office:value-type="string" office:string-value="" calcext:value-type="error">
            <text:p>#VALEUR !</text:p>
          </table:table-cell>
          <table:table-cell table:formula="of:=IF([.$B517]=[.G$19];1;0)" office:value-type="string" office:string-value="" calcext:value-type="error">
            <text:p>#VALEUR !</text:p>
          </table:table-cell>
          <table:table-cell table:formula="of:=IF([.$B51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18]&lt;=[.$B$13];[.$A$2];IF([.A518]&lt;=[.$B$14];[.$A$3];IF([.A518]&lt;=[.$B$15];[.$A$4];IF([.A518]&lt;=[.$B$16];[.$A$5];IF([.A518]&lt;=[.$B$17];[.$A$6];IF([.A518]&lt;=[.$B$18];[.$A$7]))))))" office:value-type="string" office:string-value="" calcext:value-type="error">
            <text:p>#VALEUR !</text:p>
          </table:table-cell>
          <table:table-cell table:formula="of:=IF([.$B518]=[.C$19];1;0)" office:value-type="string" office:string-value="" calcext:value-type="error">
            <text:p>#VALEUR !</text:p>
          </table:table-cell>
          <table:table-cell table:formula="of:=IF([.$B518]=[.D$19];1;0)" office:value-type="string" office:string-value="" calcext:value-type="error">
            <text:p>#VALEUR !</text:p>
          </table:table-cell>
          <table:table-cell table:formula="of:=IF([.$B518]=[.E$19];1;0)" office:value-type="string" office:string-value="" calcext:value-type="error">
            <text:p>#VALEUR !</text:p>
          </table:table-cell>
          <table:table-cell table:formula="of:=IF([.$B518]=[.F$19];1;0)" office:value-type="string" office:string-value="" calcext:value-type="error">
            <text:p>#VALEUR !</text:p>
          </table:table-cell>
          <table:table-cell table:formula="of:=IF([.$B518]=[.G$19];1;0)" office:value-type="string" office:string-value="" calcext:value-type="error">
            <text:p>#VALEUR !</text:p>
          </table:table-cell>
          <table:table-cell table:formula="of:=IF([.$B51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19]&lt;=[.$B$13];[.$A$2];IF([.A519]&lt;=[.$B$14];[.$A$3];IF([.A519]&lt;=[.$B$15];[.$A$4];IF([.A519]&lt;=[.$B$16];[.$A$5];IF([.A519]&lt;=[.$B$17];[.$A$6];IF([.A519]&lt;=[.$B$18];[.$A$7]))))))" office:value-type="string" office:string-value="" calcext:value-type="error">
            <text:p>#VALEUR !</text:p>
          </table:table-cell>
          <table:table-cell table:formula="of:=IF([.$B519]=[.C$19];1;0)" office:value-type="string" office:string-value="" calcext:value-type="error">
            <text:p>#VALEUR !</text:p>
          </table:table-cell>
          <table:table-cell table:formula="of:=IF([.$B519]=[.D$19];1;0)" office:value-type="string" office:string-value="" calcext:value-type="error">
            <text:p>#VALEUR !</text:p>
          </table:table-cell>
          <table:table-cell table:formula="of:=IF([.$B519]=[.E$19];1;0)" office:value-type="string" office:string-value="" calcext:value-type="error">
            <text:p>#VALEUR !</text:p>
          </table:table-cell>
          <table:table-cell table:formula="of:=IF([.$B519]=[.F$19];1;0)" office:value-type="string" office:string-value="" calcext:value-type="error">
            <text:p>#VALEUR !</text:p>
          </table:table-cell>
          <table:table-cell table:formula="of:=IF([.$B519]=[.G$19];1;0)" office:value-type="string" office:string-value="" calcext:value-type="error">
            <text:p>#VALEUR !</text:p>
          </table:table-cell>
          <table:table-cell table:formula="of:=IF([.$B51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20]&lt;=[.$B$13];[.$A$2];IF([.A520]&lt;=[.$B$14];[.$A$3];IF([.A520]&lt;=[.$B$15];[.$A$4];IF([.A520]&lt;=[.$B$16];[.$A$5];IF([.A520]&lt;=[.$B$17];[.$A$6];IF([.A520]&lt;=[.$B$18];[.$A$7]))))))" office:value-type="string" office:string-value="" calcext:value-type="error">
            <text:p>#VALEUR !</text:p>
          </table:table-cell>
          <table:table-cell table:formula="of:=IF([.$B520]=[.C$19];1;0)" office:value-type="string" office:string-value="" calcext:value-type="error">
            <text:p>#VALEUR !</text:p>
          </table:table-cell>
          <table:table-cell table:formula="of:=IF([.$B520]=[.D$19];1;0)" office:value-type="string" office:string-value="" calcext:value-type="error">
            <text:p>#VALEUR !</text:p>
          </table:table-cell>
          <table:table-cell table:formula="of:=IF([.$B520]=[.E$19];1;0)" office:value-type="string" office:string-value="" calcext:value-type="error">
            <text:p>#VALEUR !</text:p>
          </table:table-cell>
          <table:table-cell table:formula="of:=IF([.$B520]=[.F$19];1;0)" office:value-type="string" office:string-value="" calcext:value-type="error">
            <text:p>#VALEUR !</text:p>
          </table:table-cell>
          <table:table-cell table:formula="of:=IF([.$B520]=[.G$19];1;0)" office:value-type="string" office:string-value="" calcext:value-type="error">
            <text:p>#VALEUR !</text:p>
          </table:table-cell>
          <table:table-cell table:formula="of:=IF([.$B52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21]&lt;=[.$B$13];[.$A$2];IF([.A521]&lt;=[.$B$14];[.$A$3];IF([.A521]&lt;=[.$B$15];[.$A$4];IF([.A521]&lt;=[.$B$16];[.$A$5];IF([.A521]&lt;=[.$B$17];[.$A$6];IF([.A521]&lt;=[.$B$18];[.$A$7]))))))" office:value-type="string" office:string-value="" calcext:value-type="error">
            <text:p>#VALEUR !</text:p>
          </table:table-cell>
          <table:table-cell table:formula="of:=IF([.$B521]=[.C$19];1;0)" office:value-type="string" office:string-value="" calcext:value-type="error">
            <text:p>#VALEUR !</text:p>
          </table:table-cell>
          <table:table-cell table:formula="of:=IF([.$B521]=[.D$19];1;0)" office:value-type="string" office:string-value="" calcext:value-type="error">
            <text:p>#VALEUR !</text:p>
          </table:table-cell>
          <table:table-cell table:formula="of:=IF([.$B521]=[.E$19];1;0)" office:value-type="string" office:string-value="" calcext:value-type="error">
            <text:p>#VALEUR !</text:p>
          </table:table-cell>
          <table:table-cell table:formula="of:=IF([.$B521]=[.F$19];1;0)" office:value-type="string" office:string-value="" calcext:value-type="error">
            <text:p>#VALEUR !</text:p>
          </table:table-cell>
          <table:table-cell table:formula="of:=IF([.$B521]=[.G$19];1;0)" office:value-type="string" office:string-value="" calcext:value-type="error">
            <text:p>#VALEUR !</text:p>
          </table:table-cell>
          <table:table-cell table:formula="of:=IF([.$B52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22]&lt;=[.$B$13];[.$A$2];IF([.A522]&lt;=[.$B$14];[.$A$3];IF([.A522]&lt;=[.$B$15];[.$A$4];IF([.A522]&lt;=[.$B$16];[.$A$5];IF([.A522]&lt;=[.$B$17];[.$A$6];IF([.A522]&lt;=[.$B$18];[.$A$7]))))))" office:value-type="string" office:string-value="" calcext:value-type="error">
            <text:p>#VALEUR !</text:p>
          </table:table-cell>
          <table:table-cell table:formula="of:=IF([.$B522]=[.C$19];1;0)" office:value-type="string" office:string-value="" calcext:value-type="error">
            <text:p>#VALEUR !</text:p>
          </table:table-cell>
          <table:table-cell table:formula="of:=IF([.$B522]=[.D$19];1;0)" office:value-type="string" office:string-value="" calcext:value-type="error">
            <text:p>#VALEUR !</text:p>
          </table:table-cell>
          <table:table-cell table:formula="of:=IF([.$B522]=[.E$19];1;0)" office:value-type="string" office:string-value="" calcext:value-type="error">
            <text:p>#VALEUR !</text:p>
          </table:table-cell>
          <table:table-cell table:formula="of:=IF([.$B522]=[.F$19];1;0)" office:value-type="string" office:string-value="" calcext:value-type="error">
            <text:p>#VALEUR !</text:p>
          </table:table-cell>
          <table:table-cell table:formula="of:=IF([.$B522]=[.G$19];1;0)" office:value-type="string" office:string-value="" calcext:value-type="error">
            <text:p>#VALEUR !</text:p>
          </table:table-cell>
          <table:table-cell table:formula="of:=IF([.$B52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23]&lt;=[.$B$13];[.$A$2];IF([.A523]&lt;=[.$B$14];[.$A$3];IF([.A523]&lt;=[.$B$15];[.$A$4];IF([.A523]&lt;=[.$B$16];[.$A$5];IF([.A523]&lt;=[.$B$17];[.$A$6];IF([.A523]&lt;=[.$B$18];[.$A$7]))))))" office:value-type="string" office:string-value="" calcext:value-type="error">
            <text:p>#VALEUR !</text:p>
          </table:table-cell>
          <table:table-cell table:formula="of:=IF([.$B523]=[.C$19];1;0)" office:value-type="string" office:string-value="" calcext:value-type="error">
            <text:p>#VALEUR !</text:p>
          </table:table-cell>
          <table:table-cell table:formula="of:=IF([.$B523]=[.D$19];1;0)" office:value-type="string" office:string-value="" calcext:value-type="error">
            <text:p>#VALEUR !</text:p>
          </table:table-cell>
          <table:table-cell table:formula="of:=IF([.$B523]=[.E$19];1;0)" office:value-type="string" office:string-value="" calcext:value-type="error">
            <text:p>#VALEUR !</text:p>
          </table:table-cell>
          <table:table-cell table:formula="of:=IF([.$B523]=[.F$19];1;0)" office:value-type="string" office:string-value="" calcext:value-type="error">
            <text:p>#VALEUR !</text:p>
          </table:table-cell>
          <table:table-cell table:formula="of:=IF([.$B523]=[.G$19];1;0)" office:value-type="string" office:string-value="" calcext:value-type="error">
            <text:p>#VALEUR !</text:p>
          </table:table-cell>
          <table:table-cell table:formula="of:=IF([.$B52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24]&lt;=[.$B$13];[.$A$2];IF([.A524]&lt;=[.$B$14];[.$A$3];IF([.A524]&lt;=[.$B$15];[.$A$4];IF([.A524]&lt;=[.$B$16];[.$A$5];IF([.A524]&lt;=[.$B$17];[.$A$6];IF([.A524]&lt;=[.$B$18];[.$A$7]))))))" office:value-type="string" office:string-value="" calcext:value-type="error">
            <text:p>#VALEUR !</text:p>
          </table:table-cell>
          <table:table-cell table:formula="of:=IF([.$B524]=[.C$19];1;0)" office:value-type="string" office:string-value="" calcext:value-type="error">
            <text:p>#VALEUR !</text:p>
          </table:table-cell>
          <table:table-cell table:formula="of:=IF([.$B524]=[.D$19];1;0)" office:value-type="string" office:string-value="" calcext:value-type="error">
            <text:p>#VALEUR !</text:p>
          </table:table-cell>
          <table:table-cell table:formula="of:=IF([.$B524]=[.E$19];1;0)" office:value-type="string" office:string-value="" calcext:value-type="error">
            <text:p>#VALEUR !</text:p>
          </table:table-cell>
          <table:table-cell table:formula="of:=IF([.$B524]=[.F$19];1;0)" office:value-type="string" office:string-value="" calcext:value-type="error">
            <text:p>#VALEUR !</text:p>
          </table:table-cell>
          <table:table-cell table:formula="of:=IF([.$B524]=[.G$19];1;0)" office:value-type="string" office:string-value="" calcext:value-type="error">
            <text:p>#VALEUR !</text:p>
          </table:table-cell>
          <table:table-cell table:formula="of:=IF([.$B52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25]&lt;=[.$B$13];[.$A$2];IF([.A525]&lt;=[.$B$14];[.$A$3];IF([.A525]&lt;=[.$B$15];[.$A$4];IF([.A525]&lt;=[.$B$16];[.$A$5];IF([.A525]&lt;=[.$B$17];[.$A$6];IF([.A525]&lt;=[.$B$18];[.$A$7]))))))" office:value-type="string" office:string-value="" calcext:value-type="error">
            <text:p>#VALEUR !</text:p>
          </table:table-cell>
          <table:table-cell table:formula="of:=IF([.$B525]=[.C$19];1;0)" office:value-type="string" office:string-value="" calcext:value-type="error">
            <text:p>#VALEUR !</text:p>
          </table:table-cell>
          <table:table-cell table:formula="of:=IF([.$B525]=[.D$19];1;0)" office:value-type="string" office:string-value="" calcext:value-type="error">
            <text:p>#VALEUR !</text:p>
          </table:table-cell>
          <table:table-cell table:formula="of:=IF([.$B525]=[.E$19];1;0)" office:value-type="string" office:string-value="" calcext:value-type="error">
            <text:p>#VALEUR !</text:p>
          </table:table-cell>
          <table:table-cell table:formula="of:=IF([.$B525]=[.F$19];1;0)" office:value-type="string" office:string-value="" calcext:value-type="error">
            <text:p>#VALEUR !</text:p>
          </table:table-cell>
          <table:table-cell table:formula="of:=IF([.$B525]=[.G$19];1;0)" office:value-type="string" office:string-value="" calcext:value-type="error">
            <text:p>#VALEUR !</text:p>
          </table:table-cell>
          <table:table-cell table:formula="of:=IF([.$B52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26]&lt;=[.$B$13];[.$A$2];IF([.A526]&lt;=[.$B$14];[.$A$3];IF([.A526]&lt;=[.$B$15];[.$A$4];IF([.A526]&lt;=[.$B$16];[.$A$5];IF([.A526]&lt;=[.$B$17];[.$A$6];IF([.A526]&lt;=[.$B$18];[.$A$7]))))))" office:value-type="string" office:string-value="" calcext:value-type="error">
            <text:p>#VALEUR !</text:p>
          </table:table-cell>
          <table:table-cell table:formula="of:=IF([.$B526]=[.C$19];1;0)" office:value-type="string" office:string-value="" calcext:value-type="error">
            <text:p>#VALEUR !</text:p>
          </table:table-cell>
          <table:table-cell table:formula="of:=IF([.$B526]=[.D$19];1;0)" office:value-type="string" office:string-value="" calcext:value-type="error">
            <text:p>#VALEUR !</text:p>
          </table:table-cell>
          <table:table-cell table:formula="of:=IF([.$B526]=[.E$19];1;0)" office:value-type="string" office:string-value="" calcext:value-type="error">
            <text:p>#VALEUR !</text:p>
          </table:table-cell>
          <table:table-cell table:formula="of:=IF([.$B526]=[.F$19];1;0)" office:value-type="string" office:string-value="" calcext:value-type="error">
            <text:p>#VALEUR !</text:p>
          </table:table-cell>
          <table:table-cell table:formula="of:=IF([.$B526]=[.G$19];1;0)" office:value-type="string" office:string-value="" calcext:value-type="error">
            <text:p>#VALEUR !</text:p>
          </table:table-cell>
          <table:table-cell table:formula="of:=IF([.$B52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27]&lt;=[.$B$13];[.$A$2];IF([.A527]&lt;=[.$B$14];[.$A$3];IF([.A527]&lt;=[.$B$15];[.$A$4];IF([.A527]&lt;=[.$B$16];[.$A$5];IF([.A527]&lt;=[.$B$17];[.$A$6];IF([.A527]&lt;=[.$B$18];[.$A$7]))))))" office:value-type="string" office:string-value="" calcext:value-type="error">
            <text:p>#VALEUR !</text:p>
          </table:table-cell>
          <table:table-cell table:formula="of:=IF([.$B527]=[.C$19];1;0)" office:value-type="string" office:string-value="" calcext:value-type="error">
            <text:p>#VALEUR !</text:p>
          </table:table-cell>
          <table:table-cell table:formula="of:=IF([.$B527]=[.D$19];1;0)" office:value-type="string" office:string-value="" calcext:value-type="error">
            <text:p>#VALEUR !</text:p>
          </table:table-cell>
          <table:table-cell table:formula="of:=IF([.$B527]=[.E$19];1;0)" office:value-type="string" office:string-value="" calcext:value-type="error">
            <text:p>#VALEUR !</text:p>
          </table:table-cell>
          <table:table-cell table:formula="of:=IF([.$B527]=[.F$19];1;0)" office:value-type="string" office:string-value="" calcext:value-type="error">
            <text:p>#VALEUR !</text:p>
          </table:table-cell>
          <table:table-cell table:formula="of:=IF([.$B527]=[.G$19];1;0)" office:value-type="string" office:string-value="" calcext:value-type="error">
            <text:p>#VALEUR !</text:p>
          </table:table-cell>
          <table:table-cell table:formula="of:=IF([.$B52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28]&lt;=[.$B$13];[.$A$2];IF([.A528]&lt;=[.$B$14];[.$A$3];IF([.A528]&lt;=[.$B$15];[.$A$4];IF([.A528]&lt;=[.$B$16];[.$A$5];IF([.A528]&lt;=[.$B$17];[.$A$6];IF([.A528]&lt;=[.$B$18];[.$A$7]))))))" office:value-type="string" office:string-value="" calcext:value-type="error">
            <text:p>#VALEUR !</text:p>
          </table:table-cell>
          <table:table-cell table:formula="of:=IF([.$B528]=[.C$19];1;0)" office:value-type="string" office:string-value="" calcext:value-type="error">
            <text:p>#VALEUR !</text:p>
          </table:table-cell>
          <table:table-cell table:formula="of:=IF([.$B528]=[.D$19];1;0)" office:value-type="string" office:string-value="" calcext:value-type="error">
            <text:p>#VALEUR !</text:p>
          </table:table-cell>
          <table:table-cell table:formula="of:=IF([.$B528]=[.E$19];1;0)" office:value-type="string" office:string-value="" calcext:value-type="error">
            <text:p>#VALEUR !</text:p>
          </table:table-cell>
          <table:table-cell table:formula="of:=IF([.$B528]=[.F$19];1;0)" office:value-type="string" office:string-value="" calcext:value-type="error">
            <text:p>#VALEUR !</text:p>
          </table:table-cell>
          <table:table-cell table:formula="of:=IF([.$B528]=[.G$19];1;0)" office:value-type="string" office:string-value="" calcext:value-type="error">
            <text:p>#VALEUR !</text:p>
          </table:table-cell>
          <table:table-cell table:formula="of:=IF([.$B52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29]&lt;=[.$B$13];[.$A$2];IF([.A529]&lt;=[.$B$14];[.$A$3];IF([.A529]&lt;=[.$B$15];[.$A$4];IF([.A529]&lt;=[.$B$16];[.$A$5];IF([.A529]&lt;=[.$B$17];[.$A$6];IF([.A529]&lt;=[.$B$18];[.$A$7]))))))" office:value-type="string" office:string-value="" calcext:value-type="error">
            <text:p>#VALEUR !</text:p>
          </table:table-cell>
          <table:table-cell table:formula="of:=IF([.$B529]=[.C$19];1;0)" office:value-type="string" office:string-value="" calcext:value-type="error">
            <text:p>#VALEUR !</text:p>
          </table:table-cell>
          <table:table-cell table:formula="of:=IF([.$B529]=[.D$19];1;0)" office:value-type="string" office:string-value="" calcext:value-type="error">
            <text:p>#VALEUR !</text:p>
          </table:table-cell>
          <table:table-cell table:formula="of:=IF([.$B529]=[.E$19];1;0)" office:value-type="string" office:string-value="" calcext:value-type="error">
            <text:p>#VALEUR !</text:p>
          </table:table-cell>
          <table:table-cell table:formula="of:=IF([.$B529]=[.F$19];1;0)" office:value-type="string" office:string-value="" calcext:value-type="error">
            <text:p>#VALEUR !</text:p>
          </table:table-cell>
          <table:table-cell table:formula="of:=IF([.$B529]=[.G$19];1;0)" office:value-type="string" office:string-value="" calcext:value-type="error">
            <text:p>#VALEUR !</text:p>
          </table:table-cell>
          <table:table-cell table:formula="of:=IF([.$B52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30]&lt;=[.$B$13];[.$A$2];IF([.A530]&lt;=[.$B$14];[.$A$3];IF([.A530]&lt;=[.$B$15];[.$A$4];IF([.A530]&lt;=[.$B$16];[.$A$5];IF([.A530]&lt;=[.$B$17];[.$A$6];IF([.A530]&lt;=[.$B$18];[.$A$7]))))))" office:value-type="string" office:string-value="" calcext:value-type="error">
            <text:p>#VALEUR !</text:p>
          </table:table-cell>
          <table:table-cell table:formula="of:=IF([.$B530]=[.C$19];1;0)" office:value-type="string" office:string-value="" calcext:value-type="error">
            <text:p>#VALEUR !</text:p>
          </table:table-cell>
          <table:table-cell table:formula="of:=IF([.$B530]=[.D$19];1;0)" office:value-type="string" office:string-value="" calcext:value-type="error">
            <text:p>#VALEUR !</text:p>
          </table:table-cell>
          <table:table-cell table:formula="of:=IF([.$B530]=[.E$19];1;0)" office:value-type="string" office:string-value="" calcext:value-type="error">
            <text:p>#VALEUR !</text:p>
          </table:table-cell>
          <table:table-cell table:formula="of:=IF([.$B530]=[.F$19];1;0)" office:value-type="string" office:string-value="" calcext:value-type="error">
            <text:p>#VALEUR !</text:p>
          </table:table-cell>
          <table:table-cell table:formula="of:=IF([.$B530]=[.G$19];1;0)" office:value-type="string" office:string-value="" calcext:value-type="error">
            <text:p>#VALEUR !</text:p>
          </table:table-cell>
          <table:table-cell table:formula="of:=IF([.$B53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31]&lt;=[.$B$13];[.$A$2];IF([.A531]&lt;=[.$B$14];[.$A$3];IF([.A531]&lt;=[.$B$15];[.$A$4];IF([.A531]&lt;=[.$B$16];[.$A$5];IF([.A531]&lt;=[.$B$17];[.$A$6];IF([.A531]&lt;=[.$B$18];[.$A$7]))))))" office:value-type="string" office:string-value="" calcext:value-type="error">
            <text:p>#VALEUR !</text:p>
          </table:table-cell>
          <table:table-cell table:formula="of:=IF([.$B531]=[.C$19];1;0)" office:value-type="string" office:string-value="" calcext:value-type="error">
            <text:p>#VALEUR !</text:p>
          </table:table-cell>
          <table:table-cell table:formula="of:=IF([.$B531]=[.D$19];1;0)" office:value-type="string" office:string-value="" calcext:value-type="error">
            <text:p>#VALEUR !</text:p>
          </table:table-cell>
          <table:table-cell table:formula="of:=IF([.$B531]=[.E$19];1;0)" office:value-type="string" office:string-value="" calcext:value-type="error">
            <text:p>#VALEUR !</text:p>
          </table:table-cell>
          <table:table-cell table:formula="of:=IF([.$B531]=[.F$19];1;0)" office:value-type="string" office:string-value="" calcext:value-type="error">
            <text:p>#VALEUR !</text:p>
          </table:table-cell>
          <table:table-cell table:formula="of:=IF([.$B531]=[.G$19];1;0)" office:value-type="string" office:string-value="" calcext:value-type="error">
            <text:p>#VALEUR !</text:p>
          </table:table-cell>
          <table:table-cell table:formula="of:=IF([.$B53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32]&lt;=[.$B$13];[.$A$2];IF([.A532]&lt;=[.$B$14];[.$A$3];IF([.A532]&lt;=[.$B$15];[.$A$4];IF([.A532]&lt;=[.$B$16];[.$A$5];IF([.A532]&lt;=[.$B$17];[.$A$6];IF([.A532]&lt;=[.$B$18];[.$A$7]))))))" office:value-type="string" office:string-value="" calcext:value-type="error">
            <text:p>#VALEUR !</text:p>
          </table:table-cell>
          <table:table-cell table:formula="of:=IF([.$B532]=[.C$19];1;0)" office:value-type="string" office:string-value="" calcext:value-type="error">
            <text:p>#VALEUR !</text:p>
          </table:table-cell>
          <table:table-cell table:formula="of:=IF([.$B532]=[.D$19];1;0)" office:value-type="string" office:string-value="" calcext:value-type="error">
            <text:p>#VALEUR !</text:p>
          </table:table-cell>
          <table:table-cell table:formula="of:=IF([.$B532]=[.E$19];1;0)" office:value-type="string" office:string-value="" calcext:value-type="error">
            <text:p>#VALEUR !</text:p>
          </table:table-cell>
          <table:table-cell table:formula="of:=IF([.$B532]=[.F$19];1;0)" office:value-type="string" office:string-value="" calcext:value-type="error">
            <text:p>#VALEUR !</text:p>
          </table:table-cell>
          <table:table-cell table:formula="of:=IF([.$B532]=[.G$19];1;0)" office:value-type="string" office:string-value="" calcext:value-type="error">
            <text:p>#VALEUR !</text:p>
          </table:table-cell>
          <table:table-cell table:formula="of:=IF([.$B53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33]&lt;=[.$B$13];[.$A$2];IF([.A533]&lt;=[.$B$14];[.$A$3];IF([.A533]&lt;=[.$B$15];[.$A$4];IF([.A533]&lt;=[.$B$16];[.$A$5];IF([.A533]&lt;=[.$B$17];[.$A$6];IF([.A533]&lt;=[.$B$18];[.$A$7]))))))" office:value-type="string" office:string-value="" calcext:value-type="error">
            <text:p>#VALEUR !</text:p>
          </table:table-cell>
          <table:table-cell table:formula="of:=IF([.$B533]=[.C$19];1;0)" office:value-type="string" office:string-value="" calcext:value-type="error">
            <text:p>#VALEUR !</text:p>
          </table:table-cell>
          <table:table-cell table:formula="of:=IF([.$B533]=[.D$19];1;0)" office:value-type="string" office:string-value="" calcext:value-type="error">
            <text:p>#VALEUR !</text:p>
          </table:table-cell>
          <table:table-cell table:formula="of:=IF([.$B533]=[.E$19];1;0)" office:value-type="string" office:string-value="" calcext:value-type="error">
            <text:p>#VALEUR !</text:p>
          </table:table-cell>
          <table:table-cell table:formula="of:=IF([.$B533]=[.F$19];1;0)" office:value-type="string" office:string-value="" calcext:value-type="error">
            <text:p>#VALEUR !</text:p>
          </table:table-cell>
          <table:table-cell table:formula="of:=IF([.$B533]=[.G$19];1;0)" office:value-type="string" office:string-value="" calcext:value-type="error">
            <text:p>#VALEUR !</text:p>
          </table:table-cell>
          <table:table-cell table:formula="of:=IF([.$B53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34]&lt;=[.$B$13];[.$A$2];IF([.A534]&lt;=[.$B$14];[.$A$3];IF([.A534]&lt;=[.$B$15];[.$A$4];IF([.A534]&lt;=[.$B$16];[.$A$5];IF([.A534]&lt;=[.$B$17];[.$A$6];IF([.A534]&lt;=[.$B$18];[.$A$7]))))))" office:value-type="string" office:string-value="" calcext:value-type="error">
            <text:p>#VALEUR !</text:p>
          </table:table-cell>
          <table:table-cell table:formula="of:=IF([.$B534]=[.C$19];1;0)" office:value-type="string" office:string-value="" calcext:value-type="error">
            <text:p>#VALEUR !</text:p>
          </table:table-cell>
          <table:table-cell table:formula="of:=IF([.$B534]=[.D$19];1;0)" office:value-type="string" office:string-value="" calcext:value-type="error">
            <text:p>#VALEUR !</text:p>
          </table:table-cell>
          <table:table-cell table:formula="of:=IF([.$B534]=[.E$19];1;0)" office:value-type="string" office:string-value="" calcext:value-type="error">
            <text:p>#VALEUR !</text:p>
          </table:table-cell>
          <table:table-cell table:formula="of:=IF([.$B534]=[.F$19];1;0)" office:value-type="string" office:string-value="" calcext:value-type="error">
            <text:p>#VALEUR !</text:p>
          </table:table-cell>
          <table:table-cell table:formula="of:=IF([.$B534]=[.G$19];1;0)" office:value-type="string" office:string-value="" calcext:value-type="error">
            <text:p>#VALEUR !</text:p>
          </table:table-cell>
          <table:table-cell table:formula="of:=IF([.$B53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35]&lt;=[.$B$13];[.$A$2];IF([.A535]&lt;=[.$B$14];[.$A$3];IF([.A535]&lt;=[.$B$15];[.$A$4];IF([.A535]&lt;=[.$B$16];[.$A$5];IF([.A535]&lt;=[.$B$17];[.$A$6];IF([.A535]&lt;=[.$B$18];[.$A$7]))))))" office:value-type="string" office:string-value="" calcext:value-type="error">
            <text:p>#VALEUR !</text:p>
          </table:table-cell>
          <table:table-cell table:formula="of:=IF([.$B535]=[.C$19];1;0)" office:value-type="string" office:string-value="" calcext:value-type="error">
            <text:p>#VALEUR !</text:p>
          </table:table-cell>
          <table:table-cell table:formula="of:=IF([.$B535]=[.D$19];1;0)" office:value-type="string" office:string-value="" calcext:value-type="error">
            <text:p>#VALEUR !</text:p>
          </table:table-cell>
          <table:table-cell table:formula="of:=IF([.$B535]=[.E$19];1;0)" office:value-type="string" office:string-value="" calcext:value-type="error">
            <text:p>#VALEUR !</text:p>
          </table:table-cell>
          <table:table-cell table:formula="of:=IF([.$B535]=[.F$19];1;0)" office:value-type="string" office:string-value="" calcext:value-type="error">
            <text:p>#VALEUR !</text:p>
          </table:table-cell>
          <table:table-cell table:formula="of:=IF([.$B535]=[.G$19];1;0)" office:value-type="string" office:string-value="" calcext:value-type="error">
            <text:p>#VALEUR !</text:p>
          </table:table-cell>
          <table:table-cell table:formula="of:=IF([.$B53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36]&lt;=[.$B$13];[.$A$2];IF([.A536]&lt;=[.$B$14];[.$A$3];IF([.A536]&lt;=[.$B$15];[.$A$4];IF([.A536]&lt;=[.$B$16];[.$A$5];IF([.A536]&lt;=[.$B$17];[.$A$6];IF([.A536]&lt;=[.$B$18];[.$A$7]))))))" office:value-type="string" office:string-value="" calcext:value-type="error">
            <text:p>#VALEUR !</text:p>
          </table:table-cell>
          <table:table-cell table:formula="of:=IF([.$B536]=[.C$19];1;0)" office:value-type="string" office:string-value="" calcext:value-type="error">
            <text:p>#VALEUR !</text:p>
          </table:table-cell>
          <table:table-cell table:formula="of:=IF([.$B536]=[.D$19];1;0)" office:value-type="string" office:string-value="" calcext:value-type="error">
            <text:p>#VALEUR !</text:p>
          </table:table-cell>
          <table:table-cell table:formula="of:=IF([.$B536]=[.E$19];1;0)" office:value-type="string" office:string-value="" calcext:value-type="error">
            <text:p>#VALEUR !</text:p>
          </table:table-cell>
          <table:table-cell table:formula="of:=IF([.$B536]=[.F$19];1;0)" office:value-type="string" office:string-value="" calcext:value-type="error">
            <text:p>#VALEUR !</text:p>
          </table:table-cell>
          <table:table-cell table:formula="of:=IF([.$B536]=[.G$19];1;0)" office:value-type="string" office:string-value="" calcext:value-type="error">
            <text:p>#VALEUR !</text:p>
          </table:table-cell>
          <table:table-cell table:formula="of:=IF([.$B53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37]&lt;=[.$B$13];[.$A$2];IF([.A537]&lt;=[.$B$14];[.$A$3];IF([.A537]&lt;=[.$B$15];[.$A$4];IF([.A537]&lt;=[.$B$16];[.$A$5];IF([.A537]&lt;=[.$B$17];[.$A$6];IF([.A537]&lt;=[.$B$18];[.$A$7]))))))" office:value-type="string" office:string-value="" calcext:value-type="error">
            <text:p>#VALEUR !</text:p>
          </table:table-cell>
          <table:table-cell table:formula="of:=IF([.$B537]=[.C$19];1;0)" office:value-type="string" office:string-value="" calcext:value-type="error">
            <text:p>#VALEUR !</text:p>
          </table:table-cell>
          <table:table-cell table:formula="of:=IF([.$B537]=[.D$19];1;0)" office:value-type="string" office:string-value="" calcext:value-type="error">
            <text:p>#VALEUR !</text:p>
          </table:table-cell>
          <table:table-cell table:formula="of:=IF([.$B537]=[.E$19];1;0)" office:value-type="string" office:string-value="" calcext:value-type="error">
            <text:p>#VALEUR !</text:p>
          </table:table-cell>
          <table:table-cell table:formula="of:=IF([.$B537]=[.F$19];1;0)" office:value-type="string" office:string-value="" calcext:value-type="error">
            <text:p>#VALEUR !</text:p>
          </table:table-cell>
          <table:table-cell table:formula="of:=IF([.$B537]=[.G$19];1;0)" office:value-type="string" office:string-value="" calcext:value-type="error">
            <text:p>#VALEUR !</text:p>
          </table:table-cell>
          <table:table-cell table:formula="of:=IF([.$B53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38]&lt;=[.$B$13];[.$A$2];IF([.A538]&lt;=[.$B$14];[.$A$3];IF([.A538]&lt;=[.$B$15];[.$A$4];IF([.A538]&lt;=[.$B$16];[.$A$5];IF([.A538]&lt;=[.$B$17];[.$A$6];IF([.A538]&lt;=[.$B$18];[.$A$7]))))))" office:value-type="string" office:string-value="" calcext:value-type="error">
            <text:p>#VALEUR !</text:p>
          </table:table-cell>
          <table:table-cell table:formula="of:=IF([.$B538]=[.C$19];1;0)" office:value-type="string" office:string-value="" calcext:value-type="error">
            <text:p>#VALEUR !</text:p>
          </table:table-cell>
          <table:table-cell table:formula="of:=IF([.$B538]=[.D$19];1;0)" office:value-type="string" office:string-value="" calcext:value-type="error">
            <text:p>#VALEUR !</text:p>
          </table:table-cell>
          <table:table-cell table:formula="of:=IF([.$B538]=[.E$19];1;0)" office:value-type="string" office:string-value="" calcext:value-type="error">
            <text:p>#VALEUR !</text:p>
          </table:table-cell>
          <table:table-cell table:formula="of:=IF([.$B538]=[.F$19];1;0)" office:value-type="string" office:string-value="" calcext:value-type="error">
            <text:p>#VALEUR !</text:p>
          </table:table-cell>
          <table:table-cell table:formula="of:=IF([.$B538]=[.G$19];1;0)" office:value-type="string" office:string-value="" calcext:value-type="error">
            <text:p>#VALEUR !</text:p>
          </table:table-cell>
          <table:table-cell table:formula="of:=IF([.$B53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39]&lt;=[.$B$13];[.$A$2];IF([.A539]&lt;=[.$B$14];[.$A$3];IF([.A539]&lt;=[.$B$15];[.$A$4];IF([.A539]&lt;=[.$B$16];[.$A$5];IF([.A539]&lt;=[.$B$17];[.$A$6];IF([.A539]&lt;=[.$B$18];[.$A$7]))))))" office:value-type="string" office:string-value="" calcext:value-type="error">
            <text:p>#VALEUR !</text:p>
          </table:table-cell>
          <table:table-cell table:formula="of:=IF([.$B539]=[.C$19];1;0)" office:value-type="string" office:string-value="" calcext:value-type="error">
            <text:p>#VALEUR !</text:p>
          </table:table-cell>
          <table:table-cell table:formula="of:=IF([.$B539]=[.D$19];1;0)" office:value-type="string" office:string-value="" calcext:value-type="error">
            <text:p>#VALEUR !</text:p>
          </table:table-cell>
          <table:table-cell table:formula="of:=IF([.$B539]=[.E$19];1;0)" office:value-type="string" office:string-value="" calcext:value-type="error">
            <text:p>#VALEUR !</text:p>
          </table:table-cell>
          <table:table-cell table:formula="of:=IF([.$B539]=[.F$19];1;0)" office:value-type="string" office:string-value="" calcext:value-type="error">
            <text:p>#VALEUR !</text:p>
          </table:table-cell>
          <table:table-cell table:formula="of:=IF([.$B539]=[.G$19];1;0)" office:value-type="string" office:string-value="" calcext:value-type="error">
            <text:p>#VALEUR !</text:p>
          </table:table-cell>
          <table:table-cell table:formula="of:=IF([.$B53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40]&lt;=[.$B$13];[.$A$2];IF([.A540]&lt;=[.$B$14];[.$A$3];IF([.A540]&lt;=[.$B$15];[.$A$4];IF([.A540]&lt;=[.$B$16];[.$A$5];IF([.A540]&lt;=[.$B$17];[.$A$6];IF([.A540]&lt;=[.$B$18];[.$A$7]))))))" office:value-type="string" office:string-value="" calcext:value-type="error">
            <text:p>#VALEUR !</text:p>
          </table:table-cell>
          <table:table-cell table:formula="of:=IF([.$B540]=[.C$19];1;0)" office:value-type="string" office:string-value="" calcext:value-type="error">
            <text:p>#VALEUR !</text:p>
          </table:table-cell>
          <table:table-cell table:formula="of:=IF([.$B540]=[.D$19];1;0)" office:value-type="string" office:string-value="" calcext:value-type="error">
            <text:p>#VALEUR !</text:p>
          </table:table-cell>
          <table:table-cell table:formula="of:=IF([.$B540]=[.E$19];1;0)" office:value-type="string" office:string-value="" calcext:value-type="error">
            <text:p>#VALEUR !</text:p>
          </table:table-cell>
          <table:table-cell table:formula="of:=IF([.$B540]=[.F$19];1;0)" office:value-type="string" office:string-value="" calcext:value-type="error">
            <text:p>#VALEUR !</text:p>
          </table:table-cell>
          <table:table-cell table:formula="of:=IF([.$B540]=[.G$19];1;0)" office:value-type="string" office:string-value="" calcext:value-type="error">
            <text:p>#VALEUR !</text:p>
          </table:table-cell>
          <table:table-cell table:formula="of:=IF([.$B54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41]&lt;=[.$B$13];[.$A$2];IF([.A541]&lt;=[.$B$14];[.$A$3];IF([.A541]&lt;=[.$B$15];[.$A$4];IF([.A541]&lt;=[.$B$16];[.$A$5];IF([.A541]&lt;=[.$B$17];[.$A$6];IF([.A541]&lt;=[.$B$18];[.$A$7]))))))" office:value-type="string" office:string-value="" calcext:value-type="error">
            <text:p>#VALEUR !</text:p>
          </table:table-cell>
          <table:table-cell table:formula="of:=IF([.$B541]=[.C$19];1;0)" office:value-type="string" office:string-value="" calcext:value-type="error">
            <text:p>#VALEUR !</text:p>
          </table:table-cell>
          <table:table-cell table:formula="of:=IF([.$B541]=[.D$19];1;0)" office:value-type="string" office:string-value="" calcext:value-type="error">
            <text:p>#VALEUR !</text:p>
          </table:table-cell>
          <table:table-cell table:formula="of:=IF([.$B541]=[.E$19];1;0)" office:value-type="string" office:string-value="" calcext:value-type="error">
            <text:p>#VALEUR !</text:p>
          </table:table-cell>
          <table:table-cell table:formula="of:=IF([.$B541]=[.F$19];1;0)" office:value-type="string" office:string-value="" calcext:value-type="error">
            <text:p>#VALEUR !</text:p>
          </table:table-cell>
          <table:table-cell table:formula="of:=IF([.$B541]=[.G$19];1;0)" office:value-type="string" office:string-value="" calcext:value-type="error">
            <text:p>#VALEUR !</text:p>
          </table:table-cell>
          <table:table-cell table:formula="of:=IF([.$B54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42]&lt;=[.$B$13];[.$A$2];IF([.A542]&lt;=[.$B$14];[.$A$3];IF([.A542]&lt;=[.$B$15];[.$A$4];IF([.A542]&lt;=[.$B$16];[.$A$5];IF([.A542]&lt;=[.$B$17];[.$A$6];IF([.A542]&lt;=[.$B$18];[.$A$7]))))))" office:value-type="string" office:string-value="" calcext:value-type="error">
            <text:p>#VALEUR !</text:p>
          </table:table-cell>
          <table:table-cell table:formula="of:=IF([.$B542]=[.C$19];1;0)" office:value-type="string" office:string-value="" calcext:value-type="error">
            <text:p>#VALEUR !</text:p>
          </table:table-cell>
          <table:table-cell table:formula="of:=IF([.$B542]=[.D$19];1;0)" office:value-type="string" office:string-value="" calcext:value-type="error">
            <text:p>#VALEUR !</text:p>
          </table:table-cell>
          <table:table-cell table:formula="of:=IF([.$B542]=[.E$19];1;0)" office:value-type="string" office:string-value="" calcext:value-type="error">
            <text:p>#VALEUR !</text:p>
          </table:table-cell>
          <table:table-cell table:formula="of:=IF([.$B542]=[.F$19];1;0)" office:value-type="string" office:string-value="" calcext:value-type="error">
            <text:p>#VALEUR !</text:p>
          </table:table-cell>
          <table:table-cell table:formula="of:=IF([.$B542]=[.G$19];1;0)" office:value-type="string" office:string-value="" calcext:value-type="error">
            <text:p>#VALEUR !</text:p>
          </table:table-cell>
          <table:table-cell table:formula="of:=IF([.$B54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43]&lt;=[.$B$13];[.$A$2];IF([.A543]&lt;=[.$B$14];[.$A$3];IF([.A543]&lt;=[.$B$15];[.$A$4];IF([.A543]&lt;=[.$B$16];[.$A$5];IF([.A543]&lt;=[.$B$17];[.$A$6];IF([.A543]&lt;=[.$B$18];[.$A$7]))))))" office:value-type="string" office:string-value="" calcext:value-type="error">
            <text:p>#VALEUR !</text:p>
          </table:table-cell>
          <table:table-cell table:formula="of:=IF([.$B543]=[.C$19];1;0)" office:value-type="string" office:string-value="" calcext:value-type="error">
            <text:p>#VALEUR !</text:p>
          </table:table-cell>
          <table:table-cell table:formula="of:=IF([.$B543]=[.D$19];1;0)" office:value-type="string" office:string-value="" calcext:value-type="error">
            <text:p>#VALEUR !</text:p>
          </table:table-cell>
          <table:table-cell table:formula="of:=IF([.$B543]=[.E$19];1;0)" office:value-type="string" office:string-value="" calcext:value-type="error">
            <text:p>#VALEUR !</text:p>
          </table:table-cell>
          <table:table-cell table:formula="of:=IF([.$B543]=[.F$19];1;0)" office:value-type="string" office:string-value="" calcext:value-type="error">
            <text:p>#VALEUR !</text:p>
          </table:table-cell>
          <table:table-cell table:formula="of:=IF([.$B543]=[.G$19];1;0)" office:value-type="string" office:string-value="" calcext:value-type="error">
            <text:p>#VALEUR !</text:p>
          </table:table-cell>
          <table:table-cell table:formula="of:=IF([.$B54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44]&lt;=[.$B$13];[.$A$2];IF([.A544]&lt;=[.$B$14];[.$A$3];IF([.A544]&lt;=[.$B$15];[.$A$4];IF([.A544]&lt;=[.$B$16];[.$A$5];IF([.A544]&lt;=[.$B$17];[.$A$6];IF([.A544]&lt;=[.$B$18];[.$A$7]))))))" office:value-type="string" office:string-value="" calcext:value-type="error">
            <text:p>#VALEUR !</text:p>
          </table:table-cell>
          <table:table-cell table:formula="of:=IF([.$B544]=[.C$19];1;0)" office:value-type="string" office:string-value="" calcext:value-type="error">
            <text:p>#VALEUR !</text:p>
          </table:table-cell>
          <table:table-cell table:formula="of:=IF([.$B544]=[.D$19];1;0)" office:value-type="string" office:string-value="" calcext:value-type="error">
            <text:p>#VALEUR !</text:p>
          </table:table-cell>
          <table:table-cell table:formula="of:=IF([.$B544]=[.E$19];1;0)" office:value-type="string" office:string-value="" calcext:value-type="error">
            <text:p>#VALEUR !</text:p>
          </table:table-cell>
          <table:table-cell table:formula="of:=IF([.$B544]=[.F$19];1;0)" office:value-type="string" office:string-value="" calcext:value-type="error">
            <text:p>#VALEUR !</text:p>
          </table:table-cell>
          <table:table-cell table:formula="of:=IF([.$B544]=[.G$19];1;0)" office:value-type="string" office:string-value="" calcext:value-type="error">
            <text:p>#VALEUR !</text:p>
          </table:table-cell>
          <table:table-cell table:formula="of:=IF([.$B54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45]&lt;=[.$B$13];[.$A$2];IF([.A545]&lt;=[.$B$14];[.$A$3];IF([.A545]&lt;=[.$B$15];[.$A$4];IF([.A545]&lt;=[.$B$16];[.$A$5];IF([.A545]&lt;=[.$B$17];[.$A$6];IF([.A545]&lt;=[.$B$18];[.$A$7]))))))" office:value-type="string" office:string-value="" calcext:value-type="error">
            <text:p>#VALEUR !</text:p>
          </table:table-cell>
          <table:table-cell table:formula="of:=IF([.$B545]=[.C$19];1;0)" office:value-type="string" office:string-value="" calcext:value-type="error">
            <text:p>#VALEUR !</text:p>
          </table:table-cell>
          <table:table-cell table:formula="of:=IF([.$B545]=[.D$19];1;0)" office:value-type="string" office:string-value="" calcext:value-type="error">
            <text:p>#VALEUR !</text:p>
          </table:table-cell>
          <table:table-cell table:formula="of:=IF([.$B545]=[.E$19];1;0)" office:value-type="string" office:string-value="" calcext:value-type="error">
            <text:p>#VALEUR !</text:p>
          </table:table-cell>
          <table:table-cell table:formula="of:=IF([.$B545]=[.F$19];1;0)" office:value-type="string" office:string-value="" calcext:value-type="error">
            <text:p>#VALEUR !</text:p>
          </table:table-cell>
          <table:table-cell table:formula="of:=IF([.$B545]=[.G$19];1;0)" office:value-type="string" office:string-value="" calcext:value-type="error">
            <text:p>#VALEUR !</text:p>
          </table:table-cell>
          <table:table-cell table:formula="of:=IF([.$B54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46]&lt;=[.$B$13];[.$A$2];IF([.A546]&lt;=[.$B$14];[.$A$3];IF([.A546]&lt;=[.$B$15];[.$A$4];IF([.A546]&lt;=[.$B$16];[.$A$5];IF([.A546]&lt;=[.$B$17];[.$A$6];IF([.A546]&lt;=[.$B$18];[.$A$7]))))))" office:value-type="string" office:string-value="" calcext:value-type="error">
            <text:p>#VALEUR !</text:p>
          </table:table-cell>
          <table:table-cell table:formula="of:=IF([.$B546]=[.C$19];1;0)" office:value-type="string" office:string-value="" calcext:value-type="error">
            <text:p>#VALEUR !</text:p>
          </table:table-cell>
          <table:table-cell table:formula="of:=IF([.$B546]=[.D$19];1;0)" office:value-type="string" office:string-value="" calcext:value-type="error">
            <text:p>#VALEUR !</text:p>
          </table:table-cell>
          <table:table-cell table:formula="of:=IF([.$B546]=[.E$19];1;0)" office:value-type="string" office:string-value="" calcext:value-type="error">
            <text:p>#VALEUR !</text:p>
          </table:table-cell>
          <table:table-cell table:formula="of:=IF([.$B546]=[.F$19];1;0)" office:value-type="string" office:string-value="" calcext:value-type="error">
            <text:p>#VALEUR !</text:p>
          </table:table-cell>
          <table:table-cell table:formula="of:=IF([.$B546]=[.G$19];1;0)" office:value-type="string" office:string-value="" calcext:value-type="error">
            <text:p>#VALEUR !</text:p>
          </table:table-cell>
          <table:table-cell table:formula="of:=IF([.$B54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47]&lt;=[.$B$13];[.$A$2];IF([.A547]&lt;=[.$B$14];[.$A$3];IF([.A547]&lt;=[.$B$15];[.$A$4];IF([.A547]&lt;=[.$B$16];[.$A$5];IF([.A547]&lt;=[.$B$17];[.$A$6];IF([.A547]&lt;=[.$B$18];[.$A$7]))))))" office:value-type="string" office:string-value="" calcext:value-type="error">
            <text:p>#VALEUR !</text:p>
          </table:table-cell>
          <table:table-cell table:formula="of:=IF([.$B547]=[.C$19];1;0)" office:value-type="string" office:string-value="" calcext:value-type="error">
            <text:p>#VALEUR !</text:p>
          </table:table-cell>
          <table:table-cell table:formula="of:=IF([.$B547]=[.D$19];1;0)" office:value-type="string" office:string-value="" calcext:value-type="error">
            <text:p>#VALEUR !</text:p>
          </table:table-cell>
          <table:table-cell table:formula="of:=IF([.$B547]=[.E$19];1;0)" office:value-type="string" office:string-value="" calcext:value-type="error">
            <text:p>#VALEUR !</text:p>
          </table:table-cell>
          <table:table-cell table:formula="of:=IF([.$B547]=[.F$19];1;0)" office:value-type="string" office:string-value="" calcext:value-type="error">
            <text:p>#VALEUR !</text:p>
          </table:table-cell>
          <table:table-cell table:formula="of:=IF([.$B547]=[.G$19];1;0)" office:value-type="string" office:string-value="" calcext:value-type="error">
            <text:p>#VALEUR !</text:p>
          </table:table-cell>
          <table:table-cell table:formula="of:=IF([.$B54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48]&lt;=[.$B$13];[.$A$2];IF([.A548]&lt;=[.$B$14];[.$A$3];IF([.A548]&lt;=[.$B$15];[.$A$4];IF([.A548]&lt;=[.$B$16];[.$A$5];IF([.A548]&lt;=[.$B$17];[.$A$6];IF([.A548]&lt;=[.$B$18];[.$A$7]))))))" office:value-type="string" office:string-value="" calcext:value-type="error">
            <text:p>#VALEUR !</text:p>
          </table:table-cell>
          <table:table-cell table:formula="of:=IF([.$B548]=[.C$19];1;0)" office:value-type="string" office:string-value="" calcext:value-type="error">
            <text:p>#VALEUR !</text:p>
          </table:table-cell>
          <table:table-cell table:formula="of:=IF([.$B548]=[.D$19];1;0)" office:value-type="string" office:string-value="" calcext:value-type="error">
            <text:p>#VALEUR !</text:p>
          </table:table-cell>
          <table:table-cell table:formula="of:=IF([.$B548]=[.E$19];1;0)" office:value-type="string" office:string-value="" calcext:value-type="error">
            <text:p>#VALEUR !</text:p>
          </table:table-cell>
          <table:table-cell table:formula="of:=IF([.$B548]=[.F$19];1;0)" office:value-type="string" office:string-value="" calcext:value-type="error">
            <text:p>#VALEUR !</text:p>
          </table:table-cell>
          <table:table-cell table:formula="of:=IF([.$B548]=[.G$19];1;0)" office:value-type="string" office:string-value="" calcext:value-type="error">
            <text:p>#VALEUR !</text:p>
          </table:table-cell>
          <table:table-cell table:formula="of:=IF([.$B54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49]&lt;=[.$B$13];[.$A$2];IF([.A549]&lt;=[.$B$14];[.$A$3];IF([.A549]&lt;=[.$B$15];[.$A$4];IF([.A549]&lt;=[.$B$16];[.$A$5];IF([.A549]&lt;=[.$B$17];[.$A$6];IF([.A549]&lt;=[.$B$18];[.$A$7]))))))" office:value-type="string" office:string-value="" calcext:value-type="error">
            <text:p>#VALEUR !</text:p>
          </table:table-cell>
          <table:table-cell table:formula="of:=IF([.$B549]=[.C$19];1;0)" office:value-type="string" office:string-value="" calcext:value-type="error">
            <text:p>#VALEUR !</text:p>
          </table:table-cell>
          <table:table-cell table:formula="of:=IF([.$B549]=[.D$19];1;0)" office:value-type="string" office:string-value="" calcext:value-type="error">
            <text:p>#VALEUR !</text:p>
          </table:table-cell>
          <table:table-cell table:formula="of:=IF([.$B549]=[.E$19];1;0)" office:value-type="string" office:string-value="" calcext:value-type="error">
            <text:p>#VALEUR !</text:p>
          </table:table-cell>
          <table:table-cell table:formula="of:=IF([.$B549]=[.F$19];1;0)" office:value-type="string" office:string-value="" calcext:value-type="error">
            <text:p>#VALEUR !</text:p>
          </table:table-cell>
          <table:table-cell table:formula="of:=IF([.$B549]=[.G$19];1;0)" office:value-type="string" office:string-value="" calcext:value-type="error">
            <text:p>#VALEUR !</text:p>
          </table:table-cell>
          <table:table-cell table:formula="of:=IF([.$B54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50]&lt;=[.$B$13];[.$A$2];IF([.A550]&lt;=[.$B$14];[.$A$3];IF([.A550]&lt;=[.$B$15];[.$A$4];IF([.A550]&lt;=[.$B$16];[.$A$5];IF([.A550]&lt;=[.$B$17];[.$A$6];IF([.A550]&lt;=[.$B$18];[.$A$7]))))))" office:value-type="string" office:string-value="" calcext:value-type="error">
            <text:p>#VALEUR !</text:p>
          </table:table-cell>
          <table:table-cell table:formula="of:=IF([.$B550]=[.C$19];1;0)" office:value-type="string" office:string-value="" calcext:value-type="error">
            <text:p>#VALEUR !</text:p>
          </table:table-cell>
          <table:table-cell table:formula="of:=IF([.$B550]=[.D$19];1;0)" office:value-type="string" office:string-value="" calcext:value-type="error">
            <text:p>#VALEUR !</text:p>
          </table:table-cell>
          <table:table-cell table:formula="of:=IF([.$B550]=[.E$19];1;0)" office:value-type="string" office:string-value="" calcext:value-type="error">
            <text:p>#VALEUR !</text:p>
          </table:table-cell>
          <table:table-cell table:formula="of:=IF([.$B550]=[.F$19];1;0)" office:value-type="string" office:string-value="" calcext:value-type="error">
            <text:p>#VALEUR !</text:p>
          </table:table-cell>
          <table:table-cell table:formula="of:=IF([.$B550]=[.G$19];1;0)" office:value-type="string" office:string-value="" calcext:value-type="error">
            <text:p>#VALEUR !</text:p>
          </table:table-cell>
          <table:table-cell table:formula="of:=IF([.$B55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51]&lt;=[.$B$13];[.$A$2];IF([.A551]&lt;=[.$B$14];[.$A$3];IF([.A551]&lt;=[.$B$15];[.$A$4];IF([.A551]&lt;=[.$B$16];[.$A$5];IF([.A551]&lt;=[.$B$17];[.$A$6];IF([.A551]&lt;=[.$B$18];[.$A$7]))))))" office:value-type="string" office:string-value="" calcext:value-type="error">
            <text:p>#VALEUR !</text:p>
          </table:table-cell>
          <table:table-cell table:formula="of:=IF([.$B551]=[.C$19];1;0)" office:value-type="string" office:string-value="" calcext:value-type="error">
            <text:p>#VALEUR !</text:p>
          </table:table-cell>
          <table:table-cell table:formula="of:=IF([.$B551]=[.D$19];1;0)" office:value-type="string" office:string-value="" calcext:value-type="error">
            <text:p>#VALEUR !</text:p>
          </table:table-cell>
          <table:table-cell table:formula="of:=IF([.$B551]=[.E$19];1;0)" office:value-type="string" office:string-value="" calcext:value-type="error">
            <text:p>#VALEUR !</text:p>
          </table:table-cell>
          <table:table-cell table:formula="of:=IF([.$B551]=[.F$19];1;0)" office:value-type="string" office:string-value="" calcext:value-type="error">
            <text:p>#VALEUR !</text:p>
          </table:table-cell>
          <table:table-cell table:formula="of:=IF([.$B551]=[.G$19];1;0)" office:value-type="string" office:string-value="" calcext:value-type="error">
            <text:p>#VALEUR !</text:p>
          </table:table-cell>
          <table:table-cell table:formula="of:=IF([.$B55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52]&lt;=[.$B$13];[.$A$2];IF([.A552]&lt;=[.$B$14];[.$A$3];IF([.A552]&lt;=[.$B$15];[.$A$4];IF([.A552]&lt;=[.$B$16];[.$A$5];IF([.A552]&lt;=[.$B$17];[.$A$6];IF([.A552]&lt;=[.$B$18];[.$A$7]))))))" office:value-type="string" office:string-value="" calcext:value-type="error">
            <text:p>#VALEUR !</text:p>
          </table:table-cell>
          <table:table-cell table:formula="of:=IF([.$B552]=[.C$19];1;0)" office:value-type="string" office:string-value="" calcext:value-type="error">
            <text:p>#VALEUR !</text:p>
          </table:table-cell>
          <table:table-cell table:formula="of:=IF([.$B552]=[.D$19];1;0)" office:value-type="string" office:string-value="" calcext:value-type="error">
            <text:p>#VALEUR !</text:p>
          </table:table-cell>
          <table:table-cell table:formula="of:=IF([.$B552]=[.E$19];1;0)" office:value-type="string" office:string-value="" calcext:value-type="error">
            <text:p>#VALEUR !</text:p>
          </table:table-cell>
          <table:table-cell table:formula="of:=IF([.$B552]=[.F$19];1;0)" office:value-type="string" office:string-value="" calcext:value-type="error">
            <text:p>#VALEUR !</text:p>
          </table:table-cell>
          <table:table-cell table:formula="of:=IF([.$B552]=[.G$19];1;0)" office:value-type="string" office:string-value="" calcext:value-type="error">
            <text:p>#VALEUR !</text:p>
          </table:table-cell>
          <table:table-cell table:formula="of:=IF([.$B55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53]&lt;=[.$B$13];[.$A$2];IF([.A553]&lt;=[.$B$14];[.$A$3];IF([.A553]&lt;=[.$B$15];[.$A$4];IF([.A553]&lt;=[.$B$16];[.$A$5];IF([.A553]&lt;=[.$B$17];[.$A$6];IF([.A553]&lt;=[.$B$18];[.$A$7]))))))" office:value-type="string" office:string-value="" calcext:value-type="error">
            <text:p>#VALEUR !</text:p>
          </table:table-cell>
          <table:table-cell table:formula="of:=IF([.$B553]=[.C$19];1;0)" office:value-type="string" office:string-value="" calcext:value-type="error">
            <text:p>#VALEUR !</text:p>
          </table:table-cell>
          <table:table-cell table:formula="of:=IF([.$B553]=[.D$19];1;0)" office:value-type="string" office:string-value="" calcext:value-type="error">
            <text:p>#VALEUR !</text:p>
          </table:table-cell>
          <table:table-cell table:formula="of:=IF([.$B553]=[.E$19];1;0)" office:value-type="string" office:string-value="" calcext:value-type="error">
            <text:p>#VALEUR !</text:p>
          </table:table-cell>
          <table:table-cell table:formula="of:=IF([.$B553]=[.F$19];1;0)" office:value-type="string" office:string-value="" calcext:value-type="error">
            <text:p>#VALEUR !</text:p>
          </table:table-cell>
          <table:table-cell table:formula="of:=IF([.$B553]=[.G$19];1;0)" office:value-type="string" office:string-value="" calcext:value-type="error">
            <text:p>#VALEUR !</text:p>
          </table:table-cell>
          <table:table-cell table:formula="of:=IF([.$B55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54]&lt;=[.$B$13];[.$A$2];IF([.A554]&lt;=[.$B$14];[.$A$3];IF([.A554]&lt;=[.$B$15];[.$A$4];IF([.A554]&lt;=[.$B$16];[.$A$5];IF([.A554]&lt;=[.$B$17];[.$A$6];IF([.A554]&lt;=[.$B$18];[.$A$7]))))))" office:value-type="string" office:string-value="" calcext:value-type="error">
            <text:p>#VALEUR !</text:p>
          </table:table-cell>
          <table:table-cell table:formula="of:=IF([.$B554]=[.C$19];1;0)" office:value-type="string" office:string-value="" calcext:value-type="error">
            <text:p>#VALEUR !</text:p>
          </table:table-cell>
          <table:table-cell table:formula="of:=IF([.$B554]=[.D$19];1;0)" office:value-type="string" office:string-value="" calcext:value-type="error">
            <text:p>#VALEUR !</text:p>
          </table:table-cell>
          <table:table-cell table:formula="of:=IF([.$B554]=[.E$19];1;0)" office:value-type="string" office:string-value="" calcext:value-type="error">
            <text:p>#VALEUR !</text:p>
          </table:table-cell>
          <table:table-cell table:formula="of:=IF([.$B554]=[.F$19];1;0)" office:value-type="string" office:string-value="" calcext:value-type="error">
            <text:p>#VALEUR !</text:p>
          </table:table-cell>
          <table:table-cell table:formula="of:=IF([.$B554]=[.G$19];1;0)" office:value-type="string" office:string-value="" calcext:value-type="error">
            <text:p>#VALEUR !</text:p>
          </table:table-cell>
          <table:table-cell table:formula="of:=IF([.$B55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55]&lt;=[.$B$13];[.$A$2];IF([.A555]&lt;=[.$B$14];[.$A$3];IF([.A555]&lt;=[.$B$15];[.$A$4];IF([.A555]&lt;=[.$B$16];[.$A$5];IF([.A555]&lt;=[.$B$17];[.$A$6];IF([.A555]&lt;=[.$B$18];[.$A$7]))))))" office:value-type="string" office:string-value="" calcext:value-type="error">
            <text:p>#VALEUR !</text:p>
          </table:table-cell>
          <table:table-cell table:formula="of:=IF([.$B555]=[.C$19];1;0)" office:value-type="string" office:string-value="" calcext:value-type="error">
            <text:p>#VALEUR !</text:p>
          </table:table-cell>
          <table:table-cell table:formula="of:=IF([.$B555]=[.D$19];1;0)" office:value-type="string" office:string-value="" calcext:value-type="error">
            <text:p>#VALEUR !</text:p>
          </table:table-cell>
          <table:table-cell table:formula="of:=IF([.$B555]=[.E$19];1;0)" office:value-type="string" office:string-value="" calcext:value-type="error">
            <text:p>#VALEUR !</text:p>
          </table:table-cell>
          <table:table-cell table:formula="of:=IF([.$B555]=[.F$19];1;0)" office:value-type="string" office:string-value="" calcext:value-type="error">
            <text:p>#VALEUR !</text:p>
          </table:table-cell>
          <table:table-cell table:formula="of:=IF([.$B555]=[.G$19];1;0)" office:value-type="string" office:string-value="" calcext:value-type="error">
            <text:p>#VALEUR !</text:p>
          </table:table-cell>
          <table:table-cell table:formula="of:=IF([.$B55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56]&lt;=[.$B$13];[.$A$2];IF([.A556]&lt;=[.$B$14];[.$A$3];IF([.A556]&lt;=[.$B$15];[.$A$4];IF([.A556]&lt;=[.$B$16];[.$A$5];IF([.A556]&lt;=[.$B$17];[.$A$6];IF([.A556]&lt;=[.$B$18];[.$A$7]))))))" office:value-type="string" office:string-value="" calcext:value-type="error">
            <text:p>#VALEUR !</text:p>
          </table:table-cell>
          <table:table-cell table:formula="of:=IF([.$B556]=[.C$19];1;0)" office:value-type="string" office:string-value="" calcext:value-type="error">
            <text:p>#VALEUR !</text:p>
          </table:table-cell>
          <table:table-cell table:formula="of:=IF([.$B556]=[.D$19];1;0)" office:value-type="string" office:string-value="" calcext:value-type="error">
            <text:p>#VALEUR !</text:p>
          </table:table-cell>
          <table:table-cell table:formula="of:=IF([.$B556]=[.E$19];1;0)" office:value-type="string" office:string-value="" calcext:value-type="error">
            <text:p>#VALEUR !</text:p>
          </table:table-cell>
          <table:table-cell table:formula="of:=IF([.$B556]=[.F$19];1;0)" office:value-type="string" office:string-value="" calcext:value-type="error">
            <text:p>#VALEUR !</text:p>
          </table:table-cell>
          <table:table-cell table:formula="of:=IF([.$B556]=[.G$19];1;0)" office:value-type="string" office:string-value="" calcext:value-type="error">
            <text:p>#VALEUR !</text:p>
          </table:table-cell>
          <table:table-cell table:formula="of:=IF([.$B55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57]&lt;=[.$B$13];[.$A$2];IF([.A557]&lt;=[.$B$14];[.$A$3];IF([.A557]&lt;=[.$B$15];[.$A$4];IF([.A557]&lt;=[.$B$16];[.$A$5];IF([.A557]&lt;=[.$B$17];[.$A$6];IF([.A557]&lt;=[.$B$18];[.$A$7]))))))" office:value-type="string" office:string-value="" calcext:value-type="error">
            <text:p>#VALEUR !</text:p>
          </table:table-cell>
          <table:table-cell table:formula="of:=IF([.$B557]=[.C$19];1;0)" office:value-type="string" office:string-value="" calcext:value-type="error">
            <text:p>#VALEUR !</text:p>
          </table:table-cell>
          <table:table-cell table:formula="of:=IF([.$B557]=[.D$19];1;0)" office:value-type="string" office:string-value="" calcext:value-type="error">
            <text:p>#VALEUR !</text:p>
          </table:table-cell>
          <table:table-cell table:formula="of:=IF([.$B557]=[.E$19];1;0)" office:value-type="string" office:string-value="" calcext:value-type="error">
            <text:p>#VALEUR !</text:p>
          </table:table-cell>
          <table:table-cell table:formula="of:=IF([.$B557]=[.F$19];1;0)" office:value-type="string" office:string-value="" calcext:value-type="error">
            <text:p>#VALEUR !</text:p>
          </table:table-cell>
          <table:table-cell table:formula="of:=IF([.$B557]=[.G$19];1;0)" office:value-type="string" office:string-value="" calcext:value-type="error">
            <text:p>#VALEUR !</text:p>
          </table:table-cell>
          <table:table-cell table:formula="of:=IF([.$B55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58]&lt;=[.$B$13];[.$A$2];IF([.A558]&lt;=[.$B$14];[.$A$3];IF([.A558]&lt;=[.$B$15];[.$A$4];IF([.A558]&lt;=[.$B$16];[.$A$5];IF([.A558]&lt;=[.$B$17];[.$A$6];IF([.A558]&lt;=[.$B$18];[.$A$7]))))))" office:value-type="string" office:string-value="" calcext:value-type="error">
            <text:p>#VALEUR !</text:p>
          </table:table-cell>
          <table:table-cell table:formula="of:=IF([.$B558]=[.C$19];1;0)" office:value-type="string" office:string-value="" calcext:value-type="error">
            <text:p>#VALEUR !</text:p>
          </table:table-cell>
          <table:table-cell table:formula="of:=IF([.$B558]=[.D$19];1;0)" office:value-type="string" office:string-value="" calcext:value-type="error">
            <text:p>#VALEUR !</text:p>
          </table:table-cell>
          <table:table-cell table:formula="of:=IF([.$B558]=[.E$19];1;0)" office:value-type="string" office:string-value="" calcext:value-type="error">
            <text:p>#VALEUR !</text:p>
          </table:table-cell>
          <table:table-cell table:formula="of:=IF([.$B558]=[.F$19];1;0)" office:value-type="string" office:string-value="" calcext:value-type="error">
            <text:p>#VALEUR !</text:p>
          </table:table-cell>
          <table:table-cell table:formula="of:=IF([.$B558]=[.G$19];1;0)" office:value-type="string" office:string-value="" calcext:value-type="error">
            <text:p>#VALEUR !</text:p>
          </table:table-cell>
          <table:table-cell table:formula="of:=IF([.$B55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59]&lt;=[.$B$13];[.$A$2];IF([.A559]&lt;=[.$B$14];[.$A$3];IF([.A559]&lt;=[.$B$15];[.$A$4];IF([.A559]&lt;=[.$B$16];[.$A$5];IF([.A559]&lt;=[.$B$17];[.$A$6];IF([.A559]&lt;=[.$B$18];[.$A$7]))))))" office:value-type="string" office:string-value="" calcext:value-type="error">
            <text:p>#VALEUR !</text:p>
          </table:table-cell>
          <table:table-cell table:formula="of:=IF([.$B559]=[.C$19];1;0)" office:value-type="string" office:string-value="" calcext:value-type="error">
            <text:p>#VALEUR !</text:p>
          </table:table-cell>
          <table:table-cell table:formula="of:=IF([.$B559]=[.D$19];1;0)" office:value-type="string" office:string-value="" calcext:value-type="error">
            <text:p>#VALEUR !</text:p>
          </table:table-cell>
          <table:table-cell table:formula="of:=IF([.$B559]=[.E$19];1;0)" office:value-type="string" office:string-value="" calcext:value-type="error">
            <text:p>#VALEUR !</text:p>
          </table:table-cell>
          <table:table-cell table:formula="of:=IF([.$B559]=[.F$19];1;0)" office:value-type="string" office:string-value="" calcext:value-type="error">
            <text:p>#VALEUR !</text:p>
          </table:table-cell>
          <table:table-cell table:formula="of:=IF([.$B559]=[.G$19];1;0)" office:value-type="string" office:string-value="" calcext:value-type="error">
            <text:p>#VALEUR !</text:p>
          </table:table-cell>
          <table:table-cell table:formula="of:=IF([.$B55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60]&lt;=[.$B$13];[.$A$2];IF([.A560]&lt;=[.$B$14];[.$A$3];IF([.A560]&lt;=[.$B$15];[.$A$4];IF([.A560]&lt;=[.$B$16];[.$A$5];IF([.A560]&lt;=[.$B$17];[.$A$6];IF([.A560]&lt;=[.$B$18];[.$A$7]))))))" office:value-type="string" office:string-value="" calcext:value-type="error">
            <text:p>#VALEUR !</text:p>
          </table:table-cell>
          <table:table-cell table:formula="of:=IF([.$B560]=[.C$19];1;0)" office:value-type="string" office:string-value="" calcext:value-type="error">
            <text:p>#VALEUR !</text:p>
          </table:table-cell>
          <table:table-cell table:formula="of:=IF([.$B560]=[.D$19];1;0)" office:value-type="string" office:string-value="" calcext:value-type="error">
            <text:p>#VALEUR !</text:p>
          </table:table-cell>
          <table:table-cell table:formula="of:=IF([.$B560]=[.E$19];1;0)" office:value-type="string" office:string-value="" calcext:value-type="error">
            <text:p>#VALEUR !</text:p>
          </table:table-cell>
          <table:table-cell table:formula="of:=IF([.$B560]=[.F$19];1;0)" office:value-type="string" office:string-value="" calcext:value-type="error">
            <text:p>#VALEUR !</text:p>
          </table:table-cell>
          <table:table-cell table:formula="of:=IF([.$B560]=[.G$19];1;0)" office:value-type="string" office:string-value="" calcext:value-type="error">
            <text:p>#VALEUR !</text:p>
          </table:table-cell>
          <table:table-cell table:formula="of:=IF([.$B56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61]&lt;=[.$B$13];[.$A$2];IF([.A561]&lt;=[.$B$14];[.$A$3];IF([.A561]&lt;=[.$B$15];[.$A$4];IF([.A561]&lt;=[.$B$16];[.$A$5];IF([.A561]&lt;=[.$B$17];[.$A$6];IF([.A561]&lt;=[.$B$18];[.$A$7]))))))" office:value-type="string" office:string-value="" calcext:value-type="error">
            <text:p>#VALEUR !</text:p>
          </table:table-cell>
          <table:table-cell table:formula="of:=IF([.$B561]=[.C$19];1;0)" office:value-type="string" office:string-value="" calcext:value-type="error">
            <text:p>#VALEUR !</text:p>
          </table:table-cell>
          <table:table-cell table:formula="of:=IF([.$B561]=[.D$19];1;0)" office:value-type="string" office:string-value="" calcext:value-type="error">
            <text:p>#VALEUR !</text:p>
          </table:table-cell>
          <table:table-cell table:formula="of:=IF([.$B561]=[.E$19];1;0)" office:value-type="string" office:string-value="" calcext:value-type="error">
            <text:p>#VALEUR !</text:p>
          </table:table-cell>
          <table:table-cell table:formula="of:=IF([.$B561]=[.F$19];1;0)" office:value-type="string" office:string-value="" calcext:value-type="error">
            <text:p>#VALEUR !</text:p>
          </table:table-cell>
          <table:table-cell table:formula="of:=IF([.$B561]=[.G$19];1;0)" office:value-type="string" office:string-value="" calcext:value-type="error">
            <text:p>#VALEUR !</text:p>
          </table:table-cell>
          <table:table-cell table:formula="of:=IF([.$B56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62]&lt;=[.$B$13];[.$A$2];IF([.A562]&lt;=[.$B$14];[.$A$3];IF([.A562]&lt;=[.$B$15];[.$A$4];IF([.A562]&lt;=[.$B$16];[.$A$5];IF([.A562]&lt;=[.$B$17];[.$A$6];IF([.A562]&lt;=[.$B$18];[.$A$7]))))))" office:value-type="string" office:string-value="" calcext:value-type="error">
            <text:p>#VALEUR !</text:p>
          </table:table-cell>
          <table:table-cell table:formula="of:=IF([.$B562]=[.C$19];1;0)" office:value-type="string" office:string-value="" calcext:value-type="error">
            <text:p>#VALEUR !</text:p>
          </table:table-cell>
          <table:table-cell table:formula="of:=IF([.$B562]=[.D$19];1;0)" office:value-type="string" office:string-value="" calcext:value-type="error">
            <text:p>#VALEUR !</text:p>
          </table:table-cell>
          <table:table-cell table:formula="of:=IF([.$B562]=[.E$19];1;0)" office:value-type="string" office:string-value="" calcext:value-type="error">
            <text:p>#VALEUR !</text:p>
          </table:table-cell>
          <table:table-cell table:formula="of:=IF([.$B562]=[.F$19];1;0)" office:value-type="string" office:string-value="" calcext:value-type="error">
            <text:p>#VALEUR !</text:p>
          </table:table-cell>
          <table:table-cell table:formula="of:=IF([.$B562]=[.G$19];1;0)" office:value-type="string" office:string-value="" calcext:value-type="error">
            <text:p>#VALEUR !</text:p>
          </table:table-cell>
          <table:table-cell table:formula="of:=IF([.$B56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63]&lt;=[.$B$13];[.$A$2];IF([.A563]&lt;=[.$B$14];[.$A$3];IF([.A563]&lt;=[.$B$15];[.$A$4];IF([.A563]&lt;=[.$B$16];[.$A$5];IF([.A563]&lt;=[.$B$17];[.$A$6];IF([.A563]&lt;=[.$B$18];[.$A$7]))))))" office:value-type="string" office:string-value="" calcext:value-type="error">
            <text:p>#VALEUR !</text:p>
          </table:table-cell>
          <table:table-cell table:formula="of:=IF([.$B563]=[.C$19];1;0)" office:value-type="string" office:string-value="" calcext:value-type="error">
            <text:p>#VALEUR !</text:p>
          </table:table-cell>
          <table:table-cell table:formula="of:=IF([.$B563]=[.D$19];1;0)" office:value-type="string" office:string-value="" calcext:value-type="error">
            <text:p>#VALEUR !</text:p>
          </table:table-cell>
          <table:table-cell table:formula="of:=IF([.$B563]=[.E$19];1;0)" office:value-type="string" office:string-value="" calcext:value-type="error">
            <text:p>#VALEUR !</text:p>
          </table:table-cell>
          <table:table-cell table:formula="of:=IF([.$B563]=[.F$19];1;0)" office:value-type="string" office:string-value="" calcext:value-type="error">
            <text:p>#VALEUR !</text:p>
          </table:table-cell>
          <table:table-cell table:formula="of:=IF([.$B563]=[.G$19];1;0)" office:value-type="string" office:string-value="" calcext:value-type="error">
            <text:p>#VALEUR !</text:p>
          </table:table-cell>
          <table:table-cell table:formula="of:=IF([.$B56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64]&lt;=[.$B$13];[.$A$2];IF([.A564]&lt;=[.$B$14];[.$A$3];IF([.A564]&lt;=[.$B$15];[.$A$4];IF([.A564]&lt;=[.$B$16];[.$A$5];IF([.A564]&lt;=[.$B$17];[.$A$6];IF([.A564]&lt;=[.$B$18];[.$A$7]))))))" office:value-type="string" office:string-value="" calcext:value-type="error">
            <text:p>#VALEUR !</text:p>
          </table:table-cell>
          <table:table-cell table:formula="of:=IF([.$B564]=[.C$19];1;0)" office:value-type="string" office:string-value="" calcext:value-type="error">
            <text:p>#VALEUR !</text:p>
          </table:table-cell>
          <table:table-cell table:formula="of:=IF([.$B564]=[.D$19];1;0)" office:value-type="string" office:string-value="" calcext:value-type="error">
            <text:p>#VALEUR !</text:p>
          </table:table-cell>
          <table:table-cell table:formula="of:=IF([.$B564]=[.E$19];1;0)" office:value-type="string" office:string-value="" calcext:value-type="error">
            <text:p>#VALEUR !</text:p>
          </table:table-cell>
          <table:table-cell table:formula="of:=IF([.$B564]=[.F$19];1;0)" office:value-type="string" office:string-value="" calcext:value-type="error">
            <text:p>#VALEUR !</text:p>
          </table:table-cell>
          <table:table-cell table:formula="of:=IF([.$B564]=[.G$19];1;0)" office:value-type="string" office:string-value="" calcext:value-type="error">
            <text:p>#VALEUR !</text:p>
          </table:table-cell>
          <table:table-cell table:formula="of:=IF([.$B56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65]&lt;=[.$B$13];[.$A$2];IF([.A565]&lt;=[.$B$14];[.$A$3];IF([.A565]&lt;=[.$B$15];[.$A$4];IF([.A565]&lt;=[.$B$16];[.$A$5];IF([.A565]&lt;=[.$B$17];[.$A$6];IF([.A565]&lt;=[.$B$18];[.$A$7]))))))" office:value-type="string" office:string-value="" calcext:value-type="error">
            <text:p>#VALEUR !</text:p>
          </table:table-cell>
          <table:table-cell table:formula="of:=IF([.$B565]=[.C$19];1;0)" office:value-type="string" office:string-value="" calcext:value-type="error">
            <text:p>#VALEUR !</text:p>
          </table:table-cell>
          <table:table-cell table:formula="of:=IF([.$B565]=[.D$19];1;0)" office:value-type="string" office:string-value="" calcext:value-type="error">
            <text:p>#VALEUR !</text:p>
          </table:table-cell>
          <table:table-cell table:formula="of:=IF([.$B565]=[.E$19];1;0)" office:value-type="string" office:string-value="" calcext:value-type="error">
            <text:p>#VALEUR !</text:p>
          </table:table-cell>
          <table:table-cell table:formula="of:=IF([.$B565]=[.F$19];1;0)" office:value-type="string" office:string-value="" calcext:value-type="error">
            <text:p>#VALEUR !</text:p>
          </table:table-cell>
          <table:table-cell table:formula="of:=IF([.$B565]=[.G$19];1;0)" office:value-type="string" office:string-value="" calcext:value-type="error">
            <text:p>#VALEUR !</text:p>
          </table:table-cell>
          <table:table-cell table:formula="of:=IF([.$B56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66]&lt;=[.$B$13];[.$A$2];IF([.A566]&lt;=[.$B$14];[.$A$3];IF([.A566]&lt;=[.$B$15];[.$A$4];IF([.A566]&lt;=[.$B$16];[.$A$5];IF([.A566]&lt;=[.$B$17];[.$A$6];IF([.A566]&lt;=[.$B$18];[.$A$7]))))))" office:value-type="string" office:string-value="" calcext:value-type="error">
            <text:p>#VALEUR !</text:p>
          </table:table-cell>
          <table:table-cell table:formula="of:=IF([.$B566]=[.C$19];1;0)" office:value-type="string" office:string-value="" calcext:value-type="error">
            <text:p>#VALEUR !</text:p>
          </table:table-cell>
          <table:table-cell table:formula="of:=IF([.$B566]=[.D$19];1;0)" office:value-type="string" office:string-value="" calcext:value-type="error">
            <text:p>#VALEUR !</text:p>
          </table:table-cell>
          <table:table-cell table:formula="of:=IF([.$B566]=[.E$19];1;0)" office:value-type="string" office:string-value="" calcext:value-type="error">
            <text:p>#VALEUR !</text:p>
          </table:table-cell>
          <table:table-cell table:formula="of:=IF([.$B566]=[.F$19];1;0)" office:value-type="string" office:string-value="" calcext:value-type="error">
            <text:p>#VALEUR !</text:p>
          </table:table-cell>
          <table:table-cell table:formula="of:=IF([.$B566]=[.G$19];1;0)" office:value-type="string" office:string-value="" calcext:value-type="error">
            <text:p>#VALEUR !</text:p>
          </table:table-cell>
          <table:table-cell table:formula="of:=IF([.$B56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67]&lt;=[.$B$13];[.$A$2];IF([.A567]&lt;=[.$B$14];[.$A$3];IF([.A567]&lt;=[.$B$15];[.$A$4];IF([.A567]&lt;=[.$B$16];[.$A$5];IF([.A567]&lt;=[.$B$17];[.$A$6];IF([.A567]&lt;=[.$B$18];[.$A$7]))))))" office:value-type="string" office:string-value="" calcext:value-type="error">
            <text:p>#VALEUR !</text:p>
          </table:table-cell>
          <table:table-cell table:formula="of:=IF([.$B567]=[.C$19];1;0)" office:value-type="string" office:string-value="" calcext:value-type="error">
            <text:p>#VALEUR !</text:p>
          </table:table-cell>
          <table:table-cell table:formula="of:=IF([.$B567]=[.D$19];1;0)" office:value-type="string" office:string-value="" calcext:value-type="error">
            <text:p>#VALEUR !</text:p>
          </table:table-cell>
          <table:table-cell table:formula="of:=IF([.$B567]=[.E$19];1;0)" office:value-type="string" office:string-value="" calcext:value-type="error">
            <text:p>#VALEUR !</text:p>
          </table:table-cell>
          <table:table-cell table:formula="of:=IF([.$B567]=[.F$19];1;0)" office:value-type="string" office:string-value="" calcext:value-type="error">
            <text:p>#VALEUR !</text:p>
          </table:table-cell>
          <table:table-cell table:formula="of:=IF([.$B567]=[.G$19];1;0)" office:value-type="string" office:string-value="" calcext:value-type="error">
            <text:p>#VALEUR !</text:p>
          </table:table-cell>
          <table:table-cell table:formula="of:=IF([.$B56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68]&lt;=[.$B$13];[.$A$2];IF([.A568]&lt;=[.$B$14];[.$A$3];IF([.A568]&lt;=[.$B$15];[.$A$4];IF([.A568]&lt;=[.$B$16];[.$A$5];IF([.A568]&lt;=[.$B$17];[.$A$6];IF([.A568]&lt;=[.$B$18];[.$A$7]))))))" office:value-type="string" office:string-value="" calcext:value-type="error">
            <text:p>#VALEUR !</text:p>
          </table:table-cell>
          <table:table-cell table:formula="of:=IF([.$B568]=[.C$19];1;0)" office:value-type="string" office:string-value="" calcext:value-type="error">
            <text:p>#VALEUR !</text:p>
          </table:table-cell>
          <table:table-cell table:formula="of:=IF([.$B568]=[.D$19];1;0)" office:value-type="string" office:string-value="" calcext:value-type="error">
            <text:p>#VALEUR !</text:p>
          </table:table-cell>
          <table:table-cell table:formula="of:=IF([.$B568]=[.E$19];1;0)" office:value-type="string" office:string-value="" calcext:value-type="error">
            <text:p>#VALEUR !</text:p>
          </table:table-cell>
          <table:table-cell table:formula="of:=IF([.$B568]=[.F$19];1;0)" office:value-type="string" office:string-value="" calcext:value-type="error">
            <text:p>#VALEUR !</text:p>
          </table:table-cell>
          <table:table-cell table:formula="of:=IF([.$B568]=[.G$19];1;0)" office:value-type="string" office:string-value="" calcext:value-type="error">
            <text:p>#VALEUR !</text:p>
          </table:table-cell>
          <table:table-cell table:formula="of:=IF([.$B56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69]&lt;=[.$B$13];[.$A$2];IF([.A569]&lt;=[.$B$14];[.$A$3];IF([.A569]&lt;=[.$B$15];[.$A$4];IF([.A569]&lt;=[.$B$16];[.$A$5];IF([.A569]&lt;=[.$B$17];[.$A$6];IF([.A569]&lt;=[.$B$18];[.$A$7]))))))" office:value-type="string" office:string-value="" calcext:value-type="error">
            <text:p>#VALEUR !</text:p>
          </table:table-cell>
          <table:table-cell table:formula="of:=IF([.$B569]=[.C$19];1;0)" office:value-type="string" office:string-value="" calcext:value-type="error">
            <text:p>#VALEUR !</text:p>
          </table:table-cell>
          <table:table-cell table:formula="of:=IF([.$B569]=[.D$19];1;0)" office:value-type="string" office:string-value="" calcext:value-type="error">
            <text:p>#VALEUR !</text:p>
          </table:table-cell>
          <table:table-cell table:formula="of:=IF([.$B569]=[.E$19];1;0)" office:value-type="string" office:string-value="" calcext:value-type="error">
            <text:p>#VALEUR !</text:p>
          </table:table-cell>
          <table:table-cell table:formula="of:=IF([.$B569]=[.F$19];1;0)" office:value-type="string" office:string-value="" calcext:value-type="error">
            <text:p>#VALEUR !</text:p>
          </table:table-cell>
          <table:table-cell table:formula="of:=IF([.$B569]=[.G$19];1;0)" office:value-type="string" office:string-value="" calcext:value-type="error">
            <text:p>#VALEUR !</text:p>
          </table:table-cell>
          <table:table-cell table:formula="of:=IF([.$B56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70]&lt;=[.$B$13];[.$A$2];IF([.A570]&lt;=[.$B$14];[.$A$3];IF([.A570]&lt;=[.$B$15];[.$A$4];IF([.A570]&lt;=[.$B$16];[.$A$5];IF([.A570]&lt;=[.$B$17];[.$A$6];IF([.A570]&lt;=[.$B$18];[.$A$7]))))))" office:value-type="string" office:string-value="" calcext:value-type="error">
            <text:p>#VALEUR !</text:p>
          </table:table-cell>
          <table:table-cell table:formula="of:=IF([.$B570]=[.C$19];1;0)" office:value-type="string" office:string-value="" calcext:value-type="error">
            <text:p>#VALEUR !</text:p>
          </table:table-cell>
          <table:table-cell table:formula="of:=IF([.$B570]=[.D$19];1;0)" office:value-type="string" office:string-value="" calcext:value-type="error">
            <text:p>#VALEUR !</text:p>
          </table:table-cell>
          <table:table-cell table:formula="of:=IF([.$B570]=[.E$19];1;0)" office:value-type="string" office:string-value="" calcext:value-type="error">
            <text:p>#VALEUR !</text:p>
          </table:table-cell>
          <table:table-cell table:formula="of:=IF([.$B570]=[.F$19];1;0)" office:value-type="string" office:string-value="" calcext:value-type="error">
            <text:p>#VALEUR !</text:p>
          </table:table-cell>
          <table:table-cell table:formula="of:=IF([.$B570]=[.G$19];1;0)" office:value-type="string" office:string-value="" calcext:value-type="error">
            <text:p>#VALEUR !</text:p>
          </table:table-cell>
          <table:table-cell table:formula="of:=IF([.$B57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71]&lt;=[.$B$13];[.$A$2];IF([.A571]&lt;=[.$B$14];[.$A$3];IF([.A571]&lt;=[.$B$15];[.$A$4];IF([.A571]&lt;=[.$B$16];[.$A$5];IF([.A571]&lt;=[.$B$17];[.$A$6];IF([.A571]&lt;=[.$B$18];[.$A$7]))))))" office:value-type="string" office:string-value="" calcext:value-type="error">
            <text:p>#VALEUR !</text:p>
          </table:table-cell>
          <table:table-cell table:formula="of:=IF([.$B571]=[.C$19];1;0)" office:value-type="string" office:string-value="" calcext:value-type="error">
            <text:p>#VALEUR !</text:p>
          </table:table-cell>
          <table:table-cell table:formula="of:=IF([.$B571]=[.D$19];1;0)" office:value-type="string" office:string-value="" calcext:value-type="error">
            <text:p>#VALEUR !</text:p>
          </table:table-cell>
          <table:table-cell table:formula="of:=IF([.$B571]=[.E$19];1;0)" office:value-type="string" office:string-value="" calcext:value-type="error">
            <text:p>#VALEUR !</text:p>
          </table:table-cell>
          <table:table-cell table:formula="of:=IF([.$B571]=[.F$19];1;0)" office:value-type="string" office:string-value="" calcext:value-type="error">
            <text:p>#VALEUR !</text:p>
          </table:table-cell>
          <table:table-cell table:formula="of:=IF([.$B571]=[.G$19];1;0)" office:value-type="string" office:string-value="" calcext:value-type="error">
            <text:p>#VALEUR !</text:p>
          </table:table-cell>
          <table:table-cell table:formula="of:=IF([.$B57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72]&lt;=[.$B$13];[.$A$2];IF([.A572]&lt;=[.$B$14];[.$A$3];IF([.A572]&lt;=[.$B$15];[.$A$4];IF([.A572]&lt;=[.$B$16];[.$A$5];IF([.A572]&lt;=[.$B$17];[.$A$6];IF([.A572]&lt;=[.$B$18];[.$A$7]))))))" office:value-type="string" office:string-value="" calcext:value-type="error">
            <text:p>#VALEUR !</text:p>
          </table:table-cell>
          <table:table-cell table:formula="of:=IF([.$B572]=[.C$19];1;0)" office:value-type="string" office:string-value="" calcext:value-type="error">
            <text:p>#VALEUR !</text:p>
          </table:table-cell>
          <table:table-cell table:formula="of:=IF([.$B572]=[.D$19];1;0)" office:value-type="string" office:string-value="" calcext:value-type="error">
            <text:p>#VALEUR !</text:p>
          </table:table-cell>
          <table:table-cell table:formula="of:=IF([.$B572]=[.E$19];1;0)" office:value-type="string" office:string-value="" calcext:value-type="error">
            <text:p>#VALEUR !</text:p>
          </table:table-cell>
          <table:table-cell table:formula="of:=IF([.$B572]=[.F$19];1;0)" office:value-type="string" office:string-value="" calcext:value-type="error">
            <text:p>#VALEUR !</text:p>
          </table:table-cell>
          <table:table-cell table:formula="of:=IF([.$B572]=[.G$19];1;0)" office:value-type="string" office:string-value="" calcext:value-type="error">
            <text:p>#VALEUR !</text:p>
          </table:table-cell>
          <table:table-cell table:formula="of:=IF([.$B57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73]&lt;=[.$B$13];[.$A$2];IF([.A573]&lt;=[.$B$14];[.$A$3];IF([.A573]&lt;=[.$B$15];[.$A$4];IF([.A573]&lt;=[.$B$16];[.$A$5];IF([.A573]&lt;=[.$B$17];[.$A$6];IF([.A573]&lt;=[.$B$18];[.$A$7]))))))" office:value-type="string" office:string-value="" calcext:value-type="error">
            <text:p>#VALEUR !</text:p>
          </table:table-cell>
          <table:table-cell table:formula="of:=IF([.$B573]=[.C$19];1;0)" office:value-type="string" office:string-value="" calcext:value-type="error">
            <text:p>#VALEUR !</text:p>
          </table:table-cell>
          <table:table-cell table:formula="of:=IF([.$B573]=[.D$19];1;0)" office:value-type="string" office:string-value="" calcext:value-type="error">
            <text:p>#VALEUR !</text:p>
          </table:table-cell>
          <table:table-cell table:formula="of:=IF([.$B573]=[.E$19];1;0)" office:value-type="string" office:string-value="" calcext:value-type="error">
            <text:p>#VALEUR !</text:p>
          </table:table-cell>
          <table:table-cell table:formula="of:=IF([.$B573]=[.F$19];1;0)" office:value-type="string" office:string-value="" calcext:value-type="error">
            <text:p>#VALEUR !</text:p>
          </table:table-cell>
          <table:table-cell table:formula="of:=IF([.$B573]=[.G$19];1;0)" office:value-type="string" office:string-value="" calcext:value-type="error">
            <text:p>#VALEUR !</text:p>
          </table:table-cell>
          <table:table-cell table:formula="of:=IF([.$B57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74]&lt;=[.$B$13];[.$A$2];IF([.A574]&lt;=[.$B$14];[.$A$3];IF([.A574]&lt;=[.$B$15];[.$A$4];IF([.A574]&lt;=[.$B$16];[.$A$5];IF([.A574]&lt;=[.$B$17];[.$A$6];IF([.A574]&lt;=[.$B$18];[.$A$7]))))))" office:value-type="string" office:string-value="" calcext:value-type="error">
            <text:p>#VALEUR !</text:p>
          </table:table-cell>
          <table:table-cell table:formula="of:=IF([.$B574]=[.C$19];1;0)" office:value-type="string" office:string-value="" calcext:value-type="error">
            <text:p>#VALEUR !</text:p>
          </table:table-cell>
          <table:table-cell table:formula="of:=IF([.$B574]=[.D$19];1;0)" office:value-type="string" office:string-value="" calcext:value-type="error">
            <text:p>#VALEUR !</text:p>
          </table:table-cell>
          <table:table-cell table:formula="of:=IF([.$B574]=[.E$19];1;0)" office:value-type="string" office:string-value="" calcext:value-type="error">
            <text:p>#VALEUR !</text:p>
          </table:table-cell>
          <table:table-cell table:formula="of:=IF([.$B574]=[.F$19];1;0)" office:value-type="string" office:string-value="" calcext:value-type="error">
            <text:p>#VALEUR !</text:p>
          </table:table-cell>
          <table:table-cell table:formula="of:=IF([.$B574]=[.G$19];1;0)" office:value-type="string" office:string-value="" calcext:value-type="error">
            <text:p>#VALEUR !</text:p>
          </table:table-cell>
          <table:table-cell table:formula="of:=IF([.$B57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75]&lt;=[.$B$13];[.$A$2];IF([.A575]&lt;=[.$B$14];[.$A$3];IF([.A575]&lt;=[.$B$15];[.$A$4];IF([.A575]&lt;=[.$B$16];[.$A$5];IF([.A575]&lt;=[.$B$17];[.$A$6];IF([.A575]&lt;=[.$B$18];[.$A$7]))))))" office:value-type="string" office:string-value="" calcext:value-type="error">
            <text:p>#VALEUR !</text:p>
          </table:table-cell>
          <table:table-cell table:formula="of:=IF([.$B575]=[.C$19];1;0)" office:value-type="string" office:string-value="" calcext:value-type="error">
            <text:p>#VALEUR !</text:p>
          </table:table-cell>
          <table:table-cell table:formula="of:=IF([.$B575]=[.D$19];1;0)" office:value-type="string" office:string-value="" calcext:value-type="error">
            <text:p>#VALEUR !</text:p>
          </table:table-cell>
          <table:table-cell table:formula="of:=IF([.$B575]=[.E$19];1;0)" office:value-type="string" office:string-value="" calcext:value-type="error">
            <text:p>#VALEUR !</text:p>
          </table:table-cell>
          <table:table-cell table:formula="of:=IF([.$B575]=[.F$19];1;0)" office:value-type="string" office:string-value="" calcext:value-type="error">
            <text:p>#VALEUR !</text:p>
          </table:table-cell>
          <table:table-cell table:formula="of:=IF([.$B575]=[.G$19];1;0)" office:value-type="string" office:string-value="" calcext:value-type="error">
            <text:p>#VALEUR !</text:p>
          </table:table-cell>
          <table:table-cell table:formula="of:=IF([.$B57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76]&lt;=[.$B$13];[.$A$2];IF([.A576]&lt;=[.$B$14];[.$A$3];IF([.A576]&lt;=[.$B$15];[.$A$4];IF([.A576]&lt;=[.$B$16];[.$A$5];IF([.A576]&lt;=[.$B$17];[.$A$6];IF([.A576]&lt;=[.$B$18];[.$A$7]))))))" office:value-type="string" office:string-value="" calcext:value-type="error">
            <text:p>#VALEUR !</text:p>
          </table:table-cell>
          <table:table-cell table:formula="of:=IF([.$B576]=[.C$19];1;0)" office:value-type="string" office:string-value="" calcext:value-type="error">
            <text:p>#VALEUR !</text:p>
          </table:table-cell>
          <table:table-cell table:formula="of:=IF([.$B576]=[.D$19];1;0)" office:value-type="string" office:string-value="" calcext:value-type="error">
            <text:p>#VALEUR !</text:p>
          </table:table-cell>
          <table:table-cell table:formula="of:=IF([.$B576]=[.E$19];1;0)" office:value-type="string" office:string-value="" calcext:value-type="error">
            <text:p>#VALEUR !</text:p>
          </table:table-cell>
          <table:table-cell table:formula="of:=IF([.$B576]=[.F$19];1;0)" office:value-type="string" office:string-value="" calcext:value-type="error">
            <text:p>#VALEUR !</text:p>
          </table:table-cell>
          <table:table-cell table:formula="of:=IF([.$B576]=[.G$19];1;0)" office:value-type="string" office:string-value="" calcext:value-type="error">
            <text:p>#VALEUR !</text:p>
          </table:table-cell>
          <table:table-cell table:formula="of:=IF([.$B57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77]&lt;=[.$B$13];[.$A$2];IF([.A577]&lt;=[.$B$14];[.$A$3];IF([.A577]&lt;=[.$B$15];[.$A$4];IF([.A577]&lt;=[.$B$16];[.$A$5];IF([.A577]&lt;=[.$B$17];[.$A$6];IF([.A577]&lt;=[.$B$18];[.$A$7]))))))" office:value-type="string" office:string-value="" calcext:value-type="error">
            <text:p>#VALEUR !</text:p>
          </table:table-cell>
          <table:table-cell table:formula="of:=IF([.$B577]=[.C$19];1;0)" office:value-type="string" office:string-value="" calcext:value-type="error">
            <text:p>#VALEUR !</text:p>
          </table:table-cell>
          <table:table-cell table:formula="of:=IF([.$B577]=[.D$19];1;0)" office:value-type="string" office:string-value="" calcext:value-type="error">
            <text:p>#VALEUR !</text:p>
          </table:table-cell>
          <table:table-cell table:formula="of:=IF([.$B577]=[.E$19];1;0)" office:value-type="string" office:string-value="" calcext:value-type="error">
            <text:p>#VALEUR !</text:p>
          </table:table-cell>
          <table:table-cell table:formula="of:=IF([.$B577]=[.F$19];1;0)" office:value-type="string" office:string-value="" calcext:value-type="error">
            <text:p>#VALEUR !</text:p>
          </table:table-cell>
          <table:table-cell table:formula="of:=IF([.$B577]=[.G$19];1;0)" office:value-type="string" office:string-value="" calcext:value-type="error">
            <text:p>#VALEUR !</text:p>
          </table:table-cell>
          <table:table-cell table:formula="of:=IF([.$B57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78]&lt;=[.$B$13];[.$A$2];IF([.A578]&lt;=[.$B$14];[.$A$3];IF([.A578]&lt;=[.$B$15];[.$A$4];IF([.A578]&lt;=[.$B$16];[.$A$5];IF([.A578]&lt;=[.$B$17];[.$A$6];IF([.A578]&lt;=[.$B$18];[.$A$7]))))))" office:value-type="string" office:string-value="" calcext:value-type="error">
            <text:p>#VALEUR !</text:p>
          </table:table-cell>
          <table:table-cell table:formula="of:=IF([.$B578]=[.C$19];1;0)" office:value-type="string" office:string-value="" calcext:value-type="error">
            <text:p>#VALEUR !</text:p>
          </table:table-cell>
          <table:table-cell table:formula="of:=IF([.$B578]=[.D$19];1;0)" office:value-type="string" office:string-value="" calcext:value-type="error">
            <text:p>#VALEUR !</text:p>
          </table:table-cell>
          <table:table-cell table:formula="of:=IF([.$B578]=[.E$19];1;0)" office:value-type="string" office:string-value="" calcext:value-type="error">
            <text:p>#VALEUR !</text:p>
          </table:table-cell>
          <table:table-cell table:formula="of:=IF([.$B578]=[.F$19];1;0)" office:value-type="string" office:string-value="" calcext:value-type="error">
            <text:p>#VALEUR !</text:p>
          </table:table-cell>
          <table:table-cell table:formula="of:=IF([.$B578]=[.G$19];1;0)" office:value-type="string" office:string-value="" calcext:value-type="error">
            <text:p>#VALEUR !</text:p>
          </table:table-cell>
          <table:table-cell table:formula="of:=IF([.$B57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79]&lt;=[.$B$13];[.$A$2];IF([.A579]&lt;=[.$B$14];[.$A$3];IF([.A579]&lt;=[.$B$15];[.$A$4];IF([.A579]&lt;=[.$B$16];[.$A$5];IF([.A579]&lt;=[.$B$17];[.$A$6];IF([.A579]&lt;=[.$B$18];[.$A$7]))))))" office:value-type="string" office:string-value="" calcext:value-type="error">
            <text:p>#VALEUR !</text:p>
          </table:table-cell>
          <table:table-cell table:formula="of:=IF([.$B579]=[.C$19];1;0)" office:value-type="string" office:string-value="" calcext:value-type="error">
            <text:p>#VALEUR !</text:p>
          </table:table-cell>
          <table:table-cell table:formula="of:=IF([.$B579]=[.D$19];1;0)" office:value-type="string" office:string-value="" calcext:value-type="error">
            <text:p>#VALEUR !</text:p>
          </table:table-cell>
          <table:table-cell table:formula="of:=IF([.$B579]=[.E$19];1;0)" office:value-type="string" office:string-value="" calcext:value-type="error">
            <text:p>#VALEUR !</text:p>
          </table:table-cell>
          <table:table-cell table:formula="of:=IF([.$B579]=[.F$19];1;0)" office:value-type="string" office:string-value="" calcext:value-type="error">
            <text:p>#VALEUR !</text:p>
          </table:table-cell>
          <table:table-cell table:formula="of:=IF([.$B579]=[.G$19];1;0)" office:value-type="string" office:string-value="" calcext:value-type="error">
            <text:p>#VALEUR !</text:p>
          </table:table-cell>
          <table:table-cell table:formula="of:=IF([.$B57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80]&lt;=[.$B$13];[.$A$2];IF([.A580]&lt;=[.$B$14];[.$A$3];IF([.A580]&lt;=[.$B$15];[.$A$4];IF([.A580]&lt;=[.$B$16];[.$A$5];IF([.A580]&lt;=[.$B$17];[.$A$6];IF([.A580]&lt;=[.$B$18];[.$A$7]))))))" office:value-type="string" office:string-value="" calcext:value-type="error">
            <text:p>#VALEUR !</text:p>
          </table:table-cell>
          <table:table-cell table:formula="of:=IF([.$B580]=[.C$19];1;0)" office:value-type="string" office:string-value="" calcext:value-type="error">
            <text:p>#VALEUR !</text:p>
          </table:table-cell>
          <table:table-cell table:formula="of:=IF([.$B580]=[.D$19];1;0)" office:value-type="string" office:string-value="" calcext:value-type="error">
            <text:p>#VALEUR !</text:p>
          </table:table-cell>
          <table:table-cell table:formula="of:=IF([.$B580]=[.E$19];1;0)" office:value-type="string" office:string-value="" calcext:value-type="error">
            <text:p>#VALEUR !</text:p>
          </table:table-cell>
          <table:table-cell table:formula="of:=IF([.$B580]=[.F$19];1;0)" office:value-type="string" office:string-value="" calcext:value-type="error">
            <text:p>#VALEUR !</text:p>
          </table:table-cell>
          <table:table-cell table:formula="of:=IF([.$B580]=[.G$19];1;0)" office:value-type="string" office:string-value="" calcext:value-type="error">
            <text:p>#VALEUR !</text:p>
          </table:table-cell>
          <table:table-cell table:formula="of:=IF([.$B58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81]&lt;=[.$B$13];[.$A$2];IF([.A581]&lt;=[.$B$14];[.$A$3];IF([.A581]&lt;=[.$B$15];[.$A$4];IF([.A581]&lt;=[.$B$16];[.$A$5];IF([.A581]&lt;=[.$B$17];[.$A$6];IF([.A581]&lt;=[.$B$18];[.$A$7]))))))" office:value-type="string" office:string-value="" calcext:value-type="error">
            <text:p>#VALEUR !</text:p>
          </table:table-cell>
          <table:table-cell table:formula="of:=IF([.$B581]=[.C$19];1;0)" office:value-type="string" office:string-value="" calcext:value-type="error">
            <text:p>#VALEUR !</text:p>
          </table:table-cell>
          <table:table-cell table:formula="of:=IF([.$B581]=[.D$19];1;0)" office:value-type="string" office:string-value="" calcext:value-type="error">
            <text:p>#VALEUR !</text:p>
          </table:table-cell>
          <table:table-cell table:formula="of:=IF([.$B581]=[.E$19];1;0)" office:value-type="string" office:string-value="" calcext:value-type="error">
            <text:p>#VALEUR !</text:p>
          </table:table-cell>
          <table:table-cell table:formula="of:=IF([.$B581]=[.F$19];1;0)" office:value-type="string" office:string-value="" calcext:value-type="error">
            <text:p>#VALEUR !</text:p>
          </table:table-cell>
          <table:table-cell table:formula="of:=IF([.$B581]=[.G$19];1;0)" office:value-type="string" office:string-value="" calcext:value-type="error">
            <text:p>#VALEUR !</text:p>
          </table:table-cell>
          <table:table-cell table:formula="of:=IF([.$B58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82]&lt;=[.$B$13];[.$A$2];IF([.A582]&lt;=[.$B$14];[.$A$3];IF([.A582]&lt;=[.$B$15];[.$A$4];IF([.A582]&lt;=[.$B$16];[.$A$5];IF([.A582]&lt;=[.$B$17];[.$A$6];IF([.A582]&lt;=[.$B$18];[.$A$7]))))))" office:value-type="string" office:string-value="" calcext:value-type="error">
            <text:p>#VALEUR !</text:p>
          </table:table-cell>
          <table:table-cell table:formula="of:=IF([.$B582]=[.C$19];1;0)" office:value-type="string" office:string-value="" calcext:value-type="error">
            <text:p>#VALEUR !</text:p>
          </table:table-cell>
          <table:table-cell table:formula="of:=IF([.$B582]=[.D$19];1;0)" office:value-type="string" office:string-value="" calcext:value-type="error">
            <text:p>#VALEUR !</text:p>
          </table:table-cell>
          <table:table-cell table:formula="of:=IF([.$B582]=[.E$19];1;0)" office:value-type="string" office:string-value="" calcext:value-type="error">
            <text:p>#VALEUR !</text:p>
          </table:table-cell>
          <table:table-cell table:formula="of:=IF([.$B582]=[.F$19];1;0)" office:value-type="string" office:string-value="" calcext:value-type="error">
            <text:p>#VALEUR !</text:p>
          </table:table-cell>
          <table:table-cell table:formula="of:=IF([.$B582]=[.G$19];1;0)" office:value-type="string" office:string-value="" calcext:value-type="error">
            <text:p>#VALEUR !</text:p>
          </table:table-cell>
          <table:table-cell table:formula="of:=IF([.$B58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83]&lt;=[.$B$13];[.$A$2];IF([.A583]&lt;=[.$B$14];[.$A$3];IF([.A583]&lt;=[.$B$15];[.$A$4];IF([.A583]&lt;=[.$B$16];[.$A$5];IF([.A583]&lt;=[.$B$17];[.$A$6];IF([.A583]&lt;=[.$B$18];[.$A$7]))))))" office:value-type="string" office:string-value="" calcext:value-type="error">
            <text:p>#VALEUR !</text:p>
          </table:table-cell>
          <table:table-cell table:formula="of:=IF([.$B583]=[.C$19];1;0)" office:value-type="string" office:string-value="" calcext:value-type="error">
            <text:p>#VALEUR !</text:p>
          </table:table-cell>
          <table:table-cell table:formula="of:=IF([.$B583]=[.D$19];1;0)" office:value-type="string" office:string-value="" calcext:value-type="error">
            <text:p>#VALEUR !</text:p>
          </table:table-cell>
          <table:table-cell table:formula="of:=IF([.$B583]=[.E$19];1;0)" office:value-type="string" office:string-value="" calcext:value-type="error">
            <text:p>#VALEUR !</text:p>
          </table:table-cell>
          <table:table-cell table:formula="of:=IF([.$B583]=[.F$19];1;0)" office:value-type="string" office:string-value="" calcext:value-type="error">
            <text:p>#VALEUR !</text:p>
          </table:table-cell>
          <table:table-cell table:formula="of:=IF([.$B583]=[.G$19];1;0)" office:value-type="string" office:string-value="" calcext:value-type="error">
            <text:p>#VALEUR !</text:p>
          </table:table-cell>
          <table:table-cell table:formula="of:=IF([.$B58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84]&lt;=[.$B$13];[.$A$2];IF([.A584]&lt;=[.$B$14];[.$A$3];IF([.A584]&lt;=[.$B$15];[.$A$4];IF([.A584]&lt;=[.$B$16];[.$A$5];IF([.A584]&lt;=[.$B$17];[.$A$6];IF([.A584]&lt;=[.$B$18];[.$A$7]))))))" office:value-type="string" office:string-value="" calcext:value-type="error">
            <text:p>#VALEUR !</text:p>
          </table:table-cell>
          <table:table-cell table:formula="of:=IF([.$B584]=[.C$19];1;0)" office:value-type="string" office:string-value="" calcext:value-type="error">
            <text:p>#VALEUR !</text:p>
          </table:table-cell>
          <table:table-cell table:formula="of:=IF([.$B584]=[.D$19];1;0)" office:value-type="string" office:string-value="" calcext:value-type="error">
            <text:p>#VALEUR !</text:p>
          </table:table-cell>
          <table:table-cell table:formula="of:=IF([.$B584]=[.E$19];1;0)" office:value-type="string" office:string-value="" calcext:value-type="error">
            <text:p>#VALEUR !</text:p>
          </table:table-cell>
          <table:table-cell table:formula="of:=IF([.$B584]=[.F$19];1;0)" office:value-type="string" office:string-value="" calcext:value-type="error">
            <text:p>#VALEUR !</text:p>
          </table:table-cell>
          <table:table-cell table:formula="of:=IF([.$B584]=[.G$19];1;0)" office:value-type="string" office:string-value="" calcext:value-type="error">
            <text:p>#VALEUR !</text:p>
          </table:table-cell>
          <table:table-cell table:formula="of:=IF([.$B58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85]&lt;=[.$B$13];[.$A$2];IF([.A585]&lt;=[.$B$14];[.$A$3];IF([.A585]&lt;=[.$B$15];[.$A$4];IF([.A585]&lt;=[.$B$16];[.$A$5];IF([.A585]&lt;=[.$B$17];[.$A$6];IF([.A585]&lt;=[.$B$18];[.$A$7]))))))" office:value-type="string" office:string-value="" calcext:value-type="error">
            <text:p>#VALEUR !</text:p>
          </table:table-cell>
          <table:table-cell table:formula="of:=IF([.$B585]=[.C$19];1;0)" office:value-type="string" office:string-value="" calcext:value-type="error">
            <text:p>#VALEUR !</text:p>
          </table:table-cell>
          <table:table-cell table:formula="of:=IF([.$B585]=[.D$19];1;0)" office:value-type="string" office:string-value="" calcext:value-type="error">
            <text:p>#VALEUR !</text:p>
          </table:table-cell>
          <table:table-cell table:formula="of:=IF([.$B585]=[.E$19];1;0)" office:value-type="string" office:string-value="" calcext:value-type="error">
            <text:p>#VALEUR !</text:p>
          </table:table-cell>
          <table:table-cell table:formula="of:=IF([.$B585]=[.F$19];1;0)" office:value-type="string" office:string-value="" calcext:value-type="error">
            <text:p>#VALEUR !</text:p>
          </table:table-cell>
          <table:table-cell table:formula="of:=IF([.$B585]=[.G$19];1;0)" office:value-type="string" office:string-value="" calcext:value-type="error">
            <text:p>#VALEUR !</text:p>
          </table:table-cell>
          <table:table-cell table:formula="of:=IF([.$B58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86]&lt;=[.$B$13];[.$A$2];IF([.A586]&lt;=[.$B$14];[.$A$3];IF([.A586]&lt;=[.$B$15];[.$A$4];IF([.A586]&lt;=[.$B$16];[.$A$5];IF([.A586]&lt;=[.$B$17];[.$A$6];IF([.A586]&lt;=[.$B$18];[.$A$7]))))))" office:value-type="string" office:string-value="" calcext:value-type="error">
            <text:p>#VALEUR !</text:p>
          </table:table-cell>
          <table:table-cell table:formula="of:=IF([.$B586]=[.C$19];1;0)" office:value-type="string" office:string-value="" calcext:value-type="error">
            <text:p>#VALEUR !</text:p>
          </table:table-cell>
          <table:table-cell table:formula="of:=IF([.$B586]=[.D$19];1;0)" office:value-type="string" office:string-value="" calcext:value-type="error">
            <text:p>#VALEUR !</text:p>
          </table:table-cell>
          <table:table-cell table:formula="of:=IF([.$B586]=[.E$19];1;0)" office:value-type="string" office:string-value="" calcext:value-type="error">
            <text:p>#VALEUR !</text:p>
          </table:table-cell>
          <table:table-cell table:formula="of:=IF([.$B586]=[.F$19];1;0)" office:value-type="string" office:string-value="" calcext:value-type="error">
            <text:p>#VALEUR !</text:p>
          </table:table-cell>
          <table:table-cell table:formula="of:=IF([.$B586]=[.G$19];1;0)" office:value-type="string" office:string-value="" calcext:value-type="error">
            <text:p>#VALEUR !</text:p>
          </table:table-cell>
          <table:table-cell table:formula="of:=IF([.$B58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87]&lt;=[.$B$13];[.$A$2];IF([.A587]&lt;=[.$B$14];[.$A$3];IF([.A587]&lt;=[.$B$15];[.$A$4];IF([.A587]&lt;=[.$B$16];[.$A$5];IF([.A587]&lt;=[.$B$17];[.$A$6];IF([.A587]&lt;=[.$B$18];[.$A$7]))))))" office:value-type="string" office:string-value="" calcext:value-type="error">
            <text:p>#VALEUR !</text:p>
          </table:table-cell>
          <table:table-cell table:formula="of:=IF([.$B587]=[.C$19];1;0)" office:value-type="string" office:string-value="" calcext:value-type="error">
            <text:p>#VALEUR !</text:p>
          </table:table-cell>
          <table:table-cell table:formula="of:=IF([.$B587]=[.D$19];1;0)" office:value-type="string" office:string-value="" calcext:value-type="error">
            <text:p>#VALEUR !</text:p>
          </table:table-cell>
          <table:table-cell table:formula="of:=IF([.$B587]=[.E$19];1;0)" office:value-type="string" office:string-value="" calcext:value-type="error">
            <text:p>#VALEUR !</text:p>
          </table:table-cell>
          <table:table-cell table:formula="of:=IF([.$B587]=[.F$19];1;0)" office:value-type="string" office:string-value="" calcext:value-type="error">
            <text:p>#VALEUR !</text:p>
          </table:table-cell>
          <table:table-cell table:formula="of:=IF([.$B587]=[.G$19];1;0)" office:value-type="string" office:string-value="" calcext:value-type="error">
            <text:p>#VALEUR !</text:p>
          </table:table-cell>
          <table:table-cell table:formula="of:=IF([.$B58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88]&lt;=[.$B$13];[.$A$2];IF([.A588]&lt;=[.$B$14];[.$A$3];IF([.A588]&lt;=[.$B$15];[.$A$4];IF([.A588]&lt;=[.$B$16];[.$A$5];IF([.A588]&lt;=[.$B$17];[.$A$6];IF([.A588]&lt;=[.$B$18];[.$A$7]))))))" office:value-type="string" office:string-value="" calcext:value-type="error">
            <text:p>#VALEUR !</text:p>
          </table:table-cell>
          <table:table-cell table:formula="of:=IF([.$B588]=[.C$19];1;0)" office:value-type="string" office:string-value="" calcext:value-type="error">
            <text:p>#VALEUR !</text:p>
          </table:table-cell>
          <table:table-cell table:formula="of:=IF([.$B588]=[.D$19];1;0)" office:value-type="string" office:string-value="" calcext:value-type="error">
            <text:p>#VALEUR !</text:p>
          </table:table-cell>
          <table:table-cell table:formula="of:=IF([.$B588]=[.E$19];1;0)" office:value-type="string" office:string-value="" calcext:value-type="error">
            <text:p>#VALEUR !</text:p>
          </table:table-cell>
          <table:table-cell table:formula="of:=IF([.$B588]=[.F$19];1;0)" office:value-type="string" office:string-value="" calcext:value-type="error">
            <text:p>#VALEUR !</text:p>
          </table:table-cell>
          <table:table-cell table:formula="of:=IF([.$B588]=[.G$19];1;0)" office:value-type="string" office:string-value="" calcext:value-type="error">
            <text:p>#VALEUR !</text:p>
          </table:table-cell>
          <table:table-cell table:formula="of:=IF([.$B58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89]&lt;=[.$B$13];[.$A$2];IF([.A589]&lt;=[.$B$14];[.$A$3];IF([.A589]&lt;=[.$B$15];[.$A$4];IF([.A589]&lt;=[.$B$16];[.$A$5];IF([.A589]&lt;=[.$B$17];[.$A$6];IF([.A589]&lt;=[.$B$18];[.$A$7]))))))" office:value-type="string" office:string-value="" calcext:value-type="error">
            <text:p>#VALEUR !</text:p>
          </table:table-cell>
          <table:table-cell table:formula="of:=IF([.$B589]=[.C$19];1;0)" office:value-type="string" office:string-value="" calcext:value-type="error">
            <text:p>#VALEUR !</text:p>
          </table:table-cell>
          <table:table-cell table:formula="of:=IF([.$B589]=[.D$19];1;0)" office:value-type="string" office:string-value="" calcext:value-type="error">
            <text:p>#VALEUR !</text:p>
          </table:table-cell>
          <table:table-cell table:formula="of:=IF([.$B589]=[.E$19];1;0)" office:value-type="string" office:string-value="" calcext:value-type="error">
            <text:p>#VALEUR !</text:p>
          </table:table-cell>
          <table:table-cell table:formula="of:=IF([.$B589]=[.F$19];1;0)" office:value-type="string" office:string-value="" calcext:value-type="error">
            <text:p>#VALEUR !</text:p>
          </table:table-cell>
          <table:table-cell table:formula="of:=IF([.$B589]=[.G$19];1;0)" office:value-type="string" office:string-value="" calcext:value-type="error">
            <text:p>#VALEUR !</text:p>
          </table:table-cell>
          <table:table-cell table:formula="of:=IF([.$B58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90]&lt;=[.$B$13];[.$A$2];IF([.A590]&lt;=[.$B$14];[.$A$3];IF([.A590]&lt;=[.$B$15];[.$A$4];IF([.A590]&lt;=[.$B$16];[.$A$5];IF([.A590]&lt;=[.$B$17];[.$A$6];IF([.A590]&lt;=[.$B$18];[.$A$7]))))))" office:value-type="string" office:string-value="" calcext:value-type="error">
            <text:p>#VALEUR !</text:p>
          </table:table-cell>
          <table:table-cell table:formula="of:=IF([.$B590]=[.C$19];1;0)" office:value-type="string" office:string-value="" calcext:value-type="error">
            <text:p>#VALEUR !</text:p>
          </table:table-cell>
          <table:table-cell table:formula="of:=IF([.$B590]=[.D$19];1;0)" office:value-type="string" office:string-value="" calcext:value-type="error">
            <text:p>#VALEUR !</text:p>
          </table:table-cell>
          <table:table-cell table:formula="of:=IF([.$B590]=[.E$19];1;0)" office:value-type="string" office:string-value="" calcext:value-type="error">
            <text:p>#VALEUR !</text:p>
          </table:table-cell>
          <table:table-cell table:formula="of:=IF([.$B590]=[.F$19];1;0)" office:value-type="string" office:string-value="" calcext:value-type="error">
            <text:p>#VALEUR !</text:p>
          </table:table-cell>
          <table:table-cell table:formula="of:=IF([.$B590]=[.G$19];1;0)" office:value-type="string" office:string-value="" calcext:value-type="error">
            <text:p>#VALEUR !</text:p>
          </table:table-cell>
          <table:table-cell table:formula="of:=IF([.$B59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91]&lt;=[.$B$13];[.$A$2];IF([.A591]&lt;=[.$B$14];[.$A$3];IF([.A591]&lt;=[.$B$15];[.$A$4];IF([.A591]&lt;=[.$B$16];[.$A$5];IF([.A591]&lt;=[.$B$17];[.$A$6];IF([.A591]&lt;=[.$B$18];[.$A$7]))))))" office:value-type="string" office:string-value="" calcext:value-type="error">
            <text:p>#VALEUR !</text:p>
          </table:table-cell>
          <table:table-cell table:formula="of:=IF([.$B591]=[.C$19];1;0)" office:value-type="string" office:string-value="" calcext:value-type="error">
            <text:p>#VALEUR !</text:p>
          </table:table-cell>
          <table:table-cell table:formula="of:=IF([.$B591]=[.D$19];1;0)" office:value-type="string" office:string-value="" calcext:value-type="error">
            <text:p>#VALEUR !</text:p>
          </table:table-cell>
          <table:table-cell table:formula="of:=IF([.$B591]=[.E$19];1;0)" office:value-type="string" office:string-value="" calcext:value-type="error">
            <text:p>#VALEUR !</text:p>
          </table:table-cell>
          <table:table-cell table:formula="of:=IF([.$B591]=[.F$19];1;0)" office:value-type="string" office:string-value="" calcext:value-type="error">
            <text:p>#VALEUR !</text:p>
          </table:table-cell>
          <table:table-cell table:formula="of:=IF([.$B591]=[.G$19];1;0)" office:value-type="string" office:string-value="" calcext:value-type="error">
            <text:p>#VALEUR !</text:p>
          </table:table-cell>
          <table:table-cell table:formula="of:=IF([.$B59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92]&lt;=[.$B$13];[.$A$2];IF([.A592]&lt;=[.$B$14];[.$A$3];IF([.A592]&lt;=[.$B$15];[.$A$4];IF([.A592]&lt;=[.$B$16];[.$A$5];IF([.A592]&lt;=[.$B$17];[.$A$6];IF([.A592]&lt;=[.$B$18];[.$A$7]))))))" office:value-type="string" office:string-value="" calcext:value-type="error">
            <text:p>#VALEUR !</text:p>
          </table:table-cell>
          <table:table-cell table:formula="of:=IF([.$B592]=[.C$19];1;0)" office:value-type="string" office:string-value="" calcext:value-type="error">
            <text:p>#VALEUR !</text:p>
          </table:table-cell>
          <table:table-cell table:formula="of:=IF([.$B592]=[.D$19];1;0)" office:value-type="string" office:string-value="" calcext:value-type="error">
            <text:p>#VALEUR !</text:p>
          </table:table-cell>
          <table:table-cell table:formula="of:=IF([.$B592]=[.E$19];1;0)" office:value-type="string" office:string-value="" calcext:value-type="error">
            <text:p>#VALEUR !</text:p>
          </table:table-cell>
          <table:table-cell table:formula="of:=IF([.$B592]=[.F$19];1;0)" office:value-type="string" office:string-value="" calcext:value-type="error">
            <text:p>#VALEUR !</text:p>
          </table:table-cell>
          <table:table-cell table:formula="of:=IF([.$B592]=[.G$19];1;0)" office:value-type="string" office:string-value="" calcext:value-type="error">
            <text:p>#VALEUR !</text:p>
          </table:table-cell>
          <table:table-cell table:formula="of:=IF([.$B59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93]&lt;=[.$B$13];[.$A$2];IF([.A593]&lt;=[.$B$14];[.$A$3];IF([.A593]&lt;=[.$B$15];[.$A$4];IF([.A593]&lt;=[.$B$16];[.$A$5];IF([.A593]&lt;=[.$B$17];[.$A$6];IF([.A593]&lt;=[.$B$18];[.$A$7]))))))" office:value-type="string" office:string-value="" calcext:value-type="error">
            <text:p>#VALEUR !</text:p>
          </table:table-cell>
          <table:table-cell table:formula="of:=IF([.$B593]=[.C$19];1;0)" office:value-type="string" office:string-value="" calcext:value-type="error">
            <text:p>#VALEUR !</text:p>
          </table:table-cell>
          <table:table-cell table:formula="of:=IF([.$B593]=[.D$19];1;0)" office:value-type="string" office:string-value="" calcext:value-type="error">
            <text:p>#VALEUR !</text:p>
          </table:table-cell>
          <table:table-cell table:formula="of:=IF([.$B593]=[.E$19];1;0)" office:value-type="string" office:string-value="" calcext:value-type="error">
            <text:p>#VALEUR !</text:p>
          </table:table-cell>
          <table:table-cell table:formula="of:=IF([.$B593]=[.F$19];1;0)" office:value-type="string" office:string-value="" calcext:value-type="error">
            <text:p>#VALEUR !</text:p>
          </table:table-cell>
          <table:table-cell table:formula="of:=IF([.$B593]=[.G$19];1;0)" office:value-type="string" office:string-value="" calcext:value-type="error">
            <text:p>#VALEUR !</text:p>
          </table:table-cell>
          <table:table-cell table:formula="of:=IF([.$B59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94]&lt;=[.$B$13];[.$A$2];IF([.A594]&lt;=[.$B$14];[.$A$3];IF([.A594]&lt;=[.$B$15];[.$A$4];IF([.A594]&lt;=[.$B$16];[.$A$5];IF([.A594]&lt;=[.$B$17];[.$A$6];IF([.A594]&lt;=[.$B$18];[.$A$7]))))))" office:value-type="string" office:string-value="" calcext:value-type="error">
            <text:p>#VALEUR !</text:p>
          </table:table-cell>
          <table:table-cell table:formula="of:=IF([.$B594]=[.C$19];1;0)" office:value-type="string" office:string-value="" calcext:value-type="error">
            <text:p>#VALEUR !</text:p>
          </table:table-cell>
          <table:table-cell table:formula="of:=IF([.$B594]=[.D$19];1;0)" office:value-type="string" office:string-value="" calcext:value-type="error">
            <text:p>#VALEUR !</text:p>
          </table:table-cell>
          <table:table-cell table:formula="of:=IF([.$B594]=[.E$19];1;0)" office:value-type="string" office:string-value="" calcext:value-type="error">
            <text:p>#VALEUR !</text:p>
          </table:table-cell>
          <table:table-cell table:formula="of:=IF([.$B594]=[.F$19];1;0)" office:value-type="string" office:string-value="" calcext:value-type="error">
            <text:p>#VALEUR !</text:p>
          </table:table-cell>
          <table:table-cell table:formula="of:=IF([.$B594]=[.G$19];1;0)" office:value-type="string" office:string-value="" calcext:value-type="error">
            <text:p>#VALEUR !</text:p>
          </table:table-cell>
          <table:table-cell table:formula="of:=IF([.$B59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95]&lt;=[.$B$13];[.$A$2];IF([.A595]&lt;=[.$B$14];[.$A$3];IF([.A595]&lt;=[.$B$15];[.$A$4];IF([.A595]&lt;=[.$B$16];[.$A$5];IF([.A595]&lt;=[.$B$17];[.$A$6];IF([.A595]&lt;=[.$B$18];[.$A$7]))))))" office:value-type="string" office:string-value="" calcext:value-type="error">
            <text:p>#VALEUR !</text:p>
          </table:table-cell>
          <table:table-cell table:formula="of:=IF([.$B595]=[.C$19];1;0)" office:value-type="string" office:string-value="" calcext:value-type="error">
            <text:p>#VALEUR !</text:p>
          </table:table-cell>
          <table:table-cell table:formula="of:=IF([.$B595]=[.D$19];1;0)" office:value-type="string" office:string-value="" calcext:value-type="error">
            <text:p>#VALEUR !</text:p>
          </table:table-cell>
          <table:table-cell table:formula="of:=IF([.$B595]=[.E$19];1;0)" office:value-type="string" office:string-value="" calcext:value-type="error">
            <text:p>#VALEUR !</text:p>
          </table:table-cell>
          <table:table-cell table:formula="of:=IF([.$B595]=[.F$19];1;0)" office:value-type="string" office:string-value="" calcext:value-type="error">
            <text:p>#VALEUR !</text:p>
          </table:table-cell>
          <table:table-cell table:formula="of:=IF([.$B595]=[.G$19];1;0)" office:value-type="string" office:string-value="" calcext:value-type="error">
            <text:p>#VALEUR !</text:p>
          </table:table-cell>
          <table:table-cell table:formula="of:=IF([.$B59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96]&lt;=[.$B$13];[.$A$2];IF([.A596]&lt;=[.$B$14];[.$A$3];IF([.A596]&lt;=[.$B$15];[.$A$4];IF([.A596]&lt;=[.$B$16];[.$A$5];IF([.A596]&lt;=[.$B$17];[.$A$6];IF([.A596]&lt;=[.$B$18];[.$A$7]))))))" office:value-type="string" office:string-value="" calcext:value-type="error">
            <text:p>#VALEUR !</text:p>
          </table:table-cell>
          <table:table-cell table:formula="of:=IF([.$B596]=[.C$19];1;0)" office:value-type="string" office:string-value="" calcext:value-type="error">
            <text:p>#VALEUR !</text:p>
          </table:table-cell>
          <table:table-cell table:formula="of:=IF([.$B596]=[.D$19];1;0)" office:value-type="string" office:string-value="" calcext:value-type="error">
            <text:p>#VALEUR !</text:p>
          </table:table-cell>
          <table:table-cell table:formula="of:=IF([.$B596]=[.E$19];1;0)" office:value-type="string" office:string-value="" calcext:value-type="error">
            <text:p>#VALEUR !</text:p>
          </table:table-cell>
          <table:table-cell table:formula="of:=IF([.$B596]=[.F$19];1;0)" office:value-type="string" office:string-value="" calcext:value-type="error">
            <text:p>#VALEUR !</text:p>
          </table:table-cell>
          <table:table-cell table:formula="of:=IF([.$B596]=[.G$19];1;0)" office:value-type="string" office:string-value="" calcext:value-type="error">
            <text:p>#VALEUR !</text:p>
          </table:table-cell>
          <table:table-cell table:formula="of:=IF([.$B59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97]&lt;=[.$B$13];[.$A$2];IF([.A597]&lt;=[.$B$14];[.$A$3];IF([.A597]&lt;=[.$B$15];[.$A$4];IF([.A597]&lt;=[.$B$16];[.$A$5];IF([.A597]&lt;=[.$B$17];[.$A$6];IF([.A597]&lt;=[.$B$18];[.$A$7]))))))" office:value-type="string" office:string-value="" calcext:value-type="error">
            <text:p>#VALEUR !</text:p>
          </table:table-cell>
          <table:table-cell table:formula="of:=IF([.$B597]=[.C$19];1;0)" office:value-type="string" office:string-value="" calcext:value-type="error">
            <text:p>#VALEUR !</text:p>
          </table:table-cell>
          <table:table-cell table:formula="of:=IF([.$B597]=[.D$19];1;0)" office:value-type="string" office:string-value="" calcext:value-type="error">
            <text:p>#VALEUR !</text:p>
          </table:table-cell>
          <table:table-cell table:formula="of:=IF([.$B597]=[.E$19];1;0)" office:value-type="string" office:string-value="" calcext:value-type="error">
            <text:p>#VALEUR !</text:p>
          </table:table-cell>
          <table:table-cell table:formula="of:=IF([.$B597]=[.F$19];1;0)" office:value-type="string" office:string-value="" calcext:value-type="error">
            <text:p>#VALEUR !</text:p>
          </table:table-cell>
          <table:table-cell table:formula="of:=IF([.$B597]=[.G$19];1;0)" office:value-type="string" office:string-value="" calcext:value-type="error">
            <text:p>#VALEUR !</text:p>
          </table:table-cell>
          <table:table-cell table:formula="of:=IF([.$B59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98]&lt;=[.$B$13];[.$A$2];IF([.A598]&lt;=[.$B$14];[.$A$3];IF([.A598]&lt;=[.$B$15];[.$A$4];IF([.A598]&lt;=[.$B$16];[.$A$5];IF([.A598]&lt;=[.$B$17];[.$A$6];IF([.A598]&lt;=[.$B$18];[.$A$7]))))))" office:value-type="string" office:string-value="" calcext:value-type="error">
            <text:p>#VALEUR !</text:p>
          </table:table-cell>
          <table:table-cell table:formula="of:=IF([.$B598]=[.C$19];1;0)" office:value-type="string" office:string-value="" calcext:value-type="error">
            <text:p>#VALEUR !</text:p>
          </table:table-cell>
          <table:table-cell table:formula="of:=IF([.$B598]=[.D$19];1;0)" office:value-type="string" office:string-value="" calcext:value-type="error">
            <text:p>#VALEUR !</text:p>
          </table:table-cell>
          <table:table-cell table:formula="of:=IF([.$B598]=[.E$19];1;0)" office:value-type="string" office:string-value="" calcext:value-type="error">
            <text:p>#VALEUR !</text:p>
          </table:table-cell>
          <table:table-cell table:formula="of:=IF([.$B598]=[.F$19];1;0)" office:value-type="string" office:string-value="" calcext:value-type="error">
            <text:p>#VALEUR !</text:p>
          </table:table-cell>
          <table:table-cell table:formula="of:=IF([.$B598]=[.G$19];1;0)" office:value-type="string" office:string-value="" calcext:value-type="error">
            <text:p>#VALEUR !</text:p>
          </table:table-cell>
          <table:table-cell table:formula="of:=IF([.$B59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599]&lt;=[.$B$13];[.$A$2];IF([.A599]&lt;=[.$B$14];[.$A$3];IF([.A599]&lt;=[.$B$15];[.$A$4];IF([.A599]&lt;=[.$B$16];[.$A$5];IF([.A599]&lt;=[.$B$17];[.$A$6];IF([.A599]&lt;=[.$B$18];[.$A$7]))))))" office:value-type="string" office:string-value="" calcext:value-type="error">
            <text:p>#VALEUR !</text:p>
          </table:table-cell>
          <table:table-cell table:formula="of:=IF([.$B599]=[.C$19];1;0)" office:value-type="string" office:string-value="" calcext:value-type="error">
            <text:p>#VALEUR !</text:p>
          </table:table-cell>
          <table:table-cell table:formula="of:=IF([.$B599]=[.D$19];1;0)" office:value-type="string" office:string-value="" calcext:value-type="error">
            <text:p>#VALEUR !</text:p>
          </table:table-cell>
          <table:table-cell table:formula="of:=IF([.$B599]=[.E$19];1;0)" office:value-type="string" office:string-value="" calcext:value-type="error">
            <text:p>#VALEUR !</text:p>
          </table:table-cell>
          <table:table-cell table:formula="of:=IF([.$B599]=[.F$19];1;0)" office:value-type="string" office:string-value="" calcext:value-type="error">
            <text:p>#VALEUR !</text:p>
          </table:table-cell>
          <table:table-cell table:formula="of:=IF([.$B599]=[.G$19];1;0)" office:value-type="string" office:string-value="" calcext:value-type="error">
            <text:p>#VALEUR !</text:p>
          </table:table-cell>
          <table:table-cell table:formula="of:=IF([.$B59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00]&lt;=[.$B$13];[.$A$2];IF([.A600]&lt;=[.$B$14];[.$A$3];IF([.A600]&lt;=[.$B$15];[.$A$4];IF([.A600]&lt;=[.$B$16];[.$A$5];IF([.A600]&lt;=[.$B$17];[.$A$6];IF([.A600]&lt;=[.$B$18];[.$A$7]))))))" office:value-type="string" office:string-value="" calcext:value-type="error">
            <text:p>#VALEUR !</text:p>
          </table:table-cell>
          <table:table-cell table:formula="of:=IF([.$B600]=[.C$19];1;0)" office:value-type="string" office:string-value="" calcext:value-type="error">
            <text:p>#VALEUR !</text:p>
          </table:table-cell>
          <table:table-cell table:formula="of:=IF([.$B600]=[.D$19];1;0)" office:value-type="string" office:string-value="" calcext:value-type="error">
            <text:p>#VALEUR !</text:p>
          </table:table-cell>
          <table:table-cell table:formula="of:=IF([.$B600]=[.E$19];1;0)" office:value-type="string" office:string-value="" calcext:value-type="error">
            <text:p>#VALEUR !</text:p>
          </table:table-cell>
          <table:table-cell table:formula="of:=IF([.$B600]=[.F$19];1;0)" office:value-type="string" office:string-value="" calcext:value-type="error">
            <text:p>#VALEUR !</text:p>
          </table:table-cell>
          <table:table-cell table:formula="of:=IF([.$B600]=[.G$19];1;0)" office:value-type="string" office:string-value="" calcext:value-type="error">
            <text:p>#VALEUR !</text:p>
          </table:table-cell>
          <table:table-cell table:formula="of:=IF([.$B60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01]&lt;=[.$B$13];[.$A$2];IF([.A601]&lt;=[.$B$14];[.$A$3];IF([.A601]&lt;=[.$B$15];[.$A$4];IF([.A601]&lt;=[.$B$16];[.$A$5];IF([.A601]&lt;=[.$B$17];[.$A$6];IF([.A601]&lt;=[.$B$18];[.$A$7]))))))" office:value-type="string" office:string-value="" calcext:value-type="error">
            <text:p>#VALEUR !</text:p>
          </table:table-cell>
          <table:table-cell table:formula="of:=IF([.$B601]=[.C$19];1;0)" office:value-type="string" office:string-value="" calcext:value-type="error">
            <text:p>#VALEUR !</text:p>
          </table:table-cell>
          <table:table-cell table:formula="of:=IF([.$B601]=[.D$19];1;0)" office:value-type="string" office:string-value="" calcext:value-type="error">
            <text:p>#VALEUR !</text:p>
          </table:table-cell>
          <table:table-cell table:formula="of:=IF([.$B601]=[.E$19];1;0)" office:value-type="string" office:string-value="" calcext:value-type="error">
            <text:p>#VALEUR !</text:p>
          </table:table-cell>
          <table:table-cell table:formula="of:=IF([.$B601]=[.F$19];1;0)" office:value-type="string" office:string-value="" calcext:value-type="error">
            <text:p>#VALEUR !</text:p>
          </table:table-cell>
          <table:table-cell table:formula="of:=IF([.$B601]=[.G$19];1;0)" office:value-type="string" office:string-value="" calcext:value-type="error">
            <text:p>#VALEUR !</text:p>
          </table:table-cell>
          <table:table-cell table:formula="of:=IF([.$B60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02]&lt;=[.$B$13];[.$A$2];IF([.A602]&lt;=[.$B$14];[.$A$3];IF([.A602]&lt;=[.$B$15];[.$A$4];IF([.A602]&lt;=[.$B$16];[.$A$5];IF([.A602]&lt;=[.$B$17];[.$A$6];IF([.A602]&lt;=[.$B$18];[.$A$7]))))))" office:value-type="string" office:string-value="" calcext:value-type="error">
            <text:p>#VALEUR !</text:p>
          </table:table-cell>
          <table:table-cell table:formula="of:=IF([.$B602]=[.C$19];1;0)" office:value-type="string" office:string-value="" calcext:value-type="error">
            <text:p>#VALEUR !</text:p>
          </table:table-cell>
          <table:table-cell table:formula="of:=IF([.$B602]=[.D$19];1;0)" office:value-type="string" office:string-value="" calcext:value-type="error">
            <text:p>#VALEUR !</text:p>
          </table:table-cell>
          <table:table-cell table:formula="of:=IF([.$B602]=[.E$19];1;0)" office:value-type="string" office:string-value="" calcext:value-type="error">
            <text:p>#VALEUR !</text:p>
          </table:table-cell>
          <table:table-cell table:formula="of:=IF([.$B602]=[.F$19];1;0)" office:value-type="string" office:string-value="" calcext:value-type="error">
            <text:p>#VALEUR !</text:p>
          </table:table-cell>
          <table:table-cell table:formula="of:=IF([.$B602]=[.G$19];1;0)" office:value-type="string" office:string-value="" calcext:value-type="error">
            <text:p>#VALEUR !</text:p>
          </table:table-cell>
          <table:table-cell table:formula="of:=IF([.$B60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03]&lt;=[.$B$13];[.$A$2];IF([.A603]&lt;=[.$B$14];[.$A$3];IF([.A603]&lt;=[.$B$15];[.$A$4];IF([.A603]&lt;=[.$B$16];[.$A$5];IF([.A603]&lt;=[.$B$17];[.$A$6];IF([.A603]&lt;=[.$B$18];[.$A$7]))))))" office:value-type="string" office:string-value="" calcext:value-type="error">
            <text:p>#VALEUR !</text:p>
          </table:table-cell>
          <table:table-cell table:formula="of:=IF([.$B603]=[.C$19];1;0)" office:value-type="string" office:string-value="" calcext:value-type="error">
            <text:p>#VALEUR !</text:p>
          </table:table-cell>
          <table:table-cell table:formula="of:=IF([.$B603]=[.D$19];1;0)" office:value-type="string" office:string-value="" calcext:value-type="error">
            <text:p>#VALEUR !</text:p>
          </table:table-cell>
          <table:table-cell table:formula="of:=IF([.$B603]=[.E$19];1;0)" office:value-type="string" office:string-value="" calcext:value-type="error">
            <text:p>#VALEUR !</text:p>
          </table:table-cell>
          <table:table-cell table:formula="of:=IF([.$B603]=[.F$19];1;0)" office:value-type="string" office:string-value="" calcext:value-type="error">
            <text:p>#VALEUR !</text:p>
          </table:table-cell>
          <table:table-cell table:formula="of:=IF([.$B603]=[.G$19];1;0)" office:value-type="string" office:string-value="" calcext:value-type="error">
            <text:p>#VALEUR !</text:p>
          </table:table-cell>
          <table:table-cell table:formula="of:=IF([.$B60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04]&lt;=[.$B$13];[.$A$2];IF([.A604]&lt;=[.$B$14];[.$A$3];IF([.A604]&lt;=[.$B$15];[.$A$4];IF([.A604]&lt;=[.$B$16];[.$A$5];IF([.A604]&lt;=[.$B$17];[.$A$6];IF([.A604]&lt;=[.$B$18];[.$A$7]))))))" office:value-type="string" office:string-value="" calcext:value-type="error">
            <text:p>#VALEUR !</text:p>
          </table:table-cell>
          <table:table-cell table:formula="of:=IF([.$B604]=[.C$19];1;0)" office:value-type="string" office:string-value="" calcext:value-type="error">
            <text:p>#VALEUR !</text:p>
          </table:table-cell>
          <table:table-cell table:formula="of:=IF([.$B604]=[.D$19];1;0)" office:value-type="string" office:string-value="" calcext:value-type="error">
            <text:p>#VALEUR !</text:p>
          </table:table-cell>
          <table:table-cell table:formula="of:=IF([.$B604]=[.E$19];1;0)" office:value-type="string" office:string-value="" calcext:value-type="error">
            <text:p>#VALEUR !</text:p>
          </table:table-cell>
          <table:table-cell table:formula="of:=IF([.$B604]=[.F$19];1;0)" office:value-type="string" office:string-value="" calcext:value-type="error">
            <text:p>#VALEUR !</text:p>
          </table:table-cell>
          <table:table-cell table:formula="of:=IF([.$B604]=[.G$19];1;0)" office:value-type="string" office:string-value="" calcext:value-type="error">
            <text:p>#VALEUR !</text:p>
          </table:table-cell>
          <table:table-cell table:formula="of:=IF([.$B60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05]&lt;=[.$B$13];[.$A$2];IF([.A605]&lt;=[.$B$14];[.$A$3];IF([.A605]&lt;=[.$B$15];[.$A$4];IF([.A605]&lt;=[.$B$16];[.$A$5];IF([.A605]&lt;=[.$B$17];[.$A$6];IF([.A605]&lt;=[.$B$18];[.$A$7]))))))" office:value-type="string" office:string-value="" calcext:value-type="error">
            <text:p>#VALEUR !</text:p>
          </table:table-cell>
          <table:table-cell table:formula="of:=IF([.$B605]=[.C$19];1;0)" office:value-type="string" office:string-value="" calcext:value-type="error">
            <text:p>#VALEUR !</text:p>
          </table:table-cell>
          <table:table-cell table:formula="of:=IF([.$B605]=[.D$19];1;0)" office:value-type="string" office:string-value="" calcext:value-type="error">
            <text:p>#VALEUR !</text:p>
          </table:table-cell>
          <table:table-cell table:formula="of:=IF([.$B605]=[.E$19];1;0)" office:value-type="string" office:string-value="" calcext:value-type="error">
            <text:p>#VALEUR !</text:p>
          </table:table-cell>
          <table:table-cell table:formula="of:=IF([.$B605]=[.F$19];1;0)" office:value-type="string" office:string-value="" calcext:value-type="error">
            <text:p>#VALEUR !</text:p>
          </table:table-cell>
          <table:table-cell table:formula="of:=IF([.$B605]=[.G$19];1;0)" office:value-type="string" office:string-value="" calcext:value-type="error">
            <text:p>#VALEUR !</text:p>
          </table:table-cell>
          <table:table-cell table:formula="of:=IF([.$B60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06]&lt;=[.$B$13];[.$A$2];IF([.A606]&lt;=[.$B$14];[.$A$3];IF([.A606]&lt;=[.$B$15];[.$A$4];IF([.A606]&lt;=[.$B$16];[.$A$5];IF([.A606]&lt;=[.$B$17];[.$A$6];IF([.A606]&lt;=[.$B$18];[.$A$7]))))))" office:value-type="string" office:string-value="" calcext:value-type="error">
            <text:p>#VALEUR !</text:p>
          </table:table-cell>
          <table:table-cell table:formula="of:=IF([.$B606]=[.C$19];1;0)" office:value-type="string" office:string-value="" calcext:value-type="error">
            <text:p>#VALEUR !</text:p>
          </table:table-cell>
          <table:table-cell table:formula="of:=IF([.$B606]=[.D$19];1;0)" office:value-type="string" office:string-value="" calcext:value-type="error">
            <text:p>#VALEUR !</text:p>
          </table:table-cell>
          <table:table-cell table:formula="of:=IF([.$B606]=[.E$19];1;0)" office:value-type="string" office:string-value="" calcext:value-type="error">
            <text:p>#VALEUR !</text:p>
          </table:table-cell>
          <table:table-cell table:formula="of:=IF([.$B606]=[.F$19];1;0)" office:value-type="string" office:string-value="" calcext:value-type="error">
            <text:p>#VALEUR !</text:p>
          </table:table-cell>
          <table:table-cell table:formula="of:=IF([.$B606]=[.G$19];1;0)" office:value-type="string" office:string-value="" calcext:value-type="error">
            <text:p>#VALEUR !</text:p>
          </table:table-cell>
          <table:table-cell table:formula="of:=IF([.$B60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07]&lt;=[.$B$13];[.$A$2];IF([.A607]&lt;=[.$B$14];[.$A$3];IF([.A607]&lt;=[.$B$15];[.$A$4];IF([.A607]&lt;=[.$B$16];[.$A$5];IF([.A607]&lt;=[.$B$17];[.$A$6];IF([.A607]&lt;=[.$B$18];[.$A$7]))))))" office:value-type="string" office:string-value="" calcext:value-type="error">
            <text:p>#VALEUR !</text:p>
          </table:table-cell>
          <table:table-cell table:formula="of:=IF([.$B607]=[.C$19];1;0)" office:value-type="string" office:string-value="" calcext:value-type="error">
            <text:p>#VALEUR !</text:p>
          </table:table-cell>
          <table:table-cell table:formula="of:=IF([.$B607]=[.D$19];1;0)" office:value-type="string" office:string-value="" calcext:value-type="error">
            <text:p>#VALEUR !</text:p>
          </table:table-cell>
          <table:table-cell table:formula="of:=IF([.$B607]=[.E$19];1;0)" office:value-type="string" office:string-value="" calcext:value-type="error">
            <text:p>#VALEUR !</text:p>
          </table:table-cell>
          <table:table-cell table:formula="of:=IF([.$B607]=[.F$19];1;0)" office:value-type="string" office:string-value="" calcext:value-type="error">
            <text:p>#VALEUR !</text:p>
          </table:table-cell>
          <table:table-cell table:formula="of:=IF([.$B607]=[.G$19];1;0)" office:value-type="string" office:string-value="" calcext:value-type="error">
            <text:p>#VALEUR !</text:p>
          </table:table-cell>
          <table:table-cell table:formula="of:=IF([.$B60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08]&lt;=[.$B$13];[.$A$2];IF([.A608]&lt;=[.$B$14];[.$A$3];IF([.A608]&lt;=[.$B$15];[.$A$4];IF([.A608]&lt;=[.$B$16];[.$A$5];IF([.A608]&lt;=[.$B$17];[.$A$6];IF([.A608]&lt;=[.$B$18];[.$A$7]))))))" office:value-type="string" office:string-value="" calcext:value-type="error">
            <text:p>#VALEUR !</text:p>
          </table:table-cell>
          <table:table-cell table:formula="of:=IF([.$B608]=[.C$19];1;0)" office:value-type="string" office:string-value="" calcext:value-type="error">
            <text:p>#VALEUR !</text:p>
          </table:table-cell>
          <table:table-cell table:formula="of:=IF([.$B608]=[.D$19];1;0)" office:value-type="string" office:string-value="" calcext:value-type="error">
            <text:p>#VALEUR !</text:p>
          </table:table-cell>
          <table:table-cell table:formula="of:=IF([.$B608]=[.E$19];1;0)" office:value-type="string" office:string-value="" calcext:value-type="error">
            <text:p>#VALEUR !</text:p>
          </table:table-cell>
          <table:table-cell table:formula="of:=IF([.$B608]=[.F$19];1;0)" office:value-type="string" office:string-value="" calcext:value-type="error">
            <text:p>#VALEUR !</text:p>
          </table:table-cell>
          <table:table-cell table:formula="of:=IF([.$B608]=[.G$19];1;0)" office:value-type="string" office:string-value="" calcext:value-type="error">
            <text:p>#VALEUR !</text:p>
          </table:table-cell>
          <table:table-cell table:formula="of:=IF([.$B60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09]&lt;=[.$B$13];[.$A$2];IF([.A609]&lt;=[.$B$14];[.$A$3];IF([.A609]&lt;=[.$B$15];[.$A$4];IF([.A609]&lt;=[.$B$16];[.$A$5];IF([.A609]&lt;=[.$B$17];[.$A$6];IF([.A609]&lt;=[.$B$18];[.$A$7]))))))" office:value-type="string" office:string-value="" calcext:value-type="error">
            <text:p>#VALEUR !</text:p>
          </table:table-cell>
          <table:table-cell table:formula="of:=IF([.$B609]=[.C$19];1;0)" office:value-type="string" office:string-value="" calcext:value-type="error">
            <text:p>#VALEUR !</text:p>
          </table:table-cell>
          <table:table-cell table:formula="of:=IF([.$B609]=[.D$19];1;0)" office:value-type="string" office:string-value="" calcext:value-type="error">
            <text:p>#VALEUR !</text:p>
          </table:table-cell>
          <table:table-cell table:formula="of:=IF([.$B609]=[.E$19];1;0)" office:value-type="string" office:string-value="" calcext:value-type="error">
            <text:p>#VALEUR !</text:p>
          </table:table-cell>
          <table:table-cell table:formula="of:=IF([.$B609]=[.F$19];1;0)" office:value-type="string" office:string-value="" calcext:value-type="error">
            <text:p>#VALEUR !</text:p>
          </table:table-cell>
          <table:table-cell table:formula="of:=IF([.$B609]=[.G$19];1;0)" office:value-type="string" office:string-value="" calcext:value-type="error">
            <text:p>#VALEUR !</text:p>
          </table:table-cell>
          <table:table-cell table:formula="of:=IF([.$B60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10]&lt;=[.$B$13];[.$A$2];IF([.A610]&lt;=[.$B$14];[.$A$3];IF([.A610]&lt;=[.$B$15];[.$A$4];IF([.A610]&lt;=[.$B$16];[.$A$5];IF([.A610]&lt;=[.$B$17];[.$A$6];IF([.A610]&lt;=[.$B$18];[.$A$7]))))))" office:value-type="string" office:string-value="" calcext:value-type="error">
            <text:p>#VALEUR !</text:p>
          </table:table-cell>
          <table:table-cell table:formula="of:=IF([.$B610]=[.C$19];1;0)" office:value-type="string" office:string-value="" calcext:value-type="error">
            <text:p>#VALEUR !</text:p>
          </table:table-cell>
          <table:table-cell table:formula="of:=IF([.$B610]=[.D$19];1;0)" office:value-type="string" office:string-value="" calcext:value-type="error">
            <text:p>#VALEUR !</text:p>
          </table:table-cell>
          <table:table-cell table:formula="of:=IF([.$B610]=[.E$19];1;0)" office:value-type="string" office:string-value="" calcext:value-type="error">
            <text:p>#VALEUR !</text:p>
          </table:table-cell>
          <table:table-cell table:formula="of:=IF([.$B610]=[.F$19];1;0)" office:value-type="string" office:string-value="" calcext:value-type="error">
            <text:p>#VALEUR !</text:p>
          </table:table-cell>
          <table:table-cell table:formula="of:=IF([.$B610]=[.G$19];1;0)" office:value-type="string" office:string-value="" calcext:value-type="error">
            <text:p>#VALEUR !</text:p>
          </table:table-cell>
          <table:table-cell table:formula="of:=IF([.$B61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11]&lt;=[.$B$13];[.$A$2];IF([.A611]&lt;=[.$B$14];[.$A$3];IF([.A611]&lt;=[.$B$15];[.$A$4];IF([.A611]&lt;=[.$B$16];[.$A$5];IF([.A611]&lt;=[.$B$17];[.$A$6];IF([.A611]&lt;=[.$B$18];[.$A$7]))))))" office:value-type="string" office:string-value="" calcext:value-type="error">
            <text:p>#VALEUR !</text:p>
          </table:table-cell>
          <table:table-cell table:formula="of:=IF([.$B611]=[.C$19];1;0)" office:value-type="string" office:string-value="" calcext:value-type="error">
            <text:p>#VALEUR !</text:p>
          </table:table-cell>
          <table:table-cell table:formula="of:=IF([.$B611]=[.D$19];1;0)" office:value-type="string" office:string-value="" calcext:value-type="error">
            <text:p>#VALEUR !</text:p>
          </table:table-cell>
          <table:table-cell table:formula="of:=IF([.$B611]=[.E$19];1;0)" office:value-type="string" office:string-value="" calcext:value-type="error">
            <text:p>#VALEUR !</text:p>
          </table:table-cell>
          <table:table-cell table:formula="of:=IF([.$B611]=[.F$19];1;0)" office:value-type="string" office:string-value="" calcext:value-type="error">
            <text:p>#VALEUR !</text:p>
          </table:table-cell>
          <table:table-cell table:formula="of:=IF([.$B611]=[.G$19];1;0)" office:value-type="string" office:string-value="" calcext:value-type="error">
            <text:p>#VALEUR !</text:p>
          </table:table-cell>
          <table:table-cell table:formula="of:=IF([.$B61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12]&lt;=[.$B$13];[.$A$2];IF([.A612]&lt;=[.$B$14];[.$A$3];IF([.A612]&lt;=[.$B$15];[.$A$4];IF([.A612]&lt;=[.$B$16];[.$A$5];IF([.A612]&lt;=[.$B$17];[.$A$6];IF([.A612]&lt;=[.$B$18];[.$A$7]))))))" office:value-type="string" office:string-value="" calcext:value-type="error">
            <text:p>#VALEUR !</text:p>
          </table:table-cell>
          <table:table-cell table:formula="of:=IF([.$B612]=[.C$19];1;0)" office:value-type="string" office:string-value="" calcext:value-type="error">
            <text:p>#VALEUR !</text:p>
          </table:table-cell>
          <table:table-cell table:formula="of:=IF([.$B612]=[.D$19];1;0)" office:value-type="string" office:string-value="" calcext:value-type="error">
            <text:p>#VALEUR !</text:p>
          </table:table-cell>
          <table:table-cell table:formula="of:=IF([.$B612]=[.E$19];1;0)" office:value-type="string" office:string-value="" calcext:value-type="error">
            <text:p>#VALEUR !</text:p>
          </table:table-cell>
          <table:table-cell table:formula="of:=IF([.$B612]=[.F$19];1;0)" office:value-type="string" office:string-value="" calcext:value-type="error">
            <text:p>#VALEUR !</text:p>
          </table:table-cell>
          <table:table-cell table:formula="of:=IF([.$B612]=[.G$19];1;0)" office:value-type="string" office:string-value="" calcext:value-type="error">
            <text:p>#VALEUR !</text:p>
          </table:table-cell>
          <table:table-cell table:formula="of:=IF([.$B61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13]&lt;=[.$B$13];[.$A$2];IF([.A613]&lt;=[.$B$14];[.$A$3];IF([.A613]&lt;=[.$B$15];[.$A$4];IF([.A613]&lt;=[.$B$16];[.$A$5];IF([.A613]&lt;=[.$B$17];[.$A$6];IF([.A613]&lt;=[.$B$18];[.$A$7]))))))" office:value-type="string" office:string-value="" calcext:value-type="error">
            <text:p>#VALEUR !</text:p>
          </table:table-cell>
          <table:table-cell table:formula="of:=IF([.$B613]=[.C$19];1;0)" office:value-type="string" office:string-value="" calcext:value-type="error">
            <text:p>#VALEUR !</text:p>
          </table:table-cell>
          <table:table-cell table:formula="of:=IF([.$B613]=[.D$19];1;0)" office:value-type="string" office:string-value="" calcext:value-type="error">
            <text:p>#VALEUR !</text:p>
          </table:table-cell>
          <table:table-cell table:formula="of:=IF([.$B613]=[.E$19];1;0)" office:value-type="string" office:string-value="" calcext:value-type="error">
            <text:p>#VALEUR !</text:p>
          </table:table-cell>
          <table:table-cell table:formula="of:=IF([.$B613]=[.F$19];1;0)" office:value-type="string" office:string-value="" calcext:value-type="error">
            <text:p>#VALEUR !</text:p>
          </table:table-cell>
          <table:table-cell table:formula="of:=IF([.$B613]=[.G$19];1;0)" office:value-type="string" office:string-value="" calcext:value-type="error">
            <text:p>#VALEUR !</text:p>
          </table:table-cell>
          <table:table-cell table:formula="of:=IF([.$B61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14]&lt;=[.$B$13];[.$A$2];IF([.A614]&lt;=[.$B$14];[.$A$3];IF([.A614]&lt;=[.$B$15];[.$A$4];IF([.A614]&lt;=[.$B$16];[.$A$5];IF([.A614]&lt;=[.$B$17];[.$A$6];IF([.A614]&lt;=[.$B$18];[.$A$7]))))))" office:value-type="string" office:string-value="" calcext:value-type="error">
            <text:p>#VALEUR !</text:p>
          </table:table-cell>
          <table:table-cell table:formula="of:=IF([.$B614]=[.C$19];1;0)" office:value-type="string" office:string-value="" calcext:value-type="error">
            <text:p>#VALEUR !</text:p>
          </table:table-cell>
          <table:table-cell table:formula="of:=IF([.$B614]=[.D$19];1;0)" office:value-type="string" office:string-value="" calcext:value-type="error">
            <text:p>#VALEUR !</text:p>
          </table:table-cell>
          <table:table-cell table:formula="of:=IF([.$B614]=[.E$19];1;0)" office:value-type="string" office:string-value="" calcext:value-type="error">
            <text:p>#VALEUR !</text:p>
          </table:table-cell>
          <table:table-cell table:formula="of:=IF([.$B614]=[.F$19];1;0)" office:value-type="string" office:string-value="" calcext:value-type="error">
            <text:p>#VALEUR !</text:p>
          </table:table-cell>
          <table:table-cell table:formula="of:=IF([.$B614]=[.G$19];1;0)" office:value-type="string" office:string-value="" calcext:value-type="error">
            <text:p>#VALEUR !</text:p>
          </table:table-cell>
          <table:table-cell table:formula="of:=IF([.$B61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15]&lt;=[.$B$13];[.$A$2];IF([.A615]&lt;=[.$B$14];[.$A$3];IF([.A615]&lt;=[.$B$15];[.$A$4];IF([.A615]&lt;=[.$B$16];[.$A$5];IF([.A615]&lt;=[.$B$17];[.$A$6];IF([.A615]&lt;=[.$B$18];[.$A$7]))))))" office:value-type="string" office:string-value="" calcext:value-type="error">
            <text:p>#VALEUR !</text:p>
          </table:table-cell>
          <table:table-cell table:formula="of:=IF([.$B615]=[.C$19];1;0)" office:value-type="string" office:string-value="" calcext:value-type="error">
            <text:p>#VALEUR !</text:p>
          </table:table-cell>
          <table:table-cell table:formula="of:=IF([.$B615]=[.D$19];1;0)" office:value-type="string" office:string-value="" calcext:value-type="error">
            <text:p>#VALEUR !</text:p>
          </table:table-cell>
          <table:table-cell table:formula="of:=IF([.$B615]=[.E$19];1;0)" office:value-type="string" office:string-value="" calcext:value-type="error">
            <text:p>#VALEUR !</text:p>
          </table:table-cell>
          <table:table-cell table:formula="of:=IF([.$B615]=[.F$19];1;0)" office:value-type="string" office:string-value="" calcext:value-type="error">
            <text:p>#VALEUR !</text:p>
          </table:table-cell>
          <table:table-cell table:formula="of:=IF([.$B615]=[.G$19];1;0)" office:value-type="string" office:string-value="" calcext:value-type="error">
            <text:p>#VALEUR !</text:p>
          </table:table-cell>
          <table:table-cell table:formula="of:=IF([.$B61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16]&lt;=[.$B$13];[.$A$2];IF([.A616]&lt;=[.$B$14];[.$A$3];IF([.A616]&lt;=[.$B$15];[.$A$4];IF([.A616]&lt;=[.$B$16];[.$A$5];IF([.A616]&lt;=[.$B$17];[.$A$6];IF([.A616]&lt;=[.$B$18];[.$A$7]))))))" office:value-type="string" office:string-value="" calcext:value-type="error">
            <text:p>#VALEUR !</text:p>
          </table:table-cell>
          <table:table-cell table:formula="of:=IF([.$B616]=[.C$19];1;0)" office:value-type="string" office:string-value="" calcext:value-type="error">
            <text:p>#VALEUR !</text:p>
          </table:table-cell>
          <table:table-cell table:formula="of:=IF([.$B616]=[.D$19];1;0)" office:value-type="string" office:string-value="" calcext:value-type="error">
            <text:p>#VALEUR !</text:p>
          </table:table-cell>
          <table:table-cell table:formula="of:=IF([.$B616]=[.E$19];1;0)" office:value-type="string" office:string-value="" calcext:value-type="error">
            <text:p>#VALEUR !</text:p>
          </table:table-cell>
          <table:table-cell table:formula="of:=IF([.$B616]=[.F$19];1;0)" office:value-type="string" office:string-value="" calcext:value-type="error">
            <text:p>#VALEUR !</text:p>
          </table:table-cell>
          <table:table-cell table:formula="of:=IF([.$B616]=[.G$19];1;0)" office:value-type="string" office:string-value="" calcext:value-type="error">
            <text:p>#VALEUR !</text:p>
          </table:table-cell>
          <table:table-cell table:formula="of:=IF([.$B61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17]&lt;=[.$B$13];[.$A$2];IF([.A617]&lt;=[.$B$14];[.$A$3];IF([.A617]&lt;=[.$B$15];[.$A$4];IF([.A617]&lt;=[.$B$16];[.$A$5];IF([.A617]&lt;=[.$B$17];[.$A$6];IF([.A617]&lt;=[.$B$18];[.$A$7]))))))" office:value-type="string" office:string-value="" calcext:value-type="error">
            <text:p>#VALEUR !</text:p>
          </table:table-cell>
          <table:table-cell table:formula="of:=IF([.$B617]=[.C$19];1;0)" office:value-type="string" office:string-value="" calcext:value-type="error">
            <text:p>#VALEUR !</text:p>
          </table:table-cell>
          <table:table-cell table:formula="of:=IF([.$B617]=[.D$19];1;0)" office:value-type="string" office:string-value="" calcext:value-type="error">
            <text:p>#VALEUR !</text:p>
          </table:table-cell>
          <table:table-cell table:formula="of:=IF([.$B617]=[.E$19];1;0)" office:value-type="string" office:string-value="" calcext:value-type="error">
            <text:p>#VALEUR !</text:p>
          </table:table-cell>
          <table:table-cell table:formula="of:=IF([.$B617]=[.F$19];1;0)" office:value-type="string" office:string-value="" calcext:value-type="error">
            <text:p>#VALEUR !</text:p>
          </table:table-cell>
          <table:table-cell table:formula="of:=IF([.$B617]=[.G$19];1;0)" office:value-type="string" office:string-value="" calcext:value-type="error">
            <text:p>#VALEUR !</text:p>
          </table:table-cell>
          <table:table-cell table:formula="of:=IF([.$B61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18]&lt;=[.$B$13];[.$A$2];IF([.A618]&lt;=[.$B$14];[.$A$3];IF([.A618]&lt;=[.$B$15];[.$A$4];IF([.A618]&lt;=[.$B$16];[.$A$5];IF([.A618]&lt;=[.$B$17];[.$A$6];IF([.A618]&lt;=[.$B$18];[.$A$7]))))))" office:value-type="string" office:string-value="" calcext:value-type="error">
            <text:p>#VALEUR !</text:p>
          </table:table-cell>
          <table:table-cell table:formula="of:=IF([.$B618]=[.C$19];1;0)" office:value-type="string" office:string-value="" calcext:value-type="error">
            <text:p>#VALEUR !</text:p>
          </table:table-cell>
          <table:table-cell table:formula="of:=IF([.$B618]=[.D$19];1;0)" office:value-type="string" office:string-value="" calcext:value-type="error">
            <text:p>#VALEUR !</text:p>
          </table:table-cell>
          <table:table-cell table:formula="of:=IF([.$B618]=[.E$19];1;0)" office:value-type="string" office:string-value="" calcext:value-type="error">
            <text:p>#VALEUR !</text:p>
          </table:table-cell>
          <table:table-cell table:formula="of:=IF([.$B618]=[.F$19];1;0)" office:value-type="string" office:string-value="" calcext:value-type="error">
            <text:p>#VALEUR !</text:p>
          </table:table-cell>
          <table:table-cell table:formula="of:=IF([.$B618]=[.G$19];1;0)" office:value-type="string" office:string-value="" calcext:value-type="error">
            <text:p>#VALEUR !</text:p>
          </table:table-cell>
          <table:table-cell table:formula="of:=IF([.$B61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19]&lt;=[.$B$13];[.$A$2];IF([.A619]&lt;=[.$B$14];[.$A$3];IF([.A619]&lt;=[.$B$15];[.$A$4];IF([.A619]&lt;=[.$B$16];[.$A$5];IF([.A619]&lt;=[.$B$17];[.$A$6];IF([.A619]&lt;=[.$B$18];[.$A$7]))))))" office:value-type="string" office:string-value="" calcext:value-type="error">
            <text:p>#VALEUR !</text:p>
          </table:table-cell>
          <table:table-cell table:formula="of:=IF([.$B619]=[.C$19];1;0)" office:value-type="string" office:string-value="" calcext:value-type="error">
            <text:p>#VALEUR !</text:p>
          </table:table-cell>
          <table:table-cell table:formula="of:=IF([.$B619]=[.D$19];1;0)" office:value-type="string" office:string-value="" calcext:value-type="error">
            <text:p>#VALEUR !</text:p>
          </table:table-cell>
          <table:table-cell table:formula="of:=IF([.$B619]=[.E$19];1;0)" office:value-type="string" office:string-value="" calcext:value-type="error">
            <text:p>#VALEUR !</text:p>
          </table:table-cell>
          <table:table-cell table:formula="of:=IF([.$B619]=[.F$19];1;0)" office:value-type="string" office:string-value="" calcext:value-type="error">
            <text:p>#VALEUR !</text:p>
          </table:table-cell>
          <table:table-cell table:formula="of:=IF([.$B619]=[.G$19];1;0)" office:value-type="string" office:string-value="" calcext:value-type="error">
            <text:p>#VALEUR !</text:p>
          </table:table-cell>
          <table:table-cell table:formula="of:=IF([.$B61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20]&lt;=[.$B$13];[.$A$2];IF([.A620]&lt;=[.$B$14];[.$A$3];IF([.A620]&lt;=[.$B$15];[.$A$4];IF([.A620]&lt;=[.$B$16];[.$A$5];IF([.A620]&lt;=[.$B$17];[.$A$6];IF([.A620]&lt;=[.$B$18];[.$A$7]))))))" office:value-type="string" office:string-value="" calcext:value-type="error">
            <text:p>#VALEUR !</text:p>
          </table:table-cell>
          <table:table-cell table:formula="of:=IF([.$B620]=[.C$19];1;0)" office:value-type="string" office:string-value="" calcext:value-type="error">
            <text:p>#VALEUR !</text:p>
          </table:table-cell>
          <table:table-cell table:formula="of:=IF([.$B620]=[.D$19];1;0)" office:value-type="string" office:string-value="" calcext:value-type="error">
            <text:p>#VALEUR !</text:p>
          </table:table-cell>
          <table:table-cell table:formula="of:=IF([.$B620]=[.E$19];1;0)" office:value-type="string" office:string-value="" calcext:value-type="error">
            <text:p>#VALEUR !</text:p>
          </table:table-cell>
          <table:table-cell table:formula="of:=IF([.$B620]=[.F$19];1;0)" office:value-type="string" office:string-value="" calcext:value-type="error">
            <text:p>#VALEUR !</text:p>
          </table:table-cell>
          <table:table-cell table:formula="of:=IF([.$B620]=[.G$19];1;0)" office:value-type="string" office:string-value="" calcext:value-type="error">
            <text:p>#VALEUR !</text:p>
          </table:table-cell>
          <table:table-cell table:formula="of:=IF([.$B62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21]&lt;=[.$B$13];[.$A$2];IF([.A621]&lt;=[.$B$14];[.$A$3];IF([.A621]&lt;=[.$B$15];[.$A$4];IF([.A621]&lt;=[.$B$16];[.$A$5];IF([.A621]&lt;=[.$B$17];[.$A$6];IF([.A621]&lt;=[.$B$18];[.$A$7]))))))" office:value-type="string" office:string-value="" calcext:value-type="error">
            <text:p>#VALEUR !</text:p>
          </table:table-cell>
          <table:table-cell table:formula="of:=IF([.$B621]=[.C$19];1;0)" office:value-type="string" office:string-value="" calcext:value-type="error">
            <text:p>#VALEUR !</text:p>
          </table:table-cell>
          <table:table-cell table:formula="of:=IF([.$B621]=[.D$19];1;0)" office:value-type="string" office:string-value="" calcext:value-type="error">
            <text:p>#VALEUR !</text:p>
          </table:table-cell>
          <table:table-cell table:formula="of:=IF([.$B621]=[.E$19];1;0)" office:value-type="string" office:string-value="" calcext:value-type="error">
            <text:p>#VALEUR !</text:p>
          </table:table-cell>
          <table:table-cell table:formula="of:=IF([.$B621]=[.F$19];1;0)" office:value-type="string" office:string-value="" calcext:value-type="error">
            <text:p>#VALEUR !</text:p>
          </table:table-cell>
          <table:table-cell table:formula="of:=IF([.$B621]=[.G$19];1;0)" office:value-type="string" office:string-value="" calcext:value-type="error">
            <text:p>#VALEUR !</text:p>
          </table:table-cell>
          <table:table-cell table:formula="of:=IF([.$B62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22]&lt;=[.$B$13];[.$A$2];IF([.A622]&lt;=[.$B$14];[.$A$3];IF([.A622]&lt;=[.$B$15];[.$A$4];IF([.A622]&lt;=[.$B$16];[.$A$5];IF([.A622]&lt;=[.$B$17];[.$A$6];IF([.A622]&lt;=[.$B$18];[.$A$7]))))))" office:value-type="string" office:string-value="" calcext:value-type="error">
            <text:p>#VALEUR !</text:p>
          </table:table-cell>
          <table:table-cell table:formula="of:=IF([.$B622]=[.C$19];1;0)" office:value-type="string" office:string-value="" calcext:value-type="error">
            <text:p>#VALEUR !</text:p>
          </table:table-cell>
          <table:table-cell table:formula="of:=IF([.$B622]=[.D$19];1;0)" office:value-type="string" office:string-value="" calcext:value-type="error">
            <text:p>#VALEUR !</text:p>
          </table:table-cell>
          <table:table-cell table:formula="of:=IF([.$B622]=[.E$19];1;0)" office:value-type="string" office:string-value="" calcext:value-type="error">
            <text:p>#VALEUR !</text:p>
          </table:table-cell>
          <table:table-cell table:formula="of:=IF([.$B622]=[.F$19];1;0)" office:value-type="string" office:string-value="" calcext:value-type="error">
            <text:p>#VALEUR !</text:p>
          </table:table-cell>
          <table:table-cell table:formula="of:=IF([.$B622]=[.G$19];1;0)" office:value-type="string" office:string-value="" calcext:value-type="error">
            <text:p>#VALEUR !</text:p>
          </table:table-cell>
          <table:table-cell table:formula="of:=IF([.$B62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23]&lt;=[.$B$13];[.$A$2];IF([.A623]&lt;=[.$B$14];[.$A$3];IF([.A623]&lt;=[.$B$15];[.$A$4];IF([.A623]&lt;=[.$B$16];[.$A$5];IF([.A623]&lt;=[.$B$17];[.$A$6];IF([.A623]&lt;=[.$B$18];[.$A$7]))))))" office:value-type="string" office:string-value="" calcext:value-type="error">
            <text:p>#VALEUR !</text:p>
          </table:table-cell>
          <table:table-cell table:formula="of:=IF([.$B623]=[.C$19];1;0)" office:value-type="string" office:string-value="" calcext:value-type="error">
            <text:p>#VALEUR !</text:p>
          </table:table-cell>
          <table:table-cell table:formula="of:=IF([.$B623]=[.D$19];1;0)" office:value-type="string" office:string-value="" calcext:value-type="error">
            <text:p>#VALEUR !</text:p>
          </table:table-cell>
          <table:table-cell table:formula="of:=IF([.$B623]=[.E$19];1;0)" office:value-type="string" office:string-value="" calcext:value-type="error">
            <text:p>#VALEUR !</text:p>
          </table:table-cell>
          <table:table-cell table:formula="of:=IF([.$B623]=[.F$19];1;0)" office:value-type="string" office:string-value="" calcext:value-type="error">
            <text:p>#VALEUR !</text:p>
          </table:table-cell>
          <table:table-cell table:formula="of:=IF([.$B623]=[.G$19];1;0)" office:value-type="string" office:string-value="" calcext:value-type="error">
            <text:p>#VALEUR !</text:p>
          </table:table-cell>
          <table:table-cell table:formula="of:=IF([.$B62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24]&lt;=[.$B$13];[.$A$2];IF([.A624]&lt;=[.$B$14];[.$A$3];IF([.A624]&lt;=[.$B$15];[.$A$4];IF([.A624]&lt;=[.$B$16];[.$A$5];IF([.A624]&lt;=[.$B$17];[.$A$6];IF([.A624]&lt;=[.$B$18];[.$A$7]))))))" office:value-type="string" office:string-value="" calcext:value-type="error">
            <text:p>#VALEUR !</text:p>
          </table:table-cell>
          <table:table-cell table:formula="of:=IF([.$B624]=[.C$19];1;0)" office:value-type="string" office:string-value="" calcext:value-type="error">
            <text:p>#VALEUR !</text:p>
          </table:table-cell>
          <table:table-cell table:formula="of:=IF([.$B624]=[.D$19];1;0)" office:value-type="string" office:string-value="" calcext:value-type="error">
            <text:p>#VALEUR !</text:p>
          </table:table-cell>
          <table:table-cell table:formula="of:=IF([.$B624]=[.E$19];1;0)" office:value-type="string" office:string-value="" calcext:value-type="error">
            <text:p>#VALEUR !</text:p>
          </table:table-cell>
          <table:table-cell table:formula="of:=IF([.$B624]=[.F$19];1;0)" office:value-type="string" office:string-value="" calcext:value-type="error">
            <text:p>#VALEUR !</text:p>
          </table:table-cell>
          <table:table-cell table:formula="of:=IF([.$B624]=[.G$19];1;0)" office:value-type="string" office:string-value="" calcext:value-type="error">
            <text:p>#VALEUR !</text:p>
          </table:table-cell>
          <table:table-cell table:formula="of:=IF([.$B62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25]&lt;=[.$B$13];[.$A$2];IF([.A625]&lt;=[.$B$14];[.$A$3];IF([.A625]&lt;=[.$B$15];[.$A$4];IF([.A625]&lt;=[.$B$16];[.$A$5];IF([.A625]&lt;=[.$B$17];[.$A$6];IF([.A625]&lt;=[.$B$18];[.$A$7]))))))" office:value-type="string" office:string-value="" calcext:value-type="error">
            <text:p>#VALEUR !</text:p>
          </table:table-cell>
          <table:table-cell table:formula="of:=IF([.$B625]=[.C$19];1;0)" office:value-type="string" office:string-value="" calcext:value-type="error">
            <text:p>#VALEUR !</text:p>
          </table:table-cell>
          <table:table-cell table:formula="of:=IF([.$B625]=[.D$19];1;0)" office:value-type="string" office:string-value="" calcext:value-type="error">
            <text:p>#VALEUR !</text:p>
          </table:table-cell>
          <table:table-cell table:formula="of:=IF([.$B625]=[.E$19];1;0)" office:value-type="string" office:string-value="" calcext:value-type="error">
            <text:p>#VALEUR !</text:p>
          </table:table-cell>
          <table:table-cell table:formula="of:=IF([.$B625]=[.F$19];1;0)" office:value-type="string" office:string-value="" calcext:value-type="error">
            <text:p>#VALEUR !</text:p>
          </table:table-cell>
          <table:table-cell table:formula="of:=IF([.$B625]=[.G$19];1;0)" office:value-type="string" office:string-value="" calcext:value-type="error">
            <text:p>#VALEUR !</text:p>
          </table:table-cell>
          <table:table-cell table:formula="of:=IF([.$B62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26]&lt;=[.$B$13];[.$A$2];IF([.A626]&lt;=[.$B$14];[.$A$3];IF([.A626]&lt;=[.$B$15];[.$A$4];IF([.A626]&lt;=[.$B$16];[.$A$5];IF([.A626]&lt;=[.$B$17];[.$A$6];IF([.A626]&lt;=[.$B$18];[.$A$7]))))))" office:value-type="string" office:string-value="" calcext:value-type="error">
            <text:p>#VALEUR !</text:p>
          </table:table-cell>
          <table:table-cell table:formula="of:=IF([.$B626]=[.C$19];1;0)" office:value-type="string" office:string-value="" calcext:value-type="error">
            <text:p>#VALEUR !</text:p>
          </table:table-cell>
          <table:table-cell table:formula="of:=IF([.$B626]=[.D$19];1;0)" office:value-type="string" office:string-value="" calcext:value-type="error">
            <text:p>#VALEUR !</text:p>
          </table:table-cell>
          <table:table-cell table:formula="of:=IF([.$B626]=[.E$19];1;0)" office:value-type="string" office:string-value="" calcext:value-type="error">
            <text:p>#VALEUR !</text:p>
          </table:table-cell>
          <table:table-cell table:formula="of:=IF([.$B626]=[.F$19];1;0)" office:value-type="string" office:string-value="" calcext:value-type="error">
            <text:p>#VALEUR !</text:p>
          </table:table-cell>
          <table:table-cell table:formula="of:=IF([.$B626]=[.G$19];1;0)" office:value-type="string" office:string-value="" calcext:value-type="error">
            <text:p>#VALEUR !</text:p>
          </table:table-cell>
          <table:table-cell table:formula="of:=IF([.$B62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27]&lt;=[.$B$13];[.$A$2];IF([.A627]&lt;=[.$B$14];[.$A$3];IF([.A627]&lt;=[.$B$15];[.$A$4];IF([.A627]&lt;=[.$B$16];[.$A$5];IF([.A627]&lt;=[.$B$17];[.$A$6];IF([.A627]&lt;=[.$B$18];[.$A$7]))))))" office:value-type="string" office:string-value="" calcext:value-type="error">
            <text:p>#VALEUR !</text:p>
          </table:table-cell>
          <table:table-cell table:formula="of:=IF([.$B627]=[.C$19];1;0)" office:value-type="string" office:string-value="" calcext:value-type="error">
            <text:p>#VALEUR !</text:p>
          </table:table-cell>
          <table:table-cell table:formula="of:=IF([.$B627]=[.D$19];1;0)" office:value-type="string" office:string-value="" calcext:value-type="error">
            <text:p>#VALEUR !</text:p>
          </table:table-cell>
          <table:table-cell table:formula="of:=IF([.$B627]=[.E$19];1;0)" office:value-type="string" office:string-value="" calcext:value-type="error">
            <text:p>#VALEUR !</text:p>
          </table:table-cell>
          <table:table-cell table:formula="of:=IF([.$B627]=[.F$19];1;0)" office:value-type="string" office:string-value="" calcext:value-type="error">
            <text:p>#VALEUR !</text:p>
          </table:table-cell>
          <table:table-cell table:formula="of:=IF([.$B627]=[.G$19];1;0)" office:value-type="string" office:string-value="" calcext:value-type="error">
            <text:p>#VALEUR !</text:p>
          </table:table-cell>
          <table:table-cell table:formula="of:=IF([.$B62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28]&lt;=[.$B$13];[.$A$2];IF([.A628]&lt;=[.$B$14];[.$A$3];IF([.A628]&lt;=[.$B$15];[.$A$4];IF([.A628]&lt;=[.$B$16];[.$A$5];IF([.A628]&lt;=[.$B$17];[.$A$6];IF([.A628]&lt;=[.$B$18];[.$A$7]))))))" office:value-type="string" office:string-value="" calcext:value-type="error">
            <text:p>#VALEUR !</text:p>
          </table:table-cell>
          <table:table-cell table:formula="of:=IF([.$B628]=[.C$19];1;0)" office:value-type="string" office:string-value="" calcext:value-type="error">
            <text:p>#VALEUR !</text:p>
          </table:table-cell>
          <table:table-cell table:formula="of:=IF([.$B628]=[.D$19];1;0)" office:value-type="string" office:string-value="" calcext:value-type="error">
            <text:p>#VALEUR !</text:p>
          </table:table-cell>
          <table:table-cell table:formula="of:=IF([.$B628]=[.E$19];1;0)" office:value-type="string" office:string-value="" calcext:value-type="error">
            <text:p>#VALEUR !</text:p>
          </table:table-cell>
          <table:table-cell table:formula="of:=IF([.$B628]=[.F$19];1;0)" office:value-type="string" office:string-value="" calcext:value-type="error">
            <text:p>#VALEUR !</text:p>
          </table:table-cell>
          <table:table-cell table:formula="of:=IF([.$B628]=[.G$19];1;0)" office:value-type="string" office:string-value="" calcext:value-type="error">
            <text:p>#VALEUR !</text:p>
          </table:table-cell>
          <table:table-cell table:formula="of:=IF([.$B62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29]&lt;=[.$B$13];[.$A$2];IF([.A629]&lt;=[.$B$14];[.$A$3];IF([.A629]&lt;=[.$B$15];[.$A$4];IF([.A629]&lt;=[.$B$16];[.$A$5];IF([.A629]&lt;=[.$B$17];[.$A$6];IF([.A629]&lt;=[.$B$18];[.$A$7]))))))" office:value-type="string" office:string-value="" calcext:value-type="error">
            <text:p>#VALEUR !</text:p>
          </table:table-cell>
          <table:table-cell table:formula="of:=IF([.$B629]=[.C$19];1;0)" office:value-type="string" office:string-value="" calcext:value-type="error">
            <text:p>#VALEUR !</text:p>
          </table:table-cell>
          <table:table-cell table:formula="of:=IF([.$B629]=[.D$19];1;0)" office:value-type="string" office:string-value="" calcext:value-type="error">
            <text:p>#VALEUR !</text:p>
          </table:table-cell>
          <table:table-cell table:formula="of:=IF([.$B629]=[.E$19];1;0)" office:value-type="string" office:string-value="" calcext:value-type="error">
            <text:p>#VALEUR !</text:p>
          </table:table-cell>
          <table:table-cell table:formula="of:=IF([.$B629]=[.F$19];1;0)" office:value-type="string" office:string-value="" calcext:value-type="error">
            <text:p>#VALEUR !</text:p>
          </table:table-cell>
          <table:table-cell table:formula="of:=IF([.$B629]=[.G$19];1;0)" office:value-type="string" office:string-value="" calcext:value-type="error">
            <text:p>#VALEUR !</text:p>
          </table:table-cell>
          <table:table-cell table:formula="of:=IF([.$B62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30]&lt;=[.$B$13];[.$A$2];IF([.A630]&lt;=[.$B$14];[.$A$3];IF([.A630]&lt;=[.$B$15];[.$A$4];IF([.A630]&lt;=[.$B$16];[.$A$5];IF([.A630]&lt;=[.$B$17];[.$A$6];IF([.A630]&lt;=[.$B$18];[.$A$7]))))))" office:value-type="string" office:string-value="" calcext:value-type="error">
            <text:p>#VALEUR !</text:p>
          </table:table-cell>
          <table:table-cell table:formula="of:=IF([.$B630]=[.C$19];1;0)" office:value-type="string" office:string-value="" calcext:value-type="error">
            <text:p>#VALEUR !</text:p>
          </table:table-cell>
          <table:table-cell table:formula="of:=IF([.$B630]=[.D$19];1;0)" office:value-type="string" office:string-value="" calcext:value-type="error">
            <text:p>#VALEUR !</text:p>
          </table:table-cell>
          <table:table-cell table:formula="of:=IF([.$B630]=[.E$19];1;0)" office:value-type="string" office:string-value="" calcext:value-type="error">
            <text:p>#VALEUR !</text:p>
          </table:table-cell>
          <table:table-cell table:formula="of:=IF([.$B630]=[.F$19];1;0)" office:value-type="string" office:string-value="" calcext:value-type="error">
            <text:p>#VALEUR !</text:p>
          </table:table-cell>
          <table:table-cell table:formula="of:=IF([.$B630]=[.G$19];1;0)" office:value-type="string" office:string-value="" calcext:value-type="error">
            <text:p>#VALEUR !</text:p>
          </table:table-cell>
          <table:table-cell table:formula="of:=IF([.$B63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31]&lt;=[.$B$13];[.$A$2];IF([.A631]&lt;=[.$B$14];[.$A$3];IF([.A631]&lt;=[.$B$15];[.$A$4];IF([.A631]&lt;=[.$B$16];[.$A$5];IF([.A631]&lt;=[.$B$17];[.$A$6];IF([.A631]&lt;=[.$B$18];[.$A$7]))))))" office:value-type="string" office:string-value="" calcext:value-type="error">
            <text:p>#VALEUR !</text:p>
          </table:table-cell>
          <table:table-cell table:formula="of:=IF([.$B631]=[.C$19];1;0)" office:value-type="string" office:string-value="" calcext:value-type="error">
            <text:p>#VALEUR !</text:p>
          </table:table-cell>
          <table:table-cell table:formula="of:=IF([.$B631]=[.D$19];1;0)" office:value-type="string" office:string-value="" calcext:value-type="error">
            <text:p>#VALEUR !</text:p>
          </table:table-cell>
          <table:table-cell table:formula="of:=IF([.$B631]=[.E$19];1;0)" office:value-type="string" office:string-value="" calcext:value-type="error">
            <text:p>#VALEUR !</text:p>
          </table:table-cell>
          <table:table-cell table:formula="of:=IF([.$B631]=[.F$19];1;0)" office:value-type="string" office:string-value="" calcext:value-type="error">
            <text:p>#VALEUR !</text:p>
          </table:table-cell>
          <table:table-cell table:formula="of:=IF([.$B631]=[.G$19];1;0)" office:value-type="string" office:string-value="" calcext:value-type="error">
            <text:p>#VALEUR !</text:p>
          </table:table-cell>
          <table:table-cell table:formula="of:=IF([.$B63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32]&lt;=[.$B$13];[.$A$2];IF([.A632]&lt;=[.$B$14];[.$A$3];IF([.A632]&lt;=[.$B$15];[.$A$4];IF([.A632]&lt;=[.$B$16];[.$A$5];IF([.A632]&lt;=[.$B$17];[.$A$6];IF([.A632]&lt;=[.$B$18];[.$A$7]))))))" office:value-type="string" office:string-value="" calcext:value-type="error">
            <text:p>#VALEUR !</text:p>
          </table:table-cell>
          <table:table-cell table:formula="of:=IF([.$B632]=[.C$19];1;0)" office:value-type="string" office:string-value="" calcext:value-type="error">
            <text:p>#VALEUR !</text:p>
          </table:table-cell>
          <table:table-cell table:formula="of:=IF([.$B632]=[.D$19];1;0)" office:value-type="string" office:string-value="" calcext:value-type="error">
            <text:p>#VALEUR !</text:p>
          </table:table-cell>
          <table:table-cell table:formula="of:=IF([.$B632]=[.E$19];1;0)" office:value-type="string" office:string-value="" calcext:value-type="error">
            <text:p>#VALEUR !</text:p>
          </table:table-cell>
          <table:table-cell table:formula="of:=IF([.$B632]=[.F$19];1;0)" office:value-type="string" office:string-value="" calcext:value-type="error">
            <text:p>#VALEUR !</text:p>
          </table:table-cell>
          <table:table-cell table:formula="of:=IF([.$B632]=[.G$19];1;0)" office:value-type="string" office:string-value="" calcext:value-type="error">
            <text:p>#VALEUR !</text:p>
          </table:table-cell>
          <table:table-cell table:formula="of:=IF([.$B63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33]&lt;=[.$B$13];[.$A$2];IF([.A633]&lt;=[.$B$14];[.$A$3];IF([.A633]&lt;=[.$B$15];[.$A$4];IF([.A633]&lt;=[.$B$16];[.$A$5];IF([.A633]&lt;=[.$B$17];[.$A$6];IF([.A633]&lt;=[.$B$18];[.$A$7]))))))" office:value-type="string" office:string-value="" calcext:value-type="error">
            <text:p>#VALEUR !</text:p>
          </table:table-cell>
          <table:table-cell table:formula="of:=IF([.$B633]=[.C$19];1;0)" office:value-type="string" office:string-value="" calcext:value-type="error">
            <text:p>#VALEUR !</text:p>
          </table:table-cell>
          <table:table-cell table:formula="of:=IF([.$B633]=[.D$19];1;0)" office:value-type="string" office:string-value="" calcext:value-type="error">
            <text:p>#VALEUR !</text:p>
          </table:table-cell>
          <table:table-cell table:formula="of:=IF([.$B633]=[.E$19];1;0)" office:value-type="string" office:string-value="" calcext:value-type="error">
            <text:p>#VALEUR !</text:p>
          </table:table-cell>
          <table:table-cell table:formula="of:=IF([.$B633]=[.F$19];1;0)" office:value-type="string" office:string-value="" calcext:value-type="error">
            <text:p>#VALEUR !</text:p>
          </table:table-cell>
          <table:table-cell table:formula="of:=IF([.$B633]=[.G$19];1;0)" office:value-type="string" office:string-value="" calcext:value-type="error">
            <text:p>#VALEUR !</text:p>
          </table:table-cell>
          <table:table-cell table:formula="of:=IF([.$B63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34]&lt;=[.$B$13];[.$A$2];IF([.A634]&lt;=[.$B$14];[.$A$3];IF([.A634]&lt;=[.$B$15];[.$A$4];IF([.A634]&lt;=[.$B$16];[.$A$5];IF([.A634]&lt;=[.$B$17];[.$A$6];IF([.A634]&lt;=[.$B$18];[.$A$7]))))))" office:value-type="string" office:string-value="" calcext:value-type="error">
            <text:p>#VALEUR !</text:p>
          </table:table-cell>
          <table:table-cell table:formula="of:=IF([.$B634]=[.C$19];1;0)" office:value-type="string" office:string-value="" calcext:value-type="error">
            <text:p>#VALEUR !</text:p>
          </table:table-cell>
          <table:table-cell table:formula="of:=IF([.$B634]=[.D$19];1;0)" office:value-type="string" office:string-value="" calcext:value-type="error">
            <text:p>#VALEUR !</text:p>
          </table:table-cell>
          <table:table-cell table:formula="of:=IF([.$B634]=[.E$19];1;0)" office:value-type="string" office:string-value="" calcext:value-type="error">
            <text:p>#VALEUR !</text:p>
          </table:table-cell>
          <table:table-cell table:formula="of:=IF([.$B634]=[.F$19];1;0)" office:value-type="string" office:string-value="" calcext:value-type="error">
            <text:p>#VALEUR !</text:p>
          </table:table-cell>
          <table:table-cell table:formula="of:=IF([.$B634]=[.G$19];1;0)" office:value-type="string" office:string-value="" calcext:value-type="error">
            <text:p>#VALEUR !</text:p>
          </table:table-cell>
          <table:table-cell table:formula="of:=IF([.$B63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35]&lt;=[.$B$13];[.$A$2];IF([.A635]&lt;=[.$B$14];[.$A$3];IF([.A635]&lt;=[.$B$15];[.$A$4];IF([.A635]&lt;=[.$B$16];[.$A$5];IF([.A635]&lt;=[.$B$17];[.$A$6];IF([.A635]&lt;=[.$B$18];[.$A$7]))))))" office:value-type="string" office:string-value="" calcext:value-type="error">
            <text:p>#VALEUR !</text:p>
          </table:table-cell>
          <table:table-cell table:formula="of:=IF([.$B635]=[.C$19];1;0)" office:value-type="string" office:string-value="" calcext:value-type="error">
            <text:p>#VALEUR !</text:p>
          </table:table-cell>
          <table:table-cell table:formula="of:=IF([.$B635]=[.D$19];1;0)" office:value-type="string" office:string-value="" calcext:value-type="error">
            <text:p>#VALEUR !</text:p>
          </table:table-cell>
          <table:table-cell table:formula="of:=IF([.$B635]=[.E$19];1;0)" office:value-type="string" office:string-value="" calcext:value-type="error">
            <text:p>#VALEUR !</text:p>
          </table:table-cell>
          <table:table-cell table:formula="of:=IF([.$B635]=[.F$19];1;0)" office:value-type="string" office:string-value="" calcext:value-type="error">
            <text:p>#VALEUR !</text:p>
          </table:table-cell>
          <table:table-cell table:formula="of:=IF([.$B635]=[.G$19];1;0)" office:value-type="string" office:string-value="" calcext:value-type="error">
            <text:p>#VALEUR !</text:p>
          </table:table-cell>
          <table:table-cell table:formula="of:=IF([.$B63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36]&lt;=[.$B$13];[.$A$2];IF([.A636]&lt;=[.$B$14];[.$A$3];IF([.A636]&lt;=[.$B$15];[.$A$4];IF([.A636]&lt;=[.$B$16];[.$A$5];IF([.A636]&lt;=[.$B$17];[.$A$6];IF([.A636]&lt;=[.$B$18];[.$A$7]))))))" office:value-type="string" office:string-value="" calcext:value-type="error">
            <text:p>#VALEUR !</text:p>
          </table:table-cell>
          <table:table-cell table:formula="of:=IF([.$B636]=[.C$19];1;0)" office:value-type="string" office:string-value="" calcext:value-type="error">
            <text:p>#VALEUR !</text:p>
          </table:table-cell>
          <table:table-cell table:formula="of:=IF([.$B636]=[.D$19];1;0)" office:value-type="string" office:string-value="" calcext:value-type="error">
            <text:p>#VALEUR !</text:p>
          </table:table-cell>
          <table:table-cell table:formula="of:=IF([.$B636]=[.E$19];1;0)" office:value-type="string" office:string-value="" calcext:value-type="error">
            <text:p>#VALEUR !</text:p>
          </table:table-cell>
          <table:table-cell table:formula="of:=IF([.$B636]=[.F$19];1;0)" office:value-type="string" office:string-value="" calcext:value-type="error">
            <text:p>#VALEUR !</text:p>
          </table:table-cell>
          <table:table-cell table:formula="of:=IF([.$B636]=[.G$19];1;0)" office:value-type="string" office:string-value="" calcext:value-type="error">
            <text:p>#VALEUR !</text:p>
          </table:table-cell>
          <table:table-cell table:formula="of:=IF([.$B63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37]&lt;=[.$B$13];[.$A$2];IF([.A637]&lt;=[.$B$14];[.$A$3];IF([.A637]&lt;=[.$B$15];[.$A$4];IF([.A637]&lt;=[.$B$16];[.$A$5];IF([.A637]&lt;=[.$B$17];[.$A$6];IF([.A637]&lt;=[.$B$18];[.$A$7]))))))" office:value-type="string" office:string-value="" calcext:value-type="error">
            <text:p>#VALEUR !</text:p>
          </table:table-cell>
          <table:table-cell table:formula="of:=IF([.$B637]=[.C$19];1;0)" office:value-type="string" office:string-value="" calcext:value-type="error">
            <text:p>#VALEUR !</text:p>
          </table:table-cell>
          <table:table-cell table:formula="of:=IF([.$B637]=[.D$19];1;0)" office:value-type="string" office:string-value="" calcext:value-type="error">
            <text:p>#VALEUR !</text:p>
          </table:table-cell>
          <table:table-cell table:formula="of:=IF([.$B637]=[.E$19];1;0)" office:value-type="string" office:string-value="" calcext:value-type="error">
            <text:p>#VALEUR !</text:p>
          </table:table-cell>
          <table:table-cell table:formula="of:=IF([.$B637]=[.F$19];1;0)" office:value-type="string" office:string-value="" calcext:value-type="error">
            <text:p>#VALEUR !</text:p>
          </table:table-cell>
          <table:table-cell table:formula="of:=IF([.$B637]=[.G$19];1;0)" office:value-type="string" office:string-value="" calcext:value-type="error">
            <text:p>#VALEUR !</text:p>
          </table:table-cell>
          <table:table-cell table:formula="of:=IF([.$B63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38]&lt;=[.$B$13];[.$A$2];IF([.A638]&lt;=[.$B$14];[.$A$3];IF([.A638]&lt;=[.$B$15];[.$A$4];IF([.A638]&lt;=[.$B$16];[.$A$5];IF([.A638]&lt;=[.$B$17];[.$A$6];IF([.A638]&lt;=[.$B$18];[.$A$7]))))))" office:value-type="string" office:string-value="" calcext:value-type="error">
            <text:p>#VALEUR !</text:p>
          </table:table-cell>
          <table:table-cell table:formula="of:=IF([.$B638]=[.C$19];1;0)" office:value-type="string" office:string-value="" calcext:value-type="error">
            <text:p>#VALEUR !</text:p>
          </table:table-cell>
          <table:table-cell table:formula="of:=IF([.$B638]=[.D$19];1;0)" office:value-type="string" office:string-value="" calcext:value-type="error">
            <text:p>#VALEUR !</text:p>
          </table:table-cell>
          <table:table-cell table:formula="of:=IF([.$B638]=[.E$19];1;0)" office:value-type="string" office:string-value="" calcext:value-type="error">
            <text:p>#VALEUR !</text:p>
          </table:table-cell>
          <table:table-cell table:formula="of:=IF([.$B638]=[.F$19];1;0)" office:value-type="string" office:string-value="" calcext:value-type="error">
            <text:p>#VALEUR !</text:p>
          </table:table-cell>
          <table:table-cell table:formula="of:=IF([.$B638]=[.G$19];1;0)" office:value-type="string" office:string-value="" calcext:value-type="error">
            <text:p>#VALEUR !</text:p>
          </table:table-cell>
          <table:table-cell table:formula="of:=IF([.$B63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39]&lt;=[.$B$13];[.$A$2];IF([.A639]&lt;=[.$B$14];[.$A$3];IF([.A639]&lt;=[.$B$15];[.$A$4];IF([.A639]&lt;=[.$B$16];[.$A$5];IF([.A639]&lt;=[.$B$17];[.$A$6];IF([.A639]&lt;=[.$B$18];[.$A$7]))))))" office:value-type="string" office:string-value="" calcext:value-type="error">
            <text:p>#VALEUR !</text:p>
          </table:table-cell>
          <table:table-cell table:formula="of:=IF([.$B639]=[.C$19];1;0)" office:value-type="string" office:string-value="" calcext:value-type="error">
            <text:p>#VALEUR !</text:p>
          </table:table-cell>
          <table:table-cell table:formula="of:=IF([.$B639]=[.D$19];1;0)" office:value-type="string" office:string-value="" calcext:value-type="error">
            <text:p>#VALEUR !</text:p>
          </table:table-cell>
          <table:table-cell table:formula="of:=IF([.$B639]=[.E$19];1;0)" office:value-type="string" office:string-value="" calcext:value-type="error">
            <text:p>#VALEUR !</text:p>
          </table:table-cell>
          <table:table-cell table:formula="of:=IF([.$B639]=[.F$19];1;0)" office:value-type="string" office:string-value="" calcext:value-type="error">
            <text:p>#VALEUR !</text:p>
          </table:table-cell>
          <table:table-cell table:formula="of:=IF([.$B639]=[.G$19];1;0)" office:value-type="string" office:string-value="" calcext:value-type="error">
            <text:p>#VALEUR !</text:p>
          </table:table-cell>
          <table:table-cell table:formula="of:=IF([.$B63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40]&lt;=[.$B$13];[.$A$2];IF([.A640]&lt;=[.$B$14];[.$A$3];IF([.A640]&lt;=[.$B$15];[.$A$4];IF([.A640]&lt;=[.$B$16];[.$A$5];IF([.A640]&lt;=[.$B$17];[.$A$6];IF([.A640]&lt;=[.$B$18];[.$A$7]))))))" office:value-type="string" office:string-value="" calcext:value-type="error">
            <text:p>#VALEUR !</text:p>
          </table:table-cell>
          <table:table-cell table:formula="of:=IF([.$B640]=[.C$19];1;0)" office:value-type="string" office:string-value="" calcext:value-type="error">
            <text:p>#VALEUR !</text:p>
          </table:table-cell>
          <table:table-cell table:formula="of:=IF([.$B640]=[.D$19];1;0)" office:value-type="string" office:string-value="" calcext:value-type="error">
            <text:p>#VALEUR !</text:p>
          </table:table-cell>
          <table:table-cell table:formula="of:=IF([.$B640]=[.E$19];1;0)" office:value-type="string" office:string-value="" calcext:value-type="error">
            <text:p>#VALEUR !</text:p>
          </table:table-cell>
          <table:table-cell table:formula="of:=IF([.$B640]=[.F$19];1;0)" office:value-type="string" office:string-value="" calcext:value-type="error">
            <text:p>#VALEUR !</text:p>
          </table:table-cell>
          <table:table-cell table:formula="of:=IF([.$B640]=[.G$19];1;0)" office:value-type="string" office:string-value="" calcext:value-type="error">
            <text:p>#VALEUR !</text:p>
          </table:table-cell>
          <table:table-cell table:formula="of:=IF([.$B64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41]&lt;=[.$B$13];[.$A$2];IF([.A641]&lt;=[.$B$14];[.$A$3];IF([.A641]&lt;=[.$B$15];[.$A$4];IF([.A641]&lt;=[.$B$16];[.$A$5];IF([.A641]&lt;=[.$B$17];[.$A$6];IF([.A641]&lt;=[.$B$18];[.$A$7]))))))" office:value-type="string" office:string-value="" calcext:value-type="error">
            <text:p>#VALEUR !</text:p>
          </table:table-cell>
          <table:table-cell table:formula="of:=IF([.$B641]=[.C$19];1;0)" office:value-type="string" office:string-value="" calcext:value-type="error">
            <text:p>#VALEUR !</text:p>
          </table:table-cell>
          <table:table-cell table:formula="of:=IF([.$B641]=[.D$19];1;0)" office:value-type="string" office:string-value="" calcext:value-type="error">
            <text:p>#VALEUR !</text:p>
          </table:table-cell>
          <table:table-cell table:formula="of:=IF([.$B641]=[.E$19];1;0)" office:value-type="string" office:string-value="" calcext:value-type="error">
            <text:p>#VALEUR !</text:p>
          </table:table-cell>
          <table:table-cell table:formula="of:=IF([.$B641]=[.F$19];1;0)" office:value-type="string" office:string-value="" calcext:value-type="error">
            <text:p>#VALEUR !</text:p>
          </table:table-cell>
          <table:table-cell table:formula="of:=IF([.$B641]=[.G$19];1;0)" office:value-type="string" office:string-value="" calcext:value-type="error">
            <text:p>#VALEUR !</text:p>
          </table:table-cell>
          <table:table-cell table:formula="of:=IF([.$B64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42]&lt;=[.$B$13];[.$A$2];IF([.A642]&lt;=[.$B$14];[.$A$3];IF([.A642]&lt;=[.$B$15];[.$A$4];IF([.A642]&lt;=[.$B$16];[.$A$5];IF([.A642]&lt;=[.$B$17];[.$A$6];IF([.A642]&lt;=[.$B$18];[.$A$7]))))))" office:value-type="string" office:string-value="" calcext:value-type="error">
            <text:p>#VALEUR !</text:p>
          </table:table-cell>
          <table:table-cell table:formula="of:=IF([.$B642]=[.C$19];1;0)" office:value-type="string" office:string-value="" calcext:value-type="error">
            <text:p>#VALEUR !</text:p>
          </table:table-cell>
          <table:table-cell table:formula="of:=IF([.$B642]=[.D$19];1;0)" office:value-type="string" office:string-value="" calcext:value-type="error">
            <text:p>#VALEUR !</text:p>
          </table:table-cell>
          <table:table-cell table:formula="of:=IF([.$B642]=[.E$19];1;0)" office:value-type="string" office:string-value="" calcext:value-type="error">
            <text:p>#VALEUR !</text:p>
          </table:table-cell>
          <table:table-cell table:formula="of:=IF([.$B642]=[.F$19];1;0)" office:value-type="string" office:string-value="" calcext:value-type="error">
            <text:p>#VALEUR !</text:p>
          </table:table-cell>
          <table:table-cell table:formula="of:=IF([.$B642]=[.G$19];1;0)" office:value-type="string" office:string-value="" calcext:value-type="error">
            <text:p>#VALEUR !</text:p>
          </table:table-cell>
          <table:table-cell table:formula="of:=IF([.$B64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43]&lt;=[.$B$13];[.$A$2];IF([.A643]&lt;=[.$B$14];[.$A$3];IF([.A643]&lt;=[.$B$15];[.$A$4];IF([.A643]&lt;=[.$B$16];[.$A$5];IF([.A643]&lt;=[.$B$17];[.$A$6];IF([.A643]&lt;=[.$B$18];[.$A$7]))))))" office:value-type="string" office:string-value="" calcext:value-type="error">
            <text:p>#VALEUR !</text:p>
          </table:table-cell>
          <table:table-cell table:formula="of:=IF([.$B643]=[.C$19];1;0)" office:value-type="string" office:string-value="" calcext:value-type="error">
            <text:p>#VALEUR !</text:p>
          </table:table-cell>
          <table:table-cell table:formula="of:=IF([.$B643]=[.D$19];1;0)" office:value-type="string" office:string-value="" calcext:value-type="error">
            <text:p>#VALEUR !</text:p>
          </table:table-cell>
          <table:table-cell table:formula="of:=IF([.$B643]=[.E$19];1;0)" office:value-type="string" office:string-value="" calcext:value-type="error">
            <text:p>#VALEUR !</text:p>
          </table:table-cell>
          <table:table-cell table:formula="of:=IF([.$B643]=[.F$19];1;0)" office:value-type="string" office:string-value="" calcext:value-type="error">
            <text:p>#VALEUR !</text:p>
          </table:table-cell>
          <table:table-cell table:formula="of:=IF([.$B643]=[.G$19];1;0)" office:value-type="string" office:string-value="" calcext:value-type="error">
            <text:p>#VALEUR !</text:p>
          </table:table-cell>
          <table:table-cell table:formula="of:=IF([.$B64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44]&lt;=[.$B$13];[.$A$2];IF([.A644]&lt;=[.$B$14];[.$A$3];IF([.A644]&lt;=[.$B$15];[.$A$4];IF([.A644]&lt;=[.$B$16];[.$A$5];IF([.A644]&lt;=[.$B$17];[.$A$6];IF([.A644]&lt;=[.$B$18];[.$A$7]))))))" office:value-type="string" office:string-value="" calcext:value-type="error">
            <text:p>#VALEUR !</text:p>
          </table:table-cell>
          <table:table-cell table:formula="of:=IF([.$B644]=[.C$19];1;0)" office:value-type="string" office:string-value="" calcext:value-type="error">
            <text:p>#VALEUR !</text:p>
          </table:table-cell>
          <table:table-cell table:formula="of:=IF([.$B644]=[.D$19];1;0)" office:value-type="string" office:string-value="" calcext:value-type="error">
            <text:p>#VALEUR !</text:p>
          </table:table-cell>
          <table:table-cell table:formula="of:=IF([.$B644]=[.E$19];1;0)" office:value-type="string" office:string-value="" calcext:value-type="error">
            <text:p>#VALEUR !</text:p>
          </table:table-cell>
          <table:table-cell table:formula="of:=IF([.$B644]=[.F$19];1;0)" office:value-type="string" office:string-value="" calcext:value-type="error">
            <text:p>#VALEUR !</text:p>
          </table:table-cell>
          <table:table-cell table:formula="of:=IF([.$B644]=[.G$19];1;0)" office:value-type="string" office:string-value="" calcext:value-type="error">
            <text:p>#VALEUR !</text:p>
          </table:table-cell>
          <table:table-cell table:formula="of:=IF([.$B64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45]&lt;=[.$B$13];[.$A$2];IF([.A645]&lt;=[.$B$14];[.$A$3];IF([.A645]&lt;=[.$B$15];[.$A$4];IF([.A645]&lt;=[.$B$16];[.$A$5];IF([.A645]&lt;=[.$B$17];[.$A$6];IF([.A645]&lt;=[.$B$18];[.$A$7]))))))" office:value-type="string" office:string-value="" calcext:value-type="error">
            <text:p>#VALEUR !</text:p>
          </table:table-cell>
          <table:table-cell table:formula="of:=IF([.$B645]=[.C$19];1;0)" office:value-type="string" office:string-value="" calcext:value-type="error">
            <text:p>#VALEUR !</text:p>
          </table:table-cell>
          <table:table-cell table:formula="of:=IF([.$B645]=[.D$19];1;0)" office:value-type="string" office:string-value="" calcext:value-type="error">
            <text:p>#VALEUR !</text:p>
          </table:table-cell>
          <table:table-cell table:formula="of:=IF([.$B645]=[.E$19];1;0)" office:value-type="string" office:string-value="" calcext:value-type="error">
            <text:p>#VALEUR !</text:p>
          </table:table-cell>
          <table:table-cell table:formula="of:=IF([.$B645]=[.F$19];1;0)" office:value-type="string" office:string-value="" calcext:value-type="error">
            <text:p>#VALEUR !</text:p>
          </table:table-cell>
          <table:table-cell table:formula="of:=IF([.$B645]=[.G$19];1;0)" office:value-type="string" office:string-value="" calcext:value-type="error">
            <text:p>#VALEUR !</text:p>
          </table:table-cell>
          <table:table-cell table:formula="of:=IF([.$B64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46]&lt;=[.$B$13];[.$A$2];IF([.A646]&lt;=[.$B$14];[.$A$3];IF([.A646]&lt;=[.$B$15];[.$A$4];IF([.A646]&lt;=[.$B$16];[.$A$5];IF([.A646]&lt;=[.$B$17];[.$A$6];IF([.A646]&lt;=[.$B$18];[.$A$7]))))))" office:value-type="string" office:string-value="" calcext:value-type="error">
            <text:p>#VALEUR !</text:p>
          </table:table-cell>
          <table:table-cell table:formula="of:=IF([.$B646]=[.C$19];1;0)" office:value-type="string" office:string-value="" calcext:value-type="error">
            <text:p>#VALEUR !</text:p>
          </table:table-cell>
          <table:table-cell table:formula="of:=IF([.$B646]=[.D$19];1;0)" office:value-type="string" office:string-value="" calcext:value-type="error">
            <text:p>#VALEUR !</text:p>
          </table:table-cell>
          <table:table-cell table:formula="of:=IF([.$B646]=[.E$19];1;0)" office:value-type="string" office:string-value="" calcext:value-type="error">
            <text:p>#VALEUR !</text:p>
          </table:table-cell>
          <table:table-cell table:formula="of:=IF([.$B646]=[.F$19];1;0)" office:value-type="string" office:string-value="" calcext:value-type="error">
            <text:p>#VALEUR !</text:p>
          </table:table-cell>
          <table:table-cell table:formula="of:=IF([.$B646]=[.G$19];1;0)" office:value-type="string" office:string-value="" calcext:value-type="error">
            <text:p>#VALEUR !</text:p>
          </table:table-cell>
          <table:table-cell table:formula="of:=IF([.$B64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47]&lt;=[.$B$13];[.$A$2];IF([.A647]&lt;=[.$B$14];[.$A$3];IF([.A647]&lt;=[.$B$15];[.$A$4];IF([.A647]&lt;=[.$B$16];[.$A$5];IF([.A647]&lt;=[.$B$17];[.$A$6];IF([.A647]&lt;=[.$B$18];[.$A$7]))))))" office:value-type="string" office:string-value="" calcext:value-type="error">
            <text:p>#VALEUR !</text:p>
          </table:table-cell>
          <table:table-cell table:formula="of:=IF([.$B647]=[.C$19];1;0)" office:value-type="string" office:string-value="" calcext:value-type="error">
            <text:p>#VALEUR !</text:p>
          </table:table-cell>
          <table:table-cell table:formula="of:=IF([.$B647]=[.D$19];1;0)" office:value-type="string" office:string-value="" calcext:value-type="error">
            <text:p>#VALEUR !</text:p>
          </table:table-cell>
          <table:table-cell table:formula="of:=IF([.$B647]=[.E$19];1;0)" office:value-type="string" office:string-value="" calcext:value-type="error">
            <text:p>#VALEUR !</text:p>
          </table:table-cell>
          <table:table-cell table:formula="of:=IF([.$B647]=[.F$19];1;0)" office:value-type="string" office:string-value="" calcext:value-type="error">
            <text:p>#VALEUR !</text:p>
          </table:table-cell>
          <table:table-cell table:formula="of:=IF([.$B647]=[.G$19];1;0)" office:value-type="string" office:string-value="" calcext:value-type="error">
            <text:p>#VALEUR !</text:p>
          </table:table-cell>
          <table:table-cell table:formula="of:=IF([.$B64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48]&lt;=[.$B$13];[.$A$2];IF([.A648]&lt;=[.$B$14];[.$A$3];IF([.A648]&lt;=[.$B$15];[.$A$4];IF([.A648]&lt;=[.$B$16];[.$A$5];IF([.A648]&lt;=[.$B$17];[.$A$6];IF([.A648]&lt;=[.$B$18];[.$A$7]))))))" office:value-type="string" office:string-value="" calcext:value-type="error">
            <text:p>#VALEUR !</text:p>
          </table:table-cell>
          <table:table-cell table:formula="of:=IF([.$B648]=[.C$19];1;0)" office:value-type="string" office:string-value="" calcext:value-type="error">
            <text:p>#VALEUR !</text:p>
          </table:table-cell>
          <table:table-cell table:formula="of:=IF([.$B648]=[.D$19];1;0)" office:value-type="string" office:string-value="" calcext:value-type="error">
            <text:p>#VALEUR !</text:p>
          </table:table-cell>
          <table:table-cell table:formula="of:=IF([.$B648]=[.E$19];1;0)" office:value-type="string" office:string-value="" calcext:value-type="error">
            <text:p>#VALEUR !</text:p>
          </table:table-cell>
          <table:table-cell table:formula="of:=IF([.$B648]=[.F$19];1;0)" office:value-type="string" office:string-value="" calcext:value-type="error">
            <text:p>#VALEUR !</text:p>
          </table:table-cell>
          <table:table-cell table:formula="of:=IF([.$B648]=[.G$19];1;0)" office:value-type="string" office:string-value="" calcext:value-type="error">
            <text:p>#VALEUR !</text:p>
          </table:table-cell>
          <table:table-cell table:formula="of:=IF([.$B64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49]&lt;=[.$B$13];[.$A$2];IF([.A649]&lt;=[.$B$14];[.$A$3];IF([.A649]&lt;=[.$B$15];[.$A$4];IF([.A649]&lt;=[.$B$16];[.$A$5];IF([.A649]&lt;=[.$B$17];[.$A$6];IF([.A649]&lt;=[.$B$18];[.$A$7]))))))" office:value-type="string" office:string-value="" calcext:value-type="error">
            <text:p>#VALEUR !</text:p>
          </table:table-cell>
          <table:table-cell table:formula="of:=IF([.$B649]=[.C$19];1;0)" office:value-type="string" office:string-value="" calcext:value-type="error">
            <text:p>#VALEUR !</text:p>
          </table:table-cell>
          <table:table-cell table:formula="of:=IF([.$B649]=[.D$19];1;0)" office:value-type="string" office:string-value="" calcext:value-type="error">
            <text:p>#VALEUR !</text:p>
          </table:table-cell>
          <table:table-cell table:formula="of:=IF([.$B649]=[.E$19];1;0)" office:value-type="string" office:string-value="" calcext:value-type="error">
            <text:p>#VALEUR !</text:p>
          </table:table-cell>
          <table:table-cell table:formula="of:=IF([.$B649]=[.F$19];1;0)" office:value-type="string" office:string-value="" calcext:value-type="error">
            <text:p>#VALEUR !</text:p>
          </table:table-cell>
          <table:table-cell table:formula="of:=IF([.$B649]=[.G$19];1;0)" office:value-type="string" office:string-value="" calcext:value-type="error">
            <text:p>#VALEUR !</text:p>
          </table:table-cell>
          <table:table-cell table:formula="of:=IF([.$B64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50]&lt;=[.$B$13];[.$A$2];IF([.A650]&lt;=[.$B$14];[.$A$3];IF([.A650]&lt;=[.$B$15];[.$A$4];IF([.A650]&lt;=[.$B$16];[.$A$5];IF([.A650]&lt;=[.$B$17];[.$A$6];IF([.A650]&lt;=[.$B$18];[.$A$7]))))))" office:value-type="string" office:string-value="" calcext:value-type="error">
            <text:p>#VALEUR !</text:p>
          </table:table-cell>
          <table:table-cell table:formula="of:=IF([.$B650]=[.C$19];1;0)" office:value-type="string" office:string-value="" calcext:value-type="error">
            <text:p>#VALEUR !</text:p>
          </table:table-cell>
          <table:table-cell table:formula="of:=IF([.$B650]=[.D$19];1;0)" office:value-type="string" office:string-value="" calcext:value-type="error">
            <text:p>#VALEUR !</text:p>
          </table:table-cell>
          <table:table-cell table:formula="of:=IF([.$B650]=[.E$19];1;0)" office:value-type="string" office:string-value="" calcext:value-type="error">
            <text:p>#VALEUR !</text:p>
          </table:table-cell>
          <table:table-cell table:formula="of:=IF([.$B650]=[.F$19];1;0)" office:value-type="string" office:string-value="" calcext:value-type="error">
            <text:p>#VALEUR !</text:p>
          </table:table-cell>
          <table:table-cell table:formula="of:=IF([.$B650]=[.G$19];1;0)" office:value-type="string" office:string-value="" calcext:value-type="error">
            <text:p>#VALEUR !</text:p>
          </table:table-cell>
          <table:table-cell table:formula="of:=IF([.$B65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51]&lt;=[.$B$13];[.$A$2];IF([.A651]&lt;=[.$B$14];[.$A$3];IF([.A651]&lt;=[.$B$15];[.$A$4];IF([.A651]&lt;=[.$B$16];[.$A$5];IF([.A651]&lt;=[.$B$17];[.$A$6];IF([.A651]&lt;=[.$B$18];[.$A$7]))))))" office:value-type="string" office:string-value="" calcext:value-type="error">
            <text:p>#VALEUR !</text:p>
          </table:table-cell>
          <table:table-cell table:formula="of:=IF([.$B651]=[.C$19];1;0)" office:value-type="string" office:string-value="" calcext:value-type="error">
            <text:p>#VALEUR !</text:p>
          </table:table-cell>
          <table:table-cell table:formula="of:=IF([.$B651]=[.D$19];1;0)" office:value-type="string" office:string-value="" calcext:value-type="error">
            <text:p>#VALEUR !</text:p>
          </table:table-cell>
          <table:table-cell table:formula="of:=IF([.$B651]=[.E$19];1;0)" office:value-type="string" office:string-value="" calcext:value-type="error">
            <text:p>#VALEUR !</text:p>
          </table:table-cell>
          <table:table-cell table:formula="of:=IF([.$B651]=[.F$19];1;0)" office:value-type="string" office:string-value="" calcext:value-type="error">
            <text:p>#VALEUR !</text:p>
          </table:table-cell>
          <table:table-cell table:formula="of:=IF([.$B651]=[.G$19];1;0)" office:value-type="string" office:string-value="" calcext:value-type="error">
            <text:p>#VALEUR !</text:p>
          </table:table-cell>
          <table:table-cell table:formula="of:=IF([.$B65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52]&lt;=[.$B$13];[.$A$2];IF([.A652]&lt;=[.$B$14];[.$A$3];IF([.A652]&lt;=[.$B$15];[.$A$4];IF([.A652]&lt;=[.$B$16];[.$A$5];IF([.A652]&lt;=[.$B$17];[.$A$6];IF([.A652]&lt;=[.$B$18];[.$A$7]))))))" office:value-type="string" office:string-value="" calcext:value-type="error">
            <text:p>#VALEUR !</text:p>
          </table:table-cell>
          <table:table-cell table:formula="of:=IF([.$B652]=[.C$19];1;0)" office:value-type="string" office:string-value="" calcext:value-type="error">
            <text:p>#VALEUR !</text:p>
          </table:table-cell>
          <table:table-cell table:formula="of:=IF([.$B652]=[.D$19];1;0)" office:value-type="string" office:string-value="" calcext:value-type="error">
            <text:p>#VALEUR !</text:p>
          </table:table-cell>
          <table:table-cell table:formula="of:=IF([.$B652]=[.E$19];1;0)" office:value-type="string" office:string-value="" calcext:value-type="error">
            <text:p>#VALEUR !</text:p>
          </table:table-cell>
          <table:table-cell table:formula="of:=IF([.$B652]=[.F$19];1;0)" office:value-type="string" office:string-value="" calcext:value-type="error">
            <text:p>#VALEUR !</text:p>
          </table:table-cell>
          <table:table-cell table:formula="of:=IF([.$B652]=[.G$19];1;0)" office:value-type="string" office:string-value="" calcext:value-type="error">
            <text:p>#VALEUR !</text:p>
          </table:table-cell>
          <table:table-cell table:formula="of:=IF([.$B65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53]&lt;=[.$B$13];[.$A$2];IF([.A653]&lt;=[.$B$14];[.$A$3];IF([.A653]&lt;=[.$B$15];[.$A$4];IF([.A653]&lt;=[.$B$16];[.$A$5];IF([.A653]&lt;=[.$B$17];[.$A$6];IF([.A653]&lt;=[.$B$18];[.$A$7]))))))" office:value-type="string" office:string-value="" calcext:value-type="error">
            <text:p>#VALEUR !</text:p>
          </table:table-cell>
          <table:table-cell table:formula="of:=IF([.$B653]=[.C$19];1;0)" office:value-type="string" office:string-value="" calcext:value-type="error">
            <text:p>#VALEUR !</text:p>
          </table:table-cell>
          <table:table-cell table:formula="of:=IF([.$B653]=[.D$19];1;0)" office:value-type="string" office:string-value="" calcext:value-type="error">
            <text:p>#VALEUR !</text:p>
          </table:table-cell>
          <table:table-cell table:formula="of:=IF([.$B653]=[.E$19];1;0)" office:value-type="string" office:string-value="" calcext:value-type="error">
            <text:p>#VALEUR !</text:p>
          </table:table-cell>
          <table:table-cell table:formula="of:=IF([.$B653]=[.F$19];1;0)" office:value-type="string" office:string-value="" calcext:value-type="error">
            <text:p>#VALEUR !</text:p>
          </table:table-cell>
          <table:table-cell table:formula="of:=IF([.$B653]=[.G$19];1;0)" office:value-type="string" office:string-value="" calcext:value-type="error">
            <text:p>#VALEUR !</text:p>
          </table:table-cell>
          <table:table-cell table:formula="of:=IF([.$B65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54]&lt;=[.$B$13];[.$A$2];IF([.A654]&lt;=[.$B$14];[.$A$3];IF([.A654]&lt;=[.$B$15];[.$A$4];IF([.A654]&lt;=[.$B$16];[.$A$5];IF([.A654]&lt;=[.$B$17];[.$A$6];IF([.A654]&lt;=[.$B$18];[.$A$7]))))))" office:value-type="string" office:string-value="" calcext:value-type="error">
            <text:p>#VALEUR !</text:p>
          </table:table-cell>
          <table:table-cell table:formula="of:=IF([.$B654]=[.C$19];1;0)" office:value-type="string" office:string-value="" calcext:value-type="error">
            <text:p>#VALEUR !</text:p>
          </table:table-cell>
          <table:table-cell table:formula="of:=IF([.$B654]=[.D$19];1;0)" office:value-type="string" office:string-value="" calcext:value-type="error">
            <text:p>#VALEUR !</text:p>
          </table:table-cell>
          <table:table-cell table:formula="of:=IF([.$B654]=[.E$19];1;0)" office:value-type="string" office:string-value="" calcext:value-type="error">
            <text:p>#VALEUR !</text:p>
          </table:table-cell>
          <table:table-cell table:formula="of:=IF([.$B654]=[.F$19];1;0)" office:value-type="string" office:string-value="" calcext:value-type="error">
            <text:p>#VALEUR !</text:p>
          </table:table-cell>
          <table:table-cell table:formula="of:=IF([.$B654]=[.G$19];1;0)" office:value-type="string" office:string-value="" calcext:value-type="error">
            <text:p>#VALEUR !</text:p>
          </table:table-cell>
          <table:table-cell table:formula="of:=IF([.$B65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55]&lt;=[.$B$13];[.$A$2];IF([.A655]&lt;=[.$B$14];[.$A$3];IF([.A655]&lt;=[.$B$15];[.$A$4];IF([.A655]&lt;=[.$B$16];[.$A$5];IF([.A655]&lt;=[.$B$17];[.$A$6];IF([.A655]&lt;=[.$B$18];[.$A$7]))))))" office:value-type="string" office:string-value="" calcext:value-type="error">
            <text:p>#VALEUR !</text:p>
          </table:table-cell>
          <table:table-cell table:formula="of:=IF([.$B655]=[.C$19];1;0)" office:value-type="string" office:string-value="" calcext:value-type="error">
            <text:p>#VALEUR !</text:p>
          </table:table-cell>
          <table:table-cell table:formula="of:=IF([.$B655]=[.D$19];1;0)" office:value-type="string" office:string-value="" calcext:value-type="error">
            <text:p>#VALEUR !</text:p>
          </table:table-cell>
          <table:table-cell table:formula="of:=IF([.$B655]=[.E$19];1;0)" office:value-type="string" office:string-value="" calcext:value-type="error">
            <text:p>#VALEUR !</text:p>
          </table:table-cell>
          <table:table-cell table:formula="of:=IF([.$B655]=[.F$19];1;0)" office:value-type="string" office:string-value="" calcext:value-type="error">
            <text:p>#VALEUR !</text:p>
          </table:table-cell>
          <table:table-cell table:formula="of:=IF([.$B655]=[.G$19];1;0)" office:value-type="string" office:string-value="" calcext:value-type="error">
            <text:p>#VALEUR !</text:p>
          </table:table-cell>
          <table:table-cell table:formula="of:=IF([.$B65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56]&lt;=[.$B$13];[.$A$2];IF([.A656]&lt;=[.$B$14];[.$A$3];IF([.A656]&lt;=[.$B$15];[.$A$4];IF([.A656]&lt;=[.$B$16];[.$A$5];IF([.A656]&lt;=[.$B$17];[.$A$6];IF([.A656]&lt;=[.$B$18];[.$A$7]))))))" office:value-type="string" office:string-value="" calcext:value-type="error">
            <text:p>#VALEUR !</text:p>
          </table:table-cell>
          <table:table-cell table:formula="of:=IF([.$B656]=[.C$19];1;0)" office:value-type="string" office:string-value="" calcext:value-type="error">
            <text:p>#VALEUR !</text:p>
          </table:table-cell>
          <table:table-cell table:formula="of:=IF([.$B656]=[.D$19];1;0)" office:value-type="string" office:string-value="" calcext:value-type="error">
            <text:p>#VALEUR !</text:p>
          </table:table-cell>
          <table:table-cell table:formula="of:=IF([.$B656]=[.E$19];1;0)" office:value-type="string" office:string-value="" calcext:value-type="error">
            <text:p>#VALEUR !</text:p>
          </table:table-cell>
          <table:table-cell table:formula="of:=IF([.$B656]=[.F$19];1;0)" office:value-type="string" office:string-value="" calcext:value-type="error">
            <text:p>#VALEUR !</text:p>
          </table:table-cell>
          <table:table-cell table:formula="of:=IF([.$B656]=[.G$19];1;0)" office:value-type="string" office:string-value="" calcext:value-type="error">
            <text:p>#VALEUR !</text:p>
          </table:table-cell>
          <table:table-cell table:formula="of:=IF([.$B65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57]&lt;=[.$B$13];[.$A$2];IF([.A657]&lt;=[.$B$14];[.$A$3];IF([.A657]&lt;=[.$B$15];[.$A$4];IF([.A657]&lt;=[.$B$16];[.$A$5];IF([.A657]&lt;=[.$B$17];[.$A$6];IF([.A657]&lt;=[.$B$18];[.$A$7]))))))" office:value-type="string" office:string-value="" calcext:value-type="error">
            <text:p>#VALEUR !</text:p>
          </table:table-cell>
          <table:table-cell table:formula="of:=IF([.$B657]=[.C$19];1;0)" office:value-type="string" office:string-value="" calcext:value-type="error">
            <text:p>#VALEUR !</text:p>
          </table:table-cell>
          <table:table-cell table:formula="of:=IF([.$B657]=[.D$19];1;0)" office:value-type="string" office:string-value="" calcext:value-type="error">
            <text:p>#VALEUR !</text:p>
          </table:table-cell>
          <table:table-cell table:formula="of:=IF([.$B657]=[.E$19];1;0)" office:value-type="string" office:string-value="" calcext:value-type="error">
            <text:p>#VALEUR !</text:p>
          </table:table-cell>
          <table:table-cell table:formula="of:=IF([.$B657]=[.F$19];1;0)" office:value-type="string" office:string-value="" calcext:value-type="error">
            <text:p>#VALEUR !</text:p>
          </table:table-cell>
          <table:table-cell table:formula="of:=IF([.$B657]=[.G$19];1;0)" office:value-type="string" office:string-value="" calcext:value-type="error">
            <text:p>#VALEUR !</text:p>
          </table:table-cell>
          <table:table-cell table:formula="of:=IF([.$B65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58]&lt;=[.$B$13];[.$A$2];IF([.A658]&lt;=[.$B$14];[.$A$3];IF([.A658]&lt;=[.$B$15];[.$A$4];IF([.A658]&lt;=[.$B$16];[.$A$5];IF([.A658]&lt;=[.$B$17];[.$A$6];IF([.A658]&lt;=[.$B$18];[.$A$7]))))))" office:value-type="string" office:string-value="" calcext:value-type="error">
            <text:p>#VALEUR !</text:p>
          </table:table-cell>
          <table:table-cell table:formula="of:=IF([.$B658]=[.C$19];1;0)" office:value-type="string" office:string-value="" calcext:value-type="error">
            <text:p>#VALEUR !</text:p>
          </table:table-cell>
          <table:table-cell table:formula="of:=IF([.$B658]=[.D$19];1;0)" office:value-type="string" office:string-value="" calcext:value-type="error">
            <text:p>#VALEUR !</text:p>
          </table:table-cell>
          <table:table-cell table:formula="of:=IF([.$B658]=[.E$19];1;0)" office:value-type="string" office:string-value="" calcext:value-type="error">
            <text:p>#VALEUR !</text:p>
          </table:table-cell>
          <table:table-cell table:formula="of:=IF([.$B658]=[.F$19];1;0)" office:value-type="string" office:string-value="" calcext:value-type="error">
            <text:p>#VALEUR !</text:p>
          </table:table-cell>
          <table:table-cell table:formula="of:=IF([.$B658]=[.G$19];1;0)" office:value-type="string" office:string-value="" calcext:value-type="error">
            <text:p>#VALEUR !</text:p>
          </table:table-cell>
          <table:table-cell table:formula="of:=IF([.$B65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59]&lt;=[.$B$13];[.$A$2];IF([.A659]&lt;=[.$B$14];[.$A$3];IF([.A659]&lt;=[.$B$15];[.$A$4];IF([.A659]&lt;=[.$B$16];[.$A$5];IF([.A659]&lt;=[.$B$17];[.$A$6];IF([.A659]&lt;=[.$B$18];[.$A$7]))))))" office:value-type="string" office:string-value="" calcext:value-type="error">
            <text:p>#VALEUR !</text:p>
          </table:table-cell>
          <table:table-cell table:formula="of:=IF([.$B659]=[.C$19];1;0)" office:value-type="string" office:string-value="" calcext:value-type="error">
            <text:p>#VALEUR !</text:p>
          </table:table-cell>
          <table:table-cell table:formula="of:=IF([.$B659]=[.D$19];1;0)" office:value-type="string" office:string-value="" calcext:value-type="error">
            <text:p>#VALEUR !</text:p>
          </table:table-cell>
          <table:table-cell table:formula="of:=IF([.$B659]=[.E$19];1;0)" office:value-type="string" office:string-value="" calcext:value-type="error">
            <text:p>#VALEUR !</text:p>
          </table:table-cell>
          <table:table-cell table:formula="of:=IF([.$B659]=[.F$19];1;0)" office:value-type="string" office:string-value="" calcext:value-type="error">
            <text:p>#VALEUR !</text:p>
          </table:table-cell>
          <table:table-cell table:formula="of:=IF([.$B659]=[.G$19];1;0)" office:value-type="string" office:string-value="" calcext:value-type="error">
            <text:p>#VALEUR !</text:p>
          </table:table-cell>
          <table:table-cell table:formula="of:=IF([.$B65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60]&lt;=[.$B$13];[.$A$2];IF([.A660]&lt;=[.$B$14];[.$A$3];IF([.A660]&lt;=[.$B$15];[.$A$4];IF([.A660]&lt;=[.$B$16];[.$A$5];IF([.A660]&lt;=[.$B$17];[.$A$6];IF([.A660]&lt;=[.$B$18];[.$A$7]))))))" office:value-type="string" office:string-value="" calcext:value-type="error">
            <text:p>#VALEUR !</text:p>
          </table:table-cell>
          <table:table-cell table:formula="of:=IF([.$B660]=[.C$19];1;0)" office:value-type="string" office:string-value="" calcext:value-type="error">
            <text:p>#VALEUR !</text:p>
          </table:table-cell>
          <table:table-cell table:formula="of:=IF([.$B660]=[.D$19];1;0)" office:value-type="string" office:string-value="" calcext:value-type="error">
            <text:p>#VALEUR !</text:p>
          </table:table-cell>
          <table:table-cell table:formula="of:=IF([.$B660]=[.E$19];1;0)" office:value-type="string" office:string-value="" calcext:value-type="error">
            <text:p>#VALEUR !</text:p>
          </table:table-cell>
          <table:table-cell table:formula="of:=IF([.$B660]=[.F$19];1;0)" office:value-type="string" office:string-value="" calcext:value-type="error">
            <text:p>#VALEUR !</text:p>
          </table:table-cell>
          <table:table-cell table:formula="of:=IF([.$B660]=[.G$19];1;0)" office:value-type="string" office:string-value="" calcext:value-type="error">
            <text:p>#VALEUR !</text:p>
          </table:table-cell>
          <table:table-cell table:formula="of:=IF([.$B66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61]&lt;=[.$B$13];[.$A$2];IF([.A661]&lt;=[.$B$14];[.$A$3];IF([.A661]&lt;=[.$B$15];[.$A$4];IF([.A661]&lt;=[.$B$16];[.$A$5];IF([.A661]&lt;=[.$B$17];[.$A$6];IF([.A661]&lt;=[.$B$18];[.$A$7]))))))" office:value-type="string" office:string-value="" calcext:value-type="error">
            <text:p>#VALEUR !</text:p>
          </table:table-cell>
          <table:table-cell table:formula="of:=IF([.$B661]=[.C$19];1;0)" office:value-type="string" office:string-value="" calcext:value-type="error">
            <text:p>#VALEUR !</text:p>
          </table:table-cell>
          <table:table-cell table:formula="of:=IF([.$B661]=[.D$19];1;0)" office:value-type="string" office:string-value="" calcext:value-type="error">
            <text:p>#VALEUR !</text:p>
          </table:table-cell>
          <table:table-cell table:formula="of:=IF([.$B661]=[.E$19];1;0)" office:value-type="string" office:string-value="" calcext:value-type="error">
            <text:p>#VALEUR !</text:p>
          </table:table-cell>
          <table:table-cell table:formula="of:=IF([.$B661]=[.F$19];1;0)" office:value-type="string" office:string-value="" calcext:value-type="error">
            <text:p>#VALEUR !</text:p>
          </table:table-cell>
          <table:table-cell table:formula="of:=IF([.$B661]=[.G$19];1;0)" office:value-type="string" office:string-value="" calcext:value-type="error">
            <text:p>#VALEUR !</text:p>
          </table:table-cell>
          <table:table-cell table:formula="of:=IF([.$B66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62]&lt;=[.$B$13];[.$A$2];IF([.A662]&lt;=[.$B$14];[.$A$3];IF([.A662]&lt;=[.$B$15];[.$A$4];IF([.A662]&lt;=[.$B$16];[.$A$5];IF([.A662]&lt;=[.$B$17];[.$A$6];IF([.A662]&lt;=[.$B$18];[.$A$7]))))))" office:value-type="string" office:string-value="" calcext:value-type="error">
            <text:p>#VALEUR !</text:p>
          </table:table-cell>
          <table:table-cell table:formula="of:=IF([.$B662]=[.C$19];1;0)" office:value-type="string" office:string-value="" calcext:value-type="error">
            <text:p>#VALEUR !</text:p>
          </table:table-cell>
          <table:table-cell table:formula="of:=IF([.$B662]=[.D$19];1;0)" office:value-type="string" office:string-value="" calcext:value-type="error">
            <text:p>#VALEUR !</text:p>
          </table:table-cell>
          <table:table-cell table:formula="of:=IF([.$B662]=[.E$19];1;0)" office:value-type="string" office:string-value="" calcext:value-type="error">
            <text:p>#VALEUR !</text:p>
          </table:table-cell>
          <table:table-cell table:formula="of:=IF([.$B662]=[.F$19];1;0)" office:value-type="string" office:string-value="" calcext:value-type="error">
            <text:p>#VALEUR !</text:p>
          </table:table-cell>
          <table:table-cell table:formula="of:=IF([.$B662]=[.G$19];1;0)" office:value-type="string" office:string-value="" calcext:value-type="error">
            <text:p>#VALEUR !</text:p>
          </table:table-cell>
          <table:table-cell table:formula="of:=IF([.$B66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63]&lt;=[.$B$13];[.$A$2];IF([.A663]&lt;=[.$B$14];[.$A$3];IF([.A663]&lt;=[.$B$15];[.$A$4];IF([.A663]&lt;=[.$B$16];[.$A$5];IF([.A663]&lt;=[.$B$17];[.$A$6];IF([.A663]&lt;=[.$B$18];[.$A$7]))))))" office:value-type="string" office:string-value="" calcext:value-type="error">
            <text:p>#VALEUR !</text:p>
          </table:table-cell>
          <table:table-cell table:formula="of:=IF([.$B663]=[.C$19];1;0)" office:value-type="string" office:string-value="" calcext:value-type="error">
            <text:p>#VALEUR !</text:p>
          </table:table-cell>
          <table:table-cell table:formula="of:=IF([.$B663]=[.D$19];1;0)" office:value-type="string" office:string-value="" calcext:value-type="error">
            <text:p>#VALEUR !</text:p>
          </table:table-cell>
          <table:table-cell table:formula="of:=IF([.$B663]=[.E$19];1;0)" office:value-type="string" office:string-value="" calcext:value-type="error">
            <text:p>#VALEUR !</text:p>
          </table:table-cell>
          <table:table-cell table:formula="of:=IF([.$B663]=[.F$19];1;0)" office:value-type="string" office:string-value="" calcext:value-type="error">
            <text:p>#VALEUR !</text:p>
          </table:table-cell>
          <table:table-cell table:formula="of:=IF([.$B663]=[.G$19];1;0)" office:value-type="string" office:string-value="" calcext:value-type="error">
            <text:p>#VALEUR !</text:p>
          </table:table-cell>
          <table:table-cell table:formula="of:=IF([.$B66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64]&lt;=[.$B$13];[.$A$2];IF([.A664]&lt;=[.$B$14];[.$A$3];IF([.A664]&lt;=[.$B$15];[.$A$4];IF([.A664]&lt;=[.$B$16];[.$A$5];IF([.A664]&lt;=[.$B$17];[.$A$6];IF([.A664]&lt;=[.$B$18];[.$A$7]))))))" office:value-type="string" office:string-value="" calcext:value-type="error">
            <text:p>#VALEUR !</text:p>
          </table:table-cell>
          <table:table-cell table:formula="of:=IF([.$B664]=[.C$19];1;0)" office:value-type="string" office:string-value="" calcext:value-type="error">
            <text:p>#VALEUR !</text:p>
          </table:table-cell>
          <table:table-cell table:formula="of:=IF([.$B664]=[.D$19];1;0)" office:value-type="string" office:string-value="" calcext:value-type="error">
            <text:p>#VALEUR !</text:p>
          </table:table-cell>
          <table:table-cell table:formula="of:=IF([.$B664]=[.E$19];1;0)" office:value-type="string" office:string-value="" calcext:value-type="error">
            <text:p>#VALEUR !</text:p>
          </table:table-cell>
          <table:table-cell table:formula="of:=IF([.$B664]=[.F$19];1;0)" office:value-type="string" office:string-value="" calcext:value-type="error">
            <text:p>#VALEUR !</text:p>
          </table:table-cell>
          <table:table-cell table:formula="of:=IF([.$B664]=[.G$19];1;0)" office:value-type="string" office:string-value="" calcext:value-type="error">
            <text:p>#VALEUR !</text:p>
          </table:table-cell>
          <table:table-cell table:formula="of:=IF([.$B66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65]&lt;=[.$B$13];[.$A$2];IF([.A665]&lt;=[.$B$14];[.$A$3];IF([.A665]&lt;=[.$B$15];[.$A$4];IF([.A665]&lt;=[.$B$16];[.$A$5];IF([.A665]&lt;=[.$B$17];[.$A$6];IF([.A665]&lt;=[.$B$18];[.$A$7]))))))" office:value-type="string" office:string-value="" calcext:value-type="error">
            <text:p>#VALEUR !</text:p>
          </table:table-cell>
          <table:table-cell table:formula="of:=IF([.$B665]=[.C$19];1;0)" office:value-type="string" office:string-value="" calcext:value-type="error">
            <text:p>#VALEUR !</text:p>
          </table:table-cell>
          <table:table-cell table:formula="of:=IF([.$B665]=[.D$19];1;0)" office:value-type="string" office:string-value="" calcext:value-type="error">
            <text:p>#VALEUR !</text:p>
          </table:table-cell>
          <table:table-cell table:formula="of:=IF([.$B665]=[.E$19];1;0)" office:value-type="string" office:string-value="" calcext:value-type="error">
            <text:p>#VALEUR !</text:p>
          </table:table-cell>
          <table:table-cell table:formula="of:=IF([.$B665]=[.F$19];1;0)" office:value-type="string" office:string-value="" calcext:value-type="error">
            <text:p>#VALEUR !</text:p>
          </table:table-cell>
          <table:table-cell table:formula="of:=IF([.$B665]=[.G$19];1;0)" office:value-type="string" office:string-value="" calcext:value-type="error">
            <text:p>#VALEUR !</text:p>
          </table:table-cell>
          <table:table-cell table:formula="of:=IF([.$B66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66]&lt;=[.$B$13];[.$A$2];IF([.A666]&lt;=[.$B$14];[.$A$3];IF([.A666]&lt;=[.$B$15];[.$A$4];IF([.A666]&lt;=[.$B$16];[.$A$5];IF([.A666]&lt;=[.$B$17];[.$A$6];IF([.A666]&lt;=[.$B$18];[.$A$7]))))))" office:value-type="string" office:string-value="" calcext:value-type="error">
            <text:p>#VALEUR !</text:p>
          </table:table-cell>
          <table:table-cell table:formula="of:=IF([.$B666]=[.C$19];1;0)" office:value-type="string" office:string-value="" calcext:value-type="error">
            <text:p>#VALEUR !</text:p>
          </table:table-cell>
          <table:table-cell table:formula="of:=IF([.$B666]=[.D$19];1;0)" office:value-type="string" office:string-value="" calcext:value-type="error">
            <text:p>#VALEUR !</text:p>
          </table:table-cell>
          <table:table-cell table:formula="of:=IF([.$B666]=[.E$19];1;0)" office:value-type="string" office:string-value="" calcext:value-type="error">
            <text:p>#VALEUR !</text:p>
          </table:table-cell>
          <table:table-cell table:formula="of:=IF([.$B666]=[.F$19];1;0)" office:value-type="string" office:string-value="" calcext:value-type="error">
            <text:p>#VALEUR !</text:p>
          </table:table-cell>
          <table:table-cell table:formula="of:=IF([.$B666]=[.G$19];1;0)" office:value-type="string" office:string-value="" calcext:value-type="error">
            <text:p>#VALEUR !</text:p>
          </table:table-cell>
          <table:table-cell table:formula="of:=IF([.$B66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67]&lt;=[.$B$13];[.$A$2];IF([.A667]&lt;=[.$B$14];[.$A$3];IF([.A667]&lt;=[.$B$15];[.$A$4];IF([.A667]&lt;=[.$B$16];[.$A$5];IF([.A667]&lt;=[.$B$17];[.$A$6];IF([.A667]&lt;=[.$B$18];[.$A$7]))))))" office:value-type="string" office:string-value="" calcext:value-type="error">
            <text:p>#VALEUR !</text:p>
          </table:table-cell>
          <table:table-cell table:formula="of:=IF([.$B667]=[.C$19];1;0)" office:value-type="string" office:string-value="" calcext:value-type="error">
            <text:p>#VALEUR !</text:p>
          </table:table-cell>
          <table:table-cell table:formula="of:=IF([.$B667]=[.D$19];1;0)" office:value-type="string" office:string-value="" calcext:value-type="error">
            <text:p>#VALEUR !</text:p>
          </table:table-cell>
          <table:table-cell table:formula="of:=IF([.$B667]=[.E$19];1;0)" office:value-type="string" office:string-value="" calcext:value-type="error">
            <text:p>#VALEUR !</text:p>
          </table:table-cell>
          <table:table-cell table:formula="of:=IF([.$B667]=[.F$19];1;0)" office:value-type="string" office:string-value="" calcext:value-type="error">
            <text:p>#VALEUR !</text:p>
          </table:table-cell>
          <table:table-cell table:formula="of:=IF([.$B667]=[.G$19];1;0)" office:value-type="string" office:string-value="" calcext:value-type="error">
            <text:p>#VALEUR !</text:p>
          </table:table-cell>
          <table:table-cell table:formula="of:=IF([.$B66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68]&lt;=[.$B$13];[.$A$2];IF([.A668]&lt;=[.$B$14];[.$A$3];IF([.A668]&lt;=[.$B$15];[.$A$4];IF([.A668]&lt;=[.$B$16];[.$A$5];IF([.A668]&lt;=[.$B$17];[.$A$6];IF([.A668]&lt;=[.$B$18];[.$A$7]))))))" office:value-type="string" office:string-value="" calcext:value-type="error">
            <text:p>#VALEUR !</text:p>
          </table:table-cell>
          <table:table-cell table:formula="of:=IF([.$B668]=[.C$19];1;0)" office:value-type="string" office:string-value="" calcext:value-type="error">
            <text:p>#VALEUR !</text:p>
          </table:table-cell>
          <table:table-cell table:formula="of:=IF([.$B668]=[.D$19];1;0)" office:value-type="string" office:string-value="" calcext:value-type="error">
            <text:p>#VALEUR !</text:p>
          </table:table-cell>
          <table:table-cell table:formula="of:=IF([.$B668]=[.E$19];1;0)" office:value-type="string" office:string-value="" calcext:value-type="error">
            <text:p>#VALEUR !</text:p>
          </table:table-cell>
          <table:table-cell table:formula="of:=IF([.$B668]=[.F$19];1;0)" office:value-type="string" office:string-value="" calcext:value-type="error">
            <text:p>#VALEUR !</text:p>
          </table:table-cell>
          <table:table-cell table:formula="of:=IF([.$B668]=[.G$19];1;0)" office:value-type="string" office:string-value="" calcext:value-type="error">
            <text:p>#VALEUR !</text:p>
          </table:table-cell>
          <table:table-cell table:formula="of:=IF([.$B66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69]&lt;=[.$B$13];[.$A$2];IF([.A669]&lt;=[.$B$14];[.$A$3];IF([.A669]&lt;=[.$B$15];[.$A$4];IF([.A669]&lt;=[.$B$16];[.$A$5];IF([.A669]&lt;=[.$B$17];[.$A$6];IF([.A669]&lt;=[.$B$18];[.$A$7]))))))" office:value-type="string" office:string-value="" calcext:value-type="error">
            <text:p>#VALEUR !</text:p>
          </table:table-cell>
          <table:table-cell table:formula="of:=IF([.$B669]=[.C$19];1;0)" office:value-type="string" office:string-value="" calcext:value-type="error">
            <text:p>#VALEUR !</text:p>
          </table:table-cell>
          <table:table-cell table:formula="of:=IF([.$B669]=[.D$19];1;0)" office:value-type="string" office:string-value="" calcext:value-type="error">
            <text:p>#VALEUR !</text:p>
          </table:table-cell>
          <table:table-cell table:formula="of:=IF([.$B669]=[.E$19];1;0)" office:value-type="string" office:string-value="" calcext:value-type="error">
            <text:p>#VALEUR !</text:p>
          </table:table-cell>
          <table:table-cell table:formula="of:=IF([.$B669]=[.F$19];1;0)" office:value-type="string" office:string-value="" calcext:value-type="error">
            <text:p>#VALEUR !</text:p>
          </table:table-cell>
          <table:table-cell table:formula="of:=IF([.$B669]=[.G$19];1;0)" office:value-type="string" office:string-value="" calcext:value-type="error">
            <text:p>#VALEUR !</text:p>
          </table:table-cell>
          <table:table-cell table:formula="of:=IF([.$B66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70]&lt;=[.$B$13];[.$A$2];IF([.A670]&lt;=[.$B$14];[.$A$3];IF([.A670]&lt;=[.$B$15];[.$A$4];IF([.A670]&lt;=[.$B$16];[.$A$5];IF([.A670]&lt;=[.$B$17];[.$A$6];IF([.A670]&lt;=[.$B$18];[.$A$7]))))))" office:value-type="string" office:string-value="" calcext:value-type="error">
            <text:p>#VALEUR !</text:p>
          </table:table-cell>
          <table:table-cell table:formula="of:=IF([.$B670]=[.C$19];1;0)" office:value-type="string" office:string-value="" calcext:value-type="error">
            <text:p>#VALEUR !</text:p>
          </table:table-cell>
          <table:table-cell table:formula="of:=IF([.$B670]=[.D$19];1;0)" office:value-type="string" office:string-value="" calcext:value-type="error">
            <text:p>#VALEUR !</text:p>
          </table:table-cell>
          <table:table-cell table:formula="of:=IF([.$B670]=[.E$19];1;0)" office:value-type="string" office:string-value="" calcext:value-type="error">
            <text:p>#VALEUR !</text:p>
          </table:table-cell>
          <table:table-cell table:formula="of:=IF([.$B670]=[.F$19];1;0)" office:value-type="string" office:string-value="" calcext:value-type="error">
            <text:p>#VALEUR !</text:p>
          </table:table-cell>
          <table:table-cell table:formula="of:=IF([.$B670]=[.G$19];1;0)" office:value-type="string" office:string-value="" calcext:value-type="error">
            <text:p>#VALEUR !</text:p>
          </table:table-cell>
          <table:table-cell table:formula="of:=IF([.$B67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71]&lt;=[.$B$13];[.$A$2];IF([.A671]&lt;=[.$B$14];[.$A$3];IF([.A671]&lt;=[.$B$15];[.$A$4];IF([.A671]&lt;=[.$B$16];[.$A$5];IF([.A671]&lt;=[.$B$17];[.$A$6];IF([.A671]&lt;=[.$B$18];[.$A$7]))))))" office:value-type="string" office:string-value="" calcext:value-type="error">
            <text:p>#VALEUR !</text:p>
          </table:table-cell>
          <table:table-cell table:formula="of:=IF([.$B671]=[.C$19];1;0)" office:value-type="string" office:string-value="" calcext:value-type="error">
            <text:p>#VALEUR !</text:p>
          </table:table-cell>
          <table:table-cell table:formula="of:=IF([.$B671]=[.D$19];1;0)" office:value-type="string" office:string-value="" calcext:value-type="error">
            <text:p>#VALEUR !</text:p>
          </table:table-cell>
          <table:table-cell table:formula="of:=IF([.$B671]=[.E$19];1;0)" office:value-type="string" office:string-value="" calcext:value-type="error">
            <text:p>#VALEUR !</text:p>
          </table:table-cell>
          <table:table-cell table:formula="of:=IF([.$B671]=[.F$19];1;0)" office:value-type="string" office:string-value="" calcext:value-type="error">
            <text:p>#VALEUR !</text:p>
          </table:table-cell>
          <table:table-cell table:formula="of:=IF([.$B671]=[.G$19];1;0)" office:value-type="string" office:string-value="" calcext:value-type="error">
            <text:p>#VALEUR !</text:p>
          </table:table-cell>
          <table:table-cell table:formula="of:=IF([.$B67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72]&lt;=[.$B$13];[.$A$2];IF([.A672]&lt;=[.$B$14];[.$A$3];IF([.A672]&lt;=[.$B$15];[.$A$4];IF([.A672]&lt;=[.$B$16];[.$A$5];IF([.A672]&lt;=[.$B$17];[.$A$6];IF([.A672]&lt;=[.$B$18];[.$A$7]))))))" office:value-type="string" office:string-value="" calcext:value-type="error">
            <text:p>#VALEUR !</text:p>
          </table:table-cell>
          <table:table-cell table:formula="of:=IF([.$B672]=[.C$19];1;0)" office:value-type="string" office:string-value="" calcext:value-type="error">
            <text:p>#VALEUR !</text:p>
          </table:table-cell>
          <table:table-cell table:formula="of:=IF([.$B672]=[.D$19];1;0)" office:value-type="string" office:string-value="" calcext:value-type="error">
            <text:p>#VALEUR !</text:p>
          </table:table-cell>
          <table:table-cell table:formula="of:=IF([.$B672]=[.E$19];1;0)" office:value-type="string" office:string-value="" calcext:value-type="error">
            <text:p>#VALEUR !</text:p>
          </table:table-cell>
          <table:table-cell table:formula="of:=IF([.$B672]=[.F$19];1;0)" office:value-type="string" office:string-value="" calcext:value-type="error">
            <text:p>#VALEUR !</text:p>
          </table:table-cell>
          <table:table-cell table:formula="of:=IF([.$B672]=[.G$19];1;0)" office:value-type="string" office:string-value="" calcext:value-type="error">
            <text:p>#VALEUR !</text:p>
          </table:table-cell>
          <table:table-cell table:formula="of:=IF([.$B67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73]&lt;=[.$B$13];[.$A$2];IF([.A673]&lt;=[.$B$14];[.$A$3];IF([.A673]&lt;=[.$B$15];[.$A$4];IF([.A673]&lt;=[.$B$16];[.$A$5];IF([.A673]&lt;=[.$B$17];[.$A$6];IF([.A673]&lt;=[.$B$18];[.$A$7]))))))" office:value-type="string" office:string-value="" calcext:value-type="error">
            <text:p>#VALEUR !</text:p>
          </table:table-cell>
          <table:table-cell table:formula="of:=IF([.$B673]=[.C$19];1;0)" office:value-type="string" office:string-value="" calcext:value-type="error">
            <text:p>#VALEUR !</text:p>
          </table:table-cell>
          <table:table-cell table:formula="of:=IF([.$B673]=[.D$19];1;0)" office:value-type="string" office:string-value="" calcext:value-type="error">
            <text:p>#VALEUR !</text:p>
          </table:table-cell>
          <table:table-cell table:formula="of:=IF([.$B673]=[.E$19];1;0)" office:value-type="string" office:string-value="" calcext:value-type="error">
            <text:p>#VALEUR !</text:p>
          </table:table-cell>
          <table:table-cell table:formula="of:=IF([.$B673]=[.F$19];1;0)" office:value-type="string" office:string-value="" calcext:value-type="error">
            <text:p>#VALEUR !</text:p>
          </table:table-cell>
          <table:table-cell table:formula="of:=IF([.$B673]=[.G$19];1;0)" office:value-type="string" office:string-value="" calcext:value-type="error">
            <text:p>#VALEUR !</text:p>
          </table:table-cell>
          <table:table-cell table:formula="of:=IF([.$B67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74]&lt;=[.$B$13];[.$A$2];IF([.A674]&lt;=[.$B$14];[.$A$3];IF([.A674]&lt;=[.$B$15];[.$A$4];IF([.A674]&lt;=[.$B$16];[.$A$5];IF([.A674]&lt;=[.$B$17];[.$A$6];IF([.A674]&lt;=[.$B$18];[.$A$7]))))))" office:value-type="string" office:string-value="" calcext:value-type="error">
            <text:p>#VALEUR !</text:p>
          </table:table-cell>
          <table:table-cell table:formula="of:=IF([.$B674]=[.C$19];1;0)" office:value-type="string" office:string-value="" calcext:value-type="error">
            <text:p>#VALEUR !</text:p>
          </table:table-cell>
          <table:table-cell table:formula="of:=IF([.$B674]=[.D$19];1;0)" office:value-type="string" office:string-value="" calcext:value-type="error">
            <text:p>#VALEUR !</text:p>
          </table:table-cell>
          <table:table-cell table:formula="of:=IF([.$B674]=[.E$19];1;0)" office:value-type="string" office:string-value="" calcext:value-type="error">
            <text:p>#VALEUR !</text:p>
          </table:table-cell>
          <table:table-cell table:formula="of:=IF([.$B674]=[.F$19];1;0)" office:value-type="string" office:string-value="" calcext:value-type="error">
            <text:p>#VALEUR !</text:p>
          </table:table-cell>
          <table:table-cell table:formula="of:=IF([.$B674]=[.G$19];1;0)" office:value-type="string" office:string-value="" calcext:value-type="error">
            <text:p>#VALEUR !</text:p>
          </table:table-cell>
          <table:table-cell table:formula="of:=IF([.$B67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75]&lt;=[.$B$13];[.$A$2];IF([.A675]&lt;=[.$B$14];[.$A$3];IF([.A675]&lt;=[.$B$15];[.$A$4];IF([.A675]&lt;=[.$B$16];[.$A$5];IF([.A675]&lt;=[.$B$17];[.$A$6];IF([.A675]&lt;=[.$B$18];[.$A$7]))))))" office:value-type="string" office:string-value="" calcext:value-type="error">
            <text:p>#VALEUR !</text:p>
          </table:table-cell>
          <table:table-cell table:formula="of:=IF([.$B675]=[.C$19];1;0)" office:value-type="string" office:string-value="" calcext:value-type="error">
            <text:p>#VALEUR !</text:p>
          </table:table-cell>
          <table:table-cell table:formula="of:=IF([.$B675]=[.D$19];1;0)" office:value-type="string" office:string-value="" calcext:value-type="error">
            <text:p>#VALEUR !</text:p>
          </table:table-cell>
          <table:table-cell table:formula="of:=IF([.$B675]=[.E$19];1;0)" office:value-type="string" office:string-value="" calcext:value-type="error">
            <text:p>#VALEUR !</text:p>
          </table:table-cell>
          <table:table-cell table:formula="of:=IF([.$B675]=[.F$19];1;0)" office:value-type="string" office:string-value="" calcext:value-type="error">
            <text:p>#VALEUR !</text:p>
          </table:table-cell>
          <table:table-cell table:formula="of:=IF([.$B675]=[.G$19];1;0)" office:value-type="string" office:string-value="" calcext:value-type="error">
            <text:p>#VALEUR !</text:p>
          </table:table-cell>
          <table:table-cell table:formula="of:=IF([.$B67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76]&lt;=[.$B$13];[.$A$2];IF([.A676]&lt;=[.$B$14];[.$A$3];IF([.A676]&lt;=[.$B$15];[.$A$4];IF([.A676]&lt;=[.$B$16];[.$A$5];IF([.A676]&lt;=[.$B$17];[.$A$6];IF([.A676]&lt;=[.$B$18];[.$A$7]))))))" office:value-type="string" office:string-value="" calcext:value-type="error">
            <text:p>#VALEUR !</text:p>
          </table:table-cell>
          <table:table-cell table:formula="of:=IF([.$B676]=[.C$19];1;0)" office:value-type="string" office:string-value="" calcext:value-type="error">
            <text:p>#VALEUR !</text:p>
          </table:table-cell>
          <table:table-cell table:formula="of:=IF([.$B676]=[.D$19];1;0)" office:value-type="string" office:string-value="" calcext:value-type="error">
            <text:p>#VALEUR !</text:p>
          </table:table-cell>
          <table:table-cell table:formula="of:=IF([.$B676]=[.E$19];1;0)" office:value-type="string" office:string-value="" calcext:value-type="error">
            <text:p>#VALEUR !</text:p>
          </table:table-cell>
          <table:table-cell table:formula="of:=IF([.$B676]=[.F$19];1;0)" office:value-type="string" office:string-value="" calcext:value-type="error">
            <text:p>#VALEUR !</text:p>
          </table:table-cell>
          <table:table-cell table:formula="of:=IF([.$B676]=[.G$19];1;0)" office:value-type="string" office:string-value="" calcext:value-type="error">
            <text:p>#VALEUR !</text:p>
          </table:table-cell>
          <table:table-cell table:formula="of:=IF([.$B67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77]&lt;=[.$B$13];[.$A$2];IF([.A677]&lt;=[.$B$14];[.$A$3];IF([.A677]&lt;=[.$B$15];[.$A$4];IF([.A677]&lt;=[.$B$16];[.$A$5];IF([.A677]&lt;=[.$B$17];[.$A$6];IF([.A677]&lt;=[.$B$18];[.$A$7]))))))" office:value-type="string" office:string-value="" calcext:value-type="error">
            <text:p>#VALEUR !</text:p>
          </table:table-cell>
          <table:table-cell table:formula="of:=IF([.$B677]=[.C$19];1;0)" office:value-type="string" office:string-value="" calcext:value-type="error">
            <text:p>#VALEUR !</text:p>
          </table:table-cell>
          <table:table-cell table:formula="of:=IF([.$B677]=[.D$19];1;0)" office:value-type="string" office:string-value="" calcext:value-type="error">
            <text:p>#VALEUR !</text:p>
          </table:table-cell>
          <table:table-cell table:formula="of:=IF([.$B677]=[.E$19];1;0)" office:value-type="string" office:string-value="" calcext:value-type="error">
            <text:p>#VALEUR !</text:p>
          </table:table-cell>
          <table:table-cell table:formula="of:=IF([.$B677]=[.F$19];1;0)" office:value-type="string" office:string-value="" calcext:value-type="error">
            <text:p>#VALEUR !</text:p>
          </table:table-cell>
          <table:table-cell table:formula="of:=IF([.$B677]=[.G$19];1;0)" office:value-type="string" office:string-value="" calcext:value-type="error">
            <text:p>#VALEUR !</text:p>
          </table:table-cell>
          <table:table-cell table:formula="of:=IF([.$B67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78]&lt;=[.$B$13];[.$A$2];IF([.A678]&lt;=[.$B$14];[.$A$3];IF([.A678]&lt;=[.$B$15];[.$A$4];IF([.A678]&lt;=[.$B$16];[.$A$5];IF([.A678]&lt;=[.$B$17];[.$A$6];IF([.A678]&lt;=[.$B$18];[.$A$7]))))))" office:value-type="string" office:string-value="" calcext:value-type="error">
            <text:p>#VALEUR !</text:p>
          </table:table-cell>
          <table:table-cell table:formula="of:=IF([.$B678]=[.C$19];1;0)" office:value-type="string" office:string-value="" calcext:value-type="error">
            <text:p>#VALEUR !</text:p>
          </table:table-cell>
          <table:table-cell table:formula="of:=IF([.$B678]=[.D$19];1;0)" office:value-type="string" office:string-value="" calcext:value-type="error">
            <text:p>#VALEUR !</text:p>
          </table:table-cell>
          <table:table-cell table:formula="of:=IF([.$B678]=[.E$19];1;0)" office:value-type="string" office:string-value="" calcext:value-type="error">
            <text:p>#VALEUR !</text:p>
          </table:table-cell>
          <table:table-cell table:formula="of:=IF([.$B678]=[.F$19];1;0)" office:value-type="string" office:string-value="" calcext:value-type="error">
            <text:p>#VALEUR !</text:p>
          </table:table-cell>
          <table:table-cell table:formula="of:=IF([.$B678]=[.G$19];1;0)" office:value-type="string" office:string-value="" calcext:value-type="error">
            <text:p>#VALEUR !</text:p>
          </table:table-cell>
          <table:table-cell table:formula="of:=IF([.$B67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79]&lt;=[.$B$13];[.$A$2];IF([.A679]&lt;=[.$B$14];[.$A$3];IF([.A679]&lt;=[.$B$15];[.$A$4];IF([.A679]&lt;=[.$B$16];[.$A$5];IF([.A679]&lt;=[.$B$17];[.$A$6];IF([.A679]&lt;=[.$B$18];[.$A$7]))))))" office:value-type="string" office:string-value="" calcext:value-type="error">
            <text:p>#VALEUR !</text:p>
          </table:table-cell>
          <table:table-cell table:formula="of:=IF([.$B679]=[.C$19];1;0)" office:value-type="string" office:string-value="" calcext:value-type="error">
            <text:p>#VALEUR !</text:p>
          </table:table-cell>
          <table:table-cell table:formula="of:=IF([.$B679]=[.D$19];1;0)" office:value-type="string" office:string-value="" calcext:value-type="error">
            <text:p>#VALEUR !</text:p>
          </table:table-cell>
          <table:table-cell table:formula="of:=IF([.$B679]=[.E$19];1;0)" office:value-type="string" office:string-value="" calcext:value-type="error">
            <text:p>#VALEUR !</text:p>
          </table:table-cell>
          <table:table-cell table:formula="of:=IF([.$B679]=[.F$19];1;0)" office:value-type="string" office:string-value="" calcext:value-type="error">
            <text:p>#VALEUR !</text:p>
          </table:table-cell>
          <table:table-cell table:formula="of:=IF([.$B679]=[.G$19];1;0)" office:value-type="string" office:string-value="" calcext:value-type="error">
            <text:p>#VALEUR !</text:p>
          </table:table-cell>
          <table:table-cell table:formula="of:=IF([.$B67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80]&lt;=[.$B$13];[.$A$2];IF([.A680]&lt;=[.$B$14];[.$A$3];IF([.A680]&lt;=[.$B$15];[.$A$4];IF([.A680]&lt;=[.$B$16];[.$A$5];IF([.A680]&lt;=[.$B$17];[.$A$6];IF([.A680]&lt;=[.$B$18];[.$A$7]))))))" office:value-type="string" office:string-value="" calcext:value-type="error">
            <text:p>#VALEUR !</text:p>
          </table:table-cell>
          <table:table-cell table:formula="of:=IF([.$B680]=[.C$19];1;0)" office:value-type="string" office:string-value="" calcext:value-type="error">
            <text:p>#VALEUR !</text:p>
          </table:table-cell>
          <table:table-cell table:formula="of:=IF([.$B680]=[.D$19];1;0)" office:value-type="string" office:string-value="" calcext:value-type="error">
            <text:p>#VALEUR !</text:p>
          </table:table-cell>
          <table:table-cell table:formula="of:=IF([.$B680]=[.E$19];1;0)" office:value-type="string" office:string-value="" calcext:value-type="error">
            <text:p>#VALEUR !</text:p>
          </table:table-cell>
          <table:table-cell table:formula="of:=IF([.$B680]=[.F$19];1;0)" office:value-type="string" office:string-value="" calcext:value-type="error">
            <text:p>#VALEUR !</text:p>
          </table:table-cell>
          <table:table-cell table:formula="of:=IF([.$B680]=[.G$19];1;0)" office:value-type="string" office:string-value="" calcext:value-type="error">
            <text:p>#VALEUR !</text:p>
          </table:table-cell>
          <table:table-cell table:formula="of:=IF([.$B68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81]&lt;=[.$B$13];[.$A$2];IF([.A681]&lt;=[.$B$14];[.$A$3];IF([.A681]&lt;=[.$B$15];[.$A$4];IF([.A681]&lt;=[.$B$16];[.$A$5];IF([.A681]&lt;=[.$B$17];[.$A$6];IF([.A681]&lt;=[.$B$18];[.$A$7]))))))" office:value-type="string" office:string-value="" calcext:value-type="error">
            <text:p>#VALEUR !</text:p>
          </table:table-cell>
          <table:table-cell table:formula="of:=IF([.$B681]=[.C$19];1;0)" office:value-type="string" office:string-value="" calcext:value-type="error">
            <text:p>#VALEUR !</text:p>
          </table:table-cell>
          <table:table-cell table:formula="of:=IF([.$B681]=[.D$19];1;0)" office:value-type="string" office:string-value="" calcext:value-type="error">
            <text:p>#VALEUR !</text:p>
          </table:table-cell>
          <table:table-cell table:formula="of:=IF([.$B681]=[.E$19];1;0)" office:value-type="string" office:string-value="" calcext:value-type="error">
            <text:p>#VALEUR !</text:p>
          </table:table-cell>
          <table:table-cell table:formula="of:=IF([.$B681]=[.F$19];1;0)" office:value-type="string" office:string-value="" calcext:value-type="error">
            <text:p>#VALEUR !</text:p>
          </table:table-cell>
          <table:table-cell table:formula="of:=IF([.$B681]=[.G$19];1;0)" office:value-type="string" office:string-value="" calcext:value-type="error">
            <text:p>#VALEUR !</text:p>
          </table:table-cell>
          <table:table-cell table:formula="of:=IF([.$B68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82]&lt;=[.$B$13];[.$A$2];IF([.A682]&lt;=[.$B$14];[.$A$3];IF([.A682]&lt;=[.$B$15];[.$A$4];IF([.A682]&lt;=[.$B$16];[.$A$5];IF([.A682]&lt;=[.$B$17];[.$A$6];IF([.A682]&lt;=[.$B$18];[.$A$7]))))))" office:value-type="string" office:string-value="" calcext:value-type="error">
            <text:p>#VALEUR !</text:p>
          </table:table-cell>
          <table:table-cell table:formula="of:=IF([.$B682]=[.C$19];1;0)" office:value-type="string" office:string-value="" calcext:value-type="error">
            <text:p>#VALEUR !</text:p>
          </table:table-cell>
          <table:table-cell table:formula="of:=IF([.$B682]=[.D$19];1;0)" office:value-type="string" office:string-value="" calcext:value-type="error">
            <text:p>#VALEUR !</text:p>
          </table:table-cell>
          <table:table-cell table:formula="of:=IF([.$B682]=[.E$19];1;0)" office:value-type="string" office:string-value="" calcext:value-type="error">
            <text:p>#VALEUR !</text:p>
          </table:table-cell>
          <table:table-cell table:formula="of:=IF([.$B682]=[.F$19];1;0)" office:value-type="string" office:string-value="" calcext:value-type="error">
            <text:p>#VALEUR !</text:p>
          </table:table-cell>
          <table:table-cell table:formula="of:=IF([.$B682]=[.G$19];1;0)" office:value-type="string" office:string-value="" calcext:value-type="error">
            <text:p>#VALEUR !</text:p>
          </table:table-cell>
          <table:table-cell table:formula="of:=IF([.$B68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83]&lt;=[.$B$13];[.$A$2];IF([.A683]&lt;=[.$B$14];[.$A$3];IF([.A683]&lt;=[.$B$15];[.$A$4];IF([.A683]&lt;=[.$B$16];[.$A$5];IF([.A683]&lt;=[.$B$17];[.$A$6];IF([.A683]&lt;=[.$B$18];[.$A$7]))))))" office:value-type="string" office:string-value="" calcext:value-type="error">
            <text:p>#VALEUR !</text:p>
          </table:table-cell>
          <table:table-cell table:formula="of:=IF([.$B683]=[.C$19];1;0)" office:value-type="string" office:string-value="" calcext:value-type="error">
            <text:p>#VALEUR !</text:p>
          </table:table-cell>
          <table:table-cell table:formula="of:=IF([.$B683]=[.D$19];1;0)" office:value-type="string" office:string-value="" calcext:value-type="error">
            <text:p>#VALEUR !</text:p>
          </table:table-cell>
          <table:table-cell table:formula="of:=IF([.$B683]=[.E$19];1;0)" office:value-type="string" office:string-value="" calcext:value-type="error">
            <text:p>#VALEUR !</text:p>
          </table:table-cell>
          <table:table-cell table:formula="of:=IF([.$B683]=[.F$19];1;0)" office:value-type="string" office:string-value="" calcext:value-type="error">
            <text:p>#VALEUR !</text:p>
          </table:table-cell>
          <table:table-cell table:formula="of:=IF([.$B683]=[.G$19];1;0)" office:value-type="string" office:string-value="" calcext:value-type="error">
            <text:p>#VALEUR !</text:p>
          </table:table-cell>
          <table:table-cell table:formula="of:=IF([.$B68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84]&lt;=[.$B$13];[.$A$2];IF([.A684]&lt;=[.$B$14];[.$A$3];IF([.A684]&lt;=[.$B$15];[.$A$4];IF([.A684]&lt;=[.$B$16];[.$A$5];IF([.A684]&lt;=[.$B$17];[.$A$6];IF([.A684]&lt;=[.$B$18];[.$A$7]))))))" office:value-type="string" office:string-value="" calcext:value-type="error">
            <text:p>#VALEUR !</text:p>
          </table:table-cell>
          <table:table-cell table:formula="of:=IF([.$B684]=[.C$19];1;0)" office:value-type="string" office:string-value="" calcext:value-type="error">
            <text:p>#VALEUR !</text:p>
          </table:table-cell>
          <table:table-cell table:formula="of:=IF([.$B684]=[.D$19];1;0)" office:value-type="string" office:string-value="" calcext:value-type="error">
            <text:p>#VALEUR !</text:p>
          </table:table-cell>
          <table:table-cell table:formula="of:=IF([.$B684]=[.E$19];1;0)" office:value-type="string" office:string-value="" calcext:value-type="error">
            <text:p>#VALEUR !</text:p>
          </table:table-cell>
          <table:table-cell table:formula="of:=IF([.$B684]=[.F$19];1;0)" office:value-type="string" office:string-value="" calcext:value-type="error">
            <text:p>#VALEUR !</text:p>
          </table:table-cell>
          <table:table-cell table:formula="of:=IF([.$B684]=[.G$19];1;0)" office:value-type="string" office:string-value="" calcext:value-type="error">
            <text:p>#VALEUR !</text:p>
          </table:table-cell>
          <table:table-cell table:formula="of:=IF([.$B68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85]&lt;=[.$B$13];[.$A$2];IF([.A685]&lt;=[.$B$14];[.$A$3];IF([.A685]&lt;=[.$B$15];[.$A$4];IF([.A685]&lt;=[.$B$16];[.$A$5];IF([.A685]&lt;=[.$B$17];[.$A$6];IF([.A685]&lt;=[.$B$18];[.$A$7]))))))" office:value-type="string" office:string-value="" calcext:value-type="error">
            <text:p>#VALEUR !</text:p>
          </table:table-cell>
          <table:table-cell table:formula="of:=IF([.$B685]=[.C$19];1;0)" office:value-type="string" office:string-value="" calcext:value-type="error">
            <text:p>#VALEUR !</text:p>
          </table:table-cell>
          <table:table-cell table:formula="of:=IF([.$B685]=[.D$19];1;0)" office:value-type="string" office:string-value="" calcext:value-type="error">
            <text:p>#VALEUR !</text:p>
          </table:table-cell>
          <table:table-cell table:formula="of:=IF([.$B685]=[.E$19];1;0)" office:value-type="string" office:string-value="" calcext:value-type="error">
            <text:p>#VALEUR !</text:p>
          </table:table-cell>
          <table:table-cell table:formula="of:=IF([.$B685]=[.F$19];1;0)" office:value-type="string" office:string-value="" calcext:value-type="error">
            <text:p>#VALEUR !</text:p>
          </table:table-cell>
          <table:table-cell table:formula="of:=IF([.$B685]=[.G$19];1;0)" office:value-type="string" office:string-value="" calcext:value-type="error">
            <text:p>#VALEUR !</text:p>
          </table:table-cell>
          <table:table-cell table:formula="of:=IF([.$B68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86]&lt;=[.$B$13];[.$A$2];IF([.A686]&lt;=[.$B$14];[.$A$3];IF([.A686]&lt;=[.$B$15];[.$A$4];IF([.A686]&lt;=[.$B$16];[.$A$5];IF([.A686]&lt;=[.$B$17];[.$A$6];IF([.A686]&lt;=[.$B$18];[.$A$7]))))))" office:value-type="string" office:string-value="" calcext:value-type="error">
            <text:p>#VALEUR !</text:p>
          </table:table-cell>
          <table:table-cell table:formula="of:=IF([.$B686]=[.C$19];1;0)" office:value-type="string" office:string-value="" calcext:value-type="error">
            <text:p>#VALEUR !</text:p>
          </table:table-cell>
          <table:table-cell table:formula="of:=IF([.$B686]=[.D$19];1;0)" office:value-type="string" office:string-value="" calcext:value-type="error">
            <text:p>#VALEUR !</text:p>
          </table:table-cell>
          <table:table-cell table:formula="of:=IF([.$B686]=[.E$19];1;0)" office:value-type="string" office:string-value="" calcext:value-type="error">
            <text:p>#VALEUR !</text:p>
          </table:table-cell>
          <table:table-cell table:formula="of:=IF([.$B686]=[.F$19];1;0)" office:value-type="string" office:string-value="" calcext:value-type="error">
            <text:p>#VALEUR !</text:p>
          </table:table-cell>
          <table:table-cell table:formula="of:=IF([.$B686]=[.G$19];1;0)" office:value-type="string" office:string-value="" calcext:value-type="error">
            <text:p>#VALEUR !</text:p>
          </table:table-cell>
          <table:table-cell table:formula="of:=IF([.$B68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87]&lt;=[.$B$13];[.$A$2];IF([.A687]&lt;=[.$B$14];[.$A$3];IF([.A687]&lt;=[.$B$15];[.$A$4];IF([.A687]&lt;=[.$B$16];[.$A$5];IF([.A687]&lt;=[.$B$17];[.$A$6];IF([.A687]&lt;=[.$B$18];[.$A$7]))))))" office:value-type="string" office:string-value="" calcext:value-type="error">
            <text:p>#VALEUR !</text:p>
          </table:table-cell>
          <table:table-cell table:formula="of:=IF([.$B687]=[.C$19];1;0)" office:value-type="string" office:string-value="" calcext:value-type="error">
            <text:p>#VALEUR !</text:p>
          </table:table-cell>
          <table:table-cell table:formula="of:=IF([.$B687]=[.D$19];1;0)" office:value-type="string" office:string-value="" calcext:value-type="error">
            <text:p>#VALEUR !</text:p>
          </table:table-cell>
          <table:table-cell table:formula="of:=IF([.$B687]=[.E$19];1;0)" office:value-type="string" office:string-value="" calcext:value-type="error">
            <text:p>#VALEUR !</text:p>
          </table:table-cell>
          <table:table-cell table:formula="of:=IF([.$B687]=[.F$19];1;0)" office:value-type="string" office:string-value="" calcext:value-type="error">
            <text:p>#VALEUR !</text:p>
          </table:table-cell>
          <table:table-cell table:formula="of:=IF([.$B687]=[.G$19];1;0)" office:value-type="string" office:string-value="" calcext:value-type="error">
            <text:p>#VALEUR !</text:p>
          </table:table-cell>
          <table:table-cell table:formula="of:=IF([.$B68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88]&lt;=[.$B$13];[.$A$2];IF([.A688]&lt;=[.$B$14];[.$A$3];IF([.A688]&lt;=[.$B$15];[.$A$4];IF([.A688]&lt;=[.$B$16];[.$A$5];IF([.A688]&lt;=[.$B$17];[.$A$6];IF([.A688]&lt;=[.$B$18];[.$A$7]))))))" office:value-type="string" office:string-value="" calcext:value-type="error">
            <text:p>#VALEUR !</text:p>
          </table:table-cell>
          <table:table-cell table:formula="of:=IF([.$B688]=[.C$19];1;0)" office:value-type="string" office:string-value="" calcext:value-type="error">
            <text:p>#VALEUR !</text:p>
          </table:table-cell>
          <table:table-cell table:formula="of:=IF([.$B688]=[.D$19];1;0)" office:value-type="string" office:string-value="" calcext:value-type="error">
            <text:p>#VALEUR !</text:p>
          </table:table-cell>
          <table:table-cell table:formula="of:=IF([.$B688]=[.E$19];1;0)" office:value-type="string" office:string-value="" calcext:value-type="error">
            <text:p>#VALEUR !</text:p>
          </table:table-cell>
          <table:table-cell table:formula="of:=IF([.$B688]=[.F$19];1;0)" office:value-type="string" office:string-value="" calcext:value-type="error">
            <text:p>#VALEUR !</text:p>
          </table:table-cell>
          <table:table-cell table:formula="of:=IF([.$B688]=[.G$19];1;0)" office:value-type="string" office:string-value="" calcext:value-type="error">
            <text:p>#VALEUR !</text:p>
          </table:table-cell>
          <table:table-cell table:formula="of:=IF([.$B68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89]&lt;=[.$B$13];[.$A$2];IF([.A689]&lt;=[.$B$14];[.$A$3];IF([.A689]&lt;=[.$B$15];[.$A$4];IF([.A689]&lt;=[.$B$16];[.$A$5];IF([.A689]&lt;=[.$B$17];[.$A$6];IF([.A689]&lt;=[.$B$18];[.$A$7]))))))" office:value-type="string" office:string-value="" calcext:value-type="error">
            <text:p>#VALEUR !</text:p>
          </table:table-cell>
          <table:table-cell table:formula="of:=IF([.$B689]=[.C$19];1;0)" office:value-type="string" office:string-value="" calcext:value-type="error">
            <text:p>#VALEUR !</text:p>
          </table:table-cell>
          <table:table-cell table:formula="of:=IF([.$B689]=[.D$19];1;0)" office:value-type="string" office:string-value="" calcext:value-type="error">
            <text:p>#VALEUR !</text:p>
          </table:table-cell>
          <table:table-cell table:formula="of:=IF([.$B689]=[.E$19];1;0)" office:value-type="string" office:string-value="" calcext:value-type="error">
            <text:p>#VALEUR !</text:p>
          </table:table-cell>
          <table:table-cell table:formula="of:=IF([.$B689]=[.F$19];1;0)" office:value-type="string" office:string-value="" calcext:value-type="error">
            <text:p>#VALEUR !</text:p>
          </table:table-cell>
          <table:table-cell table:formula="of:=IF([.$B689]=[.G$19];1;0)" office:value-type="string" office:string-value="" calcext:value-type="error">
            <text:p>#VALEUR !</text:p>
          </table:table-cell>
          <table:table-cell table:formula="of:=IF([.$B68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90]&lt;=[.$B$13];[.$A$2];IF([.A690]&lt;=[.$B$14];[.$A$3];IF([.A690]&lt;=[.$B$15];[.$A$4];IF([.A690]&lt;=[.$B$16];[.$A$5];IF([.A690]&lt;=[.$B$17];[.$A$6];IF([.A690]&lt;=[.$B$18];[.$A$7]))))))" office:value-type="string" office:string-value="" calcext:value-type="error">
            <text:p>#VALEUR !</text:p>
          </table:table-cell>
          <table:table-cell table:formula="of:=IF([.$B690]=[.C$19];1;0)" office:value-type="string" office:string-value="" calcext:value-type="error">
            <text:p>#VALEUR !</text:p>
          </table:table-cell>
          <table:table-cell table:formula="of:=IF([.$B690]=[.D$19];1;0)" office:value-type="string" office:string-value="" calcext:value-type="error">
            <text:p>#VALEUR !</text:p>
          </table:table-cell>
          <table:table-cell table:formula="of:=IF([.$B690]=[.E$19];1;0)" office:value-type="string" office:string-value="" calcext:value-type="error">
            <text:p>#VALEUR !</text:p>
          </table:table-cell>
          <table:table-cell table:formula="of:=IF([.$B690]=[.F$19];1;0)" office:value-type="string" office:string-value="" calcext:value-type="error">
            <text:p>#VALEUR !</text:p>
          </table:table-cell>
          <table:table-cell table:formula="of:=IF([.$B690]=[.G$19];1;0)" office:value-type="string" office:string-value="" calcext:value-type="error">
            <text:p>#VALEUR !</text:p>
          </table:table-cell>
          <table:table-cell table:formula="of:=IF([.$B69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91]&lt;=[.$B$13];[.$A$2];IF([.A691]&lt;=[.$B$14];[.$A$3];IF([.A691]&lt;=[.$B$15];[.$A$4];IF([.A691]&lt;=[.$B$16];[.$A$5];IF([.A691]&lt;=[.$B$17];[.$A$6];IF([.A691]&lt;=[.$B$18];[.$A$7]))))))" office:value-type="string" office:string-value="" calcext:value-type="error">
            <text:p>#VALEUR !</text:p>
          </table:table-cell>
          <table:table-cell table:formula="of:=IF([.$B691]=[.C$19];1;0)" office:value-type="string" office:string-value="" calcext:value-type="error">
            <text:p>#VALEUR !</text:p>
          </table:table-cell>
          <table:table-cell table:formula="of:=IF([.$B691]=[.D$19];1;0)" office:value-type="string" office:string-value="" calcext:value-type="error">
            <text:p>#VALEUR !</text:p>
          </table:table-cell>
          <table:table-cell table:formula="of:=IF([.$B691]=[.E$19];1;0)" office:value-type="string" office:string-value="" calcext:value-type="error">
            <text:p>#VALEUR !</text:p>
          </table:table-cell>
          <table:table-cell table:formula="of:=IF([.$B691]=[.F$19];1;0)" office:value-type="string" office:string-value="" calcext:value-type="error">
            <text:p>#VALEUR !</text:p>
          </table:table-cell>
          <table:table-cell table:formula="of:=IF([.$B691]=[.G$19];1;0)" office:value-type="string" office:string-value="" calcext:value-type="error">
            <text:p>#VALEUR !</text:p>
          </table:table-cell>
          <table:table-cell table:formula="of:=IF([.$B69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92]&lt;=[.$B$13];[.$A$2];IF([.A692]&lt;=[.$B$14];[.$A$3];IF([.A692]&lt;=[.$B$15];[.$A$4];IF([.A692]&lt;=[.$B$16];[.$A$5];IF([.A692]&lt;=[.$B$17];[.$A$6];IF([.A692]&lt;=[.$B$18];[.$A$7]))))))" office:value-type="string" office:string-value="" calcext:value-type="error">
            <text:p>#VALEUR !</text:p>
          </table:table-cell>
          <table:table-cell table:formula="of:=IF([.$B692]=[.C$19];1;0)" office:value-type="string" office:string-value="" calcext:value-type="error">
            <text:p>#VALEUR !</text:p>
          </table:table-cell>
          <table:table-cell table:formula="of:=IF([.$B692]=[.D$19];1;0)" office:value-type="string" office:string-value="" calcext:value-type="error">
            <text:p>#VALEUR !</text:p>
          </table:table-cell>
          <table:table-cell table:formula="of:=IF([.$B692]=[.E$19];1;0)" office:value-type="string" office:string-value="" calcext:value-type="error">
            <text:p>#VALEUR !</text:p>
          </table:table-cell>
          <table:table-cell table:formula="of:=IF([.$B692]=[.F$19];1;0)" office:value-type="string" office:string-value="" calcext:value-type="error">
            <text:p>#VALEUR !</text:p>
          </table:table-cell>
          <table:table-cell table:formula="of:=IF([.$B692]=[.G$19];1;0)" office:value-type="string" office:string-value="" calcext:value-type="error">
            <text:p>#VALEUR !</text:p>
          </table:table-cell>
          <table:table-cell table:formula="of:=IF([.$B69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93]&lt;=[.$B$13];[.$A$2];IF([.A693]&lt;=[.$B$14];[.$A$3];IF([.A693]&lt;=[.$B$15];[.$A$4];IF([.A693]&lt;=[.$B$16];[.$A$5];IF([.A693]&lt;=[.$B$17];[.$A$6];IF([.A693]&lt;=[.$B$18];[.$A$7]))))))" office:value-type="string" office:string-value="" calcext:value-type="error">
            <text:p>#VALEUR !</text:p>
          </table:table-cell>
          <table:table-cell table:formula="of:=IF([.$B693]=[.C$19];1;0)" office:value-type="string" office:string-value="" calcext:value-type="error">
            <text:p>#VALEUR !</text:p>
          </table:table-cell>
          <table:table-cell table:formula="of:=IF([.$B693]=[.D$19];1;0)" office:value-type="string" office:string-value="" calcext:value-type="error">
            <text:p>#VALEUR !</text:p>
          </table:table-cell>
          <table:table-cell table:formula="of:=IF([.$B693]=[.E$19];1;0)" office:value-type="string" office:string-value="" calcext:value-type="error">
            <text:p>#VALEUR !</text:p>
          </table:table-cell>
          <table:table-cell table:formula="of:=IF([.$B693]=[.F$19];1;0)" office:value-type="string" office:string-value="" calcext:value-type="error">
            <text:p>#VALEUR !</text:p>
          </table:table-cell>
          <table:table-cell table:formula="of:=IF([.$B693]=[.G$19];1;0)" office:value-type="string" office:string-value="" calcext:value-type="error">
            <text:p>#VALEUR !</text:p>
          </table:table-cell>
          <table:table-cell table:formula="of:=IF([.$B69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94]&lt;=[.$B$13];[.$A$2];IF([.A694]&lt;=[.$B$14];[.$A$3];IF([.A694]&lt;=[.$B$15];[.$A$4];IF([.A694]&lt;=[.$B$16];[.$A$5];IF([.A694]&lt;=[.$B$17];[.$A$6];IF([.A694]&lt;=[.$B$18];[.$A$7]))))))" office:value-type="string" office:string-value="" calcext:value-type="error">
            <text:p>#VALEUR !</text:p>
          </table:table-cell>
          <table:table-cell table:formula="of:=IF([.$B694]=[.C$19];1;0)" office:value-type="string" office:string-value="" calcext:value-type="error">
            <text:p>#VALEUR !</text:p>
          </table:table-cell>
          <table:table-cell table:formula="of:=IF([.$B694]=[.D$19];1;0)" office:value-type="string" office:string-value="" calcext:value-type="error">
            <text:p>#VALEUR !</text:p>
          </table:table-cell>
          <table:table-cell table:formula="of:=IF([.$B694]=[.E$19];1;0)" office:value-type="string" office:string-value="" calcext:value-type="error">
            <text:p>#VALEUR !</text:p>
          </table:table-cell>
          <table:table-cell table:formula="of:=IF([.$B694]=[.F$19];1;0)" office:value-type="string" office:string-value="" calcext:value-type="error">
            <text:p>#VALEUR !</text:p>
          </table:table-cell>
          <table:table-cell table:formula="of:=IF([.$B694]=[.G$19];1;0)" office:value-type="string" office:string-value="" calcext:value-type="error">
            <text:p>#VALEUR !</text:p>
          </table:table-cell>
          <table:table-cell table:formula="of:=IF([.$B69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95]&lt;=[.$B$13];[.$A$2];IF([.A695]&lt;=[.$B$14];[.$A$3];IF([.A695]&lt;=[.$B$15];[.$A$4];IF([.A695]&lt;=[.$B$16];[.$A$5];IF([.A695]&lt;=[.$B$17];[.$A$6];IF([.A695]&lt;=[.$B$18];[.$A$7]))))))" office:value-type="string" office:string-value="" calcext:value-type="error">
            <text:p>#VALEUR !</text:p>
          </table:table-cell>
          <table:table-cell table:formula="of:=IF([.$B695]=[.C$19];1;0)" office:value-type="string" office:string-value="" calcext:value-type="error">
            <text:p>#VALEUR !</text:p>
          </table:table-cell>
          <table:table-cell table:formula="of:=IF([.$B695]=[.D$19];1;0)" office:value-type="string" office:string-value="" calcext:value-type="error">
            <text:p>#VALEUR !</text:p>
          </table:table-cell>
          <table:table-cell table:formula="of:=IF([.$B695]=[.E$19];1;0)" office:value-type="string" office:string-value="" calcext:value-type="error">
            <text:p>#VALEUR !</text:p>
          </table:table-cell>
          <table:table-cell table:formula="of:=IF([.$B695]=[.F$19];1;0)" office:value-type="string" office:string-value="" calcext:value-type="error">
            <text:p>#VALEUR !</text:p>
          </table:table-cell>
          <table:table-cell table:formula="of:=IF([.$B695]=[.G$19];1;0)" office:value-type="string" office:string-value="" calcext:value-type="error">
            <text:p>#VALEUR !</text:p>
          </table:table-cell>
          <table:table-cell table:formula="of:=IF([.$B69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96]&lt;=[.$B$13];[.$A$2];IF([.A696]&lt;=[.$B$14];[.$A$3];IF([.A696]&lt;=[.$B$15];[.$A$4];IF([.A696]&lt;=[.$B$16];[.$A$5];IF([.A696]&lt;=[.$B$17];[.$A$6];IF([.A696]&lt;=[.$B$18];[.$A$7]))))))" office:value-type="string" office:string-value="" calcext:value-type="error">
            <text:p>#VALEUR !</text:p>
          </table:table-cell>
          <table:table-cell table:formula="of:=IF([.$B696]=[.C$19];1;0)" office:value-type="string" office:string-value="" calcext:value-type="error">
            <text:p>#VALEUR !</text:p>
          </table:table-cell>
          <table:table-cell table:formula="of:=IF([.$B696]=[.D$19];1;0)" office:value-type="string" office:string-value="" calcext:value-type="error">
            <text:p>#VALEUR !</text:p>
          </table:table-cell>
          <table:table-cell table:formula="of:=IF([.$B696]=[.E$19];1;0)" office:value-type="string" office:string-value="" calcext:value-type="error">
            <text:p>#VALEUR !</text:p>
          </table:table-cell>
          <table:table-cell table:formula="of:=IF([.$B696]=[.F$19];1;0)" office:value-type="string" office:string-value="" calcext:value-type="error">
            <text:p>#VALEUR !</text:p>
          </table:table-cell>
          <table:table-cell table:formula="of:=IF([.$B696]=[.G$19];1;0)" office:value-type="string" office:string-value="" calcext:value-type="error">
            <text:p>#VALEUR !</text:p>
          </table:table-cell>
          <table:table-cell table:formula="of:=IF([.$B69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97]&lt;=[.$B$13];[.$A$2];IF([.A697]&lt;=[.$B$14];[.$A$3];IF([.A697]&lt;=[.$B$15];[.$A$4];IF([.A697]&lt;=[.$B$16];[.$A$5];IF([.A697]&lt;=[.$B$17];[.$A$6];IF([.A697]&lt;=[.$B$18];[.$A$7]))))))" office:value-type="string" office:string-value="" calcext:value-type="error">
            <text:p>#VALEUR !</text:p>
          </table:table-cell>
          <table:table-cell table:formula="of:=IF([.$B697]=[.C$19];1;0)" office:value-type="string" office:string-value="" calcext:value-type="error">
            <text:p>#VALEUR !</text:p>
          </table:table-cell>
          <table:table-cell table:formula="of:=IF([.$B697]=[.D$19];1;0)" office:value-type="string" office:string-value="" calcext:value-type="error">
            <text:p>#VALEUR !</text:p>
          </table:table-cell>
          <table:table-cell table:formula="of:=IF([.$B697]=[.E$19];1;0)" office:value-type="string" office:string-value="" calcext:value-type="error">
            <text:p>#VALEUR !</text:p>
          </table:table-cell>
          <table:table-cell table:formula="of:=IF([.$B697]=[.F$19];1;0)" office:value-type="string" office:string-value="" calcext:value-type="error">
            <text:p>#VALEUR !</text:p>
          </table:table-cell>
          <table:table-cell table:formula="of:=IF([.$B697]=[.G$19];1;0)" office:value-type="string" office:string-value="" calcext:value-type="error">
            <text:p>#VALEUR !</text:p>
          </table:table-cell>
          <table:table-cell table:formula="of:=IF([.$B69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98]&lt;=[.$B$13];[.$A$2];IF([.A698]&lt;=[.$B$14];[.$A$3];IF([.A698]&lt;=[.$B$15];[.$A$4];IF([.A698]&lt;=[.$B$16];[.$A$5];IF([.A698]&lt;=[.$B$17];[.$A$6];IF([.A698]&lt;=[.$B$18];[.$A$7]))))))" office:value-type="string" office:string-value="" calcext:value-type="error">
            <text:p>#VALEUR !</text:p>
          </table:table-cell>
          <table:table-cell table:formula="of:=IF([.$B698]=[.C$19];1;0)" office:value-type="string" office:string-value="" calcext:value-type="error">
            <text:p>#VALEUR !</text:p>
          </table:table-cell>
          <table:table-cell table:formula="of:=IF([.$B698]=[.D$19];1;0)" office:value-type="string" office:string-value="" calcext:value-type="error">
            <text:p>#VALEUR !</text:p>
          </table:table-cell>
          <table:table-cell table:formula="of:=IF([.$B698]=[.E$19];1;0)" office:value-type="string" office:string-value="" calcext:value-type="error">
            <text:p>#VALEUR !</text:p>
          </table:table-cell>
          <table:table-cell table:formula="of:=IF([.$B698]=[.F$19];1;0)" office:value-type="string" office:string-value="" calcext:value-type="error">
            <text:p>#VALEUR !</text:p>
          </table:table-cell>
          <table:table-cell table:formula="of:=IF([.$B698]=[.G$19];1;0)" office:value-type="string" office:string-value="" calcext:value-type="error">
            <text:p>#VALEUR !</text:p>
          </table:table-cell>
          <table:table-cell table:formula="of:=IF([.$B69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699]&lt;=[.$B$13];[.$A$2];IF([.A699]&lt;=[.$B$14];[.$A$3];IF([.A699]&lt;=[.$B$15];[.$A$4];IF([.A699]&lt;=[.$B$16];[.$A$5];IF([.A699]&lt;=[.$B$17];[.$A$6];IF([.A699]&lt;=[.$B$18];[.$A$7]))))))" office:value-type="string" office:string-value="" calcext:value-type="error">
            <text:p>#VALEUR !</text:p>
          </table:table-cell>
          <table:table-cell table:formula="of:=IF([.$B699]=[.C$19];1;0)" office:value-type="string" office:string-value="" calcext:value-type="error">
            <text:p>#VALEUR !</text:p>
          </table:table-cell>
          <table:table-cell table:formula="of:=IF([.$B699]=[.D$19];1;0)" office:value-type="string" office:string-value="" calcext:value-type="error">
            <text:p>#VALEUR !</text:p>
          </table:table-cell>
          <table:table-cell table:formula="of:=IF([.$B699]=[.E$19];1;0)" office:value-type="string" office:string-value="" calcext:value-type="error">
            <text:p>#VALEUR !</text:p>
          </table:table-cell>
          <table:table-cell table:formula="of:=IF([.$B699]=[.F$19];1;0)" office:value-type="string" office:string-value="" calcext:value-type="error">
            <text:p>#VALEUR !</text:p>
          </table:table-cell>
          <table:table-cell table:formula="of:=IF([.$B699]=[.G$19];1;0)" office:value-type="string" office:string-value="" calcext:value-type="error">
            <text:p>#VALEUR !</text:p>
          </table:table-cell>
          <table:table-cell table:formula="of:=IF([.$B69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00]&lt;=[.$B$13];[.$A$2];IF([.A700]&lt;=[.$B$14];[.$A$3];IF([.A700]&lt;=[.$B$15];[.$A$4];IF([.A700]&lt;=[.$B$16];[.$A$5];IF([.A700]&lt;=[.$B$17];[.$A$6];IF([.A700]&lt;=[.$B$18];[.$A$7]))))))" office:value-type="string" office:string-value="" calcext:value-type="error">
            <text:p>#VALEUR !</text:p>
          </table:table-cell>
          <table:table-cell table:formula="of:=IF([.$B700]=[.C$19];1;0)" office:value-type="string" office:string-value="" calcext:value-type="error">
            <text:p>#VALEUR !</text:p>
          </table:table-cell>
          <table:table-cell table:formula="of:=IF([.$B700]=[.D$19];1;0)" office:value-type="string" office:string-value="" calcext:value-type="error">
            <text:p>#VALEUR !</text:p>
          </table:table-cell>
          <table:table-cell table:formula="of:=IF([.$B700]=[.E$19];1;0)" office:value-type="string" office:string-value="" calcext:value-type="error">
            <text:p>#VALEUR !</text:p>
          </table:table-cell>
          <table:table-cell table:formula="of:=IF([.$B700]=[.F$19];1;0)" office:value-type="string" office:string-value="" calcext:value-type="error">
            <text:p>#VALEUR !</text:p>
          </table:table-cell>
          <table:table-cell table:formula="of:=IF([.$B700]=[.G$19];1;0)" office:value-type="string" office:string-value="" calcext:value-type="error">
            <text:p>#VALEUR !</text:p>
          </table:table-cell>
          <table:table-cell table:formula="of:=IF([.$B70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01]&lt;=[.$B$13];[.$A$2];IF([.A701]&lt;=[.$B$14];[.$A$3];IF([.A701]&lt;=[.$B$15];[.$A$4];IF([.A701]&lt;=[.$B$16];[.$A$5];IF([.A701]&lt;=[.$B$17];[.$A$6];IF([.A701]&lt;=[.$B$18];[.$A$7]))))))" office:value-type="string" office:string-value="" calcext:value-type="error">
            <text:p>#VALEUR !</text:p>
          </table:table-cell>
          <table:table-cell table:formula="of:=IF([.$B701]=[.C$19];1;0)" office:value-type="string" office:string-value="" calcext:value-type="error">
            <text:p>#VALEUR !</text:p>
          </table:table-cell>
          <table:table-cell table:formula="of:=IF([.$B701]=[.D$19];1;0)" office:value-type="string" office:string-value="" calcext:value-type="error">
            <text:p>#VALEUR !</text:p>
          </table:table-cell>
          <table:table-cell table:formula="of:=IF([.$B701]=[.E$19];1;0)" office:value-type="string" office:string-value="" calcext:value-type="error">
            <text:p>#VALEUR !</text:p>
          </table:table-cell>
          <table:table-cell table:formula="of:=IF([.$B701]=[.F$19];1;0)" office:value-type="string" office:string-value="" calcext:value-type="error">
            <text:p>#VALEUR !</text:p>
          </table:table-cell>
          <table:table-cell table:formula="of:=IF([.$B701]=[.G$19];1;0)" office:value-type="string" office:string-value="" calcext:value-type="error">
            <text:p>#VALEUR !</text:p>
          </table:table-cell>
          <table:table-cell table:formula="of:=IF([.$B70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02]&lt;=[.$B$13];[.$A$2];IF([.A702]&lt;=[.$B$14];[.$A$3];IF([.A702]&lt;=[.$B$15];[.$A$4];IF([.A702]&lt;=[.$B$16];[.$A$5];IF([.A702]&lt;=[.$B$17];[.$A$6];IF([.A702]&lt;=[.$B$18];[.$A$7]))))))" office:value-type="string" office:string-value="" calcext:value-type="error">
            <text:p>#VALEUR !</text:p>
          </table:table-cell>
          <table:table-cell table:formula="of:=IF([.$B702]=[.C$19];1;0)" office:value-type="string" office:string-value="" calcext:value-type="error">
            <text:p>#VALEUR !</text:p>
          </table:table-cell>
          <table:table-cell table:formula="of:=IF([.$B702]=[.D$19];1;0)" office:value-type="string" office:string-value="" calcext:value-type="error">
            <text:p>#VALEUR !</text:p>
          </table:table-cell>
          <table:table-cell table:formula="of:=IF([.$B702]=[.E$19];1;0)" office:value-type="string" office:string-value="" calcext:value-type="error">
            <text:p>#VALEUR !</text:p>
          </table:table-cell>
          <table:table-cell table:formula="of:=IF([.$B702]=[.F$19];1;0)" office:value-type="string" office:string-value="" calcext:value-type="error">
            <text:p>#VALEUR !</text:p>
          </table:table-cell>
          <table:table-cell table:formula="of:=IF([.$B702]=[.G$19];1;0)" office:value-type="string" office:string-value="" calcext:value-type="error">
            <text:p>#VALEUR !</text:p>
          </table:table-cell>
          <table:table-cell table:formula="of:=IF([.$B70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03]&lt;=[.$B$13];[.$A$2];IF([.A703]&lt;=[.$B$14];[.$A$3];IF([.A703]&lt;=[.$B$15];[.$A$4];IF([.A703]&lt;=[.$B$16];[.$A$5];IF([.A703]&lt;=[.$B$17];[.$A$6];IF([.A703]&lt;=[.$B$18];[.$A$7]))))))" office:value-type="string" office:string-value="" calcext:value-type="error">
            <text:p>#VALEUR !</text:p>
          </table:table-cell>
          <table:table-cell table:formula="of:=IF([.$B703]=[.C$19];1;0)" office:value-type="string" office:string-value="" calcext:value-type="error">
            <text:p>#VALEUR !</text:p>
          </table:table-cell>
          <table:table-cell table:formula="of:=IF([.$B703]=[.D$19];1;0)" office:value-type="string" office:string-value="" calcext:value-type="error">
            <text:p>#VALEUR !</text:p>
          </table:table-cell>
          <table:table-cell table:formula="of:=IF([.$B703]=[.E$19];1;0)" office:value-type="string" office:string-value="" calcext:value-type="error">
            <text:p>#VALEUR !</text:p>
          </table:table-cell>
          <table:table-cell table:formula="of:=IF([.$B703]=[.F$19];1;0)" office:value-type="string" office:string-value="" calcext:value-type="error">
            <text:p>#VALEUR !</text:p>
          </table:table-cell>
          <table:table-cell table:formula="of:=IF([.$B703]=[.G$19];1;0)" office:value-type="string" office:string-value="" calcext:value-type="error">
            <text:p>#VALEUR !</text:p>
          </table:table-cell>
          <table:table-cell table:formula="of:=IF([.$B70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04]&lt;=[.$B$13];[.$A$2];IF([.A704]&lt;=[.$B$14];[.$A$3];IF([.A704]&lt;=[.$B$15];[.$A$4];IF([.A704]&lt;=[.$B$16];[.$A$5];IF([.A704]&lt;=[.$B$17];[.$A$6];IF([.A704]&lt;=[.$B$18];[.$A$7]))))))" office:value-type="string" office:string-value="" calcext:value-type="error">
            <text:p>#VALEUR !</text:p>
          </table:table-cell>
          <table:table-cell table:formula="of:=IF([.$B704]=[.C$19];1;0)" office:value-type="string" office:string-value="" calcext:value-type="error">
            <text:p>#VALEUR !</text:p>
          </table:table-cell>
          <table:table-cell table:formula="of:=IF([.$B704]=[.D$19];1;0)" office:value-type="string" office:string-value="" calcext:value-type="error">
            <text:p>#VALEUR !</text:p>
          </table:table-cell>
          <table:table-cell table:formula="of:=IF([.$B704]=[.E$19];1;0)" office:value-type="string" office:string-value="" calcext:value-type="error">
            <text:p>#VALEUR !</text:p>
          </table:table-cell>
          <table:table-cell table:formula="of:=IF([.$B704]=[.F$19];1;0)" office:value-type="string" office:string-value="" calcext:value-type="error">
            <text:p>#VALEUR !</text:p>
          </table:table-cell>
          <table:table-cell table:formula="of:=IF([.$B704]=[.G$19];1;0)" office:value-type="string" office:string-value="" calcext:value-type="error">
            <text:p>#VALEUR !</text:p>
          </table:table-cell>
          <table:table-cell table:formula="of:=IF([.$B70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05]&lt;=[.$B$13];[.$A$2];IF([.A705]&lt;=[.$B$14];[.$A$3];IF([.A705]&lt;=[.$B$15];[.$A$4];IF([.A705]&lt;=[.$B$16];[.$A$5];IF([.A705]&lt;=[.$B$17];[.$A$6];IF([.A705]&lt;=[.$B$18];[.$A$7]))))))" office:value-type="string" office:string-value="" calcext:value-type="error">
            <text:p>#VALEUR !</text:p>
          </table:table-cell>
          <table:table-cell table:formula="of:=IF([.$B705]=[.C$19];1;0)" office:value-type="string" office:string-value="" calcext:value-type="error">
            <text:p>#VALEUR !</text:p>
          </table:table-cell>
          <table:table-cell table:formula="of:=IF([.$B705]=[.D$19];1;0)" office:value-type="string" office:string-value="" calcext:value-type="error">
            <text:p>#VALEUR !</text:p>
          </table:table-cell>
          <table:table-cell table:formula="of:=IF([.$B705]=[.E$19];1;0)" office:value-type="string" office:string-value="" calcext:value-type="error">
            <text:p>#VALEUR !</text:p>
          </table:table-cell>
          <table:table-cell table:formula="of:=IF([.$B705]=[.F$19];1;0)" office:value-type="string" office:string-value="" calcext:value-type="error">
            <text:p>#VALEUR !</text:p>
          </table:table-cell>
          <table:table-cell table:formula="of:=IF([.$B705]=[.G$19];1;0)" office:value-type="string" office:string-value="" calcext:value-type="error">
            <text:p>#VALEUR !</text:p>
          </table:table-cell>
          <table:table-cell table:formula="of:=IF([.$B70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06]&lt;=[.$B$13];[.$A$2];IF([.A706]&lt;=[.$B$14];[.$A$3];IF([.A706]&lt;=[.$B$15];[.$A$4];IF([.A706]&lt;=[.$B$16];[.$A$5];IF([.A706]&lt;=[.$B$17];[.$A$6];IF([.A706]&lt;=[.$B$18];[.$A$7]))))))" office:value-type="string" office:string-value="" calcext:value-type="error">
            <text:p>#VALEUR !</text:p>
          </table:table-cell>
          <table:table-cell table:formula="of:=IF([.$B706]=[.C$19];1;0)" office:value-type="string" office:string-value="" calcext:value-type="error">
            <text:p>#VALEUR !</text:p>
          </table:table-cell>
          <table:table-cell table:formula="of:=IF([.$B706]=[.D$19];1;0)" office:value-type="string" office:string-value="" calcext:value-type="error">
            <text:p>#VALEUR !</text:p>
          </table:table-cell>
          <table:table-cell table:formula="of:=IF([.$B706]=[.E$19];1;0)" office:value-type="string" office:string-value="" calcext:value-type="error">
            <text:p>#VALEUR !</text:p>
          </table:table-cell>
          <table:table-cell table:formula="of:=IF([.$B706]=[.F$19];1;0)" office:value-type="string" office:string-value="" calcext:value-type="error">
            <text:p>#VALEUR !</text:p>
          </table:table-cell>
          <table:table-cell table:formula="of:=IF([.$B706]=[.G$19];1;0)" office:value-type="string" office:string-value="" calcext:value-type="error">
            <text:p>#VALEUR !</text:p>
          </table:table-cell>
          <table:table-cell table:formula="of:=IF([.$B70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07]&lt;=[.$B$13];[.$A$2];IF([.A707]&lt;=[.$B$14];[.$A$3];IF([.A707]&lt;=[.$B$15];[.$A$4];IF([.A707]&lt;=[.$B$16];[.$A$5];IF([.A707]&lt;=[.$B$17];[.$A$6];IF([.A707]&lt;=[.$B$18];[.$A$7]))))))" office:value-type="string" office:string-value="" calcext:value-type="error">
            <text:p>#VALEUR !</text:p>
          </table:table-cell>
          <table:table-cell table:formula="of:=IF([.$B707]=[.C$19];1;0)" office:value-type="string" office:string-value="" calcext:value-type="error">
            <text:p>#VALEUR !</text:p>
          </table:table-cell>
          <table:table-cell table:formula="of:=IF([.$B707]=[.D$19];1;0)" office:value-type="string" office:string-value="" calcext:value-type="error">
            <text:p>#VALEUR !</text:p>
          </table:table-cell>
          <table:table-cell table:formula="of:=IF([.$B707]=[.E$19];1;0)" office:value-type="string" office:string-value="" calcext:value-type="error">
            <text:p>#VALEUR !</text:p>
          </table:table-cell>
          <table:table-cell table:formula="of:=IF([.$B707]=[.F$19];1;0)" office:value-type="string" office:string-value="" calcext:value-type="error">
            <text:p>#VALEUR !</text:p>
          </table:table-cell>
          <table:table-cell table:formula="of:=IF([.$B707]=[.G$19];1;0)" office:value-type="string" office:string-value="" calcext:value-type="error">
            <text:p>#VALEUR !</text:p>
          </table:table-cell>
          <table:table-cell table:formula="of:=IF([.$B70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08]&lt;=[.$B$13];[.$A$2];IF([.A708]&lt;=[.$B$14];[.$A$3];IF([.A708]&lt;=[.$B$15];[.$A$4];IF([.A708]&lt;=[.$B$16];[.$A$5];IF([.A708]&lt;=[.$B$17];[.$A$6];IF([.A708]&lt;=[.$B$18];[.$A$7]))))))" office:value-type="string" office:string-value="" calcext:value-type="error">
            <text:p>#VALEUR !</text:p>
          </table:table-cell>
          <table:table-cell table:formula="of:=IF([.$B708]=[.C$19];1;0)" office:value-type="string" office:string-value="" calcext:value-type="error">
            <text:p>#VALEUR !</text:p>
          </table:table-cell>
          <table:table-cell table:formula="of:=IF([.$B708]=[.D$19];1;0)" office:value-type="string" office:string-value="" calcext:value-type="error">
            <text:p>#VALEUR !</text:p>
          </table:table-cell>
          <table:table-cell table:formula="of:=IF([.$B708]=[.E$19];1;0)" office:value-type="string" office:string-value="" calcext:value-type="error">
            <text:p>#VALEUR !</text:p>
          </table:table-cell>
          <table:table-cell table:formula="of:=IF([.$B708]=[.F$19];1;0)" office:value-type="string" office:string-value="" calcext:value-type="error">
            <text:p>#VALEUR !</text:p>
          </table:table-cell>
          <table:table-cell table:formula="of:=IF([.$B708]=[.G$19];1;0)" office:value-type="string" office:string-value="" calcext:value-type="error">
            <text:p>#VALEUR !</text:p>
          </table:table-cell>
          <table:table-cell table:formula="of:=IF([.$B70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09]&lt;=[.$B$13];[.$A$2];IF([.A709]&lt;=[.$B$14];[.$A$3];IF([.A709]&lt;=[.$B$15];[.$A$4];IF([.A709]&lt;=[.$B$16];[.$A$5];IF([.A709]&lt;=[.$B$17];[.$A$6];IF([.A709]&lt;=[.$B$18];[.$A$7]))))))" office:value-type="string" office:string-value="" calcext:value-type="error">
            <text:p>#VALEUR !</text:p>
          </table:table-cell>
          <table:table-cell table:formula="of:=IF([.$B709]=[.C$19];1;0)" office:value-type="string" office:string-value="" calcext:value-type="error">
            <text:p>#VALEUR !</text:p>
          </table:table-cell>
          <table:table-cell table:formula="of:=IF([.$B709]=[.D$19];1;0)" office:value-type="string" office:string-value="" calcext:value-type="error">
            <text:p>#VALEUR !</text:p>
          </table:table-cell>
          <table:table-cell table:formula="of:=IF([.$B709]=[.E$19];1;0)" office:value-type="string" office:string-value="" calcext:value-type="error">
            <text:p>#VALEUR !</text:p>
          </table:table-cell>
          <table:table-cell table:formula="of:=IF([.$B709]=[.F$19];1;0)" office:value-type="string" office:string-value="" calcext:value-type="error">
            <text:p>#VALEUR !</text:p>
          </table:table-cell>
          <table:table-cell table:formula="of:=IF([.$B709]=[.G$19];1;0)" office:value-type="string" office:string-value="" calcext:value-type="error">
            <text:p>#VALEUR !</text:p>
          </table:table-cell>
          <table:table-cell table:formula="of:=IF([.$B70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10]&lt;=[.$B$13];[.$A$2];IF([.A710]&lt;=[.$B$14];[.$A$3];IF([.A710]&lt;=[.$B$15];[.$A$4];IF([.A710]&lt;=[.$B$16];[.$A$5];IF([.A710]&lt;=[.$B$17];[.$A$6];IF([.A710]&lt;=[.$B$18];[.$A$7]))))))" office:value-type="string" office:string-value="" calcext:value-type="error">
            <text:p>#VALEUR !</text:p>
          </table:table-cell>
          <table:table-cell table:formula="of:=IF([.$B710]=[.C$19];1;0)" office:value-type="string" office:string-value="" calcext:value-type="error">
            <text:p>#VALEUR !</text:p>
          </table:table-cell>
          <table:table-cell table:formula="of:=IF([.$B710]=[.D$19];1;0)" office:value-type="string" office:string-value="" calcext:value-type="error">
            <text:p>#VALEUR !</text:p>
          </table:table-cell>
          <table:table-cell table:formula="of:=IF([.$B710]=[.E$19];1;0)" office:value-type="string" office:string-value="" calcext:value-type="error">
            <text:p>#VALEUR !</text:p>
          </table:table-cell>
          <table:table-cell table:formula="of:=IF([.$B710]=[.F$19];1;0)" office:value-type="string" office:string-value="" calcext:value-type="error">
            <text:p>#VALEUR !</text:p>
          </table:table-cell>
          <table:table-cell table:formula="of:=IF([.$B710]=[.G$19];1;0)" office:value-type="string" office:string-value="" calcext:value-type="error">
            <text:p>#VALEUR !</text:p>
          </table:table-cell>
          <table:table-cell table:formula="of:=IF([.$B71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11]&lt;=[.$B$13];[.$A$2];IF([.A711]&lt;=[.$B$14];[.$A$3];IF([.A711]&lt;=[.$B$15];[.$A$4];IF([.A711]&lt;=[.$B$16];[.$A$5];IF([.A711]&lt;=[.$B$17];[.$A$6];IF([.A711]&lt;=[.$B$18];[.$A$7]))))))" office:value-type="string" office:string-value="" calcext:value-type="error">
            <text:p>#VALEUR !</text:p>
          </table:table-cell>
          <table:table-cell table:formula="of:=IF([.$B711]=[.C$19];1;0)" office:value-type="string" office:string-value="" calcext:value-type="error">
            <text:p>#VALEUR !</text:p>
          </table:table-cell>
          <table:table-cell table:formula="of:=IF([.$B711]=[.D$19];1;0)" office:value-type="string" office:string-value="" calcext:value-type="error">
            <text:p>#VALEUR !</text:p>
          </table:table-cell>
          <table:table-cell table:formula="of:=IF([.$B711]=[.E$19];1;0)" office:value-type="string" office:string-value="" calcext:value-type="error">
            <text:p>#VALEUR !</text:p>
          </table:table-cell>
          <table:table-cell table:formula="of:=IF([.$B711]=[.F$19];1;0)" office:value-type="string" office:string-value="" calcext:value-type="error">
            <text:p>#VALEUR !</text:p>
          </table:table-cell>
          <table:table-cell table:formula="of:=IF([.$B711]=[.G$19];1;0)" office:value-type="string" office:string-value="" calcext:value-type="error">
            <text:p>#VALEUR !</text:p>
          </table:table-cell>
          <table:table-cell table:formula="of:=IF([.$B71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12]&lt;=[.$B$13];[.$A$2];IF([.A712]&lt;=[.$B$14];[.$A$3];IF([.A712]&lt;=[.$B$15];[.$A$4];IF([.A712]&lt;=[.$B$16];[.$A$5];IF([.A712]&lt;=[.$B$17];[.$A$6];IF([.A712]&lt;=[.$B$18];[.$A$7]))))))" office:value-type="string" office:string-value="" calcext:value-type="error">
            <text:p>#VALEUR !</text:p>
          </table:table-cell>
          <table:table-cell table:formula="of:=IF([.$B712]=[.C$19];1;0)" office:value-type="string" office:string-value="" calcext:value-type="error">
            <text:p>#VALEUR !</text:p>
          </table:table-cell>
          <table:table-cell table:formula="of:=IF([.$B712]=[.D$19];1;0)" office:value-type="string" office:string-value="" calcext:value-type="error">
            <text:p>#VALEUR !</text:p>
          </table:table-cell>
          <table:table-cell table:formula="of:=IF([.$B712]=[.E$19];1;0)" office:value-type="string" office:string-value="" calcext:value-type="error">
            <text:p>#VALEUR !</text:p>
          </table:table-cell>
          <table:table-cell table:formula="of:=IF([.$B712]=[.F$19];1;0)" office:value-type="string" office:string-value="" calcext:value-type="error">
            <text:p>#VALEUR !</text:p>
          </table:table-cell>
          <table:table-cell table:formula="of:=IF([.$B712]=[.G$19];1;0)" office:value-type="string" office:string-value="" calcext:value-type="error">
            <text:p>#VALEUR !</text:p>
          </table:table-cell>
          <table:table-cell table:formula="of:=IF([.$B71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13]&lt;=[.$B$13];[.$A$2];IF([.A713]&lt;=[.$B$14];[.$A$3];IF([.A713]&lt;=[.$B$15];[.$A$4];IF([.A713]&lt;=[.$B$16];[.$A$5];IF([.A713]&lt;=[.$B$17];[.$A$6];IF([.A713]&lt;=[.$B$18];[.$A$7]))))))" office:value-type="string" office:string-value="" calcext:value-type="error">
            <text:p>#VALEUR !</text:p>
          </table:table-cell>
          <table:table-cell table:formula="of:=IF([.$B713]=[.C$19];1;0)" office:value-type="string" office:string-value="" calcext:value-type="error">
            <text:p>#VALEUR !</text:p>
          </table:table-cell>
          <table:table-cell table:formula="of:=IF([.$B713]=[.D$19];1;0)" office:value-type="string" office:string-value="" calcext:value-type="error">
            <text:p>#VALEUR !</text:p>
          </table:table-cell>
          <table:table-cell table:formula="of:=IF([.$B713]=[.E$19];1;0)" office:value-type="string" office:string-value="" calcext:value-type="error">
            <text:p>#VALEUR !</text:p>
          </table:table-cell>
          <table:table-cell table:formula="of:=IF([.$B713]=[.F$19];1;0)" office:value-type="string" office:string-value="" calcext:value-type="error">
            <text:p>#VALEUR !</text:p>
          </table:table-cell>
          <table:table-cell table:formula="of:=IF([.$B713]=[.G$19];1;0)" office:value-type="string" office:string-value="" calcext:value-type="error">
            <text:p>#VALEUR !</text:p>
          </table:table-cell>
          <table:table-cell table:formula="of:=IF([.$B71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14]&lt;=[.$B$13];[.$A$2];IF([.A714]&lt;=[.$B$14];[.$A$3];IF([.A714]&lt;=[.$B$15];[.$A$4];IF([.A714]&lt;=[.$B$16];[.$A$5];IF([.A714]&lt;=[.$B$17];[.$A$6];IF([.A714]&lt;=[.$B$18];[.$A$7]))))))" office:value-type="string" office:string-value="" calcext:value-type="error">
            <text:p>#VALEUR !</text:p>
          </table:table-cell>
          <table:table-cell table:formula="of:=IF([.$B714]=[.C$19];1;0)" office:value-type="string" office:string-value="" calcext:value-type="error">
            <text:p>#VALEUR !</text:p>
          </table:table-cell>
          <table:table-cell table:formula="of:=IF([.$B714]=[.D$19];1;0)" office:value-type="string" office:string-value="" calcext:value-type="error">
            <text:p>#VALEUR !</text:p>
          </table:table-cell>
          <table:table-cell table:formula="of:=IF([.$B714]=[.E$19];1;0)" office:value-type="string" office:string-value="" calcext:value-type="error">
            <text:p>#VALEUR !</text:p>
          </table:table-cell>
          <table:table-cell table:formula="of:=IF([.$B714]=[.F$19];1;0)" office:value-type="string" office:string-value="" calcext:value-type="error">
            <text:p>#VALEUR !</text:p>
          </table:table-cell>
          <table:table-cell table:formula="of:=IF([.$B714]=[.G$19];1;0)" office:value-type="string" office:string-value="" calcext:value-type="error">
            <text:p>#VALEUR !</text:p>
          </table:table-cell>
          <table:table-cell table:formula="of:=IF([.$B71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15]&lt;=[.$B$13];[.$A$2];IF([.A715]&lt;=[.$B$14];[.$A$3];IF([.A715]&lt;=[.$B$15];[.$A$4];IF([.A715]&lt;=[.$B$16];[.$A$5];IF([.A715]&lt;=[.$B$17];[.$A$6];IF([.A715]&lt;=[.$B$18];[.$A$7]))))))" office:value-type="string" office:string-value="" calcext:value-type="error">
            <text:p>#VALEUR !</text:p>
          </table:table-cell>
          <table:table-cell table:formula="of:=IF([.$B715]=[.C$19];1;0)" office:value-type="string" office:string-value="" calcext:value-type="error">
            <text:p>#VALEUR !</text:p>
          </table:table-cell>
          <table:table-cell table:formula="of:=IF([.$B715]=[.D$19];1;0)" office:value-type="string" office:string-value="" calcext:value-type="error">
            <text:p>#VALEUR !</text:p>
          </table:table-cell>
          <table:table-cell table:formula="of:=IF([.$B715]=[.E$19];1;0)" office:value-type="string" office:string-value="" calcext:value-type="error">
            <text:p>#VALEUR !</text:p>
          </table:table-cell>
          <table:table-cell table:formula="of:=IF([.$B715]=[.F$19];1;0)" office:value-type="string" office:string-value="" calcext:value-type="error">
            <text:p>#VALEUR !</text:p>
          </table:table-cell>
          <table:table-cell table:formula="of:=IF([.$B715]=[.G$19];1;0)" office:value-type="string" office:string-value="" calcext:value-type="error">
            <text:p>#VALEUR !</text:p>
          </table:table-cell>
          <table:table-cell table:formula="of:=IF([.$B71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16]&lt;=[.$B$13];[.$A$2];IF([.A716]&lt;=[.$B$14];[.$A$3];IF([.A716]&lt;=[.$B$15];[.$A$4];IF([.A716]&lt;=[.$B$16];[.$A$5];IF([.A716]&lt;=[.$B$17];[.$A$6];IF([.A716]&lt;=[.$B$18];[.$A$7]))))))" office:value-type="string" office:string-value="" calcext:value-type="error">
            <text:p>#VALEUR !</text:p>
          </table:table-cell>
          <table:table-cell table:formula="of:=IF([.$B716]=[.C$19];1;0)" office:value-type="string" office:string-value="" calcext:value-type="error">
            <text:p>#VALEUR !</text:p>
          </table:table-cell>
          <table:table-cell table:formula="of:=IF([.$B716]=[.D$19];1;0)" office:value-type="string" office:string-value="" calcext:value-type="error">
            <text:p>#VALEUR !</text:p>
          </table:table-cell>
          <table:table-cell table:formula="of:=IF([.$B716]=[.E$19];1;0)" office:value-type="string" office:string-value="" calcext:value-type="error">
            <text:p>#VALEUR !</text:p>
          </table:table-cell>
          <table:table-cell table:formula="of:=IF([.$B716]=[.F$19];1;0)" office:value-type="string" office:string-value="" calcext:value-type="error">
            <text:p>#VALEUR !</text:p>
          </table:table-cell>
          <table:table-cell table:formula="of:=IF([.$B716]=[.G$19];1;0)" office:value-type="string" office:string-value="" calcext:value-type="error">
            <text:p>#VALEUR !</text:p>
          </table:table-cell>
          <table:table-cell table:formula="of:=IF([.$B71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17]&lt;=[.$B$13];[.$A$2];IF([.A717]&lt;=[.$B$14];[.$A$3];IF([.A717]&lt;=[.$B$15];[.$A$4];IF([.A717]&lt;=[.$B$16];[.$A$5];IF([.A717]&lt;=[.$B$17];[.$A$6];IF([.A717]&lt;=[.$B$18];[.$A$7]))))))" office:value-type="string" office:string-value="" calcext:value-type="error">
            <text:p>#VALEUR !</text:p>
          </table:table-cell>
          <table:table-cell table:formula="of:=IF([.$B717]=[.C$19];1;0)" office:value-type="string" office:string-value="" calcext:value-type="error">
            <text:p>#VALEUR !</text:p>
          </table:table-cell>
          <table:table-cell table:formula="of:=IF([.$B717]=[.D$19];1;0)" office:value-type="string" office:string-value="" calcext:value-type="error">
            <text:p>#VALEUR !</text:p>
          </table:table-cell>
          <table:table-cell table:formula="of:=IF([.$B717]=[.E$19];1;0)" office:value-type="string" office:string-value="" calcext:value-type="error">
            <text:p>#VALEUR !</text:p>
          </table:table-cell>
          <table:table-cell table:formula="of:=IF([.$B717]=[.F$19];1;0)" office:value-type="string" office:string-value="" calcext:value-type="error">
            <text:p>#VALEUR !</text:p>
          </table:table-cell>
          <table:table-cell table:formula="of:=IF([.$B717]=[.G$19];1;0)" office:value-type="string" office:string-value="" calcext:value-type="error">
            <text:p>#VALEUR !</text:p>
          </table:table-cell>
          <table:table-cell table:formula="of:=IF([.$B71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18]&lt;=[.$B$13];[.$A$2];IF([.A718]&lt;=[.$B$14];[.$A$3];IF([.A718]&lt;=[.$B$15];[.$A$4];IF([.A718]&lt;=[.$B$16];[.$A$5];IF([.A718]&lt;=[.$B$17];[.$A$6];IF([.A718]&lt;=[.$B$18];[.$A$7]))))))" office:value-type="string" office:string-value="" calcext:value-type="error">
            <text:p>#VALEUR !</text:p>
          </table:table-cell>
          <table:table-cell table:formula="of:=IF([.$B718]=[.C$19];1;0)" office:value-type="string" office:string-value="" calcext:value-type="error">
            <text:p>#VALEUR !</text:p>
          </table:table-cell>
          <table:table-cell table:formula="of:=IF([.$B718]=[.D$19];1;0)" office:value-type="string" office:string-value="" calcext:value-type="error">
            <text:p>#VALEUR !</text:p>
          </table:table-cell>
          <table:table-cell table:formula="of:=IF([.$B718]=[.E$19];1;0)" office:value-type="string" office:string-value="" calcext:value-type="error">
            <text:p>#VALEUR !</text:p>
          </table:table-cell>
          <table:table-cell table:formula="of:=IF([.$B718]=[.F$19];1;0)" office:value-type="string" office:string-value="" calcext:value-type="error">
            <text:p>#VALEUR !</text:p>
          </table:table-cell>
          <table:table-cell table:formula="of:=IF([.$B718]=[.G$19];1;0)" office:value-type="string" office:string-value="" calcext:value-type="error">
            <text:p>#VALEUR !</text:p>
          </table:table-cell>
          <table:table-cell table:formula="of:=IF([.$B71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19]&lt;=[.$B$13];[.$A$2];IF([.A719]&lt;=[.$B$14];[.$A$3];IF([.A719]&lt;=[.$B$15];[.$A$4];IF([.A719]&lt;=[.$B$16];[.$A$5];IF([.A719]&lt;=[.$B$17];[.$A$6];IF([.A719]&lt;=[.$B$18];[.$A$7]))))))" office:value-type="string" office:string-value="" calcext:value-type="error">
            <text:p>#VALEUR !</text:p>
          </table:table-cell>
          <table:table-cell table:formula="of:=IF([.$B719]=[.C$19];1;0)" office:value-type="string" office:string-value="" calcext:value-type="error">
            <text:p>#VALEUR !</text:p>
          </table:table-cell>
          <table:table-cell table:formula="of:=IF([.$B719]=[.D$19];1;0)" office:value-type="string" office:string-value="" calcext:value-type="error">
            <text:p>#VALEUR !</text:p>
          </table:table-cell>
          <table:table-cell table:formula="of:=IF([.$B719]=[.E$19];1;0)" office:value-type="string" office:string-value="" calcext:value-type="error">
            <text:p>#VALEUR !</text:p>
          </table:table-cell>
          <table:table-cell table:formula="of:=IF([.$B719]=[.F$19];1;0)" office:value-type="string" office:string-value="" calcext:value-type="error">
            <text:p>#VALEUR !</text:p>
          </table:table-cell>
          <table:table-cell table:formula="of:=IF([.$B719]=[.G$19];1;0)" office:value-type="string" office:string-value="" calcext:value-type="error">
            <text:p>#VALEUR !</text:p>
          </table:table-cell>
          <table:table-cell table:formula="of:=IF([.$B71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20]&lt;=[.$B$13];[.$A$2];IF([.A720]&lt;=[.$B$14];[.$A$3];IF([.A720]&lt;=[.$B$15];[.$A$4];IF([.A720]&lt;=[.$B$16];[.$A$5];IF([.A720]&lt;=[.$B$17];[.$A$6];IF([.A720]&lt;=[.$B$18];[.$A$7]))))))" office:value-type="string" office:string-value="" calcext:value-type="error">
            <text:p>#VALEUR !</text:p>
          </table:table-cell>
          <table:table-cell table:formula="of:=IF([.$B720]=[.C$19];1;0)" office:value-type="string" office:string-value="" calcext:value-type="error">
            <text:p>#VALEUR !</text:p>
          </table:table-cell>
          <table:table-cell table:formula="of:=IF([.$B720]=[.D$19];1;0)" office:value-type="string" office:string-value="" calcext:value-type="error">
            <text:p>#VALEUR !</text:p>
          </table:table-cell>
          <table:table-cell table:formula="of:=IF([.$B720]=[.E$19];1;0)" office:value-type="string" office:string-value="" calcext:value-type="error">
            <text:p>#VALEUR !</text:p>
          </table:table-cell>
          <table:table-cell table:formula="of:=IF([.$B720]=[.F$19];1;0)" office:value-type="string" office:string-value="" calcext:value-type="error">
            <text:p>#VALEUR !</text:p>
          </table:table-cell>
          <table:table-cell table:formula="of:=IF([.$B720]=[.G$19];1;0)" office:value-type="string" office:string-value="" calcext:value-type="error">
            <text:p>#VALEUR !</text:p>
          </table:table-cell>
          <table:table-cell table:formula="of:=IF([.$B72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21]&lt;=[.$B$13];[.$A$2];IF([.A721]&lt;=[.$B$14];[.$A$3];IF([.A721]&lt;=[.$B$15];[.$A$4];IF([.A721]&lt;=[.$B$16];[.$A$5];IF([.A721]&lt;=[.$B$17];[.$A$6];IF([.A721]&lt;=[.$B$18];[.$A$7]))))))" office:value-type="string" office:string-value="" calcext:value-type="error">
            <text:p>#VALEUR !</text:p>
          </table:table-cell>
          <table:table-cell table:formula="of:=IF([.$B721]=[.C$19];1;0)" office:value-type="string" office:string-value="" calcext:value-type="error">
            <text:p>#VALEUR !</text:p>
          </table:table-cell>
          <table:table-cell table:formula="of:=IF([.$B721]=[.D$19];1;0)" office:value-type="string" office:string-value="" calcext:value-type="error">
            <text:p>#VALEUR !</text:p>
          </table:table-cell>
          <table:table-cell table:formula="of:=IF([.$B721]=[.E$19];1;0)" office:value-type="string" office:string-value="" calcext:value-type="error">
            <text:p>#VALEUR !</text:p>
          </table:table-cell>
          <table:table-cell table:formula="of:=IF([.$B721]=[.F$19];1;0)" office:value-type="string" office:string-value="" calcext:value-type="error">
            <text:p>#VALEUR !</text:p>
          </table:table-cell>
          <table:table-cell table:formula="of:=IF([.$B721]=[.G$19];1;0)" office:value-type="string" office:string-value="" calcext:value-type="error">
            <text:p>#VALEUR !</text:p>
          </table:table-cell>
          <table:table-cell table:formula="of:=IF([.$B72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22]&lt;=[.$B$13];[.$A$2];IF([.A722]&lt;=[.$B$14];[.$A$3];IF([.A722]&lt;=[.$B$15];[.$A$4];IF([.A722]&lt;=[.$B$16];[.$A$5];IF([.A722]&lt;=[.$B$17];[.$A$6];IF([.A722]&lt;=[.$B$18];[.$A$7]))))))" office:value-type="string" office:string-value="" calcext:value-type="error">
            <text:p>#VALEUR !</text:p>
          </table:table-cell>
          <table:table-cell table:formula="of:=IF([.$B722]=[.C$19];1;0)" office:value-type="string" office:string-value="" calcext:value-type="error">
            <text:p>#VALEUR !</text:p>
          </table:table-cell>
          <table:table-cell table:formula="of:=IF([.$B722]=[.D$19];1;0)" office:value-type="string" office:string-value="" calcext:value-type="error">
            <text:p>#VALEUR !</text:p>
          </table:table-cell>
          <table:table-cell table:formula="of:=IF([.$B722]=[.E$19];1;0)" office:value-type="string" office:string-value="" calcext:value-type="error">
            <text:p>#VALEUR !</text:p>
          </table:table-cell>
          <table:table-cell table:formula="of:=IF([.$B722]=[.F$19];1;0)" office:value-type="string" office:string-value="" calcext:value-type="error">
            <text:p>#VALEUR !</text:p>
          </table:table-cell>
          <table:table-cell table:formula="of:=IF([.$B722]=[.G$19];1;0)" office:value-type="string" office:string-value="" calcext:value-type="error">
            <text:p>#VALEUR !</text:p>
          </table:table-cell>
          <table:table-cell table:formula="of:=IF([.$B72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23]&lt;=[.$B$13];[.$A$2];IF([.A723]&lt;=[.$B$14];[.$A$3];IF([.A723]&lt;=[.$B$15];[.$A$4];IF([.A723]&lt;=[.$B$16];[.$A$5];IF([.A723]&lt;=[.$B$17];[.$A$6];IF([.A723]&lt;=[.$B$18];[.$A$7]))))))" office:value-type="string" office:string-value="" calcext:value-type="error">
            <text:p>#VALEUR !</text:p>
          </table:table-cell>
          <table:table-cell table:formula="of:=IF([.$B723]=[.C$19];1;0)" office:value-type="string" office:string-value="" calcext:value-type="error">
            <text:p>#VALEUR !</text:p>
          </table:table-cell>
          <table:table-cell table:formula="of:=IF([.$B723]=[.D$19];1;0)" office:value-type="string" office:string-value="" calcext:value-type="error">
            <text:p>#VALEUR !</text:p>
          </table:table-cell>
          <table:table-cell table:formula="of:=IF([.$B723]=[.E$19];1;0)" office:value-type="string" office:string-value="" calcext:value-type="error">
            <text:p>#VALEUR !</text:p>
          </table:table-cell>
          <table:table-cell table:formula="of:=IF([.$B723]=[.F$19];1;0)" office:value-type="string" office:string-value="" calcext:value-type="error">
            <text:p>#VALEUR !</text:p>
          </table:table-cell>
          <table:table-cell table:formula="of:=IF([.$B723]=[.G$19];1;0)" office:value-type="string" office:string-value="" calcext:value-type="error">
            <text:p>#VALEUR !</text:p>
          </table:table-cell>
          <table:table-cell table:formula="of:=IF([.$B72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24]&lt;=[.$B$13];[.$A$2];IF([.A724]&lt;=[.$B$14];[.$A$3];IF([.A724]&lt;=[.$B$15];[.$A$4];IF([.A724]&lt;=[.$B$16];[.$A$5];IF([.A724]&lt;=[.$B$17];[.$A$6];IF([.A724]&lt;=[.$B$18];[.$A$7]))))))" office:value-type="string" office:string-value="" calcext:value-type="error">
            <text:p>#VALEUR !</text:p>
          </table:table-cell>
          <table:table-cell table:formula="of:=IF([.$B724]=[.C$19];1;0)" office:value-type="string" office:string-value="" calcext:value-type="error">
            <text:p>#VALEUR !</text:p>
          </table:table-cell>
          <table:table-cell table:formula="of:=IF([.$B724]=[.D$19];1;0)" office:value-type="string" office:string-value="" calcext:value-type="error">
            <text:p>#VALEUR !</text:p>
          </table:table-cell>
          <table:table-cell table:formula="of:=IF([.$B724]=[.E$19];1;0)" office:value-type="string" office:string-value="" calcext:value-type="error">
            <text:p>#VALEUR !</text:p>
          </table:table-cell>
          <table:table-cell table:formula="of:=IF([.$B724]=[.F$19];1;0)" office:value-type="string" office:string-value="" calcext:value-type="error">
            <text:p>#VALEUR !</text:p>
          </table:table-cell>
          <table:table-cell table:formula="of:=IF([.$B724]=[.G$19];1;0)" office:value-type="string" office:string-value="" calcext:value-type="error">
            <text:p>#VALEUR !</text:p>
          </table:table-cell>
          <table:table-cell table:formula="of:=IF([.$B72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25]&lt;=[.$B$13];[.$A$2];IF([.A725]&lt;=[.$B$14];[.$A$3];IF([.A725]&lt;=[.$B$15];[.$A$4];IF([.A725]&lt;=[.$B$16];[.$A$5];IF([.A725]&lt;=[.$B$17];[.$A$6];IF([.A725]&lt;=[.$B$18];[.$A$7]))))))" office:value-type="string" office:string-value="" calcext:value-type="error">
            <text:p>#VALEUR !</text:p>
          </table:table-cell>
          <table:table-cell table:formula="of:=IF([.$B725]=[.C$19];1;0)" office:value-type="string" office:string-value="" calcext:value-type="error">
            <text:p>#VALEUR !</text:p>
          </table:table-cell>
          <table:table-cell table:formula="of:=IF([.$B725]=[.D$19];1;0)" office:value-type="string" office:string-value="" calcext:value-type="error">
            <text:p>#VALEUR !</text:p>
          </table:table-cell>
          <table:table-cell table:formula="of:=IF([.$B725]=[.E$19];1;0)" office:value-type="string" office:string-value="" calcext:value-type="error">
            <text:p>#VALEUR !</text:p>
          </table:table-cell>
          <table:table-cell table:formula="of:=IF([.$B725]=[.F$19];1;0)" office:value-type="string" office:string-value="" calcext:value-type="error">
            <text:p>#VALEUR !</text:p>
          </table:table-cell>
          <table:table-cell table:formula="of:=IF([.$B725]=[.G$19];1;0)" office:value-type="string" office:string-value="" calcext:value-type="error">
            <text:p>#VALEUR !</text:p>
          </table:table-cell>
          <table:table-cell table:formula="of:=IF([.$B72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26]&lt;=[.$B$13];[.$A$2];IF([.A726]&lt;=[.$B$14];[.$A$3];IF([.A726]&lt;=[.$B$15];[.$A$4];IF([.A726]&lt;=[.$B$16];[.$A$5];IF([.A726]&lt;=[.$B$17];[.$A$6];IF([.A726]&lt;=[.$B$18];[.$A$7]))))))" office:value-type="string" office:string-value="" calcext:value-type="error">
            <text:p>#VALEUR !</text:p>
          </table:table-cell>
          <table:table-cell table:formula="of:=IF([.$B726]=[.C$19];1;0)" office:value-type="string" office:string-value="" calcext:value-type="error">
            <text:p>#VALEUR !</text:p>
          </table:table-cell>
          <table:table-cell table:formula="of:=IF([.$B726]=[.D$19];1;0)" office:value-type="string" office:string-value="" calcext:value-type="error">
            <text:p>#VALEUR !</text:p>
          </table:table-cell>
          <table:table-cell table:formula="of:=IF([.$B726]=[.E$19];1;0)" office:value-type="string" office:string-value="" calcext:value-type="error">
            <text:p>#VALEUR !</text:p>
          </table:table-cell>
          <table:table-cell table:formula="of:=IF([.$B726]=[.F$19];1;0)" office:value-type="string" office:string-value="" calcext:value-type="error">
            <text:p>#VALEUR !</text:p>
          </table:table-cell>
          <table:table-cell table:formula="of:=IF([.$B726]=[.G$19];1;0)" office:value-type="string" office:string-value="" calcext:value-type="error">
            <text:p>#VALEUR !</text:p>
          </table:table-cell>
          <table:table-cell table:formula="of:=IF([.$B72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27]&lt;=[.$B$13];[.$A$2];IF([.A727]&lt;=[.$B$14];[.$A$3];IF([.A727]&lt;=[.$B$15];[.$A$4];IF([.A727]&lt;=[.$B$16];[.$A$5];IF([.A727]&lt;=[.$B$17];[.$A$6];IF([.A727]&lt;=[.$B$18];[.$A$7]))))))" office:value-type="string" office:string-value="" calcext:value-type="error">
            <text:p>#VALEUR !</text:p>
          </table:table-cell>
          <table:table-cell table:formula="of:=IF([.$B727]=[.C$19];1;0)" office:value-type="string" office:string-value="" calcext:value-type="error">
            <text:p>#VALEUR !</text:p>
          </table:table-cell>
          <table:table-cell table:formula="of:=IF([.$B727]=[.D$19];1;0)" office:value-type="string" office:string-value="" calcext:value-type="error">
            <text:p>#VALEUR !</text:p>
          </table:table-cell>
          <table:table-cell table:formula="of:=IF([.$B727]=[.E$19];1;0)" office:value-type="string" office:string-value="" calcext:value-type="error">
            <text:p>#VALEUR !</text:p>
          </table:table-cell>
          <table:table-cell table:formula="of:=IF([.$B727]=[.F$19];1;0)" office:value-type="string" office:string-value="" calcext:value-type="error">
            <text:p>#VALEUR !</text:p>
          </table:table-cell>
          <table:table-cell table:formula="of:=IF([.$B727]=[.G$19];1;0)" office:value-type="string" office:string-value="" calcext:value-type="error">
            <text:p>#VALEUR !</text:p>
          </table:table-cell>
          <table:table-cell table:formula="of:=IF([.$B72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28]&lt;=[.$B$13];[.$A$2];IF([.A728]&lt;=[.$B$14];[.$A$3];IF([.A728]&lt;=[.$B$15];[.$A$4];IF([.A728]&lt;=[.$B$16];[.$A$5];IF([.A728]&lt;=[.$B$17];[.$A$6];IF([.A728]&lt;=[.$B$18];[.$A$7]))))))" office:value-type="string" office:string-value="" calcext:value-type="error">
            <text:p>#VALEUR !</text:p>
          </table:table-cell>
          <table:table-cell table:formula="of:=IF([.$B728]=[.C$19];1;0)" office:value-type="string" office:string-value="" calcext:value-type="error">
            <text:p>#VALEUR !</text:p>
          </table:table-cell>
          <table:table-cell table:formula="of:=IF([.$B728]=[.D$19];1;0)" office:value-type="string" office:string-value="" calcext:value-type="error">
            <text:p>#VALEUR !</text:p>
          </table:table-cell>
          <table:table-cell table:formula="of:=IF([.$B728]=[.E$19];1;0)" office:value-type="string" office:string-value="" calcext:value-type="error">
            <text:p>#VALEUR !</text:p>
          </table:table-cell>
          <table:table-cell table:formula="of:=IF([.$B728]=[.F$19];1;0)" office:value-type="string" office:string-value="" calcext:value-type="error">
            <text:p>#VALEUR !</text:p>
          </table:table-cell>
          <table:table-cell table:formula="of:=IF([.$B728]=[.G$19];1;0)" office:value-type="string" office:string-value="" calcext:value-type="error">
            <text:p>#VALEUR !</text:p>
          </table:table-cell>
          <table:table-cell table:formula="of:=IF([.$B72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29]&lt;=[.$B$13];[.$A$2];IF([.A729]&lt;=[.$B$14];[.$A$3];IF([.A729]&lt;=[.$B$15];[.$A$4];IF([.A729]&lt;=[.$B$16];[.$A$5];IF([.A729]&lt;=[.$B$17];[.$A$6];IF([.A729]&lt;=[.$B$18];[.$A$7]))))))" office:value-type="string" office:string-value="" calcext:value-type="error">
            <text:p>#VALEUR !</text:p>
          </table:table-cell>
          <table:table-cell table:formula="of:=IF([.$B729]=[.C$19];1;0)" office:value-type="string" office:string-value="" calcext:value-type="error">
            <text:p>#VALEUR !</text:p>
          </table:table-cell>
          <table:table-cell table:formula="of:=IF([.$B729]=[.D$19];1;0)" office:value-type="string" office:string-value="" calcext:value-type="error">
            <text:p>#VALEUR !</text:p>
          </table:table-cell>
          <table:table-cell table:formula="of:=IF([.$B729]=[.E$19];1;0)" office:value-type="string" office:string-value="" calcext:value-type="error">
            <text:p>#VALEUR !</text:p>
          </table:table-cell>
          <table:table-cell table:formula="of:=IF([.$B729]=[.F$19];1;0)" office:value-type="string" office:string-value="" calcext:value-type="error">
            <text:p>#VALEUR !</text:p>
          </table:table-cell>
          <table:table-cell table:formula="of:=IF([.$B729]=[.G$19];1;0)" office:value-type="string" office:string-value="" calcext:value-type="error">
            <text:p>#VALEUR !</text:p>
          </table:table-cell>
          <table:table-cell table:formula="of:=IF([.$B72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30]&lt;=[.$B$13];[.$A$2];IF([.A730]&lt;=[.$B$14];[.$A$3];IF([.A730]&lt;=[.$B$15];[.$A$4];IF([.A730]&lt;=[.$B$16];[.$A$5];IF([.A730]&lt;=[.$B$17];[.$A$6];IF([.A730]&lt;=[.$B$18];[.$A$7]))))))" office:value-type="string" office:string-value="" calcext:value-type="error">
            <text:p>#VALEUR !</text:p>
          </table:table-cell>
          <table:table-cell table:formula="of:=IF([.$B730]=[.C$19];1;0)" office:value-type="string" office:string-value="" calcext:value-type="error">
            <text:p>#VALEUR !</text:p>
          </table:table-cell>
          <table:table-cell table:formula="of:=IF([.$B730]=[.D$19];1;0)" office:value-type="string" office:string-value="" calcext:value-type="error">
            <text:p>#VALEUR !</text:p>
          </table:table-cell>
          <table:table-cell table:formula="of:=IF([.$B730]=[.E$19];1;0)" office:value-type="string" office:string-value="" calcext:value-type="error">
            <text:p>#VALEUR !</text:p>
          </table:table-cell>
          <table:table-cell table:formula="of:=IF([.$B730]=[.F$19];1;0)" office:value-type="string" office:string-value="" calcext:value-type="error">
            <text:p>#VALEUR !</text:p>
          </table:table-cell>
          <table:table-cell table:formula="of:=IF([.$B730]=[.G$19];1;0)" office:value-type="string" office:string-value="" calcext:value-type="error">
            <text:p>#VALEUR !</text:p>
          </table:table-cell>
          <table:table-cell table:formula="of:=IF([.$B73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31]&lt;=[.$B$13];[.$A$2];IF([.A731]&lt;=[.$B$14];[.$A$3];IF([.A731]&lt;=[.$B$15];[.$A$4];IF([.A731]&lt;=[.$B$16];[.$A$5];IF([.A731]&lt;=[.$B$17];[.$A$6];IF([.A731]&lt;=[.$B$18];[.$A$7]))))))" office:value-type="string" office:string-value="" calcext:value-type="error">
            <text:p>#VALEUR !</text:p>
          </table:table-cell>
          <table:table-cell table:formula="of:=IF([.$B731]=[.C$19];1;0)" office:value-type="string" office:string-value="" calcext:value-type="error">
            <text:p>#VALEUR !</text:p>
          </table:table-cell>
          <table:table-cell table:formula="of:=IF([.$B731]=[.D$19];1;0)" office:value-type="string" office:string-value="" calcext:value-type="error">
            <text:p>#VALEUR !</text:p>
          </table:table-cell>
          <table:table-cell table:formula="of:=IF([.$B731]=[.E$19];1;0)" office:value-type="string" office:string-value="" calcext:value-type="error">
            <text:p>#VALEUR !</text:p>
          </table:table-cell>
          <table:table-cell table:formula="of:=IF([.$B731]=[.F$19];1;0)" office:value-type="string" office:string-value="" calcext:value-type="error">
            <text:p>#VALEUR !</text:p>
          </table:table-cell>
          <table:table-cell table:formula="of:=IF([.$B731]=[.G$19];1;0)" office:value-type="string" office:string-value="" calcext:value-type="error">
            <text:p>#VALEUR !</text:p>
          </table:table-cell>
          <table:table-cell table:formula="of:=IF([.$B73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32]&lt;=[.$B$13];[.$A$2];IF([.A732]&lt;=[.$B$14];[.$A$3];IF([.A732]&lt;=[.$B$15];[.$A$4];IF([.A732]&lt;=[.$B$16];[.$A$5];IF([.A732]&lt;=[.$B$17];[.$A$6];IF([.A732]&lt;=[.$B$18];[.$A$7]))))))" office:value-type="string" office:string-value="" calcext:value-type="error">
            <text:p>#VALEUR !</text:p>
          </table:table-cell>
          <table:table-cell table:formula="of:=IF([.$B732]=[.C$19];1;0)" office:value-type="string" office:string-value="" calcext:value-type="error">
            <text:p>#VALEUR !</text:p>
          </table:table-cell>
          <table:table-cell table:formula="of:=IF([.$B732]=[.D$19];1;0)" office:value-type="string" office:string-value="" calcext:value-type="error">
            <text:p>#VALEUR !</text:p>
          </table:table-cell>
          <table:table-cell table:formula="of:=IF([.$B732]=[.E$19];1;0)" office:value-type="string" office:string-value="" calcext:value-type="error">
            <text:p>#VALEUR !</text:p>
          </table:table-cell>
          <table:table-cell table:formula="of:=IF([.$B732]=[.F$19];1;0)" office:value-type="string" office:string-value="" calcext:value-type="error">
            <text:p>#VALEUR !</text:p>
          </table:table-cell>
          <table:table-cell table:formula="of:=IF([.$B732]=[.G$19];1;0)" office:value-type="string" office:string-value="" calcext:value-type="error">
            <text:p>#VALEUR !</text:p>
          </table:table-cell>
          <table:table-cell table:formula="of:=IF([.$B73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33]&lt;=[.$B$13];[.$A$2];IF([.A733]&lt;=[.$B$14];[.$A$3];IF([.A733]&lt;=[.$B$15];[.$A$4];IF([.A733]&lt;=[.$B$16];[.$A$5];IF([.A733]&lt;=[.$B$17];[.$A$6];IF([.A733]&lt;=[.$B$18];[.$A$7]))))))" office:value-type="string" office:string-value="" calcext:value-type="error">
            <text:p>#VALEUR !</text:p>
          </table:table-cell>
          <table:table-cell table:formula="of:=IF([.$B733]=[.C$19];1;0)" office:value-type="string" office:string-value="" calcext:value-type="error">
            <text:p>#VALEUR !</text:p>
          </table:table-cell>
          <table:table-cell table:formula="of:=IF([.$B733]=[.D$19];1;0)" office:value-type="string" office:string-value="" calcext:value-type="error">
            <text:p>#VALEUR !</text:p>
          </table:table-cell>
          <table:table-cell table:formula="of:=IF([.$B733]=[.E$19];1;0)" office:value-type="string" office:string-value="" calcext:value-type="error">
            <text:p>#VALEUR !</text:p>
          </table:table-cell>
          <table:table-cell table:formula="of:=IF([.$B733]=[.F$19];1;0)" office:value-type="string" office:string-value="" calcext:value-type="error">
            <text:p>#VALEUR !</text:p>
          </table:table-cell>
          <table:table-cell table:formula="of:=IF([.$B733]=[.G$19];1;0)" office:value-type="string" office:string-value="" calcext:value-type="error">
            <text:p>#VALEUR !</text:p>
          </table:table-cell>
          <table:table-cell table:formula="of:=IF([.$B73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34]&lt;=[.$B$13];[.$A$2];IF([.A734]&lt;=[.$B$14];[.$A$3];IF([.A734]&lt;=[.$B$15];[.$A$4];IF([.A734]&lt;=[.$B$16];[.$A$5];IF([.A734]&lt;=[.$B$17];[.$A$6];IF([.A734]&lt;=[.$B$18];[.$A$7]))))))" office:value-type="string" office:string-value="" calcext:value-type="error">
            <text:p>#VALEUR !</text:p>
          </table:table-cell>
          <table:table-cell table:formula="of:=IF([.$B734]=[.C$19];1;0)" office:value-type="string" office:string-value="" calcext:value-type="error">
            <text:p>#VALEUR !</text:p>
          </table:table-cell>
          <table:table-cell table:formula="of:=IF([.$B734]=[.D$19];1;0)" office:value-type="string" office:string-value="" calcext:value-type="error">
            <text:p>#VALEUR !</text:p>
          </table:table-cell>
          <table:table-cell table:formula="of:=IF([.$B734]=[.E$19];1;0)" office:value-type="string" office:string-value="" calcext:value-type="error">
            <text:p>#VALEUR !</text:p>
          </table:table-cell>
          <table:table-cell table:formula="of:=IF([.$B734]=[.F$19];1;0)" office:value-type="string" office:string-value="" calcext:value-type="error">
            <text:p>#VALEUR !</text:p>
          </table:table-cell>
          <table:table-cell table:formula="of:=IF([.$B734]=[.G$19];1;0)" office:value-type="string" office:string-value="" calcext:value-type="error">
            <text:p>#VALEUR !</text:p>
          </table:table-cell>
          <table:table-cell table:formula="of:=IF([.$B73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35]&lt;=[.$B$13];[.$A$2];IF([.A735]&lt;=[.$B$14];[.$A$3];IF([.A735]&lt;=[.$B$15];[.$A$4];IF([.A735]&lt;=[.$B$16];[.$A$5];IF([.A735]&lt;=[.$B$17];[.$A$6];IF([.A735]&lt;=[.$B$18];[.$A$7]))))))" office:value-type="string" office:string-value="" calcext:value-type="error">
            <text:p>#VALEUR !</text:p>
          </table:table-cell>
          <table:table-cell table:formula="of:=IF([.$B735]=[.C$19];1;0)" office:value-type="string" office:string-value="" calcext:value-type="error">
            <text:p>#VALEUR !</text:p>
          </table:table-cell>
          <table:table-cell table:formula="of:=IF([.$B735]=[.D$19];1;0)" office:value-type="string" office:string-value="" calcext:value-type="error">
            <text:p>#VALEUR !</text:p>
          </table:table-cell>
          <table:table-cell table:formula="of:=IF([.$B735]=[.E$19];1;0)" office:value-type="string" office:string-value="" calcext:value-type="error">
            <text:p>#VALEUR !</text:p>
          </table:table-cell>
          <table:table-cell table:formula="of:=IF([.$B735]=[.F$19];1;0)" office:value-type="string" office:string-value="" calcext:value-type="error">
            <text:p>#VALEUR !</text:p>
          </table:table-cell>
          <table:table-cell table:formula="of:=IF([.$B735]=[.G$19];1;0)" office:value-type="string" office:string-value="" calcext:value-type="error">
            <text:p>#VALEUR !</text:p>
          </table:table-cell>
          <table:table-cell table:formula="of:=IF([.$B73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36]&lt;=[.$B$13];[.$A$2];IF([.A736]&lt;=[.$B$14];[.$A$3];IF([.A736]&lt;=[.$B$15];[.$A$4];IF([.A736]&lt;=[.$B$16];[.$A$5];IF([.A736]&lt;=[.$B$17];[.$A$6];IF([.A736]&lt;=[.$B$18];[.$A$7]))))))" office:value-type="string" office:string-value="" calcext:value-type="error">
            <text:p>#VALEUR !</text:p>
          </table:table-cell>
          <table:table-cell table:formula="of:=IF([.$B736]=[.C$19];1;0)" office:value-type="string" office:string-value="" calcext:value-type="error">
            <text:p>#VALEUR !</text:p>
          </table:table-cell>
          <table:table-cell table:formula="of:=IF([.$B736]=[.D$19];1;0)" office:value-type="string" office:string-value="" calcext:value-type="error">
            <text:p>#VALEUR !</text:p>
          </table:table-cell>
          <table:table-cell table:formula="of:=IF([.$B736]=[.E$19];1;0)" office:value-type="string" office:string-value="" calcext:value-type="error">
            <text:p>#VALEUR !</text:p>
          </table:table-cell>
          <table:table-cell table:formula="of:=IF([.$B736]=[.F$19];1;0)" office:value-type="string" office:string-value="" calcext:value-type="error">
            <text:p>#VALEUR !</text:p>
          </table:table-cell>
          <table:table-cell table:formula="of:=IF([.$B736]=[.G$19];1;0)" office:value-type="string" office:string-value="" calcext:value-type="error">
            <text:p>#VALEUR !</text:p>
          </table:table-cell>
          <table:table-cell table:formula="of:=IF([.$B73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37]&lt;=[.$B$13];[.$A$2];IF([.A737]&lt;=[.$B$14];[.$A$3];IF([.A737]&lt;=[.$B$15];[.$A$4];IF([.A737]&lt;=[.$B$16];[.$A$5];IF([.A737]&lt;=[.$B$17];[.$A$6];IF([.A737]&lt;=[.$B$18];[.$A$7]))))))" office:value-type="string" office:string-value="" calcext:value-type="error">
            <text:p>#VALEUR !</text:p>
          </table:table-cell>
          <table:table-cell table:formula="of:=IF([.$B737]=[.C$19];1;0)" office:value-type="string" office:string-value="" calcext:value-type="error">
            <text:p>#VALEUR !</text:p>
          </table:table-cell>
          <table:table-cell table:formula="of:=IF([.$B737]=[.D$19];1;0)" office:value-type="string" office:string-value="" calcext:value-type="error">
            <text:p>#VALEUR !</text:p>
          </table:table-cell>
          <table:table-cell table:formula="of:=IF([.$B737]=[.E$19];1;0)" office:value-type="string" office:string-value="" calcext:value-type="error">
            <text:p>#VALEUR !</text:p>
          </table:table-cell>
          <table:table-cell table:formula="of:=IF([.$B737]=[.F$19];1;0)" office:value-type="string" office:string-value="" calcext:value-type="error">
            <text:p>#VALEUR !</text:p>
          </table:table-cell>
          <table:table-cell table:formula="of:=IF([.$B737]=[.G$19];1;0)" office:value-type="string" office:string-value="" calcext:value-type="error">
            <text:p>#VALEUR !</text:p>
          </table:table-cell>
          <table:table-cell table:formula="of:=IF([.$B73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38]&lt;=[.$B$13];[.$A$2];IF([.A738]&lt;=[.$B$14];[.$A$3];IF([.A738]&lt;=[.$B$15];[.$A$4];IF([.A738]&lt;=[.$B$16];[.$A$5];IF([.A738]&lt;=[.$B$17];[.$A$6];IF([.A738]&lt;=[.$B$18];[.$A$7]))))))" office:value-type="string" office:string-value="" calcext:value-type="error">
            <text:p>#VALEUR !</text:p>
          </table:table-cell>
          <table:table-cell table:formula="of:=IF([.$B738]=[.C$19];1;0)" office:value-type="string" office:string-value="" calcext:value-type="error">
            <text:p>#VALEUR !</text:p>
          </table:table-cell>
          <table:table-cell table:formula="of:=IF([.$B738]=[.D$19];1;0)" office:value-type="string" office:string-value="" calcext:value-type="error">
            <text:p>#VALEUR !</text:p>
          </table:table-cell>
          <table:table-cell table:formula="of:=IF([.$B738]=[.E$19];1;0)" office:value-type="string" office:string-value="" calcext:value-type="error">
            <text:p>#VALEUR !</text:p>
          </table:table-cell>
          <table:table-cell table:formula="of:=IF([.$B738]=[.F$19];1;0)" office:value-type="string" office:string-value="" calcext:value-type="error">
            <text:p>#VALEUR !</text:p>
          </table:table-cell>
          <table:table-cell table:formula="of:=IF([.$B738]=[.G$19];1;0)" office:value-type="string" office:string-value="" calcext:value-type="error">
            <text:p>#VALEUR !</text:p>
          </table:table-cell>
          <table:table-cell table:formula="of:=IF([.$B73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39]&lt;=[.$B$13];[.$A$2];IF([.A739]&lt;=[.$B$14];[.$A$3];IF([.A739]&lt;=[.$B$15];[.$A$4];IF([.A739]&lt;=[.$B$16];[.$A$5];IF([.A739]&lt;=[.$B$17];[.$A$6];IF([.A739]&lt;=[.$B$18];[.$A$7]))))))" office:value-type="string" office:string-value="" calcext:value-type="error">
            <text:p>#VALEUR !</text:p>
          </table:table-cell>
          <table:table-cell table:formula="of:=IF([.$B739]=[.C$19];1;0)" office:value-type="string" office:string-value="" calcext:value-type="error">
            <text:p>#VALEUR !</text:p>
          </table:table-cell>
          <table:table-cell table:formula="of:=IF([.$B739]=[.D$19];1;0)" office:value-type="string" office:string-value="" calcext:value-type="error">
            <text:p>#VALEUR !</text:p>
          </table:table-cell>
          <table:table-cell table:formula="of:=IF([.$B739]=[.E$19];1;0)" office:value-type="string" office:string-value="" calcext:value-type="error">
            <text:p>#VALEUR !</text:p>
          </table:table-cell>
          <table:table-cell table:formula="of:=IF([.$B739]=[.F$19];1;0)" office:value-type="string" office:string-value="" calcext:value-type="error">
            <text:p>#VALEUR !</text:p>
          </table:table-cell>
          <table:table-cell table:formula="of:=IF([.$B739]=[.G$19];1;0)" office:value-type="string" office:string-value="" calcext:value-type="error">
            <text:p>#VALEUR !</text:p>
          </table:table-cell>
          <table:table-cell table:formula="of:=IF([.$B73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40]&lt;=[.$B$13];[.$A$2];IF([.A740]&lt;=[.$B$14];[.$A$3];IF([.A740]&lt;=[.$B$15];[.$A$4];IF([.A740]&lt;=[.$B$16];[.$A$5];IF([.A740]&lt;=[.$B$17];[.$A$6];IF([.A740]&lt;=[.$B$18];[.$A$7]))))))" office:value-type="string" office:string-value="" calcext:value-type="error">
            <text:p>#VALEUR !</text:p>
          </table:table-cell>
          <table:table-cell table:formula="of:=IF([.$B740]=[.C$19];1;0)" office:value-type="string" office:string-value="" calcext:value-type="error">
            <text:p>#VALEUR !</text:p>
          </table:table-cell>
          <table:table-cell table:formula="of:=IF([.$B740]=[.D$19];1;0)" office:value-type="string" office:string-value="" calcext:value-type="error">
            <text:p>#VALEUR !</text:p>
          </table:table-cell>
          <table:table-cell table:formula="of:=IF([.$B740]=[.E$19];1;0)" office:value-type="string" office:string-value="" calcext:value-type="error">
            <text:p>#VALEUR !</text:p>
          </table:table-cell>
          <table:table-cell table:formula="of:=IF([.$B740]=[.F$19];1;0)" office:value-type="string" office:string-value="" calcext:value-type="error">
            <text:p>#VALEUR !</text:p>
          </table:table-cell>
          <table:table-cell table:formula="of:=IF([.$B740]=[.G$19];1;0)" office:value-type="string" office:string-value="" calcext:value-type="error">
            <text:p>#VALEUR !</text:p>
          </table:table-cell>
          <table:table-cell table:formula="of:=IF([.$B74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41]&lt;=[.$B$13];[.$A$2];IF([.A741]&lt;=[.$B$14];[.$A$3];IF([.A741]&lt;=[.$B$15];[.$A$4];IF([.A741]&lt;=[.$B$16];[.$A$5];IF([.A741]&lt;=[.$B$17];[.$A$6];IF([.A741]&lt;=[.$B$18];[.$A$7]))))))" office:value-type="string" office:string-value="" calcext:value-type="error">
            <text:p>#VALEUR !</text:p>
          </table:table-cell>
          <table:table-cell table:formula="of:=IF([.$B741]=[.C$19];1;0)" office:value-type="string" office:string-value="" calcext:value-type="error">
            <text:p>#VALEUR !</text:p>
          </table:table-cell>
          <table:table-cell table:formula="of:=IF([.$B741]=[.D$19];1;0)" office:value-type="string" office:string-value="" calcext:value-type="error">
            <text:p>#VALEUR !</text:p>
          </table:table-cell>
          <table:table-cell table:formula="of:=IF([.$B741]=[.E$19];1;0)" office:value-type="string" office:string-value="" calcext:value-type="error">
            <text:p>#VALEUR !</text:p>
          </table:table-cell>
          <table:table-cell table:formula="of:=IF([.$B741]=[.F$19];1;0)" office:value-type="string" office:string-value="" calcext:value-type="error">
            <text:p>#VALEUR !</text:p>
          </table:table-cell>
          <table:table-cell table:formula="of:=IF([.$B741]=[.G$19];1;0)" office:value-type="string" office:string-value="" calcext:value-type="error">
            <text:p>#VALEUR !</text:p>
          </table:table-cell>
          <table:table-cell table:formula="of:=IF([.$B74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42]&lt;=[.$B$13];[.$A$2];IF([.A742]&lt;=[.$B$14];[.$A$3];IF([.A742]&lt;=[.$B$15];[.$A$4];IF([.A742]&lt;=[.$B$16];[.$A$5];IF([.A742]&lt;=[.$B$17];[.$A$6];IF([.A742]&lt;=[.$B$18];[.$A$7]))))))" office:value-type="string" office:string-value="" calcext:value-type="error">
            <text:p>#VALEUR !</text:p>
          </table:table-cell>
          <table:table-cell table:formula="of:=IF([.$B742]=[.C$19];1;0)" office:value-type="string" office:string-value="" calcext:value-type="error">
            <text:p>#VALEUR !</text:p>
          </table:table-cell>
          <table:table-cell table:formula="of:=IF([.$B742]=[.D$19];1;0)" office:value-type="string" office:string-value="" calcext:value-type="error">
            <text:p>#VALEUR !</text:p>
          </table:table-cell>
          <table:table-cell table:formula="of:=IF([.$B742]=[.E$19];1;0)" office:value-type="string" office:string-value="" calcext:value-type="error">
            <text:p>#VALEUR !</text:p>
          </table:table-cell>
          <table:table-cell table:formula="of:=IF([.$B742]=[.F$19];1;0)" office:value-type="string" office:string-value="" calcext:value-type="error">
            <text:p>#VALEUR !</text:p>
          </table:table-cell>
          <table:table-cell table:formula="of:=IF([.$B742]=[.G$19];1;0)" office:value-type="string" office:string-value="" calcext:value-type="error">
            <text:p>#VALEUR !</text:p>
          </table:table-cell>
          <table:table-cell table:formula="of:=IF([.$B74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43]&lt;=[.$B$13];[.$A$2];IF([.A743]&lt;=[.$B$14];[.$A$3];IF([.A743]&lt;=[.$B$15];[.$A$4];IF([.A743]&lt;=[.$B$16];[.$A$5];IF([.A743]&lt;=[.$B$17];[.$A$6];IF([.A743]&lt;=[.$B$18];[.$A$7]))))))" office:value-type="string" office:string-value="" calcext:value-type="error">
            <text:p>#VALEUR !</text:p>
          </table:table-cell>
          <table:table-cell table:formula="of:=IF([.$B743]=[.C$19];1;0)" office:value-type="string" office:string-value="" calcext:value-type="error">
            <text:p>#VALEUR !</text:p>
          </table:table-cell>
          <table:table-cell table:formula="of:=IF([.$B743]=[.D$19];1;0)" office:value-type="string" office:string-value="" calcext:value-type="error">
            <text:p>#VALEUR !</text:p>
          </table:table-cell>
          <table:table-cell table:formula="of:=IF([.$B743]=[.E$19];1;0)" office:value-type="string" office:string-value="" calcext:value-type="error">
            <text:p>#VALEUR !</text:p>
          </table:table-cell>
          <table:table-cell table:formula="of:=IF([.$B743]=[.F$19];1;0)" office:value-type="string" office:string-value="" calcext:value-type="error">
            <text:p>#VALEUR !</text:p>
          </table:table-cell>
          <table:table-cell table:formula="of:=IF([.$B743]=[.G$19];1;0)" office:value-type="string" office:string-value="" calcext:value-type="error">
            <text:p>#VALEUR !</text:p>
          </table:table-cell>
          <table:table-cell table:formula="of:=IF([.$B74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44]&lt;=[.$B$13];[.$A$2];IF([.A744]&lt;=[.$B$14];[.$A$3];IF([.A744]&lt;=[.$B$15];[.$A$4];IF([.A744]&lt;=[.$B$16];[.$A$5];IF([.A744]&lt;=[.$B$17];[.$A$6];IF([.A744]&lt;=[.$B$18];[.$A$7]))))))" office:value-type="string" office:string-value="" calcext:value-type="error">
            <text:p>#VALEUR !</text:p>
          </table:table-cell>
          <table:table-cell table:formula="of:=IF([.$B744]=[.C$19];1;0)" office:value-type="string" office:string-value="" calcext:value-type="error">
            <text:p>#VALEUR !</text:p>
          </table:table-cell>
          <table:table-cell table:formula="of:=IF([.$B744]=[.D$19];1;0)" office:value-type="string" office:string-value="" calcext:value-type="error">
            <text:p>#VALEUR !</text:p>
          </table:table-cell>
          <table:table-cell table:formula="of:=IF([.$B744]=[.E$19];1;0)" office:value-type="string" office:string-value="" calcext:value-type="error">
            <text:p>#VALEUR !</text:p>
          </table:table-cell>
          <table:table-cell table:formula="of:=IF([.$B744]=[.F$19];1;0)" office:value-type="string" office:string-value="" calcext:value-type="error">
            <text:p>#VALEUR !</text:p>
          </table:table-cell>
          <table:table-cell table:formula="of:=IF([.$B744]=[.G$19];1;0)" office:value-type="string" office:string-value="" calcext:value-type="error">
            <text:p>#VALEUR !</text:p>
          </table:table-cell>
          <table:table-cell table:formula="of:=IF([.$B74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45]&lt;=[.$B$13];[.$A$2];IF([.A745]&lt;=[.$B$14];[.$A$3];IF([.A745]&lt;=[.$B$15];[.$A$4];IF([.A745]&lt;=[.$B$16];[.$A$5];IF([.A745]&lt;=[.$B$17];[.$A$6];IF([.A745]&lt;=[.$B$18];[.$A$7]))))))" office:value-type="string" office:string-value="" calcext:value-type="error">
            <text:p>#VALEUR !</text:p>
          </table:table-cell>
          <table:table-cell table:formula="of:=IF([.$B745]=[.C$19];1;0)" office:value-type="string" office:string-value="" calcext:value-type="error">
            <text:p>#VALEUR !</text:p>
          </table:table-cell>
          <table:table-cell table:formula="of:=IF([.$B745]=[.D$19];1;0)" office:value-type="string" office:string-value="" calcext:value-type="error">
            <text:p>#VALEUR !</text:p>
          </table:table-cell>
          <table:table-cell table:formula="of:=IF([.$B745]=[.E$19];1;0)" office:value-type="string" office:string-value="" calcext:value-type="error">
            <text:p>#VALEUR !</text:p>
          </table:table-cell>
          <table:table-cell table:formula="of:=IF([.$B745]=[.F$19];1;0)" office:value-type="string" office:string-value="" calcext:value-type="error">
            <text:p>#VALEUR !</text:p>
          </table:table-cell>
          <table:table-cell table:formula="of:=IF([.$B745]=[.G$19];1;0)" office:value-type="string" office:string-value="" calcext:value-type="error">
            <text:p>#VALEUR !</text:p>
          </table:table-cell>
          <table:table-cell table:formula="of:=IF([.$B74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46]&lt;=[.$B$13];[.$A$2];IF([.A746]&lt;=[.$B$14];[.$A$3];IF([.A746]&lt;=[.$B$15];[.$A$4];IF([.A746]&lt;=[.$B$16];[.$A$5];IF([.A746]&lt;=[.$B$17];[.$A$6];IF([.A746]&lt;=[.$B$18];[.$A$7]))))))" office:value-type="string" office:string-value="" calcext:value-type="error">
            <text:p>#VALEUR !</text:p>
          </table:table-cell>
          <table:table-cell table:formula="of:=IF([.$B746]=[.C$19];1;0)" office:value-type="string" office:string-value="" calcext:value-type="error">
            <text:p>#VALEUR !</text:p>
          </table:table-cell>
          <table:table-cell table:formula="of:=IF([.$B746]=[.D$19];1;0)" office:value-type="string" office:string-value="" calcext:value-type="error">
            <text:p>#VALEUR !</text:p>
          </table:table-cell>
          <table:table-cell table:formula="of:=IF([.$B746]=[.E$19];1;0)" office:value-type="string" office:string-value="" calcext:value-type="error">
            <text:p>#VALEUR !</text:p>
          </table:table-cell>
          <table:table-cell table:formula="of:=IF([.$B746]=[.F$19];1;0)" office:value-type="string" office:string-value="" calcext:value-type="error">
            <text:p>#VALEUR !</text:p>
          </table:table-cell>
          <table:table-cell table:formula="of:=IF([.$B746]=[.G$19];1;0)" office:value-type="string" office:string-value="" calcext:value-type="error">
            <text:p>#VALEUR !</text:p>
          </table:table-cell>
          <table:table-cell table:formula="of:=IF([.$B74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47]&lt;=[.$B$13];[.$A$2];IF([.A747]&lt;=[.$B$14];[.$A$3];IF([.A747]&lt;=[.$B$15];[.$A$4];IF([.A747]&lt;=[.$B$16];[.$A$5];IF([.A747]&lt;=[.$B$17];[.$A$6];IF([.A747]&lt;=[.$B$18];[.$A$7]))))))" office:value-type="string" office:string-value="" calcext:value-type="error">
            <text:p>#VALEUR !</text:p>
          </table:table-cell>
          <table:table-cell table:formula="of:=IF([.$B747]=[.C$19];1;0)" office:value-type="string" office:string-value="" calcext:value-type="error">
            <text:p>#VALEUR !</text:p>
          </table:table-cell>
          <table:table-cell table:formula="of:=IF([.$B747]=[.D$19];1;0)" office:value-type="string" office:string-value="" calcext:value-type="error">
            <text:p>#VALEUR !</text:p>
          </table:table-cell>
          <table:table-cell table:formula="of:=IF([.$B747]=[.E$19];1;0)" office:value-type="string" office:string-value="" calcext:value-type="error">
            <text:p>#VALEUR !</text:p>
          </table:table-cell>
          <table:table-cell table:formula="of:=IF([.$B747]=[.F$19];1;0)" office:value-type="string" office:string-value="" calcext:value-type="error">
            <text:p>#VALEUR !</text:p>
          </table:table-cell>
          <table:table-cell table:formula="of:=IF([.$B747]=[.G$19];1;0)" office:value-type="string" office:string-value="" calcext:value-type="error">
            <text:p>#VALEUR !</text:p>
          </table:table-cell>
          <table:table-cell table:formula="of:=IF([.$B74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48]&lt;=[.$B$13];[.$A$2];IF([.A748]&lt;=[.$B$14];[.$A$3];IF([.A748]&lt;=[.$B$15];[.$A$4];IF([.A748]&lt;=[.$B$16];[.$A$5];IF([.A748]&lt;=[.$B$17];[.$A$6];IF([.A748]&lt;=[.$B$18];[.$A$7]))))))" office:value-type="string" office:string-value="" calcext:value-type="error">
            <text:p>#VALEUR !</text:p>
          </table:table-cell>
          <table:table-cell table:formula="of:=IF([.$B748]=[.C$19];1;0)" office:value-type="string" office:string-value="" calcext:value-type="error">
            <text:p>#VALEUR !</text:p>
          </table:table-cell>
          <table:table-cell table:formula="of:=IF([.$B748]=[.D$19];1;0)" office:value-type="string" office:string-value="" calcext:value-type="error">
            <text:p>#VALEUR !</text:p>
          </table:table-cell>
          <table:table-cell table:formula="of:=IF([.$B748]=[.E$19];1;0)" office:value-type="string" office:string-value="" calcext:value-type="error">
            <text:p>#VALEUR !</text:p>
          </table:table-cell>
          <table:table-cell table:formula="of:=IF([.$B748]=[.F$19];1;0)" office:value-type="string" office:string-value="" calcext:value-type="error">
            <text:p>#VALEUR !</text:p>
          </table:table-cell>
          <table:table-cell table:formula="of:=IF([.$B748]=[.G$19];1;0)" office:value-type="string" office:string-value="" calcext:value-type="error">
            <text:p>#VALEUR !</text:p>
          </table:table-cell>
          <table:table-cell table:formula="of:=IF([.$B74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49]&lt;=[.$B$13];[.$A$2];IF([.A749]&lt;=[.$B$14];[.$A$3];IF([.A749]&lt;=[.$B$15];[.$A$4];IF([.A749]&lt;=[.$B$16];[.$A$5];IF([.A749]&lt;=[.$B$17];[.$A$6];IF([.A749]&lt;=[.$B$18];[.$A$7]))))))" office:value-type="string" office:string-value="" calcext:value-type="error">
            <text:p>#VALEUR !</text:p>
          </table:table-cell>
          <table:table-cell table:formula="of:=IF([.$B749]=[.C$19];1;0)" office:value-type="string" office:string-value="" calcext:value-type="error">
            <text:p>#VALEUR !</text:p>
          </table:table-cell>
          <table:table-cell table:formula="of:=IF([.$B749]=[.D$19];1;0)" office:value-type="string" office:string-value="" calcext:value-type="error">
            <text:p>#VALEUR !</text:p>
          </table:table-cell>
          <table:table-cell table:formula="of:=IF([.$B749]=[.E$19];1;0)" office:value-type="string" office:string-value="" calcext:value-type="error">
            <text:p>#VALEUR !</text:p>
          </table:table-cell>
          <table:table-cell table:formula="of:=IF([.$B749]=[.F$19];1;0)" office:value-type="string" office:string-value="" calcext:value-type="error">
            <text:p>#VALEUR !</text:p>
          </table:table-cell>
          <table:table-cell table:formula="of:=IF([.$B749]=[.G$19];1;0)" office:value-type="string" office:string-value="" calcext:value-type="error">
            <text:p>#VALEUR !</text:p>
          </table:table-cell>
          <table:table-cell table:formula="of:=IF([.$B74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50]&lt;=[.$B$13];[.$A$2];IF([.A750]&lt;=[.$B$14];[.$A$3];IF([.A750]&lt;=[.$B$15];[.$A$4];IF([.A750]&lt;=[.$B$16];[.$A$5];IF([.A750]&lt;=[.$B$17];[.$A$6];IF([.A750]&lt;=[.$B$18];[.$A$7]))))))" office:value-type="string" office:string-value="" calcext:value-type="error">
            <text:p>#VALEUR !</text:p>
          </table:table-cell>
          <table:table-cell table:formula="of:=IF([.$B750]=[.C$19];1;0)" office:value-type="string" office:string-value="" calcext:value-type="error">
            <text:p>#VALEUR !</text:p>
          </table:table-cell>
          <table:table-cell table:formula="of:=IF([.$B750]=[.D$19];1;0)" office:value-type="string" office:string-value="" calcext:value-type="error">
            <text:p>#VALEUR !</text:p>
          </table:table-cell>
          <table:table-cell table:formula="of:=IF([.$B750]=[.E$19];1;0)" office:value-type="string" office:string-value="" calcext:value-type="error">
            <text:p>#VALEUR !</text:p>
          </table:table-cell>
          <table:table-cell table:formula="of:=IF([.$B750]=[.F$19];1;0)" office:value-type="string" office:string-value="" calcext:value-type="error">
            <text:p>#VALEUR !</text:p>
          </table:table-cell>
          <table:table-cell table:formula="of:=IF([.$B750]=[.G$19];1;0)" office:value-type="string" office:string-value="" calcext:value-type="error">
            <text:p>#VALEUR !</text:p>
          </table:table-cell>
          <table:table-cell table:formula="of:=IF([.$B75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51]&lt;=[.$B$13];[.$A$2];IF([.A751]&lt;=[.$B$14];[.$A$3];IF([.A751]&lt;=[.$B$15];[.$A$4];IF([.A751]&lt;=[.$B$16];[.$A$5];IF([.A751]&lt;=[.$B$17];[.$A$6];IF([.A751]&lt;=[.$B$18];[.$A$7]))))))" office:value-type="string" office:string-value="" calcext:value-type="error">
            <text:p>#VALEUR !</text:p>
          </table:table-cell>
          <table:table-cell table:formula="of:=IF([.$B751]=[.C$19];1;0)" office:value-type="string" office:string-value="" calcext:value-type="error">
            <text:p>#VALEUR !</text:p>
          </table:table-cell>
          <table:table-cell table:formula="of:=IF([.$B751]=[.D$19];1;0)" office:value-type="string" office:string-value="" calcext:value-type="error">
            <text:p>#VALEUR !</text:p>
          </table:table-cell>
          <table:table-cell table:formula="of:=IF([.$B751]=[.E$19];1;0)" office:value-type="string" office:string-value="" calcext:value-type="error">
            <text:p>#VALEUR !</text:p>
          </table:table-cell>
          <table:table-cell table:formula="of:=IF([.$B751]=[.F$19];1;0)" office:value-type="string" office:string-value="" calcext:value-type="error">
            <text:p>#VALEUR !</text:p>
          </table:table-cell>
          <table:table-cell table:formula="of:=IF([.$B751]=[.G$19];1;0)" office:value-type="string" office:string-value="" calcext:value-type="error">
            <text:p>#VALEUR !</text:p>
          </table:table-cell>
          <table:table-cell table:formula="of:=IF([.$B75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52]&lt;=[.$B$13];[.$A$2];IF([.A752]&lt;=[.$B$14];[.$A$3];IF([.A752]&lt;=[.$B$15];[.$A$4];IF([.A752]&lt;=[.$B$16];[.$A$5];IF([.A752]&lt;=[.$B$17];[.$A$6];IF([.A752]&lt;=[.$B$18];[.$A$7]))))))" office:value-type="string" office:string-value="" calcext:value-type="error">
            <text:p>#VALEUR !</text:p>
          </table:table-cell>
          <table:table-cell table:formula="of:=IF([.$B752]=[.C$19];1;0)" office:value-type="string" office:string-value="" calcext:value-type="error">
            <text:p>#VALEUR !</text:p>
          </table:table-cell>
          <table:table-cell table:formula="of:=IF([.$B752]=[.D$19];1;0)" office:value-type="string" office:string-value="" calcext:value-type="error">
            <text:p>#VALEUR !</text:p>
          </table:table-cell>
          <table:table-cell table:formula="of:=IF([.$B752]=[.E$19];1;0)" office:value-type="string" office:string-value="" calcext:value-type="error">
            <text:p>#VALEUR !</text:p>
          </table:table-cell>
          <table:table-cell table:formula="of:=IF([.$B752]=[.F$19];1;0)" office:value-type="string" office:string-value="" calcext:value-type="error">
            <text:p>#VALEUR !</text:p>
          </table:table-cell>
          <table:table-cell table:formula="of:=IF([.$B752]=[.G$19];1;0)" office:value-type="string" office:string-value="" calcext:value-type="error">
            <text:p>#VALEUR !</text:p>
          </table:table-cell>
          <table:table-cell table:formula="of:=IF([.$B75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53]&lt;=[.$B$13];[.$A$2];IF([.A753]&lt;=[.$B$14];[.$A$3];IF([.A753]&lt;=[.$B$15];[.$A$4];IF([.A753]&lt;=[.$B$16];[.$A$5];IF([.A753]&lt;=[.$B$17];[.$A$6];IF([.A753]&lt;=[.$B$18];[.$A$7]))))))" office:value-type="string" office:string-value="" calcext:value-type="error">
            <text:p>#VALEUR !</text:p>
          </table:table-cell>
          <table:table-cell table:formula="of:=IF([.$B753]=[.C$19];1;0)" office:value-type="string" office:string-value="" calcext:value-type="error">
            <text:p>#VALEUR !</text:p>
          </table:table-cell>
          <table:table-cell table:formula="of:=IF([.$B753]=[.D$19];1;0)" office:value-type="string" office:string-value="" calcext:value-type="error">
            <text:p>#VALEUR !</text:p>
          </table:table-cell>
          <table:table-cell table:formula="of:=IF([.$B753]=[.E$19];1;0)" office:value-type="string" office:string-value="" calcext:value-type="error">
            <text:p>#VALEUR !</text:p>
          </table:table-cell>
          <table:table-cell table:formula="of:=IF([.$B753]=[.F$19];1;0)" office:value-type="string" office:string-value="" calcext:value-type="error">
            <text:p>#VALEUR !</text:p>
          </table:table-cell>
          <table:table-cell table:formula="of:=IF([.$B753]=[.G$19];1;0)" office:value-type="string" office:string-value="" calcext:value-type="error">
            <text:p>#VALEUR !</text:p>
          </table:table-cell>
          <table:table-cell table:formula="of:=IF([.$B75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54]&lt;=[.$B$13];[.$A$2];IF([.A754]&lt;=[.$B$14];[.$A$3];IF([.A754]&lt;=[.$B$15];[.$A$4];IF([.A754]&lt;=[.$B$16];[.$A$5];IF([.A754]&lt;=[.$B$17];[.$A$6];IF([.A754]&lt;=[.$B$18];[.$A$7]))))))" office:value-type="string" office:string-value="" calcext:value-type="error">
            <text:p>#VALEUR !</text:p>
          </table:table-cell>
          <table:table-cell table:formula="of:=IF([.$B754]=[.C$19];1;0)" office:value-type="string" office:string-value="" calcext:value-type="error">
            <text:p>#VALEUR !</text:p>
          </table:table-cell>
          <table:table-cell table:formula="of:=IF([.$B754]=[.D$19];1;0)" office:value-type="string" office:string-value="" calcext:value-type="error">
            <text:p>#VALEUR !</text:p>
          </table:table-cell>
          <table:table-cell table:formula="of:=IF([.$B754]=[.E$19];1;0)" office:value-type="string" office:string-value="" calcext:value-type="error">
            <text:p>#VALEUR !</text:p>
          </table:table-cell>
          <table:table-cell table:formula="of:=IF([.$B754]=[.F$19];1;0)" office:value-type="string" office:string-value="" calcext:value-type="error">
            <text:p>#VALEUR !</text:p>
          </table:table-cell>
          <table:table-cell table:formula="of:=IF([.$B754]=[.G$19];1;0)" office:value-type="string" office:string-value="" calcext:value-type="error">
            <text:p>#VALEUR !</text:p>
          </table:table-cell>
          <table:table-cell table:formula="of:=IF([.$B75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55]&lt;=[.$B$13];[.$A$2];IF([.A755]&lt;=[.$B$14];[.$A$3];IF([.A755]&lt;=[.$B$15];[.$A$4];IF([.A755]&lt;=[.$B$16];[.$A$5];IF([.A755]&lt;=[.$B$17];[.$A$6];IF([.A755]&lt;=[.$B$18];[.$A$7]))))))" office:value-type="string" office:string-value="" calcext:value-type="error">
            <text:p>#VALEUR !</text:p>
          </table:table-cell>
          <table:table-cell table:formula="of:=IF([.$B755]=[.C$19];1;0)" office:value-type="string" office:string-value="" calcext:value-type="error">
            <text:p>#VALEUR !</text:p>
          </table:table-cell>
          <table:table-cell table:formula="of:=IF([.$B755]=[.D$19];1;0)" office:value-type="string" office:string-value="" calcext:value-type="error">
            <text:p>#VALEUR !</text:p>
          </table:table-cell>
          <table:table-cell table:formula="of:=IF([.$B755]=[.E$19];1;0)" office:value-type="string" office:string-value="" calcext:value-type="error">
            <text:p>#VALEUR !</text:p>
          </table:table-cell>
          <table:table-cell table:formula="of:=IF([.$B755]=[.F$19];1;0)" office:value-type="string" office:string-value="" calcext:value-type="error">
            <text:p>#VALEUR !</text:p>
          </table:table-cell>
          <table:table-cell table:formula="of:=IF([.$B755]=[.G$19];1;0)" office:value-type="string" office:string-value="" calcext:value-type="error">
            <text:p>#VALEUR !</text:p>
          </table:table-cell>
          <table:table-cell table:formula="of:=IF([.$B75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56]&lt;=[.$B$13];[.$A$2];IF([.A756]&lt;=[.$B$14];[.$A$3];IF([.A756]&lt;=[.$B$15];[.$A$4];IF([.A756]&lt;=[.$B$16];[.$A$5];IF([.A756]&lt;=[.$B$17];[.$A$6];IF([.A756]&lt;=[.$B$18];[.$A$7]))))))" office:value-type="string" office:string-value="" calcext:value-type="error">
            <text:p>#VALEUR !</text:p>
          </table:table-cell>
          <table:table-cell table:formula="of:=IF([.$B756]=[.C$19];1;0)" office:value-type="string" office:string-value="" calcext:value-type="error">
            <text:p>#VALEUR !</text:p>
          </table:table-cell>
          <table:table-cell table:formula="of:=IF([.$B756]=[.D$19];1;0)" office:value-type="string" office:string-value="" calcext:value-type="error">
            <text:p>#VALEUR !</text:p>
          </table:table-cell>
          <table:table-cell table:formula="of:=IF([.$B756]=[.E$19];1;0)" office:value-type="string" office:string-value="" calcext:value-type="error">
            <text:p>#VALEUR !</text:p>
          </table:table-cell>
          <table:table-cell table:formula="of:=IF([.$B756]=[.F$19];1;0)" office:value-type="string" office:string-value="" calcext:value-type="error">
            <text:p>#VALEUR !</text:p>
          </table:table-cell>
          <table:table-cell table:formula="of:=IF([.$B756]=[.G$19];1;0)" office:value-type="string" office:string-value="" calcext:value-type="error">
            <text:p>#VALEUR !</text:p>
          </table:table-cell>
          <table:table-cell table:formula="of:=IF([.$B75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57]&lt;=[.$B$13];[.$A$2];IF([.A757]&lt;=[.$B$14];[.$A$3];IF([.A757]&lt;=[.$B$15];[.$A$4];IF([.A757]&lt;=[.$B$16];[.$A$5];IF([.A757]&lt;=[.$B$17];[.$A$6];IF([.A757]&lt;=[.$B$18];[.$A$7]))))))" office:value-type="string" office:string-value="" calcext:value-type="error">
            <text:p>#VALEUR !</text:p>
          </table:table-cell>
          <table:table-cell table:formula="of:=IF([.$B757]=[.C$19];1;0)" office:value-type="string" office:string-value="" calcext:value-type="error">
            <text:p>#VALEUR !</text:p>
          </table:table-cell>
          <table:table-cell table:formula="of:=IF([.$B757]=[.D$19];1;0)" office:value-type="string" office:string-value="" calcext:value-type="error">
            <text:p>#VALEUR !</text:p>
          </table:table-cell>
          <table:table-cell table:formula="of:=IF([.$B757]=[.E$19];1;0)" office:value-type="string" office:string-value="" calcext:value-type="error">
            <text:p>#VALEUR !</text:p>
          </table:table-cell>
          <table:table-cell table:formula="of:=IF([.$B757]=[.F$19];1;0)" office:value-type="string" office:string-value="" calcext:value-type="error">
            <text:p>#VALEUR !</text:p>
          </table:table-cell>
          <table:table-cell table:formula="of:=IF([.$B757]=[.G$19];1;0)" office:value-type="string" office:string-value="" calcext:value-type="error">
            <text:p>#VALEUR !</text:p>
          </table:table-cell>
          <table:table-cell table:formula="of:=IF([.$B75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58]&lt;=[.$B$13];[.$A$2];IF([.A758]&lt;=[.$B$14];[.$A$3];IF([.A758]&lt;=[.$B$15];[.$A$4];IF([.A758]&lt;=[.$B$16];[.$A$5];IF([.A758]&lt;=[.$B$17];[.$A$6];IF([.A758]&lt;=[.$B$18];[.$A$7]))))))" office:value-type="string" office:string-value="" calcext:value-type="error">
            <text:p>#VALEUR !</text:p>
          </table:table-cell>
          <table:table-cell table:formula="of:=IF([.$B758]=[.C$19];1;0)" office:value-type="string" office:string-value="" calcext:value-type="error">
            <text:p>#VALEUR !</text:p>
          </table:table-cell>
          <table:table-cell table:formula="of:=IF([.$B758]=[.D$19];1;0)" office:value-type="string" office:string-value="" calcext:value-type="error">
            <text:p>#VALEUR !</text:p>
          </table:table-cell>
          <table:table-cell table:formula="of:=IF([.$B758]=[.E$19];1;0)" office:value-type="string" office:string-value="" calcext:value-type="error">
            <text:p>#VALEUR !</text:p>
          </table:table-cell>
          <table:table-cell table:formula="of:=IF([.$B758]=[.F$19];1;0)" office:value-type="string" office:string-value="" calcext:value-type="error">
            <text:p>#VALEUR !</text:p>
          </table:table-cell>
          <table:table-cell table:formula="of:=IF([.$B758]=[.G$19];1;0)" office:value-type="string" office:string-value="" calcext:value-type="error">
            <text:p>#VALEUR !</text:p>
          </table:table-cell>
          <table:table-cell table:formula="of:=IF([.$B75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59]&lt;=[.$B$13];[.$A$2];IF([.A759]&lt;=[.$B$14];[.$A$3];IF([.A759]&lt;=[.$B$15];[.$A$4];IF([.A759]&lt;=[.$B$16];[.$A$5];IF([.A759]&lt;=[.$B$17];[.$A$6];IF([.A759]&lt;=[.$B$18];[.$A$7]))))))" office:value-type="string" office:string-value="" calcext:value-type="error">
            <text:p>#VALEUR !</text:p>
          </table:table-cell>
          <table:table-cell table:formula="of:=IF([.$B759]=[.C$19];1;0)" office:value-type="string" office:string-value="" calcext:value-type="error">
            <text:p>#VALEUR !</text:p>
          </table:table-cell>
          <table:table-cell table:formula="of:=IF([.$B759]=[.D$19];1;0)" office:value-type="string" office:string-value="" calcext:value-type="error">
            <text:p>#VALEUR !</text:p>
          </table:table-cell>
          <table:table-cell table:formula="of:=IF([.$B759]=[.E$19];1;0)" office:value-type="string" office:string-value="" calcext:value-type="error">
            <text:p>#VALEUR !</text:p>
          </table:table-cell>
          <table:table-cell table:formula="of:=IF([.$B759]=[.F$19];1;0)" office:value-type="string" office:string-value="" calcext:value-type="error">
            <text:p>#VALEUR !</text:p>
          </table:table-cell>
          <table:table-cell table:formula="of:=IF([.$B759]=[.G$19];1;0)" office:value-type="string" office:string-value="" calcext:value-type="error">
            <text:p>#VALEUR !</text:p>
          </table:table-cell>
          <table:table-cell table:formula="of:=IF([.$B75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60]&lt;=[.$B$13];[.$A$2];IF([.A760]&lt;=[.$B$14];[.$A$3];IF([.A760]&lt;=[.$B$15];[.$A$4];IF([.A760]&lt;=[.$B$16];[.$A$5];IF([.A760]&lt;=[.$B$17];[.$A$6];IF([.A760]&lt;=[.$B$18];[.$A$7]))))))" office:value-type="string" office:string-value="" calcext:value-type="error">
            <text:p>#VALEUR !</text:p>
          </table:table-cell>
          <table:table-cell table:formula="of:=IF([.$B760]=[.C$19];1;0)" office:value-type="string" office:string-value="" calcext:value-type="error">
            <text:p>#VALEUR !</text:p>
          </table:table-cell>
          <table:table-cell table:formula="of:=IF([.$B760]=[.D$19];1;0)" office:value-type="string" office:string-value="" calcext:value-type="error">
            <text:p>#VALEUR !</text:p>
          </table:table-cell>
          <table:table-cell table:formula="of:=IF([.$B760]=[.E$19];1;0)" office:value-type="string" office:string-value="" calcext:value-type="error">
            <text:p>#VALEUR !</text:p>
          </table:table-cell>
          <table:table-cell table:formula="of:=IF([.$B760]=[.F$19];1;0)" office:value-type="string" office:string-value="" calcext:value-type="error">
            <text:p>#VALEUR !</text:p>
          </table:table-cell>
          <table:table-cell table:formula="of:=IF([.$B760]=[.G$19];1;0)" office:value-type="string" office:string-value="" calcext:value-type="error">
            <text:p>#VALEUR !</text:p>
          </table:table-cell>
          <table:table-cell table:formula="of:=IF([.$B76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61]&lt;=[.$B$13];[.$A$2];IF([.A761]&lt;=[.$B$14];[.$A$3];IF([.A761]&lt;=[.$B$15];[.$A$4];IF([.A761]&lt;=[.$B$16];[.$A$5];IF([.A761]&lt;=[.$B$17];[.$A$6];IF([.A761]&lt;=[.$B$18];[.$A$7]))))))" office:value-type="string" office:string-value="" calcext:value-type="error">
            <text:p>#VALEUR !</text:p>
          </table:table-cell>
          <table:table-cell table:formula="of:=IF([.$B761]=[.C$19];1;0)" office:value-type="string" office:string-value="" calcext:value-type="error">
            <text:p>#VALEUR !</text:p>
          </table:table-cell>
          <table:table-cell table:formula="of:=IF([.$B761]=[.D$19];1;0)" office:value-type="string" office:string-value="" calcext:value-type="error">
            <text:p>#VALEUR !</text:p>
          </table:table-cell>
          <table:table-cell table:formula="of:=IF([.$B761]=[.E$19];1;0)" office:value-type="string" office:string-value="" calcext:value-type="error">
            <text:p>#VALEUR !</text:p>
          </table:table-cell>
          <table:table-cell table:formula="of:=IF([.$B761]=[.F$19];1;0)" office:value-type="string" office:string-value="" calcext:value-type="error">
            <text:p>#VALEUR !</text:p>
          </table:table-cell>
          <table:table-cell table:formula="of:=IF([.$B761]=[.G$19];1;0)" office:value-type="string" office:string-value="" calcext:value-type="error">
            <text:p>#VALEUR !</text:p>
          </table:table-cell>
          <table:table-cell table:formula="of:=IF([.$B76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62]&lt;=[.$B$13];[.$A$2];IF([.A762]&lt;=[.$B$14];[.$A$3];IF([.A762]&lt;=[.$B$15];[.$A$4];IF([.A762]&lt;=[.$B$16];[.$A$5];IF([.A762]&lt;=[.$B$17];[.$A$6];IF([.A762]&lt;=[.$B$18];[.$A$7]))))))" office:value-type="string" office:string-value="" calcext:value-type="error">
            <text:p>#VALEUR !</text:p>
          </table:table-cell>
          <table:table-cell table:formula="of:=IF([.$B762]=[.C$19];1;0)" office:value-type="string" office:string-value="" calcext:value-type="error">
            <text:p>#VALEUR !</text:p>
          </table:table-cell>
          <table:table-cell table:formula="of:=IF([.$B762]=[.D$19];1;0)" office:value-type="string" office:string-value="" calcext:value-type="error">
            <text:p>#VALEUR !</text:p>
          </table:table-cell>
          <table:table-cell table:formula="of:=IF([.$B762]=[.E$19];1;0)" office:value-type="string" office:string-value="" calcext:value-type="error">
            <text:p>#VALEUR !</text:p>
          </table:table-cell>
          <table:table-cell table:formula="of:=IF([.$B762]=[.F$19];1;0)" office:value-type="string" office:string-value="" calcext:value-type="error">
            <text:p>#VALEUR !</text:p>
          </table:table-cell>
          <table:table-cell table:formula="of:=IF([.$B762]=[.G$19];1;0)" office:value-type="string" office:string-value="" calcext:value-type="error">
            <text:p>#VALEUR !</text:p>
          </table:table-cell>
          <table:table-cell table:formula="of:=IF([.$B76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63]&lt;=[.$B$13];[.$A$2];IF([.A763]&lt;=[.$B$14];[.$A$3];IF([.A763]&lt;=[.$B$15];[.$A$4];IF([.A763]&lt;=[.$B$16];[.$A$5];IF([.A763]&lt;=[.$B$17];[.$A$6];IF([.A763]&lt;=[.$B$18];[.$A$7]))))))" office:value-type="string" office:string-value="" calcext:value-type="error">
            <text:p>#VALEUR !</text:p>
          </table:table-cell>
          <table:table-cell table:formula="of:=IF([.$B763]=[.C$19];1;0)" office:value-type="string" office:string-value="" calcext:value-type="error">
            <text:p>#VALEUR !</text:p>
          </table:table-cell>
          <table:table-cell table:formula="of:=IF([.$B763]=[.D$19];1;0)" office:value-type="string" office:string-value="" calcext:value-type="error">
            <text:p>#VALEUR !</text:p>
          </table:table-cell>
          <table:table-cell table:formula="of:=IF([.$B763]=[.E$19];1;0)" office:value-type="string" office:string-value="" calcext:value-type="error">
            <text:p>#VALEUR !</text:p>
          </table:table-cell>
          <table:table-cell table:formula="of:=IF([.$B763]=[.F$19];1;0)" office:value-type="string" office:string-value="" calcext:value-type="error">
            <text:p>#VALEUR !</text:p>
          </table:table-cell>
          <table:table-cell table:formula="of:=IF([.$B763]=[.G$19];1;0)" office:value-type="string" office:string-value="" calcext:value-type="error">
            <text:p>#VALEUR !</text:p>
          </table:table-cell>
          <table:table-cell table:formula="of:=IF([.$B76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64]&lt;=[.$B$13];[.$A$2];IF([.A764]&lt;=[.$B$14];[.$A$3];IF([.A764]&lt;=[.$B$15];[.$A$4];IF([.A764]&lt;=[.$B$16];[.$A$5];IF([.A764]&lt;=[.$B$17];[.$A$6];IF([.A764]&lt;=[.$B$18];[.$A$7]))))))" office:value-type="string" office:string-value="" calcext:value-type="error">
            <text:p>#VALEUR !</text:p>
          </table:table-cell>
          <table:table-cell table:formula="of:=IF([.$B764]=[.C$19];1;0)" office:value-type="string" office:string-value="" calcext:value-type="error">
            <text:p>#VALEUR !</text:p>
          </table:table-cell>
          <table:table-cell table:formula="of:=IF([.$B764]=[.D$19];1;0)" office:value-type="string" office:string-value="" calcext:value-type="error">
            <text:p>#VALEUR !</text:p>
          </table:table-cell>
          <table:table-cell table:formula="of:=IF([.$B764]=[.E$19];1;0)" office:value-type="string" office:string-value="" calcext:value-type="error">
            <text:p>#VALEUR !</text:p>
          </table:table-cell>
          <table:table-cell table:formula="of:=IF([.$B764]=[.F$19];1;0)" office:value-type="string" office:string-value="" calcext:value-type="error">
            <text:p>#VALEUR !</text:p>
          </table:table-cell>
          <table:table-cell table:formula="of:=IF([.$B764]=[.G$19];1;0)" office:value-type="string" office:string-value="" calcext:value-type="error">
            <text:p>#VALEUR !</text:p>
          </table:table-cell>
          <table:table-cell table:formula="of:=IF([.$B76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65]&lt;=[.$B$13];[.$A$2];IF([.A765]&lt;=[.$B$14];[.$A$3];IF([.A765]&lt;=[.$B$15];[.$A$4];IF([.A765]&lt;=[.$B$16];[.$A$5];IF([.A765]&lt;=[.$B$17];[.$A$6];IF([.A765]&lt;=[.$B$18];[.$A$7]))))))" office:value-type="string" office:string-value="" calcext:value-type="error">
            <text:p>#VALEUR !</text:p>
          </table:table-cell>
          <table:table-cell table:formula="of:=IF([.$B765]=[.C$19];1;0)" office:value-type="string" office:string-value="" calcext:value-type="error">
            <text:p>#VALEUR !</text:p>
          </table:table-cell>
          <table:table-cell table:formula="of:=IF([.$B765]=[.D$19];1;0)" office:value-type="string" office:string-value="" calcext:value-type="error">
            <text:p>#VALEUR !</text:p>
          </table:table-cell>
          <table:table-cell table:formula="of:=IF([.$B765]=[.E$19];1;0)" office:value-type="string" office:string-value="" calcext:value-type="error">
            <text:p>#VALEUR !</text:p>
          </table:table-cell>
          <table:table-cell table:formula="of:=IF([.$B765]=[.F$19];1;0)" office:value-type="string" office:string-value="" calcext:value-type="error">
            <text:p>#VALEUR !</text:p>
          </table:table-cell>
          <table:table-cell table:formula="of:=IF([.$B765]=[.G$19];1;0)" office:value-type="string" office:string-value="" calcext:value-type="error">
            <text:p>#VALEUR !</text:p>
          </table:table-cell>
          <table:table-cell table:formula="of:=IF([.$B76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66]&lt;=[.$B$13];[.$A$2];IF([.A766]&lt;=[.$B$14];[.$A$3];IF([.A766]&lt;=[.$B$15];[.$A$4];IF([.A766]&lt;=[.$B$16];[.$A$5];IF([.A766]&lt;=[.$B$17];[.$A$6];IF([.A766]&lt;=[.$B$18];[.$A$7]))))))" office:value-type="string" office:string-value="" calcext:value-type="error">
            <text:p>#VALEUR !</text:p>
          </table:table-cell>
          <table:table-cell table:formula="of:=IF([.$B766]=[.C$19];1;0)" office:value-type="string" office:string-value="" calcext:value-type="error">
            <text:p>#VALEUR !</text:p>
          </table:table-cell>
          <table:table-cell table:formula="of:=IF([.$B766]=[.D$19];1;0)" office:value-type="string" office:string-value="" calcext:value-type="error">
            <text:p>#VALEUR !</text:p>
          </table:table-cell>
          <table:table-cell table:formula="of:=IF([.$B766]=[.E$19];1;0)" office:value-type="string" office:string-value="" calcext:value-type="error">
            <text:p>#VALEUR !</text:p>
          </table:table-cell>
          <table:table-cell table:formula="of:=IF([.$B766]=[.F$19];1;0)" office:value-type="string" office:string-value="" calcext:value-type="error">
            <text:p>#VALEUR !</text:p>
          </table:table-cell>
          <table:table-cell table:formula="of:=IF([.$B766]=[.G$19];1;0)" office:value-type="string" office:string-value="" calcext:value-type="error">
            <text:p>#VALEUR !</text:p>
          </table:table-cell>
          <table:table-cell table:formula="of:=IF([.$B76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67]&lt;=[.$B$13];[.$A$2];IF([.A767]&lt;=[.$B$14];[.$A$3];IF([.A767]&lt;=[.$B$15];[.$A$4];IF([.A767]&lt;=[.$B$16];[.$A$5];IF([.A767]&lt;=[.$B$17];[.$A$6];IF([.A767]&lt;=[.$B$18];[.$A$7]))))))" office:value-type="string" office:string-value="" calcext:value-type="error">
            <text:p>#VALEUR !</text:p>
          </table:table-cell>
          <table:table-cell table:formula="of:=IF([.$B767]=[.C$19];1;0)" office:value-type="string" office:string-value="" calcext:value-type="error">
            <text:p>#VALEUR !</text:p>
          </table:table-cell>
          <table:table-cell table:formula="of:=IF([.$B767]=[.D$19];1;0)" office:value-type="string" office:string-value="" calcext:value-type="error">
            <text:p>#VALEUR !</text:p>
          </table:table-cell>
          <table:table-cell table:formula="of:=IF([.$B767]=[.E$19];1;0)" office:value-type="string" office:string-value="" calcext:value-type="error">
            <text:p>#VALEUR !</text:p>
          </table:table-cell>
          <table:table-cell table:formula="of:=IF([.$B767]=[.F$19];1;0)" office:value-type="string" office:string-value="" calcext:value-type="error">
            <text:p>#VALEUR !</text:p>
          </table:table-cell>
          <table:table-cell table:formula="of:=IF([.$B767]=[.G$19];1;0)" office:value-type="string" office:string-value="" calcext:value-type="error">
            <text:p>#VALEUR !</text:p>
          </table:table-cell>
          <table:table-cell table:formula="of:=IF([.$B76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68]&lt;=[.$B$13];[.$A$2];IF([.A768]&lt;=[.$B$14];[.$A$3];IF([.A768]&lt;=[.$B$15];[.$A$4];IF([.A768]&lt;=[.$B$16];[.$A$5];IF([.A768]&lt;=[.$B$17];[.$A$6];IF([.A768]&lt;=[.$B$18];[.$A$7]))))))" office:value-type="string" office:string-value="" calcext:value-type="error">
            <text:p>#VALEUR !</text:p>
          </table:table-cell>
          <table:table-cell table:formula="of:=IF([.$B768]=[.C$19];1;0)" office:value-type="string" office:string-value="" calcext:value-type="error">
            <text:p>#VALEUR !</text:p>
          </table:table-cell>
          <table:table-cell table:formula="of:=IF([.$B768]=[.D$19];1;0)" office:value-type="string" office:string-value="" calcext:value-type="error">
            <text:p>#VALEUR !</text:p>
          </table:table-cell>
          <table:table-cell table:formula="of:=IF([.$B768]=[.E$19];1;0)" office:value-type="string" office:string-value="" calcext:value-type="error">
            <text:p>#VALEUR !</text:p>
          </table:table-cell>
          <table:table-cell table:formula="of:=IF([.$B768]=[.F$19];1;0)" office:value-type="string" office:string-value="" calcext:value-type="error">
            <text:p>#VALEUR !</text:p>
          </table:table-cell>
          <table:table-cell table:formula="of:=IF([.$B768]=[.G$19];1;0)" office:value-type="string" office:string-value="" calcext:value-type="error">
            <text:p>#VALEUR !</text:p>
          </table:table-cell>
          <table:table-cell table:formula="of:=IF([.$B76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69]&lt;=[.$B$13];[.$A$2];IF([.A769]&lt;=[.$B$14];[.$A$3];IF([.A769]&lt;=[.$B$15];[.$A$4];IF([.A769]&lt;=[.$B$16];[.$A$5];IF([.A769]&lt;=[.$B$17];[.$A$6];IF([.A769]&lt;=[.$B$18];[.$A$7]))))))" office:value-type="string" office:string-value="" calcext:value-type="error">
            <text:p>#VALEUR !</text:p>
          </table:table-cell>
          <table:table-cell table:formula="of:=IF([.$B769]=[.C$19];1;0)" office:value-type="string" office:string-value="" calcext:value-type="error">
            <text:p>#VALEUR !</text:p>
          </table:table-cell>
          <table:table-cell table:formula="of:=IF([.$B769]=[.D$19];1;0)" office:value-type="string" office:string-value="" calcext:value-type="error">
            <text:p>#VALEUR !</text:p>
          </table:table-cell>
          <table:table-cell table:formula="of:=IF([.$B769]=[.E$19];1;0)" office:value-type="string" office:string-value="" calcext:value-type="error">
            <text:p>#VALEUR !</text:p>
          </table:table-cell>
          <table:table-cell table:formula="of:=IF([.$B769]=[.F$19];1;0)" office:value-type="string" office:string-value="" calcext:value-type="error">
            <text:p>#VALEUR !</text:p>
          </table:table-cell>
          <table:table-cell table:formula="of:=IF([.$B769]=[.G$19];1;0)" office:value-type="string" office:string-value="" calcext:value-type="error">
            <text:p>#VALEUR !</text:p>
          </table:table-cell>
          <table:table-cell table:formula="of:=IF([.$B76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70]&lt;=[.$B$13];[.$A$2];IF([.A770]&lt;=[.$B$14];[.$A$3];IF([.A770]&lt;=[.$B$15];[.$A$4];IF([.A770]&lt;=[.$B$16];[.$A$5];IF([.A770]&lt;=[.$B$17];[.$A$6];IF([.A770]&lt;=[.$B$18];[.$A$7]))))))" office:value-type="string" office:string-value="" calcext:value-type="error">
            <text:p>#VALEUR !</text:p>
          </table:table-cell>
          <table:table-cell table:formula="of:=IF([.$B770]=[.C$19];1;0)" office:value-type="string" office:string-value="" calcext:value-type="error">
            <text:p>#VALEUR !</text:p>
          </table:table-cell>
          <table:table-cell table:formula="of:=IF([.$B770]=[.D$19];1;0)" office:value-type="string" office:string-value="" calcext:value-type="error">
            <text:p>#VALEUR !</text:p>
          </table:table-cell>
          <table:table-cell table:formula="of:=IF([.$B770]=[.E$19];1;0)" office:value-type="string" office:string-value="" calcext:value-type="error">
            <text:p>#VALEUR !</text:p>
          </table:table-cell>
          <table:table-cell table:formula="of:=IF([.$B770]=[.F$19];1;0)" office:value-type="string" office:string-value="" calcext:value-type="error">
            <text:p>#VALEUR !</text:p>
          </table:table-cell>
          <table:table-cell table:formula="of:=IF([.$B770]=[.G$19];1;0)" office:value-type="string" office:string-value="" calcext:value-type="error">
            <text:p>#VALEUR !</text:p>
          </table:table-cell>
          <table:table-cell table:formula="of:=IF([.$B77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71]&lt;=[.$B$13];[.$A$2];IF([.A771]&lt;=[.$B$14];[.$A$3];IF([.A771]&lt;=[.$B$15];[.$A$4];IF([.A771]&lt;=[.$B$16];[.$A$5];IF([.A771]&lt;=[.$B$17];[.$A$6];IF([.A771]&lt;=[.$B$18];[.$A$7]))))))" office:value-type="string" office:string-value="" calcext:value-type="error">
            <text:p>#VALEUR !</text:p>
          </table:table-cell>
          <table:table-cell table:formula="of:=IF([.$B771]=[.C$19];1;0)" office:value-type="string" office:string-value="" calcext:value-type="error">
            <text:p>#VALEUR !</text:p>
          </table:table-cell>
          <table:table-cell table:formula="of:=IF([.$B771]=[.D$19];1;0)" office:value-type="string" office:string-value="" calcext:value-type="error">
            <text:p>#VALEUR !</text:p>
          </table:table-cell>
          <table:table-cell table:formula="of:=IF([.$B771]=[.E$19];1;0)" office:value-type="string" office:string-value="" calcext:value-type="error">
            <text:p>#VALEUR !</text:p>
          </table:table-cell>
          <table:table-cell table:formula="of:=IF([.$B771]=[.F$19];1;0)" office:value-type="string" office:string-value="" calcext:value-type="error">
            <text:p>#VALEUR !</text:p>
          </table:table-cell>
          <table:table-cell table:formula="of:=IF([.$B771]=[.G$19];1;0)" office:value-type="string" office:string-value="" calcext:value-type="error">
            <text:p>#VALEUR !</text:p>
          </table:table-cell>
          <table:table-cell table:formula="of:=IF([.$B77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72]&lt;=[.$B$13];[.$A$2];IF([.A772]&lt;=[.$B$14];[.$A$3];IF([.A772]&lt;=[.$B$15];[.$A$4];IF([.A772]&lt;=[.$B$16];[.$A$5];IF([.A772]&lt;=[.$B$17];[.$A$6];IF([.A772]&lt;=[.$B$18];[.$A$7]))))))" office:value-type="string" office:string-value="" calcext:value-type="error">
            <text:p>#VALEUR !</text:p>
          </table:table-cell>
          <table:table-cell table:formula="of:=IF([.$B772]=[.C$19];1;0)" office:value-type="string" office:string-value="" calcext:value-type="error">
            <text:p>#VALEUR !</text:p>
          </table:table-cell>
          <table:table-cell table:formula="of:=IF([.$B772]=[.D$19];1;0)" office:value-type="string" office:string-value="" calcext:value-type="error">
            <text:p>#VALEUR !</text:p>
          </table:table-cell>
          <table:table-cell table:formula="of:=IF([.$B772]=[.E$19];1;0)" office:value-type="string" office:string-value="" calcext:value-type="error">
            <text:p>#VALEUR !</text:p>
          </table:table-cell>
          <table:table-cell table:formula="of:=IF([.$B772]=[.F$19];1;0)" office:value-type="string" office:string-value="" calcext:value-type="error">
            <text:p>#VALEUR !</text:p>
          </table:table-cell>
          <table:table-cell table:formula="of:=IF([.$B772]=[.G$19];1;0)" office:value-type="string" office:string-value="" calcext:value-type="error">
            <text:p>#VALEUR !</text:p>
          </table:table-cell>
          <table:table-cell table:formula="of:=IF([.$B77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73]&lt;=[.$B$13];[.$A$2];IF([.A773]&lt;=[.$B$14];[.$A$3];IF([.A773]&lt;=[.$B$15];[.$A$4];IF([.A773]&lt;=[.$B$16];[.$A$5];IF([.A773]&lt;=[.$B$17];[.$A$6];IF([.A773]&lt;=[.$B$18];[.$A$7]))))))" office:value-type="string" office:string-value="" calcext:value-type="error">
            <text:p>#VALEUR !</text:p>
          </table:table-cell>
          <table:table-cell table:formula="of:=IF([.$B773]=[.C$19];1;0)" office:value-type="string" office:string-value="" calcext:value-type="error">
            <text:p>#VALEUR !</text:p>
          </table:table-cell>
          <table:table-cell table:formula="of:=IF([.$B773]=[.D$19];1;0)" office:value-type="string" office:string-value="" calcext:value-type="error">
            <text:p>#VALEUR !</text:p>
          </table:table-cell>
          <table:table-cell table:formula="of:=IF([.$B773]=[.E$19];1;0)" office:value-type="string" office:string-value="" calcext:value-type="error">
            <text:p>#VALEUR !</text:p>
          </table:table-cell>
          <table:table-cell table:formula="of:=IF([.$B773]=[.F$19];1;0)" office:value-type="string" office:string-value="" calcext:value-type="error">
            <text:p>#VALEUR !</text:p>
          </table:table-cell>
          <table:table-cell table:formula="of:=IF([.$B773]=[.G$19];1;0)" office:value-type="string" office:string-value="" calcext:value-type="error">
            <text:p>#VALEUR !</text:p>
          </table:table-cell>
          <table:table-cell table:formula="of:=IF([.$B77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74]&lt;=[.$B$13];[.$A$2];IF([.A774]&lt;=[.$B$14];[.$A$3];IF([.A774]&lt;=[.$B$15];[.$A$4];IF([.A774]&lt;=[.$B$16];[.$A$5];IF([.A774]&lt;=[.$B$17];[.$A$6];IF([.A774]&lt;=[.$B$18];[.$A$7]))))))" office:value-type="string" office:string-value="" calcext:value-type="error">
            <text:p>#VALEUR !</text:p>
          </table:table-cell>
          <table:table-cell table:formula="of:=IF([.$B774]=[.C$19];1;0)" office:value-type="string" office:string-value="" calcext:value-type="error">
            <text:p>#VALEUR !</text:p>
          </table:table-cell>
          <table:table-cell table:formula="of:=IF([.$B774]=[.D$19];1;0)" office:value-type="string" office:string-value="" calcext:value-type="error">
            <text:p>#VALEUR !</text:p>
          </table:table-cell>
          <table:table-cell table:formula="of:=IF([.$B774]=[.E$19];1;0)" office:value-type="string" office:string-value="" calcext:value-type="error">
            <text:p>#VALEUR !</text:p>
          </table:table-cell>
          <table:table-cell table:formula="of:=IF([.$B774]=[.F$19];1;0)" office:value-type="string" office:string-value="" calcext:value-type="error">
            <text:p>#VALEUR !</text:p>
          </table:table-cell>
          <table:table-cell table:formula="of:=IF([.$B774]=[.G$19];1;0)" office:value-type="string" office:string-value="" calcext:value-type="error">
            <text:p>#VALEUR !</text:p>
          </table:table-cell>
          <table:table-cell table:formula="of:=IF([.$B77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75]&lt;=[.$B$13];[.$A$2];IF([.A775]&lt;=[.$B$14];[.$A$3];IF([.A775]&lt;=[.$B$15];[.$A$4];IF([.A775]&lt;=[.$B$16];[.$A$5];IF([.A775]&lt;=[.$B$17];[.$A$6];IF([.A775]&lt;=[.$B$18];[.$A$7]))))))" office:value-type="string" office:string-value="" calcext:value-type="error">
            <text:p>#VALEUR !</text:p>
          </table:table-cell>
          <table:table-cell table:formula="of:=IF([.$B775]=[.C$19];1;0)" office:value-type="string" office:string-value="" calcext:value-type="error">
            <text:p>#VALEUR !</text:p>
          </table:table-cell>
          <table:table-cell table:formula="of:=IF([.$B775]=[.D$19];1;0)" office:value-type="string" office:string-value="" calcext:value-type="error">
            <text:p>#VALEUR !</text:p>
          </table:table-cell>
          <table:table-cell table:formula="of:=IF([.$B775]=[.E$19];1;0)" office:value-type="string" office:string-value="" calcext:value-type="error">
            <text:p>#VALEUR !</text:p>
          </table:table-cell>
          <table:table-cell table:formula="of:=IF([.$B775]=[.F$19];1;0)" office:value-type="string" office:string-value="" calcext:value-type="error">
            <text:p>#VALEUR !</text:p>
          </table:table-cell>
          <table:table-cell table:formula="of:=IF([.$B775]=[.G$19];1;0)" office:value-type="string" office:string-value="" calcext:value-type="error">
            <text:p>#VALEUR !</text:p>
          </table:table-cell>
          <table:table-cell table:formula="of:=IF([.$B77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76]&lt;=[.$B$13];[.$A$2];IF([.A776]&lt;=[.$B$14];[.$A$3];IF([.A776]&lt;=[.$B$15];[.$A$4];IF([.A776]&lt;=[.$B$16];[.$A$5];IF([.A776]&lt;=[.$B$17];[.$A$6];IF([.A776]&lt;=[.$B$18];[.$A$7]))))))" office:value-type="string" office:string-value="" calcext:value-type="error">
            <text:p>#VALEUR !</text:p>
          </table:table-cell>
          <table:table-cell table:formula="of:=IF([.$B776]=[.C$19];1;0)" office:value-type="string" office:string-value="" calcext:value-type="error">
            <text:p>#VALEUR !</text:p>
          </table:table-cell>
          <table:table-cell table:formula="of:=IF([.$B776]=[.D$19];1;0)" office:value-type="string" office:string-value="" calcext:value-type="error">
            <text:p>#VALEUR !</text:p>
          </table:table-cell>
          <table:table-cell table:formula="of:=IF([.$B776]=[.E$19];1;0)" office:value-type="string" office:string-value="" calcext:value-type="error">
            <text:p>#VALEUR !</text:p>
          </table:table-cell>
          <table:table-cell table:formula="of:=IF([.$B776]=[.F$19];1;0)" office:value-type="string" office:string-value="" calcext:value-type="error">
            <text:p>#VALEUR !</text:p>
          </table:table-cell>
          <table:table-cell table:formula="of:=IF([.$B776]=[.G$19];1;0)" office:value-type="string" office:string-value="" calcext:value-type="error">
            <text:p>#VALEUR !</text:p>
          </table:table-cell>
          <table:table-cell table:formula="of:=IF([.$B77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77]&lt;=[.$B$13];[.$A$2];IF([.A777]&lt;=[.$B$14];[.$A$3];IF([.A777]&lt;=[.$B$15];[.$A$4];IF([.A777]&lt;=[.$B$16];[.$A$5];IF([.A777]&lt;=[.$B$17];[.$A$6];IF([.A777]&lt;=[.$B$18];[.$A$7]))))))" office:value-type="string" office:string-value="" calcext:value-type="error">
            <text:p>#VALEUR !</text:p>
          </table:table-cell>
          <table:table-cell table:formula="of:=IF([.$B777]=[.C$19];1;0)" office:value-type="string" office:string-value="" calcext:value-type="error">
            <text:p>#VALEUR !</text:p>
          </table:table-cell>
          <table:table-cell table:formula="of:=IF([.$B777]=[.D$19];1;0)" office:value-type="string" office:string-value="" calcext:value-type="error">
            <text:p>#VALEUR !</text:p>
          </table:table-cell>
          <table:table-cell table:formula="of:=IF([.$B777]=[.E$19];1;0)" office:value-type="string" office:string-value="" calcext:value-type="error">
            <text:p>#VALEUR !</text:p>
          </table:table-cell>
          <table:table-cell table:formula="of:=IF([.$B777]=[.F$19];1;0)" office:value-type="string" office:string-value="" calcext:value-type="error">
            <text:p>#VALEUR !</text:p>
          </table:table-cell>
          <table:table-cell table:formula="of:=IF([.$B777]=[.G$19];1;0)" office:value-type="string" office:string-value="" calcext:value-type="error">
            <text:p>#VALEUR !</text:p>
          </table:table-cell>
          <table:table-cell table:formula="of:=IF([.$B77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78]&lt;=[.$B$13];[.$A$2];IF([.A778]&lt;=[.$B$14];[.$A$3];IF([.A778]&lt;=[.$B$15];[.$A$4];IF([.A778]&lt;=[.$B$16];[.$A$5];IF([.A778]&lt;=[.$B$17];[.$A$6];IF([.A778]&lt;=[.$B$18];[.$A$7]))))))" office:value-type="string" office:string-value="" calcext:value-type="error">
            <text:p>#VALEUR !</text:p>
          </table:table-cell>
          <table:table-cell table:formula="of:=IF([.$B778]=[.C$19];1;0)" office:value-type="string" office:string-value="" calcext:value-type="error">
            <text:p>#VALEUR !</text:p>
          </table:table-cell>
          <table:table-cell table:formula="of:=IF([.$B778]=[.D$19];1;0)" office:value-type="string" office:string-value="" calcext:value-type="error">
            <text:p>#VALEUR !</text:p>
          </table:table-cell>
          <table:table-cell table:formula="of:=IF([.$B778]=[.E$19];1;0)" office:value-type="string" office:string-value="" calcext:value-type="error">
            <text:p>#VALEUR !</text:p>
          </table:table-cell>
          <table:table-cell table:formula="of:=IF([.$B778]=[.F$19];1;0)" office:value-type="string" office:string-value="" calcext:value-type="error">
            <text:p>#VALEUR !</text:p>
          </table:table-cell>
          <table:table-cell table:formula="of:=IF([.$B778]=[.G$19];1;0)" office:value-type="string" office:string-value="" calcext:value-type="error">
            <text:p>#VALEUR !</text:p>
          </table:table-cell>
          <table:table-cell table:formula="of:=IF([.$B77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79]&lt;=[.$B$13];[.$A$2];IF([.A779]&lt;=[.$B$14];[.$A$3];IF([.A779]&lt;=[.$B$15];[.$A$4];IF([.A779]&lt;=[.$B$16];[.$A$5];IF([.A779]&lt;=[.$B$17];[.$A$6];IF([.A779]&lt;=[.$B$18];[.$A$7]))))))" office:value-type="string" office:string-value="" calcext:value-type="error">
            <text:p>#VALEUR !</text:p>
          </table:table-cell>
          <table:table-cell table:formula="of:=IF([.$B779]=[.C$19];1;0)" office:value-type="string" office:string-value="" calcext:value-type="error">
            <text:p>#VALEUR !</text:p>
          </table:table-cell>
          <table:table-cell table:formula="of:=IF([.$B779]=[.D$19];1;0)" office:value-type="string" office:string-value="" calcext:value-type="error">
            <text:p>#VALEUR !</text:p>
          </table:table-cell>
          <table:table-cell table:formula="of:=IF([.$B779]=[.E$19];1;0)" office:value-type="string" office:string-value="" calcext:value-type="error">
            <text:p>#VALEUR !</text:p>
          </table:table-cell>
          <table:table-cell table:formula="of:=IF([.$B779]=[.F$19];1;0)" office:value-type="string" office:string-value="" calcext:value-type="error">
            <text:p>#VALEUR !</text:p>
          </table:table-cell>
          <table:table-cell table:formula="of:=IF([.$B779]=[.G$19];1;0)" office:value-type="string" office:string-value="" calcext:value-type="error">
            <text:p>#VALEUR !</text:p>
          </table:table-cell>
          <table:table-cell table:formula="of:=IF([.$B77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80]&lt;=[.$B$13];[.$A$2];IF([.A780]&lt;=[.$B$14];[.$A$3];IF([.A780]&lt;=[.$B$15];[.$A$4];IF([.A780]&lt;=[.$B$16];[.$A$5];IF([.A780]&lt;=[.$B$17];[.$A$6];IF([.A780]&lt;=[.$B$18];[.$A$7]))))))" office:value-type="string" office:string-value="" calcext:value-type="error">
            <text:p>#VALEUR !</text:p>
          </table:table-cell>
          <table:table-cell table:formula="of:=IF([.$B780]=[.C$19];1;0)" office:value-type="string" office:string-value="" calcext:value-type="error">
            <text:p>#VALEUR !</text:p>
          </table:table-cell>
          <table:table-cell table:formula="of:=IF([.$B780]=[.D$19];1;0)" office:value-type="string" office:string-value="" calcext:value-type="error">
            <text:p>#VALEUR !</text:p>
          </table:table-cell>
          <table:table-cell table:formula="of:=IF([.$B780]=[.E$19];1;0)" office:value-type="string" office:string-value="" calcext:value-type="error">
            <text:p>#VALEUR !</text:p>
          </table:table-cell>
          <table:table-cell table:formula="of:=IF([.$B780]=[.F$19];1;0)" office:value-type="string" office:string-value="" calcext:value-type="error">
            <text:p>#VALEUR !</text:p>
          </table:table-cell>
          <table:table-cell table:formula="of:=IF([.$B780]=[.G$19];1;0)" office:value-type="string" office:string-value="" calcext:value-type="error">
            <text:p>#VALEUR !</text:p>
          </table:table-cell>
          <table:table-cell table:formula="of:=IF([.$B78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81]&lt;=[.$B$13];[.$A$2];IF([.A781]&lt;=[.$B$14];[.$A$3];IF([.A781]&lt;=[.$B$15];[.$A$4];IF([.A781]&lt;=[.$B$16];[.$A$5];IF([.A781]&lt;=[.$B$17];[.$A$6];IF([.A781]&lt;=[.$B$18];[.$A$7]))))))" office:value-type="string" office:string-value="" calcext:value-type="error">
            <text:p>#VALEUR !</text:p>
          </table:table-cell>
          <table:table-cell table:formula="of:=IF([.$B781]=[.C$19];1;0)" office:value-type="string" office:string-value="" calcext:value-type="error">
            <text:p>#VALEUR !</text:p>
          </table:table-cell>
          <table:table-cell table:formula="of:=IF([.$B781]=[.D$19];1;0)" office:value-type="string" office:string-value="" calcext:value-type="error">
            <text:p>#VALEUR !</text:p>
          </table:table-cell>
          <table:table-cell table:formula="of:=IF([.$B781]=[.E$19];1;0)" office:value-type="string" office:string-value="" calcext:value-type="error">
            <text:p>#VALEUR !</text:p>
          </table:table-cell>
          <table:table-cell table:formula="of:=IF([.$B781]=[.F$19];1;0)" office:value-type="string" office:string-value="" calcext:value-type="error">
            <text:p>#VALEUR !</text:p>
          </table:table-cell>
          <table:table-cell table:formula="of:=IF([.$B781]=[.G$19];1;0)" office:value-type="string" office:string-value="" calcext:value-type="error">
            <text:p>#VALEUR !</text:p>
          </table:table-cell>
          <table:table-cell table:formula="of:=IF([.$B78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82]&lt;=[.$B$13];[.$A$2];IF([.A782]&lt;=[.$B$14];[.$A$3];IF([.A782]&lt;=[.$B$15];[.$A$4];IF([.A782]&lt;=[.$B$16];[.$A$5];IF([.A782]&lt;=[.$B$17];[.$A$6];IF([.A782]&lt;=[.$B$18];[.$A$7]))))))" office:value-type="string" office:string-value="" calcext:value-type="error">
            <text:p>#VALEUR !</text:p>
          </table:table-cell>
          <table:table-cell table:formula="of:=IF([.$B782]=[.C$19];1;0)" office:value-type="string" office:string-value="" calcext:value-type="error">
            <text:p>#VALEUR !</text:p>
          </table:table-cell>
          <table:table-cell table:formula="of:=IF([.$B782]=[.D$19];1;0)" office:value-type="string" office:string-value="" calcext:value-type="error">
            <text:p>#VALEUR !</text:p>
          </table:table-cell>
          <table:table-cell table:formula="of:=IF([.$B782]=[.E$19];1;0)" office:value-type="string" office:string-value="" calcext:value-type="error">
            <text:p>#VALEUR !</text:p>
          </table:table-cell>
          <table:table-cell table:formula="of:=IF([.$B782]=[.F$19];1;0)" office:value-type="string" office:string-value="" calcext:value-type="error">
            <text:p>#VALEUR !</text:p>
          </table:table-cell>
          <table:table-cell table:formula="of:=IF([.$B782]=[.G$19];1;0)" office:value-type="string" office:string-value="" calcext:value-type="error">
            <text:p>#VALEUR !</text:p>
          </table:table-cell>
          <table:table-cell table:formula="of:=IF([.$B78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83]&lt;=[.$B$13];[.$A$2];IF([.A783]&lt;=[.$B$14];[.$A$3];IF([.A783]&lt;=[.$B$15];[.$A$4];IF([.A783]&lt;=[.$B$16];[.$A$5];IF([.A783]&lt;=[.$B$17];[.$A$6];IF([.A783]&lt;=[.$B$18];[.$A$7]))))))" office:value-type="string" office:string-value="" calcext:value-type="error">
            <text:p>#VALEUR !</text:p>
          </table:table-cell>
          <table:table-cell table:formula="of:=IF([.$B783]=[.C$19];1;0)" office:value-type="string" office:string-value="" calcext:value-type="error">
            <text:p>#VALEUR !</text:p>
          </table:table-cell>
          <table:table-cell table:formula="of:=IF([.$B783]=[.D$19];1;0)" office:value-type="string" office:string-value="" calcext:value-type="error">
            <text:p>#VALEUR !</text:p>
          </table:table-cell>
          <table:table-cell table:formula="of:=IF([.$B783]=[.E$19];1;0)" office:value-type="string" office:string-value="" calcext:value-type="error">
            <text:p>#VALEUR !</text:p>
          </table:table-cell>
          <table:table-cell table:formula="of:=IF([.$B783]=[.F$19];1;0)" office:value-type="string" office:string-value="" calcext:value-type="error">
            <text:p>#VALEUR !</text:p>
          </table:table-cell>
          <table:table-cell table:formula="of:=IF([.$B783]=[.G$19];1;0)" office:value-type="string" office:string-value="" calcext:value-type="error">
            <text:p>#VALEUR !</text:p>
          </table:table-cell>
          <table:table-cell table:formula="of:=IF([.$B78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84]&lt;=[.$B$13];[.$A$2];IF([.A784]&lt;=[.$B$14];[.$A$3];IF([.A784]&lt;=[.$B$15];[.$A$4];IF([.A784]&lt;=[.$B$16];[.$A$5];IF([.A784]&lt;=[.$B$17];[.$A$6];IF([.A784]&lt;=[.$B$18];[.$A$7]))))))" office:value-type="string" office:string-value="" calcext:value-type="error">
            <text:p>#VALEUR !</text:p>
          </table:table-cell>
          <table:table-cell table:formula="of:=IF([.$B784]=[.C$19];1;0)" office:value-type="string" office:string-value="" calcext:value-type="error">
            <text:p>#VALEUR !</text:p>
          </table:table-cell>
          <table:table-cell table:formula="of:=IF([.$B784]=[.D$19];1;0)" office:value-type="string" office:string-value="" calcext:value-type="error">
            <text:p>#VALEUR !</text:p>
          </table:table-cell>
          <table:table-cell table:formula="of:=IF([.$B784]=[.E$19];1;0)" office:value-type="string" office:string-value="" calcext:value-type="error">
            <text:p>#VALEUR !</text:p>
          </table:table-cell>
          <table:table-cell table:formula="of:=IF([.$B784]=[.F$19];1;0)" office:value-type="string" office:string-value="" calcext:value-type="error">
            <text:p>#VALEUR !</text:p>
          </table:table-cell>
          <table:table-cell table:formula="of:=IF([.$B784]=[.G$19];1;0)" office:value-type="string" office:string-value="" calcext:value-type="error">
            <text:p>#VALEUR !</text:p>
          </table:table-cell>
          <table:table-cell table:formula="of:=IF([.$B78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85]&lt;=[.$B$13];[.$A$2];IF([.A785]&lt;=[.$B$14];[.$A$3];IF([.A785]&lt;=[.$B$15];[.$A$4];IF([.A785]&lt;=[.$B$16];[.$A$5];IF([.A785]&lt;=[.$B$17];[.$A$6];IF([.A785]&lt;=[.$B$18];[.$A$7]))))))" office:value-type="string" office:string-value="" calcext:value-type="error">
            <text:p>#VALEUR !</text:p>
          </table:table-cell>
          <table:table-cell table:formula="of:=IF([.$B785]=[.C$19];1;0)" office:value-type="string" office:string-value="" calcext:value-type="error">
            <text:p>#VALEUR !</text:p>
          </table:table-cell>
          <table:table-cell table:formula="of:=IF([.$B785]=[.D$19];1;0)" office:value-type="string" office:string-value="" calcext:value-type="error">
            <text:p>#VALEUR !</text:p>
          </table:table-cell>
          <table:table-cell table:formula="of:=IF([.$B785]=[.E$19];1;0)" office:value-type="string" office:string-value="" calcext:value-type="error">
            <text:p>#VALEUR !</text:p>
          </table:table-cell>
          <table:table-cell table:formula="of:=IF([.$B785]=[.F$19];1;0)" office:value-type="string" office:string-value="" calcext:value-type="error">
            <text:p>#VALEUR !</text:p>
          </table:table-cell>
          <table:table-cell table:formula="of:=IF([.$B785]=[.G$19];1;0)" office:value-type="string" office:string-value="" calcext:value-type="error">
            <text:p>#VALEUR !</text:p>
          </table:table-cell>
          <table:table-cell table:formula="of:=IF([.$B78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86]&lt;=[.$B$13];[.$A$2];IF([.A786]&lt;=[.$B$14];[.$A$3];IF([.A786]&lt;=[.$B$15];[.$A$4];IF([.A786]&lt;=[.$B$16];[.$A$5];IF([.A786]&lt;=[.$B$17];[.$A$6];IF([.A786]&lt;=[.$B$18];[.$A$7]))))))" office:value-type="string" office:string-value="" calcext:value-type="error">
            <text:p>#VALEUR !</text:p>
          </table:table-cell>
          <table:table-cell table:formula="of:=IF([.$B786]=[.C$19];1;0)" office:value-type="string" office:string-value="" calcext:value-type="error">
            <text:p>#VALEUR !</text:p>
          </table:table-cell>
          <table:table-cell table:formula="of:=IF([.$B786]=[.D$19];1;0)" office:value-type="string" office:string-value="" calcext:value-type="error">
            <text:p>#VALEUR !</text:p>
          </table:table-cell>
          <table:table-cell table:formula="of:=IF([.$B786]=[.E$19];1;0)" office:value-type="string" office:string-value="" calcext:value-type="error">
            <text:p>#VALEUR !</text:p>
          </table:table-cell>
          <table:table-cell table:formula="of:=IF([.$B786]=[.F$19];1;0)" office:value-type="string" office:string-value="" calcext:value-type="error">
            <text:p>#VALEUR !</text:p>
          </table:table-cell>
          <table:table-cell table:formula="of:=IF([.$B786]=[.G$19];1;0)" office:value-type="string" office:string-value="" calcext:value-type="error">
            <text:p>#VALEUR !</text:p>
          </table:table-cell>
          <table:table-cell table:formula="of:=IF([.$B78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87]&lt;=[.$B$13];[.$A$2];IF([.A787]&lt;=[.$B$14];[.$A$3];IF([.A787]&lt;=[.$B$15];[.$A$4];IF([.A787]&lt;=[.$B$16];[.$A$5];IF([.A787]&lt;=[.$B$17];[.$A$6];IF([.A787]&lt;=[.$B$18];[.$A$7]))))))" office:value-type="string" office:string-value="" calcext:value-type="error">
            <text:p>#VALEUR !</text:p>
          </table:table-cell>
          <table:table-cell table:formula="of:=IF([.$B787]=[.C$19];1;0)" office:value-type="string" office:string-value="" calcext:value-type="error">
            <text:p>#VALEUR !</text:p>
          </table:table-cell>
          <table:table-cell table:formula="of:=IF([.$B787]=[.D$19];1;0)" office:value-type="string" office:string-value="" calcext:value-type="error">
            <text:p>#VALEUR !</text:p>
          </table:table-cell>
          <table:table-cell table:formula="of:=IF([.$B787]=[.E$19];1;0)" office:value-type="string" office:string-value="" calcext:value-type="error">
            <text:p>#VALEUR !</text:p>
          </table:table-cell>
          <table:table-cell table:formula="of:=IF([.$B787]=[.F$19];1;0)" office:value-type="string" office:string-value="" calcext:value-type="error">
            <text:p>#VALEUR !</text:p>
          </table:table-cell>
          <table:table-cell table:formula="of:=IF([.$B787]=[.G$19];1;0)" office:value-type="string" office:string-value="" calcext:value-type="error">
            <text:p>#VALEUR !</text:p>
          </table:table-cell>
          <table:table-cell table:formula="of:=IF([.$B78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88]&lt;=[.$B$13];[.$A$2];IF([.A788]&lt;=[.$B$14];[.$A$3];IF([.A788]&lt;=[.$B$15];[.$A$4];IF([.A788]&lt;=[.$B$16];[.$A$5];IF([.A788]&lt;=[.$B$17];[.$A$6];IF([.A788]&lt;=[.$B$18];[.$A$7]))))))" office:value-type="string" office:string-value="" calcext:value-type="error">
            <text:p>#VALEUR !</text:p>
          </table:table-cell>
          <table:table-cell table:formula="of:=IF([.$B788]=[.C$19];1;0)" office:value-type="string" office:string-value="" calcext:value-type="error">
            <text:p>#VALEUR !</text:p>
          </table:table-cell>
          <table:table-cell table:formula="of:=IF([.$B788]=[.D$19];1;0)" office:value-type="string" office:string-value="" calcext:value-type="error">
            <text:p>#VALEUR !</text:p>
          </table:table-cell>
          <table:table-cell table:formula="of:=IF([.$B788]=[.E$19];1;0)" office:value-type="string" office:string-value="" calcext:value-type="error">
            <text:p>#VALEUR !</text:p>
          </table:table-cell>
          <table:table-cell table:formula="of:=IF([.$B788]=[.F$19];1;0)" office:value-type="string" office:string-value="" calcext:value-type="error">
            <text:p>#VALEUR !</text:p>
          </table:table-cell>
          <table:table-cell table:formula="of:=IF([.$B788]=[.G$19];1;0)" office:value-type="string" office:string-value="" calcext:value-type="error">
            <text:p>#VALEUR !</text:p>
          </table:table-cell>
          <table:table-cell table:formula="of:=IF([.$B78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89]&lt;=[.$B$13];[.$A$2];IF([.A789]&lt;=[.$B$14];[.$A$3];IF([.A789]&lt;=[.$B$15];[.$A$4];IF([.A789]&lt;=[.$B$16];[.$A$5];IF([.A789]&lt;=[.$B$17];[.$A$6];IF([.A789]&lt;=[.$B$18];[.$A$7]))))))" office:value-type="string" office:string-value="" calcext:value-type="error">
            <text:p>#VALEUR !</text:p>
          </table:table-cell>
          <table:table-cell table:formula="of:=IF([.$B789]=[.C$19];1;0)" office:value-type="string" office:string-value="" calcext:value-type="error">
            <text:p>#VALEUR !</text:p>
          </table:table-cell>
          <table:table-cell table:formula="of:=IF([.$B789]=[.D$19];1;0)" office:value-type="string" office:string-value="" calcext:value-type="error">
            <text:p>#VALEUR !</text:p>
          </table:table-cell>
          <table:table-cell table:formula="of:=IF([.$B789]=[.E$19];1;0)" office:value-type="string" office:string-value="" calcext:value-type="error">
            <text:p>#VALEUR !</text:p>
          </table:table-cell>
          <table:table-cell table:formula="of:=IF([.$B789]=[.F$19];1;0)" office:value-type="string" office:string-value="" calcext:value-type="error">
            <text:p>#VALEUR !</text:p>
          </table:table-cell>
          <table:table-cell table:formula="of:=IF([.$B789]=[.G$19];1;0)" office:value-type="string" office:string-value="" calcext:value-type="error">
            <text:p>#VALEUR !</text:p>
          </table:table-cell>
          <table:table-cell table:formula="of:=IF([.$B78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90]&lt;=[.$B$13];[.$A$2];IF([.A790]&lt;=[.$B$14];[.$A$3];IF([.A790]&lt;=[.$B$15];[.$A$4];IF([.A790]&lt;=[.$B$16];[.$A$5];IF([.A790]&lt;=[.$B$17];[.$A$6];IF([.A790]&lt;=[.$B$18];[.$A$7]))))))" office:value-type="string" office:string-value="" calcext:value-type="error">
            <text:p>#VALEUR !</text:p>
          </table:table-cell>
          <table:table-cell table:formula="of:=IF([.$B790]=[.C$19];1;0)" office:value-type="string" office:string-value="" calcext:value-type="error">
            <text:p>#VALEUR !</text:p>
          </table:table-cell>
          <table:table-cell table:formula="of:=IF([.$B790]=[.D$19];1;0)" office:value-type="string" office:string-value="" calcext:value-type="error">
            <text:p>#VALEUR !</text:p>
          </table:table-cell>
          <table:table-cell table:formula="of:=IF([.$B790]=[.E$19];1;0)" office:value-type="string" office:string-value="" calcext:value-type="error">
            <text:p>#VALEUR !</text:p>
          </table:table-cell>
          <table:table-cell table:formula="of:=IF([.$B790]=[.F$19];1;0)" office:value-type="string" office:string-value="" calcext:value-type="error">
            <text:p>#VALEUR !</text:p>
          </table:table-cell>
          <table:table-cell table:formula="of:=IF([.$B790]=[.G$19];1;0)" office:value-type="string" office:string-value="" calcext:value-type="error">
            <text:p>#VALEUR !</text:p>
          </table:table-cell>
          <table:table-cell table:formula="of:=IF([.$B79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91]&lt;=[.$B$13];[.$A$2];IF([.A791]&lt;=[.$B$14];[.$A$3];IF([.A791]&lt;=[.$B$15];[.$A$4];IF([.A791]&lt;=[.$B$16];[.$A$5];IF([.A791]&lt;=[.$B$17];[.$A$6];IF([.A791]&lt;=[.$B$18];[.$A$7]))))))" office:value-type="string" office:string-value="" calcext:value-type="error">
            <text:p>#VALEUR !</text:p>
          </table:table-cell>
          <table:table-cell table:formula="of:=IF([.$B791]=[.C$19];1;0)" office:value-type="string" office:string-value="" calcext:value-type="error">
            <text:p>#VALEUR !</text:p>
          </table:table-cell>
          <table:table-cell table:formula="of:=IF([.$B791]=[.D$19];1;0)" office:value-type="string" office:string-value="" calcext:value-type="error">
            <text:p>#VALEUR !</text:p>
          </table:table-cell>
          <table:table-cell table:formula="of:=IF([.$B791]=[.E$19];1;0)" office:value-type="string" office:string-value="" calcext:value-type="error">
            <text:p>#VALEUR !</text:p>
          </table:table-cell>
          <table:table-cell table:formula="of:=IF([.$B791]=[.F$19];1;0)" office:value-type="string" office:string-value="" calcext:value-type="error">
            <text:p>#VALEUR !</text:p>
          </table:table-cell>
          <table:table-cell table:formula="of:=IF([.$B791]=[.G$19];1;0)" office:value-type="string" office:string-value="" calcext:value-type="error">
            <text:p>#VALEUR !</text:p>
          </table:table-cell>
          <table:table-cell table:formula="of:=IF([.$B79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92]&lt;=[.$B$13];[.$A$2];IF([.A792]&lt;=[.$B$14];[.$A$3];IF([.A792]&lt;=[.$B$15];[.$A$4];IF([.A792]&lt;=[.$B$16];[.$A$5];IF([.A792]&lt;=[.$B$17];[.$A$6];IF([.A792]&lt;=[.$B$18];[.$A$7]))))))" office:value-type="string" office:string-value="" calcext:value-type="error">
            <text:p>#VALEUR !</text:p>
          </table:table-cell>
          <table:table-cell table:formula="of:=IF([.$B792]=[.C$19];1;0)" office:value-type="string" office:string-value="" calcext:value-type="error">
            <text:p>#VALEUR !</text:p>
          </table:table-cell>
          <table:table-cell table:formula="of:=IF([.$B792]=[.D$19];1;0)" office:value-type="string" office:string-value="" calcext:value-type="error">
            <text:p>#VALEUR !</text:p>
          </table:table-cell>
          <table:table-cell table:formula="of:=IF([.$B792]=[.E$19];1;0)" office:value-type="string" office:string-value="" calcext:value-type="error">
            <text:p>#VALEUR !</text:p>
          </table:table-cell>
          <table:table-cell table:formula="of:=IF([.$B792]=[.F$19];1;0)" office:value-type="string" office:string-value="" calcext:value-type="error">
            <text:p>#VALEUR !</text:p>
          </table:table-cell>
          <table:table-cell table:formula="of:=IF([.$B792]=[.G$19];1;0)" office:value-type="string" office:string-value="" calcext:value-type="error">
            <text:p>#VALEUR !</text:p>
          </table:table-cell>
          <table:table-cell table:formula="of:=IF([.$B79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93]&lt;=[.$B$13];[.$A$2];IF([.A793]&lt;=[.$B$14];[.$A$3];IF([.A793]&lt;=[.$B$15];[.$A$4];IF([.A793]&lt;=[.$B$16];[.$A$5];IF([.A793]&lt;=[.$B$17];[.$A$6];IF([.A793]&lt;=[.$B$18];[.$A$7]))))))" office:value-type="string" office:string-value="" calcext:value-type="error">
            <text:p>#VALEUR !</text:p>
          </table:table-cell>
          <table:table-cell table:formula="of:=IF([.$B793]=[.C$19];1;0)" office:value-type="string" office:string-value="" calcext:value-type="error">
            <text:p>#VALEUR !</text:p>
          </table:table-cell>
          <table:table-cell table:formula="of:=IF([.$B793]=[.D$19];1;0)" office:value-type="string" office:string-value="" calcext:value-type="error">
            <text:p>#VALEUR !</text:p>
          </table:table-cell>
          <table:table-cell table:formula="of:=IF([.$B793]=[.E$19];1;0)" office:value-type="string" office:string-value="" calcext:value-type="error">
            <text:p>#VALEUR !</text:p>
          </table:table-cell>
          <table:table-cell table:formula="of:=IF([.$B793]=[.F$19];1;0)" office:value-type="string" office:string-value="" calcext:value-type="error">
            <text:p>#VALEUR !</text:p>
          </table:table-cell>
          <table:table-cell table:formula="of:=IF([.$B793]=[.G$19];1;0)" office:value-type="string" office:string-value="" calcext:value-type="error">
            <text:p>#VALEUR !</text:p>
          </table:table-cell>
          <table:table-cell table:formula="of:=IF([.$B79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94]&lt;=[.$B$13];[.$A$2];IF([.A794]&lt;=[.$B$14];[.$A$3];IF([.A794]&lt;=[.$B$15];[.$A$4];IF([.A794]&lt;=[.$B$16];[.$A$5];IF([.A794]&lt;=[.$B$17];[.$A$6];IF([.A794]&lt;=[.$B$18];[.$A$7]))))))" office:value-type="string" office:string-value="" calcext:value-type="error">
            <text:p>#VALEUR !</text:p>
          </table:table-cell>
          <table:table-cell table:formula="of:=IF([.$B794]=[.C$19];1;0)" office:value-type="string" office:string-value="" calcext:value-type="error">
            <text:p>#VALEUR !</text:p>
          </table:table-cell>
          <table:table-cell table:formula="of:=IF([.$B794]=[.D$19];1;0)" office:value-type="string" office:string-value="" calcext:value-type="error">
            <text:p>#VALEUR !</text:p>
          </table:table-cell>
          <table:table-cell table:formula="of:=IF([.$B794]=[.E$19];1;0)" office:value-type="string" office:string-value="" calcext:value-type="error">
            <text:p>#VALEUR !</text:p>
          </table:table-cell>
          <table:table-cell table:formula="of:=IF([.$B794]=[.F$19];1;0)" office:value-type="string" office:string-value="" calcext:value-type="error">
            <text:p>#VALEUR !</text:p>
          </table:table-cell>
          <table:table-cell table:formula="of:=IF([.$B794]=[.G$19];1;0)" office:value-type="string" office:string-value="" calcext:value-type="error">
            <text:p>#VALEUR !</text:p>
          </table:table-cell>
          <table:table-cell table:formula="of:=IF([.$B79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95]&lt;=[.$B$13];[.$A$2];IF([.A795]&lt;=[.$B$14];[.$A$3];IF([.A795]&lt;=[.$B$15];[.$A$4];IF([.A795]&lt;=[.$B$16];[.$A$5];IF([.A795]&lt;=[.$B$17];[.$A$6];IF([.A795]&lt;=[.$B$18];[.$A$7]))))))" office:value-type="string" office:string-value="" calcext:value-type="error">
            <text:p>#VALEUR !</text:p>
          </table:table-cell>
          <table:table-cell table:formula="of:=IF([.$B795]=[.C$19];1;0)" office:value-type="string" office:string-value="" calcext:value-type="error">
            <text:p>#VALEUR !</text:p>
          </table:table-cell>
          <table:table-cell table:formula="of:=IF([.$B795]=[.D$19];1;0)" office:value-type="string" office:string-value="" calcext:value-type="error">
            <text:p>#VALEUR !</text:p>
          </table:table-cell>
          <table:table-cell table:formula="of:=IF([.$B795]=[.E$19];1;0)" office:value-type="string" office:string-value="" calcext:value-type="error">
            <text:p>#VALEUR !</text:p>
          </table:table-cell>
          <table:table-cell table:formula="of:=IF([.$B795]=[.F$19];1;0)" office:value-type="string" office:string-value="" calcext:value-type="error">
            <text:p>#VALEUR !</text:p>
          </table:table-cell>
          <table:table-cell table:formula="of:=IF([.$B795]=[.G$19];1;0)" office:value-type="string" office:string-value="" calcext:value-type="error">
            <text:p>#VALEUR !</text:p>
          </table:table-cell>
          <table:table-cell table:formula="of:=IF([.$B79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96]&lt;=[.$B$13];[.$A$2];IF([.A796]&lt;=[.$B$14];[.$A$3];IF([.A796]&lt;=[.$B$15];[.$A$4];IF([.A796]&lt;=[.$B$16];[.$A$5];IF([.A796]&lt;=[.$B$17];[.$A$6];IF([.A796]&lt;=[.$B$18];[.$A$7]))))))" office:value-type="string" office:string-value="" calcext:value-type="error">
            <text:p>#VALEUR !</text:p>
          </table:table-cell>
          <table:table-cell table:formula="of:=IF([.$B796]=[.C$19];1;0)" office:value-type="string" office:string-value="" calcext:value-type="error">
            <text:p>#VALEUR !</text:p>
          </table:table-cell>
          <table:table-cell table:formula="of:=IF([.$B796]=[.D$19];1;0)" office:value-type="string" office:string-value="" calcext:value-type="error">
            <text:p>#VALEUR !</text:p>
          </table:table-cell>
          <table:table-cell table:formula="of:=IF([.$B796]=[.E$19];1;0)" office:value-type="string" office:string-value="" calcext:value-type="error">
            <text:p>#VALEUR !</text:p>
          </table:table-cell>
          <table:table-cell table:formula="of:=IF([.$B796]=[.F$19];1;0)" office:value-type="string" office:string-value="" calcext:value-type="error">
            <text:p>#VALEUR !</text:p>
          </table:table-cell>
          <table:table-cell table:formula="of:=IF([.$B796]=[.G$19];1;0)" office:value-type="string" office:string-value="" calcext:value-type="error">
            <text:p>#VALEUR !</text:p>
          </table:table-cell>
          <table:table-cell table:formula="of:=IF([.$B79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97]&lt;=[.$B$13];[.$A$2];IF([.A797]&lt;=[.$B$14];[.$A$3];IF([.A797]&lt;=[.$B$15];[.$A$4];IF([.A797]&lt;=[.$B$16];[.$A$5];IF([.A797]&lt;=[.$B$17];[.$A$6];IF([.A797]&lt;=[.$B$18];[.$A$7]))))))" office:value-type="string" office:string-value="" calcext:value-type="error">
            <text:p>#VALEUR !</text:p>
          </table:table-cell>
          <table:table-cell table:formula="of:=IF([.$B797]=[.C$19];1;0)" office:value-type="string" office:string-value="" calcext:value-type="error">
            <text:p>#VALEUR !</text:p>
          </table:table-cell>
          <table:table-cell table:formula="of:=IF([.$B797]=[.D$19];1;0)" office:value-type="string" office:string-value="" calcext:value-type="error">
            <text:p>#VALEUR !</text:p>
          </table:table-cell>
          <table:table-cell table:formula="of:=IF([.$B797]=[.E$19];1;0)" office:value-type="string" office:string-value="" calcext:value-type="error">
            <text:p>#VALEUR !</text:p>
          </table:table-cell>
          <table:table-cell table:formula="of:=IF([.$B797]=[.F$19];1;0)" office:value-type="string" office:string-value="" calcext:value-type="error">
            <text:p>#VALEUR !</text:p>
          </table:table-cell>
          <table:table-cell table:formula="of:=IF([.$B797]=[.G$19];1;0)" office:value-type="string" office:string-value="" calcext:value-type="error">
            <text:p>#VALEUR !</text:p>
          </table:table-cell>
          <table:table-cell table:formula="of:=IF([.$B79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98]&lt;=[.$B$13];[.$A$2];IF([.A798]&lt;=[.$B$14];[.$A$3];IF([.A798]&lt;=[.$B$15];[.$A$4];IF([.A798]&lt;=[.$B$16];[.$A$5];IF([.A798]&lt;=[.$B$17];[.$A$6];IF([.A798]&lt;=[.$B$18];[.$A$7]))))))" office:value-type="string" office:string-value="" calcext:value-type="error">
            <text:p>#VALEUR !</text:p>
          </table:table-cell>
          <table:table-cell table:formula="of:=IF([.$B798]=[.C$19];1;0)" office:value-type="string" office:string-value="" calcext:value-type="error">
            <text:p>#VALEUR !</text:p>
          </table:table-cell>
          <table:table-cell table:formula="of:=IF([.$B798]=[.D$19];1;0)" office:value-type="string" office:string-value="" calcext:value-type="error">
            <text:p>#VALEUR !</text:p>
          </table:table-cell>
          <table:table-cell table:formula="of:=IF([.$B798]=[.E$19];1;0)" office:value-type="string" office:string-value="" calcext:value-type="error">
            <text:p>#VALEUR !</text:p>
          </table:table-cell>
          <table:table-cell table:formula="of:=IF([.$B798]=[.F$19];1;0)" office:value-type="string" office:string-value="" calcext:value-type="error">
            <text:p>#VALEUR !</text:p>
          </table:table-cell>
          <table:table-cell table:formula="of:=IF([.$B798]=[.G$19];1;0)" office:value-type="string" office:string-value="" calcext:value-type="error">
            <text:p>#VALEUR !</text:p>
          </table:table-cell>
          <table:table-cell table:formula="of:=IF([.$B79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799]&lt;=[.$B$13];[.$A$2];IF([.A799]&lt;=[.$B$14];[.$A$3];IF([.A799]&lt;=[.$B$15];[.$A$4];IF([.A799]&lt;=[.$B$16];[.$A$5];IF([.A799]&lt;=[.$B$17];[.$A$6];IF([.A799]&lt;=[.$B$18];[.$A$7]))))))" office:value-type="string" office:string-value="" calcext:value-type="error">
            <text:p>#VALEUR !</text:p>
          </table:table-cell>
          <table:table-cell table:formula="of:=IF([.$B799]=[.C$19];1;0)" office:value-type="string" office:string-value="" calcext:value-type="error">
            <text:p>#VALEUR !</text:p>
          </table:table-cell>
          <table:table-cell table:formula="of:=IF([.$B799]=[.D$19];1;0)" office:value-type="string" office:string-value="" calcext:value-type="error">
            <text:p>#VALEUR !</text:p>
          </table:table-cell>
          <table:table-cell table:formula="of:=IF([.$B799]=[.E$19];1;0)" office:value-type="string" office:string-value="" calcext:value-type="error">
            <text:p>#VALEUR !</text:p>
          </table:table-cell>
          <table:table-cell table:formula="of:=IF([.$B799]=[.F$19];1;0)" office:value-type="string" office:string-value="" calcext:value-type="error">
            <text:p>#VALEUR !</text:p>
          </table:table-cell>
          <table:table-cell table:formula="of:=IF([.$B799]=[.G$19];1;0)" office:value-type="string" office:string-value="" calcext:value-type="error">
            <text:p>#VALEUR !</text:p>
          </table:table-cell>
          <table:table-cell table:formula="of:=IF([.$B79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00]&lt;=[.$B$13];[.$A$2];IF([.A800]&lt;=[.$B$14];[.$A$3];IF([.A800]&lt;=[.$B$15];[.$A$4];IF([.A800]&lt;=[.$B$16];[.$A$5];IF([.A800]&lt;=[.$B$17];[.$A$6];IF([.A800]&lt;=[.$B$18];[.$A$7]))))))" office:value-type="string" office:string-value="" calcext:value-type="error">
            <text:p>#VALEUR !</text:p>
          </table:table-cell>
          <table:table-cell table:formula="of:=IF([.$B800]=[.C$19];1;0)" office:value-type="string" office:string-value="" calcext:value-type="error">
            <text:p>#VALEUR !</text:p>
          </table:table-cell>
          <table:table-cell table:formula="of:=IF([.$B800]=[.D$19];1;0)" office:value-type="string" office:string-value="" calcext:value-type="error">
            <text:p>#VALEUR !</text:p>
          </table:table-cell>
          <table:table-cell table:formula="of:=IF([.$B800]=[.E$19];1;0)" office:value-type="string" office:string-value="" calcext:value-type="error">
            <text:p>#VALEUR !</text:p>
          </table:table-cell>
          <table:table-cell table:formula="of:=IF([.$B800]=[.F$19];1;0)" office:value-type="string" office:string-value="" calcext:value-type="error">
            <text:p>#VALEUR !</text:p>
          </table:table-cell>
          <table:table-cell table:formula="of:=IF([.$B800]=[.G$19];1;0)" office:value-type="string" office:string-value="" calcext:value-type="error">
            <text:p>#VALEUR !</text:p>
          </table:table-cell>
          <table:table-cell table:formula="of:=IF([.$B80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01]&lt;=[.$B$13];[.$A$2];IF([.A801]&lt;=[.$B$14];[.$A$3];IF([.A801]&lt;=[.$B$15];[.$A$4];IF([.A801]&lt;=[.$B$16];[.$A$5];IF([.A801]&lt;=[.$B$17];[.$A$6];IF([.A801]&lt;=[.$B$18];[.$A$7]))))))" office:value-type="string" office:string-value="" calcext:value-type="error">
            <text:p>#VALEUR !</text:p>
          </table:table-cell>
          <table:table-cell table:formula="of:=IF([.$B801]=[.C$19];1;0)" office:value-type="string" office:string-value="" calcext:value-type="error">
            <text:p>#VALEUR !</text:p>
          </table:table-cell>
          <table:table-cell table:formula="of:=IF([.$B801]=[.D$19];1;0)" office:value-type="string" office:string-value="" calcext:value-type="error">
            <text:p>#VALEUR !</text:p>
          </table:table-cell>
          <table:table-cell table:formula="of:=IF([.$B801]=[.E$19];1;0)" office:value-type="string" office:string-value="" calcext:value-type="error">
            <text:p>#VALEUR !</text:p>
          </table:table-cell>
          <table:table-cell table:formula="of:=IF([.$B801]=[.F$19];1;0)" office:value-type="string" office:string-value="" calcext:value-type="error">
            <text:p>#VALEUR !</text:p>
          </table:table-cell>
          <table:table-cell table:formula="of:=IF([.$B801]=[.G$19];1;0)" office:value-type="string" office:string-value="" calcext:value-type="error">
            <text:p>#VALEUR !</text:p>
          </table:table-cell>
          <table:table-cell table:formula="of:=IF([.$B80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02]&lt;=[.$B$13];[.$A$2];IF([.A802]&lt;=[.$B$14];[.$A$3];IF([.A802]&lt;=[.$B$15];[.$A$4];IF([.A802]&lt;=[.$B$16];[.$A$5];IF([.A802]&lt;=[.$B$17];[.$A$6];IF([.A802]&lt;=[.$B$18];[.$A$7]))))))" office:value-type="string" office:string-value="" calcext:value-type="error">
            <text:p>#VALEUR !</text:p>
          </table:table-cell>
          <table:table-cell table:formula="of:=IF([.$B802]=[.C$19];1;0)" office:value-type="string" office:string-value="" calcext:value-type="error">
            <text:p>#VALEUR !</text:p>
          </table:table-cell>
          <table:table-cell table:formula="of:=IF([.$B802]=[.D$19];1;0)" office:value-type="string" office:string-value="" calcext:value-type="error">
            <text:p>#VALEUR !</text:p>
          </table:table-cell>
          <table:table-cell table:formula="of:=IF([.$B802]=[.E$19];1;0)" office:value-type="string" office:string-value="" calcext:value-type="error">
            <text:p>#VALEUR !</text:p>
          </table:table-cell>
          <table:table-cell table:formula="of:=IF([.$B802]=[.F$19];1;0)" office:value-type="string" office:string-value="" calcext:value-type="error">
            <text:p>#VALEUR !</text:p>
          </table:table-cell>
          <table:table-cell table:formula="of:=IF([.$B802]=[.G$19];1;0)" office:value-type="string" office:string-value="" calcext:value-type="error">
            <text:p>#VALEUR !</text:p>
          </table:table-cell>
          <table:table-cell table:formula="of:=IF([.$B80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03]&lt;=[.$B$13];[.$A$2];IF([.A803]&lt;=[.$B$14];[.$A$3];IF([.A803]&lt;=[.$B$15];[.$A$4];IF([.A803]&lt;=[.$B$16];[.$A$5];IF([.A803]&lt;=[.$B$17];[.$A$6];IF([.A803]&lt;=[.$B$18];[.$A$7]))))))" office:value-type="string" office:string-value="" calcext:value-type="error">
            <text:p>#VALEUR !</text:p>
          </table:table-cell>
          <table:table-cell table:formula="of:=IF([.$B803]=[.C$19];1;0)" office:value-type="string" office:string-value="" calcext:value-type="error">
            <text:p>#VALEUR !</text:p>
          </table:table-cell>
          <table:table-cell table:formula="of:=IF([.$B803]=[.D$19];1;0)" office:value-type="string" office:string-value="" calcext:value-type="error">
            <text:p>#VALEUR !</text:p>
          </table:table-cell>
          <table:table-cell table:formula="of:=IF([.$B803]=[.E$19];1;0)" office:value-type="string" office:string-value="" calcext:value-type="error">
            <text:p>#VALEUR !</text:p>
          </table:table-cell>
          <table:table-cell table:formula="of:=IF([.$B803]=[.F$19];1;0)" office:value-type="string" office:string-value="" calcext:value-type="error">
            <text:p>#VALEUR !</text:p>
          </table:table-cell>
          <table:table-cell table:formula="of:=IF([.$B803]=[.G$19];1;0)" office:value-type="string" office:string-value="" calcext:value-type="error">
            <text:p>#VALEUR !</text:p>
          </table:table-cell>
          <table:table-cell table:formula="of:=IF([.$B80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04]&lt;=[.$B$13];[.$A$2];IF([.A804]&lt;=[.$B$14];[.$A$3];IF([.A804]&lt;=[.$B$15];[.$A$4];IF([.A804]&lt;=[.$B$16];[.$A$5];IF([.A804]&lt;=[.$B$17];[.$A$6];IF([.A804]&lt;=[.$B$18];[.$A$7]))))))" office:value-type="string" office:string-value="" calcext:value-type="error">
            <text:p>#VALEUR !</text:p>
          </table:table-cell>
          <table:table-cell table:formula="of:=IF([.$B804]=[.C$19];1;0)" office:value-type="string" office:string-value="" calcext:value-type="error">
            <text:p>#VALEUR !</text:p>
          </table:table-cell>
          <table:table-cell table:formula="of:=IF([.$B804]=[.D$19];1;0)" office:value-type="string" office:string-value="" calcext:value-type="error">
            <text:p>#VALEUR !</text:p>
          </table:table-cell>
          <table:table-cell table:formula="of:=IF([.$B804]=[.E$19];1;0)" office:value-type="string" office:string-value="" calcext:value-type="error">
            <text:p>#VALEUR !</text:p>
          </table:table-cell>
          <table:table-cell table:formula="of:=IF([.$B804]=[.F$19];1;0)" office:value-type="string" office:string-value="" calcext:value-type="error">
            <text:p>#VALEUR !</text:p>
          </table:table-cell>
          <table:table-cell table:formula="of:=IF([.$B804]=[.G$19];1;0)" office:value-type="string" office:string-value="" calcext:value-type="error">
            <text:p>#VALEUR !</text:p>
          </table:table-cell>
          <table:table-cell table:formula="of:=IF([.$B80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05]&lt;=[.$B$13];[.$A$2];IF([.A805]&lt;=[.$B$14];[.$A$3];IF([.A805]&lt;=[.$B$15];[.$A$4];IF([.A805]&lt;=[.$B$16];[.$A$5];IF([.A805]&lt;=[.$B$17];[.$A$6];IF([.A805]&lt;=[.$B$18];[.$A$7]))))))" office:value-type="string" office:string-value="" calcext:value-type="error">
            <text:p>#VALEUR !</text:p>
          </table:table-cell>
          <table:table-cell table:formula="of:=IF([.$B805]=[.C$19];1;0)" office:value-type="string" office:string-value="" calcext:value-type="error">
            <text:p>#VALEUR !</text:p>
          </table:table-cell>
          <table:table-cell table:formula="of:=IF([.$B805]=[.D$19];1;0)" office:value-type="string" office:string-value="" calcext:value-type="error">
            <text:p>#VALEUR !</text:p>
          </table:table-cell>
          <table:table-cell table:formula="of:=IF([.$B805]=[.E$19];1;0)" office:value-type="string" office:string-value="" calcext:value-type="error">
            <text:p>#VALEUR !</text:p>
          </table:table-cell>
          <table:table-cell table:formula="of:=IF([.$B805]=[.F$19];1;0)" office:value-type="string" office:string-value="" calcext:value-type="error">
            <text:p>#VALEUR !</text:p>
          </table:table-cell>
          <table:table-cell table:formula="of:=IF([.$B805]=[.G$19];1;0)" office:value-type="string" office:string-value="" calcext:value-type="error">
            <text:p>#VALEUR !</text:p>
          </table:table-cell>
          <table:table-cell table:formula="of:=IF([.$B80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06]&lt;=[.$B$13];[.$A$2];IF([.A806]&lt;=[.$B$14];[.$A$3];IF([.A806]&lt;=[.$B$15];[.$A$4];IF([.A806]&lt;=[.$B$16];[.$A$5];IF([.A806]&lt;=[.$B$17];[.$A$6];IF([.A806]&lt;=[.$B$18];[.$A$7]))))))" office:value-type="string" office:string-value="" calcext:value-type="error">
            <text:p>#VALEUR !</text:p>
          </table:table-cell>
          <table:table-cell table:formula="of:=IF([.$B806]=[.C$19];1;0)" office:value-type="string" office:string-value="" calcext:value-type="error">
            <text:p>#VALEUR !</text:p>
          </table:table-cell>
          <table:table-cell table:formula="of:=IF([.$B806]=[.D$19];1;0)" office:value-type="string" office:string-value="" calcext:value-type="error">
            <text:p>#VALEUR !</text:p>
          </table:table-cell>
          <table:table-cell table:formula="of:=IF([.$B806]=[.E$19];1;0)" office:value-type="string" office:string-value="" calcext:value-type="error">
            <text:p>#VALEUR !</text:p>
          </table:table-cell>
          <table:table-cell table:formula="of:=IF([.$B806]=[.F$19];1;0)" office:value-type="string" office:string-value="" calcext:value-type="error">
            <text:p>#VALEUR !</text:p>
          </table:table-cell>
          <table:table-cell table:formula="of:=IF([.$B806]=[.G$19];1;0)" office:value-type="string" office:string-value="" calcext:value-type="error">
            <text:p>#VALEUR !</text:p>
          </table:table-cell>
          <table:table-cell table:formula="of:=IF([.$B80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07]&lt;=[.$B$13];[.$A$2];IF([.A807]&lt;=[.$B$14];[.$A$3];IF([.A807]&lt;=[.$B$15];[.$A$4];IF([.A807]&lt;=[.$B$16];[.$A$5];IF([.A807]&lt;=[.$B$17];[.$A$6];IF([.A807]&lt;=[.$B$18];[.$A$7]))))))" office:value-type="string" office:string-value="" calcext:value-type="error">
            <text:p>#VALEUR !</text:p>
          </table:table-cell>
          <table:table-cell table:formula="of:=IF([.$B807]=[.C$19];1;0)" office:value-type="string" office:string-value="" calcext:value-type="error">
            <text:p>#VALEUR !</text:p>
          </table:table-cell>
          <table:table-cell table:formula="of:=IF([.$B807]=[.D$19];1;0)" office:value-type="string" office:string-value="" calcext:value-type="error">
            <text:p>#VALEUR !</text:p>
          </table:table-cell>
          <table:table-cell table:formula="of:=IF([.$B807]=[.E$19];1;0)" office:value-type="string" office:string-value="" calcext:value-type="error">
            <text:p>#VALEUR !</text:p>
          </table:table-cell>
          <table:table-cell table:formula="of:=IF([.$B807]=[.F$19];1;0)" office:value-type="string" office:string-value="" calcext:value-type="error">
            <text:p>#VALEUR !</text:p>
          </table:table-cell>
          <table:table-cell table:formula="of:=IF([.$B807]=[.G$19];1;0)" office:value-type="string" office:string-value="" calcext:value-type="error">
            <text:p>#VALEUR !</text:p>
          </table:table-cell>
          <table:table-cell table:formula="of:=IF([.$B80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08]&lt;=[.$B$13];[.$A$2];IF([.A808]&lt;=[.$B$14];[.$A$3];IF([.A808]&lt;=[.$B$15];[.$A$4];IF([.A808]&lt;=[.$B$16];[.$A$5];IF([.A808]&lt;=[.$B$17];[.$A$6];IF([.A808]&lt;=[.$B$18];[.$A$7]))))))" office:value-type="string" office:string-value="" calcext:value-type="error">
            <text:p>#VALEUR !</text:p>
          </table:table-cell>
          <table:table-cell table:formula="of:=IF([.$B808]=[.C$19];1;0)" office:value-type="string" office:string-value="" calcext:value-type="error">
            <text:p>#VALEUR !</text:p>
          </table:table-cell>
          <table:table-cell table:formula="of:=IF([.$B808]=[.D$19];1;0)" office:value-type="string" office:string-value="" calcext:value-type="error">
            <text:p>#VALEUR !</text:p>
          </table:table-cell>
          <table:table-cell table:formula="of:=IF([.$B808]=[.E$19];1;0)" office:value-type="string" office:string-value="" calcext:value-type="error">
            <text:p>#VALEUR !</text:p>
          </table:table-cell>
          <table:table-cell table:formula="of:=IF([.$B808]=[.F$19];1;0)" office:value-type="string" office:string-value="" calcext:value-type="error">
            <text:p>#VALEUR !</text:p>
          </table:table-cell>
          <table:table-cell table:formula="of:=IF([.$B808]=[.G$19];1;0)" office:value-type="string" office:string-value="" calcext:value-type="error">
            <text:p>#VALEUR !</text:p>
          </table:table-cell>
          <table:table-cell table:formula="of:=IF([.$B80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09]&lt;=[.$B$13];[.$A$2];IF([.A809]&lt;=[.$B$14];[.$A$3];IF([.A809]&lt;=[.$B$15];[.$A$4];IF([.A809]&lt;=[.$B$16];[.$A$5];IF([.A809]&lt;=[.$B$17];[.$A$6];IF([.A809]&lt;=[.$B$18];[.$A$7]))))))" office:value-type="string" office:string-value="" calcext:value-type="error">
            <text:p>#VALEUR !</text:p>
          </table:table-cell>
          <table:table-cell table:formula="of:=IF([.$B809]=[.C$19];1;0)" office:value-type="string" office:string-value="" calcext:value-type="error">
            <text:p>#VALEUR !</text:p>
          </table:table-cell>
          <table:table-cell table:formula="of:=IF([.$B809]=[.D$19];1;0)" office:value-type="string" office:string-value="" calcext:value-type="error">
            <text:p>#VALEUR !</text:p>
          </table:table-cell>
          <table:table-cell table:formula="of:=IF([.$B809]=[.E$19];1;0)" office:value-type="string" office:string-value="" calcext:value-type="error">
            <text:p>#VALEUR !</text:p>
          </table:table-cell>
          <table:table-cell table:formula="of:=IF([.$B809]=[.F$19];1;0)" office:value-type="string" office:string-value="" calcext:value-type="error">
            <text:p>#VALEUR !</text:p>
          </table:table-cell>
          <table:table-cell table:formula="of:=IF([.$B809]=[.G$19];1;0)" office:value-type="string" office:string-value="" calcext:value-type="error">
            <text:p>#VALEUR !</text:p>
          </table:table-cell>
          <table:table-cell table:formula="of:=IF([.$B80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10]&lt;=[.$B$13];[.$A$2];IF([.A810]&lt;=[.$B$14];[.$A$3];IF([.A810]&lt;=[.$B$15];[.$A$4];IF([.A810]&lt;=[.$B$16];[.$A$5];IF([.A810]&lt;=[.$B$17];[.$A$6];IF([.A810]&lt;=[.$B$18];[.$A$7]))))))" office:value-type="string" office:string-value="" calcext:value-type="error">
            <text:p>#VALEUR !</text:p>
          </table:table-cell>
          <table:table-cell table:formula="of:=IF([.$B810]=[.C$19];1;0)" office:value-type="string" office:string-value="" calcext:value-type="error">
            <text:p>#VALEUR !</text:p>
          </table:table-cell>
          <table:table-cell table:formula="of:=IF([.$B810]=[.D$19];1;0)" office:value-type="string" office:string-value="" calcext:value-type="error">
            <text:p>#VALEUR !</text:p>
          </table:table-cell>
          <table:table-cell table:formula="of:=IF([.$B810]=[.E$19];1;0)" office:value-type="string" office:string-value="" calcext:value-type="error">
            <text:p>#VALEUR !</text:p>
          </table:table-cell>
          <table:table-cell table:formula="of:=IF([.$B810]=[.F$19];1;0)" office:value-type="string" office:string-value="" calcext:value-type="error">
            <text:p>#VALEUR !</text:p>
          </table:table-cell>
          <table:table-cell table:formula="of:=IF([.$B810]=[.G$19];1;0)" office:value-type="string" office:string-value="" calcext:value-type="error">
            <text:p>#VALEUR !</text:p>
          </table:table-cell>
          <table:table-cell table:formula="of:=IF([.$B81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11]&lt;=[.$B$13];[.$A$2];IF([.A811]&lt;=[.$B$14];[.$A$3];IF([.A811]&lt;=[.$B$15];[.$A$4];IF([.A811]&lt;=[.$B$16];[.$A$5];IF([.A811]&lt;=[.$B$17];[.$A$6];IF([.A811]&lt;=[.$B$18];[.$A$7]))))))" office:value-type="string" office:string-value="" calcext:value-type="error">
            <text:p>#VALEUR !</text:p>
          </table:table-cell>
          <table:table-cell table:formula="of:=IF([.$B811]=[.C$19];1;0)" office:value-type="string" office:string-value="" calcext:value-type="error">
            <text:p>#VALEUR !</text:p>
          </table:table-cell>
          <table:table-cell table:formula="of:=IF([.$B811]=[.D$19];1;0)" office:value-type="string" office:string-value="" calcext:value-type="error">
            <text:p>#VALEUR !</text:p>
          </table:table-cell>
          <table:table-cell table:formula="of:=IF([.$B811]=[.E$19];1;0)" office:value-type="string" office:string-value="" calcext:value-type="error">
            <text:p>#VALEUR !</text:p>
          </table:table-cell>
          <table:table-cell table:formula="of:=IF([.$B811]=[.F$19];1;0)" office:value-type="string" office:string-value="" calcext:value-type="error">
            <text:p>#VALEUR !</text:p>
          </table:table-cell>
          <table:table-cell table:formula="of:=IF([.$B811]=[.G$19];1;0)" office:value-type="string" office:string-value="" calcext:value-type="error">
            <text:p>#VALEUR !</text:p>
          </table:table-cell>
          <table:table-cell table:formula="of:=IF([.$B81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12]&lt;=[.$B$13];[.$A$2];IF([.A812]&lt;=[.$B$14];[.$A$3];IF([.A812]&lt;=[.$B$15];[.$A$4];IF([.A812]&lt;=[.$B$16];[.$A$5];IF([.A812]&lt;=[.$B$17];[.$A$6];IF([.A812]&lt;=[.$B$18];[.$A$7]))))))" office:value-type="string" office:string-value="" calcext:value-type="error">
            <text:p>#VALEUR !</text:p>
          </table:table-cell>
          <table:table-cell table:formula="of:=IF([.$B812]=[.C$19];1;0)" office:value-type="string" office:string-value="" calcext:value-type="error">
            <text:p>#VALEUR !</text:p>
          </table:table-cell>
          <table:table-cell table:formula="of:=IF([.$B812]=[.D$19];1;0)" office:value-type="string" office:string-value="" calcext:value-type="error">
            <text:p>#VALEUR !</text:p>
          </table:table-cell>
          <table:table-cell table:formula="of:=IF([.$B812]=[.E$19];1;0)" office:value-type="string" office:string-value="" calcext:value-type="error">
            <text:p>#VALEUR !</text:p>
          </table:table-cell>
          <table:table-cell table:formula="of:=IF([.$B812]=[.F$19];1;0)" office:value-type="string" office:string-value="" calcext:value-type="error">
            <text:p>#VALEUR !</text:p>
          </table:table-cell>
          <table:table-cell table:formula="of:=IF([.$B812]=[.G$19];1;0)" office:value-type="string" office:string-value="" calcext:value-type="error">
            <text:p>#VALEUR !</text:p>
          </table:table-cell>
          <table:table-cell table:formula="of:=IF([.$B81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13]&lt;=[.$B$13];[.$A$2];IF([.A813]&lt;=[.$B$14];[.$A$3];IF([.A813]&lt;=[.$B$15];[.$A$4];IF([.A813]&lt;=[.$B$16];[.$A$5];IF([.A813]&lt;=[.$B$17];[.$A$6];IF([.A813]&lt;=[.$B$18];[.$A$7]))))))" office:value-type="string" office:string-value="" calcext:value-type="error">
            <text:p>#VALEUR !</text:p>
          </table:table-cell>
          <table:table-cell table:formula="of:=IF([.$B813]=[.C$19];1;0)" office:value-type="string" office:string-value="" calcext:value-type="error">
            <text:p>#VALEUR !</text:p>
          </table:table-cell>
          <table:table-cell table:formula="of:=IF([.$B813]=[.D$19];1;0)" office:value-type="string" office:string-value="" calcext:value-type="error">
            <text:p>#VALEUR !</text:p>
          </table:table-cell>
          <table:table-cell table:formula="of:=IF([.$B813]=[.E$19];1;0)" office:value-type="string" office:string-value="" calcext:value-type="error">
            <text:p>#VALEUR !</text:p>
          </table:table-cell>
          <table:table-cell table:formula="of:=IF([.$B813]=[.F$19];1;0)" office:value-type="string" office:string-value="" calcext:value-type="error">
            <text:p>#VALEUR !</text:p>
          </table:table-cell>
          <table:table-cell table:formula="of:=IF([.$B813]=[.G$19];1;0)" office:value-type="string" office:string-value="" calcext:value-type="error">
            <text:p>#VALEUR !</text:p>
          </table:table-cell>
          <table:table-cell table:formula="of:=IF([.$B81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14]&lt;=[.$B$13];[.$A$2];IF([.A814]&lt;=[.$B$14];[.$A$3];IF([.A814]&lt;=[.$B$15];[.$A$4];IF([.A814]&lt;=[.$B$16];[.$A$5];IF([.A814]&lt;=[.$B$17];[.$A$6];IF([.A814]&lt;=[.$B$18];[.$A$7]))))))" office:value-type="string" office:string-value="" calcext:value-type="error">
            <text:p>#VALEUR !</text:p>
          </table:table-cell>
          <table:table-cell table:formula="of:=IF([.$B814]=[.C$19];1;0)" office:value-type="string" office:string-value="" calcext:value-type="error">
            <text:p>#VALEUR !</text:p>
          </table:table-cell>
          <table:table-cell table:formula="of:=IF([.$B814]=[.D$19];1;0)" office:value-type="string" office:string-value="" calcext:value-type="error">
            <text:p>#VALEUR !</text:p>
          </table:table-cell>
          <table:table-cell table:formula="of:=IF([.$B814]=[.E$19];1;0)" office:value-type="string" office:string-value="" calcext:value-type="error">
            <text:p>#VALEUR !</text:p>
          </table:table-cell>
          <table:table-cell table:formula="of:=IF([.$B814]=[.F$19];1;0)" office:value-type="string" office:string-value="" calcext:value-type="error">
            <text:p>#VALEUR !</text:p>
          </table:table-cell>
          <table:table-cell table:formula="of:=IF([.$B814]=[.G$19];1;0)" office:value-type="string" office:string-value="" calcext:value-type="error">
            <text:p>#VALEUR !</text:p>
          </table:table-cell>
          <table:table-cell table:formula="of:=IF([.$B81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15]&lt;=[.$B$13];[.$A$2];IF([.A815]&lt;=[.$B$14];[.$A$3];IF([.A815]&lt;=[.$B$15];[.$A$4];IF([.A815]&lt;=[.$B$16];[.$A$5];IF([.A815]&lt;=[.$B$17];[.$A$6];IF([.A815]&lt;=[.$B$18];[.$A$7]))))))" office:value-type="string" office:string-value="" calcext:value-type="error">
            <text:p>#VALEUR !</text:p>
          </table:table-cell>
          <table:table-cell table:formula="of:=IF([.$B815]=[.C$19];1;0)" office:value-type="string" office:string-value="" calcext:value-type="error">
            <text:p>#VALEUR !</text:p>
          </table:table-cell>
          <table:table-cell table:formula="of:=IF([.$B815]=[.D$19];1;0)" office:value-type="string" office:string-value="" calcext:value-type="error">
            <text:p>#VALEUR !</text:p>
          </table:table-cell>
          <table:table-cell table:formula="of:=IF([.$B815]=[.E$19];1;0)" office:value-type="string" office:string-value="" calcext:value-type="error">
            <text:p>#VALEUR !</text:p>
          </table:table-cell>
          <table:table-cell table:formula="of:=IF([.$B815]=[.F$19];1;0)" office:value-type="string" office:string-value="" calcext:value-type="error">
            <text:p>#VALEUR !</text:p>
          </table:table-cell>
          <table:table-cell table:formula="of:=IF([.$B815]=[.G$19];1;0)" office:value-type="string" office:string-value="" calcext:value-type="error">
            <text:p>#VALEUR !</text:p>
          </table:table-cell>
          <table:table-cell table:formula="of:=IF([.$B81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16]&lt;=[.$B$13];[.$A$2];IF([.A816]&lt;=[.$B$14];[.$A$3];IF([.A816]&lt;=[.$B$15];[.$A$4];IF([.A816]&lt;=[.$B$16];[.$A$5];IF([.A816]&lt;=[.$B$17];[.$A$6];IF([.A816]&lt;=[.$B$18];[.$A$7]))))))" office:value-type="string" office:string-value="" calcext:value-type="error">
            <text:p>#VALEUR !</text:p>
          </table:table-cell>
          <table:table-cell table:formula="of:=IF([.$B816]=[.C$19];1;0)" office:value-type="string" office:string-value="" calcext:value-type="error">
            <text:p>#VALEUR !</text:p>
          </table:table-cell>
          <table:table-cell table:formula="of:=IF([.$B816]=[.D$19];1;0)" office:value-type="string" office:string-value="" calcext:value-type="error">
            <text:p>#VALEUR !</text:p>
          </table:table-cell>
          <table:table-cell table:formula="of:=IF([.$B816]=[.E$19];1;0)" office:value-type="string" office:string-value="" calcext:value-type="error">
            <text:p>#VALEUR !</text:p>
          </table:table-cell>
          <table:table-cell table:formula="of:=IF([.$B816]=[.F$19];1;0)" office:value-type="string" office:string-value="" calcext:value-type="error">
            <text:p>#VALEUR !</text:p>
          </table:table-cell>
          <table:table-cell table:formula="of:=IF([.$B816]=[.G$19];1;0)" office:value-type="string" office:string-value="" calcext:value-type="error">
            <text:p>#VALEUR !</text:p>
          </table:table-cell>
          <table:table-cell table:formula="of:=IF([.$B81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17]&lt;=[.$B$13];[.$A$2];IF([.A817]&lt;=[.$B$14];[.$A$3];IF([.A817]&lt;=[.$B$15];[.$A$4];IF([.A817]&lt;=[.$B$16];[.$A$5];IF([.A817]&lt;=[.$B$17];[.$A$6];IF([.A817]&lt;=[.$B$18];[.$A$7]))))))" office:value-type="string" office:string-value="" calcext:value-type="error">
            <text:p>#VALEUR !</text:p>
          </table:table-cell>
          <table:table-cell table:formula="of:=IF([.$B817]=[.C$19];1;0)" office:value-type="string" office:string-value="" calcext:value-type="error">
            <text:p>#VALEUR !</text:p>
          </table:table-cell>
          <table:table-cell table:formula="of:=IF([.$B817]=[.D$19];1;0)" office:value-type="string" office:string-value="" calcext:value-type="error">
            <text:p>#VALEUR !</text:p>
          </table:table-cell>
          <table:table-cell table:formula="of:=IF([.$B817]=[.E$19];1;0)" office:value-type="string" office:string-value="" calcext:value-type="error">
            <text:p>#VALEUR !</text:p>
          </table:table-cell>
          <table:table-cell table:formula="of:=IF([.$B817]=[.F$19];1;0)" office:value-type="string" office:string-value="" calcext:value-type="error">
            <text:p>#VALEUR !</text:p>
          </table:table-cell>
          <table:table-cell table:formula="of:=IF([.$B817]=[.G$19];1;0)" office:value-type="string" office:string-value="" calcext:value-type="error">
            <text:p>#VALEUR !</text:p>
          </table:table-cell>
          <table:table-cell table:formula="of:=IF([.$B81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18]&lt;=[.$B$13];[.$A$2];IF([.A818]&lt;=[.$B$14];[.$A$3];IF([.A818]&lt;=[.$B$15];[.$A$4];IF([.A818]&lt;=[.$B$16];[.$A$5];IF([.A818]&lt;=[.$B$17];[.$A$6];IF([.A818]&lt;=[.$B$18];[.$A$7]))))))" office:value-type="string" office:string-value="" calcext:value-type="error">
            <text:p>#VALEUR !</text:p>
          </table:table-cell>
          <table:table-cell table:formula="of:=IF([.$B818]=[.C$19];1;0)" office:value-type="string" office:string-value="" calcext:value-type="error">
            <text:p>#VALEUR !</text:p>
          </table:table-cell>
          <table:table-cell table:formula="of:=IF([.$B818]=[.D$19];1;0)" office:value-type="string" office:string-value="" calcext:value-type="error">
            <text:p>#VALEUR !</text:p>
          </table:table-cell>
          <table:table-cell table:formula="of:=IF([.$B818]=[.E$19];1;0)" office:value-type="string" office:string-value="" calcext:value-type="error">
            <text:p>#VALEUR !</text:p>
          </table:table-cell>
          <table:table-cell table:formula="of:=IF([.$B818]=[.F$19];1;0)" office:value-type="string" office:string-value="" calcext:value-type="error">
            <text:p>#VALEUR !</text:p>
          </table:table-cell>
          <table:table-cell table:formula="of:=IF([.$B818]=[.G$19];1;0)" office:value-type="string" office:string-value="" calcext:value-type="error">
            <text:p>#VALEUR !</text:p>
          </table:table-cell>
          <table:table-cell table:formula="of:=IF([.$B81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19]&lt;=[.$B$13];[.$A$2];IF([.A819]&lt;=[.$B$14];[.$A$3];IF([.A819]&lt;=[.$B$15];[.$A$4];IF([.A819]&lt;=[.$B$16];[.$A$5];IF([.A819]&lt;=[.$B$17];[.$A$6];IF([.A819]&lt;=[.$B$18];[.$A$7]))))))" office:value-type="string" office:string-value="" calcext:value-type="error">
            <text:p>#VALEUR !</text:p>
          </table:table-cell>
          <table:table-cell table:formula="of:=IF([.$B819]=[.C$19];1;0)" office:value-type="string" office:string-value="" calcext:value-type="error">
            <text:p>#VALEUR !</text:p>
          </table:table-cell>
          <table:table-cell table:formula="of:=IF([.$B819]=[.D$19];1;0)" office:value-type="string" office:string-value="" calcext:value-type="error">
            <text:p>#VALEUR !</text:p>
          </table:table-cell>
          <table:table-cell table:formula="of:=IF([.$B819]=[.E$19];1;0)" office:value-type="string" office:string-value="" calcext:value-type="error">
            <text:p>#VALEUR !</text:p>
          </table:table-cell>
          <table:table-cell table:formula="of:=IF([.$B819]=[.F$19];1;0)" office:value-type="string" office:string-value="" calcext:value-type="error">
            <text:p>#VALEUR !</text:p>
          </table:table-cell>
          <table:table-cell table:formula="of:=IF([.$B819]=[.G$19];1;0)" office:value-type="string" office:string-value="" calcext:value-type="error">
            <text:p>#VALEUR !</text:p>
          </table:table-cell>
          <table:table-cell table:formula="of:=IF([.$B81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20]&lt;=[.$B$13];[.$A$2];IF([.A820]&lt;=[.$B$14];[.$A$3];IF([.A820]&lt;=[.$B$15];[.$A$4];IF([.A820]&lt;=[.$B$16];[.$A$5];IF([.A820]&lt;=[.$B$17];[.$A$6];IF([.A820]&lt;=[.$B$18];[.$A$7]))))))" office:value-type="string" office:string-value="" calcext:value-type="error">
            <text:p>#VALEUR !</text:p>
          </table:table-cell>
          <table:table-cell table:formula="of:=IF([.$B820]=[.C$19];1;0)" office:value-type="string" office:string-value="" calcext:value-type="error">
            <text:p>#VALEUR !</text:p>
          </table:table-cell>
          <table:table-cell table:formula="of:=IF([.$B820]=[.D$19];1;0)" office:value-type="string" office:string-value="" calcext:value-type="error">
            <text:p>#VALEUR !</text:p>
          </table:table-cell>
          <table:table-cell table:formula="of:=IF([.$B820]=[.E$19];1;0)" office:value-type="string" office:string-value="" calcext:value-type="error">
            <text:p>#VALEUR !</text:p>
          </table:table-cell>
          <table:table-cell table:formula="of:=IF([.$B820]=[.F$19];1;0)" office:value-type="string" office:string-value="" calcext:value-type="error">
            <text:p>#VALEUR !</text:p>
          </table:table-cell>
          <table:table-cell table:formula="of:=IF([.$B820]=[.G$19];1;0)" office:value-type="string" office:string-value="" calcext:value-type="error">
            <text:p>#VALEUR !</text:p>
          </table:table-cell>
          <table:table-cell table:formula="of:=IF([.$B82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21]&lt;=[.$B$13];[.$A$2];IF([.A821]&lt;=[.$B$14];[.$A$3];IF([.A821]&lt;=[.$B$15];[.$A$4];IF([.A821]&lt;=[.$B$16];[.$A$5];IF([.A821]&lt;=[.$B$17];[.$A$6];IF([.A821]&lt;=[.$B$18];[.$A$7]))))))" office:value-type="string" office:string-value="" calcext:value-type="error">
            <text:p>#VALEUR !</text:p>
          </table:table-cell>
          <table:table-cell table:formula="of:=IF([.$B821]=[.C$19];1;0)" office:value-type="string" office:string-value="" calcext:value-type="error">
            <text:p>#VALEUR !</text:p>
          </table:table-cell>
          <table:table-cell table:formula="of:=IF([.$B821]=[.D$19];1;0)" office:value-type="string" office:string-value="" calcext:value-type="error">
            <text:p>#VALEUR !</text:p>
          </table:table-cell>
          <table:table-cell table:formula="of:=IF([.$B821]=[.E$19];1;0)" office:value-type="string" office:string-value="" calcext:value-type="error">
            <text:p>#VALEUR !</text:p>
          </table:table-cell>
          <table:table-cell table:formula="of:=IF([.$B821]=[.F$19];1;0)" office:value-type="string" office:string-value="" calcext:value-type="error">
            <text:p>#VALEUR !</text:p>
          </table:table-cell>
          <table:table-cell table:formula="of:=IF([.$B821]=[.G$19];1;0)" office:value-type="string" office:string-value="" calcext:value-type="error">
            <text:p>#VALEUR !</text:p>
          </table:table-cell>
          <table:table-cell table:formula="of:=IF([.$B82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22]&lt;=[.$B$13];[.$A$2];IF([.A822]&lt;=[.$B$14];[.$A$3];IF([.A822]&lt;=[.$B$15];[.$A$4];IF([.A822]&lt;=[.$B$16];[.$A$5];IF([.A822]&lt;=[.$B$17];[.$A$6];IF([.A822]&lt;=[.$B$18];[.$A$7]))))))" office:value-type="string" office:string-value="" calcext:value-type="error">
            <text:p>#VALEUR !</text:p>
          </table:table-cell>
          <table:table-cell table:formula="of:=IF([.$B822]=[.C$19];1;0)" office:value-type="string" office:string-value="" calcext:value-type="error">
            <text:p>#VALEUR !</text:p>
          </table:table-cell>
          <table:table-cell table:formula="of:=IF([.$B822]=[.D$19];1;0)" office:value-type="string" office:string-value="" calcext:value-type="error">
            <text:p>#VALEUR !</text:p>
          </table:table-cell>
          <table:table-cell table:formula="of:=IF([.$B822]=[.E$19];1;0)" office:value-type="string" office:string-value="" calcext:value-type="error">
            <text:p>#VALEUR !</text:p>
          </table:table-cell>
          <table:table-cell table:formula="of:=IF([.$B822]=[.F$19];1;0)" office:value-type="string" office:string-value="" calcext:value-type="error">
            <text:p>#VALEUR !</text:p>
          </table:table-cell>
          <table:table-cell table:formula="of:=IF([.$B822]=[.G$19];1;0)" office:value-type="string" office:string-value="" calcext:value-type="error">
            <text:p>#VALEUR !</text:p>
          </table:table-cell>
          <table:table-cell table:formula="of:=IF([.$B82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23]&lt;=[.$B$13];[.$A$2];IF([.A823]&lt;=[.$B$14];[.$A$3];IF([.A823]&lt;=[.$B$15];[.$A$4];IF([.A823]&lt;=[.$B$16];[.$A$5];IF([.A823]&lt;=[.$B$17];[.$A$6];IF([.A823]&lt;=[.$B$18];[.$A$7]))))))" office:value-type="string" office:string-value="" calcext:value-type="error">
            <text:p>#VALEUR !</text:p>
          </table:table-cell>
          <table:table-cell table:formula="of:=IF([.$B823]=[.C$19];1;0)" office:value-type="string" office:string-value="" calcext:value-type="error">
            <text:p>#VALEUR !</text:p>
          </table:table-cell>
          <table:table-cell table:formula="of:=IF([.$B823]=[.D$19];1;0)" office:value-type="string" office:string-value="" calcext:value-type="error">
            <text:p>#VALEUR !</text:p>
          </table:table-cell>
          <table:table-cell table:formula="of:=IF([.$B823]=[.E$19];1;0)" office:value-type="string" office:string-value="" calcext:value-type="error">
            <text:p>#VALEUR !</text:p>
          </table:table-cell>
          <table:table-cell table:formula="of:=IF([.$B823]=[.F$19];1;0)" office:value-type="string" office:string-value="" calcext:value-type="error">
            <text:p>#VALEUR !</text:p>
          </table:table-cell>
          <table:table-cell table:formula="of:=IF([.$B823]=[.G$19];1;0)" office:value-type="string" office:string-value="" calcext:value-type="error">
            <text:p>#VALEUR !</text:p>
          </table:table-cell>
          <table:table-cell table:formula="of:=IF([.$B82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24]&lt;=[.$B$13];[.$A$2];IF([.A824]&lt;=[.$B$14];[.$A$3];IF([.A824]&lt;=[.$B$15];[.$A$4];IF([.A824]&lt;=[.$B$16];[.$A$5];IF([.A824]&lt;=[.$B$17];[.$A$6];IF([.A824]&lt;=[.$B$18];[.$A$7]))))))" office:value-type="string" office:string-value="" calcext:value-type="error">
            <text:p>#VALEUR !</text:p>
          </table:table-cell>
          <table:table-cell table:formula="of:=IF([.$B824]=[.C$19];1;0)" office:value-type="string" office:string-value="" calcext:value-type="error">
            <text:p>#VALEUR !</text:p>
          </table:table-cell>
          <table:table-cell table:formula="of:=IF([.$B824]=[.D$19];1;0)" office:value-type="string" office:string-value="" calcext:value-type="error">
            <text:p>#VALEUR !</text:p>
          </table:table-cell>
          <table:table-cell table:formula="of:=IF([.$B824]=[.E$19];1;0)" office:value-type="string" office:string-value="" calcext:value-type="error">
            <text:p>#VALEUR !</text:p>
          </table:table-cell>
          <table:table-cell table:formula="of:=IF([.$B824]=[.F$19];1;0)" office:value-type="string" office:string-value="" calcext:value-type="error">
            <text:p>#VALEUR !</text:p>
          </table:table-cell>
          <table:table-cell table:formula="of:=IF([.$B824]=[.G$19];1;0)" office:value-type="string" office:string-value="" calcext:value-type="error">
            <text:p>#VALEUR !</text:p>
          </table:table-cell>
          <table:table-cell table:formula="of:=IF([.$B82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25]&lt;=[.$B$13];[.$A$2];IF([.A825]&lt;=[.$B$14];[.$A$3];IF([.A825]&lt;=[.$B$15];[.$A$4];IF([.A825]&lt;=[.$B$16];[.$A$5];IF([.A825]&lt;=[.$B$17];[.$A$6];IF([.A825]&lt;=[.$B$18];[.$A$7]))))))" office:value-type="string" office:string-value="" calcext:value-type="error">
            <text:p>#VALEUR !</text:p>
          </table:table-cell>
          <table:table-cell table:formula="of:=IF([.$B825]=[.C$19];1;0)" office:value-type="string" office:string-value="" calcext:value-type="error">
            <text:p>#VALEUR !</text:p>
          </table:table-cell>
          <table:table-cell table:formula="of:=IF([.$B825]=[.D$19];1;0)" office:value-type="string" office:string-value="" calcext:value-type="error">
            <text:p>#VALEUR !</text:p>
          </table:table-cell>
          <table:table-cell table:formula="of:=IF([.$B825]=[.E$19];1;0)" office:value-type="string" office:string-value="" calcext:value-type="error">
            <text:p>#VALEUR !</text:p>
          </table:table-cell>
          <table:table-cell table:formula="of:=IF([.$B825]=[.F$19];1;0)" office:value-type="string" office:string-value="" calcext:value-type="error">
            <text:p>#VALEUR !</text:p>
          </table:table-cell>
          <table:table-cell table:formula="of:=IF([.$B825]=[.G$19];1;0)" office:value-type="string" office:string-value="" calcext:value-type="error">
            <text:p>#VALEUR !</text:p>
          </table:table-cell>
          <table:table-cell table:formula="of:=IF([.$B82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26]&lt;=[.$B$13];[.$A$2];IF([.A826]&lt;=[.$B$14];[.$A$3];IF([.A826]&lt;=[.$B$15];[.$A$4];IF([.A826]&lt;=[.$B$16];[.$A$5];IF([.A826]&lt;=[.$B$17];[.$A$6];IF([.A826]&lt;=[.$B$18];[.$A$7]))))))" office:value-type="string" office:string-value="" calcext:value-type="error">
            <text:p>#VALEUR !</text:p>
          </table:table-cell>
          <table:table-cell table:formula="of:=IF([.$B826]=[.C$19];1;0)" office:value-type="string" office:string-value="" calcext:value-type="error">
            <text:p>#VALEUR !</text:p>
          </table:table-cell>
          <table:table-cell table:formula="of:=IF([.$B826]=[.D$19];1;0)" office:value-type="string" office:string-value="" calcext:value-type="error">
            <text:p>#VALEUR !</text:p>
          </table:table-cell>
          <table:table-cell table:formula="of:=IF([.$B826]=[.E$19];1;0)" office:value-type="string" office:string-value="" calcext:value-type="error">
            <text:p>#VALEUR !</text:p>
          </table:table-cell>
          <table:table-cell table:formula="of:=IF([.$B826]=[.F$19];1;0)" office:value-type="string" office:string-value="" calcext:value-type="error">
            <text:p>#VALEUR !</text:p>
          </table:table-cell>
          <table:table-cell table:formula="of:=IF([.$B826]=[.G$19];1;0)" office:value-type="string" office:string-value="" calcext:value-type="error">
            <text:p>#VALEUR !</text:p>
          </table:table-cell>
          <table:table-cell table:formula="of:=IF([.$B82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27]&lt;=[.$B$13];[.$A$2];IF([.A827]&lt;=[.$B$14];[.$A$3];IF([.A827]&lt;=[.$B$15];[.$A$4];IF([.A827]&lt;=[.$B$16];[.$A$5];IF([.A827]&lt;=[.$B$17];[.$A$6];IF([.A827]&lt;=[.$B$18];[.$A$7]))))))" office:value-type="string" office:string-value="" calcext:value-type="error">
            <text:p>#VALEUR !</text:p>
          </table:table-cell>
          <table:table-cell table:formula="of:=IF([.$B827]=[.C$19];1;0)" office:value-type="string" office:string-value="" calcext:value-type="error">
            <text:p>#VALEUR !</text:p>
          </table:table-cell>
          <table:table-cell table:formula="of:=IF([.$B827]=[.D$19];1;0)" office:value-type="string" office:string-value="" calcext:value-type="error">
            <text:p>#VALEUR !</text:p>
          </table:table-cell>
          <table:table-cell table:formula="of:=IF([.$B827]=[.E$19];1;0)" office:value-type="string" office:string-value="" calcext:value-type="error">
            <text:p>#VALEUR !</text:p>
          </table:table-cell>
          <table:table-cell table:formula="of:=IF([.$B827]=[.F$19];1;0)" office:value-type="string" office:string-value="" calcext:value-type="error">
            <text:p>#VALEUR !</text:p>
          </table:table-cell>
          <table:table-cell table:formula="of:=IF([.$B827]=[.G$19];1;0)" office:value-type="string" office:string-value="" calcext:value-type="error">
            <text:p>#VALEUR !</text:p>
          </table:table-cell>
          <table:table-cell table:formula="of:=IF([.$B82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28]&lt;=[.$B$13];[.$A$2];IF([.A828]&lt;=[.$B$14];[.$A$3];IF([.A828]&lt;=[.$B$15];[.$A$4];IF([.A828]&lt;=[.$B$16];[.$A$5];IF([.A828]&lt;=[.$B$17];[.$A$6];IF([.A828]&lt;=[.$B$18];[.$A$7]))))))" office:value-type="string" office:string-value="" calcext:value-type="error">
            <text:p>#VALEUR !</text:p>
          </table:table-cell>
          <table:table-cell table:formula="of:=IF([.$B828]=[.C$19];1;0)" office:value-type="string" office:string-value="" calcext:value-type="error">
            <text:p>#VALEUR !</text:p>
          </table:table-cell>
          <table:table-cell table:formula="of:=IF([.$B828]=[.D$19];1;0)" office:value-type="string" office:string-value="" calcext:value-type="error">
            <text:p>#VALEUR !</text:p>
          </table:table-cell>
          <table:table-cell table:formula="of:=IF([.$B828]=[.E$19];1;0)" office:value-type="string" office:string-value="" calcext:value-type="error">
            <text:p>#VALEUR !</text:p>
          </table:table-cell>
          <table:table-cell table:formula="of:=IF([.$B828]=[.F$19];1;0)" office:value-type="string" office:string-value="" calcext:value-type="error">
            <text:p>#VALEUR !</text:p>
          </table:table-cell>
          <table:table-cell table:formula="of:=IF([.$B828]=[.G$19];1;0)" office:value-type="string" office:string-value="" calcext:value-type="error">
            <text:p>#VALEUR !</text:p>
          </table:table-cell>
          <table:table-cell table:formula="of:=IF([.$B82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29]&lt;=[.$B$13];[.$A$2];IF([.A829]&lt;=[.$B$14];[.$A$3];IF([.A829]&lt;=[.$B$15];[.$A$4];IF([.A829]&lt;=[.$B$16];[.$A$5];IF([.A829]&lt;=[.$B$17];[.$A$6];IF([.A829]&lt;=[.$B$18];[.$A$7]))))))" office:value-type="string" office:string-value="" calcext:value-type="error">
            <text:p>#VALEUR !</text:p>
          </table:table-cell>
          <table:table-cell table:formula="of:=IF([.$B829]=[.C$19];1;0)" office:value-type="string" office:string-value="" calcext:value-type="error">
            <text:p>#VALEUR !</text:p>
          </table:table-cell>
          <table:table-cell table:formula="of:=IF([.$B829]=[.D$19];1;0)" office:value-type="string" office:string-value="" calcext:value-type="error">
            <text:p>#VALEUR !</text:p>
          </table:table-cell>
          <table:table-cell table:formula="of:=IF([.$B829]=[.E$19];1;0)" office:value-type="string" office:string-value="" calcext:value-type="error">
            <text:p>#VALEUR !</text:p>
          </table:table-cell>
          <table:table-cell table:formula="of:=IF([.$B829]=[.F$19];1;0)" office:value-type="string" office:string-value="" calcext:value-type="error">
            <text:p>#VALEUR !</text:p>
          </table:table-cell>
          <table:table-cell table:formula="of:=IF([.$B829]=[.G$19];1;0)" office:value-type="string" office:string-value="" calcext:value-type="error">
            <text:p>#VALEUR !</text:p>
          </table:table-cell>
          <table:table-cell table:formula="of:=IF([.$B82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30]&lt;=[.$B$13];[.$A$2];IF([.A830]&lt;=[.$B$14];[.$A$3];IF([.A830]&lt;=[.$B$15];[.$A$4];IF([.A830]&lt;=[.$B$16];[.$A$5];IF([.A830]&lt;=[.$B$17];[.$A$6];IF([.A830]&lt;=[.$B$18];[.$A$7]))))))" office:value-type="string" office:string-value="" calcext:value-type="error">
            <text:p>#VALEUR !</text:p>
          </table:table-cell>
          <table:table-cell table:formula="of:=IF([.$B830]=[.C$19];1;0)" office:value-type="string" office:string-value="" calcext:value-type="error">
            <text:p>#VALEUR !</text:p>
          </table:table-cell>
          <table:table-cell table:formula="of:=IF([.$B830]=[.D$19];1;0)" office:value-type="string" office:string-value="" calcext:value-type="error">
            <text:p>#VALEUR !</text:p>
          </table:table-cell>
          <table:table-cell table:formula="of:=IF([.$B830]=[.E$19];1;0)" office:value-type="string" office:string-value="" calcext:value-type="error">
            <text:p>#VALEUR !</text:p>
          </table:table-cell>
          <table:table-cell table:formula="of:=IF([.$B830]=[.F$19];1;0)" office:value-type="string" office:string-value="" calcext:value-type="error">
            <text:p>#VALEUR !</text:p>
          </table:table-cell>
          <table:table-cell table:formula="of:=IF([.$B830]=[.G$19];1;0)" office:value-type="string" office:string-value="" calcext:value-type="error">
            <text:p>#VALEUR !</text:p>
          </table:table-cell>
          <table:table-cell table:formula="of:=IF([.$B83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31]&lt;=[.$B$13];[.$A$2];IF([.A831]&lt;=[.$B$14];[.$A$3];IF([.A831]&lt;=[.$B$15];[.$A$4];IF([.A831]&lt;=[.$B$16];[.$A$5];IF([.A831]&lt;=[.$B$17];[.$A$6];IF([.A831]&lt;=[.$B$18];[.$A$7]))))))" office:value-type="string" office:string-value="" calcext:value-type="error">
            <text:p>#VALEUR !</text:p>
          </table:table-cell>
          <table:table-cell table:formula="of:=IF([.$B831]=[.C$19];1;0)" office:value-type="string" office:string-value="" calcext:value-type="error">
            <text:p>#VALEUR !</text:p>
          </table:table-cell>
          <table:table-cell table:formula="of:=IF([.$B831]=[.D$19];1;0)" office:value-type="string" office:string-value="" calcext:value-type="error">
            <text:p>#VALEUR !</text:p>
          </table:table-cell>
          <table:table-cell table:formula="of:=IF([.$B831]=[.E$19];1;0)" office:value-type="string" office:string-value="" calcext:value-type="error">
            <text:p>#VALEUR !</text:p>
          </table:table-cell>
          <table:table-cell table:formula="of:=IF([.$B831]=[.F$19];1;0)" office:value-type="string" office:string-value="" calcext:value-type="error">
            <text:p>#VALEUR !</text:p>
          </table:table-cell>
          <table:table-cell table:formula="of:=IF([.$B831]=[.G$19];1;0)" office:value-type="string" office:string-value="" calcext:value-type="error">
            <text:p>#VALEUR !</text:p>
          </table:table-cell>
          <table:table-cell table:formula="of:=IF([.$B83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32]&lt;=[.$B$13];[.$A$2];IF([.A832]&lt;=[.$B$14];[.$A$3];IF([.A832]&lt;=[.$B$15];[.$A$4];IF([.A832]&lt;=[.$B$16];[.$A$5];IF([.A832]&lt;=[.$B$17];[.$A$6];IF([.A832]&lt;=[.$B$18];[.$A$7]))))))" office:value-type="string" office:string-value="" calcext:value-type="error">
            <text:p>#VALEUR !</text:p>
          </table:table-cell>
          <table:table-cell table:formula="of:=IF([.$B832]=[.C$19];1;0)" office:value-type="string" office:string-value="" calcext:value-type="error">
            <text:p>#VALEUR !</text:p>
          </table:table-cell>
          <table:table-cell table:formula="of:=IF([.$B832]=[.D$19];1;0)" office:value-type="string" office:string-value="" calcext:value-type="error">
            <text:p>#VALEUR !</text:p>
          </table:table-cell>
          <table:table-cell table:formula="of:=IF([.$B832]=[.E$19];1;0)" office:value-type="string" office:string-value="" calcext:value-type="error">
            <text:p>#VALEUR !</text:p>
          </table:table-cell>
          <table:table-cell table:formula="of:=IF([.$B832]=[.F$19];1;0)" office:value-type="string" office:string-value="" calcext:value-type="error">
            <text:p>#VALEUR !</text:p>
          </table:table-cell>
          <table:table-cell table:formula="of:=IF([.$B832]=[.G$19];1;0)" office:value-type="string" office:string-value="" calcext:value-type="error">
            <text:p>#VALEUR !</text:p>
          </table:table-cell>
          <table:table-cell table:formula="of:=IF([.$B83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33]&lt;=[.$B$13];[.$A$2];IF([.A833]&lt;=[.$B$14];[.$A$3];IF([.A833]&lt;=[.$B$15];[.$A$4];IF([.A833]&lt;=[.$B$16];[.$A$5];IF([.A833]&lt;=[.$B$17];[.$A$6];IF([.A833]&lt;=[.$B$18];[.$A$7]))))))" office:value-type="string" office:string-value="" calcext:value-type="error">
            <text:p>#VALEUR !</text:p>
          </table:table-cell>
          <table:table-cell table:formula="of:=IF([.$B833]=[.C$19];1;0)" office:value-type="string" office:string-value="" calcext:value-type="error">
            <text:p>#VALEUR !</text:p>
          </table:table-cell>
          <table:table-cell table:formula="of:=IF([.$B833]=[.D$19];1;0)" office:value-type="string" office:string-value="" calcext:value-type="error">
            <text:p>#VALEUR !</text:p>
          </table:table-cell>
          <table:table-cell table:formula="of:=IF([.$B833]=[.E$19];1;0)" office:value-type="string" office:string-value="" calcext:value-type="error">
            <text:p>#VALEUR !</text:p>
          </table:table-cell>
          <table:table-cell table:formula="of:=IF([.$B833]=[.F$19];1;0)" office:value-type="string" office:string-value="" calcext:value-type="error">
            <text:p>#VALEUR !</text:p>
          </table:table-cell>
          <table:table-cell table:formula="of:=IF([.$B833]=[.G$19];1;0)" office:value-type="string" office:string-value="" calcext:value-type="error">
            <text:p>#VALEUR !</text:p>
          </table:table-cell>
          <table:table-cell table:formula="of:=IF([.$B83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34]&lt;=[.$B$13];[.$A$2];IF([.A834]&lt;=[.$B$14];[.$A$3];IF([.A834]&lt;=[.$B$15];[.$A$4];IF([.A834]&lt;=[.$B$16];[.$A$5];IF([.A834]&lt;=[.$B$17];[.$A$6];IF([.A834]&lt;=[.$B$18];[.$A$7]))))))" office:value-type="string" office:string-value="" calcext:value-type="error">
            <text:p>#VALEUR !</text:p>
          </table:table-cell>
          <table:table-cell table:formula="of:=IF([.$B834]=[.C$19];1;0)" office:value-type="string" office:string-value="" calcext:value-type="error">
            <text:p>#VALEUR !</text:p>
          </table:table-cell>
          <table:table-cell table:formula="of:=IF([.$B834]=[.D$19];1;0)" office:value-type="string" office:string-value="" calcext:value-type="error">
            <text:p>#VALEUR !</text:p>
          </table:table-cell>
          <table:table-cell table:formula="of:=IF([.$B834]=[.E$19];1;0)" office:value-type="string" office:string-value="" calcext:value-type="error">
            <text:p>#VALEUR !</text:p>
          </table:table-cell>
          <table:table-cell table:formula="of:=IF([.$B834]=[.F$19];1;0)" office:value-type="string" office:string-value="" calcext:value-type="error">
            <text:p>#VALEUR !</text:p>
          </table:table-cell>
          <table:table-cell table:formula="of:=IF([.$B834]=[.G$19];1;0)" office:value-type="string" office:string-value="" calcext:value-type="error">
            <text:p>#VALEUR !</text:p>
          </table:table-cell>
          <table:table-cell table:formula="of:=IF([.$B83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35]&lt;=[.$B$13];[.$A$2];IF([.A835]&lt;=[.$B$14];[.$A$3];IF([.A835]&lt;=[.$B$15];[.$A$4];IF([.A835]&lt;=[.$B$16];[.$A$5];IF([.A835]&lt;=[.$B$17];[.$A$6];IF([.A835]&lt;=[.$B$18];[.$A$7]))))))" office:value-type="string" office:string-value="" calcext:value-type="error">
            <text:p>#VALEUR !</text:p>
          </table:table-cell>
          <table:table-cell table:formula="of:=IF([.$B835]=[.C$19];1;0)" office:value-type="string" office:string-value="" calcext:value-type="error">
            <text:p>#VALEUR !</text:p>
          </table:table-cell>
          <table:table-cell table:formula="of:=IF([.$B835]=[.D$19];1;0)" office:value-type="string" office:string-value="" calcext:value-type="error">
            <text:p>#VALEUR !</text:p>
          </table:table-cell>
          <table:table-cell table:formula="of:=IF([.$B835]=[.E$19];1;0)" office:value-type="string" office:string-value="" calcext:value-type="error">
            <text:p>#VALEUR !</text:p>
          </table:table-cell>
          <table:table-cell table:formula="of:=IF([.$B835]=[.F$19];1;0)" office:value-type="string" office:string-value="" calcext:value-type="error">
            <text:p>#VALEUR !</text:p>
          </table:table-cell>
          <table:table-cell table:formula="of:=IF([.$B835]=[.G$19];1;0)" office:value-type="string" office:string-value="" calcext:value-type="error">
            <text:p>#VALEUR !</text:p>
          </table:table-cell>
          <table:table-cell table:formula="of:=IF([.$B83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36]&lt;=[.$B$13];[.$A$2];IF([.A836]&lt;=[.$B$14];[.$A$3];IF([.A836]&lt;=[.$B$15];[.$A$4];IF([.A836]&lt;=[.$B$16];[.$A$5];IF([.A836]&lt;=[.$B$17];[.$A$6];IF([.A836]&lt;=[.$B$18];[.$A$7]))))))" office:value-type="string" office:string-value="" calcext:value-type="error">
            <text:p>#VALEUR !</text:p>
          </table:table-cell>
          <table:table-cell table:formula="of:=IF([.$B836]=[.C$19];1;0)" office:value-type="string" office:string-value="" calcext:value-type="error">
            <text:p>#VALEUR !</text:p>
          </table:table-cell>
          <table:table-cell table:formula="of:=IF([.$B836]=[.D$19];1;0)" office:value-type="string" office:string-value="" calcext:value-type="error">
            <text:p>#VALEUR !</text:p>
          </table:table-cell>
          <table:table-cell table:formula="of:=IF([.$B836]=[.E$19];1;0)" office:value-type="string" office:string-value="" calcext:value-type="error">
            <text:p>#VALEUR !</text:p>
          </table:table-cell>
          <table:table-cell table:formula="of:=IF([.$B836]=[.F$19];1;0)" office:value-type="string" office:string-value="" calcext:value-type="error">
            <text:p>#VALEUR !</text:p>
          </table:table-cell>
          <table:table-cell table:formula="of:=IF([.$B836]=[.G$19];1;0)" office:value-type="string" office:string-value="" calcext:value-type="error">
            <text:p>#VALEUR !</text:p>
          </table:table-cell>
          <table:table-cell table:formula="of:=IF([.$B83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37]&lt;=[.$B$13];[.$A$2];IF([.A837]&lt;=[.$B$14];[.$A$3];IF([.A837]&lt;=[.$B$15];[.$A$4];IF([.A837]&lt;=[.$B$16];[.$A$5];IF([.A837]&lt;=[.$B$17];[.$A$6];IF([.A837]&lt;=[.$B$18];[.$A$7]))))))" office:value-type="string" office:string-value="" calcext:value-type="error">
            <text:p>#VALEUR !</text:p>
          </table:table-cell>
          <table:table-cell table:formula="of:=IF([.$B837]=[.C$19];1;0)" office:value-type="string" office:string-value="" calcext:value-type="error">
            <text:p>#VALEUR !</text:p>
          </table:table-cell>
          <table:table-cell table:formula="of:=IF([.$B837]=[.D$19];1;0)" office:value-type="string" office:string-value="" calcext:value-type="error">
            <text:p>#VALEUR !</text:p>
          </table:table-cell>
          <table:table-cell table:formula="of:=IF([.$B837]=[.E$19];1;0)" office:value-type="string" office:string-value="" calcext:value-type="error">
            <text:p>#VALEUR !</text:p>
          </table:table-cell>
          <table:table-cell table:formula="of:=IF([.$B837]=[.F$19];1;0)" office:value-type="string" office:string-value="" calcext:value-type="error">
            <text:p>#VALEUR !</text:p>
          </table:table-cell>
          <table:table-cell table:formula="of:=IF([.$B837]=[.G$19];1;0)" office:value-type="string" office:string-value="" calcext:value-type="error">
            <text:p>#VALEUR !</text:p>
          </table:table-cell>
          <table:table-cell table:formula="of:=IF([.$B83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38]&lt;=[.$B$13];[.$A$2];IF([.A838]&lt;=[.$B$14];[.$A$3];IF([.A838]&lt;=[.$B$15];[.$A$4];IF([.A838]&lt;=[.$B$16];[.$A$5];IF([.A838]&lt;=[.$B$17];[.$A$6];IF([.A838]&lt;=[.$B$18];[.$A$7]))))))" office:value-type="string" office:string-value="" calcext:value-type="error">
            <text:p>#VALEUR !</text:p>
          </table:table-cell>
          <table:table-cell table:formula="of:=IF([.$B838]=[.C$19];1;0)" office:value-type="string" office:string-value="" calcext:value-type="error">
            <text:p>#VALEUR !</text:p>
          </table:table-cell>
          <table:table-cell table:formula="of:=IF([.$B838]=[.D$19];1;0)" office:value-type="string" office:string-value="" calcext:value-type="error">
            <text:p>#VALEUR !</text:p>
          </table:table-cell>
          <table:table-cell table:formula="of:=IF([.$B838]=[.E$19];1;0)" office:value-type="string" office:string-value="" calcext:value-type="error">
            <text:p>#VALEUR !</text:p>
          </table:table-cell>
          <table:table-cell table:formula="of:=IF([.$B838]=[.F$19];1;0)" office:value-type="string" office:string-value="" calcext:value-type="error">
            <text:p>#VALEUR !</text:p>
          </table:table-cell>
          <table:table-cell table:formula="of:=IF([.$B838]=[.G$19];1;0)" office:value-type="string" office:string-value="" calcext:value-type="error">
            <text:p>#VALEUR !</text:p>
          </table:table-cell>
          <table:table-cell table:formula="of:=IF([.$B83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39]&lt;=[.$B$13];[.$A$2];IF([.A839]&lt;=[.$B$14];[.$A$3];IF([.A839]&lt;=[.$B$15];[.$A$4];IF([.A839]&lt;=[.$B$16];[.$A$5];IF([.A839]&lt;=[.$B$17];[.$A$6];IF([.A839]&lt;=[.$B$18];[.$A$7]))))))" office:value-type="string" office:string-value="" calcext:value-type="error">
            <text:p>#VALEUR !</text:p>
          </table:table-cell>
          <table:table-cell table:formula="of:=IF([.$B839]=[.C$19];1;0)" office:value-type="string" office:string-value="" calcext:value-type="error">
            <text:p>#VALEUR !</text:p>
          </table:table-cell>
          <table:table-cell table:formula="of:=IF([.$B839]=[.D$19];1;0)" office:value-type="string" office:string-value="" calcext:value-type="error">
            <text:p>#VALEUR !</text:p>
          </table:table-cell>
          <table:table-cell table:formula="of:=IF([.$B839]=[.E$19];1;0)" office:value-type="string" office:string-value="" calcext:value-type="error">
            <text:p>#VALEUR !</text:p>
          </table:table-cell>
          <table:table-cell table:formula="of:=IF([.$B839]=[.F$19];1;0)" office:value-type="string" office:string-value="" calcext:value-type="error">
            <text:p>#VALEUR !</text:p>
          </table:table-cell>
          <table:table-cell table:formula="of:=IF([.$B839]=[.G$19];1;0)" office:value-type="string" office:string-value="" calcext:value-type="error">
            <text:p>#VALEUR !</text:p>
          </table:table-cell>
          <table:table-cell table:formula="of:=IF([.$B83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40]&lt;=[.$B$13];[.$A$2];IF([.A840]&lt;=[.$B$14];[.$A$3];IF([.A840]&lt;=[.$B$15];[.$A$4];IF([.A840]&lt;=[.$B$16];[.$A$5];IF([.A840]&lt;=[.$B$17];[.$A$6];IF([.A840]&lt;=[.$B$18];[.$A$7]))))))" office:value-type="string" office:string-value="" calcext:value-type="error">
            <text:p>#VALEUR !</text:p>
          </table:table-cell>
          <table:table-cell table:formula="of:=IF([.$B840]=[.C$19];1;0)" office:value-type="string" office:string-value="" calcext:value-type="error">
            <text:p>#VALEUR !</text:p>
          </table:table-cell>
          <table:table-cell table:formula="of:=IF([.$B840]=[.D$19];1;0)" office:value-type="string" office:string-value="" calcext:value-type="error">
            <text:p>#VALEUR !</text:p>
          </table:table-cell>
          <table:table-cell table:formula="of:=IF([.$B840]=[.E$19];1;0)" office:value-type="string" office:string-value="" calcext:value-type="error">
            <text:p>#VALEUR !</text:p>
          </table:table-cell>
          <table:table-cell table:formula="of:=IF([.$B840]=[.F$19];1;0)" office:value-type="string" office:string-value="" calcext:value-type="error">
            <text:p>#VALEUR !</text:p>
          </table:table-cell>
          <table:table-cell table:formula="of:=IF([.$B840]=[.G$19];1;0)" office:value-type="string" office:string-value="" calcext:value-type="error">
            <text:p>#VALEUR !</text:p>
          </table:table-cell>
          <table:table-cell table:formula="of:=IF([.$B84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41]&lt;=[.$B$13];[.$A$2];IF([.A841]&lt;=[.$B$14];[.$A$3];IF([.A841]&lt;=[.$B$15];[.$A$4];IF([.A841]&lt;=[.$B$16];[.$A$5];IF([.A841]&lt;=[.$B$17];[.$A$6];IF([.A841]&lt;=[.$B$18];[.$A$7]))))))" office:value-type="string" office:string-value="" calcext:value-type="error">
            <text:p>#VALEUR !</text:p>
          </table:table-cell>
          <table:table-cell table:formula="of:=IF([.$B841]=[.C$19];1;0)" office:value-type="string" office:string-value="" calcext:value-type="error">
            <text:p>#VALEUR !</text:p>
          </table:table-cell>
          <table:table-cell table:formula="of:=IF([.$B841]=[.D$19];1;0)" office:value-type="string" office:string-value="" calcext:value-type="error">
            <text:p>#VALEUR !</text:p>
          </table:table-cell>
          <table:table-cell table:formula="of:=IF([.$B841]=[.E$19];1;0)" office:value-type="string" office:string-value="" calcext:value-type="error">
            <text:p>#VALEUR !</text:p>
          </table:table-cell>
          <table:table-cell table:formula="of:=IF([.$B841]=[.F$19];1;0)" office:value-type="string" office:string-value="" calcext:value-type="error">
            <text:p>#VALEUR !</text:p>
          </table:table-cell>
          <table:table-cell table:formula="of:=IF([.$B841]=[.G$19];1;0)" office:value-type="string" office:string-value="" calcext:value-type="error">
            <text:p>#VALEUR !</text:p>
          </table:table-cell>
          <table:table-cell table:formula="of:=IF([.$B84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42]&lt;=[.$B$13];[.$A$2];IF([.A842]&lt;=[.$B$14];[.$A$3];IF([.A842]&lt;=[.$B$15];[.$A$4];IF([.A842]&lt;=[.$B$16];[.$A$5];IF([.A842]&lt;=[.$B$17];[.$A$6];IF([.A842]&lt;=[.$B$18];[.$A$7]))))))" office:value-type="string" office:string-value="" calcext:value-type="error">
            <text:p>#VALEUR !</text:p>
          </table:table-cell>
          <table:table-cell table:formula="of:=IF([.$B842]=[.C$19];1;0)" office:value-type="string" office:string-value="" calcext:value-type="error">
            <text:p>#VALEUR !</text:p>
          </table:table-cell>
          <table:table-cell table:formula="of:=IF([.$B842]=[.D$19];1;0)" office:value-type="string" office:string-value="" calcext:value-type="error">
            <text:p>#VALEUR !</text:p>
          </table:table-cell>
          <table:table-cell table:formula="of:=IF([.$B842]=[.E$19];1;0)" office:value-type="string" office:string-value="" calcext:value-type="error">
            <text:p>#VALEUR !</text:p>
          </table:table-cell>
          <table:table-cell table:formula="of:=IF([.$B842]=[.F$19];1;0)" office:value-type="string" office:string-value="" calcext:value-type="error">
            <text:p>#VALEUR !</text:p>
          </table:table-cell>
          <table:table-cell table:formula="of:=IF([.$B842]=[.G$19];1;0)" office:value-type="string" office:string-value="" calcext:value-type="error">
            <text:p>#VALEUR !</text:p>
          </table:table-cell>
          <table:table-cell table:formula="of:=IF([.$B84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43]&lt;=[.$B$13];[.$A$2];IF([.A843]&lt;=[.$B$14];[.$A$3];IF([.A843]&lt;=[.$B$15];[.$A$4];IF([.A843]&lt;=[.$B$16];[.$A$5];IF([.A843]&lt;=[.$B$17];[.$A$6];IF([.A843]&lt;=[.$B$18];[.$A$7]))))))" office:value-type="string" office:string-value="" calcext:value-type="error">
            <text:p>#VALEUR !</text:p>
          </table:table-cell>
          <table:table-cell table:formula="of:=IF([.$B843]=[.C$19];1;0)" office:value-type="string" office:string-value="" calcext:value-type="error">
            <text:p>#VALEUR !</text:p>
          </table:table-cell>
          <table:table-cell table:formula="of:=IF([.$B843]=[.D$19];1;0)" office:value-type="string" office:string-value="" calcext:value-type="error">
            <text:p>#VALEUR !</text:p>
          </table:table-cell>
          <table:table-cell table:formula="of:=IF([.$B843]=[.E$19];1;0)" office:value-type="string" office:string-value="" calcext:value-type="error">
            <text:p>#VALEUR !</text:p>
          </table:table-cell>
          <table:table-cell table:formula="of:=IF([.$B843]=[.F$19];1;0)" office:value-type="string" office:string-value="" calcext:value-type="error">
            <text:p>#VALEUR !</text:p>
          </table:table-cell>
          <table:table-cell table:formula="of:=IF([.$B843]=[.G$19];1;0)" office:value-type="string" office:string-value="" calcext:value-type="error">
            <text:p>#VALEUR !</text:p>
          </table:table-cell>
          <table:table-cell table:formula="of:=IF([.$B84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44]&lt;=[.$B$13];[.$A$2];IF([.A844]&lt;=[.$B$14];[.$A$3];IF([.A844]&lt;=[.$B$15];[.$A$4];IF([.A844]&lt;=[.$B$16];[.$A$5];IF([.A844]&lt;=[.$B$17];[.$A$6];IF([.A844]&lt;=[.$B$18];[.$A$7]))))))" office:value-type="string" office:string-value="" calcext:value-type="error">
            <text:p>#VALEUR !</text:p>
          </table:table-cell>
          <table:table-cell table:formula="of:=IF([.$B844]=[.C$19];1;0)" office:value-type="string" office:string-value="" calcext:value-type="error">
            <text:p>#VALEUR !</text:p>
          </table:table-cell>
          <table:table-cell table:formula="of:=IF([.$B844]=[.D$19];1;0)" office:value-type="string" office:string-value="" calcext:value-type="error">
            <text:p>#VALEUR !</text:p>
          </table:table-cell>
          <table:table-cell table:formula="of:=IF([.$B844]=[.E$19];1;0)" office:value-type="string" office:string-value="" calcext:value-type="error">
            <text:p>#VALEUR !</text:p>
          </table:table-cell>
          <table:table-cell table:formula="of:=IF([.$B844]=[.F$19];1;0)" office:value-type="string" office:string-value="" calcext:value-type="error">
            <text:p>#VALEUR !</text:p>
          </table:table-cell>
          <table:table-cell table:formula="of:=IF([.$B844]=[.G$19];1;0)" office:value-type="string" office:string-value="" calcext:value-type="error">
            <text:p>#VALEUR !</text:p>
          </table:table-cell>
          <table:table-cell table:formula="of:=IF([.$B84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45]&lt;=[.$B$13];[.$A$2];IF([.A845]&lt;=[.$B$14];[.$A$3];IF([.A845]&lt;=[.$B$15];[.$A$4];IF([.A845]&lt;=[.$B$16];[.$A$5];IF([.A845]&lt;=[.$B$17];[.$A$6];IF([.A845]&lt;=[.$B$18];[.$A$7]))))))" office:value-type="string" office:string-value="" calcext:value-type="error">
            <text:p>#VALEUR !</text:p>
          </table:table-cell>
          <table:table-cell table:formula="of:=IF([.$B845]=[.C$19];1;0)" office:value-type="string" office:string-value="" calcext:value-type="error">
            <text:p>#VALEUR !</text:p>
          </table:table-cell>
          <table:table-cell table:formula="of:=IF([.$B845]=[.D$19];1;0)" office:value-type="string" office:string-value="" calcext:value-type="error">
            <text:p>#VALEUR !</text:p>
          </table:table-cell>
          <table:table-cell table:formula="of:=IF([.$B845]=[.E$19];1;0)" office:value-type="string" office:string-value="" calcext:value-type="error">
            <text:p>#VALEUR !</text:p>
          </table:table-cell>
          <table:table-cell table:formula="of:=IF([.$B845]=[.F$19];1;0)" office:value-type="string" office:string-value="" calcext:value-type="error">
            <text:p>#VALEUR !</text:p>
          </table:table-cell>
          <table:table-cell table:formula="of:=IF([.$B845]=[.G$19];1;0)" office:value-type="string" office:string-value="" calcext:value-type="error">
            <text:p>#VALEUR !</text:p>
          </table:table-cell>
          <table:table-cell table:formula="of:=IF([.$B84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46]&lt;=[.$B$13];[.$A$2];IF([.A846]&lt;=[.$B$14];[.$A$3];IF([.A846]&lt;=[.$B$15];[.$A$4];IF([.A846]&lt;=[.$B$16];[.$A$5];IF([.A846]&lt;=[.$B$17];[.$A$6];IF([.A846]&lt;=[.$B$18];[.$A$7]))))))" office:value-type="string" office:string-value="" calcext:value-type="error">
            <text:p>#VALEUR !</text:p>
          </table:table-cell>
          <table:table-cell table:formula="of:=IF([.$B846]=[.C$19];1;0)" office:value-type="string" office:string-value="" calcext:value-type="error">
            <text:p>#VALEUR !</text:p>
          </table:table-cell>
          <table:table-cell table:formula="of:=IF([.$B846]=[.D$19];1;0)" office:value-type="string" office:string-value="" calcext:value-type="error">
            <text:p>#VALEUR !</text:p>
          </table:table-cell>
          <table:table-cell table:formula="of:=IF([.$B846]=[.E$19];1;0)" office:value-type="string" office:string-value="" calcext:value-type="error">
            <text:p>#VALEUR !</text:p>
          </table:table-cell>
          <table:table-cell table:formula="of:=IF([.$B846]=[.F$19];1;0)" office:value-type="string" office:string-value="" calcext:value-type="error">
            <text:p>#VALEUR !</text:p>
          </table:table-cell>
          <table:table-cell table:formula="of:=IF([.$B846]=[.G$19];1;0)" office:value-type="string" office:string-value="" calcext:value-type="error">
            <text:p>#VALEUR !</text:p>
          </table:table-cell>
          <table:table-cell table:formula="of:=IF([.$B84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47]&lt;=[.$B$13];[.$A$2];IF([.A847]&lt;=[.$B$14];[.$A$3];IF([.A847]&lt;=[.$B$15];[.$A$4];IF([.A847]&lt;=[.$B$16];[.$A$5];IF([.A847]&lt;=[.$B$17];[.$A$6];IF([.A847]&lt;=[.$B$18];[.$A$7]))))))" office:value-type="string" office:string-value="" calcext:value-type="error">
            <text:p>#VALEUR !</text:p>
          </table:table-cell>
          <table:table-cell table:formula="of:=IF([.$B847]=[.C$19];1;0)" office:value-type="string" office:string-value="" calcext:value-type="error">
            <text:p>#VALEUR !</text:p>
          </table:table-cell>
          <table:table-cell table:formula="of:=IF([.$B847]=[.D$19];1;0)" office:value-type="string" office:string-value="" calcext:value-type="error">
            <text:p>#VALEUR !</text:p>
          </table:table-cell>
          <table:table-cell table:formula="of:=IF([.$B847]=[.E$19];1;0)" office:value-type="string" office:string-value="" calcext:value-type="error">
            <text:p>#VALEUR !</text:p>
          </table:table-cell>
          <table:table-cell table:formula="of:=IF([.$B847]=[.F$19];1;0)" office:value-type="string" office:string-value="" calcext:value-type="error">
            <text:p>#VALEUR !</text:p>
          </table:table-cell>
          <table:table-cell table:formula="of:=IF([.$B847]=[.G$19];1;0)" office:value-type="string" office:string-value="" calcext:value-type="error">
            <text:p>#VALEUR !</text:p>
          </table:table-cell>
          <table:table-cell table:formula="of:=IF([.$B84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48]&lt;=[.$B$13];[.$A$2];IF([.A848]&lt;=[.$B$14];[.$A$3];IF([.A848]&lt;=[.$B$15];[.$A$4];IF([.A848]&lt;=[.$B$16];[.$A$5];IF([.A848]&lt;=[.$B$17];[.$A$6];IF([.A848]&lt;=[.$B$18];[.$A$7]))))))" office:value-type="string" office:string-value="" calcext:value-type="error">
            <text:p>#VALEUR !</text:p>
          </table:table-cell>
          <table:table-cell table:formula="of:=IF([.$B848]=[.C$19];1;0)" office:value-type="string" office:string-value="" calcext:value-type="error">
            <text:p>#VALEUR !</text:p>
          </table:table-cell>
          <table:table-cell table:formula="of:=IF([.$B848]=[.D$19];1;0)" office:value-type="string" office:string-value="" calcext:value-type="error">
            <text:p>#VALEUR !</text:p>
          </table:table-cell>
          <table:table-cell table:formula="of:=IF([.$B848]=[.E$19];1;0)" office:value-type="string" office:string-value="" calcext:value-type="error">
            <text:p>#VALEUR !</text:p>
          </table:table-cell>
          <table:table-cell table:formula="of:=IF([.$B848]=[.F$19];1;0)" office:value-type="string" office:string-value="" calcext:value-type="error">
            <text:p>#VALEUR !</text:p>
          </table:table-cell>
          <table:table-cell table:formula="of:=IF([.$B848]=[.G$19];1;0)" office:value-type="string" office:string-value="" calcext:value-type="error">
            <text:p>#VALEUR !</text:p>
          </table:table-cell>
          <table:table-cell table:formula="of:=IF([.$B84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49]&lt;=[.$B$13];[.$A$2];IF([.A849]&lt;=[.$B$14];[.$A$3];IF([.A849]&lt;=[.$B$15];[.$A$4];IF([.A849]&lt;=[.$B$16];[.$A$5];IF([.A849]&lt;=[.$B$17];[.$A$6];IF([.A849]&lt;=[.$B$18];[.$A$7]))))))" office:value-type="string" office:string-value="" calcext:value-type="error">
            <text:p>#VALEUR !</text:p>
          </table:table-cell>
          <table:table-cell table:formula="of:=IF([.$B849]=[.C$19];1;0)" office:value-type="string" office:string-value="" calcext:value-type="error">
            <text:p>#VALEUR !</text:p>
          </table:table-cell>
          <table:table-cell table:formula="of:=IF([.$B849]=[.D$19];1;0)" office:value-type="string" office:string-value="" calcext:value-type="error">
            <text:p>#VALEUR !</text:p>
          </table:table-cell>
          <table:table-cell table:formula="of:=IF([.$B849]=[.E$19];1;0)" office:value-type="string" office:string-value="" calcext:value-type="error">
            <text:p>#VALEUR !</text:p>
          </table:table-cell>
          <table:table-cell table:formula="of:=IF([.$B849]=[.F$19];1;0)" office:value-type="string" office:string-value="" calcext:value-type="error">
            <text:p>#VALEUR !</text:p>
          </table:table-cell>
          <table:table-cell table:formula="of:=IF([.$B849]=[.G$19];1;0)" office:value-type="string" office:string-value="" calcext:value-type="error">
            <text:p>#VALEUR !</text:p>
          </table:table-cell>
          <table:table-cell table:formula="of:=IF([.$B84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50]&lt;=[.$B$13];[.$A$2];IF([.A850]&lt;=[.$B$14];[.$A$3];IF([.A850]&lt;=[.$B$15];[.$A$4];IF([.A850]&lt;=[.$B$16];[.$A$5];IF([.A850]&lt;=[.$B$17];[.$A$6];IF([.A850]&lt;=[.$B$18];[.$A$7]))))))" office:value-type="string" office:string-value="" calcext:value-type="error">
            <text:p>#VALEUR !</text:p>
          </table:table-cell>
          <table:table-cell table:formula="of:=IF([.$B850]=[.C$19];1;0)" office:value-type="string" office:string-value="" calcext:value-type="error">
            <text:p>#VALEUR !</text:p>
          </table:table-cell>
          <table:table-cell table:formula="of:=IF([.$B850]=[.D$19];1;0)" office:value-type="string" office:string-value="" calcext:value-type="error">
            <text:p>#VALEUR !</text:p>
          </table:table-cell>
          <table:table-cell table:formula="of:=IF([.$B850]=[.E$19];1;0)" office:value-type="string" office:string-value="" calcext:value-type="error">
            <text:p>#VALEUR !</text:p>
          </table:table-cell>
          <table:table-cell table:formula="of:=IF([.$B850]=[.F$19];1;0)" office:value-type="string" office:string-value="" calcext:value-type="error">
            <text:p>#VALEUR !</text:p>
          </table:table-cell>
          <table:table-cell table:formula="of:=IF([.$B850]=[.G$19];1;0)" office:value-type="string" office:string-value="" calcext:value-type="error">
            <text:p>#VALEUR !</text:p>
          </table:table-cell>
          <table:table-cell table:formula="of:=IF([.$B85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51]&lt;=[.$B$13];[.$A$2];IF([.A851]&lt;=[.$B$14];[.$A$3];IF([.A851]&lt;=[.$B$15];[.$A$4];IF([.A851]&lt;=[.$B$16];[.$A$5];IF([.A851]&lt;=[.$B$17];[.$A$6];IF([.A851]&lt;=[.$B$18];[.$A$7]))))))" office:value-type="string" office:string-value="" calcext:value-type="error">
            <text:p>#VALEUR !</text:p>
          </table:table-cell>
          <table:table-cell table:formula="of:=IF([.$B851]=[.C$19];1;0)" office:value-type="string" office:string-value="" calcext:value-type="error">
            <text:p>#VALEUR !</text:p>
          </table:table-cell>
          <table:table-cell table:formula="of:=IF([.$B851]=[.D$19];1;0)" office:value-type="string" office:string-value="" calcext:value-type="error">
            <text:p>#VALEUR !</text:p>
          </table:table-cell>
          <table:table-cell table:formula="of:=IF([.$B851]=[.E$19];1;0)" office:value-type="string" office:string-value="" calcext:value-type="error">
            <text:p>#VALEUR !</text:p>
          </table:table-cell>
          <table:table-cell table:formula="of:=IF([.$B851]=[.F$19];1;0)" office:value-type="string" office:string-value="" calcext:value-type="error">
            <text:p>#VALEUR !</text:p>
          </table:table-cell>
          <table:table-cell table:formula="of:=IF([.$B851]=[.G$19];1;0)" office:value-type="string" office:string-value="" calcext:value-type="error">
            <text:p>#VALEUR !</text:p>
          </table:table-cell>
          <table:table-cell table:formula="of:=IF([.$B85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52]&lt;=[.$B$13];[.$A$2];IF([.A852]&lt;=[.$B$14];[.$A$3];IF([.A852]&lt;=[.$B$15];[.$A$4];IF([.A852]&lt;=[.$B$16];[.$A$5];IF([.A852]&lt;=[.$B$17];[.$A$6];IF([.A852]&lt;=[.$B$18];[.$A$7]))))))" office:value-type="string" office:string-value="" calcext:value-type="error">
            <text:p>#VALEUR !</text:p>
          </table:table-cell>
          <table:table-cell table:formula="of:=IF([.$B852]=[.C$19];1;0)" office:value-type="string" office:string-value="" calcext:value-type="error">
            <text:p>#VALEUR !</text:p>
          </table:table-cell>
          <table:table-cell table:formula="of:=IF([.$B852]=[.D$19];1;0)" office:value-type="string" office:string-value="" calcext:value-type="error">
            <text:p>#VALEUR !</text:p>
          </table:table-cell>
          <table:table-cell table:formula="of:=IF([.$B852]=[.E$19];1;0)" office:value-type="string" office:string-value="" calcext:value-type="error">
            <text:p>#VALEUR !</text:p>
          </table:table-cell>
          <table:table-cell table:formula="of:=IF([.$B852]=[.F$19];1;0)" office:value-type="string" office:string-value="" calcext:value-type="error">
            <text:p>#VALEUR !</text:p>
          </table:table-cell>
          <table:table-cell table:formula="of:=IF([.$B852]=[.G$19];1;0)" office:value-type="string" office:string-value="" calcext:value-type="error">
            <text:p>#VALEUR !</text:p>
          </table:table-cell>
          <table:table-cell table:formula="of:=IF([.$B85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53]&lt;=[.$B$13];[.$A$2];IF([.A853]&lt;=[.$B$14];[.$A$3];IF([.A853]&lt;=[.$B$15];[.$A$4];IF([.A853]&lt;=[.$B$16];[.$A$5];IF([.A853]&lt;=[.$B$17];[.$A$6];IF([.A853]&lt;=[.$B$18];[.$A$7]))))))" office:value-type="string" office:string-value="" calcext:value-type="error">
            <text:p>#VALEUR !</text:p>
          </table:table-cell>
          <table:table-cell table:formula="of:=IF([.$B853]=[.C$19];1;0)" office:value-type="string" office:string-value="" calcext:value-type="error">
            <text:p>#VALEUR !</text:p>
          </table:table-cell>
          <table:table-cell table:formula="of:=IF([.$B853]=[.D$19];1;0)" office:value-type="string" office:string-value="" calcext:value-type="error">
            <text:p>#VALEUR !</text:p>
          </table:table-cell>
          <table:table-cell table:formula="of:=IF([.$B853]=[.E$19];1;0)" office:value-type="string" office:string-value="" calcext:value-type="error">
            <text:p>#VALEUR !</text:p>
          </table:table-cell>
          <table:table-cell table:formula="of:=IF([.$B853]=[.F$19];1;0)" office:value-type="string" office:string-value="" calcext:value-type="error">
            <text:p>#VALEUR !</text:p>
          </table:table-cell>
          <table:table-cell table:formula="of:=IF([.$B853]=[.G$19];1;0)" office:value-type="string" office:string-value="" calcext:value-type="error">
            <text:p>#VALEUR !</text:p>
          </table:table-cell>
          <table:table-cell table:formula="of:=IF([.$B85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54]&lt;=[.$B$13];[.$A$2];IF([.A854]&lt;=[.$B$14];[.$A$3];IF([.A854]&lt;=[.$B$15];[.$A$4];IF([.A854]&lt;=[.$B$16];[.$A$5];IF([.A854]&lt;=[.$B$17];[.$A$6];IF([.A854]&lt;=[.$B$18];[.$A$7]))))))" office:value-type="string" office:string-value="" calcext:value-type="error">
            <text:p>#VALEUR !</text:p>
          </table:table-cell>
          <table:table-cell table:formula="of:=IF([.$B854]=[.C$19];1;0)" office:value-type="string" office:string-value="" calcext:value-type="error">
            <text:p>#VALEUR !</text:p>
          </table:table-cell>
          <table:table-cell table:formula="of:=IF([.$B854]=[.D$19];1;0)" office:value-type="string" office:string-value="" calcext:value-type="error">
            <text:p>#VALEUR !</text:p>
          </table:table-cell>
          <table:table-cell table:formula="of:=IF([.$B854]=[.E$19];1;0)" office:value-type="string" office:string-value="" calcext:value-type="error">
            <text:p>#VALEUR !</text:p>
          </table:table-cell>
          <table:table-cell table:formula="of:=IF([.$B854]=[.F$19];1;0)" office:value-type="string" office:string-value="" calcext:value-type="error">
            <text:p>#VALEUR !</text:p>
          </table:table-cell>
          <table:table-cell table:formula="of:=IF([.$B854]=[.G$19];1;0)" office:value-type="string" office:string-value="" calcext:value-type="error">
            <text:p>#VALEUR !</text:p>
          </table:table-cell>
          <table:table-cell table:formula="of:=IF([.$B85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55]&lt;=[.$B$13];[.$A$2];IF([.A855]&lt;=[.$B$14];[.$A$3];IF([.A855]&lt;=[.$B$15];[.$A$4];IF([.A855]&lt;=[.$B$16];[.$A$5];IF([.A855]&lt;=[.$B$17];[.$A$6];IF([.A855]&lt;=[.$B$18];[.$A$7]))))))" office:value-type="string" office:string-value="" calcext:value-type="error">
            <text:p>#VALEUR !</text:p>
          </table:table-cell>
          <table:table-cell table:formula="of:=IF([.$B855]=[.C$19];1;0)" office:value-type="string" office:string-value="" calcext:value-type="error">
            <text:p>#VALEUR !</text:p>
          </table:table-cell>
          <table:table-cell table:formula="of:=IF([.$B855]=[.D$19];1;0)" office:value-type="string" office:string-value="" calcext:value-type="error">
            <text:p>#VALEUR !</text:p>
          </table:table-cell>
          <table:table-cell table:formula="of:=IF([.$B855]=[.E$19];1;0)" office:value-type="string" office:string-value="" calcext:value-type="error">
            <text:p>#VALEUR !</text:p>
          </table:table-cell>
          <table:table-cell table:formula="of:=IF([.$B855]=[.F$19];1;0)" office:value-type="string" office:string-value="" calcext:value-type="error">
            <text:p>#VALEUR !</text:p>
          </table:table-cell>
          <table:table-cell table:formula="of:=IF([.$B855]=[.G$19];1;0)" office:value-type="string" office:string-value="" calcext:value-type="error">
            <text:p>#VALEUR !</text:p>
          </table:table-cell>
          <table:table-cell table:formula="of:=IF([.$B85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56]&lt;=[.$B$13];[.$A$2];IF([.A856]&lt;=[.$B$14];[.$A$3];IF([.A856]&lt;=[.$B$15];[.$A$4];IF([.A856]&lt;=[.$B$16];[.$A$5];IF([.A856]&lt;=[.$B$17];[.$A$6];IF([.A856]&lt;=[.$B$18];[.$A$7]))))))" office:value-type="string" office:string-value="" calcext:value-type="error">
            <text:p>#VALEUR !</text:p>
          </table:table-cell>
          <table:table-cell table:formula="of:=IF([.$B856]=[.C$19];1;0)" office:value-type="string" office:string-value="" calcext:value-type="error">
            <text:p>#VALEUR !</text:p>
          </table:table-cell>
          <table:table-cell table:formula="of:=IF([.$B856]=[.D$19];1;0)" office:value-type="string" office:string-value="" calcext:value-type="error">
            <text:p>#VALEUR !</text:p>
          </table:table-cell>
          <table:table-cell table:formula="of:=IF([.$B856]=[.E$19];1;0)" office:value-type="string" office:string-value="" calcext:value-type="error">
            <text:p>#VALEUR !</text:p>
          </table:table-cell>
          <table:table-cell table:formula="of:=IF([.$B856]=[.F$19];1;0)" office:value-type="string" office:string-value="" calcext:value-type="error">
            <text:p>#VALEUR !</text:p>
          </table:table-cell>
          <table:table-cell table:formula="of:=IF([.$B856]=[.G$19];1;0)" office:value-type="string" office:string-value="" calcext:value-type="error">
            <text:p>#VALEUR !</text:p>
          </table:table-cell>
          <table:table-cell table:formula="of:=IF([.$B85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57]&lt;=[.$B$13];[.$A$2];IF([.A857]&lt;=[.$B$14];[.$A$3];IF([.A857]&lt;=[.$B$15];[.$A$4];IF([.A857]&lt;=[.$B$16];[.$A$5];IF([.A857]&lt;=[.$B$17];[.$A$6];IF([.A857]&lt;=[.$B$18];[.$A$7]))))))" office:value-type="string" office:string-value="" calcext:value-type="error">
            <text:p>#VALEUR !</text:p>
          </table:table-cell>
          <table:table-cell table:formula="of:=IF([.$B857]=[.C$19];1;0)" office:value-type="string" office:string-value="" calcext:value-type="error">
            <text:p>#VALEUR !</text:p>
          </table:table-cell>
          <table:table-cell table:formula="of:=IF([.$B857]=[.D$19];1;0)" office:value-type="string" office:string-value="" calcext:value-type="error">
            <text:p>#VALEUR !</text:p>
          </table:table-cell>
          <table:table-cell table:formula="of:=IF([.$B857]=[.E$19];1;0)" office:value-type="string" office:string-value="" calcext:value-type="error">
            <text:p>#VALEUR !</text:p>
          </table:table-cell>
          <table:table-cell table:formula="of:=IF([.$B857]=[.F$19];1;0)" office:value-type="string" office:string-value="" calcext:value-type="error">
            <text:p>#VALEUR !</text:p>
          </table:table-cell>
          <table:table-cell table:formula="of:=IF([.$B857]=[.G$19];1;0)" office:value-type="string" office:string-value="" calcext:value-type="error">
            <text:p>#VALEUR !</text:p>
          </table:table-cell>
          <table:table-cell table:formula="of:=IF([.$B85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58]&lt;=[.$B$13];[.$A$2];IF([.A858]&lt;=[.$B$14];[.$A$3];IF([.A858]&lt;=[.$B$15];[.$A$4];IF([.A858]&lt;=[.$B$16];[.$A$5];IF([.A858]&lt;=[.$B$17];[.$A$6];IF([.A858]&lt;=[.$B$18];[.$A$7]))))))" office:value-type="string" office:string-value="" calcext:value-type="error">
            <text:p>#VALEUR !</text:p>
          </table:table-cell>
          <table:table-cell table:formula="of:=IF([.$B858]=[.C$19];1;0)" office:value-type="string" office:string-value="" calcext:value-type="error">
            <text:p>#VALEUR !</text:p>
          </table:table-cell>
          <table:table-cell table:formula="of:=IF([.$B858]=[.D$19];1;0)" office:value-type="string" office:string-value="" calcext:value-type="error">
            <text:p>#VALEUR !</text:p>
          </table:table-cell>
          <table:table-cell table:formula="of:=IF([.$B858]=[.E$19];1;0)" office:value-type="string" office:string-value="" calcext:value-type="error">
            <text:p>#VALEUR !</text:p>
          </table:table-cell>
          <table:table-cell table:formula="of:=IF([.$B858]=[.F$19];1;0)" office:value-type="string" office:string-value="" calcext:value-type="error">
            <text:p>#VALEUR !</text:p>
          </table:table-cell>
          <table:table-cell table:formula="of:=IF([.$B858]=[.G$19];1;0)" office:value-type="string" office:string-value="" calcext:value-type="error">
            <text:p>#VALEUR !</text:p>
          </table:table-cell>
          <table:table-cell table:formula="of:=IF([.$B85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59]&lt;=[.$B$13];[.$A$2];IF([.A859]&lt;=[.$B$14];[.$A$3];IF([.A859]&lt;=[.$B$15];[.$A$4];IF([.A859]&lt;=[.$B$16];[.$A$5];IF([.A859]&lt;=[.$B$17];[.$A$6];IF([.A859]&lt;=[.$B$18];[.$A$7]))))))" office:value-type="string" office:string-value="" calcext:value-type="error">
            <text:p>#VALEUR !</text:p>
          </table:table-cell>
          <table:table-cell table:formula="of:=IF([.$B859]=[.C$19];1;0)" office:value-type="string" office:string-value="" calcext:value-type="error">
            <text:p>#VALEUR !</text:p>
          </table:table-cell>
          <table:table-cell table:formula="of:=IF([.$B859]=[.D$19];1;0)" office:value-type="string" office:string-value="" calcext:value-type="error">
            <text:p>#VALEUR !</text:p>
          </table:table-cell>
          <table:table-cell table:formula="of:=IF([.$B859]=[.E$19];1;0)" office:value-type="string" office:string-value="" calcext:value-type="error">
            <text:p>#VALEUR !</text:p>
          </table:table-cell>
          <table:table-cell table:formula="of:=IF([.$B859]=[.F$19];1;0)" office:value-type="string" office:string-value="" calcext:value-type="error">
            <text:p>#VALEUR !</text:p>
          </table:table-cell>
          <table:table-cell table:formula="of:=IF([.$B859]=[.G$19];1;0)" office:value-type="string" office:string-value="" calcext:value-type="error">
            <text:p>#VALEUR !</text:p>
          </table:table-cell>
          <table:table-cell table:formula="of:=IF([.$B85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60]&lt;=[.$B$13];[.$A$2];IF([.A860]&lt;=[.$B$14];[.$A$3];IF([.A860]&lt;=[.$B$15];[.$A$4];IF([.A860]&lt;=[.$B$16];[.$A$5];IF([.A860]&lt;=[.$B$17];[.$A$6];IF([.A860]&lt;=[.$B$18];[.$A$7]))))))" office:value-type="string" office:string-value="" calcext:value-type="error">
            <text:p>#VALEUR !</text:p>
          </table:table-cell>
          <table:table-cell table:formula="of:=IF([.$B860]=[.C$19];1;0)" office:value-type="string" office:string-value="" calcext:value-type="error">
            <text:p>#VALEUR !</text:p>
          </table:table-cell>
          <table:table-cell table:formula="of:=IF([.$B860]=[.D$19];1;0)" office:value-type="string" office:string-value="" calcext:value-type="error">
            <text:p>#VALEUR !</text:p>
          </table:table-cell>
          <table:table-cell table:formula="of:=IF([.$B860]=[.E$19];1;0)" office:value-type="string" office:string-value="" calcext:value-type="error">
            <text:p>#VALEUR !</text:p>
          </table:table-cell>
          <table:table-cell table:formula="of:=IF([.$B860]=[.F$19];1;0)" office:value-type="string" office:string-value="" calcext:value-type="error">
            <text:p>#VALEUR !</text:p>
          </table:table-cell>
          <table:table-cell table:formula="of:=IF([.$B860]=[.G$19];1;0)" office:value-type="string" office:string-value="" calcext:value-type="error">
            <text:p>#VALEUR !</text:p>
          </table:table-cell>
          <table:table-cell table:formula="of:=IF([.$B86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61]&lt;=[.$B$13];[.$A$2];IF([.A861]&lt;=[.$B$14];[.$A$3];IF([.A861]&lt;=[.$B$15];[.$A$4];IF([.A861]&lt;=[.$B$16];[.$A$5];IF([.A861]&lt;=[.$B$17];[.$A$6];IF([.A861]&lt;=[.$B$18];[.$A$7]))))))" office:value-type="string" office:string-value="" calcext:value-type="error">
            <text:p>#VALEUR !</text:p>
          </table:table-cell>
          <table:table-cell table:formula="of:=IF([.$B861]=[.C$19];1;0)" office:value-type="string" office:string-value="" calcext:value-type="error">
            <text:p>#VALEUR !</text:p>
          </table:table-cell>
          <table:table-cell table:formula="of:=IF([.$B861]=[.D$19];1;0)" office:value-type="string" office:string-value="" calcext:value-type="error">
            <text:p>#VALEUR !</text:p>
          </table:table-cell>
          <table:table-cell table:formula="of:=IF([.$B861]=[.E$19];1;0)" office:value-type="string" office:string-value="" calcext:value-type="error">
            <text:p>#VALEUR !</text:p>
          </table:table-cell>
          <table:table-cell table:formula="of:=IF([.$B861]=[.F$19];1;0)" office:value-type="string" office:string-value="" calcext:value-type="error">
            <text:p>#VALEUR !</text:p>
          </table:table-cell>
          <table:table-cell table:formula="of:=IF([.$B861]=[.G$19];1;0)" office:value-type="string" office:string-value="" calcext:value-type="error">
            <text:p>#VALEUR !</text:p>
          </table:table-cell>
          <table:table-cell table:formula="of:=IF([.$B86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62]&lt;=[.$B$13];[.$A$2];IF([.A862]&lt;=[.$B$14];[.$A$3];IF([.A862]&lt;=[.$B$15];[.$A$4];IF([.A862]&lt;=[.$B$16];[.$A$5];IF([.A862]&lt;=[.$B$17];[.$A$6];IF([.A862]&lt;=[.$B$18];[.$A$7]))))))" office:value-type="string" office:string-value="" calcext:value-type="error">
            <text:p>#VALEUR !</text:p>
          </table:table-cell>
          <table:table-cell table:formula="of:=IF([.$B862]=[.C$19];1;0)" office:value-type="string" office:string-value="" calcext:value-type="error">
            <text:p>#VALEUR !</text:p>
          </table:table-cell>
          <table:table-cell table:formula="of:=IF([.$B862]=[.D$19];1;0)" office:value-type="string" office:string-value="" calcext:value-type="error">
            <text:p>#VALEUR !</text:p>
          </table:table-cell>
          <table:table-cell table:formula="of:=IF([.$B862]=[.E$19];1;0)" office:value-type="string" office:string-value="" calcext:value-type="error">
            <text:p>#VALEUR !</text:p>
          </table:table-cell>
          <table:table-cell table:formula="of:=IF([.$B862]=[.F$19];1;0)" office:value-type="string" office:string-value="" calcext:value-type="error">
            <text:p>#VALEUR !</text:p>
          </table:table-cell>
          <table:table-cell table:formula="of:=IF([.$B862]=[.G$19];1;0)" office:value-type="string" office:string-value="" calcext:value-type="error">
            <text:p>#VALEUR !</text:p>
          </table:table-cell>
          <table:table-cell table:formula="of:=IF([.$B86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63]&lt;=[.$B$13];[.$A$2];IF([.A863]&lt;=[.$B$14];[.$A$3];IF([.A863]&lt;=[.$B$15];[.$A$4];IF([.A863]&lt;=[.$B$16];[.$A$5];IF([.A863]&lt;=[.$B$17];[.$A$6];IF([.A863]&lt;=[.$B$18];[.$A$7]))))))" office:value-type="string" office:string-value="" calcext:value-type="error">
            <text:p>#VALEUR !</text:p>
          </table:table-cell>
          <table:table-cell table:formula="of:=IF([.$B863]=[.C$19];1;0)" office:value-type="string" office:string-value="" calcext:value-type="error">
            <text:p>#VALEUR !</text:p>
          </table:table-cell>
          <table:table-cell table:formula="of:=IF([.$B863]=[.D$19];1;0)" office:value-type="string" office:string-value="" calcext:value-type="error">
            <text:p>#VALEUR !</text:p>
          </table:table-cell>
          <table:table-cell table:formula="of:=IF([.$B863]=[.E$19];1;0)" office:value-type="string" office:string-value="" calcext:value-type="error">
            <text:p>#VALEUR !</text:p>
          </table:table-cell>
          <table:table-cell table:formula="of:=IF([.$B863]=[.F$19];1;0)" office:value-type="string" office:string-value="" calcext:value-type="error">
            <text:p>#VALEUR !</text:p>
          </table:table-cell>
          <table:table-cell table:formula="of:=IF([.$B863]=[.G$19];1;0)" office:value-type="string" office:string-value="" calcext:value-type="error">
            <text:p>#VALEUR !</text:p>
          </table:table-cell>
          <table:table-cell table:formula="of:=IF([.$B86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64]&lt;=[.$B$13];[.$A$2];IF([.A864]&lt;=[.$B$14];[.$A$3];IF([.A864]&lt;=[.$B$15];[.$A$4];IF([.A864]&lt;=[.$B$16];[.$A$5];IF([.A864]&lt;=[.$B$17];[.$A$6];IF([.A864]&lt;=[.$B$18];[.$A$7]))))))" office:value-type="string" office:string-value="" calcext:value-type="error">
            <text:p>#VALEUR !</text:p>
          </table:table-cell>
          <table:table-cell table:formula="of:=IF([.$B864]=[.C$19];1;0)" office:value-type="string" office:string-value="" calcext:value-type="error">
            <text:p>#VALEUR !</text:p>
          </table:table-cell>
          <table:table-cell table:formula="of:=IF([.$B864]=[.D$19];1;0)" office:value-type="string" office:string-value="" calcext:value-type="error">
            <text:p>#VALEUR !</text:p>
          </table:table-cell>
          <table:table-cell table:formula="of:=IF([.$B864]=[.E$19];1;0)" office:value-type="string" office:string-value="" calcext:value-type="error">
            <text:p>#VALEUR !</text:p>
          </table:table-cell>
          <table:table-cell table:formula="of:=IF([.$B864]=[.F$19];1;0)" office:value-type="string" office:string-value="" calcext:value-type="error">
            <text:p>#VALEUR !</text:p>
          </table:table-cell>
          <table:table-cell table:formula="of:=IF([.$B864]=[.G$19];1;0)" office:value-type="string" office:string-value="" calcext:value-type="error">
            <text:p>#VALEUR !</text:p>
          </table:table-cell>
          <table:table-cell table:formula="of:=IF([.$B86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65]&lt;=[.$B$13];[.$A$2];IF([.A865]&lt;=[.$B$14];[.$A$3];IF([.A865]&lt;=[.$B$15];[.$A$4];IF([.A865]&lt;=[.$B$16];[.$A$5];IF([.A865]&lt;=[.$B$17];[.$A$6];IF([.A865]&lt;=[.$B$18];[.$A$7]))))))" office:value-type="string" office:string-value="" calcext:value-type="error">
            <text:p>#VALEUR !</text:p>
          </table:table-cell>
          <table:table-cell table:formula="of:=IF([.$B865]=[.C$19];1;0)" office:value-type="string" office:string-value="" calcext:value-type="error">
            <text:p>#VALEUR !</text:p>
          </table:table-cell>
          <table:table-cell table:formula="of:=IF([.$B865]=[.D$19];1;0)" office:value-type="string" office:string-value="" calcext:value-type="error">
            <text:p>#VALEUR !</text:p>
          </table:table-cell>
          <table:table-cell table:formula="of:=IF([.$B865]=[.E$19];1;0)" office:value-type="string" office:string-value="" calcext:value-type="error">
            <text:p>#VALEUR !</text:p>
          </table:table-cell>
          <table:table-cell table:formula="of:=IF([.$B865]=[.F$19];1;0)" office:value-type="string" office:string-value="" calcext:value-type="error">
            <text:p>#VALEUR !</text:p>
          </table:table-cell>
          <table:table-cell table:formula="of:=IF([.$B865]=[.G$19];1;0)" office:value-type="string" office:string-value="" calcext:value-type="error">
            <text:p>#VALEUR !</text:p>
          </table:table-cell>
          <table:table-cell table:formula="of:=IF([.$B86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66]&lt;=[.$B$13];[.$A$2];IF([.A866]&lt;=[.$B$14];[.$A$3];IF([.A866]&lt;=[.$B$15];[.$A$4];IF([.A866]&lt;=[.$B$16];[.$A$5];IF([.A866]&lt;=[.$B$17];[.$A$6];IF([.A866]&lt;=[.$B$18];[.$A$7]))))))" office:value-type="string" office:string-value="" calcext:value-type="error">
            <text:p>#VALEUR !</text:p>
          </table:table-cell>
          <table:table-cell table:formula="of:=IF([.$B866]=[.C$19];1;0)" office:value-type="string" office:string-value="" calcext:value-type="error">
            <text:p>#VALEUR !</text:p>
          </table:table-cell>
          <table:table-cell table:formula="of:=IF([.$B866]=[.D$19];1;0)" office:value-type="string" office:string-value="" calcext:value-type="error">
            <text:p>#VALEUR !</text:p>
          </table:table-cell>
          <table:table-cell table:formula="of:=IF([.$B866]=[.E$19];1;0)" office:value-type="string" office:string-value="" calcext:value-type="error">
            <text:p>#VALEUR !</text:p>
          </table:table-cell>
          <table:table-cell table:formula="of:=IF([.$B866]=[.F$19];1;0)" office:value-type="string" office:string-value="" calcext:value-type="error">
            <text:p>#VALEUR !</text:p>
          </table:table-cell>
          <table:table-cell table:formula="of:=IF([.$B866]=[.G$19];1;0)" office:value-type="string" office:string-value="" calcext:value-type="error">
            <text:p>#VALEUR !</text:p>
          </table:table-cell>
          <table:table-cell table:formula="of:=IF([.$B86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67]&lt;=[.$B$13];[.$A$2];IF([.A867]&lt;=[.$B$14];[.$A$3];IF([.A867]&lt;=[.$B$15];[.$A$4];IF([.A867]&lt;=[.$B$16];[.$A$5];IF([.A867]&lt;=[.$B$17];[.$A$6];IF([.A867]&lt;=[.$B$18];[.$A$7]))))))" office:value-type="string" office:string-value="" calcext:value-type="error">
            <text:p>#VALEUR !</text:p>
          </table:table-cell>
          <table:table-cell table:formula="of:=IF([.$B867]=[.C$19];1;0)" office:value-type="string" office:string-value="" calcext:value-type="error">
            <text:p>#VALEUR !</text:p>
          </table:table-cell>
          <table:table-cell table:formula="of:=IF([.$B867]=[.D$19];1;0)" office:value-type="string" office:string-value="" calcext:value-type="error">
            <text:p>#VALEUR !</text:p>
          </table:table-cell>
          <table:table-cell table:formula="of:=IF([.$B867]=[.E$19];1;0)" office:value-type="string" office:string-value="" calcext:value-type="error">
            <text:p>#VALEUR !</text:p>
          </table:table-cell>
          <table:table-cell table:formula="of:=IF([.$B867]=[.F$19];1;0)" office:value-type="string" office:string-value="" calcext:value-type="error">
            <text:p>#VALEUR !</text:p>
          </table:table-cell>
          <table:table-cell table:formula="of:=IF([.$B867]=[.G$19];1;0)" office:value-type="string" office:string-value="" calcext:value-type="error">
            <text:p>#VALEUR !</text:p>
          </table:table-cell>
          <table:table-cell table:formula="of:=IF([.$B86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68]&lt;=[.$B$13];[.$A$2];IF([.A868]&lt;=[.$B$14];[.$A$3];IF([.A868]&lt;=[.$B$15];[.$A$4];IF([.A868]&lt;=[.$B$16];[.$A$5];IF([.A868]&lt;=[.$B$17];[.$A$6];IF([.A868]&lt;=[.$B$18];[.$A$7]))))))" office:value-type="string" office:string-value="" calcext:value-type="error">
            <text:p>#VALEUR !</text:p>
          </table:table-cell>
          <table:table-cell table:formula="of:=IF([.$B868]=[.C$19];1;0)" office:value-type="string" office:string-value="" calcext:value-type="error">
            <text:p>#VALEUR !</text:p>
          </table:table-cell>
          <table:table-cell table:formula="of:=IF([.$B868]=[.D$19];1;0)" office:value-type="string" office:string-value="" calcext:value-type="error">
            <text:p>#VALEUR !</text:p>
          </table:table-cell>
          <table:table-cell table:formula="of:=IF([.$B868]=[.E$19];1;0)" office:value-type="string" office:string-value="" calcext:value-type="error">
            <text:p>#VALEUR !</text:p>
          </table:table-cell>
          <table:table-cell table:formula="of:=IF([.$B868]=[.F$19];1;0)" office:value-type="string" office:string-value="" calcext:value-type="error">
            <text:p>#VALEUR !</text:p>
          </table:table-cell>
          <table:table-cell table:formula="of:=IF([.$B868]=[.G$19];1;0)" office:value-type="string" office:string-value="" calcext:value-type="error">
            <text:p>#VALEUR !</text:p>
          </table:table-cell>
          <table:table-cell table:formula="of:=IF([.$B86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69]&lt;=[.$B$13];[.$A$2];IF([.A869]&lt;=[.$B$14];[.$A$3];IF([.A869]&lt;=[.$B$15];[.$A$4];IF([.A869]&lt;=[.$B$16];[.$A$5];IF([.A869]&lt;=[.$B$17];[.$A$6];IF([.A869]&lt;=[.$B$18];[.$A$7]))))))" office:value-type="string" office:string-value="" calcext:value-type="error">
            <text:p>#VALEUR !</text:p>
          </table:table-cell>
          <table:table-cell table:formula="of:=IF([.$B869]=[.C$19];1;0)" office:value-type="string" office:string-value="" calcext:value-type="error">
            <text:p>#VALEUR !</text:p>
          </table:table-cell>
          <table:table-cell table:formula="of:=IF([.$B869]=[.D$19];1;0)" office:value-type="string" office:string-value="" calcext:value-type="error">
            <text:p>#VALEUR !</text:p>
          </table:table-cell>
          <table:table-cell table:formula="of:=IF([.$B869]=[.E$19];1;0)" office:value-type="string" office:string-value="" calcext:value-type="error">
            <text:p>#VALEUR !</text:p>
          </table:table-cell>
          <table:table-cell table:formula="of:=IF([.$B869]=[.F$19];1;0)" office:value-type="string" office:string-value="" calcext:value-type="error">
            <text:p>#VALEUR !</text:p>
          </table:table-cell>
          <table:table-cell table:formula="of:=IF([.$B869]=[.G$19];1;0)" office:value-type="string" office:string-value="" calcext:value-type="error">
            <text:p>#VALEUR !</text:p>
          </table:table-cell>
          <table:table-cell table:formula="of:=IF([.$B86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70]&lt;=[.$B$13];[.$A$2];IF([.A870]&lt;=[.$B$14];[.$A$3];IF([.A870]&lt;=[.$B$15];[.$A$4];IF([.A870]&lt;=[.$B$16];[.$A$5];IF([.A870]&lt;=[.$B$17];[.$A$6];IF([.A870]&lt;=[.$B$18];[.$A$7]))))))" office:value-type="string" office:string-value="" calcext:value-type="error">
            <text:p>#VALEUR !</text:p>
          </table:table-cell>
          <table:table-cell table:formula="of:=IF([.$B870]=[.C$19];1;0)" office:value-type="string" office:string-value="" calcext:value-type="error">
            <text:p>#VALEUR !</text:p>
          </table:table-cell>
          <table:table-cell table:formula="of:=IF([.$B870]=[.D$19];1;0)" office:value-type="string" office:string-value="" calcext:value-type="error">
            <text:p>#VALEUR !</text:p>
          </table:table-cell>
          <table:table-cell table:formula="of:=IF([.$B870]=[.E$19];1;0)" office:value-type="string" office:string-value="" calcext:value-type="error">
            <text:p>#VALEUR !</text:p>
          </table:table-cell>
          <table:table-cell table:formula="of:=IF([.$B870]=[.F$19];1;0)" office:value-type="string" office:string-value="" calcext:value-type="error">
            <text:p>#VALEUR !</text:p>
          </table:table-cell>
          <table:table-cell table:formula="of:=IF([.$B870]=[.G$19];1;0)" office:value-type="string" office:string-value="" calcext:value-type="error">
            <text:p>#VALEUR !</text:p>
          </table:table-cell>
          <table:table-cell table:formula="of:=IF([.$B87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71]&lt;=[.$B$13];[.$A$2];IF([.A871]&lt;=[.$B$14];[.$A$3];IF([.A871]&lt;=[.$B$15];[.$A$4];IF([.A871]&lt;=[.$B$16];[.$A$5];IF([.A871]&lt;=[.$B$17];[.$A$6];IF([.A871]&lt;=[.$B$18];[.$A$7]))))))" office:value-type="string" office:string-value="" calcext:value-type="error">
            <text:p>#VALEUR !</text:p>
          </table:table-cell>
          <table:table-cell table:formula="of:=IF([.$B871]=[.C$19];1;0)" office:value-type="string" office:string-value="" calcext:value-type="error">
            <text:p>#VALEUR !</text:p>
          </table:table-cell>
          <table:table-cell table:formula="of:=IF([.$B871]=[.D$19];1;0)" office:value-type="string" office:string-value="" calcext:value-type="error">
            <text:p>#VALEUR !</text:p>
          </table:table-cell>
          <table:table-cell table:formula="of:=IF([.$B871]=[.E$19];1;0)" office:value-type="string" office:string-value="" calcext:value-type="error">
            <text:p>#VALEUR !</text:p>
          </table:table-cell>
          <table:table-cell table:formula="of:=IF([.$B871]=[.F$19];1;0)" office:value-type="string" office:string-value="" calcext:value-type="error">
            <text:p>#VALEUR !</text:p>
          </table:table-cell>
          <table:table-cell table:formula="of:=IF([.$B871]=[.G$19];1;0)" office:value-type="string" office:string-value="" calcext:value-type="error">
            <text:p>#VALEUR !</text:p>
          </table:table-cell>
          <table:table-cell table:formula="of:=IF([.$B87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72]&lt;=[.$B$13];[.$A$2];IF([.A872]&lt;=[.$B$14];[.$A$3];IF([.A872]&lt;=[.$B$15];[.$A$4];IF([.A872]&lt;=[.$B$16];[.$A$5];IF([.A872]&lt;=[.$B$17];[.$A$6];IF([.A872]&lt;=[.$B$18];[.$A$7]))))))" office:value-type="string" office:string-value="" calcext:value-type="error">
            <text:p>#VALEUR !</text:p>
          </table:table-cell>
          <table:table-cell table:formula="of:=IF([.$B872]=[.C$19];1;0)" office:value-type="string" office:string-value="" calcext:value-type="error">
            <text:p>#VALEUR !</text:p>
          </table:table-cell>
          <table:table-cell table:formula="of:=IF([.$B872]=[.D$19];1;0)" office:value-type="string" office:string-value="" calcext:value-type="error">
            <text:p>#VALEUR !</text:p>
          </table:table-cell>
          <table:table-cell table:formula="of:=IF([.$B872]=[.E$19];1;0)" office:value-type="string" office:string-value="" calcext:value-type="error">
            <text:p>#VALEUR !</text:p>
          </table:table-cell>
          <table:table-cell table:formula="of:=IF([.$B872]=[.F$19];1;0)" office:value-type="string" office:string-value="" calcext:value-type="error">
            <text:p>#VALEUR !</text:p>
          </table:table-cell>
          <table:table-cell table:formula="of:=IF([.$B872]=[.G$19];1;0)" office:value-type="string" office:string-value="" calcext:value-type="error">
            <text:p>#VALEUR !</text:p>
          </table:table-cell>
          <table:table-cell table:formula="of:=IF([.$B87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73]&lt;=[.$B$13];[.$A$2];IF([.A873]&lt;=[.$B$14];[.$A$3];IF([.A873]&lt;=[.$B$15];[.$A$4];IF([.A873]&lt;=[.$B$16];[.$A$5];IF([.A873]&lt;=[.$B$17];[.$A$6];IF([.A873]&lt;=[.$B$18];[.$A$7]))))))" office:value-type="string" office:string-value="" calcext:value-type="error">
            <text:p>#VALEUR !</text:p>
          </table:table-cell>
          <table:table-cell table:formula="of:=IF([.$B873]=[.C$19];1;0)" office:value-type="string" office:string-value="" calcext:value-type="error">
            <text:p>#VALEUR !</text:p>
          </table:table-cell>
          <table:table-cell table:formula="of:=IF([.$B873]=[.D$19];1;0)" office:value-type="string" office:string-value="" calcext:value-type="error">
            <text:p>#VALEUR !</text:p>
          </table:table-cell>
          <table:table-cell table:formula="of:=IF([.$B873]=[.E$19];1;0)" office:value-type="string" office:string-value="" calcext:value-type="error">
            <text:p>#VALEUR !</text:p>
          </table:table-cell>
          <table:table-cell table:formula="of:=IF([.$B873]=[.F$19];1;0)" office:value-type="string" office:string-value="" calcext:value-type="error">
            <text:p>#VALEUR !</text:p>
          </table:table-cell>
          <table:table-cell table:formula="of:=IF([.$B873]=[.G$19];1;0)" office:value-type="string" office:string-value="" calcext:value-type="error">
            <text:p>#VALEUR !</text:p>
          </table:table-cell>
          <table:table-cell table:formula="of:=IF([.$B87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74]&lt;=[.$B$13];[.$A$2];IF([.A874]&lt;=[.$B$14];[.$A$3];IF([.A874]&lt;=[.$B$15];[.$A$4];IF([.A874]&lt;=[.$B$16];[.$A$5];IF([.A874]&lt;=[.$B$17];[.$A$6];IF([.A874]&lt;=[.$B$18];[.$A$7]))))))" office:value-type="string" office:string-value="" calcext:value-type="error">
            <text:p>#VALEUR !</text:p>
          </table:table-cell>
          <table:table-cell table:formula="of:=IF([.$B874]=[.C$19];1;0)" office:value-type="string" office:string-value="" calcext:value-type="error">
            <text:p>#VALEUR !</text:p>
          </table:table-cell>
          <table:table-cell table:formula="of:=IF([.$B874]=[.D$19];1;0)" office:value-type="string" office:string-value="" calcext:value-type="error">
            <text:p>#VALEUR !</text:p>
          </table:table-cell>
          <table:table-cell table:formula="of:=IF([.$B874]=[.E$19];1;0)" office:value-type="string" office:string-value="" calcext:value-type="error">
            <text:p>#VALEUR !</text:p>
          </table:table-cell>
          <table:table-cell table:formula="of:=IF([.$B874]=[.F$19];1;0)" office:value-type="string" office:string-value="" calcext:value-type="error">
            <text:p>#VALEUR !</text:p>
          </table:table-cell>
          <table:table-cell table:formula="of:=IF([.$B874]=[.G$19];1;0)" office:value-type="string" office:string-value="" calcext:value-type="error">
            <text:p>#VALEUR !</text:p>
          </table:table-cell>
          <table:table-cell table:formula="of:=IF([.$B87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75]&lt;=[.$B$13];[.$A$2];IF([.A875]&lt;=[.$B$14];[.$A$3];IF([.A875]&lt;=[.$B$15];[.$A$4];IF([.A875]&lt;=[.$B$16];[.$A$5];IF([.A875]&lt;=[.$B$17];[.$A$6];IF([.A875]&lt;=[.$B$18];[.$A$7]))))))" office:value-type="string" office:string-value="" calcext:value-type="error">
            <text:p>#VALEUR !</text:p>
          </table:table-cell>
          <table:table-cell table:formula="of:=IF([.$B875]=[.C$19];1;0)" office:value-type="string" office:string-value="" calcext:value-type="error">
            <text:p>#VALEUR !</text:p>
          </table:table-cell>
          <table:table-cell table:formula="of:=IF([.$B875]=[.D$19];1;0)" office:value-type="string" office:string-value="" calcext:value-type="error">
            <text:p>#VALEUR !</text:p>
          </table:table-cell>
          <table:table-cell table:formula="of:=IF([.$B875]=[.E$19];1;0)" office:value-type="string" office:string-value="" calcext:value-type="error">
            <text:p>#VALEUR !</text:p>
          </table:table-cell>
          <table:table-cell table:formula="of:=IF([.$B875]=[.F$19];1;0)" office:value-type="string" office:string-value="" calcext:value-type="error">
            <text:p>#VALEUR !</text:p>
          </table:table-cell>
          <table:table-cell table:formula="of:=IF([.$B875]=[.G$19];1;0)" office:value-type="string" office:string-value="" calcext:value-type="error">
            <text:p>#VALEUR !</text:p>
          </table:table-cell>
          <table:table-cell table:formula="of:=IF([.$B87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76]&lt;=[.$B$13];[.$A$2];IF([.A876]&lt;=[.$B$14];[.$A$3];IF([.A876]&lt;=[.$B$15];[.$A$4];IF([.A876]&lt;=[.$B$16];[.$A$5];IF([.A876]&lt;=[.$B$17];[.$A$6];IF([.A876]&lt;=[.$B$18];[.$A$7]))))))" office:value-type="string" office:string-value="" calcext:value-type="error">
            <text:p>#VALEUR !</text:p>
          </table:table-cell>
          <table:table-cell table:formula="of:=IF([.$B876]=[.C$19];1;0)" office:value-type="string" office:string-value="" calcext:value-type="error">
            <text:p>#VALEUR !</text:p>
          </table:table-cell>
          <table:table-cell table:formula="of:=IF([.$B876]=[.D$19];1;0)" office:value-type="string" office:string-value="" calcext:value-type="error">
            <text:p>#VALEUR !</text:p>
          </table:table-cell>
          <table:table-cell table:formula="of:=IF([.$B876]=[.E$19];1;0)" office:value-type="string" office:string-value="" calcext:value-type="error">
            <text:p>#VALEUR !</text:p>
          </table:table-cell>
          <table:table-cell table:formula="of:=IF([.$B876]=[.F$19];1;0)" office:value-type="string" office:string-value="" calcext:value-type="error">
            <text:p>#VALEUR !</text:p>
          </table:table-cell>
          <table:table-cell table:formula="of:=IF([.$B876]=[.G$19];1;0)" office:value-type="string" office:string-value="" calcext:value-type="error">
            <text:p>#VALEUR !</text:p>
          </table:table-cell>
          <table:table-cell table:formula="of:=IF([.$B87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77]&lt;=[.$B$13];[.$A$2];IF([.A877]&lt;=[.$B$14];[.$A$3];IF([.A877]&lt;=[.$B$15];[.$A$4];IF([.A877]&lt;=[.$B$16];[.$A$5];IF([.A877]&lt;=[.$B$17];[.$A$6];IF([.A877]&lt;=[.$B$18];[.$A$7]))))))" office:value-type="string" office:string-value="" calcext:value-type="error">
            <text:p>#VALEUR !</text:p>
          </table:table-cell>
          <table:table-cell table:formula="of:=IF([.$B877]=[.C$19];1;0)" office:value-type="string" office:string-value="" calcext:value-type="error">
            <text:p>#VALEUR !</text:p>
          </table:table-cell>
          <table:table-cell table:formula="of:=IF([.$B877]=[.D$19];1;0)" office:value-type="string" office:string-value="" calcext:value-type="error">
            <text:p>#VALEUR !</text:p>
          </table:table-cell>
          <table:table-cell table:formula="of:=IF([.$B877]=[.E$19];1;0)" office:value-type="string" office:string-value="" calcext:value-type="error">
            <text:p>#VALEUR !</text:p>
          </table:table-cell>
          <table:table-cell table:formula="of:=IF([.$B877]=[.F$19];1;0)" office:value-type="string" office:string-value="" calcext:value-type="error">
            <text:p>#VALEUR !</text:p>
          </table:table-cell>
          <table:table-cell table:formula="of:=IF([.$B877]=[.G$19];1;0)" office:value-type="string" office:string-value="" calcext:value-type="error">
            <text:p>#VALEUR !</text:p>
          </table:table-cell>
          <table:table-cell table:formula="of:=IF([.$B87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78]&lt;=[.$B$13];[.$A$2];IF([.A878]&lt;=[.$B$14];[.$A$3];IF([.A878]&lt;=[.$B$15];[.$A$4];IF([.A878]&lt;=[.$B$16];[.$A$5];IF([.A878]&lt;=[.$B$17];[.$A$6];IF([.A878]&lt;=[.$B$18];[.$A$7]))))))" office:value-type="string" office:string-value="" calcext:value-type="error">
            <text:p>#VALEUR !</text:p>
          </table:table-cell>
          <table:table-cell table:formula="of:=IF([.$B878]=[.C$19];1;0)" office:value-type="string" office:string-value="" calcext:value-type="error">
            <text:p>#VALEUR !</text:p>
          </table:table-cell>
          <table:table-cell table:formula="of:=IF([.$B878]=[.D$19];1;0)" office:value-type="string" office:string-value="" calcext:value-type="error">
            <text:p>#VALEUR !</text:p>
          </table:table-cell>
          <table:table-cell table:formula="of:=IF([.$B878]=[.E$19];1;0)" office:value-type="string" office:string-value="" calcext:value-type="error">
            <text:p>#VALEUR !</text:p>
          </table:table-cell>
          <table:table-cell table:formula="of:=IF([.$B878]=[.F$19];1;0)" office:value-type="string" office:string-value="" calcext:value-type="error">
            <text:p>#VALEUR !</text:p>
          </table:table-cell>
          <table:table-cell table:formula="of:=IF([.$B878]=[.G$19];1;0)" office:value-type="string" office:string-value="" calcext:value-type="error">
            <text:p>#VALEUR !</text:p>
          </table:table-cell>
          <table:table-cell table:formula="of:=IF([.$B87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79]&lt;=[.$B$13];[.$A$2];IF([.A879]&lt;=[.$B$14];[.$A$3];IF([.A879]&lt;=[.$B$15];[.$A$4];IF([.A879]&lt;=[.$B$16];[.$A$5];IF([.A879]&lt;=[.$B$17];[.$A$6];IF([.A879]&lt;=[.$B$18];[.$A$7]))))))" office:value-type="string" office:string-value="" calcext:value-type="error">
            <text:p>#VALEUR !</text:p>
          </table:table-cell>
          <table:table-cell table:formula="of:=IF([.$B879]=[.C$19];1;0)" office:value-type="string" office:string-value="" calcext:value-type="error">
            <text:p>#VALEUR !</text:p>
          </table:table-cell>
          <table:table-cell table:formula="of:=IF([.$B879]=[.D$19];1;0)" office:value-type="string" office:string-value="" calcext:value-type="error">
            <text:p>#VALEUR !</text:p>
          </table:table-cell>
          <table:table-cell table:formula="of:=IF([.$B879]=[.E$19];1;0)" office:value-type="string" office:string-value="" calcext:value-type="error">
            <text:p>#VALEUR !</text:p>
          </table:table-cell>
          <table:table-cell table:formula="of:=IF([.$B879]=[.F$19];1;0)" office:value-type="string" office:string-value="" calcext:value-type="error">
            <text:p>#VALEUR !</text:p>
          </table:table-cell>
          <table:table-cell table:formula="of:=IF([.$B879]=[.G$19];1;0)" office:value-type="string" office:string-value="" calcext:value-type="error">
            <text:p>#VALEUR !</text:p>
          </table:table-cell>
          <table:table-cell table:formula="of:=IF([.$B87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80]&lt;=[.$B$13];[.$A$2];IF([.A880]&lt;=[.$B$14];[.$A$3];IF([.A880]&lt;=[.$B$15];[.$A$4];IF([.A880]&lt;=[.$B$16];[.$A$5];IF([.A880]&lt;=[.$B$17];[.$A$6];IF([.A880]&lt;=[.$B$18];[.$A$7]))))))" office:value-type="string" office:string-value="" calcext:value-type="error">
            <text:p>#VALEUR !</text:p>
          </table:table-cell>
          <table:table-cell table:formula="of:=IF([.$B880]=[.C$19];1;0)" office:value-type="string" office:string-value="" calcext:value-type="error">
            <text:p>#VALEUR !</text:p>
          </table:table-cell>
          <table:table-cell table:formula="of:=IF([.$B880]=[.D$19];1;0)" office:value-type="string" office:string-value="" calcext:value-type="error">
            <text:p>#VALEUR !</text:p>
          </table:table-cell>
          <table:table-cell table:formula="of:=IF([.$B880]=[.E$19];1;0)" office:value-type="string" office:string-value="" calcext:value-type="error">
            <text:p>#VALEUR !</text:p>
          </table:table-cell>
          <table:table-cell table:formula="of:=IF([.$B880]=[.F$19];1;0)" office:value-type="string" office:string-value="" calcext:value-type="error">
            <text:p>#VALEUR !</text:p>
          </table:table-cell>
          <table:table-cell table:formula="of:=IF([.$B880]=[.G$19];1;0)" office:value-type="string" office:string-value="" calcext:value-type="error">
            <text:p>#VALEUR !</text:p>
          </table:table-cell>
          <table:table-cell table:formula="of:=IF([.$B88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81]&lt;=[.$B$13];[.$A$2];IF([.A881]&lt;=[.$B$14];[.$A$3];IF([.A881]&lt;=[.$B$15];[.$A$4];IF([.A881]&lt;=[.$B$16];[.$A$5];IF([.A881]&lt;=[.$B$17];[.$A$6];IF([.A881]&lt;=[.$B$18];[.$A$7]))))))" office:value-type="string" office:string-value="" calcext:value-type="error">
            <text:p>#VALEUR !</text:p>
          </table:table-cell>
          <table:table-cell table:formula="of:=IF([.$B881]=[.C$19];1;0)" office:value-type="string" office:string-value="" calcext:value-type="error">
            <text:p>#VALEUR !</text:p>
          </table:table-cell>
          <table:table-cell table:formula="of:=IF([.$B881]=[.D$19];1;0)" office:value-type="string" office:string-value="" calcext:value-type="error">
            <text:p>#VALEUR !</text:p>
          </table:table-cell>
          <table:table-cell table:formula="of:=IF([.$B881]=[.E$19];1;0)" office:value-type="string" office:string-value="" calcext:value-type="error">
            <text:p>#VALEUR !</text:p>
          </table:table-cell>
          <table:table-cell table:formula="of:=IF([.$B881]=[.F$19];1;0)" office:value-type="string" office:string-value="" calcext:value-type="error">
            <text:p>#VALEUR !</text:p>
          </table:table-cell>
          <table:table-cell table:formula="of:=IF([.$B881]=[.G$19];1;0)" office:value-type="string" office:string-value="" calcext:value-type="error">
            <text:p>#VALEUR !</text:p>
          </table:table-cell>
          <table:table-cell table:formula="of:=IF([.$B88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82]&lt;=[.$B$13];[.$A$2];IF([.A882]&lt;=[.$B$14];[.$A$3];IF([.A882]&lt;=[.$B$15];[.$A$4];IF([.A882]&lt;=[.$B$16];[.$A$5];IF([.A882]&lt;=[.$B$17];[.$A$6];IF([.A882]&lt;=[.$B$18];[.$A$7]))))))" office:value-type="string" office:string-value="" calcext:value-type="error">
            <text:p>#VALEUR !</text:p>
          </table:table-cell>
          <table:table-cell table:formula="of:=IF([.$B882]=[.C$19];1;0)" office:value-type="string" office:string-value="" calcext:value-type="error">
            <text:p>#VALEUR !</text:p>
          </table:table-cell>
          <table:table-cell table:formula="of:=IF([.$B882]=[.D$19];1;0)" office:value-type="string" office:string-value="" calcext:value-type="error">
            <text:p>#VALEUR !</text:p>
          </table:table-cell>
          <table:table-cell table:formula="of:=IF([.$B882]=[.E$19];1;0)" office:value-type="string" office:string-value="" calcext:value-type="error">
            <text:p>#VALEUR !</text:p>
          </table:table-cell>
          <table:table-cell table:formula="of:=IF([.$B882]=[.F$19];1;0)" office:value-type="string" office:string-value="" calcext:value-type="error">
            <text:p>#VALEUR !</text:p>
          </table:table-cell>
          <table:table-cell table:formula="of:=IF([.$B882]=[.G$19];1;0)" office:value-type="string" office:string-value="" calcext:value-type="error">
            <text:p>#VALEUR !</text:p>
          </table:table-cell>
          <table:table-cell table:formula="of:=IF([.$B88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83]&lt;=[.$B$13];[.$A$2];IF([.A883]&lt;=[.$B$14];[.$A$3];IF([.A883]&lt;=[.$B$15];[.$A$4];IF([.A883]&lt;=[.$B$16];[.$A$5];IF([.A883]&lt;=[.$B$17];[.$A$6];IF([.A883]&lt;=[.$B$18];[.$A$7]))))))" office:value-type="string" office:string-value="" calcext:value-type="error">
            <text:p>#VALEUR !</text:p>
          </table:table-cell>
          <table:table-cell table:formula="of:=IF([.$B883]=[.C$19];1;0)" office:value-type="string" office:string-value="" calcext:value-type="error">
            <text:p>#VALEUR !</text:p>
          </table:table-cell>
          <table:table-cell table:formula="of:=IF([.$B883]=[.D$19];1;0)" office:value-type="string" office:string-value="" calcext:value-type="error">
            <text:p>#VALEUR !</text:p>
          </table:table-cell>
          <table:table-cell table:formula="of:=IF([.$B883]=[.E$19];1;0)" office:value-type="string" office:string-value="" calcext:value-type="error">
            <text:p>#VALEUR !</text:p>
          </table:table-cell>
          <table:table-cell table:formula="of:=IF([.$B883]=[.F$19];1;0)" office:value-type="string" office:string-value="" calcext:value-type="error">
            <text:p>#VALEUR !</text:p>
          </table:table-cell>
          <table:table-cell table:formula="of:=IF([.$B883]=[.G$19];1;0)" office:value-type="string" office:string-value="" calcext:value-type="error">
            <text:p>#VALEUR !</text:p>
          </table:table-cell>
          <table:table-cell table:formula="of:=IF([.$B88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84]&lt;=[.$B$13];[.$A$2];IF([.A884]&lt;=[.$B$14];[.$A$3];IF([.A884]&lt;=[.$B$15];[.$A$4];IF([.A884]&lt;=[.$B$16];[.$A$5];IF([.A884]&lt;=[.$B$17];[.$A$6];IF([.A884]&lt;=[.$B$18];[.$A$7]))))))" office:value-type="string" office:string-value="" calcext:value-type="error">
            <text:p>#VALEUR !</text:p>
          </table:table-cell>
          <table:table-cell table:formula="of:=IF([.$B884]=[.C$19];1;0)" office:value-type="string" office:string-value="" calcext:value-type="error">
            <text:p>#VALEUR !</text:p>
          </table:table-cell>
          <table:table-cell table:formula="of:=IF([.$B884]=[.D$19];1;0)" office:value-type="string" office:string-value="" calcext:value-type="error">
            <text:p>#VALEUR !</text:p>
          </table:table-cell>
          <table:table-cell table:formula="of:=IF([.$B884]=[.E$19];1;0)" office:value-type="string" office:string-value="" calcext:value-type="error">
            <text:p>#VALEUR !</text:p>
          </table:table-cell>
          <table:table-cell table:formula="of:=IF([.$B884]=[.F$19];1;0)" office:value-type="string" office:string-value="" calcext:value-type="error">
            <text:p>#VALEUR !</text:p>
          </table:table-cell>
          <table:table-cell table:formula="of:=IF([.$B884]=[.G$19];1;0)" office:value-type="string" office:string-value="" calcext:value-type="error">
            <text:p>#VALEUR !</text:p>
          </table:table-cell>
          <table:table-cell table:formula="of:=IF([.$B88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85]&lt;=[.$B$13];[.$A$2];IF([.A885]&lt;=[.$B$14];[.$A$3];IF([.A885]&lt;=[.$B$15];[.$A$4];IF([.A885]&lt;=[.$B$16];[.$A$5];IF([.A885]&lt;=[.$B$17];[.$A$6];IF([.A885]&lt;=[.$B$18];[.$A$7]))))))" office:value-type="string" office:string-value="" calcext:value-type="error">
            <text:p>#VALEUR !</text:p>
          </table:table-cell>
          <table:table-cell table:formula="of:=IF([.$B885]=[.C$19];1;0)" office:value-type="string" office:string-value="" calcext:value-type="error">
            <text:p>#VALEUR !</text:p>
          </table:table-cell>
          <table:table-cell table:formula="of:=IF([.$B885]=[.D$19];1;0)" office:value-type="string" office:string-value="" calcext:value-type="error">
            <text:p>#VALEUR !</text:p>
          </table:table-cell>
          <table:table-cell table:formula="of:=IF([.$B885]=[.E$19];1;0)" office:value-type="string" office:string-value="" calcext:value-type="error">
            <text:p>#VALEUR !</text:p>
          </table:table-cell>
          <table:table-cell table:formula="of:=IF([.$B885]=[.F$19];1;0)" office:value-type="string" office:string-value="" calcext:value-type="error">
            <text:p>#VALEUR !</text:p>
          </table:table-cell>
          <table:table-cell table:formula="of:=IF([.$B885]=[.G$19];1;0)" office:value-type="string" office:string-value="" calcext:value-type="error">
            <text:p>#VALEUR !</text:p>
          </table:table-cell>
          <table:table-cell table:formula="of:=IF([.$B88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86]&lt;=[.$B$13];[.$A$2];IF([.A886]&lt;=[.$B$14];[.$A$3];IF([.A886]&lt;=[.$B$15];[.$A$4];IF([.A886]&lt;=[.$B$16];[.$A$5];IF([.A886]&lt;=[.$B$17];[.$A$6];IF([.A886]&lt;=[.$B$18];[.$A$7]))))))" office:value-type="string" office:string-value="" calcext:value-type="error">
            <text:p>#VALEUR !</text:p>
          </table:table-cell>
          <table:table-cell table:formula="of:=IF([.$B886]=[.C$19];1;0)" office:value-type="string" office:string-value="" calcext:value-type="error">
            <text:p>#VALEUR !</text:p>
          </table:table-cell>
          <table:table-cell table:formula="of:=IF([.$B886]=[.D$19];1;0)" office:value-type="string" office:string-value="" calcext:value-type="error">
            <text:p>#VALEUR !</text:p>
          </table:table-cell>
          <table:table-cell table:formula="of:=IF([.$B886]=[.E$19];1;0)" office:value-type="string" office:string-value="" calcext:value-type="error">
            <text:p>#VALEUR !</text:p>
          </table:table-cell>
          <table:table-cell table:formula="of:=IF([.$B886]=[.F$19];1;0)" office:value-type="string" office:string-value="" calcext:value-type="error">
            <text:p>#VALEUR !</text:p>
          </table:table-cell>
          <table:table-cell table:formula="of:=IF([.$B886]=[.G$19];1;0)" office:value-type="string" office:string-value="" calcext:value-type="error">
            <text:p>#VALEUR !</text:p>
          </table:table-cell>
          <table:table-cell table:formula="of:=IF([.$B88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87]&lt;=[.$B$13];[.$A$2];IF([.A887]&lt;=[.$B$14];[.$A$3];IF([.A887]&lt;=[.$B$15];[.$A$4];IF([.A887]&lt;=[.$B$16];[.$A$5];IF([.A887]&lt;=[.$B$17];[.$A$6];IF([.A887]&lt;=[.$B$18];[.$A$7]))))))" office:value-type="string" office:string-value="" calcext:value-type="error">
            <text:p>#VALEUR !</text:p>
          </table:table-cell>
          <table:table-cell table:formula="of:=IF([.$B887]=[.C$19];1;0)" office:value-type="string" office:string-value="" calcext:value-type="error">
            <text:p>#VALEUR !</text:p>
          </table:table-cell>
          <table:table-cell table:formula="of:=IF([.$B887]=[.D$19];1;0)" office:value-type="string" office:string-value="" calcext:value-type="error">
            <text:p>#VALEUR !</text:p>
          </table:table-cell>
          <table:table-cell table:formula="of:=IF([.$B887]=[.E$19];1;0)" office:value-type="string" office:string-value="" calcext:value-type="error">
            <text:p>#VALEUR !</text:p>
          </table:table-cell>
          <table:table-cell table:formula="of:=IF([.$B887]=[.F$19];1;0)" office:value-type="string" office:string-value="" calcext:value-type="error">
            <text:p>#VALEUR !</text:p>
          </table:table-cell>
          <table:table-cell table:formula="of:=IF([.$B887]=[.G$19];1;0)" office:value-type="string" office:string-value="" calcext:value-type="error">
            <text:p>#VALEUR !</text:p>
          </table:table-cell>
          <table:table-cell table:formula="of:=IF([.$B88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88]&lt;=[.$B$13];[.$A$2];IF([.A888]&lt;=[.$B$14];[.$A$3];IF([.A888]&lt;=[.$B$15];[.$A$4];IF([.A888]&lt;=[.$B$16];[.$A$5];IF([.A888]&lt;=[.$B$17];[.$A$6];IF([.A888]&lt;=[.$B$18];[.$A$7]))))))" office:value-type="string" office:string-value="" calcext:value-type="error">
            <text:p>#VALEUR !</text:p>
          </table:table-cell>
          <table:table-cell table:formula="of:=IF([.$B888]=[.C$19];1;0)" office:value-type="string" office:string-value="" calcext:value-type="error">
            <text:p>#VALEUR !</text:p>
          </table:table-cell>
          <table:table-cell table:formula="of:=IF([.$B888]=[.D$19];1;0)" office:value-type="string" office:string-value="" calcext:value-type="error">
            <text:p>#VALEUR !</text:p>
          </table:table-cell>
          <table:table-cell table:formula="of:=IF([.$B888]=[.E$19];1;0)" office:value-type="string" office:string-value="" calcext:value-type="error">
            <text:p>#VALEUR !</text:p>
          </table:table-cell>
          <table:table-cell table:formula="of:=IF([.$B888]=[.F$19];1;0)" office:value-type="string" office:string-value="" calcext:value-type="error">
            <text:p>#VALEUR !</text:p>
          </table:table-cell>
          <table:table-cell table:formula="of:=IF([.$B888]=[.G$19];1;0)" office:value-type="string" office:string-value="" calcext:value-type="error">
            <text:p>#VALEUR !</text:p>
          </table:table-cell>
          <table:table-cell table:formula="of:=IF([.$B88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89]&lt;=[.$B$13];[.$A$2];IF([.A889]&lt;=[.$B$14];[.$A$3];IF([.A889]&lt;=[.$B$15];[.$A$4];IF([.A889]&lt;=[.$B$16];[.$A$5];IF([.A889]&lt;=[.$B$17];[.$A$6];IF([.A889]&lt;=[.$B$18];[.$A$7]))))))" office:value-type="string" office:string-value="" calcext:value-type="error">
            <text:p>#VALEUR !</text:p>
          </table:table-cell>
          <table:table-cell table:formula="of:=IF([.$B889]=[.C$19];1;0)" office:value-type="string" office:string-value="" calcext:value-type="error">
            <text:p>#VALEUR !</text:p>
          </table:table-cell>
          <table:table-cell table:formula="of:=IF([.$B889]=[.D$19];1;0)" office:value-type="string" office:string-value="" calcext:value-type="error">
            <text:p>#VALEUR !</text:p>
          </table:table-cell>
          <table:table-cell table:formula="of:=IF([.$B889]=[.E$19];1;0)" office:value-type="string" office:string-value="" calcext:value-type="error">
            <text:p>#VALEUR !</text:p>
          </table:table-cell>
          <table:table-cell table:formula="of:=IF([.$B889]=[.F$19];1;0)" office:value-type="string" office:string-value="" calcext:value-type="error">
            <text:p>#VALEUR !</text:p>
          </table:table-cell>
          <table:table-cell table:formula="of:=IF([.$B889]=[.G$19];1;0)" office:value-type="string" office:string-value="" calcext:value-type="error">
            <text:p>#VALEUR !</text:p>
          </table:table-cell>
          <table:table-cell table:formula="of:=IF([.$B88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90]&lt;=[.$B$13];[.$A$2];IF([.A890]&lt;=[.$B$14];[.$A$3];IF([.A890]&lt;=[.$B$15];[.$A$4];IF([.A890]&lt;=[.$B$16];[.$A$5];IF([.A890]&lt;=[.$B$17];[.$A$6];IF([.A890]&lt;=[.$B$18];[.$A$7]))))))" office:value-type="string" office:string-value="" calcext:value-type="error">
            <text:p>#VALEUR !</text:p>
          </table:table-cell>
          <table:table-cell table:formula="of:=IF([.$B890]=[.C$19];1;0)" office:value-type="string" office:string-value="" calcext:value-type="error">
            <text:p>#VALEUR !</text:p>
          </table:table-cell>
          <table:table-cell table:formula="of:=IF([.$B890]=[.D$19];1;0)" office:value-type="string" office:string-value="" calcext:value-type="error">
            <text:p>#VALEUR !</text:p>
          </table:table-cell>
          <table:table-cell table:formula="of:=IF([.$B890]=[.E$19];1;0)" office:value-type="string" office:string-value="" calcext:value-type="error">
            <text:p>#VALEUR !</text:p>
          </table:table-cell>
          <table:table-cell table:formula="of:=IF([.$B890]=[.F$19];1;0)" office:value-type="string" office:string-value="" calcext:value-type="error">
            <text:p>#VALEUR !</text:p>
          </table:table-cell>
          <table:table-cell table:formula="of:=IF([.$B890]=[.G$19];1;0)" office:value-type="string" office:string-value="" calcext:value-type="error">
            <text:p>#VALEUR !</text:p>
          </table:table-cell>
          <table:table-cell table:formula="of:=IF([.$B89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91]&lt;=[.$B$13];[.$A$2];IF([.A891]&lt;=[.$B$14];[.$A$3];IF([.A891]&lt;=[.$B$15];[.$A$4];IF([.A891]&lt;=[.$B$16];[.$A$5];IF([.A891]&lt;=[.$B$17];[.$A$6];IF([.A891]&lt;=[.$B$18];[.$A$7]))))))" office:value-type="string" office:string-value="" calcext:value-type="error">
            <text:p>#VALEUR !</text:p>
          </table:table-cell>
          <table:table-cell table:formula="of:=IF([.$B891]=[.C$19];1;0)" office:value-type="string" office:string-value="" calcext:value-type="error">
            <text:p>#VALEUR !</text:p>
          </table:table-cell>
          <table:table-cell table:formula="of:=IF([.$B891]=[.D$19];1;0)" office:value-type="string" office:string-value="" calcext:value-type="error">
            <text:p>#VALEUR !</text:p>
          </table:table-cell>
          <table:table-cell table:formula="of:=IF([.$B891]=[.E$19];1;0)" office:value-type="string" office:string-value="" calcext:value-type="error">
            <text:p>#VALEUR !</text:p>
          </table:table-cell>
          <table:table-cell table:formula="of:=IF([.$B891]=[.F$19];1;0)" office:value-type="string" office:string-value="" calcext:value-type="error">
            <text:p>#VALEUR !</text:p>
          </table:table-cell>
          <table:table-cell table:formula="of:=IF([.$B891]=[.G$19];1;0)" office:value-type="string" office:string-value="" calcext:value-type="error">
            <text:p>#VALEUR !</text:p>
          </table:table-cell>
          <table:table-cell table:formula="of:=IF([.$B89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92]&lt;=[.$B$13];[.$A$2];IF([.A892]&lt;=[.$B$14];[.$A$3];IF([.A892]&lt;=[.$B$15];[.$A$4];IF([.A892]&lt;=[.$B$16];[.$A$5];IF([.A892]&lt;=[.$B$17];[.$A$6];IF([.A892]&lt;=[.$B$18];[.$A$7]))))))" office:value-type="string" office:string-value="" calcext:value-type="error">
            <text:p>#VALEUR !</text:p>
          </table:table-cell>
          <table:table-cell table:formula="of:=IF([.$B892]=[.C$19];1;0)" office:value-type="string" office:string-value="" calcext:value-type="error">
            <text:p>#VALEUR !</text:p>
          </table:table-cell>
          <table:table-cell table:formula="of:=IF([.$B892]=[.D$19];1;0)" office:value-type="string" office:string-value="" calcext:value-type="error">
            <text:p>#VALEUR !</text:p>
          </table:table-cell>
          <table:table-cell table:formula="of:=IF([.$B892]=[.E$19];1;0)" office:value-type="string" office:string-value="" calcext:value-type="error">
            <text:p>#VALEUR !</text:p>
          </table:table-cell>
          <table:table-cell table:formula="of:=IF([.$B892]=[.F$19];1;0)" office:value-type="string" office:string-value="" calcext:value-type="error">
            <text:p>#VALEUR !</text:p>
          </table:table-cell>
          <table:table-cell table:formula="of:=IF([.$B892]=[.G$19];1;0)" office:value-type="string" office:string-value="" calcext:value-type="error">
            <text:p>#VALEUR !</text:p>
          </table:table-cell>
          <table:table-cell table:formula="of:=IF([.$B89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93]&lt;=[.$B$13];[.$A$2];IF([.A893]&lt;=[.$B$14];[.$A$3];IF([.A893]&lt;=[.$B$15];[.$A$4];IF([.A893]&lt;=[.$B$16];[.$A$5];IF([.A893]&lt;=[.$B$17];[.$A$6];IF([.A893]&lt;=[.$B$18];[.$A$7]))))))" office:value-type="string" office:string-value="" calcext:value-type="error">
            <text:p>#VALEUR !</text:p>
          </table:table-cell>
          <table:table-cell table:formula="of:=IF([.$B893]=[.C$19];1;0)" office:value-type="string" office:string-value="" calcext:value-type="error">
            <text:p>#VALEUR !</text:p>
          </table:table-cell>
          <table:table-cell table:formula="of:=IF([.$B893]=[.D$19];1;0)" office:value-type="string" office:string-value="" calcext:value-type="error">
            <text:p>#VALEUR !</text:p>
          </table:table-cell>
          <table:table-cell table:formula="of:=IF([.$B893]=[.E$19];1;0)" office:value-type="string" office:string-value="" calcext:value-type="error">
            <text:p>#VALEUR !</text:p>
          </table:table-cell>
          <table:table-cell table:formula="of:=IF([.$B893]=[.F$19];1;0)" office:value-type="string" office:string-value="" calcext:value-type="error">
            <text:p>#VALEUR !</text:p>
          </table:table-cell>
          <table:table-cell table:formula="of:=IF([.$B893]=[.G$19];1;0)" office:value-type="string" office:string-value="" calcext:value-type="error">
            <text:p>#VALEUR !</text:p>
          </table:table-cell>
          <table:table-cell table:formula="of:=IF([.$B89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94]&lt;=[.$B$13];[.$A$2];IF([.A894]&lt;=[.$B$14];[.$A$3];IF([.A894]&lt;=[.$B$15];[.$A$4];IF([.A894]&lt;=[.$B$16];[.$A$5];IF([.A894]&lt;=[.$B$17];[.$A$6];IF([.A894]&lt;=[.$B$18];[.$A$7]))))))" office:value-type="string" office:string-value="" calcext:value-type="error">
            <text:p>#VALEUR !</text:p>
          </table:table-cell>
          <table:table-cell table:formula="of:=IF([.$B894]=[.C$19];1;0)" office:value-type="string" office:string-value="" calcext:value-type="error">
            <text:p>#VALEUR !</text:p>
          </table:table-cell>
          <table:table-cell table:formula="of:=IF([.$B894]=[.D$19];1;0)" office:value-type="string" office:string-value="" calcext:value-type="error">
            <text:p>#VALEUR !</text:p>
          </table:table-cell>
          <table:table-cell table:formula="of:=IF([.$B894]=[.E$19];1;0)" office:value-type="string" office:string-value="" calcext:value-type="error">
            <text:p>#VALEUR !</text:p>
          </table:table-cell>
          <table:table-cell table:formula="of:=IF([.$B894]=[.F$19];1;0)" office:value-type="string" office:string-value="" calcext:value-type="error">
            <text:p>#VALEUR !</text:p>
          </table:table-cell>
          <table:table-cell table:formula="of:=IF([.$B894]=[.G$19];1;0)" office:value-type="string" office:string-value="" calcext:value-type="error">
            <text:p>#VALEUR !</text:p>
          </table:table-cell>
          <table:table-cell table:formula="of:=IF([.$B89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95]&lt;=[.$B$13];[.$A$2];IF([.A895]&lt;=[.$B$14];[.$A$3];IF([.A895]&lt;=[.$B$15];[.$A$4];IF([.A895]&lt;=[.$B$16];[.$A$5];IF([.A895]&lt;=[.$B$17];[.$A$6];IF([.A895]&lt;=[.$B$18];[.$A$7]))))))" office:value-type="string" office:string-value="" calcext:value-type="error">
            <text:p>#VALEUR !</text:p>
          </table:table-cell>
          <table:table-cell table:formula="of:=IF([.$B895]=[.C$19];1;0)" office:value-type="string" office:string-value="" calcext:value-type="error">
            <text:p>#VALEUR !</text:p>
          </table:table-cell>
          <table:table-cell table:formula="of:=IF([.$B895]=[.D$19];1;0)" office:value-type="string" office:string-value="" calcext:value-type="error">
            <text:p>#VALEUR !</text:p>
          </table:table-cell>
          <table:table-cell table:formula="of:=IF([.$B895]=[.E$19];1;0)" office:value-type="string" office:string-value="" calcext:value-type="error">
            <text:p>#VALEUR !</text:p>
          </table:table-cell>
          <table:table-cell table:formula="of:=IF([.$B895]=[.F$19];1;0)" office:value-type="string" office:string-value="" calcext:value-type="error">
            <text:p>#VALEUR !</text:p>
          </table:table-cell>
          <table:table-cell table:formula="of:=IF([.$B895]=[.G$19];1;0)" office:value-type="string" office:string-value="" calcext:value-type="error">
            <text:p>#VALEUR !</text:p>
          </table:table-cell>
          <table:table-cell table:formula="of:=IF([.$B89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96]&lt;=[.$B$13];[.$A$2];IF([.A896]&lt;=[.$B$14];[.$A$3];IF([.A896]&lt;=[.$B$15];[.$A$4];IF([.A896]&lt;=[.$B$16];[.$A$5];IF([.A896]&lt;=[.$B$17];[.$A$6];IF([.A896]&lt;=[.$B$18];[.$A$7]))))))" office:value-type="string" office:string-value="" calcext:value-type="error">
            <text:p>#VALEUR !</text:p>
          </table:table-cell>
          <table:table-cell table:formula="of:=IF([.$B896]=[.C$19];1;0)" office:value-type="string" office:string-value="" calcext:value-type="error">
            <text:p>#VALEUR !</text:p>
          </table:table-cell>
          <table:table-cell table:formula="of:=IF([.$B896]=[.D$19];1;0)" office:value-type="string" office:string-value="" calcext:value-type="error">
            <text:p>#VALEUR !</text:p>
          </table:table-cell>
          <table:table-cell table:formula="of:=IF([.$B896]=[.E$19];1;0)" office:value-type="string" office:string-value="" calcext:value-type="error">
            <text:p>#VALEUR !</text:p>
          </table:table-cell>
          <table:table-cell table:formula="of:=IF([.$B896]=[.F$19];1;0)" office:value-type="string" office:string-value="" calcext:value-type="error">
            <text:p>#VALEUR !</text:p>
          </table:table-cell>
          <table:table-cell table:formula="of:=IF([.$B896]=[.G$19];1;0)" office:value-type="string" office:string-value="" calcext:value-type="error">
            <text:p>#VALEUR !</text:p>
          </table:table-cell>
          <table:table-cell table:formula="of:=IF([.$B89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97]&lt;=[.$B$13];[.$A$2];IF([.A897]&lt;=[.$B$14];[.$A$3];IF([.A897]&lt;=[.$B$15];[.$A$4];IF([.A897]&lt;=[.$B$16];[.$A$5];IF([.A897]&lt;=[.$B$17];[.$A$6];IF([.A897]&lt;=[.$B$18];[.$A$7]))))))" office:value-type="string" office:string-value="" calcext:value-type="error">
            <text:p>#VALEUR !</text:p>
          </table:table-cell>
          <table:table-cell table:formula="of:=IF([.$B897]=[.C$19];1;0)" office:value-type="string" office:string-value="" calcext:value-type="error">
            <text:p>#VALEUR !</text:p>
          </table:table-cell>
          <table:table-cell table:formula="of:=IF([.$B897]=[.D$19];1;0)" office:value-type="string" office:string-value="" calcext:value-type="error">
            <text:p>#VALEUR !</text:p>
          </table:table-cell>
          <table:table-cell table:formula="of:=IF([.$B897]=[.E$19];1;0)" office:value-type="string" office:string-value="" calcext:value-type="error">
            <text:p>#VALEUR !</text:p>
          </table:table-cell>
          <table:table-cell table:formula="of:=IF([.$B897]=[.F$19];1;0)" office:value-type="string" office:string-value="" calcext:value-type="error">
            <text:p>#VALEUR !</text:p>
          </table:table-cell>
          <table:table-cell table:formula="of:=IF([.$B897]=[.G$19];1;0)" office:value-type="string" office:string-value="" calcext:value-type="error">
            <text:p>#VALEUR !</text:p>
          </table:table-cell>
          <table:table-cell table:formula="of:=IF([.$B89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98]&lt;=[.$B$13];[.$A$2];IF([.A898]&lt;=[.$B$14];[.$A$3];IF([.A898]&lt;=[.$B$15];[.$A$4];IF([.A898]&lt;=[.$B$16];[.$A$5];IF([.A898]&lt;=[.$B$17];[.$A$6];IF([.A898]&lt;=[.$B$18];[.$A$7]))))))" office:value-type="string" office:string-value="" calcext:value-type="error">
            <text:p>#VALEUR !</text:p>
          </table:table-cell>
          <table:table-cell table:formula="of:=IF([.$B898]=[.C$19];1;0)" office:value-type="string" office:string-value="" calcext:value-type="error">
            <text:p>#VALEUR !</text:p>
          </table:table-cell>
          <table:table-cell table:formula="of:=IF([.$B898]=[.D$19];1;0)" office:value-type="string" office:string-value="" calcext:value-type="error">
            <text:p>#VALEUR !</text:p>
          </table:table-cell>
          <table:table-cell table:formula="of:=IF([.$B898]=[.E$19];1;0)" office:value-type="string" office:string-value="" calcext:value-type="error">
            <text:p>#VALEUR !</text:p>
          </table:table-cell>
          <table:table-cell table:formula="of:=IF([.$B898]=[.F$19];1;0)" office:value-type="string" office:string-value="" calcext:value-type="error">
            <text:p>#VALEUR !</text:p>
          </table:table-cell>
          <table:table-cell table:formula="of:=IF([.$B898]=[.G$19];1;0)" office:value-type="string" office:string-value="" calcext:value-type="error">
            <text:p>#VALEUR !</text:p>
          </table:table-cell>
          <table:table-cell table:formula="of:=IF([.$B89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899]&lt;=[.$B$13];[.$A$2];IF([.A899]&lt;=[.$B$14];[.$A$3];IF([.A899]&lt;=[.$B$15];[.$A$4];IF([.A899]&lt;=[.$B$16];[.$A$5];IF([.A899]&lt;=[.$B$17];[.$A$6];IF([.A899]&lt;=[.$B$18];[.$A$7]))))))" office:value-type="string" office:string-value="" calcext:value-type="error">
            <text:p>#VALEUR !</text:p>
          </table:table-cell>
          <table:table-cell table:formula="of:=IF([.$B899]=[.C$19];1;0)" office:value-type="string" office:string-value="" calcext:value-type="error">
            <text:p>#VALEUR !</text:p>
          </table:table-cell>
          <table:table-cell table:formula="of:=IF([.$B899]=[.D$19];1;0)" office:value-type="string" office:string-value="" calcext:value-type="error">
            <text:p>#VALEUR !</text:p>
          </table:table-cell>
          <table:table-cell table:formula="of:=IF([.$B899]=[.E$19];1;0)" office:value-type="string" office:string-value="" calcext:value-type="error">
            <text:p>#VALEUR !</text:p>
          </table:table-cell>
          <table:table-cell table:formula="of:=IF([.$B899]=[.F$19];1;0)" office:value-type="string" office:string-value="" calcext:value-type="error">
            <text:p>#VALEUR !</text:p>
          </table:table-cell>
          <table:table-cell table:formula="of:=IF([.$B899]=[.G$19];1;0)" office:value-type="string" office:string-value="" calcext:value-type="error">
            <text:p>#VALEUR !</text:p>
          </table:table-cell>
          <table:table-cell table:formula="of:=IF([.$B89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00]&lt;=[.$B$13];[.$A$2];IF([.A900]&lt;=[.$B$14];[.$A$3];IF([.A900]&lt;=[.$B$15];[.$A$4];IF([.A900]&lt;=[.$B$16];[.$A$5];IF([.A900]&lt;=[.$B$17];[.$A$6];IF([.A900]&lt;=[.$B$18];[.$A$7]))))))" office:value-type="string" office:string-value="" calcext:value-type="error">
            <text:p>#VALEUR !</text:p>
          </table:table-cell>
          <table:table-cell table:formula="of:=IF([.$B900]=[.C$19];1;0)" office:value-type="string" office:string-value="" calcext:value-type="error">
            <text:p>#VALEUR !</text:p>
          </table:table-cell>
          <table:table-cell table:formula="of:=IF([.$B900]=[.D$19];1;0)" office:value-type="string" office:string-value="" calcext:value-type="error">
            <text:p>#VALEUR !</text:p>
          </table:table-cell>
          <table:table-cell table:formula="of:=IF([.$B900]=[.E$19];1;0)" office:value-type="string" office:string-value="" calcext:value-type="error">
            <text:p>#VALEUR !</text:p>
          </table:table-cell>
          <table:table-cell table:formula="of:=IF([.$B900]=[.F$19];1;0)" office:value-type="string" office:string-value="" calcext:value-type="error">
            <text:p>#VALEUR !</text:p>
          </table:table-cell>
          <table:table-cell table:formula="of:=IF([.$B900]=[.G$19];1;0)" office:value-type="string" office:string-value="" calcext:value-type="error">
            <text:p>#VALEUR !</text:p>
          </table:table-cell>
          <table:table-cell table:formula="of:=IF([.$B90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01]&lt;=[.$B$13];[.$A$2];IF([.A901]&lt;=[.$B$14];[.$A$3];IF([.A901]&lt;=[.$B$15];[.$A$4];IF([.A901]&lt;=[.$B$16];[.$A$5];IF([.A901]&lt;=[.$B$17];[.$A$6];IF([.A901]&lt;=[.$B$18];[.$A$7]))))))" office:value-type="string" office:string-value="" calcext:value-type="error">
            <text:p>#VALEUR !</text:p>
          </table:table-cell>
          <table:table-cell table:formula="of:=IF([.$B901]=[.C$19];1;0)" office:value-type="string" office:string-value="" calcext:value-type="error">
            <text:p>#VALEUR !</text:p>
          </table:table-cell>
          <table:table-cell table:formula="of:=IF([.$B901]=[.D$19];1;0)" office:value-type="string" office:string-value="" calcext:value-type="error">
            <text:p>#VALEUR !</text:p>
          </table:table-cell>
          <table:table-cell table:formula="of:=IF([.$B901]=[.E$19];1;0)" office:value-type="string" office:string-value="" calcext:value-type="error">
            <text:p>#VALEUR !</text:p>
          </table:table-cell>
          <table:table-cell table:formula="of:=IF([.$B901]=[.F$19];1;0)" office:value-type="string" office:string-value="" calcext:value-type="error">
            <text:p>#VALEUR !</text:p>
          </table:table-cell>
          <table:table-cell table:formula="of:=IF([.$B901]=[.G$19];1;0)" office:value-type="string" office:string-value="" calcext:value-type="error">
            <text:p>#VALEUR !</text:p>
          </table:table-cell>
          <table:table-cell table:formula="of:=IF([.$B90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02]&lt;=[.$B$13];[.$A$2];IF([.A902]&lt;=[.$B$14];[.$A$3];IF([.A902]&lt;=[.$B$15];[.$A$4];IF([.A902]&lt;=[.$B$16];[.$A$5];IF([.A902]&lt;=[.$B$17];[.$A$6];IF([.A902]&lt;=[.$B$18];[.$A$7]))))))" office:value-type="string" office:string-value="" calcext:value-type="error">
            <text:p>#VALEUR !</text:p>
          </table:table-cell>
          <table:table-cell table:formula="of:=IF([.$B902]=[.C$19];1;0)" office:value-type="string" office:string-value="" calcext:value-type="error">
            <text:p>#VALEUR !</text:p>
          </table:table-cell>
          <table:table-cell table:formula="of:=IF([.$B902]=[.D$19];1;0)" office:value-type="string" office:string-value="" calcext:value-type="error">
            <text:p>#VALEUR !</text:p>
          </table:table-cell>
          <table:table-cell table:formula="of:=IF([.$B902]=[.E$19];1;0)" office:value-type="string" office:string-value="" calcext:value-type="error">
            <text:p>#VALEUR !</text:p>
          </table:table-cell>
          <table:table-cell table:formula="of:=IF([.$B902]=[.F$19];1;0)" office:value-type="string" office:string-value="" calcext:value-type="error">
            <text:p>#VALEUR !</text:p>
          </table:table-cell>
          <table:table-cell table:formula="of:=IF([.$B902]=[.G$19];1;0)" office:value-type="string" office:string-value="" calcext:value-type="error">
            <text:p>#VALEUR !</text:p>
          </table:table-cell>
          <table:table-cell table:formula="of:=IF([.$B90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03]&lt;=[.$B$13];[.$A$2];IF([.A903]&lt;=[.$B$14];[.$A$3];IF([.A903]&lt;=[.$B$15];[.$A$4];IF([.A903]&lt;=[.$B$16];[.$A$5];IF([.A903]&lt;=[.$B$17];[.$A$6];IF([.A903]&lt;=[.$B$18];[.$A$7]))))))" office:value-type="string" office:string-value="" calcext:value-type="error">
            <text:p>#VALEUR !</text:p>
          </table:table-cell>
          <table:table-cell table:formula="of:=IF([.$B903]=[.C$19];1;0)" office:value-type="string" office:string-value="" calcext:value-type="error">
            <text:p>#VALEUR !</text:p>
          </table:table-cell>
          <table:table-cell table:formula="of:=IF([.$B903]=[.D$19];1;0)" office:value-type="string" office:string-value="" calcext:value-type="error">
            <text:p>#VALEUR !</text:p>
          </table:table-cell>
          <table:table-cell table:formula="of:=IF([.$B903]=[.E$19];1;0)" office:value-type="string" office:string-value="" calcext:value-type="error">
            <text:p>#VALEUR !</text:p>
          </table:table-cell>
          <table:table-cell table:formula="of:=IF([.$B903]=[.F$19];1;0)" office:value-type="string" office:string-value="" calcext:value-type="error">
            <text:p>#VALEUR !</text:p>
          </table:table-cell>
          <table:table-cell table:formula="of:=IF([.$B903]=[.G$19];1;0)" office:value-type="string" office:string-value="" calcext:value-type="error">
            <text:p>#VALEUR !</text:p>
          </table:table-cell>
          <table:table-cell table:formula="of:=IF([.$B90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04]&lt;=[.$B$13];[.$A$2];IF([.A904]&lt;=[.$B$14];[.$A$3];IF([.A904]&lt;=[.$B$15];[.$A$4];IF([.A904]&lt;=[.$B$16];[.$A$5];IF([.A904]&lt;=[.$B$17];[.$A$6];IF([.A904]&lt;=[.$B$18];[.$A$7]))))))" office:value-type="string" office:string-value="" calcext:value-type="error">
            <text:p>#VALEUR !</text:p>
          </table:table-cell>
          <table:table-cell table:formula="of:=IF([.$B904]=[.C$19];1;0)" office:value-type="string" office:string-value="" calcext:value-type="error">
            <text:p>#VALEUR !</text:p>
          </table:table-cell>
          <table:table-cell table:formula="of:=IF([.$B904]=[.D$19];1;0)" office:value-type="string" office:string-value="" calcext:value-type="error">
            <text:p>#VALEUR !</text:p>
          </table:table-cell>
          <table:table-cell table:formula="of:=IF([.$B904]=[.E$19];1;0)" office:value-type="string" office:string-value="" calcext:value-type="error">
            <text:p>#VALEUR !</text:p>
          </table:table-cell>
          <table:table-cell table:formula="of:=IF([.$B904]=[.F$19];1;0)" office:value-type="string" office:string-value="" calcext:value-type="error">
            <text:p>#VALEUR !</text:p>
          </table:table-cell>
          <table:table-cell table:formula="of:=IF([.$B904]=[.G$19];1;0)" office:value-type="string" office:string-value="" calcext:value-type="error">
            <text:p>#VALEUR !</text:p>
          </table:table-cell>
          <table:table-cell table:formula="of:=IF([.$B90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05]&lt;=[.$B$13];[.$A$2];IF([.A905]&lt;=[.$B$14];[.$A$3];IF([.A905]&lt;=[.$B$15];[.$A$4];IF([.A905]&lt;=[.$B$16];[.$A$5];IF([.A905]&lt;=[.$B$17];[.$A$6];IF([.A905]&lt;=[.$B$18];[.$A$7]))))))" office:value-type="string" office:string-value="" calcext:value-type="error">
            <text:p>#VALEUR !</text:p>
          </table:table-cell>
          <table:table-cell table:formula="of:=IF([.$B905]=[.C$19];1;0)" office:value-type="string" office:string-value="" calcext:value-type="error">
            <text:p>#VALEUR !</text:p>
          </table:table-cell>
          <table:table-cell table:formula="of:=IF([.$B905]=[.D$19];1;0)" office:value-type="string" office:string-value="" calcext:value-type="error">
            <text:p>#VALEUR !</text:p>
          </table:table-cell>
          <table:table-cell table:formula="of:=IF([.$B905]=[.E$19];1;0)" office:value-type="string" office:string-value="" calcext:value-type="error">
            <text:p>#VALEUR !</text:p>
          </table:table-cell>
          <table:table-cell table:formula="of:=IF([.$B905]=[.F$19];1;0)" office:value-type="string" office:string-value="" calcext:value-type="error">
            <text:p>#VALEUR !</text:p>
          </table:table-cell>
          <table:table-cell table:formula="of:=IF([.$B905]=[.G$19];1;0)" office:value-type="string" office:string-value="" calcext:value-type="error">
            <text:p>#VALEUR !</text:p>
          </table:table-cell>
          <table:table-cell table:formula="of:=IF([.$B90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06]&lt;=[.$B$13];[.$A$2];IF([.A906]&lt;=[.$B$14];[.$A$3];IF([.A906]&lt;=[.$B$15];[.$A$4];IF([.A906]&lt;=[.$B$16];[.$A$5];IF([.A906]&lt;=[.$B$17];[.$A$6];IF([.A906]&lt;=[.$B$18];[.$A$7]))))))" office:value-type="string" office:string-value="" calcext:value-type="error">
            <text:p>#VALEUR !</text:p>
          </table:table-cell>
          <table:table-cell table:formula="of:=IF([.$B906]=[.C$19];1;0)" office:value-type="string" office:string-value="" calcext:value-type="error">
            <text:p>#VALEUR !</text:p>
          </table:table-cell>
          <table:table-cell table:formula="of:=IF([.$B906]=[.D$19];1;0)" office:value-type="string" office:string-value="" calcext:value-type="error">
            <text:p>#VALEUR !</text:p>
          </table:table-cell>
          <table:table-cell table:formula="of:=IF([.$B906]=[.E$19];1;0)" office:value-type="string" office:string-value="" calcext:value-type="error">
            <text:p>#VALEUR !</text:p>
          </table:table-cell>
          <table:table-cell table:formula="of:=IF([.$B906]=[.F$19];1;0)" office:value-type="string" office:string-value="" calcext:value-type="error">
            <text:p>#VALEUR !</text:p>
          </table:table-cell>
          <table:table-cell table:formula="of:=IF([.$B906]=[.G$19];1;0)" office:value-type="string" office:string-value="" calcext:value-type="error">
            <text:p>#VALEUR !</text:p>
          </table:table-cell>
          <table:table-cell table:formula="of:=IF([.$B90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07]&lt;=[.$B$13];[.$A$2];IF([.A907]&lt;=[.$B$14];[.$A$3];IF([.A907]&lt;=[.$B$15];[.$A$4];IF([.A907]&lt;=[.$B$16];[.$A$5];IF([.A907]&lt;=[.$B$17];[.$A$6];IF([.A907]&lt;=[.$B$18];[.$A$7]))))))" office:value-type="string" office:string-value="" calcext:value-type="error">
            <text:p>#VALEUR !</text:p>
          </table:table-cell>
          <table:table-cell table:formula="of:=IF([.$B907]=[.C$19];1;0)" office:value-type="string" office:string-value="" calcext:value-type="error">
            <text:p>#VALEUR !</text:p>
          </table:table-cell>
          <table:table-cell table:formula="of:=IF([.$B907]=[.D$19];1;0)" office:value-type="string" office:string-value="" calcext:value-type="error">
            <text:p>#VALEUR !</text:p>
          </table:table-cell>
          <table:table-cell table:formula="of:=IF([.$B907]=[.E$19];1;0)" office:value-type="string" office:string-value="" calcext:value-type="error">
            <text:p>#VALEUR !</text:p>
          </table:table-cell>
          <table:table-cell table:formula="of:=IF([.$B907]=[.F$19];1;0)" office:value-type="string" office:string-value="" calcext:value-type="error">
            <text:p>#VALEUR !</text:p>
          </table:table-cell>
          <table:table-cell table:formula="of:=IF([.$B907]=[.G$19];1;0)" office:value-type="string" office:string-value="" calcext:value-type="error">
            <text:p>#VALEUR !</text:p>
          </table:table-cell>
          <table:table-cell table:formula="of:=IF([.$B90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08]&lt;=[.$B$13];[.$A$2];IF([.A908]&lt;=[.$B$14];[.$A$3];IF([.A908]&lt;=[.$B$15];[.$A$4];IF([.A908]&lt;=[.$B$16];[.$A$5];IF([.A908]&lt;=[.$B$17];[.$A$6];IF([.A908]&lt;=[.$B$18];[.$A$7]))))))" office:value-type="string" office:string-value="" calcext:value-type="error">
            <text:p>#VALEUR !</text:p>
          </table:table-cell>
          <table:table-cell table:formula="of:=IF([.$B908]=[.C$19];1;0)" office:value-type="string" office:string-value="" calcext:value-type="error">
            <text:p>#VALEUR !</text:p>
          </table:table-cell>
          <table:table-cell table:formula="of:=IF([.$B908]=[.D$19];1;0)" office:value-type="string" office:string-value="" calcext:value-type="error">
            <text:p>#VALEUR !</text:p>
          </table:table-cell>
          <table:table-cell table:formula="of:=IF([.$B908]=[.E$19];1;0)" office:value-type="string" office:string-value="" calcext:value-type="error">
            <text:p>#VALEUR !</text:p>
          </table:table-cell>
          <table:table-cell table:formula="of:=IF([.$B908]=[.F$19];1;0)" office:value-type="string" office:string-value="" calcext:value-type="error">
            <text:p>#VALEUR !</text:p>
          </table:table-cell>
          <table:table-cell table:formula="of:=IF([.$B908]=[.G$19];1;0)" office:value-type="string" office:string-value="" calcext:value-type="error">
            <text:p>#VALEUR !</text:p>
          </table:table-cell>
          <table:table-cell table:formula="of:=IF([.$B90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09]&lt;=[.$B$13];[.$A$2];IF([.A909]&lt;=[.$B$14];[.$A$3];IF([.A909]&lt;=[.$B$15];[.$A$4];IF([.A909]&lt;=[.$B$16];[.$A$5];IF([.A909]&lt;=[.$B$17];[.$A$6];IF([.A909]&lt;=[.$B$18];[.$A$7]))))))" office:value-type="string" office:string-value="" calcext:value-type="error">
            <text:p>#VALEUR !</text:p>
          </table:table-cell>
          <table:table-cell table:formula="of:=IF([.$B909]=[.C$19];1;0)" office:value-type="string" office:string-value="" calcext:value-type="error">
            <text:p>#VALEUR !</text:p>
          </table:table-cell>
          <table:table-cell table:formula="of:=IF([.$B909]=[.D$19];1;0)" office:value-type="string" office:string-value="" calcext:value-type="error">
            <text:p>#VALEUR !</text:p>
          </table:table-cell>
          <table:table-cell table:formula="of:=IF([.$B909]=[.E$19];1;0)" office:value-type="string" office:string-value="" calcext:value-type="error">
            <text:p>#VALEUR !</text:p>
          </table:table-cell>
          <table:table-cell table:formula="of:=IF([.$B909]=[.F$19];1;0)" office:value-type="string" office:string-value="" calcext:value-type="error">
            <text:p>#VALEUR !</text:p>
          </table:table-cell>
          <table:table-cell table:formula="of:=IF([.$B909]=[.G$19];1;0)" office:value-type="string" office:string-value="" calcext:value-type="error">
            <text:p>#VALEUR !</text:p>
          </table:table-cell>
          <table:table-cell table:formula="of:=IF([.$B90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10]&lt;=[.$B$13];[.$A$2];IF([.A910]&lt;=[.$B$14];[.$A$3];IF([.A910]&lt;=[.$B$15];[.$A$4];IF([.A910]&lt;=[.$B$16];[.$A$5];IF([.A910]&lt;=[.$B$17];[.$A$6];IF([.A910]&lt;=[.$B$18];[.$A$7]))))))" office:value-type="string" office:string-value="" calcext:value-type="error">
            <text:p>#VALEUR !</text:p>
          </table:table-cell>
          <table:table-cell table:formula="of:=IF([.$B910]=[.C$19];1;0)" office:value-type="string" office:string-value="" calcext:value-type="error">
            <text:p>#VALEUR !</text:p>
          </table:table-cell>
          <table:table-cell table:formula="of:=IF([.$B910]=[.D$19];1;0)" office:value-type="string" office:string-value="" calcext:value-type="error">
            <text:p>#VALEUR !</text:p>
          </table:table-cell>
          <table:table-cell table:formula="of:=IF([.$B910]=[.E$19];1;0)" office:value-type="string" office:string-value="" calcext:value-type="error">
            <text:p>#VALEUR !</text:p>
          </table:table-cell>
          <table:table-cell table:formula="of:=IF([.$B910]=[.F$19];1;0)" office:value-type="string" office:string-value="" calcext:value-type="error">
            <text:p>#VALEUR !</text:p>
          </table:table-cell>
          <table:table-cell table:formula="of:=IF([.$B910]=[.G$19];1;0)" office:value-type="string" office:string-value="" calcext:value-type="error">
            <text:p>#VALEUR !</text:p>
          </table:table-cell>
          <table:table-cell table:formula="of:=IF([.$B91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11]&lt;=[.$B$13];[.$A$2];IF([.A911]&lt;=[.$B$14];[.$A$3];IF([.A911]&lt;=[.$B$15];[.$A$4];IF([.A911]&lt;=[.$B$16];[.$A$5];IF([.A911]&lt;=[.$B$17];[.$A$6];IF([.A911]&lt;=[.$B$18];[.$A$7]))))))" office:value-type="string" office:string-value="" calcext:value-type="error">
            <text:p>#VALEUR !</text:p>
          </table:table-cell>
          <table:table-cell table:formula="of:=IF([.$B911]=[.C$19];1;0)" office:value-type="string" office:string-value="" calcext:value-type="error">
            <text:p>#VALEUR !</text:p>
          </table:table-cell>
          <table:table-cell table:formula="of:=IF([.$B911]=[.D$19];1;0)" office:value-type="string" office:string-value="" calcext:value-type="error">
            <text:p>#VALEUR !</text:p>
          </table:table-cell>
          <table:table-cell table:formula="of:=IF([.$B911]=[.E$19];1;0)" office:value-type="string" office:string-value="" calcext:value-type="error">
            <text:p>#VALEUR !</text:p>
          </table:table-cell>
          <table:table-cell table:formula="of:=IF([.$B911]=[.F$19];1;0)" office:value-type="string" office:string-value="" calcext:value-type="error">
            <text:p>#VALEUR !</text:p>
          </table:table-cell>
          <table:table-cell table:formula="of:=IF([.$B911]=[.G$19];1;0)" office:value-type="string" office:string-value="" calcext:value-type="error">
            <text:p>#VALEUR !</text:p>
          </table:table-cell>
          <table:table-cell table:formula="of:=IF([.$B91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12]&lt;=[.$B$13];[.$A$2];IF([.A912]&lt;=[.$B$14];[.$A$3];IF([.A912]&lt;=[.$B$15];[.$A$4];IF([.A912]&lt;=[.$B$16];[.$A$5];IF([.A912]&lt;=[.$B$17];[.$A$6];IF([.A912]&lt;=[.$B$18];[.$A$7]))))))" office:value-type="string" office:string-value="" calcext:value-type="error">
            <text:p>#VALEUR !</text:p>
          </table:table-cell>
          <table:table-cell table:formula="of:=IF([.$B912]=[.C$19];1;0)" office:value-type="string" office:string-value="" calcext:value-type="error">
            <text:p>#VALEUR !</text:p>
          </table:table-cell>
          <table:table-cell table:formula="of:=IF([.$B912]=[.D$19];1;0)" office:value-type="string" office:string-value="" calcext:value-type="error">
            <text:p>#VALEUR !</text:p>
          </table:table-cell>
          <table:table-cell table:formula="of:=IF([.$B912]=[.E$19];1;0)" office:value-type="string" office:string-value="" calcext:value-type="error">
            <text:p>#VALEUR !</text:p>
          </table:table-cell>
          <table:table-cell table:formula="of:=IF([.$B912]=[.F$19];1;0)" office:value-type="string" office:string-value="" calcext:value-type="error">
            <text:p>#VALEUR !</text:p>
          </table:table-cell>
          <table:table-cell table:formula="of:=IF([.$B912]=[.G$19];1;0)" office:value-type="string" office:string-value="" calcext:value-type="error">
            <text:p>#VALEUR !</text:p>
          </table:table-cell>
          <table:table-cell table:formula="of:=IF([.$B91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13]&lt;=[.$B$13];[.$A$2];IF([.A913]&lt;=[.$B$14];[.$A$3];IF([.A913]&lt;=[.$B$15];[.$A$4];IF([.A913]&lt;=[.$B$16];[.$A$5];IF([.A913]&lt;=[.$B$17];[.$A$6];IF([.A913]&lt;=[.$B$18];[.$A$7]))))))" office:value-type="string" office:string-value="" calcext:value-type="error">
            <text:p>#VALEUR !</text:p>
          </table:table-cell>
          <table:table-cell table:formula="of:=IF([.$B913]=[.C$19];1;0)" office:value-type="string" office:string-value="" calcext:value-type="error">
            <text:p>#VALEUR !</text:p>
          </table:table-cell>
          <table:table-cell table:formula="of:=IF([.$B913]=[.D$19];1;0)" office:value-type="string" office:string-value="" calcext:value-type="error">
            <text:p>#VALEUR !</text:p>
          </table:table-cell>
          <table:table-cell table:formula="of:=IF([.$B913]=[.E$19];1;0)" office:value-type="string" office:string-value="" calcext:value-type="error">
            <text:p>#VALEUR !</text:p>
          </table:table-cell>
          <table:table-cell table:formula="of:=IF([.$B913]=[.F$19];1;0)" office:value-type="string" office:string-value="" calcext:value-type="error">
            <text:p>#VALEUR !</text:p>
          </table:table-cell>
          <table:table-cell table:formula="of:=IF([.$B913]=[.G$19];1;0)" office:value-type="string" office:string-value="" calcext:value-type="error">
            <text:p>#VALEUR !</text:p>
          </table:table-cell>
          <table:table-cell table:formula="of:=IF([.$B91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14]&lt;=[.$B$13];[.$A$2];IF([.A914]&lt;=[.$B$14];[.$A$3];IF([.A914]&lt;=[.$B$15];[.$A$4];IF([.A914]&lt;=[.$B$16];[.$A$5];IF([.A914]&lt;=[.$B$17];[.$A$6];IF([.A914]&lt;=[.$B$18];[.$A$7]))))))" office:value-type="string" office:string-value="" calcext:value-type="error">
            <text:p>#VALEUR !</text:p>
          </table:table-cell>
          <table:table-cell table:formula="of:=IF([.$B914]=[.C$19];1;0)" office:value-type="string" office:string-value="" calcext:value-type="error">
            <text:p>#VALEUR !</text:p>
          </table:table-cell>
          <table:table-cell table:formula="of:=IF([.$B914]=[.D$19];1;0)" office:value-type="string" office:string-value="" calcext:value-type="error">
            <text:p>#VALEUR !</text:p>
          </table:table-cell>
          <table:table-cell table:formula="of:=IF([.$B914]=[.E$19];1;0)" office:value-type="string" office:string-value="" calcext:value-type="error">
            <text:p>#VALEUR !</text:p>
          </table:table-cell>
          <table:table-cell table:formula="of:=IF([.$B914]=[.F$19];1;0)" office:value-type="string" office:string-value="" calcext:value-type="error">
            <text:p>#VALEUR !</text:p>
          </table:table-cell>
          <table:table-cell table:formula="of:=IF([.$B914]=[.G$19];1;0)" office:value-type="string" office:string-value="" calcext:value-type="error">
            <text:p>#VALEUR !</text:p>
          </table:table-cell>
          <table:table-cell table:formula="of:=IF([.$B91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15]&lt;=[.$B$13];[.$A$2];IF([.A915]&lt;=[.$B$14];[.$A$3];IF([.A915]&lt;=[.$B$15];[.$A$4];IF([.A915]&lt;=[.$B$16];[.$A$5];IF([.A915]&lt;=[.$B$17];[.$A$6];IF([.A915]&lt;=[.$B$18];[.$A$7]))))))" office:value-type="string" office:string-value="" calcext:value-type="error">
            <text:p>#VALEUR !</text:p>
          </table:table-cell>
          <table:table-cell table:formula="of:=IF([.$B915]=[.C$19];1;0)" office:value-type="string" office:string-value="" calcext:value-type="error">
            <text:p>#VALEUR !</text:p>
          </table:table-cell>
          <table:table-cell table:formula="of:=IF([.$B915]=[.D$19];1;0)" office:value-type="string" office:string-value="" calcext:value-type="error">
            <text:p>#VALEUR !</text:p>
          </table:table-cell>
          <table:table-cell table:formula="of:=IF([.$B915]=[.E$19];1;0)" office:value-type="string" office:string-value="" calcext:value-type="error">
            <text:p>#VALEUR !</text:p>
          </table:table-cell>
          <table:table-cell table:formula="of:=IF([.$B915]=[.F$19];1;0)" office:value-type="string" office:string-value="" calcext:value-type="error">
            <text:p>#VALEUR !</text:p>
          </table:table-cell>
          <table:table-cell table:formula="of:=IF([.$B915]=[.G$19];1;0)" office:value-type="string" office:string-value="" calcext:value-type="error">
            <text:p>#VALEUR !</text:p>
          </table:table-cell>
          <table:table-cell table:formula="of:=IF([.$B91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16]&lt;=[.$B$13];[.$A$2];IF([.A916]&lt;=[.$B$14];[.$A$3];IF([.A916]&lt;=[.$B$15];[.$A$4];IF([.A916]&lt;=[.$B$16];[.$A$5];IF([.A916]&lt;=[.$B$17];[.$A$6];IF([.A916]&lt;=[.$B$18];[.$A$7]))))))" office:value-type="string" office:string-value="" calcext:value-type="error">
            <text:p>#VALEUR !</text:p>
          </table:table-cell>
          <table:table-cell table:formula="of:=IF([.$B916]=[.C$19];1;0)" office:value-type="string" office:string-value="" calcext:value-type="error">
            <text:p>#VALEUR !</text:p>
          </table:table-cell>
          <table:table-cell table:formula="of:=IF([.$B916]=[.D$19];1;0)" office:value-type="string" office:string-value="" calcext:value-type="error">
            <text:p>#VALEUR !</text:p>
          </table:table-cell>
          <table:table-cell table:formula="of:=IF([.$B916]=[.E$19];1;0)" office:value-type="string" office:string-value="" calcext:value-type="error">
            <text:p>#VALEUR !</text:p>
          </table:table-cell>
          <table:table-cell table:formula="of:=IF([.$B916]=[.F$19];1;0)" office:value-type="string" office:string-value="" calcext:value-type="error">
            <text:p>#VALEUR !</text:p>
          </table:table-cell>
          <table:table-cell table:formula="of:=IF([.$B916]=[.G$19];1;0)" office:value-type="string" office:string-value="" calcext:value-type="error">
            <text:p>#VALEUR !</text:p>
          </table:table-cell>
          <table:table-cell table:formula="of:=IF([.$B91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17]&lt;=[.$B$13];[.$A$2];IF([.A917]&lt;=[.$B$14];[.$A$3];IF([.A917]&lt;=[.$B$15];[.$A$4];IF([.A917]&lt;=[.$B$16];[.$A$5];IF([.A917]&lt;=[.$B$17];[.$A$6];IF([.A917]&lt;=[.$B$18];[.$A$7]))))))" office:value-type="string" office:string-value="" calcext:value-type="error">
            <text:p>#VALEUR !</text:p>
          </table:table-cell>
          <table:table-cell table:formula="of:=IF([.$B917]=[.C$19];1;0)" office:value-type="string" office:string-value="" calcext:value-type="error">
            <text:p>#VALEUR !</text:p>
          </table:table-cell>
          <table:table-cell table:formula="of:=IF([.$B917]=[.D$19];1;0)" office:value-type="string" office:string-value="" calcext:value-type="error">
            <text:p>#VALEUR !</text:p>
          </table:table-cell>
          <table:table-cell table:formula="of:=IF([.$B917]=[.E$19];1;0)" office:value-type="string" office:string-value="" calcext:value-type="error">
            <text:p>#VALEUR !</text:p>
          </table:table-cell>
          <table:table-cell table:formula="of:=IF([.$B917]=[.F$19];1;0)" office:value-type="string" office:string-value="" calcext:value-type="error">
            <text:p>#VALEUR !</text:p>
          </table:table-cell>
          <table:table-cell table:formula="of:=IF([.$B917]=[.G$19];1;0)" office:value-type="string" office:string-value="" calcext:value-type="error">
            <text:p>#VALEUR !</text:p>
          </table:table-cell>
          <table:table-cell table:formula="of:=IF([.$B91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18]&lt;=[.$B$13];[.$A$2];IF([.A918]&lt;=[.$B$14];[.$A$3];IF([.A918]&lt;=[.$B$15];[.$A$4];IF([.A918]&lt;=[.$B$16];[.$A$5];IF([.A918]&lt;=[.$B$17];[.$A$6];IF([.A918]&lt;=[.$B$18];[.$A$7]))))))" office:value-type="string" office:string-value="" calcext:value-type="error">
            <text:p>#VALEUR !</text:p>
          </table:table-cell>
          <table:table-cell table:formula="of:=IF([.$B918]=[.C$19];1;0)" office:value-type="string" office:string-value="" calcext:value-type="error">
            <text:p>#VALEUR !</text:p>
          </table:table-cell>
          <table:table-cell table:formula="of:=IF([.$B918]=[.D$19];1;0)" office:value-type="string" office:string-value="" calcext:value-type="error">
            <text:p>#VALEUR !</text:p>
          </table:table-cell>
          <table:table-cell table:formula="of:=IF([.$B918]=[.E$19];1;0)" office:value-type="string" office:string-value="" calcext:value-type="error">
            <text:p>#VALEUR !</text:p>
          </table:table-cell>
          <table:table-cell table:formula="of:=IF([.$B918]=[.F$19];1;0)" office:value-type="string" office:string-value="" calcext:value-type="error">
            <text:p>#VALEUR !</text:p>
          </table:table-cell>
          <table:table-cell table:formula="of:=IF([.$B918]=[.G$19];1;0)" office:value-type="string" office:string-value="" calcext:value-type="error">
            <text:p>#VALEUR !</text:p>
          </table:table-cell>
          <table:table-cell table:formula="of:=IF([.$B91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19]&lt;=[.$B$13];[.$A$2];IF([.A919]&lt;=[.$B$14];[.$A$3];IF([.A919]&lt;=[.$B$15];[.$A$4];IF([.A919]&lt;=[.$B$16];[.$A$5];IF([.A919]&lt;=[.$B$17];[.$A$6];IF([.A919]&lt;=[.$B$18];[.$A$7]))))))" office:value-type="string" office:string-value="" calcext:value-type="error">
            <text:p>#VALEUR !</text:p>
          </table:table-cell>
          <table:table-cell table:formula="of:=IF([.$B919]=[.C$19];1;0)" office:value-type="string" office:string-value="" calcext:value-type="error">
            <text:p>#VALEUR !</text:p>
          </table:table-cell>
          <table:table-cell table:formula="of:=IF([.$B919]=[.D$19];1;0)" office:value-type="string" office:string-value="" calcext:value-type="error">
            <text:p>#VALEUR !</text:p>
          </table:table-cell>
          <table:table-cell table:formula="of:=IF([.$B919]=[.E$19];1;0)" office:value-type="string" office:string-value="" calcext:value-type="error">
            <text:p>#VALEUR !</text:p>
          </table:table-cell>
          <table:table-cell table:formula="of:=IF([.$B919]=[.F$19];1;0)" office:value-type="string" office:string-value="" calcext:value-type="error">
            <text:p>#VALEUR !</text:p>
          </table:table-cell>
          <table:table-cell table:formula="of:=IF([.$B919]=[.G$19];1;0)" office:value-type="string" office:string-value="" calcext:value-type="error">
            <text:p>#VALEUR !</text:p>
          </table:table-cell>
          <table:table-cell table:formula="of:=IF([.$B91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20]&lt;=[.$B$13];[.$A$2];IF([.A920]&lt;=[.$B$14];[.$A$3];IF([.A920]&lt;=[.$B$15];[.$A$4];IF([.A920]&lt;=[.$B$16];[.$A$5];IF([.A920]&lt;=[.$B$17];[.$A$6];IF([.A920]&lt;=[.$B$18];[.$A$7]))))))" office:value-type="string" office:string-value="" calcext:value-type="error">
            <text:p>#VALEUR !</text:p>
          </table:table-cell>
          <table:table-cell table:formula="of:=IF([.$B920]=[.C$19];1;0)" office:value-type="string" office:string-value="" calcext:value-type="error">
            <text:p>#VALEUR !</text:p>
          </table:table-cell>
          <table:table-cell table:formula="of:=IF([.$B920]=[.D$19];1;0)" office:value-type="string" office:string-value="" calcext:value-type="error">
            <text:p>#VALEUR !</text:p>
          </table:table-cell>
          <table:table-cell table:formula="of:=IF([.$B920]=[.E$19];1;0)" office:value-type="string" office:string-value="" calcext:value-type="error">
            <text:p>#VALEUR !</text:p>
          </table:table-cell>
          <table:table-cell table:formula="of:=IF([.$B920]=[.F$19];1;0)" office:value-type="string" office:string-value="" calcext:value-type="error">
            <text:p>#VALEUR !</text:p>
          </table:table-cell>
          <table:table-cell table:formula="of:=IF([.$B920]=[.G$19];1;0)" office:value-type="string" office:string-value="" calcext:value-type="error">
            <text:p>#VALEUR !</text:p>
          </table:table-cell>
          <table:table-cell table:formula="of:=IF([.$B92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21]&lt;=[.$B$13];[.$A$2];IF([.A921]&lt;=[.$B$14];[.$A$3];IF([.A921]&lt;=[.$B$15];[.$A$4];IF([.A921]&lt;=[.$B$16];[.$A$5];IF([.A921]&lt;=[.$B$17];[.$A$6];IF([.A921]&lt;=[.$B$18];[.$A$7]))))))" office:value-type="string" office:string-value="" calcext:value-type="error">
            <text:p>#VALEUR !</text:p>
          </table:table-cell>
          <table:table-cell table:formula="of:=IF([.$B921]=[.C$19];1;0)" office:value-type="string" office:string-value="" calcext:value-type="error">
            <text:p>#VALEUR !</text:p>
          </table:table-cell>
          <table:table-cell table:formula="of:=IF([.$B921]=[.D$19];1;0)" office:value-type="string" office:string-value="" calcext:value-type="error">
            <text:p>#VALEUR !</text:p>
          </table:table-cell>
          <table:table-cell table:formula="of:=IF([.$B921]=[.E$19];1;0)" office:value-type="string" office:string-value="" calcext:value-type="error">
            <text:p>#VALEUR !</text:p>
          </table:table-cell>
          <table:table-cell table:formula="of:=IF([.$B921]=[.F$19];1;0)" office:value-type="string" office:string-value="" calcext:value-type="error">
            <text:p>#VALEUR !</text:p>
          </table:table-cell>
          <table:table-cell table:formula="of:=IF([.$B921]=[.G$19];1;0)" office:value-type="string" office:string-value="" calcext:value-type="error">
            <text:p>#VALEUR !</text:p>
          </table:table-cell>
          <table:table-cell table:formula="of:=IF([.$B92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22]&lt;=[.$B$13];[.$A$2];IF([.A922]&lt;=[.$B$14];[.$A$3];IF([.A922]&lt;=[.$B$15];[.$A$4];IF([.A922]&lt;=[.$B$16];[.$A$5];IF([.A922]&lt;=[.$B$17];[.$A$6];IF([.A922]&lt;=[.$B$18];[.$A$7]))))))" office:value-type="string" office:string-value="" calcext:value-type="error">
            <text:p>#VALEUR !</text:p>
          </table:table-cell>
          <table:table-cell table:formula="of:=IF([.$B922]=[.C$19];1;0)" office:value-type="string" office:string-value="" calcext:value-type="error">
            <text:p>#VALEUR !</text:p>
          </table:table-cell>
          <table:table-cell table:formula="of:=IF([.$B922]=[.D$19];1;0)" office:value-type="string" office:string-value="" calcext:value-type="error">
            <text:p>#VALEUR !</text:p>
          </table:table-cell>
          <table:table-cell table:formula="of:=IF([.$B922]=[.E$19];1;0)" office:value-type="string" office:string-value="" calcext:value-type="error">
            <text:p>#VALEUR !</text:p>
          </table:table-cell>
          <table:table-cell table:formula="of:=IF([.$B922]=[.F$19];1;0)" office:value-type="string" office:string-value="" calcext:value-type="error">
            <text:p>#VALEUR !</text:p>
          </table:table-cell>
          <table:table-cell table:formula="of:=IF([.$B922]=[.G$19];1;0)" office:value-type="string" office:string-value="" calcext:value-type="error">
            <text:p>#VALEUR !</text:p>
          </table:table-cell>
          <table:table-cell table:formula="of:=IF([.$B92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23]&lt;=[.$B$13];[.$A$2];IF([.A923]&lt;=[.$B$14];[.$A$3];IF([.A923]&lt;=[.$B$15];[.$A$4];IF([.A923]&lt;=[.$B$16];[.$A$5];IF([.A923]&lt;=[.$B$17];[.$A$6];IF([.A923]&lt;=[.$B$18];[.$A$7]))))))" office:value-type="string" office:string-value="" calcext:value-type="error">
            <text:p>#VALEUR !</text:p>
          </table:table-cell>
          <table:table-cell table:formula="of:=IF([.$B923]=[.C$19];1;0)" office:value-type="string" office:string-value="" calcext:value-type="error">
            <text:p>#VALEUR !</text:p>
          </table:table-cell>
          <table:table-cell table:formula="of:=IF([.$B923]=[.D$19];1;0)" office:value-type="string" office:string-value="" calcext:value-type="error">
            <text:p>#VALEUR !</text:p>
          </table:table-cell>
          <table:table-cell table:formula="of:=IF([.$B923]=[.E$19];1;0)" office:value-type="string" office:string-value="" calcext:value-type="error">
            <text:p>#VALEUR !</text:p>
          </table:table-cell>
          <table:table-cell table:formula="of:=IF([.$B923]=[.F$19];1;0)" office:value-type="string" office:string-value="" calcext:value-type="error">
            <text:p>#VALEUR !</text:p>
          </table:table-cell>
          <table:table-cell table:formula="of:=IF([.$B923]=[.G$19];1;0)" office:value-type="string" office:string-value="" calcext:value-type="error">
            <text:p>#VALEUR !</text:p>
          </table:table-cell>
          <table:table-cell table:formula="of:=IF([.$B92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24]&lt;=[.$B$13];[.$A$2];IF([.A924]&lt;=[.$B$14];[.$A$3];IF([.A924]&lt;=[.$B$15];[.$A$4];IF([.A924]&lt;=[.$B$16];[.$A$5];IF([.A924]&lt;=[.$B$17];[.$A$6];IF([.A924]&lt;=[.$B$18];[.$A$7]))))))" office:value-type="string" office:string-value="" calcext:value-type="error">
            <text:p>#VALEUR !</text:p>
          </table:table-cell>
          <table:table-cell table:formula="of:=IF([.$B924]=[.C$19];1;0)" office:value-type="string" office:string-value="" calcext:value-type="error">
            <text:p>#VALEUR !</text:p>
          </table:table-cell>
          <table:table-cell table:formula="of:=IF([.$B924]=[.D$19];1;0)" office:value-type="string" office:string-value="" calcext:value-type="error">
            <text:p>#VALEUR !</text:p>
          </table:table-cell>
          <table:table-cell table:formula="of:=IF([.$B924]=[.E$19];1;0)" office:value-type="string" office:string-value="" calcext:value-type="error">
            <text:p>#VALEUR !</text:p>
          </table:table-cell>
          <table:table-cell table:formula="of:=IF([.$B924]=[.F$19];1;0)" office:value-type="string" office:string-value="" calcext:value-type="error">
            <text:p>#VALEUR !</text:p>
          </table:table-cell>
          <table:table-cell table:formula="of:=IF([.$B924]=[.G$19];1;0)" office:value-type="string" office:string-value="" calcext:value-type="error">
            <text:p>#VALEUR !</text:p>
          </table:table-cell>
          <table:table-cell table:formula="of:=IF([.$B92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25]&lt;=[.$B$13];[.$A$2];IF([.A925]&lt;=[.$B$14];[.$A$3];IF([.A925]&lt;=[.$B$15];[.$A$4];IF([.A925]&lt;=[.$B$16];[.$A$5];IF([.A925]&lt;=[.$B$17];[.$A$6];IF([.A925]&lt;=[.$B$18];[.$A$7]))))))" office:value-type="string" office:string-value="" calcext:value-type="error">
            <text:p>#VALEUR !</text:p>
          </table:table-cell>
          <table:table-cell table:formula="of:=IF([.$B925]=[.C$19];1;0)" office:value-type="string" office:string-value="" calcext:value-type="error">
            <text:p>#VALEUR !</text:p>
          </table:table-cell>
          <table:table-cell table:formula="of:=IF([.$B925]=[.D$19];1;0)" office:value-type="string" office:string-value="" calcext:value-type="error">
            <text:p>#VALEUR !</text:p>
          </table:table-cell>
          <table:table-cell table:formula="of:=IF([.$B925]=[.E$19];1;0)" office:value-type="string" office:string-value="" calcext:value-type="error">
            <text:p>#VALEUR !</text:p>
          </table:table-cell>
          <table:table-cell table:formula="of:=IF([.$B925]=[.F$19];1;0)" office:value-type="string" office:string-value="" calcext:value-type="error">
            <text:p>#VALEUR !</text:p>
          </table:table-cell>
          <table:table-cell table:formula="of:=IF([.$B925]=[.G$19];1;0)" office:value-type="string" office:string-value="" calcext:value-type="error">
            <text:p>#VALEUR !</text:p>
          </table:table-cell>
          <table:table-cell table:formula="of:=IF([.$B92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26]&lt;=[.$B$13];[.$A$2];IF([.A926]&lt;=[.$B$14];[.$A$3];IF([.A926]&lt;=[.$B$15];[.$A$4];IF([.A926]&lt;=[.$B$16];[.$A$5];IF([.A926]&lt;=[.$B$17];[.$A$6];IF([.A926]&lt;=[.$B$18];[.$A$7]))))))" office:value-type="string" office:string-value="" calcext:value-type="error">
            <text:p>#VALEUR !</text:p>
          </table:table-cell>
          <table:table-cell table:formula="of:=IF([.$B926]=[.C$19];1;0)" office:value-type="string" office:string-value="" calcext:value-type="error">
            <text:p>#VALEUR !</text:p>
          </table:table-cell>
          <table:table-cell table:formula="of:=IF([.$B926]=[.D$19];1;0)" office:value-type="string" office:string-value="" calcext:value-type="error">
            <text:p>#VALEUR !</text:p>
          </table:table-cell>
          <table:table-cell table:formula="of:=IF([.$B926]=[.E$19];1;0)" office:value-type="string" office:string-value="" calcext:value-type="error">
            <text:p>#VALEUR !</text:p>
          </table:table-cell>
          <table:table-cell table:formula="of:=IF([.$B926]=[.F$19];1;0)" office:value-type="string" office:string-value="" calcext:value-type="error">
            <text:p>#VALEUR !</text:p>
          </table:table-cell>
          <table:table-cell table:formula="of:=IF([.$B926]=[.G$19];1;0)" office:value-type="string" office:string-value="" calcext:value-type="error">
            <text:p>#VALEUR !</text:p>
          </table:table-cell>
          <table:table-cell table:formula="of:=IF([.$B92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27]&lt;=[.$B$13];[.$A$2];IF([.A927]&lt;=[.$B$14];[.$A$3];IF([.A927]&lt;=[.$B$15];[.$A$4];IF([.A927]&lt;=[.$B$16];[.$A$5];IF([.A927]&lt;=[.$B$17];[.$A$6];IF([.A927]&lt;=[.$B$18];[.$A$7]))))))" office:value-type="string" office:string-value="" calcext:value-type="error">
            <text:p>#VALEUR !</text:p>
          </table:table-cell>
          <table:table-cell table:formula="of:=IF([.$B927]=[.C$19];1;0)" office:value-type="string" office:string-value="" calcext:value-type="error">
            <text:p>#VALEUR !</text:p>
          </table:table-cell>
          <table:table-cell table:formula="of:=IF([.$B927]=[.D$19];1;0)" office:value-type="string" office:string-value="" calcext:value-type="error">
            <text:p>#VALEUR !</text:p>
          </table:table-cell>
          <table:table-cell table:formula="of:=IF([.$B927]=[.E$19];1;0)" office:value-type="string" office:string-value="" calcext:value-type="error">
            <text:p>#VALEUR !</text:p>
          </table:table-cell>
          <table:table-cell table:formula="of:=IF([.$B927]=[.F$19];1;0)" office:value-type="string" office:string-value="" calcext:value-type="error">
            <text:p>#VALEUR !</text:p>
          </table:table-cell>
          <table:table-cell table:formula="of:=IF([.$B927]=[.G$19];1;0)" office:value-type="string" office:string-value="" calcext:value-type="error">
            <text:p>#VALEUR !</text:p>
          </table:table-cell>
          <table:table-cell table:formula="of:=IF([.$B92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28]&lt;=[.$B$13];[.$A$2];IF([.A928]&lt;=[.$B$14];[.$A$3];IF([.A928]&lt;=[.$B$15];[.$A$4];IF([.A928]&lt;=[.$B$16];[.$A$5];IF([.A928]&lt;=[.$B$17];[.$A$6];IF([.A928]&lt;=[.$B$18];[.$A$7]))))))" office:value-type="string" office:string-value="" calcext:value-type="error">
            <text:p>#VALEUR !</text:p>
          </table:table-cell>
          <table:table-cell table:formula="of:=IF([.$B928]=[.C$19];1;0)" office:value-type="string" office:string-value="" calcext:value-type="error">
            <text:p>#VALEUR !</text:p>
          </table:table-cell>
          <table:table-cell table:formula="of:=IF([.$B928]=[.D$19];1;0)" office:value-type="string" office:string-value="" calcext:value-type="error">
            <text:p>#VALEUR !</text:p>
          </table:table-cell>
          <table:table-cell table:formula="of:=IF([.$B928]=[.E$19];1;0)" office:value-type="string" office:string-value="" calcext:value-type="error">
            <text:p>#VALEUR !</text:p>
          </table:table-cell>
          <table:table-cell table:formula="of:=IF([.$B928]=[.F$19];1;0)" office:value-type="string" office:string-value="" calcext:value-type="error">
            <text:p>#VALEUR !</text:p>
          </table:table-cell>
          <table:table-cell table:formula="of:=IF([.$B928]=[.G$19];1;0)" office:value-type="string" office:string-value="" calcext:value-type="error">
            <text:p>#VALEUR !</text:p>
          </table:table-cell>
          <table:table-cell table:formula="of:=IF([.$B92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29]&lt;=[.$B$13];[.$A$2];IF([.A929]&lt;=[.$B$14];[.$A$3];IF([.A929]&lt;=[.$B$15];[.$A$4];IF([.A929]&lt;=[.$B$16];[.$A$5];IF([.A929]&lt;=[.$B$17];[.$A$6];IF([.A929]&lt;=[.$B$18];[.$A$7]))))))" office:value-type="string" office:string-value="" calcext:value-type="error">
            <text:p>#VALEUR !</text:p>
          </table:table-cell>
          <table:table-cell table:formula="of:=IF([.$B929]=[.C$19];1;0)" office:value-type="string" office:string-value="" calcext:value-type="error">
            <text:p>#VALEUR !</text:p>
          </table:table-cell>
          <table:table-cell table:formula="of:=IF([.$B929]=[.D$19];1;0)" office:value-type="string" office:string-value="" calcext:value-type="error">
            <text:p>#VALEUR !</text:p>
          </table:table-cell>
          <table:table-cell table:formula="of:=IF([.$B929]=[.E$19];1;0)" office:value-type="string" office:string-value="" calcext:value-type="error">
            <text:p>#VALEUR !</text:p>
          </table:table-cell>
          <table:table-cell table:formula="of:=IF([.$B929]=[.F$19];1;0)" office:value-type="string" office:string-value="" calcext:value-type="error">
            <text:p>#VALEUR !</text:p>
          </table:table-cell>
          <table:table-cell table:formula="of:=IF([.$B929]=[.G$19];1;0)" office:value-type="string" office:string-value="" calcext:value-type="error">
            <text:p>#VALEUR !</text:p>
          </table:table-cell>
          <table:table-cell table:formula="of:=IF([.$B92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30]&lt;=[.$B$13];[.$A$2];IF([.A930]&lt;=[.$B$14];[.$A$3];IF([.A930]&lt;=[.$B$15];[.$A$4];IF([.A930]&lt;=[.$B$16];[.$A$5];IF([.A930]&lt;=[.$B$17];[.$A$6];IF([.A930]&lt;=[.$B$18];[.$A$7]))))))" office:value-type="string" office:string-value="" calcext:value-type="error">
            <text:p>#VALEUR !</text:p>
          </table:table-cell>
          <table:table-cell table:formula="of:=IF([.$B930]=[.C$19];1;0)" office:value-type="string" office:string-value="" calcext:value-type="error">
            <text:p>#VALEUR !</text:p>
          </table:table-cell>
          <table:table-cell table:formula="of:=IF([.$B930]=[.D$19];1;0)" office:value-type="string" office:string-value="" calcext:value-type="error">
            <text:p>#VALEUR !</text:p>
          </table:table-cell>
          <table:table-cell table:formula="of:=IF([.$B930]=[.E$19];1;0)" office:value-type="string" office:string-value="" calcext:value-type="error">
            <text:p>#VALEUR !</text:p>
          </table:table-cell>
          <table:table-cell table:formula="of:=IF([.$B930]=[.F$19];1;0)" office:value-type="string" office:string-value="" calcext:value-type="error">
            <text:p>#VALEUR !</text:p>
          </table:table-cell>
          <table:table-cell table:formula="of:=IF([.$B930]=[.G$19];1;0)" office:value-type="string" office:string-value="" calcext:value-type="error">
            <text:p>#VALEUR !</text:p>
          </table:table-cell>
          <table:table-cell table:formula="of:=IF([.$B93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31]&lt;=[.$B$13];[.$A$2];IF([.A931]&lt;=[.$B$14];[.$A$3];IF([.A931]&lt;=[.$B$15];[.$A$4];IF([.A931]&lt;=[.$B$16];[.$A$5];IF([.A931]&lt;=[.$B$17];[.$A$6];IF([.A931]&lt;=[.$B$18];[.$A$7]))))))" office:value-type="string" office:string-value="" calcext:value-type="error">
            <text:p>#VALEUR !</text:p>
          </table:table-cell>
          <table:table-cell table:formula="of:=IF([.$B931]=[.C$19];1;0)" office:value-type="string" office:string-value="" calcext:value-type="error">
            <text:p>#VALEUR !</text:p>
          </table:table-cell>
          <table:table-cell table:formula="of:=IF([.$B931]=[.D$19];1;0)" office:value-type="string" office:string-value="" calcext:value-type="error">
            <text:p>#VALEUR !</text:p>
          </table:table-cell>
          <table:table-cell table:formula="of:=IF([.$B931]=[.E$19];1;0)" office:value-type="string" office:string-value="" calcext:value-type="error">
            <text:p>#VALEUR !</text:p>
          </table:table-cell>
          <table:table-cell table:formula="of:=IF([.$B931]=[.F$19];1;0)" office:value-type="string" office:string-value="" calcext:value-type="error">
            <text:p>#VALEUR !</text:p>
          </table:table-cell>
          <table:table-cell table:formula="of:=IF([.$B931]=[.G$19];1;0)" office:value-type="string" office:string-value="" calcext:value-type="error">
            <text:p>#VALEUR !</text:p>
          </table:table-cell>
          <table:table-cell table:formula="of:=IF([.$B93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32]&lt;=[.$B$13];[.$A$2];IF([.A932]&lt;=[.$B$14];[.$A$3];IF([.A932]&lt;=[.$B$15];[.$A$4];IF([.A932]&lt;=[.$B$16];[.$A$5];IF([.A932]&lt;=[.$B$17];[.$A$6];IF([.A932]&lt;=[.$B$18];[.$A$7]))))))" office:value-type="string" office:string-value="" calcext:value-type="error">
            <text:p>#VALEUR !</text:p>
          </table:table-cell>
          <table:table-cell table:formula="of:=IF([.$B932]=[.C$19];1;0)" office:value-type="string" office:string-value="" calcext:value-type="error">
            <text:p>#VALEUR !</text:p>
          </table:table-cell>
          <table:table-cell table:formula="of:=IF([.$B932]=[.D$19];1;0)" office:value-type="string" office:string-value="" calcext:value-type="error">
            <text:p>#VALEUR !</text:p>
          </table:table-cell>
          <table:table-cell table:formula="of:=IF([.$B932]=[.E$19];1;0)" office:value-type="string" office:string-value="" calcext:value-type="error">
            <text:p>#VALEUR !</text:p>
          </table:table-cell>
          <table:table-cell table:formula="of:=IF([.$B932]=[.F$19];1;0)" office:value-type="string" office:string-value="" calcext:value-type="error">
            <text:p>#VALEUR !</text:p>
          </table:table-cell>
          <table:table-cell table:formula="of:=IF([.$B932]=[.G$19];1;0)" office:value-type="string" office:string-value="" calcext:value-type="error">
            <text:p>#VALEUR !</text:p>
          </table:table-cell>
          <table:table-cell table:formula="of:=IF([.$B93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33]&lt;=[.$B$13];[.$A$2];IF([.A933]&lt;=[.$B$14];[.$A$3];IF([.A933]&lt;=[.$B$15];[.$A$4];IF([.A933]&lt;=[.$B$16];[.$A$5];IF([.A933]&lt;=[.$B$17];[.$A$6];IF([.A933]&lt;=[.$B$18];[.$A$7]))))))" office:value-type="string" office:string-value="" calcext:value-type="error">
            <text:p>#VALEUR !</text:p>
          </table:table-cell>
          <table:table-cell table:formula="of:=IF([.$B933]=[.C$19];1;0)" office:value-type="string" office:string-value="" calcext:value-type="error">
            <text:p>#VALEUR !</text:p>
          </table:table-cell>
          <table:table-cell table:formula="of:=IF([.$B933]=[.D$19];1;0)" office:value-type="string" office:string-value="" calcext:value-type="error">
            <text:p>#VALEUR !</text:p>
          </table:table-cell>
          <table:table-cell table:formula="of:=IF([.$B933]=[.E$19];1;0)" office:value-type="string" office:string-value="" calcext:value-type="error">
            <text:p>#VALEUR !</text:p>
          </table:table-cell>
          <table:table-cell table:formula="of:=IF([.$B933]=[.F$19];1;0)" office:value-type="string" office:string-value="" calcext:value-type="error">
            <text:p>#VALEUR !</text:p>
          </table:table-cell>
          <table:table-cell table:formula="of:=IF([.$B933]=[.G$19];1;0)" office:value-type="string" office:string-value="" calcext:value-type="error">
            <text:p>#VALEUR !</text:p>
          </table:table-cell>
          <table:table-cell table:formula="of:=IF([.$B93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34]&lt;=[.$B$13];[.$A$2];IF([.A934]&lt;=[.$B$14];[.$A$3];IF([.A934]&lt;=[.$B$15];[.$A$4];IF([.A934]&lt;=[.$B$16];[.$A$5];IF([.A934]&lt;=[.$B$17];[.$A$6];IF([.A934]&lt;=[.$B$18];[.$A$7]))))))" office:value-type="string" office:string-value="" calcext:value-type="error">
            <text:p>#VALEUR !</text:p>
          </table:table-cell>
          <table:table-cell table:formula="of:=IF([.$B934]=[.C$19];1;0)" office:value-type="string" office:string-value="" calcext:value-type="error">
            <text:p>#VALEUR !</text:p>
          </table:table-cell>
          <table:table-cell table:formula="of:=IF([.$B934]=[.D$19];1;0)" office:value-type="string" office:string-value="" calcext:value-type="error">
            <text:p>#VALEUR !</text:p>
          </table:table-cell>
          <table:table-cell table:formula="of:=IF([.$B934]=[.E$19];1;0)" office:value-type="string" office:string-value="" calcext:value-type="error">
            <text:p>#VALEUR !</text:p>
          </table:table-cell>
          <table:table-cell table:formula="of:=IF([.$B934]=[.F$19];1;0)" office:value-type="string" office:string-value="" calcext:value-type="error">
            <text:p>#VALEUR !</text:p>
          </table:table-cell>
          <table:table-cell table:formula="of:=IF([.$B934]=[.G$19];1;0)" office:value-type="string" office:string-value="" calcext:value-type="error">
            <text:p>#VALEUR !</text:p>
          </table:table-cell>
          <table:table-cell table:formula="of:=IF([.$B93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35]&lt;=[.$B$13];[.$A$2];IF([.A935]&lt;=[.$B$14];[.$A$3];IF([.A935]&lt;=[.$B$15];[.$A$4];IF([.A935]&lt;=[.$B$16];[.$A$5];IF([.A935]&lt;=[.$B$17];[.$A$6];IF([.A935]&lt;=[.$B$18];[.$A$7]))))))" office:value-type="string" office:string-value="" calcext:value-type="error">
            <text:p>#VALEUR !</text:p>
          </table:table-cell>
          <table:table-cell table:formula="of:=IF([.$B935]=[.C$19];1;0)" office:value-type="string" office:string-value="" calcext:value-type="error">
            <text:p>#VALEUR !</text:p>
          </table:table-cell>
          <table:table-cell table:formula="of:=IF([.$B935]=[.D$19];1;0)" office:value-type="string" office:string-value="" calcext:value-type="error">
            <text:p>#VALEUR !</text:p>
          </table:table-cell>
          <table:table-cell table:formula="of:=IF([.$B935]=[.E$19];1;0)" office:value-type="string" office:string-value="" calcext:value-type="error">
            <text:p>#VALEUR !</text:p>
          </table:table-cell>
          <table:table-cell table:formula="of:=IF([.$B935]=[.F$19];1;0)" office:value-type="string" office:string-value="" calcext:value-type="error">
            <text:p>#VALEUR !</text:p>
          </table:table-cell>
          <table:table-cell table:formula="of:=IF([.$B935]=[.G$19];1;0)" office:value-type="string" office:string-value="" calcext:value-type="error">
            <text:p>#VALEUR !</text:p>
          </table:table-cell>
          <table:table-cell table:formula="of:=IF([.$B93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36]&lt;=[.$B$13];[.$A$2];IF([.A936]&lt;=[.$B$14];[.$A$3];IF([.A936]&lt;=[.$B$15];[.$A$4];IF([.A936]&lt;=[.$B$16];[.$A$5];IF([.A936]&lt;=[.$B$17];[.$A$6];IF([.A936]&lt;=[.$B$18];[.$A$7]))))))" office:value-type="string" office:string-value="" calcext:value-type="error">
            <text:p>#VALEUR !</text:p>
          </table:table-cell>
          <table:table-cell table:formula="of:=IF([.$B936]=[.C$19];1;0)" office:value-type="string" office:string-value="" calcext:value-type="error">
            <text:p>#VALEUR !</text:p>
          </table:table-cell>
          <table:table-cell table:formula="of:=IF([.$B936]=[.D$19];1;0)" office:value-type="string" office:string-value="" calcext:value-type="error">
            <text:p>#VALEUR !</text:p>
          </table:table-cell>
          <table:table-cell table:formula="of:=IF([.$B936]=[.E$19];1;0)" office:value-type="string" office:string-value="" calcext:value-type="error">
            <text:p>#VALEUR !</text:p>
          </table:table-cell>
          <table:table-cell table:formula="of:=IF([.$B936]=[.F$19];1;0)" office:value-type="string" office:string-value="" calcext:value-type="error">
            <text:p>#VALEUR !</text:p>
          </table:table-cell>
          <table:table-cell table:formula="of:=IF([.$B936]=[.G$19];1;0)" office:value-type="string" office:string-value="" calcext:value-type="error">
            <text:p>#VALEUR !</text:p>
          </table:table-cell>
          <table:table-cell table:formula="of:=IF([.$B93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37]&lt;=[.$B$13];[.$A$2];IF([.A937]&lt;=[.$B$14];[.$A$3];IF([.A937]&lt;=[.$B$15];[.$A$4];IF([.A937]&lt;=[.$B$16];[.$A$5];IF([.A937]&lt;=[.$B$17];[.$A$6];IF([.A937]&lt;=[.$B$18];[.$A$7]))))))" office:value-type="string" office:string-value="" calcext:value-type="error">
            <text:p>#VALEUR !</text:p>
          </table:table-cell>
          <table:table-cell table:formula="of:=IF([.$B937]=[.C$19];1;0)" office:value-type="string" office:string-value="" calcext:value-type="error">
            <text:p>#VALEUR !</text:p>
          </table:table-cell>
          <table:table-cell table:formula="of:=IF([.$B937]=[.D$19];1;0)" office:value-type="string" office:string-value="" calcext:value-type="error">
            <text:p>#VALEUR !</text:p>
          </table:table-cell>
          <table:table-cell table:formula="of:=IF([.$B937]=[.E$19];1;0)" office:value-type="string" office:string-value="" calcext:value-type="error">
            <text:p>#VALEUR !</text:p>
          </table:table-cell>
          <table:table-cell table:formula="of:=IF([.$B937]=[.F$19];1;0)" office:value-type="string" office:string-value="" calcext:value-type="error">
            <text:p>#VALEUR !</text:p>
          </table:table-cell>
          <table:table-cell table:formula="of:=IF([.$B937]=[.G$19];1;0)" office:value-type="string" office:string-value="" calcext:value-type="error">
            <text:p>#VALEUR !</text:p>
          </table:table-cell>
          <table:table-cell table:formula="of:=IF([.$B93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38]&lt;=[.$B$13];[.$A$2];IF([.A938]&lt;=[.$B$14];[.$A$3];IF([.A938]&lt;=[.$B$15];[.$A$4];IF([.A938]&lt;=[.$B$16];[.$A$5];IF([.A938]&lt;=[.$B$17];[.$A$6];IF([.A938]&lt;=[.$B$18];[.$A$7]))))))" office:value-type="string" office:string-value="" calcext:value-type="error">
            <text:p>#VALEUR !</text:p>
          </table:table-cell>
          <table:table-cell table:formula="of:=IF([.$B938]=[.C$19];1;0)" office:value-type="string" office:string-value="" calcext:value-type="error">
            <text:p>#VALEUR !</text:p>
          </table:table-cell>
          <table:table-cell table:formula="of:=IF([.$B938]=[.D$19];1;0)" office:value-type="string" office:string-value="" calcext:value-type="error">
            <text:p>#VALEUR !</text:p>
          </table:table-cell>
          <table:table-cell table:formula="of:=IF([.$B938]=[.E$19];1;0)" office:value-type="string" office:string-value="" calcext:value-type="error">
            <text:p>#VALEUR !</text:p>
          </table:table-cell>
          <table:table-cell table:formula="of:=IF([.$B938]=[.F$19];1;0)" office:value-type="string" office:string-value="" calcext:value-type="error">
            <text:p>#VALEUR !</text:p>
          </table:table-cell>
          <table:table-cell table:formula="of:=IF([.$B938]=[.G$19];1;0)" office:value-type="string" office:string-value="" calcext:value-type="error">
            <text:p>#VALEUR !</text:p>
          </table:table-cell>
          <table:table-cell table:formula="of:=IF([.$B93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39]&lt;=[.$B$13];[.$A$2];IF([.A939]&lt;=[.$B$14];[.$A$3];IF([.A939]&lt;=[.$B$15];[.$A$4];IF([.A939]&lt;=[.$B$16];[.$A$5];IF([.A939]&lt;=[.$B$17];[.$A$6];IF([.A939]&lt;=[.$B$18];[.$A$7]))))))" office:value-type="string" office:string-value="" calcext:value-type="error">
            <text:p>#VALEUR !</text:p>
          </table:table-cell>
          <table:table-cell table:formula="of:=IF([.$B939]=[.C$19];1;0)" office:value-type="string" office:string-value="" calcext:value-type="error">
            <text:p>#VALEUR !</text:p>
          </table:table-cell>
          <table:table-cell table:formula="of:=IF([.$B939]=[.D$19];1;0)" office:value-type="string" office:string-value="" calcext:value-type="error">
            <text:p>#VALEUR !</text:p>
          </table:table-cell>
          <table:table-cell table:formula="of:=IF([.$B939]=[.E$19];1;0)" office:value-type="string" office:string-value="" calcext:value-type="error">
            <text:p>#VALEUR !</text:p>
          </table:table-cell>
          <table:table-cell table:formula="of:=IF([.$B939]=[.F$19];1;0)" office:value-type="string" office:string-value="" calcext:value-type="error">
            <text:p>#VALEUR !</text:p>
          </table:table-cell>
          <table:table-cell table:formula="of:=IF([.$B939]=[.G$19];1;0)" office:value-type="string" office:string-value="" calcext:value-type="error">
            <text:p>#VALEUR !</text:p>
          </table:table-cell>
          <table:table-cell table:formula="of:=IF([.$B93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40]&lt;=[.$B$13];[.$A$2];IF([.A940]&lt;=[.$B$14];[.$A$3];IF([.A940]&lt;=[.$B$15];[.$A$4];IF([.A940]&lt;=[.$B$16];[.$A$5];IF([.A940]&lt;=[.$B$17];[.$A$6];IF([.A940]&lt;=[.$B$18];[.$A$7]))))))" office:value-type="string" office:string-value="" calcext:value-type="error">
            <text:p>#VALEUR !</text:p>
          </table:table-cell>
          <table:table-cell table:formula="of:=IF([.$B940]=[.C$19];1;0)" office:value-type="string" office:string-value="" calcext:value-type="error">
            <text:p>#VALEUR !</text:p>
          </table:table-cell>
          <table:table-cell table:formula="of:=IF([.$B940]=[.D$19];1;0)" office:value-type="string" office:string-value="" calcext:value-type="error">
            <text:p>#VALEUR !</text:p>
          </table:table-cell>
          <table:table-cell table:formula="of:=IF([.$B940]=[.E$19];1;0)" office:value-type="string" office:string-value="" calcext:value-type="error">
            <text:p>#VALEUR !</text:p>
          </table:table-cell>
          <table:table-cell table:formula="of:=IF([.$B940]=[.F$19];1;0)" office:value-type="string" office:string-value="" calcext:value-type="error">
            <text:p>#VALEUR !</text:p>
          </table:table-cell>
          <table:table-cell table:formula="of:=IF([.$B940]=[.G$19];1;0)" office:value-type="string" office:string-value="" calcext:value-type="error">
            <text:p>#VALEUR !</text:p>
          </table:table-cell>
          <table:table-cell table:formula="of:=IF([.$B94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41]&lt;=[.$B$13];[.$A$2];IF([.A941]&lt;=[.$B$14];[.$A$3];IF([.A941]&lt;=[.$B$15];[.$A$4];IF([.A941]&lt;=[.$B$16];[.$A$5];IF([.A941]&lt;=[.$B$17];[.$A$6];IF([.A941]&lt;=[.$B$18];[.$A$7]))))))" office:value-type="string" office:string-value="" calcext:value-type="error">
            <text:p>#VALEUR !</text:p>
          </table:table-cell>
          <table:table-cell table:formula="of:=IF([.$B941]=[.C$19];1;0)" office:value-type="string" office:string-value="" calcext:value-type="error">
            <text:p>#VALEUR !</text:p>
          </table:table-cell>
          <table:table-cell table:formula="of:=IF([.$B941]=[.D$19];1;0)" office:value-type="string" office:string-value="" calcext:value-type="error">
            <text:p>#VALEUR !</text:p>
          </table:table-cell>
          <table:table-cell table:formula="of:=IF([.$B941]=[.E$19];1;0)" office:value-type="string" office:string-value="" calcext:value-type="error">
            <text:p>#VALEUR !</text:p>
          </table:table-cell>
          <table:table-cell table:formula="of:=IF([.$B941]=[.F$19];1;0)" office:value-type="string" office:string-value="" calcext:value-type="error">
            <text:p>#VALEUR !</text:p>
          </table:table-cell>
          <table:table-cell table:formula="of:=IF([.$B941]=[.G$19];1;0)" office:value-type="string" office:string-value="" calcext:value-type="error">
            <text:p>#VALEUR !</text:p>
          </table:table-cell>
          <table:table-cell table:formula="of:=IF([.$B94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42]&lt;=[.$B$13];[.$A$2];IF([.A942]&lt;=[.$B$14];[.$A$3];IF([.A942]&lt;=[.$B$15];[.$A$4];IF([.A942]&lt;=[.$B$16];[.$A$5];IF([.A942]&lt;=[.$B$17];[.$A$6];IF([.A942]&lt;=[.$B$18];[.$A$7]))))))" office:value-type="string" office:string-value="" calcext:value-type="error">
            <text:p>#VALEUR !</text:p>
          </table:table-cell>
          <table:table-cell table:formula="of:=IF([.$B942]=[.C$19];1;0)" office:value-type="string" office:string-value="" calcext:value-type="error">
            <text:p>#VALEUR !</text:p>
          </table:table-cell>
          <table:table-cell table:formula="of:=IF([.$B942]=[.D$19];1;0)" office:value-type="string" office:string-value="" calcext:value-type="error">
            <text:p>#VALEUR !</text:p>
          </table:table-cell>
          <table:table-cell table:formula="of:=IF([.$B942]=[.E$19];1;0)" office:value-type="string" office:string-value="" calcext:value-type="error">
            <text:p>#VALEUR !</text:p>
          </table:table-cell>
          <table:table-cell table:formula="of:=IF([.$B942]=[.F$19];1;0)" office:value-type="string" office:string-value="" calcext:value-type="error">
            <text:p>#VALEUR !</text:p>
          </table:table-cell>
          <table:table-cell table:formula="of:=IF([.$B942]=[.G$19];1;0)" office:value-type="string" office:string-value="" calcext:value-type="error">
            <text:p>#VALEUR !</text:p>
          </table:table-cell>
          <table:table-cell table:formula="of:=IF([.$B94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43]&lt;=[.$B$13];[.$A$2];IF([.A943]&lt;=[.$B$14];[.$A$3];IF([.A943]&lt;=[.$B$15];[.$A$4];IF([.A943]&lt;=[.$B$16];[.$A$5];IF([.A943]&lt;=[.$B$17];[.$A$6];IF([.A943]&lt;=[.$B$18];[.$A$7]))))))" office:value-type="string" office:string-value="" calcext:value-type="error">
            <text:p>#VALEUR !</text:p>
          </table:table-cell>
          <table:table-cell table:formula="of:=IF([.$B943]=[.C$19];1;0)" office:value-type="string" office:string-value="" calcext:value-type="error">
            <text:p>#VALEUR !</text:p>
          </table:table-cell>
          <table:table-cell table:formula="of:=IF([.$B943]=[.D$19];1;0)" office:value-type="string" office:string-value="" calcext:value-type="error">
            <text:p>#VALEUR !</text:p>
          </table:table-cell>
          <table:table-cell table:formula="of:=IF([.$B943]=[.E$19];1;0)" office:value-type="string" office:string-value="" calcext:value-type="error">
            <text:p>#VALEUR !</text:p>
          </table:table-cell>
          <table:table-cell table:formula="of:=IF([.$B943]=[.F$19];1;0)" office:value-type="string" office:string-value="" calcext:value-type="error">
            <text:p>#VALEUR !</text:p>
          </table:table-cell>
          <table:table-cell table:formula="of:=IF([.$B943]=[.G$19];1;0)" office:value-type="string" office:string-value="" calcext:value-type="error">
            <text:p>#VALEUR !</text:p>
          </table:table-cell>
          <table:table-cell table:formula="of:=IF([.$B94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44]&lt;=[.$B$13];[.$A$2];IF([.A944]&lt;=[.$B$14];[.$A$3];IF([.A944]&lt;=[.$B$15];[.$A$4];IF([.A944]&lt;=[.$B$16];[.$A$5];IF([.A944]&lt;=[.$B$17];[.$A$6];IF([.A944]&lt;=[.$B$18];[.$A$7]))))))" office:value-type="string" office:string-value="" calcext:value-type="error">
            <text:p>#VALEUR !</text:p>
          </table:table-cell>
          <table:table-cell table:formula="of:=IF([.$B944]=[.C$19];1;0)" office:value-type="string" office:string-value="" calcext:value-type="error">
            <text:p>#VALEUR !</text:p>
          </table:table-cell>
          <table:table-cell table:formula="of:=IF([.$B944]=[.D$19];1;0)" office:value-type="string" office:string-value="" calcext:value-type="error">
            <text:p>#VALEUR !</text:p>
          </table:table-cell>
          <table:table-cell table:formula="of:=IF([.$B944]=[.E$19];1;0)" office:value-type="string" office:string-value="" calcext:value-type="error">
            <text:p>#VALEUR !</text:p>
          </table:table-cell>
          <table:table-cell table:formula="of:=IF([.$B944]=[.F$19];1;0)" office:value-type="string" office:string-value="" calcext:value-type="error">
            <text:p>#VALEUR !</text:p>
          </table:table-cell>
          <table:table-cell table:formula="of:=IF([.$B944]=[.G$19];1;0)" office:value-type="string" office:string-value="" calcext:value-type="error">
            <text:p>#VALEUR !</text:p>
          </table:table-cell>
          <table:table-cell table:formula="of:=IF([.$B94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45]&lt;=[.$B$13];[.$A$2];IF([.A945]&lt;=[.$B$14];[.$A$3];IF([.A945]&lt;=[.$B$15];[.$A$4];IF([.A945]&lt;=[.$B$16];[.$A$5];IF([.A945]&lt;=[.$B$17];[.$A$6];IF([.A945]&lt;=[.$B$18];[.$A$7]))))))" office:value-type="string" office:string-value="" calcext:value-type="error">
            <text:p>#VALEUR !</text:p>
          </table:table-cell>
          <table:table-cell table:formula="of:=IF([.$B945]=[.C$19];1;0)" office:value-type="string" office:string-value="" calcext:value-type="error">
            <text:p>#VALEUR !</text:p>
          </table:table-cell>
          <table:table-cell table:formula="of:=IF([.$B945]=[.D$19];1;0)" office:value-type="string" office:string-value="" calcext:value-type="error">
            <text:p>#VALEUR !</text:p>
          </table:table-cell>
          <table:table-cell table:formula="of:=IF([.$B945]=[.E$19];1;0)" office:value-type="string" office:string-value="" calcext:value-type="error">
            <text:p>#VALEUR !</text:p>
          </table:table-cell>
          <table:table-cell table:formula="of:=IF([.$B945]=[.F$19];1;0)" office:value-type="string" office:string-value="" calcext:value-type="error">
            <text:p>#VALEUR !</text:p>
          </table:table-cell>
          <table:table-cell table:formula="of:=IF([.$B945]=[.G$19];1;0)" office:value-type="string" office:string-value="" calcext:value-type="error">
            <text:p>#VALEUR !</text:p>
          </table:table-cell>
          <table:table-cell table:formula="of:=IF([.$B94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46]&lt;=[.$B$13];[.$A$2];IF([.A946]&lt;=[.$B$14];[.$A$3];IF([.A946]&lt;=[.$B$15];[.$A$4];IF([.A946]&lt;=[.$B$16];[.$A$5];IF([.A946]&lt;=[.$B$17];[.$A$6];IF([.A946]&lt;=[.$B$18];[.$A$7]))))))" office:value-type="string" office:string-value="" calcext:value-type="error">
            <text:p>#VALEUR !</text:p>
          </table:table-cell>
          <table:table-cell table:formula="of:=IF([.$B946]=[.C$19];1;0)" office:value-type="string" office:string-value="" calcext:value-type="error">
            <text:p>#VALEUR !</text:p>
          </table:table-cell>
          <table:table-cell table:formula="of:=IF([.$B946]=[.D$19];1;0)" office:value-type="string" office:string-value="" calcext:value-type="error">
            <text:p>#VALEUR !</text:p>
          </table:table-cell>
          <table:table-cell table:formula="of:=IF([.$B946]=[.E$19];1;0)" office:value-type="string" office:string-value="" calcext:value-type="error">
            <text:p>#VALEUR !</text:p>
          </table:table-cell>
          <table:table-cell table:formula="of:=IF([.$B946]=[.F$19];1;0)" office:value-type="string" office:string-value="" calcext:value-type="error">
            <text:p>#VALEUR !</text:p>
          </table:table-cell>
          <table:table-cell table:formula="of:=IF([.$B946]=[.G$19];1;0)" office:value-type="string" office:string-value="" calcext:value-type="error">
            <text:p>#VALEUR !</text:p>
          </table:table-cell>
          <table:table-cell table:formula="of:=IF([.$B94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47]&lt;=[.$B$13];[.$A$2];IF([.A947]&lt;=[.$B$14];[.$A$3];IF([.A947]&lt;=[.$B$15];[.$A$4];IF([.A947]&lt;=[.$B$16];[.$A$5];IF([.A947]&lt;=[.$B$17];[.$A$6];IF([.A947]&lt;=[.$B$18];[.$A$7]))))))" office:value-type="string" office:string-value="" calcext:value-type="error">
            <text:p>#VALEUR !</text:p>
          </table:table-cell>
          <table:table-cell table:formula="of:=IF([.$B947]=[.C$19];1;0)" office:value-type="string" office:string-value="" calcext:value-type="error">
            <text:p>#VALEUR !</text:p>
          </table:table-cell>
          <table:table-cell table:formula="of:=IF([.$B947]=[.D$19];1;0)" office:value-type="string" office:string-value="" calcext:value-type="error">
            <text:p>#VALEUR !</text:p>
          </table:table-cell>
          <table:table-cell table:formula="of:=IF([.$B947]=[.E$19];1;0)" office:value-type="string" office:string-value="" calcext:value-type="error">
            <text:p>#VALEUR !</text:p>
          </table:table-cell>
          <table:table-cell table:formula="of:=IF([.$B947]=[.F$19];1;0)" office:value-type="string" office:string-value="" calcext:value-type="error">
            <text:p>#VALEUR !</text:p>
          </table:table-cell>
          <table:table-cell table:formula="of:=IF([.$B947]=[.G$19];1;0)" office:value-type="string" office:string-value="" calcext:value-type="error">
            <text:p>#VALEUR !</text:p>
          </table:table-cell>
          <table:table-cell table:formula="of:=IF([.$B94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48]&lt;=[.$B$13];[.$A$2];IF([.A948]&lt;=[.$B$14];[.$A$3];IF([.A948]&lt;=[.$B$15];[.$A$4];IF([.A948]&lt;=[.$B$16];[.$A$5];IF([.A948]&lt;=[.$B$17];[.$A$6];IF([.A948]&lt;=[.$B$18];[.$A$7]))))))" office:value-type="string" office:string-value="" calcext:value-type="error">
            <text:p>#VALEUR !</text:p>
          </table:table-cell>
          <table:table-cell table:formula="of:=IF([.$B948]=[.C$19];1;0)" office:value-type="string" office:string-value="" calcext:value-type="error">
            <text:p>#VALEUR !</text:p>
          </table:table-cell>
          <table:table-cell table:formula="of:=IF([.$B948]=[.D$19];1;0)" office:value-type="string" office:string-value="" calcext:value-type="error">
            <text:p>#VALEUR !</text:p>
          </table:table-cell>
          <table:table-cell table:formula="of:=IF([.$B948]=[.E$19];1;0)" office:value-type="string" office:string-value="" calcext:value-type="error">
            <text:p>#VALEUR !</text:p>
          </table:table-cell>
          <table:table-cell table:formula="of:=IF([.$B948]=[.F$19];1;0)" office:value-type="string" office:string-value="" calcext:value-type="error">
            <text:p>#VALEUR !</text:p>
          </table:table-cell>
          <table:table-cell table:formula="of:=IF([.$B948]=[.G$19];1;0)" office:value-type="string" office:string-value="" calcext:value-type="error">
            <text:p>#VALEUR !</text:p>
          </table:table-cell>
          <table:table-cell table:formula="of:=IF([.$B94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49]&lt;=[.$B$13];[.$A$2];IF([.A949]&lt;=[.$B$14];[.$A$3];IF([.A949]&lt;=[.$B$15];[.$A$4];IF([.A949]&lt;=[.$B$16];[.$A$5];IF([.A949]&lt;=[.$B$17];[.$A$6];IF([.A949]&lt;=[.$B$18];[.$A$7]))))))" office:value-type="string" office:string-value="" calcext:value-type="error">
            <text:p>#VALEUR !</text:p>
          </table:table-cell>
          <table:table-cell table:formula="of:=IF([.$B949]=[.C$19];1;0)" office:value-type="string" office:string-value="" calcext:value-type="error">
            <text:p>#VALEUR !</text:p>
          </table:table-cell>
          <table:table-cell table:formula="of:=IF([.$B949]=[.D$19];1;0)" office:value-type="string" office:string-value="" calcext:value-type="error">
            <text:p>#VALEUR !</text:p>
          </table:table-cell>
          <table:table-cell table:formula="of:=IF([.$B949]=[.E$19];1;0)" office:value-type="string" office:string-value="" calcext:value-type="error">
            <text:p>#VALEUR !</text:p>
          </table:table-cell>
          <table:table-cell table:formula="of:=IF([.$B949]=[.F$19];1;0)" office:value-type="string" office:string-value="" calcext:value-type="error">
            <text:p>#VALEUR !</text:p>
          </table:table-cell>
          <table:table-cell table:formula="of:=IF([.$B949]=[.G$19];1;0)" office:value-type="string" office:string-value="" calcext:value-type="error">
            <text:p>#VALEUR !</text:p>
          </table:table-cell>
          <table:table-cell table:formula="of:=IF([.$B94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50]&lt;=[.$B$13];[.$A$2];IF([.A950]&lt;=[.$B$14];[.$A$3];IF([.A950]&lt;=[.$B$15];[.$A$4];IF([.A950]&lt;=[.$B$16];[.$A$5];IF([.A950]&lt;=[.$B$17];[.$A$6];IF([.A950]&lt;=[.$B$18];[.$A$7]))))))" office:value-type="string" office:string-value="" calcext:value-type="error">
            <text:p>#VALEUR !</text:p>
          </table:table-cell>
          <table:table-cell table:formula="of:=IF([.$B950]=[.C$19];1;0)" office:value-type="string" office:string-value="" calcext:value-type="error">
            <text:p>#VALEUR !</text:p>
          </table:table-cell>
          <table:table-cell table:formula="of:=IF([.$B950]=[.D$19];1;0)" office:value-type="string" office:string-value="" calcext:value-type="error">
            <text:p>#VALEUR !</text:p>
          </table:table-cell>
          <table:table-cell table:formula="of:=IF([.$B950]=[.E$19];1;0)" office:value-type="string" office:string-value="" calcext:value-type="error">
            <text:p>#VALEUR !</text:p>
          </table:table-cell>
          <table:table-cell table:formula="of:=IF([.$B950]=[.F$19];1;0)" office:value-type="string" office:string-value="" calcext:value-type="error">
            <text:p>#VALEUR !</text:p>
          </table:table-cell>
          <table:table-cell table:formula="of:=IF([.$B950]=[.G$19];1;0)" office:value-type="string" office:string-value="" calcext:value-type="error">
            <text:p>#VALEUR !</text:p>
          </table:table-cell>
          <table:table-cell table:formula="of:=IF([.$B95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51]&lt;=[.$B$13];[.$A$2];IF([.A951]&lt;=[.$B$14];[.$A$3];IF([.A951]&lt;=[.$B$15];[.$A$4];IF([.A951]&lt;=[.$B$16];[.$A$5];IF([.A951]&lt;=[.$B$17];[.$A$6];IF([.A951]&lt;=[.$B$18];[.$A$7]))))))" office:value-type="string" office:string-value="" calcext:value-type="error">
            <text:p>#VALEUR !</text:p>
          </table:table-cell>
          <table:table-cell table:formula="of:=IF([.$B951]=[.C$19];1;0)" office:value-type="string" office:string-value="" calcext:value-type="error">
            <text:p>#VALEUR !</text:p>
          </table:table-cell>
          <table:table-cell table:formula="of:=IF([.$B951]=[.D$19];1;0)" office:value-type="string" office:string-value="" calcext:value-type="error">
            <text:p>#VALEUR !</text:p>
          </table:table-cell>
          <table:table-cell table:formula="of:=IF([.$B951]=[.E$19];1;0)" office:value-type="string" office:string-value="" calcext:value-type="error">
            <text:p>#VALEUR !</text:p>
          </table:table-cell>
          <table:table-cell table:formula="of:=IF([.$B951]=[.F$19];1;0)" office:value-type="string" office:string-value="" calcext:value-type="error">
            <text:p>#VALEUR !</text:p>
          </table:table-cell>
          <table:table-cell table:formula="of:=IF([.$B951]=[.G$19];1;0)" office:value-type="string" office:string-value="" calcext:value-type="error">
            <text:p>#VALEUR !</text:p>
          </table:table-cell>
          <table:table-cell table:formula="of:=IF([.$B95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52]&lt;=[.$B$13];[.$A$2];IF([.A952]&lt;=[.$B$14];[.$A$3];IF([.A952]&lt;=[.$B$15];[.$A$4];IF([.A952]&lt;=[.$B$16];[.$A$5];IF([.A952]&lt;=[.$B$17];[.$A$6];IF([.A952]&lt;=[.$B$18];[.$A$7]))))))" office:value-type="string" office:string-value="" calcext:value-type="error">
            <text:p>#VALEUR !</text:p>
          </table:table-cell>
          <table:table-cell table:formula="of:=IF([.$B952]=[.C$19];1;0)" office:value-type="string" office:string-value="" calcext:value-type="error">
            <text:p>#VALEUR !</text:p>
          </table:table-cell>
          <table:table-cell table:formula="of:=IF([.$B952]=[.D$19];1;0)" office:value-type="string" office:string-value="" calcext:value-type="error">
            <text:p>#VALEUR !</text:p>
          </table:table-cell>
          <table:table-cell table:formula="of:=IF([.$B952]=[.E$19];1;0)" office:value-type="string" office:string-value="" calcext:value-type="error">
            <text:p>#VALEUR !</text:p>
          </table:table-cell>
          <table:table-cell table:formula="of:=IF([.$B952]=[.F$19];1;0)" office:value-type="string" office:string-value="" calcext:value-type="error">
            <text:p>#VALEUR !</text:p>
          </table:table-cell>
          <table:table-cell table:formula="of:=IF([.$B952]=[.G$19];1;0)" office:value-type="string" office:string-value="" calcext:value-type="error">
            <text:p>#VALEUR !</text:p>
          </table:table-cell>
          <table:table-cell table:formula="of:=IF([.$B95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53]&lt;=[.$B$13];[.$A$2];IF([.A953]&lt;=[.$B$14];[.$A$3];IF([.A953]&lt;=[.$B$15];[.$A$4];IF([.A953]&lt;=[.$B$16];[.$A$5];IF([.A953]&lt;=[.$B$17];[.$A$6];IF([.A953]&lt;=[.$B$18];[.$A$7]))))))" office:value-type="string" office:string-value="" calcext:value-type="error">
            <text:p>#VALEUR !</text:p>
          </table:table-cell>
          <table:table-cell table:formula="of:=IF([.$B953]=[.C$19];1;0)" office:value-type="string" office:string-value="" calcext:value-type="error">
            <text:p>#VALEUR !</text:p>
          </table:table-cell>
          <table:table-cell table:formula="of:=IF([.$B953]=[.D$19];1;0)" office:value-type="string" office:string-value="" calcext:value-type="error">
            <text:p>#VALEUR !</text:p>
          </table:table-cell>
          <table:table-cell table:formula="of:=IF([.$B953]=[.E$19];1;0)" office:value-type="string" office:string-value="" calcext:value-type="error">
            <text:p>#VALEUR !</text:p>
          </table:table-cell>
          <table:table-cell table:formula="of:=IF([.$B953]=[.F$19];1;0)" office:value-type="string" office:string-value="" calcext:value-type="error">
            <text:p>#VALEUR !</text:p>
          </table:table-cell>
          <table:table-cell table:formula="of:=IF([.$B953]=[.G$19];1;0)" office:value-type="string" office:string-value="" calcext:value-type="error">
            <text:p>#VALEUR !</text:p>
          </table:table-cell>
          <table:table-cell table:formula="of:=IF([.$B95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54]&lt;=[.$B$13];[.$A$2];IF([.A954]&lt;=[.$B$14];[.$A$3];IF([.A954]&lt;=[.$B$15];[.$A$4];IF([.A954]&lt;=[.$B$16];[.$A$5];IF([.A954]&lt;=[.$B$17];[.$A$6];IF([.A954]&lt;=[.$B$18];[.$A$7]))))))" office:value-type="string" office:string-value="" calcext:value-type="error">
            <text:p>#VALEUR !</text:p>
          </table:table-cell>
          <table:table-cell table:formula="of:=IF([.$B954]=[.C$19];1;0)" office:value-type="string" office:string-value="" calcext:value-type="error">
            <text:p>#VALEUR !</text:p>
          </table:table-cell>
          <table:table-cell table:formula="of:=IF([.$B954]=[.D$19];1;0)" office:value-type="string" office:string-value="" calcext:value-type="error">
            <text:p>#VALEUR !</text:p>
          </table:table-cell>
          <table:table-cell table:formula="of:=IF([.$B954]=[.E$19];1;0)" office:value-type="string" office:string-value="" calcext:value-type="error">
            <text:p>#VALEUR !</text:p>
          </table:table-cell>
          <table:table-cell table:formula="of:=IF([.$B954]=[.F$19];1;0)" office:value-type="string" office:string-value="" calcext:value-type="error">
            <text:p>#VALEUR !</text:p>
          </table:table-cell>
          <table:table-cell table:formula="of:=IF([.$B954]=[.G$19];1;0)" office:value-type="string" office:string-value="" calcext:value-type="error">
            <text:p>#VALEUR !</text:p>
          </table:table-cell>
          <table:table-cell table:formula="of:=IF([.$B95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55]&lt;=[.$B$13];[.$A$2];IF([.A955]&lt;=[.$B$14];[.$A$3];IF([.A955]&lt;=[.$B$15];[.$A$4];IF([.A955]&lt;=[.$B$16];[.$A$5];IF([.A955]&lt;=[.$B$17];[.$A$6];IF([.A955]&lt;=[.$B$18];[.$A$7]))))))" office:value-type="string" office:string-value="" calcext:value-type="error">
            <text:p>#VALEUR !</text:p>
          </table:table-cell>
          <table:table-cell table:formula="of:=IF([.$B955]=[.C$19];1;0)" office:value-type="string" office:string-value="" calcext:value-type="error">
            <text:p>#VALEUR !</text:p>
          </table:table-cell>
          <table:table-cell table:formula="of:=IF([.$B955]=[.D$19];1;0)" office:value-type="string" office:string-value="" calcext:value-type="error">
            <text:p>#VALEUR !</text:p>
          </table:table-cell>
          <table:table-cell table:formula="of:=IF([.$B955]=[.E$19];1;0)" office:value-type="string" office:string-value="" calcext:value-type="error">
            <text:p>#VALEUR !</text:p>
          </table:table-cell>
          <table:table-cell table:formula="of:=IF([.$B955]=[.F$19];1;0)" office:value-type="string" office:string-value="" calcext:value-type="error">
            <text:p>#VALEUR !</text:p>
          </table:table-cell>
          <table:table-cell table:formula="of:=IF([.$B955]=[.G$19];1;0)" office:value-type="string" office:string-value="" calcext:value-type="error">
            <text:p>#VALEUR !</text:p>
          </table:table-cell>
          <table:table-cell table:formula="of:=IF([.$B95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56]&lt;=[.$B$13];[.$A$2];IF([.A956]&lt;=[.$B$14];[.$A$3];IF([.A956]&lt;=[.$B$15];[.$A$4];IF([.A956]&lt;=[.$B$16];[.$A$5];IF([.A956]&lt;=[.$B$17];[.$A$6];IF([.A956]&lt;=[.$B$18];[.$A$7]))))))" office:value-type="string" office:string-value="" calcext:value-type="error">
            <text:p>#VALEUR !</text:p>
          </table:table-cell>
          <table:table-cell table:formula="of:=IF([.$B956]=[.C$19];1;0)" office:value-type="string" office:string-value="" calcext:value-type="error">
            <text:p>#VALEUR !</text:p>
          </table:table-cell>
          <table:table-cell table:formula="of:=IF([.$B956]=[.D$19];1;0)" office:value-type="string" office:string-value="" calcext:value-type="error">
            <text:p>#VALEUR !</text:p>
          </table:table-cell>
          <table:table-cell table:formula="of:=IF([.$B956]=[.E$19];1;0)" office:value-type="string" office:string-value="" calcext:value-type="error">
            <text:p>#VALEUR !</text:p>
          </table:table-cell>
          <table:table-cell table:formula="of:=IF([.$B956]=[.F$19];1;0)" office:value-type="string" office:string-value="" calcext:value-type="error">
            <text:p>#VALEUR !</text:p>
          </table:table-cell>
          <table:table-cell table:formula="of:=IF([.$B956]=[.G$19];1;0)" office:value-type="string" office:string-value="" calcext:value-type="error">
            <text:p>#VALEUR !</text:p>
          </table:table-cell>
          <table:table-cell table:formula="of:=IF([.$B95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57]&lt;=[.$B$13];[.$A$2];IF([.A957]&lt;=[.$B$14];[.$A$3];IF([.A957]&lt;=[.$B$15];[.$A$4];IF([.A957]&lt;=[.$B$16];[.$A$5];IF([.A957]&lt;=[.$B$17];[.$A$6];IF([.A957]&lt;=[.$B$18];[.$A$7]))))))" office:value-type="string" office:string-value="" calcext:value-type="error">
            <text:p>#VALEUR !</text:p>
          </table:table-cell>
          <table:table-cell table:formula="of:=IF([.$B957]=[.C$19];1;0)" office:value-type="string" office:string-value="" calcext:value-type="error">
            <text:p>#VALEUR !</text:p>
          </table:table-cell>
          <table:table-cell table:formula="of:=IF([.$B957]=[.D$19];1;0)" office:value-type="string" office:string-value="" calcext:value-type="error">
            <text:p>#VALEUR !</text:p>
          </table:table-cell>
          <table:table-cell table:formula="of:=IF([.$B957]=[.E$19];1;0)" office:value-type="string" office:string-value="" calcext:value-type="error">
            <text:p>#VALEUR !</text:p>
          </table:table-cell>
          <table:table-cell table:formula="of:=IF([.$B957]=[.F$19];1;0)" office:value-type="string" office:string-value="" calcext:value-type="error">
            <text:p>#VALEUR !</text:p>
          </table:table-cell>
          <table:table-cell table:formula="of:=IF([.$B957]=[.G$19];1;0)" office:value-type="string" office:string-value="" calcext:value-type="error">
            <text:p>#VALEUR !</text:p>
          </table:table-cell>
          <table:table-cell table:formula="of:=IF([.$B95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58]&lt;=[.$B$13];[.$A$2];IF([.A958]&lt;=[.$B$14];[.$A$3];IF([.A958]&lt;=[.$B$15];[.$A$4];IF([.A958]&lt;=[.$B$16];[.$A$5];IF([.A958]&lt;=[.$B$17];[.$A$6];IF([.A958]&lt;=[.$B$18];[.$A$7]))))))" office:value-type="string" office:string-value="" calcext:value-type="error">
            <text:p>#VALEUR !</text:p>
          </table:table-cell>
          <table:table-cell table:formula="of:=IF([.$B958]=[.C$19];1;0)" office:value-type="string" office:string-value="" calcext:value-type="error">
            <text:p>#VALEUR !</text:p>
          </table:table-cell>
          <table:table-cell table:formula="of:=IF([.$B958]=[.D$19];1;0)" office:value-type="string" office:string-value="" calcext:value-type="error">
            <text:p>#VALEUR !</text:p>
          </table:table-cell>
          <table:table-cell table:formula="of:=IF([.$B958]=[.E$19];1;0)" office:value-type="string" office:string-value="" calcext:value-type="error">
            <text:p>#VALEUR !</text:p>
          </table:table-cell>
          <table:table-cell table:formula="of:=IF([.$B958]=[.F$19];1;0)" office:value-type="string" office:string-value="" calcext:value-type="error">
            <text:p>#VALEUR !</text:p>
          </table:table-cell>
          <table:table-cell table:formula="of:=IF([.$B958]=[.G$19];1;0)" office:value-type="string" office:string-value="" calcext:value-type="error">
            <text:p>#VALEUR !</text:p>
          </table:table-cell>
          <table:table-cell table:formula="of:=IF([.$B95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59]&lt;=[.$B$13];[.$A$2];IF([.A959]&lt;=[.$B$14];[.$A$3];IF([.A959]&lt;=[.$B$15];[.$A$4];IF([.A959]&lt;=[.$B$16];[.$A$5];IF([.A959]&lt;=[.$B$17];[.$A$6];IF([.A959]&lt;=[.$B$18];[.$A$7]))))))" office:value-type="string" office:string-value="" calcext:value-type="error">
            <text:p>#VALEUR !</text:p>
          </table:table-cell>
          <table:table-cell table:formula="of:=IF([.$B959]=[.C$19];1;0)" office:value-type="string" office:string-value="" calcext:value-type="error">
            <text:p>#VALEUR !</text:p>
          </table:table-cell>
          <table:table-cell table:formula="of:=IF([.$B959]=[.D$19];1;0)" office:value-type="string" office:string-value="" calcext:value-type="error">
            <text:p>#VALEUR !</text:p>
          </table:table-cell>
          <table:table-cell table:formula="of:=IF([.$B959]=[.E$19];1;0)" office:value-type="string" office:string-value="" calcext:value-type="error">
            <text:p>#VALEUR !</text:p>
          </table:table-cell>
          <table:table-cell table:formula="of:=IF([.$B959]=[.F$19];1;0)" office:value-type="string" office:string-value="" calcext:value-type="error">
            <text:p>#VALEUR !</text:p>
          </table:table-cell>
          <table:table-cell table:formula="of:=IF([.$B959]=[.G$19];1;0)" office:value-type="string" office:string-value="" calcext:value-type="error">
            <text:p>#VALEUR !</text:p>
          </table:table-cell>
          <table:table-cell table:formula="of:=IF([.$B95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60]&lt;=[.$B$13];[.$A$2];IF([.A960]&lt;=[.$B$14];[.$A$3];IF([.A960]&lt;=[.$B$15];[.$A$4];IF([.A960]&lt;=[.$B$16];[.$A$5];IF([.A960]&lt;=[.$B$17];[.$A$6];IF([.A960]&lt;=[.$B$18];[.$A$7]))))))" office:value-type="string" office:string-value="" calcext:value-type="error">
            <text:p>#VALEUR !</text:p>
          </table:table-cell>
          <table:table-cell table:formula="of:=IF([.$B960]=[.C$19];1;0)" office:value-type="string" office:string-value="" calcext:value-type="error">
            <text:p>#VALEUR !</text:p>
          </table:table-cell>
          <table:table-cell table:formula="of:=IF([.$B960]=[.D$19];1;0)" office:value-type="string" office:string-value="" calcext:value-type="error">
            <text:p>#VALEUR !</text:p>
          </table:table-cell>
          <table:table-cell table:formula="of:=IF([.$B960]=[.E$19];1;0)" office:value-type="string" office:string-value="" calcext:value-type="error">
            <text:p>#VALEUR !</text:p>
          </table:table-cell>
          <table:table-cell table:formula="of:=IF([.$B960]=[.F$19];1;0)" office:value-type="string" office:string-value="" calcext:value-type="error">
            <text:p>#VALEUR !</text:p>
          </table:table-cell>
          <table:table-cell table:formula="of:=IF([.$B960]=[.G$19];1;0)" office:value-type="string" office:string-value="" calcext:value-type="error">
            <text:p>#VALEUR !</text:p>
          </table:table-cell>
          <table:table-cell table:formula="of:=IF([.$B96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61]&lt;=[.$B$13];[.$A$2];IF([.A961]&lt;=[.$B$14];[.$A$3];IF([.A961]&lt;=[.$B$15];[.$A$4];IF([.A961]&lt;=[.$B$16];[.$A$5];IF([.A961]&lt;=[.$B$17];[.$A$6];IF([.A961]&lt;=[.$B$18];[.$A$7]))))))" office:value-type="string" office:string-value="" calcext:value-type="error">
            <text:p>#VALEUR !</text:p>
          </table:table-cell>
          <table:table-cell table:formula="of:=IF([.$B961]=[.C$19];1;0)" office:value-type="string" office:string-value="" calcext:value-type="error">
            <text:p>#VALEUR !</text:p>
          </table:table-cell>
          <table:table-cell table:formula="of:=IF([.$B961]=[.D$19];1;0)" office:value-type="string" office:string-value="" calcext:value-type="error">
            <text:p>#VALEUR !</text:p>
          </table:table-cell>
          <table:table-cell table:formula="of:=IF([.$B961]=[.E$19];1;0)" office:value-type="string" office:string-value="" calcext:value-type="error">
            <text:p>#VALEUR !</text:p>
          </table:table-cell>
          <table:table-cell table:formula="of:=IF([.$B961]=[.F$19];1;0)" office:value-type="string" office:string-value="" calcext:value-type="error">
            <text:p>#VALEUR !</text:p>
          </table:table-cell>
          <table:table-cell table:formula="of:=IF([.$B961]=[.G$19];1;0)" office:value-type="string" office:string-value="" calcext:value-type="error">
            <text:p>#VALEUR !</text:p>
          </table:table-cell>
          <table:table-cell table:formula="of:=IF([.$B96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62]&lt;=[.$B$13];[.$A$2];IF([.A962]&lt;=[.$B$14];[.$A$3];IF([.A962]&lt;=[.$B$15];[.$A$4];IF([.A962]&lt;=[.$B$16];[.$A$5];IF([.A962]&lt;=[.$B$17];[.$A$6];IF([.A962]&lt;=[.$B$18];[.$A$7]))))))" office:value-type="string" office:string-value="" calcext:value-type="error">
            <text:p>#VALEUR !</text:p>
          </table:table-cell>
          <table:table-cell table:formula="of:=IF([.$B962]=[.C$19];1;0)" office:value-type="string" office:string-value="" calcext:value-type="error">
            <text:p>#VALEUR !</text:p>
          </table:table-cell>
          <table:table-cell table:formula="of:=IF([.$B962]=[.D$19];1;0)" office:value-type="string" office:string-value="" calcext:value-type="error">
            <text:p>#VALEUR !</text:p>
          </table:table-cell>
          <table:table-cell table:formula="of:=IF([.$B962]=[.E$19];1;0)" office:value-type="string" office:string-value="" calcext:value-type="error">
            <text:p>#VALEUR !</text:p>
          </table:table-cell>
          <table:table-cell table:formula="of:=IF([.$B962]=[.F$19];1;0)" office:value-type="string" office:string-value="" calcext:value-type="error">
            <text:p>#VALEUR !</text:p>
          </table:table-cell>
          <table:table-cell table:formula="of:=IF([.$B962]=[.G$19];1;0)" office:value-type="string" office:string-value="" calcext:value-type="error">
            <text:p>#VALEUR !</text:p>
          </table:table-cell>
          <table:table-cell table:formula="of:=IF([.$B96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63]&lt;=[.$B$13];[.$A$2];IF([.A963]&lt;=[.$B$14];[.$A$3];IF([.A963]&lt;=[.$B$15];[.$A$4];IF([.A963]&lt;=[.$B$16];[.$A$5];IF([.A963]&lt;=[.$B$17];[.$A$6];IF([.A963]&lt;=[.$B$18];[.$A$7]))))))" office:value-type="string" office:string-value="" calcext:value-type="error">
            <text:p>#VALEUR !</text:p>
          </table:table-cell>
          <table:table-cell table:formula="of:=IF([.$B963]=[.C$19];1;0)" office:value-type="string" office:string-value="" calcext:value-type="error">
            <text:p>#VALEUR !</text:p>
          </table:table-cell>
          <table:table-cell table:formula="of:=IF([.$B963]=[.D$19];1;0)" office:value-type="string" office:string-value="" calcext:value-type="error">
            <text:p>#VALEUR !</text:p>
          </table:table-cell>
          <table:table-cell table:formula="of:=IF([.$B963]=[.E$19];1;0)" office:value-type="string" office:string-value="" calcext:value-type="error">
            <text:p>#VALEUR !</text:p>
          </table:table-cell>
          <table:table-cell table:formula="of:=IF([.$B963]=[.F$19];1;0)" office:value-type="string" office:string-value="" calcext:value-type="error">
            <text:p>#VALEUR !</text:p>
          </table:table-cell>
          <table:table-cell table:formula="of:=IF([.$B963]=[.G$19];1;0)" office:value-type="string" office:string-value="" calcext:value-type="error">
            <text:p>#VALEUR !</text:p>
          </table:table-cell>
          <table:table-cell table:formula="of:=IF([.$B96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64]&lt;=[.$B$13];[.$A$2];IF([.A964]&lt;=[.$B$14];[.$A$3];IF([.A964]&lt;=[.$B$15];[.$A$4];IF([.A964]&lt;=[.$B$16];[.$A$5];IF([.A964]&lt;=[.$B$17];[.$A$6];IF([.A964]&lt;=[.$B$18];[.$A$7]))))))" office:value-type="string" office:string-value="" calcext:value-type="error">
            <text:p>#VALEUR !</text:p>
          </table:table-cell>
          <table:table-cell table:formula="of:=IF([.$B964]=[.C$19];1;0)" office:value-type="string" office:string-value="" calcext:value-type="error">
            <text:p>#VALEUR !</text:p>
          </table:table-cell>
          <table:table-cell table:formula="of:=IF([.$B964]=[.D$19];1;0)" office:value-type="string" office:string-value="" calcext:value-type="error">
            <text:p>#VALEUR !</text:p>
          </table:table-cell>
          <table:table-cell table:formula="of:=IF([.$B964]=[.E$19];1;0)" office:value-type="string" office:string-value="" calcext:value-type="error">
            <text:p>#VALEUR !</text:p>
          </table:table-cell>
          <table:table-cell table:formula="of:=IF([.$B964]=[.F$19];1;0)" office:value-type="string" office:string-value="" calcext:value-type="error">
            <text:p>#VALEUR !</text:p>
          </table:table-cell>
          <table:table-cell table:formula="of:=IF([.$B964]=[.G$19];1;0)" office:value-type="string" office:string-value="" calcext:value-type="error">
            <text:p>#VALEUR !</text:p>
          </table:table-cell>
          <table:table-cell table:formula="of:=IF([.$B96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65]&lt;=[.$B$13];[.$A$2];IF([.A965]&lt;=[.$B$14];[.$A$3];IF([.A965]&lt;=[.$B$15];[.$A$4];IF([.A965]&lt;=[.$B$16];[.$A$5];IF([.A965]&lt;=[.$B$17];[.$A$6];IF([.A965]&lt;=[.$B$18];[.$A$7]))))))" office:value-type="string" office:string-value="" calcext:value-type="error">
            <text:p>#VALEUR !</text:p>
          </table:table-cell>
          <table:table-cell table:formula="of:=IF([.$B965]=[.C$19];1;0)" office:value-type="string" office:string-value="" calcext:value-type="error">
            <text:p>#VALEUR !</text:p>
          </table:table-cell>
          <table:table-cell table:formula="of:=IF([.$B965]=[.D$19];1;0)" office:value-type="string" office:string-value="" calcext:value-type="error">
            <text:p>#VALEUR !</text:p>
          </table:table-cell>
          <table:table-cell table:formula="of:=IF([.$B965]=[.E$19];1;0)" office:value-type="string" office:string-value="" calcext:value-type="error">
            <text:p>#VALEUR !</text:p>
          </table:table-cell>
          <table:table-cell table:formula="of:=IF([.$B965]=[.F$19];1;0)" office:value-type="string" office:string-value="" calcext:value-type="error">
            <text:p>#VALEUR !</text:p>
          </table:table-cell>
          <table:table-cell table:formula="of:=IF([.$B965]=[.G$19];1;0)" office:value-type="string" office:string-value="" calcext:value-type="error">
            <text:p>#VALEUR !</text:p>
          </table:table-cell>
          <table:table-cell table:formula="of:=IF([.$B96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66]&lt;=[.$B$13];[.$A$2];IF([.A966]&lt;=[.$B$14];[.$A$3];IF([.A966]&lt;=[.$B$15];[.$A$4];IF([.A966]&lt;=[.$B$16];[.$A$5];IF([.A966]&lt;=[.$B$17];[.$A$6];IF([.A966]&lt;=[.$B$18];[.$A$7]))))))" office:value-type="string" office:string-value="" calcext:value-type="error">
            <text:p>#VALEUR !</text:p>
          </table:table-cell>
          <table:table-cell table:formula="of:=IF([.$B966]=[.C$19];1;0)" office:value-type="string" office:string-value="" calcext:value-type="error">
            <text:p>#VALEUR !</text:p>
          </table:table-cell>
          <table:table-cell table:formula="of:=IF([.$B966]=[.D$19];1;0)" office:value-type="string" office:string-value="" calcext:value-type="error">
            <text:p>#VALEUR !</text:p>
          </table:table-cell>
          <table:table-cell table:formula="of:=IF([.$B966]=[.E$19];1;0)" office:value-type="string" office:string-value="" calcext:value-type="error">
            <text:p>#VALEUR !</text:p>
          </table:table-cell>
          <table:table-cell table:formula="of:=IF([.$B966]=[.F$19];1;0)" office:value-type="string" office:string-value="" calcext:value-type="error">
            <text:p>#VALEUR !</text:p>
          </table:table-cell>
          <table:table-cell table:formula="of:=IF([.$B966]=[.G$19];1;0)" office:value-type="string" office:string-value="" calcext:value-type="error">
            <text:p>#VALEUR !</text:p>
          </table:table-cell>
          <table:table-cell table:formula="of:=IF([.$B96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67]&lt;=[.$B$13];[.$A$2];IF([.A967]&lt;=[.$B$14];[.$A$3];IF([.A967]&lt;=[.$B$15];[.$A$4];IF([.A967]&lt;=[.$B$16];[.$A$5];IF([.A967]&lt;=[.$B$17];[.$A$6];IF([.A967]&lt;=[.$B$18];[.$A$7]))))))" office:value-type="string" office:string-value="" calcext:value-type="error">
            <text:p>#VALEUR !</text:p>
          </table:table-cell>
          <table:table-cell table:formula="of:=IF([.$B967]=[.C$19];1;0)" office:value-type="string" office:string-value="" calcext:value-type="error">
            <text:p>#VALEUR !</text:p>
          </table:table-cell>
          <table:table-cell table:formula="of:=IF([.$B967]=[.D$19];1;0)" office:value-type="string" office:string-value="" calcext:value-type="error">
            <text:p>#VALEUR !</text:p>
          </table:table-cell>
          <table:table-cell table:formula="of:=IF([.$B967]=[.E$19];1;0)" office:value-type="string" office:string-value="" calcext:value-type="error">
            <text:p>#VALEUR !</text:p>
          </table:table-cell>
          <table:table-cell table:formula="of:=IF([.$B967]=[.F$19];1;0)" office:value-type="string" office:string-value="" calcext:value-type="error">
            <text:p>#VALEUR !</text:p>
          </table:table-cell>
          <table:table-cell table:formula="of:=IF([.$B967]=[.G$19];1;0)" office:value-type="string" office:string-value="" calcext:value-type="error">
            <text:p>#VALEUR !</text:p>
          </table:table-cell>
          <table:table-cell table:formula="of:=IF([.$B96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68]&lt;=[.$B$13];[.$A$2];IF([.A968]&lt;=[.$B$14];[.$A$3];IF([.A968]&lt;=[.$B$15];[.$A$4];IF([.A968]&lt;=[.$B$16];[.$A$5];IF([.A968]&lt;=[.$B$17];[.$A$6];IF([.A968]&lt;=[.$B$18];[.$A$7]))))))" office:value-type="string" office:string-value="" calcext:value-type="error">
            <text:p>#VALEUR !</text:p>
          </table:table-cell>
          <table:table-cell table:formula="of:=IF([.$B968]=[.C$19];1;0)" office:value-type="string" office:string-value="" calcext:value-type="error">
            <text:p>#VALEUR !</text:p>
          </table:table-cell>
          <table:table-cell table:formula="of:=IF([.$B968]=[.D$19];1;0)" office:value-type="string" office:string-value="" calcext:value-type="error">
            <text:p>#VALEUR !</text:p>
          </table:table-cell>
          <table:table-cell table:formula="of:=IF([.$B968]=[.E$19];1;0)" office:value-type="string" office:string-value="" calcext:value-type="error">
            <text:p>#VALEUR !</text:p>
          </table:table-cell>
          <table:table-cell table:formula="of:=IF([.$B968]=[.F$19];1;0)" office:value-type="string" office:string-value="" calcext:value-type="error">
            <text:p>#VALEUR !</text:p>
          </table:table-cell>
          <table:table-cell table:formula="of:=IF([.$B968]=[.G$19];1;0)" office:value-type="string" office:string-value="" calcext:value-type="error">
            <text:p>#VALEUR !</text:p>
          </table:table-cell>
          <table:table-cell table:formula="of:=IF([.$B96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69]&lt;=[.$B$13];[.$A$2];IF([.A969]&lt;=[.$B$14];[.$A$3];IF([.A969]&lt;=[.$B$15];[.$A$4];IF([.A969]&lt;=[.$B$16];[.$A$5];IF([.A969]&lt;=[.$B$17];[.$A$6];IF([.A969]&lt;=[.$B$18];[.$A$7]))))))" office:value-type="string" office:string-value="" calcext:value-type="error">
            <text:p>#VALEUR !</text:p>
          </table:table-cell>
          <table:table-cell table:formula="of:=IF([.$B969]=[.C$19];1;0)" office:value-type="string" office:string-value="" calcext:value-type="error">
            <text:p>#VALEUR !</text:p>
          </table:table-cell>
          <table:table-cell table:formula="of:=IF([.$B969]=[.D$19];1;0)" office:value-type="string" office:string-value="" calcext:value-type="error">
            <text:p>#VALEUR !</text:p>
          </table:table-cell>
          <table:table-cell table:formula="of:=IF([.$B969]=[.E$19];1;0)" office:value-type="string" office:string-value="" calcext:value-type="error">
            <text:p>#VALEUR !</text:p>
          </table:table-cell>
          <table:table-cell table:formula="of:=IF([.$B969]=[.F$19];1;0)" office:value-type="string" office:string-value="" calcext:value-type="error">
            <text:p>#VALEUR !</text:p>
          </table:table-cell>
          <table:table-cell table:formula="of:=IF([.$B969]=[.G$19];1;0)" office:value-type="string" office:string-value="" calcext:value-type="error">
            <text:p>#VALEUR !</text:p>
          </table:table-cell>
          <table:table-cell table:formula="of:=IF([.$B96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70]&lt;=[.$B$13];[.$A$2];IF([.A970]&lt;=[.$B$14];[.$A$3];IF([.A970]&lt;=[.$B$15];[.$A$4];IF([.A970]&lt;=[.$B$16];[.$A$5];IF([.A970]&lt;=[.$B$17];[.$A$6];IF([.A970]&lt;=[.$B$18];[.$A$7]))))))" office:value-type="string" office:string-value="" calcext:value-type="error">
            <text:p>#VALEUR !</text:p>
          </table:table-cell>
          <table:table-cell table:formula="of:=IF([.$B970]=[.C$19];1;0)" office:value-type="string" office:string-value="" calcext:value-type="error">
            <text:p>#VALEUR !</text:p>
          </table:table-cell>
          <table:table-cell table:formula="of:=IF([.$B970]=[.D$19];1;0)" office:value-type="string" office:string-value="" calcext:value-type="error">
            <text:p>#VALEUR !</text:p>
          </table:table-cell>
          <table:table-cell table:formula="of:=IF([.$B970]=[.E$19];1;0)" office:value-type="string" office:string-value="" calcext:value-type="error">
            <text:p>#VALEUR !</text:p>
          </table:table-cell>
          <table:table-cell table:formula="of:=IF([.$B970]=[.F$19];1;0)" office:value-type="string" office:string-value="" calcext:value-type="error">
            <text:p>#VALEUR !</text:p>
          </table:table-cell>
          <table:table-cell table:formula="of:=IF([.$B970]=[.G$19];1;0)" office:value-type="string" office:string-value="" calcext:value-type="error">
            <text:p>#VALEUR !</text:p>
          </table:table-cell>
          <table:table-cell table:formula="of:=IF([.$B97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71]&lt;=[.$B$13];[.$A$2];IF([.A971]&lt;=[.$B$14];[.$A$3];IF([.A971]&lt;=[.$B$15];[.$A$4];IF([.A971]&lt;=[.$B$16];[.$A$5];IF([.A971]&lt;=[.$B$17];[.$A$6];IF([.A971]&lt;=[.$B$18];[.$A$7]))))))" office:value-type="string" office:string-value="" calcext:value-type="error">
            <text:p>#VALEUR !</text:p>
          </table:table-cell>
          <table:table-cell table:formula="of:=IF([.$B971]=[.C$19];1;0)" office:value-type="string" office:string-value="" calcext:value-type="error">
            <text:p>#VALEUR !</text:p>
          </table:table-cell>
          <table:table-cell table:formula="of:=IF([.$B971]=[.D$19];1;0)" office:value-type="string" office:string-value="" calcext:value-type="error">
            <text:p>#VALEUR !</text:p>
          </table:table-cell>
          <table:table-cell table:formula="of:=IF([.$B971]=[.E$19];1;0)" office:value-type="string" office:string-value="" calcext:value-type="error">
            <text:p>#VALEUR !</text:p>
          </table:table-cell>
          <table:table-cell table:formula="of:=IF([.$B971]=[.F$19];1;0)" office:value-type="string" office:string-value="" calcext:value-type="error">
            <text:p>#VALEUR !</text:p>
          </table:table-cell>
          <table:table-cell table:formula="of:=IF([.$B971]=[.G$19];1;0)" office:value-type="string" office:string-value="" calcext:value-type="error">
            <text:p>#VALEUR !</text:p>
          </table:table-cell>
          <table:table-cell table:formula="of:=IF([.$B97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72]&lt;=[.$B$13];[.$A$2];IF([.A972]&lt;=[.$B$14];[.$A$3];IF([.A972]&lt;=[.$B$15];[.$A$4];IF([.A972]&lt;=[.$B$16];[.$A$5];IF([.A972]&lt;=[.$B$17];[.$A$6];IF([.A972]&lt;=[.$B$18];[.$A$7]))))))" office:value-type="string" office:string-value="" calcext:value-type="error">
            <text:p>#VALEUR !</text:p>
          </table:table-cell>
          <table:table-cell table:formula="of:=IF([.$B972]=[.C$19];1;0)" office:value-type="string" office:string-value="" calcext:value-type="error">
            <text:p>#VALEUR !</text:p>
          </table:table-cell>
          <table:table-cell table:formula="of:=IF([.$B972]=[.D$19];1;0)" office:value-type="string" office:string-value="" calcext:value-type="error">
            <text:p>#VALEUR !</text:p>
          </table:table-cell>
          <table:table-cell table:formula="of:=IF([.$B972]=[.E$19];1;0)" office:value-type="string" office:string-value="" calcext:value-type="error">
            <text:p>#VALEUR !</text:p>
          </table:table-cell>
          <table:table-cell table:formula="of:=IF([.$B972]=[.F$19];1;0)" office:value-type="string" office:string-value="" calcext:value-type="error">
            <text:p>#VALEUR !</text:p>
          </table:table-cell>
          <table:table-cell table:formula="of:=IF([.$B972]=[.G$19];1;0)" office:value-type="string" office:string-value="" calcext:value-type="error">
            <text:p>#VALEUR !</text:p>
          </table:table-cell>
          <table:table-cell table:formula="of:=IF([.$B97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73]&lt;=[.$B$13];[.$A$2];IF([.A973]&lt;=[.$B$14];[.$A$3];IF([.A973]&lt;=[.$B$15];[.$A$4];IF([.A973]&lt;=[.$B$16];[.$A$5];IF([.A973]&lt;=[.$B$17];[.$A$6];IF([.A973]&lt;=[.$B$18];[.$A$7]))))))" office:value-type="string" office:string-value="" calcext:value-type="error">
            <text:p>#VALEUR !</text:p>
          </table:table-cell>
          <table:table-cell table:formula="of:=IF([.$B973]=[.C$19];1;0)" office:value-type="string" office:string-value="" calcext:value-type="error">
            <text:p>#VALEUR !</text:p>
          </table:table-cell>
          <table:table-cell table:formula="of:=IF([.$B973]=[.D$19];1;0)" office:value-type="string" office:string-value="" calcext:value-type="error">
            <text:p>#VALEUR !</text:p>
          </table:table-cell>
          <table:table-cell table:formula="of:=IF([.$B973]=[.E$19];1;0)" office:value-type="string" office:string-value="" calcext:value-type="error">
            <text:p>#VALEUR !</text:p>
          </table:table-cell>
          <table:table-cell table:formula="of:=IF([.$B973]=[.F$19];1;0)" office:value-type="string" office:string-value="" calcext:value-type="error">
            <text:p>#VALEUR !</text:p>
          </table:table-cell>
          <table:table-cell table:formula="of:=IF([.$B973]=[.G$19];1;0)" office:value-type="string" office:string-value="" calcext:value-type="error">
            <text:p>#VALEUR !</text:p>
          </table:table-cell>
          <table:table-cell table:formula="of:=IF([.$B97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74]&lt;=[.$B$13];[.$A$2];IF([.A974]&lt;=[.$B$14];[.$A$3];IF([.A974]&lt;=[.$B$15];[.$A$4];IF([.A974]&lt;=[.$B$16];[.$A$5];IF([.A974]&lt;=[.$B$17];[.$A$6];IF([.A974]&lt;=[.$B$18];[.$A$7]))))))" office:value-type="string" office:string-value="" calcext:value-type="error">
            <text:p>#VALEUR !</text:p>
          </table:table-cell>
          <table:table-cell table:formula="of:=IF([.$B974]=[.C$19];1;0)" office:value-type="string" office:string-value="" calcext:value-type="error">
            <text:p>#VALEUR !</text:p>
          </table:table-cell>
          <table:table-cell table:formula="of:=IF([.$B974]=[.D$19];1;0)" office:value-type="string" office:string-value="" calcext:value-type="error">
            <text:p>#VALEUR !</text:p>
          </table:table-cell>
          <table:table-cell table:formula="of:=IF([.$B974]=[.E$19];1;0)" office:value-type="string" office:string-value="" calcext:value-type="error">
            <text:p>#VALEUR !</text:p>
          </table:table-cell>
          <table:table-cell table:formula="of:=IF([.$B974]=[.F$19];1;0)" office:value-type="string" office:string-value="" calcext:value-type="error">
            <text:p>#VALEUR !</text:p>
          </table:table-cell>
          <table:table-cell table:formula="of:=IF([.$B974]=[.G$19];1;0)" office:value-type="string" office:string-value="" calcext:value-type="error">
            <text:p>#VALEUR !</text:p>
          </table:table-cell>
          <table:table-cell table:formula="of:=IF([.$B97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75]&lt;=[.$B$13];[.$A$2];IF([.A975]&lt;=[.$B$14];[.$A$3];IF([.A975]&lt;=[.$B$15];[.$A$4];IF([.A975]&lt;=[.$B$16];[.$A$5];IF([.A975]&lt;=[.$B$17];[.$A$6];IF([.A975]&lt;=[.$B$18];[.$A$7]))))))" office:value-type="string" office:string-value="" calcext:value-type="error">
            <text:p>#VALEUR !</text:p>
          </table:table-cell>
          <table:table-cell table:formula="of:=IF([.$B975]=[.C$19];1;0)" office:value-type="string" office:string-value="" calcext:value-type="error">
            <text:p>#VALEUR !</text:p>
          </table:table-cell>
          <table:table-cell table:formula="of:=IF([.$B975]=[.D$19];1;0)" office:value-type="string" office:string-value="" calcext:value-type="error">
            <text:p>#VALEUR !</text:p>
          </table:table-cell>
          <table:table-cell table:formula="of:=IF([.$B975]=[.E$19];1;0)" office:value-type="string" office:string-value="" calcext:value-type="error">
            <text:p>#VALEUR !</text:p>
          </table:table-cell>
          <table:table-cell table:formula="of:=IF([.$B975]=[.F$19];1;0)" office:value-type="string" office:string-value="" calcext:value-type="error">
            <text:p>#VALEUR !</text:p>
          </table:table-cell>
          <table:table-cell table:formula="of:=IF([.$B975]=[.G$19];1;0)" office:value-type="string" office:string-value="" calcext:value-type="error">
            <text:p>#VALEUR !</text:p>
          </table:table-cell>
          <table:table-cell table:formula="of:=IF([.$B97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76]&lt;=[.$B$13];[.$A$2];IF([.A976]&lt;=[.$B$14];[.$A$3];IF([.A976]&lt;=[.$B$15];[.$A$4];IF([.A976]&lt;=[.$B$16];[.$A$5];IF([.A976]&lt;=[.$B$17];[.$A$6];IF([.A976]&lt;=[.$B$18];[.$A$7]))))))" office:value-type="string" office:string-value="" calcext:value-type="error">
            <text:p>#VALEUR !</text:p>
          </table:table-cell>
          <table:table-cell table:formula="of:=IF([.$B976]=[.C$19];1;0)" office:value-type="string" office:string-value="" calcext:value-type="error">
            <text:p>#VALEUR !</text:p>
          </table:table-cell>
          <table:table-cell table:formula="of:=IF([.$B976]=[.D$19];1;0)" office:value-type="string" office:string-value="" calcext:value-type="error">
            <text:p>#VALEUR !</text:p>
          </table:table-cell>
          <table:table-cell table:formula="of:=IF([.$B976]=[.E$19];1;0)" office:value-type="string" office:string-value="" calcext:value-type="error">
            <text:p>#VALEUR !</text:p>
          </table:table-cell>
          <table:table-cell table:formula="of:=IF([.$B976]=[.F$19];1;0)" office:value-type="string" office:string-value="" calcext:value-type="error">
            <text:p>#VALEUR !</text:p>
          </table:table-cell>
          <table:table-cell table:formula="of:=IF([.$B976]=[.G$19];1;0)" office:value-type="string" office:string-value="" calcext:value-type="error">
            <text:p>#VALEUR !</text:p>
          </table:table-cell>
          <table:table-cell table:formula="of:=IF([.$B97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77]&lt;=[.$B$13];[.$A$2];IF([.A977]&lt;=[.$B$14];[.$A$3];IF([.A977]&lt;=[.$B$15];[.$A$4];IF([.A977]&lt;=[.$B$16];[.$A$5];IF([.A977]&lt;=[.$B$17];[.$A$6];IF([.A977]&lt;=[.$B$18];[.$A$7]))))))" office:value-type="string" office:string-value="" calcext:value-type="error">
            <text:p>#VALEUR !</text:p>
          </table:table-cell>
          <table:table-cell table:formula="of:=IF([.$B977]=[.C$19];1;0)" office:value-type="string" office:string-value="" calcext:value-type="error">
            <text:p>#VALEUR !</text:p>
          </table:table-cell>
          <table:table-cell table:formula="of:=IF([.$B977]=[.D$19];1;0)" office:value-type="string" office:string-value="" calcext:value-type="error">
            <text:p>#VALEUR !</text:p>
          </table:table-cell>
          <table:table-cell table:formula="of:=IF([.$B977]=[.E$19];1;0)" office:value-type="string" office:string-value="" calcext:value-type="error">
            <text:p>#VALEUR !</text:p>
          </table:table-cell>
          <table:table-cell table:formula="of:=IF([.$B977]=[.F$19];1;0)" office:value-type="string" office:string-value="" calcext:value-type="error">
            <text:p>#VALEUR !</text:p>
          </table:table-cell>
          <table:table-cell table:formula="of:=IF([.$B977]=[.G$19];1;0)" office:value-type="string" office:string-value="" calcext:value-type="error">
            <text:p>#VALEUR !</text:p>
          </table:table-cell>
          <table:table-cell table:formula="of:=IF([.$B97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78]&lt;=[.$B$13];[.$A$2];IF([.A978]&lt;=[.$B$14];[.$A$3];IF([.A978]&lt;=[.$B$15];[.$A$4];IF([.A978]&lt;=[.$B$16];[.$A$5];IF([.A978]&lt;=[.$B$17];[.$A$6];IF([.A978]&lt;=[.$B$18];[.$A$7]))))))" office:value-type="string" office:string-value="" calcext:value-type="error">
            <text:p>#VALEUR !</text:p>
          </table:table-cell>
          <table:table-cell table:formula="of:=IF([.$B978]=[.C$19];1;0)" office:value-type="string" office:string-value="" calcext:value-type="error">
            <text:p>#VALEUR !</text:p>
          </table:table-cell>
          <table:table-cell table:formula="of:=IF([.$B978]=[.D$19];1;0)" office:value-type="string" office:string-value="" calcext:value-type="error">
            <text:p>#VALEUR !</text:p>
          </table:table-cell>
          <table:table-cell table:formula="of:=IF([.$B978]=[.E$19];1;0)" office:value-type="string" office:string-value="" calcext:value-type="error">
            <text:p>#VALEUR !</text:p>
          </table:table-cell>
          <table:table-cell table:formula="of:=IF([.$B978]=[.F$19];1;0)" office:value-type="string" office:string-value="" calcext:value-type="error">
            <text:p>#VALEUR !</text:p>
          </table:table-cell>
          <table:table-cell table:formula="of:=IF([.$B978]=[.G$19];1;0)" office:value-type="string" office:string-value="" calcext:value-type="error">
            <text:p>#VALEUR !</text:p>
          </table:table-cell>
          <table:table-cell table:formula="of:=IF([.$B97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79]&lt;=[.$B$13];[.$A$2];IF([.A979]&lt;=[.$B$14];[.$A$3];IF([.A979]&lt;=[.$B$15];[.$A$4];IF([.A979]&lt;=[.$B$16];[.$A$5];IF([.A979]&lt;=[.$B$17];[.$A$6];IF([.A979]&lt;=[.$B$18];[.$A$7]))))))" office:value-type="string" office:string-value="" calcext:value-type="error">
            <text:p>#VALEUR !</text:p>
          </table:table-cell>
          <table:table-cell table:formula="of:=IF([.$B979]=[.C$19];1;0)" office:value-type="string" office:string-value="" calcext:value-type="error">
            <text:p>#VALEUR !</text:p>
          </table:table-cell>
          <table:table-cell table:formula="of:=IF([.$B979]=[.D$19];1;0)" office:value-type="string" office:string-value="" calcext:value-type="error">
            <text:p>#VALEUR !</text:p>
          </table:table-cell>
          <table:table-cell table:formula="of:=IF([.$B979]=[.E$19];1;0)" office:value-type="string" office:string-value="" calcext:value-type="error">
            <text:p>#VALEUR !</text:p>
          </table:table-cell>
          <table:table-cell table:formula="of:=IF([.$B979]=[.F$19];1;0)" office:value-type="string" office:string-value="" calcext:value-type="error">
            <text:p>#VALEUR !</text:p>
          </table:table-cell>
          <table:table-cell table:formula="of:=IF([.$B979]=[.G$19];1;0)" office:value-type="string" office:string-value="" calcext:value-type="error">
            <text:p>#VALEUR !</text:p>
          </table:table-cell>
          <table:table-cell table:formula="of:=IF([.$B97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80]&lt;=[.$B$13];[.$A$2];IF([.A980]&lt;=[.$B$14];[.$A$3];IF([.A980]&lt;=[.$B$15];[.$A$4];IF([.A980]&lt;=[.$B$16];[.$A$5];IF([.A980]&lt;=[.$B$17];[.$A$6];IF([.A980]&lt;=[.$B$18];[.$A$7]))))))" office:value-type="string" office:string-value="" calcext:value-type="error">
            <text:p>#VALEUR !</text:p>
          </table:table-cell>
          <table:table-cell table:formula="of:=IF([.$B980]=[.C$19];1;0)" office:value-type="string" office:string-value="" calcext:value-type="error">
            <text:p>#VALEUR !</text:p>
          </table:table-cell>
          <table:table-cell table:formula="of:=IF([.$B980]=[.D$19];1;0)" office:value-type="string" office:string-value="" calcext:value-type="error">
            <text:p>#VALEUR !</text:p>
          </table:table-cell>
          <table:table-cell table:formula="of:=IF([.$B980]=[.E$19];1;0)" office:value-type="string" office:string-value="" calcext:value-type="error">
            <text:p>#VALEUR !</text:p>
          </table:table-cell>
          <table:table-cell table:formula="of:=IF([.$B980]=[.F$19];1;0)" office:value-type="string" office:string-value="" calcext:value-type="error">
            <text:p>#VALEUR !</text:p>
          </table:table-cell>
          <table:table-cell table:formula="of:=IF([.$B980]=[.G$19];1;0)" office:value-type="string" office:string-value="" calcext:value-type="error">
            <text:p>#VALEUR !</text:p>
          </table:table-cell>
          <table:table-cell table:formula="of:=IF([.$B98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81]&lt;=[.$B$13];[.$A$2];IF([.A981]&lt;=[.$B$14];[.$A$3];IF([.A981]&lt;=[.$B$15];[.$A$4];IF([.A981]&lt;=[.$B$16];[.$A$5];IF([.A981]&lt;=[.$B$17];[.$A$6];IF([.A981]&lt;=[.$B$18];[.$A$7]))))))" office:value-type="string" office:string-value="" calcext:value-type="error">
            <text:p>#VALEUR !</text:p>
          </table:table-cell>
          <table:table-cell table:formula="of:=IF([.$B981]=[.C$19];1;0)" office:value-type="string" office:string-value="" calcext:value-type="error">
            <text:p>#VALEUR !</text:p>
          </table:table-cell>
          <table:table-cell table:formula="of:=IF([.$B981]=[.D$19];1;0)" office:value-type="string" office:string-value="" calcext:value-type="error">
            <text:p>#VALEUR !</text:p>
          </table:table-cell>
          <table:table-cell table:formula="of:=IF([.$B981]=[.E$19];1;0)" office:value-type="string" office:string-value="" calcext:value-type="error">
            <text:p>#VALEUR !</text:p>
          </table:table-cell>
          <table:table-cell table:formula="of:=IF([.$B981]=[.F$19];1;0)" office:value-type="string" office:string-value="" calcext:value-type="error">
            <text:p>#VALEUR !</text:p>
          </table:table-cell>
          <table:table-cell table:formula="of:=IF([.$B981]=[.G$19];1;0)" office:value-type="string" office:string-value="" calcext:value-type="error">
            <text:p>#VALEUR !</text:p>
          </table:table-cell>
          <table:table-cell table:formula="of:=IF([.$B98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82]&lt;=[.$B$13];[.$A$2];IF([.A982]&lt;=[.$B$14];[.$A$3];IF([.A982]&lt;=[.$B$15];[.$A$4];IF([.A982]&lt;=[.$B$16];[.$A$5];IF([.A982]&lt;=[.$B$17];[.$A$6];IF([.A982]&lt;=[.$B$18];[.$A$7]))))))" office:value-type="string" office:string-value="" calcext:value-type="error">
            <text:p>#VALEUR !</text:p>
          </table:table-cell>
          <table:table-cell table:formula="of:=IF([.$B982]=[.C$19];1;0)" office:value-type="string" office:string-value="" calcext:value-type="error">
            <text:p>#VALEUR !</text:p>
          </table:table-cell>
          <table:table-cell table:formula="of:=IF([.$B982]=[.D$19];1;0)" office:value-type="string" office:string-value="" calcext:value-type="error">
            <text:p>#VALEUR !</text:p>
          </table:table-cell>
          <table:table-cell table:formula="of:=IF([.$B982]=[.E$19];1;0)" office:value-type="string" office:string-value="" calcext:value-type="error">
            <text:p>#VALEUR !</text:p>
          </table:table-cell>
          <table:table-cell table:formula="of:=IF([.$B982]=[.F$19];1;0)" office:value-type="string" office:string-value="" calcext:value-type="error">
            <text:p>#VALEUR !</text:p>
          </table:table-cell>
          <table:table-cell table:formula="of:=IF([.$B982]=[.G$19];1;0)" office:value-type="string" office:string-value="" calcext:value-type="error">
            <text:p>#VALEUR !</text:p>
          </table:table-cell>
          <table:table-cell table:formula="of:=IF([.$B98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83]&lt;=[.$B$13];[.$A$2];IF([.A983]&lt;=[.$B$14];[.$A$3];IF([.A983]&lt;=[.$B$15];[.$A$4];IF([.A983]&lt;=[.$B$16];[.$A$5];IF([.A983]&lt;=[.$B$17];[.$A$6];IF([.A983]&lt;=[.$B$18];[.$A$7]))))))" office:value-type="string" office:string-value="" calcext:value-type="error">
            <text:p>#VALEUR !</text:p>
          </table:table-cell>
          <table:table-cell table:formula="of:=IF([.$B983]=[.C$19];1;0)" office:value-type="string" office:string-value="" calcext:value-type="error">
            <text:p>#VALEUR !</text:p>
          </table:table-cell>
          <table:table-cell table:formula="of:=IF([.$B983]=[.D$19];1;0)" office:value-type="string" office:string-value="" calcext:value-type="error">
            <text:p>#VALEUR !</text:p>
          </table:table-cell>
          <table:table-cell table:formula="of:=IF([.$B983]=[.E$19];1;0)" office:value-type="string" office:string-value="" calcext:value-type="error">
            <text:p>#VALEUR !</text:p>
          </table:table-cell>
          <table:table-cell table:formula="of:=IF([.$B983]=[.F$19];1;0)" office:value-type="string" office:string-value="" calcext:value-type="error">
            <text:p>#VALEUR !</text:p>
          </table:table-cell>
          <table:table-cell table:formula="of:=IF([.$B983]=[.G$19];1;0)" office:value-type="string" office:string-value="" calcext:value-type="error">
            <text:p>#VALEUR !</text:p>
          </table:table-cell>
          <table:table-cell table:formula="of:=IF([.$B98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84]&lt;=[.$B$13];[.$A$2];IF([.A984]&lt;=[.$B$14];[.$A$3];IF([.A984]&lt;=[.$B$15];[.$A$4];IF([.A984]&lt;=[.$B$16];[.$A$5];IF([.A984]&lt;=[.$B$17];[.$A$6];IF([.A984]&lt;=[.$B$18];[.$A$7]))))))" office:value-type="string" office:string-value="" calcext:value-type="error">
            <text:p>#VALEUR !</text:p>
          </table:table-cell>
          <table:table-cell table:formula="of:=IF([.$B984]=[.C$19];1;0)" office:value-type="string" office:string-value="" calcext:value-type="error">
            <text:p>#VALEUR !</text:p>
          </table:table-cell>
          <table:table-cell table:formula="of:=IF([.$B984]=[.D$19];1;0)" office:value-type="string" office:string-value="" calcext:value-type="error">
            <text:p>#VALEUR !</text:p>
          </table:table-cell>
          <table:table-cell table:formula="of:=IF([.$B984]=[.E$19];1;0)" office:value-type="string" office:string-value="" calcext:value-type="error">
            <text:p>#VALEUR !</text:p>
          </table:table-cell>
          <table:table-cell table:formula="of:=IF([.$B984]=[.F$19];1;0)" office:value-type="string" office:string-value="" calcext:value-type="error">
            <text:p>#VALEUR !</text:p>
          </table:table-cell>
          <table:table-cell table:formula="of:=IF([.$B984]=[.G$19];1;0)" office:value-type="string" office:string-value="" calcext:value-type="error">
            <text:p>#VALEUR !</text:p>
          </table:table-cell>
          <table:table-cell table:formula="of:=IF([.$B98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85]&lt;=[.$B$13];[.$A$2];IF([.A985]&lt;=[.$B$14];[.$A$3];IF([.A985]&lt;=[.$B$15];[.$A$4];IF([.A985]&lt;=[.$B$16];[.$A$5];IF([.A985]&lt;=[.$B$17];[.$A$6];IF([.A985]&lt;=[.$B$18];[.$A$7]))))))" office:value-type="string" office:string-value="" calcext:value-type="error">
            <text:p>#VALEUR !</text:p>
          </table:table-cell>
          <table:table-cell table:formula="of:=IF([.$B985]=[.C$19];1;0)" office:value-type="string" office:string-value="" calcext:value-type="error">
            <text:p>#VALEUR !</text:p>
          </table:table-cell>
          <table:table-cell table:formula="of:=IF([.$B985]=[.D$19];1;0)" office:value-type="string" office:string-value="" calcext:value-type="error">
            <text:p>#VALEUR !</text:p>
          </table:table-cell>
          <table:table-cell table:formula="of:=IF([.$B985]=[.E$19];1;0)" office:value-type="string" office:string-value="" calcext:value-type="error">
            <text:p>#VALEUR !</text:p>
          </table:table-cell>
          <table:table-cell table:formula="of:=IF([.$B985]=[.F$19];1;0)" office:value-type="string" office:string-value="" calcext:value-type="error">
            <text:p>#VALEUR !</text:p>
          </table:table-cell>
          <table:table-cell table:formula="of:=IF([.$B985]=[.G$19];1;0)" office:value-type="string" office:string-value="" calcext:value-type="error">
            <text:p>#VALEUR !</text:p>
          </table:table-cell>
          <table:table-cell table:formula="of:=IF([.$B98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86]&lt;=[.$B$13];[.$A$2];IF([.A986]&lt;=[.$B$14];[.$A$3];IF([.A986]&lt;=[.$B$15];[.$A$4];IF([.A986]&lt;=[.$B$16];[.$A$5];IF([.A986]&lt;=[.$B$17];[.$A$6];IF([.A986]&lt;=[.$B$18];[.$A$7]))))))" office:value-type="string" office:string-value="" calcext:value-type="error">
            <text:p>#VALEUR !</text:p>
          </table:table-cell>
          <table:table-cell table:formula="of:=IF([.$B986]=[.C$19];1;0)" office:value-type="string" office:string-value="" calcext:value-type="error">
            <text:p>#VALEUR !</text:p>
          </table:table-cell>
          <table:table-cell table:formula="of:=IF([.$B986]=[.D$19];1;0)" office:value-type="string" office:string-value="" calcext:value-type="error">
            <text:p>#VALEUR !</text:p>
          </table:table-cell>
          <table:table-cell table:formula="of:=IF([.$B986]=[.E$19];1;0)" office:value-type="string" office:string-value="" calcext:value-type="error">
            <text:p>#VALEUR !</text:p>
          </table:table-cell>
          <table:table-cell table:formula="of:=IF([.$B986]=[.F$19];1;0)" office:value-type="string" office:string-value="" calcext:value-type="error">
            <text:p>#VALEUR !</text:p>
          </table:table-cell>
          <table:table-cell table:formula="of:=IF([.$B986]=[.G$19];1;0)" office:value-type="string" office:string-value="" calcext:value-type="error">
            <text:p>#VALEUR !</text:p>
          </table:table-cell>
          <table:table-cell table:formula="of:=IF([.$B98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87]&lt;=[.$B$13];[.$A$2];IF([.A987]&lt;=[.$B$14];[.$A$3];IF([.A987]&lt;=[.$B$15];[.$A$4];IF([.A987]&lt;=[.$B$16];[.$A$5];IF([.A987]&lt;=[.$B$17];[.$A$6];IF([.A987]&lt;=[.$B$18];[.$A$7]))))))" office:value-type="string" office:string-value="" calcext:value-type="error">
            <text:p>#VALEUR !</text:p>
          </table:table-cell>
          <table:table-cell table:formula="of:=IF([.$B987]=[.C$19];1;0)" office:value-type="string" office:string-value="" calcext:value-type="error">
            <text:p>#VALEUR !</text:p>
          </table:table-cell>
          <table:table-cell table:formula="of:=IF([.$B987]=[.D$19];1;0)" office:value-type="string" office:string-value="" calcext:value-type="error">
            <text:p>#VALEUR !</text:p>
          </table:table-cell>
          <table:table-cell table:formula="of:=IF([.$B987]=[.E$19];1;0)" office:value-type="string" office:string-value="" calcext:value-type="error">
            <text:p>#VALEUR !</text:p>
          </table:table-cell>
          <table:table-cell table:formula="of:=IF([.$B987]=[.F$19];1;0)" office:value-type="string" office:string-value="" calcext:value-type="error">
            <text:p>#VALEUR !</text:p>
          </table:table-cell>
          <table:table-cell table:formula="of:=IF([.$B987]=[.G$19];1;0)" office:value-type="string" office:string-value="" calcext:value-type="error">
            <text:p>#VALEUR !</text:p>
          </table:table-cell>
          <table:table-cell table:formula="of:=IF([.$B98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88]&lt;=[.$B$13];[.$A$2];IF([.A988]&lt;=[.$B$14];[.$A$3];IF([.A988]&lt;=[.$B$15];[.$A$4];IF([.A988]&lt;=[.$B$16];[.$A$5];IF([.A988]&lt;=[.$B$17];[.$A$6];IF([.A988]&lt;=[.$B$18];[.$A$7]))))))" office:value-type="string" office:string-value="" calcext:value-type="error">
            <text:p>#VALEUR !</text:p>
          </table:table-cell>
          <table:table-cell table:formula="of:=IF([.$B988]=[.C$19];1;0)" office:value-type="string" office:string-value="" calcext:value-type="error">
            <text:p>#VALEUR !</text:p>
          </table:table-cell>
          <table:table-cell table:formula="of:=IF([.$B988]=[.D$19];1;0)" office:value-type="string" office:string-value="" calcext:value-type="error">
            <text:p>#VALEUR !</text:p>
          </table:table-cell>
          <table:table-cell table:formula="of:=IF([.$B988]=[.E$19];1;0)" office:value-type="string" office:string-value="" calcext:value-type="error">
            <text:p>#VALEUR !</text:p>
          </table:table-cell>
          <table:table-cell table:formula="of:=IF([.$B988]=[.F$19];1;0)" office:value-type="string" office:string-value="" calcext:value-type="error">
            <text:p>#VALEUR !</text:p>
          </table:table-cell>
          <table:table-cell table:formula="of:=IF([.$B988]=[.G$19];1;0)" office:value-type="string" office:string-value="" calcext:value-type="error">
            <text:p>#VALEUR !</text:p>
          </table:table-cell>
          <table:table-cell table:formula="of:=IF([.$B98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89]&lt;=[.$B$13];[.$A$2];IF([.A989]&lt;=[.$B$14];[.$A$3];IF([.A989]&lt;=[.$B$15];[.$A$4];IF([.A989]&lt;=[.$B$16];[.$A$5];IF([.A989]&lt;=[.$B$17];[.$A$6];IF([.A989]&lt;=[.$B$18];[.$A$7]))))))" office:value-type="string" office:string-value="" calcext:value-type="error">
            <text:p>#VALEUR !</text:p>
          </table:table-cell>
          <table:table-cell table:formula="of:=IF([.$B989]=[.C$19];1;0)" office:value-type="string" office:string-value="" calcext:value-type="error">
            <text:p>#VALEUR !</text:p>
          </table:table-cell>
          <table:table-cell table:formula="of:=IF([.$B989]=[.D$19];1;0)" office:value-type="string" office:string-value="" calcext:value-type="error">
            <text:p>#VALEUR !</text:p>
          </table:table-cell>
          <table:table-cell table:formula="of:=IF([.$B989]=[.E$19];1;0)" office:value-type="string" office:string-value="" calcext:value-type="error">
            <text:p>#VALEUR !</text:p>
          </table:table-cell>
          <table:table-cell table:formula="of:=IF([.$B989]=[.F$19];1;0)" office:value-type="string" office:string-value="" calcext:value-type="error">
            <text:p>#VALEUR !</text:p>
          </table:table-cell>
          <table:table-cell table:formula="of:=IF([.$B989]=[.G$19];1;0)" office:value-type="string" office:string-value="" calcext:value-type="error">
            <text:p>#VALEUR !</text:p>
          </table:table-cell>
          <table:table-cell table:formula="of:=IF([.$B98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90]&lt;=[.$B$13];[.$A$2];IF([.A990]&lt;=[.$B$14];[.$A$3];IF([.A990]&lt;=[.$B$15];[.$A$4];IF([.A990]&lt;=[.$B$16];[.$A$5];IF([.A990]&lt;=[.$B$17];[.$A$6];IF([.A990]&lt;=[.$B$18];[.$A$7]))))))" office:value-type="string" office:string-value="" calcext:value-type="error">
            <text:p>#VALEUR !</text:p>
          </table:table-cell>
          <table:table-cell table:formula="of:=IF([.$B990]=[.C$19];1;0)" office:value-type="string" office:string-value="" calcext:value-type="error">
            <text:p>#VALEUR !</text:p>
          </table:table-cell>
          <table:table-cell table:formula="of:=IF([.$B990]=[.D$19];1;0)" office:value-type="string" office:string-value="" calcext:value-type="error">
            <text:p>#VALEUR !</text:p>
          </table:table-cell>
          <table:table-cell table:formula="of:=IF([.$B990]=[.E$19];1;0)" office:value-type="string" office:string-value="" calcext:value-type="error">
            <text:p>#VALEUR !</text:p>
          </table:table-cell>
          <table:table-cell table:formula="of:=IF([.$B990]=[.F$19];1;0)" office:value-type="string" office:string-value="" calcext:value-type="error">
            <text:p>#VALEUR !</text:p>
          </table:table-cell>
          <table:table-cell table:formula="of:=IF([.$B990]=[.G$19];1;0)" office:value-type="string" office:string-value="" calcext:value-type="error">
            <text:p>#VALEUR !</text:p>
          </table:table-cell>
          <table:table-cell table:formula="of:=IF([.$B99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91]&lt;=[.$B$13];[.$A$2];IF([.A991]&lt;=[.$B$14];[.$A$3];IF([.A991]&lt;=[.$B$15];[.$A$4];IF([.A991]&lt;=[.$B$16];[.$A$5];IF([.A991]&lt;=[.$B$17];[.$A$6];IF([.A991]&lt;=[.$B$18];[.$A$7]))))))" office:value-type="string" office:string-value="" calcext:value-type="error">
            <text:p>#VALEUR !</text:p>
          </table:table-cell>
          <table:table-cell table:formula="of:=IF([.$B991]=[.C$19];1;0)" office:value-type="string" office:string-value="" calcext:value-type="error">
            <text:p>#VALEUR !</text:p>
          </table:table-cell>
          <table:table-cell table:formula="of:=IF([.$B991]=[.D$19];1;0)" office:value-type="string" office:string-value="" calcext:value-type="error">
            <text:p>#VALEUR !</text:p>
          </table:table-cell>
          <table:table-cell table:formula="of:=IF([.$B991]=[.E$19];1;0)" office:value-type="string" office:string-value="" calcext:value-type="error">
            <text:p>#VALEUR !</text:p>
          </table:table-cell>
          <table:table-cell table:formula="of:=IF([.$B991]=[.F$19];1;0)" office:value-type="string" office:string-value="" calcext:value-type="error">
            <text:p>#VALEUR !</text:p>
          </table:table-cell>
          <table:table-cell table:formula="of:=IF([.$B991]=[.G$19];1;0)" office:value-type="string" office:string-value="" calcext:value-type="error">
            <text:p>#VALEUR !</text:p>
          </table:table-cell>
          <table:table-cell table:formula="of:=IF([.$B99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92]&lt;=[.$B$13];[.$A$2];IF([.A992]&lt;=[.$B$14];[.$A$3];IF([.A992]&lt;=[.$B$15];[.$A$4];IF([.A992]&lt;=[.$B$16];[.$A$5];IF([.A992]&lt;=[.$B$17];[.$A$6];IF([.A992]&lt;=[.$B$18];[.$A$7]))))))" office:value-type="string" office:string-value="" calcext:value-type="error">
            <text:p>#VALEUR !</text:p>
          </table:table-cell>
          <table:table-cell table:formula="of:=IF([.$B992]=[.C$19];1;0)" office:value-type="string" office:string-value="" calcext:value-type="error">
            <text:p>#VALEUR !</text:p>
          </table:table-cell>
          <table:table-cell table:formula="of:=IF([.$B992]=[.D$19];1;0)" office:value-type="string" office:string-value="" calcext:value-type="error">
            <text:p>#VALEUR !</text:p>
          </table:table-cell>
          <table:table-cell table:formula="of:=IF([.$B992]=[.E$19];1;0)" office:value-type="string" office:string-value="" calcext:value-type="error">
            <text:p>#VALEUR !</text:p>
          </table:table-cell>
          <table:table-cell table:formula="of:=IF([.$B992]=[.F$19];1;0)" office:value-type="string" office:string-value="" calcext:value-type="error">
            <text:p>#VALEUR !</text:p>
          </table:table-cell>
          <table:table-cell table:formula="of:=IF([.$B992]=[.G$19];1;0)" office:value-type="string" office:string-value="" calcext:value-type="error">
            <text:p>#VALEUR !</text:p>
          </table:table-cell>
          <table:table-cell table:formula="of:=IF([.$B99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93]&lt;=[.$B$13];[.$A$2];IF([.A993]&lt;=[.$B$14];[.$A$3];IF([.A993]&lt;=[.$B$15];[.$A$4];IF([.A993]&lt;=[.$B$16];[.$A$5];IF([.A993]&lt;=[.$B$17];[.$A$6];IF([.A993]&lt;=[.$B$18];[.$A$7]))))))" office:value-type="string" office:string-value="" calcext:value-type="error">
            <text:p>#VALEUR !</text:p>
          </table:table-cell>
          <table:table-cell table:formula="of:=IF([.$B993]=[.C$19];1;0)" office:value-type="string" office:string-value="" calcext:value-type="error">
            <text:p>#VALEUR !</text:p>
          </table:table-cell>
          <table:table-cell table:formula="of:=IF([.$B993]=[.D$19];1;0)" office:value-type="string" office:string-value="" calcext:value-type="error">
            <text:p>#VALEUR !</text:p>
          </table:table-cell>
          <table:table-cell table:formula="of:=IF([.$B993]=[.E$19];1;0)" office:value-type="string" office:string-value="" calcext:value-type="error">
            <text:p>#VALEUR !</text:p>
          </table:table-cell>
          <table:table-cell table:formula="of:=IF([.$B993]=[.F$19];1;0)" office:value-type="string" office:string-value="" calcext:value-type="error">
            <text:p>#VALEUR !</text:p>
          </table:table-cell>
          <table:table-cell table:formula="of:=IF([.$B993]=[.G$19];1;0)" office:value-type="string" office:string-value="" calcext:value-type="error">
            <text:p>#VALEUR !</text:p>
          </table:table-cell>
          <table:table-cell table:formula="of:=IF([.$B99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94]&lt;=[.$B$13];[.$A$2];IF([.A994]&lt;=[.$B$14];[.$A$3];IF([.A994]&lt;=[.$B$15];[.$A$4];IF([.A994]&lt;=[.$B$16];[.$A$5];IF([.A994]&lt;=[.$B$17];[.$A$6];IF([.A994]&lt;=[.$B$18];[.$A$7]))))))" office:value-type="string" office:string-value="" calcext:value-type="error">
            <text:p>#VALEUR !</text:p>
          </table:table-cell>
          <table:table-cell table:formula="of:=IF([.$B994]=[.C$19];1;0)" office:value-type="string" office:string-value="" calcext:value-type="error">
            <text:p>#VALEUR !</text:p>
          </table:table-cell>
          <table:table-cell table:formula="of:=IF([.$B994]=[.D$19];1;0)" office:value-type="string" office:string-value="" calcext:value-type="error">
            <text:p>#VALEUR !</text:p>
          </table:table-cell>
          <table:table-cell table:formula="of:=IF([.$B994]=[.E$19];1;0)" office:value-type="string" office:string-value="" calcext:value-type="error">
            <text:p>#VALEUR !</text:p>
          </table:table-cell>
          <table:table-cell table:formula="of:=IF([.$B994]=[.F$19];1;0)" office:value-type="string" office:string-value="" calcext:value-type="error">
            <text:p>#VALEUR !</text:p>
          </table:table-cell>
          <table:table-cell table:formula="of:=IF([.$B994]=[.G$19];1;0)" office:value-type="string" office:string-value="" calcext:value-type="error">
            <text:p>#VALEUR !</text:p>
          </table:table-cell>
          <table:table-cell table:formula="of:=IF([.$B99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95]&lt;=[.$B$13];[.$A$2];IF([.A995]&lt;=[.$B$14];[.$A$3];IF([.A995]&lt;=[.$B$15];[.$A$4];IF([.A995]&lt;=[.$B$16];[.$A$5];IF([.A995]&lt;=[.$B$17];[.$A$6];IF([.A995]&lt;=[.$B$18];[.$A$7]))))))" office:value-type="string" office:string-value="" calcext:value-type="error">
            <text:p>#VALEUR !</text:p>
          </table:table-cell>
          <table:table-cell table:formula="of:=IF([.$B995]=[.C$19];1;0)" office:value-type="string" office:string-value="" calcext:value-type="error">
            <text:p>#VALEUR !</text:p>
          </table:table-cell>
          <table:table-cell table:formula="of:=IF([.$B995]=[.D$19];1;0)" office:value-type="string" office:string-value="" calcext:value-type="error">
            <text:p>#VALEUR !</text:p>
          </table:table-cell>
          <table:table-cell table:formula="of:=IF([.$B995]=[.E$19];1;0)" office:value-type="string" office:string-value="" calcext:value-type="error">
            <text:p>#VALEUR !</text:p>
          </table:table-cell>
          <table:table-cell table:formula="of:=IF([.$B995]=[.F$19];1;0)" office:value-type="string" office:string-value="" calcext:value-type="error">
            <text:p>#VALEUR !</text:p>
          </table:table-cell>
          <table:table-cell table:formula="of:=IF([.$B995]=[.G$19];1;0)" office:value-type="string" office:string-value="" calcext:value-type="error">
            <text:p>#VALEUR !</text:p>
          </table:table-cell>
          <table:table-cell table:formula="of:=IF([.$B99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96]&lt;=[.$B$13];[.$A$2];IF([.A996]&lt;=[.$B$14];[.$A$3];IF([.A996]&lt;=[.$B$15];[.$A$4];IF([.A996]&lt;=[.$B$16];[.$A$5];IF([.A996]&lt;=[.$B$17];[.$A$6];IF([.A996]&lt;=[.$B$18];[.$A$7]))))))" office:value-type="string" office:string-value="" calcext:value-type="error">
            <text:p>#VALEUR !</text:p>
          </table:table-cell>
          <table:table-cell table:formula="of:=IF([.$B996]=[.C$19];1;0)" office:value-type="string" office:string-value="" calcext:value-type="error">
            <text:p>#VALEUR !</text:p>
          </table:table-cell>
          <table:table-cell table:formula="of:=IF([.$B996]=[.D$19];1;0)" office:value-type="string" office:string-value="" calcext:value-type="error">
            <text:p>#VALEUR !</text:p>
          </table:table-cell>
          <table:table-cell table:formula="of:=IF([.$B996]=[.E$19];1;0)" office:value-type="string" office:string-value="" calcext:value-type="error">
            <text:p>#VALEUR !</text:p>
          </table:table-cell>
          <table:table-cell table:formula="of:=IF([.$B996]=[.F$19];1;0)" office:value-type="string" office:string-value="" calcext:value-type="error">
            <text:p>#VALEUR !</text:p>
          </table:table-cell>
          <table:table-cell table:formula="of:=IF([.$B996]=[.G$19];1;0)" office:value-type="string" office:string-value="" calcext:value-type="error">
            <text:p>#VALEUR !</text:p>
          </table:table-cell>
          <table:table-cell table:formula="of:=IF([.$B99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97]&lt;=[.$B$13];[.$A$2];IF([.A997]&lt;=[.$B$14];[.$A$3];IF([.A997]&lt;=[.$B$15];[.$A$4];IF([.A997]&lt;=[.$B$16];[.$A$5];IF([.A997]&lt;=[.$B$17];[.$A$6];IF([.A997]&lt;=[.$B$18];[.$A$7]))))))" office:value-type="string" office:string-value="" calcext:value-type="error">
            <text:p>#VALEUR !</text:p>
          </table:table-cell>
          <table:table-cell table:formula="of:=IF([.$B997]=[.C$19];1;0)" office:value-type="string" office:string-value="" calcext:value-type="error">
            <text:p>#VALEUR !</text:p>
          </table:table-cell>
          <table:table-cell table:formula="of:=IF([.$B997]=[.D$19];1;0)" office:value-type="string" office:string-value="" calcext:value-type="error">
            <text:p>#VALEUR !</text:p>
          </table:table-cell>
          <table:table-cell table:formula="of:=IF([.$B997]=[.E$19];1;0)" office:value-type="string" office:string-value="" calcext:value-type="error">
            <text:p>#VALEUR !</text:p>
          </table:table-cell>
          <table:table-cell table:formula="of:=IF([.$B997]=[.F$19];1;0)" office:value-type="string" office:string-value="" calcext:value-type="error">
            <text:p>#VALEUR !</text:p>
          </table:table-cell>
          <table:table-cell table:formula="of:=IF([.$B997]=[.G$19];1;0)" office:value-type="string" office:string-value="" calcext:value-type="error">
            <text:p>#VALEUR !</text:p>
          </table:table-cell>
          <table:table-cell table:formula="of:=IF([.$B99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98]&lt;=[.$B$13];[.$A$2];IF([.A998]&lt;=[.$B$14];[.$A$3];IF([.A998]&lt;=[.$B$15];[.$A$4];IF([.A998]&lt;=[.$B$16];[.$A$5];IF([.A998]&lt;=[.$B$17];[.$A$6];IF([.A998]&lt;=[.$B$18];[.$A$7]))))))" office:value-type="string" office:string-value="" calcext:value-type="error">
            <text:p>#VALEUR !</text:p>
          </table:table-cell>
          <table:table-cell table:formula="of:=IF([.$B998]=[.C$19];1;0)" office:value-type="string" office:string-value="" calcext:value-type="error">
            <text:p>#VALEUR !</text:p>
          </table:table-cell>
          <table:table-cell table:formula="of:=IF([.$B998]=[.D$19];1;0)" office:value-type="string" office:string-value="" calcext:value-type="error">
            <text:p>#VALEUR !</text:p>
          </table:table-cell>
          <table:table-cell table:formula="of:=IF([.$B998]=[.E$19];1;0)" office:value-type="string" office:string-value="" calcext:value-type="error">
            <text:p>#VALEUR !</text:p>
          </table:table-cell>
          <table:table-cell table:formula="of:=IF([.$B998]=[.F$19];1;0)" office:value-type="string" office:string-value="" calcext:value-type="error">
            <text:p>#VALEUR !</text:p>
          </table:table-cell>
          <table:table-cell table:formula="of:=IF([.$B998]=[.G$19];1;0)" office:value-type="string" office:string-value="" calcext:value-type="error">
            <text:p>#VALEUR !</text:p>
          </table:table-cell>
          <table:table-cell table:formula="of:=IF([.$B99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999]&lt;=[.$B$13];[.$A$2];IF([.A999]&lt;=[.$B$14];[.$A$3];IF([.A999]&lt;=[.$B$15];[.$A$4];IF([.A999]&lt;=[.$B$16];[.$A$5];IF([.A999]&lt;=[.$B$17];[.$A$6];IF([.A999]&lt;=[.$B$18];[.$A$7]))))))" office:value-type="string" office:string-value="" calcext:value-type="error">
            <text:p>#VALEUR !</text:p>
          </table:table-cell>
          <table:table-cell table:formula="of:=IF([.$B999]=[.C$19];1;0)" office:value-type="string" office:string-value="" calcext:value-type="error">
            <text:p>#VALEUR !</text:p>
          </table:table-cell>
          <table:table-cell table:formula="of:=IF([.$B999]=[.D$19];1;0)" office:value-type="string" office:string-value="" calcext:value-type="error">
            <text:p>#VALEUR !</text:p>
          </table:table-cell>
          <table:table-cell table:formula="of:=IF([.$B999]=[.E$19];1;0)" office:value-type="string" office:string-value="" calcext:value-type="error">
            <text:p>#VALEUR !</text:p>
          </table:table-cell>
          <table:table-cell table:formula="of:=IF([.$B999]=[.F$19];1;0)" office:value-type="string" office:string-value="" calcext:value-type="error">
            <text:p>#VALEUR !</text:p>
          </table:table-cell>
          <table:table-cell table:formula="of:=IF([.$B999]=[.G$19];1;0)" office:value-type="string" office:string-value="" calcext:value-type="error">
            <text:p>#VALEUR !</text:p>
          </table:table-cell>
          <table:table-cell table:formula="of:=IF([.$B99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00]&lt;=[.$B$13];[.$A$2];IF([.A1000]&lt;=[.$B$14];[.$A$3];IF([.A1000]&lt;=[.$B$15];[.$A$4];IF([.A1000]&lt;=[.$B$16];[.$A$5];IF([.A1000]&lt;=[.$B$17];[.$A$6];IF([.A1000]&lt;=[.$B$18];[.$A$7]))))))" office:value-type="string" office:string-value="" calcext:value-type="error">
            <text:p>#VALEUR !</text:p>
          </table:table-cell>
          <table:table-cell table:formula="of:=IF([.$B1000]=[.C$19];1;0)" office:value-type="string" office:string-value="" calcext:value-type="error">
            <text:p>#VALEUR !</text:p>
          </table:table-cell>
          <table:table-cell table:formula="of:=IF([.$B1000]=[.D$19];1;0)" office:value-type="string" office:string-value="" calcext:value-type="error">
            <text:p>#VALEUR !</text:p>
          </table:table-cell>
          <table:table-cell table:formula="of:=IF([.$B1000]=[.E$19];1;0)" office:value-type="string" office:string-value="" calcext:value-type="error">
            <text:p>#VALEUR !</text:p>
          </table:table-cell>
          <table:table-cell table:formula="of:=IF([.$B1000]=[.F$19];1;0)" office:value-type="string" office:string-value="" calcext:value-type="error">
            <text:p>#VALEUR !</text:p>
          </table:table-cell>
          <table:table-cell table:formula="of:=IF([.$B1000]=[.G$19];1;0)" office:value-type="string" office:string-value="" calcext:value-type="error">
            <text:p>#VALEUR !</text:p>
          </table:table-cell>
          <table:table-cell table:formula="of:=IF([.$B100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01]&lt;=[.$B$13];[.$A$2];IF([.A1001]&lt;=[.$B$14];[.$A$3];IF([.A1001]&lt;=[.$B$15];[.$A$4];IF([.A1001]&lt;=[.$B$16];[.$A$5];IF([.A1001]&lt;=[.$B$17];[.$A$6];IF([.A1001]&lt;=[.$B$18];[.$A$7]))))))" office:value-type="string" office:string-value="" calcext:value-type="error">
            <text:p>#VALEUR !</text:p>
          </table:table-cell>
          <table:table-cell table:formula="of:=IF([.$B1001]=[.C$19];1;0)" office:value-type="string" office:string-value="" calcext:value-type="error">
            <text:p>#VALEUR !</text:p>
          </table:table-cell>
          <table:table-cell table:formula="of:=IF([.$B1001]=[.D$19];1;0)" office:value-type="string" office:string-value="" calcext:value-type="error">
            <text:p>#VALEUR !</text:p>
          </table:table-cell>
          <table:table-cell table:formula="of:=IF([.$B1001]=[.E$19];1;0)" office:value-type="string" office:string-value="" calcext:value-type="error">
            <text:p>#VALEUR !</text:p>
          </table:table-cell>
          <table:table-cell table:formula="of:=IF([.$B1001]=[.F$19];1;0)" office:value-type="string" office:string-value="" calcext:value-type="error">
            <text:p>#VALEUR !</text:p>
          </table:table-cell>
          <table:table-cell table:formula="of:=IF([.$B1001]=[.G$19];1;0)" office:value-type="string" office:string-value="" calcext:value-type="error">
            <text:p>#VALEUR !</text:p>
          </table:table-cell>
          <table:table-cell table:formula="of:=IF([.$B100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02]&lt;=[.$B$13];[.$A$2];IF([.A1002]&lt;=[.$B$14];[.$A$3];IF([.A1002]&lt;=[.$B$15];[.$A$4];IF([.A1002]&lt;=[.$B$16];[.$A$5];IF([.A1002]&lt;=[.$B$17];[.$A$6];IF([.A1002]&lt;=[.$B$18];[.$A$7]))))))" office:value-type="string" office:string-value="" calcext:value-type="error">
            <text:p>#VALEUR !</text:p>
          </table:table-cell>
          <table:table-cell table:formula="of:=IF([.$B1002]=[.C$19];1;0)" office:value-type="string" office:string-value="" calcext:value-type="error">
            <text:p>#VALEUR !</text:p>
          </table:table-cell>
          <table:table-cell table:formula="of:=IF([.$B1002]=[.D$19];1;0)" office:value-type="string" office:string-value="" calcext:value-type="error">
            <text:p>#VALEUR !</text:p>
          </table:table-cell>
          <table:table-cell table:formula="of:=IF([.$B1002]=[.E$19];1;0)" office:value-type="string" office:string-value="" calcext:value-type="error">
            <text:p>#VALEUR !</text:p>
          </table:table-cell>
          <table:table-cell table:formula="of:=IF([.$B1002]=[.F$19];1;0)" office:value-type="string" office:string-value="" calcext:value-type="error">
            <text:p>#VALEUR !</text:p>
          </table:table-cell>
          <table:table-cell table:formula="of:=IF([.$B1002]=[.G$19];1;0)" office:value-type="string" office:string-value="" calcext:value-type="error">
            <text:p>#VALEUR !</text:p>
          </table:table-cell>
          <table:table-cell table:formula="of:=IF([.$B100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03]&lt;=[.$B$13];[.$A$2];IF([.A1003]&lt;=[.$B$14];[.$A$3];IF([.A1003]&lt;=[.$B$15];[.$A$4];IF([.A1003]&lt;=[.$B$16];[.$A$5];IF([.A1003]&lt;=[.$B$17];[.$A$6];IF([.A1003]&lt;=[.$B$18];[.$A$7]))))))" office:value-type="string" office:string-value="" calcext:value-type="error">
            <text:p>#VALEUR !</text:p>
          </table:table-cell>
          <table:table-cell table:formula="of:=IF([.$B1003]=[.C$19];1;0)" office:value-type="string" office:string-value="" calcext:value-type="error">
            <text:p>#VALEUR !</text:p>
          </table:table-cell>
          <table:table-cell table:formula="of:=IF([.$B1003]=[.D$19];1;0)" office:value-type="string" office:string-value="" calcext:value-type="error">
            <text:p>#VALEUR !</text:p>
          </table:table-cell>
          <table:table-cell table:formula="of:=IF([.$B1003]=[.E$19];1;0)" office:value-type="string" office:string-value="" calcext:value-type="error">
            <text:p>#VALEUR !</text:p>
          </table:table-cell>
          <table:table-cell table:formula="of:=IF([.$B1003]=[.F$19];1;0)" office:value-type="string" office:string-value="" calcext:value-type="error">
            <text:p>#VALEUR !</text:p>
          </table:table-cell>
          <table:table-cell table:formula="of:=IF([.$B1003]=[.G$19];1;0)" office:value-type="string" office:string-value="" calcext:value-type="error">
            <text:p>#VALEUR !</text:p>
          </table:table-cell>
          <table:table-cell table:formula="of:=IF([.$B100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04]&lt;=[.$B$13];[.$A$2];IF([.A1004]&lt;=[.$B$14];[.$A$3];IF([.A1004]&lt;=[.$B$15];[.$A$4];IF([.A1004]&lt;=[.$B$16];[.$A$5];IF([.A1004]&lt;=[.$B$17];[.$A$6];IF([.A1004]&lt;=[.$B$18];[.$A$7]))))))" office:value-type="string" office:string-value="" calcext:value-type="error">
            <text:p>#VALEUR !</text:p>
          </table:table-cell>
          <table:table-cell table:formula="of:=IF([.$B1004]=[.C$19];1;0)" office:value-type="string" office:string-value="" calcext:value-type="error">
            <text:p>#VALEUR !</text:p>
          </table:table-cell>
          <table:table-cell table:formula="of:=IF([.$B1004]=[.D$19];1;0)" office:value-type="string" office:string-value="" calcext:value-type="error">
            <text:p>#VALEUR !</text:p>
          </table:table-cell>
          <table:table-cell table:formula="of:=IF([.$B1004]=[.E$19];1;0)" office:value-type="string" office:string-value="" calcext:value-type="error">
            <text:p>#VALEUR !</text:p>
          </table:table-cell>
          <table:table-cell table:formula="of:=IF([.$B1004]=[.F$19];1;0)" office:value-type="string" office:string-value="" calcext:value-type="error">
            <text:p>#VALEUR !</text:p>
          </table:table-cell>
          <table:table-cell table:formula="of:=IF([.$B1004]=[.G$19];1;0)" office:value-type="string" office:string-value="" calcext:value-type="error">
            <text:p>#VALEUR !</text:p>
          </table:table-cell>
          <table:table-cell table:formula="of:=IF([.$B100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05]&lt;=[.$B$13];[.$A$2];IF([.A1005]&lt;=[.$B$14];[.$A$3];IF([.A1005]&lt;=[.$B$15];[.$A$4];IF([.A1005]&lt;=[.$B$16];[.$A$5];IF([.A1005]&lt;=[.$B$17];[.$A$6];IF([.A1005]&lt;=[.$B$18];[.$A$7]))))))" office:value-type="string" office:string-value="" calcext:value-type="error">
            <text:p>#VALEUR !</text:p>
          </table:table-cell>
          <table:table-cell table:formula="of:=IF([.$B1005]=[.C$19];1;0)" office:value-type="string" office:string-value="" calcext:value-type="error">
            <text:p>#VALEUR !</text:p>
          </table:table-cell>
          <table:table-cell table:formula="of:=IF([.$B1005]=[.D$19];1;0)" office:value-type="string" office:string-value="" calcext:value-type="error">
            <text:p>#VALEUR !</text:p>
          </table:table-cell>
          <table:table-cell table:formula="of:=IF([.$B1005]=[.E$19];1;0)" office:value-type="string" office:string-value="" calcext:value-type="error">
            <text:p>#VALEUR !</text:p>
          </table:table-cell>
          <table:table-cell table:formula="of:=IF([.$B1005]=[.F$19];1;0)" office:value-type="string" office:string-value="" calcext:value-type="error">
            <text:p>#VALEUR !</text:p>
          </table:table-cell>
          <table:table-cell table:formula="of:=IF([.$B1005]=[.G$19];1;0)" office:value-type="string" office:string-value="" calcext:value-type="error">
            <text:p>#VALEUR !</text:p>
          </table:table-cell>
          <table:table-cell table:formula="of:=IF([.$B100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06]&lt;=[.$B$13];[.$A$2];IF([.A1006]&lt;=[.$B$14];[.$A$3];IF([.A1006]&lt;=[.$B$15];[.$A$4];IF([.A1006]&lt;=[.$B$16];[.$A$5];IF([.A1006]&lt;=[.$B$17];[.$A$6];IF([.A1006]&lt;=[.$B$18];[.$A$7]))))))" office:value-type="string" office:string-value="" calcext:value-type="error">
            <text:p>#VALEUR !</text:p>
          </table:table-cell>
          <table:table-cell table:formula="of:=IF([.$B1006]=[.C$19];1;0)" office:value-type="string" office:string-value="" calcext:value-type="error">
            <text:p>#VALEUR !</text:p>
          </table:table-cell>
          <table:table-cell table:formula="of:=IF([.$B1006]=[.D$19];1;0)" office:value-type="string" office:string-value="" calcext:value-type="error">
            <text:p>#VALEUR !</text:p>
          </table:table-cell>
          <table:table-cell table:formula="of:=IF([.$B1006]=[.E$19];1;0)" office:value-type="string" office:string-value="" calcext:value-type="error">
            <text:p>#VALEUR !</text:p>
          </table:table-cell>
          <table:table-cell table:formula="of:=IF([.$B1006]=[.F$19];1;0)" office:value-type="string" office:string-value="" calcext:value-type="error">
            <text:p>#VALEUR !</text:p>
          </table:table-cell>
          <table:table-cell table:formula="of:=IF([.$B1006]=[.G$19];1;0)" office:value-type="string" office:string-value="" calcext:value-type="error">
            <text:p>#VALEUR !</text:p>
          </table:table-cell>
          <table:table-cell table:formula="of:=IF([.$B100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07]&lt;=[.$B$13];[.$A$2];IF([.A1007]&lt;=[.$B$14];[.$A$3];IF([.A1007]&lt;=[.$B$15];[.$A$4];IF([.A1007]&lt;=[.$B$16];[.$A$5];IF([.A1007]&lt;=[.$B$17];[.$A$6];IF([.A1007]&lt;=[.$B$18];[.$A$7]))))))" office:value-type="string" office:string-value="" calcext:value-type="error">
            <text:p>#VALEUR !</text:p>
          </table:table-cell>
          <table:table-cell table:formula="of:=IF([.$B1007]=[.C$19];1;0)" office:value-type="string" office:string-value="" calcext:value-type="error">
            <text:p>#VALEUR !</text:p>
          </table:table-cell>
          <table:table-cell table:formula="of:=IF([.$B1007]=[.D$19];1;0)" office:value-type="string" office:string-value="" calcext:value-type="error">
            <text:p>#VALEUR !</text:p>
          </table:table-cell>
          <table:table-cell table:formula="of:=IF([.$B1007]=[.E$19];1;0)" office:value-type="string" office:string-value="" calcext:value-type="error">
            <text:p>#VALEUR !</text:p>
          </table:table-cell>
          <table:table-cell table:formula="of:=IF([.$B1007]=[.F$19];1;0)" office:value-type="string" office:string-value="" calcext:value-type="error">
            <text:p>#VALEUR !</text:p>
          </table:table-cell>
          <table:table-cell table:formula="of:=IF([.$B1007]=[.G$19];1;0)" office:value-type="string" office:string-value="" calcext:value-type="error">
            <text:p>#VALEUR !</text:p>
          </table:table-cell>
          <table:table-cell table:formula="of:=IF([.$B100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08]&lt;=[.$B$13];[.$A$2];IF([.A1008]&lt;=[.$B$14];[.$A$3];IF([.A1008]&lt;=[.$B$15];[.$A$4];IF([.A1008]&lt;=[.$B$16];[.$A$5];IF([.A1008]&lt;=[.$B$17];[.$A$6];IF([.A1008]&lt;=[.$B$18];[.$A$7]))))))" office:value-type="string" office:string-value="" calcext:value-type="error">
            <text:p>#VALEUR !</text:p>
          </table:table-cell>
          <table:table-cell table:formula="of:=IF([.$B1008]=[.C$19];1;0)" office:value-type="string" office:string-value="" calcext:value-type="error">
            <text:p>#VALEUR !</text:p>
          </table:table-cell>
          <table:table-cell table:formula="of:=IF([.$B1008]=[.D$19];1;0)" office:value-type="string" office:string-value="" calcext:value-type="error">
            <text:p>#VALEUR !</text:p>
          </table:table-cell>
          <table:table-cell table:formula="of:=IF([.$B1008]=[.E$19];1;0)" office:value-type="string" office:string-value="" calcext:value-type="error">
            <text:p>#VALEUR !</text:p>
          </table:table-cell>
          <table:table-cell table:formula="of:=IF([.$B1008]=[.F$19];1;0)" office:value-type="string" office:string-value="" calcext:value-type="error">
            <text:p>#VALEUR !</text:p>
          </table:table-cell>
          <table:table-cell table:formula="of:=IF([.$B1008]=[.G$19];1;0)" office:value-type="string" office:string-value="" calcext:value-type="error">
            <text:p>#VALEUR !</text:p>
          </table:table-cell>
          <table:table-cell table:formula="of:=IF([.$B100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09]&lt;=[.$B$13];[.$A$2];IF([.A1009]&lt;=[.$B$14];[.$A$3];IF([.A1009]&lt;=[.$B$15];[.$A$4];IF([.A1009]&lt;=[.$B$16];[.$A$5];IF([.A1009]&lt;=[.$B$17];[.$A$6];IF([.A1009]&lt;=[.$B$18];[.$A$7]))))))" office:value-type="string" office:string-value="" calcext:value-type="error">
            <text:p>#VALEUR !</text:p>
          </table:table-cell>
          <table:table-cell table:formula="of:=IF([.$B1009]=[.C$19];1;0)" office:value-type="string" office:string-value="" calcext:value-type="error">
            <text:p>#VALEUR !</text:p>
          </table:table-cell>
          <table:table-cell table:formula="of:=IF([.$B1009]=[.D$19];1;0)" office:value-type="string" office:string-value="" calcext:value-type="error">
            <text:p>#VALEUR !</text:p>
          </table:table-cell>
          <table:table-cell table:formula="of:=IF([.$B1009]=[.E$19];1;0)" office:value-type="string" office:string-value="" calcext:value-type="error">
            <text:p>#VALEUR !</text:p>
          </table:table-cell>
          <table:table-cell table:formula="of:=IF([.$B1009]=[.F$19];1;0)" office:value-type="string" office:string-value="" calcext:value-type="error">
            <text:p>#VALEUR !</text:p>
          </table:table-cell>
          <table:table-cell table:formula="of:=IF([.$B1009]=[.G$19];1;0)" office:value-type="string" office:string-value="" calcext:value-type="error">
            <text:p>#VALEUR !</text:p>
          </table:table-cell>
          <table:table-cell table:formula="of:=IF([.$B100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10]&lt;=[.$B$13];[.$A$2];IF([.A1010]&lt;=[.$B$14];[.$A$3];IF([.A1010]&lt;=[.$B$15];[.$A$4];IF([.A1010]&lt;=[.$B$16];[.$A$5];IF([.A1010]&lt;=[.$B$17];[.$A$6];IF([.A1010]&lt;=[.$B$18];[.$A$7]))))))" office:value-type="string" office:string-value="" calcext:value-type="error">
            <text:p>#VALEUR !</text:p>
          </table:table-cell>
          <table:table-cell table:formula="of:=IF([.$B1010]=[.C$19];1;0)" office:value-type="string" office:string-value="" calcext:value-type="error">
            <text:p>#VALEUR !</text:p>
          </table:table-cell>
          <table:table-cell table:formula="of:=IF([.$B1010]=[.D$19];1;0)" office:value-type="string" office:string-value="" calcext:value-type="error">
            <text:p>#VALEUR !</text:p>
          </table:table-cell>
          <table:table-cell table:formula="of:=IF([.$B1010]=[.E$19];1;0)" office:value-type="string" office:string-value="" calcext:value-type="error">
            <text:p>#VALEUR !</text:p>
          </table:table-cell>
          <table:table-cell table:formula="of:=IF([.$B1010]=[.F$19];1;0)" office:value-type="string" office:string-value="" calcext:value-type="error">
            <text:p>#VALEUR !</text:p>
          </table:table-cell>
          <table:table-cell table:formula="of:=IF([.$B1010]=[.G$19];1;0)" office:value-type="string" office:string-value="" calcext:value-type="error">
            <text:p>#VALEUR !</text:p>
          </table:table-cell>
          <table:table-cell table:formula="of:=IF([.$B101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11]&lt;=[.$B$13];[.$A$2];IF([.A1011]&lt;=[.$B$14];[.$A$3];IF([.A1011]&lt;=[.$B$15];[.$A$4];IF([.A1011]&lt;=[.$B$16];[.$A$5];IF([.A1011]&lt;=[.$B$17];[.$A$6];IF([.A1011]&lt;=[.$B$18];[.$A$7]))))))" office:value-type="string" office:string-value="" calcext:value-type="error">
            <text:p>#VALEUR !</text:p>
          </table:table-cell>
          <table:table-cell table:formula="of:=IF([.$B1011]=[.C$19];1;0)" office:value-type="string" office:string-value="" calcext:value-type="error">
            <text:p>#VALEUR !</text:p>
          </table:table-cell>
          <table:table-cell table:formula="of:=IF([.$B1011]=[.D$19];1;0)" office:value-type="string" office:string-value="" calcext:value-type="error">
            <text:p>#VALEUR !</text:p>
          </table:table-cell>
          <table:table-cell table:formula="of:=IF([.$B1011]=[.E$19];1;0)" office:value-type="string" office:string-value="" calcext:value-type="error">
            <text:p>#VALEUR !</text:p>
          </table:table-cell>
          <table:table-cell table:formula="of:=IF([.$B1011]=[.F$19];1;0)" office:value-type="string" office:string-value="" calcext:value-type="error">
            <text:p>#VALEUR !</text:p>
          </table:table-cell>
          <table:table-cell table:formula="of:=IF([.$B1011]=[.G$19];1;0)" office:value-type="string" office:string-value="" calcext:value-type="error">
            <text:p>#VALEUR !</text:p>
          </table:table-cell>
          <table:table-cell table:formula="of:=IF([.$B101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12]&lt;=[.$B$13];[.$A$2];IF([.A1012]&lt;=[.$B$14];[.$A$3];IF([.A1012]&lt;=[.$B$15];[.$A$4];IF([.A1012]&lt;=[.$B$16];[.$A$5];IF([.A1012]&lt;=[.$B$17];[.$A$6];IF([.A1012]&lt;=[.$B$18];[.$A$7]))))))" office:value-type="string" office:string-value="" calcext:value-type="error">
            <text:p>#VALEUR !</text:p>
          </table:table-cell>
          <table:table-cell table:formula="of:=IF([.$B1012]=[.C$19];1;0)" office:value-type="string" office:string-value="" calcext:value-type="error">
            <text:p>#VALEUR !</text:p>
          </table:table-cell>
          <table:table-cell table:formula="of:=IF([.$B1012]=[.D$19];1;0)" office:value-type="string" office:string-value="" calcext:value-type="error">
            <text:p>#VALEUR !</text:p>
          </table:table-cell>
          <table:table-cell table:formula="of:=IF([.$B1012]=[.E$19];1;0)" office:value-type="string" office:string-value="" calcext:value-type="error">
            <text:p>#VALEUR !</text:p>
          </table:table-cell>
          <table:table-cell table:formula="of:=IF([.$B1012]=[.F$19];1;0)" office:value-type="string" office:string-value="" calcext:value-type="error">
            <text:p>#VALEUR !</text:p>
          </table:table-cell>
          <table:table-cell table:formula="of:=IF([.$B1012]=[.G$19];1;0)" office:value-type="string" office:string-value="" calcext:value-type="error">
            <text:p>#VALEUR !</text:p>
          </table:table-cell>
          <table:table-cell table:formula="of:=IF([.$B101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13]&lt;=[.$B$13];[.$A$2];IF([.A1013]&lt;=[.$B$14];[.$A$3];IF([.A1013]&lt;=[.$B$15];[.$A$4];IF([.A1013]&lt;=[.$B$16];[.$A$5];IF([.A1013]&lt;=[.$B$17];[.$A$6];IF([.A1013]&lt;=[.$B$18];[.$A$7]))))))" office:value-type="string" office:string-value="" calcext:value-type="error">
            <text:p>#VALEUR !</text:p>
          </table:table-cell>
          <table:table-cell table:formula="of:=IF([.$B1013]=[.C$19];1;0)" office:value-type="string" office:string-value="" calcext:value-type="error">
            <text:p>#VALEUR !</text:p>
          </table:table-cell>
          <table:table-cell table:formula="of:=IF([.$B1013]=[.D$19];1;0)" office:value-type="string" office:string-value="" calcext:value-type="error">
            <text:p>#VALEUR !</text:p>
          </table:table-cell>
          <table:table-cell table:formula="of:=IF([.$B1013]=[.E$19];1;0)" office:value-type="string" office:string-value="" calcext:value-type="error">
            <text:p>#VALEUR !</text:p>
          </table:table-cell>
          <table:table-cell table:formula="of:=IF([.$B1013]=[.F$19];1;0)" office:value-type="string" office:string-value="" calcext:value-type="error">
            <text:p>#VALEUR !</text:p>
          </table:table-cell>
          <table:table-cell table:formula="of:=IF([.$B1013]=[.G$19];1;0)" office:value-type="string" office:string-value="" calcext:value-type="error">
            <text:p>#VALEUR !</text:p>
          </table:table-cell>
          <table:table-cell table:formula="of:=IF([.$B101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14]&lt;=[.$B$13];[.$A$2];IF([.A1014]&lt;=[.$B$14];[.$A$3];IF([.A1014]&lt;=[.$B$15];[.$A$4];IF([.A1014]&lt;=[.$B$16];[.$A$5];IF([.A1014]&lt;=[.$B$17];[.$A$6];IF([.A1014]&lt;=[.$B$18];[.$A$7]))))))" office:value-type="string" office:string-value="" calcext:value-type="error">
            <text:p>#VALEUR !</text:p>
          </table:table-cell>
          <table:table-cell table:formula="of:=IF([.$B1014]=[.C$19];1;0)" office:value-type="string" office:string-value="" calcext:value-type="error">
            <text:p>#VALEUR !</text:p>
          </table:table-cell>
          <table:table-cell table:formula="of:=IF([.$B1014]=[.D$19];1;0)" office:value-type="string" office:string-value="" calcext:value-type="error">
            <text:p>#VALEUR !</text:p>
          </table:table-cell>
          <table:table-cell table:formula="of:=IF([.$B1014]=[.E$19];1;0)" office:value-type="string" office:string-value="" calcext:value-type="error">
            <text:p>#VALEUR !</text:p>
          </table:table-cell>
          <table:table-cell table:formula="of:=IF([.$B1014]=[.F$19];1;0)" office:value-type="string" office:string-value="" calcext:value-type="error">
            <text:p>#VALEUR !</text:p>
          </table:table-cell>
          <table:table-cell table:formula="of:=IF([.$B1014]=[.G$19];1;0)" office:value-type="string" office:string-value="" calcext:value-type="error">
            <text:p>#VALEUR !</text:p>
          </table:table-cell>
          <table:table-cell table:formula="of:=IF([.$B101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15]&lt;=[.$B$13];[.$A$2];IF([.A1015]&lt;=[.$B$14];[.$A$3];IF([.A1015]&lt;=[.$B$15];[.$A$4];IF([.A1015]&lt;=[.$B$16];[.$A$5];IF([.A1015]&lt;=[.$B$17];[.$A$6];IF([.A1015]&lt;=[.$B$18];[.$A$7]))))))" office:value-type="string" office:string-value="" calcext:value-type="error">
            <text:p>#VALEUR !</text:p>
          </table:table-cell>
          <table:table-cell table:formula="of:=IF([.$B1015]=[.C$19];1;0)" office:value-type="string" office:string-value="" calcext:value-type="error">
            <text:p>#VALEUR !</text:p>
          </table:table-cell>
          <table:table-cell table:formula="of:=IF([.$B1015]=[.D$19];1;0)" office:value-type="string" office:string-value="" calcext:value-type="error">
            <text:p>#VALEUR !</text:p>
          </table:table-cell>
          <table:table-cell table:formula="of:=IF([.$B1015]=[.E$19];1;0)" office:value-type="string" office:string-value="" calcext:value-type="error">
            <text:p>#VALEUR !</text:p>
          </table:table-cell>
          <table:table-cell table:formula="of:=IF([.$B1015]=[.F$19];1;0)" office:value-type="string" office:string-value="" calcext:value-type="error">
            <text:p>#VALEUR !</text:p>
          </table:table-cell>
          <table:table-cell table:formula="of:=IF([.$B1015]=[.G$19];1;0)" office:value-type="string" office:string-value="" calcext:value-type="error">
            <text:p>#VALEUR !</text:p>
          </table:table-cell>
          <table:table-cell table:formula="of:=IF([.$B101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16]&lt;=[.$B$13];[.$A$2];IF([.A1016]&lt;=[.$B$14];[.$A$3];IF([.A1016]&lt;=[.$B$15];[.$A$4];IF([.A1016]&lt;=[.$B$16];[.$A$5];IF([.A1016]&lt;=[.$B$17];[.$A$6];IF([.A1016]&lt;=[.$B$18];[.$A$7]))))))" office:value-type="string" office:string-value="" calcext:value-type="error">
            <text:p>#VALEUR !</text:p>
          </table:table-cell>
          <table:table-cell table:formula="of:=IF([.$B1016]=[.C$19];1;0)" office:value-type="string" office:string-value="" calcext:value-type="error">
            <text:p>#VALEUR !</text:p>
          </table:table-cell>
          <table:table-cell table:formula="of:=IF([.$B1016]=[.D$19];1;0)" office:value-type="string" office:string-value="" calcext:value-type="error">
            <text:p>#VALEUR !</text:p>
          </table:table-cell>
          <table:table-cell table:formula="of:=IF([.$B1016]=[.E$19];1;0)" office:value-type="string" office:string-value="" calcext:value-type="error">
            <text:p>#VALEUR !</text:p>
          </table:table-cell>
          <table:table-cell table:formula="of:=IF([.$B1016]=[.F$19];1;0)" office:value-type="string" office:string-value="" calcext:value-type="error">
            <text:p>#VALEUR !</text:p>
          </table:table-cell>
          <table:table-cell table:formula="of:=IF([.$B1016]=[.G$19];1;0)" office:value-type="string" office:string-value="" calcext:value-type="error">
            <text:p>#VALEUR !</text:p>
          </table:table-cell>
          <table:table-cell table:formula="of:=IF([.$B101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17]&lt;=[.$B$13];[.$A$2];IF([.A1017]&lt;=[.$B$14];[.$A$3];IF([.A1017]&lt;=[.$B$15];[.$A$4];IF([.A1017]&lt;=[.$B$16];[.$A$5];IF([.A1017]&lt;=[.$B$17];[.$A$6];IF([.A1017]&lt;=[.$B$18];[.$A$7]))))))" office:value-type="string" office:string-value="" calcext:value-type="error">
            <text:p>#VALEUR !</text:p>
          </table:table-cell>
          <table:table-cell table:formula="of:=IF([.$B1017]=[.C$19];1;0)" office:value-type="string" office:string-value="" calcext:value-type="error">
            <text:p>#VALEUR !</text:p>
          </table:table-cell>
          <table:table-cell table:formula="of:=IF([.$B1017]=[.D$19];1;0)" office:value-type="string" office:string-value="" calcext:value-type="error">
            <text:p>#VALEUR !</text:p>
          </table:table-cell>
          <table:table-cell table:formula="of:=IF([.$B1017]=[.E$19];1;0)" office:value-type="string" office:string-value="" calcext:value-type="error">
            <text:p>#VALEUR !</text:p>
          </table:table-cell>
          <table:table-cell table:formula="of:=IF([.$B1017]=[.F$19];1;0)" office:value-type="string" office:string-value="" calcext:value-type="error">
            <text:p>#VALEUR !</text:p>
          </table:table-cell>
          <table:table-cell table:formula="of:=IF([.$B1017]=[.G$19];1;0)" office:value-type="string" office:string-value="" calcext:value-type="error">
            <text:p>#VALEUR !</text:p>
          </table:table-cell>
          <table:table-cell table:formula="of:=IF([.$B101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18]&lt;=[.$B$13];[.$A$2];IF([.A1018]&lt;=[.$B$14];[.$A$3];IF([.A1018]&lt;=[.$B$15];[.$A$4];IF([.A1018]&lt;=[.$B$16];[.$A$5];IF([.A1018]&lt;=[.$B$17];[.$A$6];IF([.A1018]&lt;=[.$B$18];[.$A$7]))))))" office:value-type="string" office:string-value="" calcext:value-type="error">
            <text:p>#VALEUR !</text:p>
          </table:table-cell>
          <table:table-cell table:formula="of:=IF([.$B1018]=[.C$19];1;0)" office:value-type="string" office:string-value="" calcext:value-type="error">
            <text:p>#VALEUR !</text:p>
          </table:table-cell>
          <table:table-cell table:formula="of:=IF([.$B1018]=[.D$19];1;0)" office:value-type="string" office:string-value="" calcext:value-type="error">
            <text:p>#VALEUR !</text:p>
          </table:table-cell>
          <table:table-cell table:formula="of:=IF([.$B1018]=[.E$19];1;0)" office:value-type="string" office:string-value="" calcext:value-type="error">
            <text:p>#VALEUR !</text:p>
          </table:table-cell>
          <table:table-cell table:formula="of:=IF([.$B1018]=[.F$19];1;0)" office:value-type="string" office:string-value="" calcext:value-type="error">
            <text:p>#VALEUR !</text:p>
          </table:table-cell>
          <table:table-cell table:formula="of:=IF([.$B1018]=[.G$19];1;0)" office:value-type="string" office:string-value="" calcext:value-type="error">
            <text:p>#VALEUR !</text:p>
          </table:table-cell>
          <table:table-cell table:formula="of:=IF([.$B101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19]&lt;=[.$B$13];[.$A$2];IF([.A1019]&lt;=[.$B$14];[.$A$3];IF([.A1019]&lt;=[.$B$15];[.$A$4];IF([.A1019]&lt;=[.$B$16];[.$A$5];IF([.A1019]&lt;=[.$B$17];[.$A$6];IF([.A1019]&lt;=[.$B$18];[.$A$7]))))))" office:value-type="string" office:string-value="" calcext:value-type="error">
            <text:p>#VALEUR !</text:p>
          </table:table-cell>
          <table:table-cell table:formula="of:=IF([.$B1019]=[.C$19];1;0)" office:value-type="string" office:string-value="" calcext:value-type="error">
            <text:p>#VALEUR !</text:p>
          </table:table-cell>
          <table:table-cell table:formula="of:=IF([.$B1019]=[.D$19];1;0)" office:value-type="string" office:string-value="" calcext:value-type="error">
            <text:p>#VALEUR !</text:p>
          </table:table-cell>
          <table:table-cell table:formula="of:=IF([.$B1019]=[.E$19];1;0)" office:value-type="string" office:string-value="" calcext:value-type="error">
            <text:p>#VALEUR !</text:p>
          </table:table-cell>
          <table:table-cell table:formula="of:=IF([.$B1019]=[.F$19];1;0)" office:value-type="string" office:string-value="" calcext:value-type="error">
            <text:p>#VALEUR !</text:p>
          </table:table-cell>
          <table:table-cell table:formula="of:=IF([.$B1019]=[.G$19];1;0)" office:value-type="string" office:string-value="" calcext:value-type="error">
            <text:p>#VALEUR !</text:p>
          </table:table-cell>
          <table:table-cell table:formula="of:=IF([.$B101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20]&lt;=[.$B$13];[.$A$2];IF([.A1020]&lt;=[.$B$14];[.$A$3];IF([.A1020]&lt;=[.$B$15];[.$A$4];IF([.A1020]&lt;=[.$B$16];[.$A$5];IF([.A1020]&lt;=[.$B$17];[.$A$6];IF([.A1020]&lt;=[.$B$18];[.$A$7]))))))" office:value-type="string" office:string-value="" calcext:value-type="error">
            <text:p>#VALEUR !</text:p>
          </table:table-cell>
          <table:table-cell table:formula="of:=IF([.$B1020]=[.C$19];1;0)" office:value-type="string" office:string-value="" calcext:value-type="error">
            <text:p>#VALEUR !</text:p>
          </table:table-cell>
          <table:table-cell table:formula="of:=IF([.$B1020]=[.D$19];1;0)" office:value-type="string" office:string-value="" calcext:value-type="error">
            <text:p>#VALEUR !</text:p>
          </table:table-cell>
          <table:table-cell table:formula="of:=IF([.$B1020]=[.E$19];1;0)" office:value-type="string" office:string-value="" calcext:value-type="error">
            <text:p>#VALEUR !</text:p>
          </table:table-cell>
          <table:table-cell table:formula="of:=IF([.$B1020]=[.F$19];1;0)" office:value-type="string" office:string-value="" calcext:value-type="error">
            <text:p>#VALEUR !</text:p>
          </table:table-cell>
          <table:table-cell table:formula="of:=IF([.$B1020]=[.G$19];1;0)" office:value-type="string" office:string-value="" calcext:value-type="error">
            <text:p>#VALEUR !</text:p>
          </table:table-cell>
          <table:table-cell table:formula="of:=IF([.$B102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21]&lt;=[.$B$13];[.$A$2];IF([.A1021]&lt;=[.$B$14];[.$A$3];IF([.A1021]&lt;=[.$B$15];[.$A$4];IF([.A1021]&lt;=[.$B$16];[.$A$5];IF([.A1021]&lt;=[.$B$17];[.$A$6];IF([.A1021]&lt;=[.$B$18];[.$A$7]))))))" office:value-type="string" office:string-value="" calcext:value-type="error">
            <text:p>#VALEUR !</text:p>
          </table:table-cell>
          <table:table-cell table:formula="of:=IF([.$B1021]=[.C$19];1;0)" office:value-type="string" office:string-value="" calcext:value-type="error">
            <text:p>#VALEUR !</text:p>
          </table:table-cell>
          <table:table-cell table:formula="of:=IF([.$B1021]=[.D$19];1;0)" office:value-type="string" office:string-value="" calcext:value-type="error">
            <text:p>#VALEUR !</text:p>
          </table:table-cell>
          <table:table-cell table:formula="of:=IF([.$B1021]=[.E$19];1;0)" office:value-type="string" office:string-value="" calcext:value-type="error">
            <text:p>#VALEUR !</text:p>
          </table:table-cell>
          <table:table-cell table:formula="of:=IF([.$B1021]=[.F$19];1;0)" office:value-type="string" office:string-value="" calcext:value-type="error">
            <text:p>#VALEUR !</text:p>
          </table:table-cell>
          <table:table-cell table:formula="of:=IF([.$B1021]=[.G$19];1;0)" office:value-type="string" office:string-value="" calcext:value-type="error">
            <text:p>#VALEUR !</text:p>
          </table:table-cell>
          <table:table-cell table:formula="of:=IF([.$B102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22]&lt;=[.$B$13];[.$A$2];IF([.A1022]&lt;=[.$B$14];[.$A$3];IF([.A1022]&lt;=[.$B$15];[.$A$4];IF([.A1022]&lt;=[.$B$16];[.$A$5];IF([.A1022]&lt;=[.$B$17];[.$A$6];IF([.A1022]&lt;=[.$B$18];[.$A$7]))))))" office:value-type="string" office:string-value="" calcext:value-type="error">
            <text:p>#VALEUR !</text:p>
          </table:table-cell>
          <table:table-cell table:formula="of:=IF([.$B1022]=[.C$19];1;0)" office:value-type="string" office:string-value="" calcext:value-type="error">
            <text:p>#VALEUR !</text:p>
          </table:table-cell>
          <table:table-cell table:formula="of:=IF([.$B1022]=[.D$19];1;0)" office:value-type="string" office:string-value="" calcext:value-type="error">
            <text:p>#VALEUR !</text:p>
          </table:table-cell>
          <table:table-cell table:formula="of:=IF([.$B1022]=[.E$19];1;0)" office:value-type="string" office:string-value="" calcext:value-type="error">
            <text:p>#VALEUR !</text:p>
          </table:table-cell>
          <table:table-cell table:formula="of:=IF([.$B1022]=[.F$19];1;0)" office:value-type="string" office:string-value="" calcext:value-type="error">
            <text:p>#VALEUR !</text:p>
          </table:table-cell>
          <table:table-cell table:formula="of:=IF([.$B1022]=[.G$19];1;0)" office:value-type="string" office:string-value="" calcext:value-type="error">
            <text:p>#VALEUR !</text:p>
          </table:table-cell>
          <table:table-cell table:formula="of:=IF([.$B102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23]&lt;=[.$B$13];[.$A$2];IF([.A1023]&lt;=[.$B$14];[.$A$3];IF([.A1023]&lt;=[.$B$15];[.$A$4];IF([.A1023]&lt;=[.$B$16];[.$A$5];IF([.A1023]&lt;=[.$B$17];[.$A$6];IF([.A1023]&lt;=[.$B$18];[.$A$7]))))))" office:value-type="string" office:string-value="" calcext:value-type="error">
            <text:p>#VALEUR !</text:p>
          </table:table-cell>
          <table:table-cell table:formula="of:=IF([.$B1023]=[.C$19];1;0)" office:value-type="string" office:string-value="" calcext:value-type="error">
            <text:p>#VALEUR !</text:p>
          </table:table-cell>
          <table:table-cell table:formula="of:=IF([.$B1023]=[.D$19];1;0)" office:value-type="string" office:string-value="" calcext:value-type="error">
            <text:p>#VALEUR !</text:p>
          </table:table-cell>
          <table:table-cell table:formula="of:=IF([.$B1023]=[.E$19];1;0)" office:value-type="string" office:string-value="" calcext:value-type="error">
            <text:p>#VALEUR !</text:p>
          </table:table-cell>
          <table:table-cell table:formula="of:=IF([.$B1023]=[.F$19];1;0)" office:value-type="string" office:string-value="" calcext:value-type="error">
            <text:p>#VALEUR !</text:p>
          </table:table-cell>
          <table:table-cell table:formula="of:=IF([.$B1023]=[.G$19];1;0)" office:value-type="string" office:string-value="" calcext:value-type="error">
            <text:p>#VALEUR !</text:p>
          </table:table-cell>
          <table:table-cell table:formula="of:=IF([.$B102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24]&lt;=[.$B$13];[.$A$2];IF([.A1024]&lt;=[.$B$14];[.$A$3];IF([.A1024]&lt;=[.$B$15];[.$A$4];IF([.A1024]&lt;=[.$B$16];[.$A$5];IF([.A1024]&lt;=[.$B$17];[.$A$6];IF([.A1024]&lt;=[.$B$18];[.$A$7]))))))" office:value-type="string" office:string-value="" calcext:value-type="error">
            <text:p>#VALEUR !</text:p>
          </table:table-cell>
          <table:table-cell table:formula="of:=IF([.$B1024]=[.C$19];1;0)" office:value-type="string" office:string-value="" calcext:value-type="error">
            <text:p>#VALEUR !</text:p>
          </table:table-cell>
          <table:table-cell table:formula="of:=IF([.$B1024]=[.D$19];1;0)" office:value-type="string" office:string-value="" calcext:value-type="error">
            <text:p>#VALEUR !</text:p>
          </table:table-cell>
          <table:table-cell table:formula="of:=IF([.$B1024]=[.E$19];1;0)" office:value-type="string" office:string-value="" calcext:value-type="error">
            <text:p>#VALEUR !</text:p>
          </table:table-cell>
          <table:table-cell table:formula="of:=IF([.$B1024]=[.F$19];1;0)" office:value-type="string" office:string-value="" calcext:value-type="error">
            <text:p>#VALEUR !</text:p>
          </table:table-cell>
          <table:table-cell table:formula="of:=IF([.$B1024]=[.G$19];1;0)" office:value-type="string" office:string-value="" calcext:value-type="error">
            <text:p>#VALEUR !</text:p>
          </table:table-cell>
          <table:table-cell table:formula="of:=IF([.$B102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25]&lt;=[.$B$13];[.$A$2];IF([.A1025]&lt;=[.$B$14];[.$A$3];IF([.A1025]&lt;=[.$B$15];[.$A$4];IF([.A1025]&lt;=[.$B$16];[.$A$5];IF([.A1025]&lt;=[.$B$17];[.$A$6];IF([.A1025]&lt;=[.$B$18];[.$A$7]))))))" office:value-type="string" office:string-value="" calcext:value-type="error">
            <text:p>#VALEUR !</text:p>
          </table:table-cell>
          <table:table-cell table:formula="of:=IF([.$B1025]=[.C$19];1;0)" office:value-type="string" office:string-value="" calcext:value-type="error">
            <text:p>#VALEUR !</text:p>
          </table:table-cell>
          <table:table-cell table:formula="of:=IF([.$B1025]=[.D$19];1;0)" office:value-type="string" office:string-value="" calcext:value-type="error">
            <text:p>#VALEUR !</text:p>
          </table:table-cell>
          <table:table-cell table:formula="of:=IF([.$B1025]=[.E$19];1;0)" office:value-type="string" office:string-value="" calcext:value-type="error">
            <text:p>#VALEUR !</text:p>
          </table:table-cell>
          <table:table-cell table:formula="of:=IF([.$B1025]=[.F$19];1;0)" office:value-type="string" office:string-value="" calcext:value-type="error">
            <text:p>#VALEUR !</text:p>
          </table:table-cell>
          <table:table-cell table:formula="of:=IF([.$B1025]=[.G$19];1;0)" office:value-type="string" office:string-value="" calcext:value-type="error">
            <text:p>#VALEUR !</text:p>
          </table:table-cell>
          <table:table-cell table:formula="of:=IF([.$B102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26]&lt;=[.$B$13];[.$A$2];IF([.A1026]&lt;=[.$B$14];[.$A$3];IF([.A1026]&lt;=[.$B$15];[.$A$4];IF([.A1026]&lt;=[.$B$16];[.$A$5];IF([.A1026]&lt;=[.$B$17];[.$A$6];IF([.A1026]&lt;=[.$B$18];[.$A$7]))))))" office:value-type="string" office:string-value="" calcext:value-type="error">
            <text:p>#VALEUR !</text:p>
          </table:table-cell>
          <table:table-cell table:formula="of:=IF([.$B1026]=[.C$19];1;0)" office:value-type="string" office:string-value="" calcext:value-type="error">
            <text:p>#VALEUR !</text:p>
          </table:table-cell>
          <table:table-cell table:formula="of:=IF([.$B1026]=[.D$19];1;0)" office:value-type="string" office:string-value="" calcext:value-type="error">
            <text:p>#VALEUR !</text:p>
          </table:table-cell>
          <table:table-cell table:formula="of:=IF([.$B1026]=[.E$19];1;0)" office:value-type="string" office:string-value="" calcext:value-type="error">
            <text:p>#VALEUR !</text:p>
          </table:table-cell>
          <table:table-cell table:formula="of:=IF([.$B1026]=[.F$19];1;0)" office:value-type="string" office:string-value="" calcext:value-type="error">
            <text:p>#VALEUR !</text:p>
          </table:table-cell>
          <table:table-cell table:formula="of:=IF([.$B1026]=[.G$19];1;0)" office:value-type="string" office:string-value="" calcext:value-type="error">
            <text:p>#VALEUR !</text:p>
          </table:table-cell>
          <table:table-cell table:formula="of:=IF([.$B102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27]&lt;=[.$B$13];[.$A$2];IF([.A1027]&lt;=[.$B$14];[.$A$3];IF([.A1027]&lt;=[.$B$15];[.$A$4];IF([.A1027]&lt;=[.$B$16];[.$A$5];IF([.A1027]&lt;=[.$B$17];[.$A$6];IF([.A1027]&lt;=[.$B$18];[.$A$7]))))))" office:value-type="string" office:string-value="" calcext:value-type="error">
            <text:p>#VALEUR !</text:p>
          </table:table-cell>
          <table:table-cell table:formula="of:=IF([.$B1027]=[.C$19];1;0)" office:value-type="string" office:string-value="" calcext:value-type="error">
            <text:p>#VALEUR !</text:p>
          </table:table-cell>
          <table:table-cell table:formula="of:=IF([.$B1027]=[.D$19];1;0)" office:value-type="string" office:string-value="" calcext:value-type="error">
            <text:p>#VALEUR !</text:p>
          </table:table-cell>
          <table:table-cell table:formula="of:=IF([.$B1027]=[.E$19];1;0)" office:value-type="string" office:string-value="" calcext:value-type="error">
            <text:p>#VALEUR !</text:p>
          </table:table-cell>
          <table:table-cell table:formula="of:=IF([.$B1027]=[.F$19];1;0)" office:value-type="string" office:string-value="" calcext:value-type="error">
            <text:p>#VALEUR !</text:p>
          </table:table-cell>
          <table:table-cell table:formula="of:=IF([.$B1027]=[.G$19];1;0)" office:value-type="string" office:string-value="" calcext:value-type="error">
            <text:p>#VALEUR !</text:p>
          </table:table-cell>
          <table:table-cell table:formula="of:=IF([.$B102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28]&lt;=[.$B$13];[.$A$2];IF([.A1028]&lt;=[.$B$14];[.$A$3];IF([.A1028]&lt;=[.$B$15];[.$A$4];IF([.A1028]&lt;=[.$B$16];[.$A$5];IF([.A1028]&lt;=[.$B$17];[.$A$6];IF([.A1028]&lt;=[.$B$18];[.$A$7]))))))" office:value-type="string" office:string-value="" calcext:value-type="error">
            <text:p>#VALEUR !</text:p>
          </table:table-cell>
          <table:table-cell table:formula="of:=IF([.$B1028]=[.C$19];1;0)" office:value-type="string" office:string-value="" calcext:value-type="error">
            <text:p>#VALEUR !</text:p>
          </table:table-cell>
          <table:table-cell table:formula="of:=IF([.$B1028]=[.D$19];1;0)" office:value-type="string" office:string-value="" calcext:value-type="error">
            <text:p>#VALEUR !</text:p>
          </table:table-cell>
          <table:table-cell table:formula="of:=IF([.$B1028]=[.E$19];1;0)" office:value-type="string" office:string-value="" calcext:value-type="error">
            <text:p>#VALEUR !</text:p>
          </table:table-cell>
          <table:table-cell table:formula="of:=IF([.$B1028]=[.F$19];1;0)" office:value-type="string" office:string-value="" calcext:value-type="error">
            <text:p>#VALEUR !</text:p>
          </table:table-cell>
          <table:table-cell table:formula="of:=IF([.$B1028]=[.G$19];1;0)" office:value-type="string" office:string-value="" calcext:value-type="error">
            <text:p>#VALEUR !</text:p>
          </table:table-cell>
          <table:table-cell table:formula="of:=IF([.$B102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29]&lt;=[.$B$13];[.$A$2];IF([.A1029]&lt;=[.$B$14];[.$A$3];IF([.A1029]&lt;=[.$B$15];[.$A$4];IF([.A1029]&lt;=[.$B$16];[.$A$5];IF([.A1029]&lt;=[.$B$17];[.$A$6];IF([.A1029]&lt;=[.$B$18];[.$A$7]))))))" office:value-type="string" office:string-value="" calcext:value-type="error">
            <text:p>#VALEUR !</text:p>
          </table:table-cell>
          <table:table-cell table:formula="of:=IF([.$B1029]=[.C$19];1;0)" office:value-type="string" office:string-value="" calcext:value-type="error">
            <text:p>#VALEUR !</text:p>
          </table:table-cell>
          <table:table-cell table:formula="of:=IF([.$B1029]=[.D$19];1;0)" office:value-type="string" office:string-value="" calcext:value-type="error">
            <text:p>#VALEUR !</text:p>
          </table:table-cell>
          <table:table-cell table:formula="of:=IF([.$B1029]=[.E$19];1;0)" office:value-type="string" office:string-value="" calcext:value-type="error">
            <text:p>#VALEUR !</text:p>
          </table:table-cell>
          <table:table-cell table:formula="of:=IF([.$B1029]=[.F$19];1;0)" office:value-type="string" office:string-value="" calcext:value-type="error">
            <text:p>#VALEUR !</text:p>
          </table:table-cell>
          <table:table-cell table:formula="of:=IF([.$B1029]=[.G$19];1;0)" office:value-type="string" office:string-value="" calcext:value-type="error">
            <text:p>#VALEUR !</text:p>
          </table:table-cell>
          <table:table-cell table:formula="of:=IF([.$B102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30]&lt;=[.$B$13];[.$A$2];IF([.A1030]&lt;=[.$B$14];[.$A$3];IF([.A1030]&lt;=[.$B$15];[.$A$4];IF([.A1030]&lt;=[.$B$16];[.$A$5];IF([.A1030]&lt;=[.$B$17];[.$A$6];IF([.A1030]&lt;=[.$B$18];[.$A$7]))))))" office:value-type="string" office:string-value="" calcext:value-type="error">
            <text:p>#VALEUR !</text:p>
          </table:table-cell>
          <table:table-cell table:formula="of:=IF([.$B1030]=[.C$19];1;0)" office:value-type="string" office:string-value="" calcext:value-type="error">
            <text:p>#VALEUR !</text:p>
          </table:table-cell>
          <table:table-cell table:formula="of:=IF([.$B1030]=[.D$19];1;0)" office:value-type="string" office:string-value="" calcext:value-type="error">
            <text:p>#VALEUR !</text:p>
          </table:table-cell>
          <table:table-cell table:formula="of:=IF([.$B1030]=[.E$19];1;0)" office:value-type="string" office:string-value="" calcext:value-type="error">
            <text:p>#VALEUR !</text:p>
          </table:table-cell>
          <table:table-cell table:formula="of:=IF([.$B1030]=[.F$19];1;0)" office:value-type="string" office:string-value="" calcext:value-type="error">
            <text:p>#VALEUR !</text:p>
          </table:table-cell>
          <table:table-cell table:formula="of:=IF([.$B1030]=[.G$19];1;0)" office:value-type="string" office:string-value="" calcext:value-type="error">
            <text:p>#VALEUR !</text:p>
          </table:table-cell>
          <table:table-cell table:formula="of:=IF([.$B103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31]&lt;=[.$B$13];[.$A$2];IF([.A1031]&lt;=[.$B$14];[.$A$3];IF([.A1031]&lt;=[.$B$15];[.$A$4];IF([.A1031]&lt;=[.$B$16];[.$A$5];IF([.A1031]&lt;=[.$B$17];[.$A$6];IF([.A1031]&lt;=[.$B$18];[.$A$7]))))))" office:value-type="string" office:string-value="" calcext:value-type="error">
            <text:p>#VALEUR !</text:p>
          </table:table-cell>
          <table:table-cell table:formula="of:=IF([.$B1031]=[.C$19];1;0)" office:value-type="string" office:string-value="" calcext:value-type="error">
            <text:p>#VALEUR !</text:p>
          </table:table-cell>
          <table:table-cell table:formula="of:=IF([.$B1031]=[.D$19];1;0)" office:value-type="string" office:string-value="" calcext:value-type="error">
            <text:p>#VALEUR !</text:p>
          </table:table-cell>
          <table:table-cell table:formula="of:=IF([.$B1031]=[.E$19];1;0)" office:value-type="string" office:string-value="" calcext:value-type="error">
            <text:p>#VALEUR !</text:p>
          </table:table-cell>
          <table:table-cell table:formula="of:=IF([.$B1031]=[.F$19];1;0)" office:value-type="string" office:string-value="" calcext:value-type="error">
            <text:p>#VALEUR !</text:p>
          </table:table-cell>
          <table:table-cell table:formula="of:=IF([.$B1031]=[.G$19];1;0)" office:value-type="string" office:string-value="" calcext:value-type="error">
            <text:p>#VALEUR !</text:p>
          </table:table-cell>
          <table:table-cell table:formula="of:=IF([.$B103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32]&lt;=[.$B$13];[.$A$2];IF([.A1032]&lt;=[.$B$14];[.$A$3];IF([.A1032]&lt;=[.$B$15];[.$A$4];IF([.A1032]&lt;=[.$B$16];[.$A$5];IF([.A1032]&lt;=[.$B$17];[.$A$6];IF([.A1032]&lt;=[.$B$18];[.$A$7]))))))" office:value-type="string" office:string-value="" calcext:value-type="error">
            <text:p>#VALEUR !</text:p>
          </table:table-cell>
          <table:table-cell table:formula="of:=IF([.$B1032]=[.C$19];1;0)" office:value-type="string" office:string-value="" calcext:value-type="error">
            <text:p>#VALEUR !</text:p>
          </table:table-cell>
          <table:table-cell table:formula="of:=IF([.$B1032]=[.D$19];1;0)" office:value-type="string" office:string-value="" calcext:value-type="error">
            <text:p>#VALEUR !</text:p>
          </table:table-cell>
          <table:table-cell table:formula="of:=IF([.$B1032]=[.E$19];1;0)" office:value-type="string" office:string-value="" calcext:value-type="error">
            <text:p>#VALEUR !</text:p>
          </table:table-cell>
          <table:table-cell table:formula="of:=IF([.$B1032]=[.F$19];1;0)" office:value-type="string" office:string-value="" calcext:value-type="error">
            <text:p>#VALEUR !</text:p>
          </table:table-cell>
          <table:table-cell table:formula="of:=IF([.$B1032]=[.G$19];1;0)" office:value-type="string" office:string-value="" calcext:value-type="error">
            <text:p>#VALEUR !</text:p>
          </table:table-cell>
          <table:table-cell table:formula="of:=IF([.$B103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33]&lt;=[.$B$13];[.$A$2];IF([.A1033]&lt;=[.$B$14];[.$A$3];IF([.A1033]&lt;=[.$B$15];[.$A$4];IF([.A1033]&lt;=[.$B$16];[.$A$5];IF([.A1033]&lt;=[.$B$17];[.$A$6];IF([.A1033]&lt;=[.$B$18];[.$A$7]))))))" office:value-type="string" office:string-value="" calcext:value-type="error">
            <text:p>#VALEUR !</text:p>
          </table:table-cell>
          <table:table-cell table:formula="of:=IF([.$B1033]=[.C$19];1;0)" office:value-type="string" office:string-value="" calcext:value-type="error">
            <text:p>#VALEUR !</text:p>
          </table:table-cell>
          <table:table-cell table:formula="of:=IF([.$B1033]=[.D$19];1;0)" office:value-type="string" office:string-value="" calcext:value-type="error">
            <text:p>#VALEUR !</text:p>
          </table:table-cell>
          <table:table-cell table:formula="of:=IF([.$B1033]=[.E$19];1;0)" office:value-type="string" office:string-value="" calcext:value-type="error">
            <text:p>#VALEUR !</text:p>
          </table:table-cell>
          <table:table-cell table:formula="of:=IF([.$B1033]=[.F$19];1;0)" office:value-type="string" office:string-value="" calcext:value-type="error">
            <text:p>#VALEUR !</text:p>
          </table:table-cell>
          <table:table-cell table:formula="of:=IF([.$B1033]=[.G$19];1;0)" office:value-type="string" office:string-value="" calcext:value-type="error">
            <text:p>#VALEUR !</text:p>
          </table:table-cell>
          <table:table-cell table:formula="of:=IF([.$B103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34]&lt;=[.$B$13];[.$A$2];IF([.A1034]&lt;=[.$B$14];[.$A$3];IF([.A1034]&lt;=[.$B$15];[.$A$4];IF([.A1034]&lt;=[.$B$16];[.$A$5];IF([.A1034]&lt;=[.$B$17];[.$A$6];IF([.A1034]&lt;=[.$B$18];[.$A$7]))))))" office:value-type="string" office:string-value="" calcext:value-type="error">
            <text:p>#VALEUR !</text:p>
          </table:table-cell>
          <table:table-cell table:formula="of:=IF([.$B1034]=[.C$19];1;0)" office:value-type="string" office:string-value="" calcext:value-type="error">
            <text:p>#VALEUR !</text:p>
          </table:table-cell>
          <table:table-cell table:formula="of:=IF([.$B1034]=[.D$19];1;0)" office:value-type="string" office:string-value="" calcext:value-type="error">
            <text:p>#VALEUR !</text:p>
          </table:table-cell>
          <table:table-cell table:formula="of:=IF([.$B1034]=[.E$19];1;0)" office:value-type="string" office:string-value="" calcext:value-type="error">
            <text:p>#VALEUR !</text:p>
          </table:table-cell>
          <table:table-cell table:formula="of:=IF([.$B1034]=[.F$19];1;0)" office:value-type="string" office:string-value="" calcext:value-type="error">
            <text:p>#VALEUR !</text:p>
          </table:table-cell>
          <table:table-cell table:formula="of:=IF([.$B1034]=[.G$19];1;0)" office:value-type="string" office:string-value="" calcext:value-type="error">
            <text:p>#VALEUR !</text:p>
          </table:table-cell>
          <table:table-cell table:formula="of:=IF([.$B103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35]&lt;=[.$B$13];[.$A$2];IF([.A1035]&lt;=[.$B$14];[.$A$3];IF([.A1035]&lt;=[.$B$15];[.$A$4];IF([.A1035]&lt;=[.$B$16];[.$A$5];IF([.A1035]&lt;=[.$B$17];[.$A$6];IF([.A1035]&lt;=[.$B$18];[.$A$7]))))))" office:value-type="string" office:string-value="" calcext:value-type="error">
            <text:p>#VALEUR !</text:p>
          </table:table-cell>
          <table:table-cell table:formula="of:=IF([.$B1035]=[.C$19];1;0)" office:value-type="string" office:string-value="" calcext:value-type="error">
            <text:p>#VALEUR !</text:p>
          </table:table-cell>
          <table:table-cell table:formula="of:=IF([.$B1035]=[.D$19];1;0)" office:value-type="string" office:string-value="" calcext:value-type="error">
            <text:p>#VALEUR !</text:p>
          </table:table-cell>
          <table:table-cell table:formula="of:=IF([.$B1035]=[.E$19];1;0)" office:value-type="string" office:string-value="" calcext:value-type="error">
            <text:p>#VALEUR !</text:p>
          </table:table-cell>
          <table:table-cell table:formula="of:=IF([.$B1035]=[.F$19];1;0)" office:value-type="string" office:string-value="" calcext:value-type="error">
            <text:p>#VALEUR !</text:p>
          </table:table-cell>
          <table:table-cell table:formula="of:=IF([.$B1035]=[.G$19];1;0)" office:value-type="string" office:string-value="" calcext:value-type="error">
            <text:p>#VALEUR !</text:p>
          </table:table-cell>
          <table:table-cell table:formula="of:=IF([.$B103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36]&lt;=[.$B$13];[.$A$2];IF([.A1036]&lt;=[.$B$14];[.$A$3];IF([.A1036]&lt;=[.$B$15];[.$A$4];IF([.A1036]&lt;=[.$B$16];[.$A$5];IF([.A1036]&lt;=[.$B$17];[.$A$6];IF([.A1036]&lt;=[.$B$18];[.$A$7]))))))" office:value-type="string" office:string-value="" calcext:value-type="error">
            <text:p>#VALEUR !</text:p>
          </table:table-cell>
          <table:table-cell table:formula="of:=IF([.$B1036]=[.C$19];1;0)" office:value-type="string" office:string-value="" calcext:value-type="error">
            <text:p>#VALEUR !</text:p>
          </table:table-cell>
          <table:table-cell table:formula="of:=IF([.$B1036]=[.D$19];1;0)" office:value-type="string" office:string-value="" calcext:value-type="error">
            <text:p>#VALEUR !</text:p>
          </table:table-cell>
          <table:table-cell table:formula="of:=IF([.$B1036]=[.E$19];1;0)" office:value-type="string" office:string-value="" calcext:value-type="error">
            <text:p>#VALEUR !</text:p>
          </table:table-cell>
          <table:table-cell table:formula="of:=IF([.$B1036]=[.F$19];1;0)" office:value-type="string" office:string-value="" calcext:value-type="error">
            <text:p>#VALEUR !</text:p>
          </table:table-cell>
          <table:table-cell table:formula="of:=IF([.$B1036]=[.G$19];1;0)" office:value-type="string" office:string-value="" calcext:value-type="error">
            <text:p>#VALEUR !</text:p>
          </table:table-cell>
          <table:table-cell table:formula="of:=IF([.$B103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37]&lt;=[.$B$13];[.$A$2];IF([.A1037]&lt;=[.$B$14];[.$A$3];IF([.A1037]&lt;=[.$B$15];[.$A$4];IF([.A1037]&lt;=[.$B$16];[.$A$5];IF([.A1037]&lt;=[.$B$17];[.$A$6];IF([.A1037]&lt;=[.$B$18];[.$A$7]))))))" office:value-type="string" office:string-value="" calcext:value-type="error">
            <text:p>#VALEUR !</text:p>
          </table:table-cell>
          <table:table-cell table:formula="of:=IF([.$B1037]=[.C$19];1;0)" office:value-type="string" office:string-value="" calcext:value-type="error">
            <text:p>#VALEUR !</text:p>
          </table:table-cell>
          <table:table-cell table:formula="of:=IF([.$B1037]=[.D$19];1;0)" office:value-type="string" office:string-value="" calcext:value-type="error">
            <text:p>#VALEUR !</text:p>
          </table:table-cell>
          <table:table-cell table:formula="of:=IF([.$B1037]=[.E$19];1;0)" office:value-type="string" office:string-value="" calcext:value-type="error">
            <text:p>#VALEUR !</text:p>
          </table:table-cell>
          <table:table-cell table:formula="of:=IF([.$B1037]=[.F$19];1;0)" office:value-type="string" office:string-value="" calcext:value-type="error">
            <text:p>#VALEUR !</text:p>
          </table:table-cell>
          <table:table-cell table:formula="of:=IF([.$B1037]=[.G$19];1;0)" office:value-type="string" office:string-value="" calcext:value-type="error">
            <text:p>#VALEUR !</text:p>
          </table:table-cell>
          <table:table-cell table:formula="of:=IF([.$B103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38]&lt;=[.$B$13];[.$A$2];IF([.A1038]&lt;=[.$B$14];[.$A$3];IF([.A1038]&lt;=[.$B$15];[.$A$4];IF([.A1038]&lt;=[.$B$16];[.$A$5];IF([.A1038]&lt;=[.$B$17];[.$A$6];IF([.A1038]&lt;=[.$B$18];[.$A$7]))))))" office:value-type="string" office:string-value="" calcext:value-type="error">
            <text:p>#VALEUR !</text:p>
          </table:table-cell>
          <table:table-cell table:formula="of:=IF([.$B1038]=[.C$19];1;0)" office:value-type="string" office:string-value="" calcext:value-type="error">
            <text:p>#VALEUR !</text:p>
          </table:table-cell>
          <table:table-cell table:formula="of:=IF([.$B1038]=[.D$19];1;0)" office:value-type="string" office:string-value="" calcext:value-type="error">
            <text:p>#VALEUR !</text:p>
          </table:table-cell>
          <table:table-cell table:formula="of:=IF([.$B1038]=[.E$19];1;0)" office:value-type="string" office:string-value="" calcext:value-type="error">
            <text:p>#VALEUR !</text:p>
          </table:table-cell>
          <table:table-cell table:formula="of:=IF([.$B1038]=[.F$19];1;0)" office:value-type="string" office:string-value="" calcext:value-type="error">
            <text:p>#VALEUR !</text:p>
          </table:table-cell>
          <table:table-cell table:formula="of:=IF([.$B1038]=[.G$19];1;0)" office:value-type="string" office:string-value="" calcext:value-type="error">
            <text:p>#VALEUR !</text:p>
          </table:table-cell>
          <table:table-cell table:formula="of:=IF([.$B103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39]&lt;=[.$B$13];[.$A$2];IF([.A1039]&lt;=[.$B$14];[.$A$3];IF([.A1039]&lt;=[.$B$15];[.$A$4];IF([.A1039]&lt;=[.$B$16];[.$A$5];IF([.A1039]&lt;=[.$B$17];[.$A$6];IF([.A1039]&lt;=[.$B$18];[.$A$7]))))))" office:value-type="string" office:string-value="" calcext:value-type="error">
            <text:p>#VALEUR !</text:p>
          </table:table-cell>
          <table:table-cell table:formula="of:=IF([.$B1039]=[.C$19];1;0)" office:value-type="string" office:string-value="" calcext:value-type="error">
            <text:p>#VALEUR !</text:p>
          </table:table-cell>
          <table:table-cell table:formula="of:=IF([.$B1039]=[.D$19];1;0)" office:value-type="string" office:string-value="" calcext:value-type="error">
            <text:p>#VALEUR !</text:p>
          </table:table-cell>
          <table:table-cell table:formula="of:=IF([.$B1039]=[.E$19];1;0)" office:value-type="string" office:string-value="" calcext:value-type="error">
            <text:p>#VALEUR !</text:p>
          </table:table-cell>
          <table:table-cell table:formula="of:=IF([.$B1039]=[.F$19];1;0)" office:value-type="string" office:string-value="" calcext:value-type="error">
            <text:p>#VALEUR !</text:p>
          </table:table-cell>
          <table:table-cell table:formula="of:=IF([.$B1039]=[.G$19];1;0)" office:value-type="string" office:string-value="" calcext:value-type="error">
            <text:p>#VALEUR !</text:p>
          </table:table-cell>
          <table:table-cell table:formula="of:=IF([.$B103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40]&lt;=[.$B$13];[.$A$2];IF([.A1040]&lt;=[.$B$14];[.$A$3];IF([.A1040]&lt;=[.$B$15];[.$A$4];IF([.A1040]&lt;=[.$B$16];[.$A$5];IF([.A1040]&lt;=[.$B$17];[.$A$6];IF([.A1040]&lt;=[.$B$18];[.$A$7]))))))" office:value-type="string" office:string-value="" calcext:value-type="error">
            <text:p>#VALEUR !</text:p>
          </table:table-cell>
          <table:table-cell table:formula="of:=IF([.$B1040]=[.C$19];1;0)" office:value-type="string" office:string-value="" calcext:value-type="error">
            <text:p>#VALEUR !</text:p>
          </table:table-cell>
          <table:table-cell table:formula="of:=IF([.$B1040]=[.D$19];1;0)" office:value-type="string" office:string-value="" calcext:value-type="error">
            <text:p>#VALEUR !</text:p>
          </table:table-cell>
          <table:table-cell table:formula="of:=IF([.$B1040]=[.E$19];1;0)" office:value-type="string" office:string-value="" calcext:value-type="error">
            <text:p>#VALEUR !</text:p>
          </table:table-cell>
          <table:table-cell table:formula="of:=IF([.$B1040]=[.F$19];1;0)" office:value-type="string" office:string-value="" calcext:value-type="error">
            <text:p>#VALEUR !</text:p>
          </table:table-cell>
          <table:table-cell table:formula="of:=IF([.$B1040]=[.G$19];1;0)" office:value-type="string" office:string-value="" calcext:value-type="error">
            <text:p>#VALEUR !</text:p>
          </table:table-cell>
          <table:table-cell table:formula="of:=IF([.$B104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41]&lt;=[.$B$13];[.$A$2];IF([.A1041]&lt;=[.$B$14];[.$A$3];IF([.A1041]&lt;=[.$B$15];[.$A$4];IF([.A1041]&lt;=[.$B$16];[.$A$5];IF([.A1041]&lt;=[.$B$17];[.$A$6];IF([.A1041]&lt;=[.$B$18];[.$A$7]))))))" office:value-type="string" office:string-value="" calcext:value-type="error">
            <text:p>#VALEUR !</text:p>
          </table:table-cell>
          <table:table-cell table:formula="of:=IF([.$B1041]=[.C$19];1;0)" office:value-type="string" office:string-value="" calcext:value-type="error">
            <text:p>#VALEUR !</text:p>
          </table:table-cell>
          <table:table-cell table:formula="of:=IF([.$B1041]=[.D$19];1;0)" office:value-type="string" office:string-value="" calcext:value-type="error">
            <text:p>#VALEUR !</text:p>
          </table:table-cell>
          <table:table-cell table:formula="of:=IF([.$B1041]=[.E$19];1;0)" office:value-type="string" office:string-value="" calcext:value-type="error">
            <text:p>#VALEUR !</text:p>
          </table:table-cell>
          <table:table-cell table:formula="of:=IF([.$B1041]=[.F$19];1;0)" office:value-type="string" office:string-value="" calcext:value-type="error">
            <text:p>#VALEUR !</text:p>
          </table:table-cell>
          <table:table-cell table:formula="of:=IF([.$B1041]=[.G$19];1;0)" office:value-type="string" office:string-value="" calcext:value-type="error">
            <text:p>#VALEUR !</text:p>
          </table:table-cell>
          <table:table-cell table:formula="of:=IF([.$B104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42]&lt;=[.$B$13];[.$A$2];IF([.A1042]&lt;=[.$B$14];[.$A$3];IF([.A1042]&lt;=[.$B$15];[.$A$4];IF([.A1042]&lt;=[.$B$16];[.$A$5];IF([.A1042]&lt;=[.$B$17];[.$A$6];IF([.A1042]&lt;=[.$B$18];[.$A$7]))))))" office:value-type="string" office:string-value="" calcext:value-type="error">
            <text:p>#VALEUR !</text:p>
          </table:table-cell>
          <table:table-cell table:formula="of:=IF([.$B1042]=[.C$19];1;0)" office:value-type="string" office:string-value="" calcext:value-type="error">
            <text:p>#VALEUR !</text:p>
          </table:table-cell>
          <table:table-cell table:formula="of:=IF([.$B1042]=[.D$19];1;0)" office:value-type="string" office:string-value="" calcext:value-type="error">
            <text:p>#VALEUR !</text:p>
          </table:table-cell>
          <table:table-cell table:formula="of:=IF([.$B1042]=[.E$19];1;0)" office:value-type="string" office:string-value="" calcext:value-type="error">
            <text:p>#VALEUR !</text:p>
          </table:table-cell>
          <table:table-cell table:formula="of:=IF([.$B1042]=[.F$19];1;0)" office:value-type="string" office:string-value="" calcext:value-type="error">
            <text:p>#VALEUR !</text:p>
          </table:table-cell>
          <table:table-cell table:formula="of:=IF([.$B1042]=[.G$19];1;0)" office:value-type="string" office:string-value="" calcext:value-type="error">
            <text:p>#VALEUR !</text:p>
          </table:table-cell>
          <table:table-cell table:formula="of:=IF([.$B104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43]&lt;=[.$B$13];[.$A$2];IF([.A1043]&lt;=[.$B$14];[.$A$3];IF([.A1043]&lt;=[.$B$15];[.$A$4];IF([.A1043]&lt;=[.$B$16];[.$A$5];IF([.A1043]&lt;=[.$B$17];[.$A$6];IF([.A1043]&lt;=[.$B$18];[.$A$7]))))))" office:value-type="string" office:string-value="" calcext:value-type="error">
            <text:p>#VALEUR !</text:p>
          </table:table-cell>
          <table:table-cell table:formula="of:=IF([.$B1043]=[.C$19];1;0)" office:value-type="string" office:string-value="" calcext:value-type="error">
            <text:p>#VALEUR !</text:p>
          </table:table-cell>
          <table:table-cell table:formula="of:=IF([.$B1043]=[.D$19];1;0)" office:value-type="string" office:string-value="" calcext:value-type="error">
            <text:p>#VALEUR !</text:p>
          </table:table-cell>
          <table:table-cell table:formula="of:=IF([.$B1043]=[.E$19];1;0)" office:value-type="string" office:string-value="" calcext:value-type="error">
            <text:p>#VALEUR !</text:p>
          </table:table-cell>
          <table:table-cell table:formula="of:=IF([.$B1043]=[.F$19];1;0)" office:value-type="string" office:string-value="" calcext:value-type="error">
            <text:p>#VALEUR !</text:p>
          </table:table-cell>
          <table:table-cell table:formula="of:=IF([.$B1043]=[.G$19];1;0)" office:value-type="string" office:string-value="" calcext:value-type="error">
            <text:p>#VALEUR !</text:p>
          </table:table-cell>
          <table:table-cell table:formula="of:=IF([.$B104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44]&lt;=[.$B$13];[.$A$2];IF([.A1044]&lt;=[.$B$14];[.$A$3];IF([.A1044]&lt;=[.$B$15];[.$A$4];IF([.A1044]&lt;=[.$B$16];[.$A$5];IF([.A1044]&lt;=[.$B$17];[.$A$6];IF([.A1044]&lt;=[.$B$18];[.$A$7]))))))" office:value-type="string" office:string-value="" calcext:value-type="error">
            <text:p>#VALEUR !</text:p>
          </table:table-cell>
          <table:table-cell table:formula="of:=IF([.$B1044]=[.C$19];1;0)" office:value-type="string" office:string-value="" calcext:value-type="error">
            <text:p>#VALEUR !</text:p>
          </table:table-cell>
          <table:table-cell table:formula="of:=IF([.$B1044]=[.D$19];1;0)" office:value-type="string" office:string-value="" calcext:value-type="error">
            <text:p>#VALEUR !</text:p>
          </table:table-cell>
          <table:table-cell table:formula="of:=IF([.$B1044]=[.E$19];1;0)" office:value-type="string" office:string-value="" calcext:value-type="error">
            <text:p>#VALEUR !</text:p>
          </table:table-cell>
          <table:table-cell table:formula="of:=IF([.$B1044]=[.F$19];1;0)" office:value-type="string" office:string-value="" calcext:value-type="error">
            <text:p>#VALEUR !</text:p>
          </table:table-cell>
          <table:table-cell table:formula="of:=IF([.$B1044]=[.G$19];1;0)" office:value-type="string" office:string-value="" calcext:value-type="error">
            <text:p>#VALEUR !</text:p>
          </table:table-cell>
          <table:table-cell table:formula="of:=IF([.$B104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45]&lt;=[.$B$13];[.$A$2];IF([.A1045]&lt;=[.$B$14];[.$A$3];IF([.A1045]&lt;=[.$B$15];[.$A$4];IF([.A1045]&lt;=[.$B$16];[.$A$5];IF([.A1045]&lt;=[.$B$17];[.$A$6];IF([.A1045]&lt;=[.$B$18];[.$A$7]))))))" office:value-type="string" office:string-value="" calcext:value-type="error">
            <text:p>#VALEUR !</text:p>
          </table:table-cell>
          <table:table-cell table:formula="of:=IF([.$B1045]=[.C$19];1;0)" office:value-type="string" office:string-value="" calcext:value-type="error">
            <text:p>#VALEUR !</text:p>
          </table:table-cell>
          <table:table-cell table:formula="of:=IF([.$B1045]=[.D$19];1;0)" office:value-type="string" office:string-value="" calcext:value-type="error">
            <text:p>#VALEUR !</text:p>
          </table:table-cell>
          <table:table-cell table:formula="of:=IF([.$B1045]=[.E$19];1;0)" office:value-type="string" office:string-value="" calcext:value-type="error">
            <text:p>#VALEUR !</text:p>
          </table:table-cell>
          <table:table-cell table:formula="of:=IF([.$B1045]=[.F$19];1;0)" office:value-type="string" office:string-value="" calcext:value-type="error">
            <text:p>#VALEUR !</text:p>
          </table:table-cell>
          <table:table-cell table:formula="of:=IF([.$B1045]=[.G$19];1;0)" office:value-type="string" office:string-value="" calcext:value-type="error">
            <text:p>#VALEUR !</text:p>
          </table:table-cell>
          <table:table-cell table:formula="of:=IF([.$B104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46]&lt;=[.$B$13];[.$A$2];IF([.A1046]&lt;=[.$B$14];[.$A$3];IF([.A1046]&lt;=[.$B$15];[.$A$4];IF([.A1046]&lt;=[.$B$16];[.$A$5];IF([.A1046]&lt;=[.$B$17];[.$A$6];IF([.A1046]&lt;=[.$B$18];[.$A$7]))))))" office:value-type="string" office:string-value="" calcext:value-type="error">
            <text:p>#VALEUR !</text:p>
          </table:table-cell>
          <table:table-cell table:formula="of:=IF([.$B1046]=[.C$19];1;0)" office:value-type="string" office:string-value="" calcext:value-type="error">
            <text:p>#VALEUR !</text:p>
          </table:table-cell>
          <table:table-cell table:formula="of:=IF([.$B1046]=[.D$19];1;0)" office:value-type="string" office:string-value="" calcext:value-type="error">
            <text:p>#VALEUR !</text:p>
          </table:table-cell>
          <table:table-cell table:formula="of:=IF([.$B1046]=[.E$19];1;0)" office:value-type="string" office:string-value="" calcext:value-type="error">
            <text:p>#VALEUR !</text:p>
          </table:table-cell>
          <table:table-cell table:formula="of:=IF([.$B1046]=[.F$19];1;0)" office:value-type="string" office:string-value="" calcext:value-type="error">
            <text:p>#VALEUR !</text:p>
          </table:table-cell>
          <table:table-cell table:formula="of:=IF([.$B1046]=[.G$19];1;0)" office:value-type="string" office:string-value="" calcext:value-type="error">
            <text:p>#VALEUR !</text:p>
          </table:table-cell>
          <table:table-cell table:formula="of:=IF([.$B104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47]&lt;=[.$B$13];[.$A$2];IF([.A1047]&lt;=[.$B$14];[.$A$3];IF([.A1047]&lt;=[.$B$15];[.$A$4];IF([.A1047]&lt;=[.$B$16];[.$A$5];IF([.A1047]&lt;=[.$B$17];[.$A$6];IF([.A1047]&lt;=[.$B$18];[.$A$7]))))))" office:value-type="string" office:string-value="" calcext:value-type="error">
            <text:p>#VALEUR !</text:p>
          </table:table-cell>
          <table:table-cell table:formula="of:=IF([.$B1047]=[.C$19];1;0)" office:value-type="string" office:string-value="" calcext:value-type="error">
            <text:p>#VALEUR !</text:p>
          </table:table-cell>
          <table:table-cell table:formula="of:=IF([.$B1047]=[.D$19];1;0)" office:value-type="string" office:string-value="" calcext:value-type="error">
            <text:p>#VALEUR !</text:p>
          </table:table-cell>
          <table:table-cell table:formula="of:=IF([.$B1047]=[.E$19];1;0)" office:value-type="string" office:string-value="" calcext:value-type="error">
            <text:p>#VALEUR !</text:p>
          </table:table-cell>
          <table:table-cell table:formula="of:=IF([.$B1047]=[.F$19];1;0)" office:value-type="string" office:string-value="" calcext:value-type="error">
            <text:p>#VALEUR !</text:p>
          </table:table-cell>
          <table:table-cell table:formula="of:=IF([.$B1047]=[.G$19];1;0)" office:value-type="string" office:string-value="" calcext:value-type="error">
            <text:p>#VALEUR !</text:p>
          </table:table-cell>
          <table:table-cell table:formula="of:=IF([.$B104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48]&lt;=[.$B$13];[.$A$2];IF([.A1048]&lt;=[.$B$14];[.$A$3];IF([.A1048]&lt;=[.$B$15];[.$A$4];IF([.A1048]&lt;=[.$B$16];[.$A$5];IF([.A1048]&lt;=[.$B$17];[.$A$6];IF([.A1048]&lt;=[.$B$18];[.$A$7]))))))" office:value-type="string" office:string-value="" calcext:value-type="error">
            <text:p>#VALEUR !</text:p>
          </table:table-cell>
          <table:table-cell table:formula="of:=IF([.$B1048]=[.C$19];1;0)" office:value-type="string" office:string-value="" calcext:value-type="error">
            <text:p>#VALEUR !</text:p>
          </table:table-cell>
          <table:table-cell table:formula="of:=IF([.$B1048]=[.D$19];1;0)" office:value-type="string" office:string-value="" calcext:value-type="error">
            <text:p>#VALEUR !</text:p>
          </table:table-cell>
          <table:table-cell table:formula="of:=IF([.$B1048]=[.E$19];1;0)" office:value-type="string" office:string-value="" calcext:value-type="error">
            <text:p>#VALEUR !</text:p>
          </table:table-cell>
          <table:table-cell table:formula="of:=IF([.$B1048]=[.F$19];1;0)" office:value-type="string" office:string-value="" calcext:value-type="error">
            <text:p>#VALEUR !</text:p>
          </table:table-cell>
          <table:table-cell table:formula="of:=IF([.$B1048]=[.G$19];1;0)" office:value-type="string" office:string-value="" calcext:value-type="error">
            <text:p>#VALEUR !</text:p>
          </table:table-cell>
          <table:table-cell table:formula="of:=IF([.$B104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49]&lt;=[.$B$13];[.$A$2];IF([.A1049]&lt;=[.$B$14];[.$A$3];IF([.A1049]&lt;=[.$B$15];[.$A$4];IF([.A1049]&lt;=[.$B$16];[.$A$5];IF([.A1049]&lt;=[.$B$17];[.$A$6];IF([.A1049]&lt;=[.$B$18];[.$A$7]))))))" office:value-type="string" office:string-value="" calcext:value-type="error">
            <text:p>#VALEUR !</text:p>
          </table:table-cell>
          <table:table-cell table:formula="of:=IF([.$B1049]=[.C$19];1;0)" office:value-type="string" office:string-value="" calcext:value-type="error">
            <text:p>#VALEUR !</text:p>
          </table:table-cell>
          <table:table-cell table:formula="of:=IF([.$B1049]=[.D$19];1;0)" office:value-type="string" office:string-value="" calcext:value-type="error">
            <text:p>#VALEUR !</text:p>
          </table:table-cell>
          <table:table-cell table:formula="of:=IF([.$B1049]=[.E$19];1;0)" office:value-type="string" office:string-value="" calcext:value-type="error">
            <text:p>#VALEUR !</text:p>
          </table:table-cell>
          <table:table-cell table:formula="of:=IF([.$B1049]=[.F$19];1;0)" office:value-type="string" office:string-value="" calcext:value-type="error">
            <text:p>#VALEUR !</text:p>
          </table:table-cell>
          <table:table-cell table:formula="of:=IF([.$B1049]=[.G$19];1;0)" office:value-type="string" office:string-value="" calcext:value-type="error">
            <text:p>#VALEUR !</text:p>
          </table:table-cell>
          <table:table-cell table:formula="of:=IF([.$B104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50]&lt;=[.$B$13];[.$A$2];IF([.A1050]&lt;=[.$B$14];[.$A$3];IF([.A1050]&lt;=[.$B$15];[.$A$4];IF([.A1050]&lt;=[.$B$16];[.$A$5];IF([.A1050]&lt;=[.$B$17];[.$A$6];IF([.A1050]&lt;=[.$B$18];[.$A$7]))))))" office:value-type="string" office:string-value="" calcext:value-type="error">
            <text:p>#VALEUR !</text:p>
          </table:table-cell>
          <table:table-cell table:formula="of:=IF([.$B1050]=[.C$19];1;0)" office:value-type="string" office:string-value="" calcext:value-type="error">
            <text:p>#VALEUR !</text:p>
          </table:table-cell>
          <table:table-cell table:formula="of:=IF([.$B1050]=[.D$19];1;0)" office:value-type="string" office:string-value="" calcext:value-type="error">
            <text:p>#VALEUR !</text:p>
          </table:table-cell>
          <table:table-cell table:formula="of:=IF([.$B1050]=[.E$19];1;0)" office:value-type="string" office:string-value="" calcext:value-type="error">
            <text:p>#VALEUR !</text:p>
          </table:table-cell>
          <table:table-cell table:formula="of:=IF([.$B1050]=[.F$19];1;0)" office:value-type="string" office:string-value="" calcext:value-type="error">
            <text:p>#VALEUR !</text:p>
          </table:table-cell>
          <table:table-cell table:formula="of:=IF([.$B1050]=[.G$19];1;0)" office:value-type="string" office:string-value="" calcext:value-type="error">
            <text:p>#VALEUR !</text:p>
          </table:table-cell>
          <table:table-cell table:formula="of:=IF([.$B105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51]&lt;=[.$B$13];[.$A$2];IF([.A1051]&lt;=[.$B$14];[.$A$3];IF([.A1051]&lt;=[.$B$15];[.$A$4];IF([.A1051]&lt;=[.$B$16];[.$A$5];IF([.A1051]&lt;=[.$B$17];[.$A$6];IF([.A1051]&lt;=[.$B$18];[.$A$7]))))))" office:value-type="string" office:string-value="" calcext:value-type="error">
            <text:p>#VALEUR !</text:p>
          </table:table-cell>
          <table:table-cell table:formula="of:=IF([.$B1051]=[.C$19];1;0)" office:value-type="string" office:string-value="" calcext:value-type="error">
            <text:p>#VALEUR !</text:p>
          </table:table-cell>
          <table:table-cell table:formula="of:=IF([.$B1051]=[.D$19];1;0)" office:value-type="string" office:string-value="" calcext:value-type="error">
            <text:p>#VALEUR !</text:p>
          </table:table-cell>
          <table:table-cell table:formula="of:=IF([.$B1051]=[.E$19];1;0)" office:value-type="string" office:string-value="" calcext:value-type="error">
            <text:p>#VALEUR !</text:p>
          </table:table-cell>
          <table:table-cell table:formula="of:=IF([.$B1051]=[.F$19];1;0)" office:value-type="string" office:string-value="" calcext:value-type="error">
            <text:p>#VALEUR !</text:p>
          </table:table-cell>
          <table:table-cell table:formula="of:=IF([.$B1051]=[.G$19];1;0)" office:value-type="string" office:string-value="" calcext:value-type="error">
            <text:p>#VALEUR !</text:p>
          </table:table-cell>
          <table:table-cell table:formula="of:=IF([.$B105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52]&lt;=[.$B$13];[.$A$2];IF([.A1052]&lt;=[.$B$14];[.$A$3];IF([.A1052]&lt;=[.$B$15];[.$A$4];IF([.A1052]&lt;=[.$B$16];[.$A$5];IF([.A1052]&lt;=[.$B$17];[.$A$6];IF([.A1052]&lt;=[.$B$18];[.$A$7]))))))" office:value-type="string" office:string-value="" calcext:value-type="error">
            <text:p>#VALEUR !</text:p>
          </table:table-cell>
          <table:table-cell table:formula="of:=IF([.$B1052]=[.C$19];1;0)" office:value-type="string" office:string-value="" calcext:value-type="error">
            <text:p>#VALEUR !</text:p>
          </table:table-cell>
          <table:table-cell table:formula="of:=IF([.$B1052]=[.D$19];1;0)" office:value-type="string" office:string-value="" calcext:value-type="error">
            <text:p>#VALEUR !</text:p>
          </table:table-cell>
          <table:table-cell table:formula="of:=IF([.$B1052]=[.E$19];1;0)" office:value-type="string" office:string-value="" calcext:value-type="error">
            <text:p>#VALEUR !</text:p>
          </table:table-cell>
          <table:table-cell table:formula="of:=IF([.$B1052]=[.F$19];1;0)" office:value-type="string" office:string-value="" calcext:value-type="error">
            <text:p>#VALEUR !</text:p>
          </table:table-cell>
          <table:table-cell table:formula="of:=IF([.$B1052]=[.G$19];1;0)" office:value-type="string" office:string-value="" calcext:value-type="error">
            <text:p>#VALEUR !</text:p>
          </table:table-cell>
          <table:table-cell table:formula="of:=IF([.$B105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53]&lt;=[.$B$13];[.$A$2];IF([.A1053]&lt;=[.$B$14];[.$A$3];IF([.A1053]&lt;=[.$B$15];[.$A$4];IF([.A1053]&lt;=[.$B$16];[.$A$5];IF([.A1053]&lt;=[.$B$17];[.$A$6];IF([.A1053]&lt;=[.$B$18];[.$A$7]))))))" office:value-type="string" office:string-value="" calcext:value-type="error">
            <text:p>#VALEUR !</text:p>
          </table:table-cell>
          <table:table-cell table:formula="of:=IF([.$B1053]=[.C$19];1;0)" office:value-type="string" office:string-value="" calcext:value-type="error">
            <text:p>#VALEUR !</text:p>
          </table:table-cell>
          <table:table-cell table:formula="of:=IF([.$B1053]=[.D$19];1;0)" office:value-type="string" office:string-value="" calcext:value-type="error">
            <text:p>#VALEUR !</text:p>
          </table:table-cell>
          <table:table-cell table:formula="of:=IF([.$B1053]=[.E$19];1;0)" office:value-type="string" office:string-value="" calcext:value-type="error">
            <text:p>#VALEUR !</text:p>
          </table:table-cell>
          <table:table-cell table:formula="of:=IF([.$B1053]=[.F$19];1;0)" office:value-type="string" office:string-value="" calcext:value-type="error">
            <text:p>#VALEUR !</text:p>
          </table:table-cell>
          <table:table-cell table:formula="of:=IF([.$B1053]=[.G$19];1;0)" office:value-type="string" office:string-value="" calcext:value-type="error">
            <text:p>#VALEUR !</text:p>
          </table:table-cell>
          <table:table-cell table:formula="of:=IF([.$B105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54]&lt;=[.$B$13];[.$A$2];IF([.A1054]&lt;=[.$B$14];[.$A$3];IF([.A1054]&lt;=[.$B$15];[.$A$4];IF([.A1054]&lt;=[.$B$16];[.$A$5];IF([.A1054]&lt;=[.$B$17];[.$A$6];IF([.A1054]&lt;=[.$B$18];[.$A$7]))))))" office:value-type="string" office:string-value="" calcext:value-type="error">
            <text:p>#VALEUR !</text:p>
          </table:table-cell>
          <table:table-cell table:formula="of:=IF([.$B1054]=[.C$19];1;0)" office:value-type="string" office:string-value="" calcext:value-type="error">
            <text:p>#VALEUR !</text:p>
          </table:table-cell>
          <table:table-cell table:formula="of:=IF([.$B1054]=[.D$19];1;0)" office:value-type="string" office:string-value="" calcext:value-type="error">
            <text:p>#VALEUR !</text:p>
          </table:table-cell>
          <table:table-cell table:formula="of:=IF([.$B1054]=[.E$19];1;0)" office:value-type="string" office:string-value="" calcext:value-type="error">
            <text:p>#VALEUR !</text:p>
          </table:table-cell>
          <table:table-cell table:formula="of:=IF([.$B1054]=[.F$19];1;0)" office:value-type="string" office:string-value="" calcext:value-type="error">
            <text:p>#VALEUR !</text:p>
          </table:table-cell>
          <table:table-cell table:formula="of:=IF([.$B1054]=[.G$19];1;0)" office:value-type="string" office:string-value="" calcext:value-type="error">
            <text:p>#VALEUR !</text:p>
          </table:table-cell>
          <table:table-cell table:formula="of:=IF([.$B105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55]&lt;=[.$B$13];[.$A$2];IF([.A1055]&lt;=[.$B$14];[.$A$3];IF([.A1055]&lt;=[.$B$15];[.$A$4];IF([.A1055]&lt;=[.$B$16];[.$A$5];IF([.A1055]&lt;=[.$B$17];[.$A$6];IF([.A1055]&lt;=[.$B$18];[.$A$7]))))))" office:value-type="string" office:string-value="" calcext:value-type="error">
            <text:p>#VALEUR !</text:p>
          </table:table-cell>
          <table:table-cell table:formula="of:=IF([.$B1055]=[.C$19];1;0)" office:value-type="string" office:string-value="" calcext:value-type="error">
            <text:p>#VALEUR !</text:p>
          </table:table-cell>
          <table:table-cell table:formula="of:=IF([.$B1055]=[.D$19];1;0)" office:value-type="string" office:string-value="" calcext:value-type="error">
            <text:p>#VALEUR !</text:p>
          </table:table-cell>
          <table:table-cell table:formula="of:=IF([.$B1055]=[.E$19];1;0)" office:value-type="string" office:string-value="" calcext:value-type="error">
            <text:p>#VALEUR !</text:p>
          </table:table-cell>
          <table:table-cell table:formula="of:=IF([.$B1055]=[.F$19];1;0)" office:value-type="string" office:string-value="" calcext:value-type="error">
            <text:p>#VALEUR !</text:p>
          </table:table-cell>
          <table:table-cell table:formula="of:=IF([.$B1055]=[.G$19];1;0)" office:value-type="string" office:string-value="" calcext:value-type="error">
            <text:p>#VALEUR !</text:p>
          </table:table-cell>
          <table:table-cell table:formula="of:=IF([.$B105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56]&lt;=[.$B$13];[.$A$2];IF([.A1056]&lt;=[.$B$14];[.$A$3];IF([.A1056]&lt;=[.$B$15];[.$A$4];IF([.A1056]&lt;=[.$B$16];[.$A$5];IF([.A1056]&lt;=[.$B$17];[.$A$6];IF([.A1056]&lt;=[.$B$18];[.$A$7]))))))" office:value-type="string" office:string-value="" calcext:value-type="error">
            <text:p>#VALEUR !</text:p>
          </table:table-cell>
          <table:table-cell table:formula="of:=IF([.$B1056]=[.C$19];1;0)" office:value-type="string" office:string-value="" calcext:value-type="error">
            <text:p>#VALEUR !</text:p>
          </table:table-cell>
          <table:table-cell table:formula="of:=IF([.$B1056]=[.D$19];1;0)" office:value-type="string" office:string-value="" calcext:value-type="error">
            <text:p>#VALEUR !</text:p>
          </table:table-cell>
          <table:table-cell table:formula="of:=IF([.$B1056]=[.E$19];1;0)" office:value-type="string" office:string-value="" calcext:value-type="error">
            <text:p>#VALEUR !</text:p>
          </table:table-cell>
          <table:table-cell table:formula="of:=IF([.$B1056]=[.F$19];1;0)" office:value-type="string" office:string-value="" calcext:value-type="error">
            <text:p>#VALEUR !</text:p>
          </table:table-cell>
          <table:table-cell table:formula="of:=IF([.$B1056]=[.G$19];1;0)" office:value-type="string" office:string-value="" calcext:value-type="error">
            <text:p>#VALEUR !</text:p>
          </table:table-cell>
          <table:table-cell table:formula="of:=IF([.$B105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57]&lt;=[.$B$13];[.$A$2];IF([.A1057]&lt;=[.$B$14];[.$A$3];IF([.A1057]&lt;=[.$B$15];[.$A$4];IF([.A1057]&lt;=[.$B$16];[.$A$5];IF([.A1057]&lt;=[.$B$17];[.$A$6];IF([.A1057]&lt;=[.$B$18];[.$A$7]))))))" office:value-type="string" office:string-value="" calcext:value-type="error">
            <text:p>#VALEUR !</text:p>
          </table:table-cell>
          <table:table-cell table:formula="of:=IF([.$B1057]=[.C$19];1;0)" office:value-type="string" office:string-value="" calcext:value-type="error">
            <text:p>#VALEUR !</text:p>
          </table:table-cell>
          <table:table-cell table:formula="of:=IF([.$B1057]=[.D$19];1;0)" office:value-type="string" office:string-value="" calcext:value-type="error">
            <text:p>#VALEUR !</text:p>
          </table:table-cell>
          <table:table-cell table:formula="of:=IF([.$B1057]=[.E$19];1;0)" office:value-type="string" office:string-value="" calcext:value-type="error">
            <text:p>#VALEUR !</text:p>
          </table:table-cell>
          <table:table-cell table:formula="of:=IF([.$B1057]=[.F$19];1;0)" office:value-type="string" office:string-value="" calcext:value-type="error">
            <text:p>#VALEUR !</text:p>
          </table:table-cell>
          <table:table-cell table:formula="of:=IF([.$B1057]=[.G$19];1;0)" office:value-type="string" office:string-value="" calcext:value-type="error">
            <text:p>#VALEUR !</text:p>
          </table:table-cell>
          <table:table-cell table:formula="of:=IF([.$B105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58]&lt;=[.$B$13];[.$A$2];IF([.A1058]&lt;=[.$B$14];[.$A$3];IF([.A1058]&lt;=[.$B$15];[.$A$4];IF([.A1058]&lt;=[.$B$16];[.$A$5];IF([.A1058]&lt;=[.$B$17];[.$A$6];IF([.A1058]&lt;=[.$B$18];[.$A$7]))))))" office:value-type="string" office:string-value="" calcext:value-type="error">
            <text:p>#VALEUR !</text:p>
          </table:table-cell>
          <table:table-cell table:formula="of:=IF([.$B1058]=[.C$19];1;0)" office:value-type="string" office:string-value="" calcext:value-type="error">
            <text:p>#VALEUR !</text:p>
          </table:table-cell>
          <table:table-cell table:formula="of:=IF([.$B1058]=[.D$19];1;0)" office:value-type="string" office:string-value="" calcext:value-type="error">
            <text:p>#VALEUR !</text:p>
          </table:table-cell>
          <table:table-cell table:formula="of:=IF([.$B1058]=[.E$19];1;0)" office:value-type="string" office:string-value="" calcext:value-type="error">
            <text:p>#VALEUR !</text:p>
          </table:table-cell>
          <table:table-cell table:formula="of:=IF([.$B1058]=[.F$19];1;0)" office:value-type="string" office:string-value="" calcext:value-type="error">
            <text:p>#VALEUR !</text:p>
          </table:table-cell>
          <table:table-cell table:formula="of:=IF([.$B1058]=[.G$19];1;0)" office:value-type="string" office:string-value="" calcext:value-type="error">
            <text:p>#VALEUR !</text:p>
          </table:table-cell>
          <table:table-cell table:formula="of:=IF([.$B105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59]&lt;=[.$B$13];[.$A$2];IF([.A1059]&lt;=[.$B$14];[.$A$3];IF([.A1059]&lt;=[.$B$15];[.$A$4];IF([.A1059]&lt;=[.$B$16];[.$A$5];IF([.A1059]&lt;=[.$B$17];[.$A$6];IF([.A1059]&lt;=[.$B$18];[.$A$7]))))))" office:value-type="string" office:string-value="" calcext:value-type="error">
            <text:p>#VALEUR !</text:p>
          </table:table-cell>
          <table:table-cell table:formula="of:=IF([.$B1059]=[.C$19];1;0)" office:value-type="string" office:string-value="" calcext:value-type="error">
            <text:p>#VALEUR !</text:p>
          </table:table-cell>
          <table:table-cell table:formula="of:=IF([.$B1059]=[.D$19];1;0)" office:value-type="string" office:string-value="" calcext:value-type="error">
            <text:p>#VALEUR !</text:p>
          </table:table-cell>
          <table:table-cell table:formula="of:=IF([.$B1059]=[.E$19];1;0)" office:value-type="string" office:string-value="" calcext:value-type="error">
            <text:p>#VALEUR !</text:p>
          </table:table-cell>
          <table:table-cell table:formula="of:=IF([.$B1059]=[.F$19];1;0)" office:value-type="string" office:string-value="" calcext:value-type="error">
            <text:p>#VALEUR !</text:p>
          </table:table-cell>
          <table:table-cell table:formula="of:=IF([.$B1059]=[.G$19];1;0)" office:value-type="string" office:string-value="" calcext:value-type="error">
            <text:p>#VALEUR !</text:p>
          </table:table-cell>
          <table:table-cell table:formula="of:=IF([.$B105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60]&lt;=[.$B$13];[.$A$2];IF([.A1060]&lt;=[.$B$14];[.$A$3];IF([.A1060]&lt;=[.$B$15];[.$A$4];IF([.A1060]&lt;=[.$B$16];[.$A$5];IF([.A1060]&lt;=[.$B$17];[.$A$6];IF([.A1060]&lt;=[.$B$18];[.$A$7]))))))" office:value-type="string" office:string-value="" calcext:value-type="error">
            <text:p>#VALEUR !</text:p>
          </table:table-cell>
          <table:table-cell table:formula="of:=IF([.$B1060]=[.C$19];1;0)" office:value-type="string" office:string-value="" calcext:value-type="error">
            <text:p>#VALEUR !</text:p>
          </table:table-cell>
          <table:table-cell table:formula="of:=IF([.$B1060]=[.D$19];1;0)" office:value-type="string" office:string-value="" calcext:value-type="error">
            <text:p>#VALEUR !</text:p>
          </table:table-cell>
          <table:table-cell table:formula="of:=IF([.$B1060]=[.E$19];1;0)" office:value-type="string" office:string-value="" calcext:value-type="error">
            <text:p>#VALEUR !</text:p>
          </table:table-cell>
          <table:table-cell table:formula="of:=IF([.$B1060]=[.F$19];1;0)" office:value-type="string" office:string-value="" calcext:value-type="error">
            <text:p>#VALEUR !</text:p>
          </table:table-cell>
          <table:table-cell table:formula="of:=IF([.$B1060]=[.G$19];1;0)" office:value-type="string" office:string-value="" calcext:value-type="error">
            <text:p>#VALEUR !</text:p>
          </table:table-cell>
          <table:table-cell table:formula="of:=IF([.$B106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61]&lt;=[.$B$13];[.$A$2];IF([.A1061]&lt;=[.$B$14];[.$A$3];IF([.A1061]&lt;=[.$B$15];[.$A$4];IF([.A1061]&lt;=[.$B$16];[.$A$5];IF([.A1061]&lt;=[.$B$17];[.$A$6];IF([.A1061]&lt;=[.$B$18];[.$A$7]))))))" office:value-type="string" office:string-value="" calcext:value-type="error">
            <text:p>#VALEUR !</text:p>
          </table:table-cell>
          <table:table-cell table:formula="of:=IF([.$B1061]=[.C$19];1;0)" office:value-type="string" office:string-value="" calcext:value-type="error">
            <text:p>#VALEUR !</text:p>
          </table:table-cell>
          <table:table-cell table:formula="of:=IF([.$B1061]=[.D$19];1;0)" office:value-type="string" office:string-value="" calcext:value-type="error">
            <text:p>#VALEUR !</text:p>
          </table:table-cell>
          <table:table-cell table:formula="of:=IF([.$B1061]=[.E$19];1;0)" office:value-type="string" office:string-value="" calcext:value-type="error">
            <text:p>#VALEUR !</text:p>
          </table:table-cell>
          <table:table-cell table:formula="of:=IF([.$B1061]=[.F$19];1;0)" office:value-type="string" office:string-value="" calcext:value-type="error">
            <text:p>#VALEUR !</text:p>
          </table:table-cell>
          <table:table-cell table:formula="of:=IF([.$B1061]=[.G$19];1;0)" office:value-type="string" office:string-value="" calcext:value-type="error">
            <text:p>#VALEUR !</text:p>
          </table:table-cell>
          <table:table-cell table:formula="of:=IF([.$B106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62]&lt;=[.$B$13];[.$A$2];IF([.A1062]&lt;=[.$B$14];[.$A$3];IF([.A1062]&lt;=[.$B$15];[.$A$4];IF([.A1062]&lt;=[.$B$16];[.$A$5];IF([.A1062]&lt;=[.$B$17];[.$A$6];IF([.A1062]&lt;=[.$B$18];[.$A$7]))))))" office:value-type="string" office:string-value="" calcext:value-type="error">
            <text:p>#VALEUR !</text:p>
          </table:table-cell>
          <table:table-cell table:formula="of:=IF([.$B1062]=[.C$19];1;0)" office:value-type="string" office:string-value="" calcext:value-type="error">
            <text:p>#VALEUR !</text:p>
          </table:table-cell>
          <table:table-cell table:formula="of:=IF([.$B1062]=[.D$19];1;0)" office:value-type="string" office:string-value="" calcext:value-type="error">
            <text:p>#VALEUR !</text:p>
          </table:table-cell>
          <table:table-cell table:formula="of:=IF([.$B1062]=[.E$19];1;0)" office:value-type="string" office:string-value="" calcext:value-type="error">
            <text:p>#VALEUR !</text:p>
          </table:table-cell>
          <table:table-cell table:formula="of:=IF([.$B1062]=[.F$19];1;0)" office:value-type="string" office:string-value="" calcext:value-type="error">
            <text:p>#VALEUR !</text:p>
          </table:table-cell>
          <table:table-cell table:formula="of:=IF([.$B1062]=[.G$19];1;0)" office:value-type="string" office:string-value="" calcext:value-type="error">
            <text:p>#VALEUR !</text:p>
          </table:table-cell>
          <table:table-cell table:formula="of:=IF([.$B106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63]&lt;=[.$B$13];[.$A$2];IF([.A1063]&lt;=[.$B$14];[.$A$3];IF([.A1063]&lt;=[.$B$15];[.$A$4];IF([.A1063]&lt;=[.$B$16];[.$A$5];IF([.A1063]&lt;=[.$B$17];[.$A$6];IF([.A1063]&lt;=[.$B$18];[.$A$7]))))))" office:value-type="string" office:string-value="" calcext:value-type="error">
            <text:p>#VALEUR !</text:p>
          </table:table-cell>
          <table:table-cell table:formula="of:=IF([.$B1063]=[.C$19];1;0)" office:value-type="string" office:string-value="" calcext:value-type="error">
            <text:p>#VALEUR !</text:p>
          </table:table-cell>
          <table:table-cell table:formula="of:=IF([.$B1063]=[.D$19];1;0)" office:value-type="string" office:string-value="" calcext:value-type="error">
            <text:p>#VALEUR !</text:p>
          </table:table-cell>
          <table:table-cell table:formula="of:=IF([.$B1063]=[.E$19];1;0)" office:value-type="string" office:string-value="" calcext:value-type="error">
            <text:p>#VALEUR !</text:p>
          </table:table-cell>
          <table:table-cell table:formula="of:=IF([.$B1063]=[.F$19];1;0)" office:value-type="string" office:string-value="" calcext:value-type="error">
            <text:p>#VALEUR !</text:p>
          </table:table-cell>
          <table:table-cell table:formula="of:=IF([.$B1063]=[.G$19];1;0)" office:value-type="string" office:string-value="" calcext:value-type="error">
            <text:p>#VALEUR !</text:p>
          </table:table-cell>
          <table:table-cell table:formula="of:=IF([.$B106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64]&lt;=[.$B$13];[.$A$2];IF([.A1064]&lt;=[.$B$14];[.$A$3];IF([.A1064]&lt;=[.$B$15];[.$A$4];IF([.A1064]&lt;=[.$B$16];[.$A$5];IF([.A1064]&lt;=[.$B$17];[.$A$6];IF([.A1064]&lt;=[.$B$18];[.$A$7]))))))" office:value-type="string" office:string-value="" calcext:value-type="error">
            <text:p>#VALEUR !</text:p>
          </table:table-cell>
          <table:table-cell table:formula="of:=IF([.$B1064]=[.C$19];1;0)" office:value-type="string" office:string-value="" calcext:value-type="error">
            <text:p>#VALEUR !</text:p>
          </table:table-cell>
          <table:table-cell table:formula="of:=IF([.$B1064]=[.D$19];1;0)" office:value-type="string" office:string-value="" calcext:value-type="error">
            <text:p>#VALEUR !</text:p>
          </table:table-cell>
          <table:table-cell table:formula="of:=IF([.$B1064]=[.E$19];1;0)" office:value-type="string" office:string-value="" calcext:value-type="error">
            <text:p>#VALEUR !</text:p>
          </table:table-cell>
          <table:table-cell table:formula="of:=IF([.$B1064]=[.F$19];1;0)" office:value-type="string" office:string-value="" calcext:value-type="error">
            <text:p>#VALEUR !</text:p>
          </table:table-cell>
          <table:table-cell table:formula="of:=IF([.$B1064]=[.G$19];1;0)" office:value-type="string" office:string-value="" calcext:value-type="error">
            <text:p>#VALEUR !</text:p>
          </table:table-cell>
          <table:table-cell table:formula="of:=IF([.$B106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65]&lt;=[.$B$13];[.$A$2];IF([.A1065]&lt;=[.$B$14];[.$A$3];IF([.A1065]&lt;=[.$B$15];[.$A$4];IF([.A1065]&lt;=[.$B$16];[.$A$5];IF([.A1065]&lt;=[.$B$17];[.$A$6];IF([.A1065]&lt;=[.$B$18];[.$A$7]))))))" office:value-type="string" office:string-value="" calcext:value-type="error">
            <text:p>#VALEUR !</text:p>
          </table:table-cell>
          <table:table-cell table:formula="of:=IF([.$B1065]=[.C$19];1;0)" office:value-type="string" office:string-value="" calcext:value-type="error">
            <text:p>#VALEUR !</text:p>
          </table:table-cell>
          <table:table-cell table:formula="of:=IF([.$B1065]=[.D$19];1;0)" office:value-type="string" office:string-value="" calcext:value-type="error">
            <text:p>#VALEUR !</text:p>
          </table:table-cell>
          <table:table-cell table:formula="of:=IF([.$B1065]=[.E$19];1;0)" office:value-type="string" office:string-value="" calcext:value-type="error">
            <text:p>#VALEUR !</text:p>
          </table:table-cell>
          <table:table-cell table:formula="of:=IF([.$B1065]=[.F$19];1;0)" office:value-type="string" office:string-value="" calcext:value-type="error">
            <text:p>#VALEUR !</text:p>
          </table:table-cell>
          <table:table-cell table:formula="of:=IF([.$B1065]=[.G$19];1;0)" office:value-type="string" office:string-value="" calcext:value-type="error">
            <text:p>#VALEUR !</text:p>
          </table:table-cell>
          <table:table-cell table:formula="of:=IF([.$B106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66]&lt;=[.$B$13];[.$A$2];IF([.A1066]&lt;=[.$B$14];[.$A$3];IF([.A1066]&lt;=[.$B$15];[.$A$4];IF([.A1066]&lt;=[.$B$16];[.$A$5];IF([.A1066]&lt;=[.$B$17];[.$A$6];IF([.A1066]&lt;=[.$B$18];[.$A$7]))))))" office:value-type="string" office:string-value="" calcext:value-type="error">
            <text:p>#VALEUR !</text:p>
          </table:table-cell>
          <table:table-cell table:formula="of:=IF([.$B1066]=[.C$19];1;0)" office:value-type="string" office:string-value="" calcext:value-type="error">
            <text:p>#VALEUR !</text:p>
          </table:table-cell>
          <table:table-cell table:formula="of:=IF([.$B1066]=[.D$19];1;0)" office:value-type="string" office:string-value="" calcext:value-type="error">
            <text:p>#VALEUR !</text:p>
          </table:table-cell>
          <table:table-cell table:formula="of:=IF([.$B1066]=[.E$19];1;0)" office:value-type="string" office:string-value="" calcext:value-type="error">
            <text:p>#VALEUR !</text:p>
          </table:table-cell>
          <table:table-cell table:formula="of:=IF([.$B1066]=[.F$19];1;0)" office:value-type="string" office:string-value="" calcext:value-type="error">
            <text:p>#VALEUR !</text:p>
          </table:table-cell>
          <table:table-cell table:formula="of:=IF([.$B1066]=[.G$19];1;0)" office:value-type="string" office:string-value="" calcext:value-type="error">
            <text:p>#VALEUR !</text:p>
          </table:table-cell>
          <table:table-cell table:formula="of:=IF([.$B106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67]&lt;=[.$B$13];[.$A$2];IF([.A1067]&lt;=[.$B$14];[.$A$3];IF([.A1067]&lt;=[.$B$15];[.$A$4];IF([.A1067]&lt;=[.$B$16];[.$A$5];IF([.A1067]&lt;=[.$B$17];[.$A$6];IF([.A1067]&lt;=[.$B$18];[.$A$7]))))))" office:value-type="string" office:string-value="" calcext:value-type="error">
            <text:p>#VALEUR !</text:p>
          </table:table-cell>
          <table:table-cell table:formula="of:=IF([.$B1067]=[.C$19];1;0)" office:value-type="string" office:string-value="" calcext:value-type="error">
            <text:p>#VALEUR !</text:p>
          </table:table-cell>
          <table:table-cell table:formula="of:=IF([.$B1067]=[.D$19];1;0)" office:value-type="string" office:string-value="" calcext:value-type="error">
            <text:p>#VALEUR !</text:p>
          </table:table-cell>
          <table:table-cell table:formula="of:=IF([.$B1067]=[.E$19];1;0)" office:value-type="string" office:string-value="" calcext:value-type="error">
            <text:p>#VALEUR !</text:p>
          </table:table-cell>
          <table:table-cell table:formula="of:=IF([.$B1067]=[.F$19];1;0)" office:value-type="string" office:string-value="" calcext:value-type="error">
            <text:p>#VALEUR !</text:p>
          </table:table-cell>
          <table:table-cell table:formula="of:=IF([.$B1067]=[.G$19];1;0)" office:value-type="string" office:string-value="" calcext:value-type="error">
            <text:p>#VALEUR !</text:p>
          </table:table-cell>
          <table:table-cell table:formula="of:=IF([.$B106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68]&lt;=[.$B$13];[.$A$2];IF([.A1068]&lt;=[.$B$14];[.$A$3];IF([.A1068]&lt;=[.$B$15];[.$A$4];IF([.A1068]&lt;=[.$B$16];[.$A$5];IF([.A1068]&lt;=[.$B$17];[.$A$6];IF([.A1068]&lt;=[.$B$18];[.$A$7]))))))" office:value-type="string" office:string-value="" calcext:value-type="error">
            <text:p>#VALEUR !</text:p>
          </table:table-cell>
          <table:table-cell table:formula="of:=IF([.$B1068]=[.C$19];1;0)" office:value-type="string" office:string-value="" calcext:value-type="error">
            <text:p>#VALEUR !</text:p>
          </table:table-cell>
          <table:table-cell table:formula="of:=IF([.$B1068]=[.D$19];1;0)" office:value-type="string" office:string-value="" calcext:value-type="error">
            <text:p>#VALEUR !</text:p>
          </table:table-cell>
          <table:table-cell table:formula="of:=IF([.$B1068]=[.E$19];1;0)" office:value-type="string" office:string-value="" calcext:value-type="error">
            <text:p>#VALEUR !</text:p>
          </table:table-cell>
          <table:table-cell table:formula="of:=IF([.$B1068]=[.F$19];1;0)" office:value-type="string" office:string-value="" calcext:value-type="error">
            <text:p>#VALEUR !</text:p>
          </table:table-cell>
          <table:table-cell table:formula="of:=IF([.$B1068]=[.G$19];1;0)" office:value-type="string" office:string-value="" calcext:value-type="error">
            <text:p>#VALEUR !</text:p>
          </table:table-cell>
          <table:table-cell table:formula="of:=IF([.$B106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69]&lt;=[.$B$13];[.$A$2];IF([.A1069]&lt;=[.$B$14];[.$A$3];IF([.A1069]&lt;=[.$B$15];[.$A$4];IF([.A1069]&lt;=[.$B$16];[.$A$5];IF([.A1069]&lt;=[.$B$17];[.$A$6];IF([.A1069]&lt;=[.$B$18];[.$A$7]))))))" office:value-type="string" office:string-value="" calcext:value-type="error">
            <text:p>#VALEUR !</text:p>
          </table:table-cell>
          <table:table-cell table:formula="of:=IF([.$B1069]=[.C$19];1;0)" office:value-type="string" office:string-value="" calcext:value-type="error">
            <text:p>#VALEUR !</text:p>
          </table:table-cell>
          <table:table-cell table:formula="of:=IF([.$B1069]=[.D$19];1;0)" office:value-type="string" office:string-value="" calcext:value-type="error">
            <text:p>#VALEUR !</text:p>
          </table:table-cell>
          <table:table-cell table:formula="of:=IF([.$B1069]=[.E$19];1;0)" office:value-type="string" office:string-value="" calcext:value-type="error">
            <text:p>#VALEUR !</text:p>
          </table:table-cell>
          <table:table-cell table:formula="of:=IF([.$B1069]=[.F$19];1;0)" office:value-type="string" office:string-value="" calcext:value-type="error">
            <text:p>#VALEUR !</text:p>
          </table:table-cell>
          <table:table-cell table:formula="of:=IF([.$B1069]=[.G$19];1;0)" office:value-type="string" office:string-value="" calcext:value-type="error">
            <text:p>#VALEUR !</text:p>
          </table:table-cell>
          <table:table-cell table:formula="of:=IF([.$B106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70]&lt;=[.$B$13];[.$A$2];IF([.A1070]&lt;=[.$B$14];[.$A$3];IF([.A1070]&lt;=[.$B$15];[.$A$4];IF([.A1070]&lt;=[.$B$16];[.$A$5];IF([.A1070]&lt;=[.$B$17];[.$A$6];IF([.A1070]&lt;=[.$B$18];[.$A$7]))))))" office:value-type="string" office:string-value="" calcext:value-type="error">
            <text:p>#VALEUR !</text:p>
          </table:table-cell>
          <table:table-cell table:formula="of:=IF([.$B1070]=[.C$19];1;0)" office:value-type="string" office:string-value="" calcext:value-type="error">
            <text:p>#VALEUR !</text:p>
          </table:table-cell>
          <table:table-cell table:formula="of:=IF([.$B1070]=[.D$19];1;0)" office:value-type="string" office:string-value="" calcext:value-type="error">
            <text:p>#VALEUR !</text:p>
          </table:table-cell>
          <table:table-cell table:formula="of:=IF([.$B1070]=[.E$19];1;0)" office:value-type="string" office:string-value="" calcext:value-type="error">
            <text:p>#VALEUR !</text:p>
          </table:table-cell>
          <table:table-cell table:formula="of:=IF([.$B1070]=[.F$19];1;0)" office:value-type="string" office:string-value="" calcext:value-type="error">
            <text:p>#VALEUR !</text:p>
          </table:table-cell>
          <table:table-cell table:formula="of:=IF([.$B1070]=[.G$19];1;0)" office:value-type="string" office:string-value="" calcext:value-type="error">
            <text:p>#VALEUR !</text:p>
          </table:table-cell>
          <table:table-cell table:formula="of:=IF([.$B107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71]&lt;=[.$B$13];[.$A$2];IF([.A1071]&lt;=[.$B$14];[.$A$3];IF([.A1071]&lt;=[.$B$15];[.$A$4];IF([.A1071]&lt;=[.$B$16];[.$A$5];IF([.A1071]&lt;=[.$B$17];[.$A$6];IF([.A1071]&lt;=[.$B$18];[.$A$7]))))))" office:value-type="string" office:string-value="" calcext:value-type="error">
            <text:p>#VALEUR !</text:p>
          </table:table-cell>
          <table:table-cell table:formula="of:=IF([.$B1071]=[.C$19];1;0)" office:value-type="string" office:string-value="" calcext:value-type="error">
            <text:p>#VALEUR !</text:p>
          </table:table-cell>
          <table:table-cell table:formula="of:=IF([.$B1071]=[.D$19];1;0)" office:value-type="string" office:string-value="" calcext:value-type="error">
            <text:p>#VALEUR !</text:p>
          </table:table-cell>
          <table:table-cell table:formula="of:=IF([.$B1071]=[.E$19];1;0)" office:value-type="string" office:string-value="" calcext:value-type="error">
            <text:p>#VALEUR !</text:p>
          </table:table-cell>
          <table:table-cell table:formula="of:=IF([.$B1071]=[.F$19];1;0)" office:value-type="string" office:string-value="" calcext:value-type="error">
            <text:p>#VALEUR !</text:p>
          </table:table-cell>
          <table:table-cell table:formula="of:=IF([.$B1071]=[.G$19];1;0)" office:value-type="string" office:string-value="" calcext:value-type="error">
            <text:p>#VALEUR !</text:p>
          </table:table-cell>
          <table:table-cell table:formula="of:=IF([.$B107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72]&lt;=[.$B$13];[.$A$2];IF([.A1072]&lt;=[.$B$14];[.$A$3];IF([.A1072]&lt;=[.$B$15];[.$A$4];IF([.A1072]&lt;=[.$B$16];[.$A$5];IF([.A1072]&lt;=[.$B$17];[.$A$6];IF([.A1072]&lt;=[.$B$18];[.$A$7]))))))" office:value-type="string" office:string-value="" calcext:value-type="error">
            <text:p>#VALEUR !</text:p>
          </table:table-cell>
          <table:table-cell table:formula="of:=IF([.$B1072]=[.C$19];1;0)" office:value-type="string" office:string-value="" calcext:value-type="error">
            <text:p>#VALEUR !</text:p>
          </table:table-cell>
          <table:table-cell table:formula="of:=IF([.$B1072]=[.D$19];1;0)" office:value-type="string" office:string-value="" calcext:value-type="error">
            <text:p>#VALEUR !</text:p>
          </table:table-cell>
          <table:table-cell table:formula="of:=IF([.$B1072]=[.E$19];1;0)" office:value-type="string" office:string-value="" calcext:value-type="error">
            <text:p>#VALEUR !</text:p>
          </table:table-cell>
          <table:table-cell table:formula="of:=IF([.$B1072]=[.F$19];1;0)" office:value-type="string" office:string-value="" calcext:value-type="error">
            <text:p>#VALEUR !</text:p>
          </table:table-cell>
          <table:table-cell table:formula="of:=IF([.$B1072]=[.G$19];1;0)" office:value-type="string" office:string-value="" calcext:value-type="error">
            <text:p>#VALEUR !</text:p>
          </table:table-cell>
          <table:table-cell table:formula="of:=IF([.$B107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73]&lt;=[.$B$13];[.$A$2];IF([.A1073]&lt;=[.$B$14];[.$A$3];IF([.A1073]&lt;=[.$B$15];[.$A$4];IF([.A1073]&lt;=[.$B$16];[.$A$5];IF([.A1073]&lt;=[.$B$17];[.$A$6];IF([.A1073]&lt;=[.$B$18];[.$A$7]))))))" office:value-type="string" office:string-value="" calcext:value-type="error">
            <text:p>#VALEUR !</text:p>
          </table:table-cell>
          <table:table-cell table:formula="of:=IF([.$B1073]=[.C$19];1;0)" office:value-type="string" office:string-value="" calcext:value-type="error">
            <text:p>#VALEUR !</text:p>
          </table:table-cell>
          <table:table-cell table:formula="of:=IF([.$B1073]=[.D$19];1;0)" office:value-type="string" office:string-value="" calcext:value-type="error">
            <text:p>#VALEUR !</text:p>
          </table:table-cell>
          <table:table-cell table:formula="of:=IF([.$B1073]=[.E$19];1;0)" office:value-type="string" office:string-value="" calcext:value-type="error">
            <text:p>#VALEUR !</text:p>
          </table:table-cell>
          <table:table-cell table:formula="of:=IF([.$B1073]=[.F$19];1;0)" office:value-type="string" office:string-value="" calcext:value-type="error">
            <text:p>#VALEUR !</text:p>
          </table:table-cell>
          <table:table-cell table:formula="of:=IF([.$B1073]=[.G$19];1;0)" office:value-type="string" office:string-value="" calcext:value-type="error">
            <text:p>#VALEUR !</text:p>
          </table:table-cell>
          <table:table-cell table:formula="of:=IF([.$B107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74]&lt;=[.$B$13];[.$A$2];IF([.A1074]&lt;=[.$B$14];[.$A$3];IF([.A1074]&lt;=[.$B$15];[.$A$4];IF([.A1074]&lt;=[.$B$16];[.$A$5];IF([.A1074]&lt;=[.$B$17];[.$A$6];IF([.A1074]&lt;=[.$B$18];[.$A$7]))))))" office:value-type="string" office:string-value="" calcext:value-type="error">
            <text:p>#VALEUR !</text:p>
          </table:table-cell>
          <table:table-cell table:formula="of:=IF([.$B1074]=[.C$19];1;0)" office:value-type="string" office:string-value="" calcext:value-type="error">
            <text:p>#VALEUR !</text:p>
          </table:table-cell>
          <table:table-cell table:formula="of:=IF([.$B1074]=[.D$19];1;0)" office:value-type="string" office:string-value="" calcext:value-type="error">
            <text:p>#VALEUR !</text:p>
          </table:table-cell>
          <table:table-cell table:formula="of:=IF([.$B1074]=[.E$19];1;0)" office:value-type="string" office:string-value="" calcext:value-type="error">
            <text:p>#VALEUR !</text:p>
          </table:table-cell>
          <table:table-cell table:formula="of:=IF([.$B1074]=[.F$19];1;0)" office:value-type="string" office:string-value="" calcext:value-type="error">
            <text:p>#VALEUR !</text:p>
          </table:table-cell>
          <table:table-cell table:formula="of:=IF([.$B1074]=[.G$19];1;0)" office:value-type="string" office:string-value="" calcext:value-type="error">
            <text:p>#VALEUR !</text:p>
          </table:table-cell>
          <table:table-cell table:formula="of:=IF([.$B107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75]&lt;=[.$B$13];[.$A$2];IF([.A1075]&lt;=[.$B$14];[.$A$3];IF([.A1075]&lt;=[.$B$15];[.$A$4];IF([.A1075]&lt;=[.$B$16];[.$A$5];IF([.A1075]&lt;=[.$B$17];[.$A$6];IF([.A1075]&lt;=[.$B$18];[.$A$7]))))))" office:value-type="string" office:string-value="" calcext:value-type="error">
            <text:p>#VALEUR !</text:p>
          </table:table-cell>
          <table:table-cell table:formula="of:=IF([.$B1075]=[.C$19];1;0)" office:value-type="string" office:string-value="" calcext:value-type="error">
            <text:p>#VALEUR !</text:p>
          </table:table-cell>
          <table:table-cell table:formula="of:=IF([.$B1075]=[.D$19];1;0)" office:value-type="string" office:string-value="" calcext:value-type="error">
            <text:p>#VALEUR !</text:p>
          </table:table-cell>
          <table:table-cell table:formula="of:=IF([.$B1075]=[.E$19];1;0)" office:value-type="string" office:string-value="" calcext:value-type="error">
            <text:p>#VALEUR !</text:p>
          </table:table-cell>
          <table:table-cell table:formula="of:=IF([.$B1075]=[.F$19];1;0)" office:value-type="string" office:string-value="" calcext:value-type="error">
            <text:p>#VALEUR !</text:p>
          </table:table-cell>
          <table:table-cell table:formula="of:=IF([.$B1075]=[.G$19];1;0)" office:value-type="string" office:string-value="" calcext:value-type="error">
            <text:p>#VALEUR !</text:p>
          </table:table-cell>
          <table:table-cell table:formula="of:=IF([.$B107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76]&lt;=[.$B$13];[.$A$2];IF([.A1076]&lt;=[.$B$14];[.$A$3];IF([.A1076]&lt;=[.$B$15];[.$A$4];IF([.A1076]&lt;=[.$B$16];[.$A$5];IF([.A1076]&lt;=[.$B$17];[.$A$6];IF([.A1076]&lt;=[.$B$18];[.$A$7]))))))" office:value-type="string" office:string-value="" calcext:value-type="error">
            <text:p>#VALEUR !</text:p>
          </table:table-cell>
          <table:table-cell table:formula="of:=IF([.$B1076]=[.C$19];1;0)" office:value-type="string" office:string-value="" calcext:value-type="error">
            <text:p>#VALEUR !</text:p>
          </table:table-cell>
          <table:table-cell table:formula="of:=IF([.$B1076]=[.D$19];1;0)" office:value-type="string" office:string-value="" calcext:value-type="error">
            <text:p>#VALEUR !</text:p>
          </table:table-cell>
          <table:table-cell table:formula="of:=IF([.$B1076]=[.E$19];1;0)" office:value-type="string" office:string-value="" calcext:value-type="error">
            <text:p>#VALEUR !</text:p>
          </table:table-cell>
          <table:table-cell table:formula="of:=IF([.$B1076]=[.F$19];1;0)" office:value-type="string" office:string-value="" calcext:value-type="error">
            <text:p>#VALEUR !</text:p>
          </table:table-cell>
          <table:table-cell table:formula="of:=IF([.$B1076]=[.G$19];1;0)" office:value-type="string" office:string-value="" calcext:value-type="error">
            <text:p>#VALEUR !</text:p>
          </table:table-cell>
          <table:table-cell table:formula="of:=IF([.$B107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77]&lt;=[.$B$13];[.$A$2];IF([.A1077]&lt;=[.$B$14];[.$A$3];IF([.A1077]&lt;=[.$B$15];[.$A$4];IF([.A1077]&lt;=[.$B$16];[.$A$5];IF([.A1077]&lt;=[.$B$17];[.$A$6];IF([.A1077]&lt;=[.$B$18];[.$A$7]))))))" office:value-type="string" office:string-value="" calcext:value-type="error">
            <text:p>#VALEUR !</text:p>
          </table:table-cell>
          <table:table-cell table:formula="of:=IF([.$B1077]=[.C$19];1;0)" office:value-type="string" office:string-value="" calcext:value-type="error">
            <text:p>#VALEUR !</text:p>
          </table:table-cell>
          <table:table-cell table:formula="of:=IF([.$B1077]=[.D$19];1;0)" office:value-type="string" office:string-value="" calcext:value-type="error">
            <text:p>#VALEUR !</text:p>
          </table:table-cell>
          <table:table-cell table:formula="of:=IF([.$B1077]=[.E$19];1;0)" office:value-type="string" office:string-value="" calcext:value-type="error">
            <text:p>#VALEUR !</text:p>
          </table:table-cell>
          <table:table-cell table:formula="of:=IF([.$B1077]=[.F$19];1;0)" office:value-type="string" office:string-value="" calcext:value-type="error">
            <text:p>#VALEUR !</text:p>
          </table:table-cell>
          <table:table-cell table:formula="of:=IF([.$B1077]=[.G$19];1;0)" office:value-type="string" office:string-value="" calcext:value-type="error">
            <text:p>#VALEUR !</text:p>
          </table:table-cell>
          <table:table-cell table:formula="of:=IF([.$B107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78]&lt;=[.$B$13];[.$A$2];IF([.A1078]&lt;=[.$B$14];[.$A$3];IF([.A1078]&lt;=[.$B$15];[.$A$4];IF([.A1078]&lt;=[.$B$16];[.$A$5];IF([.A1078]&lt;=[.$B$17];[.$A$6];IF([.A1078]&lt;=[.$B$18];[.$A$7]))))))" office:value-type="string" office:string-value="" calcext:value-type="error">
            <text:p>#VALEUR !</text:p>
          </table:table-cell>
          <table:table-cell table:formula="of:=IF([.$B1078]=[.C$19];1;0)" office:value-type="string" office:string-value="" calcext:value-type="error">
            <text:p>#VALEUR !</text:p>
          </table:table-cell>
          <table:table-cell table:formula="of:=IF([.$B1078]=[.D$19];1;0)" office:value-type="string" office:string-value="" calcext:value-type="error">
            <text:p>#VALEUR !</text:p>
          </table:table-cell>
          <table:table-cell table:formula="of:=IF([.$B1078]=[.E$19];1;0)" office:value-type="string" office:string-value="" calcext:value-type="error">
            <text:p>#VALEUR !</text:p>
          </table:table-cell>
          <table:table-cell table:formula="of:=IF([.$B1078]=[.F$19];1;0)" office:value-type="string" office:string-value="" calcext:value-type="error">
            <text:p>#VALEUR !</text:p>
          </table:table-cell>
          <table:table-cell table:formula="of:=IF([.$B1078]=[.G$19];1;0)" office:value-type="string" office:string-value="" calcext:value-type="error">
            <text:p>#VALEUR !</text:p>
          </table:table-cell>
          <table:table-cell table:formula="of:=IF([.$B107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79]&lt;=[.$B$13];[.$A$2];IF([.A1079]&lt;=[.$B$14];[.$A$3];IF([.A1079]&lt;=[.$B$15];[.$A$4];IF([.A1079]&lt;=[.$B$16];[.$A$5];IF([.A1079]&lt;=[.$B$17];[.$A$6];IF([.A1079]&lt;=[.$B$18];[.$A$7]))))))" office:value-type="string" office:string-value="" calcext:value-type="error">
            <text:p>#VALEUR !</text:p>
          </table:table-cell>
          <table:table-cell table:formula="of:=IF([.$B1079]=[.C$19];1;0)" office:value-type="string" office:string-value="" calcext:value-type="error">
            <text:p>#VALEUR !</text:p>
          </table:table-cell>
          <table:table-cell table:formula="of:=IF([.$B1079]=[.D$19];1;0)" office:value-type="string" office:string-value="" calcext:value-type="error">
            <text:p>#VALEUR !</text:p>
          </table:table-cell>
          <table:table-cell table:formula="of:=IF([.$B1079]=[.E$19];1;0)" office:value-type="string" office:string-value="" calcext:value-type="error">
            <text:p>#VALEUR !</text:p>
          </table:table-cell>
          <table:table-cell table:formula="of:=IF([.$B1079]=[.F$19];1;0)" office:value-type="string" office:string-value="" calcext:value-type="error">
            <text:p>#VALEUR !</text:p>
          </table:table-cell>
          <table:table-cell table:formula="of:=IF([.$B1079]=[.G$19];1;0)" office:value-type="string" office:string-value="" calcext:value-type="error">
            <text:p>#VALEUR !</text:p>
          </table:table-cell>
          <table:table-cell table:formula="of:=IF([.$B107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80]&lt;=[.$B$13];[.$A$2];IF([.A1080]&lt;=[.$B$14];[.$A$3];IF([.A1080]&lt;=[.$B$15];[.$A$4];IF([.A1080]&lt;=[.$B$16];[.$A$5];IF([.A1080]&lt;=[.$B$17];[.$A$6];IF([.A1080]&lt;=[.$B$18];[.$A$7]))))))" office:value-type="string" office:string-value="" calcext:value-type="error">
            <text:p>#VALEUR !</text:p>
          </table:table-cell>
          <table:table-cell table:formula="of:=IF([.$B1080]=[.C$19];1;0)" office:value-type="string" office:string-value="" calcext:value-type="error">
            <text:p>#VALEUR !</text:p>
          </table:table-cell>
          <table:table-cell table:formula="of:=IF([.$B1080]=[.D$19];1;0)" office:value-type="string" office:string-value="" calcext:value-type="error">
            <text:p>#VALEUR !</text:p>
          </table:table-cell>
          <table:table-cell table:formula="of:=IF([.$B1080]=[.E$19];1;0)" office:value-type="string" office:string-value="" calcext:value-type="error">
            <text:p>#VALEUR !</text:p>
          </table:table-cell>
          <table:table-cell table:formula="of:=IF([.$B1080]=[.F$19];1;0)" office:value-type="string" office:string-value="" calcext:value-type="error">
            <text:p>#VALEUR !</text:p>
          </table:table-cell>
          <table:table-cell table:formula="of:=IF([.$B1080]=[.G$19];1;0)" office:value-type="string" office:string-value="" calcext:value-type="error">
            <text:p>#VALEUR !</text:p>
          </table:table-cell>
          <table:table-cell table:formula="of:=IF([.$B108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81]&lt;=[.$B$13];[.$A$2];IF([.A1081]&lt;=[.$B$14];[.$A$3];IF([.A1081]&lt;=[.$B$15];[.$A$4];IF([.A1081]&lt;=[.$B$16];[.$A$5];IF([.A1081]&lt;=[.$B$17];[.$A$6];IF([.A1081]&lt;=[.$B$18];[.$A$7]))))))" office:value-type="string" office:string-value="" calcext:value-type="error">
            <text:p>#VALEUR !</text:p>
          </table:table-cell>
          <table:table-cell table:formula="of:=IF([.$B1081]=[.C$19];1;0)" office:value-type="string" office:string-value="" calcext:value-type="error">
            <text:p>#VALEUR !</text:p>
          </table:table-cell>
          <table:table-cell table:formula="of:=IF([.$B1081]=[.D$19];1;0)" office:value-type="string" office:string-value="" calcext:value-type="error">
            <text:p>#VALEUR !</text:p>
          </table:table-cell>
          <table:table-cell table:formula="of:=IF([.$B1081]=[.E$19];1;0)" office:value-type="string" office:string-value="" calcext:value-type="error">
            <text:p>#VALEUR !</text:p>
          </table:table-cell>
          <table:table-cell table:formula="of:=IF([.$B1081]=[.F$19];1;0)" office:value-type="string" office:string-value="" calcext:value-type="error">
            <text:p>#VALEUR !</text:p>
          </table:table-cell>
          <table:table-cell table:formula="of:=IF([.$B1081]=[.G$19];1;0)" office:value-type="string" office:string-value="" calcext:value-type="error">
            <text:p>#VALEUR !</text:p>
          </table:table-cell>
          <table:table-cell table:formula="of:=IF([.$B108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82]&lt;=[.$B$13];[.$A$2];IF([.A1082]&lt;=[.$B$14];[.$A$3];IF([.A1082]&lt;=[.$B$15];[.$A$4];IF([.A1082]&lt;=[.$B$16];[.$A$5];IF([.A1082]&lt;=[.$B$17];[.$A$6];IF([.A1082]&lt;=[.$B$18];[.$A$7]))))))" office:value-type="string" office:string-value="" calcext:value-type="error">
            <text:p>#VALEUR !</text:p>
          </table:table-cell>
          <table:table-cell table:formula="of:=IF([.$B1082]=[.C$19];1;0)" office:value-type="string" office:string-value="" calcext:value-type="error">
            <text:p>#VALEUR !</text:p>
          </table:table-cell>
          <table:table-cell table:formula="of:=IF([.$B1082]=[.D$19];1;0)" office:value-type="string" office:string-value="" calcext:value-type="error">
            <text:p>#VALEUR !</text:p>
          </table:table-cell>
          <table:table-cell table:formula="of:=IF([.$B1082]=[.E$19];1;0)" office:value-type="string" office:string-value="" calcext:value-type="error">
            <text:p>#VALEUR !</text:p>
          </table:table-cell>
          <table:table-cell table:formula="of:=IF([.$B1082]=[.F$19];1;0)" office:value-type="string" office:string-value="" calcext:value-type="error">
            <text:p>#VALEUR !</text:p>
          </table:table-cell>
          <table:table-cell table:formula="of:=IF([.$B1082]=[.G$19];1;0)" office:value-type="string" office:string-value="" calcext:value-type="error">
            <text:p>#VALEUR !</text:p>
          </table:table-cell>
          <table:table-cell table:formula="of:=IF([.$B108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83]&lt;=[.$B$13];[.$A$2];IF([.A1083]&lt;=[.$B$14];[.$A$3];IF([.A1083]&lt;=[.$B$15];[.$A$4];IF([.A1083]&lt;=[.$B$16];[.$A$5];IF([.A1083]&lt;=[.$B$17];[.$A$6];IF([.A1083]&lt;=[.$B$18];[.$A$7]))))))" office:value-type="string" office:string-value="" calcext:value-type="error">
            <text:p>#VALEUR !</text:p>
          </table:table-cell>
          <table:table-cell table:formula="of:=IF([.$B1083]=[.C$19];1;0)" office:value-type="string" office:string-value="" calcext:value-type="error">
            <text:p>#VALEUR !</text:p>
          </table:table-cell>
          <table:table-cell table:formula="of:=IF([.$B1083]=[.D$19];1;0)" office:value-type="string" office:string-value="" calcext:value-type="error">
            <text:p>#VALEUR !</text:p>
          </table:table-cell>
          <table:table-cell table:formula="of:=IF([.$B1083]=[.E$19];1;0)" office:value-type="string" office:string-value="" calcext:value-type="error">
            <text:p>#VALEUR !</text:p>
          </table:table-cell>
          <table:table-cell table:formula="of:=IF([.$B1083]=[.F$19];1;0)" office:value-type="string" office:string-value="" calcext:value-type="error">
            <text:p>#VALEUR !</text:p>
          </table:table-cell>
          <table:table-cell table:formula="of:=IF([.$B1083]=[.G$19];1;0)" office:value-type="string" office:string-value="" calcext:value-type="error">
            <text:p>#VALEUR !</text:p>
          </table:table-cell>
          <table:table-cell table:formula="of:=IF([.$B108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84]&lt;=[.$B$13];[.$A$2];IF([.A1084]&lt;=[.$B$14];[.$A$3];IF([.A1084]&lt;=[.$B$15];[.$A$4];IF([.A1084]&lt;=[.$B$16];[.$A$5];IF([.A1084]&lt;=[.$B$17];[.$A$6];IF([.A1084]&lt;=[.$B$18];[.$A$7]))))))" office:value-type="string" office:string-value="" calcext:value-type="error">
            <text:p>#VALEUR !</text:p>
          </table:table-cell>
          <table:table-cell table:formula="of:=IF([.$B1084]=[.C$19];1;0)" office:value-type="string" office:string-value="" calcext:value-type="error">
            <text:p>#VALEUR !</text:p>
          </table:table-cell>
          <table:table-cell table:formula="of:=IF([.$B1084]=[.D$19];1;0)" office:value-type="string" office:string-value="" calcext:value-type="error">
            <text:p>#VALEUR !</text:p>
          </table:table-cell>
          <table:table-cell table:formula="of:=IF([.$B1084]=[.E$19];1;0)" office:value-type="string" office:string-value="" calcext:value-type="error">
            <text:p>#VALEUR !</text:p>
          </table:table-cell>
          <table:table-cell table:formula="of:=IF([.$B1084]=[.F$19];1;0)" office:value-type="string" office:string-value="" calcext:value-type="error">
            <text:p>#VALEUR !</text:p>
          </table:table-cell>
          <table:table-cell table:formula="of:=IF([.$B1084]=[.G$19];1;0)" office:value-type="string" office:string-value="" calcext:value-type="error">
            <text:p>#VALEUR !</text:p>
          </table:table-cell>
          <table:table-cell table:formula="of:=IF([.$B108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85]&lt;=[.$B$13];[.$A$2];IF([.A1085]&lt;=[.$B$14];[.$A$3];IF([.A1085]&lt;=[.$B$15];[.$A$4];IF([.A1085]&lt;=[.$B$16];[.$A$5];IF([.A1085]&lt;=[.$B$17];[.$A$6];IF([.A1085]&lt;=[.$B$18];[.$A$7]))))))" office:value-type="string" office:string-value="" calcext:value-type="error">
            <text:p>#VALEUR !</text:p>
          </table:table-cell>
          <table:table-cell table:formula="of:=IF([.$B1085]=[.C$19];1;0)" office:value-type="string" office:string-value="" calcext:value-type="error">
            <text:p>#VALEUR !</text:p>
          </table:table-cell>
          <table:table-cell table:formula="of:=IF([.$B1085]=[.D$19];1;0)" office:value-type="string" office:string-value="" calcext:value-type="error">
            <text:p>#VALEUR !</text:p>
          </table:table-cell>
          <table:table-cell table:formula="of:=IF([.$B1085]=[.E$19];1;0)" office:value-type="string" office:string-value="" calcext:value-type="error">
            <text:p>#VALEUR !</text:p>
          </table:table-cell>
          <table:table-cell table:formula="of:=IF([.$B1085]=[.F$19];1;0)" office:value-type="string" office:string-value="" calcext:value-type="error">
            <text:p>#VALEUR !</text:p>
          </table:table-cell>
          <table:table-cell table:formula="of:=IF([.$B1085]=[.G$19];1;0)" office:value-type="string" office:string-value="" calcext:value-type="error">
            <text:p>#VALEUR !</text:p>
          </table:table-cell>
          <table:table-cell table:formula="of:=IF([.$B108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86]&lt;=[.$B$13];[.$A$2];IF([.A1086]&lt;=[.$B$14];[.$A$3];IF([.A1086]&lt;=[.$B$15];[.$A$4];IF([.A1086]&lt;=[.$B$16];[.$A$5];IF([.A1086]&lt;=[.$B$17];[.$A$6];IF([.A1086]&lt;=[.$B$18];[.$A$7]))))))" office:value-type="string" office:string-value="" calcext:value-type="error">
            <text:p>#VALEUR !</text:p>
          </table:table-cell>
          <table:table-cell table:formula="of:=IF([.$B1086]=[.C$19];1;0)" office:value-type="string" office:string-value="" calcext:value-type="error">
            <text:p>#VALEUR !</text:p>
          </table:table-cell>
          <table:table-cell table:formula="of:=IF([.$B1086]=[.D$19];1;0)" office:value-type="string" office:string-value="" calcext:value-type="error">
            <text:p>#VALEUR !</text:p>
          </table:table-cell>
          <table:table-cell table:formula="of:=IF([.$B1086]=[.E$19];1;0)" office:value-type="string" office:string-value="" calcext:value-type="error">
            <text:p>#VALEUR !</text:p>
          </table:table-cell>
          <table:table-cell table:formula="of:=IF([.$B1086]=[.F$19];1;0)" office:value-type="string" office:string-value="" calcext:value-type="error">
            <text:p>#VALEUR !</text:p>
          </table:table-cell>
          <table:table-cell table:formula="of:=IF([.$B1086]=[.G$19];1;0)" office:value-type="string" office:string-value="" calcext:value-type="error">
            <text:p>#VALEUR !</text:p>
          </table:table-cell>
          <table:table-cell table:formula="of:=IF([.$B108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87]&lt;=[.$B$13];[.$A$2];IF([.A1087]&lt;=[.$B$14];[.$A$3];IF([.A1087]&lt;=[.$B$15];[.$A$4];IF([.A1087]&lt;=[.$B$16];[.$A$5];IF([.A1087]&lt;=[.$B$17];[.$A$6];IF([.A1087]&lt;=[.$B$18];[.$A$7]))))))" office:value-type="string" office:string-value="" calcext:value-type="error">
            <text:p>#VALEUR !</text:p>
          </table:table-cell>
          <table:table-cell table:formula="of:=IF([.$B1087]=[.C$19];1;0)" office:value-type="string" office:string-value="" calcext:value-type="error">
            <text:p>#VALEUR !</text:p>
          </table:table-cell>
          <table:table-cell table:formula="of:=IF([.$B1087]=[.D$19];1;0)" office:value-type="string" office:string-value="" calcext:value-type="error">
            <text:p>#VALEUR !</text:p>
          </table:table-cell>
          <table:table-cell table:formula="of:=IF([.$B1087]=[.E$19];1;0)" office:value-type="string" office:string-value="" calcext:value-type="error">
            <text:p>#VALEUR !</text:p>
          </table:table-cell>
          <table:table-cell table:formula="of:=IF([.$B1087]=[.F$19];1;0)" office:value-type="string" office:string-value="" calcext:value-type="error">
            <text:p>#VALEUR !</text:p>
          </table:table-cell>
          <table:table-cell table:formula="of:=IF([.$B1087]=[.G$19];1;0)" office:value-type="string" office:string-value="" calcext:value-type="error">
            <text:p>#VALEUR !</text:p>
          </table:table-cell>
          <table:table-cell table:formula="of:=IF([.$B108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88]&lt;=[.$B$13];[.$A$2];IF([.A1088]&lt;=[.$B$14];[.$A$3];IF([.A1088]&lt;=[.$B$15];[.$A$4];IF([.A1088]&lt;=[.$B$16];[.$A$5];IF([.A1088]&lt;=[.$B$17];[.$A$6];IF([.A1088]&lt;=[.$B$18];[.$A$7]))))))" office:value-type="string" office:string-value="" calcext:value-type="error">
            <text:p>#VALEUR !</text:p>
          </table:table-cell>
          <table:table-cell table:formula="of:=IF([.$B1088]=[.C$19];1;0)" office:value-type="string" office:string-value="" calcext:value-type="error">
            <text:p>#VALEUR !</text:p>
          </table:table-cell>
          <table:table-cell table:formula="of:=IF([.$B1088]=[.D$19];1;0)" office:value-type="string" office:string-value="" calcext:value-type="error">
            <text:p>#VALEUR !</text:p>
          </table:table-cell>
          <table:table-cell table:formula="of:=IF([.$B1088]=[.E$19];1;0)" office:value-type="string" office:string-value="" calcext:value-type="error">
            <text:p>#VALEUR !</text:p>
          </table:table-cell>
          <table:table-cell table:formula="of:=IF([.$B1088]=[.F$19];1;0)" office:value-type="string" office:string-value="" calcext:value-type="error">
            <text:p>#VALEUR !</text:p>
          </table:table-cell>
          <table:table-cell table:formula="of:=IF([.$B1088]=[.G$19];1;0)" office:value-type="string" office:string-value="" calcext:value-type="error">
            <text:p>#VALEUR !</text:p>
          </table:table-cell>
          <table:table-cell table:formula="of:=IF([.$B108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89]&lt;=[.$B$13];[.$A$2];IF([.A1089]&lt;=[.$B$14];[.$A$3];IF([.A1089]&lt;=[.$B$15];[.$A$4];IF([.A1089]&lt;=[.$B$16];[.$A$5];IF([.A1089]&lt;=[.$B$17];[.$A$6];IF([.A1089]&lt;=[.$B$18];[.$A$7]))))))" office:value-type="string" office:string-value="" calcext:value-type="error">
            <text:p>#VALEUR !</text:p>
          </table:table-cell>
          <table:table-cell table:formula="of:=IF([.$B1089]=[.C$19];1;0)" office:value-type="string" office:string-value="" calcext:value-type="error">
            <text:p>#VALEUR !</text:p>
          </table:table-cell>
          <table:table-cell table:formula="of:=IF([.$B1089]=[.D$19];1;0)" office:value-type="string" office:string-value="" calcext:value-type="error">
            <text:p>#VALEUR !</text:p>
          </table:table-cell>
          <table:table-cell table:formula="of:=IF([.$B1089]=[.E$19];1;0)" office:value-type="string" office:string-value="" calcext:value-type="error">
            <text:p>#VALEUR !</text:p>
          </table:table-cell>
          <table:table-cell table:formula="of:=IF([.$B1089]=[.F$19];1;0)" office:value-type="string" office:string-value="" calcext:value-type="error">
            <text:p>#VALEUR !</text:p>
          </table:table-cell>
          <table:table-cell table:formula="of:=IF([.$B1089]=[.G$19];1;0)" office:value-type="string" office:string-value="" calcext:value-type="error">
            <text:p>#VALEUR !</text:p>
          </table:table-cell>
          <table:table-cell table:formula="of:=IF([.$B108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90]&lt;=[.$B$13];[.$A$2];IF([.A1090]&lt;=[.$B$14];[.$A$3];IF([.A1090]&lt;=[.$B$15];[.$A$4];IF([.A1090]&lt;=[.$B$16];[.$A$5];IF([.A1090]&lt;=[.$B$17];[.$A$6];IF([.A1090]&lt;=[.$B$18];[.$A$7]))))))" office:value-type="string" office:string-value="" calcext:value-type="error">
            <text:p>#VALEUR !</text:p>
          </table:table-cell>
          <table:table-cell table:formula="of:=IF([.$B1090]=[.C$19];1;0)" office:value-type="string" office:string-value="" calcext:value-type="error">
            <text:p>#VALEUR !</text:p>
          </table:table-cell>
          <table:table-cell table:formula="of:=IF([.$B1090]=[.D$19];1;0)" office:value-type="string" office:string-value="" calcext:value-type="error">
            <text:p>#VALEUR !</text:p>
          </table:table-cell>
          <table:table-cell table:formula="of:=IF([.$B1090]=[.E$19];1;0)" office:value-type="string" office:string-value="" calcext:value-type="error">
            <text:p>#VALEUR !</text:p>
          </table:table-cell>
          <table:table-cell table:formula="of:=IF([.$B1090]=[.F$19];1;0)" office:value-type="string" office:string-value="" calcext:value-type="error">
            <text:p>#VALEUR !</text:p>
          </table:table-cell>
          <table:table-cell table:formula="of:=IF([.$B1090]=[.G$19];1;0)" office:value-type="string" office:string-value="" calcext:value-type="error">
            <text:p>#VALEUR !</text:p>
          </table:table-cell>
          <table:table-cell table:formula="of:=IF([.$B109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91]&lt;=[.$B$13];[.$A$2];IF([.A1091]&lt;=[.$B$14];[.$A$3];IF([.A1091]&lt;=[.$B$15];[.$A$4];IF([.A1091]&lt;=[.$B$16];[.$A$5];IF([.A1091]&lt;=[.$B$17];[.$A$6];IF([.A1091]&lt;=[.$B$18];[.$A$7]))))))" office:value-type="string" office:string-value="" calcext:value-type="error">
            <text:p>#VALEUR !</text:p>
          </table:table-cell>
          <table:table-cell table:formula="of:=IF([.$B1091]=[.C$19];1;0)" office:value-type="string" office:string-value="" calcext:value-type="error">
            <text:p>#VALEUR !</text:p>
          </table:table-cell>
          <table:table-cell table:formula="of:=IF([.$B1091]=[.D$19];1;0)" office:value-type="string" office:string-value="" calcext:value-type="error">
            <text:p>#VALEUR !</text:p>
          </table:table-cell>
          <table:table-cell table:formula="of:=IF([.$B1091]=[.E$19];1;0)" office:value-type="string" office:string-value="" calcext:value-type="error">
            <text:p>#VALEUR !</text:p>
          </table:table-cell>
          <table:table-cell table:formula="of:=IF([.$B1091]=[.F$19];1;0)" office:value-type="string" office:string-value="" calcext:value-type="error">
            <text:p>#VALEUR !</text:p>
          </table:table-cell>
          <table:table-cell table:formula="of:=IF([.$B1091]=[.G$19];1;0)" office:value-type="string" office:string-value="" calcext:value-type="error">
            <text:p>#VALEUR !</text:p>
          </table:table-cell>
          <table:table-cell table:formula="of:=IF([.$B109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92]&lt;=[.$B$13];[.$A$2];IF([.A1092]&lt;=[.$B$14];[.$A$3];IF([.A1092]&lt;=[.$B$15];[.$A$4];IF([.A1092]&lt;=[.$B$16];[.$A$5];IF([.A1092]&lt;=[.$B$17];[.$A$6];IF([.A1092]&lt;=[.$B$18];[.$A$7]))))))" office:value-type="string" office:string-value="" calcext:value-type="error">
            <text:p>#VALEUR !</text:p>
          </table:table-cell>
          <table:table-cell table:formula="of:=IF([.$B1092]=[.C$19];1;0)" office:value-type="string" office:string-value="" calcext:value-type="error">
            <text:p>#VALEUR !</text:p>
          </table:table-cell>
          <table:table-cell table:formula="of:=IF([.$B1092]=[.D$19];1;0)" office:value-type="string" office:string-value="" calcext:value-type="error">
            <text:p>#VALEUR !</text:p>
          </table:table-cell>
          <table:table-cell table:formula="of:=IF([.$B1092]=[.E$19];1;0)" office:value-type="string" office:string-value="" calcext:value-type="error">
            <text:p>#VALEUR !</text:p>
          </table:table-cell>
          <table:table-cell table:formula="of:=IF([.$B1092]=[.F$19];1;0)" office:value-type="string" office:string-value="" calcext:value-type="error">
            <text:p>#VALEUR !</text:p>
          </table:table-cell>
          <table:table-cell table:formula="of:=IF([.$B1092]=[.G$19];1;0)" office:value-type="string" office:string-value="" calcext:value-type="error">
            <text:p>#VALEUR !</text:p>
          </table:table-cell>
          <table:table-cell table:formula="of:=IF([.$B109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93]&lt;=[.$B$13];[.$A$2];IF([.A1093]&lt;=[.$B$14];[.$A$3];IF([.A1093]&lt;=[.$B$15];[.$A$4];IF([.A1093]&lt;=[.$B$16];[.$A$5];IF([.A1093]&lt;=[.$B$17];[.$A$6];IF([.A1093]&lt;=[.$B$18];[.$A$7]))))))" office:value-type="string" office:string-value="" calcext:value-type="error">
            <text:p>#VALEUR !</text:p>
          </table:table-cell>
          <table:table-cell table:formula="of:=IF([.$B1093]=[.C$19];1;0)" office:value-type="string" office:string-value="" calcext:value-type="error">
            <text:p>#VALEUR !</text:p>
          </table:table-cell>
          <table:table-cell table:formula="of:=IF([.$B1093]=[.D$19];1;0)" office:value-type="string" office:string-value="" calcext:value-type="error">
            <text:p>#VALEUR !</text:p>
          </table:table-cell>
          <table:table-cell table:formula="of:=IF([.$B1093]=[.E$19];1;0)" office:value-type="string" office:string-value="" calcext:value-type="error">
            <text:p>#VALEUR !</text:p>
          </table:table-cell>
          <table:table-cell table:formula="of:=IF([.$B1093]=[.F$19];1;0)" office:value-type="string" office:string-value="" calcext:value-type="error">
            <text:p>#VALEUR !</text:p>
          </table:table-cell>
          <table:table-cell table:formula="of:=IF([.$B1093]=[.G$19];1;0)" office:value-type="string" office:string-value="" calcext:value-type="error">
            <text:p>#VALEUR !</text:p>
          </table:table-cell>
          <table:table-cell table:formula="of:=IF([.$B109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94]&lt;=[.$B$13];[.$A$2];IF([.A1094]&lt;=[.$B$14];[.$A$3];IF([.A1094]&lt;=[.$B$15];[.$A$4];IF([.A1094]&lt;=[.$B$16];[.$A$5];IF([.A1094]&lt;=[.$B$17];[.$A$6];IF([.A1094]&lt;=[.$B$18];[.$A$7]))))))" office:value-type="string" office:string-value="" calcext:value-type="error">
            <text:p>#VALEUR !</text:p>
          </table:table-cell>
          <table:table-cell table:formula="of:=IF([.$B1094]=[.C$19];1;0)" office:value-type="string" office:string-value="" calcext:value-type="error">
            <text:p>#VALEUR !</text:p>
          </table:table-cell>
          <table:table-cell table:formula="of:=IF([.$B1094]=[.D$19];1;0)" office:value-type="string" office:string-value="" calcext:value-type="error">
            <text:p>#VALEUR !</text:p>
          </table:table-cell>
          <table:table-cell table:formula="of:=IF([.$B1094]=[.E$19];1;0)" office:value-type="string" office:string-value="" calcext:value-type="error">
            <text:p>#VALEUR !</text:p>
          </table:table-cell>
          <table:table-cell table:formula="of:=IF([.$B1094]=[.F$19];1;0)" office:value-type="string" office:string-value="" calcext:value-type="error">
            <text:p>#VALEUR !</text:p>
          </table:table-cell>
          <table:table-cell table:formula="of:=IF([.$B1094]=[.G$19];1;0)" office:value-type="string" office:string-value="" calcext:value-type="error">
            <text:p>#VALEUR !</text:p>
          </table:table-cell>
          <table:table-cell table:formula="of:=IF([.$B109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95]&lt;=[.$B$13];[.$A$2];IF([.A1095]&lt;=[.$B$14];[.$A$3];IF([.A1095]&lt;=[.$B$15];[.$A$4];IF([.A1095]&lt;=[.$B$16];[.$A$5];IF([.A1095]&lt;=[.$B$17];[.$A$6];IF([.A1095]&lt;=[.$B$18];[.$A$7]))))))" office:value-type="string" office:string-value="" calcext:value-type="error">
            <text:p>#VALEUR !</text:p>
          </table:table-cell>
          <table:table-cell table:formula="of:=IF([.$B1095]=[.C$19];1;0)" office:value-type="string" office:string-value="" calcext:value-type="error">
            <text:p>#VALEUR !</text:p>
          </table:table-cell>
          <table:table-cell table:formula="of:=IF([.$B1095]=[.D$19];1;0)" office:value-type="string" office:string-value="" calcext:value-type="error">
            <text:p>#VALEUR !</text:p>
          </table:table-cell>
          <table:table-cell table:formula="of:=IF([.$B1095]=[.E$19];1;0)" office:value-type="string" office:string-value="" calcext:value-type="error">
            <text:p>#VALEUR !</text:p>
          </table:table-cell>
          <table:table-cell table:formula="of:=IF([.$B1095]=[.F$19];1;0)" office:value-type="string" office:string-value="" calcext:value-type="error">
            <text:p>#VALEUR !</text:p>
          </table:table-cell>
          <table:table-cell table:formula="of:=IF([.$B1095]=[.G$19];1;0)" office:value-type="string" office:string-value="" calcext:value-type="error">
            <text:p>#VALEUR !</text:p>
          </table:table-cell>
          <table:table-cell table:formula="of:=IF([.$B109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96]&lt;=[.$B$13];[.$A$2];IF([.A1096]&lt;=[.$B$14];[.$A$3];IF([.A1096]&lt;=[.$B$15];[.$A$4];IF([.A1096]&lt;=[.$B$16];[.$A$5];IF([.A1096]&lt;=[.$B$17];[.$A$6];IF([.A1096]&lt;=[.$B$18];[.$A$7]))))))" office:value-type="string" office:string-value="" calcext:value-type="error">
            <text:p>#VALEUR !</text:p>
          </table:table-cell>
          <table:table-cell table:formula="of:=IF([.$B1096]=[.C$19];1;0)" office:value-type="string" office:string-value="" calcext:value-type="error">
            <text:p>#VALEUR !</text:p>
          </table:table-cell>
          <table:table-cell table:formula="of:=IF([.$B1096]=[.D$19];1;0)" office:value-type="string" office:string-value="" calcext:value-type="error">
            <text:p>#VALEUR !</text:p>
          </table:table-cell>
          <table:table-cell table:formula="of:=IF([.$B1096]=[.E$19];1;0)" office:value-type="string" office:string-value="" calcext:value-type="error">
            <text:p>#VALEUR !</text:p>
          </table:table-cell>
          <table:table-cell table:formula="of:=IF([.$B1096]=[.F$19];1;0)" office:value-type="string" office:string-value="" calcext:value-type="error">
            <text:p>#VALEUR !</text:p>
          </table:table-cell>
          <table:table-cell table:formula="of:=IF([.$B1096]=[.G$19];1;0)" office:value-type="string" office:string-value="" calcext:value-type="error">
            <text:p>#VALEUR !</text:p>
          </table:table-cell>
          <table:table-cell table:formula="of:=IF([.$B109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97]&lt;=[.$B$13];[.$A$2];IF([.A1097]&lt;=[.$B$14];[.$A$3];IF([.A1097]&lt;=[.$B$15];[.$A$4];IF([.A1097]&lt;=[.$B$16];[.$A$5];IF([.A1097]&lt;=[.$B$17];[.$A$6];IF([.A1097]&lt;=[.$B$18];[.$A$7]))))))" office:value-type="string" office:string-value="" calcext:value-type="error">
            <text:p>#VALEUR !</text:p>
          </table:table-cell>
          <table:table-cell table:formula="of:=IF([.$B1097]=[.C$19];1;0)" office:value-type="string" office:string-value="" calcext:value-type="error">
            <text:p>#VALEUR !</text:p>
          </table:table-cell>
          <table:table-cell table:formula="of:=IF([.$B1097]=[.D$19];1;0)" office:value-type="string" office:string-value="" calcext:value-type="error">
            <text:p>#VALEUR !</text:p>
          </table:table-cell>
          <table:table-cell table:formula="of:=IF([.$B1097]=[.E$19];1;0)" office:value-type="string" office:string-value="" calcext:value-type="error">
            <text:p>#VALEUR !</text:p>
          </table:table-cell>
          <table:table-cell table:formula="of:=IF([.$B1097]=[.F$19];1;0)" office:value-type="string" office:string-value="" calcext:value-type="error">
            <text:p>#VALEUR !</text:p>
          </table:table-cell>
          <table:table-cell table:formula="of:=IF([.$B1097]=[.G$19];1;0)" office:value-type="string" office:string-value="" calcext:value-type="error">
            <text:p>#VALEUR !</text:p>
          </table:table-cell>
          <table:table-cell table:formula="of:=IF([.$B109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98]&lt;=[.$B$13];[.$A$2];IF([.A1098]&lt;=[.$B$14];[.$A$3];IF([.A1098]&lt;=[.$B$15];[.$A$4];IF([.A1098]&lt;=[.$B$16];[.$A$5];IF([.A1098]&lt;=[.$B$17];[.$A$6];IF([.A1098]&lt;=[.$B$18];[.$A$7]))))))" office:value-type="string" office:string-value="" calcext:value-type="error">
            <text:p>#VALEUR !</text:p>
          </table:table-cell>
          <table:table-cell table:formula="of:=IF([.$B1098]=[.C$19];1;0)" office:value-type="string" office:string-value="" calcext:value-type="error">
            <text:p>#VALEUR !</text:p>
          </table:table-cell>
          <table:table-cell table:formula="of:=IF([.$B1098]=[.D$19];1;0)" office:value-type="string" office:string-value="" calcext:value-type="error">
            <text:p>#VALEUR !</text:p>
          </table:table-cell>
          <table:table-cell table:formula="of:=IF([.$B1098]=[.E$19];1;0)" office:value-type="string" office:string-value="" calcext:value-type="error">
            <text:p>#VALEUR !</text:p>
          </table:table-cell>
          <table:table-cell table:formula="of:=IF([.$B1098]=[.F$19];1;0)" office:value-type="string" office:string-value="" calcext:value-type="error">
            <text:p>#VALEUR !</text:p>
          </table:table-cell>
          <table:table-cell table:formula="of:=IF([.$B1098]=[.G$19];1;0)" office:value-type="string" office:string-value="" calcext:value-type="error">
            <text:p>#VALEUR !</text:p>
          </table:table-cell>
          <table:table-cell table:formula="of:=IF([.$B109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099]&lt;=[.$B$13];[.$A$2];IF([.A1099]&lt;=[.$B$14];[.$A$3];IF([.A1099]&lt;=[.$B$15];[.$A$4];IF([.A1099]&lt;=[.$B$16];[.$A$5];IF([.A1099]&lt;=[.$B$17];[.$A$6];IF([.A1099]&lt;=[.$B$18];[.$A$7]))))))" office:value-type="string" office:string-value="" calcext:value-type="error">
            <text:p>#VALEUR !</text:p>
          </table:table-cell>
          <table:table-cell table:formula="of:=IF([.$B1099]=[.C$19];1;0)" office:value-type="string" office:string-value="" calcext:value-type="error">
            <text:p>#VALEUR !</text:p>
          </table:table-cell>
          <table:table-cell table:formula="of:=IF([.$B1099]=[.D$19];1;0)" office:value-type="string" office:string-value="" calcext:value-type="error">
            <text:p>#VALEUR !</text:p>
          </table:table-cell>
          <table:table-cell table:formula="of:=IF([.$B1099]=[.E$19];1;0)" office:value-type="string" office:string-value="" calcext:value-type="error">
            <text:p>#VALEUR !</text:p>
          </table:table-cell>
          <table:table-cell table:formula="of:=IF([.$B1099]=[.F$19];1;0)" office:value-type="string" office:string-value="" calcext:value-type="error">
            <text:p>#VALEUR !</text:p>
          </table:table-cell>
          <table:table-cell table:formula="of:=IF([.$B1099]=[.G$19];1;0)" office:value-type="string" office:string-value="" calcext:value-type="error">
            <text:p>#VALEUR !</text:p>
          </table:table-cell>
          <table:table-cell table:formula="of:=IF([.$B109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00]&lt;=[.$B$13];[.$A$2];IF([.A1100]&lt;=[.$B$14];[.$A$3];IF([.A1100]&lt;=[.$B$15];[.$A$4];IF([.A1100]&lt;=[.$B$16];[.$A$5];IF([.A1100]&lt;=[.$B$17];[.$A$6];IF([.A1100]&lt;=[.$B$18];[.$A$7]))))))" office:value-type="string" office:string-value="" calcext:value-type="error">
            <text:p>#VALEUR !</text:p>
          </table:table-cell>
          <table:table-cell table:formula="of:=IF([.$B1100]=[.C$19];1;0)" office:value-type="string" office:string-value="" calcext:value-type="error">
            <text:p>#VALEUR !</text:p>
          </table:table-cell>
          <table:table-cell table:formula="of:=IF([.$B1100]=[.D$19];1;0)" office:value-type="string" office:string-value="" calcext:value-type="error">
            <text:p>#VALEUR !</text:p>
          </table:table-cell>
          <table:table-cell table:formula="of:=IF([.$B1100]=[.E$19];1;0)" office:value-type="string" office:string-value="" calcext:value-type="error">
            <text:p>#VALEUR !</text:p>
          </table:table-cell>
          <table:table-cell table:formula="of:=IF([.$B1100]=[.F$19];1;0)" office:value-type="string" office:string-value="" calcext:value-type="error">
            <text:p>#VALEUR !</text:p>
          </table:table-cell>
          <table:table-cell table:formula="of:=IF([.$B1100]=[.G$19];1;0)" office:value-type="string" office:string-value="" calcext:value-type="error">
            <text:p>#VALEUR !</text:p>
          </table:table-cell>
          <table:table-cell table:formula="of:=IF([.$B110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01]&lt;=[.$B$13];[.$A$2];IF([.A1101]&lt;=[.$B$14];[.$A$3];IF([.A1101]&lt;=[.$B$15];[.$A$4];IF([.A1101]&lt;=[.$B$16];[.$A$5];IF([.A1101]&lt;=[.$B$17];[.$A$6];IF([.A1101]&lt;=[.$B$18];[.$A$7]))))))" office:value-type="string" office:string-value="" calcext:value-type="error">
            <text:p>#VALEUR !</text:p>
          </table:table-cell>
          <table:table-cell table:formula="of:=IF([.$B1101]=[.C$19];1;0)" office:value-type="string" office:string-value="" calcext:value-type="error">
            <text:p>#VALEUR !</text:p>
          </table:table-cell>
          <table:table-cell table:formula="of:=IF([.$B1101]=[.D$19];1;0)" office:value-type="string" office:string-value="" calcext:value-type="error">
            <text:p>#VALEUR !</text:p>
          </table:table-cell>
          <table:table-cell table:formula="of:=IF([.$B1101]=[.E$19];1;0)" office:value-type="string" office:string-value="" calcext:value-type="error">
            <text:p>#VALEUR !</text:p>
          </table:table-cell>
          <table:table-cell table:formula="of:=IF([.$B1101]=[.F$19];1;0)" office:value-type="string" office:string-value="" calcext:value-type="error">
            <text:p>#VALEUR !</text:p>
          </table:table-cell>
          <table:table-cell table:formula="of:=IF([.$B1101]=[.G$19];1;0)" office:value-type="string" office:string-value="" calcext:value-type="error">
            <text:p>#VALEUR !</text:p>
          </table:table-cell>
          <table:table-cell table:formula="of:=IF([.$B110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02]&lt;=[.$B$13];[.$A$2];IF([.A1102]&lt;=[.$B$14];[.$A$3];IF([.A1102]&lt;=[.$B$15];[.$A$4];IF([.A1102]&lt;=[.$B$16];[.$A$5];IF([.A1102]&lt;=[.$B$17];[.$A$6];IF([.A1102]&lt;=[.$B$18];[.$A$7]))))))" office:value-type="string" office:string-value="" calcext:value-type="error">
            <text:p>#VALEUR !</text:p>
          </table:table-cell>
          <table:table-cell table:formula="of:=IF([.$B1102]=[.C$19];1;0)" office:value-type="string" office:string-value="" calcext:value-type="error">
            <text:p>#VALEUR !</text:p>
          </table:table-cell>
          <table:table-cell table:formula="of:=IF([.$B1102]=[.D$19];1;0)" office:value-type="string" office:string-value="" calcext:value-type="error">
            <text:p>#VALEUR !</text:p>
          </table:table-cell>
          <table:table-cell table:formula="of:=IF([.$B1102]=[.E$19];1;0)" office:value-type="string" office:string-value="" calcext:value-type="error">
            <text:p>#VALEUR !</text:p>
          </table:table-cell>
          <table:table-cell table:formula="of:=IF([.$B1102]=[.F$19];1;0)" office:value-type="string" office:string-value="" calcext:value-type="error">
            <text:p>#VALEUR !</text:p>
          </table:table-cell>
          <table:table-cell table:formula="of:=IF([.$B1102]=[.G$19];1;0)" office:value-type="string" office:string-value="" calcext:value-type="error">
            <text:p>#VALEUR !</text:p>
          </table:table-cell>
          <table:table-cell table:formula="of:=IF([.$B110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03]&lt;=[.$B$13];[.$A$2];IF([.A1103]&lt;=[.$B$14];[.$A$3];IF([.A1103]&lt;=[.$B$15];[.$A$4];IF([.A1103]&lt;=[.$B$16];[.$A$5];IF([.A1103]&lt;=[.$B$17];[.$A$6];IF([.A1103]&lt;=[.$B$18];[.$A$7]))))))" office:value-type="string" office:string-value="" calcext:value-type="error">
            <text:p>#VALEUR !</text:p>
          </table:table-cell>
          <table:table-cell table:formula="of:=IF([.$B1103]=[.C$19];1;0)" office:value-type="string" office:string-value="" calcext:value-type="error">
            <text:p>#VALEUR !</text:p>
          </table:table-cell>
          <table:table-cell table:formula="of:=IF([.$B1103]=[.D$19];1;0)" office:value-type="string" office:string-value="" calcext:value-type="error">
            <text:p>#VALEUR !</text:p>
          </table:table-cell>
          <table:table-cell table:formula="of:=IF([.$B1103]=[.E$19];1;0)" office:value-type="string" office:string-value="" calcext:value-type="error">
            <text:p>#VALEUR !</text:p>
          </table:table-cell>
          <table:table-cell table:formula="of:=IF([.$B1103]=[.F$19];1;0)" office:value-type="string" office:string-value="" calcext:value-type="error">
            <text:p>#VALEUR !</text:p>
          </table:table-cell>
          <table:table-cell table:formula="of:=IF([.$B1103]=[.G$19];1;0)" office:value-type="string" office:string-value="" calcext:value-type="error">
            <text:p>#VALEUR !</text:p>
          </table:table-cell>
          <table:table-cell table:formula="of:=IF([.$B110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04]&lt;=[.$B$13];[.$A$2];IF([.A1104]&lt;=[.$B$14];[.$A$3];IF([.A1104]&lt;=[.$B$15];[.$A$4];IF([.A1104]&lt;=[.$B$16];[.$A$5];IF([.A1104]&lt;=[.$B$17];[.$A$6];IF([.A1104]&lt;=[.$B$18];[.$A$7]))))))" office:value-type="string" office:string-value="" calcext:value-type="error">
            <text:p>#VALEUR !</text:p>
          </table:table-cell>
          <table:table-cell table:formula="of:=IF([.$B1104]=[.C$19];1;0)" office:value-type="string" office:string-value="" calcext:value-type="error">
            <text:p>#VALEUR !</text:p>
          </table:table-cell>
          <table:table-cell table:formula="of:=IF([.$B1104]=[.D$19];1;0)" office:value-type="string" office:string-value="" calcext:value-type="error">
            <text:p>#VALEUR !</text:p>
          </table:table-cell>
          <table:table-cell table:formula="of:=IF([.$B1104]=[.E$19];1;0)" office:value-type="string" office:string-value="" calcext:value-type="error">
            <text:p>#VALEUR !</text:p>
          </table:table-cell>
          <table:table-cell table:formula="of:=IF([.$B1104]=[.F$19];1;0)" office:value-type="string" office:string-value="" calcext:value-type="error">
            <text:p>#VALEUR !</text:p>
          </table:table-cell>
          <table:table-cell table:formula="of:=IF([.$B1104]=[.G$19];1;0)" office:value-type="string" office:string-value="" calcext:value-type="error">
            <text:p>#VALEUR !</text:p>
          </table:table-cell>
          <table:table-cell table:formula="of:=IF([.$B110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05]&lt;=[.$B$13];[.$A$2];IF([.A1105]&lt;=[.$B$14];[.$A$3];IF([.A1105]&lt;=[.$B$15];[.$A$4];IF([.A1105]&lt;=[.$B$16];[.$A$5];IF([.A1105]&lt;=[.$B$17];[.$A$6];IF([.A1105]&lt;=[.$B$18];[.$A$7]))))))" office:value-type="string" office:string-value="" calcext:value-type="error">
            <text:p>#VALEUR !</text:p>
          </table:table-cell>
          <table:table-cell table:formula="of:=IF([.$B1105]=[.C$19];1;0)" office:value-type="string" office:string-value="" calcext:value-type="error">
            <text:p>#VALEUR !</text:p>
          </table:table-cell>
          <table:table-cell table:formula="of:=IF([.$B1105]=[.D$19];1;0)" office:value-type="string" office:string-value="" calcext:value-type="error">
            <text:p>#VALEUR !</text:p>
          </table:table-cell>
          <table:table-cell table:formula="of:=IF([.$B1105]=[.E$19];1;0)" office:value-type="string" office:string-value="" calcext:value-type="error">
            <text:p>#VALEUR !</text:p>
          </table:table-cell>
          <table:table-cell table:formula="of:=IF([.$B1105]=[.F$19];1;0)" office:value-type="string" office:string-value="" calcext:value-type="error">
            <text:p>#VALEUR !</text:p>
          </table:table-cell>
          <table:table-cell table:formula="of:=IF([.$B1105]=[.G$19];1;0)" office:value-type="string" office:string-value="" calcext:value-type="error">
            <text:p>#VALEUR !</text:p>
          </table:table-cell>
          <table:table-cell table:formula="of:=IF([.$B110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06]&lt;=[.$B$13];[.$A$2];IF([.A1106]&lt;=[.$B$14];[.$A$3];IF([.A1106]&lt;=[.$B$15];[.$A$4];IF([.A1106]&lt;=[.$B$16];[.$A$5];IF([.A1106]&lt;=[.$B$17];[.$A$6];IF([.A1106]&lt;=[.$B$18];[.$A$7]))))))" office:value-type="string" office:string-value="" calcext:value-type="error">
            <text:p>#VALEUR !</text:p>
          </table:table-cell>
          <table:table-cell table:formula="of:=IF([.$B1106]=[.C$19];1;0)" office:value-type="string" office:string-value="" calcext:value-type="error">
            <text:p>#VALEUR !</text:p>
          </table:table-cell>
          <table:table-cell table:formula="of:=IF([.$B1106]=[.D$19];1;0)" office:value-type="string" office:string-value="" calcext:value-type="error">
            <text:p>#VALEUR !</text:p>
          </table:table-cell>
          <table:table-cell table:formula="of:=IF([.$B1106]=[.E$19];1;0)" office:value-type="string" office:string-value="" calcext:value-type="error">
            <text:p>#VALEUR !</text:p>
          </table:table-cell>
          <table:table-cell table:formula="of:=IF([.$B1106]=[.F$19];1;0)" office:value-type="string" office:string-value="" calcext:value-type="error">
            <text:p>#VALEUR !</text:p>
          </table:table-cell>
          <table:table-cell table:formula="of:=IF([.$B1106]=[.G$19];1;0)" office:value-type="string" office:string-value="" calcext:value-type="error">
            <text:p>#VALEUR !</text:p>
          </table:table-cell>
          <table:table-cell table:formula="of:=IF([.$B110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07]&lt;=[.$B$13];[.$A$2];IF([.A1107]&lt;=[.$B$14];[.$A$3];IF([.A1107]&lt;=[.$B$15];[.$A$4];IF([.A1107]&lt;=[.$B$16];[.$A$5];IF([.A1107]&lt;=[.$B$17];[.$A$6];IF([.A1107]&lt;=[.$B$18];[.$A$7]))))))" office:value-type="string" office:string-value="" calcext:value-type="error">
            <text:p>#VALEUR !</text:p>
          </table:table-cell>
          <table:table-cell table:formula="of:=IF([.$B1107]=[.C$19];1;0)" office:value-type="string" office:string-value="" calcext:value-type="error">
            <text:p>#VALEUR !</text:p>
          </table:table-cell>
          <table:table-cell table:formula="of:=IF([.$B1107]=[.D$19];1;0)" office:value-type="string" office:string-value="" calcext:value-type="error">
            <text:p>#VALEUR !</text:p>
          </table:table-cell>
          <table:table-cell table:formula="of:=IF([.$B1107]=[.E$19];1;0)" office:value-type="string" office:string-value="" calcext:value-type="error">
            <text:p>#VALEUR !</text:p>
          </table:table-cell>
          <table:table-cell table:formula="of:=IF([.$B1107]=[.F$19];1;0)" office:value-type="string" office:string-value="" calcext:value-type="error">
            <text:p>#VALEUR !</text:p>
          </table:table-cell>
          <table:table-cell table:formula="of:=IF([.$B1107]=[.G$19];1;0)" office:value-type="string" office:string-value="" calcext:value-type="error">
            <text:p>#VALEUR !</text:p>
          </table:table-cell>
          <table:table-cell table:formula="of:=IF([.$B110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08]&lt;=[.$B$13];[.$A$2];IF([.A1108]&lt;=[.$B$14];[.$A$3];IF([.A1108]&lt;=[.$B$15];[.$A$4];IF([.A1108]&lt;=[.$B$16];[.$A$5];IF([.A1108]&lt;=[.$B$17];[.$A$6];IF([.A1108]&lt;=[.$B$18];[.$A$7]))))))" office:value-type="string" office:string-value="" calcext:value-type="error">
            <text:p>#VALEUR !</text:p>
          </table:table-cell>
          <table:table-cell table:formula="of:=IF([.$B1108]=[.C$19];1;0)" office:value-type="string" office:string-value="" calcext:value-type="error">
            <text:p>#VALEUR !</text:p>
          </table:table-cell>
          <table:table-cell table:formula="of:=IF([.$B1108]=[.D$19];1;0)" office:value-type="string" office:string-value="" calcext:value-type="error">
            <text:p>#VALEUR !</text:p>
          </table:table-cell>
          <table:table-cell table:formula="of:=IF([.$B1108]=[.E$19];1;0)" office:value-type="string" office:string-value="" calcext:value-type="error">
            <text:p>#VALEUR !</text:p>
          </table:table-cell>
          <table:table-cell table:formula="of:=IF([.$B1108]=[.F$19];1;0)" office:value-type="string" office:string-value="" calcext:value-type="error">
            <text:p>#VALEUR !</text:p>
          </table:table-cell>
          <table:table-cell table:formula="of:=IF([.$B1108]=[.G$19];1;0)" office:value-type="string" office:string-value="" calcext:value-type="error">
            <text:p>#VALEUR !</text:p>
          </table:table-cell>
          <table:table-cell table:formula="of:=IF([.$B110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09]&lt;=[.$B$13];[.$A$2];IF([.A1109]&lt;=[.$B$14];[.$A$3];IF([.A1109]&lt;=[.$B$15];[.$A$4];IF([.A1109]&lt;=[.$B$16];[.$A$5];IF([.A1109]&lt;=[.$B$17];[.$A$6];IF([.A1109]&lt;=[.$B$18];[.$A$7]))))))" office:value-type="string" office:string-value="" calcext:value-type="error">
            <text:p>#VALEUR !</text:p>
          </table:table-cell>
          <table:table-cell table:formula="of:=IF([.$B1109]=[.C$19];1;0)" office:value-type="string" office:string-value="" calcext:value-type="error">
            <text:p>#VALEUR !</text:p>
          </table:table-cell>
          <table:table-cell table:formula="of:=IF([.$B1109]=[.D$19];1;0)" office:value-type="string" office:string-value="" calcext:value-type="error">
            <text:p>#VALEUR !</text:p>
          </table:table-cell>
          <table:table-cell table:formula="of:=IF([.$B1109]=[.E$19];1;0)" office:value-type="string" office:string-value="" calcext:value-type="error">
            <text:p>#VALEUR !</text:p>
          </table:table-cell>
          <table:table-cell table:formula="of:=IF([.$B1109]=[.F$19];1;0)" office:value-type="string" office:string-value="" calcext:value-type="error">
            <text:p>#VALEUR !</text:p>
          </table:table-cell>
          <table:table-cell table:formula="of:=IF([.$B1109]=[.G$19];1;0)" office:value-type="string" office:string-value="" calcext:value-type="error">
            <text:p>#VALEUR !</text:p>
          </table:table-cell>
          <table:table-cell table:formula="of:=IF([.$B110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10]&lt;=[.$B$13];[.$A$2];IF([.A1110]&lt;=[.$B$14];[.$A$3];IF([.A1110]&lt;=[.$B$15];[.$A$4];IF([.A1110]&lt;=[.$B$16];[.$A$5];IF([.A1110]&lt;=[.$B$17];[.$A$6];IF([.A1110]&lt;=[.$B$18];[.$A$7]))))))" office:value-type="string" office:string-value="" calcext:value-type="error">
            <text:p>#VALEUR !</text:p>
          </table:table-cell>
          <table:table-cell table:formula="of:=IF([.$B1110]=[.C$19];1;0)" office:value-type="string" office:string-value="" calcext:value-type="error">
            <text:p>#VALEUR !</text:p>
          </table:table-cell>
          <table:table-cell table:formula="of:=IF([.$B1110]=[.D$19];1;0)" office:value-type="string" office:string-value="" calcext:value-type="error">
            <text:p>#VALEUR !</text:p>
          </table:table-cell>
          <table:table-cell table:formula="of:=IF([.$B1110]=[.E$19];1;0)" office:value-type="string" office:string-value="" calcext:value-type="error">
            <text:p>#VALEUR !</text:p>
          </table:table-cell>
          <table:table-cell table:formula="of:=IF([.$B1110]=[.F$19];1;0)" office:value-type="string" office:string-value="" calcext:value-type="error">
            <text:p>#VALEUR !</text:p>
          </table:table-cell>
          <table:table-cell table:formula="of:=IF([.$B1110]=[.G$19];1;0)" office:value-type="string" office:string-value="" calcext:value-type="error">
            <text:p>#VALEUR !</text:p>
          </table:table-cell>
          <table:table-cell table:formula="of:=IF([.$B111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11]&lt;=[.$B$13];[.$A$2];IF([.A1111]&lt;=[.$B$14];[.$A$3];IF([.A1111]&lt;=[.$B$15];[.$A$4];IF([.A1111]&lt;=[.$B$16];[.$A$5];IF([.A1111]&lt;=[.$B$17];[.$A$6];IF([.A1111]&lt;=[.$B$18];[.$A$7]))))))" office:value-type="string" office:string-value="" calcext:value-type="error">
            <text:p>#VALEUR !</text:p>
          </table:table-cell>
          <table:table-cell table:formula="of:=IF([.$B1111]=[.C$19];1;0)" office:value-type="string" office:string-value="" calcext:value-type="error">
            <text:p>#VALEUR !</text:p>
          </table:table-cell>
          <table:table-cell table:formula="of:=IF([.$B1111]=[.D$19];1;0)" office:value-type="string" office:string-value="" calcext:value-type="error">
            <text:p>#VALEUR !</text:p>
          </table:table-cell>
          <table:table-cell table:formula="of:=IF([.$B1111]=[.E$19];1;0)" office:value-type="string" office:string-value="" calcext:value-type="error">
            <text:p>#VALEUR !</text:p>
          </table:table-cell>
          <table:table-cell table:formula="of:=IF([.$B1111]=[.F$19];1;0)" office:value-type="string" office:string-value="" calcext:value-type="error">
            <text:p>#VALEUR !</text:p>
          </table:table-cell>
          <table:table-cell table:formula="of:=IF([.$B1111]=[.G$19];1;0)" office:value-type="string" office:string-value="" calcext:value-type="error">
            <text:p>#VALEUR !</text:p>
          </table:table-cell>
          <table:table-cell table:formula="of:=IF([.$B111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12]&lt;=[.$B$13];[.$A$2];IF([.A1112]&lt;=[.$B$14];[.$A$3];IF([.A1112]&lt;=[.$B$15];[.$A$4];IF([.A1112]&lt;=[.$B$16];[.$A$5];IF([.A1112]&lt;=[.$B$17];[.$A$6];IF([.A1112]&lt;=[.$B$18];[.$A$7]))))))" office:value-type="string" office:string-value="" calcext:value-type="error">
            <text:p>#VALEUR !</text:p>
          </table:table-cell>
          <table:table-cell table:formula="of:=IF([.$B1112]=[.C$19];1;0)" office:value-type="string" office:string-value="" calcext:value-type="error">
            <text:p>#VALEUR !</text:p>
          </table:table-cell>
          <table:table-cell table:formula="of:=IF([.$B1112]=[.D$19];1;0)" office:value-type="string" office:string-value="" calcext:value-type="error">
            <text:p>#VALEUR !</text:p>
          </table:table-cell>
          <table:table-cell table:formula="of:=IF([.$B1112]=[.E$19];1;0)" office:value-type="string" office:string-value="" calcext:value-type="error">
            <text:p>#VALEUR !</text:p>
          </table:table-cell>
          <table:table-cell table:formula="of:=IF([.$B1112]=[.F$19];1;0)" office:value-type="string" office:string-value="" calcext:value-type="error">
            <text:p>#VALEUR !</text:p>
          </table:table-cell>
          <table:table-cell table:formula="of:=IF([.$B1112]=[.G$19];1;0)" office:value-type="string" office:string-value="" calcext:value-type="error">
            <text:p>#VALEUR !</text:p>
          </table:table-cell>
          <table:table-cell table:formula="of:=IF([.$B111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13]&lt;=[.$B$13];[.$A$2];IF([.A1113]&lt;=[.$B$14];[.$A$3];IF([.A1113]&lt;=[.$B$15];[.$A$4];IF([.A1113]&lt;=[.$B$16];[.$A$5];IF([.A1113]&lt;=[.$B$17];[.$A$6];IF([.A1113]&lt;=[.$B$18];[.$A$7]))))))" office:value-type="string" office:string-value="" calcext:value-type="error">
            <text:p>#VALEUR !</text:p>
          </table:table-cell>
          <table:table-cell table:formula="of:=IF([.$B1113]=[.C$19];1;0)" office:value-type="string" office:string-value="" calcext:value-type="error">
            <text:p>#VALEUR !</text:p>
          </table:table-cell>
          <table:table-cell table:formula="of:=IF([.$B1113]=[.D$19];1;0)" office:value-type="string" office:string-value="" calcext:value-type="error">
            <text:p>#VALEUR !</text:p>
          </table:table-cell>
          <table:table-cell table:formula="of:=IF([.$B1113]=[.E$19];1;0)" office:value-type="string" office:string-value="" calcext:value-type="error">
            <text:p>#VALEUR !</text:p>
          </table:table-cell>
          <table:table-cell table:formula="of:=IF([.$B1113]=[.F$19];1;0)" office:value-type="string" office:string-value="" calcext:value-type="error">
            <text:p>#VALEUR !</text:p>
          </table:table-cell>
          <table:table-cell table:formula="of:=IF([.$B1113]=[.G$19];1;0)" office:value-type="string" office:string-value="" calcext:value-type="error">
            <text:p>#VALEUR !</text:p>
          </table:table-cell>
          <table:table-cell table:formula="of:=IF([.$B111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14]&lt;=[.$B$13];[.$A$2];IF([.A1114]&lt;=[.$B$14];[.$A$3];IF([.A1114]&lt;=[.$B$15];[.$A$4];IF([.A1114]&lt;=[.$B$16];[.$A$5];IF([.A1114]&lt;=[.$B$17];[.$A$6];IF([.A1114]&lt;=[.$B$18];[.$A$7]))))))" office:value-type="string" office:string-value="" calcext:value-type="error">
            <text:p>#VALEUR !</text:p>
          </table:table-cell>
          <table:table-cell table:formula="of:=IF([.$B1114]=[.C$19];1;0)" office:value-type="string" office:string-value="" calcext:value-type="error">
            <text:p>#VALEUR !</text:p>
          </table:table-cell>
          <table:table-cell table:formula="of:=IF([.$B1114]=[.D$19];1;0)" office:value-type="string" office:string-value="" calcext:value-type="error">
            <text:p>#VALEUR !</text:p>
          </table:table-cell>
          <table:table-cell table:formula="of:=IF([.$B1114]=[.E$19];1;0)" office:value-type="string" office:string-value="" calcext:value-type="error">
            <text:p>#VALEUR !</text:p>
          </table:table-cell>
          <table:table-cell table:formula="of:=IF([.$B1114]=[.F$19];1;0)" office:value-type="string" office:string-value="" calcext:value-type="error">
            <text:p>#VALEUR !</text:p>
          </table:table-cell>
          <table:table-cell table:formula="of:=IF([.$B1114]=[.G$19];1;0)" office:value-type="string" office:string-value="" calcext:value-type="error">
            <text:p>#VALEUR !</text:p>
          </table:table-cell>
          <table:table-cell table:formula="of:=IF([.$B111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15]&lt;=[.$B$13];[.$A$2];IF([.A1115]&lt;=[.$B$14];[.$A$3];IF([.A1115]&lt;=[.$B$15];[.$A$4];IF([.A1115]&lt;=[.$B$16];[.$A$5];IF([.A1115]&lt;=[.$B$17];[.$A$6];IF([.A1115]&lt;=[.$B$18];[.$A$7]))))))" office:value-type="string" office:string-value="" calcext:value-type="error">
            <text:p>#VALEUR !</text:p>
          </table:table-cell>
          <table:table-cell table:formula="of:=IF([.$B1115]=[.C$19];1;0)" office:value-type="string" office:string-value="" calcext:value-type="error">
            <text:p>#VALEUR !</text:p>
          </table:table-cell>
          <table:table-cell table:formula="of:=IF([.$B1115]=[.D$19];1;0)" office:value-type="string" office:string-value="" calcext:value-type="error">
            <text:p>#VALEUR !</text:p>
          </table:table-cell>
          <table:table-cell table:formula="of:=IF([.$B1115]=[.E$19];1;0)" office:value-type="string" office:string-value="" calcext:value-type="error">
            <text:p>#VALEUR !</text:p>
          </table:table-cell>
          <table:table-cell table:formula="of:=IF([.$B1115]=[.F$19];1;0)" office:value-type="string" office:string-value="" calcext:value-type="error">
            <text:p>#VALEUR !</text:p>
          </table:table-cell>
          <table:table-cell table:formula="of:=IF([.$B1115]=[.G$19];1;0)" office:value-type="string" office:string-value="" calcext:value-type="error">
            <text:p>#VALEUR !</text:p>
          </table:table-cell>
          <table:table-cell table:formula="of:=IF([.$B111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16]&lt;=[.$B$13];[.$A$2];IF([.A1116]&lt;=[.$B$14];[.$A$3];IF([.A1116]&lt;=[.$B$15];[.$A$4];IF([.A1116]&lt;=[.$B$16];[.$A$5];IF([.A1116]&lt;=[.$B$17];[.$A$6];IF([.A1116]&lt;=[.$B$18];[.$A$7]))))))" office:value-type="string" office:string-value="" calcext:value-type="error">
            <text:p>#VALEUR !</text:p>
          </table:table-cell>
          <table:table-cell table:formula="of:=IF([.$B1116]=[.C$19];1;0)" office:value-type="string" office:string-value="" calcext:value-type="error">
            <text:p>#VALEUR !</text:p>
          </table:table-cell>
          <table:table-cell table:formula="of:=IF([.$B1116]=[.D$19];1;0)" office:value-type="string" office:string-value="" calcext:value-type="error">
            <text:p>#VALEUR !</text:p>
          </table:table-cell>
          <table:table-cell table:formula="of:=IF([.$B1116]=[.E$19];1;0)" office:value-type="string" office:string-value="" calcext:value-type="error">
            <text:p>#VALEUR !</text:p>
          </table:table-cell>
          <table:table-cell table:formula="of:=IF([.$B1116]=[.F$19];1;0)" office:value-type="string" office:string-value="" calcext:value-type="error">
            <text:p>#VALEUR !</text:p>
          </table:table-cell>
          <table:table-cell table:formula="of:=IF([.$B1116]=[.G$19];1;0)" office:value-type="string" office:string-value="" calcext:value-type="error">
            <text:p>#VALEUR !</text:p>
          </table:table-cell>
          <table:table-cell table:formula="of:=IF([.$B111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17]&lt;=[.$B$13];[.$A$2];IF([.A1117]&lt;=[.$B$14];[.$A$3];IF([.A1117]&lt;=[.$B$15];[.$A$4];IF([.A1117]&lt;=[.$B$16];[.$A$5];IF([.A1117]&lt;=[.$B$17];[.$A$6];IF([.A1117]&lt;=[.$B$18];[.$A$7]))))))" office:value-type="string" office:string-value="" calcext:value-type="error">
            <text:p>#VALEUR !</text:p>
          </table:table-cell>
          <table:table-cell table:formula="of:=IF([.$B1117]=[.C$19];1;0)" office:value-type="string" office:string-value="" calcext:value-type="error">
            <text:p>#VALEUR !</text:p>
          </table:table-cell>
          <table:table-cell table:formula="of:=IF([.$B1117]=[.D$19];1;0)" office:value-type="string" office:string-value="" calcext:value-type="error">
            <text:p>#VALEUR !</text:p>
          </table:table-cell>
          <table:table-cell table:formula="of:=IF([.$B1117]=[.E$19];1;0)" office:value-type="string" office:string-value="" calcext:value-type="error">
            <text:p>#VALEUR !</text:p>
          </table:table-cell>
          <table:table-cell table:formula="of:=IF([.$B1117]=[.F$19];1;0)" office:value-type="string" office:string-value="" calcext:value-type="error">
            <text:p>#VALEUR !</text:p>
          </table:table-cell>
          <table:table-cell table:formula="of:=IF([.$B1117]=[.G$19];1;0)" office:value-type="string" office:string-value="" calcext:value-type="error">
            <text:p>#VALEUR !</text:p>
          </table:table-cell>
          <table:table-cell table:formula="of:=IF([.$B111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18]&lt;=[.$B$13];[.$A$2];IF([.A1118]&lt;=[.$B$14];[.$A$3];IF([.A1118]&lt;=[.$B$15];[.$A$4];IF([.A1118]&lt;=[.$B$16];[.$A$5];IF([.A1118]&lt;=[.$B$17];[.$A$6];IF([.A1118]&lt;=[.$B$18];[.$A$7]))))))" office:value-type="string" office:string-value="" calcext:value-type="error">
            <text:p>#VALEUR !</text:p>
          </table:table-cell>
          <table:table-cell table:formula="of:=IF([.$B1118]=[.C$19];1;0)" office:value-type="string" office:string-value="" calcext:value-type="error">
            <text:p>#VALEUR !</text:p>
          </table:table-cell>
          <table:table-cell table:formula="of:=IF([.$B1118]=[.D$19];1;0)" office:value-type="string" office:string-value="" calcext:value-type="error">
            <text:p>#VALEUR !</text:p>
          </table:table-cell>
          <table:table-cell table:formula="of:=IF([.$B1118]=[.E$19];1;0)" office:value-type="string" office:string-value="" calcext:value-type="error">
            <text:p>#VALEUR !</text:p>
          </table:table-cell>
          <table:table-cell table:formula="of:=IF([.$B1118]=[.F$19];1;0)" office:value-type="string" office:string-value="" calcext:value-type="error">
            <text:p>#VALEUR !</text:p>
          </table:table-cell>
          <table:table-cell table:formula="of:=IF([.$B1118]=[.G$19];1;0)" office:value-type="string" office:string-value="" calcext:value-type="error">
            <text:p>#VALEUR !</text:p>
          </table:table-cell>
          <table:table-cell table:formula="of:=IF([.$B111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19]&lt;=[.$B$13];[.$A$2];IF([.A1119]&lt;=[.$B$14];[.$A$3];IF([.A1119]&lt;=[.$B$15];[.$A$4];IF([.A1119]&lt;=[.$B$16];[.$A$5];IF([.A1119]&lt;=[.$B$17];[.$A$6];IF([.A1119]&lt;=[.$B$18];[.$A$7]))))))" office:value-type="string" office:string-value="" calcext:value-type="error">
            <text:p>#VALEUR !</text:p>
          </table:table-cell>
          <table:table-cell table:formula="of:=IF([.$B1119]=[.C$19];1;0)" office:value-type="string" office:string-value="" calcext:value-type="error">
            <text:p>#VALEUR !</text:p>
          </table:table-cell>
          <table:table-cell table:formula="of:=IF([.$B1119]=[.D$19];1;0)" office:value-type="string" office:string-value="" calcext:value-type="error">
            <text:p>#VALEUR !</text:p>
          </table:table-cell>
          <table:table-cell table:formula="of:=IF([.$B1119]=[.E$19];1;0)" office:value-type="string" office:string-value="" calcext:value-type="error">
            <text:p>#VALEUR !</text:p>
          </table:table-cell>
          <table:table-cell table:formula="of:=IF([.$B1119]=[.F$19];1;0)" office:value-type="string" office:string-value="" calcext:value-type="error">
            <text:p>#VALEUR !</text:p>
          </table:table-cell>
          <table:table-cell table:formula="of:=IF([.$B1119]=[.G$19];1;0)" office:value-type="string" office:string-value="" calcext:value-type="error">
            <text:p>#VALEUR !</text:p>
          </table:table-cell>
          <table:table-cell table:formula="of:=IF([.$B111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20]&lt;=[.$B$13];[.$A$2];IF([.A1120]&lt;=[.$B$14];[.$A$3];IF([.A1120]&lt;=[.$B$15];[.$A$4];IF([.A1120]&lt;=[.$B$16];[.$A$5];IF([.A1120]&lt;=[.$B$17];[.$A$6];IF([.A1120]&lt;=[.$B$18];[.$A$7]))))))" office:value-type="string" office:string-value="" calcext:value-type="error">
            <text:p>#VALEUR !</text:p>
          </table:table-cell>
          <table:table-cell table:formula="of:=IF([.$B1120]=[.C$19];1;0)" office:value-type="string" office:string-value="" calcext:value-type="error">
            <text:p>#VALEUR !</text:p>
          </table:table-cell>
          <table:table-cell table:formula="of:=IF([.$B1120]=[.D$19];1;0)" office:value-type="string" office:string-value="" calcext:value-type="error">
            <text:p>#VALEUR !</text:p>
          </table:table-cell>
          <table:table-cell table:formula="of:=IF([.$B1120]=[.E$19];1;0)" office:value-type="string" office:string-value="" calcext:value-type="error">
            <text:p>#VALEUR !</text:p>
          </table:table-cell>
          <table:table-cell table:formula="of:=IF([.$B1120]=[.F$19];1;0)" office:value-type="string" office:string-value="" calcext:value-type="error">
            <text:p>#VALEUR !</text:p>
          </table:table-cell>
          <table:table-cell table:formula="of:=IF([.$B1120]=[.G$19];1;0)" office:value-type="string" office:string-value="" calcext:value-type="error">
            <text:p>#VALEUR !</text:p>
          </table:table-cell>
          <table:table-cell table:formula="of:=IF([.$B112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21]&lt;=[.$B$13];[.$A$2];IF([.A1121]&lt;=[.$B$14];[.$A$3];IF([.A1121]&lt;=[.$B$15];[.$A$4];IF([.A1121]&lt;=[.$B$16];[.$A$5];IF([.A1121]&lt;=[.$B$17];[.$A$6];IF([.A1121]&lt;=[.$B$18];[.$A$7]))))))" office:value-type="string" office:string-value="" calcext:value-type="error">
            <text:p>#VALEUR !</text:p>
          </table:table-cell>
          <table:table-cell table:formula="of:=IF([.$B1121]=[.C$19];1;0)" office:value-type="string" office:string-value="" calcext:value-type="error">
            <text:p>#VALEUR !</text:p>
          </table:table-cell>
          <table:table-cell table:formula="of:=IF([.$B1121]=[.D$19];1;0)" office:value-type="string" office:string-value="" calcext:value-type="error">
            <text:p>#VALEUR !</text:p>
          </table:table-cell>
          <table:table-cell table:formula="of:=IF([.$B1121]=[.E$19];1;0)" office:value-type="string" office:string-value="" calcext:value-type="error">
            <text:p>#VALEUR !</text:p>
          </table:table-cell>
          <table:table-cell table:formula="of:=IF([.$B1121]=[.F$19];1;0)" office:value-type="string" office:string-value="" calcext:value-type="error">
            <text:p>#VALEUR !</text:p>
          </table:table-cell>
          <table:table-cell table:formula="of:=IF([.$B1121]=[.G$19];1;0)" office:value-type="string" office:string-value="" calcext:value-type="error">
            <text:p>#VALEUR !</text:p>
          </table:table-cell>
          <table:table-cell table:formula="of:=IF([.$B112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22]&lt;=[.$B$13];[.$A$2];IF([.A1122]&lt;=[.$B$14];[.$A$3];IF([.A1122]&lt;=[.$B$15];[.$A$4];IF([.A1122]&lt;=[.$B$16];[.$A$5];IF([.A1122]&lt;=[.$B$17];[.$A$6];IF([.A1122]&lt;=[.$B$18];[.$A$7]))))))" office:value-type="string" office:string-value="" calcext:value-type="error">
            <text:p>#VALEUR !</text:p>
          </table:table-cell>
          <table:table-cell table:formula="of:=IF([.$B1122]=[.C$19];1;0)" office:value-type="string" office:string-value="" calcext:value-type="error">
            <text:p>#VALEUR !</text:p>
          </table:table-cell>
          <table:table-cell table:formula="of:=IF([.$B1122]=[.D$19];1;0)" office:value-type="string" office:string-value="" calcext:value-type="error">
            <text:p>#VALEUR !</text:p>
          </table:table-cell>
          <table:table-cell table:formula="of:=IF([.$B1122]=[.E$19];1;0)" office:value-type="string" office:string-value="" calcext:value-type="error">
            <text:p>#VALEUR !</text:p>
          </table:table-cell>
          <table:table-cell table:formula="of:=IF([.$B1122]=[.F$19];1;0)" office:value-type="string" office:string-value="" calcext:value-type="error">
            <text:p>#VALEUR !</text:p>
          </table:table-cell>
          <table:table-cell table:formula="of:=IF([.$B1122]=[.G$19];1;0)" office:value-type="string" office:string-value="" calcext:value-type="error">
            <text:p>#VALEUR !</text:p>
          </table:table-cell>
          <table:table-cell table:formula="of:=IF([.$B112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23]&lt;=[.$B$13];[.$A$2];IF([.A1123]&lt;=[.$B$14];[.$A$3];IF([.A1123]&lt;=[.$B$15];[.$A$4];IF([.A1123]&lt;=[.$B$16];[.$A$5];IF([.A1123]&lt;=[.$B$17];[.$A$6];IF([.A1123]&lt;=[.$B$18];[.$A$7]))))))" office:value-type="string" office:string-value="" calcext:value-type="error">
            <text:p>#VALEUR !</text:p>
          </table:table-cell>
          <table:table-cell table:formula="of:=IF([.$B1123]=[.C$19];1;0)" office:value-type="string" office:string-value="" calcext:value-type="error">
            <text:p>#VALEUR !</text:p>
          </table:table-cell>
          <table:table-cell table:formula="of:=IF([.$B1123]=[.D$19];1;0)" office:value-type="string" office:string-value="" calcext:value-type="error">
            <text:p>#VALEUR !</text:p>
          </table:table-cell>
          <table:table-cell table:formula="of:=IF([.$B1123]=[.E$19];1;0)" office:value-type="string" office:string-value="" calcext:value-type="error">
            <text:p>#VALEUR !</text:p>
          </table:table-cell>
          <table:table-cell table:formula="of:=IF([.$B1123]=[.F$19];1;0)" office:value-type="string" office:string-value="" calcext:value-type="error">
            <text:p>#VALEUR !</text:p>
          </table:table-cell>
          <table:table-cell table:formula="of:=IF([.$B1123]=[.G$19];1;0)" office:value-type="string" office:string-value="" calcext:value-type="error">
            <text:p>#VALEUR !</text:p>
          </table:table-cell>
          <table:table-cell table:formula="of:=IF([.$B112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24]&lt;=[.$B$13];[.$A$2];IF([.A1124]&lt;=[.$B$14];[.$A$3];IF([.A1124]&lt;=[.$B$15];[.$A$4];IF([.A1124]&lt;=[.$B$16];[.$A$5];IF([.A1124]&lt;=[.$B$17];[.$A$6];IF([.A1124]&lt;=[.$B$18];[.$A$7]))))))" office:value-type="string" office:string-value="" calcext:value-type="error">
            <text:p>#VALEUR !</text:p>
          </table:table-cell>
          <table:table-cell table:formula="of:=IF([.$B1124]=[.C$19];1;0)" office:value-type="string" office:string-value="" calcext:value-type="error">
            <text:p>#VALEUR !</text:p>
          </table:table-cell>
          <table:table-cell table:formula="of:=IF([.$B1124]=[.D$19];1;0)" office:value-type="string" office:string-value="" calcext:value-type="error">
            <text:p>#VALEUR !</text:p>
          </table:table-cell>
          <table:table-cell table:formula="of:=IF([.$B1124]=[.E$19];1;0)" office:value-type="string" office:string-value="" calcext:value-type="error">
            <text:p>#VALEUR !</text:p>
          </table:table-cell>
          <table:table-cell table:formula="of:=IF([.$B1124]=[.F$19];1;0)" office:value-type="string" office:string-value="" calcext:value-type="error">
            <text:p>#VALEUR !</text:p>
          </table:table-cell>
          <table:table-cell table:formula="of:=IF([.$B1124]=[.G$19];1;0)" office:value-type="string" office:string-value="" calcext:value-type="error">
            <text:p>#VALEUR !</text:p>
          </table:table-cell>
          <table:table-cell table:formula="of:=IF([.$B112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25]&lt;=[.$B$13];[.$A$2];IF([.A1125]&lt;=[.$B$14];[.$A$3];IF([.A1125]&lt;=[.$B$15];[.$A$4];IF([.A1125]&lt;=[.$B$16];[.$A$5];IF([.A1125]&lt;=[.$B$17];[.$A$6];IF([.A1125]&lt;=[.$B$18];[.$A$7]))))))" office:value-type="string" office:string-value="" calcext:value-type="error">
            <text:p>#VALEUR !</text:p>
          </table:table-cell>
          <table:table-cell table:formula="of:=IF([.$B1125]=[.C$19];1;0)" office:value-type="string" office:string-value="" calcext:value-type="error">
            <text:p>#VALEUR !</text:p>
          </table:table-cell>
          <table:table-cell table:formula="of:=IF([.$B1125]=[.D$19];1;0)" office:value-type="string" office:string-value="" calcext:value-type="error">
            <text:p>#VALEUR !</text:p>
          </table:table-cell>
          <table:table-cell table:formula="of:=IF([.$B1125]=[.E$19];1;0)" office:value-type="string" office:string-value="" calcext:value-type="error">
            <text:p>#VALEUR !</text:p>
          </table:table-cell>
          <table:table-cell table:formula="of:=IF([.$B1125]=[.F$19];1;0)" office:value-type="string" office:string-value="" calcext:value-type="error">
            <text:p>#VALEUR !</text:p>
          </table:table-cell>
          <table:table-cell table:formula="of:=IF([.$B1125]=[.G$19];1;0)" office:value-type="string" office:string-value="" calcext:value-type="error">
            <text:p>#VALEUR !</text:p>
          </table:table-cell>
          <table:table-cell table:formula="of:=IF([.$B112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26]&lt;=[.$B$13];[.$A$2];IF([.A1126]&lt;=[.$B$14];[.$A$3];IF([.A1126]&lt;=[.$B$15];[.$A$4];IF([.A1126]&lt;=[.$B$16];[.$A$5];IF([.A1126]&lt;=[.$B$17];[.$A$6];IF([.A1126]&lt;=[.$B$18];[.$A$7]))))))" office:value-type="string" office:string-value="" calcext:value-type="error">
            <text:p>#VALEUR !</text:p>
          </table:table-cell>
          <table:table-cell table:formula="of:=IF([.$B1126]=[.C$19];1;0)" office:value-type="string" office:string-value="" calcext:value-type="error">
            <text:p>#VALEUR !</text:p>
          </table:table-cell>
          <table:table-cell table:formula="of:=IF([.$B1126]=[.D$19];1;0)" office:value-type="string" office:string-value="" calcext:value-type="error">
            <text:p>#VALEUR !</text:p>
          </table:table-cell>
          <table:table-cell table:formula="of:=IF([.$B1126]=[.E$19];1;0)" office:value-type="string" office:string-value="" calcext:value-type="error">
            <text:p>#VALEUR !</text:p>
          </table:table-cell>
          <table:table-cell table:formula="of:=IF([.$B1126]=[.F$19];1;0)" office:value-type="string" office:string-value="" calcext:value-type="error">
            <text:p>#VALEUR !</text:p>
          </table:table-cell>
          <table:table-cell table:formula="of:=IF([.$B1126]=[.G$19];1;0)" office:value-type="string" office:string-value="" calcext:value-type="error">
            <text:p>#VALEUR !</text:p>
          </table:table-cell>
          <table:table-cell table:formula="of:=IF([.$B112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27]&lt;=[.$B$13];[.$A$2];IF([.A1127]&lt;=[.$B$14];[.$A$3];IF([.A1127]&lt;=[.$B$15];[.$A$4];IF([.A1127]&lt;=[.$B$16];[.$A$5];IF([.A1127]&lt;=[.$B$17];[.$A$6];IF([.A1127]&lt;=[.$B$18];[.$A$7]))))))" office:value-type="string" office:string-value="" calcext:value-type="error">
            <text:p>#VALEUR !</text:p>
          </table:table-cell>
          <table:table-cell table:formula="of:=IF([.$B1127]=[.C$19];1;0)" office:value-type="string" office:string-value="" calcext:value-type="error">
            <text:p>#VALEUR !</text:p>
          </table:table-cell>
          <table:table-cell table:formula="of:=IF([.$B1127]=[.D$19];1;0)" office:value-type="string" office:string-value="" calcext:value-type="error">
            <text:p>#VALEUR !</text:p>
          </table:table-cell>
          <table:table-cell table:formula="of:=IF([.$B1127]=[.E$19];1;0)" office:value-type="string" office:string-value="" calcext:value-type="error">
            <text:p>#VALEUR !</text:p>
          </table:table-cell>
          <table:table-cell table:formula="of:=IF([.$B1127]=[.F$19];1;0)" office:value-type="string" office:string-value="" calcext:value-type="error">
            <text:p>#VALEUR !</text:p>
          </table:table-cell>
          <table:table-cell table:formula="of:=IF([.$B1127]=[.G$19];1;0)" office:value-type="string" office:string-value="" calcext:value-type="error">
            <text:p>#VALEUR !</text:p>
          </table:table-cell>
          <table:table-cell table:formula="of:=IF([.$B112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28]&lt;=[.$B$13];[.$A$2];IF([.A1128]&lt;=[.$B$14];[.$A$3];IF([.A1128]&lt;=[.$B$15];[.$A$4];IF([.A1128]&lt;=[.$B$16];[.$A$5];IF([.A1128]&lt;=[.$B$17];[.$A$6];IF([.A1128]&lt;=[.$B$18];[.$A$7]))))))" office:value-type="string" office:string-value="" calcext:value-type="error">
            <text:p>#VALEUR !</text:p>
          </table:table-cell>
          <table:table-cell table:formula="of:=IF([.$B1128]=[.C$19];1;0)" office:value-type="string" office:string-value="" calcext:value-type="error">
            <text:p>#VALEUR !</text:p>
          </table:table-cell>
          <table:table-cell table:formula="of:=IF([.$B1128]=[.D$19];1;0)" office:value-type="string" office:string-value="" calcext:value-type="error">
            <text:p>#VALEUR !</text:p>
          </table:table-cell>
          <table:table-cell table:formula="of:=IF([.$B1128]=[.E$19];1;0)" office:value-type="string" office:string-value="" calcext:value-type="error">
            <text:p>#VALEUR !</text:p>
          </table:table-cell>
          <table:table-cell table:formula="of:=IF([.$B1128]=[.F$19];1;0)" office:value-type="string" office:string-value="" calcext:value-type="error">
            <text:p>#VALEUR !</text:p>
          </table:table-cell>
          <table:table-cell table:formula="of:=IF([.$B1128]=[.G$19];1;0)" office:value-type="string" office:string-value="" calcext:value-type="error">
            <text:p>#VALEUR !</text:p>
          </table:table-cell>
          <table:table-cell table:formula="of:=IF([.$B112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29]&lt;=[.$B$13];[.$A$2];IF([.A1129]&lt;=[.$B$14];[.$A$3];IF([.A1129]&lt;=[.$B$15];[.$A$4];IF([.A1129]&lt;=[.$B$16];[.$A$5];IF([.A1129]&lt;=[.$B$17];[.$A$6];IF([.A1129]&lt;=[.$B$18];[.$A$7]))))))" office:value-type="string" office:string-value="" calcext:value-type="error">
            <text:p>#VALEUR !</text:p>
          </table:table-cell>
          <table:table-cell table:formula="of:=IF([.$B1129]=[.C$19];1;0)" office:value-type="string" office:string-value="" calcext:value-type="error">
            <text:p>#VALEUR !</text:p>
          </table:table-cell>
          <table:table-cell table:formula="of:=IF([.$B1129]=[.D$19];1;0)" office:value-type="string" office:string-value="" calcext:value-type="error">
            <text:p>#VALEUR !</text:p>
          </table:table-cell>
          <table:table-cell table:formula="of:=IF([.$B1129]=[.E$19];1;0)" office:value-type="string" office:string-value="" calcext:value-type="error">
            <text:p>#VALEUR !</text:p>
          </table:table-cell>
          <table:table-cell table:formula="of:=IF([.$B1129]=[.F$19];1;0)" office:value-type="string" office:string-value="" calcext:value-type="error">
            <text:p>#VALEUR !</text:p>
          </table:table-cell>
          <table:table-cell table:formula="of:=IF([.$B1129]=[.G$19];1;0)" office:value-type="string" office:string-value="" calcext:value-type="error">
            <text:p>#VALEUR !</text:p>
          </table:table-cell>
          <table:table-cell table:formula="of:=IF([.$B112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30]&lt;=[.$B$13];[.$A$2];IF([.A1130]&lt;=[.$B$14];[.$A$3];IF([.A1130]&lt;=[.$B$15];[.$A$4];IF([.A1130]&lt;=[.$B$16];[.$A$5];IF([.A1130]&lt;=[.$B$17];[.$A$6];IF([.A1130]&lt;=[.$B$18];[.$A$7]))))))" office:value-type="string" office:string-value="" calcext:value-type="error">
            <text:p>#VALEUR !</text:p>
          </table:table-cell>
          <table:table-cell table:formula="of:=IF([.$B1130]=[.C$19];1;0)" office:value-type="string" office:string-value="" calcext:value-type="error">
            <text:p>#VALEUR !</text:p>
          </table:table-cell>
          <table:table-cell table:formula="of:=IF([.$B1130]=[.D$19];1;0)" office:value-type="string" office:string-value="" calcext:value-type="error">
            <text:p>#VALEUR !</text:p>
          </table:table-cell>
          <table:table-cell table:formula="of:=IF([.$B1130]=[.E$19];1;0)" office:value-type="string" office:string-value="" calcext:value-type="error">
            <text:p>#VALEUR !</text:p>
          </table:table-cell>
          <table:table-cell table:formula="of:=IF([.$B1130]=[.F$19];1;0)" office:value-type="string" office:string-value="" calcext:value-type="error">
            <text:p>#VALEUR !</text:p>
          </table:table-cell>
          <table:table-cell table:formula="of:=IF([.$B1130]=[.G$19];1;0)" office:value-type="string" office:string-value="" calcext:value-type="error">
            <text:p>#VALEUR !</text:p>
          </table:table-cell>
          <table:table-cell table:formula="of:=IF([.$B113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31]&lt;=[.$B$13];[.$A$2];IF([.A1131]&lt;=[.$B$14];[.$A$3];IF([.A1131]&lt;=[.$B$15];[.$A$4];IF([.A1131]&lt;=[.$B$16];[.$A$5];IF([.A1131]&lt;=[.$B$17];[.$A$6];IF([.A1131]&lt;=[.$B$18];[.$A$7]))))))" office:value-type="string" office:string-value="" calcext:value-type="error">
            <text:p>#VALEUR !</text:p>
          </table:table-cell>
          <table:table-cell table:formula="of:=IF([.$B1131]=[.C$19];1;0)" office:value-type="string" office:string-value="" calcext:value-type="error">
            <text:p>#VALEUR !</text:p>
          </table:table-cell>
          <table:table-cell table:formula="of:=IF([.$B1131]=[.D$19];1;0)" office:value-type="string" office:string-value="" calcext:value-type="error">
            <text:p>#VALEUR !</text:p>
          </table:table-cell>
          <table:table-cell table:formula="of:=IF([.$B1131]=[.E$19];1;0)" office:value-type="string" office:string-value="" calcext:value-type="error">
            <text:p>#VALEUR !</text:p>
          </table:table-cell>
          <table:table-cell table:formula="of:=IF([.$B1131]=[.F$19];1;0)" office:value-type="string" office:string-value="" calcext:value-type="error">
            <text:p>#VALEUR !</text:p>
          </table:table-cell>
          <table:table-cell table:formula="of:=IF([.$B1131]=[.G$19];1;0)" office:value-type="string" office:string-value="" calcext:value-type="error">
            <text:p>#VALEUR !</text:p>
          </table:table-cell>
          <table:table-cell table:formula="of:=IF([.$B113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32]&lt;=[.$B$13];[.$A$2];IF([.A1132]&lt;=[.$B$14];[.$A$3];IF([.A1132]&lt;=[.$B$15];[.$A$4];IF([.A1132]&lt;=[.$B$16];[.$A$5];IF([.A1132]&lt;=[.$B$17];[.$A$6];IF([.A1132]&lt;=[.$B$18];[.$A$7]))))))" office:value-type="string" office:string-value="" calcext:value-type="error">
            <text:p>#VALEUR !</text:p>
          </table:table-cell>
          <table:table-cell table:formula="of:=IF([.$B1132]=[.C$19];1;0)" office:value-type="string" office:string-value="" calcext:value-type="error">
            <text:p>#VALEUR !</text:p>
          </table:table-cell>
          <table:table-cell table:formula="of:=IF([.$B1132]=[.D$19];1;0)" office:value-type="string" office:string-value="" calcext:value-type="error">
            <text:p>#VALEUR !</text:p>
          </table:table-cell>
          <table:table-cell table:formula="of:=IF([.$B1132]=[.E$19];1;0)" office:value-type="string" office:string-value="" calcext:value-type="error">
            <text:p>#VALEUR !</text:p>
          </table:table-cell>
          <table:table-cell table:formula="of:=IF([.$B1132]=[.F$19];1;0)" office:value-type="string" office:string-value="" calcext:value-type="error">
            <text:p>#VALEUR !</text:p>
          </table:table-cell>
          <table:table-cell table:formula="of:=IF([.$B1132]=[.G$19];1;0)" office:value-type="string" office:string-value="" calcext:value-type="error">
            <text:p>#VALEUR !</text:p>
          </table:table-cell>
          <table:table-cell table:formula="of:=IF([.$B113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33]&lt;=[.$B$13];[.$A$2];IF([.A1133]&lt;=[.$B$14];[.$A$3];IF([.A1133]&lt;=[.$B$15];[.$A$4];IF([.A1133]&lt;=[.$B$16];[.$A$5];IF([.A1133]&lt;=[.$B$17];[.$A$6];IF([.A1133]&lt;=[.$B$18];[.$A$7]))))))" office:value-type="string" office:string-value="" calcext:value-type="error">
            <text:p>#VALEUR !</text:p>
          </table:table-cell>
          <table:table-cell table:formula="of:=IF([.$B1133]=[.C$19];1;0)" office:value-type="string" office:string-value="" calcext:value-type="error">
            <text:p>#VALEUR !</text:p>
          </table:table-cell>
          <table:table-cell table:formula="of:=IF([.$B1133]=[.D$19];1;0)" office:value-type="string" office:string-value="" calcext:value-type="error">
            <text:p>#VALEUR !</text:p>
          </table:table-cell>
          <table:table-cell table:formula="of:=IF([.$B1133]=[.E$19];1;0)" office:value-type="string" office:string-value="" calcext:value-type="error">
            <text:p>#VALEUR !</text:p>
          </table:table-cell>
          <table:table-cell table:formula="of:=IF([.$B1133]=[.F$19];1;0)" office:value-type="string" office:string-value="" calcext:value-type="error">
            <text:p>#VALEUR !</text:p>
          </table:table-cell>
          <table:table-cell table:formula="of:=IF([.$B1133]=[.G$19];1;0)" office:value-type="string" office:string-value="" calcext:value-type="error">
            <text:p>#VALEUR !</text:p>
          </table:table-cell>
          <table:table-cell table:formula="of:=IF([.$B113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34]&lt;=[.$B$13];[.$A$2];IF([.A1134]&lt;=[.$B$14];[.$A$3];IF([.A1134]&lt;=[.$B$15];[.$A$4];IF([.A1134]&lt;=[.$B$16];[.$A$5];IF([.A1134]&lt;=[.$B$17];[.$A$6];IF([.A1134]&lt;=[.$B$18];[.$A$7]))))))" office:value-type="string" office:string-value="" calcext:value-type="error">
            <text:p>#VALEUR !</text:p>
          </table:table-cell>
          <table:table-cell table:formula="of:=IF([.$B1134]=[.C$19];1;0)" office:value-type="string" office:string-value="" calcext:value-type="error">
            <text:p>#VALEUR !</text:p>
          </table:table-cell>
          <table:table-cell table:formula="of:=IF([.$B1134]=[.D$19];1;0)" office:value-type="string" office:string-value="" calcext:value-type="error">
            <text:p>#VALEUR !</text:p>
          </table:table-cell>
          <table:table-cell table:formula="of:=IF([.$B1134]=[.E$19];1;0)" office:value-type="string" office:string-value="" calcext:value-type="error">
            <text:p>#VALEUR !</text:p>
          </table:table-cell>
          <table:table-cell table:formula="of:=IF([.$B1134]=[.F$19];1;0)" office:value-type="string" office:string-value="" calcext:value-type="error">
            <text:p>#VALEUR !</text:p>
          </table:table-cell>
          <table:table-cell table:formula="of:=IF([.$B1134]=[.G$19];1;0)" office:value-type="string" office:string-value="" calcext:value-type="error">
            <text:p>#VALEUR !</text:p>
          </table:table-cell>
          <table:table-cell table:formula="of:=IF([.$B113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35]&lt;=[.$B$13];[.$A$2];IF([.A1135]&lt;=[.$B$14];[.$A$3];IF([.A1135]&lt;=[.$B$15];[.$A$4];IF([.A1135]&lt;=[.$B$16];[.$A$5];IF([.A1135]&lt;=[.$B$17];[.$A$6];IF([.A1135]&lt;=[.$B$18];[.$A$7]))))))" office:value-type="string" office:string-value="" calcext:value-type="error">
            <text:p>#VALEUR !</text:p>
          </table:table-cell>
          <table:table-cell table:formula="of:=IF([.$B1135]=[.C$19];1;0)" office:value-type="string" office:string-value="" calcext:value-type="error">
            <text:p>#VALEUR !</text:p>
          </table:table-cell>
          <table:table-cell table:formula="of:=IF([.$B1135]=[.D$19];1;0)" office:value-type="string" office:string-value="" calcext:value-type="error">
            <text:p>#VALEUR !</text:p>
          </table:table-cell>
          <table:table-cell table:formula="of:=IF([.$B1135]=[.E$19];1;0)" office:value-type="string" office:string-value="" calcext:value-type="error">
            <text:p>#VALEUR !</text:p>
          </table:table-cell>
          <table:table-cell table:formula="of:=IF([.$B1135]=[.F$19];1;0)" office:value-type="string" office:string-value="" calcext:value-type="error">
            <text:p>#VALEUR !</text:p>
          </table:table-cell>
          <table:table-cell table:formula="of:=IF([.$B1135]=[.G$19];1;0)" office:value-type="string" office:string-value="" calcext:value-type="error">
            <text:p>#VALEUR !</text:p>
          </table:table-cell>
          <table:table-cell table:formula="of:=IF([.$B113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36]&lt;=[.$B$13];[.$A$2];IF([.A1136]&lt;=[.$B$14];[.$A$3];IF([.A1136]&lt;=[.$B$15];[.$A$4];IF([.A1136]&lt;=[.$B$16];[.$A$5];IF([.A1136]&lt;=[.$B$17];[.$A$6];IF([.A1136]&lt;=[.$B$18];[.$A$7]))))))" office:value-type="string" office:string-value="" calcext:value-type="error">
            <text:p>#VALEUR !</text:p>
          </table:table-cell>
          <table:table-cell table:formula="of:=IF([.$B1136]=[.C$19];1;0)" office:value-type="string" office:string-value="" calcext:value-type="error">
            <text:p>#VALEUR !</text:p>
          </table:table-cell>
          <table:table-cell table:formula="of:=IF([.$B1136]=[.D$19];1;0)" office:value-type="string" office:string-value="" calcext:value-type="error">
            <text:p>#VALEUR !</text:p>
          </table:table-cell>
          <table:table-cell table:formula="of:=IF([.$B1136]=[.E$19];1;0)" office:value-type="string" office:string-value="" calcext:value-type="error">
            <text:p>#VALEUR !</text:p>
          </table:table-cell>
          <table:table-cell table:formula="of:=IF([.$B1136]=[.F$19];1;0)" office:value-type="string" office:string-value="" calcext:value-type="error">
            <text:p>#VALEUR !</text:p>
          </table:table-cell>
          <table:table-cell table:formula="of:=IF([.$B1136]=[.G$19];1;0)" office:value-type="string" office:string-value="" calcext:value-type="error">
            <text:p>#VALEUR !</text:p>
          </table:table-cell>
          <table:table-cell table:formula="of:=IF([.$B113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37]&lt;=[.$B$13];[.$A$2];IF([.A1137]&lt;=[.$B$14];[.$A$3];IF([.A1137]&lt;=[.$B$15];[.$A$4];IF([.A1137]&lt;=[.$B$16];[.$A$5];IF([.A1137]&lt;=[.$B$17];[.$A$6];IF([.A1137]&lt;=[.$B$18];[.$A$7]))))))" office:value-type="string" office:string-value="" calcext:value-type="error">
            <text:p>#VALEUR !</text:p>
          </table:table-cell>
          <table:table-cell table:formula="of:=IF([.$B1137]=[.C$19];1;0)" office:value-type="string" office:string-value="" calcext:value-type="error">
            <text:p>#VALEUR !</text:p>
          </table:table-cell>
          <table:table-cell table:formula="of:=IF([.$B1137]=[.D$19];1;0)" office:value-type="string" office:string-value="" calcext:value-type="error">
            <text:p>#VALEUR !</text:p>
          </table:table-cell>
          <table:table-cell table:formula="of:=IF([.$B1137]=[.E$19];1;0)" office:value-type="string" office:string-value="" calcext:value-type="error">
            <text:p>#VALEUR !</text:p>
          </table:table-cell>
          <table:table-cell table:formula="of:=IF([.$B1137]=[.F$19];1;0)" office:value-type="string" office:string-value="" calcext:value-type="error">
            <text:p>#VALEUR !</text:p>
          </table:table-cell>
          <table:table-cell table:formula="of:=IF([.$B1137]=[.G$19];1;0)" office:value-type="string" office:string-value="" calcext:value-type="error">
            <text:p>#VALEUR !</text:p>
          </table:table-cell>
          <table:table-cell table:formula="of:=IF([.$B113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38]&lt;=[.$B$13];[.$A$2];IF([.A1138]&lt;=[.$B$14];[.$A$3];IF([.A1138]&lt;=[.$B$15];[.$A$4];IF([.A1138]&lt;=[.$B$16];[.$A$5];IF([.A1138]&lt;=[.$B$17];[.$A$6];IF([.A1138]&lt;=[.$B$18];[.$A$7]))))))" office:value-type="string" office:string-value="" calcext:value-type="error">
            <text:p>#VALEUR !</text:p>
          </table:table-cell>
          <table:table-cell table:formula="of:=IF([.$B1138]=[.C$19];1;0)" office:value-type="string" office:string-value="" calcext:value-type="error">
            <text:p>#VALEUR !</text:p>
          </table:table-cell>
          <table:table-cell table:formula="of:=IF([.$B1138]=[.D$19];1;0)" office:value-type="string" office:string-value="" calcext:value-type="error">
            <text:p>#VALEUR !</text:p>
          </table:table-cell>
          <table:table-cell table:formula="of:=IF([.$B1138]=[.E$19];1;0)" office:value-type="string" office:string-value="" calcext:value-type="error">
            <text:p>#VALEUR !</text:p>
          </table:table-cell>
          <table:table-cell table:formula="of:=IF([.$B1138]=[.F$19];1;0)" office:value-type="string" office:string-value="" calcext:value-type="error">
            <text:p>#VALEUR !</text:p>
          </table:table-cell>
          <table:table-cell table:formula="of:=IF([.$B1138]=[.G$19];1;0)" office:value-type="string" office:string-value="" calcext:value-type="error">
            <text:p>#VALEUR !</text:p>
          </table:table-cell>
          <table:table-cell table:formula="of:=IF([.$B113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39]&lt;=[.$B$13];[.$A$2];IF([.A1139]&lt;=[.$B$14];[.$A$3];IF([.A1139]&lt;=[.$B$15];[.$A$4];IF([.A1139]&lt;=[.$B$16];[.$A$5];IF([.A1139]&lt;=[.$B$17];[.$A$6];IF([.A1139]&lt;=[.$B$18];[.$A$7]))))))" office:value-type="string" office:string-value="" calcext:value-type="error">
            <text:p>#VALEUR !</text:p>
          </table:table-cell>
          <table:table-cell table:formula="of:=IF([.$B1139]=[.C$19];1;0)" office:value-type="string" office:string-value="" calcext:value-type="error">
            <text:p>#VALEUR !</text:p>
          </table:table-cell>
          <table:table-cell table:formula="of:=IF([.$B1139]=[.D$19];1;0)" office:value-type="string" office:string-value="" calcext:value-type="error">
            <text:p>#VALEUR !</text:p>
          </table:table-cell>
          <table:table-cell table:formula="of:=IF([.$B1139]=[.E$19];1;0)" office:value-type="string" office:string-value="" calcext:value-type="error">
            <text:p>#VALEUR !</text:p>
          </table:table-cell>
          <table:table-cell table:formula="of:=IF([.$B1139]=[.F$19];1;0)" office:value-type="string" office:string-value="" calcext:value-type="error">
            <text:p>#VALEUR !</text:p>
          </table:table-cell>
          <table:table-cell table:formula="of:=IF([.$B1139]=[.G$19];1;0)" office:value-type="string" office:string-value="" calcext:value-type="error">
            <text:p>#VALEUR !</text:p>
          </table:table-cell>
          <table:table-cell table:formula="of:=IF([.$B113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40]&lt;=[.$B$13];[.$A$2];IF([.A1140]&lt;=[.$B$14];[.$A$3];IF([.A1140]&lt;=[.$B$15];[.$A$4];IF([.A1140]&lt;=[.$B$16];[.$A$5];IF([.A1140]&lt;=[.$B$17];[.$A$6];IF([.A1140]&lt;=[.$B$18];[.$A$7]))))))" office:value-type="string" office:string-value="" calcext:value-type="error">
            <text:p>#VALEUR !</text:p>
          </table:table-cell>
          <table:table-cell table:formula="of:=IF([.$B1140]=[.C$19];1;0)" office:value-type="string" office:string-value="" calcext:value-type="error">
            <text:p>#VALEUR !</text:p>
          </table:table-cell>
          <table:table-cell table:formula="of:=IF([.$B1140]=[.D$19];1;0)" office:value-type="string" office:string-value="" calcext:value-type="error">
            <text:p>#VALEUR !</text:p>
          </table:table-cell>
          <table:table-cell table:formula="of:=IF([.$B1140]=[.E$19];1;0)" office:value-type="string" office:string-value="" calcext:value-type="error">
            <text:p>#VALEUR !</text:p>
          </table:table-cell>
          <table:table-cell table:formula="of:=IF([.$B1140]=[.F$19];1;0)" office:value-type="string" office:string-value="" calcext:value-type="error">
            <text:p>#VALEUR !</text:p>
          </table:table-cell>
          <table:table-cell table:formula="of:=IF([.$B1140]=[.G$19];1;0)" office:value-type="string" office:string-value="" calcext:value-type="error">
            <text:p>#VALEUR !</text:p>
          </table:table-cell>
          <table:table-cell table:formula="of:=IF([.$B114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41]&lt;=[.$B$13];[.$A$2];IF([.A1141]&lt;=[.$B$14];[.$A$3];IF([.A1141]&lt;=[.$B$15];[.$A$4];IF([.A1141]&lt;=[.$B$16];[.$A$5];IF([.A1141]&lt;=[.$B$17];[.$A$6];IF([.A1141]&lt;=[.$B$18];[.$A$7]))))))" office:value-type="string" office:string-value="" calcext:value-type="error">
            <text:p>#VALEUR !</text:p>
          </table:table-cell>
          <table:table-cell table:formula="of:=IF([.$B1141]=[.C$19];1;0)" office:value-type="string" office:string-value="" calcext:value-type="error">
            <text:p>#VALEUR !</text:p>
          </table:table-cell>
          <table:table-cell table:formula="of:=IF([.$B1141]=[.D$19];1;0)" office:value-type="string" office:string-value="" calcext:value-type="error">
            <text:p>#VALEUR !</text:p>
          </table:table-cell>
          <table:table-cell table:formula="of:=IF([.$B1141]=[.E$19];1;0)" office:value-type="string" office:string-value="" calcext:value-type="error">
            <text:p>#VALEUR !</text:p>
          </table:table-cell>
          <table:table-cell table:formula="of:=IF([.$B1141]=[.F$19];1;0)" office:value-type="string" office:string-value="" calcext:value-type="error">
            <text:p>#VALEUR !</text:p>
          </table:table-cell>
          <table:table-cell table:formula="of:=IF([.$B1141]=[.G$19];1;0)" office:value-type="string" office:string-value="" calcext:value-type="error">
            <text:p>#VALEUR !</text:p>
          </table:table-cell>
          <table:table-cell table:formula="of:=IF([.$B114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42]&lt;=[.$B$13];[.$A$2];IF([.A1142]&lt;=[.$B$14];[.$A$3];IF([.A1142]&lt;=[.$B$15];[.$A$4];IF([.A1142]&lt;=[.$B$16];[.$A$5];IF([.A1142]&lt;=[.$B$17];[.$A$6];IF([.A1142]&lt;=[.$B$18];[.$A$7]))))))" office:value-type="string" office:string-value="" calcext:value-type="error">
            <text:p>#VALEUR !</text:p>
          </table:table-cell>
          <table:table-cell table:formula="of:=IF([.$B1142]=[.C$19];1;0)" office:value-type="string" office:string-value="" calcext:value-type="error">
            <text:p>#VALEUR !</text:p>
          </table:table-cell>
          <table:table-cell table:formula="of:=IF([.$B1142]=[.D$19];1;0)" office:value-type="string" office:string-value="" calcext:value-type="error">
            <text:p>#VALEUR !</text:p>
          </table:table-cell>
          <table:table-cell table:formula="of:=IF([.$B1142]=[.E$19];1;0)" office:value-type="string" office:string-value="" calcext:value-type="error">
            <text:p>#VALEUR !</text:p>
          </table:table-cell>
          <table:table-cell table:formula="of:=IF([.$B1142]=[.F$19];1;0)" office:value-type="string" office:string-value="" calcext:value-type="error">
            <text:p>#VALEUR !</text:p>
          </table:table-cell>
          <table:table-cell table:formula="of:=IF([.$B1142]=[.G$19];1;0)" office:value-type="string" office:string-value="" calcext:value-type="error">
            <text:p>#VALEUR !</text:p>
          </table:table-cell>
          <table:table-cell table:formula="of:=IF([.$B114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43]&lt;=[.$B$13];[.$A$2];IF([.A1143]&lt;=[.$B$14];[.$A$3];IF([.A1143]&lt;=[.$B$15];[.$A$4];IF([.A1143]&lt;=[.$B$16];[.$A$5];IF([.A1143]&lt;=[.$B$17];[.$A$6];IF([.A1143]&lt;=[.$B$18];[.$A$7]))))))" office:value-type="string" office:string-value="" calcext:value-type="error">
            <text:p>#VALEUR !</text:p>
          </table:table-cell>
          <table:table-cell table:formula="of:=IF([.$B1143]=[.C$19];1;0)" office:value-type="string" office:string-value="" calcext:value-type="error">
            <text:p>#VALEUR !</text:p>
          </table:table-cell>
          <table:table-cell table:formula="of:=IF([.$B1143]=[.D$19];1;0)" office:value-type="string" office:string-value="" calcext:value-type="error">
            <text:p>#VALEUR !</text:p>
          </table:table-cell>
          <table:table-cell table:formula="of:=IF([.$B1143]=[.E$19];1;0)" office:value-type="string" office:string-value="" calcext:value-type="error">
            <text:p>#VALEUR !</text:p>
          </table:table-cell>
          <table:table-cell table:formula="of:=IF([.$B1143]=[.F$19];1;0)" office:value-type="string" office:string-value="" calcext:value-type="error">
            <text:p>#VALEUR !</text:p>
          </table:table-cell>
          <table:table-cell table:formula="of:=IF([.$B1143]=[.G$19];1;0)" office:value-type="string" office:string-value="" calcext:value-type="error">
            <text:p>#VALEUR !</text:p>
          </table:table-cell>
          <table:table-cell table:formula="of:=IF([.$B114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44]&lt;=[.$B$13];[.$A$2];IF([.A1144]&lt;=[.$B$14];[.$A$3];IF([.A1144]&lt;=[.$B$15];[.$A$4];IF([.A1144]&lt;=[.$B$16];[.$A$5];IF([.A1144]&lt;=[.$B$17];[.$A$6];IF([.A1144]&lt;=[.$B$18];[.$A$7]))))))" office:value-type="string" office:string-value="" calcext:value-type="error">
            <text:p>#VALEUR !</text:p>
          </table:table-cell>
          <table:table-cell table:formula="of:=IF([.$B1144]=[.C$19];1;0)" office:value-type="string" office:string-value="" calcext:value-type="error">
            <text:p>#VALEUR !</text:p>
          </table:table-cell>
          <table:table-cell table:formula="of:=IF([.$B1144]=[.D$19];1;0)" office:value-type="string" office:string-value="" calcext:value-type="error">
            <text:p>#VALEUR !</text:p>
          </table:table-cell>
          <table:table-cell table:formula="of:=IF([.$B1144]=[.E$19];1;0)" office:value-type="string" office:string-value="" calcext:value-type="error">
            <text:p>#VALEUR !</text:p>
          </table:table-cell>
          <table:table-cell table:formula="of:=IF([.$B1144]=[.F$19];1;0)" office:value-type="string" office:string-value="" calcext:value-type="error">
            <text:p>#VALEUR !</text:p>
          </table:table-cell>
          <table:table-cell table:formula="of:=IF([.$B1144]=[.G$19];1;0)" office:value-type="string" office:string-value="" calcext:value-type="error">
            <text:p>#VALEUR !</text:p>
          </table:table-cell>
          <table:table-cell table:formula="of:=IF([.$B114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45]&lt;=[.$B$13];[.$A$2];IF([.A1145]&lt;=[.$B$14];[.$A$3];IF([.A1145]&lt;=[.$B$15];[.$A$4];IF([.A1145]&lt;=[.$B$16];[.$A$5];IF([.A1145]&lt;=[.$B$17];[.$A$6];IF([.A1145]&lt;=[.$B$18];[.$A$7]))))))" office:value-type="string" office:string-value="" calcext:value-type="error">
            <text:p>#VALEUR !</text:p>
          </table:table-cell>
          <table:table-cell table:formula="of:=IF([.$B1145]=[.C$19];1;0)" office:value-type="string" office:string-value="" calcext:value-type="error">
            <text:p>#VALEUR !</text:p>
          </table:table-cell>
          <table:table-cell table:formula="of:=IF([.$B1145]=[.D$19];1;0)" office:value-type="string" office:string-value="" calcext:value-type="error">
            <text:p>#VALEUR !</text:p>
          </table:table-cell>
          <table:table-cell table:formula="of:=IF([.$B1145]=[.E$19];1;0)" office:value-type="string" office:string-value="" calcext:value-type="error">
            <text:p>#VALEUR !</text:p>
          </table:table-cell>
          <table:table-cell table:formula="of:=IF([.$B1145]=[.F$19];1;0)" office:value-type="string" office:string-value="" calcext:value-type="error">
            <text:p>#VALEUR !</text:p>
          </table:table-cell>
          <table:table-cell table:formula="of:=IF([.$B1145]=[.G$19];1;0)" office:value-type="string" office:string-value="" calcext:value-type="error">
            <text:p>#VALEUR !</text:p>
          </table:table-cell>
          <table:table-cell table:formula="of:=IF([.$B114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46]&lt;=[.$B$13];[.$A$2];IF([.A1146]&lt;=[.$B$14];[.$A$3];IF([.A1146]&lt;=[.$B$15];[.$A$4];IF([.A1146]&lt;=[.$B$16];[.$A$5];IF([.A1146]&lt;=[.$B$17];[.$A$6];IF([.A1146]&lt;=[.$B$18];[.$A$7]))))))" office:value-type="string" office:string-value="" calcext:value-type="error">
            <text:p>#VALEUR !</text:p>
          </table:table-cell>
          <table:table-cell table:formula="of:=IF([.$B1146]=[.C$19];1;0)" office:value-type="string" office:string-value="" calcext:value-type="error">
            <text:p>#VALEUR !</text:p>
          </table:table-cell>
          <table:table-cell table:formula="of:=IF([.$B1146]=[.D$19];1;0)" office:value-type="string" office:string-value="" calcext:value-type="error">
            <text:p>#VALEUR !</text:p>
          </table:table-cell>
          <table:table-cell table:formula="of:=IF([.$B1146]=[.E$19];1;0)" office:value-type="string" office:string-value="" calcext:value-type="error">
            <text:p>#VALEUR !</text:p>
          </table:table-cell>
          <table:table-cell table:formula="of:=IF([.$B1146]=[.F$19];1;0)" office:value-type="string" office:string-value="" calcext:value-type="error">
            <text:p>#VALEUR !</text:p>
          </table:table-cell>
          <table:table-cell table:formula="of:=IF([.$B1146]=[.G$19];1;0)" office:value-type="string" office:string-value="" calcext:value-type="error">
            <text:p>#VALEUR !</text:p>
          </table:table-cell>
          <table:table-cell table:formula="of:=IF([.$B114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47]&lt;=[.$B$13];[.$A$2];IF([.A1147]&lt;=[.$B$14];[.$A$3];IF([.A1147]&lt;=[.$B$15];[.$A$4];IF([.A1147]&lt;=[.$B$16];[.$A$5];IF([.A1147]&lt;=[.$B$17];[.$A$6];IF([.A1147]&lt;=[.$B$18];[.$A$7]))))))" office:value-type="string" office:string-value="" calcext:value-type="error">
            <text:p>#VALEUR !</text:p>
          </table:table-cell>
          <table:table-cell table:formula="of:=IF([.$B1147]=[.C$19];1;0)" office:value-type="string" office:string-value="" calcext:value-type="error">
            <text:p>#VALEUR !</text:p>
          </table:table-cell>
          <table:table-cell table:formula="of:=IF([.$B1147]=[.D$19];1;0)" office:value-type="string" office:string-value="" calcext:value-type="error">
            <text:p>#VALEUR !</text:p>
          </table:table-cell>
          <table:table-cell table:formula="of:=IF([.$B1147]=[.E$19];1;0)" office:value-type="string" office:string-value="" calcext:value-type="error">
            <text:p>#VALEUR !</text:p>
          </table:table-cell>
          <table:table-cell table:formula="of:=IF([.$B1147]=[.F$19];1;0)" office:value-type="string" office:string-value="" calcext:value-type="error">
            <text:p>#VALEUR !</text:p>
          </table:table-cell>
          <table:table-cell table:formula="of:=IF([.$B1147]=[.G$19];1;0)" office:value-type="string" office:string-value="" calcext:value-type="error">
            <text:p>#VALEUR !</text:p>
          </table:table-cell>
          <table:table-cell table:formula="of:=IF([.$B114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48]&lt;=[.$B$13];[.$A$2];IF([.A1148]&lt;=[.$B$14];[.$A$3];IF([.A1148]&lt;=[.$B$15];[.$A$4];IF([.A1148]&lt;=[.$B$16];[.$A$5];IF([.A1148]&lt;=[.$B$17];[.$A$6];IF([.A1148]&lt;=[.$B$18];[.$A$7]))))))" office:value-type="string" office:string-value="" calcext:value-type="error">
            <text:p>#VALEUR !</text:p>
          </table:table-cell>
          <table:table-cell table:formula="of:=IF([.$B1148]=[.C$19];1;0)" office:value-type="string" office:string-value="" calcext:value-type="error">
            <text:p>#VALEUR !</text:p>
          </table:table-cell>
          <table:table-cell table:formula="of:=IF([.$B1148]=[.D$19];1;0)" office:value-type="string" office:string-value="" calcext:value-type="error">
            <text:p>#VALEUR !</text:p>
          </table:table-cell>
          <table:table-cell table:formula="of:=IF([.$B1148]=[.E$19];1;0)" office:value-type="string" office:string-value="" calcext:value-type="error">
            <text:p>#VALEUR !</text:p>
          </table:table-cell>
          <table:table-cell table:formula="of:=IF([.$B1148]=[.F$19];1;0)" office:value-type="string" office:string-value="" calcext:value-type="error">
            <text:p>#VALEUR !</text:p>
          </table:table-cell>
          <table:table-cell table:formula="of:=IF([.$B1148]=[.G$19];1;0)" office:value-type="string" office:string-value="" calcext:value-type="error">
            <text:p>#VALEUR !</text:p>
          </table:table-cell>
          <table:table-cell table:formula="of:=IF([.$B114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49]&lt;=[.$B$13];[.$A$2];IF([.A1149]&lt;=[.$B$14];[.$A$3];IF([.A1149]&lt;=[.$B$15];[.$A$4];IF([.A1149]&lt;=[.$B$16];[.$A$5];IF([.A1149]&lt;=[.$B$17];[.$A$6];IF([.A1149]&lt;=[.$B$18];[.$A$7]))))))" office:value-type="string" office:string-value="" calcext:value-type="error">
            <text:p>#VALEUR !</text:p>
          </table:table-cell>
          <table:table-cell table:formula="of:=IF([.$B1149]=[.C$19];1;0)" office:value-type="string" office:string-value="" calcext:value-type="error">
            <text:p>#VALEUR !</text:p>
          </table:table-cell>
          <table:table-cell table:formula="of:=IF([.$B1149]=[.D$19];1;0)" office:value-type="string" office:string-value="" calcext:value-type="error">
            <text:p>#VALEUR !</text:p>
          </table:table-cell>
          <table:table-cell table:formula="of:=IF([.$B1149]=[.E$19];1;0)" office:value-type="string" office:string-value="" calcext:value-type="error">
            <text:p>#VALEUR !</text:p>
          </table:table-cell>
          <table:table-cell table:formula="of:=IF([.$B1149]=[.F$19];1;0)" office:value-type="string" office:string-value="" calcext:value-type="error">
            <text:p>#VALEUR !</text:p>
          </table:table-cell>
          <table:table-cell table:formula="of:=IF([.$B1149]=[.G$19];1;0)" office:value-type="string" office:string-value="" calcext:value-type="error">
            <text:p>#VALEUR !</text:p>
          </table:table-cell>
          <table:table-cell table:formula="of:=IF([.$B114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50]&lt;=[.$B$13];[.$A$2];IF([.A1150]&lt;=[.$B$14];[.$A$3];IF([.A1150]&lt;=[.$B$15];[.$A$4];IF([.A1150]&lt;=[.$B$16];[.$A$5];IF([.A1150]&lt;=[.$B$17];[.$A$6];IF([.A1150]&lt;=[.$B$18];[.$A$7]))))))" office:value-type="string" office:string-value="" calcext:value-type="error">
            <text:p>#VALEUR !</text:p>
          </table:table-cell>
          <table:table-cell table:formula="of:=IF([.$B1150]=[.C$19];1;0)" office:value-type="string" office:string-value="" calcext:value-type="error">
            <text:p>#VALEUR !</text:p>
          </table:table-cell>
          <table:table-cell table:formula="of:=IF([.$B1150]=[.D$19];1;0)" office:value-type="string" office:string-value="" calcext:value-type="error">
            <text:p>#VALEUR !</text:p>
          </table:table-cell>
          <table:table-cell table:formula="of:=IF([.$B1150]=[.E$19];1;0)" office:value-type="string" office:string-value="" calcext:value-type="error">
            <text:p>#VALEUR !</text:p>
          </table:table-cell>
          <table:table-cell table:formula="of:=IF([.$B1150]=[.F$19];1;0)" office:value-type="string" office:string-value="" calcext:value-type="error">
            <text:p>#VALEUR !</text:p>
          </table:table-cell>
          <table:table-cell table:formula="of:=IF([.$B1150]=[.G$19];1;0)" office:value-type="string" office:string-value="" calcext:value-type="error">
            <text:p>#VALEUR !</text:p>
          </table:table-cell>
          <table:table-cell table:formula="of:=IF([.$B115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51]&lt;=[.$B$13];[.$A$2];IF([.A1151]&lt;=[.$B$14];[.$A$3];IF([.A1151]&lt;=[.$B$15];[.$A$4];IF([.A1151]&lt;=[.$B$16];[.$A$5];IF([.A1151]&lt;=[.$B$17];[.$A$6];IF([.A1151]&lt;=[.$B$18];[.$A$7]))))))" office:value-type="string" office:string-value="" calcext:value-type="error">
            <text:p>#VALEUR !</text:p>
          </table:table-cell>
          <table:table-cell table:formula="of:=IF([.$B1151]=[.C$19];1;0)" office:value-type="string" office:string-value="" calcext:value-type="error">
            <text:p>#VALEUR !</text:p>
          </table:table-cell>
          <table:table-cell table:formula="of:=IF([.$B1151]=[.D$19];1;0)" office:value-type="string" office:string-value="" calcext:value-type="error">
            <text:p>#VALEUR !</text:p>
          </table:table-cell>
          <table:table-cell table:formula="of:=IF([.$B1151]=[.E$19];1;0)" office:value-type="string" office:string-value="" calcext:value-type="error">
            <text:p>#VALEUR !</text:p>
          </table:table-cell>
          <table:table-cell table:formula="of:=IF([.$B1151]=[.F$19];1;0)" office:value-type="string" office:string-value="" calcext:value-type="error">
            <text:p>#VALEUR !</text:p>
          </table:table-cell>
          <table:table-cell table:formula="of:=IF([.$B1151]=[.G$19];1;0)" office:value-type="string" office:string-value="" calcext:value-type="error">
            <text:p>#VALEUR !</text:p>
          </table:table-cell>
          <table:table-cell table:formula="of:=IF([.$B115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52]&lt;=[.$B$13];[.$A$2];IF([.A1152]&lt;=[.$B$14];[.$A$3];IF([.A1152]&lt;=[.$B$15];[.$A$4];IF([.A1152]&lt;=[.$B$16];[.$A$5];IF([.A1152]&lt;=[.$B$17];[.$A$6];IF([.A1152]&lt;=[.$B$18];[.$A$7]))))))" office:value-type="string" office:string-value="" calcext:value-type="error">
            <text:p>#VALEUR !</text:p>
          </table:table-cell>
          <table:table-cell table:formula="of:=IF([.$B1152]=[.C$19];1;0)" office:value-type="string" office:string-value="" calcext:value-type="error">
            <text:p>#VALEUR !</text:p>
          </table:table-cell>
          <table:table-cell table:formula="of:=IF([.$B1152]=[.D$19];1;0)" office:value-type="string" office:string-value="" calcext:value-type="error">
            <text:p>#VALEUR !</text:p>
          </table:table-cell>
          <table:table-cell table:formula="of:=IF([.$B1152]=[.E$19];1;0)" office:value-type="string" office:string-value="" calcext:value-type="error">
            <text:p>#VALEUR !</text:p>
          </table:table-cell>
          <table:table-cell table:formula="of:=IF([.$B1152]=[.F$19];1;0)" office:value-type="string" office:string-value="" calcext:value-type="error">
            <text:p>#VALEUR !</text:p>
          </table:table-cell>
          <table:table-cell table:formula="of:=IF([.$B1152]=[.G$19];1;0)" office:value-type="string" office:string-value="" calcext:value-type="error">
            <text:p>#VALEUR !</text:p>
          </table:table-cell>
          <table:table-cell table:formula="of:=IF([.$B115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53]&lt;=[.$B$13];[.$A$2];IF([.A1153]&lt;=[.$B$14];[.$A$3];IF([.A1153]&lt;=[.$B$15];[.$A$4];IF([.A1153]&lt;=[.$B$16];[.$A$5];IF([.A1153]&lt;=[.$B$17];[.$A$6];IF([.A1153]&lt;=[.$B$18];[.$A$7]))))))" office:value-type="string" office:string-value="" calcext:value-type="error">
            <text:p>#VALEUR !</text:p>
          </table:table-cell>
          <table:table-cell table:formula="of:=IF([.$B1153]=[.C$19];1;0)" office:value-type="string" office:string-value="" calcext:value-type="error">
            <text:p>#VALEUR !</text:p>
          </table:table-cell>
          <table:table-cell table:formula="of:=IF([.$B1153]=[.D$19];1;0)" office:value-type="string" office:string-value="" calcext:value-type="error">
            <text:p>#VALEUR !</text:p>
          </table:table-cell>
          <table:table-cell table:formula="of:=IF([.$B1153]=[.E$19];1;0)" office:value-type="string" office:string-value="" calcext:value-type="error">
            <text:p>#VALEUR !</text:p>
          </table:table-cell>
          <table:table-cell table:formula="of:=IF([.$B1153]=[.F$19];1;0)" office:value-type="string" office:string-value="" calcext:value-type="error">
            <text:p>#VALEUR !</text:p>
          </table:table-cell>
          <table:table-cell table:formula="of:=IF([.$B1153]=[.G$19];1;0)" office:value-type="string" office:string-value="" calcext:value-type="error">
            <text:p>#VALEUR !</text:p>
          </table:table-cell>
          <table:table-cell table:formula="of:=IF([.$B115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54]&lt;=[.$B$13];[.$A$2];IF([.A1154]&lt;=[.$B$14];[.$A$3];IF([.A1154]&lt;=[.$B$15];[.$A$4];IF([.A1154]&lt;=[.$B$16];[.$A$5];IF([.A1154]&lt;=[.$B$17];[.$A$6];IF([.A1154]&lt;=[.$B$18];[.$A$7]))))))" office:value-type="string" office:string-value="" calcext:value-type="error">
            <text:p>#VALEUR !</text:p>
          </table:table-cell>
          <table:table-cell table:formula="of:=IF([.$B1154]=[.C$19];1;0)" office:value-type="string" office:string-value="" calcext:value-type="error">
            <text:p>#VALEUR !</text:p>
          </table:table-cell>
          <table:table-cell table:formula="of:=IF([.$B1154]=[.D$19];1;0)" office:value-type="string" office:string-value="" calcext:value-type="error">
            <text:p>#VALEUR !</text:p>
          </table:table-cell>
          <table:table-cell table:formula="of:=IF([.$B1154]=[.E$19];1;0)" office:value-type="string" office:string-value="" calcext:value-type="error">
            <text:p>#VALEUR !</text:p>
          </table:table-cell>
          <table:table-cell table:formula="of:=IF([.$B1154]=[.F$19];1;0)" office:value-type="string" office:string-value="" calcext:value-type="error">
            <text:p>#VALEUR !</text:p>
          </table:table-cell>
          <table:table-cell table:formula="of:=IF([.$B1154]=[.G$19];1;0)" office:value-type="string" office:string-value="" calcext:value-type="error">
            <text:p>#VALEUR !</text:p>
          </table:table-cell>
          <table:table-cell table:formula="of:=IF([.$B115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55]&lt;=[.$B$13];[.$A$2];IF([.A1155]&lt;=[.$B$14];[.$A$3];IF([.A1155]&lt;=[.$B$15];[.$A$4];IF([.A1155]&lt;=[.$B$16];[.$A$5];IF([.A1155]&lt;=[.$B$17];[.$A$6];IF([.A1155]&lt;=[.$B$18];[.$A$7]))))))" office:value-type="string" office:string-value="" calcext:value-type="error">
            <text:p>#VALEUR !</text:p>
          </table:table-cell>
          <table:table-cell table:formula="of:=IF([.$B1155]=[.C$19];1;0)" office:value-type="string" office:string-value="" calcext:value-type="error">
            <text:p>#VALEUR !</text:p>
          </table:table-cell>
          <table:table-cell table:formula="of:=IF([.$B1155]=[.D$19];1;0)" office:value-type="string" office:string-value="" calcext:value-type="error">
            <text:p>#VALEUR !</text:p>
          </table:table-cell>
          <table:table-cell table:formula="of:=IF([.$B1155]=[.E$19];1;0)" office:value-type="string" office:string-value="" calcext:value-type="error">
            <text:p>#VALEUR !</text:p>
          </table:table-cell>
          <table:table-cell table:formula="of:=IF([.$B1155]=[.F$19];1;0)" office:value-type="string" office:string-value="" calcext:value-type="error">
            <text:p>#VALEUR !</text:p>
          </table:table-cell>
          <table:table-cell table:formula="of:=IF([.$B1155]=[.G$19];1;0)" office:value-type="string" office:string-value="" calcext:value-type="error">
            <text:p>#VALEUR !</text:p>
          </table:table-cell>
          <table:table-cell table:formula="of:=IF([.$B115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56]&lt;=[.$B$13];[.$A$2];IF([.A1156]&lt;=[.$B$14];[.$A$3];IF([.A1156]&lt;=[.$B$15];[.$A$4];IF([.A1156]&lt;=[.$B$16];[.$A$5];IF([.A1156]&lt;=[.$B$17];[.$A$6];IF([.A1156]&lt;=[.$B$18];[.$A$7]))))))" office:value-type="string" office:string-value="" calcext:value-type="error">
            <text:p>#VALEUR !</text:p>
          </table:table-cell>
          <table:table-cell table:formula="of:=IF([.$B1156]=[.C$19];1;0)" office:value-type="string" office:string-value="" calcext:value-type="error">
            <text:p>#VALEUR !</text:p>
          </table:table-cell>
          <table:table-cell table:formula="of:=IF([.$B1156]=[.D$19];1;0)" office:value-type="string" office:string-value="" calcext:value-type="error">
            <text:p>#VALEUR !</text:p>
          </table:table-cell>
          <table:table-cell table:formula="of:=IF([.$B1156]=[.E$19];1;0)" office:value-type="string" office:string-value="" calcext:value-type="error">
            <text:p>#VALEUR !</text:p>
          </table:table-cell>
          <table:table-cell table:formula="of:=IF([.$B1156]=[.F$19];1;0)" office:value-type="string" office:string-value="" calcext:value-type="error">
            <text:p>#VALEUR !</text:p>
          </table:table-cell>
          <table:table-cell table:formula="of:=IF([.$B1156]=[.G$19];1;0)" office:value-type="string" office:string-value="" calcext:value-type="error">
            <text:p>#VALEUR !</text:p>
          </table:table-cell>
          <table:table-cell table:formula="of:=IF([.$B115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57]&lt;=[.$B$13];[.$A$2];IF([.A1157]&lt;=[.$B$14];[.$A$3];IF([.A1157]&lt;=[.$B$15];[.$A$4];IF([.A1157]&lt;=[.$B$16];[.$A$5];IF([.A1157]&lt;=[.$B$17];[.$A$6];IF([.A1157]&lt;=[.$B$18];[.$A$7]))))))" office:value-type="string" office:string-value="" calcext:value-type="error">
            <text:p>#VALEUR !</text:p>
          </table:table-cell>
          <table:table-cell table:formula="of:=IF([.$B1157]=[.C$19];1;0)" office:value-type="string" office:string-value="" calcext:value-type="error">
            <text:p>#VALEUR !</text:p>
          </table:table-cell>
          <table:table-cell table:formula="of:=IF([.$B1157]=[.D$19];1;0)" office:value-type="string" office:string-value="" calcext:value-type="error">
            <text:p>#VALEUR !</text:p>
          </table:table-cell>
          <table:table-cell table:formula="of:=IF([.$B1157]=[.E$19];1;0)" office:value-type="string" office:string-value="" calcext:value-type="error">
            <text:p>#VALEUR !</text:p>
          </table:table-cell>
          <table:table-cell table:formula="of:=IF([.$B1157]=[.F$19];1;0)" office:value-type="string" office:string-value="" calcext:value-type="error">
            <text:p>#VALEUR !</text:p>
          </table:table-cell>
          <table:table-cell table:formula="of:=IF([.$B1157]=[.G$19];1;0)" office:value-type="string" office:string-value="" calcext:value-type="error">
            <text:p>#VALEUR !</text:p>
          </table:table-cell>
          <table:table-cell table:formula="of:=IF([.$B115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58]&lt;=[.$B$13];[.$A$2];IF([.A1158]&lt;=[.$B$14];[.$A$3];IF([.A1158]&lt;=[.$B$15];[.$A$4];IF([.A1158]&lt;=[.$B$16];[.$A$5];IF([.A1158]&lt;=[.$B$17];[.$A$6];IF([.A1158]&lt;=[.$B$18];[.$A$7]))))))" office:value-type="string" office:string-value="" calcext:value-type="error">
            <text:p>#VALEUR !</text:p>
          </table:table-cell>
          <table:table-cell table:formula="of:=IF([.$B1158]=[.C$19];1;0)" office:value-type="string" office:string-value="" calcext:value-type="error">
            <text:p>#VALEUR !</text:p>
          </table:table-cell>
          <table:table-cell table:formula="of:=IF([.$B1158]=[.D$19];1;0)" office:value-type="string" office:string-value="" calcext:value-type="error">
            <text:p>#VALEUR !</text:p>
          </table:table-cell>
          <table:table-cell table:formula="of:=IF([.$B1158]=[.E$19];1;0)" office:value-type="string" office:string-value="" calcext:value-type="error">
            <text:p>#VALEUR !</text:p>
          </table:table-cell>
          <table:table-cell table:formula="of:=IF([.$B1158]=[.F$19];1;0)" office:value-type="string" office:string-value="" calcext:value-type="error">
            <text:p>#VALEUR !</text:p>
          </table:table-cell>
          <table:table-cell table:formula="of:=IF([.$B1158]=[.G$19];1;0)" office:value-type="string" office:string-value="" calcext:value-type="error">
            <text:p>#VALEUR !</text:p>
          </table:table-cell>
          <table:table-cell table:formula="of:=IF([.$B115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59]&lt;=[.$B$13];[.$A$2];IF([.A1159]&lt;=[.$B$14];[.$A$3];IF([.A1159]&lt;=[.$B$15];[.$A$4];IF([.A1159]&lt;=[.$B$16];[.$A$5];IF([.A1159]&lt;=[.$B$17];[.$A$6];IF([.A1159]&lt;=[.$B$18];[.$A$7]))))))" office:value-type="string" office:string-value="" calcext:value-type="error">
            <text:p>#VALEUR !</text:p>
          </table:table-cell>
          <table:table-cell table:formula="of:=IF([.$B1159]=[.C$19];1;0)" office:value-type="string" office:string-value="" calcext:value-type="error">
            <text:p>#VALEUR !</text:p>
          </table:table-cell>
          <table:table-cell table:formula="of:=IF([.$B1159]=[.D$19];1;0)" office:value-type="string" office:string-value="" calcext:value-type="error">
            <text:p>#VALEUR !</text:p>
          </table:table-cell>
          <table:table-cell table:formula="of:=IF([.$B1159]=[.E$19];1;0)" office:value-type="string" office:string-value="" calcext:value-type="error">
            <text:p>#VALEUR !</text:p>
          </table:table-cell>
          <table:table-cell table:formula="of:=IF([.$B1159]=[.F$19];1;0)" office:value-type="string" office:string-value="" calcext:value-type="error">
            <text:p>#VALEUR !</text:p>
          </table:table-cell>
          <table:table-cell table:formula="of:=IF([.$B1159]=[.G$19];1;0)" office:value-type="string" office:string-value="" calcext:value-type="error">
            <text:p>#VALEUR !</text:p>
          </table:table-cell>
          <table:table-cell table:formula="of:=IF([.$B115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60]&lt;=[.$B$13];[.$A$2];IF([.A1160]&lt;=[.$B$14];[.$A$3];IF([.A1160]&lt;=[.$B$15];[.$A$4];IF([.A1160]&lt;=[.$B$16];[.$A$5];IF([.A1160]&lt;=[.$B$17];[.$A$6];IF([.A1160]&lt;=[.$B$18];[.$A$7]))))))" office:value-type="string" office:string-value="" calcext:value-type="error">
            <text:p>#VALEUR !</text:p>
          </table:table-cell>
          <table:table-cell table:formula="of:=IF([.$B1160]=[.C$19];1;0)" office:value-type="string" office:string-value="" calcext:value-type="error">
            <text:p>#VALEUR !</text:p>
          </table:table-cell>
          <table:table-cell table:formula="of:=IF([.$B1160]=[.D$19];1;0)" office:value-type="string" office:string-value="" calcext:value-type="error">
            <text:p>#VALEUR !</text:p>
          </table:table-cell>
          <table:table-cell table:formula="of:=IF([.$B1160]=[.E$19];1;0)" office:value-type="string" office:string-value="" calcext:value-type="error">
            <text:p>#VALEUR !</text:p>
          </table:table-cell>
          <table:table-cell table:formula="of:=IF([.$B1160]=[.F$19];1;0)" office:value-type="string" office:string-value="" calcext:value-type="error">
            <text:p>#VALEUR !</text:p>
          </table:table-cell>
          <table:table-cell table:formula="of:=IF([.$B1160]=[.G$19];1;0)" office:value-type="string" office:string-value="" calcext:value-type="error">
            <text:p>#VALEUR !</text:p>
          </table:table-cell>
          <table:table-cell table:formula="of:=IF([.$B116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61]&lt;=[.$B$13];[.$A$2];IF([.A1161]&lt;=[.$B$14];[.$A$3];IF([.A1161]&lt;=[.$B$15];[.$A$4];IF([.A1161]&lt;=[.$B$16];[.$A$5];IF([.A1161]&lt;=[.$B$17];[.$A$6];IF([.A1161]&lt;=[.$B$18];[.$A$7]))))))" office:value-type="string" office:string-value="" calcext:value-type="error">
            <text:p>#VALEUR !</text:p>
          </table:table-cell>
          <table:table-cell table:formula="of:=IF([.$B1161]=[.C$19];1;0)" office:value-type="string" office:string-value="" calcext:value-type="error">
            <text:p>#VALEUR !</text:p>
          </table:table-cell>
          <table:table-cell table:formula="of:=IF([.$B1161]=[.D$19];1;0)" office:value-type="string" office:string-value="" calcext:value-type="error">
            <text:p>#VALEUR !</text:p>
          </table:table-cell>
          <table:table-cell table:formula="of:=IF([.$B1161]=[.E$19];1;0)" office:value-type="string" office:string-value="" calcext:value-type="error">
            <text:p>#VALEUR !</text:p>
          </table:table-cell>
          <table:table-cell table:formula="of:=IF([.$B1161]=[.F$19];1;0)" office:value-type="string" office:string-value="" calcext:value-type="error">
            <text:p>#VALEUR !</text:p>
          </table:table-cell>
          <table:table-cell table:formula="of:=IF([.$B1161]=[.G$19];1;0)" office:value-type="string" office:string-value="" calcext:value-type="error">
            <text:p>#VALEUR !</text:p>
          </table:table-cell>
          <table:table-cell table:formula="of:=IF([.$B116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62]&lt;=[.$B$13];[.$A$2];IF([.A1162]&lt;=[.$B$14];[.$A$3];IF([.A1162]&lt;=[.$B$15];[.$A$4];IF([.A1162]&lt;=[.$B$16];[.$A$5];IF([.A1162]&lt;=[.$B$17];[.$A$6];IF([.A1162]&lt;=[.$B$18];[.$A$7]))))))" office:value-type="string" office:string-value="" calcext:value-type="error">
            <text:p>#VALEUR !</text:p>
          </table:table-cell>
          <table:table-cell table:formula="of:=IF([.$B1162]=[.C$19];1;0)" office:value-type="string" office:string-value="" calcext:value-type="error">
            <text:p>#VALEUR !</text:p>
          </table:table-cell>
          <table:table-cell table:formula="of:=IF([.$B1162]=[.D$19];1;0)" office:value-type="string" office:string-value="" calcext:value-type="error">
            <text:p>#VALEUR !</text:p>
          </table:table-cell>
          <table:table-cell table:formula="of:=IF([.$B1162]=[.E$19];1;0)" office:value-type="string" office:string-value="" calcext:value-type="error">
            <text:p>#VALEUR !</text:p>
          </table:table-cell>
          <table:table-cell table:formula="of:=IF([.$B1162]=[.F$19];1;0)" office:value-type="string" office:string-value="" calcext:value-type="error">
            <text:p>#VALEUR !</text:p>
          </table:table-cell>
          <table:table-cell table:formula="of:=IF([.$B1162]=[.G$19];1;0)" office:value-type="string" office:string-value="" calcext:value-type="error">
            <text:p>#VALEUR !</text:p>
          </table:table-cell>
          <table:table-cell table:formula="of:=IF([.$B116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63]&lt;=[.$B$13];[.$A$2];IF([.A1163]&lt;=[.$B$14];[.$A$3];IF([.A1163]&lt;=[.$B$15];[.$A$4];IF([.A1163]&lt;=[.$B$16];[.$A$5];IF([.A1163]&lt;=[.$B$17];[.$A$6];IF([.A1163]&lt;=[.$B$18];[.$A$7]))))))" office:value-type="string" office:string-value="" calcext:value-type="error">
            <text:p>#VALEUR !</text:p>
          </table:table-cell>
          <table:table-cell table:formula="of:=IF([.$B1163]=[.C$19];1;0)" office:value-type="string" office:string-value="" calcext:value-type="error">
            <text:p>#VALEUR !</text:p>
          </table:table-cell>
          <table:table-cell table:formula="of:=IF([.$B1163]=[.D$19];1;0)" office:value-type="string" office:string-value="" calcext:value-type="error">
            <text:p>#VALEUR !</text:p>
          </table:table-cell>
          <table:table-cell table:formula="of:=IF([.$B1163]=[.E$19];1;0)" office:value-type="string" office:string-value="" calcext:value-type="error">
            <text:p>#VALEUR !</text:p>
          </table:table-cell>
          <table:table-cell table:formula="of:=IF([.$B1163]=[.F$19];1;0)" office:value-type="string" office:string-value="" calcext:value-type="error">
            <text:p>#VALEUR !</text:p>
          </table:table-cell>
          <table:table-cell table:formula="of:=IF([.$B1163]=[.G$19];1;0)" office:value-type="string" office:string-value="" calcext:value-type="error">
            <text:p>#VALEUR !</text:p>
          </table:table-cell>
          <table:table-cell table:formula="of:=IF([.$B116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64]&lt;=[.$B$13];[.$A$2];IF([.A1164]&lt;=[.$B$14];[.$A$3];IF([.A1164]&lt;=[.$B$15];[.$A$4];IF([.A1164]&lt;=[.$B$16];[.$A$5];IF([.A1164]&lt;=[.$B$17];[.$A$6];IF([.A1164]&lt;=[.$B$18];[.$A$7]))))))" office:value-type="string" office:string-value="" calcext:value-type="error">
            <text:p>#VALEUR !</text:p>
          </table:table-cell>
          <table:table-cell table:formula="of:=IF([.$B1164]=[.C$19];1;0)" office:value-type="string" office:string-value="" calcext:value-type="error">
            <text:p>#VALEUR !</text:p>
          </table:table-cell>
          <table:table-cell table:formula="of:=IF([.$B1164]=[.D$19];1;0)" office:value-type="string" office:string-value="" calcext:value-type="error">
            <text:p>#VALEUR !</text:p>
          </table:table-cell>
          <table:table-cell table:formula="of:=IF([.$B1164]=[.E$19];1;0)" office:value-type="string" office:string-value="" calcext:value-type="error">
            <text:p>#VALEUR !</text:p>
          </table:table-cell>
          <table:table-cell table:formula="of:=IF([.$B1164]=[.F$19];1;0)" office:value-type="string" office:string-value="" calcext:value-type="error">
            <text:p>#VALEUR !</text:p>
          </table:table-cell>
          <table:table-cell table:formula="of:=IF([.$B1164]=[.G$19];1;0)" office:value-type="string" office:string-value="" calcext:value-type="error">
            <text:p>#VALEUR !</text:p>
          </table:table-cell>
          <table:table-cell table:formula="of:=IF([.$B116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65]&lt;=[.$B$13];[.$A$2];IF([.A1165]&lt;=[.$B$14];[.$A$3];IF([.A1165]&lt;=[.$B$15];[.$A$4];IF([.A1165]&lt;=[.$B$16];[.$A$5];IF([.A1165]&lt;=[.$B$17];[.$A$6];IF([.A1165]&lt;=[.$B$18];[.$A$7]))))))" office:value-type="string" office:string-value="" calcext:value-type="error">
            <text:p>#VALEUR !</text:p>
          </table:table-cell>
          <table:table-cell table:formula="of:=IF([.$B1165]=[.C$19];1;0)" office:value-type="string" office:string-value="" calcext:value-type="error">
            <text:p>#VALEUR !</text:p>
          </table:table-cell>
          <table:table-cell table:formula="of:=IF([.$B1165]=[.D$19];1;0)" office:value-type="string" office:string-value="" calcext:value-type="error">
            <text:p>#VALEUR !</text:p>
          </table:table-cell>
          <table:table-cell table:formula="of:=IF([.$B1165]=[.E$19];1;0)" office:value-type="string" office:string-value="" calcext:value-type="error">
            <text:p>#VALEUR !</text:p>
          </table:table-cell>
          <table:table-cell table:formula="of:=IF([.$B1165]=[.F$19];1;0)" office:value-type="string" office:string-value="" calcext:value-type="error">
            <text:p>#VALEUR !</text:p>
          </table:table-cell>
          <table:table-cell table:formula="of:=IF([.$B1165]=[.G$19];1;0)" office:value-type="string" office:string-value="" calcext:value-type="error">
            <text:p>#VALEUR !</text:p>
          </table:table-cell>
          <table:table-cell table:formula="of:=IF([.$B116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66]&lt;=[.$B$13];[.$A$2];IF([.A1166]&lt;=[.$B$14];[.$A$3];IF([.A1166]&lt;=[.$B$15];[.$A$4];IF([.A1166]&lt;=[.$B$16];[.$A$5];IF([.A1166]&lt;=[.$B$17];[.$A$6];IF([.A1166]&lt;=[.$B$18];[.$A$7]))))))" office:value-type="string" office:string-value="" calcext:value-type="error">
            <text:p>#VALEUR !</text:p>
          </table:table-cell>
          <table:table-cell table:formula="of:=IF([.$B1166]=[.C$19];1;0)" office:value-type="string" office:string-value="" calcext:value-type="error">
            <text:p>#VALEUR !</text:p>
          </table:table-cell>
          <table:table-cell table:formula="of:=IF([.$B1166]=[.D$19];1;0)" office:value-type="string" office:string-value="" calcext:value-type="error">
            <text:p>#VALEUR !</text:p>
          </table:table-cell>
          <table:table-cell table:formula="of:=IF([.$B1166]=[.E$19];1;0)" office:value-type="string" office:string-value="" calcext:value-type="error">
            <text:p>#VALEUR !</text:p>
          </table:table-cell>
          <table:table-cell table:formula="of:=IF([.$B1166]=[.F$19];1;0)" office:value-type="string" office:string-value="" calcext:value-type="error">
            <text:p>#VALEUR !</text:p>
          </table:table-cell>
          <table:table-cell table:formula="of:=IF([.$B1166]=[.G$19];1;0)" office:value-type="string" office:string-value="" calcext:value-type="error">
            <text:p>#VALEUR !</text:p>
          </table:table-cell>
          <table:table-cell table:formula="of:=IF([.$B116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67]&lt;=[.$B$13];[.$A$2];IF([.A1167]&lt;=[.$B$14];[.$A$3];IF([.A1167]&lt;=[.$B$15];[.$A$4];IF([.A1167]&lt;=[.$B$16];[.$A$5];IF([.A1167]&lt;=[.$B$17];[.$A$6];IF([.A1167]&lt;=[.$B$18];[.$A$7]))))))" office:value-type="string" office:string-value="" calcext:value-type="error">
            <text:p>#VALEUR !</text:p>
          </table:table-cell>
          <table:table-cell table:formula="of:=IF([.$B1167]=[.C$19];1;0)" office:value-type="string" office:string-value="" calcext:value-type="error">
            <text:p>#VALEUR !</text:p>
          </table:table-cell>
          <table:table-cell table:formula="of:=IF([.$B1167]=[.D$19];1;0)" office:value-type="string" office:string-value="" calcext:value-type="error">
            <text:p>#VALEUR !</text:p>
          </table:table-cell>
          <table:table-cell table:formula="of:=IF([.$B1167]=[.E$19];1;0)" office:value-type="string" office:string-value="" calcext:value-type="error">
            <text:p>#VALEUR !</text:p>
          </table:table-cell>
          <table:table-cell table:formula="of:=IF([.$B1167]=[.F$19];1;0)" office:value-type="string" office:string-value="" calcext:value-type="error">
            <text:p>#VALEUR !</text:p>
          </table:table-cell>
          <table:table-cell table:formula="of:=IF([.$B1167]=[.G$19];1;0)" office:value-type="string" office:string-value="" calcext:value-type="error">
            <text:p>#VALEUR !</text:p>
          </table:table-cell>
          <table:table-cell table:formula="of:=IF([.$B116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68]&lt;=[.$B$13];[.$A$2];IF([.A1168]&lt;=[.$B$14];[.$A$3];IF([.A1168]&lt;=[.$B$15];[.$A$4];IF([.A1168]&lt;=[.$B$16];[.$A$5];IF([.A1168]&lt;=[.$B$17];[.$A$6];IF([.A1168]&lt;=[.$B$18];[.$A$7]))))))" office:value-type="string" office:string-value="" calcext:value-type="error">
            <text:p>#VALEUR !</text:p>
          </table:table-cell>
          <table:table-cell table:formula="of:=IF([.$B1168]=[.C$19];1;0)" office:value-type="string" office:string-value="" calcext:value-type="error">
            <text:p>#VALEUR !</text:p>
          </table:table-cell>
          <table:table-cell table:formula="of:=IF([.$B1168]=[.D$19];1;0)" office:value-type="string" office:string-value="" calcext:value-type="error">
            <text:p>#VALEUR !</text:p>
          </table:table-cell>
          <table:table-cell table:formula="of:=IF([.$B1168]=[.E$19];1;0)" office:value-type="string" office:string-value="" calcext:value-type="error">
            <text:p>#VALEUR !</text:p>
          </table:table-cell>
          <table:table-cell table:formula="of:=IF([.$B1168]=[.F$19];1;0)" office:value-type="string" office:string-value="" calcext:value-type="error">
            <text:p>#VALEUR !</text:p>
          </table:table-cell>
          <table:table-cell table:formula="of:=IF([.$B1168]=[.G$19];1;0)" office:value-type="string" office:string-value="" calcext:value-type="error">
            <text:p>#VALEUR !</text:p>
          </table:table-cell>
          <table:table-cell table:formula="of:=IF([.$B116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69]&lt;=[.$B$13];[.$A$2];IF([.A1169]&lt;=[.$B$14];[.$A$3];IF([.A1169]&lt;=[.$B$15];[.$A$4];IF([.A1169]&lt;=[.$B$16];[.$A$5];IF([.A1169]&lt;=[.$B$17];[.$A$6];IF([.A1169]&lt;=[.$B$18];[.$A$7]))))))" office:value-type="string" office:string-value="" calcext:value-type="error">
            <text:p>#VALEUR !</text:p>
          </table:table-cell>
          <table:table-cell table:formula="of:=IF([.$B1169]=[.C$19];1;0)" office:value-type="string" office:string-value="" calcext:value-type="error">
            <text:p>#VALEUR !</text:p>
          </table:table-cell>
          <table:table-cell table:formula="of:=IF([.$B1169]=[.D$19];1;0)" office:value-type="string" office:string-value="" calcext:value-type="error">
            <text:p>#VALEUR !</text:p>
          </table:table-cell>
          <table:table-cell table:formula="of:=IF([.$B1169]=[.E$19];1;0)" office:value-type="string" office:string-value="" calcext:value-type="error">
            <text:p>#VALEUR !</text:p>
          </table:table-cell>
          <table:table-cell table:formula="of:=IF([.$B1169]=[.F$19];1;0)" office:value-type="string" office:string-value="" calcext:value-type="error">
            <text:p>#VALEUR !</text:p>
          </table:table-cell>
          <table:table-cell table:formula="of:=IF([.$B1169]=[.G$19];1;0)" office:value-type="string" office:string-value="" calcext:value-type="error">
            <text:p>#VALEUR !</text:p>
          </table:table-cell>
          <table:table-cell table:formula="of:=IF([.$B116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70]&lt;=[.$B$13];[.$A$2];IF([.A1170]&lt;=[.$B$14];[.$A$3];IF([.A1170]&lt;=[.$B$15];[.$A$4];IF([.A1170]&lt;=[.$B$16];[.$A$5];IF([.A1170]&lt;=[.$B$17];[.$A$6];IF([.A1170]&lt;=[.$B$18];[.$A$7]))))))" office:value-type="string" office:string-value="" calcext:value-type="error">
            <text:p>#VALEUR !</text:p>
          </table:table-cell>
          <table:table-cell table:formula="of:=IF([.$B1170]=[.C$19];1;0)" office:value-type="string" office:string-value="" calcext:value-type="error">
            <text:p>#VALEUR !</text:p>
          </table:table-cell>
          <table:table-cell table:formula="of:=IF([.$B1170]=[.D$19];1;0)" office:value-type="string" office:string-value="" calcext:value-type="error">
            <text:p>#VALEUR !</text:p>
          </table:table-cell>
          <table:table-cell table:formula="of:=IF([.$B1170]=[.E$19];1;0)" office:value-type="string" office:string-value="" calcext:value-type="error">
            <text:p>#VALEUR !</text:p>
          </table:table-cell>
          <table:table-cell table:formula="of:=IF([.$B1170]=[.F$19];1;0)" office:value-type="string" office:string-value="" calcext:value-type="error">
            <text:p>#VALEUR !</text:p>
          </table:table-cell>
          <table:table-cell table:formula="of:=IF([.$B1170]=[.G$19];1;0)" office:value-type="string" office:string-value="" calcext:value-type="error">
            <text:p>#VALEUR !</text:p>
          </table:table-cell>
          <table:table-cell table:formula="of:=IF([.$B117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71]&lt;=[.$B$13];[.$A$2];IF([.A1171]&lt;=[.$B$14];[.$A$3];IF([.A1171]&lt;=[.$B$15];[.$A$4];IF([.A1171]&lt;=[.$B$16];[.$A$5];IF([.A1171]&lt;=[.$B$17];[.$A$6];IF([.A1171]&lt;=[.$B$18];[.$A$7]))))))" office:value-type="string" office:string-value="" calcext:value-type="error">
            <text:p>#VALEUR !</text:p>
          </table:table-cell>
          <table:table-cell table:formula="of:=IF([.$B1171]=[.C$19];1;0)" office:value-type="string" office:string-value="" calcext:value-type="error">
            <text:p>#VALEUR !</text:p>
          </table:table-cell>
          <table:table-cell table:formula="of:=IF([.$B1171]=[.D$19];1;0)" office:value-type="string" office:string-value="" calcext:value-type="error">
            <text:p>#VALEUR !</text:p>
          </table:table-cell>
          <table:table-cell table:formula="of:=IF([.$B1171]=[.E$19];1;0)" office:value-type="string" office:string-value="" calcext:value-type="error">
            <text:p>#VALEUR !</text:p>
          </table:table-cell>
          <table:table-cell table:formula="of:=IF([.$B1171]=[.F$19];1;0)" office:value-type="string" office:string-value="" calcext:value-type="error">
            <text:p>#VALEUR !</text:p>
          </table:table-cell>
          <table:table-cell table:formula="of:=IF([.$B1171]=[.G$19];1;0)" office:value-type="string" office:string-value="" calcext:value-type="error">
            <text:p>#VALEUR !</text:p>
          </table:table-cell>
          <table:table-cell table:formula="of:=IF([.$B117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72]&lt;=[.$B$13];[.$A$2];IF([.A1172]&lt;=[.$B$14];[.$A$3];IF([.A1172]&lt;=[.$B$15];[.$A$4];IF([.A1172]&lt;=[.$B$16];[.$A$5];IF([.A1172]&lt;=[.$B$17];[.$A$6];IF([.A1172]&lt;=[.$B$18];[.$A$7]))))))" office:value-type="string" office:string-value="" calcext:value-type="error">
            <text:p>#VALEUR !</text:p>
          </table:table-cell>
          <table:table-cell table:formula="of:=IF([.$B1172]=[.C$19];1;0)" office:value-type="string" office:string-value="" calcext:value-type="error">
            <text:p>#VALEUR !</text:p>
          </table:table-cell>
          <table:table-cell table:formula="of:=IF([.$B1172]=[.D$19];1;0)" office:value-type="string" office:string-value="" calcext:value-type="error">
            <text:p>#VALEUR !</text:p>
          </table:table-cell>
          <table:table-cell table:formula="of:=IF([.$B1172]=[.E$19];1;0)" office:value-type="string" office:string-value="" calcext:value-type="error">
            <text:p>#VALEUR !</text:p>
          </table:table-cell>
          <table:table-cell table:formula="of:=IF([.$B1172]=[.F$19];1;0)" office:value-type="string" office:string-value="" calcext:value-type="error">
            <text:p>#VALEUR !</text:p>
          </table:table-cell>
          <table:table-cell table:formula="of:=IF([.$B1172]=[.G$19];1;0)" office:value-type="string" office:string-value="" calcext:value-type="error">
            <text:p>#VALEUR !</text:p>
          </table:table-cell>
          <table:table-cell table:formula="of:=IF([.$B117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73]&lt;=[.$B$13];[.$A$2];IF([.A1173]&lt;=[.$B$14];[.$A$3];IF([.A1173]&lt;=[.$B$15];[.$A$4];IF([.A1173]&lt;=[.$B$16];[.$A$5];IF([.A1173]&lt;=[.$B$17];[.$A$6];IF([.A1173]&lt;=[.$B$18];[.$A$7]))))))" office:value-type="string" office:string-value="" calcext:value-type="error">
            <text:p>#VALEUR !</text:p>
          </table:table-cell>
          <table:table-cell table:formula="of:=IF([.$B1173]=[.C$19];1;0)" office:value-type="string" office:string-value="" calcext:value-type="error">
            <text:p>#VALEUR !</text:p>
          </table:table-cell>
          <table:table-cell table:formula="of:=IF([.$B1173]=[.D$19];1;0)" office:value-type="string" office:string-value="" calcext:value-type="error">
            <text:p>#VALEUR !</text:p>
          </table:table-cell>
          <table:table-cell table:formula="of:=IF([.$B1173]=[.E$19];1;0)" office:value-type="string" office:string-value="" calcext:value-type="error">
            <text:p>#VALEUR !</text:p>
          </table:table-cell>
          <table:table-cell table:formula="of:=IF([.$B1173]=[.F$19];1;0)" office:value-type="string" office:string-value="" calcext:value-type="error">
            <text:p>#VALEUR !</text:p>
          </table:table-cell>
          <table:table-cell table:formula="of:=IF([.$B1173]=[.G$19];1;0)" office:value-type="string" office:string-value="" calcext:value-type="error">
            <text:p>#VALEUR !</text:p>
          </table:table-cell>
          <table:table-cell table:formula="of:=IF([.$B117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74]&lt;=[.$B$13];[.$A$2];IF([.A1174]&lt;=[.$B$14];[.$A$3];IF([.A1174]&lt;=[.$B$15];[.$A$4];IF([.A1174]&lt;=[.$B$16];[.$A$5];IF([.A1174]&lt;=[.$B$17];[.$A$6];IF([.A1174]&lt;=[.$B$18];[.$A$7]))))))" office:value-type="string" office:string-value="" calcext:value-type="error">
            <text:p>#VALEUR !</text:p>
          </table:table-cell>
          <table:table-cell table:formula="of:=IF([.$B1174]=[.C$19];1;0)" office:value-type="string" office:string-value="" calcext:value-type="error">
            <text:p>#VALEUR !</text:p>
          </table:table-cell>
          <table:table-cell table:formula="of:=IF([.$B1174]=[.D$19];1;0)" office:value-type="string" office:string-value="" calcext:value-type="error">
            <text:p>#VALEUR !</text:p>
          </table:table-cell>
          <table:table-cell table:formula="of:=IF([.$B1174]=[.E$19];1;0)" office:value-type="string" office:string-value="" calcext:value-type="error">
            <text:p>#VALEUR !</text:p>
          </table:table-cell>
          <table:table-cell table:formula="of:=IF([.$B1174]=[.F$19];1;0)" office:value-type="string" office:string-value="" calcext:value-type="error">
            <text:p>#VALEUR !</text:p>
          </table:table-cell>
          <table:table-cell table:formula="of:=IF([.$B1174]=[.G$19];1;0)" office:value-type="string" office:string-value="" calcext:value-type="error">
            <text:p>#VALEUR !</text:p>
          </table:table-cell>
          <table:table-cell table:formula="of:=IF([.$B117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75]&lt;=[.$B$13];[.$A$2];IF([.A1175]&lt;=[.$B$14];[.$A$3];IF([.A1175]&lt;=[.$B$15];[.$A$4];IF([.A1175]&lt;=[.$B$16];[.$A$5];IF([.A1175]&lt;=[.$B$17];[.$A$6];IF([.A1175]&lt;=[.$B$18];[.$A$7]))))))" office:value-type="string" office:string-value="" calcext:value-type="error">
            <text:p>#VALEUR !</text:p>
          </table:table-cell>
          <table:table-cell table:formula="of:=IF([.$B1175]=[.C$19];1;0)" office:value-type="string" office:string-value="" calcext:value-type="error">
            <text:p>#VALEUR !</text:p>
          </table:table-cell>
          <table:table-cell table:formula="of:=IF([.$B1175]=[.D$19];1;0)" office:value-type="string" office:string-value="" calcext:value-type="error">
            <text:p>#VALEUR !</text:p>
          </table:table-cell>
          <table:table-cell table:formula="of:=IF([.$B1175]=[.E$19];1;0)" office:value-type="string" office:string-value="" calcext:value-type="error">
            <text:p>#VALEUR !</text:p>
          </table:table-cell>
          <table:table-cell table:formula="of:=IF([.$B1175]=[.F$19];1;0)" office:value-type="string" office:string-value="" calcext:value-type="error">
            <text:p>#VALEUR !</text:p>
          </table:table-cell>
          <table:table-cell table:formula="of:=IF([.$B1175]=[.G$19];1;0)" office:value-type="string" office:string-value="" calcext:value-type="error">
            <text:p>#VALEUR !</text:p>
          </table:table-cell>
          <table:table-cell table:formula="of:=IF([.$B117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76]&lt;=[.$B$13];[.$A$2];IF([.A1176]&lt;=[.$B$14];[.$A$3];IF([.A1176]&lt;=[.$B$15];[.$A$4];IF([.A1176]&lt;=[.$B$16];[.$A$5];IF([.A1176]&lt;=[.$B$17];[.$A$6];IF([.A1176]&lt;=[.$B$18];[.$A$7]))))))" office:value-type="string" office:string-value="" calcext:value-type="error">
            <text:p>#VALEUR !</text:p>
          </table:table-cell>
          <table:table-cell table:formula="of:=IF([.$B1176]=[.C$19];1;0)" office:value-type="string" office:string-value="" calcext:value-type="error">
            <text:p>#VALEUR !</text:p>
          </table:table-cell>
          <table:table-cell table:formula="of:=IF([.$B1176]=[.D$19];1;0)" office:value-type="string" office:string-value="" calcext:value-type="error">
            <text:p>#VALEUR !</text:p>
          </table:table-cell>
          <table:table-cell table:formula="of:=IF([.$B1176]=[.E$19];1;0)" office:value-type="string" office:string-value="" calcext:value-type="error">
            <text:p>#VALEUR !</text:p>
          </table:table-cell>
          <table:table-cell table:formula="of:=IF([.$B1176]=[.F$19];1;0)" office:value-type="string" office:string-value="" calcext:value-type="error">
            <text:p>#VALEUR !</text:p>
          </table:table-cell>
          <table:table-cell table:formula="of:=IF([.$B1176]=[.G$19];1;0)" office:value-type="string" office:string-value="" calcext:value-type="error">
            <text:p>#VALEUR !</text:p>
          </table:table-cell>
          <table:table-cell table:formula="of:=IF([.$B117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77]&lt;=[.$B$13];[.$A$2];IF([.A1177]&lt;=[.$B$14];[.$A$3];IF([.A1177]&lt;=[.$B$15];[.$A$4];IF([.A1177]&lt;=[.$B$16];[.$A$5];IF([.A1177]&lt;=[.$B$17];[.$A$6];IF([.A1177]&lt;=[.$B$18];[.$A$7]))))))" office:value-type="string" office:string-value="" calcext:value-type="error">
            <text:p>#VALEUR !</text:p>
          </table:table-cell>
          <table:table-cell table:formula="of:=IF([.$B1177]=[.C$19];1;0)" office:value-type="string" office:string-value="" calcext:value-type="error">
            <text:p>#VALEUR !</text:p>
          </table:table-cell>
          <table:table-cell table:formula="of:=IF([.$B1177]=[.D$19];1;0)" office:value-type="string" office:string-value="" calcext:value-type="error">
            <text:p>#VALEUR !</text:p>
          </table:table-cell>
          <table:table-cell table:formula="of:=IF([.$B1177]=[.E$19];1;0)" office:value-type="string" office:string-value="" calcext:value-type="error">
            <text:p>#VALEUR !</text:p>
          </table:table-cell>
          <table:table-cell table:formula="of:=IF([.$B1177]=[.F$19];1;0)" office:value-type="string" office:string-value="" calcext:value-type="error">
            <text:p>#VALEUR !</text:p>
          </table:table-cell>
          <table:table-cell table:formula="of:=IF([.$B1177]=[.G$19];1;0)" office:value-type="string" office:string-value="" calcext:value-type="error">
            <text:p>#VALEUR !</text:p>
          </table:table-cell>
          <table:table-cell table:formula="of:=IF([.$B117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78]&lt;=[.$B$13];[.$A$2];IF([.A1178]&lt;=[.$B$14];[.$A$3];IF([.A1178]&lt;=[.$B$15];[.$A$4];IF([.A1178]&lt;=[.$B$16];[.$A$5];IF([.A1178]&lt;=[.$B$17];[.$A$6];IF([.A1178]&lt;=[.$B$18];[.$A$7]))))))" office:value-type="string" office:string-value="" calcext:value-type="error">
            <text:p>#VALEUR !</text:p>
          </table:table-cell>
          <table:table-cell table:formula="of:=IF([.$B1178]=[.C$19];1;0)" office:value-type="string" office:string-value="" calcext:value-type="error">
            <text:p>#VALEUR !</text:p>
          </table:table-cell>
          <table:table-cell table:formula="of:=IF([.$B1178]=[.D$19];1;0)" office:value-type="string" office:string-value="" calcext:value-type="error">
            <text:p>#VALEUR !</text:p>
          </table:table-cell>
          <table:table-cell table:formula="of:=IF([.$B1178]=[.E$19];1;0)" office:value-type="string" office:string-value="" calcext:value-type="error">
            <text:p>#VALEUR !</text:p>
          </table:table-cell>
          <table:table-cell table:formula="of:=IF([.$B1178]=[.F$19];1;0)" office:value-type="string" office:string-value="" calcext:value-type="error">
            <text:p>#VALEUR !</text:p>
          </table:table-cell>
          <table:table-cell table:formula="of:=IF([.$B1178]=[.G$19];1;0)" office:value-type="string" office:string-value="" calcext:value-type="error">
            <text:p>#VALEUR !</text:p>
          </table:table-cell>
          <table:table-cell table:formula="of:=IF([.$B117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79]&lt;=[.$B$13];[.$A$2];IF([.A1179]&lt;=[.$B$14];[.$A$3];IF([.A1179]&lt;=[.$B$15];[.$A$4];IF([.A1179]&lt;=[.$B$16];[.$A$5];IF([.A1179]&lt;=[.$B$17];[.$A$6];IF([.A1179]&lt;=[.$B$18];[.$A$7]))))))" office:value-type="string" office:string-value="" calcext:value-type="error">
            <text:p>#VALEUR !</text:p>
          </table:table-cell>
          <table:table-cell table:formula="of:=IF([.$B1179]=[.C$19];1;0)" office:value-type="string" office:string-value="" calcext:value-type="error">
            <text:p>#VALEUR !</text:p>
          </table:table-cell>
          <table:table-cell table:formula="of:=IF([.$B1179]=[.D$19];1;0)" office:value-type="string" office:string-value="" calcext:value-type="error">
            <text:p>#VALEUR !</text:p>
          </table:table-cell>
          <table:table-cell table:formula="of:=IF([.$B1179]=[.E$19];1;0)" office:value-type="string" office:string-value="" calcext:value-type="error">
            <text:p>#VALEUR !</text:p>
          </table:table-cell>
          <table:table-cell table:formula="of:=IF([.$B1179]=[.F$19];1;0)" office:value-type="string" office:string-value="" calcext:value-type="error">
            <text:p>#VALEUR !</text:p>
          </table:table-cell>
          <table:table-cell table:formula="of:=IF([.$B1179]=[.G$19];1;0)" office:value-type="string" office:string-value="" calcext:value-type="error">
            <text:p>#VALEUR !</text:p>
          </table:table-cell>
          <table:table-cell table:formula="of:=IF([.$B117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80]&lt;=[.$B$13];[.$A$2];IF([.A1180]&lt;=[.$B$14];[.$A$3];IF([.A1180]&lt;=[.$B$15];[.$A$4];IF([.A1180]&lt;=[.$B$16];[.$A$5];IF([.A1180]&lt;=[.$B$17];[.$A$6];IF([.A1180]&lt;=[.$B$18];[.$A$7]))))))" office:value-type="string" office:string-value="" calcext:value-type="error">
            <text:p>#VALEUR !</text:p>
          </table:table-cell>
          <table:table-cell table:formula="of:=IF([.$B1180]=[.C$19];1;0)" office:value-type="string" office:string-value="" calcext:value-type="error">
            <text:p>#VALEUR !</text:p>
          </table:table-cell>
          <table:table-cell table:formula="of:=IF([.$B1180]=[.D$19];1;0)" office:value-type="string" office:string-value="" calcext:value-type="error">
            <text:p>#VALEUR !</text:p>
          </table:table-cell>
          <table:table-cell table:formula="of:=IF([.$B1180]=[.E$19];1;0)" office:value-type="string" office:string-value="" calcext:value-type="error">
            <text:p>#VALEUR !</text:p>
          </table:table-cell>
          <table:table-cell table:formula="of:=IF([.$B1180]=[.F$19];1;0)" office:value-type="string" office:string-value="" calcext:value-type="error">
            <text:p>#VALEUR !</text:p>
          </table:table-cell>
          <table:table-cell table:formula="of:=IF([.$B1180]=[.G$19];1;0)" office:value-type="string" office:string-value="" calcext:value-type="error">
            <text:p>#VALEUR !</text:p>
          </table:table-cell>
          <table:table-cell table:formula="of:=IF([.$B118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81]&lt;=[.$B$13];[.$A$2];IF([.A1181]&lt;=[.$B$14];[.$A$3];IF([.A1181]&lt;=[.$B$15];[.$A$4];IF([.A1181]&lt;=[.$B$16];[.$A$5];IF([.A1181]&lt;=[.$B$17];[.$A$6];IF([.A1181]&lt;=[.$B$18];[.$A$7]))))))" office:value-type="string" office:string-value="" calcext:value-type="error">
            <text:p>#VALEUR !</text:p>
          </table:table-cell>
          <table:table-cell table:formula="of:=IF([.$B1181]=[.C$19];1;0)" office:value-type="string" office:string-value="" calcext:value-type="error">
            <text:p>#VALEUR !</text:p>
          </table:table-cell>
          <table:table-cell table:formula="of:=IF([.$B1181]=[.D$19];1;0)" office:value-type="string" office:string-value="" calcext:value-type="error">
            <text:p>#VALEUR !</text:p>
          </table:table-cell>
          <table:table-cell table:formula="of:=IF([.$B1181]=[.E$19];1;0)" office:value-type="string" office:string-value="" calcext:value-type="error">
            <text:p>#VALEUR !</text:p>
          </table:table-cell>
          <table:table-cell table:formula="of:=IF([.$B1181]=[.F$19];1;0)" office:value-type="string" office:string-value="" calcext:value-type="error">
            <text:p>#VALEUR !</text:p>
          </table:table-cell>
          <table:table-cell table:formula="of:=IF([.$B1181]=[.G$19];1;0)" office:value-type="string" office:string-value="" calcext:value-type="error">
            <text:p>#VALEUR !</text:p>
          </table:table-cell>
          <table:table-cell table:formula="of:=IF([.$B118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82]&lt;=[.$B$13];[.$A$2];IF([.A1182]&lt;=[.$B$14];[.$A$3];IF([.A1182]&lt;=[.$B$15];[.$A$4];IF([.A1182]&lt;=[.$B$16];[.$A$5];IF([.A1182]&lt;=[.$B$17];[.$A$6];IF([.A1182]&lt;=[.$B$18];[.$A$7]))))))" office:value-type="string" office:string-value="" calcext:value-type="error">
            <text:p>#VALEUR !</text:p>
          </table:table-cell>
          <table:table-cell table:formula="of:=IF([.$B1182]=[.C$19];1;0)" office:value-type="string" office:string-value="" calcext:value-type="error">
            <text:p>#VALEUR !</text:p>
          </table:table-cell>
          <table:table-cell table:formula="of:=IF([.$B1182]=[.D$19];1;0)" office:value-type="string" office:string-value="" calcext:value-type="error">
            <text:p>#VALEUR !</text:p>
          </table:table-cell>
          <table:table-cell table:formula="of:=IF([.$B1182]=[.E$19];1;0)" office:value-type="string" office:string-value="" calcext:value-type="error">
            <text:p>#VALEUR !</text:p>
          </table:table-cell>
          <table:table-cell table:formula="of:=IF([.$B1182]=[.F$19];1;0)" office:value-type="string" office:string-value="" calcext:value-type="error">
            <text:p>#VALEUR !</text:p>
          </table:table-cell>
          <table:table-cell table:formula="of:=IF([.$B1182]=[.G$19];1;0)" office:value-type="string" office:string-value="" calcext:value-type="error">
            <text:p>#VALEUR !</text:p>
          </table:table-cell>
          <table:table-cell table:formula="of:=IF([.$B118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83]&lt;=[.$B$13];[.$A$2];IF([.A1183]&lt;=[.$B$14];[.$A$3];IF([.A1183]&lt;=[.$B$15];[.$A$4];IF([.A1183]&lt;=[.$B$16];[.$A$5];IF([.A1183]&lt;=[.$B$17];[.$A$6];IF([.A1183]&lt;=[.$B$18];[.$A$7]))))))" office:value-type="string" office:string-value="" calcext:value-type="error">
            <text:p>#VALEUR !</text:p>
          </table:table-cell>
          <table:table-cell table:formula="of:=IF([.$B1183]=[.C$19];1;0)" office:value-type="string" office:string-value="" calcext:value-type="error">
            <text:p>#VALEUR !</text:p>
          </table:table-cell>
          <table:table-cell table:formula="of:=IF([.$B1183]=[.D$19];1;0)" office:value-type="string" office:string-value="" calcext:value-type="error">
            <text:p>#VALEUR !</text:p>
          </table:table-cell>
          <table:table-cell table:formula="of:=IF([.$B1183]=[.E$19];1;0)" office:value-type="string" office:string-value="" calcext:value-type="error">
            <text:p>#VALEUR !</text:p>
          </table:table-cell>
          <table:table-cell table:formula="of:=IF([.$B1183]=[.F$19];1;0)" office:value-type="string" office:string-value="" calcext:value-type="error">
            <text:p>#VALEUR !</text:p>
          </table:table-cell>
          <table:table-cell table:formula="of:=IF([.$B1183]=[.G$19];1;0)" office:value-type="string" office:string-value="" calcext:value-type="error">
            <text:p>#VALEUR !</text:p>
          </table:table-cell>
          <table:table-cell table:formula="of:=IF([.$B118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84]&lt;=[.$B$13];[.$A$2];IF([.A1184]&lt;=[.$B$14];[.$A$3];IF([.A1184]&lt;=[.$B$15];[.$A$4];IF([.A1184]&lt;=[.$B$16];[.$A$5];IF([.A1184]&lt;=[.$B$17];[.$A$6];IF([.A1184]&lt;=[.$B$18];[.$A$7]))))))" office:value-type="string" office:string-value="" calcext:value-type="error">
            <text:p>#VALEUR !</text:p>
          </table:table-cell>
          <table:table-cell table:formula="of:=IF([.$B1184]=[.C$19];1;0)" office:value-type="string" office:string-value="" calcext:value-type="error">
            <text:p>#VALEUR !</text:p>
          </table:table-cell>
          <table:table-cell table:formula="of:=IF([.$B1184]=[.D$19];1;0)" office:value-type="string" office:string-value="" calcext:value-type="error">
            <text:p>#VALEUR !</text:p>
          </table:table-cell>
          <table:table-cell table:formula="of:=IF([.$B1184]=[.E$19];1;0)" office:value-type="string" office:string-value="" calcext:value-type="error">
            <text:p>#VALEUR !</text:p>
          </table:table-cell>
          <table:table-cell table:formula="of:=IF([.$B1184]=[.F$19];1;0)" office:value-type="string" office:string-value="" calcext:value-type="error">
            <text:p>#VALEUR !</text:p>
          </table:table-cell>
          <table:table-cell table:formula="of:=IF([.$B1184]=[.G$19];1;0)" office:value-type="string" office:string-value="" calcext:value-type="error">
            <text:p>#VALEUR !</text:p>
          </table:table-cell>
          <table:table-cell table:formula="of:=IF([.$B118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85]&lt;=[.$B$13];[.$A$2];IF([.A1185]&lt;=[.$B$14];[.$A$3];IF([.A1185]&lt;=[.$B$15];[.$A$4];IF([.A1185]&lt;=[.$B$16];[.$A$5];IF([.A1185]&lt;=[.$B$17];[.$A$6];IF([.A1185]&lt;=[.$B$18];[.$A$7]))))))" office:value-type="string" office:string-value="" calcext:value-type="error">
            <text:p>#VALEUR !</text:p>
          </table:table-cell>
          <table:table-cell table:formula="of:=IF([.$B1185]=[.C$19];1;0)" office:value-type="string" office:string-value="" calcext:value-type="error">
            <text:p>#VALEUR !</text:p>
          </table:table-cell>
          <table:table-cell table:formula="of:=IF([.$B1185]=[.D$19];1;0)" office:value-type="string" office:string-value="" calcext:value-type="error">
            <text:p>#VALEUR !</text:p>
          </table:table-cell>
          <table:table-cell table:formula="of:=IF([.$B1185]=[.E$19];1;0)" office:value-type="string" office:string-value="" calcext:value-type="error">
            <text:p>#VALEUR !</text:p>
          </table:table-cell>
          <table:table-cell table:formula="of:=IF([.$B1185]=[.F$19];1;0)" office:value-type="string" office:string-value="" calcext:value-type="error">
            <text:p>#VALEUR !</text:p>
          </table:table-cell>
          <table:table-cell table:formula="of:=IF([.$B1185]=[.G$19];1;0)" office:value-type="string" office:string-value="" calcext:value-type="error">
            <text:p>#VALEUR !</text:p>
          </table:table-cell>
          <table:table-cell table:formula="of:=IF([.$B118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86]&lt;=[.$B$13];[.$A$2];IF([.A1186]&lt;=[.$B$14];[.$A$3];IF([.A1186]&lt;=[.$B$15];[.$A$4];IF([.A1186]&lt;=[.$B$16];[.$A$5];IF([.A1186]&lt;=[.$B$17];[.$A$6];IF([.A1186]&lt;=[.$B$18];[.$A$7]))))))" office:value-type="string" office:string-value="" calcext:value-type="error">
            <text:p>#VALEUR !</text:p>
          </table:table-cell>
          <table:table-cell table:formula="of:=IF([.$B1186]=[.C$19];1;0)" office:value-type="string" office:string-value="" calcext:value-type="error">
            <text:p>#VALEUR !</text:p>
          </table:table-cell>
          <table:table-cell table:formula="of:=IF([.$B1186]=[.D$19];1;0)" office:value-type="string" office:string-value="" calcext:value-type="error">
            <text:p>#VALEUR !</text:p>
          </table:table-cell>
          <table:table-cell table:formula="of:=IF([.$B1186]=[.E$19];1;0)" office:value-type="string" office:string-value="" calcext:value-type="error">
            <text:p>#VALEUR !</text:p>
          </table:table-cell>
          <table:table-cell table:formula="of:=IF([.$B1186]=[.F$19];1;0)" office:value-type="string" office:string-value="" calcext:value-type="error">
            <text:p>#VALEUR !</text:p>
          </table:table-cell>
          <table:table-cell table:formula="of:=IF([.$B1186]=[.G$19];1;0)" office:value-type="string" office:string-value="" calcext:value-type="error">
            <text:p>#VALEUR !</text:p>
          </table:table-cell>
          <table:table-cell table:formula="of:=IF([.$B118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87]&lt;=[.$B$13];[.$A$2];IF([.A1187]&lt;=[.$B$14];[.$A$3];IF([.A1187]&lt;=[.$B$15];[.$A$4];IF([.A1187]&lt;=[.$B$16];[.$A$5];IF([.A1187]&lt;=[.$B$17];[.$A$6];IF([.A1187]&lt;=[.$B$18];[.$A$7]))))))" office:value-type="string" office:string-value="" calcext:value-type="error">
            <text:p>#VALEUR !</text:p>
          </table:table-cell>
          <table:table-cell table:formula="of:=IF([.$B1187]=[.C$19];1;0)" office:value-type="string" office:string-value="" calcext:value-type="error">
            <text:p>#VALEUR !</text:p>
          </table:table-cell>
          <table:table-cell table:formula="of:=IF([.$B1187]=[.D$19];1;0)" office:value-type="string" office:string-value="" calcext:value-type="error">
            <text:p>#VALEUR !</text:p>
          </table:table-cell>
          <table:table-cell table:formula="of:=IF([.$B1187]=[.E$19];1;0)" office:value-type="string" office:string-value="" calcext:value-type="error">
            <text:p>#VALEUR !</text:p>
          </table:table-cell>
          <table:table-cell table:formula="of:=IF([.$B1187]=[.F$19];1;0)" office:value-type="string" office:string-value="" calcext:value-type="error">
            <text:p>#VALEUR !</text:p>
          </table:table-cell>
          <table:table-cell table:formula="of:=IF([.$B1187]=[.G$19];1;0)" office:value-type="string" office:string-value="" calcext:value-type="error">
            <text:p>#VALEUR !</text:p>
          </table:table-cell>
          <table:table-cell table:formula="of:=IF([.$B118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88]&lt;=[.$B$13];[.$A$2];IF([.A1188]&lt;=[.$B$14];[.$A$3];IF([.A1188]&lt;=[.$B$15];[.$A$4];IF([.A1188]&lt;=[.$B$16];[.$A$5];IF([.A1188]&lt;=[.$B$17];[.$A$6];IF([.A1188]&lt;=[.$B$18];[.$A$7]))))))" office:value-type="string" office:string-value="" calcext:value-type="error">
            <text:p>#VALEUR !</text:p>
          </table:table-cell>
          <table:table-cell table:formula="of:=IF([.$B1188]=[.C$19];1;0)" office:value-type="string" office:string-value="" calcext:value-type="error">
            <text:p>#VALEUR !</text:p>
          </table:table-cell>
          <table:table-cell table:formula="of:=IF([.$B1188]=[.D$19];1;0)" office:value-type="string" office:string-value="" calcext:value-type="error">
            <text:p>#VALEUR !</text:p>
          </table:table-cell>
          <table:table-cell table:formula="of:=IF([.$B1188]=[.E$19];1;0)" office:value-type="string" office:string-value="" calcext:value-type="error">
            <text:p>#VALEUR !</text:p>
          </table:table-cell>
          <table:table-cell table:formula="of:=IF([.$B1188]=[.F$19];1;0)" office:value-type="string" office:string-value="" calcext:value-type="error">
            <text:p>#VALEUR !</text:p>
          </table:table-cell>
          <table:table-cell table:formula="of:=IF([.$B1188]=[.G$19];1;0)" office:value-type="string" office:string-value="" calcext:value-type="error">
            <text:p>#VALEUR !</text:p>
          </table:table-cell>
          <table:table-cell table:formula="of:=IF([.$B118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89]&lt;=[.$B$13];[.$A$2];IF([.A1189]&lt;=[.$B$14];[.$A$3];IF([.A1189]&lt;=[.$B$15];[.$A$4];IF([.A1189]&lt;=[.$B$16];[.$A$5];IF([.A1189]&lt;=[.$B$17];[.$A$6];IF([.A1189]&lt;=[.$B$18];[.$A$7]))))))" office:value-type="string" office:string-value="" calcext:value-type="error">
            <text:p>#VALEUR !</text:p>
          </table:table-cell>
          <table:table-cell table:formula="of:=IF([.$B1189]=[.C$19];1;0)" office:value-type="string" office:string-value="" calcext:value-type="error">
            <text:p>#VALEUR !</text:p>
          </table:table-cell>
          <table:table-cell table:formula="of:=IF([.$B1189]=[.D$19];1;0)" office:value-type="string" office:string-value="" calcext:value-type="error">
            <text:p>#VALEUR !</text:p>
          </table:table-cell>
          <table:table-cell table:formula="of:=IF([.$B1189]=[.E$19];1;0)" office:value-type="string" office:string-value="" calcext:value-type="error">
            <text:p>#VALEUR !</text:p>
          </table:table-cell>
          <table:table-cell table:formula="of:=IF([.$B1189]=[.F$19];1;0)" office:value-type="string" office:string-value="" calcext:value-type="error">
            <text:p>#VALEUR !</text:p>
          </table:table-cell>
          <table:table-cell table:formula="of:=IF([.$B1189]=[.G$19];1;0)" office:value-type="string" office:string-value="" calcext:value-type="error">
            <text:p>#VALEUR !</text:p>
          </table:table-cell>
          <table:table-cell table:formula="of:=IF([.$B118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90]&lt;=[.$B$13];[.$A$2];IF([.A1190]&lt;=[.$B$14];[.$A$3];IF([.A1190]&lt;=[.$B$15];[.$A$4];IF([.A1190]&lt;=[.$B$16];[.$A$5];IF([.A1190]&lt;=[.$B$17];[.$A$6];IF([.A1190]&lt;=[.$B$18];[.$A$7]))))))" office:value-type="string" office:string-value="" calcext:value-type="error">
            <text:p>#VALEUR !</text:p>
          </table:table-cell>
          <table:table-cell table:formula="of:=IF([.$B1190]=[.C$19];1;0)" office:value-type="string" office:string-value="" calcext:value-type="error">
            <text:p>#VALEUR !</text:p>
          </table:table-cell>
          <table:table-cell table:formula="of:=IF([.$B1190]=[.D$19];1;0)" office:value-type="string" office:string-value="" calcext:value-type="error">
            <text:p>#VALEUR !</text:p>
          </table:table-cell>
          <table:table-cell table:formula="of:=IF([.$B1190]=[.E$19];1;0)" office:value-type="string" office:string-value="" calcext:value-type="error">
            <text:p>#VALEUR !</text:p>
          </table:table-cell>
          <table:table-cell table:formula="of:=IF([.$B1190]=[.F$19];1;0)" office:value-type="string" office:string-value="" calcext:value-type="error">
            <text:p>#VALEUR !</text:p>
          </table:table-cell>
          <table:table-cell table:formula="of:=IF([.$B1190]=[.G$19];1;0)" office:value-type="string" office:string-value="" calcext:value-type="error">
            <text:p>#VALEUR !</text:p>
          </table:table-cell>
          <table:table-cell table:formula="of:=IF([.$B119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91]&lt;=[.$B$13];[.$A$2];IF([.A1191]&lt;=[.$B$14];[.$A$3];IF([.A1191]&lt;=[.$B$15];[.$A$4];IF([.A1191]&lt;=[.$B$16];[.$A$5];IF([.A1191]&lt;=[.$B$17];[.$A$6];IF([.A1191]&lt;=[.$B$18];[.$A$7]))))))" office:value-type="string" office:string-value="" calcext:value-type="error">
            <text:p>#VALEUR !</text:p>
          </table:table-cell>
          <table:table-cell table:formula="of:=IF([.$B1191]=[.C$19];1;0)" office:value-type="string" office:string-value="" calcext:value-type="error">
            <text:p>#VALEUR !</text:p>
          </table:table-cell>
          <table:table-cell table:formula="of:=IF([.$B1191]=[.D$19];1;0)" office:value-type="string" office:string-value="" calcext:value-type="error">
            <text:p>#VALEUR !</text:p>
          </table:table-cell>
          <table:table-cell table:formula="of:=IF([.$B1191]=[.E$19];1;0)" office:value-type="string" office:string-value="" calcext:value-type="error">
            <text:p>#VALEUR !</text:p>
          </table:table-cell>
          <table:table-cell table:formula="of:=IF([.$B1191]=[.F$19];1;0)" office:value-type="string" office:string-value="" calcext:value-type="error">
            <text:p>#VALEUR !</text:p>
          </table:table-cell>
          <table:table-cell table:formula="of:=IF([.$B1191]=[.G$19];1;0)" office:value-type="string" office:string-value="" calcext:value-type="error">
            <text:p>#VALEUR !</text:p>
          </table:table-cell>
          <table:table-cell table:formula="of:=IF([.$B119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92]&lt;=[.$B$13];[.$A$2];IF([.A1192]&lt;=[.$B$14];[.$A$3];IF([.A1192]&lt;=[.$B$15];[.$A$4];IF([.A1192]&lt;=[.$B$16];[.$A$5];IF([.A1192]&lt;=[.$B$17];[.$A$6];IF([.A1192]&lt;=[.$B$18];[.$A$7]))))))" office:value-type="string" office:string-value="" calcext:value-type="error">
            <text:p>#VALEUR !</text:p>
          </table:table-cell>
          <table:table-cell table:formula="of:=IF([.$B1192]=[.C$19];1;0)" office:value-type="string" office:string-value="" calcext:value-type="error">
            <text:p>#VALEUR !</text:p>
          </table:table-cell>
          <table:table-cell table:formula="of:=IF([.$B1192]=[.D$19];1;0)" office:value-type="string" office:string-value="" calcext:value-type="error">
            <text:p>#VALEUR !</text:p>
          </table:table-cell>
          <table:table-cell table:formula="of:=IF([.$B1192]=[.E$19];1;0)" office:value-type="string" office:string-value="" calcext:value-type="error">
            <text:p>#VALEUR !</text:p>
          </table:table-cell>
          <table:table-cell table:formula="of:=IF([.$B1192]=[.F$19];1;0)" office:value-type="string" office:string-value="" calcext:value-type="error">
            <text:p>#VALEUR !</text:p>
          </table:table-cell>
          <table:table-cell table:formula="of:=IF([.$B1192]=[.G$19];1;0)" office:value-type="string" office:string-value="" calcext:value-type="error">
            <text:p>#VALEUR !</text:p>
          </table:table-cell>
          <table:table-cell table:formula="of:=IF([.$B119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93]&lt;=[.$B$13];[.$A$2];IF([.A1193]&lt;=[.$B$14];[.$A$3];IF([.A1193]&lt;=[.$B$15];[.$A$4];IF([.A1193]&lt;=[.$B$16];[.$A$5];IF([.A1193]&lt;=[.$B$17];[.$A$6];IF([.A1193]&lt;=[.$B$18];[.$A$7]))))))" office:value-type="string" office:string-value="" calcext:value-type="error">
            <text:p>#VALEUR !</text:p>
          </table:table-cell>
          <table:table-cell table:formula="of:=IF([.$B1193]=[.C$19];1;0)" office:value-type="string" office:string-value="" calcext:value-type="error">
            <text:p>#VALEUR !</text:p>
          </table:table-cell>
          <table:table-cell table:formula="of:=IF([.$B1193]=[.D$19];1;0)" office:value-type="string" office:string-value="" calcext:value-type="error">
            <text:p>#VALEUR !</text:p>
          </table:table-cell>
          <table:table-cell table:formula="of:=IF([.$B1193]=[.E$19];1;0)" office:value-type="string" office:string-value="" calcext:value-type="error">
            <text:p>#VALEUR !</text:p>
          </table:table-cell>
          <table:table-cell table:formula="of:=IF([.$B1193]=[.F$19];1;0)" office:value-type="string" office:string-value="" calcext:value-type="error">
            <text:p>#VALEUR !</text:p>
          </table:table-cell>
          <table:table-cell table:formula="of:=IF([.$B1193]=[.G$19];1;0)" office:value-type="string" office:string-value="" calcext:value-type="error">
            <text:p>#VALEUR !</text:p>
          </table:table-cell>
          <table:table-cell table:formula="of:=IF([.$B119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94]&lt;=[.$B$13];[.$A$2];IF([.A1194]&lt;=[.$B$14];[.$A$3];IF([.A1194]&lt;=[.$B$15];[.$A$4];IF([.A1194]&lt;=[.$B$16];[.$A$5];IF([.A1194]&lt;=[.$B$17];[.$A$6];IF([.A1194]&lt;=[.$B$18];[.$A$7]))))))" office:value-type="string" office:string-value="" calcext:value-type="error">
            <text:p>#VALEUR !</text:p>
          </table:table-cell>
          <table:table-cell table:formula="of:=IF([.$B1194]=[.C$19];1;0)" office:value-type="string" office:string-value="" calcext:value-type="error">
            <text:p>#VALEUR !</text:p>
          </table:table-cell>
          <table:table-cell table:formula="of:=IF([.$B1194]=[.D$19];1;0)" office:value-type="string" office:string-value="" calcext:value-type="error">
            <text:p>#VALEUR !</text:p>
          </table:table-cell>
          <table:table-cell table:formula="of:=IF([.$B1194]=[.E$19];1;0)" office:value-type="string" office:string-value="" calcext:value-type="error">
            <text:p>#VALEUR !</text:p>
          </table:table-cell>
          <table:table-cell table:formula="of:=IF([.$B1194]=[.F$19];1;0)" office:value-type="string" office:string-value="" calcext:value-type="error">
            <text:p>#VALEUR !</text:p>
          </table:table-cell>
          <table:table-cell table:formula="of:=IF([.$B1194]=[.G$19];1;0)" office:value-type="string" office:string-value="" calcext:value-type="error">
            <text:p>#VALEUR !</text:p>
          </table:table-cell>
          <table:table-cell table:formula="of:=IF([.$B119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95]&lt;=[.$B$13];[.$A$2];IF([.A1195]&lt;=[.$B$14];[.$A$3];IF([.A1195]&lt;=[.$B$15];[.$A$4];IF([.A1195]&lt;=[.$B$16];[.$A$5];IF([.A1195]&lt;=[.$B$17];[.$A$6];IF([.A1195]&lt;=[.$B$18];[.$A$7]))))))" office:value-type="string" office:string-value="" calcext:value-type="error">
            <text:p>#VALEUR !</text:p>
          </table:table-cell>
          <table:table-cell table:formula="of:=IF([.$B1195]=[.C$19];1;0)" office:value-type="string" office:string-value="" calcext:value-type="error">
            <text:p>#VALEUR !</text:p>
          </table:table-cell>
          <table:table-cell table:formula="of:=IF([.$B1195]=[.D$19];1;0)" office:value-type="string" office:string-value="" calcext:value-type="error">
            <text:p>#VALEUR !</text:p>
          </table:table-cell>
          <table:table-cell table:formula="of:=IF([.$B1195]=[.E$19];1;0)" office:value-type="string" office:string-value="" calcext:value-type="error">
            <text:p>#VALEUR !</text:p>
          </table:table-cell>
          <table:table-cell table:formula="of:=IF([.$B1195]=[.F$19];1;0)" office:value-type="string" office:string-value="" calcext:value-type="error">
            <text:p>#VALEUR !</text:p>
          </table:table-cell>
          <table:table-cell table:formula="of:=IF([.$B1195]=[.G$19];1;0)" office:value-type="string" office:string-value="" calcext:value-type="error">
            <text:p>#VALEUR !</text:p>
          </table:table-cell>
          <table:table-cell table:formula="of:=IF([.$B119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96]&lt;=[.$B$13];[.$A$2];IF([.A1196]&lt;=[.$B$14];[.$A$3];IF([.A1196]&lt;=[.$B$15];[.$A$4];IF([.A1196]&lt;=[.$B$16];[.$A$5];IF([.A1196]&lt;=[.$B$17];[.$A$6];IF([.A1196]&lt;=[.$B$18];[.$A$7]))))))" office:value-type="string" office:string-value="" calcext:value-type="error">
            <text:p>#VALEUR !</text:p>
          </table:table-cell>
          <table:table-cell table:formula="of:=IF([.$B1196]=[.C$19];1;0)" office:value-type="string" office:string-value="" calcext:value-type="error">
            <text:p>#VALEUR !</text:p>
          </table:table-cell>
          <table:table-cell table:formula="of:=IF([.$B1196]=[.D$19];1;0)" office:value-type="string" office:string-value="" calcext:value-type="error">
            <text:p>#VALEUR !</text:p>
          </table:table-cell>
          <table:table-cell table:formula="of:=IF([.$B1196]=[.E$19];1;0)" office:value-type="string" office:string-value="" calcext:value-type="error">
            <text:p>#VALEUR !</text:p>
          </table:table-cell>
          <table:table-cell table:formula="of:=IF([.$B1196]=[.F$19];1;0)" office:value-type="string" office:string-value="" calcext:value-type="error">
            <text:p>#VALEUR !</text:p>
          </table:table-cell>
          <table:table-cell table:formula="of:=IF([.$B1196]=[.G$19];1;0)" office:value-type="string" office:string-value="" calcext:value-type="error">
            <text:p>#VALEUR !</text:p>
          </table:table-cell>
          <table:table-cell table:formula="of:=IF([.$B119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97]&lt;=[.$B$13];[.$A$2];IF([.A1197]&lt;=[.$B$14];[.$A$3];IF([.A1197]&lt;=[.$B$15];[.$A$4];IF([.A1197]&lt;=[.$B$16];[.$A$5];IF([.A1197]&lt;=[.$B$17];[.$A$6];IF([.A1197]&lt;=[.$B$18];[.$A$7]))))))" office:value-type="string" office:string-value="" calcext:value-type="error">
            <text:p>#VALEUR !</text:p>
          </table:table-cell>
          <table:table-cell table:formula="of:=IF([.$B1197]=[.C$19];1;0)" office:value-type="string" office:string-value="" calcext:value-type="error">
            <text:p>#VALEUR !</text:p>
          </table:table-cell>
          <table:table-cell table:formula="of:=IF([.$B1197]=[.D$19];1;0)" office:value-type="string" office:string-value="" calcext:value-type="error">
            <text:p>#VALEUR !</text:p>
          </table:table-cell>
          <table:table-cell table:formula="of:=IF([.$B1197]=[.E$19];1;0)" office:value-type="string" office:string-value="" calcext:value-type="error">
            <text:p>#VALEUR !</text:p>
          </table:table-cell>
          <table:table-cell table:formula="of:=IF([.$B1197]=[.F$19];1;0)" office:value-type="string" office:string-value="" calcext:value-type="error">
            <text:p>#VALEUR !</text:p>
          </table:table-cell>
          <table:table-cell table:formula="of:=IF([.$B1197]=[.G$19];1;0)" office:value-type="string" office:string-value="" calcext:value-type="error">
            <text:p>#VALEUR !</text:p>
          </table:table-cell>
          <table:table-cell table:formula="of:=IF([.$B119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98]&lt;=[.$B$13];[.$A$2];IF([.A1198]&lt;=[.$B$14];[.$A$3];IF([.A1198]&lt;=[.$B$15];[.$A$4];IF([.A1198]&lt;=[.$B$16];[.$A$5];IF([.A1198]&lt;=[.$B$17];[.$A$6];IF([.A1198]&lt;=[.$B$18];[.$A$7]))))))" office:value-type="string" office:string-value="" calcext:value-type="error">
            <text:p>#VALEUR !</text:p>
          </table:table-cell>
          <table:table-cell table:formula="of:=IF([.$B1198]=[.C$19];1;0)" office:value-type="string" office:string-value="" calcext:value-type="error">
            <text:p>#VALEUR !</text:p>
          </table:table-cell>
          <table:table-cell table:formula="of:=IF([.$B1198]=[.D$19];1;0)" office:value-type="string" office:string-value="" calcext:value-type="error">
            <text:p>#VALEUR !</text:p>
          </table:table-cell>
          <table:table-cell table:formula="of:=IF([.$B1198]=[.E$19];1;0)" office:value-type="string" office:string-value="" calcext:value-type="error">
            <text:p>#VALEUR !</text:p>
          </table:table-cell>
          <table:table-cell table:formula="of:=IF([.$B1198]=[.F$19];1;0)" office:value-type="string" office:string-value="" calcext:value-type="error">
            <text:p>#VALEUR !</text:p>
          </table:table-cell>
          <table:table-cell table:formula="of:=IF([.$B1198]=[.G$19];1;0)" office:value-type="string" office:string-value="" calcext:value-type="error">
            <text:p>#VALEUR !</text:p>
          </table:table-cell>
          <table:table-cell table:formula="of:=IF([.$B119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199]&lt;=[.$B$13];[.$A$2];IF([.A1199]&lt;=[.$B$14];[.$A$3];IF([.A1199]&lt;=[.$B$15];[.$A$4];IF([.A1199]&lt;=[.$B$16];[.$A$5];IF([.A1199]&lt;=[.$B$17];[.$A$6];IF([.A1199]&lt;=[.$B$18];[.$A$7]))))))" office:value-type="string" office:string-value="" calcext:value-type="error">
            <text:p>#VALEUR !</text:p>
          </table:table-cell>
          <table:table-cell table:formula="of:=IF([.$B1199]=[.C$19];1;0)" office:value-type="string" office:string-value="" calcext:value-type="error">
            <text:p>#VALEUR !</text:p>
          </table:table-cell>
          <table:table-cell table:formula="of:=IF([.$B1199]=[.D$19];1;0)" office:value-type="string" office:string-value="" calcext:value-type="error">
            <text:p>#VALEUR !</text:p>
          </table:table-cell>
          <table:table-cell table:formula="of:=IF([.$B1199]=[.E$19];1;0)" office:value-type="string" office:string-value="" calcext:value-type="error">
            <text:p>#VALEUR !</text:p>
          </table:table-cell>
          <table:table-cell table:formula="of:=IF([.$B1199]=[.F$19];1;0)" office:value-type="string" office:string-value="" calcext:value-type="error">
            <text:p>#VALEUR !</text:p>
          </table:table-cell>
          <table:table-cell table:formula="of:=IF([.$B1199]=[.G$19];1;0)" office:value-type="string" office:string-value="" calcext:value-type="error">
            <text:p>#VALEUR !</text:p>
          </table:table-cell>
          <table:table-cell table:formula="of:=IF([.$B119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00]&lt;=[.$B$13];[.$A$2];IF([.A1200]&lt;=[.$B$14];[.$A$3];IF([.A1200]&lt;=[.$B$15];[.$A$4];IF([.A1200]&lt;=[.$B$16];[.$A$5];IF([.A1200]&lt;=[.$B$17];[.$A$6];IF([.A1200]&lt;=[.$B$18];[.$A$7]))))))" office:value-type="string" office:string-value="" calcext:value-type="error">
            <text:p>#VALEUR !</text:p>
          </table:table-cell>
          <table:table-cell table:formula="of:=IF([.$B1200]=[.C$19];1;0)" office:value-type="string" office:string-value="" calcext:value-type="error">
            <text:p>#VALEUR !</text:p>
          </table:table-cell>
          <table:table-cell table:formula="of:=IF([.$B1200]=[.D$19];1;0)" office:value-type="string" office:string-value="" calcext:value-type="error">
            <text:p>#VALEUR !</text:p>
          </table:table-cell>
          <table:table-cell table:formula="of:=IF([.$B1200]=[.E$19];1;0)" office:value-type="string" office:string-value="" calcext:value-type="error">
            <text:p>#VALEUR !</text:p>
          </table:table-cell>
          <table:table-cell table:formula="of:=IF([.$B1200]=[.F$19];1;0)" office:value-type="string" office:string-value="" calcext:value-type="error">
            <text:p>#VALEUR !</text:p>
          </table:table-cell>
          <table:table-cell table:formula="of:=IF([.$B1200]=[.G$19];1;0)" office:value-type="string" office:string-value="" calcext:value-type="error">
            <text:p>#VALEUR !</text:p>
          </table:table-cell>
          <table:table-cell table:formula="of:=IF([.$B120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01]&lt;=[.$B$13];[.$A$2];IF([.A1201]&lt;=[.$B$14];[.$A$3];IF([.A1201]&lt;=[.$B$15];[.$A$4];IF([.A1201]&lt;=[.$B$16];[.$A$5];IF([.A1201]&lt;=[.$B$17];[.$A$6];IF([.A1201]&lt;=[.$B$18];[.$A$7]))))))" office:value-type="string" office:string-value="" calcext:value-type="error">
            <text:p>#VALEUR !</text:p>
          </table:table-cell>
          <table:table-cell table:formula="of:=IF([.$B1201]=[.C$19];1;0)" office:value-type="string" office:string-value="" calcext:value-type="error">
            <text:p>#VALEUR !</text:p>
          </table:table-cell>
          <table:table-cell table:formula="of:=IF([.$B1201]=[.D$19];1;0)" office:value-type="string" office:string-value="" calcext:value-type="error">
            <text:p>#VALEUR !</text:p>
          </table:table-cell>
          <table:table-cell table:formula="of:=IF([.$B1201]=[.E$19];1;0)" office:value-type="string" office:string-value="" calcext:value-type="error">
            <text:p>#VALEUR !</text:p>
          </table:table-cell>
          <table:table-cell table:formula="of:=IF([.$B1201]=[.F$19];1;0)" office:value-type="string" office:string-value="" calcext:value-type="error">
            <text:p>#VALEUR !</text:p>
          </table:table-cell>
          <table:table-cell table:formula="of:=IF([.$B1201]=[.G$19];1;0)" office:value-type="string" office:string-value="" calcext:value-type="error">
            <text:p>#VALEUR !</text:p>
          </table:table-cell>
          <table:table-cell table:formula="of:=IF([.$B120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02]&lt;=[.$B$13];[.$A$2];IF([.A1202]&lt;=[.$B$14];[.$A$3];IF([.A1202]&lt;=[.$B$15];[.$A$4];IF([.A1202]&lt;=[.$B$16];[.$A$5];IF([.A1202]&lt;=[.$B$17];[.$A$6];IF([.A1202]&lt;=[.$B$18];[.$A$7]))))))" office:value-type="string" office:string-value="" calcext:value-type="error">
            <text:p>#VALEUR !</text:p>
          </table:table-cell>
          <table:table-cell table:formula="of:=IF([.$B1202]=[.C$19];1;0)" office:value-type="string" office:string-value="" calcext:value-type="error">
            <text:p>#VALEUR !</text:p>
          </table:table-cell>
          <table:table-cell table:formula="of:=IF([.$B1202]=[.D$19];1;0)" office:value-type="string" office:string-value="" calcext:value-type="error">
            <text:p>#VALEUR !</text:p>
          </table:table-cell>
          <table:table-cell table:formula="of:=IF([.$B1202]=[.E$19];1;0)" office:value-type="string" office:string-value="" calcext:value-type="error">
            <text:p>#VALEUR !</text:p>
          </table:table-cell>
          <table:table-cell table:formula="of:=IF([.$B1202]=[.F$19];1;0)" office:value-type="string" office:string-value="" calcext:value-type="error">
            <text:p>#VALEUR !</text:p>
          </table:table-cell>
          <table:table-cell table:formula="of:=IF([.$B1202]=[.G$19];1;0)" office:value-type="string" office:string-value="" calcext:value-type="error">
            <text:p>#VALEUR !</text:p>
          </table:table-cell>
          <table:table-cell table:formula="of:=IF([.$B120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03]&lt;=[.$B$13];[.$A$2];IF([.A1203]&lt;=[.$B$14];[.$A$3];IF([.A1203]&lt;=[.$B$15];[.$A$4];IF([.A1203]&lt;=[.$B$16];[.$A$5];IF([.A1203]&lt;=[.$B$17];[.$A$6];IF([.A1203]&lt;=[.$B$18];[.$A$7]))))))" office:value-type="string" office:string-value="" calcext:value-type="error">
            <text:p>#VALEUR !</text:p>
          </table:table-cell>
          <table:table-cell table:formula="of:=IF([.$B1203]=[.C$19];1;0)" office:value-type="string" office:string-value="" calcext:value-type="error">
            <text:p>#VALEUR !</text:p>
          </table:table-cell>
          <table:table-cell table:formula="of:=IF([.$B1203]=[.D$19];1;0)" office:value-type="string" office:string-value="" calcext:value-type="error">
            <text:p>#VALEUR !</text:p>
          </table:table-cell>
          <table:table-cell table:formula="of:=IF([.$B1203]=[.E$19];1;0)" office:value-type="string" office:string-value="" calcext:value-type="error">
            <text:p>#VALEUR !</text:p>
          </table:table-cell>
          <table:table-cell table:formula="of:=IF([.$B1203]=[.F$19];1;0)" office:value-type="string" office:string-value="" calcext:value-type="error">
            <text:p>#VALEUR !</text:p>
          </table:table-cell>
          <table:table-cell table:formula="of:=IF([.$B1203]=[.G$19];1;0)" office:value-type="string" office:string-value="" calcext:value-type="error">
            <text:p>#VALEUR !</text:p>
          </table:table-cell>
          <table:table-cell table:formula="of:=IF([.$B120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04]&lt;=[.$B$13];[.$A$2];IF([.A1204]&lt;=[.$B$14];[.$A$3];IF([.A1204]&lt;=[.$B$15];[.$A$4];IF([.A1204]&lt;=[.$B$16];[.$A$5];IF([.A1204]&lt;=[.$B$17];[.$A$6];IF([.A1204]&lt;=[.$B$18];[.$A$7]))))))" office:value-type="string" office:string-value="" calcext:value-type="error">
            <text:p>#VALEUR !</text:p>
          </table:table-cell>
          <table:table-cell table:formula="of:=IF([.$B1204]=[.C$19];1;0)" office:value-type="string" office:string-value="" calcext:value-type="error">
            <text:p>#VALEUR !</text:p>
          </table:table-cell>
          <table:table-cell table:formula="of:=IF([.$B1204]=[.D$19];1;0)" office:value-type="string" office:string-value="" calcext:value-type="error">
            <text:p>#VALEUR !</text:p>
          </table:table-cell>
          <table:table-cell table:formula="of:=IF([.$B1204]=[.E$19];1;0)" office:value-type="string" office:string-value="" calcext:value-type="error">
            <text:p>#VALEUR !</text:p>
          </table:table-cell>
          <table:table-cell table:formula="of:=IF([.$B1204]=[.F$19];1;0)" office:value-type="string" office:string-value="" calcext:value-type="error">
            <text:p>#VALEUR !</text:p>
          </table:table-cell>
          <table:table-cell table:formula="of:=IF([.$B1204]=[.G$19];1;0)" office:value-type="string" office:string-value="" calcext:value-type="error">
            <text:p>#VALEUR !</text:p>
          </table:table-cell>
          <table:table-cell table:formula="of:=IF([.$B120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05]&lt;=[.$B$13];[.$A$2];IF([.A1205]&lt;=[.$B$14];[.$A$3];IF([.A1205]&lt;=[.$B$15];[.$A$4];IF([.A1205]&lt;=[.$B$16];[.$A$5];IF([.A1205]&lt;=[.$B$17];[.$A$6];IF([.A1205]&lt;=[.$B$18];[.$A$7]))))))" office:value-type="string" office:string-value="" calcext:value-type="error">
            <text:p>#VALEUR !</text:p>
          </table:table-cell>
          <table:table-cell table:formula="of:=IF([.$B1205]=[.C$19];1;0)" office:value-type="string" office:string-value="" calcext:value-type="error">
            <text:p>#VALEUR !</text:p>
          </table:table-cell>
          <table:table-cell table:formula="of:=IF([.$B1205]=[.D$19];1;0)" office:value-type="string" office:string-value="" calcext:value-type="error">
            <text:p>#VALEUR !</text:p>
          </table:table-cell>
          <table:table-cell table:formula="of:=IF([.$B1205]=[.E$19];1;0)" office:value-type="string" office:string-value="" calcext:value-type="error">
            <text:p>#VALEUR !</text:p>
          </table:table-cell>
          <table:table-cell table:formula="of:=IF([.$B1205]=[.F$19];1;0)" office:value-type="string" office:string-value="" calcext:value-type="error">
            <text:p>#VALEUR !</text:p>
          </table:table-cell>
          <table:table-cell table:formula="of:=IF([.$B1205]=[.G$19];1;0)" office:value-type="string" office:string-value="" calcext:value-type="error">
            <text:p>#VALEUR !</text:p>
          </table:table-cell>
          <table:table-cell table:formula="of:=IF([.$B120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06]&lt;=[.$B$13];[.$A$2];IF([.A1206]&lt;=[.$B$14];[.$A$3];IF([.A1206]&lt;=[.$B$15];[.$A$4];IF([.A1206]&lt;=[.$B$16];[.$A$5];IF([.A1206]&lt;=[.$B$17];[.$A$6];IF([.A1206]&lt;=[.$B$18];[.$A$7]))))))" office:value-type="string" office:string-value="" calcext:value-type="error">
            <text:p>#VALEUR !</text:p>
          </table:table-cell>
          <table:table-cell table:formula="of:=IF([.$B1206]=[.C$19];1;0)" office:value-type="string" office:string-value="" calcext:value-type="error">
            <text:p>#VALEUR !</text:p>
          </table:table-cell>
          <table:table-cell table:formula="of:=IF([.$B1206]=[.D$19];1;0)" office:value-type="string" office:string-value="" calcext:value-type="error">
            <text:p>#VALEUR !</text:p>
          </table:table-cell>
          <table:table-cell table:formula="of:=IF([.$B1206]=[.E$19];1;0)" office:value-type="string" office:string-value="" calcext:value-type="error">
            <text:p>#VALEUR !</text:p>
          </table:table-cell>
          <table:table-cell table:formula="of:=IF([.$B1206]=[.F$19];1;0)" office:value-type="string" office:string-value="" calcext:value-type="error">
            <text:p>#VALEUR !</text:p>
          </table:table-cell>
          <table:table-cell table:formula="of:=IF([.$B1206]=[.G$19];1;0)" office:value-type="string" office:string-value="" calcext:value-type="error">
            <text:p>#VALEUR !</text:p>
          </table:table-cell>
          <table:table-cell table:formula="of:=IF([.$B120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07]&lt;=[.$B$13];[.$A$2];IF([.A1207]&lt;=[.$B$14];[.$A$3];IF([.A1207]&lt;=[.$B$15];[.$A$4];IF([.A1207]&lt;=[.$B$16];[.$A$5];IF([.A1207]&lt;=[.$B$17];[.$A$6];IF([.A1207]&lt;=[.$B$18];[.$A$7]))))))" office:value-type="string" office:string-value="" calcext:value-type="error">
            <text:p>#VALEUR !</text:p>
          </table:table-cell>
          <table:table-cell table:formula="of:=IF([.$B1207]=[.C$19];1;0)" office:value-type="string" office:string-value="" calcext:value-type="error">
            <text:p>#VALEUR !</text:p>
          </table:table-cell>
          <table:table-cell table:formula="of:=IF([.$B1207]=[.D$19];1;0)" office:value-type="string" office:string-value="" calcext:value-type="error">
            <text:p>#VALEUR !</text:p>
          </table:table-cell>
          <table:table-cell table:formula="of:=IF([.$B1207]=[.E$19];1;0)" office:value-type="string" office:string-value="" calcext:value-type="error">
            <text:p>#VALEUR !</text:p>
          </table:table-cell>
          <table:table-cell table:formula="of:=IF([.$B1207]=[.F$19];1;0)" office:value-type="string" office:string-value="" calcext:value-type="error">
            <text:p>#VALEUR !</text:p>
          </table:table-cell>
          <table:table-cell table:formula="of:=IF([.$B1207]=[.G$19];1;0)" office:value-type="string" office:string-value="" calcext:value-type="error">
            <text:p>#VALEUR !</text:p>
          </table:table-cell>
          <table:table-cell table:formula="of:=IF([.$B120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08]&lt;=[.$B$13];[.$A$2];IF([.A1208]&lt;=[.$B$14];[.$A$3];IF([.A1208]&lt;=[.$B$15];[.$A$4];IF([.A1208]&lt;=[.$B$16];[.$A$5];IF([.A1208]&lt;=[.$B$17];[.$A$6];IF([.A1208]&lt;=[.$B$18];[.$A$7]))))))" office:value-type="string" office:string-value="" calcext:value-type="error">
            <text:p>#VALEUR !</text:p>
          </table:table-cell>
          <table:table-cell table:formula="of:=IF([.$B1208]=[.C$19];1;0)" office:value-type="string" office:string-value="" calcext:value-type="error">
            <text:p>#VALEUR !</text:p>
          </table:table-cell>
          <table:table-cell table:formula="of:=IF([.$B1208]=[.D$19];1;0)" office:value-type="string" office:string-value="" calcext:value-type="error">
            <text:p>#VALEUR !</text:p>
          </table:table-cell>
          <table:table-cell table:formula="of:=IF([.$B1208]=[.E$19];1;0)" office:value-type="string" office:string-value="" calcext:value-type="error">
            <text:p>#VALEUR !</text:p>
          </table:table-cell>
          <table:table-cell table:formula="of:=IF([.$B1208]=[.F$19];1;0)" office:value-type="string" office:string-value="" calcext:value-type="error">
            <text:p>#VALEUR !</text:p>
          </table:table-cell>
          <table:table-cell table:formula="of:=IF([.$B1208]=[.G$19];1;0)" office:value-type="string" office:string-value="" calcext:value-type="error">
            <text:p>#VALEUR !</text:p>
          </table:table-cell>
          <table:table-cell table:formula="of:=IF([.$B120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09]&lt;=[.$B$13];[.$A$2];IF([.A1209]&lt;=[.$B$14];[.$A$3];IF([.A1209]&lt;=[.$B$15];[.$A$4];IF([.A1209]&lt;=[.$B$16];[.$A$5];IF([.A1209]&lt;=[.$B$17];[.$A$6];IF([.A1209]&lt;=[.$B$18];[.$A$7]))))))" office:value-type="string" office:string-value="" calcext:value-type="error">
            <text:p>#VALEUR !</text:p>
          </table:table-cell>
          <table:table-cell table:formula="of:=IF([.$B1209]=[.C$19];1;0)" office:value-type="string" office:string-value="" calcext:value-type="error">
            <text:p>#VALEUR !</text:p>
          </table:table-cell>
          <table:table-cell table:formula="of:=IF([.$B1209]=[.D$19];1;0)" office:value-type="string" office:string-value="" calcext:value-type="error">
            <text:p>#VALEUR !</text:p>
          </table:table-cell>
          <table:table-cell table:formula="of:=IF([.$B1209]=[.E$19];1;0)" office:value-type="string" office:string-value="" calcext:value-type="error">
            <text:p>#VALEUR !</text:p>
          </table:table-cell>
          <table:table-cell table:formula="of:=IF([.$B1209]=[.F$19];1;0)" office:value-type="string" office:string-value="" calcext:value-type="error">
            <text:p>#VALEUR !</text:p>
          </table:table-cell>
          <table:table-cell table:formula="of:=IF([.$B1209]=[.G$19];1;0)" office:value-type="string" office:string-value="" calcext:value-type="error">
            <text:p>#VALEUR !</text:p>
          </table:table-cell>
          <table:table-cell table:formula="of:=IF([.$B120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10]&lt;=[.$B$13];[.$A$2];IF([.A1210]&lt;=[.$B$14];[.$A$3];IF([.A1210]&lt;=[.$B$15];[.$A$4];IF([.A1210]&lt;=[.$B$16];[.$A$5];IF([.A1210]&lt;=[.$B$17];[.$A$6];IF([.A1210]&lt;=[.$B$18];[.$A$7]))))))" office:value-type="string" office:string-value="" calcext:value-type="error">
            <text:p>#VALEUR !</text:p>
          </table:table-cell>
          <table:table-cell table:formula="of:=IF([.$B1210]=[.C$19];1;0)" office:value-type="string" office:string-value="" calcext:value-type="error">
            <text:p>#VALEUR !</text:p>
          </table:table-cell>
          <table:table-cell table:formula="of:=IF([.$B1210]=[.D$19];1;0)" office:value-type="string" office:string-value="" calcext:value-type="error">
            <text:p>#VALEUR !</text:p>
          </table:table-cell>
          <table:table-cell table:formula="of:=IF([.$B1210]=[.E$19];1;0)" office:value-type="string" office:string-value="" calcext:value-type="error">
            <text:p>#VALEUR !</text:p>
          </table:table-cell>
          <table:table-cell table:formula="of:=IF([.$B1210]=[.F$19];1;0)" office:value-type="string" office:string-value="" calcext:value-type="error">
            <text:p>#VALEUR !</text:p>
          </table:table-cell>
          <table:table-cell table:formula="of:=IF([.$B1210]=[.G$19];1;0)" office:value-type="string" office:string-value="" calcext:value-type="error">
            <text:p>#VALEUR !</text:p>
          </table:table-cell>
          <table:table-cell table:formula="of:=IF([.$B121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11]&lt;=[.$B$13];[.$A$2];IF([.A1211]&lt;=[.$B$14];[.$A$3];IF([.A1211]&lt;=[.$B$15];[.$A$4];IF([.A1211]&lt;=[.$B$16];[.$A$5];IF([.A1211]&lt;=[.$B$17];[.$A$6];IF([.A1211]&lt;=[.$B$18];[.$A$7]))))))" office:value-type="string" office:string-value="" calcext:value-type="error">
            <text:p>#VALEUR !</text:p>
          </table:table-cell>
          <table:table-cell table:formula="of:=IF([.$B1211]=[.C$19];1;0)" office:value-type="string" office:string-value="" calcext:value-type="error">
            <text:p>#VALEUR !</text:p>
          </table:table-cell>
          <table:table-cell table:formula="of:=IF([.$B1211]=[.D$19];1;0)" office:value-type="string" office:string-value="" calcext:value-type="error">
            <text:p>#VALEUR !</text:p>
          </table:table-cell>
          <table:table-cell table:formula="of:=IF([.$B1211]=[.E$19];1;0)" office:value-type="string" office:string-value="" calcext:value-type="error">
            <text:p>#VALEUR !</text:p>
          </table:table-cell>
          <table:table-cell table:formula="of:=IF([.$B1211]=[.F$19];1;0)" office:value-type="string" office:string-value="" calcext:value-type="error">
            <text:p>#VALEUR !</text:p>
          </table:table-cell>
          <table:table-cell table:formula="of:=IF([.$B1211]=[.G$19];1;0)" office:value-type="string" office:string-value="" calcext:value-type="error">
            <text:p>#VALEUR !</text:p>
          </table:table-cell>
          <table:table-cell table:formula="of:=IF([.$B121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12]&lt;=[.$B$13];[.$A$2];IF([.A1212]&lt;=[.$B$14];[.$A$3];IF([.A1212]&lt;=[.$B$15];[.$A$4];IF([.A1212]&lt;=[.$B$16];[.$A$5];IF([.A1212]&lt;=[.$B$17];[.$A$6];IF([.A1212]&lt;=[.$B$18];[.$A$7]))))))" office:value-type="string" office:string-value="" calcext:value-type="error">
            <text:p>#VALEUR !</text:p>
          </table:table-cell>
          <table:table-cell table:formula="of:=IF([.$B1212]=[.C$19];1;0)" office:value-type="string" office:string-value="" calcext:value-type="error">
            <text:p>#VALEUR !</text:p>
          </table:table-cell>
          <table:table-cell table:formula="of:=IF([.$B1212]=[.D$19];1;0)" office:value-type="string" office:string-value="" calcext:value-type="error">
            <text:p>#VALEUR !</text:p>
          </table:table-cell>
          <table:table-cell table:formula="of:=IF([.$B1212]=[.E$19];1;0)" office:value-type="string" office:string-value="" calcext:value-type="error">
            <text:p>#VALEUR !</text:p>
          </table:table-cell>
          <table:table-cell table:formula="of:=IF([.$B1212]=[.F$19];1;0)" office:value-type="string" office:string-value="" calcext:value-type="error">
            <text:p>#VALEUR !</text:p>
          </table:table-cell>
          <table:table-cell table:formula="of:=IF([.$B1212]=[.G$19];1;0)" office:value-type="string" office:string-value="" calcext:value-type="error">
            <text:p>#VALEUR !</text:p>
          </table:table-cell>
          <table:table-cell table:formula="of:=IF([.$B121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13]&lt;=[.$B$13];[.$A$2];IF([.A1213]&lt;=[.$B$14];[.$A$3];IF([.A1213]&lt;=[.$B$15];[.$A$4];IF([.A1213]&lt;=[.$B$16];[.$A$5];IF([.A1213]&lt;=[.$B$17];[.$A$6];IF([.A1213]&lt;=[.$B$18];[.$A$7]))))))" office:value-type="string" office:string-value="" calcext:value-type="error">
            <text:p>#VALEUR !</text:p>
          </table:table-cell>
          <table:table-cell table:formula="of:=IF([.$B1213]=[.C$19];1;0)" office:value-type="string" office:string-value="" calcext:value-type="error">
            <text:p>#VALEUR !</text:p>
          </table:table-cell>
          <table:table-cell table:formula="of:=IF([.$B1213]=[.D$19];1;0)" office:value-type="string" office:string-value="" calcext:value-type="error">
            <text:p>#VALEUR !</text:p>
          </table:table-cell>
          <table:table-cell table:formula="of:=IF([.$B1213]=[.E$19];1;0)" office:value-type="string" office:string-value="" calcext:value-type="error">
            <text:p>#VALEUR !</text:p>
          </table:table-cell>
          <table:table-cell table:formula="of:=IF([.$B1213]=[.F$19];1;0)" office:value-type="string" office:string-value="" calcext:value-type="error">
            <text:p>#VALEUR !</text:p>
          </table:table-cell>
          <table:table-cell table:formula="of:=IF([.$B1213]=[.G$19];1;0)" office:value-type="string" office:string-value="" calcext:value-type="error">
            <text:p>#VALEUR !</text:p>
          </table:table-cell>
          <table:table-cell table:formula="of:=IF([.$B121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14]&lt;=[.$B$13];[.$A$2];IF([.A1214]&lt;=[.$B$14];[.$A$3];IF([.A1214]&lt;=[.$B$15];[.$A$4];IF([.A1214]&lt;=[.$B$16];[.$A$5];IF([.A1214]&lt;=[.$B$17];[.$A$6];IF([.A1214]&lt;=[.$B$18];[.$A$7]))))))" office:value-type="string" office:string-value="" calcext:value-type="error">
            <text:p>#VALEUR !</text:p>
          </table:table-cell>
          <table:table-cell table:formula="of:=IF([.$B1214]=[.C$19];1;0)" office:value-type="string" office:string-value="" calcext:value-type="error">
            <text:p>#VALEUR !</text:p>
          </table:table-cell>
          <table:table-cell table:formula="of:=IF([.$B1214]=[.D$19];1;0)" office:value-type="string" office:string-value="" calcext:value-type="error">
            <text:p>#VALEUR !</text:p>
          </table:table-cell>
          <table:table-cell table:formula="of:=IF([.$B1214]=[.E$19];1;0)" office:value-type="string" office:string-value="" calcext:value-type="error">
            <text:p>#VALEUR !</text:p>
          </table:table-cell>
          <table:table-cell table:formula="of:=IF([.$B1214]=[.F$19];1;0)" office:value-type="string" office:string-value="" calcext:value-type="error">
            <text:p>#VALEUR !</text:p>
          </table:table-cell>
          <table:table-cell table:formula="of:=IF([.$B1214]=[.G$19];1;0)" office:value-type="string" office:string-value="" calcext:value-type="error">
            <text:p>#VALEUR !</text:p>
          </table:table-cell>
          <table:table-cell table:formula="of:=IF([.$B121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15]&lt;=[.$B$13];[.$A$2];IF([.A1215]&lt;=[.$B$14];[.$A$3];IF([.A1215]&lt;=[.$B$15];[.$A$4];IF([.A1215]&lt;=[.$B$16];[.$A$5];IF([.A1215]&lt;=[.$B$17];[.$A$6];IF([.A1215]&lt;=[.$B$18];[.$A$7]))))))" office:value-type="string" office:string-value="" calcext:value-type="error">
            <text:p>#VALEUR !</text:p>
          </table:table-cell>
          <table:table-cell table:formula="of:=IF([.$B1215]=[.C$19];1;0)" office:value-type="string" office:string-value="" calcext:value-type="error">
            <text:p>#VALEUR !</text:p>
          </table:table-cell>
          <table:table-cell table:formula="of:=IF([.$B1215]=[.D$19];1;0)" office:value-type="string" office:string-value="" calcext:value-type="error">
            <text:p>#VALEUR !</text:p>
          </table:table-cell>
          <table:table-cell table:formula="of:=IF([.$B1215]=[.E$19];1;0)" office:value-type="string" office:string-value="" calcext:value-type="error">
            <text:p>#VALEUR !</text:p>
          </table:table-cell>
          <table:table-cell table:formula="of:=IF([.$B1215]=[.F$19];1;0)" office:value-type="string" office:string-value="" calcext:value-type="error">
            <text:p>#VALEUR !</text:p>
          </table:table-cell>
          <table:table-cell table:formula="of:=IF([.$B1215]=[.G$19];1;0)" office:value-type="string" office:string-value="" calcext:value-type="error">
            <text:p>#VALEUR !</text:p>
          </table:table-cell>
          <table:table-cell table:formula="of:=IF([.$B121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16]&lt;=[.$B$13];[.$A$2];IF([.A1216]&lt;=[.$B$14];[.$A$3];IF([.A1216]&lt;=[.$B$15];[.$A$4];IF([.A1216]&lt;=[.$B$16];[.$A$5];IF([.A1216]&lt;=[.$B$17];[.$A$6];IF([.A1216]&lt;=[.$B$18];[.$A$7]))))))" office:value-type="string" office:string-value="" calcext:value-type="error">
            <text:p>#VALEUR !</text:p>
          </table:table-cell>
          <table:table-cell table:formula="of:=IF([.$B1216]=[.C$19];1;0)" office:value-type="string" office:string-value="" calcext:value-type="error">
            <text:p>#VALEUR !</text:p>
          </table:table-cell>
          <table:table-cell table:formula="of:=IF([.$B1216]=[.D$19];1;0)" office:value-type="string" office:string-value="" calcext:value-type="error">
            <text:p>#VALEUR !</text:p>
          </table:table-cell>
          <table:table-cell table:formula="of:=IF([.$B1216]=[.E$19];1;0)" office:value-type="string" office:string-value="" calcext:value-type="error">
            <text:p>#VALEUR !</text:p>
          </table:table-cell>
          <table:table-cell table:formula="of:=IF([.$B1216]=[.F$19];1;0)" office:value-type="string" office:string-value="" calcext:value-type="error">
            <text:p>#VALEUR !</text:p>
          </table:table-cell>
          <table:table-cell table:formula="of:=IF([.$B1216]=[.G$19];1;0)" office:value-type="string" office:string-value="" calcext:value-type="error">
            <text:p>#VALEUR !</text:p>
          </table:table-cell>
          <table:table-cell table:formula="of:=IF([.$B121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17]&lt;=[.$B$13];[.$A$2];IF([.A1217]&lt;=[.$B$14];[.$A$3];IF([.A1217]&lt;=[.$B$15];[.$A$4];IF([.A1217]&lt;=[.$B$16];[.$A$5];IF([.A1217]&lt;=[.$B$17];[.$A$6];IF([.A1217]&lt;=[.$B$18];[.$A$7]))))))" office:value-type="string" office:string-value="" calcext:value-type="error">
            <text:p>#VALEUR !</text:p>
          </table:table-cell>
          <table:table-cell table:formula="of:=IF([.$B1217]=[.C$19];1;0)" office:value-type="string" office:string-value="" calcext:value-type="error">
            <text:p>#VALEUR !</text:p>
          </table:table-cell>
          <table:table-cell table:formula="of:=IF([.$B1217]=[.D$19];1;0)" office:value-type="string" office:string-value="" calcext:value-type="error">
            <text:p>#VALEUR !</text:p>
          </table:table-cell>
          <table:table-cell table:formula="of:=IF([.$B1217]=[.E$19];1;0)" office:value-type="string" office:string-value="" calcext:value-type="error">
            <text:p>#VALEUR !</text:p>
          </table:table-cell>
          <table:table-cell table:formula="of:=IF([.$B1217]=[.F$19];1;0)" office:value-type="string" office:string-value="" calcext:value-type="error">
            <text:p>#VALEUR !</text:p>
          </table:table-cell>
          <table:table-cell table:formula="of:=IF([.$B1217]=[.G$19];1;0)" office:value-type="string" office:string-value="" calcext:value-type="error">
            <text:p>#VALEUR !</text:p>
          </table:table-cell>
          <table:table-cell table:formula="of:=IF([.$B121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18]&lt;=[.$B$13];[.$A$2];IF([.A1218]&lt;=[.$B$14];[.$A$3];IF([.A1218]&lt;=[.$B$15];[.$A$4];IF([.A1218]&lt;=[.$B$16];[.$A$5];IF([.A1218]&lt;=[.$B$17];[.$A$6];IF([.A1218]&lt;=[.$B$18];[.$A$7]))))))" office:value-type="string" office:string-value="" calcext:value-type="error">
            <text:p>#VALEUR !</text:p>
          </table:table-cell>
          <table:table-cell table:formula="of:=IF([.$B1218]=[.C$19];1;0)" office:value-type="string" office:string-value="" calcext:value-type="error">
            <text:p>#VALEUR !</text:p>
          </table:table-cell>
          <table:table-cell table:formula="of:=IF([.$B1218]=[.D$19];1;0)" office:value-type="string" office:string-value="" calcext:value-type="error">
            <text:p>#VALEUR !</text:p>
          </table:table-cell>
          <table:table-cell table:formula="of:=IF([.$B1218]=[.E$19];1;0)" office:value-type="string" office:string-value="" calcext:value-type="error">
            <text:p>#VALEUR !</text:p>
          </table:table-cell>
          <table:table-cell table:formula="of:=IF([.$B1218]=[.F$19];1;0)" office:value-type="string" office:string-value="" calcext:value-type="error">
            <text:p>#VALEUR !</text:p>
          </table:table-cell>
          <table:table-cell table:formula="of:=IF([.$B1218]=[.G$19];1;0)" office:value-type="string" office:string-value="" calcext:value-type="error">
            <text:p>#VALEUR !</text:p>
          </table:table-cell>
          <table:table-cell table:formula="of:=IF([.$B121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19]&lt;=[.$B$13];[.$A$2];IF([.A1219]&lt;=[.$B$14];[.$A$3];IF([.A1219]&lt;=[.$B$15];[.$A$4];IF([.A1219]&lt;=[.$B$16];[.$A$5];IF([.A1219]&lt;=[.$B$17];[.$A$6];IF([.A1219]&lt;=[.$B$18];[.$A$7]))))))" office:value-type="string" office:string-value="" calcext:value-type="error">
            <text:p>#VALEUR !</text:p>
          </table:table-cell>
          <table:table-cell table:formula="of:=IF([.$B1219]=[.C$19];1;0)" office:value-type="string" office:string-value="" calcext:value-type="error">
            <text:p>#VALEUR !</text:p>
          </table:table-cell>
          <table:table-cell table:formula="of:=IF([.$B1219]=[.D$19];1;0)" office:value-type="string" office:string-value="" calcext:value-type="error">
            <text:p>#VALEUR !</text:p>
          </table:table-cell>
          <table:table-cell table:formula="of:=IF([.$B1219]=[.E$19];1;0)" office:value-type="string" office:string-value="" calcext:value-type="error">
            <text:p>#VALEUR !</text:p>
          </table:table-cell>
          <table:table-cell table:formula="of:=IF([.$B1219]=[.F$19];1;0)" office:value-type="string" office:string-value="" calcext:value-type="error">
            <text:p>#VALEUR !</text:p>
          </table:table-cell>
          <table:table-cell table:formula="of:=IF([.$B1219]=[.G$19];1;0)" office:value-type="string" office:string-value="" calcext:value-type="error">
            <text:p>#VALEUR !</text:p>
          </table:table-cell>
          <table:table-cell table:formula="of:=IF([.$B121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20]&lt;=[.$B$13];[.$A$2];IF([.A1220]&lt;=[.$B$14];[.$A$3];IF([.A1220]&lt;=[.$B$15];[.$A$4];IF([.A1220]&lt;=[.$B$16];[.$A$5];IF([.A1220]&lt;=[.$B$17];[.$A$6];IF([.A1220]&lt;=[.$B$18];[.$A$7]))))))" office:value-type="string" office:string-value="" calcext:value-type="error">
            <text:p>#VALEUR !</text:p>
          </table:table-cell>
          <table:table-cell table:formula="of:=IF([.$B1220]=[.C$19];1;0)" office:value-type="string" office:string-value="" calcext:value-type="error">
            <text:p>#VALEUR !</text:p>
          </table:table-cell>
          <table:table-cell table:formula="of:=IF([.$B1220]=[.D$19];1;0)" office:value-type="string" office:string-value="" calcext:value-type="error">
            <text:p>#VALEUR !</text:p>
          </table:table-cell>
          <table:table-cell table:formula="of:=IF([.$B1220]=[.E$19];1;0)" office:value-type="string" office:string-value="" calcext:value-type="error">
            <text:p>#VALEUR !</text:p>
          </table:table-cell>
          <table:table-cell table:formula="of:=IF([.$B1220]=[.F$19];1;0)" office:value-type="string" office:string-value="" calcext:value-type="error">
            <text:p>#VALEUR !</text:p>
          </table:table-cell>
          <table:table-cell table:formula="of:=IF([.$B1220]=[.G$19];1;0)" office:value-type="string" office:string-value="" calcext:value-type="error">
            <text:p>#VALEUR !</text:p>
          </table:table-cell>
          <table:table-cell table:formula="of:=IF([.$B122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21]&lt;=[.$B$13];[.$A$2];IF([.A1221]&lt;=[.$B$14];[.$A$3];IF([.A1221]&lt;=[.$B$15];[.$A$4];IF([.A1221]&lt;=[.$B$16];[.$A$5];IF([.A1221]&lt;=[.$B$17];[.$A$6];IF([.A1221]&lt;=[.$B$18];[.$A$7]))))))" office:value-type="string" office:string-value="" calcext:value-type="error">
            <text:p>#VALEUR !</text:p>
          </table:table-cell>
          <table:table-cell table:formula="of:=IF([.$B1221]=[.C$19];1;0)" office:value-type="string" office:string-value="" calcext:value-type="error">
            <text:p>#VALEUR !</text:p>
          </table:table-cell>
          <table:table-cell table:formula="of:=IF([.$B1221]=[.D$19];1;0)" office:value-type="string" office:string-value="" calcext:value-type="error">
            <text:p>#VALEUR !</text:p>
          </table:table-cell>
          <table:table-cell table:formula="of:=IF([.$B1221]=[.E$19];1;0)" office:value-type="string" office:string-value="" calcext:value-type="error">
            <text:p>#VALEUR !</text:p>
          </table:table-cell>
          <table:table-cell table:formula="of:=IF([.$B1221]=[.F$19];1;0)" office:value-type="string" office:string-value="" calcext:value-type="error">
            <text:p>#VALEUR !</text:p>
          </table:table-cell>
          <table:table-cell table:formula="of:=IF([.$B1221]=[.G$19];1;0)" office:value-type="string" office:string-value="" calcext:value-type="error">
            <text:p>#VALEUR !</text:p>
          </table:table-cell>
          <table:table-cell table:formula="of:=IF([.$B122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22]&lt;=[.$B$13];[.$A$2];IF([.A1222]&lt;=[.$B$14];[.$A$3];IF([.A1222]&lt;=[.$B$15];[.$A$4];IF([.A1222]&lt;=[.$B$16];[.$A$5];IF([.A1222]&lt;=[.$B$17];[.$A$6];IF([.A1222]&lt;=[.$B$18];[.$A$7]))))))" office:value-type="string" office:string-value="" calcext:value-type="error">
            <text:p>#VALEUR !</text:p>
          </table:table-cell>
          <table:table-cell table:formula="of:=IF([.$B1222]=[.C$19];1;0)" office:value-type="string" office:string-value="" calcext:value-type="error">
            <text:p>#VALEUR !</text:p>
          </table:table-cell>
          <table:table-cell table:formula="of:=IF([.$B1222]=[.D$19];1;0)" office:value-type="string" office:string-value="" calcext:value-type="error">
            <text:p>#VALEUR !</text:p>
          </table:table-cell>
          <table:table-cell table:formula="of:=IF([.$B1222]=[.E$19];1;0)" office:value-type="string" office:string-value="" calcext:value-type="error">
            <text:p>#VALEUR !</text:p>
          </table:table-cell>
          <table:table-cell table:formula="of:=IF([.$B1222]=[.F$19];1;0)" office:value-type="string" office:string-value="" calcext:value-type="error">
            <text:p>#VALEUR !</text:p>
          </table:table-cell>
          <table:table-cell table:formula="of:=IF([.$B1222]=[.G$19];1;0)" office:value-type="string" office:string-value="" calcext:value-type="error">
            <text:p>#VALEUR !</text:p>
          </table:table-cell>
          <table:table-cell table:formula="of:=IF([.$B122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23]&lt;=[.$B$13];[.$A$2];IF([.A1223]&lt;=[.$B$14];[.$A$3];IF([.A1223]&lt;=[.$B$15];[.$A$4];IF([.A1223]&lt;=[.$B$16];[.$A$5];IF([.A1223]&lt;=[.$B$17];[.$A$6];IF([.A1223]&lt;=[.$B$18];[.$A$7]))))))" office:value-type="string" office:string-value="" calcext:value-type="error">
            <text:p>#VALEUR !</text:p>
          </table:table-cell>
          <table:table-cell table:formula="of:=IF([.$B1223]=[.C$19];1;0)" office:value-type="string" office:string-value="" calcext:value-type="error">
            <text:p>#VALEUR !</text:p>
          </table:table-cell>
          <table:table-cell table:formula="of:=IF([.$B1223]=[.D$19];1;0)" office:value-type="string" office:string-value="" calcext:value-type="error">
            <text:p>#VALEUR !</text:p>
          </table:table-cell>
          <table:table-cell table:formula="of:=IF([.$B1223]=[.E$19];1;0)" office:value-type="string" office:string-value="" calcext:value-type="error">
            <text:p>#VALEUR !</text:p>
          </table:table-cell>
          <table:table-cell table:formula="of:=IF([.$B1223]=[.F$19];1;0)" office:value-type="string" office:string-value="" calcext:value-type="error">
            <text:p>#VALEUR !</text:p>
          </table:table-cell>
          <table:table-cell table:formula="of:=IF([.$B1223]=[.G$19];1;0)" office:value-type="string" office:string-value="" calcext:value-type="error">
            <text:p>#VALEUR !</text:p>
          </table:table-cell>
          <table:table-cell table:formula="of:=IF([.$B122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24]&lt;=[.$B$13];[.$A$2];IF([.A1224]&lt;=[.$B$14];[.$A$3];IF([.A1224]&lt;=[.$B$15];[.$A$4];IF([.A1224]&lt;=[.$B$16];[.$A$5];IF([.A1224]&lt;=[.$B$17];[.$A$6];IF([.A1224]&lt;=[.$B$18];[.$A$7]))))))" office:value-type="string" office:string-value="" calcext:value-type="error">
            <text:p>#VALEUR !</text:p>
          </table:table-cell>
          <table:table-cell table:formula="of:=IF([.$B1224]=[.C$19];1;0)" office:value-type="string" office:string-value="" calcext:value-type="error">
            <text:p>#VALEUR !</text:p>
          </table:table-cell>
          <table:table-cell table:formula="of:=IF([.$B1224]=[.D$19];1;0)" office:value-type="string" office:string-value="" calcext:value-type="error">
            <text:p>#VALEUR !</text:p>
          </table:table-cell>
          <table:table-cell table:formula="of:=IF([.$B1224]=[.E$19];1;0)" office:value-type="string" office:string-value="" calcext:value-type="error">
            <text:p>#VALEUR !</text:p>
          </table:table-cell>
          <table:table-cell table:formula="of:=IF([.$B1224]=[.F$19];1;0)" office:value-type="string" office:string-value="" calcext:value-type="error">
            <text:p>#VALEUR !</text:p>
          </table:table-cell>
          <table:table-cell table:formula="of:=IF([.$B1224]=[.G$19];1;0)" office:value-type="string" office:string-value="" calcext:value-type="error">
            <text:p>#VALEUR !</text:p>
          </table:table-cell>
          <table:table-cell table:formula="of:=IF([.$B122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25]&lt;=[.$B$13];[.$A$2];IF([.A1225]&lt;=[.$B$14];[.$A$3];IF([.A1225]&lt;=[.$B$15];[.$A$4];IF([.A1225]&lt;=[.$B$16];[.$A$5];IF([.A1225]&lt;=[.$B$17];[.$A$6];IF([.A1225]&lt;=[.$B$18];[.$A$7]))))))" office:value-type="string" office:string-value="" calcext:value-type="error">
            <text:p>#VALEUR !</text:p>
          </table:table-cell>
          <table:table-cell table:formula="of:=IF([.$B1225]=[.C$19];1;0)" office:value-type="string" office:string-value="" calcext:value-type="error">
            <text:p>#VALEUR !</text:p>
          </table:table-cell>
          <table:table-cell table:formula="of:=IF([.$B1225]=[.D$19];1;0)" office:value-type="string" office:string-value="" calcext:value-type="error">
            <text:p>#VALEUR !</text:p>
          </table:table-cell>
          <table:table-cell table:formula="of:=IF([.$B1225]=[.E$19];1;0)" office:value-type="string" office:string-value="" calcext:value-type="error">
            <text:p>#VALEUR !</text:p>
          </table:table-cell>
          <table:table-cell table:formula="of:=IF([.$B1225]=[.F$19];1;0)" office:value-type="string" office:string-value="" calcext:value-type="error">
            <text:p>#VALEUR !</text:p>
          </table:table-cell>
          <table:table-cell table:formula="of:=IF([.$B1225]=[.G$19];1;0)" office:value-type="string" office:string-value="" calcext:value-type="error">
            <text:p>#VALEUR !</text:p>
          </table:table-cell>
          <table:table-cell table:formula="of:=IF([.$B122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26]&lt;=[.$B$13];[.$A$2];IF([.A1226]&lt;=[.$B$14];[.$A$3];IF([.A1226]&lt;=[.$B$15];[.$A$4];IF([.A1226]&lt;=[.$B$16];[.$A$5];IF([.A1226]&lt;=[.$B$17];[.$A$6];IF([.A1226]&lt;=[.$B$18];[.$A$7]))))))" office:value-type="string" office:string-value="" calcext:value-type="error">
            <text:p>#VALEUR !</text:p>
          </table:table-cell>
          <table:table-cell table:formula="of:=IF([.$B1226]=[.C$19];1;0)" office:value-type="string" office:string-value="" calcext:value-type="error">
            <text:p>#VALEUR !</text:p>
          </table:table-cell>
          <table:table-cell table:formula="of:=IF([.$B1226]=[.D$19];1;0)" office:value-type="string" office:string-value="" calcext:value-type="error">
            <text:p>#VALEUR !</text:p>
          </table:table-cell>
          <table:table-cell table:formula="of:=IF([.$B1226]=[.E$19];1;0)" office:value-type="string" office:string-value="" calcext:value-type="error">
            <text:p>#VALEUR !</text:p>
          </table:table-cell>
          <table:table-cell table:formula="of:=IF([.$B1226]=[.F$19];1;0)" office:value-type="string" office:string-value="" calcext:value-type="error">
            <text:p>#VALEUR !</text:p>
          </table:table-cell>
          <table:table-cell table:formula="of:=IF([.$B1226]=[.G$19];1;0)" office:value-type="string" office:string-value="" calcext:value-type="error">
            <text:p>#VALEUR !</text:p>
          </table:table-cell>
          <table:table-cell table:formula="of:=IF([.$B122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27]&lt;=[.$B$13];[.$A$2];IF([.A1227]&lt;=[.$B$14];[.$A$3];IF([.A1227]&lt;=[.$B$15];[.$A$4];IF([.A1227]&lt;=[.$B$16];[.$A$5];IF([.A1227]&lt;=[.$B$17];[.$A$6];IF([.A1227]&lt;=[.$B$18];[.$A$7]))))))" office:value-type="string" office:string-value="" calcext:value-type="error">
            <text:p>#VALEUR !</text:p>
          </table:table-cell>
          <table:table-cell table:formula="of:=IF([.$B1227]=[.C$19];1;0)" office:value-type="string" office:string-value="" calcext:value-type="error">
            <text:p>#VALEUR !</text:p>
          </table:table-cell>
          <table:table-cell table:formula="of:=IF([.$B1227]=[.D$19];1;0)" office:value-type="string" office:string-value="" calcext:value-type="error">
            <text:p>#VALEUR !</text:p>
          </table:table-cell>
          <table:table-cell table:formula="of:=IF([.$B1227]=[.E$19];1;0)" office:value-type="string" office:string-value="" calcext:value-type="error">
            <text:p>#VALEUR !</text:p>
          </table:table-cell>
          <table:table-cell table:formula="of:=IF([.$B1227]=[.F$19];1;0)" office:value-type="string" office:string-value="" calcext:value-type="error">
            <text:p>#VALEUR !</text:p>
          </table:table-cell>
          <table:table-cell table:formula="of:=IF([.$B1227]=[.G$19];1;0)" office:value-type="string" office:string-value="" calcext:value-type="error">
            <text:p>#VALEUR !</text:p>
          </table:table-cell>
          <table:table-cell table:formula="of:=IF([.$B122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28]&lt;=[.$B$13];[.$A$2];IF([.A1228]&lt;=[.$B$14];[.$A$3];IF([.A1228]&lt;=[.$B$15];[.$A$4];IF([.A1228]&lt;=[.$B$16];[.$A$5];IF([.A1228]&lt;=[.$B$17];[.$A$6];IF([.A1228]&lt;=[.$B$18];[.$A$7]))))))" office:value-type="string" office:string-value="" calcext:value-type="error">
            <text:p>#VALEUR !</text:p>
          </table:table-cell>
          <table:table-cell table:formula="of:=IF([.$B1228]=[.C$19];1;0)" office:value-type="string" office:string-value="" calcext:value-type="error">
            <text:p>#VALEUR !</text:p>
          </table:table-cell>
          <table:table-cell table:formula="of:=IF([.$B1228]=[.D$19];1;0)" office:value-type="string" office:string-value="" calcext:value-type="error">
            <text:p>#VALEUR !</text:p>
          </table:table-cell>
          <table:table-cell table:formula="of:=IF([.$B1228]=[.E$19];1;0)" office:value-type="string" office:string-value="" calcext:value-type="error">
            <text:p>#VALEUR !</text:p>
          </table:table-cell>
          <table:table-cell table:formula="of:=IF([.$B1228]=[.F$19];1;0)" office:value-type="string" office:string-value="" calcext:value-type="error">
            <text:p>#VALEUR !</text:p>
          </table:table-cell>
          <table:table-cell table:formula="of:=IF([.$B1228]=[.G$19];1;0)" office:value-type="string" office:string-value="" calcext:value-type="error">
            <text:p>#VALEUR !</text:p>
          </table:table-cell>
          <table:table-cell table:formula="of:=IF([.$B122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29]&lt;=[.$B$13];[.$A$2];IF([.A1229]&lt;=[.$B$14];[.$A$3];IF([.A1229]&lt;=[.$B$15];[.$A$4];IF([.A1229]&lt;=[.$B$16];[.$A$5];IF([.A1229]&lt;=[.$B$17];[.$A$6];IF([.A1229]&lt;=[.$B$18];[.$A$7]))))))" office:value-type="string" office:string-value="" calcext:value-type="error">
            <text:p>#VALEUR !</text:p>
          </table:table-cell>
          <table:table-cell table:formula="of:=IF([.$B1229]=[.C$19];1;0)" office:value-type="string" office:string-value="" calcext:value-type="error">
            <text:p>#VALEUR !</text:p>
          </table:table-cell>
          <table:table-cell table:formula="of:=IF([.$B1229]=[.D$19];1;0)" office:value-type="string" office:string-value="" calcext:value-type="error">
            <text:p>#VALEUR !</text:p>
          </table:table-cell>
          <table:table-cell table:formula="of:=IF([.$B1229]=[.E$19];1;0)" office:value-type="string" office:string-value="" calcext:value-type="error">
            <text:p>#VALEUR !</text:p>
          </table:table-cell>
          <table:table-cell table:formula="of:=IF([.$B1229]=[.F$19];1;0)" office:value-type="string" office:string-value="" calcext:value-type="error">
            <text:p>#VALEUR !</text:p>
          </table:table-cell>
          <table:table-cell table:formula="of:=IF([.$B1229]=[.G$19];1;0)" office:value-type="string" office:string-value="" calcext:value-type="error">
            <text:p>#VALEUR !</text:p>
          </table:table-cell>
          <table:table-cell table:formula="of:=IF([.$B122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30]&lt;=[.$B$13];[.$A$2];IF([.A1230]&lt;=[.$B$14];[.$A$3];IF([.A1230]&lt;=[.$B$15];[.$A$4];IF([.A1230]&lt;=[.$B$16];[.$A$5];IF([.A1230]&lt;=[.$B$17];[.$A$6];IF([.A1230]&lt;=[.$B$18];[.$A$7]))))))" office:value-type="string" office:string-value="" calcext:value-type="error">
            <text:p>#VALEUR !</text:p>
          </table:table-cell>
          <table:table-cell table:formula="of:=IF([.$B1230]=[.C$19];1;0)" office:value-type="string" office:string-value="" calcext:value-type="error">
            <text:p>#VALEUR !</text:p>
          </table:table-cell>
          <table:table-cell table:formula="of:=IF([.$B1230]=[.D$19];1;0)" office:value-type="string" office:string-value="" calcext:value-type="error">
            <text:p>#VALEUR !</text:p>
          </table:table-cell>
          <table:table-cell table:formula="of:=IF([.$B1230]=[.E$19];1;0)" office:value-type="string" office:string-value="" calcext:value-type="error">
            <text:p>#VALEUR !</text:p>
          </table:table-cell>
          <table:table-cell table:formula="of:=IF([.$B1230]=[.F$19];1;0)" office:value-type="string" office:string-value="" calcext:value-type="error">
            <text:p>#VALEUR !</text:p>
          </table:table-cell>
          <table:table-cell table:formula="of:=IF([.$B1230]=[.G$19];1;0)" office:value-type="string" office:string-value="" calcext:value-type="error">
            <text:p>#VALEUR !</text:p>
          </table:table-cell>
          <table:table-cell table:formula="of:=IF([.$B123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31]&lt;=[.$B$13];[.$A$2];IF([.A1231]&lt;=[.$B$14];[.$A$3];IF([.A1231]&lt;=[.$B$15];[.$A$4];IF([.A1231]&lt;=[.$B$16];[.$A$5];IF([.A1231]&lt;=[.$B$17];[.$A$6];IF([.A1231]&lt;=[.$B$18];[.$A$7]))))))" office:value-type="string" office:string-value="" calcext:value-type="error">
            <text:p>#VALEUR !</text:p>
          </table:table-cell>
          <table:table-cell table:formula="of:=IF([.$B1231]=[.C$19];1;0)" office:value-type="string" office:string-value="" calcext:value-type="error">
            <text:p>#VALEUR !</text:p>
          </table:table-cell>
          <table:table-cell table:formula="of:=IF([.$B1231]=[.D$19];1;0)" office:value-type="string" office:string-value="" calcext:value-type="error">
            <text:p>#VALEUR !</text:p>
          </table:table-cell>
          <table:table-cell table:formula="of:=IF([.$B1231]=[.E$19];1;0)" office:value-type="string" office:string-value="" calcext:value-type="error">
            <text:p>#VALEUR !</text:p>
          </table:table-cell>
          <table:table-cell table:formula="of:=IF([.$B1231]=[.F$19];1;0)" office:value-type="string" office:string-value="" calcext:value-type="error">
            <text:p>#VALEUR !</text:p>
          </table:table-cell>
          <table:table-cell table:formula="of:=IF([.$B1231]=[.G$19];1;0)" office:value-type="string" office:string-value="" calcext:value-type="error">
            <text:p>#VALEUR !</text:p>
          </table:table-cell>
          <table:table-cell table:formula="of:=IF([.$B123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32]&lt;=[.$B$13];[.$A$2];IF([.A1232]&lt;=[.$B$14];[.$A$3];IF([.A1232]&lt;=[.$B$15];[.$A$4];IF([.A1232]&lt;=[.$B$16];[.$A$5];IF([.A1232]&lt;=[.$B$17];[.$A$6];IF([.A1232]&lt;=[.$B$18];[.$A$7]))))))" office:value-type="string" office:string-value="" calcext:value-type="error">
            <text:p>#VALEUR !</text:p>
          </table:table-cell>
          <table:table-cell table:formula="of:=IF([.$B1232]=[.C$19];1;0)" office:value-type="string" office:string-value="" calcext:value-type="error">
            <text:p>#VALEUR !</text:p>
          </table:table-cell>
          <table:table-cell table:formula="of:=IF([.$B1232]=[.D$19];1;0)" office:value-type="string" office:string-value="" calcext:value-type="error">
            <text:p>#VALEUR !</text:p>
          </table:table-cell>
          <table:table-cell table:formula="of:=IF([.$B1232]=[.E$19];1;0)" office:value-type="string" office:string-value="" calcext:value-type="error">
            <text:p>#VALEUR !</text:p>
          </table:table-cell>
          <table:table-cell table:formula="of:=IF([.$B1232]=[.F$19];1;0)" office:value-type="string" office:string-value="" calcext:value-type="error">
            <text:p>#VALEUR !</text:p>
          </table:table-cell>
          <table:table-cell table:formula="of:=IF([.$B1232]=[.G$19];1;0)" office:value-type="string" office:string-value="" calcext:value-type="error">
            <text:p>#VALEUR !</text:p>
          </table:table-cell>
          <table:table-cell table:formula="of:=IF([.$B123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33]&lt;=[.$B$13];[.$A$2];IF([.A1233]&lt;=[.$B$14];[.$A$3];IF([.A1233]&lt;=[.$B$15];[.$A$4];IF([.A1233]&lt;=[.$B$16];[.$A$5];IF([.A1233]&lt;=[.$B$17];[.$A$6];IF([.A1233]&lt;=[.$B$18];[.$A$7]))))))" office:value-type="string" office:string-value="" calcext:value-type="error">
            <text:p>#VALEUR !</text:p>
          </table:table-cell>
          <table:table-cell table:formula="of:=IF([.$B1233]=[.C$19];1;0)" office:value-type="string" office:string-value="" calcext:value-type="error">
            <text:p>#VALEUR !</text:p>
          </table:table-cell>
          <table:table-cell table:formula="of:=IF([.$B1233]=[.D$19];1;0)" office:value-type="string" office:string-value="" calcext:value-type="error">
            <text:p>#VALEUR !</text:p>
          </table:table-cell>
          <table:table-cell table:formula="of:=IF([.$B1233]=[.E$19];1;0)" office:value-type="string" office:string-value="" calcext:value-type="error">
            <text:p>#VALEUR !</text:p>
          </table:table-cell>
          <table:table-cell table:formula="of:=IF([.$B1233]=[.F$19];1;0)" office:value-type="string" office:string-value="" calcext:value-type="error">
            <text:p>#VALEUR !</text:p>
          </table:table-cell>
          <table:table-cell table:formula="of:=IF([.$B1233]=[.G$19];1;0)" office:value-type="string" office:string-value="" calcext:value-type="error">
            <text:p>#VALEUR !</text:p>
          </table:table-cell>
          <table:table-cell table:formula="of:=IF([.$B123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34]&lt;=[.$B$13];[.$A$2];IF([.A1234]&lt;=[.$B$14];[.$A$3];IF([.A1234]&lt;=[.$B$15];[.$A$4];IF([.A1234]&lt;=[.$B$16];[.$A$5];IF([.A1234]&lt;=[.$B$17];[.$A$6];IF([.A1234]&lt;=[.$B$18];[.$A$7]))))))" office:value-type="string" office:string-value="" calcext:value-type="error">
            <text:p>#VALEUR !</text:p>
          </table:table-cell>
          <table:table-cell table:formula="of:=IF([.$B1234]=[.C$19];1;0)" office:value-type="string" office:string-value="" calcext:value-type="error">
            <text:p>#VALEUR !</text:p>
          </table:table-cell>
          <table:table-cell table:formula="of:=IF([.$B1234]=[.D$19];1;0)" office:value-type="string" office:string-value="" calcext:value-type="error">
            <text:p>#VALEUR !</text:p>
          </table:table-cell>
          <table:table-cell table:formula="of:=IF([.$B1234]=[.E$19];1;0)" office:value-type="string" office:string-value="" calcext:value-type="error">
            <text:p>#VALEUR !</text:p>
          </table:table-cell>
          <table:table-cell table:formula="of:=IF([.$B1234]=[.F$19];1;0)" office:value-type="string" office:string-value="" calcext:value-type="error">
            <text:p>#VALEUR !</text:p>
          </table:table-cell>
          <table:table-cell table:formula="of:=IF([.$B1234]=[.G$19];1;0)" office:value-type="string" office:string-value="" calcext:value-type="error">
            <text:p>#VALEUR !</text:p>
          </table:table-cell>
          <table:table-cell table:formula="of:=IF([.$B123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35]&lt;=[.$B$13];[.$A$2];IF([.A1235]&lt;=[.$B$14];[.$A$3];IF([.A1235]&lt;=[.$B$15];[.$A$4];IF([.A1235]&lt;=[.$B$16];[.$A$5];IF([.A1235]&lt;=[.$B$17];[.$A$6];IF([.A1235]&lt;=[.$B$18];[.$A$7]))))))" office:value-type="string" office:string-value="" calcext:value-type="error">
            <text:p>#VALEUR !</text:p>
          </table:table-cell>
          <table:table-cell table:formula="of:=IF([.$B1235]=[.C$19];1;0)" office:value-type="string" office:string-value="" calcext:value-type="error">
            <text:p>#VALEUR !</text:p>
          </table:table-cell>
          <table:table-cell table:formula="of:=IF([.$B1235]=[.D$19];1;0)" office:value-type="string" office:string-value="" calcext:value-type="error">
            <text:p>#VALEUR !</text:p>
          </table:table-cell>
          <table:table-cell table:formula="of:=IF([.$B1235]=[.E$19];1;0)" office:value-type="string" office:string-value="" calcext:value-type="error">
            <text:p>#VALEUR !</text:p>
          </table:table-cell>
          <table:table-cell table:formula="of:=IF([.$B1235]=[.F$19];1;0)" office:value-type="string" office:string-value="" calcext:value-type="error">
            <text:p>#VALEUR !</text:p>
          </table:table-cell>
          <table:table-cell table:formula="of:=IF([.$B1235]=[.G$19];1;0)" office:value-type="string" office:string-value="" calcext:value-type="error">
            <text:p>#VALEUR !</text:p>
          </table:table-cell>
          <table:table-cell table:formula="of:=IF([.$B123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36]&lt;=[.$B$13];[.$A$2];IF([.A1236]&lt;=[.$B$14];[.$A$3];IF([.A1236]&lt;=[.$B$15];[.$A$4];IF([.A1236]&lt;=[.$B$16];[.$A$5];IF([.A1236]&lt;=[.$B$17];[.$A$6];IF([.A1236]&lt;=[.$B$18];[.$A$7]))))))" office:value-type="string" office:string-value="" calcext:value-type="error">
            <text:p>#VALEUR !</text:p>
          </table:table-cell>
          <table:table-cell table:formula="of:=IF([.$B1236]=[.C$19];1;0)" office:value-type="string" office:string-value="" calcext:value-type="error">
            <text:p>#VALEUR !</text:p>
          </table:table-cell>
          <table:table-cell table:formula="of:=IF([.$B1236]=[.D$19];1;0)" office:value-type="string" office:string-value="" calcext:value-type="error">
            <text:p>#VALEUR !</text:p>
          </table:table-cell>
          <table:table-cell table:formula="of:=IF([.$B1236]=[.E$19];1;0)" office:value-type="string" office:string-value="" calcext:value-type="error">
            <text:p>#VALEUR !</text:p>
          </table:table-cell>
          <table:table-cell table:formula="of:=IF([.$B1236]=[.F$19];1;0)" office:value-type="string" office:string-value="" calcext:value-type="error">
            <text:p>#VALEUR !</text:p>
          </table:table-cell>
          <table:table-cell table:formula="of:=IF([.$B1236]=[.G$19];1;0)" office:value-type="string" office:string-value="" calcext:value-type="error">
            <text:p>#VALEUR !</text:p>
          </table:table-cell>
          <table:table-cell table:formula="of:=IF([.$B123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37]&lt;=[.$B$13];[.$A$2];IF([.A1237]&lt;=[.$B$14];[.$A$3];IF([.A1237]&lt;=[.$B$15];[.$A$4];IF([.A1237]&lt;=[.$B$16];[.$A$5];IF([.A1237]&lt;=[.$B$17];[.$A$6];IF([.A1237]&lt;=[.$B$18];[.$A$7]))))))" office:value-type="string" office:string-value="" calcext:value-type="error">
            <text:p>#VALEUR !</text:p>
          </table:table-cell>
          <table:table-cell table:formula="of:=IF([.$B1237]=[.C$19];1;0)" office:value-type="string" office:string-value="" calcext:value-type="error">
            <text:p>#VALEUR !</text:p>
          </table:table-cell>
          <table:table-cell table:formula="of:=IF([.$B1237]=[.D$19];1;0)" office:value-type="string" office:string-value="" calcext:value-type="error">
            <text:p>#VALEUR !</text:p>
          </table:table-cell>
          <table:table-cell table:formula="of:=IF([.$B1237]=[.E$19];1;0)" office:value-type="string" office:string-value="" calcext:value-type="error">
            <text:p>#VALEUR !</text:p>
          </table:table-cell>
          <table:table-cell table:formula="of:=IF([.$B1237]=[.F$19];1;0)" office:value-type="string" office:string-value="" calcext:value-type="error">
            <text:p>#VALEUR !</text:p>
          </table:table-cell>
          <table:table-cell table:formula="of:=IF([.$B1237]=[.G$19];1;0)" office:value-type="string" office:string-value="" calcext:value-type="error">
            <text:p>#VALEUR !</text:p>
          </table:table-cell>
          <table:table-cell table:formula="of:=IF([.$B123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38]&lt;=[.$B$13];[.$A$2];IF([.A1238]&lt;=[.$B$14];[.$A$3];IF([.A1238]&lt;=[.$B$15];[.$A$4];IF([.A1238]&lt;=[.$B$16];[.$A$5];IF([.A1238]&lt;=[.$B$17];[.$A$6];IF([.A1238]&lt;=[.$B$18];[.$A$7]))))))" office:value-type="string" office:string-value="" calcext:value-type="error">
            <text:p>#VALEUR !</text:p>
          </table:table-cell>
          <table:table-cell table:formula="of:=IF([.$B1238]=[.C$19];1;0)" office:value-type="string" office:string-value="" calcext:value-type="error">
            <text:p>#VALEUR !</text:p>
          </table:table-cell>
          <table:table-cell table:formula="of:=IF([.$B1238]=[.D$19];1;0)" office:value-type="string" office:string-value="" calcext:value-type="error">
            <text:p>#VALEUR !</text:p>
          </table:table-cell>
          <table:table-cell table:formula="of:=IF([.$B1238]=[.E$19];1;0)" office:value-type="string" office:string-value="" calcext:value-type="error">
            <text:p>#VALEUR !</text:p>
          </table:table-cell>
          <table:table-cell table:formula="of:=IF([.$B1238]=[.F$19];1;0)" office:value-type="string" office:string-value="" calcext:value-type="error">
            <text:p>#VALEUR !</text:p>
          </table:table-cell>
          <table:table-cell table:formula="of:=IF([.$B1238]=[.G$19];1;0)" office:value-type="string" office:string-value="" calcext:value-type="error">
            <text:p>#VALEUR !</text:p>
          </table:table-cell>
          <table:table-cell table:formula="of:=IF([.$B123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39]&lt;=[.$B$13];[.$A$2];IF([.A1239]&lt;=[.$B$14];[.$A$3];IF([.A1239]&lt;=[.$B$15];[.$A$4];IF([.A1239]&lt;=[.$B$16];[.$A$5];IF([.A1239]&lt;=[.$B$17];[.$A$6];IF([.A1239]&lt;=[.$B$18];[.$A$7]))))))" office:value-type="string" office:string-value="" calcext:value-type="error">
            <text:p>#VALEUR !</text:p>
          </table:table-cell>
          <table:table-cell table:formula="of:=IF([.$B1239]=[.C$19];1;0)" office:value-type="string" office:string-value="" calcext:value-type="error">
            <text:p>#VALEUR !</text:p>
          </table:table-cell>
          <table:table-cell table:formula="of:=IF([.$B1239]=[.D$19];1;0)" office:value-type="string" office:string-value="" calcext:value-type="error">
            <text:p>#VALEUR !</text:p>
          </table:table-cell>
          <table:table-cell table:formula="of:=IF([.$B1239]=[.E$19];1;0)" office:value-type="string" office:string-value="" calcext:value-type="error">
            <text:p>#VALEUR !</text:p>
          </table:table-cell>
          <table:table-cell table:formula="of:=IF([.$B1239]=[.F$19];1;0)" office:value-type="string" office:string-value="" calcext:value-type="error">
            <text:p>#VALEUR !</text:p>
          </table:table-cell>
          <table:table-cell table:formula="of:=IF([.$B1239]=[.G$19];1;0)" office:value-type="string" office:string-value="" calcext:value-type="error">
            <text:p>#VALEUR !</text:p>
          </table:table-cell>
          <table:table-cell table:formula="of:=IF([.$B123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40]&lt;=[.$B$13];[.$A$2];IF([.A1240]&lt;=[.$B$14];[.$A$3];IF([.A1240]&lt;=[.$B$15];[.$A$4];IF([.A1240]&lt;=[.$B$16];[.$A$5];IF([.A1240]&lt;=[.$B$17];[.$A$6];IF([.A1240]&lt;=[.$B$18];[.$A$7]))))))" office:value-type="string" office:string-value="" calcext:value-type="error">
            <text:p>#VALEUR !</text:p>
          </table:table-cell>
          <table:table-cell table:formula="of:=IF([.$B1240]=[.C$19];1;0)" office:value-type="string" office:string-value="" calcext:value-type="error">
            <text:p>#VALEUR !</text:p>
          </table:table-cell>
          <table:table-cell table:formula="of:=IF([.$B1240]=[.D$19];1;0)" office:value-type="string" office:string-value="" calcext:value-type="error">
            <text:p>#VALEUR !</text:p>
          </table:table-cell>
          <table:table-cell table:formula="of:=IF([.$B1240]=[.E$19];1;0)" office:value-type="string" office:string-value="" calcext:value-type="error">
            <text:p>#VALEUR !</text:p>
          </table:table-cell>
          <table:table-cell table:formula="of:=IF([.$B1240]=[.F$19];1;0)" office:value-type="string" office:string-value="" calcext:value-type="error">
            <text:p>#VALEUR !</text:p>
          </table:table-cell>
          <table:table-cell table:formula="of:=IF([.$B1240]=[.G$19];1;0)" office:value-type="string" office:string-value="" calcext:value-type="error">
            <text:p>#VALEUR !</text:p>
          </table:table-cell>
          <table:table-cell table:formula="of:=IF([.$B124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41]&lt;=[.$B$13];[.$A$2];IF([.A1241]&lt;=[.$B$14];[.$A$3];IF([.A1241]&lt;=[.$B$15];[.$A$4];IF([.A1241]&lt;=[.$B$16];[.$A$5];IF([.A1241]&lt;=[.$B$17];[.$A$6];IF([.A1241]&lt;=[.$B$18];[.$A$7]))))))" office:value-type="string" office:string-value="" calcext:value-type="error">
            <text:p>#VALEUR !</text:p>
          </table:table-cell>
          <table:table-cell table:formula="of:=IF([.$B1241]=[.C$19];1;0)" office:value-type="string" office:string-value="" calcext:value-type="error">
            <text:p>#VALEUR !</text:p>
          </table:table-cell>
          <table:table-cell table:formula="of:=IF([.$B1241]=[.D$19];1;0)" office:value-type="string" office:string-value="" calcext:value-type="error">
            <text:p>#VALEUR !</text:p>
          </table:table-cell>
          <table:table-cell table:formula="of:=IF([.$B1241]=[.E$19];1;0)" office:value-type="string" office:string-value="" calcext:value-type="error">
            <text:p>#VALEUR !</text:p>
          </table:table-cell>
          <table:table-cell table:formula="of:=IF([.$B1241]=[.F$19];1;0)" office:value-type="string" office:string-value="" calcext:value-type="error">
            <text:p>#VALEUR !</text:p>
          </table:table-cell>
          <table:table-cell table:formula="of:=IF([.$B1241]=[.G$19];1;0)" office:value-type="string" office:string-value="" calcext:value-type="error">
            <text:p>#VALEUR !</text:p>
          </table:table-cell>
          <table:table-cell table:formula="of:=IF([.$B124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42]&lt;=[.$B$13];[.$A$2];IF([.A1242]&lt;=[.$B$14];[.$A$3];IF([.A1242]&lt;=[.$B$15];[.$A$4];IF([.A1242]&lt;=[.$B$16];[.$A$5];IF([.A1242]&lt;=[.$B$17];[.$A$6];IF([.A1242]&lt;=[.$B$18];[.$A$7]))))))" office:value-type="string" office:string-value="" calcext:value-type="error">
            <text:p>#VALEUR !</text:p>
          </table:table-cell>
          <table:table-cell table:formula="of:=IF([.$B1242]=[.C$19];1;0)" office:value-type="string" office:string-value="" calcext:value-type="error">
            <text:p>#VALEUR !</text:p>
          </table:table-cell>
          <table:table-cell table:formula="of:=IF([.$B1242]=[.D$19];1;0)" office:value-type="string" office:string-value="" calcext:value-type="error">
            <text:p>#VALEUR !</text:p>
          </table:table-cell>
          <table:table-cell table:formula="of:=IF([.$B1242]=[.E$19];1;0)" office:value-type="string" office:string-value="" calcext:value-type="error">
            <text:p>#VALEUR !</text:p>
          </table:table-cell>
          <table:table-cell table:formula="of:=IF([.$B1242]=[.F$19];1;0)" office:value-type="string" office:string-value="" calcext:value-type="error">
            <text:p>#VALEUR !</text:p>
          </table:table-cell>
          <table:table-cell table:formula="of:=IF([.$B1242]=[.G$19];1;0)" office:value-type="string" office:string-value="" calcext:value-type="error">
            <text:p>#VALEUR !</text:p>
          </table:table-cell>
          <table:table-cell table:formula="of:=IF([.$B124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43]&lt;=[.$B$13];[.$A$2];IF([.A1243]&lt;=[.$B$14];[.$A$3];IF([.A1243]&lt;=[.$B$15];[.$A$4];IF([.A1243]&lt;=[.$B$16];[.$A$5];IF([.A1243]&lt;=[.$B$17];[.$A$6];IF([.A1243]&lt;=[.$B$18];[.$A$7]))))))" office:value-type="string" office:string-value="" calcext:value-type="error">
            <text:p>#VALEUR !</text:p>
          </table:table-cell>
          <table:table-cell table:formula="of:=IF([.$B1243]=[.C$19];1;0)" office:value-type="string" office:string-value="" calcext:value-type="error">
            <text:p>#VALEUR !</text:p>
          </table:table-cell>
          <table:table-cell table:formula="of:=IF([.$B1243]=[.D$19];1;0)" office:value-type="string" office:string-value="" calcext:value-type="error">
            <text:p>#VALEUR !</text:p>
          </table:table-cell>
          <table:table-cell table:formula="of:=IF([.$B1243]=[.E$19];1;0)" office:value-type="string" office:string-value="" calcext:value-type="error">
            <text:p>#VALEUR !</text:p>
          </table:table-cell>
          <table:table-cell table:formula="of:=IF([.$B1243]=[.F$19];1;0)" office:value-type="string" office:string-value="" calcext:value-type="error">
            <text:p>#VALEUR !</text:p>
          </table:table-cell>
          <table:table-cell table:formula="of:=IF([.$B1243]=[.G$19];1;0)" office:value-type="string" office:string-value="" calcext:value-type="error">
            <text:p>#VALEUR !</text:p>
          </table:table-cell>
          <table:table-cell table:formula="of:=IF([.$B124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44]&lt;=[.$B$13];[.$A$2];IF([.A1244]&lt;=[.$B$14];[.$A$3];IF([.A1244]&lt;=[.$B$15];[.$A$4];IF([.A1244]&lt;=[.$B$16];[.$A$5];IF([.A1244]&lt;=[.$B$17];[.$A$6];IF([.A1244]&lt;=[.$B$18];[.$A$7]))))))" office:value-type="string" office:string-value="" calcext:value-type="error">
            <text:p>#VALEUR !</text:p>
          </table:table-cell>
          <table:table-cell table:formula="of:=IF([.$B1244]=[.C$19];1;0)" office:value-type="string" office:string-value="" calcext:value-type="error">
            <text:p>#VALEUR !</text:p>
          </table:table-cell>
          <table:table-cell table:formula="of:=IF([.$B1244]=[.D$19];1;0)" office:value-type="string" office:string-value="" calcext:value-type="error">
            <text:p>#VALEUR !</text:p>
          </table:table-cell>
          <table:table-cell table:formula="of:=IF([.$B1244]=[.E$19];1;0)" office:value-type="string" office:string-value="" calcext:value-type="error">
            <text:p>#VALEUR !</text:p>
          </table:table-cell>
          <table:table-cell table:formula="of:=IF([.$B1244]=[.F$19];1;0)" office:value-type="string" office:string-value="" calcext:value-type="error">
            <text:p>#VALEUR !</text:p>
          </table:table-cell>
          <table:table-cell table:formula="of:=IF([.$B1244]=[.G$19];1;0)" office:value-type="string" office:string-value="" calcext:value-type="error">
            <text:p>#VALEUR !</text:p>
          </table:table-cell>
          <table:table-cell table:formula="of:=IF([.$B124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45]&lt;=[.$B$13];[.$A$2];IF([.A1245]&lt;=[.$B$14];[.$A$3];IF([.A1245]&lt;=[.$B$15];[.$A$4];IF([.A1245]&lt;=[.$B$16];[.$A$5];IF([.A1245]&lt;=[.$B$17];[.$A$6];IF([.A1245]&lt;=[.$B$18];[.$A$7]))))))" office:value-type="string" office:string-value="" calcext:value-type="error">
            <text:p>#VALEUR !</text:p>
          </table:table-cell>
          <table:table-cell table:formula="of:=IF([.$B1245]=[.C$19];1;0)" office:value-type="string" office:string-value="" calcext:value-type="error">
            <text:p>#VALEUR !</text:p>
          </table:table-cell>
          <table:table-cell table:formula="of:=IF([.$B1245]=[.D$19];1;0)" office:value-type="string" office:string-value="" calcext:value-type="error">
            <text:p>#VALEUR !</text:p>
          </table:table-cell>
          <table:table-cell table:formula="of:=IF([.$B1245]=[.E$19];1;0)" office:value-type="string" office:string-value="" calcext:value-type="error">
            <text:p>#VALEUR !</text:p>
          </table:table-cell>
          <table:table-cell table:formula="of:=IF([.$B1245]=[.F$19];1;0)" office:value-type="string" office:string-value="" calcext:value-type="error">
            <text:p>#VALEUR !</text:p>
          </table:table-cell>
          <table:table-cell table:formula="of:=IF([.$B1245]=[.G$19];1;0)" office:value-type="string" office:string-value="" calcext:value-type="error">
            <text:p>#VALEUR !</text:p>
          </table:table-cell>
          <table:table-cell table:formula="of:=IF([.$B124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46]&lt;=[.$B$13];[.$A$2];IF([.A1246]&lt;=[.$B$14];[.$A$3];IF([.A1246]&lt;=[.$B$15];[.$A$4];IF([.A1246]&lt;=[.$B$16];[.$A$5];IF([.A1246]&lt;=[.$B$17];[.$A$6];IF([.A1246]&lt;=[.$B$18];[.$A$7]))))))" office:value-type="string" office:string-value="" calcext:value-type="error">
            <text:p>#VALEUR !</text:p>
          </table:table-cell>
          <table:table-cell table:formula="of:=IF([.$B1246]=[.C$19];1;0)" office:value-type="string" office:string-value="" calcext:value-type="error">
            <text:p>#VALEUR !</text:p>
          </table:table-cell>
          <table:table-cell table:formula="of:=IF([.$B1246]=[.D$19];1;0)" office:value-type="string" office:string-value="" calcext:value-type="error">
            <text:p>#VALEUR !</text:p>
          </table:table-cell>
          <table:table-cell table:formula="of:=IF([.$B1246]=[.E$19];1;0)" office:value-type="string" office:string-value="" calcext:value-type="error">
            <text:p>#VALEUR !</text:p>
          </table:table-cell>
          <table:table-cell table:formula="of:=IF([.$B1246]=[.F$19];1;0)" office:value-type="string" office:string-value="" calcext:value-type="error">
            <text:p>#VALEUR !</text:p>
          </table:table-cell>
          <table:table-cell table:formula="of:=IF([.$B1246]=[.G$19];1;0)" office:value-type="string" office:string-value="" calcext:value-type="error">
            <text:p>#VALEUR !</text:p>
          </table:table-cell>
          <table:table-cell table:formula="of:=IF([.$B124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47]&lt;=[.$B$13];[.$A$2];IF([.A1247]&lt;=[.$B$14];[.$A$3];IF([.A1247]&lt;=[.$B$15];[.$A$4];IF([.A1247]&lt;=[.$B$16];[.$A$5];IF([.A1247]&lt;=[.$B$17];[.$A$6];IF([.A1247]&lt;=[.$B$18];[.$A$7]))))))" office:value-type="string" office:string-value="" calcext:value-type="error">
            <text:p>#VALEUR !</text:p>
          </table:table-cell>
          <table:table-cell table:formula="of:=IF([.$B1247]=[.C$19];1;0)" office:value-type="string" office:string-value="" calcext:value-type="error">
            <text:p>#VALEUR !</text:p>
          </table:table-cell>
          <table:table-cell table:formula="of:=IF([.$B1247]=[.D$19];1;0)" office:value-type="string" office:string-value="" calcext:value-type="error">
            <text:p>#VALEUR !</text:p>
          </table:table-cell>
          <table:table-cell table:formula="of:=IF([.$B1247]=[.E$19];1;0)" office:value-type="string" office:string-value="" calcext:value-type="error">
            <text:p>#VALEUR !</text:p>
          </table:table-cell>
          <table:table-cell table:formula="of:=IF([.$B1247]=[.F$19];1;0)" office:value-type="string" office:string-value="" calcext:value-type="error">
            <text:p>#VALEUR !</text:p>
          </table:table-cell>
          <table:table-cell table:formula="of:=IF([.$B1247]=[.G$19];1;0)" office:value-type="string" office:string-value="" calcext:value-type="error">
            <text:p>#VALEUR !</text:p>
          </table:table-cell>
          <table:table-cell table:formula="of:=IF([.$B124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48]&lt;=[.$B$13];[.$A$2];IF([.A1248]&lt;=[.$B$14];[.$A$3];IF([.A1248]&lt;=[.$B$15];[.$A$4];IF([.A1248]&lt;=[.$B$16];[.$A$5];IF([.A1248]&lt;=[.$B$17];[.$A$6];IF([.A1248]&lt;=[.$B$18];[.$A$7]))))))" office:value-type="string" office:string-value="" calcext:value-type="error">
            <text:p>#VALEUR !</text:p>
          </table:table-cell>
          <table:table-cell table:formula="of:=IF([.$B1248]=[.C$19];1;0)" office:value-type="string" office:string-value="" calcext:value-type="error">
            <text:p>#VALEUR !</text:p>
          </table:table-cell>
          <table:table-cell table:formula="of:=IF([.$B1248]=[.D$19];1;0)" office:value-type="string" office:string-value="" calcext:value-type="error">
            <text:p>#VALEUR !</text:p>
          </table:table-cell>
          <table:table-cell table:formula="of:=IF([.$B1248]=[.E$19];1;0)" office:value-type="string" office:string-value="" calcext:value-type="error">
            <text:p>#VALEUR !</text:p>
          </table:table-cell>
          <table:table-cell table:formula="of:=IF([.$B1248]=[.F$19];1;0)" office:value-type="string" office:string-value="" calcext:value-type="error">
            <text:p>#VALEUR !</text:p>
          </table:table-cell>
          <table:table-cell table:formula="of:=IF([.$B1248]=[.G$19];1;0)" office:value-type="string" office:string-value="" calcext:value-type="error">
            <text:p>#VALEUR !</text:p>
          </table:table-cell>
          <table:table-cell table:formula="of:=IF([.$B124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49]&lt;=[.$B$13];[.$A$2];IF([.A1249]&lt;=[.$B$14];[.$A$3];IF([.A1249]&lt;=[.$B$15];[.$A$4];IF([.A1249]&lt;=[.$B$16];[.$A$5];IF([.A1249]&lt;=[.$B$17];[.$A$6];IF([.A1249]&lt;=[.$B$18];[.$A$7]))))))" office:value-type="string" office:string-value="" calcext:value-type="error">
            <text:p>#VALEUR !</text:p>
          </table:table-cell>
          <table:table-cell table:formula="of:=IF([.$B1249]=[.C$19];1;0)" office:value-type="string" office:string-value="" calcext:value-type="error">
            <text:p>#VALEUR !</text:p>
          </table:table-cell>
          <table:table-cell table:formula="of:=IF([.$B1249]=[.D$19];1;0)" office:value-type="string" office:string-value="" calcext:value-type="error">
            <text:p>#VALEUR !</text:p>
          </table:table-cell>
          <table:table-cell table:formula="of:=IF([.$B1249]=[.E$19];1;0)" office:value-type="string" office:string-value="" calcext:value-type="error">
            <text:p>#VALEUR !</text:p>
          </table:table-cell>
          <table:table-cell table:formula="of:=IF([.$B1249]=[.F$19];1;0)" office:value-type="string" office:string-value="" calcext:value-type="error">
            <text:p>#VALEUR !</text:p>
          </table:table-cell>
          <table:table-cell table:formula="of:=IF([.$B1249]=[.G$19];1;0)" office:value-type="string" office:string-value="" calcext:value-type="error">
            <text:p>#VALEUR !</text:p>
          </table:table-cell>
          <table:table-cell table:formula="of:=IF([.$B124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50]&lt;=[.$B$13];[.$A$2];IF([.A1250]&lt;=[.$B$14];[.$A$3];IF([.A1250]&lt;=[.$B$15];[.$A$4];IF([.A1250]&lt;=[.$B$16];[.$A$5];IF([.A1250]&lt;=[.$B$17];[.$A$6];IF([.A1250]&lt;=[.$B$18];[.$A$7]))))))" office:value-type="string" office:string-value="" calcext:value-type="error">
            <text:p>#VALEUR !</text:p>
          </table:table-cell>
          <table:table-cell table:formula="of:=IF([.$B1250]=[.C$19];1;0)" office:value-type="string" office:string-value="" calcext:value-type="error">
            <text:p>#VALEUR !</text:p>
          </table:table-cell>
          <table:table-cell table:formula="of:=IF([.$B1250]=[.D$19];1;0)" office:value-type="string" office:string-value="" calcext:value-type="error">
            <text:p>#VALEUR !</text:p>
          </table:table-cell>
          <table:table-cell table:formula="of:=IF([.$B1250]=[.E$19];1;0)" office:value-type="string" office:string-value="" calcext:value-type="error">
            <text:p>#VALEUR !</text:p>
          </table:table-cell>
          <table:table-cell table:formula="of:=IF([.$B1250]=[.F$19];1;0)" office:value-type="string" office:string-value="" calcext:value-type="error">
            <text:p>#VALEUR !</text:p>
          </table:table-cell>
          <table:table-cell table:formula="of:=IF([.$B1250]=[.G$19];1;0)" office:value-type="string" office:string-value="" calcext:value-type="error">
            <text:p>#VALEUR !</text:p>
          </table:table-cell>
          <table:table-cell table:formula="of:=IF([.$B125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51]&lt;=[.$B$13];[.$A$2];IF([.A1251]&lt;=[.$B$14];[.$A$3];IF([.A1251]&lt;=[.$B$15];[.$A$4];IF([.A1251]&lt;=[.$B$16];[.$A$5];IF([.A1251]&lt;=[.$B$17];[.$A$6];IF([.A1251]&lt;=[.$B$18];[.$A$7]))))))" office:value-type="string" office:string-value="" calcext:value-type="error">
            <text:p>#VALEUR !</text:p>
          </table:table-cell>
          <table:table-cell table:formula="of:=IF([.$B1251]=[.C$19];1;0)" office:value-type="string" office:string-value="" calcext:value-type="error">
            <text:p>#VALEUR !</text:p>
          </table:table-cell>
          <table:table-cell table:formula="of:=IF([.$B1251]=[.D$19];1;0)" office:value-type="string" office:string-value="" calcext:value-type="error">
            <text:p>#VALEUR !</text:p>
          </table:table-cell>
          <table:table-cell table:formula="of:=IF([.$B1251]=[.E$19];1;0)" office:value-type="string" office:string-value="" calcext:value-type="error">
            <text:p>#VALEUR !</text:p>
          </table:table-cell>
          <table:table-cell table:formula="of:=IF([.$B1251]=[.F$19];1;0)" office:value-type="string" office:string-value="" calcext:value-type="error">
            <text:p>#VALEUR !</text:p>
          </table:table-cell>
          <table:table-cell table:formula="of:=IF([.$B1251]=[.G$19];1;0)" office:value-type="string" office:string-value="" calcext:value-type="error">
            <text:p>#VALEUR !</text:p>
          </table:table-cell>
          <table:table-cell table:formula="of:=IF([.$B125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52]&lt;=[.$B$13];[.$A$2];IF([.A1252]&lt;=[.$B$14];[.$A$3];IF([.A1252]&lt;=[.$B$15];[.$A$4];IF([.A1252]&lt;=[.$B$16];[.$A$5];IF([.A1252]&lt;=[.$B$17];[.$A$6];IF([.A1252]&lt;=[.$B$18];[.$A$7]))))))" office:value-type="string" office:string-value="" calcext:value-type="error">
            <text:p>#VALEUR !</text:p>
          </table:table-cell>
          <table:table-cell table:formula="of:=IF([.$B1252]=[.C$19];1;0)" office:value-type="string" office:string-value="" calcext:value-type="error">
            <text:p>#VALEUR !</text:p>
          </table:table-cell>
          <table:table-cell table:formula="of:=IF([.$B1252]=[.D$19];1;0)" office:value-type="string" office:string-value="" calcext:value-type="error">
            <text:p>#VALEUR !</text:p>
          </table:table-cell>
          <table:table-cell table:formula="of:=IF([.$B1252]=[.E$19];1;0)" office:value-type="string" office:string-value="" calcext:value-type="error">
            <text:p>#VALEUR !</text:p>
          </table:table-cell>
          <table:table-cell table:formula="of:=IF([.$B1252]=[.F$19];1;0)" office:value-type="string" office:string-value="" calcext:value-type="error">
            <text:p>#VALEUR !</text:p>
          </table:table-cell>
          <table:table-cell table:formula="of:=IF([.$B1252]=[.G$19];1;0)" office:value-type="string" office:string-value="" calcext:value-type="error">
            <text:p>#VALEUR !</text:p>
          </table:table-cell>
          <table:table-cell table:formula="of:=IF([.$B125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53]&lt;=[.$B$13];[.$A$2];IF([.A1253]&lt;=[.$B$14];[.$A$3];IF([.A1253]&lt;=[.$B$15];[.$A$4];IF([.A1253]&lt;=[.$B$16];[.$A$5];IF([.A1253]&lt;=[.$B$17];[.$A$6];IF([.A1253]&lt;=[.$B$18];[.$A$7]))))))" office:value-type="string" office:string-value="" calcext:value-type="error">
            <text:p>#VALEUR !</text:p>
          </table:table-cell>
          <table:table-cell table:formula="of:=IF([.$B1253]=[.C$19];1;0)" office:value-type="string" office:string-value="" calcext:value-type="error">
            <text:p>#VALEUR !</text:p>
          </table:table-cell>
          <table:table-cell table:formula="of:=IF([.$B1253]=[.D$19];1;0)" office:value-type="string" office:string-value="" calcext:value-type="error">
            <text:p>#VALEUR !</text:p>
          </table:table-cell>
          <table:table-cell table:formula="of:=IF([.$B1253]=[.E$19];1;0)" office:value-type="string" office:string-value="" calcext:value-type="error">
            <text:p>#VALEUR !</text:p>
          </table:table-cell>
          <table:table-cell table:formula="of:=IF([.$B1253]=[.F$19];1;0)" office:value-type="string" office:string-value="" calcext:value-type="error">
            <text:p>#VALEUR !</text:p>
          </table:table-cell>
          <table:table-cell table:formula="of:=IF([.$B1253]=[.G$19];1;0)" office:value-type="string" office:string-value="" calcext:value-type="error">
            <text:p>#VALEUR !</text:p>
          </table:table-cell>
          <table:table-cell table:formula="of:=IF([.$B125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54]&lt;=[.$B$13];[.$A$2];IF([.A1254]&lt;=[.$B$14];[.$A$3];IF([.A1254]&lt;=[.$B$15];[.$A$4];IF([.A1254]&lt;=[.$B$16];[.$A$5];IF([.A1254]&lt;=[.$B$17];[.$A$6];IF([.A1254]&lt;=[.$B$18];[.$A$7]))))))" office:value-type="string" office:string-value="" calcext:value-type="error">
            <text:p>#VALEUR !</text:p>
          </table:table-cell>
          <table:table-cell table:formula="of:=IF([.$B1254]=[.C$19];1;0)" office:value-type="string" office:string-value="" calcext:value-type="error">
            <text:p>#VALEUR !</text:p>
          </table:table-cell>
          <table:table-cell table:formula="of:=IF([.$B1254]=[.D$19];1;0)" office:value-type="string" office:string-value="" calcext:value-type="error">
            <text:p>#VALEUR !</text:p>
          </table:table-cell>
          <table:table-cell table:formula="of:=IF([.$B1254]=[.E$19];1;0)" office:value-type="string" office:string-value="" calcext:value-type="error">
            <text:p>#VALEUR !</text:p>
          </table:table-cell>
          <table:table-cell table:formula="of:=IF([.$B1254]=[.F$19];1;0)" office:value-type="string" office:string-value="" calcext:value-type="error">
            <text:p>#VALEUR !</text:p>
          </table:table-cell>
          <table:table-cell table:formula="of:=IF([.$B1254]=[.G$19];1;0)" office:value-type="string" office:string-value="" calcext:value-type="error">
            <text:p>#VALEUR !</text:p>
          </table:table-cell>
          <table:table-cell table:formula="of:=IF([.$B125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55]&lt;=[.$B$13];[.$A$2];IF([.A1255]&lt;=[.$B$14];[.$A$3];IF([.A1255]&lt;=[.$B$15];[.$A$4];IF([.A1255]&lt;=[.$B$16];[.$A$5];IF([.A1255]&lt;=[.$B$17];[.$A$6];IF([.A1255]&lt;=[.$B$18];[.$A$7]))))))" office:value-type="string" office:string-value="" calcext:value-type="error">
            <text:p>#VALEUR !</text:p>
          </table:table-cell>
          <table:table-cell table:formula="of:=IF([.$B1255]=[.C$19];1;0)" office:value-type="string" office:string-value="" calcext:value-type="error">
            <text:p>#VALEUR !</text:p>
          </table:table-cell>
          <table:table-cell table:formula="of:=IF([.$B1255]=[.D$19];1;0)" office:value-type="string" office:string-value="" calcext:value-type="error">
            <text:p>#VALEUR !</text:p>
          </table:table-cell>
          <table:table-cell table:formula="of:=IF([.$B1255]=[.E$19];1;0)" office:value-type="string" office:string-value="" calcext:value-type="error">
            <text:p>#VALEUR !</text:p>
          </table:table-cell>
          <table:table-cell table:formula="of:=IF([.$B1255]=[.F$19];1;0)" office:value-type="string" office:string-value="" calcext:value-type="error">
            <text:p>#VALEUR !</text:p>
          </table:table-cell>
          <table:table-cell table:formula="of:=IF([.$B1255]=[.G$19];1;0)" office:value-type="string" office:string-value="" calcext:value-type="error">
            <text:p>#VALEUR !</text:p>
          </table:table-cell>
          <table:table-cell table:formula="of:=IF([.$B125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56]&lt;=[.$B$13];[.$A$2];IF([.A1256]&lt;=[.$B$14];[.$A$3];IF([.A1256]&lt;=[.$B$15];[.$A$4];IF([.A1256]&lt;=[.$B$16];[.$A$5];IF([.A1256]&lt;=[.$B$17];[.$A$6];IF([.A1256]&lt;=[.$B$18];[.$A$7]))))))" office:value-type="string" office:string-value="" calcext:value-type="error">
            <text:p>#VALEUR !</text:p>
          </table:table-cell>
          <table:table-cell table:formula="of:=IF([.$B1256]=[.C$19];1;0)" office:value-type="string" office:string-value="" calcext:value-type="error">
            <text:p>#VALEUR !</text:p>
          </table:table-cell>
          <table:table-cell table:formula="of:=IF([.$B1256]=[.D$19];1;0)" office:value-type="string" office:string-value="" calcext:value-type="error">
            <text:p>#VALEUR !</text:p>
          </table:table-cell>
          <table:table-cell table:formula="of:=IF([.$B1256]=[.E$19];1;0)" office:value-type="string" office:string-value="" calcext:value-type="error">
            <text:p>#VALEUR !</text:p>
          </table:table-cell>
          <table:table-cell table:formula="of:=IF([.$B1256]=[.F$19];1;0)" office:value-type="string" office:string-value="" calcext:value-type="error">
            <text:p>#VALEUR !</text:p>
          </table:table-cell>
          <table:table-cell table:formula="of:=IF([.$B1256]=[.G$19];1;0)" office:value-type="string" office:string-value="" calcext:value-type="error">
            <text:p>#VALEUR !</text:p>
          </table:table-cell>
          <table:table-cell table:formula="of:=IF([.$B125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57]&lt;=[.$B$13];[.$A$2];IF([.A1257]&lt;=[.$B$14];[.$A$3];IF([.A1257]&lt;=[.$B$15];[.$A$4];IF([.A1257]&lt;=[.$B$16];[.$A$5];IF([.A1257]&lt;=[.$B$17];[.$A$6];IF([.A1257]&lt;=[.$B$18];[.$A$7]))))))" office:value-type="string" office:string-value="" calcext:value-type="error">
            <text:p>#VALEUR !</text:p>
          </table:table-cell>
          <table:table-cell table:formula="of:=IF([.$B1257]=[.C$19];1;0)" office:value-type="string" office:string-value="" calcext:value-type="error">
            <text:p>#VALEUR !</text:p>
          </table:table-cell>
          <table:table-cell table:formula="of:=IF([.$B1257]=[.D$19];1;0)" office:value-type="string" office:string-value="" calcext:value-type="error">
            <text:p>#VALEUR !</text:p>
          </table:table-cell>
          <table:table-cell table:formula="of:=IF([.$B1257]=[.E$19];1;0)" office:value-type="string" office:string-value="" calcext:value-type="error">
            <text:p>#VALEUR !</text:p>
          </table:table-cell>
          <table:table-cell table:formula="of:=IF([.$B1257]=[.F$19];1;0)" office:value-type="string" office:string-value="" calcext:value-type="error">
            <text:p>#VALEUR !</text:p>
          </table:table-cell>
          <table:table-cell table:formula="of:=IF([.$B1257]=[.G$19];1;0)" office:value-type="string" office:string-value="" calcext:value-type="error">
            <text:p>#VALEUR !</text:p>
          </table:table-cell>
          <table:table-cell table:formula="of:=IF([.$B125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58]&lt;=[.$B$13];[.$A$2];IF([.A1258]&lt;=[.$B$14];[.$A$3];IF([.A1258]&lt;=[.$B$15];[.$A$4];IF([.A1258]&lt;=[.$B$16];[.$A$5];IF([.A1258]&lt;=[.$B$17];[.$A$6];IF([.A1258]&lt;=[.$B$18];[.$A$7]))))))" office:value-type="string" office:string-value="" calcext:value-type="error">
            <text:p>#VALEUR !</text:p>
          </table:table-cell>
          <table:table-cell table:formula="of:=IF([.$B1258]=[.C$19];1;0)" office:value-type="string" office:string-value="" calcext:value-type="error">
            <text:p>#VALEUR !</text:p>
          </table:table-cell>
          <table:table-cell table:formula="of:=IF([.$B1258]=[.D$19];1;0)" office:value-type="string" office:string-value="" calcext:value-type="error">
            <text:p>#VALEUR !</text:p>
          </table:table-cell>
          <table:table-cell table:formula="of:=IF([.$B1258]=[.E$19];1;0)" office:value-type="string" office:string-value="" calcext:value-type="error">
            <text:p>#VALEUR !</text:p>
          </table:table-cell>
          <table:table-cell table:formula="of:=IF([.$B1258]=[.F$19];1;0)" office:value-type="string" office:string-value="" calcext:value-type="error">
            <text:p>#VALEUR !</text:p>
          </table:table-cell>
          <table:table-cell table:formula="of:=IF([.$B1258]=[.G$19];1;0)" office:value-type="string" office:string-value="" calcext:value-type="error">
            <text:p>#VALEUR !</text:p>
          </table:table-cell>
          <table:table-cell table:formula="of:=IF([.$B125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59]&lt;=[.$B$13];[.$A$2];IF([.A1259]&lt;=[.$B$14];[.$A$3];IF([.A1259]&lt;=[.$B$15];[.$A$4];IF([.A1259]&lt;=[.$B$16];[.$A$5];IF([.A1259]&lt;=[.$B$17];[.$A$6];IF([.A1259]&lt;=[.$B$18];[.$A$7]))))))" office:value-type="string" office:string-value="" calcext:value-type="error">
            <text:p>#VALEUR !</text:p>
          </table:table-cell>
          <table:table-cell table:formula="of:=IF([.$B1259]=[.C$19];1;0)" office:value-type="string" office:string-value="" calcext:value-type="error">
            <text:p>#VALEUR !</text:p>
          </table:table-cell>
          <table:table-cell table:formula="of:=IF([.$B1259]=[.D$19];1;0)" office:value-type="string" office:string-value="" calcext:value-type="error">
            <text:p>#VALEUR !</text:p>
          </table:table-cell>
          <table:table-cell table:formula="of:=IF([.$B1259]=[.E$19];1;0)" office:value-type="string" office:string-value="" calcext:value-type="error">
            <text:p>#VALEUR !</text:p>
          </table:table-cell>
          <table:table-cell table:formula="of:=IF([.$B1259]=[.F$19];1;0)" office:value-type="string" office:string-value="" calcext:value-type="error">
            <text:p>#VALEUR !</text:p>
          </table:table-cell>
          <table:table-cell table:formula="of:=IF([.$B1259]=[.G$19];1;0)" office:value-type="string" office:string-value="" calcext:value-type="error">
            <text:p>#VALEUR !</text:p>
          </table:table-cell>
          <table:table-cell table:formula="of:=IF([.$B125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60]&lt;=[.$B$13];[.$A$2];IF([.A1260]&lt;=[.$B$14];[.$A$3];IF([.A1260]&lt;=[.$B$15];[.$A$4];IF([.A1260]&lt;=[.$B$16];[.$A$5];IF([.A1260]&lt;=[.$B$17];[.$A$6];IF([.A1260]&lt;=[.$B$18];[.$A$7]))))))" office:value-type="string" office:string-value="" calcext:value-type="error">
            <text:p>#VALEUR !</text:p>
          </table:table-cell>
          <table:table-cell table:formula="of:=IF([.$B1260]=[.C$19];1;0)" office:value-type="string" office:string-value="" calcext:value-type="error">
            <text:p>#VALEUR !</text:p>
          </table:table-cell>
          <table:table-cell table:formula="of:=IF([.$B1260]=[.D$19];1;0)" office:value-type="string" office:string-value="" calcext:value-type="error">
            <text:p>#VALEUR !</text:p>
          </table:table-cell>
          <table:table-cell table:formula="of:=IF([.$B1260]=[.E$19];1;0)" office:value-type="string" office:string-value="" calcext:value-type="error">
            <text:p>#VALEUR !</text:p>
          </table:table-cell>
          <table:table-cell table:formula="of:=IF([.$B1260]=[.F$19];1;0)" office:value-type="string" office:string-value="" calcext:value-type="error">
            <text:p>#VALEUR !</text:p>
          </table:table-cell>
          <table:table-cell table:formula="of:=IF([.$B1260]=[.G$19];1;0)" office:value-type="string" office:string-value="" calcext:value-type="error">
            <text:p>#VALEUR !</text:p>
          </table:table-cell>
          <table:table-cell table:formula="of:=IF([.$B126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61]&lt;=[.$B$13];[.$A$2];IF([.A1261]&lt;=[.$B$14];[.$A$3];IF([.A1261]&lt;=[.$B$15];[.$A$4];IF([.A1261]&lt;=[.$B$16];[.$A$5];IF([.A1261]&lt;=[.$B$17];[.$A$6];IF([.A1261]&lt;=[.$B$18];[.$A$7]))))))" office:value-type="string" office:string-value="" calcext:value-type="error">
            <text:p>#VALEUR !</text:p>
          </table:table-cell>
          <table:table-cell table:formula="of:=IF([.$B1261]=[.C$19];1;0)" office:value-type="string" office:string-value="" calcext:value-type="error">
            <text:p>#VALEUR !</text:p>
          </table:table-cell>
          <table:table-cell table:formula="of:=IF([.$B1261]=[.D$19];1;0)" office:value-type="string" office:string-value="" calcext:value-type="error">
            <text:p>#VALEUR !</text:p>
          </table:table-cell>
          <table:table-cell table:formula="of:=IF([.$B1261]=[.E$19];1;0)" office:value-type="string" office:string-value="" calcext:value-type="error">
            <text:p>#VALEUR !</text:p>
          </table:table-cell>
          <table:table-cell table:formula="of:=IF([.$B1261]=[.F$19];1;0)" office:value-type="string" office:string-value="" calcext:value-type="error">
            <text:p>#VALEUR !</text:p>
          </table:table-cell>
          <table:table-cell table:formula="of:=IF([.$B1261]=[.G$19];1;0)" office:value-type="string" office:string-value="" calcext:value-type="error">
            <text:p>#VALEUR !</text:p>
          </table:table-cell>
          <table:table-cell table:formula="of:=IF([.$B126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62]&lt;=[.$B$13];[.$A$2];IF([.A1262]&lt;=[.$B$14];[.$A$3];IF([.A1262]&lt;=[.$B$15];[.$A$4];IF([.A1262]&lt;=[.$B$16];[.$A$5];IF([.A1262]&lt;=[.$B$17];[.$A$6];IF([.A1262]&lt;=[.$B$18];[.$A$7]))))))" office:value-type="string" office:string-value="" calcext:value-type="error">
            <text:p>#VALEUR !</text:p>
          </table:table-cell>
          <table:table-cell table:formula="of:=IF([.$B1262]=[.C$19];1;0)" office:value-type="string" office:string-value="" calcext:value-type="error">
            <text:p>#VALEUR !</text:p>
          </table:table-cell>
          <table:table-cell table:formula="of:=IF([.$B1262]=[.D$19];1;0)" office:value-type="string" office:string-value="" calcext:value-type="error">
            <text:p>#VALEUR !</text:p>
          </table:table-cell>
          <table:table-cell table:formula="of:=IF([.$B1262]=[.E$19];1;0)" office:value-type="string" office:string-value="" calcext:value-type="error">
            <text:p>#VALEUR !</text:p>
          </table:table-cell>
          <table:table-cell table:formula="of:=IF([.$B1262]=[.F$19];1;0)" office:value-type="string" office:string-value="" calcext:value-type="error">
            <text:p>#VALEUR !</text:p>
          </table:table-cell>
          <table:table-cell table:formula="of:=IF([.$B1262]=[.G$19];1;0)" office:value-type="string" office:string-value="" calcext:value-type="error">
            <text:p>#VALEUR !</text:p>
          </table:table-cell>
          <table:table-cell table:formula="of:=IF([.$B126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63]&lt;=[.$B$13];[.$A$2];IF([.A1263]&lt;=[.$B$14];[.$A$3];IF([.A1263]&lt;=[.$B$15];[.$A$4];IF([.A1263]&lt;=[.$B$16];[.$A$5];IF([.A1263]&lt;=[.$B$17];[.$A$6];IF([.A1263]&lt;=[.$B$18];[.$A$7]))))))" office:value-type="string" office:string-value="" calcext:value-type="error">
            <text:p>#VALEUR !</text:p>
          </table:table-cell>
          <table:table-cell table:formula="of:=IF([.$B1263]=[.C$19];1;0)" office:value-type="string" office:string-value="" calcext:value-type="error">
            <text:p>#VALEUR !</text:p>
          </table:table-cell>
          <table:table-cell table:formula="of:=IF([.$B1263]=[.D$19];1;0)" office:value-type="string" office:string-value="" calcext:value-type="error">
            <text:p>#VALEUR !</text:p>
          </table:table-cell>
          <table:table-cell table:formula="of:=IF([.$B1263]=[.E$19];1;0)" office:value-type="string" office:string-value="" calcext:value-type="error">
            <text:p>#VALEUR !</text:p>
          </table:table-cell>
          <table:table-cell table:formula="of:=IF([.$B1263]=[.F$19];1;0)" office:value-type="string" office:string-value="" calcext:value-type="error">
            <text:p>#VALEUR !</text:p>
          </table:table-cell>
          <table:table-cell table:formula="of:=IF([.$B1263]=[.G$19];1;0)" office:value-type="string" office:string-value="" calcext:value-type="error">
            <text:p>#VALEUR !</text:p>
          </table:table-cell>
          <table:table-cell table:formula="of:=IF([.$B126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64]&lt;=[.$B$13];[.$A$2];IF([.A1264]&lt;=[.$B$14];[.$A$3];IF([.A1264]&lt;=[.$B$15];[.$A$4];IF([.A1264]&lt;=[.$B$16];[.$A$5];IF([.A1264]&lt;=[.$B$17];[.$A$6];IF([.A1264]&lt;=[.$B$18];[.$A$7]))))))" office:value-type="string" office:string-value="" calcext:value-type="error">
            <text:p>#VALEUR !</text:p>
          </table:table-cell>
          <table:table-cell table:formula="of:=IF([.$B1264]=[.C$19];1;0)" office:value-type="string" office:string-value="" calcext:value-type="error">
            <text:p>#VALEUR !</text:p>
          </table:table-cell>
          <table:table-cell table:formula="of:=IF([.$B1264]=[.D$19];1;0)" office:value-type="string" office:string-value="" calcext:value-type="error">
            <text:p>#VALEUR !</text:p>
          </table:table-cell>
          <table:table-cell table:formula="of:=IF([.$B1264]=[.E$19];1;0)" office:value-type="string" office:string-value="" calcext:value-type="error">
            <text:p>#VALEUR !</text:p>
          </table:table-cell>
          <table:table-cell table:formula="of:=IF([.$B1264]=[.F$19];1;0)" office:value-type="string" office:string-value="" calcext:value-type="error">
            <text:p>#VALEUR !</text:p>
          </table:table-cell>
          <table:table-cell table:formula="of:=IF([.$B1264]=[.G$19];1;0)" office:value-type="string" office:string-value="" calcext:value-type="error">
            <text:p>#VALEUR !</text:p>
          </table:table-cell>
          <table:table-cell table:formula="of:=IF([.$B126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65]&lt;=[.$B$13];[.$A$2];IF([.A1265]&lt;=[.$B$14];[.$A$3];IF([.A1265]&lt;=[.$B$15];[.$A$4];IF([.A1265]&lt;=[.$B$16];[.$A$5];IF([.A1265]&lt;=[.$B$17];[.$A$6];IF([.A1265]&lt;=[.$B$18];[.$A$7]))))))" office:value-type="string" office:string-value="" calcext:value-type="error">
            <text:p>#VALEUR !</text:p>
          </table:table-cell>
          <table:table-cell table:formula="of:=IF([.$B1265]=[.C$19];1;0)" office:value-type="string" office:string-value="" calcext:value-type="error">
            <text:p>#VALEUR !</text:p>
          </table:table-cell>
          <table:table-cell table:formula="of:=IF([.$B1265]=[.D$19];1;0)" office:value-type="string" office:string-value="" calcext:value-type="error">
            <text:p>#VALEUR !</text:p>
          </table:table-cell>
          <table:table-cell table:formula="of:=IF([.$B1265]=[.E$19];1;0)" office:value-type="string" office:string-value="" calcext:value-type="error">
            <text:p>#VALEUR !</text:p>
          </table:table-cell>
          <table:table-cell table:formula="of:=IF([.$B1265]=[.F$19];1;0)" office:value-type="string" office:string-value="" calcext:value-type="error">
            <text:p>#VALEUR !</text:p>
          </table:table-cell>
          <table:table-cell table:formula="of:=IF([.$B1265]=[.G$19];1;0)" office:value-type="string" office:string-value="" calcext:value-type="error">
            <text:p>#VALEUR !</text:p>
          </table:table-cell>
          <table:table-cell table:formula="of:=IF([.$B126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66]&lt;=[.$B$13];[.$A$2];IF([.A1266]&lt;=[.$B$14];[.$A$3];IF([.A1266]&lt;=[.$B$15];[.$A$4];IF([.A1266]&lt;=[.$B$16];[.$A$5];IF([.A1266]&lt;=[.$B$17];[.$A$6];IF([.A1266]&lt;=[.$B$18];[.$A$7]))))))" office:value-type="string" office:string-value="" calcext:value-type="error">
            <text:p>#VALEUR !</text:p>
          </table:table-cell>
          <table:table-cell table:formula="of:=IF([.$B1266]=[.C$19];1;0)" office:value-type="string" office:string-value="" calcext:value-type="error">
            <text:p>#VALEUR !</text:p>
          </table:table-cell>
          <table:table-cell table:formula="of:=IF([.$B1266]=[.D$19];1;0)" office:value-type="string" office:string-value="" calcext:value-type="error">
            <text:p>#VALEUR !</text:p>
          </table:table-cell>
          <table:table-cell table:formula="of:=IF([.$B1266]=[.E$19];1;0)" office:value-type="string" office:string-value="" calcext:value-type="error">
            <text:p>#VALEUR !</text:p>
          </table:table-cell>
          <table:table-cell table:formula="of:=IF([.$B1266]=[.F$19];1;0)" office:value-type="string" office:string-value="" calcext:value-type="error">
            <text:p>#VALEUR !</text:p>
          </table:table-cell>
          <table:table-cell table:formula="of:=IF([.$B1266]=[.G$19];1;0)" office:value-type="string" office:string-value="" calcext:value-type="error">
            <text:p>#VALEUR !</text:p>
          </table:table-cell>
          <table:table-cell table:formula="of:=IF([.$B126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67]&lt;=[.$B$13];[.$A$2];IF([.A1267]&lt;=[.$B$14];[.$A$3];IF([.A1267]&lt;=[.$B$15];[.$A$4];IF([.A1267]&lt;=[.$B$16];[.$A$5];IF([.A1267]&lt;=[.$B$17];[.$A$6];IF([.A1267]&lt;=[.$B$18];[.$A$7]))))))" office:value-type="string" office:string-value="" calcext:value-type="error">
            <text:p>#VALEUR !</text:p>
          </table:table-cell>
          <table:table-cell table:formula="of:=IF([.$B1267]=[.C$19];1;0)" office:value-type="string" office:string-value="" calcext:value-type="error">
            <text:p>#VALEUR !</text:p>
          </table:table-cell>
          <table:table-cell table:formula="of:=IF([.$B1267]=[.D$19];1;0)" office:value-type="string" office:string-value="" calcext:value-type="error">
            <text:p>#VALEUR !</text:p>
          </table:table-cell>
          <table:table-cell table:formula="of:=IF([.$B1267]=[.E$19];1;0)" office:value-type="string" office:string-value="" calcext:value-type="error">
            <text:p>#VALEUR !</text:p>
          </table:table-cell>
          <table:table-cell table:formula="of:=IF([.$B1267]=[.F$19];1;0)" office:value-type="string" office:string-value="" calcext:value-type="error">
            <text:p>#VALEUR !</text:p>
          </table:table-cell>
          <table:table-cell table:formula="of:=IF([.$B1267]=[.G$19];1;0)" office:value-type="string" office:string-value="" calcext:value-type="error">
            <text:p>#VALEUR !</text:p>
          </table:table-cell>
          <table:table-cell table:formula="of:=IF([.$B126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68]&lt;=[.$B$13];[.$A$2];IF([.A1268]&lt;=[.$B$14];[.$A$3];IF([.A1268]&lt;=[.$B$15];[.$A$4];IF([.A1268]&lt;=[.$B$16];[.$A$5];IF([.A1268]&lt;=[.$B$17];[.$A$6];IF([.A1268]&lt;=[.$B$18];[.$A$7]))))))" office:value-type="string" office:string-value="" calcext:value-type="error">
            <text:p>#VALEUR !</text:p>
          </table:table-cell>
          <table:table-cell table:formula="of:=IF([.$B1268]=[.C$19];1;0)" office:value-type="string" office:string-value="" calcext:value-type="error">
            <text:p>#VALEUR !</text:p>
          </table:table-cell>
          <table:table-cell table:formula="of:=IF([.$B1268]=[.D$19];1;0)" office:value-type="string" office:string-value="" calcext:value-type="error">
            <text:p>#VALEUR !</text:p>
          </table:table-cell>
          <table:table-cell table:formula="of:=IF([.$B1268]=[.E$19];1;0)" office:value-type="string" office:string-value="" calcext:value-type="error">
            <text:p>#VALEUR !</text:p>
          </table:table-cell>
          <table:table-cell table:formula="of:=IF([.$B1268]=[.F$19];1;0)" office:value-type="string" office:string-value="" calcext:value-type="error">
            <text:p>#VALEUR !</text:p>
          </table:table-cell>
          <table:table-cell table:formula="of:=IF([.$B1268]=[.G$19];1;0)" office:value-type="string" office:string-value="" calcext:value-type="error">
            <text:p>#VALEUR !</text:p>
          </table:table-cell>
          <table:table-cell table:formula="of:=IF([.$B126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69]&lt;=[.$B$13];[.$A$2];IF([.A1269]&lt;=[.$B$14];[.$A$3];IF([.A1269]&lt;=[.$B$15];[.$A$4];IF([.A1269]&lt;=[.$B$16];[.$A$5];IF([.A1269]&lt;=[.$B$17];[.$A$6];IF([.A1269]&lt;=[.$B$18];[.$A$7]))))))" office:value-type="string" office:string-value="" calcext:value-type="error">
            <text:p>#VALEUR !</text:p>
          </table:table-cell>
          <table:table-cell table:formula="of:=IF([.$B1269]=[.C$19];1;0)" office:value-type="string" office:string-value="" calcext:value-type="error">
            <text:p>#VALEUR !</text:p>
          </table:table-cell>
          <table:table-cell table:formula="of:=IF([.$B1269]=[.D$19];1;0)" office:value-type="string" office:string-value="" calcext:value-type="error">
            <text:p>#VALEUR !</text:p>
          </table:table-cell>
          <table:table-cell table:formula="of:=IF([.$B1269]=[.E$19];1;0)" office:value-type="string" office:string-value="" calcext:value-type="error">
            <text:p>#VALEUR !</text:p>
          </table:table-cell>
          <table:table-cell table:formula="of:=IF([.$B1269]=[.F$19];1;0)" office:value-type="string" office:string-value="" calcext:value-type="error">
            <text:p>#VALEUR !</text:p>
          </table:table-cell>
          <table:table-cell table:formula="of:=IF([.$B1269]=[.G$19];1;0)" office:value-type="string" office:string-value="" calcext:value-type="error">
            <text:p>#VALEUR !</text:p>
          </table:table-cell>
          <table:table-cell table:formula="of:=IF([.$B126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70]&lt;=[.$B$13];[.$A$2];IF([.A1270]&lt;=[.$B$14];[.$A$3];IF([.A1270]&lt;=[.$B$15];[.$A$4];IF([.A1270]&lt;=[.$B$16];[.$A$5];IF([.A1270]&lt;=[.$B$17];[.$A$6];IF([.A1270]&lt;=[.$B$18];[.$A$7]))))))" office:value-type="string" office:string-value="" calcext:value-type="error">
            <text:p>#VALEUR !</text:p>
          </table:table-cell>
          <table:table-cell table:formula="of:=IF([.$B1270]=[.C$19];1;0)" office:value-type="string" office:string-value="" calcext:value-type="error">
            <text:p>#VALEUR !</text:p>
          </table:table-cell>
          <table:table-cell table:formula="of:=IF([.$B1270]=[.D$19];1;0)" office:value-type="string" office:string-value="" calcext:value-type="error">
            <text:p>#VALEUR !</text:p>
          </table:table-cell>
          <table:table-cell table:formula="of:=IF([.$B1270]=[.E$19];1;0)" office:value-type="string" office:string-value="" calcext:value-type="error">
            <text:p>#VALEUR !</text:p>
          </table:table-cell>
          <table:table-cell table:formula="of:=IF([.$B1270]=[.F$19];1;0)" office:value-type="string" office:string-value="" calcext:value-type="error">
            <text:p>#VALEUR !</text:p>
          </table:table-cell>
          <table:table-cell table:formula="of:=IF([.$B1270]=[.G$19];1;0)" office:value-type="string" office:string-value="" calcext:value-type="error">
            <text:p>#VALEUR !</text:p>
          </table:table-cell>
          <table:table-cell table:formula="of:=IF([.$B127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71]&lt;=[.$B$13];[.$A$2];IF([.A1271]&lt;=[.$B$14];[.$A$3];IF([.A1271]&lt;=[.$B$15];[.$A$4];IF([.A1271]&lt;=[.$B$16];[.$A$5];IF([.A1271]&lt;=[.$B$17];[.$A$6];IF([.A1271]&lt;=[.$B$18];[.$A$7]))))))" office:value-type="string" office:string-value="" calcext:value-type="error">
            <text:p>#VALEUR !</text:p>
          </table:table-cell>
          <table:table-cell table:formula="of:=IF([.$B1271]=[.C$19];1;0)" office:value-type="string" office:string-value="" calcext:value-type="error">
            <text:p>#VALEUR !</text:p>
          </table:table-cell>
          <table:table-cell table:formula="of:=IF([.$B1271]=[.D$19];1;0)" office:value-type="string" office:string-value="" calcext:value-type="error">
            <text:p>#VALEUR !</text:p>
          </table:table-cell>
          <table:table-cell table:formula="of:=IF([.$B1271]=[.E$19];1;0)" office:value-type="string" office:string-value="" calcext:value-type="error">
            <text:p>#VALEUR !</text:p>
          </table:table-cell>
          <table:table-cell table:formula="of:=IF([.$B1271]=[.F$19];1;0)" office:value-type="string" office:string-value="" calcext:value-type="error">
            <text:p>#VALEUR !</text:p>
          </table:table-cell>
          <table:table-cell table:formula="of:=IF([.$B1271]=[.G$19];1;0)" office:value-type="string" office:string-value="" calcext:value-type="error">
            <text:p>#VALEUR !</text:p>
          </table:table-cell>
          <table:table-cell table:formula="of:=IF([.$B127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72]&lt;=[.$B$13];[.$A$2];IF([.A1272]&lt;=[.$B$14];[.$A$3];IF([.A1272]&lt;=[.$B$15];[.$A$4];IF([.A1272]&lt;=[.$B$16];[.$A$5];IF([.A1272]&lt;=[.$B$17];[.$A$6];IF([.A1272]&lt;=[.$B$18];[.$A$7]))))))" office:value-type="string" office:string-value="" calcext:value-type="error">
            <text:p>#VALEUR !</text:p>
          </table:table-cell>
          <table:table-cell table:formula="of:=IF([.$B1272]=[.C$19];1;0)" office:value-type="string" office:string-value="" calcext:value-type="error">
            <text:p>#VALEUR !</text:p>
          </table:table-cell>
          <table:table-cell table:formula="of:=IF([.$B1272]=[.D$19];1;0)" office:value-type="string" office:string-value="" calcext:value-type="error">
            <text:p>#VALEUR !</text:p>
          </table:table-cell>
          <table:table-cell table:formula="of:=IF([.$B1272]=[.E$19];1;0)" office:value-type="string" office:string-value="" calcext:value-type="error">
            <text:p>#VALEUR !</text:p>
          </table:table-cell>
          <table:table-cell table:formula="of:=IF([.$B1272]=[.F$19];1;0)" office:value-type="string" office:string-value="" calcext:value-type="error">
            <text:p>#VALEUR !</text:p>
          </table:table-cell>
          <table:table-cell table:formula="of:=IF([.$B1272]=[.G$19];1;0)" office:value-type="string" office:string-value="" calcext:value-type="error">
            <text:p>#VALEUR !</text:p>
          </table:table-cell>
          <table:table-cell table:formula="of:=IF([.$B127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73]&lt;=[.$B$13];[.$A$2];IF([.A1273]&lt;=[.$B$14];[.$A$3];IF([.A1273]&lt;=[.$B$15];[.$A$4];IF([.A1273]&lt;=[.$B$16];[.$A$5];IF([.A1273]&lt;=[.$B$17];[.$A$6];IF([.A1273]&lt;=[.$B$18];[.$A$7]))))))" office:value-type="string" office:string-value="" calcext:value-type="error">
            <text:p>#VALEUR !</text:p>
          </table:table-cell>
          <table:table-cell table:formula="of:=IF([.$B1273]=[.C$19];1;0)" office:value-type="string" office:string-value="" calcext:value-type="error">
            <text:p>#VALEUR !</text:p>
          </table:table-cell>
          <table:table-cell table:formula="of:=IF([.$B1273]=[.D$19];1;0)" office:value-type="string" office:string-value="" calcext:value-type="error">
            <text:p>#VALEUR !</text:p>
          </table:table-cell>
          <table:table-cell table:formula="of:=IF([.$B1273]=[.E$19];1;0)" office:value-type="string" office:string-value="" calcext:value-type="error">
            <text:p>#VALEUR !</text:p>
          </table:table-cell>
          <table:table-cell table:formula="of:=IF([.$B1273]=[.F$19];1;0)" office:value-type="string" office:string-value="" calcext:value-type="error">
            <text:p>#VALEUR !</text:p>
          </table:table-cell>
          <table:table-cell table:formula="of:=IF([.$B1273]=[.G$19];1;0)" office:value-type="string" office:string-value="" calcext:value-type="error">
            <text:p>#VALEUR !</text:p>
          </table:table-cell>
          <table:table-cell table:formula="of:=IF([.$B127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74]&lt;=[.$B$13];[.$A$2];IF([.A1274]&lt;=[.$B$14];[.$A$3];IF([.A1274]&lt;=[.$B$15];[.$A$4];IF([.A1274]&lt;=[.$B$16];[.$A$5];IF([.A1274]&lt;=[.$B$17];[.$A$6];IF([.A1274]&lt;=[.$B$18];[.$A$7]))))))" office:value-type="string" office:string-value="" calcext:value-type="error">
            <text:p>#VALEUR !</text:p>
          </table:table-cell>
          <table:table-cell table:formula="of:=IF([.$B1274]=[.C$19];1;0)" office:value-type="string" office:string-value="" calcext:value-type="error">
            <text:p>#VALEUR !</text:p>
          </table:table-cell>
          <table:table-cell table:formula="of:=IF([.$B1274]=[.D$19];1;0)" office:value-type="string" office:string-value="" calcext:value-type="error">
            <text:p>#VALEUR !</text:p>
          </table:table-cell>
          <table:table-cell table:formula="of:=IF([.$B1274]=[.E$19];1;0)" office:value-type="string" office:string-value="" calcext:value-type="error">
            <text:p>#VALEUR !</text:p>
          </table:table-cell>
          <table:table-cell table:formula="of:=IF([.$B1274]=[.F$19];1;0)" office:value-type="string" office:string-value="" calcext:value-type="error">
            <text:p>#VALEUR !</text:p>
          </table:table-cell>
          <table:table-cell table:formula="of:=IF([.$B1274]=[.G$19];1;0)" office:value-type="string" office:string-value="" calcext:value-type="error">
            <text:p>#VALEUR !</text:p>
          </table:table-cell>
          <table:table-cell table:formula="of:=IF([.$B127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75]&lt;=[.$B$13];[.$A$2];IF([.A1275]&lt;=[.$B$14];[.$A$3];IF([.A1275]&lt;=[.$B$15];[.$A$4];IF([.A1275]&lt;=[.$B$16];[.$A$5];IF([.A1275]&lt;=[.$B$17];[.$A$6];IF([.A1275]&lt;=[.$B$18];[.$A$7]))))))" office:value-type="string" office:string-value="" calcext:value-type="error">
            <text:p>#VALEUR !</text:p>
          </table:table-cell>
          <table:table-cell table:formula="of:=IF([.$B1275]=[.C$19];1;0)" office:value-type="string" office:string-value="" calcext:value-type="error">
            <text:p>#VALEUR !</text:p>
          </table:table-cell>
          <table:table-cell table:formula="of:=IF([.$B1275]=[.D$19];1;0)" office:value-type="string" office:string-value="" calcext:value-type="error">
            <text:p>#VALEUR !</text:p>
          </table:table-cell>
          <table:table-cell table:formula="of:=IF([.$B1275]=[.E$19];1;0)" office:value-type="string" office:string-value="" calcext:value-type="error">
            <text:p>#VALEUR !</text:p>
          </table:table-cell>
          <table:table-cell table:formula="of:=IF([.$B1275]=[.F$19];1;0)" office:value-type="string" office:string-value="" calcext:value-type="error">
            <text:p>#VALEUR !</text:p>
          </table:table-cell>
          <table:table-cell table:formula="of:=IF([.$B1275]=[.G$19];1;0)" office:value-type="string" office:string-value="" calcext:value-type="error">
            <text:p>#VALEUR !</text:p>
          </table:table-cell>
          <table:table-cell table:formula="of:=IF([.$B127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76]&lt;=[.$B$13];[.$A$2];IF([.A1276]&lt;=[.$B$14];[.$A$3];IF([.A1276]&lt;=[.$B$15];[.$A$4];IF([.A1276]&lt;=[.$B$16];[.$A$5];IF([.A1276]&lt;=[.$B$17];[.$A$6];IF([.A1276]&lt;=[.$B$18];[.$A$7]))))))" office:value-type="string" office:string-value="" calcext:value-type="error">
            <text:p>#VALEUR !</text:p>
          </table:table-cell>
          <table:table-cell table:formula="of:=IF([.$B1276]=[.C$19];1;0)" office:value-type="string" office:string-value="" calcext:value-type="error">
            <text:p>#VALEUR !</text:p>
          </table:table-cell>
          <table:table-cell table:formula="of:=IF([.$B1276]=[.D$19];1;0)" office:value-type="string" office:string-value="" calcext:value-type="error">
            <text:p>#VALEUR !</text:p>
          </table:table-cell>
          <table:table-cell table:formula="of:=IF([.$B1276]=[.E$19];1;0)" office:value-type="string" office:string-value="" calcext:value-type="error">
            <text:p>#VALEUR !</text:p>
          </table:table-cell>
          <table:table-cell table:formula="of:=IF([.$B1276]=[.F$19];1;0)" office:value-type="string" office:string-value="" calcext:value-type="error">
            <text:p>#VALEUR !</text:p>
          </table:table-cell>
          <table:table-cell table:formula="of:=IF([.$B1276]=[.G$19];1;0)" office:value-type="string" office:string-value="" calcext:value-type="error">
            <text:p>#VALEUR !</text:p>
          </table:table-cell>
          <table:table-cell table:formula="of:=IF([.$B127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77]&lt;=[.$B$13];[.$A$2];IF([.A1277]&lt;=[.$B$14];[.$A$3];IF([.A1277]&lt;=[.$B$15];[.$A$4];IF([.A1277]&lt;=[.$B$16];[.$A$5];IF([.A1277]&lt;=[.$B$17];[.$A$6];IF([.A1277]&lt;=[.$B$18];[.$A$7]))))))" office:value-type="string" office:string-value="" calcext:value-type="error">
            <text:p>#VALEUR !</text:p>
          </table:table-cell>
          <table:table-cell table:formula="of:=IF([.$B1277]=[.C$19];1;0)" office:value-type="string" office:string-value="" calcext:value-type="error">
            <text:p>#VALEUR !</text:p>
          </table:table-cell>
          <table:table-cell table:formula="of:=IF([.$B1277]=[.D$19];1;0)" office:value-type="string" office:string-value="" calcext:value-type="error">
            <text:p>#VALEUR !</text:p>
          </table:table-cell>
          <table:table-cell table:formula="of:=IF([.$B1277]=[.E$19];1;0)" office:value-type="string" office:string-value="" calcext:value-type="error">
            <text:p>#VALEUR !</text:p>
          </table:table-cell>
          <table:table-cell table:formula="of:=IF([.$B1277]=[.F$19];1;0)" office:value-type="string" office:string-value="" calcext:value-type="error">
            <text:p>#VALEUR !</text:p>
          </table:table-cell>
          <table:table-cell table:formula="of:=IF([.$B1277]=[.G$19];1;0)" office:value-type="string" office:string-value="" calcext:value-type="error">
            <text:p>#VALEUR !</text:p>
          </table:table-cell>
          <table:table-cell table:formula="of:=IF([.$B127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78]&lt;=[.$B$13];[.$A$2];IF([.A1278]&lt;=[.$B$14];[.$A$3];IF([.A1278]&lt;=[.$B$15];[.$A$4];IF([.A1278]&lt;=[.$B$16];[.$A$5];IF([.A1278]&lt;=[.$B$17];[.$A$6];IF([.A1278]&lt;=[.$B$18];[.$A$7]))))))" office:value-type="string" office:string-value="" calcext:value-type="error">
            <text:p>#VALEUR !</text:p>
          </table:table-cell>
          <table:table-cell table:formula="of:=IF([.$B1278]=[.C$19];1;0)" office:value-type="string" office:string-value="" calcext:value-type="error">
            <text:p>#VALEUR !</text:p>
          </table:table-cell>
          <table:table-cell table:formula="of:=IF([.$B1278]=[.D$19];1;0)" office:value-type="string" office:string-value="" calcext:value-type="error">
            <text:p>#VALEUR !</text:p>
          </table:table-cell>
          <table:table-cell table:formula="of:=IF([.$B1278]=[.E$19];1;0)" office:value-type="string" office:string-value="" calcext:value-type="error">
            <text:p>#VALEUR !</text:p>
          </table:table-cell>
          <table:table-cell table:formula="of:=IF([.$B1278]=[.F$19];1;0)" office:value-type="string" office:string-value="" calcext:value-type="error">
            <text:p>#VALEUR !</text:p>
          </table:table-cell>
          <table:table-cell table:formula="of:=IF([.$B1278]=[.G$19];1;0)" office:value-type="string" office:string-value="" calcext:value-type="error">
            <text:p>#VALEUR !</text:p>
          </table:table-cell>
          <table:table-cell table:formula="of:=IF([.$B127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79]&lt;=[.$B$13];[.$A$2];IF([.A1279]&lt;=[.$B$14];[.$A$3];IF([.A1279]&lt;=[.$B$15];[.$A$4];IF([.A1279]&lt;=[.$B$16];[.$A$5];IF([.A1279]&lt;=[.$B$17];[.$A$6];IF([.A1279]&lt;=[.$B$18];[.$A$7]))))))" office:value-type="string" office:string-value="" calcext:value-type="error">
            <text:p>#VALEUR !</text:p>
          </table:table-cell>
          <table:table-cell table:formula="of:=IF([.$B1279]=[.C$19];1;0)" office:value-type="string" office:string-value="" calcext:value-type="error">
            <text:p>#VALEUR !</text:p>
          </table:table-cell>
          <table:table-cell table:formula="of:=IF([.$B1279]=[.D$19];1;0)" office:value-type="string" office:string-value="" calcext:value-type="error">
            <text:p>#VALEUR !</text:p>
          </table:table-cell>
          <table:table-cell table:formula="of:=IF([.$B1279]=[.E$19];1;0)" office:value-type="string" office:string-value="" calcext:value-type="error">
            <text:p>#VALEUR !</text:p>
          </table:table-cell>
          <table:table-cell table:formula="of:=IF([.$B1279]=[.F$19];1;0)" office:value-type="string" office:string-value="" calcext:value-type="error">
            <text:p>#VALEUR !</text:p>
          </table:table-cell>
          <table:table-cell table:formula="of:=IF([.$B1279]=[.G$19];1;0)" office:value-type="string" office:string-value="" calcext:value-type="error">
            <text:p>#VALEUR !</text:p>
          </table:table-cell>
          <table:table-cell table:formula="of:=IF([.$B127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80]&lt;=[.$B$13];[.$A$2];IF([.A1280]&lt;=[.$B$14];[.$A$3];IF([.A1280]&lt;=[.$B$15];[.$A$4];IF([.A1280]&lt;=[.$B$16];[.$A$5];IF([.A1280]&lt;=[.$B$17];[.$A$6];IF([.A1280]&lt;=[.$B$18];[.$A$7]))))))" office:value-type="string" office:string-value="" calcext:value-type="error">
            <text:p>#VALEUR !</text:p>
          </table:table-cell>
          <table:table-cell table:formula="of:=IF([.$B1280]=[.C$19];1;0)" office:value-type="string" office:string-value="" calcext:value-type="error">
            <text:p>#VALEUR !</text:p>
          </table:table-cell>
          <table:table-cell table:formula="of:=IF([.$B1280]=[.D$19];1;0)" office:value-type="string" office:string-value="" calcext:value-type="error">
            <text:p>#VALEUR !</text:p>
          </table:table-cell>
          <table:table-cell table:formula="of:=IF([.$B1280]=[.E$19];1;0)" office:value-type="string" office:string-value="" calcext:value-type="error">
            <text:p>#VALEUR !</text:p>
          </table:table-cell>
          <table:table-cell table:formula="of:=IF([.$B1280]=[.F$19];1;0)" office:value-type="string" office:string-value="" calcext:value-type="error">
            <text:p>#VALEUR !</text:p>
          </table:table-cell>
          <table:table-cell table:formula="of:=IF([.$B1280]=[.G$19];1;0)" office:value-type="string" office:string-value="" calcext:value-type="error">
            <text:p>#VALEUR !</text:p>
          </table:table-cell>
          <table:table-cell table:formula="of:=IF([.$B128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81]&lt;=[.$B$13];[.$A$2];IF([.A1281]&lt;=[.$B$14];[.$A$3];IF([.A1281]&lt;=[.$B$15];[.$A$4];IF([.A1281]&lt;=[.$B$16];[.$A$5];IF([.A1281]&lt;=[.$B$17];[.$A$6];IF([.A1281]&lt;=[.$B$18];[.$A$7]))))))" office:value-type="string" office:string-value="" calcext:value-type="error">
            <text:p>#VALEUR !</text:p>
          </table:table-cell>
          <table:table-cell table:formula="of:=IF([.$B1281]=[.C$19];1;0)" office:value-type="string" office:string-value="" calcext:value-type="error">
            <text:p>#VALEUR !</text:p>
          </table:table-cell>
          <table:table-cell table:formula="of:=IF([.$B1281]=[.D$19];1;0)" office:value-type="string" office:string-value="" calcext:value-type="error">
            <text:p>#VALEUR !</text:p>
          </table:table-cell>
          <table:table-cell table:formula="of:=IF([.$B1281]=[.E$19];1;0)" office:value-type="string" office:string-value="" calcext:value-type="error">
            <text:p>#VALEUR !</text:p>
          </table:table-cell>
          <table:table-cell table:formula="of:=IF([.$B1281]=[.F$19];1;0)" office:value-type="string" office:string-value="" calcext:value-type="error">
            <text:p>#VALEUR !</text:p>
          </table:table-cell>
          <table:table-cell table:formula="of:=IF([.$B1281]=[.G$19];1;0)" office:value-type="string" office:string-value="" calcext:value-type="error">
            <text:p>#VALEUR !</text:p>
          </table:table-cell>
          <table:table-cell table:formula="of:=IF([.$B128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82]&lt;=[.$B$13];[.$A$2];IF([.A1282]&lt;=[.$B$14];[.$A$3];IF([.A1282]&lt;=[.$B$15];[.$A$4];IF([.A1282]&lt;=[.$B$16];[.$A$5];IF([.A1282]&lt;=[.$B$17];[.$A$6];IF([.A1282]&lt;=[.$B$18];[.$A$7]))))))" office:value-type="string" office:string-value="" calcext:value-type="error">
            <text:p>#VALEUR !</text:p>
          </table:table-cell>
          <table:table-cell table:formula="of:=IF([.$B1282]=[.C$19];1;0)" office:value-type="string" office:string-value="" calcext:value-type="error">
            <text:p>#VALEUR !</text:p>
          </table:table-cell>
          <table:table-cell table:formula="of:=IF([.$B1282]=[.D$19];1;0)" office:value-type="string" office:string-value="" calcext:value-type="error">
            <text:p>#VALEUR !</text:p>
          </table:table-cell>
          <table:table-cell table:formula="of:=IF([.$B1282]=[.E$19];1;0)" office:value-type="string" office:string-value="" calcext:value-type="error">
            <text:p>#VALEUR !</text:p>
          </table:table-cell>
          <table:table-cell table:formula="of:=IF([.$B1282]=[.F$19];1;0)" office:value-type="string" office:string-value="" calcext:value-type="error">
            <text:p>#VALEUR !</text:p>
          </table:table-cell>
          <table:table-cell table:formula="of:=IF([.$B1282]=[.G$19];1;0)" office:value-type="string" office:string-value="" calcext:value-type="error">
            <text:p>#VALEUR !</text:p>
          </table:table-cell>
          <table:table-cell table:formula="of:=IF([.$B128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83]&lt;=[.$B$13];[.$A$2];IF([.A1283]&lt;=[.$B$14];[.$A$3];IF([.A1283]&lt;=[.$B$15];[.$A$4];IF([.A1283]&lt;=[.$B$16];[.$A$5];IF([.A1283]&lt;=[.$B$17];[.$A$6];IF([.A1283]&lt;=[.$B$18];[.$A$7]))))))" office:value-type="string" office:string-value="" calcext:value-type="error">
            <text:p>#VALEUR !</text:p>
          </table:table-cell>
          <table:table-cell table:formula="of:=IF([.$B1283]=[.C$19];1;0)" office:value-type="string" office:string-value="" calcext:value-type="error">
            <text:p>#VALEUR !</text:p>
          </table:table-cell>
          <table:table-cell table:formula="of:=IF([.$B1283]=[.D$19];1;0)" office:value-type="string" office:string-value="" calcext:value-type="error">
            <text:p>#VALEUR !</text:p>
          </table:table-cell>
          <table:table-cell table:formula="of:=IF([.$B1283]=[.E$19];1;0)" office:value-type="string" office:string-value="" calcext:value-type="error">
            <text:p>#VALEUR !</text:p>
          </table:table-cell>
          <table:table-cell table:formula="of:=IF([.$B1283]=[.F$19];1;0)" office:value-type="string" office:string-value="" calcext:value-type="error">
            <text:p>#VALEUR !</text:p>
          </table:table-cell>
          <table:table-cell table:formula="of:=IF([.$B1283]=[.G$19];1;0)" office:value-type="string" office:string-value="" calcext:value-type="error">
            <text:p>#VALEUR !</text:p>
          </table:table-cell>
          <table:table-cell table:formula="of:=IF([.$B128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84]&lt;=[.$B$13];[.$A$2];IF([.A1284]&lt;=[.$B$14];[.$A$3];IF([.A1284]&lt;=[.$B$15];[.$A$4];IF([.A1284]&lt;=[.$B$16];[.$A$5];IF([.A1284]&lt;=[.$B$17];[.$A$6];IF([.A1284]&lt;=[.$B$18];[.$A$7]))))))" office:value-type="string" office:string-value="" calcext:value-type="error">
            <text:p>#VALEUR !</text:p>
          </table:table-cell>
          <table:table-cell table:formula="of:=IF([.$B1284]=[.C$19];1;0)" office:value-type="string" office:string-value="" calcext:value-type="error">
            <text:p>#VALEUR !</text:p>
          </table:table-cell>
          <table:table-cell table:formula="of:=IF([.$B1284]=[.D$19];1;0)" office:value-type="string" office:string-value="" calcext:value-type="error">
            <text:p>#VALEUR !</text:p>
          </table:table-cell>
          <table:table-cell table:formula="of:=IF([.$B1284]=[.E$19];1;0)" office:value-type="string" office:string-value="" calcext:value-type="error">
            <text:p>#VALEUR !</text:p>
          </table:table-cell>
          <table:table-cell table:formula="of:=IF([.$B1284]=[.F$19];1;0)" office:value-type="string" office:string-value="" calcext:value-type="error">
            <text:p>#VALEUR !</text:p>
          </table:table-cell>
          <table:table-cell table:formula="of:=IF([.$B1284]=[.G$19];1;0)" office:value-type="string" office:string-value="" calcext:value-type="error">
            <text:p>#VALEUR !</text:p>
          </table:table-cell>
          <table:table-cell table:formula="of:=IF([.$B128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85]&lt;=[.$B$13];[.$A$2];IF([.A1285]&lt;=[.$B$14];[.$A$3];IF([.A1285]&lt;=[.$B$15];[.$A$4];IF([.A1285]&lt;=[.$B$16];[.$A$5];IF([.A1285]&lt;=[.$B$17];[.$A$6];IF([.A1285]&lt;=[.$B$18];[.$A$7]))))))" office:value-type="string" office:string-value="" calcext:value-type="error">
            <text:p>#VALEUR !</text:p>
          </table:table-cell>
          <table:table-cell table:formula="of:=IF([.$B1285]=[.C$19];1;0)" office:value-type="string" office:string-value="" calcext:value-type="error">
            <text:p>#VALEUR !</text:p>
          </table:table-cell>
          <table:table-cell table:formula="of:=IF([.$B1285]=[.D$19];1;0)" office:value-type="string" office:string-value="" calcext:value-type="error">
            <text:p>#VALEUR !</text:p>
          </table:table-cell>
          <table:table-cell table:formula="of:=IF([.$B1285]=[.E$19];1;0)" office:value-type="string" office:string-value="" calcext:value-type="error">
            <text:p>#VALEUR !</text:p>
          </table:table-cell>
          <table:table-cell table:formula="of:=IF([.$B1285]=[.F$19];1;0)" office:value-type="string" office:string-value="" calcext:value-type="error">
            <text:p>#VALEUR !</text:p>
          </table:table-cell>
          <table:table-cell table:formula="of:=IF([.$B1285]=[.G$19];1;0)" office:value-type="string" office:string-value="" calcext:value-type="error">
            <text:p>#VALEUR !</text:p>
          </table:table-cell>
          <table:table-cell table:formula="of:=IF([.$B128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86]&lt;=[.$B$13];[.$A$2];IF([.A1286]&lt;=[.$B$14];[.$A$3];IF([.A1286]&lt;=[.$B$15];[.$A$4];IF([.A1286]&lt;=[.$B$16];[.$A$5];IF([.A1286]&lt;=[.$B$17];[.$A$6];IF([.A1286]&lt;=[.$B$18];[.$A$7]))))))" office:value-type="string" office:string-value="" calcext:value-type="error">
            <text:p>#VALEUR !</text:p>
          </table:table-cell>
          <table:table-cell table:formula="of:=IF([.$B1286]=[.C$19];1;0)" office:value-type="string" office:string-value="" calcext:value-type="error">
            <text:p>#VALEUR !</text:p>
          </table:table-cell>
          <table:table-cell table:formula="of:=IF([.$B1286]=[.D$19];1;0)" office:value-type="string" office:string-value="" calcext:value-type="error">
            <text:p>#VALEUR !</text:p>
          </table:table-cell>
          <table:table-cell table:formula="of:=IF([.$B1286]=[.E$19];1;0)" office:value-type="string" office:string-value="" calcext:value-type="error">
            <text:p>#VALEUR !</text:p>
          </table:table-cell>
          <table:table-cell table:formula="of:=IF([.$B1286]=[.F$19];1;0)" office:value-type="string" office:string-value="" calcext:value-type="error">
            <text:p>#VALEUR !</text:p>
          </table:table-cell>
          <table:table-cell table:formula="of:=IF([.$B1286]=[.G$19];1;0)" office:value-type="string" office:string-value="" calcext:value-type="error">
            <text:p>#VALEUR !</text:p>
          </table:table-cell>
          <table:table-cell table:formula="of:=IF([.$B128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87]&lt;=[.$B$13];[.$A$2];IF([.A1287]&lt;=[.$B$14];[.$A$3];IF([.A1287]&lt;=[.$B$15];[.$A$4];IF([.A1287]&lt;=[.$B$16];[.$A$5];IF([.A1287]&lt;=[.$B$17];[.$A$6];IF([.A1287]&lt;=[.$B$18];[.$A$7]))))))" office:value-type="string" office:string-value="" calcext:value-type="error">
            <text:p>#VALEUR !</text:p>
          </table:table-cell>
          <table:table-cell table:formula="of:=IF([.$B1287]=[.C$19];1;0)" office:value-type="string" office:string-value="" calcext:value-type="error">
            <text:p>#VALEUR !</text:p>
          </table:table-cell>
          <table:table-cell table:formula="of:=IF([.$B1287]=[.D$19];1;0)" office:value-type="string" office:string-value="" calcext:value-type="error">
            <text:p>#VALEUR !</text:p>
          </table:table-cell>
          <table:table-cell table:formula="of:=IF([.$B1287]=[.E$19];1;0)" office:value-type="string" office:string-value="" calcext:value-type="error">
            <text:p>#VALEUR !</text:p>
          </table:table-cell>
          <table:table-cell table:formula="of:=IF([.$B1287]=[.F$19];1;0)" office:value-type="string" office:string-value="" calcext:value-type="error">
            <text:p>#VALEUR !</text:p>
          </table:table-cell>
          <table:table-cell table:formula="of:=IF([.$B1287]=[.G$19];1;0)" office:value-type="string" office:string-value="" calcext:value-type="error">
            <text:p>#VALEUR !</text:p>
          </table:table-cell>
          <table:table-cell table:formula="of:=IF([.$B128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88]&lt;=[.$B$13];[.$A$2];IF([.A1288]&lt;=[.$B$14];[.$A$3];IF([.A1288]&lt;=[.$B$15];[.$A$4];IF([.A1288]&lt;=[.$B$16];[.$A$5];IF([.A1288]&lt;=[.$B$17];[.$A$6];IF([.A1288]&lt;=[.$B$18];[.$A$7]))))))" office:value-type="string" office:string-value="" calcext:value-type="error">
            <text:p>#VALEUR !</text:p>
          </table:table-cell>
          <table:table-cell table:formula="of:=IF([.$B1288]=[.C$19];1;0)" office:value-type="string" office:string-value="" calcext:value-type="error">
            <text:p>#VALEUR !</text:p>
          </table:table-cell>
          <table:table-cell table:formula="of:=IF([.$B1288]=[.D$19];1;0)" office:value-type="string" office:string-value="" calcext:value-type="error">
            <text:p>#VALEUR !</text:p>
          </table:table-cell>
          <table:table-cell table:formula="of:=IF([.$B1288]=[.E$19];1;0)" office:value-type="string" office:string-value="" calcext:value-type="error">
            <text:p>#VALEUR !</text:p>
          </table:table-cell>
          <table:table-cell table:formula="of:=IF([.$B1288]=[.F$19];1;0)" office:value-type="string" office:string-value="" calcext:value-type="error">
            <text:p>#VALEUR !</text:p>
          </table:table-cell>
          <table:table-cell table:formula="of:=IF([.$B1288]=[.G$19];1;0)" office:value-type="string" office:string-value="" calcext:value-type="error">
            <text:p>#VALEUR !</text:p>
          </table:table-cell>
          <table:table-cell table:formula="of:=IF([.$B128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89]&lt;=[.$B$13];[.$A$2];IF([.A1289]&lt;=[.$B$14];[.$A$3];IF([.A1289]&lt;=[.$B$15];[.$A$4];IF([.A1289]&lt;=[.$B$16];[.$A$5];IF([.A1289]&lt;=[.$B$17];[.$A$6];IF([.A1289]&lt;=[.$B$18];[.$A$7]))))))" office:value-type="string" office:string-value="" calcext:value-type="error">
            <text:p>#VALEUR !</text:p>
          </table:table-cell>
          <table:table-cell table:formula="of:=IF([.$B1289]=[.C$19];1;0)" office:value-type="string" office:string-value="" calcext:value-type="error">
            <text:p>#VALEUR !</text:p>
          </table:table-cell>
          <table:table-cell table:formula="of:=IF([.$B1289]=[.D$19];1;0)" office:value-type="string" office:string-value="" calcext:value-type="error">
            <text:p>#VALEUR !</text:p>
          </table:table-cell>
          <table:table-cell table:formula="of:=IF([.$B1289]=[.E$19];1;0)" office:value-type="string" office:string-value="" calcext:value-type="error">
            <text:p>#VALEUR !</text:p>
          </table:table-cell>
          <table:table-cell table:formula="of:=IF([.$B1289]=[.F$19];1;0)" office:value-type="string" office:string-value="" calcext:value-type="error">
            <text:p>#VALEUR !</text:p>
          </table:table-cell>
          <table:table-cell table:formula="of:=IF([.$B1289]=[.G$19];1;0)" office:value-type="string" office:string-value="" calcext:value-type="error">
            <text:p>#VALEUR !</text:p>
          </table:table-cell>
          <table:table-cell table:formula="of:=IF([.$B128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90]&lt;=[.$B$13];[.$A$2];IF([.A1290]&lt;=[.$B$14];[.$A$3];IF([.A1290]&lt;=[.$B$15];[.$A$4];IF([.A1290]&lt;=[.$B$16];[.$A$5];IF([.A1290]&lt;=[.$B$17];[.$A$6];IF([.A1290]&lt;=[.$B$18];[.$A$7]))))))" office:value-type="string" office:string-value="" calcext:value-type="error">
            <text:p>#VALEUR !</text:p>
          </table:table-cell>
          <table:table-cell table:formula="of:=IF([.$B1290]=[.C$19];1;0)" office:value-type="string" office:string-value="" calcext:value-type="error">
            <text:p>#VALEUR !</text:p>
          </table:table-cell>
          <table:table-cell table:formula="of:=IF([.$B1290]=[.D$19];1;0)" office:value-type="string" office:string-value="" calcext:value-type="error">
            <text:p>#VALEUR !</text:p>
          </table:table-cell>
          <table:table-cell table:formula="of:=IF([.$B1290]=[.E$19];1;0)" office:value-type="string" office:string-value="" calcext:value-type="error">
            <text:p>#VALEUR !</text:p>
          </table:table-cell>
          <table:table-cell table:formula="of:=IF([.$B1290]=[.F$19];1;0)" office:value-type="string" office:string-value="" calcext:value-type="error">
            <text:p>#VALEUR !</text:p>
          </table:table-cell>
          <table:table-cell table:formula="of:=IF([.$B1290]=[.G$19];1;0)" office:value-type="string" office:string-value="" calcext:value-type="error">
            <text:p>#VALEUR !</text:p>
          </table:table-cell>
          <table:table-cell table:formula="of:=IF([.$B129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91]&lt;=[.$B$13];[.$A$2];IF([.A1291]&lt;=[.$B$14];[.$A$3];IF([.A1291]&lt;=[.$B$15];[.$A$4];IF([.A1291]&lt;=[.$B$16];[.$A$5];IF([.A1291]&lt;=[.$B$17];[.$A$6];IF([.A1291]&lt;=[.$B$18];[.$A$7]))))))" office:value-type="string" office:string-value="" calcext:value-type="error">
            <text:p>#VALEUR !</text:p>
          </table:table-cell>
          <table:table-cell table:formula="of:=IF([.$B1291]=[.C$19];1;0)" office:value-type="string" office:string-value="" calcext:value-type="error">
            <text:p>#VALEUR !</text:p>
          </table:table-cell>
          <table:table-cell table:formula="of:=IF([.$B1291]=[.D$19];1;0)" office:value-type="string" office:string-value="" calcext:value-type="error">
            <text:p>#VALEUR !</text:p>
          </table:table-cell>
          <table:table-cell table:formula="of:=IF([.$B1291]=[.E$19];1;0)" office:value-type="string" office:string-value="" calcext:value-type="error">
            <text:p>#VALEUR !</text:p>
          </table:table-cell>
          <table:table-cell table:formula="of:=IF([.$B1291]=[.F$19];1;0)" office:value-type="string" office:string-value="" calcext:value-type="error">
            <text:p>#VALEUR !</text:p>
          </table:table-cell>
          <table:table-cell table:formula="of:=IF([.$B1291]=[.G$19];1;0)" office:value-type="string" office:string-value="" calcext:value-type="error">
            <text:p>#VALEUR !</text:p>
          </table:table-cell>
          <table:table-cell table:formula="of:=IF([.$B129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92]&lt;=[.$B$13];[.$A$2];IF([.A1292]&lt;=[.$B$14];[.$A$3];IF([.A1292]&lt;=[.$B$15];[.$A$4];IF([.A1292]&lt;=[.$B$16];[.$A$5];IF([.A1292]&lt;=[.$B$17];[.$A$6];IF([.A1292]&lt;=[.$B$18];[.$A$7]))))))" office:value-type="string" office:string-value="" calcext:value-type="error">
            <text:p>#VALEUR !</text:p>
          </table:table-cell>
          <table:table-cell table:formula="of:=IF([.$B1292]=[.C$19];1;0)" office:value-type="string" office:string-value="" calcext:value-type="error">
            <text:p>#VALEUR !</text:p>
          </table:table-cell>
          <table:table-cell table:formula="of:=IF([.$B1292]=[.D$19];1;0)" office:value-type="string" office:string-value="" calcext:value-type="error">
            <text:p>#VALEUR !</text:p>
          </table:table-cell>
          <table:table-cell table:formula="of:=IF([.$B1292]=[.E$19];1;0)" office:value-type="string" office:string-value="" calcext:value-type="error">
            <text:p>#VALEUR !</text:p>
          </table:table-cell>
          <table:table-cell table:formula="of:=IF([.$B1292]=[.F$19];1;0)" office:value-type="string" office:string-value="" calcext:value-type="error">
            <text:p>#VALEUR !</text:p>
          </table:table-cell>
          <table:table-cell table:formula="of:=IF([.$B1292]=[.G$19];1;0)" office:value-type="string" office:string-value="" calcext:value-type="error">
            <text:p>#VALEUR !</text:p>
          </table:table-cell>
          <table:table-cell table:formula="of:=IF([.$B1292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93]&lt;=[.$B$13];[.$A$2];IF([.A1293]&lt;=[.$B$14];[.$A$3];IF([.A1293]&lt;=[.$B$15];[.$A$4];IF([.A1293]&lt;=[.$B$16];[.$A$5];IF([.A1293]&lt;=[.$B$17];[.$A$6];IF([.A1293]&lt;=[.$B$18];[.$A$7]))))))" office:value-type="string" office:string-value="" calcext:value-type="error">
            <text:p>#VALEUR !</text:p>
          </table:table-cell>
          <table:table-cell table:formula="of:=IF([.$B1293]=[.C$19];1;0)" office:value-type="string" office:string-value="" calcext:value-type="error">
            <text:p>#VALEUR !</text:p>
          </table:table-cell>
          <table:table-cell table:formula="of:=IF([.$B1293]=[.D$19];1;0)" office:value-type="string" office:string-value="" calcext:value-type="error">
            <text:p>#VALEUR !</text:p>
          </table:table-cell>
          <table:table-cell table:formula="of:=IF([.$B1293]=[.E$19];1;0)" office:value-type="string" office:string-value="" calcext:value-type="error">
            <text:p>#VALEUR !</text:p>
          </table:table-cell>
          <table:table-cell table:formula="of:=IF([.$B1293]=[.F$19];1;0)" office:value-type="string" office:string-value="" calcext:value-type="error">
            <text:p>#VALEUR !</text:p>
          </table:table-cell>
          <table:table-cell table:formula="of:=IF([.$B1293]=[.G$19];1;0)" office:value-type="string" office:string-value="" calcext:value-type="error">
            <text:p>#VALEUR !</text:p>
          </table:table-cell>
          <table:table-cell table:formula="of:=IF([.$B1293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94]&lt;=[.$B$13];[.$A$2];IF([.A1294]&lt;=[.$B$14];[.$A$3];IF([.A1294]&lt;=[.$B$15];[.$A$4];IF([.A1294]&lt;=[.$B$16];[.$A$5];IF([.A1294]&lt;=[.$B$17];[.$A$6];IF([.A1294]&lt;=[.$B$18];[.$A$7]))))))" office:value-type="string" office:string-value="" calcext:value-type="error">
            <text:p>#VALEUR !</text:p>
          </table:table-cell>
          <table:table-cell table:formula="of:=IF([.$B1294]=[.C$19];1;0)" office:value-type="string" office:string-value="" calcext:value-type="error">
            <text:p>#VALEUR !</text:p>
          </table:table-cell>
          <table:table-cell table:formula="of:=IF([.$B1294]=[.D$19];1;0)" office:value-type="string" office:string-value="" calcext:value-type="error">
            <text:p>#VALEUR !</text:p>
          </table:table-cell>
          <table:table-cell table:formula="of:=IF([.$B1294]=[.E$19];1;0)" office:value-type="string" office:string-value="" calcext:value-type="error">
            <text:p>#VALEUR !</text:p>
          </table:table-cell>
          <table:table-cell table:formula="of:=IF([.$B1294]=[.F$19];1;0)" office:value-type="string" office:string-value="" calcext:value-type="error">
            <text:p>#VALEUR !</text:p>
          </table:table-cell>
          <table:table-cell table:formula="of:=IF([.$B1294]=[.G$19];1;0)" office:value-type="string" office:string-value="" calcext:value-type="error">
            <text:p>#VALEUR !</text:p>
          </table:table-cell>
          <table:table-cell table:formula="of:=IF([.$B1294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95]&lt;=[.$B$13];[.$A$2];IF([.A1295]&lt;=[.$B$14];[.$A$3];IF([.A1295]&lt;=[.$B$15];[.$A$4];IF([.A1295]&lt;=[.$B$16];[.$A$5];IF([.A1295]&lt;=[.$B$17];[.$A$6];IF([.A1295]&lt;=[.$B$18];[.$A$7]))))))" office:value-type="string" office:string-value="" calcext:value-type="error">
            <text:p>#VALEUR !</text:p>
          </table:table-cell>
          <table:table-cell table:formula="of:=IF([.$B1295]=[.C$19];1;0)" office:value-type="string" office:string-value="" calcext:value-type="error">
            <text:p>#VALEUR !</text:p>
          </table:table-cell>
          <table:table-cell table:formula="of:=IF([.$B1295]=[.D$19];1;0)" office:value-type="string" office:string-value="" calcext:value-type="error">
            <text:p>#VALEUR !</text:p>
          </table:table-cell>
          <table:table-cell table:formula="of:=IF([.$B1295]=[.E$19];1;0)" office:value-type="string" office:string-value="" calcext:value-type="error">
            <text:p>#VALEUR !</text:p>
          </table:table-cell>
          <table:table-cell table:formula="of:=IF([.$B1295]=[.F$19];1;0)" office:value-type="string" office:string-value="" calcext:value-type="error">
            <text:p>#VALEUR !</text:p>
          </table:table-cell>
          <table:table-cell table:formula="of:=IF([.$B1295]=[.G$19];1;0)" office:value-type="string" office:string-value="" calcext:value-type="error">
            <text:p>#VALEUR !</text:p>
          </table:table-cell>
          <table:table-cell table:formula="of:=IF([.$B1295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96]&lt;=[.$B$13];[.$A$2];IF([.A1296]&lt;=[.$B$14];[.$A$3];IF([.A1296]&lt;=[.$B$15];[.$A$4];IF([.A1296]&lt;=[.$B$16];[.$A$5];IF([.A1296]&lt;=[.$B$17];[.$A$6];IF([.A1296]&lt;=[.$B$18];[.$A$7]))))))" office:value-type="string" office:string-value="" calcext:value-type="error">
            <text:p>#VALEUR !</text:p>
          </table:table-cell>
          <table:table-cell table:formula="of:=IF([.$B1296]=[.C$19];1;0)" office:value-type="string" office:string-value="" calcext:value-type="error">
            <text:p>#VALEUR !</text:p>
          </table:table-cell>
          <table:table-cell table:formula="of:=IF([.$B1296]=[.D$19];1;0)" office:value-type="string" office:string-value="" calcext:value-type="error">
            <text:p>#VALEUR !</text:p>
          </table:table-cell>
          <table:table-cell table:formula="of:=IF([.$B1296]=[.E$19];1;0)" office:value-type="string" office:string-value="" calcext:value-type="error">
            <text:p>#VALEUR !</text:p>
          </table:table-cell>
          <table:table-cell table:formula="of:=IF([.$B1296]=[.F$19];1;0)" office:value-type="string" office:string-value="" calcext:value-type="error">
            <text:p>#VALEUR !</text:p>
          </table:table-cell>
          <table:table-cell table:formula="of:=IF([.$B1296]=[.G$19];1;0)" office:value-type="string" office:string-value="" calcext:value-type="error">
            <text:p>#VALEUR !</text:p>
          </table:table-cell>
          <table:table-cell table:formula="of:=IF([.$B1296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97]&lt;=[.$B$13];[.$A$2];IF([.A1297]&lt;=[.$B$14];[.$A$3];IF([.A1297]&lt;=[.$B$15];[.$A$4];IF([.A1297]&lt;=[.$B$16];[.$A$5];IF([.A1297]&lt;=[.$B$17];[.$A$6];IF([.A1297]&lt;=[.$B$18];[.$A$7]))))))" office:value-type="string" office:string-value="" calcext:value-type="error">
            <text:p>#VALEUR !</text:p>
          </table:table-cell>
          <table:table-cell table:formula="of:=IF([.$B1297]=[.C$19];1;0)" office:value-type="string" office:string-value="" calcext:value-type="error">
            <text:p>#VALEUR !</text:p>
          </table:table-cell>
          <table:table-cell table:formula="of:=IF([.$B1297]=[.D$19];1;0)" office:value-type="string" office:string-value="" calcext:value-type="error">
            <text:p>#VALEUR !</text:p>
          </table:table-cell>
          <table:table-cell table:formula="of:=IF([.$B1297]=[.E$19];1;0)" office:value-type="string" office:string-value="" calcext:value-type="error">
            <text:p>#VALEUR !</text:p>
          </table:table-cell>
          <table:table-cell table:formula="of:=IF([.$B1297]=[.F$19];1;0)" office:value-type="string" office:string-value="" calcext:value-type="error">
            <text:p>#VALEUR !</text:p>
          </table:table-cell>
          <table:table-cell table:formula="of:=IF([.$B1297]=[.G$19];1;0)" office:value-type="string" office:string-value="" calcext:value-type="error">
            <text:p>#VALEUR !</text:p>
          </table:table-cell>
          <table:table-cell table:formula="of:=IF([.$B1297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98]&lt;=[.$B$13];[.$A$2];IF([.A1298]&lt;=[.$B$14];[.$A$3];IF([.A1298]&lt;=[.$B$15];[.$A$4];IF([.A1298]&lt;=[.$B$16];[.$A$5];IF([.A1298]&lt;=[.$B$17];[.$A$6];IF([.A1298]&lt;=[.$B$18];[.$A$7]))))))" office:value-type="string" office:string-value="" calcext:value-type="error">
            <text:p>#VALEUR !</text:p>
          </table:table-cell>
          <table:table-cell table:formula="of:=IF([.$B1298]=[.C$19];1;0)" office:value-type="string" office:string-value="" calcext:value-type="error">
            <text:p>#VALEUR !</text:p>
          </table:table-cell>
          <table:table-cell table:formula="of:=IF([.$B1298]=[.D$19];1;0)" office:value-type="string" office:string-value="" calcext:value-type="error">
            <text:p>#VALEUR !</text:p>
          </table:table-cell>
          <table:table-cell table:formula="of:=IF([.$B1298]=[.E$19];1;0)" office:value-type="string" office:string-value="" calcext:value-type="error">
            <text:p>#VALEUR !</text:p>
          </table:table-cell>
          <table:table-cell table:formula="of:=IF([.$B1298]=[.F$19];1;0)" office:value-type="string" office:string-value="" calcext:value-type="error">
            <text:p>#VALEUR !</text:p>
          </table:table-cell>
          <table:table-cell table:formula="of:=IF([.$B1298]=[.G$19];1;0)" office:value-type="string" office:string-value="" calcext:value-type="error">
            <text:p>#VALEUR !</text:p>
          </table:table-cell>
          <table:table-cell table:formula="of:=IF([.$B1298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299]&lt;=[.$B$13];[.$A$2];IF([.A1299]&lt;=[.$B$14];[.$A$3];IF([.A1299]&lt;=[.$B$15];[.$A$4];IF([.A1299]&lt;=[.$B$16];[.$A$5];IF([.A1299]&lt;=[.$B$17];[.$A$6];IF([.A1299]&lt;=[.$B$18];[.$A$7]))))))" office:value-type="string" office:string-value="" calcext:value-type="error">
            <text:p>#VALEUR !</text:p>
          </table:table-cell>
          <table:table-cell table:formula="of:=IF([.$B1299]=[.C$19];1;0)" office:value-type="string" office:string-value="" calcext:value-type="error">
            <text:p>#VALEUR !</text:p>
          </table:table-cell>
          <table:table-cell table:formula="of:=IF([.$B1299]=[.D$19];1;0)" office:value-type="string" office:string-value="" calcext:value-type="error">
            <text:p>#VALEUR !</text:p>
          </table:table-cell>
          <table:table-cell table:formula="of:=IF([.$B1299]=[.E$19];1;0)" office:value-type="string" office:string-value="" calcext:value-type="error">
            <text:p>#VALEUR !</text:p>
          </table:table-cell>
          <table:table-cell table:formula="of:=IF([.$B1299]=[.F$19];1;0)" office:value-type="string" office:string-value="" calcext:value-type="error">
            <text:p>#VALEUR !</text:p>
          </table:table-cell>
          <table:table-cell table:formula="of:=IF([.$B1299]=[.G$19];1;0)" office:value-type="string" office:string-value="" calcext:value-type="error">
            <text:p>#VALEUR !</text:p>
          </table:table-cell>
          <table:table-cell table:formula="of:=IF([.$B1299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300]&lt;=[.$B$13];[.$A$2];IF([.A1300]&lt;=[.$B$14];[.$A$3];IF([.A1300]&lt;=[.$B$15];[.$A$4];IF([.A1300]&lt;=[.$B$16];[.$A$5];IF([.A1300]&lt;=[.$B$17];[.$A$6];IF([.A1300]&lt;=[.$B$18];[.$A$7]))))))" office:value-type="string" office:string-value="" calcext:value-type="error">
            <text:p>#VALEUR !</text:p>
          </table:table-cell>
          <table:table-cell table:formula="of:=IF([.$B1300]=[.C$19];1;0)" office:value-type="string" office:string-value="" calcext:value-type="error">
            <text:p>#VALEUR !</text:p>
          </table:table-cell>
          <table:table-cell table:formula="of:=IF([.$B1300]=[.D$19];1;0)" office:value-type="string" office:string-value="" calcext:value-type="error">
            <text:p>#VALEUR !</text:p>
          </table:table-cell>
          <table:table-cell table:formula="of:=IF([.$B1300]=[.E$19];1;0)" office:value-type="string" office:string-value="" calcext:value-type="error">
            <text:p>#VALEUR !</text:p>
          </table:table-cell>
          <table:table-cell table:formula="of:=IF([.$B1300]=[.F$19];1;0)" office:value-type="string" office:string-value="" calcext:value-type="error">
            <text:p>#VALEUR !</text:p>
          </table:table-cell>
          <table:table-cell table:formula="of:=IF([.$B1300]=[.G$19];1;0)" office:value-type="string" office:string-value="" calcext:value-type="error">
            <text:p>#VALEUR !</text:p>
          </table:table-cell>
          <table:table-cell table:formula="of:=IF([.$B1300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301]&lt;=[.$B$13];[.$A$2];IF([.A1301]&lt;=[.$B$14];[.$A$3];IF([.A1301]&lt;=[.$B$15];[.$A$4];IF([.A1301]&lt;=[.$B$16];[.$A$5];IF([.A1301]&lt;=[.$B$17];[.$A$6];IF([.A1301]&lt;=[.$B$18];[.$A$7]))))))" office:value-type="string" office:string-value="" calcext:value-type="error">
            <text:p>#VALEUR !</text:p>
          </table:table-cell>
          <table:table-cell table:formula="of:=IF([.$B1301]=[.C$19];1;0)" office:value-type="string" office:string-value="" calcext:value-type="error">
            <text:p>#VALEUR !</text:p>
          </table:table-cell>
          <table:table-cell table:formula="of:=IF([.$B1301]=[.D$19];1;0)" office:value-type="string" office:string-value="" calcext:value-type="error">
            <text:p>#VALEUR !</text:p>
          </table:table-cell>
          <table:table-cell table:formula="of:=IF([.$B1301]=[.E$19];1;0)" office:value-type="string" office:string-value="" calcext:value-type="error">
            <text:p>#VALEUR !</text:p>
          </table:table-cell>
          <table:table-cell table:formula="of:=IF([.$B1301]=[.F$19];1;0)" office:value-type="string" office:string-value="" calcext:value-type="error">
            <text:p>#VALEUR !</text:p>
          </table:table-cell>
          <table:table-cell table:formula="of:=IF([.$B1301]=[.G$19];1;0)" office:value-type="string" office:string-value="" calcext:value-type="error">
            <text:p>#VALEUR !</text:p>
          </table:table-cell>
          <table:table-cell table:formula="of:=IF([.$B1301]=[.H$19];1;0)" office:value-type="string" office:string-value="" calcext:value-type="error">
            <text:p>#VALEUR !</text:p>
          </table:table-cell>
        </table:table-row>
        <table:table-row table:style-name="ro1">
          <table:table-cell table:formula="of:=RANDBETWEEN(MIN([.$B$2:.$B$7]);[#REF!])" office:value-type="string" office:string-value="" calcext:value-type="error">
            <text:p>#VALEUR !</text:p>
          </table:table-cell>
          <table:table-cell table:formula="of:=IF([.A1302]&lt;=[.$B$13];[.$A$2];IF([.A1302]&lt;=[.$B$14];[.$A$3];IF([.A1302]&lt;=[.$B$15];[.$A$4];IF([.A1302]&lt;=[.$B$16];[.$A$5];IF([.A1302]&lt;=[.$B$17];[.$A$6];IF([.A1302]&lt;=[.$B$18];[.$A$7]))))))" office:value-type="string" office:string-value="" calcext:value-type="error">
            <text:p>#VALEUR !</text:p>
          </table:table-cell>
          <table:table-cell table:formula="of:=IF([.$B1302]=[.C$19];1;0)" office:value-type="string" office:string-value="" calcext:value-type="error">
            <text:p>#VALEUR !</text:p>
          </table:table-cell>
          <table:table-cell table:formula="of:=IF([.$B1302]=[.D$19];1;0)" office:value-type="string" office:string-value="" calcext:value-type="error">
            <text:p>#VALEUR !</text:p>
          </table:table-cell>
          <table:table-cell table:formula="of:=IF([.$B1302]=[.E$19];1;0)" office:value-type="string" office:string-value="" calcext:value-type="error">
            <text:p>#VALEUR !</text:p>
          </table:table-cell>
          <table:table-cell table:formula="of:=IF([.$B1302]=[.F$19];1;0)" office:value-type="string" office:string-value="" calcext:value-type="error">
            <text:p>#VALEUR !</text:p>
          </table:table-cell>
          <table:table-cell table:formula="of:=IF([.$B1302]=[.G$19];1;0)" office:value-type="string" office:string-value="" calcext:value-type="error">
            <text:p>#VALEUR !</text:p>
          </table:table-cell>
          <table:table-cell table:formula="of:=IF([.$B1302]=[.H$19];1;0)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table:style-name="Default"/>
          <table:table-cell table:formula="of:=SUM([.C$20:.C1302])" office:value-type="string" office:string-value="" calcext:value-type="error">
            <text:p>#VALEUR !</text:p>
          </table:table-cell>
          <table:table-cell table:formula="of:=SUM([.D$20:.D1302])" office:value-type="string" office:string-value="" calcext:value-type="error">
            <text:p>#VALEUR !</text:p>
          </table:table-cell>
          <table:table-cell table:formula="of:=SUM([.E$20:.E1302])" office:value-type="string" office:string-value="" calcext:value-type="error">
            <text:p>#VALEUR !</text:p>
          </table:table-cell>
          <table:table-cell table:formula="of:=SUM([.F$20:.F1302])" office:value-type="string" office:string-value="" calcext:value-type="error">
            <text:p>#VALEUR !</text:p>
          </table:table-cell>
          <table:table-cell table:formula="of:=SUM([.G$20:.G1302])" office:value-type="string" office:string-value="" calcext:value-type="error">
            <text:p>#VALEUR !</text:p>
          </table:table-cell>
          <table:table-cell table:formula="of:=SUM([.H$20:.H1302])" office:value-type="string" office:string-value="" calcext:value-type="error">
            <text:p>#VALEUR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16:44:14.397716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1T15:38:23.888781315</meta:creation-date>
    <dc:date>2022-01-17T19:17:40.258770691</dc:date>
    <meta:editing-duration>PT2H12M58S</meta:editing-duration>
    <meta:editing-cycles>2</meta:editing-cycles>
    <meta:generator>LibreOffice/7.0.4.2$Linux_X86_64 LibreOffice_project/00$Build-2</meta:generator>
    <meta:document-statistic meta:table-count="1" meta:cell-count="10325" meta:object-count="0"/>
  </office:meta>
</office:document-meta>
</file>